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0.496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0.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00" style:font-name="Source Code Pro"/>
    </style:style>
    <style:style style:name="ce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fo:color="#000000" style:font-name="Source Code Pro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1.5pt solid #000000" fo:border-top="none"/>
      <style:paragraph-properties fo:text-align="center" fo:margin-left="0cm"/>
      <style:text-properties fo:color="#000000" style:font-name="Source Code Pro"/>
    </style:style>
    <style:style style:name="ce5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fo:color="#000000" style:font-name="Source Code Pro"/>
      <style:map style:condition="is-true-formula([.$C7]=1)" style:apply-style-name="Правая_20_граница" style:base-cell-address="Лист1.B7"/>
    </style:style>
    <style:style style:name="ce6" style:family="table-cell" style:parent-style-name="Default">
      <style:table-cell-properties fo:background-color="#e0e0e0" style:text-align-source="fix" style:repeat-content="false"/>
      <style:paragraph-properties fo:text-align="center" fo:margin-left="0cm"/>
      <style:text-properties fo:color="#000000" style:font-name="Source Code Pr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  <style:map style:condition="is-true-formula(AND(NOT(ISBLANK([.$C7])); [.$C7]=0))" style:apply-style-name="Правая_20_граница" style:base-cell-address="Лист1.B7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 style:font-name="Source Code Pr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  <style:map style:condition="is-true-formula([.$C7]=1)" style:apply-style-name="Серый" style:base-cell-address="Лист1.D7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  <style:map style:condition="is-true-formula([.$C7]=1)" style:apply-style-name="Серый" style:base-cell-address="Лист1.D7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style:font-name="Source Code Pro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  <style:map style:condition="is-true-formula(AND(NOT(ISBLANK([.$C7])); [.$C7]=0))" style:apply-style-name="Правая_20_граница" style:base-cell-address="Лист1.B7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  <style:map style:condition="is-true-formula([.$C7]=1)" style:apply-style-name="Правая_20_граница" style:base-cell-address="Лист1.B7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  <style:map style:condition="is-true-formula([.$C7]=1)" style:apply-style-name="Правая_20_граница" style:base-cell-address="Лист1.B7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/>
      <style:map style:condition="is-true-formula([.$C7]=1)" style:apply-style-name="Правая_20_граница" style:base-cell-address="Лист1.B7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Source Code Pro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ource Code Pro" fo:font-weight="normal" style:font-weight-asian="normal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00" style:font-name="Source Code Pro" fo:font-weight="normal" style:font-weight-asian="normal" style:font-weight-complex="normal"/>
    </style:style>
    <style:style style:name="ce19" style:family="table-cell" style:parent-style-name="Default"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38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" table:default-cell-style-name="ce17"/>
        <table:table-column table:style-name="co5" table:number-columns-repeated="16332" table:default-cell-style-name="ce1"/>
        <table:table-row table:style-name="ro1">
          <table:table-cell table:number-columns-repeated="2"/>
          <table:table-cell table:style-name="ce6" office:value-type="string" calcext:value-type="string">
            <text:p>О</text:p>
          </table:table-cell>
          <table:table-cell table:style-name="ce6" office:value-type="string" calcext:value-type="string">
            <text:p>М</text:p>
          </table:table-cell>
          <table:table-cell table:style-name="ce6" office:value-type="string" calcext:value-type="string">
            <text:p>К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HL</text:p>
          </table:table-cell>
          <table:table-cell table:style-name="ce8" table:number-columns-repeated="2"/>
          <table:table-cell table:style-name="ce11" office:value-type="string" calcext:value-type="string">
            <text:p>IN</text:p>
          </table:table-cell>
          <table:table-cell table:style-name="ce3" office:value-type="string" calcext:value-type="string">
            <text:p>IO</text:p>
          </table:table-cell>
          <table:table-cell office:value-type="string" calcext:value-type="string">
            <text:p>ST</text:p>
          </table:table-cell>
          <table:table-cell table:style-name="ce3" office:value-type="string" calcext:value-type="string">
            <text:p>L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style-name="ce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U</text:p>
          </table:table-cell>
          <table:table-cell table:style-name="ce3"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" office:value-type="string" calcext:value-type="string">
            <text:p>У</text:p>
          </table:table-cell>
          <table:table-cell table:style-name="ce6" office:value-type="string" calcext:value-type="string">
            <text:p>М</text:p>
          </table:table-cell>
          <table:table-cell table:style-name="ce6" office:value-type="string" calcext:value-type="string">
            <text:p>К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table:number-columns-repeated="6"/>
          <table:table-cell table:style-name="ce3"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style-name="ce3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M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6" office:value-type="string" calcext:value-type="string">
            <text:p>U</text:p>
          </table:table-cell>
          <table:table-cell table:style-name="ce3"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42"/>
        </table:table-row>
        <table:table-row table:style-name="ro1">
          <table:table-cell table:style-name="ce2" office:value-type="string" calcext:value-type="string">
            <text:p>AD</text:p>
          </table:table-cell>
          <table:table-cell table:style-name="ce4" office:value-type="string" calcext:value-type="string">
            <text:p>DR</text:p>
          </table:table-cell>
          <table:table-cell table:style-name="ce2" table:number-columns-repeated="39"/>
          <table:table-cell table:style-name="ce4"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</text:p>
          </table:table-cell>
          <table:table-cell table:number-columns-repeated="16332"/>
        </table:table-row>
        <table:table-row table:style-name="ro3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AND(ISBLANK([.C7]);ISBLANK([.D7]);ISBLANK([.E7]);ISBLANK([.F7])); &quot;&quot;; DEC2HEX([.C7]*8 + [.D7]*4 + [.E7]*2 + [.F7]*1))" office:value-type="string" office:string-value="8" calcext:value-type="string">
            <text:p>8</text:p>
          </table:table-cell>
          <table:table-cell table:formula="of:=IF(AND(ISBLANK([.G7]);ISBLANK([.H7]);ISBLANK([.I7]);ISBLANK([.J7])); &quot;&quot;; DEC2HEX([.G7]*8 + [.H7]*4 + [.I7]*2 + [.J7]*1))" office:value-type="string" office:string-value="0" calcext:value-type="string">
            <text:p>0</text:p>
          </table:table-cell>
          <table:table-cell table:formula="of:=IF(AND(ISBLANK([.K7]);ISBLANK([.L7]);ISBLANK([.M7]);ISBLANK([.N7])); &quot;&quot;; DEC2HEX([.K7]*8 + [.L7]*4 + [.M7]*2 + [.N7]*1))" office:value-type="string" office:string-value="C" calcext:value-type="string">
            <text:p>C</text:p>
          </table:table-cell>
          <table:table-cell table:formula="of:=IF(AND(ISBLANK([.O7]);ISBLANK([.P7]);ISBLANK([.Q7]);ISBLANK([.R7])); &quot;&quot;; DEC2HEX([.O7]*8 + [.P7]*4 + [.Q7]*2 + [.R7]*1))" office:value-type="string" office:string-value="4" calcext:value-type="string">
            <text:p>4</text:p>
          </table:table-cell>
          <table:table-cell table:formula="of:=IF(AND(ISBLANK([.S7]);ISBLANK([.T7]);ISBLANK([.U7]);ISBLANK([.V7])); &quot;&quot;; DEC2HEX([.S7]*8 + [.T7]*4 + [.U7]*2 + [.V7]*1))" office:value-type="string" office:string-value="1" calcext:value-type="string">
            <text:p>1</text:p>
          </table:table-cell>
          <table:table-cell table:formula="of:=IF(AND(ISBLANK([.W7]);ISBLANK([.X7]);ISBLANK([.Y7]);ISBLANK([.Z7])); &quot;&quot;; DEC2HEX([.W7]*8 + [.X7]*4 + [.Y7]*2 + [.Z7]*1))" office:value-type="string" office:string-value="0" calcext:value-type="string">
            <text:p>0</text:p>
          </table:table-cell>
          <table:table-cell table:formula="of:=IF(AND(ISBLANK([.AA7]);ISBLANK([.AB7]);ISBLANK([.AC7]);ISBLANK([.AD7])); &quot;&quot;; DEC2HEX([.AA7]*8 + [.AB7]*4 + [.AC7]*2 + [.AD7]*1))" office:value-type="string" office:string-value="1" calcext:value-type="string">
            <text:p>1</text:p>
          </table:table-cell>
          <table:table-cell table:formula="of:=IF(AND(ISBLANK([.AE7]);ISBLANK([.AF7]);ISBLANK([.AG7]);ISBLANK([.AH7])); &quot;&quot;; DEC2HEX([.AE7]*8 + [.AF7]*4 + [.AG7]*2 + [.AH7]*1))" office:value-type="string" office:string-value="0" calcext:value-type="string">
            <text:p>0</text:p>
          </table:table-cell>
          <table:table-cell table:formula="of:=IF(AND(ISBLANK([.AI7]);ISBLANK([.AJ7]);ISBLANK([.AK7]);ISBLANK([.AL7])); &quot;&quot;; DEC2HEX([.AI7]*8 + [.AJ7]*4 + [.AK7]*2 + [.AL7]*1))" office:value-type="string" office:string-value="4" calcext:value-type="string">
            <text:p>4</text:p>
          </table:table-cell>
          <table:table-cell table:formula="of:=IF(AND(ISBLANK([.AM7]);ISBLANK([.AN7]);ISBLANK([.AO7]);ISBLANK([.AP7])); &quot;&quot;; DEC2HEX([.AM7]*8 + [.AN7]*4 + [.AO7]*2 + [.AP7]*1))" office:value-type="string" office:string-value="0" calcext:value-type="string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4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]);ISBLANK([.D8]);ISBLANK([.E8]);ISBLANK([.F8])); &quot;&quot;; DEC2HEX([.C8]*8 + [.D8]*4 + [.E8]*2 + [.F8]*1))">
            <text:p/>
          </table:table-cell>
          <table:table-cell table:formula="of:=IF(AND(ISBLANK([.G8]);ISBLANK([.H8]);ISBLANK([.I8]);ISBLANK([.J8])); &quot;&quot;; DEC2HEX([.G8]*8 + [.H8]*4 + [.I8]*2 + [.J8]*1))">
            <text:p/>
          </table:table-cell>
          <table:table-cell table:formula="of:=IF(AND(ISBLANK([.K8]);ISBLANK([.L8]);ISBLANK([.M8]);ISBLANK([.N8])); &quot;&quot;; DEC2HEX([.K8]*8 + [.L8]*4 + [.M8]*2 + [.N8]*1))">
            <text:p/>
          </table:table-cell>
          <table:table-cell table:formula="of:=IF(AND(ISBLANK([.O8]);ISBLANK([.P8]);ISBLANK([.Q8]);ISBLANK([.R8])); &quot;&quot;; DEC2HEX([.O8]*8 + [.P8]*4 + [.Q8]*2 + [.R8]*1))">
            <text:p/>
          </table:table-cell>
          <table:table-cell table:formula="of:=IF(AND(ISBLANK([.S8]);ISBLANK([.T8]);ISBLANK([.U8]);ISBLANK([.V8])); &quot;&quot;; DEC2HEX([.S8]*8 + [.T8]*4 + [.U8]*2 + [.V8]*1))">
            <text:p/>
          </table:table-cell>
          <table:table-cell table:formula="of:=IF(AND(ISBLANK([.W8]);ISBLANK([.X8]);ISBLANK([.Y8]);ISBLANK([.Z8])); &quot;&quot;; DEC2HEX([.W8]*8 + [.X8]*4 + [.Y8]*2 + [.Z8]*1))">
            <text:p/>
          </table:table-cell>
          <table:table-cell table:formula="of:=IF(AND(ISBLANK([.AA8]);ISBLANK([.AB8]);ISBLANK([.AC8]);ISBLANK([.AD8])); &quot;&quot;; DEC2HEX([.AA8]*8 + [.AB8]*4 + [.AC8]*2 + [.AD8]*1))">
            <text:p/>
          </table:table-cell>
          <table:table-cell table:formula="of:=IF(AND(ISBLANK([.AE8]);ISBLANK([.AF8]);ISBLANK([.AG8]);ISBLANK([.AH8])); &quot;&quot;; DEC2HEX([.AE8]*8 + [.AF8]*4 + [.AG8]*2 + [.AH8]*1))">
            <text:p/>
          </table:table-cell>
          <table:table-cell table:formula="of:=IF(AND(ISBLANK([.AI8]);ISBLANK([.AJ8]);ISBLANK([.AK8]);ISBLANK([.AL8])); &quot;&quot;; DEC2HEX([.AI8]*8 + [.AJ8]*4 + [.AK8]*2 + [.AL8]*1))">
            <text:p/>
          </table:table-cell>
          <table:table-cell table:formula="of:=IF(AND(ISBLANK([.AM8]);ISBLANK([.AN8]);ISBLANK([.AO8]);ISBLANK([.AP8])); &quot;&quot;; DEC2HEX([.AM8]*8 + [.AN8]*4 + [.AO8]*2 + [.AP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4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]);ISBLANK([.D9]);ISBLANK([.E9]);ISBLANK([.F9])); &quot;&quot;; DEC2HEX([.C9]*8 + [.D9]*4 + [.E9]*2 + [.F9]*1))">
            <text:p/>
          </table:table-cell>
          <table:table-cell table:formula="of:=IF(AND(ISBLANK([.G9]);ISBLANK([.H9]);ISBLANK([.I9]);ISBLANK([.J9])); &quot;&quot;; DEC2HEX([.G9]*8 + [.H9]*4 + [.I9]*2 + [.J9]*1))">
            <text:p/>
          </table:table-cell>
          <table:table-cell table:formula="of:=IF(AND(ISBLANK([.K9]);ISBLANK([.L9]);ISBLANK([.M9]);ISBLANK([.N9])); &quot;&quot;; DEC2HEX([.K9]*8 + [.L9]*4 + [.M9]*2 + [.N9]*1))">
            <text:p/>
          </table:table-cell>
          <table:table-cell table:formula="of:=IF(AND(ISBLANK([.O9]);ISBLANK([.P9]);ISBLANK([.Q9]);ISBLANK([.R9])); &quot;&quot;; DEC2HEX([.O9]*8 + [.P9]*4 + [.Q9]*2 + [.R9]*1))">
            <text:p/>
          </table:table-cell>
          <table:table-cell table:formula="of:=IF(AND(ISBLANK([.S9]);ISBLANK([.T9]);ISBLANK([.U9]);ISBLANK([.V9])); &quot;&quot;; DEC2HEX([.S9]*8 + [.T9]*4 + [.U9]*2 + [.V9]*1))">
            <text:p/>
          </table:table-cell>
          <table:table-cell table:formula="of:=IF(AND(ISBLANK([.W9]);ISBLANK([.X9]);ISBLANK([.Y9]);ISBLANK([.Z9])); &quot;&quot;; DEC2HEX([.W9]*8 + [.X9]*4 + [.Y9]*2 + [.Z9]*1))">
            <text:p/>
          </table:table-cell>
          <table:table-cell table:formula="of:=IF(AND(ISBLANK([.AA9]);ISBLANK([.AB9]);ISBLANK([.AC9]);ISBLANK([.AD9])); &quot;&quot;; DEC2HEX([.AA9]*8 + [.AB9]*4 + [.AC9]*2 + [.AD9]*1))">
            <text:p/>
          </table:table-cell>
          <table:table-cell table:formula="of:=IF(AND(ISBLANK([.AE9]);ISBLANK([.AF9]);ISBLANK([.AG9]);ISBLANK([.AH9])); &quot;&quot;; DEC2HEX([.AE9]*8 + [.AF9]*4 + [.AG9]*2 + [.AH9]*1))">
            <text:p/>
          </table:table-cell>
          <table:table-cell table:formula="of:=IF(AND(ISBLANK([.AI9]);ISBLANK([.AJ9]);ISBLANK([.AK9]);ISBLANK([.AL9])); &quot;&quot;; DEC2HEX([.AI9]*8 + [.AJ9]*4 + [.AK9]*2 + [.AL9]*1))">
            <text:p/>
          </table:table-cell>
          <table:table-cell table:formula="of:=IF(AND(ISBLANK([.AM9]);ISBLANK([.AN9]);ISBLANK([.AO9]);ISBLANK([.AP9])); &quot;&quot;; DEC2HEX([.AM9]*8 + [.AN9]*4 + [.AO9]*2 + [.AP9]*1))">
            <text:p/>
          </table:table-cell>
          <table:table-cell table:number-columns-repeated="3"/>
          <table:table-cell table:style-name="ce19"/>
          <table:table-cell table:number-columns-repeated="16328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4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]);ISBLANK([.D10]);ISBLANK([.E10]);ISBLANK([.F10])); &quot;&quot;; DEC2HEX([.C10]*8 + [.D10]*4 + [.E10]*2 + [.F10]*1))">
            <text:p/>
          </table:table-cell>
          <table:table-cell table:formula="of:=IF(AND(ISBLANK([.G10]);ISBLANK([.H10]);ISBLANK([.I10]);ISBLANK([.J10])); &quot;&quot;; DEC2HEX([.G10]*8 + [.H10]*4 + [.I10]*2 + [.J10]*1))">
            <text:p/>
          </table:table-cell>
          <table:table-cell table:formula="of:=IF(AND(ISBLANK([.K10]);ISBLANK([.L10]);ISBLANK([.M10]);ISBLANK([.N10])); &quot;&quot;; DEC2HEX([.K10]*8 + [.L10]*4 + [.M10]*2 + [.N10]*1))">
            <text:p/>
          </table:table-cell>
          <table:table-cell table:formula="of:=IF(AND(ISBLANK([.O10]);ISBLANK([.P10]);ISBLANK([.Q10]);ISBLANK([.R10])); &quot;&quot;; DEC2HEX([.O10]*8 + [.P10]*4 + [.Q10]*2 + [.R10]*1))">
            <text:p/>
          </table:table-cell>
          <table:table-cell table:formula="of:=IF(AND(ISBLANK([.S10]);ISBLANK([.T10]);ISBLANK([.U10]);ISBLANK([.V10])); &quot;&quot;; DEC2HEX([.S10]*8 + [.T10]*4 + [.U10]*2 + [.V10]*1))">
            <text:p/>
          </table:table-cell>
          <table:table-cell table:formula="of:=IF(AND(ISBLANK([.W10]);ISBLANK([.X10]);ISBLANK([.Y10]);ISBLANK([.Z10])); &quot;&quot;; DEC2HEX([.W10]*8 + [.X10]*4 + [.Y10]*2 + [.Z10]*1))">
            <text:p/>
          </table:table-cell>
          <table:table-cell table:formula="of:=IF(AND(ISBLANK([.AA10]);ISBLANK([.AB10]);ISBLANK([.AC10]);ISBLANK([.AD10])); &quot;&quot;; DEC2HEX([.AA10]*8 + [.AB10]*4 + [.AC10]*2 + [.AD10]*1))">
            <text:p/>
          </table:table-cell>
          <table:table-cell table:formula="of:=IF(AND(ISBLANK([.AE10]);ISBLANK([.AF10]);ISBLANK([.AG10]);ISBLANK([.AH10])); &quot;&quot;; DEC2HEX([.AE10]*8 + [.AF10]*4 + [.AG10]*2 + [.AH10]*1))">
            <text:p/>
          </table:table-cell>
          <table:table-cell table:formula="of:=IF(AND(ISBLANK([.AI10]);ISBLANK([.AJ10]);ISBLANK([.AK10]);ISBLANK([.AL10])); &quot;&quot;; DEC2HEX([.AI10]*8 + [.AJ10]*4 + [.AK10]*2 + [.AL10]*1))">
            <text:p/>
          </table:table-cell>
          <table:table-cell table:formula="of:=IF(AND(ISBLANK([.AM10]);ISBLANK([.AN10]);ISBLANK([.AO10]);ISBLANK([.AP10])); &quot;&quot;; DEC2HEX([.AM10]*8 + [.AN10]*4 + [.AO10]*2 + [.AP1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]);ISBLANK([.D11]);ISBLANK([.E11]);ISBLANK([.F11])); &quot;&quot;; DEC2HEX([.C11]*8 + [.D11]*4 + [.E11]*2 + [.F11]*1))">
            <text:p/>
          </table:table-cell>
          <table:table-cell table:formula="of:=IF(AND(ISBLANK([.G11]);ISBLANK([.H11]);ISBLANK([.I11]);ISBLANK([.J11])); &quot;&quot;; DEC2HEX([.G11]*8 + [.H11]*4 + [.I11]*2 + [.J11]*1))">
            <text:p/>
          </table:table-cell>
          <table:table-cell table:formula="of:=IF(AND(ISBLANK([.K11]);ISBLANK([.L11]);ISBLANK([.M11]);ISBLANK([.N11])); &quot;&quot;; DEC2HEX([.K11]*8 + [.L11]*4 + [.M11]*2 + [.N11]*1))">
            <text:p/>
          </table:table-cell>
          <table:table-cell table:formula="of:=IF(AND(ISBLANK([.O11]);ISBLANK([.P11]);ISBLANK([.Q11]);ISBLANK([.R11])); &quot;&quot;; DEC2HEX([.O11]*8 + [.P11]*4 + [.Q11]*2 + [.R11]*1))">
            <text:p/>
          </table:table-cell>
          <table:table-cell table:formula="of:=IF(AND(ISBLANK([.S11]);ISBLANK([.T11]);ISBLANK([.U11]);ISBLANK([.V11])); &quot;&quot;; DEC2HEX([.S11]*8 + [.T11]*4 + [.U11]*2 + [.V11]*1))">
            <text:p/>
          </table:table-cell>
          <table:table-cell table:formula="of:=IF(AND(ISBLANK([.W11]);ISBLANK([.X11]);ISBLANK([.Y11]);ISBLANK([.Z11])); &quot;&quot;; DEC2HEX([.W11]*8 + [.X11]*4 + [.Y11]*2 + [.Z11]*1))">
            <text:p/>
          </table:table-cell>
          <table:table-cell table:formula="of:=IF(AND(ISBLANK([.AA11]);ISBLANK([.AB11]);ISBLANK([.AC11]);ISBLANK([.AD11])); &quot;&quot;; DEC2HEX([.AA11]*8 + [.AB11]*4 + [.AC11]*2 + [.AD11]*1))">
            <text:p/>
          </table:table-cell>
          <table:table-cell table:formula="of:=IF(AND(ISBLANK([.AE11]);ISBLANK([.AF11]);ISBLANK([.AG11]);ISBLANK([.AH11])); &quot;&quot;; DEC2HEX([.AE11]*8 + [.AF11]*4 + [.AG11]*2 + [.AH11]*1))">
            <text:p/>
          </table:table-cell>
          <table:table-cell table:formula="of:=IF(AND(ISBLANK([.AI11]);ISBLANK([.AJ11]);ISBLANK([.AK11]);ISBLANK([.AL11])); &quot;&quot;; DEC2HEX([.AI11]*8 + [.AJ11]*4 + [.AK11]*2 + [.AL11]*1))">
            <text:p/>
          </table:table-cell>
          <table:table-cell table:formula="of:=IF(AND(ISBLANK([.AM11]);ISBLANK([.AN11]);ISBLANK([.AO11]);ISBLANK([.AP11])); &quot;&quot;; DEC2HEX([.AM11]*8 + [.AN11]*4 + [.AO11]*2 + [.AP1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]);ISBLANK([.D12]);ISBLANK([.E12]);ISBLANK([.F12])); &quot;&quot;; DEC2HEX([.C12]*8 + [.D12]*4 + [.E12]*2 + [.F12]*1))">
            <text:p/>
          </table:table-cell>
          <table:table-cell table:formula="of:=IF(AND(ISBLANK([.G12]);ISBLANK([.H12]);ISBLANK([.I12]);ISBLANK([.J12])); &quot;&quot;; DEC2HEX([.G12]*8 + [.H12]*4 + [.I12]*2 + [.J12]*1))">
            <text:p/>
          </table:table-cell>
          <table:table-cell table:formula="of:=IF(AND(ISBLANK([.K12]);ISBLANK([.L12]);ISBLANK([.M12]);ISBLANK([.N12])); &quot;&quot;; DEC2HEX([.K12]*8 + [.L12]*4 + [.M12]*2 + [.N12]*1))">
            <text:p/>
          </table:table-cell>
          <table:table-cell table:formula="of:=IF(AND(ISBLANK([.O12]);ISBLANK([.P12]);ISBLANK([.Q12]);ISBLANK([.R12])); &quot;&quot;; DEC2HEX([.O12]*8 + [.P12]*4 + [.Q12]*2 + [.R12]*1))">
            <text:p/>
          </table:table-cell>
          <table:table-cell table:formula="of:=IF(AND(ISBLANK([.S12]);ISBLANK([.T12]);ISBLANK([.U12]);ISBLANK([.V12])); &quot;&quot;; DEC2HEX([.S12]*8 + [.T12]*4 + [.U12]*2 + [.V12]*1))">
            <text:p/>
          </table:table-cell>
          <table:table-cell table:formula="of:=IF(AND(ISBLANK([.W12]);ISBLANK([.X12]);ISBLANK([.Y12]);ISBLANK([.Z12])); &quot;&quot;; DEC2HEX([.W12]*8 + [.X12]*4 + [.Y12]*2 + [.Z12]*1))">
            <text:p/>
          </table:table-cell>
          <table:table-cell table:formula="of:=IF(AND(ISBLANK([.AA12]);ISBLANK([.AB12]);ISBLANK([.AC12]);ISBLANK([.AD12])); &quot;&quot;; DEC2HEX([.AA12]*8 + [.AB12]*4 + [.AC12]*2 + [.AD12]*1))">
            <text:p/>
          </table:table-cell>
          <table:table-cell table:formula="of:=IF(AND(ISBLANK([.AE12]);ISBLANK([.AF12]);ISBLANK([.AG12]);ISBLANK([.AH12])); &quot;&quot;; DEC2HEX([.AE12]*8 + [.AF12]*4 + [.AG12]*2 + [.AH12]*1))">
            <text:p/>
          </table:table-cell>
          <table:table-cell table:formula="of:=IF(AND(ISBLANK([.AI12]);ISBLANK([.AJ12]);ISBLANK([.AK12]);ISBLANK([.AL12])); &quot;&quot;; DEC2HEX([.AI12]*8 + [.AJ12]*4 + [.AK12]*2 + [.AL12]*1))">
            <text:p/>
          </table:table-cell>
          <table:table-cell table:formula="of:=IF(AND(ISBLANK([.AM12]);ISBLANK([.AN12]);ISBLANK([.AO12]);ISBLANK([.AP12])); &quot;&quot;; DEC2HEX([.AM12]*8 + [.AN12]*4 + [.AO12]*2 + [.AP1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]);ISBLANK([.D13]);ISBLANK([.E13]);ISBLANK([.F13])); &quot;&quot;; DEC2HEX([.C13]*8 + [.D13]*4 + [.E13]*2 + [.F13]*1))">
            <text:p/>
          </table:table-cell>
          <table:table-cell table:formula="of:=IF(AND(ISBLANK([.G13]);ISBLANK([.H13]);ISBLANK([.I13]);ISBLANK([.J13])); &quot;&quot;; DEC2HEX([.G13]*8 + [.H13]*4 + [.I13]*2 + [.J13]*1))">
            <text:p/>
          </table:table-cell>
          <table:table-cell table:formula="of:=IF(AND(ISBLANK([.K13]);ISBLANK([.L13]);ISBLANK([.M13]);ISBLANK([.N13])); &quot;&quot;; DEC2HEX([.K13]*8 + [.L13]*4 + [.M13]*2 + [.N13]*1))">
            <text:p/>
          </table:table-cell>
          <table:table-cell table:formula="of:=IF(AND(ISBLANK([.O13]);ISBLANK([.P13]);ISBLANK([.Q13]);ISBLANK([.R13])); &quot;&quot;; DEC2HEX([.O13]*8 + [.P13]*4 + [.Q13]*2 + [.R13]*1))">
            <text:p/>
          </table:table-cell>
          <table:table-cell table:formula="of:=IF(AND(ISBLANK([.S13]);ISBLANK([.T13]);ISBLANK([.U13]);ISBLANK([.V13])); &quot;&quot;; DEC2HEX([.S13]*8 + [.T13]*4 + [.U13]*2 + [.V13]*1))">
            <text:p/>
          </table:table-cell>
          <table:table-cell table:formula="of:=IF(AND(ISBLANK([.W13]);ISBLANK([.X13]);ISBLANK([.Y13]);ISBLANK([.Z13])); &quot;&quot;; DEC2HEX([.W13]*8 + [.X13]*4 + [.Y13]*2 + [.Z13]*1))">
            <text:p/>
          </table:table-cell>
          <table:table-cell table:formula="of:=IF(AND(ISBLANK([.AA13]);ISBLANK([.AB13]);ISBLANK([.AC13]);ISBLANK([.AD13])); &quot;&quot;; DEC2HEX([.AA13]*8 + [.AB13]*4 + [.AC13]*2 + [.AD13]*1))">
            <text:p/>
          </table:table-cell>
          <table:table-cell table:formula="of:=IF(AND(ISBLANK([.AE13]);ISBLANK([.AF13]);ISBLANK([.AG13]);ISBLANK([.AH13])); &quot;&quot;; DEC2HEX([.AE13]*8 + [.AF13]*4 + [.AG13]*2 + [.AH13]*1))">
            <text:p/>
          </table:table-cell>
          <table:table-cell table:formula="of:=IF(AND(ISBLANK([.AI13]);ISBLANK([.AJ13]);ISBLANK([.AK13]);ISBLANK([.AL13])); &quot;&quot;; DEC2HEX([.AI13]*8 + [.AJ13]*4 + [.AK13]*2 + [.AL13]*1))">
            <text:p/>
          </table:table-cell>
          <table:table-cell table:formula="of:=IF(AND(ISBLANK([.AM13]);ISBLANK([.AN13]);ISBLANK([.AO13]);ISBLANK([.AP13])); &quot;&quot;; DEC2HEX([.AM13]*8 + [.AN13]*4 + [.AO13]*2 + [.AP1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]);ISBLANK([.D14]);ISBLANK([.E14]);ISBLANK([.F14])); &quot;&quot;; DEC2HEX([.C14]*8 + [.D14]*4 + [.E14]*2 + [.F14]*1))">
            <text:p/>
          </table:table-cell>
          <table:table-cell table:formula="of:=IF(AND(ISBLANK([.G14]);ISBLANK([.H14]);ISBLANK([.I14]);ISBLANK([.J14])); &quot;&quot;; DEC2HEX([.G14]*8 + [.H14]*4 + [.I14]*2 + [.J14]*1))">
            <text:p/>
          </table:table-cell>
          <table:table-cell table:formula="of:=IF(AND(ISBLANK([.K14]);ISBLANK([.L14]);ISBLANK([.M14]);ISBLANK([.N14])); &quot;&quot;; DEC2HEX([.K14]*8 + [.L14]*4 + [.M14]*2 + [.N14]*1))">
            <text:p/>
          </table:table-cell>
          <table:table-cell table:formula="of:=IF(AND(ISBLANK([.O14]);ISBLANK([.P14]);ISBLANK([.Q14]);ISBLANK([.R14])); &quot;&quot;; DEC2HEX([.O14]*8 + [.P14]*4 + [.Q14]*2 + [.R14]*1))">
            <text:p/>
          </table:table-cell>
          <table:table-cell table:formula="of:=IF(AND(ISBLANK([.S14]);ISBLANK([.T14]);ISBLANK([.U14]);ISBLANK([.V14])); &quot;&quot;; DEC2HEX([.S14]*8 + [.T14]*4 + [.U14]*2 + [.V14]*1))">
            <text:p/>
          </table:table-cell>
          <table:table-cell table:formula="of:=IF(AND(ISBLANK([.W14]);ISBLANK([.X14]);ISBLANK([.Y14]);ISBLANK([.Z14])); &quot;&quot;; DEC2HEX([.W14]*8 + [.X14]*4 + [.Y14]*2 + [.Z14]*1))">
            <text:p/>
          </table:table-cell>
          <table:table-cell table:formula="of:=IF(AND(ISBLANK([.AA14]);ISBLANK([.AB14]);ISBLANK([.AC14]);ISBLANK([.AD14])); &quot;&quot;; DEC2HEX([.AA14]*8 + [.AB14]*4 + [.AC14]*2 + [.AD14]*1))">
            <text:p/>
          </table:table-cell>
          <table:table-cell table:formula="of:=IF(AND(ISBLANK([.AE14]);ISBLANK([.AF14]);ISBLANK([.AG14]);ISBLANK([.AH14])); &quot;&quot;; DEC2HEX([.AE14]*8 + [.AF14]*4 + [.AG14]*2 + [.AH14]*1))">
            <text:p/>
          </table:table-cell>
          <table:table-cell table:formula="of:=IF(AND(ISBLANK([.AI14]);ISBLANK([.AJ14]);ISBLANK([.AK14]);ISBLANK([.AL14])); &quot;&quot;; DEC2HEX([.AI14]*8 + [.AJ14]*4 + [.AK14]*2 + [.AL14]*1))">
            <text:p/>
          </table:table-cell>
          <table:table-cell table:formula="of:=IF(AND(ISBLANK([.AM14]);ISBLANK([.AN14]);ISBLANK([.AO14]);ISBLANK([.AP14])); &quot;&quot;; DEC2HEX([.AM14]*8 + [.AN14]*4 + [.AO14]*2 + [.AP1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]);ISBLANK([.D15]);ISBLANK([.E15]);ISBLANK([.F15])); &quot;&quot;; DEC2HEX([.C15]*8 + [.D15]*4 + [.E15]*2 + [.F15]*1))">
            <text:p/>
          </table:table-cell>
          <table:table-cell table:formula="of:=IF(AND(ISBLANK([.G15]);ISBLANK([.H15]);ISBLANK([.I15]);ISBLANK([.J15])); &quot;&quot;; DEC2HEX([.G15]*8 + [.H15]*4 + [.I15]*2 + [.J15]*1))">
            <text:p/>
          </table:table-cell>
          <table:table-cell table:formula="of:=IF(AND(ISBLANK([.K15]);ISBLANK([.L15]);ISBLANK([.M15]);ISBLANK([.N15])); &quot;&quot;; DEC2HEX([.K15]*8 + [.L15]*4 + [.M15]*2 + [.N15]*1))">
            <text:p/>
          </table:table-cell>
          <table:table-cell table:formula="of:=IF(AND(ISBLANK([.O15]);ISBLANK([.P15]);ISBLANK([.Q15]);ISBLANK([.R15])); &quot;&quot;; DEC2HEX([.O15]*8 + [.P15]*4 + [.Q15]*2 + [.R15]*1))">
            <text:p/>
          </table:table-cell>
          <table:table-cell table:formula="of:=IF(AND(ISBLANK([.S15]);ISBLANK([.T15]);ISBLANK([.U15]);ISBLANK([.V15])); &quot;&quot;; DEC2HEX([.S15]*8 + [.T15]*4 + [.U15]*2 + [.V15]*1))">
            <text:p/>
          </table:table-cell>
          <table:table-cell table:formula="of:=IF(AND(ISBLANK([.W15]);ISBLANK([.X15]);ISBLANK([.Y15]);ISBLANK([.Z15])); &quot;&quot;; DEC2HEX([.W15]*8 + [.X15]*4 + [.Y15]*2 + [.Z15]*1))">
            <text:p/>
          </table:table-cell>
          <table:table-cell table:formula="of:=IF(AND(ISBLANK([.AA15]);ISBLANK([.AB15]);ISBLANK([.AC15]);ISBLANK([.AD15])); &quot;&quot;; DEC2HEX([.AA15]*8 + [.AB15]*4 + [.AC15]*2 + [.AD15]*1))">
            <text:p/>
          </table:table-cell>
          <table:table-cell table:formula="of:=IF(AND(ISBLANK([.AE15]);ISBLANK([.AF15]);ISBLANK([.AG15]);ISBLANK([.AH15])); &quot;&quot;; DEC2HEX([.AE15]*8 + [.AF15]*4 + [.AG15]*2 + [.AH15]*1))">
            <text:p/>
          </table:table-cell>
          <table:table-cell table:formula="of:=IF(AND(ISBLANK([.AI15]);ISBLANK([.AJ15]);ISBLANK([.AK15]);ISBLANK([.AL15])); &quot;&quot;; DEC2HEX([.AI15]*8 + [.AJ15]*4 + [.AK15]*2 + [.AL15]*1))">
            <text:p/>
          </table:table-cell>
          <table:table-cell table:formula="of:=IF(AND(ISBLANK([.AM15]);ISBLANK([.AN15]);ISBLANK([.AO15]);ISBLANK([.AP15])); &quot;&quot;; DEC2HEX([.AM15]*8 + [.AN15]*4 + [.AO15]*2 + [.AP1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]);ISBLANK([.D16]);ISBLANK([.E16]);ISBLANK([.F16])); &quot;&quot;; DEC2HEX([.C16]*8 + [.D16]*4 + [.E16]*2 + [.F16]*1))">
            <text:p/>
          </table:table-cell>
          <table:table-cell table:formula="of:=IF(AND(ISBLANK([.G16]);ISBLANK([.H16]);ISBLANK([.I16]);ISBLANK([.J16])); &quot;&quot;; DEC2HEX([.G16]*8 + [.H16]*4 + [.I16]*2 + [.J16]*1))">
            <text:p/>
          </table:table-cell>
          <table:table-cell table:formula="of:=IF(AND(ISBLANK([.K16]);ISBLANK([.L16]);ISBLANK([.M16]);ISBLANK([.N16])); &quot;&quot;; DEC2HEX([.K16]*8 + [.L16]*4 + [.M16]*2 + [.N16]*1))">
            <text:p/>
          </table:table-cell>
          <table:table-cell table:formula="of:=IF(AND(ISBLANK([.O16]);ISBLANK([.P16]);ISBLANK([.Q16]);ISBLANK([.R16])); &quot;&quot;; DEC2HEX([.O16]*8 + [.P16]*4 + [.Q16]*2 + [.R16]*1))">
            <text:p/>
          </table:table-cell>
          <table:table-cell table:formula="of:=IF(AND(ISBLANK([.S16]);ISBLANK([.T16]);ISBLANK([.U16]);ISBLANK([.V16])); &quot;&quot;; DEC2HEX([.S16]*8 + [.T16]*4 + [.U16]*2 + [.V16]*1))">
            <text:p/>
          </table:table-cell>
          <table:table-cell table:formula="of:=IF(AND(ISBLANK([.W16]);ISBLANK([.X16]);ISBLANK([.Y16]);ISBLANK([.Z16])); &quot;&quot;; DEC2HEX([.W16]*8 + [.X16]*4 + [.Y16]*2 + [.Z16]*1))">
            <text:p/>
          </table:table-cell>
          <table:table-cell table:formula="of:=IF(AND(ISBLANK([.AA16]);ISBLANK([.AB16]);ISBLANK([.AC16]);ISBLANK([.AD16])); &quot;&quot;; DEC2HEX([.AA16]*8 + [.AB16]*4 + [.AC16]*2 + [.AD16]*1))">
            <text:p/>
          </table:table-cell>
          <table:table-cell table:formula="of:=IF(AND(ISBLANK([.AE16]);ISBLANK([.AF16]);ISBLANK([.AG16]);ISBLANK([.AH16])); &quot;&quot;; DEC2HEX([.AE16]*8 + [.AF16]*4 + [.AG16]*2 + [.AH16]*1))">
            <text:p/>
          </table:table-cell>
          <table:table-cell table:formula="of:=IF(AND(ISBLANK([.AI16]);ISBLANK([.AJ16]);ISBLANK([.AK16]);ISBLANK([.AL16])); &quot;&quot;; DEC2HEX([.AI16]*8 + [.AJ16]*4 + [.AK16]*2 + [.AL16]*1))">
            <text:p/>
          </table:table-cell>
          <table:table-cell table:formula="of:=IF(AND(ISBLANK([.AM16]);ISBLANK([.AN16]);ISBLANK([.AO16]);ISBLANK([.AP16])); &quot;&quot;; DEC2HEX([.AM16]*8 + [.AN16]*4 + [.AO16]*2 + [.AP1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]);ISBLANK([.D17]);ISBLANK([.E17]);ISBLANK([.F17])); &quot;&quot;; DEC2HEX([.C17]*8 + [.D17]*4 + [.E17]*2 + [.F17]*1))">
            <text:p/>
          </table:table-cell>
          <table:table-cell table:formula="of:=IF(AND(ISBLANK([.G17]);ISBLANK([.H17]);ISBLANK([.I17]);ISBLANK([.J17])); &quot;&quot;; DEC2HEX([.G17]*8 + [.H17]*4 + [.I17]*2 + [.J17]*1))">
            <text:p/>
          </table:table-cell>
          <table:table-cell table:formula="of:=IF(AND(ISBLANK([.K17]);ISBLANK([.L17]);ISBLANK([.M17]);ISBLANK([.N17])); &quot;&quot;; DEC2HEX([.K17]*8 + [.L17]*4 + [.M17]*2 + [.N17]*1))">
            <text:p/>
          </table:table-cell>
          <table:table-cell table:formula="of:=IF(AND(ISBLANK([.O17]);ISBLANK([.P17]);ISBLANK([.Q17]);ISBLANK([.R17])); &quot;&quot;; DEC2HEX([.O17]*8 + [.P17]*4 + [.Q17]*2 + [.R17]*1))">
            <text:p/>
          </table:table-cell>
          <table:table-cell table:formula="of:=IF(AND(ISBLANK([.S17]);ISBLANK([.T17]);ISBLANK([.U17]);ISBLANK([.V17])); &quot;&quot;; DEC2HEX([.S17]*8 + [.T17]*4 + [.U17]*2 + [.V17]*1))">
            <text:p/>
          </table:table-cell>
          <table:table-cell table:formula="of:=IF(AND(ISBLANK([.W17]);ISBLANK([.X17]);ISBLANK([.Y17]);ISBLANK([.Z17])); &quot;&quot;; DEC2HEX([.W17]*8 + [.X17]*4 + [.Y17]*2 + [.Z17]*1))">
            <text:p/>
          </table:table-cell>
          <table:table-cell table:formula="of:=IF(AND(ISBLANK([.AA17]);ISBLANK([.AB17]);ISBLANK([.AC17]);ISBLANK([.AD17])); &quot;&quot;; DEC2HEX([.AA17]*8 + [.AB17]*4 + [.AC17]*2 + [.AD17]*1))">
            <text:p/>
          </table:table-cell>
          <table:table-cell table:formula="of:=IF(AND(ISBLANK([.AE17]);ISBLANK([.AF17]);ISBLANK([.AG17]);ISBLANK([.AH17])); &quot;&quot;; DEC2HEX([.AE17]*8 + [.AF17]*4 + [.AG17]*2 + [.AH17]*1))">
            <text:p/>
          </table:table-cell>
          <table:table-cell table:formula="of:=IF(AND(ISBLANK([.AI17]);ISBLANK([.AJ17]);ISBLANK([.AK17]);ISBLANK([.AL17])); &quot;&quot;; DEC2HEX([.AI17]*8 + [.AJ17]*4 + [.AK17]*2 + [.AL17]*1))">
            <text:p/>
          </table:table-cell>
          <table:table-cell table:formula="of:=IF(AND(ISBLANK([.AM17]);ISBLANK([.AN17]);ISBLANK([.AO17]);ISBLANK([.AP17])); &quot;&quot;; DEC2HEX([.AM17]*8 + [.AN17]*4 + [.AO17]*2 + [.AP1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]);ISBLANK([.D18]);ISBLANK([.E18]);ISBLANK([.F18])); &quot;&quot;; DEC2HEX([.C18]*8 + [.D18]*4 + [.E18]*2 + [.F18]*1))">
            <text:p/>
          </table:table-cell>
          <table:table-cell table:formula="of:=IF(AND(ISBLANK([.G18]);ISBLANK([.H18]);ISBLANK([.I18]);ISBLANK([.J18])); &quot;&quot;; DEC2HEX([.G18]*8 + [.H18]*4 + [.I18]*2 + [.J18]*1))">
            <text:p/>
          </table:table-cell>
          <table:table-cell table:formula="of:=IF(AND(ISBLANK([.K18]);ISBLANK([.L18]);ISBLANK([.M18]);ISBLANK([.N18])); &quot;&quot;; DEC2HEX([.K18]*8 + [.L18]*4 + [.M18]*2 + [.N18]*1))">
            <text:p/>
          </table:table-cell>
          <table:table-cell table:formula="of:=IF(AND(ISBLANK([.O18]);ISBLANK([.P18]);ISBLANK([.Q18]);ISBLANK([.R18])); &quot;&quot;; DEC2HEX([.O18]*8 + [.P18]*4 + [.Q18]*2 + [.R18]*1))">
            <text:p/>
          </table:table-cell>
          <table:table-cell table:formula="of:=IF(AND(ISBLANK([.S18]);ISBLANK([.T18]);ISBLANK([.U18]);ISBLANK([.V18])); &quot;&quot;; DEC2HEX([.S18]*8 + [.T18]*4 + [.U18]*2 + [.V18]*1))">
            <text:p/>
          </table:table-cell>
          <table:table-cell table:formula="of:=IF(AND(ISBLANK([.W18]);ISBLANK([.X18]);ISBLANK([.Y18]);ISBLANK([.Z18])); &quot;&quot;; DEC2HEX([.W18]*8 + [.X18]*4 + [.Y18]*2 + [.Z18]*1))">
            <text:p/>
          </table:table-cell>
          <table:table-cell table:formula="of:=IF(AND(ISBLANK([.AA18]);ISBLANK([.AB18]);ISBLANK([.AC18]);ISBLANK([.AD18])); &quot;&quot;; DEC2HEX([.AA18]*8 + [.AB18]*4 + [.AC18]*2 + [.AD18]*1))">
            <text:p/>
          </table:table-cell>
          <table:table-cell table:formula="of:=IF(AND(ISBLANK([.AE18]);ISBLANK([.AF18]);ISBLANK([.AG18]);ISBLANK([.AH18])); &quot;&quot;; DEC2HEX([.AE18]*8 + [.AF18]*4 + [.AG18]*2 + [.AH18]*1))">
            <text:p/>
          </table:table-cell>
          <table:table-cell table:formula="of:=IF(AND(ISBLANK([.AI18]);ISBLANK([.AJ18]);ISBLANK([.AK18]);ISBLANK([.AL18])); &quot;&quot;; DEC2HEX([.AI18]*8 + [.AJ18]*4 + [.AK18]*2 + [.AL18]*1))">
            <text:p/>
          </table:table-cell>
          <table:table-cell table:formula="of:=IF(AND(ISBLANK([.AM18]);ISBLANK([.AN18]);ISBLANK([.AO18]);ISBLANK([.AP18])); &quot;&quot;; DEC2HEX([.AM18]*8 + [.AN18]*4 + [.AO18]*2 + [.AP1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]);ISBLANK([.D19]);ISBLANK([.E19]);ISBLANK([.F19])); &quot;&quot;; DEC2HEX([.C19]*8 + [.D19]*4 + [.E19]*2 + [.F19]*1))">
            <text:p/>
          </table:table-cell>
          <table:table-cell table:formula="of:=IF(AND(ISBLANK([.G19]);ISBLANK([.H19]);ISBLANK([.I19]);ISBLANK([.J19])); &quot;&quot;; DEC2HEX([.G19]*8 + [.H19]*4 + [.I19]*2 + [.J19]*1))">
            <text:p/>
          </table:table-cell>
          <table:table-cell table:formula="of:=IF(AND(ISBLANK([.K19]);ISBLANK([.L19]);ISBLANK([.M19]);ISBLANK([.N19])); &quot;&quot;; DEC2HEX([.K19]*8 + [.L19]*4 + [.M19]*2 + [.N19]*1))">
            <text:p/>
          </table:table-cell>
          <table:table-cell table:formula="of:=IF(AND(ISBLANK([.O19]);ISBLANK([.P19]);ISBLANK([.Q19]);ISBLANK([.R19])); &quot;&quot;; DEC2HEX([.O19]*8 + [.P19]*4 + [.Q19]*2 + [.R19]*1))">
            <text:p/>
          </table:table-cell>
          <table:table-cell table:formula="of:=IF(AND(ISBLANK([.S19]);ISBLANK([.T19]);ISBLANK([.U19]);ISBLANK([.V19])); &quot;&quot;; DEC2HEX([.S19]*8 + [.T19]*4 + [.U19]*2 + [.V19]*1))">
            <text:p/>
          </table:table-cell>
          <table:table-cell table:formula="of:=IF(AND(ISBLANK([.W19]);ISBLANK([.X19]);ISBLANK([.Y19]);ISBLANK([.Z19])); &quot;&quot;; DEC2HEX([.W19]*8 + [.X19]*4 + [.Y19]*2 + [.Z19]*1))">
            <text:p/>
          </table:table-cell>
          <table:table-cell table:formula="of:=IF(AND(ISBLANK([.AA19]);ISBLANK([.AB19]);ISBLANK([.AC19]);ISBLANK([.AD19])); &quot;&quot;; DEC2HEX([.AA19]*8 + [.AB19]*4 + [.AC19]*2 + [.AD19]*1))">
            <text:p/>
          </table:table-cell>
          <table:table-cell table:formula="of:=IF(AND(ISBLANK([.AE19]);ISBLANK([.AF19]);ISBLANK([.AG19]);ISBLANK([.AH19])); &quot;&quot;; DEC2HEX([.AE19]*8 + [.AF19]*4 + [.AG19]*2 + [.AH19]*1))">
            <text:p/>
          </table:table-cell>
          <table:table-cell table:formula="of:=IF(AND(ISBLANK([.AI19]);ISBLANK([.AJ19]);ISBLANK([.AK19]);ISBLANK([.AL19])); &quot;&quot;; DEC2HEX([.AI19]*8 + [.AJ19]*4 + [.AK19]*2 + [.AL19]*1))">
            <text:p/>
          </table:table-cell>
          <table:table-cell table:formula="of:=IF(AND(ISBLANK([.AM19]);ISBLANK([.AN19]);ISBLANK([.AO19]);ISBLANK([.AP19])); &quot;&quot;; DEC2HEX([.AM19]*8 + [.AN19]*4 + [.AO19]*2 + [.AP1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]);ISBLANK([.D20]);ISBLANK([.E20]);ISBLANK([.F20])); &quot;&quot;; DEC2HEX([.C20]*8 + [.D20]*4 + [.E20]*2 + [.F20]*1))">
            <text:p/>
          </table:table-cell>
          <table:table-cell table:formula="of:=IF(AND(ISBLANK([.G20]);ISBLANK([.H20]);ISBLANK([.I20]);ISBLANK([.J20])); &quot;&quot;; DEC2HEX([.G20]*8 + [.H20]*4 + [.I20]*2 + [.J20]*1))">
            <text:p/>
          </table:table-cell>
          <table:table-cell table:formula="of:=IF(AND(ISBLANK([.K20]);ISBLANK([.L20]);ISBLANK([.M20]);ISBLANK([.N20])); &quot;&quot;; DEC2HEX([.K20]*8 + [.L20]*4 + [.M20]*2 + [.N20]*1))">
            <text:p/>
          </table:table-cell>
          <table:table-cell table:formula="of:=IF(AND(ISBLANK([.O20]);ISBLANK([.P20]);ISBLANK([.Q20]);ISBLANK([.R20])); &quot;&quot;; DEC2HEX([.O20]*8 + [.P20]*4 + [.Q20]*2 + [.R20]*1))">
            <text:p/>
          </table:table-cell>
          <table:table-cell table:formula="of:=IF(AND(ISBLANK([.S20]);ISBLANK([.T20]);ISBLANK([.U20]);ISBLANK([.V20])); &quot;&quot;; DEC2HEX([.S20]*8 + [.T20]*4 + [.U20]*2 + [.V20]*1))">
            <text:p/>
          </table:table-cell>
          <table:table-cell table:formula="of:=IF(AND(ISBLANK([.W20]);ISBLANK([.X20]);ISBLANK([.Y20]);ISBLANK([.Z20])); &quot;&quot;; DEC2HEX([.W20]*8 + [.X20]*4 + [.Y20]*2 + [.Z20]*1))">
            <text:p/>
          </table:table-cell>
          <table:table-cell table:formula="of:=IF(AND(ISBLANK([.AA20]);ISBLANK([.AB20]);ISBLANK([.AC20]);ISBLANK([.AD20])); &quot;&quot;; DEC2HEX([.AA20]*8 + [.AB20]*4 + [.AC20]*2 + [.AD20]*1))">
            <text:p/>
          </table:table-cell>
          <table:table-cell table:formula="of:=IF(AND(ISBLANK([.AE20]);ISBLANK([.AF20]);ISBLANK([.AG20]);ISBLANK([.AH20])); &quot;&quot;; DEC2HEX([.AE20]*8 + [.AF20]*4 + [.AG20]*2 + [.AH20]*1))">
            <text:p/>
          </table:table-cell>
          <table:table-cell table:formula="of:=IF(AND(ISBLANK([.AI20]);ISBLANK([.AJ20]);ISBLANK([.AK20]);ISBLANK([.AL20])); &quot;&quot;; DEC2HEX([.AI20]*8 + [.AJ20]*4 + [.AK20]*2 + [.AL20]*1))">
            <text:p/>
          </table:table-cell>
          <table:table-cell table:formula="of:=IF(AND(ISBLANK([.AM20]);ISBLANK([.AN20]);ISBLANK([.AO20]);ISBLANK([.AP20])); &quot;&quot;; DEC2HEX([.AM20]*8 + [.AN20]*4 + [.AO20]*2 + [.AP2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]);ISBLANK([.D21]);ISBLANK([.E21]);ISBLANK([.F21])); &quot;&quot;; DEC2HEX([.C21]*8 + [.D21]*4 + [.E21]*2 + [.F21]*1))">
            <text:p/>
          </table:table-cell>
          <table:table-cell table:formula="of:=IF(AND(ISBLANK([.G21]);ISBLANK([.H21]);ISBLANK([.I21]);ISBLANK([.J21])); &quot;&quot;; DEC2HEX([.G21]*8 + [.H21]*4 + [.I21]*2 + [.J21]*1))">
            <text:p/>
          </table:table-cell>
          <table:table-cell table:formula="of:=IF(AND(ISBLANK([.K21]);ISBLANK([.L21]);ISBLANK([.M21]);ISBLANK([.N21])); &quot;&quot;; DEC2HEX([.K21]*8 + [.L21]*4 + [.M21]*2 + [.N21]*1))">
            <text:p/>
          </table:table-cell>
          <table:table-cell table:formula="of:=IF(AND(ISBLANK([.O21]);ISBLANK([.P21]);ISBLANK([.Q21]);ISBLANK([.R21])); &quot;&quot;; DEC2HEX([.O21]*8 + [.P21]*4 + [.Q21]*2 + [.R21]*1))">
            <text:p/>
          </table:table-cell>
          <table:table-cell table:formula="of:=IF(AND(ISBLANK([.S21]);ISBLANK([.T21]);ISBLANK([.U21]);ISBLANK([.V21])); &quot;&quot;; DEC2HEX([.S21]*8 + [.T21]*4 + [.U21]*2 + [.V21]*1))">
            <text:p/>
          </table:table-cell>
          <table:table-cell table:formula="of:=IF(AND(ISBLANK([.W21]);ISBLANK([.X21]);ISBLANK([.Y21]);ISBLANK([.Z21])); &quot;&quot;; DEC2HEX([.W21]*8 + [.X21]*4 + [.Y21]*2 + [.Z21]*1))">
            <text:p/>
          </table:table-cell>
          <table:table-cell table:formula="of:=IF(AND(ISBLANK([.AA21]);ISBLANK([.AB21]);ISBLANK([.AC21]);ISBLANK([.AD21])); &quot;&quot;; DEC2HEX([.AA21]*8 + [.AB21]*4 + [.AC21]*2 + [.AD21]*1))">
            <text:p/>
          </table:table-cell>
          <table:table-cell table:formula="of:=IF(AND(ISBLANK([.AE21]);ISBLANK([.AF21]);ISBLANK([.AG21]);ISBLANK([.AH21])); &quot;&quot;; DEC2HEX([.AE21]*8 + [.AF21]*4 + [.AG21]*2 + [.AH21]*1))">
            <text:p/>
          </table:table-cell>
          <table:table-cell table:formula="of:=IF(AND(ISBLANK([.AI21]);ISBLANK([.AJ21]);ISBLANK([.AK21]);ISBLANK([.AL21])); &quot;&quot;; DEC2HEX([.AI21]*8 + [.AJ21]*4 + [.AK21]*2 + [.AL21]*1))">
            <text:p/>
          </table:table-cell>
          <table:table-cell table:formula="of:=IF(AND(ISBLANK([.AM21]);ISBLANK([.AN21]);ISBLANK([.AO21]);ISBLANK([.AP21])); &quot;&quot;; DEC2HEX([.AM21]*8 + [.AN21]*4 + [.AO21]*2 + [.AP2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]);ISBLANK([.D22]);ISBLANK([.E22]);ISBLANK([.F22])); &quot;&quot;; DEC2HEX([.C22]*8 + [.D22]*4 + [.E22]*2 + [.F22]*1))">
            <text:p/>
          </table:table-cell>
          <table:table-cell table:formula="of:=IF(AND(ISBLANK([.G22]);ISBLANK([.H22]);ISBLANK([.I22]);ISBLANK([.J22])); &quot;&quot;; DEC2HEX([.G22]*8 + [.H22]*4 + [.I22]*2 + [.J22]*1))">
            <text:p/>
          </table:table-cell>
          <table:table-cell table:formula="of:=IF(AND(ISBLANK([.K22]);ISBLANK([.L22]);ISBLANK([.M22]);ISBLANK([.N22])); &quot;&quot;; DEC2HEX([.K22]*8 + [.L22]*4 + [.M22]*2 + [.N22]*1))">
            <text:p/>
          </table:table-cell>
          <table:table-cell table:formula="of:=IF(AND(ISBLANK([.O22]);ISBLANK([.P22]);ISBLANK([.Q22]);ISBLANK([.R22])); &quot;&quot;; DEC2HEX([.O22]*8 + [.P22]*4 + [.Q22]*2 + [.R22]*1))">
            <text:p/>
          </table:table-cell>
          <table:table-cell table:formula="of:=IF(AND(ISBLANK([.S22]);ISBLANK([.T22]);ISBLANK([.U22]);ISBLANK([.V22])); &quot;&quot;; DEC2HEX([.S22]*8 + [.T22]*4 + [.U22]*2 + [.V22]*1))">
            <text:p/>
          </table:table-cell>
          <table:table-cell table:formula="of:=IF(AND(ISBLANK([.W22]);ISBLANK([.X22]);ISBLANK([.Y22]);ISBLANK([.Z22])); &quot;&quot;; DEC2HEX([.W22]*8 + [.X22]*4 + [.Y22]*2 + [.Z22]*1))">
            <text:p/>
          </table:table-cell>
          <table:table-cell table:formula="of:=IF(AND(ISBLANK([.AA22]);ISBLANK([.AB22]);ISBLANK([.AC22]);ISBLANK([.AD22])); &quot;&quot;; DEC2HEX([.AA22]*8 + [.AB22]*4 + [.AC22]*2 + [.AD22]*1))">
            <text:p/>
          </table:table-cell>
          <table:table-cell table:formula="of:=IF(AND(ISBLANK([.AE22]);ISBLANK([.AF22]);ISBLANK([.AG22]);ISBLANK([.AH22])); &quot;&quot;; DEC2HEX([.AE22]*8 + [.AF22]*4 + [.AG22]*2 + [.AH22]*1))">
            <text:p/>
          </table:table-cell>
          <table:table-cell table:formula="of:=IF(AND(ISBLANK([.AI22]);ISBLANK([.AJ22]);ISBLANK([.AK22]);ISBLANK([.AL22])); &quot;&quot;; DEC2HEX([.AI22]*8 + [.AJ22]*4 + [.AK22]*2 + [.AL22]*1))">
            <text:p/>
          </table:table-cell>
          <table:table-cell table:formula="of:=IF(AND(ISBLANK([.AM22]);ISBLANK([.AN22]);ISBLANK([.AO22]);ISBLANK([.AP22])); &quot;&quot;; DEC2HEX([.AM22]*8 + [.AN22]*4 + [.AO22]*2 + [.AP2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]);ISBLANK([.D23]);ISBLANK([.E23]);ISBLANK([.F23])); &quot;&quot;; DEC2HEX([.C23]*8 + [.D23]*4 + [.E23]*2 + [.F23]*1))">
            <text:p/>
          </table:table-cell>
          <table:table-cell table:formula="of:=IF(AND(ISBLANK([.G23]);ISBLANK([.H23]);ISBLANK([.I23]);ISBLANK([.J23])); &quot;&quot;; DEC2HEX([.G23]*8 + [.H23]*4 + [.I23]*2 + [.J23]*1))">
            <text:p/>
          </table:table-cell>
          <table:table-cell table:formula="of:=IF(AND(ISBLANK([.K23]);ISBLANK([.L23]);ISBLANK([.M23]);ISBLANK([.N23])); &quot;&quot;; DEC2HEX([.K23]*8 + [.L23]*4 + [.M23]*2 + [.N23]*1))">
            <text:p/>
          </table:table-cell>
          <table:table-cell table:formula="of:=IF(AND(ISBLANK([.O23]);ISBLANK([.P23]);ISBLANK([.Q23]);ISBLANK([.R23])); &quot;&quot;; DEC2HEX([.O23]*8 + [.P23]*4 + [.Q23]*2 + [.R23]*1))">
            <text:p/>
          </table:table-cell>
          <table:table-cell table:formula="of:=IF(AND(ISBLANK([.S23]);ISBLANK([.T23]);ISBLANK([.U23]);ISBLANK([.V23])); &quot;&quot;; DEC2HEX([.S23]*8 + [.T23]*4 + [.U23]*2 + [.V23]*1))">
            <text:p/>
          </table:table-cell>
          <table:table-cell table:formula="of:=IF(AND(ISBLANK([.W23]);ISBLANK([.X23]);ISBLANK([.Y23]);ISBLANK([.Z23])); &quot;&quot;; DEC2HEX([.W23]*8 + [.X23]*4 + [.Y23]*2 + [.Z23]*1))">
            <text:p/>
          </table:table-cell>
          <table:table-cell table:formula="of:=IF(AND(ISBLANK([.AA23]);ISBLANK([.AB23]);ISBLANK([.AC23]);ISBLANK([.AD23])); &quot;&quot;; DEC2HEX([.AA23]*8 + [.AB23]*4 + [.AC23]*2 + [.AD23]*1))">
            <text:p/>
          </table:table-cell>
          <table:table-cell table:formula="of:=IF(AND(ISBLANK([.AE23]);ISBLANK([.AF23]);ISBLANK([.AG23]);ISBLANK([.AH23])); &quot;&quot;; DEC2HEX([.AE23]*8 + [.AF23]*4 + [.AG23]*2 + [.AH23]*1))">
            <text:p/>
          </table:table-cell>
          <table:table-cell table:formula="of:=IF(AND(ISBLANK([.AI23]);ISBLANK([.AJ23]);ISBLANK([.AK23]);ISBLANK([.AL23])); &quot;&quot;; DEC2HEX([.AI23]*8 + [.AJ23]*4 + [.AK23]*2 + [.AL23]*1))">
            <text:p/>
          </table:table-cell>
          <table:table-cell table:formula="of:=IF(AND(ISBLANK([.AM23]);ISBLANK([.AN23]);ISBLANK([.AO23]);ISBLANK([.AP23])); &quot;&quot;; DEC2HEX([.AM23]*8 + [.AN23]*4 + [.AO23]*2 + [.AP2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]);ISBLANK([.D24]);ISBLANK([.E24]);ISBLANK([.F24])); &quot;&quot;; DEC2HEX([.C24]*8 + [.D24]*4 + [.E24]*2 + [.F24]*1))">
            <text:p/>
          </table:table-cell>
          <table:table-cell table:formula="of:=IF(AND(ISBLANK([.G24]);ISBLANK([.H24]);ISBLANK([.I24]);ISBLANK([.J24])); &quot;&quot;; DEC2HEX([.G24]*8 + [.H24]*4 + [.I24]*2 + [.J24]*1))">
            <text:p/>
          </table:table-cell>
          <table:table-cell table:formula="of:=IF(AND(ISBLANK([.K24]);ISBLANK([.L24]);ISBLANK([.M24]);ISBLANK([.N24])); &quot;&quot;; DEC2HEX([.K24]*8 + [.L24]*4 + [.M24]*2 + [.N24]*1))">
            <text:p/>
          </table:table-cell>
          <table:table-cell table:formula="of:=IF(AND(ISBLANK([.O24]);ISBLANK([.P24]);ISBLANK([.Q24]);ISBLANK([.R24])); &quot;&quot;; DEC2HEX([.O24]*8 + [.P24]*4 + [.Q24]*2 + [.R24]*1))">
            <text:p/>
          </table:table-cell>
          <table:table-cell table:formula="of:=IF(AND(ISBLANK([.S24]);ISBLANK([.T24]);ISBLANK([.U24]);ISBLANK([.V24])); &quot;&quot;; DEC2HEX([.S24]*8 + [.T24]*4 + [.U24]*2 + [.V24]*1))">
            <text:p/>
          </table:table-cell>
          <table:table-cell table:formula="of:=IF(AND(ISBLANK([.W24]);ISBLANK([.X24]);ISBLANK([.Y24]);ISBLANK([.Z24])); &quot;&quot;; DEC2HEX([.W24]*8 + [.X24]*4 + [.Y24]*2 + [.Z24]*1))">
            <text:p/>
          </table:table-cell>
          <table:table-cell table:formula="of:=IF(AND(ISBLANK([.AA24]);ISBLANK([.AB24]);ISBLANK([.AC24]);ISBLANK([.AD24])); &quot;&quot;; DEC2HEX([.AA24]*8 + [.AB24]*4 + [.AC24]*2 + [.AD24]*1))">
            <text:p/>
          </table:table-cell>
          <table:table-cell table:formula="of:=IF(AND(ISBLANK([.AE24]);ISBLANK([.AF24]);ISBLANK([.AG24]);ISBLANK([.AH24])); &quot;&quot;; DEC2HEX([.AE24]*8 + [.AF24]*4 + [.AG24]*2 + [.AH24]*1))">
            <text:p/>
          </table:table-cell>
          <table:table-cell table:formula="of:=IF(AND(ISBLANK([.AI24]);ISBLANK([.AJ24]);ISBLANK([.AK24]);ISBLANK([.AL24])); &quot;&quot;; DEC2HEX([.AI24]*8 + [.AJ24]*4 + [.AK24]*2 + [.AL24]*1))">
            <text:p/>
          </table:table-cell>
          <table:table-cell table:formula="of:=IF(AND(ISBLANK([.AM24]);ISBLANK([.AN24]);ISBLANK([.AO24]);ISBLANK([.AP24])); &quot;&quot;; DEC2HEX([.AM24]*8 + [.AN24]*4 + [.AO24]*2 + [.AP2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]);ISBLANK([.D25]);ISBLANK([.E25]);ISBLANK([.F25])); &quot;&quot;; DEC2HEX([.C25]*8 + [.D25]*4 + [.E25]*2 + [.F25]*1))">
            <text:p/>
          </table:table-cell>
          <table:table-cell table:formula="of:=IF(AND(ISBLANK([.G25]);ISBLANK([.H25]);ISBLANK([.I25]);ISBLANK([.J25])); &quot;&quot;; DEC2HEX([.G25]*8 + [.H25]*4 + [.I25]*2 + [.J25]*1))">
            <text:p/>
          </table:table-cell>
          <table:table-cell table:formula="of:=IF(AND(ISBLANK([.K25]);ISBLANK([.L25]);ISBLANK([.M25]);ISBLANK([.N25])); &quot;&quot;; DEC2HEX([.K25]*8 + [.L25]*4 + [.M25]*2 + [.N25]*1))">
            <text:p/>
          </table:table-cell>
          <table:table-cell table:formula="of:=IF(AND(ISBLANK([.O25]);ISBLANK([.P25]);ISBLANK([.Q25]);ISBLANK([.R25])); &quot;&quot;; DEC2HEX([.O25]*8 + [.P25]*4 + [.Q25]*2 + [.R25]*1))">
            <text:p/>
          </table:table-cell>
          <table:table-cell table:formula="of:=IF(AND(ISBLANK([.S25]);ISBLANK([.T25]);ISBLANK([.U25]);ISBLANK([.V25])); &quot;&quot;; DEC2HEX([.S25]*8 + [.T25]*4 + [.U25]*2 + [.V25]*1))">
            <text:p/>
          </table:table-cell>
          <table:table-cell table:formula="of:=IF(AND(ISBLANK([.W25]);ISBLANK([.X25]);ISBLANK([.Y25]);ISBLANK([.Z25])); &quot;&quot;; DEC2HEX([.W25]*8 + [.X25]*4 + [.Y25]*2 + [.Z25]*1))">
            <text:p/>
          </table:table-cell>
          <table:table-cell table:formula="of:=IF(AND(ISBLANK([.AA25]);ISBLANK([.AB25]);ISBLANK([.AC25]);ISBLANK([.AD25])); &quot;&quot;; DEC2HEX([.AA25]*8 + [.AB25]*4 + [.AC25]*2 + [.AD25]*1))">
            <text:p/>
          </table:table-cell>
          <table:table-cell table:formula="of:=IF(AND(ISBLANK([.AE25]);ISBLANK([.AF25]);ISBLANK([.AG25]);ISBLANK([.AH25])); &quot;&quot;; DEC2HEX([.AE25]*8 + [.AF25]*4 + [.AG25]*2 + [.AH25]*1))">
            <text:p/>
          </table:table-cell>
          <table:table-cell table:formula="of:=IF(AND(ISBLANK([.AI25]);ISBLANK([.AJ25]);ISBLANK([.AK25]);ISBLANK([.AL25])); &quot;&quot;; DEC2HEX([.AI25]*8 + [.AJ25]*4 + [.AK25]*2 + [.AL25]*1))">
            <text:p/>
          </table:table-cell>
          <table:table-cell table:formula="of:=IF(AND(ISBLANK([.AM25]);ISBLANK([.AN25]);ISBLANK([.AO25]);ISBLANK([.AP25])); &quot;&quot;; DEC2HEX([.AM25]*8 + [.AN25]*4 + [.AO25]*2 + [.AP2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]);ISBLANK([.D26]);ISBLANK([.E26]);ISBLANK([.F26])); &quot;&quot;; DEC2HEX([.C26]*8 + [.D26]*4 + [.E26]*2 + [.F26]*1))">
            <text:p/>
          </table:table-cell>
          <table:table-cell table:formula="of:=IF(AND(ISBLANK([.G26]);ISBLANK([.H26]);ISBLANK([.I26]);ISBLANK([.J26])); &quot;&quot;; DEC2HEX([.G26]*8 + [.H26]*4 + [.I26]*2 + [.J26]*1))">
            <text:p/>
          </table:table-cell>
          <table:table-cell table:formula="of:=IF(AND(ISBLANK([.K26]);ISBLANK([.L26]);ISBLANK([.M26]);ISBLANK([.N26])); &quot;&quot;; DEC2HEX([.K26]*8 + [.L26]*4 + [.M26]*2 + [.N26]*1))">
            <text:p/>
          </table:table-cell>
          <table:table-cell table:formula="of:=IF(AND(ISBLANK([.O26]);ISBLANK([.P26]);ISBLANK([.Q26]);ISBLANK([.R26])); &quot;&quot;; DEC2HEX([.O26]*8 + [.P26]*4 + [.Q26]*2 + [.R26]*1))">
            <text:p/>
          </table:table-cell>
          <table:table-cell table:formula="of:=IF(AND(ISBLANK([.S26]);ISBLANK([.T26]);ISBLANK([.U26]);ISBLANK([.V26])); &quot;&quot;; DEC2HEX([.S26]*8 + [.T26]*4 + [.U26]*2 + [.V26]*1))">
            <text:p/>
          </table:table-cell>
          <table:table-cell table:formula="of:=IF(AND(ISBLANK([.W26]);ISBLANK([.X26]);ISBLANK([.Y26]);ISBLANK([.Z26])); &quot;&quot;; DEC2HEX([.W26]*8 + [.X26]*4 + [.Y26]*2 + [.Z26]*1))">
            <text:p/>
          </table:table-cell>
          <table:table-cell table:formula="of:=IF(AND(ISBLANK([.AA26]);ISBLANK([.AB26]);ISBLANK([.AC26]);ISBLANK([.AD26])); &quot;&quot;; DEC2HEX([.AA26]*8 + [.AB26]*4 + [.AC26]*2 + [.AD26]*1))">
            <text:p/>
          </table:table-cell>
          <table:table-cell table:formula="of:=IF(AND(ISBLANK([.AE26]);ISBLANK([.AF26]);ISBLANK([.AG26]);ISBLANK([.AH26])); &quot;&quot;; DEC2HEX([.AE26]*8 + [.AF26]*4 + [.AG26]*2 + [.AH26]*1))">
            <text:p/>
          </table:table-cell>
          <table:table-cell table:formula="of:=IF(AND(ISBLANK([.AI26]);ISBLANK([.AJ26]);ISBLANK([.AK26]);ISBLANK([.AL26])); &quot;&quot;; DEC2HEX([.AI26]*8 + [.AJ26]*4 + [.AK26]*2 + [.AL26]*1))">
            <text:p/>
          </table:table-cell>
          <table:table-cell table:formula="of:=IF(AND(ISBLANK([.AM26]);ISBLANK([.AN26]);ISBLANK([.AO26]);ISBLANK([.AP26])); &quot;&quot;; DEC2HEX([.AM26]*8 + [.AN26]*4 + [.AO26]*2 + [.AP2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]);ISBLANK([.D27]);ISBLANK([.E27]);ISBLANK([.F27])); &quot;&quot;; DEC2HEX([.C27]*8 + [.D27]*4 + [.E27]*2 + [.F27]*1))">
            <text:p/>
          </table:table-cell>
          <table:table-cell table:formula="of:=IF(AND(ISBLANK([.G27]);ISBLANK([.H27]);ISBLANK([.I27]);ISBLANK([.J27])); &quot;&quot;; DEC2HEX([.G27]*8 + [.H27]*4 + [.I27]*2 + [.J27]*1))">
            <text:p/>
          </table:table-cell>
          <table:table-cell table:formula="of:=IF(AND(ISBLANK([.K27]);ISBLANK([.L27]);ISBLANK([.M27]);ISBLANK([.N27])); &quot;&quot;; DEC2HEX([.K27]*8 + [.L27]*4 + [.M27]*2 + [.N27]*1))">
            <text:p/>
          </table:table-cell>
          <table:table-cell table:formula="of:=IF(AND(ISBLANK([.O27]);ISBLANK([.P27]);ISBLANK([.Q27]);ISBLANK([.R27])); &quot;&quot;; DEC2HEX([.O27]*8 + [.P27]*4 + [.Q27]*2 + [.R27]*1))">
            <text:p/>
          </table:table-cell>
          <table:table-cell table:formula="of:=IF(AND(ISBLANK([.S27]);ISBLANK([.T27]);ISBLANK([.U27]);ISBLANK([.V27])); &quot;&quot;; DEC2HEX([.S27]*8 + [.T27]*4 + [.U27]*2 + [.V27]*1))">
            <text:p/>
          </table:table-cell>
          <table:table-cell table:formula="of:=IF(AND(ISBLANK([.W27]);ISBLANK([.X27]);ISBLANK([.Y27]);ISBLANK([.Z27])); &quot;&quot;; DEC2HEX([.W27]*8 + [.X27]*4 + [.Y27]*2 + [.Z27]*1))">
            <text:p/>
          </table:table-cell>
          <table:table-cell table:formula="of:=IF(AND(ISBLANK([.AA27]);ISBLANK([.AB27]);ISBLANK([.AC27]);ISBLANK([.AD27])); &quot;&quot;; DEC2HEX([.AA27]*8 + [.AB27]*4 + [.AC27]*2 + [.AD27]*1))">
            <text:p/>
          </table:table-cell>
          <table:table-cell table:formula="of:=IF(AND(ISBLANK([.AE27]);ISBLANK([.AF27]);ISBLANK([.AG27]);ISBLANK([.AH27])); &quot;&quot;; DEC2HEX([.AE27]*8 + [.AF27]*4 + [.AG27]*2 + [.AH27]*1))">
            <text:p/>
          </table:table-cell>
          <table:table-cell table:formula="of:=IF(AND(ISBLANK([.AI27]);ISBLANK([.AJ27]);ISBLANK([.AK27]);ISBLANK([.AL27])); &quot;&quot;; DEC2HEX([.AI27]*8 + [.AJ27]*4 + [.AK27]*2 + [.AL27]*1))">
            <text:p/>
          </table:table-cell>
          <table:table-cell table:formula="of:=IF(AND(ISBLANK([.AM27]);ISBLANK([.AN27]);ISBLANK([.AO27]);ISBLANK([.AP27])); &quot;&quot;; DEC2HEX([.AM27]*8 + [.AN27]*4 + [.AO27]*2 + [.AP2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]);ISBLANK([.D28]);ISBLANK([.E28]);ISBLANK([.F28])); &quot;&quot;; DEC2HEX([.C28]*8 + [.D28]*4 + [.E28]*2 + [.F28]*1))">
            <text:p/>
          </table:table-cell>
          <table:table-cell table:formula="of:=IF(AND(ISBLANK([.G28]);ISBLANK([.H28]);ISBLANK([.I28]);ISBLANK([.J28])); &quot;&quot;; DEC2HEX([.G28]*8 + [.H28]*4 + [.I28]*2 + [.J28]*1))">
            <text:p/>
          </table:table-cell>
          <table:table-cell table:formula="of:=IF(AND(ISBLANK([.K28]);ISBLANK([.L28]);ISBLANK([.M28]);ISBLANK([.N28])); &quot;&quot;; DEC2HEX([.K28]*8 + [.L28]*4 + [.M28]*2 + [.N28]*1))">
            <text:p/>
          </table:table-cell>
          <table:table-cell table:formula="of:=IF(AND(ISBLANK([.O28]);ISBLANK([.P28]);ISBLANK([.Q28]);ISBLANK([.R28])); &quot;&quot;; DEC2HEX([.O28]*8 + [.P28]*4 + [.Q28]*2 + [.R28]*1))">
            <text:p/>
          </table:table-cell>
          <table:table-cell table:formula="of:=IF(AND(ISBLANK([.S28]);ISBLANK([.T28]);ISBLANK([.U28]);ISBLANK([.V28])); &quot;&quot;; DEC2HEX([.S28]*8 + [.T28]*4 + [.U28]*2 + [.V28]*1))">
            <text:p/>
          </table:table-cell>
          <table:table-cell table:formula="of:=IF(AND(ISBLANK([.W28]);ISBLANK([.X28]);ISBLANK([.Y28]);ISBLANK([.Z28])); &quot;&quot;; DEC2HEX([.W28]*8 + [.X28]*4 + [.Y28]*2 + [.Z28]*1))">
            <text:p/>
          </table:table-cell>
          <table:table-cell table:formula="of:=IF(AND(ISBLANK([.AA28]);ISBLANK([.AB28]);ISBLANK([.AC28]);ISBLANK([.AD28])); &quot;&quot;; DEC2HEX([.AA28]*8 + [.AB28]*4 + [.AC28]*2 + [.AD28]*1))">
            <text:p/>
          </table:table-cell>
          <table:table-cell table:formula="of:=IF(AND(ISBLANK([.AE28]);ISBLANK([.AF28]);ISBLANK([.AG28]);ISBLANK([.AH28])); &quot;&quot;; DEC2HEX([.AE28]*8 + [.AF28]*4 + [.AG28]*2 + [.AH28]*1))">
            <text:p/>
          </table:table-cell>
          <table:table-cell table:formula="of:=IF(AND(ISBLANK([.AI28]);ISBLANK([.AJ28]);ISBLANK([.AK28]);ISBLANK([.AL28])); &quot;&quot;; DEC2HEX([.AI28]*8 + [.AJ28]*4 + [.AK28]*2 + [.AL28]*1))">
            <text:p/>
          </table:table-cell>
          <table:table-cell table:formula="of:=IF(AND(ISBLANK([.AM28]);ISBLANK([.AN28]);ISBLANK([.AO28]);ISBLANK([.AP28])); &quot;&quot;; DEC2HEX([.AM28]*8 + [.AN28]*4 + [.AO28]*2 + [.AP2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]);ISBLANK([.D29]);ISBLANK([.E29]);ISBLANK([.F29])); &quot;&quot;; DEC2HEX([.C29]*8 + [.D29]*4 + [.E29]*2 + [.F29]*1))">
            <text:p/>
          </table:table-cell>
          <table:table-cell table:formula="of:=IF(AND(ISBLANK([.G29]);ISBLANK([.H29]);ISBLANK([.I29]);ISBLANK([.J29])); &quot;&quot;; DEC2HEX([.G29]*8 + [.H29]*4 + [.I29]*2 + [.J29]*1))">
            <text:p/>
          </table:table-cell>
          <table:table-cell table:formula="of:=IF(AND(ISBLANK([.K29]);ISBLANK([.L29]);ISBLANK([.M29]);ISBLANK([.N29])); &quot;&quot;; DEC2HEX([.K29]*8 + [.L29]*4 + [.M29]*2 + [.N29]*1))">
            <text:p/>
          </table:table-cell>
          <table:table-cell table:formula="of:=IF(AND(ISBLANK([.O29]);ISBLANK([.P29]);ISBLANK([.Q29]);ISBLANK([.R29])); &quot;&quot;; DEC2HEX([.O29]*8 + [.P29]*4 + [.Q29]*2 + [.R29]*1))">
            <text:p/>
          </table:table-cell>
          <table:table-cell table:formula="of:=IF(AND(ISBLANK([.S29]);ISBLANK([.T29]);ISBLANK([.U29]);ISBLANK([.V29])); &quot;&quot;; DEC2HEX([.S29]*8 + [.T29]*4 + [.U29]*2 + [.V29]*1))">
            <text:p/>
          </table:table-cell>
          <table:table-cell table:formula="of:=IF(AND(ISBLANK([.W29]);ISBLANK([.X29]);ISBLANK([.Y29]);ISBLANK([.Z29])); &quot;&quot;; DEC2HEX([.W29]*8 + [.X29]*4 + [.Y29]*2 + [.Z29]*1))">
            <text:p/>
          </table:table-cell>
          <table:table-cell table:formula="of:=IF(AND(ISBLANK([.AA29]);ISBLANK([.AB29]);ISBLANK([.AC29]);ISBLANK([.AD29])); &quot;&quot;; DEC2HEX([.AA29]*8 + [.AB29]*4 + [.AC29]*2 + [.AD29]*1))">
            <text:p/>
          </table:table-cell>
          <table:table-cell table:formula="of:=IF(AND(ISBLANK([.AE29]);ISBLANK([.AF29]);ISBLANK([.AG29]);ISBLANK([.AH29])); &quot;&quot;; DEC2HEX([.AE29]*8 + [.AF29]*4 + [.AG29]*2 + [.AH29]*1))">
            <text:p/>
          </table:table-cell>
          <table:table-cell table:formula="of:=IF(AND(ISBLANK([.AI29]);ISBLANK([.AJ29]);ISBLANK([.AK29]);ISBLANK([.AL29])); &quot;&quot;; DEC2HEX([.AI29]*8 + [.AJ29]*4 + [.AK29]*2 + [.AL29]*1))">
            <text:p/>
          </table:table-cell>
          <table:table-cell table:formula="of:=IF(AND(ISBLANK([.AM29]);ISBLANK([.AN29]);ISBLANK([.AO29]);ISBLANK([.AP29])); &quot;&quot;; DEC2HEX([.AM29]*8 + [.AN29]*4 + [.AO29]*2 + [.AP2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]);ISBLANK([.D30]);ISBLANK([.E30]);ISBLANK([.F30])); &quot;&quot;; DEC2HEX([.C30]*8 + [.D30]*4 + [.E30]*2 + [.F30]*1))">
            <text:p/>
          </table:table-cell>
          <table:table-cell table:formula="of:=IF(AND(ISBLANK([.G30]);ISBLANK([.H30]);ISBLANK([.I30]);ISBLANK([.J30])); &quot;&quot;; DEC2HEX([.G30]*8 + [.H30]*4 + [.I30]*2 + [.J30]*1))">
            <text:p/>
          </table:table-cell>
          <table:table-cell table:formula="of:=IF(AND(ISBLANK([.K30]);ISBLANK([.L30]);ISBLANK([.M30]);ISBLANK([.N30])); &quot;&quot;; DEC2HEX([.K30]*8 + [.L30]*4 + [.M30]*2 + [.N30]*1))">
            <text:p/>
          </table:table-cell>
          <table:table-cell table:formula="of:=IF(AND(ISBLANK([.O30]);ISBLANK([.P30]);ISBLANK([.Q30]);ISBLANK([.R30])); &quot;&quot;; DEC2HEX([.O30]*8 + [.P30]*4 + [.Q30]*2 + [.R30]*1))">
            <text:p/>
          </table:table-cell>
          <table:table-cell table:formula="of:=IF(AND(ISBLANK([.S30]);ISBLANK([.T30]);ISBLANK([.U30]);ISBLANK([.V30])); &quot;&quot;; DEC2HEX([.S30]*8 + [.T30]*4 + [.U30]*2 + [.V30]*1))">
            <text:p/>
          </table:table-cell>
          <table:table-cell table:formula="of:=IF(AND(ISBLANK([.W30]);ISBLANK([.X30]);ISBLANK([.Y30]);ISBLANK([.Z30])); &quot;&quot;; DEC2HEX([.W30]*8 + [.X30]*4 + [.Y30]*2 + [.Z30]*1))">
            <text:p/>
          </table:table-cell>
          <table:table-cell table:formula="of:=IF(AND(ISBLANK([.AA30]);ISBLANK([.AB30]);ISBLANK([.AC30]);ISBLANK([.AD30])); &quot;&quot;; DEC2HEX([.AA30]*8 + [.AB30]*4 + [.AC30]*2 + [.AD30]*1))">
            <text:p/>
          </table:table-cell>
          <table:table-cell table:formula="of:=IF(AND(ISBLANK([.AE30]);ISBLANK([.AF30]);ISBLANK([.AG30]);ISBLANK([.AH30])); &quot;&quot;; DEC2HEX([.AE30]*8 + [.AF30]*4 + [.AG30]*2 + [.AH30]*1))">
            <text:p/>
          </table:table-cell>
          <table:table-cell table:formula="of:=IF(AND(ISBLANK([.AI30]);ISBLANK([.AJ30]);ISBLANK([.AK30]);ISBLANK([.AL30])); &quot;&quot;; DEC2HEX([.AI30]*8 + [.AJ30]*4 + [.AK30]*2 + [.AL30]*1))">
            <text:p/>
          </table:table-cell>
          <table:table-cell table:formula="of:=IF(AND(ISBLANK([.AM30]);ISBLANK([.AN30]);ISBLANK([.AO30]);ISBLANK([.AP30])); &quot;&quot;; DEC2HEX([.AM30]*8 + [.AN30]*4 + [.AO30]*2 + [.AP3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]);ISBLANK([.D31]);ISBLANK([.E31]);ISBLANK([.F31])); &quot;&quot;; DEC2HEX([.C31]*8 + [.D31]*4 + [.E31]*2 + [.F31]*1))">
            <text:p/>
          </table:table-cell>
          <table:table-cell table:formula="of:=IF(AND(ISBLANK([.G31]);ISBLANK([.H31]);ISBLANK([.I31]);ISBLANK([.J31])); &quot;&quot;; DEC2HEX([.G31]*8 + [.H31]*4 + [.I31]*2 + [.J31]*1))">
            <text:p/>
          </table:table-cell>
          <table:table-cell table:formula="of:=IF(AND(ISBLANK([.K31]);ISBLANK([.L31]);ISBLANK([.M31]);ISBLANK([.N31])); &quot;&quot;; DEC2HEX([.K31]*8 + [.L31]*4 + [.M31]*2 + [.N31]*1))">
            <text:p/>
          </table:table-cell>
          <table:table-cell table:formula="of:=IF(AND(ISBLANK([.O31]);ISBLANK([.P31]);ISBLANK([.Q31]);ISBLANK([.R31])); &quot;&quot;; DEC2HEX([.O31]*8 + [.P31]*4 + [.Q31]*2 + [.R31]*1))">
            <text:p/>
          </table:table-cell>
          <table:table-cell table:formula="of:=IF(AND(ISBLANK([.S31]);ISBLANK([.T31]);ISBLANK([.U31]);ISBLANK([.V31])); &quot;&quot;; DEC2HEX([.S31]*8 + [.T31]*4 + [.U31]*2 + [.V31]*1))">
            <text:p/>
          </table:table-cell>
          <table:table-cell table:formula="of:=IF(AND(ISBLANK([.W31]);ISBLANK([.X31]);ISBLANK([.Y31]);ISBLANK([.Z31])); &quot;&quot;; DEC2HEX([.W31]*8 + [.X31]*4 + [.Y31]*2 + [.Z31]*1))">
            <text:p/>
          </table:table-cell>
          <table:table-cell table:formula="of:=IF(AND(ISBLANK([.AA31]);ISBLANK([.AB31]);ISBLANK([.AC31]);ISBLANK([.AD31])); &quot;&quot;; DEC2HEX([.AA31]*8 + [.AB31]*4 + [.AC31]*2 + [.AD31]*1))">
            <text:p/>
          </table:table-cell>
          <table:table-cell table:formula="of:=IF(AND(ISBLANK([.AE31]);ISBLANK([.AF31]);ISBLANK([.AG31]);ISBLANK([.AH31])); &quot;&quot;; DEC2HEX([.AE31]*8 + [.AF31]*4 + [.AG31]*2 + [.AH31]*1))">
            <text:p/>
          </table:table-cell>
          <table:table-cell table:formula="of:=IF(AND(ISBLANK([.AI31]);ISBLANK([.AJ31]);ISBLANK([.AK31]);ISBLANK([.AL31])); &quot;&quot;; DEC2HEX([.AI31]*8 + [.AJ31]*4 + [.AK31]*2 + [.AL31]*1))">
            <text:p/>
          </table:table-cell>
          <table:table-cell table:formula="of:=IF(AND(ISBLANK([.AM31]);ISBLANK([.AN31]);ISBLANK([.AO31]);ISBLANK([.AP31])); &quot;&quot;; DEC2HEX([.AM31]*8 + [.AN31]*4 + [.AO31]*2 + [.AP3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]);ISBLANK([.D32]);ISBLANK([.E32]);ISBLANK([.F32])); &quot;&quot;; DEC2HEX([.C32]*8 + [.D32]*4 + [.E32]*2 + [.F32]*1))">
            <text:p/>
          </table:table-cell>
          <table:table-cell table:formula="of:=IF(AND(ISBLANK([.G32]);ISBLANK([.H32]);ISBLANK([.I32]);ISBLANK([.J32])); &quot;&quot;; DEC2HEX([.G32]*8 + [.H32]*4 + [.I32]*2 + [.J32]*1))">
            <text:p/>
          </table:table-cell>
          <table:table-cell table:formula="of:=IF(AND(ISBLANK([.K32]);ISBLANK([.L32]);ISBLANK([.M32]);ISBLANK([.N32])); &quot;&quot;; DEC2HEX([.K32]*8 + [.L32]*4 + [.M32]*2 + [.N32]*1))">
            <text:p/>
          </table:table-cell>
          <table:table-cell table:formula="of:=IF(AND(ISBLANK([.O32]);ISBLANK([.P32]);ISBLANK([.Q32]);ISBLANK([.R32])); &quot;&quot;; DEC2HEX([.O32]*8 + [.P32]*4 + [.Q32]*2 + [.R32]*1))">
            <text:p/>
          </table:table-cell>
          <table:table-cell table:formula="of:=IF(AND(ISBLANK([.S32]);ISBLANK([.T32]);ISBLANK([.U32]);ISBLANK([.V32])); &quot;&quot;; DEC2HEX([.S32]*8 + [.T32]*4 + [.U32]*2 + [.V32]*1))">
            <text:p/>
          </table:table-cell>
          <table:table-cell table:formula="of:=IF(AND(ISBLANK([.W32]);ISBLANK([.X32]);ISBLANK([.Y32]);ISBLANK([.Z32])); &quot;&quot;; DEC2HEX([.W32]*8 + [.X32]*4 + [.Y32]*2 + [.Z32]*1))">
            <text:p/>
          </table:table-cell>
          <table:table-cell table:formula="of:=IF(AND(ISBLANK([.AA32]);ISBLANK([.AB32]);ISBLANK([.AC32]);ISBLANK([.AD32])); &quot;&quot;; DEC2HEX([.AA32]*8 + [.AB32]*4 + [.AC32]*2 + [.AD32]*1))">
            <text:p/>
          </table:table-cell>
          <table:table-cell table:formula="of:=IF(AND(ISBLANK([.AE32]);ISBLANK([.AF32]);ISBLANK([.AG32]);ISBLANK([.AH32])); &quot;&quot;; DEC2HEX([.AE32]*8 + [.AF32]*4 + [.AG32]*2 + [.AH32]*1))">
            <text:p/>
          </table:table-cell>
          <table:table-cell table:formula="of:=IF(AND(ISBLANK([.AI32]);ISBLANK([.AJ32]);ISBLANK([.AK32]);ISBLANK([.AL32])); &quot;&quot;; DEC2HEX([.AI32]*8 + [.AJ32]*4 + [.AK32]*2 + [.AL32]*1))">
            <text:p/>
          </table:table-cell>
          <table:table-cell table:formula="of:=IF(AND(ISBLANK([.AM32]);ISBLANK([.AN32]);ISBLANK([.AO32]);ISBLANK([.AP32])); &quot;&quot;; DEC2HEX([.AM32]*8 + [.AN32]*4 + [.AO32]*2 + [.AP3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]);ISBLANK([.D33]);ISBLANK([.E33]);ISBLANK([.F33])); &quot;&quot;; DEC2HEX([.C33]*8 + [.D33]*4 + [.E33]*2 + [.F33]*1))">
            <text:p/>
          </table:table-cell>
          <table:table-cell table:formula="of:=IF(AND(ISBLANK([.G33]);ISBLANK([.H33]);ISBLANK([.I33]);ISBLANK([.J33])); &quot;&quot;; DEC2HEX([.G33]*8 + [.H33]*4 + [.I33]*2 + [.J33]*1))">
            <text:p/>
          </table:table-cell>
          <table:table-cell table:formula="of:=IF(AND(ISBLANK([.K33]);ISBLANK([.L33]);ISBLANK([.M33]);ISBLANK([.N33])); &quot;&quot;; DEC2HEX([.K33]*8 + [.L33]*4 + [.M33]*2 + [.N33]*1))">
            <text:p/>
          </table:table-cell>
          <table:table-cell table:formula="of:=IF(AND(ISBLANK([.O33]);ISBLANK([.P33]);ISBLANK([.Q33]);ISBLANK([.R33])); &quot;&quot;; DEC2HEX([.O33]*8 + [.P33]*4 + [.Q33]*2 + [.R33]*1))">
            <text:p/>
          </table:table-cell>
          <table:table-cell table:formula="of:=IF(AND(ISBLANK([.S33]);ISBLANK([.T33]);ISBLANK([.U33]);ISBLANK([.V33])); &quot;&quot;; DEC2HEX([.S33]*8 + [.T33]*4 + [.U33]*2 + [.V33]*1))">
            <text:p/>
          </table:table-cell>
          <table:table-cell table:formula="of:=IF(AND(ISBLANK([.W33]);ISBLANK([.X33]);ISBLANK([.Y33]);ISBLANK([.Z33])); &quot;&quot;; DEC2HEX([.W33]*8 + [.X33]*4 + [.Y33]*2 + [.Z33]*1))">
            <text:p/>
          </table:table-cell>
          <table:table-cell table:formula="of:=IF(AND(ISBLANK([.AA33]);ISBLANK([.AB33]);ISBLANK([.AC33]);ISBLANK([.AD33])); &quot;&quot;; DEC2HEX([.AA33]*8 + [.AB33]*4 + [.AC33]*2 + [.AD33]*1))">
            <text:p/>
          </table:table-cell>
          <table:table-cell table:formula="of:=IF(AND(ISBLANK([.AE33]);ISBLANK([.AF33]);ISBLANK([.AG33]);ISBLANK([.AH33])); &quot;&quot;; DEC2HEX([.AE33]*8 + [.AF33]*4 + [.AG33]*2 + [.AH33]*1))">
            <text:p/>
          </table:table-cell>
          <table:table-cell table:formula="of:=IF(AND(ISBLANK([.AI33]);ISBLANK([.AJ33]);ISBLANK([.AK33]);ISBLANK([.AL33])); &quot;&quot;; DEC2HEX([.AI33]*8 + [.AJ33]*4 + [.AK33]*2 + [.AL33]*1))">
            <text:p/>
          </table:table-cell>
          <table:table-cell table:formula="of:=IF(AND(ISBLANK([.AM33]);ISBLANK([.AN33]);ISBLANK([.AO33]);ISBLANK([.AP33])); &quot;&quot;; DEC2HEX([.AM33]*8 + [.AN33]*4 + [.AO33]*2 + [.AP3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]);ISBLANK([.D34]);ISBLANK([.E34]);ISBLANK([.F34])); &quot;&quot;; DEC2HEX([.C34]*8 + [.D34]*4 + [.E34]*2 + [.F34]*1))">
            <text:p/>
          </table:table-cell>
          <table:table-cell table:formula="of:=IF(AND(ISBLANK([.G34]);ISBLANK([.H34]);ISBLANK([.I34]);ISBLANK([.J34])); &quot;&quot;; DEC2HEX([.G34]*8 + [.H34]*4 + [.I34]*2 + [.J34]*1))">
            <text:p/>
          </table:table-cell>
          <table:table-cell table:formula="of:=IF(AND(ISBLANK([.K34]);ISBLANK([.L34]);ISBLANK([.M34]);ISBLANK([.N34])); &quot;&quot;; DEC2HEX([.K34]*8 + [.L34]*4 + [.M34]*2 + [.N34]*1))">
            <text:p/>
          </table:table-cell>
          <table:table-cell table:formula="of:=IF(AND(ISBLANK([.O34]);ISBLANK([.P34]);ISBLANK([.Q34]);ISBLANK([.R34])); &quot;&quot;; DEC2HEX([.O34]*8 + [.P34]*4 + [.Q34]*2 + [.R34]*1))">
            <text:p/>
          </table:table-cell>
          <table:table-cell table:formula="of:=IF(AND(ISBLANK([.S34]);ISBLANK([.T34]);ISBLANK([.U34]);ISBLANK([.V34])); &quot;&quot;; DEC2HEX([.S34]*8 + [.T34]*4 + [.U34]*2 + [.V34]*1))">
            <text:p/>
          </table:table-cell>
          <table:table-cell table:formula="of:=IF(AND(ISBLANK([.W34]);ISBLANK([.X34]);ISBLANK([.Y34]);ISBLANK([.Z34])); &quot;&quot;; DEC2HEX([.W34]*8 + [.X34]*4 + [.Y34]*2 + [.Z34]*1))">
            <text:p/>
          </table:table-cell>
          <table:table-cell table:formula="of:=IF(AND(ISBLANK([.AA34]);ISBLANK([.AB34]);ISBLANK([.AC34]);ISBLANK([.AD34])); &quot;&quot;; DEC2HEX([.AA34]*8 + [.AB34]*4 + [.AC34]*2 + [.AD34]*1))">
            <text:p/>
          </table:table-cell>
          <table:table-cell table:formula="of:=IF(AND(ISBLANK([.AE34]);ISBLANK([.AF34]);ISBLANK([.AG34]);ISBLANK([.AH34])); &quot;&quot;; DEC2HEX([.AE34]*8 + [.AF34]*4 + [.AG34]*2 + [.AH34]*1))">
            <text:p/>
          </table:table-cell>
          <table:table-cell table:formula="of:=IF(AND(ISBLANK([.AI34]);ISBLANK([.AJ34]);ISBLANK([.AK34]);ISBLANK([.AL34])); &quot;&quot;; DEC2HEX([.AI34]*8 + [.AJ34]*4 + [.AK34]*2 + [.AL34]*1))">
            <text:p/>
          </table:table-cell>
          <table:table-cell table:formula="of:=IF(AND(ISBLANK([.AM34]);ISBLANK([.AN34]);ISBLANK([.AO34]);ISBLANK([.AP34])); &quot;&quot;; DEC2HEX([.AM34]*8 + [.AN34]*4 + [.AO34]*2 + [.AP3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]);ISBLANK([.D35]);ISBLANK([.E35]);ISBLANK([.F35])); &quot;&quot;; DEC2HEX([.C35]*8 + [.D35]*4 + [.E35]*2 + [.F35]*1))">
            <text:p/>
          </table:table-cell>
          <table:table-cell table:formula="of:=IF(AND(ISBLANK([.G35]);ISBLANK([.H35]);ISBLANK([.I35]);ISBLANK([.J35])); &quot;&quot;; DEC2HEX([.G35]*8 + [.H35]*4 + [.I35]*2 + [.J35]*1))">
            <text:p/>
          </table:table-cell>
          <table:table-cell table:formula="of:=IF(AND(ISBLANK([.K35]);ISBLANK([.L35]);ISBLANK([.M35]);ISBLANK([.N35])); &quot;&quot;; DEC2HEX([.K35]*8 + [.L35]*4 + [.M35]*2 + [.N35]*1))">
            <text:p/>
          </table:table-cell>
          <table:table-cell table:formula="of:=IF(AND(ISBLANK([.O35]);ISBLANK([.P35]);ISBLANK([.Q35]);ISBLANK([.R35])); &quot;&quot;; DEC2HEX([.O35]*8 + [.P35]*4 + [.Q35]*2 + [.R35]*1))">
            <text:p/>
          </table:table-cell>
          <table:table-cell table:formula="of:=IF(AND(ISBLANK([.S35]);ISBLANK([.T35]);ISBLANK([.U35]);ISBLANK([.V35])); &quot;&quot;; DEC2HEX([.S35]*8 + [.T35]*4 + [.U35]*2 + [.V35]*1))">
            <text:p/>
          </table:table-cell>
          <table:table-cell table:formula="of:=IF(AND(ISBLANK([.W35]);ISBLANK([.X35]);ISBLANK([.Y35]);ISBLANK([.Z35])); &quot;&quot;; DEC2HEX([.W35]*8 + [.X35]*4 + [.Y35]*2 + [.Z35]*1))">
            <text:p/>
          </table:table-cell>
          <table:table-cell table:formula="of:=IF(AND(ISBLANK([.AA35]);ISBLANK([.AB35]);ISBLANK([.AC35]);ISBLANK([.AD35])); &quot;&quot;; DEC2HEX([.AA35]*8 + [.AB35]*4 + [.AC35]*2 + [.AD35]*1))">
            <text:p/>
          </table:table-cell>
          <table:table-cell table:formula="of:=IF(AND(ISBLANK([.AE35]);ISBLANK([.AF35]);ISBLANK([.AG35]);ISBLANK([.AH35])); &quot;&quot;; DEC2HEX([.AE35]*8 + [.AF35]*4 + [.AG35]*2 + [.AH35]*1))">
            <text:p/>
          </table:table-cell>
          <table:table-cell table:formula="of:=IF(AND(ISBLANK([.AI35]);ISBLANK([.AJ35]);ISBLANK([.AK35]);ISBLANK([.AL35])); &quot;&quot;; DEC2HEX([.AI35]*8 + [.AJ35]*4 + [.AK35]*2 + [.AL35]*1))">
            <text:p/>
          </table:table-cell>
          <table:table-cell table:formula="of:=IF(AND(ISBLANK([.AM35]);ISBLANK([.AN35]);ISBLANK([.AO35]);ISBLANK([.AP35])); &quot;&quot;; DEC2HEX([.AM35]*8 + [.AN35]*4 + [.AO35]*2 + [.AP3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]);ISBLANK([.D36]);ISBLANK([.E36]);ISBLANK([.F36])); &quot;&quot;; DEC2HEX([.C36]*8 + [.D36]*4 + [.E36]*2 + [.F36]*1))">
            <text:p/>
          </table:table-cell>
          <table:table-cell table:formula="of:=IF(AND(ISBLANK([.G36]);ISBLANK([.H36]);ISBLANK([.I36]);ISBLANK([.J36])); &quot;&quot;; DEC2HEX([.G36]*8 + [.H36]*4 + [.I36]*2 + [.J36]*1))">
            <text:p/>
          </table:table-cell>
          <table:table-cell table:formula="of:=IF(AND(ISBLANK([.K36]);ISBLANK([.L36]);ISBLANK([.M36]);ISBLANK([.N36])); &quot;&quot;; DEC2HEX([.K36]*8 + [.L36]*4 + [.M36]*2 + [.N36]*1))">
            <text:p/>
          </table:table-cell>
          <table:table-cell table:formula="of:=IF(AND(ISBLANK([.O36]);ISBLANK([.P36]);ISBLANK([.Q36]);ISBLANK([.R36])); &quot;&quot;; DEC2HEX([.O36]*8 + [.P36]*4 + [.Q36]*2 + [.R36]*1))">
            <text:p/>
          </table:table-cell>
          <table:table-cell table:formula="of:=IF(AND(ISBLANK([.S36]);ISBLANK([.T36]);ISBLANK([.U36]);ISBLANK([.V36])); &quot;&quot;; DEC2HEX([.S36]*8 + [.T36]*4 + [.U36]*2 + [.V36]*1))">
            <text:p/>
          </table:table-cell>
          <table:table-cell table:formula="of:=IF(AND(ISBLANK([.W36]);ISBLANK([.X36]);ISBLANK([.Y36]);ISBLANK([.Z36])); &quot;&quot;; DEC2HEX([.W36]*8 + [.X36]*4 + [.Y36]*2 + [.Z36]*1))">
            <text:p/>
          </table:table-cell>
          <table:table-cell table:formula="of:=IF(AND(ISBLANK([.AA36]);ISBLANK([.AB36]);ISBLANK([.AC36]);ISBLANK([.AD36])); &quot;&quot;; DEC2HEX([.AA36]*8 + [.AB36]*4 + [.AC36]*2 + [.AD36]*1))">
            <text:p/>
          </table:table-cell>
          <table:table-cell table:formula="of:=IF(AND(ISBLANK([.AE36]);ISBLANK([.AF36]);ISBLANK([.AG36]);ISBLANK([.AH36])); &quot;&quot;; DEC2HEX([.AE36]*8 + [.AF36]*4 + [.AG36]*2 + [.AH36]*1))">
            <text:p/>
          </table:table-cell>
          <table:table-cell table:formula="of:=IF(AND(ISBLANK([.AI36]);ISBLANK([.AJ36]);ISBLANK([.AK36]);ISBLANK([.AL36])); &quot;&quot;; DEC2HEX([.AI36]*8 + [.AJ36]*4 + [.AK36]*2 + [.AL36]*1))">
            <text:p/>
          </table:table-cell>
          <table:table-cell table:formula="of:=IF(AND(ISBLANK([.AM36]);ISBLANK([.AN36]);ISBLANK([.AO36]);ISBLANK([.AP36])); &quot;&quot;; DEC2HEX([.AM36]*8 + [.AN36]*4 + [.AO36]*2 + [.AP3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]);ISBLANK([.D37]);ISBLANK([.E37]);ISBLANK([.F37])); &quot;&quot;; DEC2HEX([.C37]*8 + [.D37]*4 + [.E37]*2 + [.F37]*1))">
            <text:p/>
          </table:table-cell>
          <table:table-cell table:formula="of:=IF(AND(ISBLANK([.G37]);ISBLANK([.H37]);ISBLANK([.I37]);ISBLANK([.J37])); &quot;&quot;; DEC2HEX([.G37]*8 + [.H37]*4 + [.I37]*2 + [.J37]*1))">
            <text:p/>
          </table:table-cell>
          <table:table-cell table:formula="of:=IF(AND(ISBLANK([.K37]);ISBLANK([.L37]);ISBLANK([.M37]);ISBLANK([.N37])); &quot;&quot;; DEC2HEX([.K37]*8 + [.L37]*4 + [.M37]*2 + [.N37]*1))">
            <text:p/>
          </table:table-cell>
          <table:table-cell table:formula="of:=IF(AND(ISBLANK([.O37]);ISBLANK([.P37]);ISBLANK([.Q37]);ISBLANK([.R37])); &quot;&quot;; DEC2HEX([.O37]*8 + [.P37]*4 + [.Q37]*2 + [.R37]*1))">
            <text:p/>
          </table:table-cell>
          <table:table-cell table:formula="of:=IF(AND(ISBLANK([.S37]);ISBLANK([.T37]);ISBLANK([.U37]);ISBLANK([.V37])); &quot;&quot;; DEC2HEX([.S37]*8 + [.T37]*4 + [.U37]*2 + [.V37]*1))">
            <text:p/>
          </table:table-cell>
          <table:table-cell table:formula="of:=IF(AND(ISBLANK([.W37]);ISBLANK([.X37]);ISBLANK([.Y37]);ISBLANK([.Z37])); &quot;&quot;; DEC2HEX([.W37]*8 + [.X37]*4 + [.Y37]*2 + [.Z37]*1))">
            <text:p/>
          </table:table-cell>
          <table:table-cell table:formula="of:=IF(AND(ISBLANK([.AA37]);ISBLANK([.AB37]);ISBLANK([.AC37]);ISBLANK([.AD37])); &quot;&quot;; DEC2HEX([.AA37]*8 + [.AB37]*4 + [.AC37]*2 + [.AD37]*1))">
            <text:p/>
          </table:table-cell>
          <table:table-cell table:formula="of:=IF(AND(ISBLANK([.AE37]);ISBLANK([.AF37]);ISBLANK([.AG37]);ISBLANK([.AH37])); &quot;&quot;; DEC2HEX([.AE37]*8 + [.AF37]*4 + [.AG37]*2 + [.AH37]*1))">
            <text:p/>
          </table:table-cell>
          <table:table-cell table:formula="of:=IF(AND(ISBLANK([.AI37]);ISBLANK([.AJ37]);ISBLANK([.AK37]);ISBLANK([.AL37])); &quot;&quot;; DEC2HEX([.AI37]*8 + [.AJ37]*4 + [.AK37]*2 + [.AL37]*1))">
            <text:p/>
          </table:table-cell>
          <table:table-cell table:formula="of:=IF(AND(ISBLANK([.AM37]);ISBLANK([.AN37]);ISBLANK([.AO37]);ISBLANK([.AP37])); &quot;&quot;; DEC2HEX([.AM37]*8 + [.AN37]*4 + [.AO37]*2 + [.AP3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]);ISBLANK([.D38]);ISBLANK([.E38]);ISBLANK([.F38])); &quot;&quot;; DEC2HEX([.C38]*8 + [.D38]*4 + [.E38]*2 + [.F38]*1))">
            <text:p/>
          </table:table-cell>
          <table:table-cell table:formula="of:=IF(AND(ISBLANK([.G38]);ISBLANK([.H38]);ISBLANK([.I38]);ISBLANK([.J38])); &quot;&quot;; DEC2HEX([.G38]*8 + [.H38]*4 + [.I38]*2 + [.J38]*1))">
            <text:p/>
          </table:table-cell>
          <table:table-cell table:formula="of:=IF(AND(ISBLANK([.K38]);ISBLANK([.L38]);ISBLANK([.M38]);ISBLANK([.N38])); &quot;&quot;; DEC2HEX([.K38]*8 + [.L38]*4 + [.M38]*2 + [.N38]*1))">
            <text:p/>
          </table:table-cell>
          <table:table-cell table:formula="of:=IF(AND(ISBLANK([.O38]);ISBLANK([.P38]);ISBLANK([.Q38]);ISBLANK([.R38])); &quot;&quot;; DEC2HEX([.O38]*8 + [.P38]*4 + [.Q38]*2 + [.R38]*1))">
            <text:p/>
          </table:table-cell>
          <table:table-cell table:formula="of:=IF(AND(ISBLANK([.S38]);ISBLANK([.T38]);ISBLANK([.U38]);ISBLANK([.V38])); &quot;&quot;; DEC2HEX([.S38]*8 + [.T38]*4 + [.U38]*2 + [.V38]*1))">
            <text:p/>
          </table:table-cell>
          <table:table-cell table:formula="of:=IF(AND(ISBLANK([.W38]);ISBLANK([.X38]);ISBLANK([.Y38]);ISBLANK([.Z38])); &quot;&quot;; DEC2HEX([.W38]*8 + [.X38]*4 + [.Y38]*2 + [.Z38]*1))">
            <text:p/>
          </table:table-cell>
          <table:table-cell table:formula="of:=IF(AND(ISBLANK([.AA38]);ISBLANK([.AB38]);ISBLANK([.AC38]);ISBLANK([.AD38])); &quot;&quot;; DEC2HEX([.AA38]*8 + [.AB38]*4 + [.AC38]*2 + [.AD38]*1))">
            <text:p/>
          </table:table-cell>
          <table:table-cell table:formula="of:=IF(AND(ISBLANK([.AE38]);ISBLANK([.AF38]);ISBLANK([.AG38]);ISBLANK([.AH38])); &quot;&quot;; DEC2HEX([.AE38]*8 + [.AF38]*4 + [.AG38]*2 + [.AH38]*1))">
            <text:p/>
          </table:table-cell>
          <table:table-cell table:formula="of:=IF(AND(ISBLANK([.AI38]);ISBLANK([.AJ38]);ISBLANK([.AK38]);ISBLANK([.AL38])); &quot;&quot;; DEC2HEX([.AI38]*8 + [.AJ38]*4 + [.AK38]*2 + [.AL38]*1))">
            <text:p/>
          </table:table-cell>
          <table:table-cell table:formula="of:=IF(AND(ISBLANK([.AM38]);ISBLANK([.AN38]);ISBLANK([.AO38]);ISBLANK([.AP38])); &quot;&quot;; DEC2HEX([.AM38]*8 + [.AN38]*4 + [.AO38]*2 + [.AP3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]);ISBLANK([.D39]);ISBLANK([.E39]);ISBLANK([.F39])); &quot;&quot;; DEC2HEX([.C39]*8 + [.D39]*4 + [.E39]*2 + [.F39]*1))">
            <text:p/>
          </table:table-cell>
          <table:table-cell table:formula="of:=IF(AND(ISBLANK([.G39]);ISBLANK([.H39]);ISBLANK([.I39]);ISBLANK([.J39])); &quot;&quot;; DEC2HEX([.G39]*8 + [.H39]*4 + [.I39]*2 + [.J39]*1))">
            <text:p/>
          </table:table-cell>
          <table:table-cell table:formula="of:=IF(AND(ISBLANK([.K39]);ISBLANK([.L39]);ISBLANK([.M39]);ISBLANK([.N39])); &quot;&quot;; DEC2HEX([.K39]*8 + [.L39]*4 + [.M39]*2 + [.N39]*1))">
            <text:p/>
          </table:table-cell>
          <table:table-cell table:formula="of:=IF(AND(ISBLANK([.O39]);ISBLANK([.P39]);ISBLANK([.Q39]);ISBLANK([.R39])); &quot;&quot;; DEC2HEX([.O39]*8 + [.P39]*4 + [.Q39]*2 + [.R39]*1))">
            <text:p/>
          </table:table-cell>
          <table:table-cell table:formula="of:=IF(AND(ISBLANK([.S39]);ISBLANK([.T39]);ISBLANK([.U39]);ISBLANK([.V39])); &quot;&quot;; DEC2HEX([.S39]*8 + [.T39]*4 + [.U39]*2 + [.V39]*1))">
            <text:p/>
          </table:table-cell>
          <table:table-cell table:formula="of:=IF(AND(ISBLANK([.W39]);ISBLANK([.X39]);ISBLANK([.Y39]);ISBLANK([.Z39])); &quot;&quot;; DEC2HEX([.W39]*8 + [.X39]*4 + [.Y39]*2 + [.Z39]*1))">
            <text:p/>
          </table:table-cell>
          <table:table-cell table:formula="of:=IF(AND(ISBLANK([.AA39]);ISBLANK([.AB39]);ISBLANK([.AC39]);ISBLANK([.AD39])); &quot;&quot;; DEC2HEX([.AA39]*8 + [.AB39]*4 + [.AC39]*2 + [.AD39]*1))">
            <text:p/>
          </table:table-cell>
          <table:table-cell table:formula="of:=IF(AND(ISBLANK([.AE39]);ISBLANK([.AF39]);ISBLANK([.AG39]);ISBLANK([.AH39])); &quot;&quot;; DEC2HEX([.AE39]*8 + [.AF39]*4 + [.AG39]*2 + [.AH39]*1))">
            <text:p/>
          </table:table-cell>
          <table:table-cell table:formula="of:=IF(AND(ISBLANK([.AI39]);ISBLANK([.AJ39]);ISBLANK([.AK39]);ISBLANK([.AL39])); &quot;&quot;; DEC2HEX([.AI39]*8 + [.AJ39]*4 + [.AK39]*2 + [.AL39]*1))">
            <text:p/>
          </table:table-cell>
          <table:table-cell table:formula="of:=IF(AND(ISBLANK([.AM39]);ISBLANK([.AN39]);ISBLANK([.AO39]);ISBLANK([.AP39])); &quot;&quot;; DEC2HEX([.AM39]*8 + [.AN39]*4 + [.AO39]*2 + [.AP3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]);ISBLANK([.D40]);ISBLANK([.E40]);ISBLANK([.F40])); &quot;&quot;; DEC2HEX([.C40]*8 + [.D40]*4 + [.E40]*2 + [.F40]*1))">
            <text:p/>
          </table:table-cell>
          <table:table-cell table:formula="of:=IF(AND(ISBLANK([.G40]);ISBLANK([.H40]);ISBLANK([.I40]);ISBLANK([.J40])); &quot;&quot;; DEC2HEX([.G40]*8 + [.H40]*4 + [.I40]*2 + [.J40]*1))">
            <text:p/>
          </table:table-cell>
          <table:table-cell table:formula="of:=IF(AND(ISBLANK([.K40]);ISBLANK([.L40]);ISBLANK([.M40]);ISBLANK([.N40])); &quot;&quot;; DEC2HEX([.K40]*8 + [.L40]*4 + [.M40]*2 + [.N40]*1))">
            <text:p/>
          </table:table-cell>
          <table:table-cell table:formula="of:=IF(AND(ISBLANK([.O40]);ISBLANK([.P40]);ISBLANK([.Q40]);ISBLANK([.R40])); &quot;&quot;; DEC2HEX([.O40]*8 + [.P40]*4 + [.Q40]*2 + [.R40]*1))">
            <text:p/>
          </table:table-cell>
          <table:table-cell table:formula="of:=IF(AND(ISBLANK([.S40]);ISBLANK([.T40]);ISBLANK([.U40]);ISBLANK([.V40])); &quot;&quot;; DEC2HEX([.S40]*8 + [.T40]*4 + [.U40]*2 + [.V40]*1))">
            <text:p/>
          </table:table-cell>
          <table:table-cell table:formula="of:=IF(AND(ISBLANK([.W40]);ISBLANK([.X40]);ISBLANK([.Y40]);ISBLANK([.Z40])); &quot;&quot;; DEC2HEX([.W40]*8 + [.X40]*4 + [.Y40]*2 + [.Z40]*1))">
            <text:p/>
          </table:table-cell>
          <table:table-cell table:formula="of:=IF(AND(ISBLANK([.AA40]);ISBLANK([.AB40]);ISBLANK([.AC40]);ISBLANK([.AD40])); &quot;&quot;; DEC2HEX([.AA40]*8 + [.AB40]*4 + [.AC40]*2 + [.AD40]*1))">
            <text:p/>
          </table:table-cell>
          <table:table-cell table:formula="of:=IF(AND(ISBLANK([.AE40]);ISBLANK([.AF40]);ISBLANK([.AG40]);ISBLANK([.AH40])); &quot;&quot;; DEC2HEX([.AE40]*8 + [.AF40]*4 + [.AG40]*2 + [.AH40]*1))">
            <text:p/>
          </table:table-cell>
          <table:table-cell table:formula="of:=IF(AND(ISBLANK([.AI40]);ISBLANK([.AJ40]);ISBLANK([.AK40]);ISBLANK([.AL40])); &quot;&quot;; DEC2HEX([.AI40]*8 + [.AJ40]*4 + [.AK40]*2 + [.AL40]*1))">
            <text:p/>
          </table:table-cell>
          <table:table-cell table:formula="of:=IF(AND(ISBLANK([.AM40]);ISBLANK([.AN40]);ISBLANK([.AO40]);ISBLANK([.AP40])); &quot;&quot;; DEC2HEX([.AM40]*8 + [.AN40]*4 + [.AO40]*2 + [.AP4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]);ISBLANK([.D41]);ISBLANK([.E41]);ISBLANK([.F41])); &quot;&quot;; DEC2HEX([.C41]*8 + [.D41]*4 + [.E41]*2 + [.F41]*1))">
            <text:p/>
          </table:table-cell>
          <table:table-cell table:formula="of:=IF(AND(ISBLANK([.G41]);ISBLANK([.H41]);ISBLANK([.I41]);ISBLANK([.J41])); &quot;&quot;; DEC2HEX([.G41]*8 + [.H41]*4 + [.I41]*2 + [.J41]*1))">
            <text:p/>
          </table:table-cell>
          <table:table-cell table:formula="of:=IF(AND(ISBLANK([.K41]);ISBLANK([.L41]);ISBLANK([.M41]);ISBLANK([.N41])); &quot;&quot;; DEC2HEX([.K41]*8 + [.L41]*4 + [.M41]*2 + [.N41]*1))">
            <text:p/>
          </table:table-cell>
          <table:table-cell table:formula="of:=IF(AND(ISBLANK([.O41]);ISBLANK([.P41]);ISBLANK([.Q41]);ISBLANK([.R41])); &quot;&quot;; DEC2HEX([.O41]*8 + [.P41]*4 + [.Q41]*2 + [.R41]*1))">
            <text:p/>
          </table:table-cell>
          <table:table-cell table:formula="of:=IF(AND(ISBLANK([.S41]);ISBLANK([.T41]);ISBLANK([.U41]);ISBLANK([.V41])); &quot;&quot;; DEC2HEX([.S41]*8 + [.T41]*4 + [.U41]*2 + [.V41]*1))">
            <text:p/>
          </table:table-cell>
          <table:table-cell table:formula="of:=IF(AND(ISBLANK([.W41]);ISBLANK([.X41]);ISBLANK([.Y41]);ISBLANK([.Z41])); &quot;&quot;; DEC2HEX([.W41]*8 + [.X41]*4 + [.Y41]*2 + [.Z41]*1))">
            <text:p/>
          </table:table-cell>
          <table:table-cell table:formula="of:=IF(AND(ISBLANK([.AA41]);ISBLANK([.AB41]);ISBLANK([.AC41]);ISBLANK([.AD41])); &quot;&quot;; DEC2HEX([.AA41]*8 + [.AB41]*4 + [.AC41]*2 + [.AD41]*1))">
            <text:p/>
          </table:table-cell>
          <table:table-cell table:formula="of:=IF(AND(ISBLANK([.AE41]);ISBLANK([.AF41]);ISBLANK([.AG41]);ISBLANK([.AH41])); &quot;&quot;; DEC2HEX([.AE41]*8 + [.AF41]*4 + [.AG41]*2 + [.AH41]*1))">
            <text:p/>
          </table:table-cell>
          <table:table-cell table:formula="of:=IF(AND(ISBLANK([.AI41]);ISBLANK([.AJ41]);ISBLANK([.AK41]);ISBLANK([.AL41])); &quot;&quot;; DEC2HEX([.AI41]*8 + [.AJ41]*4 + [.AK41]*2 + [.AL41]*1))">
            <text:p/>
          </table:table-cell>
          <table:table-cell table:formula="of:=IF(AND(ISBLANK([.AM41]);ISBLANK([.AN41]);ISBLANK([.AO41]);ISBLANK([.AP41])); &quot;&quot;; DEC2HEX([.AM41]*8 + [.AN41]*4 + [.AO41]*2 + [.AP4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]);ISBLANK([.D42]);ISBLANK([.E42]);ISBLANK([.F42])); &quot;&quot;; DEC2HEX([.C42]*8 + [.D42]*4 + [.E42]*2 + [.F42]*1))">
            <text:p/>
          </table:table-cell>
          <table:table-cell table:formula="of:=IF(AND(ISBLANK([.G42]);ISBLANK([.H42]);ISBLANK([.I42]);ISBLANK([.J42])); &quot;&quot;; DEC2HEX([.G42]*8 + [.H42]*4 + [.I42]*2 + [.J42]*1))">
            <text:p/>
          </table:table-cell>
          <table:table-cell table:formula="of:=IF(AND(ISBLANK([.K42]);ISBLANK([.L42]);ISBLANK([.M42]);ISBLANK([.N42])); &quot;&quot;; DEC2HEX([.K42]*8 + [.L42]*4 + [.M42]*2 + [.N42]*1))">
            <text:p/>
          </table:table-cell>
          <table:table-cell table:formula="of:=IF(AND(ISBLANK([.O42]);ISBLANK([.P42]);ISBLANK([.Q42]);ISBLANK([.R42])); &quot;&quot;; DEC2HEX([.O42]*8 + [.P42]*4 + [.Q42]*2 + [.R42]*1))">
            <text:p/>
          </table:table-cell>
          <table:table-cell table:formula="of:=IF(AND(ISBLANK([.S42]);ISBLANK([.T42]);ISBLANK([.U42]);ISBLANK([.V42])); &quot;&quot;; DEC2HEX([.S42]*8 + [.T42]*4 + [.U42]*2 + [.V42]*1))">
            <text:p/>
          </table:table-cell>
          <table:table-cell table:formula="of:=IF(AND(ISBLANK([.W42]);ISBLANK([.X42]);ISBLANK([.Y42]);ISBLANK([.Z42])); &quot;&quot;; DEC2HEX([.W42]*8 + [.X42]*4 + [.Y42]*2 + [.Z42]*1))">
            <text:p/>
          </table:table-cell>
          <table:table-cell table:formula="of:=IF(AND(ISBLANK([.AA42]);ISBLANK([.AB42]);ISBLANK([.AC42]);ISBLANK([.AD42])); &quot;&quot;; DEC2HEX([.AA42]*8 + [.AB42]*4 + [.AC42]*2 + [.AD42]*1))">
            <text:p/>
          </table:table-cell>
          <table:table-cell table:formula="of:=IF(AND(ISBLANK([.AE42]);ISBLANK([.AF42]);ISBLANK([.AG42]);ISBLANK([.AH42])); &quot;&quot;; DEC2HEX([.AE42]*8 + [.AF42]*4 + [.AG42]*2 + [.AH42]*1))">
            <text:p/>
          </table:table-cell>
          <table:table-cell table:formula="of:=IF(AND(ISBLANK([.AI42]);ISBLANK([.AJ42]);ISBLANK([.AK42]);ISBLANK([.AL42])); &quot;&quot;; DEC2HEX([.AI42]*8 + [.AJ42]*4 + [.AK42]*2 + [.AL42]*1))">
            <text:p/>
          </table:table-cell>
          <table:table-cell table:formula="of:=IF(AND(ISBLANK([.AM42]);ISBLANK([.AN42]);ISBLANK([.AO42]);ISBLANK([.AP42])); &quot;&quot;; DEC2HEX([.AM42]*8 + [.AN42]*4 + [.AO42]*2 + [.AP4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]);ISBLANK([.D43]);ISBLANK([.E43]);ISBLANK([.F43])); &quot;&quot;; DEC2HEX([.C43]*8 + [.D43]*4 + [.E43]*2 + [.F43]*1))">
            <text:p/>
          </table:table-cell>
          <table:table-cell table:formula="of:=IF(AND(ISBLANK([.G43]);ISBLANK([.H43]);ISBLANK([.I43]);ISBLANK([.J43])); &quot;&quot;; DEC2HEX([.G43]*8 + [.H43]*4 + [.I43]*2 + [.J43]*1))">
            <text:p/>
          </table:table-cell>
          <table:table-cell table:formula="of:=IF(AND(ISBLANK([.K43]);ISBLANK([.L43]);ISBLANK([.M43]);ISBLANK([.N43])); &quot;&quot;; DEC2HEX([.K43]*8 + [.L43]*4 + [.M43]*2 + [.N43]*1))">
            <text:p/>
          </table:table-cell>
          <table:table-cell table:formula="of:=IF(AND(ISBLANK([.O43]);ISBLANK([.P43]);ISBLANK([.Q43]);ISBLANK([.R43])); &quot;&quot;; DEC2HEX([.O43]*8 + [.P43]*4 + [.Q43]*2 + [.R43]*1))">
            <text:p/>
          </table:table-cell>
          <table:table-cell table:formula="of:=IF(AND(ISBLANK([.S43]);ISBLANK([.T43]);ISBLANK([.U43]);ISBLANK([.V43])); &quot;&quot;; DEC2HEX([.S43]*8 + [.T43]*4 + [.U43]*2 + [.V43]*1))">
            <text:p/>
          </table:table-cell>
          <table:table-cell table:formula="of:=IF(AND(ISBLANK([.W43]);ISBLANK([.X43]);ISBLANK([.Y43]);ISBLANK([.Z43])); &quot;&quot;; DEC2HEX([.W43]*8 + [.X43]*4 + [.Y43]*2 + [.Z43]*1))">
            <text:p/>
          </table:table-cell>
          <table:table-cell table:formula="of:=IF(AND(ISBLANK([.AA43]);ISBLANK([.AB43]);ISBLANK([.AC43]);ISBLANK([.AD43])); &quot;&quot;; DEC2HEX([.AA43]*8 + [.AB43]*4 + [.AC43]*2 + [.AD43]*1))">
            <text:p/>
          </table:table-cell>
          <table:table-cell table:formula="of:=IF(AND(ISBLANK([.AE43]);ISBLANK([.AF43]);ISBLANK([.AG43]);ISBLANK([.AH43])); &quot;&quot;; DEC2HEX([.AE43]*8 + [.AF43]*4 + [.AG43]*2 + [.AH43]*1))">
            <text:p/>
          </table:table-cell>
          <table:table-cell table:formula="of:=IF(AND(ISBLANK([.AI43]);ISBLANK([.AJ43]);ISBLANK([.AK43]);ISBLANK([.AL43])); &quot;&quot;; DEC2HEX([.AI43]*8 + [.AJ43]*4 + [.AK43]*2 + [.AL43]*1))">
            <text:p/>
          </table:table-cell>
          <table:table-cell table:formula="of:=IF(AND(ISBLANK([.AM43]);ISBLANK([.AN43]);ISBLANK([.AO43]);ISBLANK([.AP43])); &quot;&quot;; DEC2HEX([.AM43]*8 + [.AN43]*4 + [.AO43]*2 + [.AP4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]);ISBLANK([.D44]);ISBLANK([.E44]);ISBLANK([.F44])); &quot;&quot;; DEC2HEX([.C44]*8 + [.D44]*4 + [.E44]*2 + [.F44]*1))">
            <text:p/>
          </table:table-cell>
          <table:table-cell table:formula="of:=IF(AND(ISBLANK([.G44]);ISBLANK([.H44]);ISBLANK([.I44]);ISBLANK([.J44])); &quot;&quot;; DEC2HEX([.G44]*8 + [.H44]*4 + [.I44]*2 + [.J44]*1))">
            <text:p/>
          </table:table-cell>
          <table:table-cell table:formula="of:=IF(AND(ISBLANK([.K44]);ISBLANK([.L44]);ISBLANK([.M44]);ISBLANK([.N44])); &quot;&quot;; DEC2HEX([.K44]*8 + [.L44]*4 + [.M44]*2 + [.N44]*1))">
            <text:p/>
          </table:table-cell>
          <table:table-cell table:formula="of:=IF(AND(ISBLANK([.O44]);ISBLANK([.P44]);ISBLANK([.Q44]);ISBLANK([.R44])); &quot;&quot;; DEC2HEX([.O44]*8 + [.P44]*4 + [.Q44]*2 + [.R44]*1))">
            <text:p/>
          </table:table-cell>
          <table:table-cell table:formula="of:=IF(AND(ISBLANK([.S44]);ISBLANK([.T44]);ISBLANK([.U44]);ISBLANK([.V44])); &quot;&quot;; DEC2HEX([.S44]*8 + [.T44]*4 + [.U44]*2 + [.V44]*1))">
            <text:p/>
          </table:table-cell>
          <table:table-cell table:formula="of:=IF(AND(ISBLANK([.W44]);ISBLANK([.X44]);ISBLANK([.Y44]);ISBLANK([.Z44])); &quot;&quot;; DEC2HEX([.W44]*8 + [.X44]*4 + [.Y44]*2 + [.Z44]*1))">
            <text:p/>
          </table:table-cell>
          <table:table-cell table:formula="of:=IF(AND(ISBLANK([.AA44]);ISBLANK([.AB44]);ISBLANK([.AC44]);ISBLANK([.AD44])); &quot;&quot;; DEC2HEX([.AA44]*8 + [.AB44]*4 + [.AC44]*2 + [.AD44]*1))">
            <text:p/>
          </table:table-cell>
          <table:table-cell table:formula="of:=IF(AND(ISBLANK([.AE44]);ISBLANK([.AF44]);ISBLANK([.AG44]);ISBLANK([.AH44])); &quot;&quot;; DEC2HEX([.AE44]*8 + [.AF44]*4 + [.AG44]*2 + [.AH44]*1))">
            <text:p/>
          </table:table-cell>
          <table:table-cell table:formula="of:=IF(AND(ISBLANK([.AI44]);ISBLANK([.AJ44]);ISBLANK([.AK44]);ISBLANK([.AL44])); &quot;&quot;; DEC2HEX([.AI44]*8 + [.AJ44]*4 + [.AK44]*2 + [.AL44]*1))">
            <text:p/>
          </table:table-cell>
          <table:table-cell table:formula="of:=IF(AND(ISBLANK([.AM44]);ISBLANK([.AN44]);ISBLANK([.AO44]);ISBLANK([.AP44])); &quot;&quot;; DEC2HEX([.AM44]*8 + [.AN44]*4 + [.AO44]*2 + [.AP4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]);ISBLANK([.D45]);ISBLANK([.E45]);ISBLANK([.F45])); &quot;&quot;; DEC2HEX([.C45]*8 + [.D45]*4 + [.E45]*2 + [.F45]*1))">
            <text:p/>
          </table:table-cell>
          <table:table-cell table:formula="of:=IF(AND(ISBLANK([.G45]);ISBLANK([.H45]);ISBLANK([.I45]);ISBLANK([.J45])); &quot;&quot;; DEC2HEX([.G45]*8 + [.H45]*4 + [.I45]*2 + [.J45]*1))">
            <text:p/>
          </table:table-cell>
          <table:table-cell table:formula="of:=IF(AND(ISBLANK([.K45]);ISBLANK([.L45]);ISBLANK([.M45]);ISBLANK([.N45])); &quot;&quot;; DEC2HEX([.K45]*8 + [.L45]*4 + [.M45]*2 + [.N45]*1))">
            <text:p/>
          </table:table-cell>
          <table:table-cell table:formula="of:=IF(AND(ISBLANK([.O45]);ISBLANK([.P45]);ISBLANK([.Q45]);ISBLANK([.R45])); &quot;&quot;; DEC2HEX([.O45]*8 + [.P45]*4 + [.Q45]*2 + [.R45]*1))">
            <text:p/>
          </table:table-cell>
          <table:table-cell table:formula="of:=IF(AND(ISBLANK([.S45]);ISBLANK([.T45]);ISBLANK([.U45]);ISBLANK([.V45])); &quot;&quot;; DEC2HEX([.S45]*8 + [.T45]*4 + [.U45]*2 + [.V45]*1))">
            <text:p/>
          </table:table-cell>
          <table:table-cell table:formula="of:=IF(AND(ISBLANK([.W45]);ISBLANK([.X45]);ISBLANK([.Y45]);ISBLANK([.Z45])); &quot;&quot;; DEC2HEX([.W45]*8 + [.X45]*4 + [.Y45]*2 + [.Z45]*1))">
            <text:p/>
          </table:table-cell>
          <table:table-cell table:formula="of:=IF(AND(ISBLANK([.AA45]);ISBLANK([.AB45]);ISBLANK([.AC45]);ISBLANK([.AD45])); &quot;&quot;; DEC2HEX([.AA45]*8 + [.AB45]*4 + [.AC45]*2 + [.AD45]*1))">
            <text:p/>
          </table:table-cell>
          <table:table-cell table:formula="of:=IF(AND(ISBLANK([.AE45]);ISBLANK([.AF45]);ISBLANK([.AG45]);ISBLANK([.AH45])); &quot;&quot;; DEC2HEX([.AE45]*8 + [.AF45]*4 + [.AG45]*2 + [.AH45]*1))">
            <text:p/>
          </table:table-cell>
          <table:table-cell table:formula="of:=IF(AND(ISBLANK([.AI45]);ISBLANK([.AJ45]);ISBLANK([.AK45]);ISBLANK([.AL45])); &quot;&quot;; DEC2HEX([.AI45]*8 + [.AJ45]*4 + [.AK45]*2 + [.AL45]*1))">
            <text:p/>
          </table:table-cell>
          <table:table-cell table:formula="of:=IF(AND(ISBLANK([.AM45]);ISBLANK([.AN45]);ISBLANK([.AO45]);ISBLANK([.AP45])); &quot;&quot;; DEC2HEX([.AM45]*8 + [.AN45]*4 + [.AO45]*2 + [.AP4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]);ISBLANK([.D46]);ISBLANK([.E46]);ISBLANK([.F46])); &quot;&quot;; DEC2HEX([.C46]*8 + [.D46]*4 + [.E46]*2 + [.F46]*1))">
            <text:p/>
          </table:table-cell>
          <table:table-cell table:formula="of:=IF(AND(ISBLANK([.G46]);ISBLANK([.H46]);ISBLANK([.I46]);ISBLANK([.J46])); &quot;&quot;; DEC2HEX([.G46]*8 + [.H46]*4 + [.I46]*2 + [.J46]*1))">
            <text:p/>
          </table:table-cell>
          <table:table-cell table:formula="of:=IF(AND(ISBLANK([.K46]);ISBLANK([.L46]);ISBLANK([.M46]);ISBLANK([.N46])); &quot;&quot;; DEC2HEX([.K46]*8 + [.L46]*4 + [.M46]*2 + [.N46]*1))">
            <text:p/>
          </table:table-cell>
          <table:table-cell table:formula="of:=IF(AND(ISBLANK([.O46]);ISBLANK([.P46]);ISBLANK([.Q46]);ISBLANK([.R46])); &quot;&quot;; DEC2HEX([.O46]*8 + [.P46]*4 + [.Q46]*2 + [.R46]*1))">
            <text:p/>
          </table:table-cell>
          <table:table-cell table:formula="of:=IF(AND(ISBLANK([.S46]);ISBLANK([.T46]);ISBLANK([.U46]);ISBLANK([.V46])); &quot;&quot;; DEC2HEX([.S46]*8 + [.T46]*4 + [.U46]*2 + [.V46]*1))">
            <text:p/>
          </table:table-cell>
          <table:table-cell table:formula="of:=IF(AND(ISBLANK([.W46]);ISBLANK([.X46]);ISBLANK([.Y46]);ISBLANK([.Z46])); &quot;&quot;; DEC2HEX([.W46]*8 + [.X46]*4 + [.Y46]*2 + [.Z46]*1))">
            <text:p/>
          </table:table-cell>
          <table:table-cell table:formula="of:=IF(AND(ISBLANK([.AA46]);ISBLANK([.AB46]);ISBLANK([.AC46]);ISBLANK([.AD46])); &quot;&quot;; DEC2HEX([.AA46]*8 + [.AB46]*4 + [.AC46]*2 + [.AD46]*1))">
            <text:p/>
          </table:table-cell>
          <table:table-cell table:formula="of:=IF(AND(ISBLANK([.AE46]);ISBLANK([.AF46]);ISBLANK([.AG46]);ISBLANK([.AH46])); &quot;&quot;; DEC2HEX([.AE46]*8 + [.AF46]*4 + [.AG46]*2 + [.AH46]*1))">
            <text:p/>
          </table:table-cell>
          <table:table-cell table:formula="of:=IF(AND(ISBLANK([.AI46]);ISBLANK([.AJ46]);ISBLANK([.AK46]);ISBLANK([.AL46])); &quot;&quot;; DEC2HEX([.AI46]*8 + [.AJ46]*4 + [.AK46]*2 + [.AL46]*1))">
            <text:p/>
          </table:table-cell>
          <table:table-cell table:formula="of:=IF(AND(ISBLANK([.AM46]);ISBLANK([.AN46]);ISBLANK([.AO46]);ISBLANK([.AP46])); &quot;&quot;; DEC2HEX([.AM46]*8 + [.AN46]*4 + [.AO46]*2 + [.AP4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]);ISBLANK([.D47]);ISBLANK([.E47]);ISBLANK([.F47])); &quot;&quot;; DEC2HEX([.C47]*8 + [.D47]*4 + [.E47]*2 + [.F47]*1))">
            <text:p/>
          </table:table-cell>
          <table:table-cell table:formula="of:=IF(AND(ISBLANK([.G47]);ISBLANK([.H47]);ISBLANK([.I47]);ISBLANK([.J47])); &quot;&quot;; DEC2HEX([.G47]*8 + [.H47]*4 + [.I47]*2 + [.J47]*1))">
            <text:p/>
          </table:table-cell>
          <table:table-cell table:formula="of:=IF(AND(ISBLANK([.K47]);ISBLANK([.L47]);ISBLANK([.M47]);ISBLANK([.N47])); &quot;&quot;; DEC2HEX([.K47]*8 + [.L47]*4 + [.M47]*2 + [.N47]*1))">
            <text:p/>
          </table:table-cell>
          <table:table-cell table:formula="of:=IF(AND(ISBLANK([.O47]);ISBLANK([.P47]);ISBLANK([.Q47]);ISBLANK([.R47])); &quot;&quot;; DEC2HEX([.O47]*8 + [.P47]*4 + [.Q47]*2 + [.R47]*1))">
            <text:p/>
          </table:table-cell>
          <table:table-cell table:formula="of:=IF(AND(ISBLANK([.S47]);ISBLANK([.T47]);ISBLANK([.U47]);ISBLANK([.V47])); &quot;&quot;; DEC2HEX([.S47]*8 + [.T47]*4 + [.U47]*2 + [.V47]*1))">
            <text:p/>
          </table:table-cell>
          <table:table-cell table:formula="of:=IF(AND(ISBLANK([.W47]);ISBLANK([.X47]);ISBLANK([.Y47]);ISBLANK([.Z47])); &quot;&quot;; DEC2HEX([.W47]*8 + [.X47]*4 + [.Y47]*2 + [.Z47]*1))">
            <text:p/>
          </table:table-cell>
          <table:table-cell table:formula="of:=IF(AND(ISBLANK([.AA47]);ISBLANK([.AB47]);ISBLANK([.AC47]);ISBLANK([.AD47])); &quot;&quot;; DEC2HEX([.AA47]*8 + [.AB47]*4 + [.AC47]*2 + [.AD47]*1))">
            <text:p/>
          </table:table-cell>
          <table:table-cell table:formula="of:=IF(AND(ISBLANK([.AE47]);ISBLANK([.AF47]);ISBLANK([.AG47]);ISBLANK([.AH47])); &quot;&quot;; DEC2HEX([.AE47]*8 + [.AF47]*4 + [.AG47]*2 + [.AH47]*1))">
            <text:p/>
          </table:table-cell>
          <table:table-cell table:formula="of:=IF(AND(ISBLANK([.AI47]);ISBLANK([.AJ47]);ISBLANK([.AK47]);ISBLANK([.AL47])); &quot;&quot;; DEC2HEX([.AI47]*8 + [.AJ47]*4 + [.AK47]*2 + [.AL47]*1))">
            <text:p/>
          </table:table-cell>
          <table:table-cell table:formula="of:=IF(AND(ISBLANK([.AM47]);ISBLANK([.AN47]);ISBLANK([.AO47]);ISBLANK([.AP47])); &quot;&quot;; DEC2HEX([.AM47]*8 + [.AN47]*4 + [.AO47]*2 + [.AP4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]);ISBLANK([.D48]);ISBLANK([.E48]);ISBLANK([.F48])); &quot;&quot;; DEC2HEX([.C48]*8 + [.D48]*4 + [.E48]*2 + [.F48]*1))">
            <text:p/>
          </table:table-cell>
          <table:table-cell table:formula="of:=IF(AND(ISBLANK([.G48]);ISBLANK([.H48]);ISBLANK([.I48]);ISBLANK([.J48])); &quot;&quot;; DEC2HEX([.G48]*8 + [.H48]*4 + [.I48]*2 + [.J48]*1))">
            <text:p/>
          </table:table-cell>
          <table:table-cell table:formula="of:=IF(AND(ISBLANK([.K48]);ISBLANK([.L48]);ISBLANK([.M48]);ISBLANK([.N48])); &quot;&quot;; DEC2HEX([.K48]*8 + [.L48]*4 + [.M48]*2 + [.N48]*1))">
            <text:p/>
          </table:table-cell>
          <table:table-cell table:formula="of:=IF(AND(ISBLANK([.O48]);ISBLANK([.P48]);ISBLANK([.Q48]);ISBLANK([.R48])); &quot;&quot;; DEC2HEX([.O48]*8 + [.P48]*4 + [.Q48]*2 + [.R48]*1))">
            <text:p/>
          </table:table-cell>
          <table:table-cell table:formula="of:=IF(AND(ISBLANK([.S48]);ISBLANK([.T48]);ISBLANK([.U48]);ISBLANK([.V48])); &quot;&quot;; DEC2HEX([.S48]*8 + [.T48]*4 + [.U48]*2 + [.V48]*1))">
            <text:p/>
          </table:table-cell>
          <table:table-cell table:formula="of:=IF(AND(ISBLANK([.W48]);ISBLANK([.X48]);ISBLANK([.Y48]);ISBLANK([.Z48])); &quot;&quot;; DEC2HEX([.W48]*8 + [.X48]*4 + [.Y48]*2 + [.Z48]*1))">
            <text:p/>
          </table:table-cell>
          <table:table-cell table:formula="of:=IF(AND(ISBLANK([.AA48]);ISBLANK([.AB48]);ISBLANK([.AC48]);ISBLANK([.AD48])); &quot;&quot;; DEC2HEX([.AA48]*8 + [.AB48]*4 + [.AC48]*2 + [.AD48]*1))">
            <text:p/>
          </table:table-cell>
          <table:table-cell table:formula="of:=IF(AND(ISBLANK([.AE48]);ISBLANK([.AF48]);ISBLANK([.AG48]);ISBLANK([.AH48])); &quot;&quot;; DEC2HEX([.AE48]*8 + [.AF48]*4 + [.AG48]*2 + [.AH48]*1))">
            <text:p/>
          </table:table-cell>
          <table:table-cell table:formula="of:=IF(AND(ISBLANK([.AI48]);ISBLANK([.AJ48]);ISBLANK([.AK48]);ISBLANK([.AL48])); &quot;&quot;; DEC2HEX([.AI48]*8 + [.AJ48]*4 + [.AK48]*2 + [.AL48]*1))">
            <text:p/>
          </table:table-cell>
          <table:table-cell table:formula="of:=IF(AND(ISBLANK([.AM48]);ISBLANK([.AN48]);ISBLANK([.AO48]);ISBLANK([.AP48])); &quot;&quot;; DEC2HEX([.AM48]*8 + [.AN48]*4 + [.AO48]*2 + [.AP4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]);ISBLANK([.D49]);ISBLANK([.E49]);ISBLANK([.F49])); &quot;&quot;; DEC2HEX([.C49]*8 + [.D49]*4 + [.E49]*2 + [.F49]*1))">
            <text:p/>
          </table:table-cell>
          <table:table-cell table:formula="of:=IF(AND(ISBLANK([.G49]);ISBLANK([.H49]);ISBLANK([.I49]);ISBLANK([.J49])); &quot;&quot;; DEC2HEX([.G49]*8 + [.H49]*4 + [.I49]*2 + [.J49]*1))">
            <text:p/>
          </table:table-cell>
          <table:table-cell table:formula="of:=IF(AND(ISBLANK([.K49]);ISBLANK([.L49]);ISBLANK([.M49]);ISBLANK([.N49])); &quot;&quot;; DEC2HEX([.K49]*8 + [.L49]*4 + [.M49]*2 + [.N49]*1))">
            <text:p/>
          </table:table-cell>
          <table:table-cell table:formula="of:=IF(AND(ISBLANK([.O49]);ISBLANK([.P49]);ISBLANK([.Q49]);ISBLANK([.R49])); &quot;&quot;; DEC2HEX([.O49]*8 + [.P49]*4 + [.Q49]*2 + [.R49]*1))">
            <text:p/>
          </table:table-cell>
          <table:table-cell table:formula="of:=IF(AND(ISBLANK([.S49]);ISBLANK([.T49]);ISBLANK([.U49]);ISBLANK([.V49])); &quot;&quot;; DEC2HEX([.S49]*8 + [.T49]*4 + [.U49]*2 + [.V49]*1))">
            <text:p/>
          </table:table-cell>
          <table:table-cell table:formula="of:=IF(AND(ISBLANK([.W49]);ISBLANK([.X49]);ISBLANK([.Y49]);ISBLANK([.Z49])); &quot;&quot;; DEC2HEX([.W49]*8 + [.X49]*4 + [.Y49]*2 + [.Z49]*1))">
            <text:p/>
          </table:table-cell>
          <table:table-cell table:formula="of:=IF(AND(ISBLANK([.AA49]);ISBLANK([.AB49]);ISBLANK([.AC49]);ISBLANK([.AD49])); &quot;&quot;; DEC2HEX([.AA49]*8 + [.AB49]*4 + [.AC49]*2 + [.AD49]*1))">
            <text:p/>
          </table:table-cell>
          <table:table-cell table:formula="of:=IF(AND(ISBLANK([.AE49]);ISBLANK([.AF49]);ISBLANK([.AG49]);ISBLANK([.AH49])); &quot;&quot;; DEC2HEX([.AE49]*8 + [.AF49]*4 + [.AG49]*2 + [.AH49]*1))">
            <text:p/>
          </table:table-cell>
          <table:table-cell table:formula="of:=IF(AND(ISBLANK([.AI49]);ISBLANK([.AJ49]);ISBLANK([.AK49]);ISBLANK([.AL49])); &quot;&quot;; DEC2HEX([.AI49]*8 + [.AJ49]*4 + [.AK49]*2 + [.AL49]*1))">
            <text:p/>
          </table:table-cell>
          <table:table-cell table:formula="of:=IF(AND(ISBLANK([.AM49]);ISBLANK([.AN49]);ISBLANK([.AO49]);ISBLANK([.AP49])); &quot;&quot;; DEC2HEX([.AM49]*8 + [.AN49]*4 + [.AO49]*2 + [.AP4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0]);ISBLANK([.D50]);ISBLANK([.E50]);ISBLANK([.F50])); &quot;&quot;; DEC2HEX([.C50]*8 + [.D50]*4 + [.E50]*2 + [.F50]*1))">
            <text:p/>
          </table:table-cell>
          <table:table-cell table:formula="of:=IF(AND(ISBLANK([.G50]);ISBLANK([.H50]);ISBLANK([.I50]);ISBLANK([.J50])); &quot;&quot;; DEC2HEX([.G50]*8 + [.H50]*4 + [.I50]*2 + [.J50]*1))">
            <text:p/>
          </table:table-cell>
          <table:table-cell table:formula="of:=IF(AND(ISBLANK([.K50]);ISBLANK([.L50]);ISBLANK([.M50]);ISBLANK([.N50])); &quot;&quot;; DEC2HEX([.K50]*8 + [.L50]*4 + [.M50]*2 + [.N50]*1))">
            <text:p/>
          </table:table-cell>
          <table:table-cell table:formula="of:=IF(AND(ISBLANK([.O50]);ISBLANK([.P50]);ISBLANK([.Q50]);ISBLANK([.R50])); &quot;&quot;; DEC2HEX([.O50]*8 + [.P50]*4 + [.Q50]*2 + [.R50]*1))">
            <text:p/>
          </table:table-cell>
          <table:table-cell table:formula="of:=IF(AND(ISBLANK([.S50]);ISBLANK([.T50]);ISBLANK([.U50]);ISBLANK([.V50])); &quot;&quot;; DEC2HEX([.S50]*8 + [.T50]*4 + [.U50]*2 + [.V50]*1))">
            <text:p/>
          </table:table-cell>
          <table:table-cell table:formula="of:=IF(AND(ISBLANK([.W50]);ISBLANK([.X50]);ISBLANK([.Y50]);ISBLANK([.Z50])); &quot;&quot;; DEC2HEX([.W50]*8 + [.X50]*4 + [.Y50]*2 + [.Z50]*1))">
            <text:p/>
          </table:table-cell>
          <table:table-cell table:formula="of:=IF(AND(ISBLANK([.AA50]);ISBLANK([.AB50]);ISBLANK([.AC50]);ISBLANK([.AD50])); &quot;&quot;; DEC2HEX([.AA50]*8 + [.AB50]*4 + [.AC50]*2 + [.AD50]*1))">
            <text:p/>
          </table:table-cell>
          <table:table-cell table:formula="of:=IF(AND(ISBLANK([.AE50]);ISBLANK([.AF50]);ISBLANK([.AG50]);ISBLANK([.AH50])); &quot;&quot;; DEC2HEX([.AE50]*8 + [.AF50]*4 + [.AG50]*2 + [.AH50]*1))">
            <text:p/>
          </table:table-cell>
          <table:table-cell table:formula="of:=IF(AND(ISBLANK([.AI50]);ISBLANK([.AJ50]);ISBLANK([.AK50]);ISBLANK([.AL50])); &quot;&quot;; DEC2HEX([.AI50]*8 + [.AJ50]*4 + [.AK50]*2 + [.AL50]*1))">
            <text:p/>
          </table:table-cell>
          <table:table-cell table:formula="of:=IF(AND(ISBLANK([.AM50]);ISBLANK([.AN50]);ISBLANK([.AO50]);ISBLANK([.AP50])); &quot;&quot;; DEC2HEX([.AM50]*8 + [.AN50]*4 + [.AO50]*2 + [.AP5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1]);ISBLANK([.D51]);ISBLANK([.E51]);ISBLANK([.F51])); &quot;&quot;; DEC2HEX([.C51]*8 + [.D51]*4 + [.E51]*2 + [.F51]*1))">
            <text:p/>
          </table:table-cell>
          <table:table-cell table:formula="of:=IF(AND(ISBLANK([.G51]);ISBLANK([.H51]);ISBLANK([.I51]);ISBLANK([.J51])); &quot;&quot;; DEC2HEX([.G51]*8 + [.H51]*4 + [.I51]*2 + [.J51]*1))">
            <text:p/>
          </table:table-cell>
          <table:table-cell table:formula="of:=IF(AND(ISBLANK([.K51]);ISBLANK([.L51]);ISBLANK([.M51]);ISBLANK([.N51])); &quot;&quot;; DEC2HEX([.K51]*8 + [.L51]*4 + [.M51]*2 + [.N51]*1))">
            <text:p/>
          </table:table-cell>
          <table:table-cell table:formula="of:=IF(AND(ISBLANK([.O51]);ISBLANK([.P51]);ISBLANK([.Q51]);ISBLANK([.R51])); &quot;&quot;; DEC2HEX([.O51]*8 + [.P51]*4 + [.Q51]*2 + [.R51]*1))">
            <text:p/>
          </table:table-cell>
          <table:table-cell table:formula="of:=IF(AND(ISBLANK([.S51]);ISBLANK([.T51]);ISBLANK([.U51]);ISBLANK([.V51])); &quot;&quot;; DEC2HEX([.S51]*8 + [.T51]*4 + [.U51]*2 + [.V51]*1))">
            <text:p/>
          </table:table-cell>
          <table:table-cell table:formula="of:=IF(AND(ISBLANK([.W51]);ISBLANK([.X51]);ISBLANK([.Y51]);ISBLANK([.Z51])); &quot;&quot;; DEC2HEX([.W51]*8 + [.X51]*4 + [.Y51]*2 + [.Z51]*1))">
            <text:p/>
          </table:table-cell>
          <table:table-cell table:formula="of:=IF(AND(ISBLANK([.AA51]);ISBLANK([.AB51]);ISBLANK([.AC51]);ISBLANK([.AD51])); &quot;&quot;; DEC2HEX([.AA51]*8 + [.AB51]*4 + [.AC51]*2 + [.AD51]*1))">
            <text:p/>
          </table:table-cell>
          <table:table-cell table:formula="of:=IF(AND(ISBLANK([.AE51]);ISBLANK([.AF51]);ISBLANK([.AG51]);ISBLANK([.AH51])); &quot;&quot;; DEC2HEX([.AE51]*8 + [.AF51]*4 + [.AG51]*2 + [.AH51]*1))">
            <text:p/>
          </table:table-cell>
          <table:table-cell table:formula="of:=IF(AND(ISBLANK([.AI51]);ISBLANK([.AJ51]);ISBLANK([.AK51]);ISBLANK([.AL51])); &quot;&quot;; DEC2HEX([.AI51]*8 + [.AJ51]*4 + [.AK51]*2 + [.AL51]*1))">
            <text:p/>
          </table:table-cell>
          <table:table-cell table:formula="of:=IF(AND(ISBLANK([.AM51]);ISBLANK([.AN51]);ISBLANK([.AO51]);ISBLANK([.AP51])); &quot;&quot;; DEC2HEX([.AM51]*8 + [.AN51]*4 + [.AO51]*2 + [.AP5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2]);ISBLANK([.D52]);ISBLANK([.E52]);ISBLANK([.F52])); &quot;&quot;; DEC2HEX([.C52]*8 + [.D52]*4 + [.E52]*2 + [.F52]*1))">
            <text:p/>
          </table:table-cell>
          <table:table-cell table:formula="of:=IF(AND(ISBLANK([.G52]);ISBLANK([.H52]);ISBLANK([.I52]);ISBLANK([.J52])); &quot;&quot;; DEC2HEX([.G52]*8 + [.H52]*4 + [.I52]*2 + [.J52]*1))">
            <text:p/>
          </table:table-cell>
          <table:table-cell table:formula="of:=IF(AND(ISBLANK([.K52]);ISBLANK([.L52]);ISBLANK([.M52]);ISBLANK([.N52])); &quot;&quot;; DEC2HEX([.K52]*8 + [.L52]*4 + [.M52]*2 + [.N52]*1))">
            <text:p/>
          </table:table-cell>
          <table:table-cell table:formula="of:=IF(AND(ISBLANK([.O52]);ISBLANK([.P52]);ISBLANK([.Q52]);ISBLANK([.R52])); &quot;&quot;; DEC2HEX([.O52]*8 + [.P52]*4 + [.Q52]*2 + [.R52]*1))">
            <text:p/>
          </table:table-cell>
          <table:table-cell table:formula="of:=IF(AND(ISBLANK([.S52]);ISBLANK([.T52]);ISBLANK([.U52]);ISBLANK([.V52])); &quot;&quot;; DEC2HEX([.S52]*8 + [.T52]*4 + [.U52]*2 + [.V52]*1))">
            <text:p/>
          </table:table-cell>
          <table:table-cell table:formula="of:=IF(AND(ISBLANK([.W52]);ISBLANK([.X52]);ISBLANK([.Y52]);ISBLANK([.Z52])); &quot;&quot;; DEC2HEX([.W52]*8 + [.X52]*4 + [.Y52]*2 + [.Z52]*1))">
            <text:p/>
          </table:table-cell>
          <table:table-cell table:formula="of:=IF(AND(ISBLANK([.AA52]);ISBLANK([.AB52]);ISBLANK([.AC52]);ISBLANK([.AD52])); &quot;&quot;; DEC2HEX([.AA52]*8 + [.AB52]*4 + [.AC52]*2 + [.AD52]*1))">
            <text:p/>
          </table:table-cell>
          <table:table-cell table:formula="of:=IF(AND(ISBLANK([.AE52]);ISBLANK([.AF52]);ISBLANK([.AG52]);ISBLANK([.AH52])); &quot;&quot;; DEC2HEX([.AE52]*8 + [.AF52]*4 + [.AG52]*2 + [.AH52]*1))">
            <text:p/>
          </table:table-cell>
          <table:table-cell table:formula="of:=IF(AND(ISBLANK([.AI52]);ISBLANK([.AJ52]);ISBLANK([.AK52]);ISBLANK([.AL52])); &quot;&quot;; DEC2HEX([.AI52]*8 + [.AJ52]*4 + [.AK52]*2 + [.AL52]*1))">
            <text:p/>
          </table:table-cell>
          <table:table-cell table:formula="of:=IF(AND(ISBLANK([.AM52]);ISBLANK([.AN52]);ISBLANK([.AO52]);ISBLANK([.AP52])); &quot;&quot;; DEC2HEX([.AM52]*8 + [.AN52]*4 + [.AO52]*2 + [.AP5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3]);ISBLANK([.D53]);ISBLANK([.E53]);ISBLANK([.F53])); &quot;&quot;; DEC2HEX([.C53]*8 + [.D53]*4 + [.E53]*2 + [.F53]*1))">
            <text:p/>
          </table:table-cell>
          <table:table-cell table:formula="of:=IF(AND(ISBLANK([.G53]);ISBLANK([.H53]);ISBLANK([.I53]);ISBLANK([.J53])); &quot;&quot;; DEC2HEX([.G53]*8 + [.H53]*4 + [.I53]*2 + [.J53]*1))">
            <text:p/>
          </table:table-cell>
          <table:table-cell table:formula="of:=IF(AND(ISBLANK([.K53]);ISBLANK([.L53]);ISBLANK([.M53]);ISBLANK([.N53])); &quot;&quot;; DEC2HEX([.K53]*8 + [.L53]*4 + [.M53]*2 + [.N53]*1))">
            <text:p/>
          </table:table-cell>
          <table:table-cell table:formula="of:=IF(AND(ISBLANK([.O53]);ISBLANK([.P53]);ISBLANK([.Q53]);ISBLANK([.R53])); &quot;&quot;; DEC2HEX([.O53]*8 + [.P53]*4 + [.Q53]*2 + [.R53]*1))">
            <text:p/>
          </table:table-cell>
          <table:table-cell table:formula="of:=IF(AND(ISBLANK([.S53]);ISBLANK([.T53]);ISBLANK([.U53]);ISBLANK([.V53])); &quot;&quot;; DEC2HEX([.S53]*8 + [.T53]*4 + [.U53]*2 + [.V53]*1))">
            <text:p/>
          </table:table-cell>
          <table:table-cell table:formula="of:=IF(AND(ISBLANK([.W53]);ISBLANK([.X53]);ISBLANK([.Y53]);ISBLANK([.Z53])); &quot;&quot;; DEC2HEX([.W53]*8 + [.X53]*4 + [.Y53]*2 + [.Z53]*1))">
            <text:p/>
          </table:table-cell>
          <table:table-cell table:formula="of:=IF(AND(ISBLANK([.AA53]);ISBLANK([.AB53]);ISBLANK([.AC53]);ISBLANK([.AD53])); &quot;&quot;; DEC2HEX([.AA53]*8 + [.AB53]*4 + [.AC53]*2 + [.AD53]*1))">
            <text:p/>
          </table:table-cell>
          <table:table-cell table:formula="of:=IF(AND(ISBLANK([.AE53]);ISBLANK([.AF53]);ISBLANK([.AG53]);ISBLANK([.AH53])); &quot;&quot;; DEC2HEX([.AE53]*8 + [.AF53]*4 + [.AG53]*2 + [.AH53]*1))">
            <text:p/>
          </table:table-cell>
          <table:table-cell table:formula="of:=IF(AND(ISBLANK([.AI53]);ISBLANK([.AJ53]);ISBLANK([.AK53]);ISBLANK([.AL53])); &quot;&quot;; DEC2HEX([.AI53]*8 + [.AJ53]*4 + [.AK53]*2 + [.AL53]*1))">
            <text:p/>
          </table:table-cell>
          <table:table-cell table:formula="of:=IF(AND(ISBLANK([.AM53]);ISBLANK([.AN53]);ISBLANK([.AO53]);ISBLANK([.AP53])); &quot;&quot;; DEC2HEX([.AM53]*8 + [.AN53]*4 + [.AO53]*2 + [.AP5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4]);ISBLANK([.D54]);ISBLANK([.E54]);ISBLANK([.F54])); &quot;&quot;; DEC2HEX([.C54]*8 + [.D54]*4 + [.E54]*2 + [.F54]*1))">
            <text:p/>
          </table:table-cell>
          <table:table-cell table:formula="of:=IF(AND(ISBLANK([.G54]);ISBLANK([.H54]);ISBLANK([.I54]);ISBLANK([.J54])); &quot;&quot;; DEC2HEX([.G54]*8 + [.H54]*4 + [.I54]*2 + [.J54]*1))">
            <text:p/>
          </table:table-cell>
          <table:table-cell table:formula="of:=IF(AND(ISBLANK([.K54]);ISBLANK([.L54]);ISBLANK([.M54]);ISBLANK([.N54])); &quot;&quot;; DEC2HEX([.K54]*8 + [.L54]*4 + [.M54]*2 + [.N54]*1))">
            <text:p/>
          </table:table-cell>
          <table:table-cell table:formula="of:=IF(AND(ISBLANK([.O54]);ISBLANK([.P54]);ISBLANK([.Q54]);ISBLANK([.R54])); &quot;&quot;; DEC2HEX([.O54]*8 + [.P54]*4 + [.Q54]*2 + [.R54]*1))">
            <text:p/>
          </table:table-cell>
          <table:table-cell table:formula="of:=IF(AND(ISBLANK([.S54]);ISBLANK([.T54]);ISBLANK([.U54]);ISBLANK([.V54])); &quot;&quot;; DEC2HEX([.S54]*8 + [.T54]*4 + [.U54]*2 + [.V54]*1))">
            <text:p/>
          </table:table-cell>
          <table:table-cell table:formula="of:=IF(AND(ISBLANK([.W54]);ISBLANK([.X54]);ISBLANK([.Y54]);ISBLANK([.Z54])); &quot;&quot;; DEC2HEX([.W54]*8 + [.X54]*4 + [.Y54]*2 + [.Z54]*1))">
            <text:p/>
          </table:table-cell>
          <table:table-cell table:formula="of:=IF(AND(ISBLANK([.AA54]);ISBLANK([.AB54]);ISBLANK([.AC54]);ISBLANK([.AD54])); &quot;&quot;; DEC2HEX([.AA54]*8 + [.AB54]*4 + [.AC54]*2 + [.AD54]*1))">
            <text:p/>
          </table:table-cell>
          <table:table-cell table:formula="of:=IF(AND(ISBLANK([.AE54]);ISBLANK([.AF54]);ISBLANK([.AG54]);ISBLANK([.AH54])); &quot;&quot;; DEC2HEX([.AE54]*8 + [.AF54]*4 + [.AG54]*2 + [.AH54]*1))">
            <text:p/>
          </table:table-cell>
          <table:table-cell table:formula="of:=IF(AND(ISBLANK([.AI54]);ISBLANK([.AJ54]);ISBLANK([.AK54]);ISBLANK([.AL54])); &quot;&quot;; DEC2HEX([.AI54]*8 + [.AJ54]*4 + [.AK54]*2 + [.AL54]*1))">
            <text:p/>
          </table:table-cell>
          <table:table-cell table:formula="of:=IF(AND(ISBLANK([.AM54]);ISBLANK([.AN54]);ISBLANK([.AO54]);ISBLANK([.AP54])); &quot;&quot;; DEC2HEX([.AM54]*8 + [.AN54]*4 + [.AO54]*2 + [.AP5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5]);ISBLANK([.D55]);ISBLANK([.E55]);ISBLANK([.F55])); &quot;&quot;; DEC2HEX([.C55]*8 + [.D55]*4 + [.E55]*2 + [.F55]*1))">
            <text:p/>
          </table:table-cell>
          <table:table-cell table:formula="of:=IF(AND(ISBLANK([.G55]);ISBLANK([.H55]);ISBLANK([.I55]);ISBLANK([.J55])); &quot;&quot;; DEC2HEX([.G55]*8 + [.H55]*4 + [.I55]*2 + [.J55]*1))">
            <text:p/>
          </table:table-cell>
          <table:table-cell table:formula="of:=IF(AND(ISBLANK([.K55]);ISBLANK([.L55]);ISBLANK([.M55]);ISBLANK([.N55])); &quot;&quot;; DEC2HEX([.K55]*8 + [.L55]*4 + [.M55]*2 + [.N55]*1))">
            <text:p/>
          </table:table-cell>
          <table:table-cell table:formula="of:=IF(AND(ISBLANK([.O55]);ISBLANK([.P55]);ISBLANK([.Q55]);ISBLANK([.R55])); &quot;&quot;; DEC2HEX([.O55]*8 + [.P55]*4 + [.Q55]*2 + [.R55]*1))">
            <text:p/>
          </table:table-cell>
          <table:table-cell table:formula="of:=IF(AND(ISBLANK([.S55]);ISBLANK([.T55]);ISBLANK([.U55]);ISBLANK([.V55])); &quot;&quot;; DEC2HEX([.S55]*8 + [.T55]*4 + [.U55]*2 + [.V55]*1))">
            <text:p/>
          </table:table-cell>
          <table:table-cell table:formula="of:=IF(AND(ISBLANK([.W55]);ISBLANK([.X55]);ISBLANK([.Y55]);ISBLANK([.Z55])); &quot;&quot;; DEC2HEX([.W55]*8 + [.X55]*4 + [.Y55]*2 + [.Z55]*1))">
            <text:p/>
          </table:table-cell>
          <table:table-cell table:formula="of:=IF(AND(ISBLANK([.AA55]);ISBLANK([.AB55]);ISBLANK([.AC55]);ISBLANK([.AD55])); &quot;&quot;; DEC2HEX([.AA55]*8 + [.AB55]*4 + [.AC55]*2 + [.AD55]*1))">
            <text:p/>
          </table:table-cell>
          <table:table-cell table:formula="of:=IF(AND(ISBLANK([.AE55]);ISBLANK([.AF55]);ISBLANK([.AG55]);ISBLANK([.AH55])); &quot;&quot;; DEC2HEX([.AE55]*8 + [.AF55]*4 + [.AG55]*2 + [.AH55]*1))">
            <text:p/>
          </table:table-cell>
          <table:table-cell table:formula="of:=IF(AND(ISBLANK([.AI55]);ISBLANK([.AJ55]);ISBLANK([.AK55]);ISBLANK([.AL55])); &quot;&quot;; DEC2HEX([.AI55]*8 + [.AJ55]*4 + [.AK55]*2 + [.AL55]*1))">
            <text:p/>
          </table:table-cell>
          <table:table-cell table:formula="of:=IF(AND(ISBLANK([.AM55]);ISBLANK([.AN55]);ISBLANK([.AO55]);ISBLANK([.AP55])); &quot;&quot;; DEC2HEX([.AM55]*8 + [.AN55]*4 + [.AO55]*2 + [.AP5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6]);ISBLANK([.D56]);ISBLANK([.E56]);ISBLANK([.F56])); &quot;&quot;; DEC2HEX([.C56]*8 + [.D56]*4 + [.E56]*2 + [.F56]*1))">
            <text:p/>
          </table:table-cell>
          <table:table-cell table:formula="of:=IF(AND(ISBLANK([.G56]);ISBLANK([.H56]);ISBLANK([.I56]);ISBLANK([.J56])); &quot;&quot;; DEC2HEX([.G56]*8 + [.H56]*4 + [.I56]*2 + [.J56]*1))">
            <text:p/>
          </table:table-cell>
          <table:table-cell table:formula="of:=IF(AND(ISBLANK([.K56]);ISBLANK([.L56]);ISBLANK([.M56]);ISBLANK([.N56])); &quot;&quot;; DEC2HEX([.K56]*8 + [.L56]*4 + [.M56]*2 + [.N56]*1))">
            <text:p/>
          </table:table-cell>
          <table:table-cell table:formula="of:=IF(AND(ISBLANK([.O56]);ISBLANK([.P56]);ISBLANK([.Q56]);ISBLANK([.R56])); &quot;&quot;; DEC2HEX([.O56]*8 + [.P56]*4 + [.Q56]*2 + [.R56]*1))">
            <text:p/>
          </table:table-cell>
          <table:table-cell table:formula="of:=IF(AND(ISBLANK([.S56]);ISBLANK([.T56]);ISBLANK([.U56]);ISBLANK([.V56])); &quot;&quot;; DEC2HEX([.S56]*8 + [.T56]*4 + [.U56]*2 + [.V56]*1))">
            <text:p/>
          </table:table-cell>
          <table:table-cell table:formula="of:=IF(AND(ISBLANK([.W56]);ISBLANK([.X56]);ISBLANK([.Y56]);ISBLANK([.Z56])); &quot;&quot;; DEC2HEX([.W56]*8 + [.X56]*4 + [.Y56]*2 + [.Z56]*1))">
            <text:p/>
          </table:table-cell>
          <table:table-cell table:formula="of:=IF(AND(ISBLANK([.AA56]);ISBLANK([.AB56]);ISBLANK([.AC56]);ISBLANK([.AD56])); &quot;&quot;; DEC2HEX([.AA56]*8 + [.AB56]*4 + [.AC56]*2 + [.AD56]*1))">
            <text:p/>
          </table:table-cell>
          <table:table-cell table:formula="of:=IF(AND(ISBLANK([.AE56]);ISBLANK([.AF56]);ISBLANK([.AG56]);ISBLANK([.AH56])); &quot;&quot;; DEC2HEX([.AE56]*8 + [.AF56]*4 + [.AG56]*2 + [.AH56]*1))">
            <text:p/>
          </table:table-cell>
          <table:table-cell table:formula="of:=IF(AND(ISBLANK([.AI56]);ISBLANK([.AJ56]);ISBLANK([.AK56]);ISBLANK([.AL56])); &quot;&quot;; DEC2HEX([.AI56]*8 + [.AJ56]*4 + [.AK56]*2 + [.AL56]*1))">
            <text:p/>
          </table:table-cell>
          <table:table-cell table:formula="of:=IF(AND(ISBLANK([.AM56]);ISBLANK([.AN56]);ISBLANK([.AO56]);ISBLANK([.AP56])); &quot;&quot;; DEC2HEX([.AM56]*8 + [.AN56]*4 + [.AO56]*2 + [.AP5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7]);ISBLANK([.D57]);ISBLANK([.E57]);ISBLANK([.F57])); &quot;&quot;; DEC2HEX([.C57]*8 + [.D57]*4 + [.E57]*2 + [.F57]*1))">
            <text:p/>
          </table:table-cell>
          <table:table-cell table:formula="of:=IF(AND(ISBLANK([.G57]);ISBLANK([.H57]);ISBLANK([.I57]);ISBLANK([.J57])); &quot;&quot;; DEC2HEX([.G57]*8 + [.H57]*4 + [.I57]*2 + [.J57]*1))">
            <text:p/>
          </table:table-cell>
          <table:table-cell table:formula="of:=IF(AND(ISBLANK([.K57]);ISBLANK([.L57]);ISBLANK([.M57]);ISBLANK([.N57])); &quot;&quot;; DEC2HEX([.K57]*8 + [.L57]*4 + [.M57]*2 + [.N57]*1))">
            <text:p/>
          </table:table-cell>
          <table:table-cell table:formula="of:=IF(AND(ISBLANK([.O57]);ISBLANK([.P57]);ISBLANK([.Q57]);ISBLANK([.R57])); &quot;&quot;; DEC2HEX([.O57]*8 + [.P57]*4 + [.Q57]*2 + [.R57]*1))">
            <text:p/>
          </table:table-cell>
          <table:table-cell table:formula="of:=IF(AND(ISBLANK([.S57]);ISBLANK([.T57]);ISBLANK([.U57]);ISBLANK([.V57])); &quot;&quot;; DEC2HEX([.S57]*8 + [.T57]*4 + [.U57]*2 + [.V57]*1))">
            <text:p/>
          </table:table-cell>
          <table:table-cell table:formula="of:=IF(AND(ISBLANK([.W57]);ISBLANK([.X57]);ISBLANK([.Y57]);ISBLANK([.Z57])); &quot;&quot;; DEC2HEX([.W57]*8 + [.X57]*4 + [.Y57]*2 + [.Z57]*1))">
            <text:p/>
          </table:table-cell>
          <table:table-cell table:formula="of:=IF(AND(ISBLANK([.AA57]);ISBLANK([.AB57]);ISBLANK([.AC57]);ISBLANK([.AD57])); &quot;&quot;; DEC2HEX([.AA57]*8 + [.AB57]*4 + [.AC57]*2 + [.AD57]*1))">
            <text:p/>
          </table:table-cell>
          <table:table-cell table:formula="of:=IF(AND(ISBLANK([.AE57]);ISBLANK([.AF57]);ISBLANK([.AG57]);ISBLANK([.AH57])); &quot;&quot;; DEC2HEX([.AE57]*8 + [.AF57]*4 + [.AG57]*2 + [.AH57]*1))">
            <text:p/>
          </table:table-cell>
          <table:table-cell table:formula="of:=IF(AND(ISBLANK([.AI57]);ISBLANK([.AJ57]);ISBLANK([.AK57]);ISBLANK([.AL57])); &quot;&quot;; DEC2HEX([.AI57]*8 + [.AJ57]*4 + [.AK57]*2 + [.AL57]*1))">
            <text:p/>
          </table:table-cell>
          <table:table-cell table:formula="of:=IF(AND(ISBLANK([.AM57]);ISBLANK([.AN57]);ISBLANK([.AO57]);ISBLANK([.AP57])); &quot;&quot;; DEC2HEX([.AM57]*8 + [.AN57]*4 + [.AO57]*2 + [.AP5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8]);ISBLANK([.D58]);ISBLANK([.E58]);ISBLANK([.F58])); &quot;&quot;; DEC2HEX([.C58]*8 + [.D58]*4 + [.E58]*2 + [.F58]*1))">
            <text:p/>
          </table:table-cell>
          <table:table-cell table:formula="of:=IF(AND(ISBLANK([.G58]);ISBLANK([.H58]);ISBLANK([.I58]);ISBLANK([.J58])); &quot;&quot;; DEC2HEX([.G58]*8 + [.H58]*4 + [.I58]*2 + [.J58]*1))">
            <text:p/>
          </table:table-cell>
          <table:table-cell table:formula="of:=IF(AND(ISBLANK([.K58]);ISBLANK([.L58]);ISBLANK([.M58]);ISBLANK([.N58])); &quot;&quot;; DEC2HEX([.K58]*8 + [.L58]*4 + [.M58]*2 + [.N58]*1))">
            <text:p/>
          </table:table-cell>
          <table:table-cell table:formula="of:=IF(AND(ISBLANK([.O58]);ISBLANK([.P58]);ISBLANK([.Q58]);ISBLANK([.R58])); &quot;&quot;; DEC2HEX([.O58]*8 + [.P58]*4 + [.Q58]*2 + [.R58]*1))">
            <text:p/>
          </table:table-cell>
          <table:table-cell table:formula="of:=IF(AND(ISBLANK([.S58]);ISBLANK([.T58]);ISBLANK([.U58]);ISBLANK([.V58])); &quot;&quot;; DEC2HEX([.S58]*8 + [.T58]*4 + [.U58]*2 + [.V58]*1))">
            <text:p/>
          </table:table-cell>
          <table:table-cell table:formula="of:=IF(AND(ISBLANK([.W58]);ISBLANK([.X58]);ISBLANK([.Y58]);ISBLANK([.Z58])); &quot;&quot;; DEC2HEX([.W58]*8 + [.X58]*4 + [.Y58]*2 + [.Z58]*1))">
            <text:p/>
          </table:table-cell>
          <table:table-cell table:formula="of:=IF(AND(ISBLANK([.AA58]);ISBLANK([.AB58]);ISBLANK([.AC58]);ISBLANK([.AD58])); &quot;&quot;; DEC2HEX([.AA58]*8 + [.AB58]*4 + [.AC58]*2 + [.AD58]*1))">
            <text:p/>
          </table:table-cell>
          <table:table-cell table:formula="of:=IF(AND(ISBLANK([.AE58]);ISBLANK([.AF58]);ISBLANK([.AG58]);ISBLANK([.AH58])); &quot;&quot;; DEC2HEX([.AE58]*8 + [.AF58]*4 + [.AG58]*2 + [.AH58]*1))">
            <text:p/>
          </table:table-cell>
          <table:table-cell table:formula="of:=IF(AND(ISBLANK([.AI58]);ISBLANK([.AJ58]);ISBLANK([.AK58]);ISBLANK([.AL58])); &quot;&quot;; DEC2HEX([.AI58]*8 + [.AJ58]*4 + [.AK58]*2 + [.AL58]*1))">
            <text:p/>
          </table:table-cell>
          <table:table-cell table:formula="of:=IF(AND(ISBLANK([.AM58]);ISBLANK([.AN58]);ISBLANK([.AO58]);ISBLANK([.AP58])); &quot;&quot;; DEC2HEX([.AM58]*8 + [.AN58]*4 + [.AO58]*2 + [.AP5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9]);ISBLANK([.D59]);ISBLANK([.E59]);ISBLANK([.F59])); &quot;&quot;; DEC2HEX([.C59]*8 + [.D59]*4 + [.E59]*2 + [.F59]*1))">
            <text:p/>
          </table:table-cell>
          <table:table-cell table:formula="of:=IF(AND(ISBLANK([.G59]);ISBLANK([.H59]);ISBLANK([.I59]);ISBLANK([.J59])); &quot;&quot;; DEC2HEX([.G59]*8 + [.H59]*4 + [.I59]*2 + [.J59]*1))">
            <text:p/>
          </table:table-cell>
          <table:table-cell table:formula="of:=IF(AND(ISBLANK([.K59]);ISBLANK([.L59]);ISBLANK([.M59]);ISBLANK([.N59])); &quot;&quot;; DEC2HEX([.K59]*8 + [.L59]*4 + [.M59]*2 + [.N59]*1))">
            <text:p/>
          </table:table-cell>
          <table:table-cell table:formula="of:=IF(AND(ISBLANK([.O59]);ISBLANK([.P59]);ISBLANK([.Q59]);ISBLANK([.R59])); &quot;&quot;; DEC2HEX([.O59]*8 + [.P59]*4 + [.Q59]*2 + [.R59]*1))">
            <text:p/>
          </table:table-cell>
          <table:table-cell table:formula="of:=IF(AND(ISBLANK([.S59]);ISBLANK([.T59]);ISBLANK([.U59]);ISBLANK([.V59])); &quot;&quot;; DEC2HEX([.S59]*8 + [.T59]*4 + [.U59]*2 + [.V59]*1))">
            <text:p/>
          </table:table-cell>
          <table:table-cell table:formula="of:=IF(AND(ISBLANK([.W59]);ISBLANK([.X59]);ISBLANK([.Y59]);ISBLANK([.Z59])); &quot;&quot;; DEC2HEX([.W59]*8 + [.X59]*4 + [.Y59]*2 + [.Z59]*1))">
            <text:p/>
          </table:table-cell>
          <table:table-cell table:formula="of:=IF(AND(ISBLANK([.AA59]);ISBLANK([.AB59]);ISBLANK([.AC59]);ISBLANK([.AD59])); &quot;&quot;; DEC2HEX([.AA59]*8 + [.AB59]*4 + [.AC59]*2 + [.AD59]*1))">
            <text:p/>
          </table:table-cell>
          <table:table-cell table:formula="of:=IF(AND(ISBLANK([.AE59]);ISBLANK([.AF59]);ISBLANK([.AG59]);ISBLANK([.AH59])); &quot;&quot;; DEC2HEX([.AE59]*8 + [.AF59]*4 + [.AG59]*2 + [.AH59]*1))">
            <text:p/>
          </table:table-cell>
          <table:table-cell table:formula="of:=IF(AND(ISBLANK([.AI59]);ISBLANK([.AJ59]);ISBLANK([.AK59]);ISBLANK([.AL59])); &quot;&quot;; DEC2HEX([.AI59]*8 + [.AJ59]*4 + [.AK59]*2 + [.AL59]*1))">
            <text:p/>
          </table:table-cell>
          <table:table-cell table:formula="of:=IF(AND(ISBLANK([.AM59]);ISBLANK([.AN59]);ISBLANK([.AO59]);ISBLANK([.AP59])); &quot;&quot;; DEC2HEX([.AM59]*8 + [.AN59]*4 + [.AO59]*2 + [.AP5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0]);ISBLANK([.D60]);ISBLANK([.E60]);ISBLANK([.F60])); &quot;&quot;; DEC2HEX([.C60]*8 + [.D60]*4 + [.E60]*2 + [.F60]*1))">
            <text:p/>
          </table:table-cell>
          <table:table-cell table:formula="of:=IF(AND(ISBLANK([.G60]);ISBLANK([.H60]);ISBLANK([.I60]);ISBLANK([.J60])); &quot;&quot;; DEC2HEX([.G60]*8 + [.H60]*4 + [.I60]*2 + [.J60]*1))">
            <text:p/>
          </table:table-cell>
          <table:table-cell table:formula="of:=IF(AND(ISBLANK([.K60]);ISBLANK([.L60]);ISBLANK([.M60]);ISBLANK([.N60])); &quot;&quot;; DEC2HEX([.K60]*8 + [.L60]*4 + [.M60]*2 + [.N60]*1))">
            <text:p/>
          </table:table-cell>
          <table:table-cell table:formula="of:=IF(AND(ISBLANK([.O60]);ISBLANK([.P60]);ISBLANK([.Q60]);ISBLANK([.R60])); &quot;&quot;; DEC2HEX([.O60]*8 + [.P60]*4 + [.Q60]*2 + [.R60]*1))">
            <text:p/>
          </table:table-cell>
          <table:table-cell table:formula="of:=IF(AND(ISBLANK([.S60]);ISBLANK([.T60]);ISBLANK([.U60]);ISBLANK([.V60])); &quot;&quot;; DEC2HEX([.S60]*8 + [.T60]*4 + [.U60]*2 + [.V60]*1))">
            <text:p/>
          </table:table-cell>
          <table:table-cell table:formula="of:=IF(AND(ISBLANK([.W60]);ISBLANK([.X60]);ISBLANK([.Y60]);ISBLANK([.Z60])); &quot;&quot;; DEC2HEX([.W60]*8 + [.X60]*4 + [.Y60]*2 + [.Z60]*1))">
            <text:p/>
          </table:table-cell>
          <table:table-cell table:formula="of:=IF(AND(ISBLANK([.AA60]);ISBLANK([.AB60]);ISBLANK([.AC60]);ISBLANK([.AD60])); &quot;&quot;; DEC2HEX([.AA60]*8 + [.AB60]*4 + [.AC60]*2 + [.AD60]*1))">
            <text:p/>
          </table:table-cell>
          <table:table-cell table:formula="of:=IF(AND(ISBLANK([.AE60]);ISBLANK([.AF60]);ISBLANK([.AG60]);ISBLANK([.AH60])); &quot;&quot;; DEC2HEX([.AE60]*8 + [.AF60]*4 + [.AG60]*2 + [.AH60]*1))">
            <text:p/>
          </table:table-cell>
          <table:table-cell table:formula="of:=IF(AND(ISBLANK([.AI60]);ISBLANK([.AJ60]);ISBLANK([.AK60]);ISBLANK([.AL60])); &quot;&quot;; DEC2HEX([.AI60]*8 + [.AJ60]*4 + [.AK60]*2 + [.AL60]*1))">
            <text:p/>
          </table:table-cell>
          <table:table-cell table:formula="of:=IF(AND(ISBLANK([.AM60]);ISBLANK([.AN60]);ISBLANK([.AO60]);ISBLANK([.AP60])); &quot;&quot;; DEC2HEX([.AM60]*8 + [.AN60]*4 + [.AO60]*2 + [.AP6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1]);ISBLANK([.D61]);ISBLANK([.E61]);ISBLANK([.F61])); &quot;&quot;; DEC2HEX([.C61]*8 + [.D61]*4 + [.E61]*2 + [.F61]*1))">
            <text:p/>
          </table:table-cell>
          <table:table-cell table:formula="of:=IF(AND(ISBLANK([.G61]);ISBLANK([.H61]);ISBLANK([.I61]);ISBLANK([.J61])); &quot;&quot;; DEC2HEX([.G61]*8 + [.H61]*4 + [.I61]*2 + [.J61]*1))">
            <text:p/>
          </table:table-cell>
          <table:table-cell table:formula="of:=IF(AND(ISBLANK([.K61]);ISBLANK([.L61]);ISBLANK([.M61]);ISBLANK([.N61])); &quot;&quot;; DEC2HEX([.K61]*8 + [.L61]*4 + [.M61]*2 + [.N61]*1))">
            <text:p/>
          </table:table-cell>
          <table:table-cell table:formula="of:=IF(AND(ISBLANK([.O61]);ISBLANK([.P61]);ISBLANK([.Q61]);ISBLANK([.R61])); &quot;&quot;; DEC2HEX([.O61]*8 + [.P61]*4 + [.Q61]*2 + [.R61]*1))">
            <text:p/>
          </table:table-cell>
          <table:table-cell table:formula="of:=IF(AND(ISBLANK([.S61]);ISBLANK([.T61]);ISBLANK([.U61]);ISBLANK([.V61])); &quot;&quot;; DEC2HEX([.S61]*8 + [.T61]*4 + [.U61]*2 + [.V61]*1))">
            <text:p/>
          </table:table-cell>
          <table:table-cell table:formula="of:=IF(AND(ISBLANK([.W61]);ISBLANK([.X61]);ISBLANK([.Y61]);ISBLANK([.Z61])); &quot;&quot;; DEC2HEX([.W61]*8 + [.X61]*4 + [.Y61]*2 + [.Z61]*1))">
            <text:p/>
          </table:table-cell>
          <table:table-cell table:formula="of:=IF(AND(ISBLANK([.AA61]);ISBLANK([.AB61]);ISBLANK([.AC61]);ISBLANK([.AD61])); &quot;&quot;; DEC2HEX([.AA61]*8 + [.AB61]*4 + [.AC61]*2 + [.AD61]*1))">
            <text:p/>
          </table:table-cell>
          <table:table-cell table:formula="of:=IF(AND(ISBLANK([.AE61]);ISBLANK([.AF61]);ISBLANK([.AG61]);ISBLANK([.AH61])); &quot;&quot;; DEC2HEX([.AE61]*8 + [.AF61]*4 + [.AG61]*2 + [.AH61]*1))">
            <text:p/>
          </table:table-cell>
          <table:table-cell table:formula="of:=IF(AND(ISBLANK([.AI61]);ISBLANK([.AJ61]);ISBLANK([.AK61]);ISBLANK([.AL61])); &quot;&quot;; DEC2HEX([.AI61]*8 + [.AJ61]*4 + [.AK61]*2 + [.AL61]*1))">
            <text:p/>
          </table:table-cell>
          <table:table-cell table:formula="of:=IF(AND(ISBLANK([.AM61]);ISBLANK([.AN61]);ISBLANK([.AO61]);ISBLANK([.AP61])); &quot;&quot;; DEC2HEX([.AM61]*8 + [.AN61]*4 + [.AO61]*2 + [.AP6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2]);ISBLANK([.D62]);ISBLANK([.E62]);ISBLANK([.F62])); &quot;&quot;; DEC2HEX([.C62]*8 + [.D62]*4 + [.E62]*2 + [.F62]*1))">
            <text:p/>
          </table:table-cell>
          <table:table-cell table:formula="of:=IF(AND(ISBLANK([.G62]);ISBLANK([.H62]);ISBLANK([.I62]);ISBLANK([.J62])); &quot;&quot;; DEC2HEX([.G62]*8 + [.H62]*4 + [.I62]*2 + [.J62]*1))">
            <text:p/>
          </table:table-cell>
          <table:table-cell table:formula="of:=IF(AND(ISBLANK([.K62]);ISBLANK([.L62]);ISBLANK([.M62]);ISBLANK([.N62])); &quot;&quot;; DEC2HEX([.K62]*8 + [.L62]*4 + [.M62]*2 + [.N62]*1))">
            <text:p/>
          </table:table-cell>
          <table:table-cell table:formula="of:=IF(AND(ISBLANK([.O62]);ISBLANK([.P62]);ISBLANK([.Q62]);ISBLANK([.R62])); &quot;&quot;; DEC2HEX([.O62]*8 + [.P62]*4 + [.Q62]*2 + [.R62]*1))">
            <text:p/>
          </table:table-cell>
          <table:table-cell table:formula="of:=IF(AND(ISBLANK([.S62]);ISBLANK([.T62]);ISBLANK([.U62]);ISBLANK([.V62])); &quot;&quot;; DEC2HEX([.S62]*8 + [.T62]*4 + [.U62]*2 + [.V62]*1))">
            <text:p/>
          </table:table-cell>
          <table:table-cell table:formula="of:=IF(AND(ISBLANK([.W62]);ISBLANK([.X62]);ISBLANK([.Y62]);ISBLANK([.Z62])); &quot;&quot;; DEC2HEX([.W62]*8 + [.X62]*4 + [.Y62]*2 + [.Z62]*1))">
            <text:p/>
          </table:table-cell>
          <table:table-cell table:formula="of:=IF(AND(ISBLANK([.AA62]);ISBLANK([.AB62]);ISBLANK([.AC62]);ISBLANK([.AD62])); &quot;&quot;; DEC2HEX([.AA62]*8 + [.AB62]*4 + [.AC62]*2 + [.AD62]*1))">
            <text:p/>
          </table:table-cell>
          <table:table-cell table:formula="of:=IF(AND(ISBLANK([.AE62]);ISBLANK([.AF62]);ISBLANK([.AG62]);ISBLANK([.AH62])); &quot;&quot;; DEC2HEX([.AE62]*8 + [.AF62]*4 + [.AG62]*2 + [.AH62]*1))">
            <text:p/>
          </table:table-cell>
          <table:table-cell table:formula="of:=IF(AND(ISBLANK([.AI62]);ISBLANK([.AJ62]);ISBLANK([.AK62]);ISBLANK([.AL62])); &quot;&quot;; DEC2HEX([.AI62]*8 + [.AJ62]*4 + [.AK62]*2 + [.AL62]*1))">
            <text:p/>
          </table:table-cell>
          <table:table-cell table:formula="of:=IF(AND(ISBLANK([.AM62]);ISBLANK([.AN62]);ISBLANK([.AO62]);ISBLANK([.AP62])); &quot;&quot;; DEC2HEX([.AM62]*8 + [.AN62]*4 + [.AO62]*2 + [.AP6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3]);ISBLANK([.D63]);ISBLANK([.E63]);ISBLANK([.F63])); &quot;&quot;; DEC2HEX([.C63]*8 + [.D63]*4 + [.E63]*2 + [.F63]*1))">
            <text:p/>
          </table:table-cell>
          <table:table-cell table:formula="of:=IF(AND(ISBLANK([.G63]);ISBLANK([.H63]);ISBLANK([.I63]);ISBLANK([.J63])); &quot;&quot;; DEC2HEX([.G63]*8 + [.H63]*4 + [.I63]*2 + [.J63]*1))">
            <text:p/>
          </table:table-cell>
          <table:table-cell table:formula="of:=IF(AND(ISBLANK([.K63]);ISBLANK([.L63]);ISBLANK([.M63]);ISBLANK([.N63])); &quot;&quot;; DEC2HEX([.K63]*8 + [.L63]*4 + [.M63]*2 + [.N63]*1))">
            <text:p/>
          </table:table-cell>
          <table:table-cell table:formula="of:=IF(AND(ISBLANK([.O63]);ISBLANK([.P63]);ISBLANK([.Q63]);ISBLANK([.R63])); &quot;&quot;; DEC2HEX([.O63]*8 + [.P63]*4 + [.Q63]*2 + [.R63]*1))">
            <text:p/>
          </table:table-cell>
          <table:table-cell table:formula="of:=IF(AND(ISBLANK([.S63]);ISBLANK([.T63]);ISBLANK([.U63]);ISBLANK([.V63])); &quot;&quot;; DEC2HEX([.S63]*8 + [.T63]*4 + [.U63]*2 + [.V63]*1))">
            <text:p/>
          </table:table-cell>
          <table:table-cell table:formula="of:=IF(AND(ISBLANK([.W63]);ISBLANK([.X63]);ISBLANK([.Y63]);ISBLANK([.Z63])); &quot;&quot;; DEC2HEX([.W63]*8 + [.X63]*4 + [.Y63]*2 + [.Z63]*1))">
            <text:p/>
          </table:table-cell>
          <table:table-cell table:formula="of:=IF(AND(ISBLANK([.AA63]);ISBLANK([.AB63]);ISBLANK([.AC63]);ISBLANK([.AD63])); &quot;&quot;; DEC2HEX([.AA63]*8 + [.AB63]*4 + [.AC63]*2 + [.AD63]*1))">
            <text:p/>
          </table:table-cell>
          <table:table-cell table:formula="of:=IF(AND(ISBLANK([.AE63]);ISBLANK([.AF63]);ISBLANK([.AG63]);ISBLANK([.AH63])); &quot;&quot;; DEC2HEX([.AE63]*8 + [.AF63]*4 + [.AG63]*2 + [.AH63]*1))">
            <text:p/>
          </table:table-cell>
          <table:table-cell table:formula="of:=IF(AND(ISBLANK([.AI63]);ISBLANK([.AJ63]);ISBLANK([.AK63]);ISBLANK([.AL63])); &quot;&quot;; DEC2HEX([.AI63]*8 + [.AJ63]*4 + [.AK63]*2 + [.AL63]*1))">
            <text:p/>
          </table:table-cell>
          <table:table-cell table:formula="of:=IF(AND(ISBLANK([.AM63]);ISBLANK([.AN63]);ISBLANK([.AO63]);ISBLANK([.AP63])); &quot;&quot;; DEC2HEX([.AM63]*8 + [.AN63]*4 + [.AO63]*2 + [.AP6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4]);ISBLANK([.D64]);ISBLANK([.E64]);ISBLANK([.F64])); &quot;&quot;; DEC2HEX([.C64]*8 + [.D64]*4 + [.E64]*2 + [.F64]*1))">
            <text:p/>
          </table:table-cell>
          <table:table-cell table:formula="of:=IF(AND(ISBLANK([.G64]);ISBLANK([.H64]);ISBLANK([.I64]);ISBLANK([.J64])); &quot;&quot;; DEC2HEX([.G64]*8 + [.H64]*4 + [.I64]*2 + [.J64]*1))">
            <text:p/>
          </table:table-cell>
          <table:table-cell table:formula="of:=IF(AND(ISBLANK([.K64]);ISBLANK([.L64]);ISBLANK([.M64]);ISBLANK([.N64])); &quot;&quot;; DEC2HEX([.K64]*8 + [.L64]*4 + [.M64]*2 + [.N64]*1))">
            <text:p/>
          </table:table-cell>
          <table:table-cell table:formula="of:=IF(AND(ISBLANK([.O64]);ISBLANK([.P64]);ISBLANK([.Q64]);ISBLANK([.R64])); &quot;&quot;; DEC2HEX([.O64]*8 + [.P64]*4 + [.Q64]*2 + [.R64]*1))">
            <text:p/>
          </table:table-cell>
          <table:table-cell table:formula="of:=IF(AND(ISBLANK([.S64]);ISBLANK([.T64]);ISBLANK([.U64]);ISBLANK([.V64])); &quot;&quot;; DEC2HEX([.S64]*8 + [.T64]*4 + [.U64]*2 + [.V64]*1))">
            <text:p/>
          </table:table-cell>
          <table:table-cell table:formula="of:=IF(AND(ISBLANK([.W64]);ISBLANK([.X64]);ISBLANK([.Y64]);ISBLANK([.Z64])); &quot;&quot;; DEC2HEX([.W64]*8 + [.X64]*4 + [.Y64]*2 + [.Z64]*1))">
            <text:p/>
          </table:table-cell>
          <table:table-cell table:formula="of:=IF(AND(ISBLANK([.AA64]);ISBLANK([.AB64]);ISBLANK([.AC64]);ISBLANK([.AD64])); &quot;&quot;; DEC2HEX([.AA64]*8 + [.AB64]*4 + [.AC64]*2 + [.AD64]*1))">
            <text:p/>
          </table:table-cell>
          <table:table-cell table:formula="of:=IF(AND(ISBLANK([.AE64]);ISBLANK([.AF64]);ISBLANK([.AG64]);ISBLANK([.AH64])); &quot;&quot;; DEC2HEX([.AE64]*8 + [.AF64]*4 + [.AG64]*2 + [.AH64]*1))">
            <text:p/>
          </table:table-cell>
          <table:table-cell table:formula="of:=IF(AND(ISBLANK([.AI64]);ISBLANK([.AJ64]);ISBLANK([.AK64]);ISBLANK([.AL64])); &quot;&quot;; DEC2HEX([.AI64]*8 + [.AJ64]*4 + [.AK64]*2 + [.AL64]*1))">
            <text:p/>
          </table:table-cell>
          <table:table-cell table:formula="of:=IF(AND(ISBLANK([.AM64]);ISBLANK([.AN64]);ISBLANK([.AO64]);ISBLANK([.AP64])); &quot;&quot;; DEC2HEX([.AM64]*8 + [.AN64]*4 + [.AO64]*2 + [.AP6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5]);ISBLANK([.D65]);ISBLANK([.E65]);ISBLANK([.F65])); &quot;&quot;; DEC2HEX([.C65]*8 + [.D65]*4 + [.E65]*2 + [.F65]*1))">
            <text:p/>
          </table:table-cell>
          <table:table-cell table:formula="of:=IF(AND(ISBLANK([.G65]);ISBLANK([.H65]);ISBLANK([.I65]);ISBLANK([.J65])); &quot;&quot;; DEC2HEX([.G65]*8 + [.H65]*4 + [.I65]*2 + [.J65]*1))">
            <text:p/>
          </table:table-cell>
          <table:table-cell table:formula="of:=IF(AND(ISBLANK([.K65]);ISBLANK([.L65]);ISBLANK([.M65]);ISBLANK([.N65])); &quot;&quot;; DEC2HEX([.K65]*8 + [.L65]*4 + [.M65]*2 + [.N65]*1))">
            <text:p/>
          </table:table-cell>
          <table:table-cell table:formula="of:=IF(AND(ISBLANK([.O65]);ISBLANK([.P65]);ISBLANK([.Q65]);ISBLANK([.R65])); &quot;&quot;; DEC2HEX([.O65]*8 + [.P65]*4 + [.Q65]*2 + [.R65]*1))">
            <text:p/>
          </table:table-cell>
          <table:table-cell table:formula="of:=IF(AND(ISBLANK([.S65]);ISBLANK([.T65]);ISBLANK([.U65]);ISBLANK([.V65])); &quot;&quot;; DEC2HEX([.S65]*8 + [.T65]*4 + [.U65]*2 + [.V65]*1))">
            <text:p/>
          </table:table-cell>
          <table:table-cell table:formula="of:=IF(AND(ISBLANK([.W65]);ISBLANK([.X65]);ISBLANK([.Y65]);ISBLANK([.Z65])); &quot;&quot;; DEC2HEX([.W65]*8 + [.X65]*4 + [.Y65]*2 + [.Z65]*1))">
            <text:p/>
          </table:table-cell>
          <table:table-cell table:formula="of:=IF(AND(ISBLANK([.AA65]);ISBLANK([.AB65]);ISBLANK([.AC65]);ISBLANK([.AD65])); &quot;&quot;; DEC2HEX([.AA65]*8 + [.AB65]*4 + [.AC65]*2 + [.AD65]*1))">
            <text:p/>
          </table:table-cell>
          <table:table-cell table:formula="of:=IF(AND(ISBLANK([.AE65]);ISBLANK([.AF65]);ISBLANK([.AG65]);ISBLANK([.AH65])); &quot;&quot;; DEC2HEX([.AE65]*8 + [.AF65]*4 + [.AG65]*2 + [.AH65]*1))">
            <text:p/>
          </table:table-cell>
          <table:table-cell table:formula="of:=IF(AND(ISBLANK([.AI65]);ISBLANK([.AJ65]);ISBLANK([.AK65]);ISBLANK([.AL65])); &quot;&quot;; DEC2HEX([.AI65]*8 + [.AJ65]*4 + [.AK65]*2 + [.AL65]*1))">
            <text:p/>
          </table:table-cell>
          <table:table-cell table:formula="of:=IF(AND(ISBLANK([.AM65]);ISBLANK([.AN65]);ISBLANK([.AO65]);ISBLANK([.AP65])); &quot;&quot;; DEC2HEX([.AM65]*8 + [.AN65]*4 + [.AO65]*2 + [.AP6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6]);ISBLANK([.D66]);ISBLANK([.E66]);ISBLANK([.F66])); &quot;&quot;; DEC2HEX([.C66]*8 + [.D66]*4 + [.E66]*2 + [.F66]*1))">
            <text:p/>
          </table:table-cell>
          <table:table-cell table:formula="of:=IF(AND(ISBLANK([.G66]);ISBLANK([.H66]);ISBLANK([.I66]);ISBLANK([.J66])); &quot;&quot;; DEC2HEX([.G66]*8 + [.H66]*4 + [.I66]*2 + [.J66]*1))">
            <text:p/>
          </table:table-cell>
          <table:table-cell table:formula="of:=IF(AND(ISBLANK([.K66]);ISBLANK([.L66]);ISBLANK([.M66]);ISBLANK([.N66])); &quot;&quot;; DEC2HEX([.K66]*8 + [.L66]*4 + [.M66]*2 + [.N66]*1))">
            <text:p/>
          </table:table-cell>
          <table:table-cell table:formula="of:=IF(AND(ISBLANK([.O66]);ISBLANK([.P66]);ISBLANK([.Q66]);ISBLANK([.R66])); &quot;&quot;; DEC2HEX([.O66]*8 + [.P66]*4 + [.Q66]*2 + [.R66]*1))">
            <text:p/>
          </table:table-cell>
          <table:table-cell table:formula="of:=IF(AND(ISBLANK([.S66]);ISBLANK([.T66]);ISBLANK([.U66]);ISBLANK([.V66])); &quot;&quot;; DEC2HEX([.S66]*8 + [.T66]*4 + [.U66]*2 + [.V66]*1))">
            <text:p/>
          </table:table-cell>
          <table:table-cell table:formula="of:=IF(AND(ISBLANK([.W66]);ISBLANK([.X66]);ISBLANK([.Y66]);ISBLANK([.Z66])); &quot;&quot;; DEC2HEX([.W66]*8 + [.X66]*4 + [.Y66]*2 + [.Z66]*1))">
            <text:p/>
          </table:table-cell>
          <table:table-cell table:formula="of:=IF(AND(ISBLANK([.AA66]);ISBLANK([.AB66]);ISBLANK([.AC66]);ISBLANK([.AD66])); &quot;&quot;; DEC2HEX([.AA66]*8 + [.AB66]*4 + [.AC66]*2 + [.AD66]*1))">
            <text:p/>
          </table:table-cell>
          <table:table-cell table:formula="of:=IF(AND(ISBLANK([.AE66]);ISBLANK([.AF66]);ISBLANK([.AG66]);ISBLANK([.AH66])); &quot;&quot;; DEC2HEX([.AE66]*8 + [.AF66]*4 + [.AG66]*2 + [.AH66]*1))">
            <text:p/>
          </table:table-cell>
          <table:table-cell table:formula="of:=IF(AND(ISBLANK([.AI66]);ISBLANK([.AJ66]);ISBLANK([.AK66]);ISBLANK([.AL66])); &quot;&quot;; DEC2HEX([.AI66]*8 + [.AJ66]*4 + [.AK66]*2 + [.AL66]*1))">
            <text:p/>
          </table:table-cell>
          <table:table-cell table:formula="of:=IF(AND(ISBLANK([.AM66]);ISBLANK([.AN66]);ISBLANK([.AO66]);ISBLANK([.AP66])); &quot;&quot;; DEC2HEX([.AM66]*8 + [.AN66]*4 + [.AO66]*2 + [.AP6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7]);ISBLANK([.D67]);ISBLANK([.E67]);ISBLANK([.F67])); &quot;&quot;; DEC2HEX([.C67]*8 + [.D67]*4 + [.E67]*2 + [.F67]*1))">
            <text:p/>
          </table:table-cell>
          <table:table-cell table:formula="of:=IF(AND(ISBLANK([.G67]);ISBLANK([.H67]);ISBLANK([.I67]);ISBLANK([.J67])); &quot;&quot;; DEC2HEX([.G67]*8 + [.H67]*4 + [.I67]*2 + [.J67]*1))">
            <text:p/>
          </table:table-cell>
          <table:table-cell table:formula="of:=IF(AND(ISBLANK([.K67]);ISBLANK([.L67]);ISBLANK([.M67]);ISBLANK([.N67])); &quot;&quot;; DEC2HEX([.K67]*8 + [.L67]*4 + [.M67]*2 + [.N67]*1))">
            <text:p/>
          </table:table-cell>
          <table:table-cell table:formula="of:=IF(AND(ISBLANK([.O67]);ISBLANK([.P67]);ISBLANK([.Q67]);ISBLANK([.R67])); &quot;&quot;; DEC2HEX([.O67]*8 + [.P67]*4 + [.Q67]*2 + [.R67]*1))">
            <text:p/>
          </table:table-cell>
          <table:table-cell table:formula="of:=IF(AND(ISBLANK([.S67]);ISBLANK([.T67]);ISBLANK([.U67]);ISBLANK([.V67])); &quot;&quot;; DEC2HEX([.S67]*8 + [.T67]*4 + [.U67]*2 + [.V67]*1))">
            <text:p/>
          </table:table-cell>
          <table:table-cell table:formula="of:=IF(AND(ISBLANK([.W67]);ISBLANK([.X67]);ISBLANK([.Y67]);ISBLANK([.Z67])); &quot;&quot;; DEC2HEX([.W67]*8 + [.X67]*4 + [.Y67]*2 + [.Z67]*1))">
            <text:p/>
          </table:table-cell>
          <table:table-cell table:formula="of:=IF(AND(ISBLANK([.AA67]);ISBLANK([.AB67]);ISBLANK([.AC67]);ISBLANK([.AD67])); &quot;&quot;; DEC2HEX([.AA67]*8 + [.AB67]*4 + [.AC67]*2 + [.AD67]*1))">
            <text:p/>
          </table:table-cell>
          <table:table-cell table:formula="of:=IF(AND(ISBLANK([.AE67]);ISBLANK([.AF67]);ISBLANK([.AG67]);ISBLANK([.AH67])); &quot;&quot;; DEC2HEX([.AE67]*8 + [.AF67]*4 + [.AG67]*2 + [.AH67]*1))">
            <text:p/>
          </table:table-cell>
          <table:table-cell table:formula="of:=IF(AND(ISBLANK([.AI67]);ISBLANK([.AJ67]);ISBLANK([.AK67]);ISBLANK([.AL67])); &quot;&quot;; DEC2HEX([.AI67]*8 + [.AJ67]*4 + [.AK67]*2 + [.AL67]*1))">
            <text:p/>
          </table:table-cell>
          <table:table-cell table:formula="of:=IF(AND(ISBLANK([.AM67]);ISBLANK([.AN67]);ISBLANK([.AO67]);ISBLANK([.AP67])); &quot;&quot;; DEC2HEX([.AM67]*8 + [.AN67]*4 + [.AO67]*2 + [.AP6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8]);ISBLANK([.D68]);ISBLANK([.E68]);ISBLANK([.F68])); &quot;&quot;; DEC2HEX([.C68]*8 + [.D68]*4 + [.E68]*2 + [.F68]*1))">
            <text:p/>
          </table:table-cell>
          <table:table-cell table:formula="of:=IF(AND(ISBLANK([.G68]);ISBLANK([.H68]);ISBLANK([.I68]);ISBLANK([.J68])); &quot;&quot;; DEC2HEX([.G68]*8 + [.H68]*4 + [.I68]*2 + [.J68]*1))">
            <text:p/>
          </table:table-cell>
          <table:table-cell table:formula="of:=IF(AND(ISBLANK([.K68]);ISBLANK([.L68]);ISBLANK([.M68]);ISBLANK([.N68])); &quot;&quot;; DEC2HEX([.K68]*8 + [.L68]*4 + [.M68]*2 + [.N68]*1))">
            <text:p/>
          </table:table-cell>
          <table:table-cell table:formula="of:=IF(AND(ISBLANK([.O68]);ISBLANK([.P68]);ISBLANK([.Q68]);ISBLANK([.R68])); &quot;&quot;; DEC2HEX([.O68]*8 + [.P68]*4 + [.Q68]*2 + [.R68]*1))">
            <text:p/>
          </table:table-cell>
          <table:table-cell table:formula="of:=IF(AND(ISBLANK([.S68]);ISBLANK([.T68]);ISBLANK([.U68]);ISBLANK([.V68])); &quot;&quot;; DEC2HEX([.S68]*8 + [.T68]*4 + [.U68]*2 + [.V68]*1))">
            <text:p/>
          </table:table-cell>
          <table:table-cell table:formula="of:=IF(AND(ISBLANK([.W68]);ISBLANK([.X68]);ISBLANK([.Y68]);ISBLANK([.Z68])); &quot;&quot;; DEC2HEX([.W68]*8 + [.X68]*4 + [.Y68]*2 + [.Z68]*1))">
            <text:p/>
          </table:table-cell>
          <table:table-cell table:formula="of:=IF(AND(ISBLANK([.AA68]);ISBLANK([.AB68]);ISBLANK([.AC68]);ISBLANK([.AD68])); &quot;&quot;; DEC2HEX([.AA68]*8 + [.AB68]*4 + [.AC68]*2 + [.AD68]*1))">
            <text:p/>
          </table:table-cell>
          <table:table-cell table:formula="of:=IF(AND(ISBLANK([.AE68]);ISBLANK([.AF68]);ISBLANK([.AG68]);ISBLANK([.AH68])); &quot;&quot;; DEC2HEX([.AE68]*8 + [.AF68]*4 + [.AG68]*2 + [.AH68]*1))">
            <text:p/>
          </table:table-cell>
          <table:table-cell table:formula="of:=IF(AND(ISBLANK([.AI68]);ISBLANK([.AJ68]);ISBLANK([.AK68]);ISBLANK([.AL68])); &quot;&quot;; DEC2HEX([.AI68]*8 + [.AJ68]*4 + [.AK68]*2 + [.AL68]*1))">
            <text:p/>
          </table:table-cell>
          <table:table-cell table:formula="of:=IF(AND(ISBLANK([.AM68]);ISBLANK([.AN68]);ISBLANK([.AO68]);ISBLANK([.AP68])); &quot;&quot;; DEC2HEX([.AM68]*8 + [.AN68]*4 + [.AO68]*2 + [.AP6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69]);ISBLANK([.D69]);ISBLANK([.E69]);ISBLANK([.F69])); &quot;&quot;; DEC2HEX([.C69]*8 + [.D69]*4 + [.E69]*2 + [.F69]*1))">
            <text:p/>
          </table:table-cell>
          <table:table-cell table:formula="of:=IF(AND(ISBLANK([.G69]);ISBLANK([.H69]);ISBLANK([.I69]);ISBLANK([.J69])); &quot;&quot;; DEC2HEX([.G69]*8 + [.H69]*4 + [.I69]*2 + [.J69]*1))">
            <text:p/>
          </table:table-cell>
          <table:table-cell table:formula="of:=IF(AND(ISBLANK([.K69]);ISBLANK([.L69]);ISBLANK([.M69]);ISBLANK([.N69])); &quot;&quot;; DEC2HEX([.K69]*8 + [.L69]*4 + [.M69]*2 + [.N69]*1))">
            <text:p/>
          </table:table-cell>
          <table:table-cell table:formula="of:=IF(AND(ISBLANK([.O69]);ISBLANK([.P69]);ISBLANK([.Q69]);ISBLANK([.R69])); &quot;&quot;; DEC2HEX([.O69]*8 + [.P69]*4 + [.Q69]*2 + [.R69]*1))">
            <text:p/>
          </table:table-cell>
          <table:table-cell table:formula="of:=IF(AND(ISBLANK([.S69]);ISBLANK([.T69]);ISBLANK([.U69]);ISBLANK([.V69])); &quot;&quot;; DEC2HEX([.S69]*8 + [.T69]*4 + [.U69]*2 + [.V69]*1))">
            <text:p/>
          </table:table-cell>
          <table:table-cell table:formula="of:=IF(AND(ISBLANK([.W69]);ISBLANK([.X69]);ISBLANK([.Y69]);ISBLANK([.Z69])); &quot;&quot;; DEC2HEX([.W69]*8 + [.X69]*4 + [.Y69]*2 + [.Z69]*1))">
            <text:p/>
          </table:table-cell>
          <table:table-cell table:formula="of:=IF(AND(ISBLANK([.AA69]);ISBLANK([.AB69]);ISBLANK([.AC69]);ISBLANK([.AD69])); &quot;&quot;; DEC2HEX([.AA69]*8 + [.AB69]*4 + [.AC69]*2 + [.AD69]*1))">
            <text:p/>
          </table:table-cell>
          <table:table-cell table:formula="of:=IF(AND(ISBLANK([.AE69]);ISBLANK([.AF69]);ISBLANK([.AG69]);ISBLANK([.AH69])); &quot;&quot;; DEC2HEX([.AE69]*8 + [.AF69]*4 + [.AG69]*2 + [.AH69]*1))">
            <text:p/>
          </table:table-cell>
          <table:table-cell table:formula="of:=IF(AND(ISBLANK([.AI69]);ISBLANK([.AJ69]);ISBLANK([.AK69]);ISBLANK([.AL69])); &quot;&quot;; DEC2HEX([.AI69]*8 + [.AJ69]*4 + [.AK69]*2 + [.AL69]*1))">
            <text:p/>
          </table:table-cell>
          <table:table-cell table:formula="of:=IF(AND(ISBLANK([.AM69]);ISBLANK([.AN69]);ISBLANK([.AO69]);ISBLANK([.AP69])); &quot;&quot;; DEC2HEX([.AM69]*8 + [.AN69]*4 + [.AO69]*2 + [.AP6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0]);ISBLANK([.D70]);ISBLANK([.E70]);ISBLANK([.F70])); &quot;&quot;; DEC2HEX([.C70]*8 + [.D70]*4 + [.E70]*2 + [.F70]*1))">
            <text:p/>
          </table:table-cell>
          <table:table-cell table:formula="of:=IF(AND(ISBLANK([.G70]);ISBLANK([.H70]);ISBLANK([.I70]);ISBLANK([.J70])); &quot;&quot;; DEC2HEX([.G70]*8 + [.H70]*4 + [.I70]*2 + [.J70]*1))">
            <text:p/>
          </table:table-cell>
          <table:table-cell table:formula="of:=IF(AND(ISBLANK([.K70]);ISBLANK([.L70]);ISBLANK([.M70]);ISBLANK([.N70])); &quot;&quot;; DEC2HEX([.K70]*8 + [.L70]*4 + [.M70]*2 + [.N70]*1))">
            <text:p/>
          </table:table-cell>
          <table:table-cell table:formula="of:=IF(AND(ISBLANK([.O70]);ISBLANK([.P70]);ISBLANK([.Q70]);ISBLANK([.R70])); &quot;&quot;; DEC2HEX([.O70]*8 + [.P70]*4 + [.Q70]*2 + [.R70]*1))">
            <text:p/>
          </table:table-cell>
          <table:table-cell table:formula="of:=IF(AND(ISBLANK([.S70]);ISBLANK([.T70]);ISBLANK([.U70]);ISBLANK([.V70])); &quot;&quot;; DEC2HEX([.S70]*8 + [.T70]*4 + [.U70]*2 + [.V70]*1))">
            <text:p/>
          </table:table-cell>
          <table:table-cell table:formula="of:=IF(AND(ISBLANK([.W70]);ISBLANK([.X70]);ISBLANK([.Y70]);ISBLANK([.Z70])); &quot;&quot;; DEC2HEX([.W70]*8 + [.X70]*4 + [.Y70]*2 + [.Z70]*1))">
            <text:p/>
          </table:table-cell>
          <table:table-cell table:formula="of:=IF(AND(ISBLANK([.AA70]);ISBLANK([.AB70]);ISBLANK([.AC70]);ISBLANK([.AD70])); &quot;&quot;; DEC2HEX([.AA70]*8 + [.AB70]*4 + [.AC70]*2 + [.AD70]*1))">
            <text:p/>
          </table:table-cell>
          <table:table-cell table:formula="of:=IF(AND(ISBLANK([.AE70]);ISBLANK([.AF70]);ISBLANK([.AG70]);ISBLANK([.AH70])); &quot;&quot;; DEC2HEX([.AE70]*8 + [.AF70]*4 + [.AG70]*2 + [.AH70]*1))">
            <text:p/>
          </table:table-cell>
          <table:table-cell table:formula="of:=IF(AND(ISBLANK([.AI70]);ISBLANK([.AJ70]);ISBLANK([.AK70]);ISBLANK([.AL70])); &quot;&quot;; DEC2HEX([.AI70]*8 + [.AJ70]*4 + [.AK70]*2 + [.AL70]*1))">
            <text:p/>
          </table:table-cell>
          <table:table-cell table:formula="of:=IF(AND(ISBLANK([.AM70]);ISBLANK([.AN70]);ISBLANK([.AO70]);ISBLANK([.AP70])); &quot;&quot;; DEC2HEX([.AM70]*8 + [.AN70]*4 + [.AO70]*2 + [.AP7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1]);ISBLANK([.D71]);ISBLANK([.E71]);ISBLANK([.F71])); &quot;&quot;; DEC2HEX([.C71]*8 + [.D71]*4 + [.E71]*2 + [.F71]*1))">
            <text:p/>
          </table:table-cell>
          <table:table-cell table:formula="of:=IF(AND(ISBLANK([.G71]);ISBLANK([.H71]);ISBLANK([.I71]);ISBLANK([.J71])); &quot;&quot;; DEC2HEX([.G71]*8 + [.H71]*4 + [.I71]*2 + [.J71]*1))">
            <text:p/>
          </table:table-cell>
          <table:table-cell table:formula="of:=IF(AND(ISBLANK([.K71]);ISBLANK([.L71]);ISBLANK([.M71]);ISBLANK([.N71])); &quot;&quot;; DEC2HEX([.K71]*8 + [.L71]*4 + [.M71]*2 + [.N71]*1))">
            <text:p/>
          </table:table-cell>
          <table:table-cell table:formula="of:=IF(AND(ISBLANK([.O71]);ISBLANK([.P71]);ISBLANK([.Q71]);ISBLANK([.R71])); &quot;&quot;; DEC2HEX([.O71]*8 + [.P71]*4 + [.Q71]*2 + [.R71]*1))">
            <text:p/>
          </table:table-cell>
          <table:table-cell table:formula="of:=IF(AND(ISBLANK([.S71]);ISBLANK([.T71]);ISBLANK([.U71]);ISBLANK([.V71])); &quot;&quot;; DEC2HEX([.S71]*8 + [.T71]*4 + [.U71]*2 + [.V71]*1))">
            <text:p/>
          </table:table-cell>
          <table:table-cell table:formula="of:=IF(AND(ISBLANK([.W71]);ISBLANK([.X71]);ISBLANK([.Y71]);ISBLANK([.Z71])); &quot;&quot;; DEC2HEX([.W71]*8 + [.X71]*4 + [.Y71]*2 + [.Z71]*1))">
            <text:p/>
          </table:table-cell>
          <table:table-cell table:formula="of:=IF(AND(ISBLANK([.AA71]);ISBLANK([.AB71]);ISBLANK([.AC71]);ISBLANK([.AD71])); &quot;&quot;; DEC2HEX([.AA71]*8 + [.AB71]*4 + [.AC71]*2 + [.AD71]*1))">
            <text:p/>
          </table:table-cell>
          <table:table-cell table:formula="of:=IF(AND(ISBLANK([.AE71]);ISBLANK([.AF71]);ISBLANK([.AG71]);ISBLANK([.AH71])); &quot;&quot;; DEC2HEX([.AE71]*8 + [.AF71]*4 + [.AG71]*2 + [.AH71]*1))">
            <text:p/>
          </table:table-cell>
          <table:table-cell table:formula="of:=IF(AND(ISBLANK([.AI71]);ISBLANK([.AJ71]);ISBLANK([.AK71]);ISBLANK([.AL71])); &quot;&quot;; DEC2HEX([.AI71]*8 + [.AJ71]*4 + [.AK71]*2 + [.AL71]*1))">
            <text:p/>
          </table:table-cell>
          <table:table-cell table:formula="of:=IF(AND(ISBLANK([.AM71]);ISBLANK([.AN71]);ISBLANK([.AO71]);ISBLANK([.AP71])); &quot;&quot;; DEC2HEX([.AM71]*8 + [.AN71]*4 + [.AO71]*2 + [.AP7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2]);ISBLANK([.D72]);ISBLANK([.E72]);ISBLANK([.F72])); &quot;&quot;; DEC2HEX([.C72]*8 + [.D72]*4 + [.E72]*2 + [.F72]*1))">
            <text:p/>
          </table:table-cell>
          <table:table-cell table:formula="of:=IF(AND(ISBLANK([.G72]);ISBLANK([.H72]);ISBLANK([.I72]);ISBLANK([.J72])); &quot;&quot;; DEC2HEX([.G72]*8 + [.H72]*4 + [.I72]*2 + [.J72]*1))">
            <text:p/>
          </table:table-cell>
          <table:table-cell table:formula="of:=IF(AND(ISBLANK([.K72]);ISBLANK([.L72]);ISBLANK([.M72]);ISBLANK([.N72])); &quot;&quot;; DEC2HEX([.K72]*8 + [.L72]*4 + [.M72]*2 + [.N72]*1))">
            <text:p/>
          </table:table-cell>
          <table:table-cell table:formula="of:=IF(AND(ISBLANK([.O72]);ISBLANK([.P72]);ISBLANK([.Q72]);ISBLANK([.R72])); &quot;&quot;; DEC2HEX([.O72]*8 + [.P72]*4 + [.Q72]*2 + [.R72]*1))">
            <text:p/>
          </table:table-cell>
          <table:table-cell table:formula="of:=IF(AND(ISBLANK([.S72]);ISBLANK([.T72]);ISBLANK([.U72]);ISBLANK([.V72])); &quot;&quot;; DEC2HEX([.S72]*8 + [.T72]*4 + [.U72]*2 + [.V72]*1))">
            <text:p/>
          </table:table-cell>
          <table:table-cell table:formula="of:=IF(AND(ISBLANK([.W72]);ISBLANK([.X72]);ISBLANK([.Y72]);ISBLANK([.Z72])); &quot;&quot;; DEC2HEX([.W72]*8 + [.X72]*4 + [.Y72]*2 + [.Z72]*1))">
            <text:p/>
          </table:table-cell>
          <table:table-cell table:formula="of:=IF(AND(ISBLANK([.AA72]);ISBLANK([.AB72]);ISBLANK([.AC72]);ISBLANK([.AD72])); &quot;&quot;; DEC2HEX([.AA72]*8 + [.AB72]*4 + [.AC72]*2 + [.AD72]*1))">
            <text:p/>
          </table:table-cell>
          <table:table-cell table:formula="of:=IF(AND(ISBLANK([.AE72]);ISBLANK([.AF72]);ISBLANK([.AG72]);ISBLANK([.AH72])); &quot;&quot;; DEC2HEX([.AE72]*8 + [.AF72]*4 + [.AG72]*2 + [.AH72]*1))">
            <text:p/>
          </table:table-cell>
          <table:table-cell table:formula="of:=IF(AND(ISBLANK([.AI72]);ISBLANK([.AJ72]);ISBLANK([.AK72]);ISBLANK([.AL72])); &quot;&quot;; DEC2HEX([.AI72]*8 + [.AJ72]*4 + [.AK72]*2 + [.AL72]*1))">
            <text:p/>
          </table:table-cell>
          <table:table-cell table:formula="of:=IF(AND(ISBLANK([.AM72]);ISBLANK([.AN72]);ISBLANK([.AO72]);ISBLANK([.AP72])); &quot;&quot;; DEC2HEX([.AM72]*8 + [.AN72]*4 + [.AO72]*2 + [.AP7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3]);ISBLANK([.D73]);ISBLANK([.E73]);ISBLANK([.F73])); &quot;&quot;; DEC2HEX([.C73]*8 + [.D73]*4 + [.E73]*2 + [.F73]*1))">
            <text:p/>
          </table:table-cell>
          <table:table-cell table:formula="of:=IF(AND(ISBLANK([.G73]);ISBLANK([.H73]);ISBLANK([.I73]);ISBLANK([.J73])); &quot;&quot;; DEC2HEX([.G73]*8 + [.H73]*4 + [.I73]*2 + [.J73]*1))">
            <text:p/>
          </table:table-cell>
          <table:table-cell table:formula="of:=IF(AND(ISBLANK([.K73]);ISBLANK([.L73]);ISBLANK([.M73]);ISBLANK([.N73])); &quot;&quot;; DEC2HEX([.K73]*8 + [.L73]*4 + [.M73]*2 + [.N73]*1))">
            <text:p/>
          </table:table-cell>
          <table:table-cell table:formula="of:=IF(AND(ISBLANK([.O73]);ISBLANK([.P73]);ISBLANK([.Q73]);ISBLANK([.R73])); &quot;&quot;; DEC2HEX([.O73]*8 + [.P73]*4 + [.Q73]*2 + [.R73]*1))">
            <text:p/>
          </table:table-cell>
          <table:table-cell table:formula="of:=IF(AND(ISBLANK([.S73]);ISBLANK([.T73]);ISBLANK([.U73]);ISBLANK([.V73])); &quot;&quot;; DEC2HEX([.S73]*8 + [.T73]*4 + [.U73]*2 + [.V73]*1))">
            <text:p/>
          </table:table-cell>
          <table:table-cell table:formula="of:=IF(AND(ISBLANK([.W73]);ISBLANK([.X73]);ISBLANK([.Y73]);ISBLANK([.Z73])); &quot;&quot;; DEC2HEX([.W73]*8 + [.X73]*4 + [.Y73]*2 + [.Z73]*1))">
            <text:p/>
          </table:table-cell>
          <table:table-cell table:formula="of:=IF(AND(ISBLANK([.AA73]);ISBLANK([.AB73]);ISBLANK([.AC73]);ISBLANK([.AD73])); &quot;&quot;; DEC2HEX([.AA73]*8 + [.AB73]*4 + [.AC73]*2 + [.AD73]*1))">
            <text:p/>
          </table:table-cell>
          <table:table-cell table:formula="of:=IF(AND(ISBLANK([.AE73]);ISBLANK([.AF73]);ISBLANK([.AG73]);ISBLANK([.AH73])); &quot;&quot;; DEC2HEX([.AE73]*8 + [.AF73]*4 + [.AG73]*2 + [.AH73]*1))">
            <text:p/>
          </table:table-cell>
          <table:table-cell table:formula="of:=IF(AND(ISBLANK([.AI73]);ISBLANK([.AJ73]);ISBLANK([.AK73]);ISBLANK([.AL73])); &quot;&quot;; DEC2HEX([.AI73]*8 + [.AJ73]*4 + [.AK73]*2 + [.AL73]*1))">
            <text:p/>
          </table:table-cell>
          <table:table-cell table:formula="of:=IF(AND(ISBLANK([.AM73]);ISBLANK([.AN73]);ISBLANK([.AO73]);ISBLANK([.AP73])); &quot;&quot;; DEC2HEX([.AM73]*8 + [.AN73]*4 + [.AO73]*2 + [.AP7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4]);ISBLANK([.D74]);ISBLANK([.E74]);ISBLANK([.F74])); &quot;&quot;; DEC2HEX([.C74]*8 + [.D74]*4 + [.E74]*2 + [.F74]*1))">
            <text:p/>
          </table:table-cell>
          <table:table-cell table:formula="of:=IF(AND(ISBLANK([.G74]);ISBLANK([.H74]);ISBLANK([.I74]);ISBLANK([.J74])); &quot;&quot;; DEC2HEX([.G74]*8 + [.H74]*4 + [.I74]*2 + [.J74]*1))">
            <text:p/>
          </table:table-cell>
          <table:table-cell table:formula="of:=IF(AND(ISBLANK([.K74]);ISBLANK([.L74]);ISBLANK([.M74]);ISBLANK([.N74])); &quot;&quot;; DEC2HEX([.K74]*8 + [.L74]*4 + [.M74]*2 + [.N74]*1))">
            <text:p/>
          </table:table-cell>
          <table:table-cell table:formula="of:=IF(AND(ISBLANK([.O74]);ISBLANK([.P74]);ISBLANK([.Q74]);ISBLANK([.R74])); &quot;&quot;; DEC2HEX([.O74]*8 + [.P74]*4 + [.Q74]*2 + [.R74]*1))">
            <text:p/>
          </table:table-cell>
          <table:table-cell table:formula="of:=IF(AND(ISBLANK([.S74]);ISBLANK([.T74]);ISBLANK([.U74]);ISBLANK([.V74])); &quot;&quot;; DEC2HEX([.S74]*8 + [.T74]*4 + [.U74]*2 + [.V74]*1))">
            <text:p/>
          </table:table-cell>
          <table:table-cell table:formula="of:=IF(AND(ISBLANK([.W74]);ISBLANK([.X74]);ISBLANK([.Y74]);ISBLANK([.Z74])); &quot;&quot;; DEC2HEX([.W74]*8 + [.X74]*4 + [.Y74]*2 + [.Z74]*1))">
            <text:p/>
          </table:table-cell>
          <table:table-cell table:formula="of:=IF(AND(ISBLANK([.AA74]);ISBLANK([.AB74]);ISBLANK([.AC74]);ISBLANK([.AD74])); &quot;&quot;; DEC2HEX([.AA74]*8 + [.AB74]*4 + [.AC74]*2 + [.AD74]*1))">
            <text:p/>
          </table:table-cell>
          <table:table-cell table:formula="of:=IF(AND(ISBLANK([.AE74]);ISBLANK([.AF74]);ISBLANK([.AG74]);ISBLANK([.AH74])); &quot;&quot;; DEC2HEX([.AE74]*8 + [.AF74]*4 + [.AG74]*2 + [.AH74]*1))">
            <text:p/>
          </table:table-cell>
          <table:table-cell table:formula="of:=IF(AND(ISBLANK([.AI74]);ISBLANK([.AJ74]);ISBLANK([.AK74]);ISBLANK([.AL74])); &quot;&quot;; DEC2HEX([.AI74]*8 + [.AJ74]*4 + [.AK74]*2 + [.AL74]*1))">
            <text:p/>
          </table:table-cell>
          <table:table-cell table:formula="of:=IF(AND(ISBLANK([.AM74]);ISBLANK([.AN74]);ISBLANK([.AO74]);ISBLANK([.AP74])); &quot;&quot;; DEC2HEX([.AM74]*8 + [.AN74]*4 + [.AO74]*2 + [.AP7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5]);ISBLANK([.D75]);ISBLANK([.E75]);ISBLANK([.F75])); &quot;&quot;; DEC2HEX([.C75]*8 + [.D75]*4 + [.E75]*2 + [.F75]*1))">
            <text:p/>
          </table:table-cell>
          <table:table-cell table:formula="of:=IF(AND(ISBLANK([.G75]);ISBLANK([.H75]);ISBLANK([.I75]);ISBLANK([.J75])); &quot;&quot;; DEC2HEX([.G75]*8 + [.H75]*4 + [.I75]*2 + [.J75]*1))">
            <text:p/>
          </table:table-cell>
          <table:table-cell table:formula="of:=IF(AND(ISBLANK([.K75]);ISBLANK([.L75]);ISBLANK([.M75]);ISBLANK([.N75])); &quot;&quot;; DEC2HEX([.K75]*8 + [.L75]*4 + [.M75]*2 + [.N75]*1))">
            <text:p/>
          </table:table-cell>
          <table:table-cell table:formula="of:=IF(AND(ISBLANK([.O75]);ISBLANK([.P75]);ISBLANK([.Q75]);ISBLANK([.R75])); &quot;&quot;; DEC2HEX([.O75]*8 + [.P75]*4 + [.Q75]*2 + [.R75]*1))">
            <text:p/>
          </table:table-cell>
          <table:table-cell table:formula="of:=IF(AND(ISBLANK([.S75]);ISBLANK([.T75]);ISBLANK([.U75]);ISBLANK([.V75])); &quot;&quot;; DEC2HEX([.S75]*8 + [.T75]*4 + [.U75]*2 + [.V75]*1))">
            <text:p/>
          </table:table-cell>
          <table:table-cell table:formula="of:=IF(AND(ISBLANK([.W75]);ISBLANK([.X75]);ISBLANK([.Y75]);ISBLANK([.Z75])); &quot;&quot;; DEC2HEX([.W75]*8 + [.X75]*4 + [.Y75]*2 + [.Z75]*1))">
            <text:p/>
          </table:table-cell>
          <table:table-cell table:formula="of:=IF(AND(ISBLANK([.AA75]);ISBLANK([.AB75]);ISBLANK([.AC75]);ISBLANK([.AD75])); &quot;&quot;; DEC2HEX([.AA75]*8 + [.AB75]*4 + [.AC75]*2 + [.AD75]*1))">
            <text:p/>
          </table:table-cell>
          <table:table-cell table:formula="of:=IF(AND(ISBLANK([.AE75]);ISBLANK([.AF75]);ISBLANK([.AG75]);ISBLANK([.AH75])); &quot;&quot;; DEC2HEX([.AE75]*8 + [.AF75]*4 + [.AG75]*2 + [.AH75]*1))">
            <text:p/>
          </table:table-cell>
          <table:table-cell table:formula="of:=IF(AND(ISBLANK([.AI75]);ISBLANK([.AJ75]);ISBLANK([.AK75]);ISBLANK([.AL75])); &quot;&quot;; DEC2HEX([.AI75]*8 + [.AJ75]*4 + [.AK75]*2 + [.AL75]*1))">
            <text:p/>
          </table:table-cell>
          <table:table-cell table:formula="of:=IF(AND(ISBLANK([.AM75]);ISBLANK([.AN75]);ISBLANK([.AO75]);ISBLANK([.AP75])); &quot;&quot;; DEC2HEX([.AM75]*8 + [.AN75]*4 + [.AO75]*2 + [.AP7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6]);ISBLANK([.D76]);ISBLANK([.E76]);ISBLANK([.F76])); &quot;&quot;; DEC2HEX([.C76]*8 + [.D76]*4 + [.E76]*2 + [.F76]*1))">
            <text:p/>
          </table:table-cell>
          <table:table-cell table:formula="of:=IF(AND(ISBLANK([.G76]);ISBLANK([.H76]);ISBLANK([.I76]);ISBLANK([.J76])); &quot;&quot;; DEC2HEX([.G76]*8 + [.H76]*4 + [.I76]*2 + [.J76]*1))">
            <text:p/>
          </table:table-cell>
          <table:table-cell table:formula="of:=IF(AND(ISBLANK([.K76]);ISBLANK([.L76]);ISBLANK([.M76]);ISBLANK([.N76])); &quot;&quot;; DEC2HEX([.K76]*8 + [.L76]*4 + [.M76]*2 + [.N76]*1))">
            <text:p/>
          </table:table-cell>
          <table:table-cell table:formula="of:=IF(AND(ISBLANK([.O76]);ISBLANK([.P76]);ISBLANK([.Q76]);ISBLANK([.R76])); &quot;&quot;; DEC2HEX([.O76]*8 + [.P76]*4 + [.Q76]*2 + [.R76]*1))">
            <text:p/>
          </table:table-cell>
          <table:table-cell table:formula="of:=IF(AND(ISBLANK([.S76]);ISBLANK([.T76]);ISBLANK([.U76]);ISBLANK([.V76])); &quot;&quot;; DEC2HEX([.S76]*8 + [.T76]*4 + [.U76]*2 + [.V76]*1))">
            <text:p/>
          </table:table-cell>
          <table:table-cell table:formula="of:=IF(AND(ISBLANK([.W76]);ISBLANK([.X76]);ISBLANK([.Y76]);ISBLANK([.Z76])); &quot;&quot;; DEC2HEX([.W76]*8 + [.X76]*4 + [.Y76]*2 + [.Z76]*1))">
            <text:p/>
          </table:table-cell>
          <table:table-cell table:formula="of:=IF(AND(ISBLANK([.AA76]);ISBLANK([.AB76]);ISBLANK([.AC76]);ISBLANK([.AD76])); &quot;&quot;; DEC2HEX([.AA76]*8 + [.AB76]*4 + [.AC76]*2 + [.AD76]*1))">
            <text:p/>
          </table:table-cell>
          <table:table-cell table:formula="of:=IF(AND(ISBLANK([.AE76]);ISBLANK([.AF76]);ISBLANK([.AG76]);ISBLANK([.AH76])); &quot;&quot;; DEC2HEX([.AE76]*8 + [.AF76]*4 + [.AG76]*2 + [.AH76]*1))">
            <text:p/>
          </table:table-cell>
          <table:table-cell table:formula="of:=IF(AND(ISBLANK([.AI76]);ISBLANK([.AJ76]);ISBLANK([.AK76]);ISBLANK([.AL76])); &quot;&quot;; DEC2HEX([.AI76]*8 + [.AJ76]*4 + [.AK76]*2 + [.AL76]*1))">
            <text:p/>
          </table:table-cell>
          <table:table-cell table:formula="of:=IF(AND(ISBLANK([.AM76]);ISBLANK([.AN76]);ISBLANK([.AO76]);ISBLANK([.AP76])); &quot;&quot;; DEC2HEX([.AM76]*8 + [.AN76]*4 + [.AO76]*2 + [.AP7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7]);ISBLANK([.D77]);ISBLANK([.E77]);ISBLANK([.F77])); &quot;&quot;; DEC2HEX([.C77]*8 + [.D77]*4 + [.E77]*2 + [.F77]*1))">
            <text:p/>
          </table:table-cell>
          <table:table-cell table:formula="of:=IF(AND(ISBLANK([.G77]);ISBLANK([.H77]);ISBLANK([.I77]);ISBLANK([.J77])); &quot;&quot;; DEC2HEX([.G77]*8 + [.H77]*4 + [.I77]*2 + [.J77]*1))">
            <text:p/>
          </table:table-cell>
          <table:table-cell table:formula="of:=IF(AND(ISBLANK([.K77]);ISBLANK([.L77]);ISBLANK([.M77]);ISBLANK([.N77])); &quot;&quot;; DEC2HEX([.K77]*8 + [.L77]*4 + [.M77]*2 + [.N77]*1))">
            <text:p/>
          </table:table-cell>
          <table:table-cell table:formula="of:=IF(AND(ISBLANK([.O77]);ISBLANK([.P77]);ISBLANK([.Q77]);ISBLANK([.R77])); &quot;&quot;; DEC2HEX([.O77]*8 + [.P77]*4 + [.Q77]*2 + [.R77]*1))">
            <text:p/>
          </table:table-cell>
          <table:table-cell table:formula="of:=IF(AND(ISBLANK([.S77]);ISBLANK([.T77]);ISBLANK([.U77]);ISBLANK([.V77])); &quot;&quot;; DEC2HEX([.S77]*8 + [.T77]*4 + [.U77]*2 + [.V77]*1))">
            <text:p/>
          </table:table-cell>
          <table:table-cell table:formula="of:=IF(AND(ISBLANK([.W77]);ISBLANK([.X77]);ISBLANK([.Y77]);ISBLANK([.Z77])); &quot;&quot;; DEC2HEX([.W77]*8 + [.X77]*4 + [.Y77]*2 + [.Z77]*1))">
            <text:p/>
          </table:table-cell>
          <table:table-cell table:formula="of:=IF(AND(ISBLANK([.AA77]);ISBLANK([.AB77]);ISBLANK([.AC77]);ISBLANK([.AD77])); &quot;&quot;; DEC2HEX([.AA77]*8 + [.AB77]*4 + [.AC77]*2 + [.AD77]*1))">
            <text:p/>
          </table:table-cell>
          <table:table-cell table:formula="of:=IF(AND(ISBLANK([.AE77]);ISBLANK([.AF77]);ISBLANK([.AG77]);ISBLANK([.AH77])); &quot;&quot;; DEC2HEX([.AE77]*8 + [.AF77]*4 + [.AG77]*2 + [.AH77]*1))">
            <text:p/>
          </table:table-cell>
          <table:table-cell table:formula="of:=IF(AND(ISBLANK([.AI77]);ISBLANK([.AJ77]);ISBLANK([.AK77]);ISBLANK([.AL77])); &quot;&quot;; DEC2HEX([.AI77]*8 + [.AJ77]*4 + [.AK77]*2 + [.AL77]*1))">
            <text:p/>
          </table:table-cell>
          <table:table-cell table:formula="of:=IF(AND(ISBLANK([.AM77]);ISBLANK([.AN77]);ISBLANK([.AO77]);ISBLANK([.AP77])); &quot;&quot;; DEC2HEX([.AM77]*8 + [.AN77]*4 + [.AO77]*2 + [.AP7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8]);ISBLANK([.D78]);ISBLANK([.E78]);ISBLANK([.F78])); &quot;&quot;; DEC2HEX([.C78]*8 + [.D78]*4 + [.E78]*2 + [.F78]*1))">
            <text:p/>
          </table:table-cell>
          <table:table-cell table:formula="of:=IF(AND(ISBLANK([.G78]);ISBLANK([.H78]);ISBLANK([.I78]);ISBLANK([.J78])); &quot;&quot;; DEC2HEX([.G78]*8 + [.H78]*4 + [.I78]*2 + [.J78]*1))">
            <text:p/>
          </table:table-cell>
          <table:table-cell table:formula="of:=IF(AND(ISBLANK([.K78]);ISBLANK([.L78]);ISBLANK([.M78]);ISBLANK([.N78])); &quot;&quot;; DEC2HEX([.K78]*8 + [.L78]*4 + [.M78]*2 + [.N78]*1))">
            <text:p/>
          </table:table-cell>
          <table:table-cell table:formula="of:=IF(AND(ISBLANK([.O78]);ISBLANK([.P78]);ISBLANK([.Q78]);ISBLANK([.R78])); &quot;&quot;; DEC2HEX([.O78]*8 + [.P78]*4 + [.Q78]*2 + [.R78]*1))">
            <text:p/>
          </table:table-cell>
          <table:table-cell table:formula="of:=IF(AND(ISBLANK([.S78]);ISBLANK([.T78]);ISBLANK([.U78]);ISBLANK([.V78])); &quot;&quot;; DEC2HEX([.S78]*8 + [.T78]*4 + [.U78]*2 + [.V78]*1))">
            <text:p/>
          </table:table-cell>
          <table:table-cell table:formula="of:=IF(AND(ISBLANK([.W78]);ISBLANK([.X78]);ISBLANK([.Y78]);ISBLANK([.Z78])); &quot;&quot;; DEC2HEX([.W78]*8 + [.X78]*4 + [.Y78]*2 + [.Z78]*1))">
            <text:p/>
          </table:table-cell>
          <table:table-cell table:formula="of:=IF(AND(ISBLANK([.AA78]);ISBLANK([.AB78]);ISBLANK([.AC78]);ISBLANK([.AD78])); &quot;&quot;; DEC2HEX([.AA78]*8 + [.AB78]*4 + [.AC78]*2 + [.AD78]*1))">
            <text:p/>
          </table:table-cell>
          <table:table-cell table:formula="of:=IF(AND(ISBLANK([.AE78]);ISBLANK([.AF78]);ISBLANK([.AG78]);ISBLANK([.AH78])); &quot;&quot;; DEC2HEX([.AE78]*8 + [.AF78]*4 + [.AG78]*2 + [.AH78]*1))">
            <text:p/>
          </table:table-cell>
          <table:table-cell table:formula="of:=IF(AND(ISBLANK([.AI78]);ISBLANK([.AJ78]);ISBLANK([.AK78]);ISBLANK([.AL78])); &quot;&quot;; DEC2HEX([.AI78]*8 + [.AJ78]*4 + [.AK78]*2 + [.AL78]*1))">
            <text:p/>
          </table:table-cell>
          <table:table-cell table:formula="of:=IF(AND(ISBLANK([.AM78]);ISBLANK([.AN78]);ISBLANK([.AO78]);ISBLANK([.AP78])); &quot;&quot;; DEC2HEX([.AM78]*8 + [.AN78]*4 + [.AO78]*2 + [.AP7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79]);ISBLANK([.D79]);ISBLANK([.E79]);ISBLANK([.F79])); &quot;&quot;; DEC2HEX([.C79]*8 + [.D79]*4 + [.E79]*2 + [.F79]*1))">
            <text:p/>
          </table:table-cell>
          <table:table-cell table:formula="of:=IF(AND(ISBLANK([.G79]);ISBLANK([.H79]);ISBLANK([.I79]);ISBLANK([.J79])); &quot;&quot;; DEC2HEX([.G79]*8 + [.H79]*4 + [.I79]*2 + [.J79]*1))">
            <text:p/>
          </table:table-cell>
          <table:table-cell table:formula="of:=IF(AND(ISBLANK([.K79]);ISBLANK([.L79]);ISBLANK([.M79]);ISBLANK([.N79])); &quot;&quot;; DEC2HEX([.K79]*8 + [.L79]*4 + [.M79]*2 + [.N79]*1))">
            <text:p/>
          </table:table-cell>
          <table:table-cell table:formula="of:=IF(AND(ISBLANK([.O79]);ISBLANK([.P79]);ISBLANK([.Q79]);ISBLANK([.R79])); &quot;&quot;; DEC2HEX([.O79]*8 + [.P79]*4 + [.Q79]*2 + [.R79]*1))">
            <text:p/>
          </table:table-cell>
          <table:table-cell table:formula="of:=IF(AND(ISBLANK([.S79]);ISBLANK([.T79]);ISBLANK([.U79]);ISBLANK([.V79])); &quot;&quot;; DEC2HEX([.S79]*8 + [.T79]*4 + [.U79]*2 + [.V79]*1))">
            <text:p/>
          </table:table-cell>
          <table:table-cell table:formula="of:=IF(AND(ISBLANK([.W79]);ISBLANK([.X79]);ISBLANK([.Y79]);ISBLANK([.Z79])); &quot;&quot;; DEC2HEX([.W79]*8 + [.X79]*4 + [.Y79]*2 + [.Z79]*1))">
            <text:p/>
          </table:table-cell>
          <table:table-cell table:formula="of:=IF(AND(ISBLANK([.AA79]);ISBLANK([.AB79]);ISBLANK([.AC79]);ISBLANK([.AD79])); &quot;&quot;; DEC2HEX([.AA79]*8 + [.AB79]*4 + [.AC79]*2 + [.AD79]*1))">
            <text:p/>
          </table:table-cell>
          <table:table-cell table:formula="of:=IF(AND(ISBLANK([.AE79]);ISBLANK([.AF79]);ISBLANK([.AG79]);ISBLANK([.AH79])); &quot;&quot;; DEC2HEX([.AE79]*8 + [.AF79]*4 + [.AG79]*2 + [.AH79]*1))">
            <text:p/>
          </table:table-cell>
          <table:table-cell table:formula="of:=IF(AND(ISBLANK([.AI79]);ISBLANK([.AJ79]);ISBLANK([.AK79]);ISBLANK([.AL79])); &quot;&quot;; DEC2HEX([.AI79]*8 + [.AJ79]*4 + [.AK79]*2 + [.AL79]*1))">
            <text:p/>
          </table:table-cell>
          <table:table-cell table:formula="of:=IF(AND(ISBLANK([.AM79]);ISBLANK([.AN79]);ISBLANK([.AO79]);ISBLANK([.AP79])); &quot;&quot;; DEC2HEX([.AM79]*8 + [.AN79]*4 + [.AO79]*2 + [.AP7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0]);ISBLANK([.D80]);ISBLANK([.E80]);ISBLANK([.F80])); &quot;&quot;; DEC2HEX([.C80]*8 + [.D80]*4 + [.E80]*2 + [.F80]*1))">
            <text:p/>
          </table:table-cell>
          <table:table-cell table:formula="of:=IF(AND(ISBLANK([.G80]);ISBLANK([.H80]);ISBLANK([.I80]);ISBLANK([.J80])); &quot;&quot;; DEC2HEX([.G80]*8 + [.H80]*4 + [.I80]*2 + [.J80]*1))">
            <text:p/>
          </table:table-cell>
          <table:table-cell table:formula="of:=IF(AND(ISBLANK([.K80]);ISBLANK([.L80]);ISBLANK([.M80]);ISBLANK([.N80])); &quot;&quot;; DEC2HEX([.K80]*8 + [.L80]*4 + [.M80]*2 + [.N80]*1))">
            <text:p/>
          </table:table-cell>
          <table:table-cell table:formula="of:=IF(AND(ISBLANK([.O80]);ISBLANK([.P80]);ISBLANK([.Q80]);ISBLANK([.R80])); &quot;&quot;; DEC2HEX([.O80]*8 + [.P80]*4 + [.Q80]*2 + [.R80]*1))">
            <text:p/>
          </table:table-cell>
          <table:table-cell table:formula="of:=IF(AND(ISBLANK([.S80]);ISBLANK([.T80]);ISBLANK([.U80]);ISBLANK([.V80])); &quot;&quot;; DEC2HEX([.S80]*8 + [.T80]*4 + [.U80]*2 + [.V80]*1))">
            <text:p/>
          </table:table-cell>
          <table:table-cell table:formula="of:=IF(AND(ISBLANK([.W80]);ISBLANK([.X80]);ISBLANK([.Y80]);ISBLANK([.Z80])); &quot;&quot;; DEC2HEX([.W80]*8 + [.X80]*4 + [.Y80]*2 + [.Z80]*1))">
            <text:p/>
          </table:table-cell>
          <table:table-cell table:formula="of:=IF(AND(ISBLANK([.AA80]);ISBLANK([.AB80]);ISBLANK([.AC80]);ISBLANK([.AD80])); &quot;&quot;; DEC2HEX([.AA80]*8 + [.AB80]*4 + [.AC80]*2 + [.AD80]*1))">
            <text:p/>
          </table:table-cell>
          <table:table-cell table:formula="of:=IF(AND(ISBLANK([.AE80]);ISBLANK([.AF80]);ISBLANK([.AG80]);ISBLANK([.AH80])); &quot;&quot;; DEC2HEX([.AE80]*8 + [.AF80]*4 + [.AG80]*2 + [.AH80]*1))">
            <text:p/>
          </table:table-cell>
          <table:table-cell table:formula="of:=IF(AND(ISBLANK([.AI80]);ISBLANK([.AJ80]);ISBLANK([.AK80]);ISBLANK([.AL80])); &quot;&quot;; DEC2HEX([.AI80]*8 + [.AJ80]*4 + [.AK80]*2 + [.AL80]*1))">
            <text:p/>
          </table:table-cell>
          <table:table-cell table:formula="of:=IF(AND(ISBLANK([.AM80]);ISBLANK([.AN80]);ISBLANK([.AO80]);ISBLANK([.AP80])); &quot;&quot;; DEC2HEX([.AM80]*8 + [.AN80]*4 + [.AO80]*2 + [.AP8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1]);ISBLANK([.D81]);ISBLANK([.E81]);ISBLANK([.F81])); &quot;&quot;; DEC2HEX([.C81]*8 + [.D81]*4 + [.E81]*2 + [.F81]*1))">
            <text:p/>
          </table:table-cell>
          <table:table-cell table:formula="of:=IF(AND(ISBLANK([.G81]);ISBLANK([.H81]);ISBLANK([.I81]);ISBLANK([.J81])); &quot;&quot;; DEC2HEX([.G81]*8 + [.H81]*4 + [.I81]*2 + [.J81]*1))">
            <text:p/>
          </table:table-cell>
          <table:table-cell table:formula="of:=IF(AND(ISBLANK([.K81]);ISBLANK([.L81]);ISBLANK([.M81]);ISBLANK([.N81])); &quot;&quot;; DEC2HEX([.K81]*8 + [.L81]*4 + [.M81]*2 + [.N81]*1))">
            <text:p/>
          </table:table-cell>
          <table:table-cell table:formula="of:=IF(AND(ISBLANK([.O81]);ISBLANK([.P81]);ISBLANK([.Q81]);ISBLANK([.R81])); &quot;&quot;; DEC2HEX([.O81]*8 + [.P81]*4 + [.Q81]*2 + [.R81]*1))">
            <text:p/>
          </table:table-cell>
          <table:table-cell table:formula="of:=IF(AND(ISBLANK([.S81]);ISBLANK([.T81]);ISBLANK([.U81]);ISBLANK([.V81])); &quot;&quot;; DEC2HEX([.S81]*8 + [.T81]*4 + [.U81]*2 + [.V81]*1))">
            <text:p/>
          </table:table-cell>
          <table:table-cell table:formula="of:=IF(AND(ISBLANK([.W81]);ISBLANK([.X81]);ISBLANK([.Y81]);ISBLANK([.Z81])); &quot;&quot;; DEC2HEX([.W81]*8 + [.X81]*4 + [.Y81]*2 + [.Z81]*1))">
            <text:p/>
          </table:table-cell>
          <table:table-cell table:formula="of:=IF(AND(ISBLANK([.AA81]);ISBLANK([.AB81]);ISBLANK([.AC81]);ISBLANK([.AD81])); &quot;&quot;; DEC2HEX([.AA81]*8 + [.AB81]*4 + [.AC81]*2 + [.AD81]*1))">
            <text:p/>
          </table:table-cell>
          <table:table-cell table:formula="of:=IF(AND(ISBLANK([.AE81]);ISBLANK([.AF81]);ISBLANK([.AG81]);ISBLANK([.AH81])); &quot;&quot;; DEC2HEX([.AE81]*8 + [.AF81]*4 + [.AG81]*2 + [.AH81]*1))">
            <text:p/>
          </table:table-cell>
          <table:table-cell table:formula="of:=IF(AND(ISBLANK([.AI81]);ISBLANK([.AJ81]);ISBLANK([.AK81]);ISBLANK([.AL81])); &quot;&quot;; DEC2HEX([.AI81]*8 + [.AJ81]*4 + [.AK81]*2 + [.AL81]*1))">
            <text:p/>
          </table:table-cell>
          <table:table-cell table:formula="of:=IF(AND(ISBLANK([.AM81]);ISBLANK([.AN81]);ISBLANK([.AO81]);ISBLANK([.AP81])); &quot;&quot;; DEC2HEX([.AM81]*8 + [.AN81]*4 + [.AO81]*2 + [.AP8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2]);ISBLANK([.D82]);ISBLANK([.E82]);ISBLANK([.F82])); &quot;&quot;; DEC2HEX([.C82]*8 + [.D82]*4 + [.E82]*2 + [.F82]*1))">
            <text:p/>
          </table:table-cell>
          <table:table-cell table:formula="of:=IF(AND(ISBLANK([.G82]);ISBLANK([.H82]);ISBLANK([.I82]);ISBLANK([.J82])); &quot;&quot;; DEC2HEX([.G82]*8 + [.H82]*4 + [.I82]*2 + [.J82]*1))">
            <text:p/>
          </table:table-cell>
          <table:table-cell table:formula="of:=IF(AND(ISBLANK([.K82]);ISBLANK([.L82]);ISBLANK([.M82]);ISBLANK([.N82])); &quot;&quot;; DEC2HEX([.K82]*8 + [.L82]*4 + [.M82]*2 + [.N82]*1))">
            <text:p/>
          </table:table-cell>
          <table:table-cell table:formula="of:=IF(AND(ISBLANK([.O82]);ISBLANK([.P82]);ISBLANK([.Q82]);ISBLANK([.R82])); &quot;&quot;; DEC2HEX([.O82]*8 + [.P82]*4 + [.Q82]*2 + [.R82]*1))">
            <text:p/>
          </table:table-cell>
          <table:table-cell table:formula="of:=IF(AND(ISBLANK([.S82]);ISBLANK([.T82]);ISBLANK([.U82]);ISBLANK([.V82])); &quot;&quot;; DEC2HEX([.S82]*8 + [.T82]*4 + [.U82]*2 + [.V82]*1))">
            <text:p/>
          </table:table-cell>
          <table:table-cell table:formula="of:=IF(AND(ISBLANK([.W82]);ISBLANK([.X82]);ISBLANK([.Y82]);ISBLANK([.Z82])); &quot;&quot;; DEC2HEX([.W82]*8 + [.X82]*4 + [.Y82]*2 + [.Z82]*1))">
            <text:p/>
          </table:table-cell>
          <table:table-cell table:formula="of:=IF(AND(ISBLANK([.AA82]);ISBLANK([.AB82]);ISBLANK([.AC82]);ISBLANK([.AD82])); &quot;&quot;; DEC2HEX([.AA82]*8 + [.AB82]*4 + [.AC82]*2 + [.AD82]*1))">
            <text:p/>
          </table:table-cell>
          <table:table-cell table:formula="of:=IF(AND(ISBLANK([.AE82]);ISBLANK([.AF82]);ISBLANK([.AG82]);ISBLANK([.AH82])); &quot;&quot;; DEC2HEX([.AE82]*8 + [.AF82]*4 + [.AG82]*2 + [.AH82]*1))">
            <text:p/>
          </table:table-cell>
          <table:table-cell table:formula="of:=IF(AND(ISBLANK([.AI82]);ISBLANK([.AJ82]);ISBLANK([.AK82]);ISBLANK([.AL82])); &quot;&quot;; DEC2HEX([.AI82]*8 + [.AJ82]*4 + [.AK82]*2 + [.AL82]*1))">
            <text:p/>
          </table:table-cell>
          <table:table-cell table:formula="of:=IF(AND(ISBLANK([.AM82]);ISBLANK([.AN82]);ISBLANK([.AO82]);ISBLANK([.AP82])); &quot;&quot;; DEC2HEX([.AM82]*8 + [.AN82]*4 + [.AO82]*2 + [.AP8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3]);ISBLANK([.D83]);ISBLANK([.E83]);ISBLANK([.F83])); &quot;&quot;; DEC2HEX([.C83]*8 + [.D83]*4 + [.E83]*2 + [.F83]*1))">
            <text:p/>
          </table:table-cell>
          <table:table-cell table:formula="of:=IF(AND(ISBLANK([.G83]);ISBLANK([.H83]);ISBLANK([.I83]);ISBLANK([.J83])); &quot;&quot;; DEC2HEX([.G83]*8 + [.H83]*4 + [.I83]*2 + [.J83]*1))">
            <text:p/>
          </table:table-cell>
          <table:table-cell table:formula="of:=IF(AND(ISBLANK([.K83]);ISBLANK([.L83]);ISBLANK([.M83]);ISBLANK([.N83])); &quot;&quot;; DEC2HEX([.K83]*8 + [.L83]*4 + [.M83]*2 + [.N83]*1))">
            <text:p/>
          </table:table-cell>
          <table:table-cell table:formula="of:=IF(AND(ISBLANK([.O83]);ISBLANK([.P83]);ISBLANK([.Q83]);ISBLANK([.R83])); &quot;&quot;; DEC2HEX([.O83]*8 + [.P83]*4 + [.Q83]*2 + [.R83]*1))">
            <text:p/>
          </table:table-cell>
          <table:table-cell table:formula="of:=IF(AND(ISBLANK([.S83]);ISBLANK([.T83]);ISBLANK([.U83]);ISBLANK([.V83])); &quot;&quot;; DEC2HEX([.S83]*8 + [.T83]*4 + [.U83]*2 + [.V83]*1))">
            <text:p/>
          </table:table-cell>
          <table:table-cell table:formula="of:=IF(AND(ISBLANK([.W83]);ISBLANK([.X83]);ISBLANK([.Y83]);ISBLANK([.Z83])); &quot;&quot;; DEC2HEX([.W83]*8 + [.X83]*4 + [.Y83]*2 + [.Z83]*1))">
            <text:p/>
          </table:table-cell>
          <table:table-cell table:formula="of:=IF(AND(ISBLANK([.AA83]);ISBLANK([.AB83]);ISBLANK([.AC83]);ISBLANK([.AD83])); &quot;&quot;; DEC2HEX([.AA83]*8 + [.AB83]*4 + [.AC83]*2 + [.AD83]*1))">
            <text:p/>
          </table:table-cell>
          <table:table-cell table:formula="of:=IF(AND(ISBLANK([.AE83]);ISBLANK([.AF83]);ISBLANK([.AG83]);ISBLANK([.AH83])); &quot;&quot;; DEC2HEX([.AE83]*8 + [.AF83]*4 + [.AG83]*2 + [.AH83]*1))">
            <text:p/>
          </table:table-cell>
          <table:table-cell table:formula="of:=IF(AND(ISBLANK([.AI83]);ISBLANK([.AJ83]);ISBLANK([.AK83]);ISBLANK([.AL83])); &quot;&quot;; DEC2HEX([.AI83]*8 + [.AJ83]*4 + [.AK83]*2 + [.AL83]*1))">
            <text:p/>
          </table:table-cell>
          <table:table-cell table:formula="of:=IF(AND(ISBLANK([.AM83]);ISBLANK([.AN83]);ISBLANK([.AO83]);ISBLANK([.AP83])); &quot;&quot;; DEC2HEX([.AM83]*8 + [.AN83]*4 + [.AO83]*2 + [.AP8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4]);ISBLANK([.D84]);ISBLANK([.E84]);ISBLANK([.F84])); &quot;&quot;; DEC2HEX([.C84]*8 + [.D84]*4 + [.E84]*2 + [.F84]*1))">
            <text:p/>
          </table:table-cell>
          <table:table-cell table:formula="of:=IF(AND(ISBLANK([.G84]);ISBLANK([.H84]);ISBLANK([.I84]);ISBLANK([.J84])); &quot;&quot;; DEC2HEX([.G84]*8 + [.H84]*4 + [.I84]*2 + [.J84]*1))">
            <text:p/>
          </table:table-cell>
          <table:table-cell table:formula="of:=IF(AND(ISBLANK([.K84]);ISBLANK([.L84]);ISBLANK([.M84]);ISBLANK([.N84])); &quot;&quot;; DEC2HEX([.K84]*8 + [.L84]*4 + [.M84]*2 + [.N84]*1))">
            <text:p/>
          </table:table-cell>
          <table:table-cell table:formula="of:=IF(AND(ISBLANK([.O84]);ISBLANK([.P84]);ISBLANK([.Q84]);ISBLANK([.R84])); &quot;&quot;; DEC2HEX([.O84]*8 + [.P84]*4 + [.Q84]*2 + [.R84]*1))">
            <text:p/>
          </table:table-cell>
          <table:table-cell table:formula="of:=IF(AND(ISBLANK([.S84]);ISBLANK([.T84]);ISBLANK([.U84]);ISBLANK([.V84])); &quot;&quot;; DEC2HEX([.S84]*8 + [.T84]*4 + [.U84]*2 + [.V84]*1))">
            <text:p/>
          </table:table-cell>
          <table:table-cell table:formula="of:=IF(AND(ISBLANK([.W84]);ISBLANK([.X84]);ISBLANK([.Y84]);ISBLANK([.Z84])); &quot;&quot;; DEC2HEX([.W84]*8 + [.X84]*4 + [.Y84]*2 + [.Z84]*1))">
            <text:p/>
          </table:table-cell>
          <table:table-cell table:formula="of:=IF(AND(ISBLANK([.AA84]);ISBLANK([.AB84]);ISBLANK([.AC84]);ISBLANK([.AD84])); &quot;&quot;; DEC2HEX([.AA84]*8 + [.AB84]*4 + [.AC84]*2 + [.AD84]*1))">
            <text:p/>
          </table:table-cell>
          <table:table-cell table:formula="of:=IF(AND(ISBLANK([.AE84]);ISBLANK([.AF84]);ISBLANK([.AG84]);ISBLANK([.AH84])); &quot;&quot;; DEC2HEX([.AE84]*8 + [.AF84]*4 + [.AG84]*2 + [.AH84]*1))">
            <text:p/>
          </table:table-cell>
          <table:table-cell table:formula="of:=IF(AND(ISBLANK([.AI84]);ISBLANK([.AJ84]);ISBLANK([.AK84]);ISBLANK([.AL84])); &quot;&quot;; DEC2HEX([.AI84]*8 + [.AJ84]*4 + [.AK84]*2 + [.AL84]*1))">
            <text:p/>
          </table:table-cell>
          <table:table-cell table:formula="of:=IF(AND(ISBLANK([.AM84]);ISBLANK([.AN84]);ISBLANK([.AO84]);ISBLANK([.AP84])); &quot;&quot;; DEC2HEX([.AM84]*8 + [.AN84]*4 + [.AO84]*2 + [.AP8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5]);ISBLANK([.D85]);ISBLANK([.E85]);ISBLANK([.F85])); &quot;&quot;; DEC2HEX([.C85]*8 + [.D85]*4 + [.E85]*2 + [.F85]*1))">
            <text:p/>
          </table:table-cell>
          <table:table-cell table:formula="of:=IF(AND(ISBLANK([.G85]);ISBLANK([.H85]);ISBLANK([.I85]);ISBLANK([.J85])); &quot;&quot;; DEC2HEX([.G85]*8 + [.H85]*4 + [.I85]*2 + [.J85]*1))">
            <text:p/>
          </table:table-cell>
          <table:table-cell table:formula="of:=IF(AND(ISBLANK([.K85]);ISBLANK([.L85]);ISBLANK([.M85]);ISBLANK([.N85])); &quot;&quot;; DEC2HEX([.K85]*8 + [.L85]*4 + [.M85]*2 + [.N85]*1))">
            <text:p/>
          </table:table-cell>
          <table:table-cell table:formula="of:=IF(AND(ISBLANK([.O85]);ISBLANK([.P85]);ISBLANK([.Q85]);ISBLANK([.R85])); &quot;&quot;; DEC2HEX([.O85]*8 + [.P85]*4 + [.Q85]*2 + [.R85]*1))">
            <text:p/>
          </table:table-cell>
          <table:table-cell table:formula="of:=IF(AND(ISBLANK([.S85]);ISBLANK([.T85]);ISBLANK([.U85]);ISBLANK([.V85])); &quot;&quot;; DEC2HEX([.S85]*8 + [.T85]*4 + [.U85]*2 + [.V85]*1))">
            <text:p/>
          </table:table-cell>
          <table:table-cell table:formula="of:=IF(AND(ISBLANK([.W85]);ISBLANK([.X85]);ISBLANK([.Y85]);ISBLANK([.Z85])); &quot;&quot;; DEC2HEX([.W85]*8 + [.X85]*4 + [.Y85]*2 + [.Z85]*1))">
            <text:p/>
          </table:table-cell>
          <table:table-cell table:formula="of:=IF(AND(ISBLANK([.AA85]);ISBLANK([.AB85]);ISBLANK([.AC85]);ISBLANK([.AD85])); &quot;&quot;; DEC2HEX([.AA85]*8 + [.AB85]*4 + [.AC85]*2 + [.AD85]*1))">
            <text:p/>
          </table:table-cell>
          <table:table-cell table:formula="of:=IF(AND(ISBLANK([.AE85]);ISBLANK([.AF85]);ISBLANK([.AG85]);ISBLANK([.AH85])); &quot;&quot;; DEC2HEX([.AE85]*8 + [.AF85]*4 + [.AG85]*2 + [.AH85]*1))">
            <text:p/>
          </table:table-cell>
          <table:table-cell table:formula="of:=IF(AND(ISBLANK([.AI85]);ISBLANK([.AJ85]);ISBLANK([.AK85]);ISBLANK([.AL85])); &quot;&quot;; DEC2HEX([.AI85]*8 + [.AJ85]*4 + [.AK85]*2 + [.AL85]*1))">
            <text:p/>
          </table:table-cell>
          <table:table-cell table:formula="of:=IF(AND(ISBLANK([.AM85]);ISBLANK([.AN85]);ISBLANK([.AO85]);ISBLANK([.AP85])); &quot;&quot;; DEC2HEX([.AM85]*8 + [.AN85]*4 + [.AO85]*2 + [.AP8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6]);ISBLANK([.D86]);ISBLANK([.E86]);ISBLANK([.F86])); &quot;&quot;; DEC2HEX([.C86]*8 + [.D86]*4 + [.E86]*2 + [.F86]*1))">
            <text:p/>
          </table:table-cell>
          <table:table-cell table:formula="of:=IF(AND(ISBLANK([.G86]);ISBLANK([.H86]);ISBLANK([.I86]);ISBLANK([.J86])); &quot;&quot;; DEC2HEX([.G86]*8 + [.H86]*4 + [.I86]*2 + [.J86]*1))">
            <text:p/>
          </table:table-cell>
          <table:table-cell table:formula="of:=IF(AND(ISBLANK([.K86]);ISBLANK([.L86]);ISBLANK([.M86]);ISBLANK([.N86])); &quot;&quot;; DEC2HEX([.K86]*8 + [.L86]*4 + [.M86]*2 + [.N86]*1))">
            <text:p/>
          </table:table-cell>
          <table:table-cell table:formula="of:=IF(AND(ISBLANK([.O86]);ISBLANK([.P86]);ISBLANK([.Q86]);ISBLANK([.R86])); &quot;&quot;; DEC2HEX([.O86]*8 + [.P86]*4 + [.Q86]*2 + [.R86]*1))">
            <text:p/>
          </table:table-cell>
          <table:table-cell table:formula="of:=IF(AND(ISBLANK([.S86]);ISBLANK([.T86]);ISBLANK([.U86]);ISBLANK([.V86])); &quot;&quot;; DEC2HEX([.S86]*8 + [.T86]*4 + [.U86]*2 + [.V86]*1))">
            <text:p/>
          </table:table-cell>
          <table:table-cell table:formula="of:=IF(AND(ISBLANK([.W86]);ISBLANK([.X86]);ISBLANK([.Y86]);ISBLANK([.Z86])); &quot;&quot;; DEC2HEX([.W86]*8 + [.X86]*4 + [.Y86]*2 + [.Z86]*1))">
            <text:p/>
          </table:table-cell>
          <table:table-cell table:formula="of:=IF(AND(ISBLANK([.AA86]);ISBLANK([.AB86]);ISBLANK([.AC86]);ISBLANK([.AD86])); &quot;&quot;; DEC2HEX([.AA86]*8 + [.AB86]*4 + [.AC86]*2 + [.AD86]*1))">
            <text:p/>
          </table:table-cell>
          <table:table-cell table:formula="of:=IF(AND(ISBLANK([.AE86]);ISBLANK([.AF86]);ISBLANK([.AG86]);ISBLANK([.AH86])); &quot;&quot;; DEC2HEX([.AE86]*8 + [.AF86]*4 + [.AG86]*2 + [.AH86]*1))">
            <text:p/>
          </table:table-cell>
          <table:table-cell table:formula="of:=IF(AND(ISBLANK([.AI86]);ISBLANK([.AJ86]);ISBLANK([.AK86]);ISBLANK([.AL86])); &quot;&quot;; DEC2HEX([.AI86]*8 + [.AJ86]*4 + [.AK86]*2 + [.AL86]*1))">
            <text:p/>
          </table:table-cell>
          <table:table-cell table:formula="of:=IF(AND(ISBLANK([.AM86]);ISBLANK([.AN86]);ISBLANK([.AO86]);ISBLANK([.AP86])); &quot;&quot;; DEC2HEX([.AM86]*8 + [.AN86]*4 + [.AO86]*2 + [.AP8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7]);ISBLANK([.D87]);ISBLANK([.E87]);ISBLANK([.F87])); &quot;&quot;; DEC2HEX([.C87]*8 + [.D87]*4 + [.E87]*2 + [.F87]*1))">
            <text:p/>
          </table:table-cell>
          <table:table-cell table:formula="of:=IF(AND(ISBLANK([.G87]);ISBLANK([.H87]);ISBLANK([.I87]);ISBLANK([.J87])); &quot;&quot;; DEC2HEX([.G87]*8 + [.H87]*4 + [.I87]*2 + [.J87]*1))">
            <text:p/>
          </table:table-cell>
          <table:table-cell table:formula="of:=IF(AND(ISBLANK([.K87]);ISBLANK([.L87]);ISBLANK([.M87]);ISBLANK([.N87])); &quot;&quot;; DEC2HEX([.K87]*8 + [.L87]*4 + [.M87]*2 + [.N87]*1))">
            <text:p/>
          </table:table-cell>
          <table:table-cell table:formula="of:=IF(AND(ISBLANK([.O87]);ISBLANK([.P87]);ISBLANK([.Q87]);ISBLANK([.R87])); &quot;&quot;; DEC2HEX([.O87]*8 + [.P87]*4 + [.Q87]*2 + [.R87]*1))">
            <text:p/>
          </table:table-cell>
          <table:table-cell table:formula="of:=IF(AND(ISBLANK([.S87]);ISBLANK([.T87]);ISBLANK([.U87]);ISBLANK([.V87])); &quot;&quot;; DEC2HEX([.S87]*8 + [.T87]*4 + [.U87]*2 + [.V87]*1))">
            <text:p/>
          </table:table-cell>
          <table:table-cell table:formula="of:=IF(AND(ISBLANK([.W87]);ISBLANK([.X87]);ISBLANK([.Y87]);ISBLANK([.Z87])); &quot;&quot;; DEC2HEX([.W87]*8 + [.X87]*4 + [.Y87]*2 + [.Z87]*1))">
            <text:p/>
          </table:table-cell>
          <table:table-cell table:formula="of:=IF(AND(ISBLANK([.AA87]);ISBLANK([.AB87]);ISBLANK([.AC87]);ISBLANK([.AD87])); &quot;&quot;; DEC2HEX([.AA87]*8 + [.AB87]*4 + [.AC87]*2 + [.AD87]*1))">
            <text:p/>
          </table:table-cell>
          <table:table-cell table:formula="of:=IF(AND(ISBLANK([.AE87]);ISBLANK([.AF87]);ISBLANK([.AG87]);ISBLANK([.AH87])); &quot;&quot;; DEC2HEX([.AE87]*8 + [.AF87]*4 + [.AG87]*2 + [.AH87]*1))">
            <text:p/>
          </table:table-cell>
          <table:table-cell table:formula="of:=IF(AND(ISBLANK([.AI87]);ISBLANK([.AJ87]);ISBLANK([.AK87]);ISBLANK([.AL87])); &quot;&quot;; DEC2HEX([.AI87]*8 + [.AJ87]*4 + [.AK87]*2 + [.AL87]*1))">
            <text:p/>
          </table:table-cell>
          <table:table-cell table:formula="of:=IF(AND(ISBLANK([.AM87]);ISBLANK([.AN87]);ISBLANK([.AO87]);ISBLANK([.AP87])); &quot;&quot;; DEC2HEX([.AM87]*8 + [.AN87]*4 + [.AO87]*2 + [.AP8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8]);ISBLANK([.D88]);ISBLANK([.E88]);ISBLANK([.F88])); &quot;&quot;; DEC2HEX([.C88]*8 + [.D88]*4 + [.E88]*2 + [.F88]*1))">
            <text:p/>
          </table:table-cell>
          <table:table-cell table:formula="of:=IF(AND(ISBLANK([.G88]);ISBLANK([.H88]);ISBLANK([.I88]);ISBLANK([.J88])); &quot;&quot;; DEC2HEX([.G88]*8 + [.H88]*4 + [.I88]*2 + [.J88]*1))">
            <text:p/>
          </table:table-cell>
          <table:table-cell table:formula="of:=IF(AND(ISBLANK([.K88]);ISBLANK([.L88]);ISBLANK([.M88]);ISBLANK([.N88])); &quot;&quot;; DEC2HEX([.K88]*8 + [.L88]*4 + [.M88]*2 + [.N88]*1))">
            <text:p/>
          </table:table-cell>
          <table:table-cell table:formula="of:=IF(AND(ISBLANK([.O88]);ISBLANK([.P88]);ISBLANK([.Q88]);ISBLANK([.R88])); &quot;&quot;; DEC2HEX([.O88]*8 + [.P88]*4 + [.Q88]*2 + [.R88]*1))">
            <text:p/>
          </table:table-cell>
          <table:table-cell table:formula="of:=IF(AND(ISBLANK([.S88]);ISBLANK([.T88]);ISBLANK([.U88]);ISBLANK([.V88])); &quot;&quot;; DEC2HEX([.S88]*8 + [.T88]*4 + [.U88]*2 + [.V88]*1))">
            <text:p/>
          </table:table-cell>
          <table:table-cell table:formula="of:=IF(AND(ISBLANK([.W88]);ISBLANK([.X88]);ISBLANK([.Y88]);ISBLANK([.Z88])); &quot;&quot;; DEC2HEX([.W88]*8 + [.X88]*4 + [.Y88]*2 + [.Z88]*1))">
            <text:p/>
          </table:table-cell>
          <table:table-cell table:formula="of:=IF(AND(ISBLANK([.AA88]);ISBLANK([.AB88]);ISBLANK([.AC88]);ISBLANK([.AD88])); &quot;&quot;; DEC2HEX([.AA88]*8 + [.AB88]*4 + [.AC88]*2 + [.AD88]*1))">
            <text:p/>
          </table:table-cell>
          <table:table-cell table:formula="of:=IF(AND(ISBLANK([.AE88]);ISBLANK([.AF88]);ISBLANK([.AG88]);ISBLANK([.AH88])); &quot;&quot;; DEC2HEX([.AE88]*8 + [.AF88]*4 + [.AG88]*2 + [.AH88]*1))">
            <text:p/>
          </table:table-cell>
          <table:table-cell table:formula="of:=IF(AND(ISBLANK([.AI88]);ISBLANK([.AJ88]);ISBLANK([.AK88]);ISBLANK([.AL88])); &quot;&quot;; DEC2HEX([.AI88]*8 + [.AJ88]*4 + [.AK88]*2 + [.AL88]*1))">
            <text:p/>
          </table:table-cell>
          <table:table-cell table:formula="of:=IF(AND(ISBLANK([.AM88]);ISBLANK([.AN88]);ISBLANK([.AO88]);ISBLANK([.AP88])); &quot;&quot;; DEC2HEX([.AM88]*8 + [.AN88]*4 + [.AO88]*2 + [.AP8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89]);ISBLANK([.D89]);ISBLANK([.E89]);ISBLANK([.F89])); &quot;&quot;; DEC2HEX([.C89]*8 + [.D89]*4 + [.E89]*2 + [.F89]*1))">
            <text:p/>
          </table:table-cell>
          <table:table-cell table:formula="of:=IF(AND(ISBLANK([.G89]);ISBLANK([.H89]);ISBLANK([.I89]);ISBLANK([.J89])); &quot;&quot;; DEC2HEX([.G89]*8 + [.H89]*4 + [.I89]*2 + [.J89]*1))">
            <text:p/>
          </table:table-cell>
          <table:table-cell table:formula="of:=IF(AND(ISBLANK([.K89]);ISBLANK([.L89]);ISBLANK([.M89]);ISBLANK([.N89])); &quot;&quot;; DEC2HEX([.K89]*8 + [.L89]*4 + [.M89]*2 + [.N89]*1))">
            <text:p/>
          </table:table-cell>
          <table:table-cell table:formula="of:=IF(AND(ISBLANK([.O89]);ISBLANK([.P89]);ISBLANK([.Q89]);ISBLANK([.R89])); &quot;&quot;; DEC2HEX([.O89]*8 + [.P89]*4 + [.Q89]*2 + [.R89]*1))">
            <text:p/>
          </table:table-cell>
          <table:table-cell table:formula="of:=IF(AND(ISBLANK([.S89]);ISBLANK([.T89]);ISBLANK([.U89]);ISBLANK([.V89])); &quot;&quot;; DEC2HEX([.S89]*8 + [.T89]*4 + [.U89]*2 + [.V89]*1))">
            <text:p/>
          </table:table-cell>
          <table:table-cell table:formula="of:=IF(AND(ISBLANK([.W89]);ISBLANK([.X89]);ISBLANK([.Y89]);ISBLANK([.Z89])); &quot;&quot;; DEC2HEX([.W89]*8 + [.X89]*4 + [.Y89]*2 + [.Z89]*1))">
            <text:p/>
          </table:table-cell>
          <table:table-cell table:formula="of:=IF(AND(ISBLANK([.AA89]);ISBLANK([.AB89]);ISBLANK([.AC89]);ISBLANK([.AD89])); &quot;&quot;; DEC2HEX([.AA89]*8 + [.AB89]*4 + [.AC89]*2 + [.AD89]*1))">
            <text:p/>
          </table:table-cell>
          <table:table-cell table:formula="of:=IF(AND(ISBLANK([.AE89]);ISBLANK([.AF89]);ISBLANK([.AG89]);ISBLANK([.AH89])); &quot;&quot;; DEC2HEX([.AE89]*8 + [.AF89]*4 + [.AG89]*2 + [.AH89]*1))">
            <text:p/>
          </table:table-cell>
          <table:table-cell table:formula="of:=IF(AND(ISBLANK([.AI89]);ISBLANK([.AJ89]);ISBLANK([.AK89]);ISBLANK([.AL89])); &quot;&quot;; DEC2HEX([.AI89]*8 + [.AJ89]*4 + [.AK89]*2 + [.AL89]*1))">
            <text:p/>
          </table:table-cell>
          <table:table-cell table:formula="of:=IF(AND(ISBLANK([.AM89]);ISBLANK([.AN89]);ISBLANK([.AO89]);ISBLANK([.AP89])); &quot;&quot;; DEC2HEX([.AM89]*8 + [.AN89]*4 + [.AO89]*2 + [.AP8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0]);ISBLANK([.D90]);ISBLANK([.E90]);ISBLANK([.F90])); &quot;&quot;; DEC2HEX([.C90]*8 + [.D90]*4 + [.E90]*2 + [.F90]*1))">
            <text:p/>
          </table:table-cell>
          <table:table-cell table:formula="of:=IF(AND(ISBLANK([.G90]);ISBLANK([.H90]);ISBLANK([.I90]);ISBLANK([.J90])); &quot;&quot;; DEC2HEX([.G90]*8 + [.H90]*4 + [.I90]*2 + [.J90]*1))">
            <text:p/>
          </table:table-cell>
          <table:table-cell table:formula="of:=IF(AND(ISBLANK([.K90]);ISBLANK([.L90]);ISBLANK([.M90]);ISBLANK([.N90])); &quot;&quot;; DEC2HEX([.K90]*8 + [.L90]*4 + [.M90]*2 + [.N90]*1))">
            <text:p/>
          </table:table-cell>
          <table:table-cell table:formula="of:=IF(AND(ISBLANK([.O90]);ISBLANK([.P90]);ISBLANK([.Q90]);ISBLANK([.R90])); &quot;&quot;; DEC2HEX([.O90]*8 + [.P90]*4 + [.Q90]*2 + [.R90]*1))">
            <text:p/>
          </table:table-cell>
          <table:table-cell table:formula="of:=IF(AND(ISBLANK([.S90]);ISBLANK([.T90]);ISBLANK([.U90]);ISBLANK([.V90])); &quot;&quot;; DEC2HEX([.S90]*8 + [.T90]*4 + [.U90]*2 + [.V90]*1))">
            <text:p/>
          </table:table-cell>
          <table:table-cell table:formula="of:=IF(AND(ISBLANK([.W90]);ISBLANK([.X90]);ISBLANK([.Y90]);ISBLANK([.Z90])); &quot;&quot;; DEC2HEX([.W90]*8 + [.X90]*4 + [.Y90]*2 + [.Z90]*1))">
            <text:p/>
          </table:table-cell>
          <table:table-cell table:formula="of:=IF(AND(ISBLANK([.AA90]);ISBLANK([.AB90]);ISBLANK([.AC90]);ISBLANK([.AD90])); &quot;&quot;; DEC2HEX([.AA90]*8 + [.AB90]*4 + [.AC90]*2 + [.AD90]*1))">
            <text:p/>
          </table:table-cell>
          <table:table-cell table:formula="of:=IF(AND(ISBLANK([.AE90]);ISBLANK([.AF90]);ISBLANK([.AG90]);ISBLANK([.AH90])); &quot;&quot;; DEC2HEX([.AE90]*8 + [.AF90]*4 + [.AG90]*2 + [.AH90]*1))">
            <text:p/>
          </table:table-cell>
          <table:table-cell table:formula="of:=IF(AND(ISBLANK([.AI90]);ISBLANK([.AJ90]);ISBLANK([.AK90]);ISBLANK([.AL90])); &quot;&quot;; DEC2HEX([.AI90]*8 + [.AJ90]*4 + [.AK90]*2 + [.AL90]*1))">
            <text:p/>
          </table:table-cell>
          <table:table-cell table:formula="of:=IF(AND(ISBLANK([.AM90]);ISBLANK([.AN90]);ISBLANK([.AO90]);ISBLANK([.AP90])); &quot;&quot;; DEC2HEX([.AM90]*8 + [.AN90]*4 + [.AO90]*2 + [.AP9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1]);ISBLANK([.D91]);ISBLANK([.E91]);ISBLANK([.F91])); &quot;&quot;; DEC2HEX([.C91]*8 + [.D91]*4 + [.E91]*2 + [.F91]*1))">
            <text:p/>
          </table:table-cell>
          <table:table-cell table:formula="of:=IF(AND(ISBLANK([.G91]);ISBLANK([.H91]);ISBLANK([.I91]);ISBLANK([.J91])); &quot;&quot;; DEC2HEX([.G91]*8 + [.H91]*4 + [.I91]*2 + [.J91]*1))">
            <text:p/>
          </table:table-cell>
          <table:table-cell table:formula="of:=IF(AND(ISBLANK([.K91]);ISBLANK([.L91]);ISBLANK([.M91]);ISBLANK([.N91])); &quot;&quot;; DEC2HEX([.K91]*8 + [.L91]*4 + [.M91]*2 + [.N91]*1))">
            <text:p/>
          </table:table-cell>
          <table:table-cell table:formula="of:=IF(AND(ISBLANK([.O91]);ISBLANK([.P91]);ISBLANK([.Q91]);ISBLANK([.R91])); &quot;&quot;; DEC2HEX([.O91]*8 + [.P91]*4 + [.Q91]*2 + [.R91]*1))">
            <text:p/>
          </table:table-cell>
          <table:table-cell table:formula="of:=IF(AND(ISBLANK([.S91]);ISBLANK([.T91]);ISBLANK([.U91]);ISBLANK([.V91])); &quot;&quot;; DEC2HEX([.S91]*8 + [.T91]*4 + [.U91]*2 + [.V91]*1))">
            <text:p/>
          </table:table-cell>
          <table:table-cell table:formula="of:=IF(AND(ISBLANK([.W91]);ISBLANK([.X91]);ISBLANK([.Y91]);ISBLANK([.Z91])); &quot;&quot;; DEC2HEX([.W91]*8 + [.X91]*4 + [.Y91]*2 + [.Z91]*1))">
            <text:p/>
          </table:table-cell>
          <table:table-cell table:formula="of:=IF(AND(ISBLANK([.AA91]);ISBLANK([.AB91]);ISBLANK([.AC91]);ISBLANK([.AD91])); &quot;&quot;; DEC2HEX([.AA91]*8 + [.AB91]*4 + [.AC91]*2 + [.AD91]*1))">
            <text:p/>
          </table:table-cell>
          <table:table-cell table:formula="of:=IF(AND(ISBLANK([.AE91]);ISBLANK([.AF91]);ISBLANK([.AG91]);ISBLANK([.AH91])); &quot;&quot;; DEC2HEX([.AE91]*8 + [.AF91]*4 + [.AG91]*2 + [.AH91]*1))">
            <text:p/>
          </table:table-cell>
          <table:table-cell table:formula="of:=IF(AND(ISBLANK([.AI91]);ISBLANK([.AJ91]);ISBLANK([.AK91]);ISBLANK([.AL91])); &quot;&quot;; DEC2HEX([.AI91]*8 + [.AJ91]*4 + [.AK91]*2 + [.AL91]*1))">
            <text:p/>
          </table:table-cell>
          <table:table-cell table:formula="of:=IF(AND(ISBLANK([.AM91]);ISBLANK([.AN91]);ISBLANK([.AO91]);ISBLANK([.AP91])); &quot;&quot;; DEC2HEX([.AM91]*8 + [.AN91]*4 + [.AO91]*2 + [.AP9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2]);ISBLANK([.D92]);ISBLANK([.E92]);ISBLANK([.F92])); &quot;&quot;; DEC2HEX([.C92]*8 + [.D92]*4 + [.E92]*2 + [.F92]*1))">
            <text:p/>
          </table:table-cell>
          <table:table-cell table:formula="of:=IF(AND(ISBLANK([.G92]);ISBLANK([.H92]);ISBLANK([.I92]);ISBLANK([.J92])); &quot;&quot;; DEC2HEX([.G92]*8 + [.H92]*4 + [.I92]*2 + [.J92]*1))">
            <text:p/>
          </table:table-cell>
          <table:table-cell table:formula="of:=IF(AND(ISBLANK([.K92]);ISBLANK([.L92]);ISBLANK([.M92]);ISBLANK([.N92])); &quot;&quot;; DEC2HEX([.K92]*8 + [.L92]*4 + [.M92]*2 + [.N92]*1))">
            <text:p/>
          </table:table-cell>
          <table:table-cell table:formula="of:=IF(AND(ISBLANK([.O92]);ISBLANK([.P92]);ISBLANK([.Q92]);ISBLANK([.R92])); &quot;&quot;; DEC2HEX([.O92]*8 + [.P92]*4 + [.Q92]*2 + [.R92]*1))">
            <text:p/>
          </table:table-cell>
          <table:table-cell table:formula="of:=IF(AND(ISBLANK([.S92]);ISBLANK([.T92]);ISBLANK([.U92]);ISBLANK([.V92])); &quot;&quot;; DEC2HEX([.S92]*8 + [.T92]*4 + [.U92]*2 + [.V92]*1))">
            <text:p/>
          </table:table-cell>
          <table:table-cell table:formula="of:=IF(AND(ISBLANK([.W92]);ISBLANK([.X92]);ISBLANK([.Y92]);ISBLANK([.Z92])); &quot;&quot;; DEC2HEX([.W92]*8 + [.X92]*4 + [.Y92]*2 + [.Z92]*1))">
            <text:p/>
          </table:table-cell>
          <table:table-cell table:formula="of:=IF(AND(ISBLANK([.AA92]);ISBLANK([.AB92]);ISBLANK([.AC92]);ISBLANK([.AD92])); &quot;&quot;; DEC2HEX([.AA92]*8 + [.AB92]*4 + [.AC92]*2 + [.AD92]*1))">
            <text:p/>
          </table:table-cell>
          <table:table-cell table:formula="of:=IF(AND(ISBLANK([.AE92]);ISBLANK([.AF92]);ISBLANK([.AG92]);ISBLANK([.AH92])); &quot;&quot;; DEC2HEX([.AE92]*8 + [.AF92]*4 + [.AG92]*2 + [.AH92]*1))">
            <text:p/>
          </table:table-cell>
          <table:table-cell table:formula="of:=IF(AND(ISBLANK([.AI92]);ISBLANK([.AJ92]);ISBLANK([.AK92]);ISBLANK([.AL92])); &quot;&quot;; DEC2HEX([.AI92]*8 + [.AJ92]*4 + [.AK92]*2 + [.AL92]*1))">
            <text:p/>
          </table:table-cell>
          <table:table-cell table:formula="of:=IF(AND(ISBLANK([.AM92]);ISBLANK([.AN92]);ISBLANK([.AO92]);ISBLANK([.AP92])); &quot;&quot;; DEC2HEX([.AM92]*8 + [.AN92]*4 + [.AO92]*2 + [.AP9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3]);ISBLANK([.D93]);ISBLANK([.E93]);ISBLANK([.F93])); &quot;&quot;; DEC2HEX([.C93]*8 + [.D93]*4 + [.E93]*2 + [.F93]*1))">
            <text:p/>
          </table:table-cell>
          <table:table-cell table:formula="of:=IF(AND(ISBLANK([.G93]);ISBLANK([.H93]);ISBLANK([.I93]);ISBLANK([.J93])); &quot;&quot;; DEC2HEX([.G93]*8 + [.H93]*4 + [.I93]*2 + [.J93]*1))">
            <text:p/>
          </table:table-cell>
          <table:table-cell table:formula="of:=IF(AND(ISBLANK([.K93]);ISBLANK([.L93]);ISBLANK([.M93]);ISBLANK([.N93])); &quot;&quot;; DEC2HEX([.K93]*8 + [.L93]*4 + [.M93]*2 + [.N93]*1))">
            <text:p/>
          </table:table-cell>
          <table:table-cell table:formula="of:=IF(AND(ISBLANK([.O93]);ISBLANK([.P93]);ISBLANK([.Q93]);ISBLANK([.R93])); &quot;&quot;; DEC2HEX([.O93]*8 + [.P93]*4 + [.Q93]*2 + [.R93]*1))">
            <text:p/>
          </table:table-cell>
          <table:table-cell table:formula="of:=IF(AND(ISBLANK([.S93]);ISBLANK([.T93]);ISBLANK([.U93]);ISBLANK([.V93])); &quot;&quot;; DEC2HEX([.S93]*8 + [.T93]*4 + [.U93]*2 + [.V93]*1))">
            <text:p/>
          </table:table-cell>
          <table:table-cell table:formula="of:=IF(AND(ISBLANK([.W93]);ISBLANK([.X93]);ISBLANK([.Y93]);ISBLANK([.Z93])); &quot;&quot;; DEC2HEX([.W93]*8 + [.X93]*4 + [.Y93]*2 + [.Z93]*1))">
            <text:p/>
          </table:table-cell>
          <table:table-cell table:formula="of:=IF(AND(ISBLANK([.AA93]);ISBLANK([.AB93]);ISBLANK([.AC93]);ISBLANK([.AD93])); &quot;&quot;; DEC2HEX([.AA93]*8 + [.AB93]*4 + [.AC93]*2 + [.AD93]*1))">
            <text:p/>
          </table:table-cell>
          <table:table-cell table:formula="of:=IF(AND(ISBLANK([.AE93]);ISBLANK([.AF93]);ISBLANK([.AG93]);ISBLANK([.AH93])); &quot;&quot;; DEC2HEX([.AE93]*8 + [.AF93]*4 + [.AG93]*2 + [.AH93]*1))">
            <text:p/>
          </table:table-cell>
          <table:table-cell table:formula="of:=IF(AND(ISBLANK([.AI93]);ISBLANK([.AJ93]);ISBLANK([.AK93]);ISBLANK([.AL93])); &quot;&quot;; DEC2HEX([.AI93]*8 + [.AJ93]*4 + [.AK93]*2 + [.AL93]*1))">
            <text:p/>
          </table:table-cell>
          <table:table-cell table:formula="of:=IF(AND(ISBLANK([.AM93]);ISBLANK([.AN93]);ISBLANK([.AO93]);ISBLANK([.AP93])); &quot;&quot;; DEC2HEX([.AM93]*8 + [.AN93]*4 + [.AO93]*2 + [.AP9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4]);ISBLANK([.D94]);ISBLANK([.E94]);ISBLANK([.F94])); &quot;&quot;; DEC2HEX([.C94]*8 + [.D94]*4 + [.E94]*2 + [.F94]*1))">
            <text:p/>
          </table:table-cell>
          <table:table-cell table:formula="of:=IF(AND(ISBLANK([.G94]);ISBLANK([.H94]);ISBLANK([.I94]);ISBLANK([.J94])); &quot;&quot;; DEC2HEX([.G94]*8 + [.H94]*4 + [.I94]*2 + [.J94]*1))">
            <text:p/>
          </table:table-cell>
          <table:table-cell table:formula="of:=IF(AND(ISBLANK([.K94]);ISBLANK([.L94]);ISBLANK([.M94]);ISBLANK([.N94])); &quot;&quot;; DEC2HEX([.K94]*8 + [.L94]*4 + [.M94]*2 + [.N94]*1))">
            <text:p/>
          </table:table-cell>
          <table:table-cell table:formula="of:=IF(AND(ISBLANK([.O94]);ISBLANK([.P94]);ISBLANK([.Q94]);ISBLANK([.R94])); &quot;&quot;; DEC2HEX([.O94]*8 + [.P94]*4 + [.Q94]*2 + [.R94]*1))">
            <text:p/>
          </table:table-cell>
          <table:table-cell table:formula="of:=IF(AND(ISBLANK([.S94]);ISBLANK([.T94]);ISBLANK([.U94]);ISBLANK([.V94])); &quot;&quot;; DEC2HEX([.S94]*8 + [.T94]*4 + [.U94]*2 + [.V94]*1))">
            <text:p/>
          </table:table-cell>
          <table:table-cell table:formula="of:=IF(AND(ISBLANK([.W94]);ISBLANK([.X94]);ISBLANK([.Y94]);ISBLANK([.Z94])); &quot;&quot;; DEC2HEX([.W94]*8 + [.X94]*4 + [.Y94]*2 + [.Z94]*1))">
            <text:p/>
          </table:table-cell>
          <table:table-cell table:formula="of:=IF(AND(ISBLANK([.AA94]);ISBLANK([.AB94]);ISBLANK([.AC94]);ISBLANK([.AD94])); &quot;&quot;; DEC2HEX([.AA94]*8 + [.AB94]*4 + [.AC94]*2 + [.AD94]*1))">
            <text:p/>
          </table:table-cell>
          <table:table-cell table:formula="of:=IF(AND(ISBLANK([.AE94]);ISBLANK([.AF94]);ISBLANK([.AG94]);ISBLANK([.AH94])); &quot;&quot;; DEC2HEX([.AE94]*8 + [.AF94]*4 + [.AG94]*2 + [.AH94]*1))">
            <text:p/>
          </table:table-cell>
          <table:table-cell table:formula="of:=IF(AND(ISBLANK([.AI94]);ISBLANK([.AJ94]);ISBLANK([.AK94]);ISBLANK([.AL94])); &quot;&quot;; DEC2HEX([.AI94]*8 + [.AJ94]*4 + [.AK94]*2 + [.AL94]*1))">
            <text:p/>
          </table:table-cell>
          <table:table-cell table:formula="of:=IF(AND(ISBLANK([.AM94]);ISBLANK([.AN94]);ISBLANK([.AO94]);ISBLANK([.AP94])); &quot;&quot;; DEC2HEX([.AM94]*8 + [.AN94]*4 + [.AO94]*2 + [.AP9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5]);ISBLANK([.D95]);ISBLANK([.E95]);ISBLANK([.F95])); &quot;&quot;; DEC2HEX([.C95]*8 + [.D95]*4 + [.E95]*2 + [.F95]*1))">
            <text:p/>
          </table:table-cell>
          <table:table-cell table:formula="of:=IF(AND(ISBLANK([.G95]);ISBLANK([.H95]);ISBLANK([.I95]);ISBLANK([.J95])); &quot;&quot;; DEC2HEX([.G95]*8 + [.H95]*4 + [.I95]*2 + [.J95]*1))">
            <text:p/>
          </table:table-cell>
          <table:table-cell table:formula="of:=IF(AND(ISBLANK([.K95]);ISBLANK([.L95]);ISBLANK([.M95]);ISBLANK([.N95])); &quot;&quot;; DEC2HEX([.K95]*8 + [.L95]*4 + [.M95]*2 + [.N95]*1))">
            <text:p/>
          </table:table-cell>
          <table:table-cell table:formula="of:=IF(AND(ISBLANK([.O95]);ISBLANK([.P95]);ISBLANK([.Q95]);ISBLANK([.R95])); &quot;&quot;; DEC2HEX([.O95]*8 + [.P95]*4 + [.Q95]*2 + [.R95]*1))">
            <text:p/>
          </table:table-cell>
          <table:table-cell table:formula="of:=IF(AND(ISBLANK([.S95]);ISBLANK([.T95]);ISBLANK([.U95]);ISBLANK([.V95])); &quot;&quot;; DEC2HEX([.S95]*8 + [.T95]*4 + [.U95]*2 + [.V95]*1))">
            <text:p/>
          </table:table-cell>
          <table:table-cell table:formula="of:=IF(AND(ISBLANK([.W95]);ISBLANK([.X95]);ISBLANK([.Y95]);ISBLANK([.Z95])); &quot;&quot;; DEC2HEX([.W95]*8 + [.X95]*4 + [.Y95]*2 + [.Z95]*1))">
            <text:p/>
          </table:table-cell>
          <table:table-cell table:formula="of:=IF(AND(ISBLANK([.AA95]);ISBLANK([.AB95]);ISBLANK([.AC95]);ISBLANK([.AD95])); &quot;&quot;; DEC2HEX([.AA95]*8 + [.AB95]*4 + [.AC95]*2 + [.AD95]*1))">
            <text:p/>
          </table:table-cell>
          <table:table-cell table:formula="of:=IF(AND(ISBLANK([.AE95]);ISBLANK([.AF95]);ISBLANK([.AG95]);ISBLANK([.AH95])); &quot;&quot;; DEC2HEX([.AE95]*8 + [.AF95]*4 + [.AG95]*2 + [.AH95]*1))">
            <text:p/>
          </table:table-cell>
          <table:table-cell table:formula="of:=IF(AND(ISBLANK([.AI95]);ISBLANK([.AJ95]);ISBLANK([.AK95]);ISBLANK([.AL95])); &quot;&quot;; DEC2HEX([.AI95]*8 + [.AJ95]*4 + [.AK95]*2 + [.AL95]*1))">
            <text:p/>
          </table:table-cell>
          <table:table-cell table:formula="of:=IF(AND(ISBLANK([.AM95]);ISBLANK([.AN95]);ISBLANK([.AO95]);ISBLANK([.AP95])); &quot;&quot;; DEC2HEX([.AM95]*8 + [.AN95]*4 + [.AO95]*2 + [.AP9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6]);ISBLANK([.D96]);ISBLANK([.E96]);ISBLANK([.F96])); &quot;&quot;; DEC2HEX([.C96]*8 + [.D96]*4 + [.E96]*2 + [.F96]*1))">
            <text:p/>
          </table:table-cell>
          <table:table-cell table:formula="of:=IF(AND(ISBLANK([.G96]);ISBLANK([.H96]);ISBLANK([.I96]);ISBLANK([.J96])); &quot;&quot;; DEC2HEX([.G96]*8 + [.H96]*4 + [.I96]*2 + [.J96]*1))">
            <text:p/>
          </table:table-cell>
          <table:table-cell table:formula="of:=IF(AND(ISBLANK([.K96]);ISBLANK([.L96]);ISBLANK([.M96]);ISBLANK([.N96])); &quot;&quot;; DEC2HEX([.K96]*8 + [.L96]*4 + [.M96]*2 + [.N96]*1))">
            <text:p/>
          </table:table-cell>
          <table:table-cell table:formula="of:=IF(AND(ISBLANK([.O96]);ISBLANK([.P96]);ISBLANK([.Q96]);ISBLANK([.R96])); &quot;&quot;; DEC2HEX([.O96]*8 + [.P96]*4 + [.Q96]*2 + [.R96]*1))">
            <text:p/>
          </table:table-cell>
          <table:table-cell table:formula="of:=IF(AND(ISBLANK([.S96]);ISBLANK([.T96]);ISBLANK([.U96]);ISBLANK([.V96])); &quot;&quot;; DEC2HEX([.S96]*8 + [.T96]*4 + [.U96]*2 + [.V96]*1))">
            <text:p/>
          </table:table-cell>
          <table:table-cell table:formula="of:=IF(AND(ISBLANK([.W96]);ISBLANK([.X96]);ISBLANK([.Y96]);ISBLANK([.Z96])); &quot;&quot;; DEC2HEX([.W96]*8 + [.X96]*4 + [.Y96]*2 + [.Z96]*1))">
            <text:p/>
          </table:table-cell>
          <table:table-cell table:formula="of:=IF(AND(ISBLANK([.AA96]);ISBLANK([.AB96]);ISBLANK([.AC96]);ISBLANK([.AD96])); &quot;&quot;; DEC2HEX([.AA96]*8 + [.AB96]*4 + [.AC96]*2 + [.AD96]*1))">
            <text:p/>
          </table:table-cell>
          <table:table-cell table:formula="of:=IF(AND(ISBLANK([.AE96]);ISBLANK([.AF96]);ISBLANK([.AG96]);ISBLANK([.AH96])); &quot;&quot;; DEC2HEX([.AE96]*8 + [.AF96]*4 + [.AG96]*2 + [.AH96]*1))">
            <text:p/>
          </table:table-cell>
          <table:table-cell table:formula="of:=IF(AND(ISBLANK([.AI96]);ISBLANK([.AJ96]);ISBLANK([.AK96]);ISBLANK([.AL96])); &quot;&quot;; DEC2HEX([.AI96]*8 + [.AJ96]*4 + [.AK96]*2 + [.AL96]*1))">
            <text:p/>
          </table:table-cell>
          <table:table-cell table:formula="of:=IF(AND(ISBLANK([.AM96]);ISBLANK([.AN96]);ISBLANK([.AO96]);ISBLANK([.AP96])); &quot;&quot;; DEC2HEX([.AM96]*8 + [.AN96]*4 + [.AO96]*2 + [.AP9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7]);ISBLANK([.D97]);ISBLANK([.E97]);ISBLANK([.F97])); &quot;&quot;; DEC2HEX([.C97]*8 + [.D97]*4 + [.E97]*2 + [.F97]*1))">
            <text:p/>
          </table:table-cell>
          <table:table-cell table:formula="of:=IF(AND(ISBLANK([.G97]);ISBLANK([.H97]);ISBLANK([.I97]);ISBLANK([.J97])); &quot;&quot;; DEC2HEX([.G97]*8 + [.H97]*4 + [.I97]*2 + [.J97]*1))">
            <text:p/>
          </table:table-cell>
          <table:table-cell table:formula="of:=IF(AND(ISBLANK([.K97]);ISBLANK([.L97]);ISBLANK([.M97]);ISBLANK([.N97])); &quot;&quot;; DEC2HEX([.K97]*8 + [.L97]*4 + [.M97]*2 + [.N97]*1))">
            <text:p/>
          </table:table-cell>
          <table:table-cell table:formula="of:=IF(AND(ISBLANK([.O97]);ISBLANK([.P97]);ISBLANK([.Q97]);ISBLANK([.R97])); &quot;&quot;; DEC2HEX([.O97]*8 + [.P97]*4 + [.Q97]*2 + [.R97]*1))">
            <text:p/>
          </table:table-cell>
          <table:table-cell table:formula="of:=IF(AND(ISBLANK([.S97]);ISBLANK([.T97]);ISBLANK([.U97]);ISBLANK([.V97])); &quot;&quot;; DEC2HEX([.S97]*8 + [.T97]*4 + [.U97]*2 + [.V97]*1))">
            <text:p/>
          </table:table-cell>
          <table:table-cell table:formula="of:=IF(AND(ISBLANK([.W97]);ISBLANK([.X97]);ISBLANK([.Y97]);ISBLANK([.Z97])); &quot;&quot;; DEC2HEX([.W97]*8 + [.X97]*4 + [.Y97]*2 + [.Z97]*1))">
            <text:p/>
          </table:table-cell>
          <table:table-cell table:formula="of:=IF(AND(ISBLANK([.AA97]);ISBLANK([.AB97]);ISBLANK([.AC97]);ISBLANK([.AD97])); &quot;&quot;; DEC2HEX([.AA97]*8 + [.AB97]*4 + [.AC97]*2 + [.AD97]*1))">
            <text:p/>
          </table:table-cell>
          <table:table-cell table:formula="of:=IF(AND(ISBLANK([.AE97]);ISBLANK([.AF97]);ISBLANK([.AG97]);ISBLANK([.AH97])); &quot;&quot;; DEC2HEX([.AE97]*8 + [.AF97]*4 + [.AG97]*2 + [.AH97]*1))">
            <text:p/>
          </table:table-cell>
          <table:table-cell table:formula="of:=IF(AND(ISBLANK([.AI97]);ISBLANK([.AJ97]);ISBLANK([.AK97]);ISBLANK([.AL97])); &quot;&quot;; DEC2HEX([.AI97]*8 + [.AJ97]*4 + [.AK97]*2 + [.AL97]*1))">
            <text:p/>
          </table:table-cell>
          <table:table-cell table:formula="of:=IF(AND(ISBLANK([.AM97]);ISBLANK([.AN97]);ISBLANK([.AO97]);ISBLANK([.AP97])); &quot;&quot;; DEC2HEX([.AM97]*8 + [.AN97]*4 + [.AO97]*2 + [.AP9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8]);ISBLANK([.D98]);ISBLANK([.E98]);ISBLANK([.F98])); &quot;&quot;; DEC2HEX([.C98]*8 + [.D98]*4 + [.E98]*2 + [.F98]*1))">
            <text:p/>
          </table:table-cell>
          <table:table-cell table:formula="of:=IF(AND(ISBLANK([.G98]);ISBLANK([.H98]);ISBLANK([.I98]);ISBLANK([.J98])); &quot;&quot;; DEC2HEX([.G98]*8 + [.H98]*4 + [.I98]*2 + [.J98]*1))">
            <text:p/>
          </table:table-cell>
          <table:table-cell table:formula="of:=IF(AND(ISBLANK([.K98]);ISBLANK([.L98]);ISBLANK([.M98]);ISBLANK([.N98])); &quot;&quot;; DEC2HEX([.K98]*8 + [.L98]*4 + [.M98]*2 + [.N98]*1))">
            <text:p/>
          </table:table-cell>
          <table:table-cell table:formula="of:=IF(AND(ISBLANK([.O98]);ISBLANK([.P98]);ISBLANK([.Q98]);ISBLANK([.R98])); &quot;&quot;; DEC2HEX([.O98]*8 + [.P98]*4 + [.Q98]*2 + [.R98]*1))">
            <text:p/>
          </table:table-cell>
          <table:table-cell table:formula="of:=IF(AND(ISBLANK([.S98]);ISBLANK([.T98]);ISBLANK([.U98]);ISBLANK([.V98])); &quot;&quot;; DEC2HEX([.S98]*8 + [.T98]*4 + [.U98]*2 + [.V98]*1))">
            <text:p/>
          </table:table-cell>
          <table:table-cell table:formula="of:=IF(AND(ISBLANK([.W98]);ISBLANK([.X98]);ISBLANK([.Y98]);ISBLANK([.Z98])); &quot;&quot;; DEC2HEX([.W98]*8 + [.X98]*4 + [.Y98]*2 + [.Z98]*1))">
            <text:p/>
          </table:table-cell>
          <table:table-cell table:formula="of:=IF(AND(ISBLANK([.AA98]);ISBLANK([.AB98]);ISBLANK([.AC98]);ISBLANK([.AD98])); &quot;&quot;; DEC2HEX([.AA98]*8 + [.AB98]*4 + [.AC98]*2 + [.AD98]*1))">
            <text:p/>
          </table:table-cell>
          <table:table-cell table:formula="of:=IF(AND(ISBLANK([.AE98]);ISBLANK([.AF98]);ISBLANK([.AG98]);ISBLANK([.AH98])); &quot;&quot;; DEC2HEX([.AE98]*8 + [.AF98]*4 + [.AG98]*2 + [.AH98]*1))">
            <text:p/>
          </table:table-cell>
          <table:table-cell table:formula="of:=IF(AND(ISBLANK([.AI98]);ISBLANK([.AJ98]);ISBLANK([.AK98]);ISBLANK([.AL98])); &quot;&quot;; DEC2HEX([.AI98]*8 + [.AJ98]*4 + [.AK98]*2 + [.AL98]*1))">
            <text:p/>
          </table:table-cell>
          <table:table-cell table:formula="of:=IF(AND(ISBLANK([.AM98]);ISBLANK([.AN98]);ISBLANK([.AO98]);ISBLANK([.AP98])); &quot;&quot;; DEC2HEX([.AM98]*8 + [.AN98]*4 + [.AO98]*2 + [.AP9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99]);ISBLANK([.D99]);ISBLANK([.E99]);ISBLANK([.F99])); &quot;&quot;; DEC2HEX([.C99]*8 + [.D99]*4 + [.E99]*2 + [.F99]*1))">
            <text:p/>
          </table:table-cell>
          <table:table-cell table:formula="of:=IF(AND(ISBLANK([.G99]);ISBLANK([.H99]);ISBLANK([.I99]);ISBLANK([.J99])); &quot;&quot;; DEC2HEX([.G99]*8 + [.H99]*4 + [.I99]*2 + [.J99]*1))">
            <text:p/>
          </table:table-cell>
          <table:table-cell table:formula="of:=IF(AND(ISBLANK([.K99]);ISBLANK([.L99]);ISBLANK([.M99]);ISBLANK([.N99])); &quot;&quot;; DEC2HEX([.K99]*8 + [.L99]*4 + [.M99]*2 + [.N99]*1))">
            <text:p/>
          </table:table-cell>
          <table:table-cell table:formula="of:=IF(AND(ISBLANK([.O99]);ISBLANK([.P99]);ISBLANK([.Q99]);ISBLANK([.R99])); &quot;&quot;; DEC2HEX([.O99]*8 + [.P99]*4 + [.Q99]*2 + [.R99]*1))">
            <text:p/>
          </table:table-cell>
          <table:table-cell table:formula="of:=IF(AND(ISBLANK([.S99]);ISBLANK([.T99]);ISBLANK([.U99]);ISBLANK([.V99])); &quot;&quot;; DEC2HEX([.S99]*8 + [.T99]*4 + [.U99]*2 + [.V99]*1))">
            <text:p/>
          </table:table-cell>
          <table:table-cell table:formula="of:=IF(AND(ISBLANK([.W99]);ISBLANK([.X99]);ISBLANK([.Y99]);ISBLANK([.Z99])); &quot;&quot;; DEC2HEX([.W99]*8 + [.X99]*4 + [.Y99]*2 + [.Z99]*1))">
            <text:p/>
          </table:table-cell>
          <table:table-cell table:formula="of:=IF(AND(ISBLANK([.AA99]);ISBLANK([.AB99]);ISBLANK([.AC99]);ISBLANK([.AD99])); &quot;&quot;; DEC2HEX([.AA99]*8 + [.AB99]*4 + [.AC99]*2 + [.AD99]*1))">
            <text:p/>
          </table:table-cell>
          <table:table-cell table:formula="of:=IF(AND(ISBLANK([.AE99]);ISBLANK([.AF99]);ISBLANK([.AG99]);ISBLANK([.AH99])); &quot;&quot;; DEC2HEX([.AE99]*8 + [.AF99]*4 + [.AG99]*2 + [.AH99]*1))">
            <text:p/>
          </table:table-cell>
          <table:table-cell table:formula="of:=IF(AND(ISBLANK([.AI99]);ISBLANK([.AJ99]);ISBLANK([.AK99]);ISBLANK([.AL99])); &quot;&quot;; DEC2HEX([.AI99]*8 + [.AJ99]*4 + [.AK99]*2 + [.AL99]*1))">
            <text:p/>
          </table:table-cell>
          <table:table-cell table:formula="of:=IF(AND(ISBLANK([.AM99]);ISBLANK([.AN99]);ISBLANK([.AO99]);ISBLANK([.AP99])); &quot;&quot;; DEC2HEX([.AM99]*8 + [.AN99]*4 + [.AO99]*2 + [.AP9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0]);ISBLANK([.D100]);ISBLANK([.E100]);ISBLANK([.F100])); &quot;&quot;; DEC2HEX([.C100]*8 + [.D100]*4 + [.E100]*2 + [.F100]*1))">
            <text:p/>
          </table:table-cell>
          <table:table-cell table:formula="of:=IF(AND(ISBLANK([.G100]);ISBLANK([.H100]);ISBLANK([.I100]);ISBLANK([.J100])); &quot;&quot;; DEC2HEX([.G100]*8 + [.H100]*4 + [.I100]*2 + [.J100]*1))">
            <text:p/>
          </table:table-cell>
          <table:table-cell table:formula="of:=IF(AND(ISBLANK([.K100]);ISBLANK([.L100]);ISBLANK([.M100]);ISBLANK([.N100])); &quot;&quot;; DEC2HEX([.K100]*8 + [.L100]*4 + [.M100]*2 + [.N100]*1))">
            <text:p/>
          </table:table-cell>
          <table:table-cell table:formula="of:=IF(AND(ISBLANK([.O100]);ISBLANK([.P100]);ISBLANK([.Q100]);ISBLANK([.R100])); &quot;&quot;; DEC2HEX([.O100]*8 + [.P100]*4 + [.Q100]*2 + [.R100]*1))">
            <text:p/>
          </table:table-cell>
          <table:table-cell table:formula="of:=IF(AND(ISBLANK([.S100]);ISBLANK([.T100]);ISBLANK([.U100]);ISBLANK([.V100])); &quot;&quot;; DEC2HEX([.S100]*8 + [.T100]*4 + [.U100]*2 + [.V100]*1))">
            <text:p/>
          </table:table-cell>
          <table:table-cell table:formula="of:=IF(AND(ISBLANK([.W100]);ISBLANK([.X100]);ISBLANK([.Y100]);ISBLANK([.Z100])); &quot;&quot;; DEC2HEX([.W100]*8 + [.X100]*4 + [.Y100]*2 + [.Z100]*1))">
            <text:p/>
          </table:table-cell>
          <table:table-cell table:formula="of:=IF(AND(ISBLANK([.AA100]);ISBLANK([.AB100]);ISBLANK([.AC100]);ISBLANK([.AD100])); &quot;&quot;; DEC2HEX([.AA100]*8 + [.AB100]*4 + [.AC100]*2 + [.AD100]*1))">
            <text:p/>
          </table:table-cell>
          <table:table-cell table:formula="of:=IF(AND(ISBLANK([.AE100]);ISBLANK([.AF100]);ISBLANK([.AG100]);ISBLANK([.AH100])); &quot;&quot;; DEC2HEX([.AE100]*8 + [.AF100]*4 + [.AG100]*2 + [.AH100]*1))">
            <text:p/>
          </table:table-cell>
          <table:table-cell table:formula="of:=IF(AND(ISBLANK([.AI100]);ISBLANK([.AJ100]);ISBLANK([.AK100]);ISBLANK([.AL100])); &quot;&quot;; DEC2HEX([.AI100]*8 + [.AJ100]*4 + [.AK100]*2 + [.AL100]*1))">
            <text:p/>
          </table:table-cell>
          <table:table-cell table:formula="of:=IF(AND(ISBLANK([.AM100]);ISBLANK([.AN100]);ISBLANK([.AO100]);ISBLANK([.AP100])); &quot;&quot;; DEC2HEX([.AM100]*8 + [.AN100]*4 + [.AO100]*2 + [.AP10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1]);ISBLANK([.D101]);ISBLANK([.E101]);ISBLANK([.F101])); &quot;&quot;; DEC2HEX([.C101]*8 + [.D101]*4 + [.E101]*2 + [.F101]*1))">
            <text:p/>
          </table:table-cell>
          <table:table-cell table:formula="of:=IF(AND(ISBLANK([.G101]);ISBLANK([.H101]);ISBLANK([.I101]);ISBLANK([.J101])); &quot;&quot;; DEC2HEX([.G101]*8 + [.H101]*4 + [.I101]*2 + [.J101]*1))">
            <text:p/>
          </table:table-cell>
          <table:table-cell table:formula="of:=IF(AND(ISBLANK([.K101]);ISBLANK([.L101]);ISBLANK([.M101]);ISBLANK([.N101])); &quot;&quot;; DEC2HEX([.K101]*8 + [.L101]*4 + [.M101]*2 + [.N101]*1))">
            <text:p/>
          </table:table-cell>
          <table:table-cell table:formula="of:=IF(AND(ISBLANK([.O101]);ISBLANK([.P101]);ISBLANK([.Q101]);ISBLANK([.R101])); &quot;&quot;; DEC2HEX([.O101]*8 + [.P101]*4 + [.Q101]*2 + [.R101]*1))">
            <text:p/>
          </table:table-cell>
          <table:table-cell table:formula="of:=IF(AND(ISBLANK([.S101]);ISBLANK([.T101]);ISBLANK([.U101]);ISBLANK([.V101])); &quot;&quot;; DEC2HEX([.S101]*8 + [.T101]*4 + [.U101]*2 + [.V101]*1))">
            <text:p/>
          </table:table-cell>
          <table:table-cell table:formula="of:=IF(AND(ISBLANK([.W101]);ISBLANK([.X101]);ISBLANK([.Y101]);ISBLANK([.Z101])); &quot;&quot;; DEC2HEX([.W101]*8 + [.X101]*4 + [.Y101]*2 + [.Z101]*1))">
            <text:p/>
          </table:table-cell>
          <table:table-cell table:formula="of:=IF(AND(ISBLANK([.AA101]);ISBLANK([.AB101]);ISBLANK([.AC101]);ISBLANK([.AD101])); &quot;&quot;; DEC2HEX([.AA101]*8 + [.AB101]*4 + [.AC101]*2 + [.AD101]*1))">
            <text:p/>
          </table:table-cell>
          <table:table-cell table:formula="of:=IF(AND(ISBLANK([.AE101]);ISBLANK([.AF101]);ISBLANK([.AG101]);ISBLANK([.AH101])); &quot;&quot;; DEC2HEX([.AE101]*8 + [.AF101]*4 + [.AG101]*2 + [.AH101]*1))">
            <text:p/>
          </table:table-cell>
          <table:table-cell table:formula="of:=IF(AND(ISBLANK([.AI101]);ISBLANK([.AJ101]);ISBLANK([.AK101]);ISBLANK([.AL101])); &quot;&quot;; DEC2HEX([.AI101]*8 + [.AJ101]*4 + [.AK101]*2 + [.AL101]*1))">
            <text:p/>
          </table:table-cell>
          <table:table-cell table:formula="of:=IF(AND(ISBLANK([.AM101]);ISBLANK([.AN101]);ISBLANK([.AO101]);ISBLANK([.AP101])); &quot;&quot;; DEC2HEX([.AM101]*8 + [.AN101]*4 + [.AO101]*2 + [.AP10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2]);ISBLANK([.D102]);ISBLANK([.E102]);ISBLANK([.F102])); &quot;&quot;; DEC2HEX([.C102]*8 + [.D102]*4 + [.E102]*2 + [.F102]*1))">
            <text:p/>
          </table:table-cell>
          <table:table-cell table:formula="of:=IF(AND(ISBLANK([.G102]);ISBLANK([.H102]);ISBLANK([.I102]);ISBLANK([.J102])); &quot;&quot;; DEC2HEX([.G102]*8 + [.H102]*4 + [.I102]*2 + [.J102]*1))">
            <text:p/>
          </table:table-cell>
          <table:table-cell table:formula="of:=IF(AND(ISBLANK([.K102]);ISBLANK([.L102]);ISBLANK([.M102]);ISBLANK([.N102])); &quot;&quot;; DEC2HEX([.K102]*8 + [.L102]*4 + [.M102]*2 + [.N102]*1))">
            <text:p/>
          </table:table-cell>
          <table:table-cell table:formula="of:=IF(AND(ISBLANK([.O102]);ISBLANK([.P102]);ISBLANK([.Q102]);ISBLANK([.R102])); &quot;&quot;; DEC2HEX([.O102]*8 + [.P102]*4 + [.Q102]*2 + [.R102]*1))">
            <text:p/>
          </table:table-cell>
          <table:table-cell table:formula="of:=IF(AND(ISBLANK([.S102]);ISBLANK([.T102]);ISBLANK([.U102]);ISBLANK([.V102])); &quot;&quot;; DEC2HEX([.S102]*8 + [.T102]*4 + [.U102]*2 + [.V102]*1))">
            <text:p/>
          </table:table-cell>
          <table:table-cell table:formula="of:=IF(AND(ISBLANK([.W102]);ISBLANK([.X102]);ISBLANK([.Y102]);ISBLANK([.Z102])); &quot;&quot;; DEC2HEX([.W102]*8 + [.X102]*4 + [.Y102]*2 + [.Z102]*1))">
            <text:p/>
          </table:table-cell>
          <table:table-cell table:formula="of:=IF(AND(ISBLANK([.AA102]);ISBLANK([.AB102]);ISBLANK([.AC102]);ISBLANK([.AD102])); &quot;&quot;; DEC2HEX([.AA102]*8 + [.AB102]*4 + [.AC102]*2 + [.AD102]*1))">
            <text:p/>
          </table:table-cell>
          <table:table-cell table:formula="of:=IF(AND(ISBLANK([.AE102]);ISBLANK([.AF102]);ISBLANK([.AG102]);ISBLANK([.AH102])); &quot;&quot;; DEC2HEX([.AE102]*8 + [.AF102]*4 + [.AG102]*2 + [.AH102]*1))">
            <text:p/>
          </table:table-cell>
          <table:table-cell table:formula="of:=IF(AND(ISBLANK([.AI102]);ISBLANK([.AJ102]);ISBLANK([.AK102]);ISBLANK([.AL102])); &quot;&quot;; DEC2HEX([.AI102]*8 + [.AJ102]*4 + [.AK102]*2 + [.AL102]*1))">
            <text:p/>
          </table:table-cell>
          <table:table-cell table:formula="of:=IF(AND(ISBLANK([.AM102]);ISBLANK([.AN102]);ISBLANK([.AO102]);ISBLANK([.AP102])); &quot;&quot;; DEC2HEX([.AM102]*8 + [.AN102]*4 + [.AO102]*2 + [.AP10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3]);ISBLANK([.D103]);ISBLANK([.E103]);ISBLANK([.F103])); &quot;&quot;; DEC2HEX([.C103]*8 + [.D103]*4 + [.E103]*2 + [.F103]*1))">
            <text:p/>
          </table:table-cell>
          <table:table-cell table:formula="of:=IF(AND(ISBLANK([.G103]);ISBLANK([.H103]);ISBLANK([.I103]);ISBLANK([.J103])); &quot;&quot;; DEC2HEX([.G103]*8 + [.H103]*4 + [.I103]*2 + [.J103]*1))">
            <text:p/>
          </table:table-cell>
          <table:table-cell table:formula="of:=IF(AND(ISBLANK([.K103]);ISBLANK([.L103]);ISBLANK([.M103]);ISBLANK([.N103])); &quot;&quot;; DEC2HEX([.K103]*8 + [.L103]*4 + [.M103]*2 + [.N103]*1))">
            <text:p/>
          </table:table-cell>
          <table:table-cell table:formula="of:=IF(AND(ISBLANK([.O103]);ISBLANK([.P103]);ISBLANK([.Q103]);ISBLANK([.R103])); &quot;&quot;; DEC2HEX([.O103]*8 + [.P103]*4 + [.Q103]*2 + [.R103]*1))">
            <text:p/>
          </table:table-cell>
          <table:table-cell table:formula="of:=IF(AND(ISBLANK([.S103]);ISBLANK([.T103]);ISBLANK([.U103]);ISBLANK([.V103])); &quot;&quot;; DEC2HEX([.S103]*8 + [.T103]*4 + [.U103]*2 + [.V103]*1))">
            <text:p/>
          </table:table-cell>
          <table:table-cell table:formula="of:=IF(AND(ISBLANK([.W103]);ISBLANK([.X103]);ISBLANK([.Y103]);ISBLANK([.Z103])); &quot;&quot;; DEC2HEX([.W103]*8 + [.X103]*4 + [.Y103]*2 + [.Z103]*1))">
            <text:p/>
          </table:table-cell>
          <table:table-cell table:formula="of:=IF(AND(ISBLANK([.AA103]);ISBLANK([.AB103]);ISBLANK([.AC103]);ISBLANK([.AD103])); &quot;&quot;; DEC2HEX([.AA103]*8 + [.AB103]*4 + [.AC103]*2 + [.AD103]*1))">
            <text:p/>
          </table:table-cell>
          <table:table-cell table:formula="of:=IF(AND(ISBLANK([.AE103]);ISBLANK([.AF103]);ISBLANK([.AG103]);ISBLANK([.AH103])); &quot;&quot;; DEC2HEX([.AE103]*8 + [.AF103]*4 + [.AG103]*2 + [.AH103]*1))">
            <text:p/>
          </table:table-cell>
          <table:table-cell table:formula="of:=IF(AND(ISBLANK([.AI103]);ISBLANK([.AJ103]);ISBLANK([.AK103]);ISBLANK([.AL103])); &quot;&quot;; DEC2HEX([.AI103]*8 + [.AJ103]*4 + [.AK103]*2 + [.AL103]*1))">
            <text:p/>
          </table:table-cell>
          <table:table-cell table:formula="of:=IF(AND(ISBLANK([.AM103]);ISBLANK([.AN103]);ISBLANK([.AO103]);ISBLANK([.AP103])); &quot;&quot;; DEC2HEX([.AM103]*8 + [.AN103]*4 + [.AO103]*2 + [.AP10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4]);ISBLANK([.D104]);ISBLANK([.E104]);ISBLANK([.F104])); &quot;&quot;; DEC2HEX([.C104]*8 + [.D104]*4 + [.E104]*2 + [.F104]*1))">
            <text:p/>
          </table:table-cell>
          <table:table-cell table:formula="of:=IF(AND(ISBLANK([.G104]);ISBLANK([.H104]);ISBLANK([.I104]);ISBLANK([.J104])); &quot;&quot;; DEC2HEX([.G104]*8 + [.H104]*4 + [.I104]*2 + [.J104]*1))">
            <text:p/>
          </table:table-cell>
          <table:table-cell table:formula="of:=IF(AND(ISBLANK([.K104]);ISBLANK([.L104]);ISBLANK([.M104]);ISBLANK([.N104])); &quot;&quot;; DEC2HEX([.K104]*8 + [.L104]*4 + [.M104]*2 + [.N104]*1))">
            <text:p/>
          </table:table-cell>
          <table:table-cell table:formula="of:=IF(AND(ISBLANK([.O104]);ISBLANK([.P104]);ISBLANK([.Q104]);ISBLANK([.R104])); &quot;&quot;; DEC2HEX([.O104]*8 + [.P104]*4 + [.Q104]*2 + [.R104]*1))">
            <text:p/>
          </table:table-cell>
          <table:table-cell table:formula="of:=IF(AND(ISBLANK([.S104]);ISBLANK([.T104]);ISBLANK([.U104]);ISBLANK([.V104])); &quot;&quot;; DEC2HEX([.S104]*8 + [.T104]*4 + [.U104]*2 + [.V104]*1))">
            <text:p/>
          </table:table-cell>
          <table:table-cell table:formula="of:=IF(AND(ISBLANK([.W104]);ISBLANK([.X104]);ISBLANK([.Y104]);ISBLANK([.Z104])); &quot;&quot;; DEC2HEX([.W104]*8 + [.X104]*4 + [.Y104]*2 + [.Z104]*1))">
            <text:p/>
          </table:table-cell>
          <table:table-cell table:formula="of:=IF(AND(ISBLANK([.AA104]);ISBLANK([.AB104]);ISBLANK([.AC104]);ISBLANK([.AD104])); &quot;&quot;; DEC2HEX([.AA104]*8 + [.AB104]*4 + [.AC104]*2 + [.AD104]*1))">
            <text:p/>
          </table:table-cell>
          <table:table-cell table:formula="of:=IF(AND(ISBLANK([.AE104]);ISBLANK([.AF104]);ISBLANK([.AG104]);ISBLANK([.AH104])); &quot;&quot;; DEC2HEX([.AE104]*8 + [.AF104]*4 + [.AG104]*2 + [.AH104]*1))">
            <text:p/>
          </table:table-cell>
          <table:table-cell table:formula="of:=IF(AND(ISBLANK([.AI104]);ISBLANK([.AJ104]);ISBLANK([.AK104]);ISBLANK([.AL104])); &quot;&quot;; DEC2HEX([.AI104]*8 + [.AJ104]*4 + [.AK104]*2 + [.AL104]*1))">
            <text:p/>
          </table:table-cell>
          <table:table-cell table:formula="of:=IF(AND(ISBLANK([.AM104]);ISBLANK([.AN104]);ISBLANK([.AO104]);ISBLANK([.AP104])); &quot;&quot;; DEC2HEX([.AM104]*8 + [.AN104]*4 + [.AO104]*2 + [.AP10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5]);ISBLANK([.D105]);ISBLANK([.E105]);ISBLANK([.F105])); &quot;&quot;; DEC2HEX([.C105]*8 + [.D105]*4 + [.E105]*2 + [.F105]*1))">
            <text:p/>
          </table:table-cell>
          <table:table-cell table:formula="of:=IF(AND(ISBLANK([.G105]);ISBLANK([.H105]);ISBLANK([.I105]);ISBLANK([.J105])); &quot;&quot;; DEC2HEX([.G105]*8 + [.H105]*4 + [.I105]*2 + [.J105]*1))">
            <text:p/>
          </table:table-cell>
          <table:table-cell table:formula="of:=IF(AND(ISBLANK([.K105]);ISBLANK([.L105]);ISBLANK([.M105]);ISBLANK([.N105])); &quot;&quot;; DEC2HEX([.K105]*8 + [.L105]*4 + [.M105]*2 + [.N105]*1))">
            <text:p/>
          </table:table-cell>
          <table:table-cell table:formula="of:=IF(AND(ISBLANK([.O105]);ISBLANK([.P105]);ISBLANK([.Q105]);ISBLANK([.R105])); &quot;&quot;; DEC2HEX([.O105]*8 + [.P105]*4 + [.Q105]*2 + [.R105]*1))">
            <text:p/>
          </table:table-cell>
          <table:table-cell table:formula="of:=IF(AND(ISBLANK([.S105]);ISBLANK([.T105]);ISBLANK([.U105]);ISBLANK([.V105])); &quot;&quot;; DEC2HEX([.S105]*8 + [.T105]*4 + [.U105]*2 + [.V105]*1))">
            <text:p/>
          </table:table-cell>
          <table:table-cell table:formula="of:=IF(AND(ISBLANK([.W105]);ISBLANK([.X105]);ISBLANK([.Y105]);ISBLANK([.Z105])); &quot;&quot;; DEC2HEX([.W105]*8 + [.X105]*4 + [.Y105]*2 + [.Z105]*1))">
            <text:p/>
          </table:table-cell>
          <table:table-cell table:formula="of:=IF(AND(ISBLANK([.AA105]);ISBLANK([.AB105]);ISBLANK([.AC105]);ISBLANK([.AD105])); &quot;&quot;; DEC2HEX([.AA105]*8 + [.AB105]*4 + [.AC105]*2 + [.AD105]*1))">
            <text:p/>
          </table:table-cell>
          <table:table-cell table:formula="of:=IF(AND(ISBLANK([.AE105]);ISBLANK([.AF105]);ISBLANK([.AG105]);ISBLANK([.AH105])); &quot;&quot;; DEC2HEX([.AE105]*8 + [.AF105]*4 + [.AG105]*2 + [.AH105]*1))">
            <text:p/>
          </table:table-cell>
          <table:table-cell table:formula="of:=IF(AND(ISBLANK([.AI105]);ISBLANK([.AJ105]);ISBLANK([.AK105]);ISBLANK([.AL105])); &quot;&quot;; DEC2HEX([.AI105]*8 + [.AJ105]*4 + [.AK105]*2 + [.AL105]*1))">
            <text:p/>
          </table:table-cell>
          <table:table-cell table:formula="of:=IF(AND(ISBLANK([.AM105]);ISBLANK([.AN105]);ISBLANK([.AO105]);ISBLANK([.AP105])); &quot;&quot;; DEC2HEX([.AM105]*8 + [.AN105]*4 + [.AO105]*2 + [.AP10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6]);ISBLANK([.D106]);ISBLANK([.E106]);ISBLANK([.F106])); &quot;&quot;; DEC2HEX([.C106]*8 + [.D106]*4 + [.E106]*2 + [.F106]*1))">
            <text:p/>
          </table:table-cell>
          <table:table-cell table:formula="of:=IF(AND(ISBLANK([.G106]);ISBLANK([.H106]);ISBLANK([.I106]);ISBLANK([.J106])); &quot;&quot;; DEC2HEX([.G106]*8 + [.H106]*4 + [.I106]*2 + [.J106]*1))">
            <text:p/>
          </table:table-cell>
          <table:table-cell table:formula="of:=IF(AND(ISBLANK([.K106]);ISBLANK([.L106]);ISBLANK([.M106]);ISBLANK([.N106])); &quot;&quot;; DEC2HEX([.K106]*8 + [.L106]*4 + [.M106]*2 + [.N106]*1))">
            <text:p/>
          </table:table-cell>
          <table:table-cell table:formula="of:=IF(AND(ISBLANK([.O106]);ISBLANK([.P106]);ISBLANK([.Q106]);ISBLANK([.R106])); &quot;&quot;; DEC2HEX([.O106]*8 + [.P106]*4 + [.Q106]*2 + [.R106]*1))">
            <text:p/>
          </table:table-cell>
          <table:table-cell table:formula="of:=IF(AND(ISBLANK([.S106]);ISBLANK([.T106]);ISBLANK([.U106]);ISBLANK([.V106])); &quot;&quot;; DEC2HEX([.S106]*8 + [.T106]*4 + [.U106]*2 + [.V106]*1))">
            <text:p/>
          </table:table-cell>
          <table:table-cell table:formula="of:=IF(AND(ISBLANK([.W106]);ISBLANK([.X106]);ISBLANK([.Y106]);ISBLANK([.Z106])); &quot;&quot;; DEC2HEX([.W106]*8 + [.X106]*4 + [.Y106]*2 + [.Z106]*1))">
            <text:p/>
          </table:table-cell>
          <table:table-cell table:formula="of:=IF(AND(ISBLANK([.AA106]);ISBLANK([.AB106]);ISBLANK([.AC106]);ISBLANK([.AD106])); &quot;&quot;; DEC2HEX([.AA106]*8 + [.AB106]*4 + [.AC106]*2 + [.AD106]*1))">
            <text:p/>
          </table:table-cell>
          <table:table-cell table:formula="of:=IF(AND(ISBLANK([.AE106]);ISBLANK([.AF106]);ISBLANK([.AG106]);ISBLANK([.AH106])); &quot;&quot;; DEC2HEX([.AE106]*8 + [.AF106]*4 + [.AG106]*2 + [.AH106]*1))">
            <text:p/>
          </table:table-cell>
          <table:table-cell table:formula="of:=IF(AND(ISBLANK([.AI106]);ISBLANK([.AJ106]);ISBLANK([.AK106]);ISBLANK([.AL106])); &quot;&quot;; DEC2HEX([.AI106]*8 + [.AJ106]*4 + [.AK106]*2 + [.AL106]*1))">
            <text:p/>
          </table:table-cell>
          <table:table-cell table:formula="of:=IF(AND(ISBLANK([.AM106]);ISBLANK([.AN106]);ISBLANK([.AO106]);ISBLANK([.AP106])); &quot;&quot;; DEC2HEX([.AM106]*8 + [.AN106]*4 + [.AO106]*2 + [.AP10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7]);ISBLANK([.D107]);ISBLANK([.E107]);ISBLANK([.F107])); &quot;&quot;; DEC2HEX([.C107]*8 + [.D107]*4 + [.E107]*2 + [.F107]*1))">
            <text:p/>
          </table:table-cell>
          <table:table-cell table:formula="of:=IF(AND(ISBLANK([.G107]);ISBLANK([.H107]);ISBLANK([.I107]);ISBLANK([.J107])); &quot;&quot;; DEC2HEX([.G107]*8 + [.H107]*4 + [.I107]*2 + [.J107]*1))">
            <text:p/>
          </table:table-cell>
          <table:table-cell table:formula="of:=IF(AND(ISBLANK([.K107]);ISBLANK([.L107]);ISBLANK([.M107]);ISBLANK([.N107])); &quot;&quot;; DEC2HEX([.K107]*8 + [.L107]*4 + [.M107]*2 + [.N107]*1))">
            <text:p/>
          </table:table-cell>
          <table:table-cell table:formula="of:=IF(AND(ISBLANK([.O107]);ISBLANK([.P107]);ISBLANK([.Q107]);ISBLANK([.R107])); &quot;&quot;; DEC2HEX([.O107]*8 + [.P107]*4 + [.Q107]*2 + [.R107]*1))">
            <text:p/>
          </table:table-cell>
          <table:table-cell table:formula="of:=IF(AND(ISBLANK([.S107]);ISBLANK([.T107]);ISBLANK([.U107]);ISBLANK([.V107])); &quot;&quot;; DEC2HEX([.S107]*8 + [.T107]*4 + [.U107]*2 + [.V107]*1))">
            <text:p/>
          </table:table-cell>
          <table:table-cell table:formula="of:=IF(AND(ISBLANK([.W107]);ISBLANK([.X107]);ISBLANK([.Y107]);ISBLANK([.Z107])); &quot;&quot;; DEC2HEX([.W107]*8 + [.X107]*4 + [.Y107]*2 + [.Z107]*1))">
            <text:p/>
          </table:table-cell>
          <table:table-cell table:formula="of:=IF(AND(ISBLANK([.AA107]);ISBLANK([.AB107]);ISBLANK([.AC107]);ISBLANK([.AD107])); &quot;&quot;; DEC2HEX([.AA107]*8 + [.AB107]*4 + [.AC107]*2 + [.AD107]*1))">
            <text:p/>
          </table:table-cell>
          <table:table-cell table:formula="of:=IF(AND(ISBLANK([.AE107]);ISBLANK([.AF107]);ISBLANK([.AG107]);ISBLANK([.AH107])); &quot;&quot;; DEC2HEX([.AE107]*8 + [.AF107]*4 + [.AG107]*2 + [.AH107]*1))">
            <text:p/>
          </table:table-cell>
          <table:table-cell table:formula="of:=IF(AND(ISBLANK([.AI107]);ISBLANK([.AJ107]);ISBLANK([.AK107]);ISBLANK([.AL107])); &quot;&quot;; DEC2HEX([.AI107]*8 + [.AJ107]*4 + [.AK107]*2 + [.AL107]*1))">
            <text:p/>
          </table:table-cell>
          <table:table-cell table:formula="of:=IF(AND(ISBLANK([.AM107]);ISBLANK([.AN107]);ISBLANK([.AO107]);ISBLANK([.AP107])); &quot;&quot;; DEC2HEX([.AM107]*8 + [.AN107]*4 + [.AO107]*2 + [.AP10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8]);ISBLANK([.D108]);ISBLANK([.E108]);ISBLANK([.F108])); &quot;&quot;; DEC2HEX([.C108]*8 + [.D108]*4 + [.E108]*2 + [.F108]*1))">
            <text:p/>
          </table:table-cell>
          <table:table-cell table:formula="of:=IF(AND(ISBLANK([.G108]);ISBLANK([.H108]);ISBLANK([.I108]);ISBLANK([.J108])); &quot;&quot;; DEC2HEX([.G108]*8 + [.H108]*4 + [.I108]*2 + [.J108]*1))">
            <text:p/>
          </table:table-cell>
          <table:table-cell table:formula="of:=IF(AND(ISBLANK([.K108]);ISBLANK([.L108]);ISBLANK([.M108]);ISBLANK([.N108])); &quot;&quot;; DEC2HEX([.K108]*8 + [.L108]*4 + [.M108]*2 + [.N108]*1))">
            <text:p/>
          </table:table-cell>
          <table:table-cell table:formula="of:=IF(AND(ISBLANK([.O108]);ISBLANK([.P108]);ISBLANK([.Q108]);ISBLANK([.R108])); &quot;&quot;; DEC2HEX([.O108]*8 + [.P108]*4 + [.Q108]*2 + [.R108]*1))">
            <text:p/>
          </table:table-cell>
          <table:table-cell table:formula="of:=IF(AND(ISBLANK([.S108]);ISBLANK([.T108]);ISBLANK([.U108]);ISBLANK([.V108])); &quot;&quot;; DEC2HEX([.S108]*8 + [.T108]*4 + [.U108]*2 + [.V108]*1))">
            <text:p/>
          </table:table-cell>
          <table:table-cell table:formula="of:=IF(AND(ISBLANK([.W108]);ISBLANK([.X108]);ISBLANK([.Y108]);ISBLANK([.Z108])); &quot;&quot;; DEC2HEX([.W108]*8 + [.X108]*4 + [.Y108]*2 + [.Z108]*1))">
            <text:p/>
          </table:table-cell>
          <table:table-cell table:formula="of:=IF(AND(ISBLANK([.AA108]);ISBLANK([.AB108]);ISBLANK([.AC108]);ISBLANK([.AD108])); &quot;&quot;; DEC2HEX([.AA108]*8 + [.AB108]*4 + [.AC108]*2 + [.AD108]*1))">
            <text:p/>
          </table:table-cell>
          <table:table-cell table:formula="of:=IF(AND(ISBLANK([.AE108]);ISBLANK([.AF108]);ISBLANK([.AG108]);ISBLANK([.AH108])); &quot;&quot;; DEC2HEX([.AE108]*8 + [.AF108]*4 + [.AG108]*2 + [.AH108]*1))">
            <text:p/>
          </table:table-cell>
          <table:table-cell table:formula="of:=IF(AND(ISBLANK([.AI108]);ISBLANK([.AJ108]);ISBLANK([.AK108]);ISBLANK([.AL108])); &quot;&quot;; DEC2HEX([.AI108]*8 + [.AJ108]*4 + [.AK108]*2 + [.AL108]*1))">
            <text:p/>
          </table:table-cell>
          <table:table-cell table:formula="of:=IF(AND(ISBLANK([.AM108]);ISBLANK([.AN108]);ISBLANK([.AO108]);ISBLANK([.AP108])); &quot;&quot;; DEC2HEX([.AM108]*8 + [.AN108]*4 + [.AO108]*2 + [.AP10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09]);ISBLANK([.D109]);ISBLANK([.E109]);ISBLANK([.F109])); &quot;&quot;; DEC2HEX([.C109]*8 + [.D109]*4 + [.E109]*2 + [.F109]*1))">
            <text:p/>
          </table:table-cell>
          <table:table-cell table:formula="of:=IF(AND(ISBLANK([.G109]);ISBLANK([.H109]);ISBLANK([.I109]);ISBLANK([.J109])); &quot;&quot;; DEC2HEX([.G109]*8 + [.H109]*4 + [.I109]*2 + [.J109]*1))">
            <text:p/>
          </table:table-cell>
          <table:table-cell table:formula="of:=IF(AND(ISBLANK([.K109]);ISBLANK([.L109]);ISBLANK([.M109]);ISBLANK([.N109])); &quot;&quot;; DEC2HEX([.K109]*8 + [.L109]*4 + [.M109]*2 + [.N109]*1))">
            <text:p/>
          </table:table-cell>
          <table:table-cell table:formula="of:=IF(AND(ISBLANK([.O109]);ISBLANK([.P109]);ISBLANK([.Q109]);ISBLANK([.R109])); &quot;&quot;; DEC2HEX([.O109]*8 + [.P109]*4 + [.Q109]*2 + [.R109]*1))">
            <text:p/>
          </table:table-cell>
          <table:table-cell table:formula="of:=IF(AND(ISBLANK([.S109]);ISBLANK([.T109]);ISBLANK([.U109]);ISBLANK([.V109])); &quot;&quot;; DEC2HEX([.S109]*8 + [.T109]*4 + [.U109]*2 + [.V109]*1))">
            <text:p/>
          </table:table-cell>
          <table:table-cell table:formula="of:=IF(AND(ISBLANK([.W109]);ISBLANK([.X109]);ISBLANK([.Y109]);ISBLANK([.Z109])); &quot;&quot;; DEC2HEX([.W109]*8 + [.X109]*4 + [.Y109]*2 + [.Z109]*1))">
            <text:p/>
          </table:table-cell>
          <table:table-cell table:formula="of:=IF(AND(ISBLANK([.AA109]);ISBLANK([.AB109]);ISBLANK([.AC109]);ISBLANK([.AD109])); &quot;&quot;; DEC2HEX([.AA109]*8 + [.AB109]*4 + [.AC109]*2 + [.AD109]*1))">
            <text:p/>
          </table:table-cell>
          <table:table-cell table:formula="of:=IF(AND(ISBLANK([.AE109]);ISBLANK([.AF109]);ISBLANK([.AG109]);ISBLANK([.AH109])); &quot;&quot;; DEC2HEX([.AE109]*8 + [.AF109]*4 + [.AG109]*2 + [.AH109]*1))">
            <text:p/>
          </table:table-cell>
          <table:table-cell table:formula="of:=IF(AND(ISBLANK([.AI109]);ISBLANK([.AJ109]);ISBLANK([.AK109]);ISBLANK([.AL109])); &quot;&quot;; DEC2HEX([.AI109]*8 + [.AJ109]*4 + [.AK109]*2 + [.AL109]*1))">
            <text:p/>
          </table:table-cell>
          <table:table-cell table:formula="of:=IF(AND(ISBLANK([.AM109]);ISBLANK([.AN109]);ISBLANK([.AO109]);ISBLANK([.AP109])); &quot;&quot;; DEC2HEX([.AM109]*8 + [.AN109]*4 + [.AO109]*2 + [.AP10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0]);ISBLANK([.D110]);ISBLANK([.E110]);ISBLANK([.F110])); &quot;&quot;; DEC2HEX([.C110]*8 + [.D110]*4 + [.E110]*2 + [.F110]*1))">
            <text:p/>
          </table:table-cell>
          <table:table-cell table:formula="of:=IF(AND(ISBLANK([.G110]);ISBLANK([.H110]);ISBLANK([.I110]);ISBLANK([.J110])); &quot;&quot;; DEC2HEX([.G110]*8 + [.H110]*4 + [.I110]*2 + [.J110]*1))">
            <text:p/>
          </table:table-cell>
          <table:table-cell table:formula="of:=IF(AND(ISBLANK([.K110]);ISBLANK([.L110]);ISBLANK([.M110]);ISBLANK([.N110])); &quot;&quot;; DEC2HEX([.K110]*8 + [.L110]*4 + [.M110]*2 + [.N110]*1))">
            <text:p/>
          </table:table-cell>
          <table:table-cell table:formula="of:=IF(AND(ISBLANK([.O110]);ISBLANK([.P110]);ISBLANK([.Q110]);ISBLANK([.R110])); &quot;&quot;; DEC2HEX([.O110]*8 + [.P110]*4 + [.Q110]*2 + [.R110]*1))">
            <text:p/>
          </table:table-cell>
          <table:table-cell table:formula="of:=IF(AND(ISBLANK([.S110]);ISBLANK([.T110]);ISBLANK([.U110]);ISBLANK([.V110])); &quot;&quot;; DEC2HEX([.S110]*8 + [.T110]*4 + [.U110]*2 + [.V110]*1))">
            <text:p/>
          </table:table-cell>
          <table:table-cell table:formula="of:=IF(AND(ISBLANK([.W110]);ISBLANK([.X110]);ISBLANK([.Y110]);ISBLANK([.Z110])); &quot;&quot;; DEC2HEX([.W110]*8 + [.X110]*4 + [.Y110]*2 + [.Z110]*1))">
            <text:p/>
          </table:table-cell>
          <table:table-cell table:formula="of:=IF(AND(ISBLANK([.AA110]);ISBLANK([.AB110]);ISBLANK([.AC110]);ISBLANK([.AD110])); &quot;&quot;; DEC2HEX([.AA110]*8 + [.AB110]*4 + [.AC110]*2 + [.AD110]*1))">
            <text:p/>
          </table:table-cell>
          <table:table-cell table:formula="of:=IF(AND(ISBLANK([.AE110]);ISBLANK([.AF110]);ISBLANK([.AG110]);ISBLANK([.AH110])); &quot;&quot;; DEC2HEX([.AE110]*8 + [.AF110]*4 + [.AG110]*2 + [.AH110]*1))">
            <text:p/>
          </table:table-cell>
          <table:table-cell table:formula="of:=IF(AND(ISBLANK([.AI110]);ISBLANK([.AJ110]);ISBLANK([.AK110]);ISBLANK([.AL110])); &quot;&quot;; DEC2HEX([.AI110]*8 + [.AJ110]*4 + [.AK110]*2 + [.AL110]*1))">
            <text:p/>
          </table:table-cell>
          <table:table-cell table:formula="of:=IF(AND(ISBLANK([.AM110]);ISBLANK([.AN110]);ISBLANK([.AO110]);ISBLANK([.AP110])); &quot;&quot;; DEC2HEX([.AM110]*8 + [.AN110]*4 + [.AO110]*2 + [.AP11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1]);ISBLANK([.D111]);ISBLANK([.E111]);ISBLANK([.F111])); &quot;&quot;; DEC2HEX([.C111]*8 + [.D111]*4 + [.E111]*2 + [.F111]*1))">
            <text:p/>
          </table:table-cell>
          <table:table-cell table:formula="of:=IF(AND(ISBLANK([.G111]);ISBLANK([.H111]);ISBLANK([.I111]);ISBLANK([.J111])); &quot;&quot;; DEC2HEX([.G111]*8 + [.H111]*4 + [.I111]*2 + [.J111]*1))">
            <text:p/>
          </table:table-cell>
          <table:table-cell table:formula="of:=IF(AND(ISBLANK([.K111]);ISBLANK([.L111]);ISBLANK([.M111]);ISBLANK([.N111])); &quot;&quot;; DEC2HEX([.K111]*8 + [.L111]*4 + [.M111]*2 + [.N111]*1))">
            <text:p/>
          </table:table-cell>
          <table:table-cell table:formula="of:=IF(AND(ISBLANK([.O111]);ISBLANK([.P111]);ISBLANK([.Q111]);ISBLANK([.R111])); &quot;&quot;; DEC2HEX([.O111]*8 + [.P111]*4 + [.Q111]*2 + [.R111]*1))">
            <text:p/>
          </table:table-cell>
          <table:table-cell table:formula="of:=IF(AND(ISBLANK([.S111]);ISBLANK([.T111]);ISBLANK([.U111]);ISBLANK([.V111])); &quot;&quot;; DEC2HEX([.S111]*8 + [.T111]*4 + [.U111]*2 + [.V111]*1))">
            <text:p/>
          </table:table-cell>
          <table:table-cell table:formula="of:=IF(AND(ISBLANK([.W111]);ISBLANK([.X111]);ISBLANK([.Y111]);ISBLANK([.Z111])); &quot;&quot;; DEC2HEX([.W111]*8 + [.X111]*4 + [.Y111]*2 + [.Z111]*1))">
            <text:p/>
          </table:table-cell>
          <table:table-cell table:formula="of:=IF(AND(ISBLANK([.AA111]);ISBLANK([.AB111]);ISBLANK([.AC111]);ISBLANK([.AD111])); &quot;&quot;; DEC2HEX([.AA111]*8 + [.AB111]*4 + [.AC111]*2 + [.AD111]*1))">
            <text:p/>
          </table:table-cell>
          <table:table-cell table:formula="of:=IF(AND(ISBLANK([.AE111]);ISBLANK([.AF111]);ISBLANK([.AG111]);ISBLANK([.AH111])); &quot;&quot;; DEC2HEX([.AE111]*8 + [.AF111]*4 + [.AG111]*2 + [.AH111]*1))">
            <text:p/>
          </table:table-cell>
          <table:table-cell table:formula="of:=IF(AND(ISBLANK([.AI111]);ISBLANK([.AJ111]);ISBLANK([.AK111]);ISBLANK([.AL111])); &quot;&quot;; DEC2HEX([.AI111]*8 + [.AJ111]*4 + [.AK111]*2 + [.AL111]*1))">
            <text:p/>
          </table:table-cell>
          <table:table-cell table:formula="of:=IF(AND(ISBLANK([.AM111]);ISBLANK([.AN111]);ISBLANK([.AO111]);ISBLANK([.AP111])); &quot;&quot;; DEC2HEX([.AM111]*8 + [.AN111]*4 + [.AO111]*2 + [.AP11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2]);ISBLANK([.D112]);ISBLANK([.E112]);ISBLANK([.F112])); &quot;&quot;; DEC2HEX([.C112]*8 + [.D112]*4 + [.E112]*2 + [.F112]*1))">
            <text:p/>
          </table:table-cell>
          <table:table-cell table:formula="of:=IF(AND(ISBLANK([.G112]);ISBLANK([.H112]);ISBLANK([.I112]);ISBLANK([.J112])); &quot;&quot;; DEC2HEX([.G112]*8 + [.H112]*4 + [.I112]*2 + [.J112]*1))">
            <text:p/>
          </table:table-cell>
          <table:table-cell table:formula="of:=IF(AND(ISBLANK([.K112]);ISBLANK([.L112]);ISBLANK([.M112]);ISBLANK([.N112])); &quot;&quot;; DEC2HEX([.K112]*8 + [.L112]*4 + [.M112]*2 + [.N112]*1))">
            <text:p/>
          </table:table-cell>
          <table:table-cell table:formula="of:=IF(AND(ISBLANK([.O112]);ISBLANK([.P112]);ISBLANK([.Q112]);ISBLANK([.R112])); &quot;&quot;; DEC2HEX([.O112]*8 + [.P112]*4 + [.Q112]*2 + [.R112]*1))">
            <text:p/>
          </table:table-cell>
          <table:table-cell table:formula="of:=IF(AND(ISBLANK([.S112]);ISBLANK([.T112]);ISBLANK([.U112]);ISBLANK([.V112])); &quot;&quot;; DEC2HEX([.S112]*8 + [.T112]*4 + [.U112]*2 + [.V112]*1))">
            <text:p/>
          </table:table-cell>
          <table:table-cell table:formula="of:=IF(AND(ISBLANK([.W112]);ISBLANK([.X112]);ISBLANK([.Y112]);ISBLANK([.Z112])); &quot;&quot;; DEC2HEX([.W112]*8 + [.X112]*4 + [.Y112]*2 + [.Z112]*1))">
            <text:p/>
          </table:table-cell>
          <table:table-cell table:formula="of:=IF(AND(ISBLANK([.AA112]);ISBLANK([.AB112]);ISBLANK([.AC112]);ISBLANK([.AD112])); &quot;&quot;; DEC2HEX([.AA112]*8 + [.AB112]*4 + [.AC112]*2 + [.AD112]*1))">
            <text:p/>
          </table:table-cell>
          <table:table-cell table:formula="of:=IF(AND(ISBLANK([.AE112]);ISBLANK([.AF112]);ISBLANK([.AG112]);ISBLANK([.AH112])); &quot;&quot;; DEC2HEX([.AE112]*8 + [.AF112]*4 + [.AG112]*2 + [.AH112]*1))">
            <text:p/>
          </table:table-cell>
          <table:table-cell table:formula="of:=IF(AND(ISBLANK([.AI112]);ISBLANK([.AJ112]);ISBLANK([.AK112]);ISBLANK([.AL112])); &quot;&quot;; DEC2HEX([.AI112]*8 + [.AJ112]*4 + [.AK112]*2 + [.AL112]*1))">
            <text:p/>
          </table:table-cell>
          <table:table-cell table:formula="of:=IF(AND(ISBLANK([.AM112]);ISBLANK([.AN112]);ISBLANK([.AO112]);ISBLANK([.AP112])); &quot;&quot;; DEC2HEX([.AM112]*8 + [.AN112]*4 + [.AO112]*2 + [.AP11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3]);ISBLANK([.D113]);ISBLANK([.E113]);ISBLANK([.F113])); &quot;&quot;; DEC2HEX([.C113]*8 + [.D113]*4 + [.E113]*2 + [.F113]*1))">
            <text:p/>
          </table:table-cell>
          <table:table-cell table:formula="of:=IF(AND(ISBLANK([.G113]);ISBLANK([.H113]);ISBLANK([.I113]);ISBLANK([.J113])); &quot;&quot;; DEC2HEX([.G113]*8 + [.H113]*4 + [.I113]*2 + [.J113]*1))">
            <text:p/>
          </table:table-cell>
          <table:table-cell table:formula="of:=IF(AND(ISBLANK([.K113]);ISBLANK([.L113]);ISBLANK([.M113]);ISBLANK([.N113])); &quot;&quot;; DEC2HEX([.K113]*8 + [.L113]*4 + [.M113]*2 + [.N113]*1))">
            <text:p/>
          </table:table-cell>
          <table:table-cell table:formula="of:=IF(AND(ISBLANK([.O113]);ISBLANK([.P113]);ISBLANK([.Q113]);ISBLANK([.R113])); &quot;&quot;; DEC2HEX([.O113]*8 + [.P113]*4 + [.Q113]*2 + [.R113]*1))">
            <text:p/>
          </table:table-cell>
          <table:table-cell table:formula="of:=IF(AND(ISBLANK([.S113]);ISBLANK([.T113]);ISBLANK([.U113]);ISBLANK([.V113])); &quot;&quot;; DEC2HEX([.S113]*8 + [.T113]*4 + [.U113]*2 + [.V113]*1))">
            <text:p/>
          </table:table-cell>
          <table:table-cell table:formula="of:=IF(AND(ISBLANK([.W113]);ISBLANK([.X113]);ISBLANK([.Y113]);ISBLANK([.Z113])); &quot;&quot;; DEC2HEX([.W113]*8 + [.X113]*4 + [.Y113]*2 + [.Z113]*1))">
            <text:p/>
          </table:table-cell>
          <table:table-cell table:formula="of:=IF(AND(ISBLANK([.AA113]);ISBLANK([.AB113]);ISBLANK([.AC113]);ISBLANK([.AD113])); &quot;&quot;; DEC2HEX([.AA113]*8 + [.AB113]*4 + [.AC113]*2 + [.AD113]*1))">
            <text:p/>
          </table:table-cell>
          <table:table-cell table:formula="of:=IF(AND(ISBLANK([.AE113]);ISBLANK([.AF113]);ISBLANK([.AG113]);ISBLANK([.AH113])); &quot;&quot;; DEC2HEX([.AE113]*8 + [.AF113]*4 + [.AG113]*2 + [.AH113]*1))">
            <text:p/>
          </table:table-cell>
          <table:table-cell table:formula="of:=IF(AND(ISBLANK([.AI113]);ISBLANK([.AJ113]);ISBLANK([.AK113]);ISBLANK([.AL113])); &quot;&quot;; DEC2HEX([.AI113]*8 + [.AJ113]*4 + [.AK113]*2 + [.AL113]*1))">
            <text:p/>
          </table:table-cell>
          <table:table-cell table:formula="of:=IF(AND(ISBLANK([.AM113]);ISBLANK([.AN113]);ISBLANK([.AO113]);ISBLANK([.AP113])); &quot;&quot;; DEC2HEX([.AM113]*8 + [.AN113]*4 + [.AO113]*2 + [.AP11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4]);ISBLANK([.D114]);ISBLANK([.E114]);ISBLANK([.F114])); &quot;&quot;; DEC2HEX([.C114]*8 + [.D114]*4 + [.E114]*2 + [.F114]*1))">
            <text:p/>
          </table:table-cell>
          <table:table-cell table:formula="of:=IF(AND(ISBLANK([.G114]);ISBLANK([.H114]);ISBLANK([.I114]);ISBLANK([.J114])); &quot;&quot;; DEC2HEX([.G114]*8 + [.H114]*4 + [.I114]*2 + [.J114]*1))">
            <text:p/>
          </table:table-cell>
          <table:table-cell table:formula="of:=IF(AND(ISBLANK([.K114]);ISBLANK([.L114]);ISBLANK([.M114]);ISBLANK([.N114])); &quot;&quot;; DEC2HEX([.K114]*8 + [.L114]*4 + [.M114]*2 + [.N114]*1))">
            <text:p/>
          </table:table-cell>
          <table:table-cell table:formula="of:=IF(AND(ISBLANK([.O114]);ISBLANK([.P114]);ISBLANK([.Q114]);ISBLANK([.R114])); &quot;&quot;; DEC2HEX([.O114]*8 + [.P114]*4 + [.Q114]*2 + [.R114]*1))">
            <text:p/>
          </table:table-cell>
          <table:table-cell table:formula="of:=IF(AND(ISBLANK([.S114]);ISBLANK([.T114]);ISBLANK([.U114]);ISBLANK([.V114])); &quot;&quot;; DEC2HEX([.S114]*8 + [.T114]*4 + [.U114]*2 + [.V114]*1))">
            <text:p/>
          </table:table-cell>
          <table:table-cell table:formula="of:=IF(AND(ISBLANK([.W114]);ISBLANK([.X114]);ISBLANK([.Y114]);ISBLANK([.Z114])); &quot;&quot;; DEC2HEX([.W114]*8 + [.X114]*4 + [.Y114]*2 + [.Z114]*1))">
            <text:p/>
          </table:table-cell>
          <table:table-cell table:formula="of:=IF(AND(ISBLANK([.AA114]);ISBLANK([.AB114]);ISBLANK([.AC114]);ISBLANK([.AD114])); &quot;&quot;; DEC2HEX([.AA114]*8 + [.AB114]*4 + [.AC114]*2 + [.AD114]*1))">
            <text:p/>
          </table:table-cell>
          <table:table-cell table:formula="of:=IF(AND(ISBLANK([.AE114]);ISBLANK([.AF114]);ISBLANK([.AG114]);ISBLANK([.AH114])); &quot;&quot;; DEC2HEX([.AE114]*8 + [.AF114]*4 + [.AG114]*2 + [.AH114]*1))">
            <text:p/>
          </table:table-cell>
          <table:table-cell table:formula="of:=IF(AND(ISBLANK([.AI114]);ISBLANK([.AJ114]);ISBLANK([.AK114]);ISBLANK([.AL114])); &quot;&quot;; DEC2HEX([.AI114]*8 + [.AJ114]*4 + [.AK114]*2 + [.AL114]*1))">
            <text:p/>
          </table:table-cell>
          <table:table-cell table:formula="of:=IF(AND(ISBLANK([.AM114]);ISBLANK([.AN114]);ISBLANK([.AO114]);ISBLANK([.AP114])); &quot;&quot;; DEC2HEX([.AM114]*8 + [.AN114]*4 + [.AO114]*2 + [.AP11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5]);ISBLANK([.D115]);ISBLANK([.E115]);ISBLANK([.F115])); &quot;&quot;; DEC2HEX([.C115]*8 + [.D115]*4 + [.E115]*2 + [.F115]*1))">
            <text:p/>
          </table:table-cell>
          <table:table-cell table:formula="of:=IF(AND(ISBLANK([.G115]);ISBLANK([.H115]);ISBLANK([.I115]);ISBLANK([.J115])); &quot;&quot;; DEC2HEX([.G115]*8 + [.H115]*4 + [.I115]*2 + [.J115]*1))">
            <text:p/>
          </table:table-cell>
          <table:table-cell table:formula="of:=IF(AND(ISBLANK([.K115]);ISBLANK([.L115]);ISBLANK([.M115]);ISBLANK([.N115])); &quot;&quot;; DEC2HEX([.K115]*8 + [.L115]*4 + [.M115]*2 + [.N115]*1))">
            <text:p/>
          </table:table-cell>
          <table:table-cell table:formula="of:=IF(AND(ISBLANK([.O115]);ISBLANK([.P115]);ISBLANK([.Q115]);ISBLANK([.R115])); &quot;&quot;; DEC2HEX([.O115]*8 + [.P115]*4 + [.Q115]*2 + [.R115]*1))">
            <text:p/>
          </table:table-cell>
          <table:table-cell table:formula="of:=IF(AND(ISBLANK([.S115]);ISBLANK([.T115]);ISBLANK([.U115]);ISBLANK([.V115])); &quot;&quot;; DEC2HEX([.S115]*8 + [.T115]*4 + [.U115]*2 + [.V115]*1))">
            <text:p/>
          </table:table-cell>
          <table:table-cell table:formula="of:=IF(AND(ISBLANK([.W115]);ISBLANK([.X115]);ISBLANK([.Y115]);ISBLANK([.Z115])); &quot;&quot;; DEC2HEX([.W115]*8 + [.X115]*4 + [.Y115]*2 + [.Z115]*1))">
            <text:p/>
          </table:table-cell>
          <table:table-cell table:formula="of:=IF(AND(ISBLANK([.AA115]);ISBLANK([.AB115]);ISBLANK([.AC115]);ISBLANK([.AD115])); &quot;&quot;; DEC2HEX([.AA115]*8 + [.AB115]*4 + [.AC115]*2 + [.AD115]*1))">
            <text:p/>
          </table:table-cell>
          <table:table-cell table:formula="of:=IF(AND(ISBLANK([.AE115]);ISBLANK([.AF115]);ISBLANK([.AG115]);ISBLANK([.AH115])); &quot;&quot;; DEC2HEX([.AE115]*8 + [.AF115]*4 + [.AG115]*2 + [.AH115]*1))">
            <text:p/>
          </table:table-cell>
          <table:table-cell table:formula="of:=IF(AND(ISBLANK([.AI115]);ISBLANK([.AJ115]);ISBLANK([.AK115]);ISBLANK([.AL115])); &quot;&quot;; DEC2HEX([.AI115]*8 + [.AJ115]*4 + [.AK115]*2 + [.AL115]*1))">
            <text:p/>
          </table:table-cell>
          <table:table-cell table:formula="of:=IF(AND(ISBLANK([.AM115]);ISBLANK([.AN115]);ISBLANK([.AO115]);ISBLANK([.AP115])); &quot;&quot;; DEC2HEX([.AM115]*8 + [.AN115]*4 + [.AO115]*2 + [.AP11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6]);ISBLANK([.D116]);ISBLANK([.E116]);ISBLANK([.F116])); &quot;&quot;; DEC2HEX([.C116]*8 + [.D116]*4 + [.E116]*2 + [.F116]*1))">
            <text:p/>
          </table:table-cell>
          <table:table-cell table:formula="of:=IF(AND(ISBLANK([.G116]);ISBLANK([.H116]);ISBLANK([.I116]);ISBLANK([.J116])); &quot;&quot;; DEC2HEX([.G116]*8 + [.H116]*4 + [.I116]*2 + [.J116]*1))">
            <text:p/>
          </table:table-cell>
          <table:table-cell table:formula="of:=IF(AND(ISBLANK([.K116]);ISBLANK([.L116]);ISBLANK([.M116]);ISBLANK([.N116])); &quot;&quot;; DEC2HEX([.K116]*8 + [.L116]*4 + [.M116]*2 + [.N116]*1))">
            <text:p/>
          </table:table-cell>
          <table:table-cell table:formula="of:=IF(AND(ISBLANK([.O116]);ISBLANK([.P116]);ISBLANK([.Q116]);ISBLANK([.R116])); &quot;&quot;; DEC2HEX([.O116]*8 + [.P116]*4 + [.Q116]*2 + [.R116]*1))">
            <text:p/>
          </table:table-cell>
          <table:table-cell table:formula="of:=IF(AND(ISBLANK([.S116]);ISBLANK([.T116]);ISBLANK([.U116]);ISBLANK([.V116])); &quot;&quot;; DEC2HEX([.S116]*8 + [.T116]*4 + [.U116]*2 + [.V116]*1))">
            <text:p/>
          </table:table-cell>
          <table:table-cell table:formula="of:=IF(AND(ISBLANK([.W116]);ISBLANK([.X116]);ISBLANK([.Y116]);ISBLANK([.Z116])); &quot;&quot;; DEC2HEX([.W116]*8 + [.X116]*4 + [.Y116]*2 + [.Z116]*1))">
            <text:p/>
          </table:table-cell>
          <table:table-cell table:formula="of:=IF(AND(ISBLANK([.AA116]);ISBLANK([.AB116]);ISBLANK([.AC116]);ISBLANK([.AD116])); &quot;&quot;; DEC2HEX([.AA116]*8 + [.AB116]*4 + [.AC116]*2 + [.AD116]*1))">
            <text:p/>
          </table:table-cell>
          <table:table-cell table:formula="of:=IF(AND(ISBLANK([.AE116]);ISBLANK([.AF116]);ISBLANK([.AG116]);ISBLANK([.AH116])); &quot;&quot;; DEC2HEX([.AE116]*8 + [.AF116]*4 + [.AG116]*2 + [.AH116]*1))">
            <text:p/>
          </table:table-cell>
          <table:table-cell table:formula="of:=IF(AND(ISBLANK([.AI116]);ISBLANK([.AJ116]);ISBLANK([.AK116]);ISBLANK([.AL116])); &quot;&quot;; DEC2HEX([.AI116]*8 + [.AJ116]*4 + [.AK116]*2 + [.AL116]*1))">
            <text:p/>
          </table:table-cell>
          <table:table-cell table:formula="of:=IF(AND(ISBLANK([.AM116]);ISBLANK([.AN116]);ISBLANK([.AO116]);ISBLANK([.AP116])); &quot;&quot;; DEC2HEX([.AM116]*8 + [.AN116]*4 + [.AO116]*2 + [.AP11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7]);ISBLANK([.D117]);ISBLANK([.E117]);ISBLANK([.F117])); &quot;&quot;; DEC2HEX([.C117]*8 + [.D117]*4 + [.E117]*2 + [.F117]*1))">
            <text:p/>
          </table:table-cell>
          <table:table-cell table:formula="of:=IF(AND(ISBLANK([.G117]);ISBLANK([.H117]);ISBLANK([.I117]);ISBLANK([.J117])); &quot;&quot;; DEC2HEX([.G117]*8 + [.H117]*4 + [.I117]*2 + [.J117]*1))">
            <text:p/>
          </table:table-cell>
          <table:table-cell table:formula="of:=IF(AND(ISBLANK([.K117]);ISBLANK([.L117]);ISBLANK([.M117]);ISBLANK([.N117])); &quot;&quot;; DEC2HEX([.K117]*8 + [.L117]*4 + [.M117]*2 + [.N117]*1))">
            <text:p/>
          </table:table-cell>
          <table:table-cell table:formula="of:=IF(AND(ISBLANK([.O117]);ISBLANK([.P117]);ISBLANK([.Q117]);ISBLANK([.R117])); &quot;&quot;; DEC2HEX([.O117]*8 + [.P117]*4 + [.Q117]*2 + [.R117]*1))">
            <text:p/>
          </table:table-cell>
          <table:table-cell table:formula="of:=IF(AND(ISBLANK([.S117]);ISBLANK([.T117]);ISBLANK([.U117]);ISBLANK([.V117])); &quot;&quot;; DEC2HEX([.S117]*8 + [.T117]*4 + [.U117]*2 + [.V117]*1))">
            <text:p/>
          </table:table-cell>
          <table:table-cell table:formula="of:=IF(AND(ISBLANK([.W117]);ISBLANK([.X117]);ISBLANK([.Y117]);ISBLANK([.Z117])); &quot;&quot;; DEC2HEX([.W117]*8 + [.X117]*4 + [.Y117]*2 + [.Z117]*1))">
            <text:p/>
          </table:table-cell>
          <table:table-cell table:formula="of:=IF(AND(ISBLANK([.AA117]);ISBLANK([.AB117]);ISBLANK([.AC117]);ISBLANK([.AD117])); &quot;&quot;; DEC2HEX([.AA117]*8 + [.AB117]*4 + [.AC117]*2 + [.AD117]*1))">
            <text:p/>
          </table:table-cell>
          <table:table-cell table:formula="of:=IF(AND(ISBLANK([.AE117]);ISBLANK([.AF117]);ISBLANK([.AG117]);ISBLANK([.AH117])); &quot;&quot;; DEC2HEX([.AE117]*8 + [.AF117]*4 + [.AG117]*2 + [.AH117]*1))">
            <text:p/>
          </table:table-cell>
          <table:table-cell table:formula="of:=IF(AND(ISBLANK([.AI117]);ISBLANK([.AJ117]);ISBLANK([.AK117]);ISBLANK([.AL117])); &quot;&quot;; DEC2HEX([.AI117]*8 + [.AJ117]*4 + [.AK117]*2 + [.AL117]*1))">
            <text:p/>
          </table:table-cell>
          <table:table-cell table:formula="of:=IF(AND(ISBLANK([.AM117]);ISBLANK([.AN117]);ISBLANK([.AO117]);ISBLANK([.AP117])); &quot;&quot;; DEC2HEX([.AM117]*8 + [.AN117]*4 + [.AO117]*2 + [.AP11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8]);ISBLANK([.D118]);ISBLANK([.E118]);ISBLANK([.F118])); &quot;&quot;; DEC2HEX([.C118]*8 + [.D118]*4 + [.E118]*2 + [.F118]*1))">
            <text:p/>
          </table:table-cell>
          <table:table-cell table:formula="of:=IF(AND(ISBLANK([.G118]);ISBLANK([.H118]);ISBLANK([.I118]);ISBLANK([.J118])); &quot;&quot;; DEC2HEX([.G118]*8 + [.H118]*4 + [.I118]*2 + [.J118]*1))">
            <text:p/>
          </table:table-cell>
          <table:table-cell table:formula="of:=IF(AND(ISBLANK([.K118]);ISBLANK([.L118]);ISBLANK([.M118]);ISBLANK([.N118])); &quot;&quot;; DEC2HEX([.K118]*8 + [.L118]*4 + [.M118]*2 + [.N118]*1))">
            <text:p/>
          </table:table-cell>
          <table:table-cell table:formula="of:=IF(AND(ISBLANK([.O118]);ISBLANK([.P118]);ISBLANK([.Q118]);ISBLANK([.R118])); &quot;&quot;; DEC2HEX([.O118]*8 + [.P118]*4 + [.Q118]*2 + [.R118]*1))">
            <text:p/>
          </table:table-cell>
          <table:table-cell table:formula="of:=IF(AND(ISBLANK([.S118]);ISBLANK([.T118]);ISBLANK([.U118]);ISBLANK([.V118])); &quot;&quot;; DEC2HEX([.S118]*8 + [.T118]*4 + [.U118]*2 + [.V118]*1))">
            <text:p/>
          </table:table-cell>
          <table:table-cell table:formula="of:=IF(AND(ISBLANK([.W118]);ISBLANK([.X118]);ISBLANK([.Y118]);ISBLANK([.Z118])); &quot;&quot;; DEC2HEX([.W118]*8 + [.X118]*4 + [.Y118]*2 + [.Z118]*1))">
            <text:p/>
          </table:table-cell>
          <table:table-cell table:formula="of:=IF(AND(ISBLANK([.AA118]);ISBLANK([.AB118]);ISBLANK([.AC118]);ISBLANK([.AD118])); &quot;&quot;; DEC2HEX([.AA118]*8 + [.AB118]*4 + [.AC118]*2 + [.AD118]*1))">
            <text:p/>
          </table:table-cell>
          <table:table-cell table:formula="of:=IF(AND(ISBLANK([.AE118]);ISBLANK([.AF118]);ISBLANK([.AG118]);ISBLANK([.AH118])); &quot;&quot;; DEC2HEX([.AE118]*8 + [.AF118]*4 + [.AG118]*2 + [.AH118]*1))">
            <text:p/>
          </table:table-cell>
          <table:table-cell table:formula="of:=IF(AND(ISBLANK([.AI118]);ISBLANK([.AJ118]);ISBLANK([.AK118]);ISBLANK([.AL118])); &quot;&quot;; DEC2HEX([.AI118]*8 + [.AJ118]*4 + [.AK118]*2 + [.AL118]*1))">
            <text:p/>
          </table:table-cell>
          <table:table-cell table:formula="of:=IF(AND(ISBLANK([.AM118]);ISBLANK([.AN118]);ISBLANK([.AO118]);ISBLANK([.AP118])); &quot;&quot;; DEC2HEX([.AM118]*8 + [.AN118]*4 + [.AO118]*2 + [.AP11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19]);ISBLANK([.D119]);ISBLANK([.E119]);ISBLANK([.F119])); &quot;&quot;; DEC2HEX([.C119]*8 + [.D119]*4 + [.E119]*2 + [.F119]*1))">
            <text:p/>
          </table:table-cell>
          <table:table-cell table:formula="of:=IF(AND(ISBLANK([.G119]);ISBLANK([.H119]);ISBLANK([.I119]);ISBLANK([.J119])); &quot;&quot;; DEC2HEX([.G119]*8 + [.H119]*4 + [.I119]*2 + [.J119]*1))">
            <text:p/>
          </table:table-cell>
          <table:table-cell table:formula="of:=IF(AND(ISBLANK([.K119]);ISBLANK([.L119]);ISBLANK([.M119]);ISBLANK([.N119])); &quot;&quot;; DEC2HEX([.K119]*8 + [.L119]*4 + [.M119]*2 + [.N119]*1))">
            <text:p/>
          </table:table-cell>
          <table:table-cell table:formula="of:=IF(AND(ISBLANK([.O119]);ISBLANK([.P119]);ISBLANK([.Q119]);ISBLANK([.R119])); &quot;&quot;; DEC2HEX([.O119]*8 + [.P119]*4 + [.Q119]*2 + [.R119]*1))">
            <text:p/>
          </table:table-cell>
          <table:table-cell table:formula="of:=IF(AND(ISBLANK([.S119]);ISBLANK([.T119]);ISBLANK([.U119]);ISBLANK([.V119])); &quot;&quot;; DEC2HEX([.S119]*8 + [.T119]*4 + [.U119]*2 + [.V119]*1))">
            <text:p/>
          </table:table-cell>
          <table:table-cell table:formula="of:=IF(AND(ISBLANK([.W119]);ISBLANK([.X119]);ISBLANK([.Y119]);ISBLANK([.Z119])); &quot;&quot;; DEC2HEX([.W119]*8 + [.X119]*4 + [.Y119]*2 + [.Z119]*1))">
            <text:p/>
          </table:table-cell>
          <table:table-cell table:formula="of:=IF(AND(ISBLANK([.AA119]);ISBLANK([.AB119]);ISBLANK([.AC119]);ISBLANK([.AD119])); &quot;&quot;; DEC2HEX([.AA119]*8 + [.AB119]*4 + [.AC119]*2 + [.AD119]*1))">
            <text:p/>
          </table:table-cell>
          <table:table-cell table:formula="of:=IF(AND(ISBLANK([.AE119]);ISBLANK([.AF119]);ISBLANK([.AG119]);ISBLANK([.AH119])); &quot;&quot;; DEC2HEX([.AE119]*8 + [.AF119]*4 + [.AG119]*2 + [.AH119]*1))">
            <text:p/>
          </table:table-cell>
          <table:table-cell table:formula="of:=IF(AND(ISBLANK([.AI119]);ISBLANK([.AJ119]);ISBLANK([.AK119]);ISBLANK([.AL119])); &quot;&quot;; DEC2HEX([.AI119]*8 + [.AJ119]*4 + [.AK119]*2 + [.AL119]*1))">
            <text:p/>
          </table:table-cell>
          <table:table-cell table:formula="of:=IF(AND(ISBLANK([.AM119]);ISBLANK([.AN119]);ISBLANK([.AO119]);ISBLANK([.AP119])); &quot;&quot;; DEC2HEX([.AM119]*8 + [.AN119]*4 + [.AO119]*2 + [.AP11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0]);ISBLANK([.D120]);ISBLANK([.E120]);ISBLANK([.F120])); &quot;&quot;; DEC2HEX([.C120]*8 + [.D120]*4 + [.E120]*2 + [.F120]*1))">
            <text:p/>
          </table:table-cell>
          <table:table-cell table:formula="of:=IF(AND(ISBLANK([.G120]);ISBLANK([.H120]);ISBLANK([.I120]);ISBLANK([.J120])); &quot;&quot;; DEC2HEX([.G120]*8 + [.H120]*4 + [.I120]*2 + [.J120]*1))">
            <text:p/>
          </table:table-cell>
          <table:table-cell table:formula="of:=IF(AND(ISBLANK([.K120]);ISBLANK([.L120]);ISBLANK([.M120]);ISBLANK([.N120])); &quot;&quot;; DEC2HEX([.K120]*8 + [.L120]*4 + [.M120]*2 + [.N120]*1))">
            <text:p/>
          </table:table-cell>
          <table:table-cell table:formula="of:=IF(AND(ISBLANK([.O120]);ISBLANK([.P120]);ISBLANK([.Q120]);ISBLANK([.R120])); &quot;&quot;; DEC2HEX([.O120]*8 + [.P120]*4 + [.Q120]*2 + [.R120]*1))">
            <text:p/>
          </table:table-cell>
          <table:table-cell table:formula="of:=IF(AND(ISBLANK([.S120]);ISBLANK([.T120]);ISBLANK([.U120]);ISBLANK([.V120])); &quot;&quot;; DEC2HEX([.S120]*8 + [.T120]*4 + [.U120]*2 + [.V120]*1))">
            <text:p/>
          </table:table-cell>
          <table:table-cell table:formula="of:=IF(AND(ISBLANK([.W120]);ISBLANK([.X120]);ISBLANK([.Y120]);ISBLANK([.Z120])); &quot;&quot;; DEC2HEX([.W120]*8 + [.X120]*4 + [.Y120]*2 + [.Z120]*1))">
            <text:p/>
          </table:table-cell>
          <table:table-cell table:formula="of:=IF(AND(ISBLANK([.AA120]);ISBLANK([.AB120]);ISBLANK([.AC120]);ISBLANK([.AD120])); &quot;&quot;; DEC2HEX([.AA120]*8 + [.AB120]*4 + [.AC120]*2 + [.AD120]*1))">
            <text:p/>
          </table:table-cell>
          <table:table-cell table:formula="of:=IF(AND(ISBLANK([.AE120]);ISBLANK([.AF120]);ISBLANK([.AG120]);ISBLANK([.AH120])); &quot;&quot;; DEC2HEX([.AE120]*8 + [.AF120]*4 + [.AG120]*2 + [.AH120]*1))">
            <text:p/>
          </table:table-cell>
          <table:table-cell table:formula="of:=IF(AND(ISBLANK([.AI120]);ISBLANK([.AJ120]);ISBLANK([.AK120]);ISBLANK([.AL120])); &quot;&quot;; DEC2HEX([.AI120]*8 + [.AJ120]*4 + [.AK120]*2 + [.AL120]*1))">
            <text:p/>
          </table:table-cell>
          <table:table-cell table:formula="of:=IF(AND(ISBLANK([.AM120]);ISBLANK([.AN120]);ISBLANK([.AO120]);ISBLANK([.AP120])); &quot;&quot;; DEC2HEX([.AM120]*8 + [.AN120]*4 + [.AO120]*2 + [.AP12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1]);ISBLANK([.D121]);ISBLANK([.E121]);ISBLANK([.F121])); &quot;&quot;; DEC2HEX([.C121]*8 + [.D121]*4 + [.E121]*2 + [.F121]*1))">
            <text:p/>
          </table:table-cell>
          <table:table-cell table:formula="of:=IF(AND(ISBLANK([.G121]);ISBLANK([.H121]);ISBLANK([.I121]);ISBLANK([.J121])); &quot;&quot;; DEC2HEX([.G121]*8 + [.H121]*4 + [.I121]*2 + [.J121]*1))">
            <text:p/>
          </table:table-cell>
          <table:table-cell table:formula="of:=IF(AND(ISBLANK([.K121]);ISBLANK([.L121]);ISBLANK([.M121]);ISBLANK([.N121])); &quot;&quot;; DEC2HEX([.K121]*8 + [.L121]*4 + [.M121]*2 + [.N121]*1))">
            <text:p/>
          </table:table-cell>
          <table:table-cell table:formula="of:=IF(AND(ISBLANK([.O121]);ISBLANK([.P121]);ISBLANK([.Q121]);ISBLANK([.R121])); &quot;&quot;; DEC2HEX([.O121]*8 + [.P121]*4 + [.Q121]*2 + [.R121]*1))">
            <text:p/>
          </table:table-cell>
          <table:table-cell table:formula="of:=IF(AND(ISBLANK([.S121]);ISBLANK([.T121]);ISBLANK([.U121]);ISBLANK([.V121])); &quot;&quot;; DEC2HEX([.S121]*8 + [.T121]*4 + [.U121]*2 + [.V121]*1))">
            <text:p/>
          </table:table-cell>
          <table:table-cell table:formula="of:=IF(AND(ISBLANK([.W121]);ISBLANK([.X121]);ISBLANK([.Y121]);ISBLANK([.Z121])); &quot;&quot;; DEC2HEX([.W121]*8 + [.X121]*4 + [.Y121]*2 + [.Z121]*1))">
            <text:p/>
          </table:table-cell>
          <table:table-cell table:formula="of:=IF(AND(ISBLANK([.AA121]);ISBLANK([.AB121]);ISBLANK([.AC121]);ISBLANK([.AD121])); &quot;&quot;; DEC2HEX([.AA121]*8 + [.AB121]*4 + [.AC121]*2 + [.AD121]*1))">
            <text:p/>
          </table:table-cell>
          <table:table-cell table:formula="of:=IF(AND(ISBLANK([.AE121]);ISBLANK([.AF121]);ISBLANK([.AG121]);ISBLANK([.AH121])); &quot;&quot;; DEC2HEX([.AE121]*8 + [.AF121]*4 + [.AG121]*2 + [.AH121]*1))">
            <text:p/>
          </table:table-cell>
          <table:table-cell table:formula="of:=IF(AND(ISBLANK([.AI121]);ISBLANK([.AJ121]);ISBLANK([.AK121]);ISBLANK([.AL121])); &quot;&quot;; DEC2HEX([.AI121]*8 + [.AJ121]*4 + [.AK121]*2 + [.AL121]*1))">
            <text:p/>
          </table:table-cell>
          <table:table-cell table:formula="of:=IF(AND(ISBLANK([.AM121]);ISBLANK([.AN121]);ISBLANK([.AO121]);ISBLANK([.AP121])); &quot;&quot;; DEC2HEX([.AM121]*8 + [.AN121]*4 + [.AO121]*2 + [.AP12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2]);ISBLANK([.D122]);ISBLANK([.E122]);ISBLANK([.F122])); &quot;&quot;; DEC2HEX([.C122]*8 + [.D122]*4 + [.E122]*2 + [.F122]*1))">
            <text:p/>
          </table:table-cell>
          <table:table-cell table:formula="of:=IF(AND(ISBLANK([.G122]);ISBLANK([.H122]);ISBLANK([.I122]);ISBLANK([.J122])); &quot;&quot;; DEC2HEX([.G122]*8 + [.H122]*4 + [.I122]*2 + [.J122]*1))">
            <text:p/>
          </table:table-cell>
          <table:table-cell table:formula="of:=IF(AND(ISBLANK([.K122]);ISBLANK([.L122]);ISBLANK([.M122]);ISBLANK([.N122])); &quot;&quot;; DEC2HEX([.K122]*8 + [.L122]*4 + [.M122]*2 + [.N122]*1))">
            <text:p/>
          </table:table-cell>
          <table:table-cell table:formula="of:=IF(AND(ISBLANK([.O122]);ISBLANK([.P122]);ISBLANK([.Q122]);ISBLANK([.R122])); &quot;&quot;; DEC2HEX([.O122]*8 + [.P122]*4 + [.Q122]*2 + [.R122]*1))">
            <text:p/>
          </table:table-cell>
          <table:table-cell table:formula="of:=IF(AND(ISBLANK([.S122]);ISBLANK([.T122]);ISBLANK([.U122]);ISBLANK([.V122])); &quot;&quot;; DEC2HEX([.S122]*8 + [.T122]*4 + [.U122]*2 + [.V122]*1))">
            <text:p/>
          </table:table-cell>
          <table:table-cell table:formula="of:=IF(AND(ISBLANK([.W122]);ISBLANK([.X122]);ISBLANK([.Y122]);ISBLANK([.Z122])); &quot;&quot;; DEC2HEX([.W122]*8 + [.X122]*4 + [.Y122]*2 + [.Z122]*1))">
            <text:p/>
          </table:table-cell>
          <table:table-cell table:formula="of:=IF(AND(ISBLANK([.AA122]);ISBLANK([.AB122]);ISBLANK([.AC122]);ISBLANK([.AD122])); &quot;&quot;; DEC2HEX([.AA122]*8 + [.AB122]*4 + [.AC122]*2 + [.AD122]*1))">
            <text:p/>
          </table:table-cell>
          <table:table-cell table:formula="of:=IF(AND(ISBLANK([.AE122]);ISBLANK([.AF122]);ISBLANK([.AG122]);ISBLANK([.AH122])); &quot;&quot;; DEC2HEX([.AE122]*8 + [.AF122]*4 + [.AG122]*2 + [.AH122]*1))">
            <text:p/>
          </table:table-cell>
          <table:table-cell table:formula="of:=IF(AND(ISBLANK([.AI122]);ISBLANK([.AJ122]);ISBLANK([.AK122]);ISBLANK([.AL122])); &quot;&quot;; DEC2HEX([.AI122]*8 + [.AJ122]*4 + [.AK122]*2 + [.AL122]*1))">
            <text:p/>
          </table:table-cell>
          <table:table-cell table:formula="of:=IF(AND(ISBLANK([.AM122]);ISBLANK([.AN122]);ISBLANK([.AO122]);ISBLANK([.AP122])); &quot;&quot;; DEC2HEX([.AM122]*8 + [.AN122]*4 + [.AO122]*2 + [.AP12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3]);ISBLANK([.D123]);ISBLANK([.E123]);ISBLANK([.F123])); &quot;&quot;; DEC2HEX([.C123]*8 + [.D123]*4 + [.E123]*2 + [.F123]*1))">
            <text:p/>
          </table:table-cell>
          <table:table-cell table:formula="of:=IF(AND(ISBLANK([.G123]);ISBLANK([.H123]);ISBLANK([.I123]);ISBLANK([.J123])); &quot;&quot;; DEC2HEX([.G123]*8 + [.H123]*4 + [.I123]*2 + [.J123]*1))">
            <text:p/>
          </table:table-cell>
          <table:table-cell table:formula="of:=IF(AND(ISBLANK([.K123]);ISBLANK([.L123]);ISBLANK([.M123]);ISBLANK([.N123])); &quot;&quot;; DEC2HEX([.K123]*8 + [.L123]*4 + [.M123]*2 + [.N123]*1))">
            <text:p/>
          </table:table-cell>
          <table:table-cell table:formula="of:=IF(AND(ISBLANK([.O123]);ISBLANK([.P123]);ISBLANK([.Q123]);ISBLANK([.R123])); &quot;&quot;; DEC2HEX([.O123]*8 + [.P123]*4 + [.Q123]*2 + [.R123]*1))">
            <text:p/>
          </table:table-cell>
          <table:table-cell table:formula="of:=IF(AND(ISBLANK([.S123]);ISBLANK([.T123]);ISBLANK([.U123]);ISBLANK([.V123])); &quot;&quot;; DEC2HEX([.S123]*8 + [.T123]*4 + [.U123]*2 + [.V123]*1))">
            <text:p/>
          </table:table-cell>
          <table:table-cell table:formula="of:=IF(AND(ISBLANK([.W123]);ISBLANK([.X123]);ISBLANK([.Y123]);ISBLANK([.Z123])); &quot;&quot;; DEC2HEX([.W123]*8 + [.X123]*4 + [.Y123]*2 + [.Z123]*1))">
            <text:p/>
          </table:table-cell>
          <table:table-cell table:formula="of:=IF(AND(ISBLANK([.AA123]);ISBLANK([.AB123]);ISBLANK([.AC123]);ISBLANK([.AD123])); &quot;&quot;; DEC2HEX([.AA123]*8 + [.AB123]*4 + [.AC123]*2 + [.AD123]*1))">
            <text:p/>
          </table:table-cell>
          <table:table-cell table:formula="of:=IF(AND(ISBLANK([.AE123]);ISBLANK([.AF123]);ISBLANK([.AG123]);ISBLANK([.AH123])); &quot;&quot;; DEC2HEX([.AE123]*8 + [.AF123]*4 + [.AG123]*2 + [.AH123]*1))">
            <text:p/>
          </table:table-cell>
          <table:table-cell table:formula="of:=IF(AND(ISBLANK([.AI123]);ISBLANK([.AJ123]);ISBLANK([.AK123]);ISBLANK([.AL123])); &quot;&quot;; DEC2HEX([.AI123]*8 + [.AJ123]*4 + [.AK123]*2 + [.AL123]*1))">
            <text:p/>
          </table:table-cell>
          <table:table-cell table:formula="of:=IF(AND(ISBLANK([.AM123]);ISBLANK([.AN123]);ISBLANK([.AO123]);ISBLANK([.AP123])); &quot;&quot;; DEC2HEX([.AM123]*8 + [.AN123]*4 + [.AO123]*2 + [.AP12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4]);ISBLANK([.D124]);ISBLANK([.E124]);ISBLANK([.F124])); &quot;&quot;; DEC2HEX([.C124]*8 + [.D124]*4 + [.E124]*2 + [.F124]*1))">
            <text:p/>
          </table:table-cell>
          <table:table-cell table:formula="of:=IF(AND(ISBLANK([.G124]);ISBLANK([.H124]);ISBLANK([.I124]);ISBLANK([.J124])); &quot;&quot;; DEC2HEX([.G124]*8 + [.H124]*4 + [.I124]*2 + [.J124]*1))">
            <text:p/>
          </table:table-cell>
          <table:table-cell table:formula="of:=IF(AND(ISBLANK([.K124]);ISBLANK([.L124]);ISBLANK([.M124]);ISBLANK([.N124])); &quot;&quot;; DEC2HEX([.K124]*8 + [.L124]*4 + [.M124]*2 + [.N124]*1))">
            <text:p/>
          </table:table-cell>
          <table:table-cell table:formula="of:=IF(AND(ISBLANK([.O124]);ISBLANK([.P124]);ISBLANK([.Q124]);ISBLANK([.R124])); &quot;&quot;; DEC2HEX([.O124]*8 + [.P124]*4 + [.Q124]*2 + [.R124]*1))">
            <text:p/>
          </table:table-cell>
          <table:table-cell table:formula="of:=IF(AND(ISBLANK([.S124]);ISBLANK([.T124]);ISBLANK([.U124]);ISBLANK([.V124])); &quot;&quot;; DEC2HEX([.S124]*8 + [.T124]*4 + [.U124]*2 + [.V124]*1))">
            <text:p/>
          </table:table-cell>
          <table:table-cell table:formula="of:=IF(AND(ISBLANK([.W124]);ISBLANK([.X124]);ISBLANK([.Y124]);ISBLANK([.Z124])); &quot;&quot;; DEC2HEX([.W124]*8 + [.X124]*4 + [.Y124]*2 + [.Z124]*1))">
            <text:p/>
          </table:table-cell>
          <table:table-cell table:formula="of:=IF(AND(ISBLANK([.AA124]);ISBLANK([.AB124]);ISBLANK([.AC124]);ISBLANK([.AD124])); &quot;&quot;; DEC2HEX([.AA124]*8 + [.AB124]*4 + [.AC124]*2 + [.AD124]*1))">
            <text:p/>
          </table:table-cell>
          <table:table-cell table:formula="of:=IF(AND(ISBLANK([.AE124]);ISBLANK([.AF124]);ISBLANK([.AG124]);ISBLANK([.AH124])); &quot;&quot;; DEC2HEX([.AE124]*8 + [.AF124]*4 + [.AG124]*2 + [.AH124]*1))">
            <text:p/>
          </table:table-cell>
          <table:table-cell table:formula="of:=IF(AND(ISBLANK([.AI124]);ISBLANK([.AJ124]);ISBLANK([.AK124]);ISBLANK([.AL124])); &quot;&quot;; DEC2HEX([.AI124]*8 + [.AJ124]*4 + [.AK124]*2 + [.AL124]*1))">
            <text:p/>
          </table:table-cell>
          <table:table-cell table:formula="of:=IF(AND(ISBLANK([.AM124]);ISBLANK([.AN124]);ISBLANK([.AO124]);ISBLANK([.AP124])); &quot;&quot;; DEC2HEX([.AM124]*8 + [.AN124]*4 + [.AO124]*2 + [.AP12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5]);ISBLANK([.D125]);ISBLANK([.E125]);ISBLANK([.F125])); &quot;&quot;; DEC2HEX([.C125]*8 + [.D125]*4 + [.E125]*2 + [.F125]*1))">
            <text:p/>
          </table:table-cell>
          <table:table-cell table:formula="of:=IF(AND(ISBLANK([.G125]);ISBLANK([.H125]);ISBLANK([.I125]);ISBLANK([.J125])); &quot;&quot;; DEC2HEX([.G125]*8 + [.H125]*4 + [.I125]*2 + [.J125]*1))">
            <text:p/>
          </table:table-cell>
          <table:table-cell table:formula="of:=IF(AND(ISBLANK([.K125]);ISBLANK([.L125]);ISBLANK([.M125]);ISBLANK([.N125])); &quot;&quot;; DEC2HEX([.K125]*8 + [.L125]*4 + [.M125]*2 + [.N125]*1))">
            <text:p/>
          </table:table-cell>
          <table:table-cell table:formula="of:=IF(AND(ISBLANK([.O125]);ISBLANK([.P125]);ISBLANK([.Q125]);ISBLANK([.R125])); &quot;&quot;; DEC2HEX([.O125]*8 + [.P125]*4 + [.Q125]*2 + [.R125]*1))">
            <text:p/>
          </table:table-cell>
          <table:table-cell table:formula="of:=IF(AND(ISBLANK([.S125]);ISBLANK([.T125]);ISBLANK([.U125]);ISBLANK([.V125])); &quot;&quot;; DEC2HEX([.S125]*8 + [.T125]*4 + [.U125]*2 + [.V125]*1))">
            <text:p/>
          </table:table-cell>
          <table:table-cell table:formula="of:=IF(AND(ISBLANK([.W125]);ISBLANK([.X125]);ISBLANK([.Y125]);ISBLANK([.Z125])); &quot;&quot;; DEC2HEX([.W125]*8 + [.X125]*4 + [.Y125]*2 + [.Z125]*1))">
            <text:p/>
          </table:table-cell>
          <table:table-cell table:formula="of:=IF(AND(ISBLANK([.AA125]);ISBLANK([.AB125]);ISBLANK([.AC125]);ISBLANK([.AD125])); &quot;&quot;; DEC2HEX([.AA125]*8 + [.AB125]*4 + [.AC125]*2 + [.AD125]*1))">
            <text:p/>
          </table:table-cell>
          <table:table-cell table:formula="of:=IF(AND(ISBLANK([.AE125]);ISBLANK([.AF125]);ISBLANK([.AG125]);ISBLANK([.AH125])); &quot;&quot;; DEC2HEX([.AE125]*8 + [.AF125]*4 + [.AG125]*2 + [.AH125]*1))">
            <text:p/>
          </table:table-cell>
          <table:table-cell table:formula="of:=IF(AND(ISBLANK([.AI125]);ISBLANK([.AJ125]);ISBLANK([.AK125]);ISBLANK([.AL125])); &quot;&quot;; DEC2HEX([.AI125]*8 + [.AJ125]*4 + [.AK125]*2 + [.AL125]*1))">
            <text:p/>
          </table:table-cell>
          <table:table-cell table:formula="of:=IF(AND(ISBLANK([.AM125]);ISBLANK([.AN125]);ISBLANK([.AO125]);ISBLANK([.AP125])); &quot;&quot;; DEC2HEX([.AM125]*8 + [.AN125]*4 + [.AO125]*2 + [.AP12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6]);ISBLANK([.D126]);ISBLANK([.E126]);ISBLANK([.F126])); &quot;&quot;; DEC2HEX([.C126]*8 + [.D126]*4 + [.E126]*2 + [.F126]*1))">
            <text:p/>
          </table:table-cell>
          <table:table-cell table:formula="of:=IF(AND(ISBLANK([.G126]);ISBLANK([.H126]);ISBLANK([.I126]);ISBLANK([.J126])); &quot;&quot;; DEC2HEX([.G126]*8 + [.H126]*4 + [.I126]*2 + [.J126]*1))">
            <text:p/>
          </table:table-cell>
          <table:table-cell table:formula="of:=IF(AND(ISBLANK([.K126]);ISBLANK([.L126]);ISBLANK([.M126]);ISBLANK([.N126])); &quot;&quot;; DEC2HEX([.K126]*8 + [.L126]*4 + [.M126]*2 + [.N126]*1))">
            <text:p/>
          </table:table-cell>
          <table:table-cell table:formula="of:=IF(AND(ISBLANK([.O126]);ISBLANK([.P126]);ISBLANK([.Q126]);ISBLANK([.R126])); &quot;&quot;; DEC2HEX([.O126]*8 + [.P126]*4 + [.Q126]*2 + [.R126]*1))">
            <text:p/>
          </table:table-cell>
          <table:table-cell table:formula="of:=IF(AND(ISBLANK([.S126]);ISBLANK([.T126]);ISBLANK([.U126]);ISBLANK([.V126])); &quot;&quot;; DEC2HEX([.S126]*8 + [.T126]*4 + [.U126]*2 + [.V126]*1))">
            <text:p/>
          </table:table-cell>
          <table:table-cell table:formula="of:=IF(AND(ISBLANK([.W126]);ISBLANK([.X126]);ISBLANK([.Y126]);ISBLANK([.Z126])); &quot;&quot;; DEC2HEX([.W126]*8 + [.X126]*4 + [.Y126]*2 + [.Z126]*1))">
            <text:p/>
          </table:table-cell>
          <table:table-cell table:formula="of:=IF(AND(ISBLANK([.AA126]);ISBLANK([.AB126]);ISBLANK([.AC126]);ISBLANK([.AD126])); &quot;&quot;; DEC2HEX([.AA126]*8 + [.AB126]*4 + [.AC126]*2 + [.AD126]*1))">
            <text:p/>
          </table:table-cell>
          <table:table-cell table:formula="of:=IF(AND(ISBLANK([.AE126]);ISBLANK([.AF126]);ISBLANK([.AG126]);ISBLANK([.AH126])); &quot;&quot;; DEC2HEX([.AE126]*8 + [.AF126]*4 + [.AG126]*2 + [.AH126]*1))">
            <text:p/>
          </table:table-cell>
          <table:table-cell table:formula="of:=IF(AND(ISBLANK([.AI126]);ISBLANK([.AJ126]);ISBLANK([.AK126]);ISBLANK([.AL126])); &quot;&quot;; DEC2HEX([.AI126]*8 + [.AJ126]*4 + [.AK126]*2 + [.AL126]*1))">
            <text:p/>
          </table:table-cell>
          <table:table-cell table:formula="of:=IF(AND(ISBLANK([.AM126]);ISBLANK([.AN126]);ISBLANK([.AO126]);ISBLANK([.AP126])); &quot;&quot;; DEC2HEX([.AM126]*8 + [.AN126]*4 + [.AO126]*2 + [.AP12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7]);ISBLANK([.D127]);ISBLANK([.E127]);ISBLANK([.F127])); &quot;&quot;; DEC2HEX([.C127]*8 + [.D127]*4 + [.E127]*2 + [.F127]*1))">
            <text:p/>
          </table:table-cell>
          <table:table-cell table:formula="of:=IF(AND(ISBLANK([.G127]);ISBLANK([.H127]);ISBLANK([.I127]);ISBLANK([.J127])); &quot;&quot;; DEC2HEX([.G127]*8 + [.H127]*4 + [.I127]*2 + [.J127]*1))">
            <text:p/>
          </table:table-cell>
          <table:table-cell table:formula="of:=IF(AND(ISBLANK([.K127]);ISBLANK([.L127]);ISBLANK([.M127]);ISBLANK([.N127])); &quot;&quot;; DEC2HEX([.K127]*8 + [.L127]*4 + [.M127]*2 + [.N127]*1))">
            <text:p/>
          </table:table-cell>
          <table:table-cell table:formula="of:=IF(AND(ISBLANK([.O127]);ISBLANK([.P127]);ISBLANK([.Q127]);ISBLANK([.R127])); &quot;&quot;; DEC2HEX([.O127]*8 + [.P127]*4 + [.Q127]*2 + [.R127]*1))">
            <text:p/>
          </table:table-cell>
          <table:table-cell table:formula="of:=IF(AND(ISBLANK([.S127]);ISBLANK([.T127]);ISBLANK([.U127]);ISBLANK([.V127])); &quot;&quot;; DEC2HEX([.S127]*8 + [.T127]*4 + [.U127]*2 + [.V127]*1))">
            <text:p/>
          </table:table-cell>
          <table:table-cell table:formula="of:=IF(AND(ISBLANK([.W127]);ISBLANK([.X127]);ISBLANK([.Y127]);ISBLANK([.Z127])); &quot;&quot;; DEC2HEX([.W127]*8 + [.X127]*4 + [.Y127]*2 + [.Z127]*1))">
            <text:p/>
          </table:table-cell>
          <table:table-cell table:formula="of:=IF(AND(ISBLANK([.AA127]);ISBLANK([.AB127]);ISBLANK([.AC127]);ISBLANK([.AD127])); &quot;&quot;; DEC2HEX([.AA127]*8 + [.AB127]*4 + [.AC127]*2 + [.AD127]*1))">
            <text:p/>
          </table:table-cell>
          <table:table-cell table:formula="of:=IF(AND(ISBLANK([.AE127]);ISBLANK([.AF127]);ISBLANK([.AG127]);ISBLANK([.AH127])); &quot;&quot;; DEC2HEX([.AE127]*8 + [.AF127]*4 + [.AG127]*2 + [.AH127]*1))">
            <text:p/>
          </table:table-cell>
          <table:table-cell table:formula="of:=IF(AND(ISBLANK([.AI127]);ISBLANK([.AJ127]);ISBLANK([.AK127]);ISBLANK([.AL127])); &quot;&quot;; DEC2HEX([.AI127]*8 + [.AJ127]*4 + [.AK127]*2 + [.AL127]*1))">
            <text:p/>
          </table:table-cell>
          <table:table-cell table:formula="of:=IF(AND(ISBLANK([.AM127]);ISBLANK([.AN127]);ISBLANK([.AO127]);ISBLANK([.AP127])); &quot;&quot;; DEC2HEX([.AM127]*8 + [.AN127]*4 + [.AO127]*2 + [.AP12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8]);ISBLANK([.D128]);ISBLANK([.E128]);ISBLANK([.F128])); &quot;&quot;; DEC2HEX([.C128]*8 + [.D128]*4 + [.E128]*2 + [.F128]*1))">
            <text:p/>
          </table:table-cell>
          <table:table-cell table:formula="of:=IF(AND(ISBLANK([.G128]);ISBLANK([.H128]);ISBLANK([.I128]);ISBLANK([.J128])); &quot;&quot;; DEC2HEX([.G128]*8 + [.H128]*4 + [.I128]*2 + [.J128]*1))">
            <text:p/>
          </table:table-cell>
          <table:table-cell table:formula="of:=IF(AND(ISBLANK([.K128]);ISBLANK([.L128]);ISBLANK([.M128]);ISBLANK([.N128])); &quot;&quot;; DEC2HEX([.K128]*8 + [.L128]*4 + [.M128]*2 + [.N128]*1))">
            <text:p/>
          </table:table-cell>
          <table:table-cell table:formula="of:=IF(AND(ISBLANK([.O128]);ISBLANK([.P128]);ISBLANK([.Q128]);ISBLANK([.R128])); &quot;&quot;; DEC2HEX([.O128]*8 + [.P128]*4 + [.Q128]*2 + [.R128]*1))">
            <text:p/>
          </table:table-cell>
          <table:table-cell table:formula="of:=IF(AND(ISBLANK([.S128]);ISBLANK([.T128]);ISBLANK([.U128]);ISBLANK([.V128])); &quot;&quot;; DEC2HEX([.S128]*8 + [.T128]*4 + [.U128]*2 + [.V128]*1))">
            <text:p/>
          </table:table-cell>
          <table:table-cell table:formula="of:=IF(AND(ISBLANK([.W128]);ISBLANK([.X128]);ISBLANK([.Y128]);ISBLANK([.Z128])); &quot;&quot;; DEC2HEX([.W128]*8 + [.X128]*4 + [.Y128]*2 + [.Z128]*1))">
            <text:p/>
          </table:table-cell>
          <table:table-cell table:formula="of:=IF(AND(ISBLANK([.AA128]);ISBLANK([.AB128]);ISBLANK([.AC128]);ISBLANK([.AD128])); &quot;&quot;; DEC2HEX([.AA128]*8 + [.AB128]*4 + [.AC128]*2 + [.AD128]*1))">
            <text:p/>
          </table:table-cell>
          <table:table-cell table:formula="of:=IF(AND(ISBLANK([.AE128]);ISBLANK([.AF128]);ISBLANK([.AG128]);ISBLANK([.AH128])); &quot;&quot;; DEC2HEX([.AE128]*8 + [.AF128]*4 + [.AG128]*2 + [.AH128]*1))">
            <text:p/>
          </table:table-cell>
          <table:table-cell table:formula="of:=IF(AND(ISBLANK([.AI128]);ISBLANK([.AJ128]);ISBLANK([.AK128]);ISBLANK([.AL128])); &quot;&quot;; DEC2HEX([.AI128]*8 + [.AJ128]*4 + [.AK128]*2 + [.AL128]*1))">
            <text:p/>
          </table:table-cell>
          <table:table-cell table:formula="of:=IF(AND(ISBLANK([.AM128]);ISBLANK([.AN128]);ISBLANK([.AO128]);ISBLANK([.AP128])); &quot;&quot;; DEC2HEX([.AM128]*8 + [.AN128]*4 + [.AO128]*2 + [.AP12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29]);ISBLANK([.D129]);ISBLANK([.E129]);ISBLANK([.F129])); &quot;&quot;; DEC2HEX([.C129]*8 + [.D129]*4 + [.E129]*2 + [.F129]*1))">
            <text:p/>
          </table:table-cell>
          <table:table-cell table:formula="of:=IF(AND(ISBLANK([.G129]);ISBLANK([.H129]);ISBLANK([.I129]);ISBLANK([.J129])); &quot;&quot;; DEC2HEX([.G129]*8 + [.H129]*4 + [.I129]*2 + [.J129]*1))">
            <text:p/>
          </table:table-cell>
          <table:table-cell table:formula="of:=IF(AND(ISBLANK([.K129]);ISBLANK([.L129]);ISBLANK([.M129]);ISBLANK([.N129])); &quot;&quot;; DEC2HEX([.K129]*8 + [.L129]*4 + [.M129]*2 + [.N129]*1))">
            <text:p/>
          </table:table-cell>
          <table:table-cell table:formula="of:=IF(AND(ISBLANK([.O129]);ISBLANK([.P129]);ISBLANK([.Q129]);ISBLANK([.R129])); &quot;&quot;; DEC2HEX([.O129]*8 + [.P129]*4 + [.Q129]*2 + [.R129]*1))">
            <text:p/>
          </table:table-cell>
          <table:table-cell table:formula="of:=IF(AND(ISBLANK([.S129]);ISBLANK([.T129]);ISBLANK([.U129]);ISBLANK([.V129])); &quot;&quot;; DEC2HEX([.S129]*8 + [.T129]*4 + [.U129]*2 + [.V129]*1))">
            <text:p/>
          </table:table-cell>
          <table:table-cell table:formula="of:=IF(AND(ISBLANK([.W129]);ISBLANK([.X129]);ISBLANK([.Y129]);ISBLANK([.Z129])); &quot;&quot;; DEC2HEX([.W129]*8 + [.X129]*4 + [.Y129]*2 + [.Z129]*1))">
            <text:p/>
          </table:table-cell>
          <table:table-cell table:formula="of:=IF(AND(ISBLANK([.AA129]);ISBLANK([.AB129]);ISBLANK([.AC129]);ISBLANK([.AD129])); &quot;&quot;; DEC2HEX([.AA129]*8 + [.AB129]*4 + [.AC129]*2 + [.AD129]*1))">
            <text:p/>
          </table:table-cell>
          <table:table-cell table:formula="of:=IF(AND(ISBLANK([.AE129]);ISBLANK([.AF129]);ISBLANK([.AG129]);ISBLANK([.AH129])); &quot;&quot;; DEC2HEX([.AE129]*8 + [.AF129]*4 + [.AG129]*2 + [.AH129]*1))">
            <text:p/>
          </table:table-cell>
          <table:table-cell table:formula="of:=IF(AND(ISBLANK([.AI129]);ISBLANK([.AJ129]);ISBLANK([.AK129]);ISBLANK([.AL129])); &quot;&quot;; DEC2HEX([.AI129]*8 + [.AJ129]*4 + [.AK129]*2 + [.AL129]*1))">
            <text:p/>
          </table:table-cell>
          <table:table-cell table:formula="of:=IF(AND(ISBLANK([.AM129]);ISBLANK([.AN129]);ISBLANK([.AO129]);ISBLANK([.AP129])); &quot;&quot;; DEC2HEX([.AM129]*8 + [.AN129]*4 + [.AO129]*2 + [.AP12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0]);ISBLANK([.D130]);ISBLANK([.E130]);ISBLANK([.F130])); &quot;&quot;; DEC2HEX([.C130]*8 + [.D130]*4 + [.E130]*2 + [.F130]*1))">
            <text:p/>
          </table:table-cell>
          <table:table-cell table:formula="of:=IF(AND(ISBLANK([.G130]);ISBLANK([.H130]);ISBLANK([.I130]);ISBLANK([.J130])); &quot;&quot;; DEC2HEX([.G130]*8 + [.H130]*4 + [.I130]*2 + [.J130]*1))">
            <text:p/>
          </table:table-cell>
          <table:table-cell table:formula="of:=IF(AND(ISBLANK([.K130]);ISBLANK([.L130]);ISBLANK([.M130]);ISBLANK([.N130])); &quot;&quot;; DEC2HEX([.K130]*8 + [.L130]*4 + [.M130]*2 + [.N130]*1))">
            <text:p/>
          </table:table-cell>
          <table:table-cell table:formula="of:=IF(AND(ISBLANK([.O130]);ISBLANK([.P130]);ISBLANK([.Q130]);ISBLANK([.R130])); &quot;&quot;; DEC2HEX([.O130]*8 + [.P130]*4 + [.Q130]*2 + [.R130]*1))">
            <text:p/>
          </table:table-cell>
          <table:table-cell table:formula="of:=IF(AND(ISBLANK([.S130]);ISBLANK([.T130]);ISBLANK([.U130]);ISBLANK([.V130])); &quot;&quot;; DEC2HEX([.S130]*8 + [.T130]*4 + [.U130]*2 + [.V130]*1))">
            <text:p/>
          </table:table-cell>
          <table:table-cell table:formula="of:=IF(AND(ISBLANK([.W130]);ISBLANK([.X130]);ISBLANK([.Y130]);ISBLANK([.Z130])); &quot;&quot;; DEC2HEX([.W130]*8 + [.X130]*4 + [.Y130]*2 + [.Z130]*1))">
            <text:p/>
          </table:table-cell>
          <table:table-cell table:formula="of:=IF(AND(ISBLANK([.AA130]);ISBLANK([.AB130]);ISBLANK([.AC130]);ISBLANK([.AD130])); &quot;&quot;; DEC2HEX([.AA130]*8 + [.AB130]*4 + [.AC130]*2 + [.AD130]*1))">
            <text:p/>
          </table:table-cell>
          <table:table-cell table:formula="of:=IF(AND(ISBLANK([.AE130]);ISBLANK([.AF130]);ISBLANK([.AG130]);ISBLANK([.AH130])); &quot;&quot;; DEC2HEX([.AE130]*8 + [.AF130]*4 + [.AG130]*2 + [.AH130]*1))">
            <text:p/>
          </table:table-cell>
          <table:table-cell table:formula="of:=IF(AND(ISBLANK([.AI130]);ISBLANK([.AJ130]);ISBLANK([.AK130]);ISBLANK([.AL130])); &quot;&quot;; DEC2HEX([.AI130]*8 + [.AJ130]*4 + [.AK130]*2 + [.AL130]*1))">
            <text:p/>
          </table:table-cell>
          <table:table-cell table:formula="of:=IF(AND(ISBLANK([.AM130]);ISBLANK([.AN130]);ISBLANK([.AO130]);ISBLANK([.AP130])); &quot;&quot;; DEC2HEX([.AM130]*8 + [.AN130]*4 + [.AO130]*2 + [.AP13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1]);ISBLANK([.D131]);ISBLANK([.E131]);ISBLANK([.F131])); &quot;&quot;; DEC2HEX([.C131]*8 + [.D131]*4 + [.E131]*2 + [.F131]*1))">
            <text:p/>
          </table:table-cell>
          <table:table-cell table:formula="of:=IF(AND(ISBLANK([.G131]);ISBLANK([.H131]);ISBLANK([.I131]);ISBLANK([.J131])); &quot;&quot;; DEC2HEX([.G131]*8 + [.H131]*4 + [.I131]*2 + [.J131]*1))">
            <text:p/>
          </table:table-cell>
          <table:table-cell table:formula="of:=IF(AND(ISBLANK([.K131]);ISBLANK([.L131]);ISBLANK([.M131]);ISBLANK([.N131])); &quot;&quot;; DEC2HEX([.K131]*8 + [.L131]*4 + [.M131]*2 + [.N131]*1))">
            <text:p/>
          </table:table-cell>
          <table:table-cell table:formula="of:=IF(AND(ISBLANK([.O131]);ISBLANK([.P131]);ISBLANK([.Q131]);ISBLANK([.R131])); &quot;&quot;; DEC2HEX([.O131]*8 + [.P131]*4 + [.Q131]*2 + [.R131]*1))">
            <text:p/>
          </table:table-cell>
          <table:table-cell table:formula="of:=IF(AND(ISBLANK([.S131]);ISBLANK([.T131]);ISBLANK([.U131]);ISBLANK([.V131])); &quot;&quot;; DEC2HEX([.S131]*8 + [.T131]*4 + [.U131]*2 + [.V131]*1))">
            <text:p/>
          </table:table-cell>
          <table:table-cell table:formula="of:=IF(AND(ISBLANK([.W131]);ISBLANK([.X131]);ISBLANK([.Y131]);ISBLANK([.Z131])); &quot;&quot;; DEC2HEX([.W131]*8 + [.X131]*4 + [.Y131]*2 + [.Z131]*1))">
            <text:p/>
          </table:table-cell>
          <table:table-cell table:formula="of:=IF(AND(ISBLANK([.AA131]);ISBLANK([.AB131]);ISBLANK([.AC131]);ISBLANK([.AD131])); &quot;&quot;; DEC2HEX([.AA131]*8 + [.AB131]*4 + [.AC131]*2 + [.AD131]*1))">
            <text:p/>
          </table:table-cell>
          <table:table-cell table:formula="of:=IF(AND(ISBLANK([.AE131]);ISBLANK([.AF131]);ISBLANK([.AG131]);ISBLANK([.AH131])); &quot;&quot;; DEC2HEX([.AE131]*8 + [.AF131]*4 + [.AG131]*2 + [.AH131]*1))">
            <text:p/>
          </table:table-cell>
          <table:table-cell table:formula="of:=IF(AND(ISBLANK([.AI131]);ISBLANK([.AJ131]);ISBLANK([.AK131]);ISBLANK([.AL131])); &quot;&quot;; DEC2HEX([.AI131]*8 + [.AJ131]*4 + [.AK131]*2 + [.AL131]*1))">
            <text:p/>
          </table:table-cell>
          <table:table-cell table:formula="of:=IF(AND(ISBLANK([.AM131]);ISBLANK([.AN131]);ISBLANK([.AO131]);ISBLANK([.AP131])); &quot;&quot;; DEC2HEX([.AM131]*8 + [.AN131]*4 + [.AO131]*2 + [.AP13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2]);ISBLANK([.D132]);ISBLANK([.E132]);ISBLANK([.F132])); &quot;&quot;; DEC2HEX([.C132]*8 + [.D132]*4 + [.E132]*2 + [.F132]*1))">
            <text:p/>
          </table:table-cell>
          <table:table-cell table:formula="of:=IF(AND(ISBLANK([.G132]);ISBLANK([.H132]);ISBLANK([.I132]);ISBLANK([.J132])); &quot;&quot;; DEC2HEX([.G132]*8 + [.H132]*4 + [.I132]*2 + [.J132]*1))">
            <text:p/>
          </table:table-cell>
          <table:table-cell table:formula="of:=IF(AND(ISBLANK([.K132]);ISBLANK([.L132]);ISBLANK([.M132]);ISBLANK([.N132])); &quot;&quot;; DEC2HEX([.K132]*8 + [.L132]*4 + [.M132]*2 + [.N132]*1))">
            <text:p/>
          </table:table-cell>
          <table:table-cell table:formula="of:=IF(AND(ISBLANK([.O132]);ISBLANK([.P132]);ISBLANK([.Q132]);ISBLANK([.R132])); &quot;&quot;; DEC2HEX([.O132]*8 + [.P132]*4 + [.Q132]*2 + [.R132]*1))">
            <text:p/>
          </table:table-cell>
          <table:table-cell table:formula="of:=IF(AND(ISBLANK([.S132]);ISBLANK([.T132]);ISBLANK([.U132]);ISBLANK([.V132])); &quot;&quot;; DEC2HEX([.S132]*8 + [.T132]*4 + [.U132]*2 + [.V132]*1))">
            <text:p/>
          </table:table-cell>
          <table:table-cell table:formula="of:=IF(AND(ISBLANK([.W132]);ISBLANK([.X132]);ISBLANK([.Y132]);ISBLANK([.Z132])); &quot;&quot;; DEC2HEX([.W132]*8 + [.X132]*4 + [.Y132]*2 + [.Z132]*1))">
            <text:p/>
          </table:table-cell>
          <table:table-cell table:formula="of:=IF(AND(ISBLANK([.AA132]);ISBLANK([.AB132]);ISBLANK([.AC132]);ISBLANK([.AD132])); &quot;&quot;; DEC2HEX([.AA132]*8 + [.AB132]*4 + [.AC132]*2 + [.AD132]*1))">
            <text:p/>
          </table:table-cell>
          <table:table-cell table:formula="of:=IF(AND(ISBLANK([.AE132]);ISBLANK([.AF132]);ISBLANK([.AG132]);ISBLANK([.AH132])); &quot;&quot;; DEC2HEX([.AE132]*8 + [.AF132]*4 + [.AG132]*2 + [.AH132]*1))">
            <text:p/>
          </table:table-cell>
          <table:table-cell table:formula="of:=IF(AND(ISBLANK([.AI132]);ISBLANK([.AJ132]);ISBLANK([.AK132]);ISBLANK([.AL132])); &quot;&quot;; DEC2HEX([.AI132]*8 + [.AJ132]*4 + [.AK132]*2 + [.AL132]*1))">
            <text:p/>
          </table:table-cell>
          <table:table-cell table:formula="of:=IF(AND(ISBLANK([.AM132]);ISBLANK([.AN132]);ISBLANK([.AO132]);ISBLANK([.AP132])); &quot;&quot;; DEC2HEX([.AM132]*8 + [.AN132]*4 + [.AO132]*2 + [.AP13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3]);ISBLANK([.D133]);ISBLANK([.E133]);ISBLANK([.F133])); &quot;&quot;; DEC2HEX([.C133]*8 + [.D133]*4 + [.E133]*2 + [.F133]*1))">
            <text:p/>
          </table:table-cell>
          <table:table-cell table:formula="of:=IF(AND(ISBLANK([.G133]);ISBLANK([.H133]);ISBLANK([.I133]);ISBLANK([.J133])); &quot;&quot;; DEC2HEX([.G133]*8 + [.H133]*4 + [.I133]*2 + [.J133]*1))">
            <text:p/>
          </table:table-cell>
          <table:table-cell table:formula="of:=IF(AND(ISBLANK([.K133]);ISBLANK([.L133]);ISBLANK([.M133]);ISBLANK([.N133])); &quot;&quot;; DEC2HEX([.K133]*8 + [.L133]*4 + [.M133]*2 + [.N133]*1))">
            <text:p/>
          </table:table-cell>
          <table:table-cell table:formula="of:=IF(AND(ISBLANK([.O133]);ISBLANK([.P133]);ISBLANK([.Q133]);ISBLANK([.R133])); &quot;&quot;; DEC2HEX([.O133]*8 + [.P133]*4 + [.Q133]*2 + [.R133]*1))">
            <text:p/>
          </table:table-cell>
          <table:table-cell table:formula="of:=IF(AND(ISBLANK([.S133]);ISBLANK([.T133]);ISBLANK([.U133]);ISBLANK([.V133])); &quot;&quot;; DEC2HEX([.S133]*8 + [.T133]*4 + [.U133]*2 + [.V133]*1))">
            <text:p/>
          </table:table-cell>
          <table:table-cell table:formula="of:=IF(AND(ISBLANK([.W133]);ISBLANK([.X133]);ISBLANK([.Y133]);ISBLANK([.Z133])); &quot;&quot;; DEC2HEX([.W133]*8 + [.X133]*4 + [.Y133]*2 + [.Z133]*1))">
            <text:p/>
          </table:table-cell>
          <table:table-cell table:formula="of:=IF(AND(ISBLANK([.AA133]);ISBLANK([.AB133]);ISBLANK([.AC133]);ISBLANK([.AD133])); &quot;&quot;; DEC2HEX([.AA133]*8 + [.AB133]*4 + [.AC133]*2 + [.AD133]*1))">
            <text:p/>
          </table:table-cell>
          <table:table-cell table:formula="of:=IF(AND(ISBLANK([.AE133]);ISBLANK([.AF133]);ISBLANK([.AG133]);ISBLANK([.AH133])); &quot;&quot;; DEC2HEX([.AE133]*8 + [.AF133]*4 + [.AG133]*2 + [.AH133]*1))">
            <text:p/>
          </table:table-cell>
          <table:table-cell table:formula="of:=IF(AND(ISBLANK([.AI133]);ISBLANK([.AJ133]);ISBLANK([.AK133]);ISBLANK([.AL133])); &quot;&quot;; DEC2HEX([.AI133]*8 + [.AJ133]*4 + [.AK133]*2 + [.AL133]*1))">
            <text:p/>
          </table:table-cell>
          <table:table-cell table:formula="of:=IF(AND(ISBLANK([.AM133]);ISBLANK([.AN133]);ISBLANK([.AO133]);ISBLANK([.AP133])); &quot;&quot;; DEC2HEX([.AM133]*8 + [.AN133]*4 + [.AO133]*2 + [.AP13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4]);ISBLANK([.D134]);ISBLANK([.E134]);ISBLANK([.F134])); &quot;&quot;; DEC2HEX([.C134]*8 + [.D134]*4 + [.E134]*2 + [.F134]*1))">
            <text:p/>
          </table:table-cell>
          <table:table-cell table:formula="of:=IF(AND(ISBLANK([.G134]);ISBLANK([.H134]);ISBLANK([.I134]);ISBLANK([.J134])); &quot;&quot;; DEC2HEX([.G134]*8 + [.H134]*4 + [.I134]*2 + [.J134]*1))">
            <text:p/>
          </table:table-cell>
          <table:table-cell table:formula="of:=IF(AND(ISBLANK([.K134]);ISBLANK([.L134]);ISBLANK([.M134]);ISBLANK([.N134])); &quot;&quot;; DEC2HEX([.K134]*8 + [.L134]*4 + [.M134]*2 + [.N134]*1))">
            <text:p/>
          </table:table-cell>
          <table:table-cell table:formula="of:=IF(AND(ISBLANK([.O134]);ISBLANK([.P134]);ISBLANK([.Q134]);ISBLANK([.R134])); &quot;&quot;; DEC2HEX([.O134]*8 + [.P134]*4 + [.Q134]*2 + [.R134]*1))">
            <text:p/>
          </table:table-cell>
          <table:table-cell table:formula="of:=IF(AND(ISBLANK([.S134]);ISBLANK([.T134]);ISBLANK([.U134]);ISBLANK([.V134])); &quot;&quot;; DEC2HEX([.S134]*8 + [.T134]*4 + [.U134]*2 + [.V134]*1))">
            <text:p/>
          </table:table-cell>
          <table:table-cell table:formula="of:=IF(AND(ISBLANK([.W134]);ISBLANK([.X134]);ISBLANK([.Y134]);ISBLANK([.Z134])); &quot;&quot;; DEC2HEX([.W134]*8 + [.X134]*4 + [.Y134]*2 + [.Z134]*1))">
            <text:p/>
          </table:table-cell>
          <table:table-cell table:formula="of:=IF(AND(ISBLANK([.AA134]);ISBLANK([.AB134]);ISBLANK([.AC134]);ISBLANK([.AD134])); &quot;&quot;; DEC2HEX([.AA134]*8 + [.AB134]*4 + [.AC134]*2 + [.AD134]*1))">
            <text:p/>
          </table:table-cell>
          <table:table-cell table:formula="of:=IF(AND(ISBLANK([.AE134]);ISBLANK([.AF134]);ISBLANK([.AG134]);ISBLANK([.AH134])); &quot;&quot;; DEC2HEX([.AE134]*8 + [.AF134]*4 + [.AG134]*2 + [.AH134]*1))">
            <text:p/>
          </table:table-cell>
          <table:table-cell table:formula="of:=IF(AND(ISBLANK([.AI134]);ISBLANK([.AJ134]);ISBLANK([.AK134]);ISBLANK([.AL134])); &quot;&quot;; DEC2HEX([.AI134]*8 + [.AJ134]*4 + [.AK134]*2 + [.AL134]*1))">
            <text:p/>
          </table:table-cell>
          <table:table-cell table:formula="of:=IF(AND(ISBLANK([.AM134]);ISBLANK([.AN134]);ISBLANK([.AO134]);ISBLANK([.AP134])); &quot;&quot;; DEC2HEX([.AM134]*8 + [.AN134]*4 + [.AO134]*2 + [.AP13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5]);ISBLANK([.D135]);ISBLANK([.E135]);ISBLANK([.F135])); &quot;&quot;; DEC2HEX([.C135]*8 + [.D135]*4 + [.E135]*2 + [.F135]*1))">
            <text:p/>
          </table:table-cell>
          <table:table-cell table:formula="of:=IF(AND(ISBLANK([.G135]);ISBLANK([.H135]);ISBLANK([.I135]);ISBLANK([.J135])); &quot;&quot;; DEC2HEX([.G135]*8 + [.H135]*4 + [.I135]*2 + [.J135]*1))">
            <text:p/>
          </table:table-cell>
          <table:table-cell table:formula="of:=IF(AND(ISBLANK([.K135]);ISBLANK([.L135]);ISBLANK([.M135]);ISBLANK([.N135])); &quot;&quot;; DEC2HEX([.K135]*8 + [.L135]*4 + [.M135]*2 + [.N135]*1))">
            <text:p/>
          </table:table-cell>
          <table:table-cell table:formula="of:=IF(AND(ISBLANK([.O135]);ISBLANK([.P135]);ISBLANK([.Q135]);ISBLANK([.R135])); &quot;&quot;; DEC2HEX([.O135]*8 + [.P135]*4 + [.Q135]*2 + [.R135]*1))">
            <text:p/>
          </table:table-cell>
          <table:table-cell table:formula="of:=IF(AND(ISBLANK([.S135]);ISBLANK([.T135]);ISBLANK([.U135]);ISBLANK([.V135])); &quot;&quot;; DEC2HEX([.S135]*8 + [.T135]*4 + [.U135]*2 + [.V135]*1))">
            <text:p/>
          </table:table-cell>
          <table:table-cell table:formula="of:=IF(AND(ISBLANK([.W135]);ISBLANK([.X135]);ISBLANK([.Y135]);ISBLANK([.Z135])); &quot;&quot;; DEC2HEX([.W135]*8 + [.X135]*4 + [.Y135]*2 + [.Z135]*1))">
            <text:p/>
          </table:table-cell>
          <table:table-cell table:formula="of:=IF(AND(ISBLANK([.AA135]);ISBLANK([.AB135]);ISBLANK([.AC135]);ISBLANK([.AD135])); &quot;&quot;; DEC2HEX([.AA135]*8 + [.AB135]*4 + [.AC135]*2 + [.AD135]*1))">
            <text:p/>
          </table:table-cell>
          <table:table-cell table:formula="of:=IF(AND(ISBLANK([.AE135]);ISBLANK([.AF135]);ISBLANK([.AG135]);ISBLANK([.AH135])); &quot;&quot;; DEC2HEX([.AE135]*8 + [.AF135]*4 + [.AG135]*2 + [.AH135]*1))">
            <text:p/>
          </table:table-cell>
          <table:table-cell table:formula="of:=IF(AND(ISBLANK([.AI135]);ISBLANK([.AJ135]);ISBLANK([.AK135]);ISBLANK([.AL135])); &quot;&quot;; DEC2HEX([.AI135]*8 + [.AJ135]*4 + [.AK135]*2 + [.AL135]*1))">
            <text:p/>
          </table:table-cell>
          <table:table-cell table:formula="of:=IF(AND(ISBLANK([.AM135]);ISBLANK([.AN135]);ISBLANK([.AO135]);ISBLANK([.AP135])); &quot;&quot;; DEC2HEX([.AM135]*8 + [.AN135]*4 + [.AO135]*2 + [.AP13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6]);ISBLANK([.D136]);ISBLANK([.E136]);ISBLANK([.F136])); &quot;&quot;; DEC2HEX([.C136]*8 + [.D136]*4 + [.E136]*2 + [.F136]*1))">
            <text:p/>
          </table:table-cell>
          <table:table-cell table:formula="of:=IF(AND(ISBLANK([.G136]);ISBLANK([.H136]);ISBLANK([.I136]);ISBLANK([.J136])); &quot;&quot;; DEC2HEX([.G136]*8 + [.H136]*4 + [.I136]*2 + [.J136]*1))">
            <text:p/>
          </table:table-cell>
          <table:table-cell table:formula="of:=IF(AND(ISBLANK([.K136]);ISBLANK([.L136]);ISBLANK([.M136]);ISBLANK([.N136])); &quot;&quot;; DEC2HEX([.K136]*8 + [.L136]*4 + [.M136]*2 + [.N136]*1))">
            <text:p/>
          </table:table-cell>
          <table:table-cell table:formula="of:=IF(AND(ISBLANK([.O136]);ISBLANK([.P136]);ISBLANK([.Q136]);ISBLANK([.R136])); &quot;&quot;; DEC2HEX([.O136]*8 + [.P136]*4 + [.Q136]*2 + [.R136]*1))">
            <text:p/>
          </table:table-cell>
          <table:table-cell table:formula="of:=IF(AND(ISBLANK([.S136]);ISBLANK([.T136]);ISBLANK([.U136]);ISBLANK([.V136])); &quot;&quot;; DEC2HEX([.S136]*8 + [.T136]*4 + [.U136]*2 + [.V136]*1))">
            <text:p/>
          </table:table-cell>
          <table:table-cell table:formula="of:=IF(AND(ISBLANK([.W136]);ISBLANK([.X136]);ISBLANK([.Y136]);ISBLANK([.Z136])); &quot;&quot;; DEC2HEX([.W136]*8 + [.X136]*4 + [.Y136]*2 + [.Z136]*1))">
            <text:p/>
          </table:table-cell>
          <table:table-cell table:formula="of:=IF(AND(ISBLANK([.AA136]);ISBLANK([.AB136]);ISBLANK([.AC136]);ISBLANK([.AD136])); &quot;&quot;; DEC2HEX([.AA136]*8 + [.AB136]*4 + [.AC136]*2 + [.AD136]*1))">
            <text:p/>
          </table:table-cell>
          <table:table-cell table:formula="of:=IF(AND(ISBLANK([.AE136]);ISBLANK([.AF136]);ISBLANK([.AG136]);ISBLANK([.AH136])); &quot;&quot;; DEC2HEX([.AE136]*8 + [.AF136]*4 + [.AG136]*2 + [.AH136]*1))">
            <text:p/>
          </table:table-cell>
          <table:table-cell table:formula="of:=IF(AND(ISBLANK([.AI136]);ISBLANK([.AJ136]);ISBLANK([.AK136]);ISBLANK([.AL136])); &quot;&quot;; DEC2HEX([.AI136]*8 + [.AJ136]*4 + [.AK136]*2 + [.AL136]*1))">
            <text:p/>
          </table:table-cell>
          <table:table-cell table:formula="of:=IF(AND(ISBLANK([.AM136]);ISBLANK([.AN136]);ISBLANK([.AO136]);ISBLANK([.AP136])); &quot;&quot;; DEC2HEX([.AM136]*8 + [.AN136]*4 + [.AO136]*2 + [.AP13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7]);ISBLANK([.D137]);ISBLANK([.E137]);ISBLANK([.F137])); &quot;&quot;; DEC2HEX([.C137]*8 + [.D137]*4 + [.E137]*2 + [.F137]*1))">
            <text:p/>
          </table:table-cell>
          <table:table-cell table:formula="of:=IF(AND(ISBLANK([.G137]);ISBLANK([.H137]);ISBLANK([.I137]);ISBLANK([.J137])); &quot;&quot;; DEC2HEX([.G137]*8 + [.H137]*4 + [.I137]*2 + [.J137]*1))">
            <text:p/>
          </table:table-cell>
          <table:table-cell table:formula="of:=IF(AND(ISBLANK([.K137]);ISBLANK([.L137]);ISBLANK([.M137]);ISBLANK([.N137])); &quot;&quot;; DEC2HEX([.K137]*8 + [.L137]*4 + [.M137]*2 + [.N137]*1))">
            <text:p/>
          </table:table-cell>
          <table:table-cell table:formula="of:=IF(AND(ISBLANK([.O137]);ISBLANK([.P137]);ISBLANK([.Q137]);ISBLANK([.R137])); &quot;&quot;; DEC2HEX([.O137]*8 + [.P137]*4 + [.Q137]*2 + [.R137]*1))">
            <text:p/>
          </table:table-cell>
          <table:table-cell table:formula="of:=IF(AND(ISBLANK([.S137]);ISBLANK([.T137]);ISBLANK([.U137]);ISBLANK([.V137])); &quot;&quot;; DEC2HEX([.S137]*8 + [.T137]*4 + [.U137]*2 + [.V137]*1))">
            <text:p/>
          </table:table-cell>
          <table:table-cell table:formula="of:=IF(AND(ISBLANK([.W137]);ISBLANK([.X137]);ISBLANK([.Y137]);ISBLANK([.Z137])); &quot;&quot;; DEC2HEX([.W137]*8 + [.X137]*4 + [.Y137]*2 + [.Z137]*1))">
            <text:p/>
          </table:table-cell>
          <table:table-cell table:formula="of:=IF(AND(ISBLANK([.AA137]);ISBLANK([.AB137]);ISBLANK([.AC137]);ISBLANK([.AD137])); &quot;&quot;; DEC2HEX([.AA137]*8 + [.AB137]*4 + [.AC137]*2 + [.AD137]*1))">
            <text:p/>
          </table:table-cell>
          <table:table-cell table:formula="of:=IF(AND(ISBLANK([.AE137]);ISBLANK([.AF137]);ISBLANK([.AG137]);ISBLANK([.AH137])); &quot;&quot;; DEC2HEX([.AE137]*8 + [.AF137]*4 + [.AG137]*2 + [.AH137]*1))">
            <text:p/>
          </table:table-cell>
          <table:table-cell table:formula="of:=IF(AND(ISBLANK([.AI137]);ISBLANK([.AJ137]);ISBLANK([.AK137]);ISBLANK([.AL137])); &quot;&quot;; DEC2HEX([.AI137]*8 + [.AJ137]*4 + [.AK137]*2 + [.AL137]*1))">
            <text:p/>
          </table:table-cell>
          <table:table-cell table:formula="of:=IF(AND(ISBLANK([.AM137]);ISBLANK([.AN137]);ISBLANK([.AO137]);ISBLANK([.AP137])); &quot;&quot;; DEC2HEX([.AM137]*8 + [.AN137]*4 + [.AO137]*2 + [.AP13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8]);ISBLANK([.D138]);ISBLANK([.E138]);ISBLANK([.F138])); &quot;&quot;; DEC2HEX([.C138]*8 + [.D138]*4 + [.E138]*2 + [.F138]*1))">
            <text:p/>
          </table:table-cell>
          <table:table-cell table:formula="of:=IF(AND(ISBLANK([.G138]);ISBLANK([.H138]);ISBLANK([.I138]);ISBLANK([.J138])); &quot;&quot;; DEC2HEX([.G138]*8 + [.H138]*4 + [.I138]*2 + [.J138]*1))">
            <text:p/>
          </table:table-cell>
          <table:table-cell table:formula="of:=IF(AND(ISBLANK([.K138]);ISBLANK([.L138]);ISBLANK([.M138]);ISBLANK([.N138])); &quot;&quot;; DEC2HEX([.K138]*8 + [.L138]*4 + [.M138]*2 + [.N138]*1))">
            <text:p/>
          </table:table-cell>
          <table:table-cell table:formula="of:=IF(AND(ISBLANK([.O138]);ISBLANK([.P138]);ISBLANK([.Q138]);ISBLANK([.R138])); &quot;&quot;; DEC2HEX([.O138]*8 + [.P138]*4 + [.Q138]*2 + [.R138]*1))">
            <text:p/>
          </table:table-cell>
          <table:table-cell table:formula="of:=IF(AND(ISBLANK([.S138]);ISBLANK([.T138]);ISBLANK([.U138]);ISBLANK([.V138])); &quot;&quot;; DEC2HEX([.S138]*8 + [.T138]*4 + [.U138]*2 + [.V138]*1))">
            <text:p/>
          </table:table-cell>
          <table:table-cell table:formula="of:=IF(AND(ISBLANK([.W138]);ISBLANK([.X138]);ISBLANK([.Y138]);ISBLANK([.Z138])); &quot;&quot;; DEC2HEX([.W138]*8 + [.X138]*4 + [.Y138]*2 + [.Z138]*1))">
            <text:p/>
          </table:table-cell>
          <table:table-cell table:formula="of:=IF(AND(ISBLANK([.AA138]);ISBLANK([.AB138]);ISBLANK([.AC138]);ISBLANK([.AD138])); &quot;&quot;; DEC2HEX([.AA138]*8 + [.AB138]*4 + [.AC138]*2 + [.AD138]*1))">
            <text:p/>
          </table:table-cell>
          <table:table-cell table:formula="of:=IF(AND(ISBLANK([.AE138]);ISBLANK([.AF138]);ISBLANK([.AG138]);ISBLANK([.AH138])); &quot;&quot;; DEC2HEX([.AE138]*8 + [.AF138]*4 + [.AG138]*2 + [.AH138]*1))">
            <text:p/>
          </table:table-cell>
          <table:table-cell table:formula="of:=IF(AND(ISBLANK([.AI138]);ISBLANK([.AJ138]);ISBLANK([.AK138]);ISBLANK([.AL138])); &quot;&quot;; DEC2HEX([.AI138]*8 + [.AJ138]*4 + [.AK138]*2 + [.AL138]*1))">
            <text:p/>
          </table:table-cell>
          <table:table-cell table:formula="of:=IF(AND(ISBLANK([.AM138]);ISBLANK([.AN138]);ISBLANK([.AO138]);ISBLANK([.AP138])); &quot;&quot;; DEC2HEX([.AM138]*8 + [.AN138]*4 + [.AO138]*2 + [.AP13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39]);ISBLANK([.D139]);ISBLANK([.E139]);ISBLANK([.F139])); &quot;&quot;; DEC2HEX([.C139]*8 + [.D139]*4 + [.E139]*2 + [.F139]*1))">
            <text:p/>
          </table:table-cell>
          <table:table-cell table:formula="of:=IF(AND(ISBLANK([.G139]);ISBLANK([.H139]);ISBLANK([.I139]);ISBLANK([.J139])); &quot;&quot;; DEC2HEX([.G139]*8 + [.H139]*4 + [.I139]*2 + [.J139]*1))">
            <text:p/>
          </table:table-cell>
          <table:table-cell table:formula="of:=IF(AND(ISBLANK([.K139]);ISBLANK([.L139]);ISBLANK([.M139]);ISBLANK([.N139])); &quot;&quot;; DEC2HEX([.K139]*8 + [.L139]*4 + [.M139]*2 + [.N139]*1))">
            <text:p/>
          </table:table-cell>
          <table:table-cell table:formula="of:=IF(AND(ISBLANK([.O139]);ISBLANK([.P139]);ISBLANK([.Q139]);ISBLANK([.R139])); &quot;&quot;; DEC2HEX([.O139]*8 + [.P139]*4 + [.Q139]*2 + [.R139]*1))">
            <text:p/>
          </table:table-cell>
          <table:table-cell table:formula="of:=IF(AND(ISBLANK([.S139]);ISBLANK([.T139]);ISBLANK([.U139]);ISBLANK([.V139])); &quot;&quot;; DEC2HEX([.S139]*8 + [.T139]*4 + [.U139]*2 + [.V139]*1))">
            <text:p/>
          </table:table-cell>
          <table:table-cell table:formula="of:=IF(AND(ISBLANK([.W139]);ISBLANK([.X139]);ISBLANK([.Y139]);ISBLANK([.Z139])); &quot;&quot;; DEC2HEX([.W139]*8 + [.X139]*4 + [.Y139]*2 + [.Z139]*1))">
            <text:p/>
          </table:table-cell>
          <table:table-cell table:formula="of:=IF(AND(ISBLANK([.AA139]);ISBLANK([.AB139]);ISBLANK([.AC139]);ISBLANK([.AD139])); &quot;&quot;; DEC2HEX([.AA139]*8 + [.AB139]*4 + [.AC139]*2 + [.AD139]*1))">
            <text:p/>
          </table:table-cell>
          <table:table-cell table:formula="of:=IF(AND(ISBLANK([.AE139]);ISBLANK([.AF139]);ISBLANK([.AG139]);ISBLANK([.AH139])); &quot;&quot;; DEC2HEX([.AE139]*8 + [.AF139]*4 + [.AG139]*2 + [.AH139]*1))">
            <text:p/>
          </table:table-cell>
          <table:table-cell table:formula="of:=IF(AND(ISBLANK([.AI139]);ISBLANK([.AJ139]);ISBLANK([.AK139]);ISBLANK([.AL139])); &quot;&quot;; DEC2HEX([.AI139]*8 + [.AJ139]*4 + [.AK139]*2 + [.AL139]*1))">
            <text:p/>
          </table:table-cell>
          <table:table-cell table:formula="of:=IF(AND(ISBLANK([.AM139]);ISBLANK([.AN139]);ISBLANK([.AO139]);ISBLANK([.AP139])); &quot;&quot;; DEC2HEX([.AM139]*8 + [.AN139]*4 + [.AO139]*2 + [.AP13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0]);ISBLANK([.D140]);ISBLANK([.E140]);ISBLANK([.F140])); &quot;&quot;; DEC2HEX([.C140]*8 + [.D140]*4 + [.E140]*2 + [.F140]*1))">
            <text:p/>
          </table:table-cell>
          <table:table-cell table:formula="of:=IF(AND(ISBLANK([.G140]);ISBLANK([.H140]);ISBLANK([.I140]);ISBLANK([.J140])); &quot;&quot;; DEC2HEX([.G140]*8 + [.H140]*4 + [.I140]*2 + [.J140]*1))">
            <text:p/>
          </table:table-cell>
          <table:table-cell table:formula="of:=IF(AND(ISBLANK([.K140]);ISBLANK([.L140]);ISBLANK([.M140]);ISBLANK([.N140])); &quot;&quot;; DEC2HEX([.K140]*8 + [.L140]*4 + [.M140]*2 + [.N140]*1))">
            <text:p/>
          </table:table-cell>
          <table:table-cell table:formula="of:=IF(AND(ISBLANK([.O140]);ISBLANK([.P140]);ISBLANK([.Q140]);ISBLANK([.R140])); &quot;&quot;; DEC2HEX([.O140]*8 + [.P140]*4 + [.Q140]*2 + [.R140]*1))">
            <text:p/>
          </table:table-cell>
          <table:table-cell table:formula="of:=IF(AND(ISBLANK([.S140]);ISBLANK([.T140]);ISBLANK([.U140]);ISBLANK([.V140])); &quot;&quot;; DEC2HEX([.S140]*8 + [.T140]*4 + [.U140]*2 + [.V140]*1))">
            <text:p/>
          </table:table-cell>
          <table:table-cell table:formula="of:=IF(AND(ISBLANK([.W140]);ISBLANK([.X140]);ISBLANK([.Y140]);ISBLANK([.Z140])); &quot;&quot;; DEC2HEX([.W140]*8 + [.X140]*4 + [.Y140]*2 + [.Z140]*1))">
            <text:p/>
          </table:table-cell>
          <table:table-cell table:formula="of:=IF(AND(ISBLANK([.AA140]);ISBLANK([.AB140]);ISBLANK([.AC140]);ISBLANK([.AD140])); &quot;&quot;; DEC2HEX([.AA140]*8 + [.AB140]*4 + [.AC140]*2 + [.AD140]*1))">
            <text:p/>
          </table:table-cell>
          <table:table-cell table:formula="of:=IF(AND(ISBLANK([.AE140]);ISBLANK([.AF140]);ISBLANK([.AG140]);ISBLANK([.AH140])); &quot;&quot;; DEC2HEX([.AE140]*8 + [.AF140]*4 + [.AG140]*2 + [.AH140]*1))">
            <text:p/>
          </table:table-cell>
          <table:table-cell table:formula="of:=IF(AND(ISBLANK([.AI140]);ISBLANK([.AJ140]);ISBLANK([.AK140]);ISBLANK([.AL140])); &quot;&quot;; DEC2HEX([.AI140]*8 + [.AJ140]*4 + [.AK140]*2 + [.AL140]*1))">
            <text:p/>
          </table:table-cell>
          <table:table-cell table:formula="of:=IF(AND(ISBLANK([.AM140]);ISBLANK([.AN140]);ISBLANK([.AO140]);ISBLANK([.AP140])); &quot;&quot;; DEC2HEX([.AM140]*8 + [.AN140]*4 + [.AO140]*2 + [.AP14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1]);ISBLANK([.D141]);ISBLANK([.E141]);ISBLANK([.F141])); &quot;&quot;; DEC2HEX([.C141]*8 + [.D141]*4 + [.E141]*2 + [.F141]*1))">
            <text:p/>
          </table:table-cell>
          <table:table-cell table:formula="of:=IF(AND(ISBLANK([.G141]);ISBLANK([.H141]);ISBLANK([.I141]);ISBLANK([.J141])); &quot;&quot;; DEC2HEX([.G141]*8 + [.H141]*4 + [.I141]*2 + [.J141]*1))">
            <text:p/>
          </table:table-cell>
          <table:table-cell table:formula="of:=IF(AND(ISBLANK([.K141]);ISBLANK([.L141]);ISBLANK([.M141]);ISBLANK([.N141])); &quot;&quot;; DEC2HEX([.K141]*8 + [.L141]*4 + [.M141]*2 + [.N141]*1))">
            <text:p/>
          </table:table-cell>
          <table:table-cell table:formula="of:=IF(AND(ISBLANK([.O141]);ISBLANK([.P141]);ISBLANK([.Q141]);ISBLANK([.R141])); &quot;&quot;; DEC2HEX([.O141]*8 + [.P141]*4 + [.Q141]*2 + [.R141]*1))">
            <text:p/>
          </table:table-cell>
          <table:table-cell table:formula="of:=IF(AND(ISBLANK([.S141]);ISBLANK([.T141]);ISBLANK([.U141]);ISBLANK([.V141])); &quot;&quot;; DEC2HEX([.S141]*8 + [.T141]*4 + [.U141]*2 + [.V141]*1))">
            <text:p/>
          </table:table-cell>
          <table:table-cell table:formula="of:=IF(AND(ISBLANK([.W141]);ISBLANK([.X141]);ISBLANK([.Y141]);ISBLANK([.Z141])); &quot;&quot;; DEC2HEX([.W141]*8 + [.X141]*4 + [.Y141]*2 + [.Z141]*1))">
            <text:p/>
          </table:table-cell>
          <table:table-cell table:formula="of:=IF(AND(ISBLANK([.AA141]);ISBLANK([.AB141]);ISBLANK([.AC141]);ISBLANK([.AD141])); &quot;&quot;; DEC2HEX([.AA141]*8 + [.AB141]*4 + [.AC141]*2 + [.AD141]*1))">
            <text:p/>
          </table:table-cell>
          <table:table-cell table:formula="of:=IF(AND(ISBLANK([.AE141]);ISBLANK([.AF141]);ISBLANK([.AG141]);ISBLANK([.AH141])); &quot;&quot;; DEC2HEX([.AE141]*8 + [.AF141]*4 + [.AG141]*2 + [.AH141]*1))">
            <text:p/>
          </table:table-cell>
          <table:table-cell table:formula="of:=IF(AND(ISBLANK([.AI141]);ISBLANK([.AJ141]);ISBLANK([.AK141]);ISBLANK([.AL141])); &quot;&quot;; DEC2HEX([.AI141]*8 + [.AJ141]*4 + [.AK141]*2 + [.AL141]*1))">
            <text:p/>
          </table:table-cell>
          <table:table-cell table:formula="of:=IF(AND(ISBLANK([.AM141]);ISBLANK([.AN141]);ISBLANK([.AO141]);ISBLANK([.AP141])); &quot;&quot;; DEC2HEX([.AM141]*8 + [.AN141]*4 + [.AO141]*2 + [.AP14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2]);ISBLANK([.D142]);ISBLANK([.E142]);ISBLANK([.F142])); &quot;&quot;; DEC2HEX([.C142]*8 + [.D142]*4 + [.E142]*2 + [.F142]*1))">
            <text:p/>
          </table:table-cell>
          <table:table-cell table:formula="of:=IF(AND(ISBLANK([.G142]);ISBLANK([.H142]);ISBLANK([.I142]);ISBLANK([.J142])); &quot;&quot;; DEC2HEX([.G142]*8 + [.H142]*4 + [.I142]*2 + [.J142]*1))">
            <text:p/>
          </table:table-cell>
          <table:table-cell table:formula="of:=IF(AND(ISBLANK([.K142]);ISBLANK([.L142]);ISBLANK([.M142]);ISBLANK([.N142])); &quot;&quot;; DEC2HEX([.K142]*8 + [.L142]*4 + [.M142]*2 + [.N142]*1))">
            <text:p/>
          </table:table-cell>
          <table:table-cell table:formula="of:=IF(AND(ISBLANK([.O142]);ISBLANK([.P142]);ISBLANK([.Q142]);ISBLANK([.R142])); &quot;&quot;; DEC2HEX([.O142]*8 + [.P142]*4 + [.Q142]*2 + [.R142]*1))">
            <text:p/>
          </table:table-cell>
          <table:table-cell table:formula="of:=IF(AND(ISBLANK([.S142]);ISBLANK([.T142]);ISBLANK([.U142]);ISBLANK([.V142])); &quot;&quot;; DEC2HEX([.S142]*8 + [.T142]*4 + [.U142]*2 + [.V142]*1))">
            <text:p/>
          </table:table-cell>
          <table:table-cell table:formula="of:=IF(AND(ISBLANK([.W142]);ISBLANK([.X142]);ISBLANK([.Y142]);ISBLANK([.Z142])); &quot;&quot;; DEC2HEX([.W142]*8 + [.X142]*4 + [.Y142]*2 + [.Z142]*1))">
            <text:p/>
          </table:table-cell>
          <table:table-cell table:formula="of:=IF(AND(ISBLANK([.AA142]);ISBLANK([.AB142]);ISBLANK([.AC142]);ISBLANK([.AD142])); &quot;&quot;; DEC2HEX([.AA142]*8 + [.AB142]*4 + [.AC142]*2 + [.AD142]*1))">
            <text:p/>
          </table:table-cell>
          <table:table-cell table:formula="of:=IF(AND(ISBLANK([.AE142]);ISBLANK([.AF142]);ISBLANK([.AG142]);ISBLANK([.AH142])); &quot;&quot;; DEC2HEX([.AE142]*8 + [.AF142]*4 + [.AG142]*2 + [.AH142]*1))">
            <text:p/>
          </table:table-cell>
          <table:table-cell table:formula="of:=IF(AND(ISBLANK([.AI142]);ISBLANK([.AJ142]);ISBLANK([.AK142]);ISBLANK([.AL142])); &quot;&quot;; DEC2HEX([.AI142]*8 + [.AJ142]*4 + [.AK142]*2 + [.AL142]*1))">
            <text:p/>
          </table:table-cell>
          <table:table-cell table:formula="of:=IF(AND(ISBLANK([.AM142]);ISBLANK([.AN142]);ISBLANK([.AO142]);ISBLANK([.AP142])); &quot;&quot;; DEC2HEX([.AM142]*8 + [.AN142]*4 + [.AO142]*2 + [.AP14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3]);ISBLANK([.D143]);ISBLANK([.E143]);ISBLANK([.F143])); &quot;&quot;; DEC2HEX([.C143]*8 + [.D143]*4 + [.E143]*2 + [.F143]*1))">
            <text:p/>
          </table:table-cell>
          <table:table-cell table:formula="of:=IF(AND(ISBLANK([.G143]);ISBLANK([.H143]);ISBLANK([.I143]);ISBLANK([.J143])); &quot;&quot;; DEC2HEX([.G143]*8 + [.H143]*4 + [.I143]*2 + [.J143]*1))">
            <text:p/>
          </table:table-cell>
          <table:table-cell table:formula="of:=IF(AND(ISBLANK([.K143]);ISBLANK([.L143]);ISBLANK([.M143]);ISBLANK([.N143])); &quot;&quot;; DEC2HEX([.K143]*8 + [.L143]*4 + [.M143]*2 + [.N143]*1))">
            <text:p/>
          </table:table-cell>
          <table:table-cell table:formula="of:=IF(AND(ISBLANK([.O143]);ISBLANK([.P143]);ISBLANK([.Q143]);ISBLANK([.R143])); &quot;&quot;; DEC2HEX([.O143]*8 + [.P143]*4 + [.Q143]*2 + [.R143]*1))">
            <text:p/>
          </table:table-cell>
          <table:table-cell table:formula="of:=IF(AND(ISBLANK([.S143]);ISBLANK([.T143]);ISBLANK([.U143]);ISBLANK([.V143])); &quot;&quot;; DEC2HEX([.S143]*8 + [.T143]*4 + [.U143]*2 + [.V143]*1))">
            <text:p/>
          </table:table-cell>
          <table:table-cell table:formula="of:=IF(AND(ISBLANK([.W143]);ISBLANK([.X143]);ISBLANK([.Y143]);ISBLANK([.Z143])); &quot;&quot;; DEC2HEX([.W143]*8 + [.X143]*4 + [.Y143]*2 + [.Z143]*1))">
            <text:p/>
          </table:table-cell>
          <table:table-cell table:formula="of:=IF(AND(ISBLANK([.AA143]);ISBLANK([.AB143]);ISBLANK([.AC143]);ISBLANK([.AD143])); &quot;&quot;; DEC2HEX([.AA143]*8 + [.AB143]*4 + [.AC143]*2 + [.AD143]*1))">
            <text:p/>
          </table:table-cell>
          <table:table-cell table:formula="of:=IF(AND(ISBLANK([.AE143]);ISBLANK([.AF143]);ISBLANK([.AG143]);ISBLANK([.AH143])); &quot;&quot;; DEC2HEX([.AE143]*8 + [.AF143]*4 + [.AG143]*2 + [.AH143]*1))">
            <text:p/>
          </table:table-cell>
          <table:table-cell table:formula="of:=IF(AND(ISBLANK([.AI143]);ISBLANK([.AJ143]);ISBLANK([.AK143]);ISBLANK([.AL143])); &quot;&quot;; DEC2HEX([.AI143]*8 + [.AJ143]*4 + [.AK143]*2 + [.AL143]*1))">
            <text:p/>
          </table:table-cell>
          <table:table-cell table:formula="of:=IF(AND(ISBLANK([.AM143]);ISBLANK([.AN143]);ISBLANK([.AO143]);ISBLANK([.AP143])); &quot;&quot;; DEC2HEX([.AM143]*8 + [.AN143]*4 + [.AO143]*2 + [.AP14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4]);ISBLANK([.D144]);ISBLANK([.E144]);ISBLANK([.F144])); &quot;&quot;; DEC2HEX([.C144]*8 + [.D144]*4 + [.E144]*2 + [.F144]*1))">
            <text:p/>
          </table:table-cell>
          <table:table-cell table:formula="of:=IF(AND(ISBLANK([.G144]);ISBLANK([.H144]);ISBLANK([.I144]);ISBLANK([.J144])); &quot;&quot;; DEC2HEX([.G144]*8 + [.H144]*4 + [.I144]*2 + [.J144]*1))">
            <text:p/>
          </table:table-cell>
          <table:table-cell table:formula="of:=IF(AND(ISBLANK([.K144]);ISBLANK([.L144]);ISBLANK([.M144]);ISBLANK([.N144])); &quot;&quot;; DEC2HEX([.K144]*8 + [.L144]*4 + [.M144]*2 + [.N144]*1))">
            <text:p/>
          </table:table-cell>
          <table:table-cell table:formula="of:=IF(AND(ISBLANK([.O144]);ISBLANK([.P144]);ISBLANK([.Q144]);ISBLANK([.R144])); &quot;&quot;; DEC2HEX([.O144]*8 + [.P144]*4 + [.Q144]*2 + [.R144]*1))">
            <text:p/>
          </table:table-cell>
          <table:table-cell table:formula="of:=IF(AND(ISBLANK([.S144]);ISBLANK([.T144]);ISBLANK([.U144]);ISBLANK([.V144])); &quot;&quot;; DEC2HEX([.S144]*8 + [.T144]*4 + [.U144]*2 + [.V144]*1))">
            <text:p/>
          </table:table-cell>
          <table:table-cell table:formula="of:=IF(AND(ISBLANK([.W144]);ISBLANK([.X144]);ISBLANK([.Y144]);ISBLANK([.Z144])); &quot;&quot;; DEC2HEX([.W144]*8 + [.X144]*4 + [.Y144]*2 + [.Z144]*1))">
            <text:p/>
          </table:table-cell>
          <table:table-cell table:formula="of:=IF(AND(ISBLANK([.AA144]);ISBLANK([.AB144]);ISBLANK([.AC144]);ISBLANK([.AD144])); &quot;&quot;; DEC2HEX([.AA144]*8 + [.AB144]*4 + [.AC144]*2 + [.AD144]*1))">
            <text:p/>
          </table:table-cell>
          <table:table-cell table:formula="of:=IF(AND(ISBLANK([.AE144]);ISBLANK([.AF144]);ISBLANK([.AG144]);ISBLANK([.AH144])); &quot;&quot;; DEC2HEX([.AE144]*8 + [.AF144]*4 + [.AG144]*2 + [.AH144]*1))">
            <text:p/>
          </table:table-cell>
          <table:table-cell table:formula="of:=IF(AND(ISBLANK([.AI144]);ISBLANK([.AJ144]);ISBLANK([.AK144]);ISBLANK([.AL144])); &quot;&quot;; DEC2HEX([.AI144]*8 + [.AJ144]*4 + [.AK144]*2 + [.AL144]*1))">
            <text:p/>
          </table:table-cell>
          <table:table-cell table:formula="of:=IF(AND(ISBLANK([.AM144]);ISBLANK([.AN144]);ISBLANK([.AO144]);ISBLANK([.AP144])); &quot;&quot;; DEC2HEX([.AM144]*8 + [.AN144]*4 + [.AO144]*2 + [.AP14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5]);ISBLANK([.D145]);ISBLANK([.E145]);ISBLANK([.F145])); &quot;&quot;; DEC2HEX([.C145]*8 + [.D145]*4 + [.E145]*2 + [.F145]*1))">
            <text:p/>
          </table:table-cell>
          <table:table-cell table:formula="of:=IF(AND(ISBLANK([.G145]);ISBLANK([.H145]);ISBLANK([.I145]);ISBLANK([.J145])); &quot;&quot;; DEC2HEX([.G145]*8 + [.H145]*4 + [.I145]*2 + [.J145]*1))">
            <text:p/>
          </table:table-cell>
          <table:table-cell table:formula="of:=IF(AND(ISBLANK([.K145]);ISBLANK([.L145]);ISBLANK([.M145]);ISBLANK([.N145])); &quot;&quot;; DEC2HEX([.K145]*8 + [.L145]*4 + [.M145]*2 + [.N145]*1))">
            <text:p/>
          </table:table-cell>
          <table:table-cell table:formula="of:=IF(AND(ISBLANK([.O145]);ISBLANK([.P145]);ISBLANK([.Q145]);ISBLANK([.R145])); &quot;&quot;; DEC2HEX([.O145]*8 + [.P145]*4 + [.Q145]*2 + [.R145]*1))">
            <text:p/>
          </table:table-cell>
          <table:table-cell table:formula="of:=IF(AND(ISBLANK([.S145]);ISBLANK([.T145]);ISBLANK([.U145]);ISBLANK([.V145])); &quot;&quot;; DEC2HEX([.S145]*8 + [.T145]*4 + [.U145]*2 + [.V145]*1))">
            <text:p/>
          </table:table-cell>
          <table:table-cell table:formula="of:=IF(AND(ISBLANK([.W145]);ISBLANK([.X145]);ISBLANK([.Y145]);ISBLANK([.Z145])); &quot;&quot;; DEC2HEX([.W145]*8 + [.X145]*4 + [.Y145]*2 + [.Z145]*1))">
            <text:p/>
          </table:table-cell>
          <table:table-cell table:formula="of:=IF(AND(ISBLANK([.AA145]);ISBLANK([.AB145]);ISBLANK([.AC145]);ISBLANK([.AD145])); &quot;&quot;; DEC2HEX([.AA145]*8 + [.AB145]*4 + [.AC145]*2 + [.AD145]*1))">
            <text:p/>
          </table:table-cell>
          <table:table-cell table:formula="of:=IF(AND(ISBLANK([.AE145]);ISBLANK([.AF145]);ISBLANK([.AG145]);ISBLANK([.AH145])); &quot;&quot;; DEC2HEX([.AE145]*8 + [.AF145]*4 + [.AG145]*2 + [.AH145]*1))">
            <text:p/>
          </table:table-cell>
          <table:table-cell table:formula="of:=IF(AND(ISBLANK([.AI145]);ISBLANK([.AJ145]);ISBLANK([.AK145]);ISBLANK([.AL145])); &quot;&quot;; DEC2HEX([.AI145]*8 + [.AJ145]*4 + [.AK145]*2 + [.AL145]*1))">
            <text:p/>
          </table:table-cell>
          <table:table-cell table:formula="of:=IF(AND(ISBLANK([.AM145]);ISBLANK([.AN145]);ISBLANK([.AO145]);ISBLANK([.AP145])); &quot;&quot;; DEC2HEX([.AM145]*8 + [.AN145]*4 + [.AO145]*2 + [.AP14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6]);ISBLANK([.D146]);ISBLANK([.E146]);ISBLANK([.F146])); &quot;&quot;; DEC2HEX([.C146]*8 + [.D146]*4 + [.E146]*2 + [.F146]*1))">
            <text:p/>
          </table:table-cell>
          <table:table-cell table:formula="of:=IF(AND(ISBLANK([.G146]);ISBLANK([.H146]);ISBLANK([.I146]);ISBLANK([.J146])); &quot;&quot;; DEC2HEX([.G146]*8 + [.H146]*4 + [.I146]*2 + [.J146]*1))">
            <text:p/>
          </table:table-cell>
          <table:table-cell table:formula="of:=IF(AND(ISBLANK([.K146]);ISBLANK([.L146]);ISBLANK([.M146]);ISBLANK([.N146])); &quot;&quot;; DEC2HEX([.K146]*8 + [.L146]*4 + [.M146]*2 + [.N146]*1))">
            <text:p/>
          </table:table-cell>
          <table:table-cell table:formula="of:=IF(AND(ISBLANK([.O146]);ISBLANK([.P146]);ISBLANK([.Q146]);ISBLANK([.R146])); &quot;&quot;; DEC2HEX([.O146]*8 + [.P146]*4 + [.Q146]*2 + [.R146]*1))">
            <text:p/>
          </table:table-cell>
          <table:table-cell table:formula="of:=IF(AND(ISBLANK([.S146]);ISBLANK([.T146]);ISBLANK([.U146]);ISBLANK([.V146])); &quot;&quot;; DEC2HEX([.S146]*8 + [.T146]*4 + [.U146]*2 + [.V146]*1))">
            <text:p/>
          </table:table-cell>
          <table:table-cell table:formula="of:=IF(AND(ISBLANK([.W146]);ISBLANK([.X146]);ISBLANK([.Y146]);ISBLANK([.Z146])); &quot;&quot;; DEC2HEX([.W146]*8 + [.X146]*4 + [.Y146]*2 + [.Z146]*1))">
            <text:p/>
          </table:table-cell>
          <table:table-cell table:formula="of:=IF(AND(ISBLANK([.AA146]);ISBLANK([.AB146]);ISBLANK([.AC146]);ISBLANK([.AD146])); &quot;&quot;; DEC2HEX([.AA146]*8 + [.AB146]*4 + [.AC146]*2 + [.AD146]*1))">
            <text:p/>
          </table:table-cell>
          <table:table-cell table:formula="of:=IF(AND(ISBLANK([.AE146]);ISBLANK([.AF146]);ISBLANK([.AG146]);ISBLANK([.AH146])); &quot;&quot;; DEC2HEX([.AE146]*8 + [.AF146]*4 + [.AG146]*2 + [.AH146]*1))">
            <text:p/>
          </table:table-cell>
          <table:table-cell table:formula="of:=IF(AND(ISBLANK([.AI146]);ISBLANK([.AJ146]);ISBLANK([.AK146]);ISBLANK([.AL146])); &quot;&quot;; DEC2HEX([.AI146]*8 + [.AJ146]*4 + [.AK146]*2 + [.AL146]*1))">
            <text:p/>
          </table:table-cell>
          <table:table-cell table:formula="of:=IF(AND(ISBLANK([.AM146]);ISBLANK([.AN146]);ISBLANK([.AO146]);ISBLANK([.AP146])); &quot;&quot;; DEC2HEX([.AM146]*8 + [.AN146]*4 + [.AO146]*2 + [.AP14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7]);ISBLANK([.D147]);ISBLANK([.E147]);ISBLANK([.F147])); &quot;&quot;; DEC2HEX([.C147]*8 + [.D147]*4 + [.E147]*2 + [.F147]*1))">
            <text:p/>
          </table:table-cell>
          <table:table-cell table:formula="of:=IF(AND(ISBLANK([.G147]);ISBLANK([.H147]);ISBLANK([.I147]);ISBLANK([.J147])); &quot;&quot;; DEC2HEX([.G147]*8 + [.H147]*4 + [.I147]*2 + [.J147]*1))">
            <text:p/>
          </table:table-cell>
          <table:table-cell table:formula="of:=IF(AND(ISBLANK([.K147]);ISBLANK([.L147]);ISBLANK([.M147]);ISBLANK([.N147])); &quot;&quot;; DEC2HEX([.K147]*8 + [.L147]*4 + [.M147]*2 + [.N147]*1))">
            <text:p/>
          </table:table-cell>
          <table:table-cell table:formula="of:=IF(AND(ISBLANK([.O147]);ISBLANK([.P147]);ISBLANK([.Q147]);ISBLANK([.R147])); &quot;&quot;; DEC2HEX([.O147]*8 + [.P147]*4 + [.Q147]*2 + [.R147]*1))">
            <text:p/>
          </table:table-cell>
          <table:table-cell table:formula="of:=IF(AND(ISBLANK([.S147]);ISBLANK([.T147]);ISBLANK([.U147]);ISBLANK([.V147])); &quot;&quot;; DEC2HEX([.S147]*8 + [.T147]*4 + [.U147]*2 + [.V147]*1))">
            <text:p/>
          </table:table-cell>
          <table:table-cell table:formula="of:=IF(AND(ISBLANK([.W147]);ISBLANK([.X147]);ISBLANK([.Y147]);ISBLANK([.Z147])); &quot;&quot;; DEC2HEX([.W147]*8 + [.X147]*4 + [.Y147]*2 + [.Z147]*1))">
            <text:p/>
          </table:table-cell>
          <table:table-cell table:formula="of:=IF(AND(ISBLANK([.AA147]);ISBLANK([.AB147]);ISBLANK([.AC147]);ISBLANK([.AD147])); &quot;&quot;; DEC2HEX([.AA147]*8 + [.AB147]*4 + [.AC147]*2 + [.AD147]*1))">
            <text:p/>
          </table:table-cell>
          <table:table-cell table:formula="of:=IF(AND(ISBLANK([.AE147]);ISBLANK([.AF147]);ISBLANK([.AG147]);ISBLANK([.AH147])); &quot;&quot;; DEC2HEX([.AE147]*8 + [.AF147]*4 + [.AG147]*2 + [.AH147]*1))">
            <text:p/>
          </table:table-cell>
          <table:table-cell table:formula="of:=IF(AND(ISBLANK([.AI147]);ISBLANK([.AJ147]);ISBLANK([.AK147]);ISBLANK([.AL147])); &quot;&quot;; DEC2HEX([.AI147]*8 + [.AJ147]*4 + [.AK147]*2 + [.AL147]*1))">
            <text:p/>
          </table:table-cell>
          <table:table-cell table:formula="of:=IF(AND(ISBLANK([.AM147]);ISBLANK([.AN147]);ISBLANK([.AO147]);ISBLANK([.AP147])); &quot;&quot;; DEC2HEX([.AM147]*8 + [.AN147]*4 + [.AO147]*2 + [.AP14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8]);ISBLANK([.D148]);ISBLANK([.E148]);ISBLANK([.F148])); &quot;&quot;; DEC2HEX([.C148]*8 + [.D148]*4 + [.E148]*2 + [.F148]*1))">
            <text:p/>
          </table:table-cell>
          <table:table-cell table:formula="of:=IF(AND(ISBLANK([.G148]);ISBLANK([.H148]);ISBLANK([.I148]);ISBLANK([.J148])); &quot;&quot;; DEC2HEX([.G148]*8 + [.H148]*4 + [.I148]*2 + [.J148]*1))">
            <text:p/>
          </table:table-cell>
          <table:table-cell table:formula="of:=IF(AND(ISBLANK([.K148]);ISBLANK([.L148]);ISBLANK([.M148]);ISBLANK([.N148])); &quot;&quot;; DEC2HEX([.K148]*8 + [.L148]*4 + [.M148]*2 + [.N148]*1))">
            <text:p/>
          </table:table-cell>
          <table:table-cell table:formula="of:=IF(AND(ISBLANK([.O148]);ISBLANK([.P148]);ISBLANK([.Q148]);ISBLANK([.R148])); &quot;&quot;; DEC2HEX([.O148]*8 + [.P148]*4 + [.Q148]*2 + [.R148]*1))">
            <text:p/>
          </table:table-cell>
          <table:table-cell table:formula="of:=IF(AND(ISBLANK([.S148]);ISBLANK([.T148]);ISBLANK([.U148]);ISBLANK([.V148])); &quot;&quot;; DEC2HEX([.S148]*8 + [.T148]*4 + [.U148]*2 + [.V148]*1))">
            <text:p/>
          </table:table-cell>
          <table:table-cell table:formula="of:=IF(AND(ISBLANK([.W148]);ISBLANK([.X148]);ISBLANK([.Y148]);ISBLANK([.Z148])); &quot;&quot;; DEC2HEX([.W148]*8 + [.X148]*4 + [.Y148]*2 + [.Z148]*1))">
            <text:p/>
          </table:table-cell>
          <table:table-cell table:formula="of:=IF(AND(ISBLANK([.AA148]);ISBLANK([.AB148]);ISBLANK([.AC148]);ISBLANK([.AD148])); &quot;&quot;; DEC2HEX([.AA148]*8 + [.AB148]*4 + [.AC148]*2 + [.AD148]*1))">
            <text:p/>
          </table:table-cell>
          <table:table-cell table:formula="of:=IF(AND(ISBLANK([.AE148]);ISBLANK([.AF148]);ISBLANK([.AG148]);ISBLANK([.AH148])); &quot;&quot;; DEC2HEX([.AE148]*8 + [.AF148]*4 + [.AG148]*2 + [.AH148]*1))">
            <text:p/>
          </table:table-cell>
          <table:table-cell table:formula="of:=IF(AND(ISBLANK([.AI148]);ISBLANK([.AJ148]);ISBLANK([.AK148]);ISBLANK([.AL148])); &quot;&quot;; DEC2HEX([.AI148]*8 + [.AJ148]*4 + [.AK148]*2 + [.AL148]*1))">
            <text:p/>
          </table:table-cell>
          <table:table-cell table:formula="of:=IF(AND(ISBLANK([.AM148]);ISBLANK([.AN148]);ISBLANK([.AO148]);ISBLANK([.AP148])); &quot;&quot;; DEC2HEX([.AM148]*8 + [.AN148]*4 + [.AO148]*2 + [.AP14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49]);ISBLANK([.D149]);ISBLANK([.E149]);ISBLANK([.F149])); &quot;&quot;; DEC2HEX([.C149]*8 + [.D149]*4 + [.E149]*2 + [.F149]*1))">
            <text:p/>
          </table:table-cell>
          <table:table-cell table:formula="of:=IF(AND(ISBLANK([.G149]);ISBLANK([.H149]);ISBLANK([.I149]);ISBLANK([.J149])); &quot;&quot;; DEC2HEX([.G149]*8 + [.H149]*4 + [.I149]*2 + [.J149]*1))">
            <text:p/>
          </table:table-cell>
          <table:table-cell table:formula="of:=IF(AND(ISBLANK([.K149]);ISBLANK([.L149]);ISBLANK([.M149]);ISBLANK([.N149])); &quot;&quot;; DEC2HEX([.K149]*8 + [.L149]*4 + [.M149]*2 + [.N149]*1))">
            <text:p/>
          </table:table-cell>
          <table:table-cell table:formula="of:=IF(AND(ISBLANK([.O149]);ISBLANK([.P149]);ISBLANK([.Q149]);ISBLANK([.R149])); &quot;&quot;; DEC2HEX([.O149]*8 + [.P149]*4 + [.Q149]*2 + [.R149]*1))">
            <text:p/>
          </table:table-cell>
          <table:table-cell table:formula="of:=IF(AND(ISBLANK([.S149]);ISBLANK([.T149]);ISBLANK([.U149]);ISBLANK([.V149])); &quot;&quot;; DEC2HEX([.S149]*8 + [.T149]*4 + [.U149]*2 + [.V149]*1))">
            <text:p/>
          </table:table-cell>
          <table:table-cell table:formula="of:=IF(AND(ISBLANK([.W149]);ISBLANK([.X149]);ISBLANK([.Y149]);ISBLANK([.Z149])); &quot;&quot;; DEC2HEX([.W149]*8 + [.X149]*4 + [.Y149]*2 + [.Z149]*1))">
            <text:p/>
          </table:table-cell>
          <table:table-cell table:formula="of:=IF(AND(ISBLANK([.AA149]);ISBLANK([.AB149]);ISBLANK([.AC149]);ISBLANK([.AD149])); &quot;&quot;; DEC2HEX([.AA149]*8 + [.AB149]*4 + [.AC149]*2 + [.AD149]*1))">
            <text:p/>
          </table:table-cell>
          <table:table-cell table:formula="of:=IF(AND(ISBLANK([.AE149]);ISBLANK([.AF149]);ISBLANK([.AG149]);ISBLANK([.AH149])); &quot;&quot;; DEC2HEX([.AE149]*8 + [.AF149]*4 + [.AG149]*2 + [.AH149]*1))">
            <text:p/>
          </table:table-cell>
          <table:table-cell table:formula="of:=IF(AND(ISBLANK([.AI149]);ISBLANK([.AJ149]);ISBLANK([.AK149]);ISBLANK([.AL149])); &quot;&quot;; DEC2HEX([.AI149]*8 + [.AJ149]*4 + [.AK149]*2 + [.AL149]*1))">
            <text:p/>
          </table:table-cell>
          <table:table-cell table:formula="of:=IF(AND(ISBLANK([.AM149]);ISBLANK([.AN149]);ISBLANK([.AO149]);ISBLANK([.AP149])); &quot;&quot;; DEC2HEX([.AM149]*8 + [.AN149]*4 + [.AO149]*2 + [.AP14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0]);ISBLANK([.D150]);ISBLANK([.E150]);ISBLANK([.F150])); &quot;&quot;; DEC2HEX([.C150]*8 + [.D150]*4 + [.E150]*2 + [.F150]*1))">
            <text:p/>
          </table:table-cell>
          <table:table-cell table:formula="of:=IF(AND(ISBLANK([.G150]);ISBLANK([.H150]);ISBLANK([.I150]);ISBLANK([.J150])); &quot;&quot;; DEC2HEX([.G150]*8 + [.H150]*4 + [.I150]*2 + [.J150]*1))">
            <text:p/>
          </table:table-cell>
          <table:table-cell table:formula="of:=IF(AND(ISBLANK([.K150]);ISBLANK([.L150]);ISBLANK([.M150]);ISBLANK([.N150])); &quot;&quot;; DEC2HEX([.K150]*8 + [.L150]*4 + [.M150]*2 + [.N150]*1))">
            <text:p/>
          </table:table-cell>
          <table:table-cell table:formula="of:=IF(AND(ISBLANK([.O150]);ISBLANK([.P150]);ISBLANK([.Q150]);ISBLANK([.R150])); &quot;&quot;; DEC2HEX([.O150]*8 + [.P150]*4 + [.Q150]*2 + [.R150]*1))">
            <text:p/>
          </table:table-cell>
          <table:table-cell table:formula="of:=IF(AND(ISBLANK([.S150]);ISBLANK([.T150]);ISBLANK([.U150]);ISBLANK([.V150])); &quot;&quot;; DEC2HEX([.S150]*8 + [.T150]*4 + [.U150]*2 + [.V150]*1))">
            <text:p/>
          </table:table-cell>
          <table:table-cell table:formula="of:=IF(AND(ISBLANK([.W150]);ISBLANK([.X150]);ISBLANK([.Y150]);ISBLANK([.Z150])); &quot;&quot;; DEC2HEX([.W150]*8 + [.X150]*4 + [.Y150]*2 + [.Z150]*1))">
            <text:p/>
          </table:table-cell>
          <table:table-cell table:formula="of:=IF(AND(ISBLANK([.AA150]);ISBLANK([.AB150]);ISBLANK([.AC150]);ISBLANK([.AD150])); &quot;&quot;; DEC2HEX([.AA150]*8 + [.AB150]*4 + [.AC150]*2 + [.AD150]*1))">
            <text:p/>
          </table:table-cell>
          <table:table-cell table:formula="of:=IF(AND(ISBLANK([.AE150]);ISBLANK([.AF150]);ISBLANK([.AG150]);ISBLANK([.AH150])); &quot;&quot;; DEC2HEX([.AE150]*8 + [.AF150]*4 + [.AG150]*2 + [.AH150]*1))">
            <text:p/>
          </table:table-cell>
          <table:table-cell table:formula="of:=IF(AND(ISBLANK([.AI150]);ISBLANK([.AJ150]);ISBLANK([.AK150]);ISBLANK([.AL150])); &quot;&quot;; DEC2HEX([.AI150]*8 + [.AJ150]*4 + [.AK150]*2 + [.AL150]*1))">
            <text:p/>
          </table:table-cell>
          <table:table-cell table:formula="of:=IF(AND(ISBLANK([.AM150]);ISBLANK([.AN150]);ISBLANK([.AO150]);ISBLANK([.AP150])); &quot;&quot;; DEC2HEX([.AM150]*8 + [.AN150]*4 + [.AO150]*2 + [.AP15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1]);ISBLANK([.D151]);ISBLANK([.E151]);ISBLANK([.F151])); &quot;&quot;; DEC2HEX([.C151]*8 + [.D151]*4 + [.E151]*2 + [.F151]*1))">
            <text:p/>
          </table:table-cell>
          <table:table-cell table:formula="of:=IF(AND(ISBLANK([.G151]);ISBLANK([.H151]);ISBLANK([.I151]);ISBLANK([.J151])); &quot;&quot;; DEC2HEX([.G151]*8 + [.H151]*4 + [.I151]*2 + [.J151]*1))">
            <text:p/>
          </table:table-cell>
          <table:table-cell table:formula="of:=IF(AND(ISBLANK([.K151]);ISBLANK([.L151]);ISBLANK([.M151]);ISBLANK([.N151])); &quot;&quot;; DEC2HEX([.K151]*8 + [.L151]*4 + [.M151]*2 + [.N151]*1))">
            <text:p/>
          </table:table-cell>
          <table:table-cell table:formula="of:=IF(AND(ISBLANK([.O151]);ISBLANK([.P151]);ISBLANK([.Q151]);ISBLANK([.R151])); &quot;&quot;; DEC2HEX([.O151]*8 + [.P151]*4 + [.Q151]*2 + [.R151]*1))">
            <text:p/>
          </table:table-cell>
          <table:table-cell table:formula="of:=IF(AND(ISBLANK([.S151]);ISBLANK([.T151]);ISBLANK([.U151]);ISBLANK([.V151])); &quot;&quot;; DEC2HEX([.S151]*8 + [.T151]*4 + [.U151]*2 + [.V151]*1))">
            <text:p/>
          </table:table-cell>
          <table:table-cell table:formula="of:=IF(AND(ISBLANK([.W151]);ISBLANK([.X151]);ISBLANK([.Y151]);ISBLANK([.Z151])); &quot;&quot;; DEC2HEX([.W151]*8 + [.X151]*4 + [.Y151]*2 + [.Z151]*1))">
            <text:p/>
          </table:table-cell>
          <table:table-cell table:formula="of:=IF(AND(ISBLANK([.AA151]);ISBLANK([.AB151]);ISBLANK([.AC151]);ISBLANK([.AD151])); &quot;&quot;; DEC2HEX([.AA151]*8 + [.AB151]*4 + [.AC151]*2 + [.AD151]*1))">
            <text:p/>
          </table:table-cell>
          <table:table-cell table:formula="of:=IF(AND(ISBLANK([.AE151]);ISBLANK([.AF151]);ISBLANK([.AG151]);ISBLANK([.AH151])); &quot;&quot;; DEC2HEX([.AE151]*8 + [.AF151]*4 + [.AG151]*2 + [.AH151]*1))">
            <text:p/>
          </table:table-cell>
          <table:table-cell table:formula="of:=IF(AND(ISBLANK([.AI151]);ISBLANK([.AJ151]);ISBLANK([.AK151]);ISBLANK([.AL151])); &quot;&quot;; DEC2HEX([.AI151]*8 + [.AJ151]*4 + [.AK151]*2 + [.AL151]*1))">
            <text:p/>
          </table:table-cell>
          <table:table-cell table:formula="of:=IF(AND(ISBLANK([.AM151]);ISBLANK([.AN151]);ISBLANK([.AO151]);ISBLANK([.AP151])); &quot;&quot;; DEC2HEX([.AM151]*8 + [.AN151]*4 + [.AO151]*2 + [.AP15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2]);ISBLANK([.D152]);ISBLANK([.E152]);ISBLANK([.F152])); &quot;&quot;; DEC2HEX([.C152]*8 + [.D152]*4 + [.E152]*2 + [.F152]*1))">
            <text:p/>
          </table:table-cell>
          <table:table-cell table:formula="of:=IF(AND(ISBLANK([.G152]);ISBLANK([.H152]);ISBLANK([.I152]);ISBLANK([.J152])); &quot;&quot;; DEC2HEX([.G152]*8 + [.H152]*4 + [.I152]*2 + [.J152]*1))">
            <text:p/>
          </table:table-cell>
          <table:table-cell table:formula="of:=IF(AND(ISBLANK([.K152]);ISBLANK([.L152]);ISBLANK([.M152]);ISBLANK([.N152])); &quot;&quot;; DEC2HEX([.K152]*8 + [.L152]*4 + [.M152]*2 + [.N152]*1))">
            <text:p/>
          </table:table-cell>
          <table:table-cell table:formula="of:=IF(AND(ISBLANK([.O152]);ISBLANK([.P152]);ISBLANK([.Q152]);ISBLANK([.R152])); &quot;&quot;; DEC2HEX([.O152]*8 + [.P152]*4 + [.Q152]*2 + [.R152]*1))">
            <text:p/>
          </table:table-cell>
          <table:table-cell table:formula="of:=IF(AND(ISBLANK([.S152]);ISBLANK([.T152]);ISBLANK([.U152]);ISBLANK([.V152])); &quot;&quot;; DEC2HEX([.S152]*8 + [.T152]*4 + [.U152]*2 + [.V152]*1))">
            <text:p/>
          </table:table-cell>
          <table:table-cell table:formula="of:=IF(AND(ISBLANK([.W152]);ISBLANK([.X152]);ISBLANK([.Y152]);ISBLANK([.Z152])); &quot;&quot;; DEC2HEX([.W152]*8 + [.X152]*4 + [.Y152]*2 + [.Z152]*1))">
            <text:p/>
          </table:table-cell>
          <table:table-cell table:formula="of:=IF(AND(ISBLANK([.AA152]);ISBLANK([.AB152]);ISBLANK([.AC152]);ISBLANK([.AD152])); &quot;&quot;; DEC2HEX([.AA152]*8 + [.AB152]*4 + [.AC152]*2 + [.AD152]*1))">
            <text:p/>
          </table:table-cell>
          <table:table-cell table:formula="of:=IF(AND(ISBLANK([.AE152]);ISBLANK([.AF152]);ISBLANK([.AG152]);ISBLANK([.AH152])); &quot;&quot;; DEC2HEX([.AE152]*8 + [.AF152]*4 + [.AG152]*2 + [.AH152]*1))">
            <text:p/>
          </table:table-cell>
          <table:table-cell table:formula="of:=IF(AND(ISBLANK([.AI152]);ISBLANK([.AJ152]);ISBLANK([.AK152]);ISBLANK([.AL152])); &quot;&quot;; DEC2HEX([.AI152]*8 + [.AJ152]*4 + [.AK152]*2 + [.AL152]*1))">
            <text:p/>
          </table:table-cell>
          <table:table-cell table:formula="of:=IF(AND(ISBLANK([.AM152]);ISBLANK([.AN152]);ISBLANK([.AO152]);ISBLANK([.AP152])); &quot;&quot;; DEC2HEX([.AM152]*8 + [.AN152]*4 + [.AO152]*2 + [.AP15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3]);ISBLANK([.D153]);ISBLANK([.E153]);ISBLANK([.F153])); &quot;&quot;; DEC2HEX([.C153]*8 + [.D153]*4 + [.E153]*2 + [.F153]*1))">
            <text:p/>
          </table:table-cell>
          <table:table-cell table:formula="of:=IF(AND(ISBLANK([.G153]);ISBLANK([.H153]);ISBLANK([.I153]);ISBLANK([.J153])); &quot;&quot;; DEC2HEX([.G153]*8 + [.H153]*4 + [.I153]*2 + [.J153]*1))">
            <text:p/>
          </table:table-cell>
          <table:table-cell table:formula="of:=IF(AND(ISBLANK([.K153]);ISBLANK([.L153]);ISBLANK([.M153]);ISBLANK([.N153])); &quot;&quot;; DEC2HEX([.K153]*8 + [.L153]*4 + [.M153]*2 + [.N153]*1))">
            <text:p/>
          </table:table-cell>
          <table:table-cell table:formula="of:=IF(AND(ISBLANK([.O153]);ISBLANK([.P153]);ISBLANK([.Q153]);ISBLANK([.R153])); &quot;&quot;; DEC2HEX([.O153]*8 + [.P153]*4 + [.Q153]*2 + [.R153]*1))">
            <text:p/>
          </table:table-cell>
          <table:table-cell table:formula="of:=IF(AND(ISBLANK([.S153]);ISBLANK([.T153]);ISBLANK([.U153]);ISBLANK([.V153])); &quot;&quot;; DEC2HEX([.S153]*8 + [.T153]*4 + [.U153]*2 + [.V153]*1))">
            <text:p/>
          </table:table-cell>
          <table:table-cell table:formula="of:=IF(AND(ISBLANK([.W153]);ISBLANK([.X153]);ISBLANK([.Y153]);ISBLANK([.Z153])); &quot;&quot;; DEC2HEX([.W153]*8 + [.X153]*4 + [.Y153]*2 + [.Z153]*1))">
            <text:p/>
          </table:table-cell>
          <table:table-cell table:formula="of:=IF(AND(ISBLANK([.AA153]);ISBLANK([.AB153]);ISBLANK([.AC153]);ISBLANK([.AD153])); &quot;&quot;; DEC2HEX([.AA153]*8 + [.AB153]*4 + [.AC153]*2 + [.AD153]*1))">
            <text:p/>
          </table:table-cell>
          <table:table-cell table:formula="of:=IF(AND(ISBLANK([.AE153]);ISBLANK([.AF153]);ISBLANK([.AG153]);ISBLANK([.AH153])); &quot;&quot;; DEC2HEX([.AE153]*8 + [.AF153]*4 + [.AG153]*2 + [.AH153]*1))">
            <text:p/>
          </table:table-cell>
          <table:table-cell table:formula="of:=IF(AND(ISBLANK([.AI153]);ISBLANK([.AJ153]);ISBLANK([.AK153]);ISBLANK([.AL153])); &quot;&quot;; DEC2HEX([.AI153]*8 + [.AJ153]*4 + [.AK153]*2 + [.AL153]*1))">
            <text:p/>
          </table:table-cell>
          <table:table-cell table:formula="of:=IF(AND(ISBLANK([.AM153]);ISBLANK([.AN153]);ISBLANK([.AO153]);ISBLANK([.AP153])); &quot;&quot;; DEC2HEX([.AM153]*8 + [.AN153]*4 + [.AO153]*2 + [.AP15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4]);ISBLANK([.D154]);ISBLANK([.E154]);ISBLANK([.F154])); &quot;&quot;; DEC2HEX([.C154]*8 + [.D154]*4 + [.E154]*2 + [.F154]*1))">
            <text:p/>
          </table:table-cell>
          <table:table-cell table:formula="of:=IF(AND(ISBLANK([.G154]);ISBLANK([.H154]);ISBLANK([.I154]);ISBLANK([.J154])); &quot;&quot;; DEC2HEX([.G154]*8 + [.H154]*4 + [.I154]*2 + [.J154]*1))">
            <text:p/>
          </table:table-cell>
          <table:table-cell table:formula="of:=IF(AND(ISBLANK([.K154]);ISBLANK([.L154]);ISBLANK([.M154]);ISBLANK([.N154])); &quot;&quot;; DEC2HEX([.K154]*8 + [.L154]*4 + [.M154]*2 + [.N154]*1))">
            <text:p/>
          </table:table-cell>
          <table:table-cell table:formula="of:=IF(AND(ISBLANK([.O154]);ISBLANK([.P154]);ISBLANK([.Q154]);ISBLANK([.R154])); &quot;&quot;; DEC2HEX([.O154]*8 + [.P154]*4 + [.Q154]*2 + [.R154]*1))">
            <text:p/>
          </table:table-cell>
          <table:table-cell table:formula="of:=IF(AND(ISBLANK([.S154]);ISBLANK([.T154]);ISBLANK([.U154]);ISBLANK([.V154])); &quot;&quot;; DEC2HEX([.S154]*8 + [.T154]*4 + [.U154]*2 + [.V154]*1))">
            <text:p/>
          </table:table-cell>
          <table:table-cell table:formula="of:=IF(AND(ISBLANK([.W154]);ISBLANK([.X154]);ISBLANK([.Y154]);ISBLANK([.Z154])); &quot;&quot;; DEC2HEX([.W154]*8 + [.X154]*4 + [.Y154]*2 + [.Z154]*1))">
            <text:p/>
          </table:table-cell>
          <table:table-cell table:formula="of:=IF(AND(ISBLANK([.AA154]);ISBLANK([.AB154]);ISBLANK([.AC154]);ISBLANK([.AD154])); &quot;&quot;; DEC2HEX([.AA154]*8 + [.AB154]*4 + [.AC154]*2 + [.AD154]*1))">
            <text:p/>
          </table:table-cell>
          <table:table-cell table:formula="of:=IF(AND(ISBLANK([.AE154]);ISBLANK([.AF154]);ISBLANK([.AG154]);ISBLANK([.AH154])); &quot;&quot;; DEC2HEX([.AE154]*8 + [.AF154]*4 + [.AG154]*2 + [.AH154]*1))">
            <text:p/>
          </table:table-cell>
          <table:table-cell table:formula="of:=IF(AND(ISBLANK([.AI154]);ISBLANK([.AJ154]);ISBLANK([.AK154]);ISBLANK([.AL154])); &quot;&quot;; DEC2HEX([.AI154]*8 + [.AJ154]*4 + [.AK154]*2 + [.AL154]*1))">
            <text:p/>
          </table:table-cell>
          <table:table-cell table:formula="of:=IF(AND(ISBLANK([.AM154]);ISBLANK([.AN154]);ISBLANK([.AO154]);ISBLANK([.AP154])); &quot;&quot;; DEC2HEX([.AM154]*8 + [.AN154]*4 + [.AO154]*2 + [.AP15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5]);ISBLANK([.D155]);ISBLANK([.E155]);ISBLANK([.F155])); &quot;&quot;; DEC2HEX([.C155]*8 + [.D155]*4 + [.E155]*2 + [.F155]*1))">
            <text:p/>
          </table:table-cell>
          <table:table-cell table:formula="of:=IF(AND(ISBLANK([.G155]);ISBLANK([.H155]);ISBLANK([.I155]);ISBLANK([.J155])); &quot;&quot;; DEC2HEX([.G155]*8 + [.H155]*4 + [.I155]*2 + [.J155]*1))">
            <text:p/>
          </table:table-cell>
          <table:table-cell table:formula="of:=IF(AND(ISBLANK([.K155]);ISBLANK([.L155]);ISBLANK([.M155]);ISBLANK([.N155])); &quot;&quot;; DEC2HEX([.K155]*8 + [.L155]*4 + [.M155]*2 + [.N155]*1))">
            <text:p/>
          </table:table-cell>
          <table:table-cell table:formula="of:=IF(AND(ISBLANK([.O155]);ISBLANK([.P155]);ISBLANK([.Q155]);ISBLANK([.R155])); &quot;&quot;; DEC2HEX([.O155]*8 + [.P155]*4 + [.Q155]*2 + [.R155]*1))">
            <text:p/>
          </table:table-cell>
          <table:table-cell table:formula="of:=IF(AND(ISBLANK([.S155]);ISBLANK([.T155]);ISBLANK([.U155]);ISBLANK([.V155])); &quot;&quot;; DEC2HEX([.S155]*8 + [.T155]*4 + [.U155]*2 + [.V155]*1))">
            <text:p/>
          </table:table-cell>
          <table:table-cell table:formula="of:=IF(AND(ISBLANK([.W155]);ISBLANK([.X155]);ISBLANK([.Y155]);ISBLANK([.Z155])); &quot;&quot;; DEC2HEX([.W155]*8 + [.X155]*4 + [.Y155]*2 + [.Z155]*1))">
            <text:p/>
          </table:table-cell>
          <table:table-cell table:formula="of:=IF(AND(ISBLANK([.AA155]);ISBLANK([.AB155]);ISBLANK([.AC155]);ISBLANK([.AD155])); &quot;&quot;; DEC2HEX([.AA155]*8 + [.AB155]*4 + [.AC155]*2 + [.AD155]*1))">
            <text:p/>
          </table:table-cell>
          <table:table-cell table:formula="of:=IF(AND(ISBLANK([.AE155]);ISBLANK([.AF155]);ISBLANK([.AG155]);ISBLANK([.AH155])); &quot;&quot;; DEC2HEX([.AE155]*8 + [.AF155]*4 + [.AG155]*2 + [.AH155]*1))">
            <text:p/>
          </table:table-cell>
          <table:table-cell table:formula="of:=IF(AND(ISBLANK([.AI155]);ISBLANK([.AJ155]);ISBLANK([.AK155]);ISBLANK([.AL155])); &quot;&quot;; DEC2HEX([.AI155]*8 + [.AJ155]*4 + [.AK155]*2 + [.AL155]*1))">
            <text:p/>
          </table:table-cell>
          <table:table-cell table:formula="of:=IF(AND(ISBLANK([.AM155]);ISBLANK([.AN155]);ISBLANK([.AO155]);ISBLANK([.AP155])); &quot;&quot;; DEC2HEX([.AM155]*8 + [.AN155]*4 + [.AO155]*2 + [.AP15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6]);ISBLANK([.D156]);ISBLANK([.E156]);ISBLANK([.F156])); &quot;&quot;; DEC2HEX([.C156]*8 + [.D156]*4 + [.E156]*2 + [.F156]*1))">
            <text:p/>
          </table:table-cell>
          <table:table-cell table:formula="of:=IF(AND(ISBLANK([.G156]);ISBLANK([.H156]);ISBLANK([.I156]);ISBLANK([.J156])); &quot;&quot;; DEC2HEX([.G156]*8 + [.H156]*4 + [.I156]*2 + [.J156]*1))">
            <text:p/>
          </table:table-cell>
          <table:table-cell table:formula="of:=IF(AND(ISBLANK([.K156]);ISBLANK([.L156]);ISBLANK([.M156]);ISBLANK([.N156])); &quot;&quot;; DEC2HEX([.K156]*8 + [.L156]*4 + [.M156]*2 + [.N156]*1))">
            <text:p/>
          </table:table-cell>
          <table:table-cell table:formula="of:=IF(AND(ISBLANK([.O156]);ISBLANK([.P156]);ISBLANK([.Q156]);ISBLANK([.R156])); &quot;&quot;; DEC2HEX([.O156]*8 + [.P156]*4 + [.Q156]*2 + [.R156]*1))">
            <text:p/>
          </table:table-cell>
          <table:table-cell table:formula="of:=IF(AND(ISBLANK([.S156]);ISBLANK([.T156]);ISBLANK([.U156]);ISBLANK([.V156])); &quot;&quot;; DEC2HEX([.S156]*8 + [.T156]*4 + [.U156]*2 + [.V156]*1))">
            <text:p/>
          </table:table-cell>
          <table:table-cell table:formula="of:=IF(AND(ISBLANK([.W156]);ISBLANK([.X156]);ISBLANK([.Y156]);ISBLANK([.Z156])); &quot;&quot;; DEC2HEX([.W156]*8 + [.X156]*4 + [.Y156]*2 + [.Z156]*1))">
            <text:p/>
          </table:table-cell>
          <table:table-cell table:formula="of:=IF(AND(ISBLANK([.AA156]);ISBLANK([.AB156]);ISBLANK([.AC156]);ISBLANK([.AD156])); &quot;&quot;; DEC2HEX([.AA156]*8 + [.AB156]*4 + [.AC156]*2 + [.AD156]*1))">
            <text:p/>
          </table:table-cell>
          <table:table-cell table:formula="of:=IF(AND(ISBLANK([.AE156]);ISBLANK([.AF156]);ISBLANK([.AG156]);ISBLANK([.AH156])); &quot;&quot;; DEC2HEX([.AE156]*8 + [.AF156]*4 + [.AG156]*2 + [.AH156]*1))">
            <text:p/>
          </table:table-cell>
          <table:table-cell table:formula="of:=IF(AND(ISBLANK([.AI156]);ISBLANK([.AJ156]);ISBLANK([.AK156]);ISBLANK([.AL156])); &quot;&quot;; DEC2HEX([.AI156]*8 + [.AJ156]*4 + [.AK156]*2 + [.AL156]*1))">
            <text:p/>
          </table:table-cell>
          <table:table-cell table:formula="of:=IF(AND(ISBLANK([.AM156]);ISBLANK([.AN156]);ISBLANK([.AO156]);ISBLANK([.AP156])); &quot;&quot;; DEC2HEX([.AM156]*8 + [.AN156]*4 + [.AO156]*2 + [.AP15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7]);ISBLANK([.D157]);ISBLANK([.E157]);ISBLANK([.F157])); &quot;&quot;; DEC2HEX([.C157]*8 + [.D157]*4 + [.E157]*2 + [.F157]*1))">
            <text:p/>
          </table:table-cell>
          <table:table-cell table:formula="of:=IF(AND(ISBLANK([.G157]);ISBLANK([.H157]);ISBLANK([.I157]);ISBLANK([.J157])); &quot;&quot;; DEC2HEX([.G157]*8 + [.H157]*4 + [.I157]*2 + [.J157]*1))">
            <text:p/>
          </table:table-cell>
          <table:table-cell table:formula="of:=IF(AND(ISBLANK([.K157]);ISBLANK([.L157]);ISBLANK([.M157]);ISBLANK([.N157])); &quot;&quot;; DEC2HEX([.K157]*8 + [.L157]*4 + [.M157]*2 + [.N157]*1))">
            <text:p/>
          </table:table-cell>
          <table:table-cell table:formula="of:=IF(AND(ISBLANK([.O157]);ISBLANK([.P157]);ISBLANK([.Q157]);ISBLANK([.R157])); &quot;&quot;; DEC2HEX([.O157]*8 + [.P157]*4 + [.Q157]*2 + [.R157]*1))">
            <text:p/>
          </table:table-cell>
          <table:table-cell table:formula="of:=IF(AND(ISBLANK([.S157]);ISBLANK([.T157]);ISBLANK([.U157]);ISBLANK([.V157])); &quot;&quot;; DEC2HEX([.S157]*8 + [.T157]*4 + [.U157]*2 + [.V157]*1))">
            <text:p/>
          </table:table-cell>
          <table:table-cell table:formula="of:=IF(AND(ISBLANK([.W157]);ISBLANK([.X157]);ISBLANK([.Y157]);ISBLANK([.Z157])); &quot;&quot;; DEC2HEX([.W157]*8 + [.X157]*4 + [.Y157]*2 + [.Z157]*1))">
            <text:p/>
          </table:table-cell>
          <table:table-cell table:formula="of:=IF(AND(ISBLANK([.AA157]);ISBLANK([.AB157]);ISBLANK([.AC157]);ISBLANK([.AD157])); &quot;&quot;; DEC2HEX([.AA157]*8 + [.AB157]*4 + [.AC157]*2 + [.AD157]*1))">
            <text:p/>
          </table:table-cell>
          <table:table-cell table:formula="of:=IF(AND(ISBLANK([.AE157]);ISBLANK([.AF157]);ISBLANK([.AG157]);ISBLANK([.AH157])); &quot;&quot;; DEC2HEX([.AE157]*8 + [.AF157]*4 + [.AG157]*2 + [.AH157]*1))">
            <text:p/>
          </table:table-cell>
          <table:table-cell table:formula="of:=IF(AND(ISBLANK([.AI157]);ISBLANK([.AJ157]);ISBLANK([.AK157]);ISBLANK([.AL157])); &quot;&quot;; DEC2HEX([.AI157]*8 + [.AJ157]*4 + [.AK157]*2 + [.AL157]*1))">
            <text:p/>
          </table:table-cell>
          <table:table-cell table:formula="of:=IF(AND(ISBLANK([.AM157]);ISBLANK([.AN157]);ISBLANK([.AO157]);ISBLANK([.AP157])); &quot;&quot;; DEC2HEX([.AM157]*8 + [.AN157]*4 + [.AO157]*2 + [.AP15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8]);ISBLANK([.D158]);ISBLANK([.E158]);ISBLANK([.F158])); &quot;&quot;; DEC2HEX([.C158]*8 + [.D158]*4 + [.E158]*2 + [.F158]*1))">
            <text:p/>
          </table:table-cell>
          <table:table-cell table:formula="of:=IF(AND(ISBLANK([.G158]);ISBLANK([.H158]);ISBLANK([.I158]);ISBLANK([.J158])); &quot;&quot;; DEC2HEX([.G158]*8 + [.H158]*4 + [.I158]*2 + [.J158]*1))">
            <text:p/>
          </table:table-cell>
          <table:table-cell table:formula="of:=IF(AND(ISBLANK([.K158]);ISBLANK([.L158]);ISBLANK([.M158]);ISBLANK([.N158])); &quot;&quot;; DEC2HEX([.K158]*8 + [.L158]*4 + [.M158]*2 + [.N158]*1))">
            <text:p/>
          </table:table-cell>
          <table:table-cell table:formula="of:=IF(AND(ISBLANK([.O158]);ISBLANK([.P158]);ISBLANK([.Q158]);ISBLANK([.R158])); &quot;&quot;; DEC2HEX([.O158]*8 + [.P158]*4 + [.Q158]*2 + [.R158]*1))">
            <text:p/>
          </table:table-cell>
          <table:table-cell table:formula="of:=IF(AND(ISBLANK([.S158]);ISBLANK([.T158]);ISBLANK([.U158]);ISBLANK([.V158])); &quot;&quot;; DEC2HEX([.S158]*8 + [.T158]*4 + [.U158]*2 + [.V158]*1))">
            <text:p/>
          </table:table-cell>
          <table:table-cell table:formula="of:=IF(AND(ISBLANK([.W158]);ISBLANK([.X158]);ISBLANK([.Y158]);ISBLANK([.Z158])); &quot;&quot;; DEC2HEX([.W158]*8 + [.X158]*4 + [.Y158]*2 + [.Z158]*1))">
            <text:p/>
          </table:table-cell>
          <table:table-cell table:formula="of:=IF(AND(ISBLANK([.AA158]);ISBLANK([.AB158]);ISBLANK([.AC158]);ISBLANK([.AD158])); &quot;&quot;; DEC2HEX([.AA158]*8 + [.AB158]*4 + [.AC158]*2 + [.AD158]*1))">
            <text:p/>
          </table:table-cell>
          <table:table-cell table:formula="of:=IF(AND(ISBLANK([.AE158]);ISBLANK([.AF158]);ISBLANK([.AG158]);ISBLANK([.AH158])); &quot;&quot;; DEC2HEX([.AE158]*8 + [.AF158]*4 + [.AG158]*2 + [.AH158]*1))">
            <text:p/>
          </table:table-cell>
          <table:table-cell table:formula="of:=IF(AND(ISBLANK([.AI158]);ISBLANK([.AJ158]);ISBLANK([.AK158]);ISBLANK([.AL158])); &quot;&quot;; DEC2HEX([.AI158]*8 + [.AJ158]*4 + [.AK158]*2 + [.AL158]*1))">
            <text:p/>
          </table:table-cell>
          <table:table-cell table:formula="of:=IF(AND(ISBLANK([.AM158]);ISBLANK([.AN158]);ISBLANK([.AO158]);ISBLANK([.AP158])); &quot;&quot;; DEC2HEX([.AM158]*8 + [.AN158]*4 + [.AO158]*2 + [.AP15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59]);ISBLANK([.D159]);ISBLANK([.E159]);ISBLANK([.F159])); &quot;&quot;; DEC2HEX([.C159]*8 + [.D159]*4 + [.E159]*2 + [.F159]*1))">
            <text:p/>
          </table:table-cell>
          <table:table-cell table:formula="of:=IF(AND(ISBLANK([.G159]);ISBLANK([.H159]);ISBLANK([.I159]);ISBLANK([.J159])); &quot;&quot;; DEC2HEX([.G159]*8 + [.H159]*4 + [.I159]*2 + [.J159]*1))">
            <text:p/>
          </table:table-cell>
          <table:table-cell table:formula="of:=IF(AND(ISBLANK([.K159]);ISBLANK([.L159]);ISBLANK([.M159]);ISBLANK([.N159])); &quot;&quot;; DEC2HEX([.K159]*8 + [.L159]*4 + [.M159]*2 + [.N159]*1))">
            <text:p/>
          </table:table-cell>
          <table:table-cell table:formula="of:=IF(AND(ISBLANK([.O159]);ISBLANK([.P159]);ISBLANK([.Q159]);ISBLANK([.R159])); &quot;&quot;; DEC2HEX([.O159]*8 + [.P159]*4 + [.Q159]*2 + [.R159]*1))">
            <text:p/>
          </table:table-cell>
          <table:table-cell table:formula="of:=IF(AND(ISBLANK([.S159]);ISBLANK([.T159]);ISBLANK([.U159]);ISBLANK([.V159])); &quot;&quot;; DEC2HEX([.S159]*8 + [.T159]*4 + [.U159]*2 + [.V159]*1))">
            <text:p/>
          </table:table-cell>
          <table:table-cell table:formula="of:=IF(AND(ISBLANK([.W159]);ISBLANK([.X159]);ISBLANK([.Y159]);ISBLANK([.Z159])); &quot;&quot;; DEC2HEX([.W159]*8 + [.X159]*4 + [.Y159]*2 + [.Z159]*1))">
            <text:p/>
          </table:table-cell>
          <table:table-cell table:formula="of:=IF(AND(ISBLANK([.AA159]);ISBLANK([.AB159]);ISBLANK([.AC159]);ISBLANK([.AD159])); &quot;&quot;; DEC2HEX([.AA159]*8 + [.AB159]*4 + [.AC159]*2 + [.AD159]*1))">
            <text:p/>
          </table:table-cell>
          <table:table-cell table:formula="of:=IF(AND(ISBLANK([.AE159]);ISBLANK([.AF159]);ISBLANK([.AG159]);ISBLANK([.AH159])); &quot;&quot;; DEC2HEX([.AE159]*8 + [.AF159]*4 + [.AG159]*2 + [.AH159]*1))">
            <text:p/>
          </table:table-cell>
          <table:table-cell table:formula="of:=IF(AND(ISBLANK([.AI159]);ISBLANK([.AJ159]);ISBLANK([.AK159]);ISBLANK([.AL159])); &quot;&quot;; DEC2HEX([.AI159]*8 + [.AJ159]*4 + [.AK159]*2 + [.AL159]*1))">
            <text:p/>
          </table:table-cell>
          <table:table-cell table:formula="of:=IF(AND(ISBLANK([.AM159]);ISBLANK([.AN159]);ISBLANK([.AO159]);ISBLANK([.AP159])); &quot;&quot;; DEC2HEX([.AM159]*8 + [.AN159]*4 + [.AO159]*2 + [.AP15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0]);ISBLANK([.D160]);ISBLANK([.E160]);ISBLANK([.F160])); &quot;&quot;; DEC2HEX([.C160]*8 + [.D160]*4 + [.E160]*2 + [.F160]*1))">
            <text:p/>
          </table:table-cell>
          <table:table-cell table:formula="of:=IF(AND(ISBLANK([.G160]);ISBLANK([.H160]);ISBLANK([.I160]);ISBLANK([.J160])); &quot;&quot;; DEC2HEX([.G160]*8 + [.H160]*4 + [.I160]*2 + [.J160]*1))">
            <text:p/>
          </table:table-cell>
          <table:table-cell table:formula="of:=IF(AND(ISBLANK([.K160]);ISBLANK([.L160]);ISBLANK([.M160]);ISBLANK([.N160])); &quot;&quot;; DEC2HEX([.K160]*8 + [.L160]*4 + [.M160]*2 + [.N160]*1))">
            <text:p/>
          </table:table-cell>
          <table:table-cell table:formula="of:=IF(AND(ISBLANK([.O160]);ISBLANK([.P160]);ISBLANK([.Q160]);ISBLANK([.R160])); &quot;&quot;; DEC2HEX([.O160]*8 + [.P160]*4 + [.Q160]*2 + [.R160]*1))">
            <text:p/>
          </table:table-cell>
          <table:table-cell table:formula="of:=IF(AND(ISBLANK([.S160]);ISBLANK([.T160]);ISBLANK([.U160]);ISBLANK([.V160])); &quot;&quot;; DEC2HEX([.S160]*8 + [.T160]*4 + [.U160]*2 + [.V160]*1))">
            <text:p/>
          </table:table-cell>
          <table:table-cell table:formula="of:=IF(AND(ISBLANK([.W160]);ISBLANK([.X160]);ISBLANK([.Y160]);ISBLANK([.Z160])); &quot;&quot;; DEC2HEX([.W160]*8 + [.X160]*4 + [.Y160]*2 + [.Z160]*1))">
            <text:p/>
          </table:table-cell>
          <table:table-cell table:formula="of:=IF(AND(ISBLANK([.AA160]);ISBLANK([.AB160]);ISBLANK([.AC160]);ISBLANK([.AD160])); &quot;&quot;; DEC2HEX([.AA160]*8 + [.AB160]*4 + [.AC160]*2 + [.AD160]*1))">
            <text:p/>
          </table:table-cell>
          <table:table-cell table:formula="of:=IF(AND(ISBLANK([.AE160]);ISBLANK([.AF160]);ISBLANK([.AG160]);ISBLANK([.AH160])); &quot;&quot;; DEC2HEX([.AE160]*8 + [.AF160]*4 + [.AG160]*2 + [.AH160]*1))">
            <text:p/>
          </table:table-cell>
          <table:table-cell table:formula="of:=IF(AND(ISBLANK([.AI160]);ISBLANK([.AJ160]);ISBLANK([.AK160]);ISBLANK([.AL160])); &quot;&quot;; DEC2HEX([.AI160]*8 + [.AJ160]*4 + [.AK160]*2 + [.AL160]*1))">
            <text:p/>
          </table:table-cell>
          <table:table-cell table:formula="of:=IF(AND(ISBLANK([.AM160]);ISBLANK([.AN160]);ISBLANK([.AO160]);ISBLANK([.AP160])); &quot;&quot;; DEC2HEX([.AM160]*8 + [.AN160]*4 + [.AO160]*2 + [.AP16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1]);ISBLANK([.D161]);ISBLANK([.E161]);ISBLANK([.F161])); &quot;&quot;; DEC2HEX([.C161]*8 + [.D161]*4 + [.E161]*2 + [.F161]*1))">
            <text:p/>
          </table:table-cell>
          <table:table-cell table:formula="of:=IF(AND(ISBLANK([.G161]);ISBLANK([.H161]);ISBLANK([.I161]);ISBLANK([.J161])); &quot;&quot;; DEC2HEX([.G161]*8 + [.H161]*4 + [.I161]*2 + [.J161]*1))">
            <text:p/>
          </table:table-cell>
          <table:table-cell table:formula="of:=IF(AND(ISBLANK([.K161]);ISBLANK([.L161]);ISBLANK([.M161]);ISBLANK([.N161])); &quot;&quot;; DEC2HEX([.K161]*8 + [.L161]*4 + [.M161]*2 + [.N161]*1))">
            <text:p/>
          </table:table-cell>
          <table:table-cell table:formula="of:=IF(AND(ISBLANK([.O161]);ISBLANK([.P161]);ISBLANK([.Q161]);ISBLANK([.R161])); &quot;&quot;; DEC2HEX([.O161]*8 + [.P161]*4 + [.Q161]*2 + [.R161]*1))">
            <text:p/>
          </table:table-cell>
          <table:table-cell table:formula="of:=IF(AND(ISBLANK([.S161]);ISBLANK([.T161]);ISBLANK([.U161]);ISBLANK([.V161])); &quot;&quot;; DEC2HEX([.S161]*8 + [.T161]*4 + [.U161]*2 + [.V161]*1))">
            <text:p/>
          </table:table-cell>
          <table:table-cell table:formula="of:=IF(AND(ISBLANK([.W161]);ISBLANK([.X161]);ISBLANK([.Y161]);ISBLANK([.Z161])); &quot;&quot;; DEC2HEX([.W161]*8 + [.X161]*4 + [.Y161]*2 + [.Z161]*1))">
            <text:p/>
          </table:table-cell>
          <table:table-cell table:formula="of:=IF(AND(ISBLANK([.AA161]);ISBLANK([.AB161]);ISBLANK([.AC161]);ISBLANK([.AD161])); &quot;&quot;; DEC2HEX([.AA161]*8 + [.AB161]*4 + [.AC161]*2 + [.AD161]*1))">
            <text:p/>
          </table:table-cell>
          <table:table-cell table:formula="of:=IF(AND(ISBLANK([.AE161]);ISBLANK([.AF161]);ISBLANK([.AG161]);ISBLANK([.AH161])); &quot;&quot;; DEC2HEX([.AE161]*8 + [.AF161]*4 + [.AG161]*2 + [.AH161]*1))">
            <text:p/>
          </table:table-cell>
          <table:table-cell table:formula="of:=IF(AND(ISBLANK([.AI161]);ISBLANK([.AJ161]);ISBLANK([.AK161]);ISBLANK([.AL161])); &quot;&quot;; DEC2HEX([.AI161]*8 + [.AJ161]*4 + [.AK161]*2 + [.AL161]*1))">
            <text:p/>
          </table:table-cell>
          <table:table-cell table:formula="of:=IF(AND(ISBLANK([.AM161]);ISBLANK([.AN161]);ISBLANK([.AO161]);ISBLANK([.AP161])); &quot;&quot;; DEC2HEX([.AM161]*8 + [.AN161]*4 + [.AO161]*2 + [.AP16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2]);ISBLANK([.D162]);ISBLANK([.E162]);ISBLANK([.F162])); &quot;&quot;; DEC2HEX([.C162]*8 + [.D162]*4 + [.E162]*2 + [.F162]*1))">
            <text:p/>
          </table:table-cell>
          <table:table-cell table:formula="of:=IF(AND(ISBLANK([.G162]);ISBLANK([.H162]);ISBLANK([.I162]);ISBLANK([.J162])); &quot;&quot;; DEC2HEX([.G162]*8 + [.H162]*4 + [.I162]*2 + [.J162]*1))">
            <text:p/>
          </table:table-cell>
          <table:table-cell table:formula="of:=IF(AND(ISBLANK([.K162]);ISBLANK([.L162]);ISBLANK([.M162]);ISBLANK([.N162])); &quot;&quot;; DEC2HEX([.K162]*8 + [.L162]*4 + [.M162]*2 + [.N162]*1))">
            <text:p/>
          </table:table-cell>
          <table:table-cell table:formula="of:=IF(AND(ISBLANK([.O162]);ISBLANK([.P162]);ISBLANK([.Q162]);ISBLANK([.R162])); &quot;&quot;; DEC2HEX([.O162]*8 + [.P162]*4 + [.Q162]*2 + [.R162]*1))">
            <text:p/>
          </table:table-cell>
          <table:table-cell table:formula="of:=IF(AND(ISBLANK([.S162]);ISBLANK([.T162]);ISBLANK([.U162]);ISBLANK([.V162])); &quot;&quot;; DEC2HEX([.S162]*8 + [.T162]*4 + [.U162]*2 + [.V162]*1))">
            <text:p/>
          </table:table-cell>
          <table:table-cell table:formula="of:=IF(AND(ISBLANK([.W162]);ISBLANK([.X162]);ISBLANK([.Y162]);ISBLANK([.Z162])); &quot;&quot;; DEC2HEX([.W162]*8 + [.X162]*4 + [.Y162]*2 + [.Z162]*1))">
            <text:p/>
          </table:table-cell>
          <table:table-cell table:formula="of:=IF(AND(ISBLANK([.AA162]);ISBLANK([.AB162]);ISBLANK([.AC162]);ISBLANK([.AD162])); &quot;&quot;; DEC2HEX([.AA162]*8 + [.AB162]*4 + [.AC162]*2 + [.AD162]*1))">
            <text:p/>
          </table:table-cell>
          <table:table-cell table:formula="of:=IF(AND(ISBLANK([.AE162]);ISBLANK([.AF162]);ISBLANK([.AG162]);ISBLANK([.AH162])); &quot;&quot;; DEC2HEX([.AE162]*8 + [.AF162]*4 + [.AG162]*2 + [.AH162]*1))">
            <text:p/>
          </table:table-cell>
          <table:table-cell table:formula="of:=IF(AND(ISBLANK([.AI162]);ISBLANK([.AJ162]);ISBLANK([.AK162]);ISBLANK([.AL162])); &quot;&quot;; DEC2HEX([.AI162]*8 + [.AJ162]*4 + [.AK162]*2 + [.AL162]*1))">
            <text:p/>
          </table:table-cell>
          <table:table-cell table:formula="of:=IF(AND(ISBLANK([.AM162]);ISBLANK([.AN162]);ISBLANK([.AO162]);ISBLANK([.AP162])); &quot;&quot;; DEC2HEX([.AM162]*8 + [.AN162]*4 + [.AO162]*2 + [.AP16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3]);ISBLANK([.D163]);ISBLANK([.E163]);ISBLANK([.F163])); &quot;&quot;; DEC2HEX([.C163]*8 + [.D163]*4 + [.E163]*2 + [.F163]*1))">
            <text:p/>
          </table:table-cell>
          <table:table-cell table:formula="of:=IF(AND(ISBLANK([.G163]);ISBLANK([.H163]);ISBLANK([.I163]);ISBLANK([.J163])); &quot;&quot;; DEC2HEX([.G163]*8 + [.H163]*4 + [.I163]*2 + [.J163]*1))">
            <text:p/>
          </table:table-cell>
          <table:table-cell table:formula="of:=IF(AND(ISBLANK([.K163]);ISBLANK([.L163]);ISBLANK([.M163]);ISBLANK([.N163])); &quot;&quot;; DEC2HEX([.K163]*8 + [.L163]*4 + [.M163]*2 + [.N163]*1))">
            <text:p/>
          </table:table-cell>
          <table:table-cell table:formula="of:=IF(AND(ISBLANK([.O163]);ISBLANK([.P163]);ISBLANK([.Q163]);ISBLANK([.R163])); &quot;&quot;; DEC2HEX([.O163]*8 + [.P163]*4 + [.Q163]*2 + [.R163]*1))">
            <text:p/>
          </table:table-cell>
          <table:table-cell table:formula="of:=IF(AND(ISBLANK([.S163]);ISBLANK([.T163]);ISBLANK([.U163]);ISBLANK([.V163])); &quot;&quot;; DEC2HEX([.S163]*8 + [.T163]*4 + [.U163]*2 + [.V163]*1))">
            <text:p/>
          </table:table-cell>
          <table:table-cell table:formula="of:=IF(AND(ISBLANK([.W163]);ISBLANK([.X163]);ISBLANK([.Y163]);ISBLANK([.Z163])); &quot;&quot;; DEC2HEX([.W163]*8 + [.X163]*4 + [.Y163]*2 + [.Z163]*1))">
            <text:p/>
          </table:table-cell>
          <table:table-cell table:formula="of:=IF(AND(ISBLANK([.AA163]);ISBLANK([.AB163]);ISBLANK([.AC163]);ISBLANK([.AD163])); &quot;&quot;; DEC2HEX([.AA163]*8 + [.AB163]*4 + [.AC163]*2 + [.AD163]*1))">
            <text:p/>
          </table:table-cell>
          <table:table-cell table:formula="of:=IF(AND(ISBLANK([.AE163]);ISBLANK([.AF163]);ISBLANK([.AG163]);ISBLANK([.AH163])); &quot;&quot;; DEC2HEX([.AE163]*8 + [.AF163]*4 + [.AG163]*2 + [.AH163]*1))">
            <text:p/>
          </table:table-cell>
          <table:table-cell table:formula="of:=IF(AND(ISBLANK([.AI163]);ISBLANK([.AJ163]);ISBLANK([.AK163]);ISBLANK([.AL163])); &quot;&quot;; DEC2HEX([.AI163]*8 + [.AJ163]*4 + [.AK163]*2 + [.AL163]*1))">
            <text:p/>
          </table:table-cell>
          <table:table-cell table:formula="of:=IF(AND(ISBLANK([.AM163]);ISBLANK([.AN163]);ISBLANK([.AO163]);ISBLANK([.AP163])); &quot;&quot;; DEC2HEX([.AM163]*8 + [.AN163]*4 + [.AO163]*2 + [.AP16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4]);ISBLANK([.D164]);ISBLANK([.E164]);ISBLANK([.F164])); &quot;&quot;; DEC2HEX([.C164]*8 + [.D164]*4 + [.E164]*2 + [.F164]*1))">
            <text:p/>
          </table:table-cell>
          <table:table-cell table:formula="of:=IF(AND(ISBLANK([.G164]);ISBLANK([.H164]);ISBLANK([.I164]);ISBLANK([.J164])); &quot;&quot;; DEC2HEX([.G164]*8 + [.H164]*4 + [.I164]*2 + [.J164]*1))">
            <text:p/>
          </table:table-cell>
          <table:table-cell table:formula="of:=IF(AND(ISBLANK([.K164]);ISBLANK([.L164]);ISBLANK([.M164]);ISBLANK([.N164])); &quot;&quot;; DEC2HEX([.K164]*8 + [.L164]*4 + [.M164]*2 + [.N164]*1))">
            <text:p/>
          </table:table-cell>
          <table:table-cell table:formula="of:=IF(AND(ISBLANK([.O164]);ISBLANK([.P164]);ISBLANK([.Q164]);ISBLANK([.R164])); &quot;&quot;; DEC2HEX([.O164]*8 + [.P164]*4 + [.Q164]*2 + [.R164]*1))">
            <text:p/>
          </table:table-cell>
          <table:table-cell table:formula="of:=IF(AND(ISBLANK([.S164]);ISBLANK([.T164]);ISBLANK([.U164]);ISBLANK([.V164])); &quot;&quot;; DEC2HEX([.S164]*8 + [.T164]*4 + [.U164]*2 + [.V164]*1))">
            <text:p/>
          </table:table-cell>
          <table:table-cell table:formula="of:=IF(AND(ISBLANK([.W164]);ISBLANK([.X164]);ISBLANK([.Y164]);ISBLANK([.Z164])); &quot;&quot;; DEC2HEX([.W164]*8 + [.X164]*4 + [.Y164]*2 + [.Z164]*1))">
            <text:p/>
          </table:table-cell>
          <table:table-cell table:formula="of:=IF(AND(ISBLANK([.AA164]);ISBLANK([.AB164]);ISBLANK([.AC164]);ISBLANK([.AD164])); &quot;&quot;; DEC2HEX([.AA164]*8 + [.AB164]*4 + [.AC164]*2 + [.AD164]*1))">
            <text:p/>
          </table:table-cell>
          <table:table-cell table:formula="of:=IF(AND(ISBLANK([.AE164]);ISBLANK([.AF164]);ISBLANK([.AG164]);ISBLANK([.AH164])); &quot;&quot;; DEC2HEX([.AE164]*8 + [.AF164]*4 + [.AG164]*2 + [.AH164]*1))">
            <text:p/>
          </table:table-cell>
          <table:table-cell table:formula="of:=IF(AND(ISBLANK([.AI164]);ISBLANK([.AJ164]);ISBLANK([.AK164]);ISBLANK([.AL164])); &quot;&quot;; DEC2HEX([.AI164]*8 + [.AJ164]*4 + [.AK164]*2 + [.AL164]*1))">
            <text:p/>
          </table:table-cell>
          <table:table-cell table:formula="of:=IF(AND(ISBLANK([.AM164]);ISBLANK([.AN164]);ISBLANK([.AO164]);ISBLANK([.AP164])); &quot;&quot;; DEC2HEX([.AM164]*8 + [.AN164]*4 + [.AO164]*2 + [.AP16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5]);ISBLANK([.D165]);ISBLANK([.E165]);ISBLANK([.F165])); &quot;&quot;; DEC2HEX([.C165]*8 + [.D165]*4 + [.E165]*2 + [.F165]*1))">
            <text:p/>
          </table:table-cell>
          <table:table-cell table:formula="of:=IF(AND(ISBLANK([.G165]);ISBLANK([.H165]);ISBLANK([.I165]);ISBLANK([.J165])); &quot;&quot;; DEC2HEX([.G165]*8 + [.H165]*4 + [.I165]*2 + [.J165]*1))">
            <text:p/>
          </table:table-cell>
          <table:table-cell table:formula="of:=IF(AND(ISBLANK([.K165]);ISBLANK([.L165]);ISBLANK([.M165]);ISBLANK([.N165])); &quot;&quot;; DEC2HEX([.K165]*8 + [.L165]*4 + [.M165]*2 + [.N165]*1))">
            <text:p/>
          </table:table-cell>
          <table:table-cell table:formula="of:=IF(AND(ISBLANK([.O165]);ISBLANK([.P165]);ISBLANK([.Q165]);ISBLANK([.R165])); &quot;&quot;; DEC2HEX([.O165]*8 + [.P165]*4 + [.Q165]*2 + [.R165]*1))">
            <text:p/>
          </table:table-cell>
          <table:table-cell table:formula="of:=IF(AND(ISBLANK([.S165]);ISBLANK([.T165]);ISBLANK([.U165]);ISBLANK([.V165])); &quot;&quot;; DEC2HEX([.S165]*8 + [.T165]*4 + [.U165]*2 + [.V165]*1))">
            <text:p/>
          </table:table-cell>
          <table:table-cell table:formula="of:=IF(AND(ISBLANK([.W165]);ISBLANK([.X165]);ISBLANK([.Y165]);ISBLANK([.Z165])); &quot;&quot;; DEC2HEX([.W165]*8 + [.X165]*4 + [.Y165]*2 + [.Z165]*1))">
            <text:p/>
          </table:table-cell>
          <table:table-cell table:formula="of:=IF(AND(ISBLANK([.AA165]);ISBLANK([.AB165]);ISBLANK([.AC165]);ISBLANK([.AD165])); &quot;&quot;; DEC2HEX([.AA165]*8 + [.AB165]*4 + [.AC165]*2 + [.AD165]*1))">
            <text:p/>
          </table:table-cell>
          <table:table-cell table:formula="of:=IF(AND(ISBLANK([.AE165]);ISBLANK([.AF165]);ISBLANK([.AG165]);ISBLANK([.AH165])); &quot;&quot;; DEC2HEX([.AE165]*8 + [.AF165]*4 + [.AG165]*2 + [.AH165]*1))">
            <text:p/>
          </table:table-cell>
          <table:table-cell table:formula="of:=IF(AND(ISBLANK([.AI165]);ISBLANK([.AJ165]);ISBLANK([.AK165]);ISBLANK([.AL165])); &quot;&quot;; DEC2HEX([.AI165]*8 + [.AJ165]*4 + [.AK165]*2 + [.AL165]*1))">
            <text:p/>
          </table:table-cell>
          <table:table-cell table:formula="of:=IF(AND(ISBLANK([.AM165]);ISBLANK([.AN165]);ISBLANK([.AO165]);ISBLANK([.AP165])); &quot;&quot;; DEC2HEX([.AM165]*8 + [.AN165]*4 + [.AO165]*2 + [.AP16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6]);ISBLANK([.D166]);ISBLANK([.E166]);ISBLANK([.F166])); &quot;&quot;; DEC2HEX([.C166]*8 + [.D166]*4 + [.E166]*2 + [.F166]*1))">
            <text:p/>
          </table:table-cell>
          <table:table-cell table:formula="of:=IF(AND(ISBLANK([.G166]);ISBLANK([.H166]);ISBLANK([.I166]);ISBLANK([.J166])); &quot;&quot;; DEC2HEX([.G166]*8 + [.H166]*4 + [.I166]*2 + [.J166]*1))">
            <text:p/>
          </table:table-cell>
          <table:table-cell table:formula="of:=IF(AND(ISBLANK([.K166]);ISBLANK([.L166]);ISBLANK([.M166]);ISBLANK([.N166])); &quot;&quot;; DEC2HEX([.K166]*8 + [.L166]*4 + [.M166]*2 + [.N166]*1))">
            <text:p/>
          </table:table-cell>
          <table:table-cell table:formula="of:=IF(AND(ISBLANK([.O166]);ISBLANK([.P166]);ISBLANK([.Q166]);ISBLANK([.R166])); &quot;&quot;; DEC2HEX([.O166]*8 + [.P166]*4 + [.Q166]*2 + [.R166]*1))">
            <text:p/>
          </table:table-cell>
          <table:table-cell table:formula="of:=IF(AND(ISBLANK([.S166]);ISBLANK([.T166]);ISBLANK([.U166]);ISBLANK([.V166])); &quot;&quot;; DEC2HEX([.S166]*8 + [.T166]*4 + [.U166]*2 + [.V166]*1))">
            <text:p/>
          </table:table-cell>
          <table:table-cell table:formula="of:=IF(AND(ISBLANK([.W166]);ISBLANK([.X166]);ISBLANK([.Y166]);ISBLANK([.Z166])); &quot;&quot;; DEC2HEX([.W166]*8 + [.X166]*4 + [.Y166]*2 + [.Z166]*1))">
            <text:p/>
          </table:table-cell>
          <table:table-cell table:formula="of:=IF(AND(ISBLANK([.AA166]);ISBLANK([.AB166]);ISBLANK([.AC166]);ISBLANK([.AD166])); &quot;&quot;; DEC2HEX([.AA166]*8 + [.AB166]*4 + [.AC166]*2 + [.AD166]*1))">
            <text:p/>
          </table:table-cell>
          <table:table-cell table:formula="of:=IF(AND(ISBLANK([.AE166]);ISBLANK([.AF166]);ISBLANK([.AG166]);ISBLANK([.AH166])); &quot;&quot;; DEC2HEX([.AE166]*8 + [.AF166]*4 + [.AG166]*2 + [.AH166]*1))">
            <text:p/>
          </table:table-cell>
          <table:table-cell table:formula="of:=IF(AND(ISBLANK([.AI166]);ISBLANK([.AJ166]);ISBLANK([.AK166]);ISBLANK([.AL166])); &quot;&quot;; DEC2HEX([.AI166]*8 + [.AJ166]*4 + [.AK166]*2 + [.AL166]*1))">
            <text:p/>
          </table:table-cell>
          <table:table-cell table:formula="of:=IF(AND(ISBLANK([.AM166]);ISBLANK([.AN166]);ISBLANK([.AO166]);ISBLANK([.AP166])); &quot;&quot;; DEC2HEX([.AM166]*8 + [.AN166]*4 + [.AO166]*2 + [.AP16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7]);ISBLANK([.D167]);ISBLANK([.E167]);ISBLANK([.F167])); &quot;&quot;; DEC2HEX([.C167]*8 + [.D167]*4 + [.E167]*2 + [.F167]*1))">
            <text:p/>
          </table:table-cell>
          <table:table-cell table:formula="of:=IF(AND(ISBLANK([.G167]);ISBLANK([.H167]);ISBLANK([.I167]);ISBLANK([.J167])); &quot;&quot;; DEC2HEX([.G167]*8 + [.H167]*4 + [.I167]*2 + [.J167]*1))">
            <text:p/>
          </table:table-cell>
          <table:table-cell table:formula="of:=IF(AND(ISBLANK([.K167]);ISBLANK([.L167]);ISBLANK([.M167]);ISBLANK([.N167])); &quot;&quot;; DEC2HEX([.K167]*8 + [.L167]*4 + [.M167]*2 + [.N167]*1))">
            <text:p/>
          </table:table-cell>
          <table:table-cell table:formula="of:=IF(AND(ISBLANK([.O167]);ISBLANK([.P167]);ISBLANK([.Q167]);ISBLANK([.R167])); &quot;&quot;; DEC2HEX([.O167]*8 + [.P167]*4 + [.Q167]*2 + [.R167]*1))">
            <text:p/>
          </table:table-cell>
          <table:table-cell table:formula="of:=IF(AND(ISBLANK([.S167]);ISBLANK([.T167]);ISBLANK([.U167]);ISBLANK([.V167])); &quot;&quot;; DEC2HEX([.S167]*8 + [.T167]*4 + [.U167]*2 + [.V167]*1))">
            <text:p/>
          </table:table-cell>
          <table:table-cell table:formula="of:=IF(AND(ISBLANK([.W167]);ISBLANK([.X167]);ISBLANK([.Y167]);ISBLANK([.Z167])); &quot;&quot;; DEC2HEX([.W167]*8 + [.X167]*4 + [.Y167]*2 + [.Z167]*1))">
            <text:p/>
          </table:table-cell>
          <table:table-cell table:formula="of:=IF(AND(ISBLANK([.AA167]);ISBLANK([.AB167]);ISBLANK([.AC167]);ISBLANK([.AD167])); &quot;&quot;; DEC2HEX([.AA167]*8 + [.AB167]*4 + [.AC167]*2 + [.AD167]*1))">
            <text:p/>
          </table:table-cell>
          <table:table-cell table:formula="of:=IF(AND(ISBLANK([.AE167]);ISBLANK([.AF167]);ISBLANK([.AG167]);ISBLANK([.AH167])); &quot;&quot;; DEC2HEX([.AE167]*8 + [.AF167]*4 + [.AG167]*2 + [.AH167]*1))">
            <text:p/>
          </table:table-cell>
          <table:table-cell table:formula="of:=IF(AND(ISBLANK([.AI167]);ISBLANK([.AJ167]);ISBLANK([.AK167]);ISBLANK([.AL167])); &quot;&quot;; DEC2HEX([.AI167]*8 + [.AJ167]*4 + [.AK167]*2 + [.AL167]*1))">
            <text:p/>
          </table:table-cell>
          <table:table-cell table:formula="of:=IF(AND(ISBLANK([.AM167]);ISBLANK([.AN167]);ISBLANK([.AO167]);ISBLANK([.AP167])); &quot;&quot;; DEC2HEX([.AM167]*8 + [.AN167]*4 + [.AO167]*2 + [.AP16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8]);ISBLANK([.D168]);ISBLANK([.E168]);ISBLANK([.F168])); &quot;&quot;; DEC2HEX([.C168]*8 + [.D168]*4 + [.E168]*2 + [.F168]*1))">
            <text:p/>
          </table:table-cell>
          <table:table-cell table:formula="of:=IF(AND(ISBLANK([.G168]);ISBLANK([.H168]);ISBLANK([.I168]);ISBLANK([.J168])); &quot;&quot;; DEC2HEX([.G168]*8 + [.H168]*4 + [.I168]*2 + [.J168]*1))">
            <text:p/>
          </table:table-cell>
          <table:table-cell table:formula="of:=IF(AND(ISBLANK([.K168]);ISBLANK([.L168]);ISBLANK([.M168]);ISBLANK([.N168])); &quot;&quot;; DEC2HEX([.K168]*8 + [.L168]*4 + [.M168]*2 + [.N168]*1))">
            <text:p/>
          </table:table-cell>
          <table:table-cell table:formula="of:=IF(AND(ISBLANK([.O168]);ISBLANK([.P168]);ISBLANK([.Q168]);ISBLANK([.R168])); &quot;&quot;; DEC2HEX([.O168]*8 + [.P168]*4 + [.Q168]*2 + [.R168]*1))">
            <text:p/>
          </table:table-cell>
          <table:table-cell table:formula="of:=IF(AND(ISBLANK([.S168]);ISBLANK([.T168]);ISBLANK([.U168]);ISBLANK([.V168])); &quot;&quot;; DEC2HEX([.S168]*8 + [.T168]*4 + [.U168]*2 + [.V168]*1))">
            <text:p/>
          </table:table-cell>
          <table:table-cell table:formula="of:=IF(AND(ISBLANK([.W168]);ISBLANK([.X168]);ISBLANK([.Y168]);ISBLANK([.Z168])); &quot;&quot;; DEC2HEX([.W168]*8 + [.X168]*4 + [.Y168]*2 + [.Z168]*1))">
            <text:p/>
          </table:table-cell>
          <table:table-cell table:formula="of:=IF(AND(ISBLANK([.AA168]);ISBLANK([.AB168]);ISBLANK([.AC168]);ISBLANK([.AD168])); &quot;&quot;; DEC2HEX([.AA168]*8 + [.AB168]*4 + [.AC168]*2 + [.AD168]*1))">
            <text:p/>
          </table:table-cell>
          <table:table-cell table:formula="of:=IF(AND(ISBLANK([.AE168]);ISBLANK([.AF168]);ISBLANK([.AG168]);ISBLANK([.AH168])); &quot;&quot;; DEC2HEX([.AE168]*8 + [.AF168]*4 + [.AG168]*2 + [.AH168]*1))">
            <text:p/>
          </table:table-cell>
          <table:table-cell table:formula="of:=IF(AND(ISBLANK([.AI168]);ISBLANK([.AJ168]);ISBLANK([.AK168]);ISBLANK([.AL168])); &quot;&quot;; DEC2HEX([.AI168]*8 + [.AJ168]*4 + [.AK168]*2 + [.AL168]*1))">
            <text:p/>
          </table:table-cell>
          <table:table-cell table:formula="of:=IF(AND(ISBLANK([.AM168]);ISBLANK([.AN168]);ISBLANK([.AO168]);ISBLANK([.AP168])); &quot;&quot;; DEC2HEX([.AM168]*8 + [.AN168]*4 + [.AO168]*2 + [.AP16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69]);ISBLANK([.D169]);ISBLANK([.E169]);ISBLANK([.F169])); &quot;&quot;; DEC2HEX([.C169]*8 + [.D169]*4 + [.E169]*2 + [.F169]*1))">
            <text:p/>
          </table:table-cell>
          <table:table-cell table:formula="of:=IF(AND(ISBLANK([.G169]);ISBLANK([.H169]);ISBLANK([.I169]);ISBLANK([.J169])); &quot;&quot;; DEC2HEX([.G169]*8 + [.H169]*4 + [.I169]*2 + [.J169]*1))">
            <text:p/>
          </table:table-cell>
          <table:table-cell table:formula="of:=IF(AND(ISBLANK([.K169]);ISBLANK([.L169]);ISBLANK([.M169]);ISBLANK([.N169])); &quot;&quot;; DEC2HEX([.K169]*8 + [.L169]*4 + [.M169]*2 + [.N169]*1))">
            <text:p/>
          </table:table-cell>
          <table:table-cell table:formula="of:=IF(AND(ISBLANK([.O169]);ISBLANK([.P169]);ISBLANK([.Q169]);ISBLANK([.R169])); &quot;&quot;; DEC2HEX([.O169]*8 + [.P169]*4 + [.Q169]*2 + [.R169]*1))">
            <text:p/>
          </table:table-cell>
          <table:table-cell table:formula="of:=IF(AND(ISBLANK([.S169]);ISBLANK([.T169]);ISBLANK([.U169]);ISBLANK([.V169])); &quot;&quot;; DEC2HEX([.S169]*8 + [.T169]*4 + [.U169]*2 + [.V169]*1))">
            <text:p/>
          </table:table-cell>
          <table:table-cell table:formula="of:=IF(AND(ISBLANK([.W169]);ISBLANK([.X169]);ISBLANK([.Y169]);ISBLANK([.Z169])); &quot;&quot;; DEC2HEX([.W169]*8 + [.X169]*4 + [.Y169]*2 + [.Z169]*1))">
            <text:p/>
          </table:table-cell>
          <table:table-cell table:formula="of:=IF(AND(ISBLANK([.AA169]);ISBLANK([.AB169]);ISBLANK([.AC169]);ISBLANK([.AD169])); &quot;&quot;; DEC2HEX([.AA169]*8 + [.AB169]*4 + [.AC169]*2 + [.AD169]*1))">
            <text:p/>
          </table:table-cell>
          <table:table-cell table:formula="of:=IF(AND(ISBLANK([.AE169]);ISBLANK([.AF169]);ISBLANK([.AG169]);ISBLANK([.AH169])); &quot;&quot;; DEC2HEX([.AE169]*8 + [.AF169]*4 + [.AG169]*2 + [.AH169]*1))">
            <text:p/>
          </table:table-cell>
          <table:table-cell table:formula="of:=IF(AND(ISBLANK([.AI169]);ISBLANK([.AJ169]);ISBLANK([.AK169]);ISBLANK([.AL169])); &quot;&quot;; DEC2HEX([.AI169]*8 + [.AJ169]*4 + [.AK169]*2 + [.AL169]*1))">
            <text:p/>
          </table:table-cell>
          <table:table-cell table:formula="of:=IF(AND(ISBLANK([.AM169]);ISBLANK([.AN169]);ISBLANK([.AO169]);ISBLANK([.AP169])); &quot;&quot;; DEC2HEX([.AM169]*8 + [.AN169]*4 + [.AO169]*2 + [.AP16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0]);ISBLANK([.D170]);ISBLANK([.E170]);ISBLANK([.F170])); &quot;&quot;; DEC2HEX([.C170]*8 + [.D170]*4 + [.E170]*2 + [.F170]*1))">
            <text:p/>
          </table:table-cell>
          <table:table-cell table:formula="of:=IF(AND(ISBLANK([.G170]);ISBLANK([.H170]);ISBLANK([.I170]);ISBLANK([.J170])); &quot;&quot;; DEC2HEX([.G170]*8 + [.H170]*4 + [.I170]*2 + [.J170]*1))">
            <text:p/>
          </table:table-cell>
          <table:table-cell table:formula="of:=IF(AND(ISBLANK([.K170]);ISBLANK([.L170]);ISBLANK([.M170]);ISBLANK([.N170])); &quot;&quot;; DEC2HEX([.K170]*8 + [.L170]*4 + [.M170]*2 + [.N170]*1))">
            <text:p/>
          </table:table-cell>
          <table:table-cell table:formula="of:=IF(AND(ISBLANK([.O170]);ISBLANK([.P170]);ISBLANK([.Q170]);ISBLANK([.R170])); &quot;&quot;; DEC2HEX([.O170]*8 + [.P170]*4 + [.Q170]*2 + [.R170]*1))">
            <text:p/>
          </table:table-cell>
          <table:table-cell table:formula="of:=IF(AND(ISBLANK([.S170]);ISBLANK([.T170]);ISBLANK([.U170]);ISBLANK([.V170])); &quot;&quot;; DEC2HEX([.S170]*8 + [.T170]*4 + [.U170]*2 + [.V170]*1))">
            <text:p/>
          </table:table-cell>
          <table:table-cell table:formula="of:=IF(AND(ISBLANK([.W170]);ISBLANK([.X170]);ISBLANK([.Y170]);ISBLANK([.Z170])); &quot;&quot;; DEC2HEX([.W170]*8 + [.X170]*4 + [.Y170]*2 + [.Z170]*1))">
            <text:p/>
          </table:table-cell>
          <table:table-cell table:formula="of:=IF(AND(ISBLANK([.AA170]);ISBLANK([.AB170]);ISBLANK([.AC170]);ISBLANK([.AD170])); &quot;&quot;; DEC2HEX([.AA170]*8 + [.AB170]*4 + [.AC170]*2 + [.AD170]*1))">
            <text:p/>
          </table:table-cell>
          <table:table-cell table:formula="of:=IF(AND(ISBLANK([.AE170]);ISBLANK([.AF170]);ISBLANK([.AG170]);ISBLANK([.AH170])); &quot;&quot;; DEC2HEX([.AE170]*8 + [.AF170]*4 + [.AG170]*2 + [.AH170]*1))">
            <text:p/>
          </table:table-cell>
          <table:table-cell table:formula="of:=IF(AND(ISBLANK([.AI170]);ISBLANK([.AJ170]);ISBLANK([.AK170]);ISBLANK([.AL170])); &quot;&quot;; DEC2HEX([.AI170]*8 + [.AJ170]*4 + [.AK170]*2 + [.AL170]*1))">
            <text:p/>
          </table:table-cell>
          <table:table-cell table:formula="of:=IF(AND(ISBLANK([.AM170]);ISBLANK([.AN170]);ISBLANK([.AO170]);ISBLANK([.AP170])); &quot;&quot;; DEC2HEX([.AM170]*8 + [.AN170]*4 + [.AO170]*2 + [.AP17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1]);ISBLANK([.D171]);ISBLANK([.E171]);ISBLANK([.F171])); &quot;&quot;; DEC2HEX([.C171]*8 + [.D171]*4 + [.E171]*2 + [.F171]*1))">
            <text:p/>
          </table:table-cell>
          <table:table-cell table:formula="of:=IF(AND(ISBLANK([.G171]);ISBLANK([.H171]);ISBLANK([.I171]);ISBLANK([.J171])); &quot;&quot;; DEC2HEX([.G171]*8 + [.H171]*4 + [.I171]*2 + [.J171]*1))">
            <text:p/>
          </table:table-cell>
          <table:table-cell table:formula="of:=IF(AND(ISBLANK([.K171]);ISBLANK([.L171]);ISBLANK([.M171]);ISBLANK([.N171])); &quot;&quot;; DEC2HEX([.K171]*8 + [.L171]*4 + [.M171]*2 + [.N171]*1))">
            <text:p/>
          </table:table-cell>
          <table:table-cell table:formula="of:=IF(AND(ISBLANK([.O171]);ISBLANK([.P171]);ISBLANK([.Q171]);ISBLANK([.R171])); &quot;&quot;; DEC2HEX([.O171]*8 + [.P171]*4 + [.Q171]*2 + [.R171]*1))">
            <text:p/>
          </table:table-cell>
          <table:table-cell table:formula="of:=IF(AND(ISBLANK([.S171]);ISBLANK([.T171]);ISBLANK([.U171]);ISBLANK([.V171])); &quot;&quot;; DEC2HEX([.S171]*8 + [.T171]*4 + [.U171]*2 + [.V171]*1))">
            <text:p/>
          </table:table-cell>
          <table:table-cell table:formula="of:=IF(AND(ISBLANK([.W171]);ISBLANK([.X171]);ISBLANK([.Y171]);ISBLANK([.Z171])); &quot;&quot;; DEC2HEX([.W171]*8 + [.X171]*4 + [.Y171]*2 + [.Z171]*1))">
            <text:p/>
          </table:table-cell>
          <table:table-cell table:formula="of:=IF(AND(ISBLANK([.AA171]);ISBLANK([.AB171]);ISBLANK([.AC171]);ISBLANK([.AD171])); &quot;&quot;; DEC2HEX([.AA171]*8 + [.AB171]*4 + [.AC171]*2 + [.AD171]*1))">
            <text:p/>
          </table:table-cell>
          <table:table-cell table:formula="of:=IF(AND(ISBLANK([.AE171]);ISBLANK([.AF171]);ISBLANK([.AG171]);ISBLANK([.AH171])); &quot;&quot;; DEC2HEX([.AE171]*8 + [.AF171]*4 + [.AG171]*2 + [.AH171]*1))">
            <text:p/>
          </table:table-cell>
          <table:table-cell table:formula="of:=IF(AND(ISBLANK([.AI171]);ISBLANK([.AJ171]);ISBLANK([.AK171]);ISBLANK([.AL171])); &quot;&quot;; DEC2HEX([.AI171]*8 + [.AJ171]*4 + [.AK171]*2 + [.AL171]*1))">
            <text:p/>
          </table:table-cell>
          <table:table-cell table:formula="of:=IF(AND(ISBLANK([.AM171]);ISBLANK([.AN171]);ISBLANK([.AO171]);ISBLANK([.AP171])); &quot;&quot;; DEC2HEX([.AM171]*8 + [.AN171]*4 + [.AO171]*2 + [.AP17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2]);ISBLANK([.D172]);ISBLANK([.E172]);ISBLANK([.F172])); &quot;&quot;; DEC2HEX([.C172]*8 + [.D172]*4 + [.E172]*2 + [.F172]*1))">
            <text:p/>
          </table:table-cell>
          <table:table-cell table:formula="of:=IF(AND(ISBLANK([.G172]);ISBLANK([.H172]);ISBLANK([.I172]);ISBLANK([.J172])); &quot;&quot;; DEC2HEX([.G172]*8 + [.H172]*4 + [.I172]*2 + [.J172]*1))">
            <text:p/>
          </table:table-cell>
          <table:table-cell table:formula="of:=IF(AND(ISBLANK([.K172]);ISBLANK([.L172]);ISBLANK([.M172]);ISBLANK([.N172])); &quot;&quot;; DEC2HEX([.K172]*8 + [.L172]*4 + [.M172]*2 + [.N172]*1))">
            <text:p/>
          </table:table-cell>
          <table:table-cell table:formula="of:=IF(AND(ISBLANK([.O172]);ISBLANK([.P172]);ISBLANK([.Q172]);ISBLANK([.R172])); &quot;&quot;; DEC2HEX([.O172]*8 + [.P172]*4 + [.Q172]*2 + [.R172]*1))">
            <text:p/>
          </table:table-cell>
          <table:table-cell table:formula="of:=IF(AND(ISBLANK([.S172]);ISBLANK([.T172]);ISBLANK([.U172]);ISBLANK([.V172])); &quot;&quot;; DEC2HEX([.S172]*8 + [.T172]*4 + [.U172]*2 + [.V172]*1))">
            <text:p/>
          </table:table-cell>
          <table:table-cell table:formula="of:=IF(AND(ISBLANK([.W172]);ISBLANK([.X172]);ISBLANK([.Y172]);ISBLANK([.Z172])); &quot;&quot;; DEC2HEX([.W172]*8 + [.X172]*4 + [.Y172]*2 + [.Z172]*1))">
            <text:p/>
          </table:table-cell>
          <table:table-cell table:formula="of:=IF(AND(ISBLANK([.AA172]);ISBLANK([.AB172]);ISBLANK([.AC172]);ISBLANK([.AD172])); &quot;&quot;; DEC2HEX([.AA172]*8 + [.AB172]*4 + [.AC172]*2 + [.AD172]*1))">
            <text:p/>
          </table:table-cell>
          <table:table-cell table:formula="of:=IF(AND(ISBLANK([.AE172]);ISBLANK([.AF172]);ISBLANK([.AG172]);ISBLANK([.AH172])); &quot;&quot;; DEC2HEX([.AE172]*8 + [.AF172]*4 + [.AG172]*2 + [.AH172]*1))">
            <text:p/>
          </table:table-cell>
          <table:table-cell table:formula="of:=IF(AND(ISBLANK([.AI172]);ISBLANK([.AJ172]);ISBLANK([.AK172]);ISBLANK([.AL172])); &quot;&quot;; DEC2HEX([.AI172]*8 + [.AJ172]*4 + [.AK172]*2 + [.AL172]*1))">
            <text:p/>
          </table:table-cell>
          <table:table-cell table:formula="of:=IF(AND(ISBLANK([.AM172]);ISBLANK([.AN172]);ISBLANK([.AO172]);ISBLANK([.AP172])); &quot;&quot;; DEC2HEX([.AM172]*8 + [.AN172]*4 + [.AO172]*2 + [.AP17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3]);ISBLANK([.D173]);ISBLANK([.E173]);ISBLANK([.F173])); &quot;&quot;; DEC2HEX([.C173]*8 + [.D173]*4 + [.E173]*2 + [.F173]*1))">
            <text:p/>
          </table:table-cell>
          <table:table-cell table:formula="of:=IF(AND(ISBLANK([.G173]);ISBLANK([.H173]);ISBLANK([.I173]);ISBLANK([.J173])); &quot;&quot;; DEC2HEX([.G173]*8 + [.H173]*4 + [.I173]*2 + [.J173]*1))">
            <text:p/>
          </table:table-cell>
          <table:table-cell table:formula="of:=IF(AND(ISBLANK([.K173]);ISBLANK([.L173]);ISBLANK([.M173]);ISBLANK([.N173])); &quot;&quot;; DEC2HEX([.K173]*8 + [.L173]*4 + [.M173]*2 + [.N173]*1))">
            <text:p/>
          </table:table-cell>
          <table:table-cell table:formula="of:=IF(AND(ISBLANK([.O173]);ISBLANK([.P173]);ISBLANK([.Q173]);ISBLANK([.R173])); &quot;&quot;; DEC2HEX([.O173]*8 + [.P173]*4 + [.Q173]*2 + [.R173]*1))">
            <text:p/>
          </table:table-cell>
          <table:table-cell table:formula="of:=IF(AND(ISBLANK([.S173]);ISBLANK([.T173]);ISBLANK([.U173]);ISBLANK([.V173])); &quot;&quot;; DEC2HEX([.S173]*8 + [.T173]*4 + [.U173]*2 + [.V173]*1))">
            <text:p/>
          </table:table-cell>
          <table:table-cell table:formula="of:=IF(AND(ISBLANK([.W173]);ISBLANK([.X173]);ISBLANK([.Y173]);ISBLANK([.Z173])); &quot;&quot;; DEC2HEX([.W173]*8 + [.X173]*4 + [.Y173]*2 + [.Z173]*1))">
            <text:p/>
          </table:table-cell>
          <table:table-cell table:formula="of:=IF(AND(ISBLANK([.AA173]);ISBLANK([.AB173]);ISBLANK([.AC173]);ISBLANK([.AD173])); &quot;&quot;; DEC2HEX([.AA173]*8 + [.AB173]*4 + [.AC173]*2 + [.AD173]*1))">
            <text:p/>
          </table:table-cell>
          <table:table-cell table:formula="of:=IF(AND(ISBLANK([.AE173]);ISBLANK([.AF173]);ISBLANK([.AG173]);ISBLANK([.AH173])); &quot;&quot;; DEC2HEX([.AE173]*8 + [.AF173]*4 + [.AG173]*2 + [.AH173]*1))">
            <text:p/>
          </table:table-cell>
          <table:table-cell table:formula="of:=IF(AND(ISBLANK([.AI173]);ISBLANK([.AJ173]);ISBLANK([.AK173]);ISBLANK([.AL173])); &quot;&quot;; DEC2HEX([.AI173]*8 + [.AJ173]*4 + [.AK173]*2 + [.AL173]*1))">
            <text:p/>
          </table:table-cell>
          <table:table-cell table:formula="of:=IF(AND(ISBLANK([.AM173]);ISBLANK([.AN173]);ISBLANK([.AO173]);ISBLANK([.AP173])); &quot;&quot;; DEC2HEX([.AM173]*8 + [.AN173]*4 + [.AO173]*2 + [.AP17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4]);ISBLANK([.D174]);ISBLANK([.E174]);ISBLANK([.F174])); &quot;&quot;; DEC2HEX([.C174]*8 + [.D174]*4 + [.E174]*2 + [.F174]*1))">
            <text:p/>
          </table:table-cell>
          <table:table-cell table:formula="of:=IF(AND(ISBLANK([.G174]);ISBLANK([.H174]);ISBLANK([.I174]);ISBLANK([.J174])); &quot;&quot;; DEC2HEX([.G174]*8 + [.H174]*4 + [.I174]*2 + [.J174]*1))">
            <text:p/>
          </table:table-cell>
          <table:table-cell table:formula="of:=IF(AND(ISBLANK([.K174]);ISBLANK([.L174]);ISBLANK([.M174]);ISBLANK([.N174])); &quot;&quot;; DEC2HEX([.K174]*8 + [.L174]*4 + [.M174]*2 + [.N174]*1))">
            <text:p/>
          </table:table-cell>
          <table:table-cell table:formula="of:=IF(AND(ISBLANK([.O174]);ISBLANK([.P174]);ISBLANK([.Q174]);ISBLANK([.R174])); &quot;&quot;; DEC2HEX([.O174]*8 + [.P174]*4 + [.Q174]*2 + [.R174]*1))">
            <text:p/>
          </table:table-cell>
          <table:table-cell table:formula="of:=IF(AND(ISBLANK([.S174]);ISBLANK([.T174]);ISBLANK([.U174]);ISBLANK([.V174])); &quot;&quot;; DEC2HEX([.S174]*8 + [.T174]*4 + [.U174]*2 + [.V174]*1))">
            <text:p/>
          </table:table-cell>
          <table:table-cell table:formula="of:=IF(AND(ISBLANK([.W174]);ISBLANK([.X174]);ISBLANK([.Y174]);ISBLANK([.Z174])); &quot;&quot;; DEC2HEX([.W174]*8 + [.X174]*4 + [.Y174]*2 + [.Z174]*1))">
            <text:p/>
          </table:table-cell>
          <table:table-cell table:formula="of:=IF(AND(ISBLANK([.AA174]);ISBLANK([.AB174]);ISBLANK([.AC174]);ISBLANK([.AD174])); &quot;&quot;; DEC2HEX([.AA174]*8 + [.AB174]*4 + [.AC174]*2 + [.AD174]*1))">
            <text:p/>
          </table:table-cell>
          <table:table-cell table:formula="of:=IF(AND(ISBLANK([.AE174]);ISBLANK([.AF174]);ISBLANK([.AG174]);ISBLANK([.AH174])); &quot;&quot;; DEC2HEX([.AE174]*8 + [.AF174]*4 + [.AG174]*2 + [.AH174]*1))">
            <text:p/>
          </table:table-cell>
          <table:table-cell table:formula="of:=IF(AND(ISBLANK([.AI174]);ISBLANK([.AJ174]);ISBLANK([.AK174]);ISBLANK([.AL174])); &quot;&quot;; DEC2HEX([.AI174]*8 + [.AJ174]*4 + [.AK174]*2 + [.AL174]*1))">
            <text:p/>
          </table:table-cell>
          <table:table-cell table:formula="of:=IF(AND(ISBLANK([.AM174]);ISBLANK([.AN174]);ISBLANK([.AO174]);ISBLANK([.AP174])); &quot;&quot;; DEC2HEX([.AM174]*8 + [.AN174]*4 + [.AO174]*2 + [.AP17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5]);ISBLANK([.D175]);ISBLANK([.E175]);ISBLANK([.F175])); &quot;&quot;; DEC2HEX([.C175]*8 + [.D175]*4 + [.E175]*2 + [.F175]*1))">
            <text:p/>
          </table:table-cell>
          <table:table-cell table:formula="of:=IF(AND(ISBLANK([.G175]);ISBLANK([.H175]);ISBLANK([.I175]);ISBLANK([.J175])); &quot;&quot;; DEC2HEX([.G175]*8 + [.H175]*4 + [.I175]*2 + [.J175]*1))">
            <text:p/>
          </table:table-cell>
          <table:table-cell table:formula="of:=IF(AND(ISBLANK([.K175]);ISBLANK([.L175]);ISBLANK([.M175]);ISBLANK([.N175])); &quot;&quot;; DEC2HEX([.K175]*8 + [.L175]*4 + [.M175]*2 + [.N175]*1))">
            <text:p/>
          </table:table-cell>
          <table:table-cell table:formula="of:=IF(AND(ISBLANK([.O175]);ISBLANK([.P175]);ISBLANK([.Q175]);ISBLANK([.R175])); &quot;&quot;; DEC2HEX([.O175]*8 + [.P175]*4 + [.Q175]*2 + [.R175]*1))">
            <text:p/>
          </table:table-cell>
          <table:table-cell table:formula="of:=IF(AND(ISBLANK([.S175]);ISBLANK([.T175]);ISBLANK([.U175]);ISBLANK([.V175])); &quot;&quot;; DEC2HEX([.S175]*8 + [.T175]*4 + [.U175]*2 + [.V175]*1))">
            <text:p/>
          </table:table-cell>
          <table:table-cell table:formula="of:=IF(AND(ISBLANK([.W175]);ISBLANK([.X175]);ISBLANK([.Y175]);ISBLANK([.Z175])); &quot;&quot;; DEC2HEX([.W175]*8 + [.X175]*4 + [.Y175]*2 + [.Z175]*1))">
            <text:p/>
          </table:table-cell>
          <table:table-cell table:formula="of:=IF(AND(ISBLANK([.AA175]);ISBLANK([.AB175]);ISBLANK([.AC175]);ISBLANK([.AD175])); &quot;&quot;; DEC2HEX([.AA175]*8 + [.AB175]*4 + [.AC175]*2 + [.AD175]*1))">
            <text:p/>
          </table:table-cell>
          <table:table-cell table:formula="of:=IF(AND(ISBLANK([.AE175]);ISBLANK([.AF175]);ISBLANK([.AG175]);ISBLANK([.AH175])); &quot;&quot;; DEC2HEX([.AE175]*8 + [.AF175]*4 + [.AG175]*2 + [.AH175]*1))">
            <text:p/>
          </table:table-cell>
          <table:table-cell table:formula="of:=IF(AND(ISBLANK([.AI175]);ISBLANK([.AJ175]);ISBLANK([.AK175]);ISBLANK([.AL175])); &quot;&quot;; DEC2HEX([.AI175]*8 + [.AJ175]*4 + [.AK175]*2 + [.AL175]*1))">
            <text:p/>
          </table:table-cell>
          <table:table-cell table:formula="of:=IF(AND(ISBLANK([.AM175]);ISBLANK([.AN175]);ISBLANK([.AO175]);ISBLANK([.AP175])); &quot;&quot;; DEC2HEX([.AM175]*8 + [.AN175]*4 + [.AO175]*2 + [.AP17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6]);ISBLANK([.D176]);ISBLANK([.E176]);ISBLANK([.F176])); &quot;&quot;; DEC2HEX([.C176]*8 + [.D176]*4 + [.E176]*2 + [.F176]*1))">
            <text:p/>
          </table:table-cell>
          <table:table-cell table:formula="of:=IF(AND(ISBLANK([.G176]);ISBLANK([.H176]);ISBLANK([.I176]);ISBLANK([.J176])); &quot;&quot;; DEC2HEX([.G176]*8 + [.H176]*4 + [.I176]*2 + [.J176]*1))">
            <text:p/>
          </table:table-cell>
          <table:table-cell table:formula="of:=IF(AND(ISBLANK([.K176]);ISBLANK([.L176]);ISBLANK([.M176]);ISBLANK([.N176])); &quot;&quot;; DEC2HEX([.K176]*8 + [.L176]*4 + [.M176]*2 + [.N176]*1))">
            <text:p/>
          </table:table-cell>
          <table:table-cell table:formula="of:=IF(AND(ISBLANK([.O176]);ISBLANK([.P176]);ISBLANK([.Q176]);ISBLANK([.R176])); &quot;&quot;; DEC2HEX([.O176]*8 + [.P176]*4 + [.Q176]*2 + [.R176]*1))">
            <text:p/>
          </table:table-cell>
          <table:table-cell table:formula="of:=IF(AND(ISBLANK([.S176]);ISBLANK([.T176]);ISBLANK([.U176]);ISBLANK([.V176])); &quot;&quot;; DEC2HEX([.S176]*8 + [.T176]*4 + [.U176]*2 + [.V176]*1))">
            <text:p/>
          </table:table-cell>
          <table:table-cell table:formula="of:=IF(AND(ISBLANK([.W176]);ISBLANK([.X176]);ISBLANK([.Y176]);ISBLANK([.Z176])); &quot;&quot;; DEC2HEX([.W176]*8 + [.X176]*4 + [.Y176]*2 + [.Z176]*1))">
            <text:p/>
          </table:table-cell>
          <table:table-cell table:formula="of:=IF(AND(ISBLANK([.AA176]);ISBLANK([.AB176]);ISBLANK([.AC176]);ISBLANK([.AD176])); &quot;&quot;; DEC2HEX([.AA176]*8 + [.AB176]*4 + [.AC176]*2 + [.AD176]*1))">
            <text:p/>
          </table:table-cell>
          <table:table-cell table:formula="of:=IF(AND(ISBLANK([.AE176]);ISBLANK([.AF176]);ISBLANK([.AG176]);ISBLANK([.AH176])); &quot;&quot;; DEC2HEX([.AE176]*8 + [.AF176]*4 + [.AG176]*2 + [.AH176]*1))">
            <text:p/>
          </table:table-cell>
          <table:table-cell table:formula="of:=IF(AND(ISBLANK([.AI176]);ISBLANK([.AJ176]);ISBLANK([.AK176]);ISBLANK([.AL176])); &quot;&quot;; DEC2HEX([.AI176]*8 + [.AJ176]*4 + [.AK176]*2 + [.AL176]*1))">
            <text:p/>
          </table:table-cell>
          <table:table-cell table:formula="of:=IF(AND(ISBLANK([.AM176]);ISBLANK([.AN176]);ISBLANK([.AO176]);ISBLANK([.AP176])); &quot;&quot;; DEC2HEX([.AM176]*8 + [.AN176]*4 + [.AO176]*2 + [.AP17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7]);ISBLANK([.D177]);ISBLANK([.E177]);ISBLANK([.F177])); &quot;&quot;; DEC2HEX([.C177]*8 + [.D177]*4 + [.E177]*2 + [.F177]*1))">
            <text:p/>
          </table:table-cell>
          <table:table-cell table:formula="of:=IF(AND(ISBLANK([.G177]);ISBLANK([.H177]);ISBLANK([.I177]);ISBLANK([.J177])); &quot;&quot;; DEC2HEX([.G177]*8 + [.H177]*4 + [.I177]*2 + [.J177]*1))">
            <text:p/>
          </table:table-cell>
          <table:table-cell table:formula="of:=IF(AND(ISBLANK([.K177]);ISBLANK([.L177]);ISBLANK([.M177]);ISBLANK([.N177])); &quot;&quot;; DEC2HEX([.K177]*8 + [.L177]*4 + [.M177]*2 + [.N177]*1))">
            <text:p/>
          </table:table-cell>
          <table:table-cell table:formula="of:=IF(AND(ISBLANK([.O177]);ISBLANK([.P177]);ISBLANK([.Q177]);ISBLANK([.R177])); &quot;&quot;; DEC2HEX([.O177]*8 + [.P177]*4 + [.Q177]*2 + [.R177]*1))">
            <text:p/>
          </table:table-cell>
          <table:table-cell table:formula="of:=IF(AND(ISBLANK([.S177]);ISBLANK([.T177]);ISBLANK([.U177]);ISBLANK([.V177])); &quot;&quot;; DEC2HEX([.S177]*8 + [.T177]*4 + [.U177]*2 + [.V177]*1))">
            <text:p/>
          </table:table-cell>
          <table:table-cell table:formula="of:=IF(AND(ISBLANK([.W177]);ISBLANK([.X177]);ISBLANK([.Y177]);ISBLANK([.Z177])); &quot;&quot;; DEC2HEX([.W177]*8 + [.X177]*4 + [.Y177]*2 + [.Z177]*1))">
            <text:p/>
          </table:table-cell>
          <table:table-cell table:formula="of:=IF(AND(ISBLANK([.AA177]);ISBLANK([.AB177]);ISBLANK([.AC177]);ISBLANK([.AD177])); &quot;&quot;; DEC2HEX([.AA177]*8 + [.AB177]*4 + [.AC177]*2 + [.AD177]*1))">
            <text:p/>
          </table:table-cell>
          <table:table-cell table:formula="of:=IF(AND(ISBLANK([.AE177]);ISBLANK([.AF177]);ISBLANK([.AG177]);ISBLANK([.AH177])); &quot;&quot;; DEC2HEX([.AE177]*8 + [.AF177]*4 + [.AG177]*2 + [.AH177]*1))">
            <text:p/>
          </table:table-cell>
          <table:table-cell table:formula="of:=IF(AND(ISBLANK([.AI177]);ISBLANK([.AJ177]);ISBLANK([.AK177]);ISBLANK([.AL177])); &quot;&quot;; DEC2HEX([.AI177]*8 + [.AJ177]*4 + [.AK177]*2 + [.AL177]*1))">
            <text:p/>
          </table:table-cell>
          <table:table-cell table:formula="of:=IF(AND(ISBLANK([.AM177]);ISBLANK([.AN177]);ISBLANK([.AO177]);ISBLANK([.AP177])); &quot;&quot;; DEC2HEX([.AM177]*8 + [.AN177]*4 + [.AO177]*2 + [.AP17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8]);ISBLANK([.D178]);ISBLANK([.E178]);ISBLANK([.F178])); &quot;&quot;; DEC2HEX([.C178]*8 + [.D178]*4 + [.E178]*2 + [.F178]*1))">
            <text:p/>
          </table:table-cell>
          <table:table-cell table:formula="of:=IF(AND(ISBLANK([.G178]);ISBLANK([.H178]);ISBLANK([.I178]);ISBLANK([.J178])); &quot;&quot;; DEC2HEX([.G178]*8 + [.H178]*4 + [.I178]*2 + [.J178]*1))">
            <text:p/>
          </table:table-cell>
          <table:table-cell table:formula="of:=IF(AND(ISBLANK([.K178]);ISBLANK([.L178]);ISBLANK([.M178]);ISBLANK([.N178])); &quot;&quot;; DEC2HEX([.K178]*8 + [.L178]*4 + [.M178]*2 + [.N178]*1))">
            <text:p/>
          </table:table-cell>
          <table:table-cell table:formula="of:=IF(AND(ISBLANK([.O178]);ISBLANK([.P178]);ISBLANK([.Q178]);ISBLANK([.R178])); &quot;&quot;; DEC2HEX([.O178]*8 + [.P178]*4 + [.Q178]*2 + [.R178]*1))">
            <text:p/>
          </table:table-cell>
          <table:table-cell table:formula="of:=IF(AND(ISBLANK([.S178]);ISBLANK([.T178]);ISBLANK([.U178]);ISBLANK([.V178])); &quot;&quot;; DEC2HEX([.S178]*8 + [.T178]*4 + [.U178]*2 + [.V178]*1))">
            <text:p/>
          </table:table-cell>
          <table:table-cell table:formula="of:=IF(AND(ISBLANK([.W178]);ISBLANK([.X178]);ISBLANK([.Y178]);ISBLANK([.Z178])); &quot;&quot;; DEC2HEX([.W178]*8 + [.X178]*4 + [.Y178]*2 + [.Z178]*1))">
            <text:p/>
          </table:table-cell>
          <table:table-cell table:formula="of:=IF(AND(ISBLANK([.AA178]);ISBLANK([.AB178]);ISBLANK([.AC178]);ISBLANK([.AD178])); &quot;&quot;; DEC2HEX([.AA178]*8 + [.AB178]*4 + [.AC178]*2 + [.AD178]*1))">
            <text:p/>
          </table:table-cell>
          <table:table-cell table:formula="of:=IF(AND(ISBLANK([.AE178]);ISBLANK([.AF178]);ISBLANK([.AG178]);ISBLANK([.AH178])); &quot;&quot;; DEC2HEX([.AE178]*8 + [.AF178]*4 + [.AG178]*2 + [.AH178]*1))">
            <text:p/>
          </table:table-cell>
          <table:table-cell table:formula="of:=IF(AND(ISBLANK([.AI178]);ISBLANK([.AJ178]);ISBLANK([.AK178]);ISBLANK([.AL178])); &quot;&quot;; DEC2HEX([.AI178]*8 + [.AJ178]*4 + [.AK178]*2 + [.AL178]*1))">
            <text:p/>
          </table:table-cell>
          <table:table-cell table:formula="of:=IF(AND(ISBLANK([.AM178]);ISBLANK([.AN178]);ISBLANK([.AO178]);ISBLANK([.AP178])); &quot;&quot;; DEC2HEX([.AM178]*8 + [.AN178]*4 + [.AO178]*2 + [.AP17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79]);ISBLANK([.D179]);ISBLANK([.E179]);ISBLANK([.F179])); &quot;&quot;; DEC2HEX([.C179]*8 + [.D179]*4 + [.E179]*2 + [.F179]*1))">
            <text:p/>
          </table:table-cell>
          <table:table-cell table:formula="of:=IF(AND(ISBLANK([.G179]);ISBLANK([.H179]);ISBLANK([.I179]);ISBLANK([.J179])); &quot;&quot;; DEC2HEX([.G179]*8 + [.H179]*4 + [.I179]*2 + [.J179]*1))">
            <text:p/>
          </table:table-cell>
          <table:table-cell table:formula="of:=IF(AND(ISBLANK([.K179]);ISBLANK([.L179]);ISBLANK([.M179]);ISBLANK([.N179])); &quot;&quot;; DEC2HEX([.K179]*8 + [.L179]*4 + [.M179]*2 + [.N179]*1))">
            <text:p/>
          </table:table-cell>
          <table:table-cell table:formula="of:=IF(AND(ISBLANK([.O179]);ISBLANK([.P179]);ISBLANK([.Q179]);ISBLANK([.R179])); &quot;&quot;; DEC2HEX([.O179]*8 + [.P179]*4 + [.Q179]*2 + [.R179]*1))">
            <text:p/>
          </table:table-cell>
          <table:table-cell table:formula="of:=IF(AND(ISBLANK([.S179]);ISBLANK([.T179]);ISBLANK([.U179]);ISBLANK([.V179])); &quot;&quot;; DEC2HEX([.S179]*8 + [.T179]*4 + [.U179]*2 + [.V179]*1))">
            <text:p/>
          </table:table-cell>
          <table:table-cell table:formula="of:=IF(AND(ISBLANK([.W179]);ISBLANK([.X179]);ISBLANK([.Y179]);ISBLANK([.Z179])); &quot;&quot;; DEC2HEX([.W179]*8 + [.X179]*4 + [.Y179]*2 + [.Z179]*1))">
            <text:p/>
          </table:table-cell>
          <table:table-cell table:formula="of:=IF(AND(ISBLANK([.AA179]);ISBLANK([.AB179]);ISBLANK([.AC179]);ISBLANK([.AD179])); &quot;&quot;; DEC2HEX([.AA179]*8 + [.AB179]*4 + [.AC179]*2 + [.AD179]*1))">
            <text:p/>
          </table:table-cell>
          <table:table-cell table:formula="of:=IF(AND(ISBLANK([.AE179]);ISBLANK([.AF179]);ISBLANK([.AG179]);ISBLANK([.AH179])); &quot;&quot;; DEC2HEX([.AE179]*8 + [.AF179]*4 + [.AG179]*2 + [.AH179]*1))">
            <text:p/>
          </table:table-cell>
          <table:table-cell table:formula="of:=IF(AND(ISBLANK([.AI179]);ISBLANK([.AJ179]);ISBLANK([.AK179]);ISBLANK([.AL179])); &quot;&quot;; DEC2HEX([.AI179]*8 + [.AJ179]*4 + [.AK179]*2 + [.AL179]*1))">
            <text:p/>
          </table:table-cell>
          <table:table-cell table:formula="of:=IF(AND(ISBLANK([.AM179]);ISBLANK([.AN179]);ISBLANK([.AO179]);ISBLANK([.AP179])); &quot;&quot;; DEC2HEX([.AM179]*8 + [.AN179]*4 + [.AO179]*2 + [.AP17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0]);ISBLANK([.D180]);ISBLANK([.E180]);ISBLANK([.F180])); &quot;&quot;; DEC2HEX([.C180]*8 + [.D180]*4 + [.E180]*2 + [.F180]*1))">
            <text:p/>
          </table:table-cell>
          <table:table-cell table:formula="of:=IF(AND(ISBLANK([.G180]);ISBLANK([.H180]);ISBLANK([.I180]);ISBLANK([.J180])); &quot;&quot;; DEC2HEX([.G180]*8 + [.H180]*4 + [.I180]*2 + [.J180]*1))">
            <text:p/>
          </table:table-cell>
          <table:table-cell table:formula="of:=IF(AND(ISBLANK([.K180]);ISBLANK([.L180]);ISBLANK([.M180]);ISBLANK([.N180])); &quot;&quot;; DEC2HEX([.K180]*8 + [.L180]*4 + [.M180]*2 + [.N180]*1))">
            <text:p/>
          </table:table-cell>
          <table:table-cell table:formula="of:=IF(AND(ISBLANK([.O180]);ISBLANK([.P180]);ISBLANK([.Q180]);ISBLANK([.R180])); &quot;&quot;; DEC2HEX([.O180]*8 + [.P180]*4 + [.Q180]*2 + [.R180]*1))">
            <text:p/>
          </table:table-cell>
          <table:table-cell table:formula="of:=IF(AND(ISBLANK([.S180]);ISBLANK([.T180]);ISBLANK([.U180]);ISBLANK([.V180])); &quot;&quot;; DEC2HEX([.S180]*8 + [.T180]*4 + [.U180]*2 + [.V180]*1))">
            <text:p/>
          </table:table-cell>
          <table:table-cell table:formula="of:=IF(AND(ISBLANK([.W180]);ISBLANK([.X180]);ISBLANK([.Y180]);ISBLANK([.Z180])); &quot;&quot;; DEC2HEX([.W180]*8 + [.X180]*4 + [.Y180]*2 + [.Z180]*1))">
            <text:p/>
          </table:table-cell>
          <table:table-cell table:formula="of:=IF(AND(ISBLANK([.AA180]);ISBLANK([.AB180]);ISBLANK([.AC180]);ISBLANK([.AD180])); &quot;&quot;; DEC2HEX([.AA180]*8 + [.AB180]*4 + [.AC180]*2 + [.AD180]*1))">
            <text:p/>
          </table:table-cell>
          <table:table-cell table:formula="of:=IF(AND(ISBLANK([.AE180]);ISBLANK([.AF180]);ISBLANK([.AG180]);ISBLANK([.AH180])); &quot;&quot;; DEC2HEX([.AE180]*8 + [.AF180]*4 + [.AG180]*2 + [.AH180]*1))">
            <text:p/>
          </table:table-cell>
          <table:table-cell table:formula="of:=IF(AND(ISBLANK([.AI180]);ISBLANK([.AJ180]);ISBLANK([.AK180]);ISBLANK([.AL180])); &quot;&quot;; DEC2HEX([.AI180]*8 + [.AJ180]*4 + [.AK180]*2 + [.AL180]*1))">
            <text:p/>
          </table:table-cell>
          <table:table-cell table:formula="of:=IF(AND(ISBLANK([.AM180]);ISBLANK([.AN180]);ISBLANK([.AO180]);ISBLANK([.AP180])); &quot;&quot;; DEC2HEX([.AM180]*8 + [.AN180]*4 + [.AO180]*2 + [.AP18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1]);ISBLANK([.D181]);ISBLANK([.E181]);ISBLANK([.F181])); &quot;&quot;; DEC2HEX([.C181]*8 + [.D181]*4 + [.E181]*2 + [.F181]*1))">
            <text:p/>
          </table:table-cell>
          <table:table-cell table:formula="of:=IF(AND(ISBLANK([.G181]);ISBLANK([.H181]);ISBLANK([.I181]);ISBLANK([.J181])); &quot;&quot;; DEC2HEX([.G181]*8 + [.H181]*4 + [.I181]*2 + [.J181]*1))">
            <text:p/>
          </table:table-cell>
          <table:table-cell table:formula="of:=IF(AND(ISBLANK([.K181]);ISBLANK([.L181]);ISBLANK([.M181]);ISBLANK([.N181])); &quot;&quot;; DEC2HEX([.K181]*8 + [.L181]*4 + [.M181]*2 + [.N181]*1))">
            <text:p/>
          </table:table-cell>
          <table:table-cell table:formula="of:=IF(AND(ISBLANK([.O181]);ISBLANK([.P181]);ISBLANK([.Q181]);ISBLANK([.R181])); &quot;&quot;; DEC2HEX([.O181]*8 + [.P181]*4 + [.Q181]*2 + [.R181]*1))">
            <text:p/>
          </table:table-cell>
          <table:table-cell table:formula="of:=IF(AND(ISBLANK([.S181]);ISBLANK([.T181]);ISBLANK([.U181]);ISBLANK([.V181])); &quot;&quot;; DEC2HEX([.S181]*8 + [.T181]*4 + [.U181]*2 + [.V181]*1))">
            <text:p/>
          </table:table-cell>
          <table:table-cell table:formula="of:=IF(AND(ISBLANK([.W181]);ISBLANK([.X181]);ISBLANK([.Y181]);ISBLANK([.Z181])); &quot;&quot;; DEC2HEX([.W181]*8 + [.X181]*4 + [.Y181]*2 + [.Z181]*1))">
            <text:p/>
          </table:table-cell>
          <table:table-cell table:formula="of:=IF(AND(ISBLANK([.AA181]);ISBLANK([.AB181]);ISBLANK([.AC181]);ISBLANK([.AD181])); &quot;&quot;; DEC2HEX([.AA181]*8 + [.AB181]*4 + [.AC181]*2 + [.AD181]*1))">
            <text:p/>
          </table:table-cell>
          <table:table-cell table:formula="of:=IF(AND(ISBLANK([.AE181]);ISBLANK([.AF181]);ISBLANK([.AG181]);ISBLANK([.AH181])); &quot;&quot;; DEC2HEX([.AE181]*8 + [.AF181]*4 + [.AG181]*2 + [.AH181]*1))">
            <text:p/>
          </table:table-cell>
          <table:table-cell table:formula="of:=IF(AND(ISBLANK([.AI181]);ISBLANK([.AJ181]);ISBLANK([.AK181]);ISBLANK([.AL181])); &quot;&quot;; DEC2HEX([.AI181]*8 + [.AJ181]*4 + [.AK181]*2 + [.AL181]*1))">
            <text:p/>
          </table:table-cell>
          <table:table-cell table:formula="of:=IF(AND(ISBLANK([.AM181]);ISBLANK([.AN181]);ISBLANK([.AO181]);ISBLANK([.AP181])); &quot;&quot;; DEC2HEX([.AM181]*8 + [.AN181]*4 + [.AO181]*2 + [.AP18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2]);ISBLANK([.D182]);ISBLANK([.E182]);ISBLANK([.F182])); &quot;&quot;; DEC2HEX([.C182]*8 + [.D182]*4 + [.E182]*2 + [.F182]*1))">
            <text:p/>
          </table:table-cell>
          <table:table-cell table:formula="of:=IF(AND(ISBLANK([.G182]);ISBLANK([.H182]);ISBLANK([.I182]);ISBLANK([.J182])); &quot;&quot;; DEC2HEX([.G182]*8 + [.H182]*4 + [.I182]*2 + [.J182]*1))">
            <text:p/>
          </table:table-cell>
          <table:table-cell table:formula="of:=IF(AND(ISBLANK([.K182]);ISBLANK([.L182]);ISBLANK([.M182]);ISBLANK([.N182])); &quot;&quot;; DEC2HEX([.K182]*8 + [.L182]*4 + [.M182]*2 + [.N182]*1))">
            <text:p/>
          </table:table-cell>
          <table:table-cell table:formula="of:=IF(AND(ISBLANK([.O182]);ISBLANK([.P182]);ISBLANK([.Q182]);ISBLANK([.R182])); &quot;&quot;; DEC2HEX([.O182]*8 + [.P182]*4 + [.Q182]*2 + [.R182]*1))">
            <text:p/>
          </table:table-cell>
          <table:table-cell table:formula="of:=IF(AND(ISBLANK([.S182]);ISBLANK([.T182]);ISBLANK([.U182]);ISBLANK([.V182])); &quot;&quot;; DEC2HEX([.S182]*8 + [.T182]*4 + [.U182]*2 + [.V182]*1))">
            <text:p/>
          </table:table-cell>
          <table:table-cell table:formula="of:=IF(AND(ISBLANK([.W182]);ISBLANK([.X182]);ISBLANK([.Y182]);ISBLANK([.Z182])); &quot;&quot;; DEC2HEX([.W182]*8 + [.X182]*4 + [.Y182]*2 + [.Z182]*1))">
            <text:p/>
          </table:table-cell>
          <table:table-cell table:formula="of:=IF(AND(ISBLANK([.AA182]);ISBLANK([.AB182]);ISBLANK([.AC182]);ISBLANK([.AD182])); &quot;&quot;; DEC2HEX([.AA182]*8 + [.AB182]*4 + [.AC182]*2 + [.AD182]*1))">
            <text:p/>
          </table:table-cell>
          <table:table-cell table:formula="of:=IF(AND(ISBLANK([.AE182]);ISBLANK([.AF182]);ISBLANK([.AG182]);ISBLANK([.AH182])); &quot;&quot;; DEC2HEX([.AE182]*8 + [.AF182]*4 + [.AG182]*2 + [.AH182]*1))">
            <text:p/>
          </table:table-cell>
          <table:table-cell table:formula="of:=IF(AND(ISBLANK([.AI182]);ISBLANK([.AJ182]);ISBLANK([.AK182]);ISBLANK([.AL182])); &quot;&quot;; DEC2HEX([.AI182]*8 + [.AJ182]*4 + [.AK182]*2 + [.AL182]*1))">
            <text:p/>
          </table:table-cell>
          <table:table-cell table:formula="of:=IF(AND(ISBLANK([.AM182]);ISBLANK([.AN182]);ISBLANK([.AO182]);ISBLANK([.AP182])); &quot;&quot;; DEC2HEX([.AM182]*8 + [.AN182]*4 + [.AO182]*2 + [.AP18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3]);ISBLANK([.D183]);ISBLANK([.E183]);ISBLANK([.F183])); &quot;&quot;; DEC2HEX([.C183]*8 + [.D183]*4 + [.E183]*2 + [.F183]*1))">
            <text:p/>
          </table:table-cell>
          <table:table-cell table:formula="of:=IF(AND(ISBLANK([.G183]);ISBLANK([.H183]);ISBLANK([.I183]);ISBLANK([.J183])); &quot;&quot;; DEC2HEX([.G183]*8 + [.H183]*4 + [.I183]*2 + [.J183]*1))">
            <text:p/>
          </table:table-cell>
          <table:table-cell table:formula="of:=IF(AND(ISBLANK([.K183]);ISBLANK([.L183]);ISBLANK([.M183]);ISBLANK([.N183])); &quot;&quot;; DEC2HEX([.K183]*8 + [.L183]*4 + [.M183]*2 + [.N183]*1))">
            <text:p/>
          </table:table-cell>
          <table:table-cell table:formula="of:=IF(AND(ISBLANK([.O183]);ISBLANK([.P183]);ISBLANK([.Q183]);ISBLANK([.R183])); &quot;&quot;; DEC2HEX([.O183]*8 + [.P183]*4 + [.Q183]*2 + [.R183]*1))">
            <text:p/>
          </table:table-cell>
          <table:table-cell table:formula="of:=IF(AND(ISBLANK([.S183]);ISBLANK([.T183]);ISBLANK([.U183]);ISBLANK([.V183])); &quot;&quot;; DEC2HEX([.S183]*8 + [.T183]*4 + [.U183]*2 + [.V183]*1))">
            <text:p/>
          </table:table-cell>
          <table:table-cell table:formula="of:=IF(AND(ISBLANK([.W183]);ISBLANK([.X183]);ISBLANK([.Y183]);ISBLANK([.Z183])); &quot;&quot;; DEC2HEX([.W183]*8 + [.X183]*4 + [.Y183]*2 + [.Z183]*1))">
            <text:p/>
          </table:table-cell>
          <table:table-cell table:formula="of:=IF(AND(ISBLANK([.AA183]);ISBLANK([.AB183]);ISBLANK([.AC183]);ISBLANK([.AD183])); &quot;&quot;; DEC2HEX([.AA183]*8 + [.AB183]*4 + [.AC183]*2 + [.AD183]*1))">
            <text:p/>
          </table:table-cell>
          <table:table-cell table:formula="of:=IF(AND(ISBLANK([.AE183]);ISBLANK([.AF183]);ISBLANK([.AG183]);ISBLANK([.AH183])); &quot;&quot;; DEC2HEX([.AE183]*8 + [.AF183]*4 + [.AG183]*2 + [.AH183]*1))">
            <text:p/>
          </table:table-cell>
          <table:table-cell table:formula="of:=IF(AND(ISBLANK([.AI183]);ISBLANK([.AJ183]);ISBLANK([.AK183]);ISBLANK([.AL183])); &quot;&quot;; DEC2HEX([.AI183]*8 + [.AJ183]*4 + [.AK183]*2 + [.AL183]*1))">
            <text:p/>
          </table:table-cell>
          <table:table-cell table:formula="of:=IF(AND(ISBLANK([.AM183]);ISBLANK([.AN183]);ISBLANK([.AO183]);ISBLANK([.AP183])); &quot;&quot;; DEC2HEX([.AM183]*8 + [.AN183]*4 + [.AO183]*2 + [.AP18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4]);ISBLANK([.D184]);ISBLANK([.E184]);ISBLANK([.F184])); &quot;&quot;; DEC2HEX([.C184]*8 + [.D184]*4 + [.E184]*2 + [.F184]*1))">
            <text:p/>
          </table:table-cell>
          <table:table-cell table:formula="of:=IF(AND(ISBLANK([.G184]);ISBLANK([.H184]);ISBLANK([.I184]);ISBLANK([.J184])); &quot;&quot;; DEC2HEX([.G184]*8 + [.H184]*4 + [.I184]*2 + [.J184]*1))">
            <text:p/>
          </table:table-cell>
          <table:table-cell table:formula="of:=IF(AND(ISBLANK([.K184]);ISBLANK([.L184]);ISBLANK([.M184]);ISBLANK([.N184])); &quot;&quot;; DEC2HEX([.K184]*8 + [.L184]*4 + [.M184]*2 + [.N184]*1))">
            <text:p/>
          </table:table-cell>
          <table:table-cell table:formula="of:=IF(AND(ISBLANK([.O184]);ISBLANK([.P184]);ISBLANK([.Q184]);ISBLANK([.R184])); &quot;&quot;; DEC2HEX([.O184]*8 + [.P184]*4 + [.Q184]*2 + [.R184]*1))">
            <text:p/>
          </table:table-cell>
          <table:table-cell table:formula="of:=IF(AND(ISBLANK([.S184]);ISBLANK([.T184]);ISBLANK([.U184]);ISBLANK([.V184])); &quot;&quot;; DEC2HEX([.S184]*8 + [.T184]*4 + [.U184]*2 + [.V184]*1))">
            <text:p/>
          </table:table-cell>
          <table:table-cell table:formula="of:=IF(AND(ISBLANK([.W184]);ISBLANK([.X184]);ISBLANK([.Y184]);ISBLANK([.Z184])); &quot;&quot;; DEC2HEX([.W184]*8 + [.X184]*4 + [.Y184]*2 + [.Z184]*1))">
            <text:p/>
          </table:table-cell>
          <table:table-cell table:formula="of:=IF(AND(ISBLANK([.AA184]);ISBLANK([.AB184]);ISBLANK([.AC184]);ISBLANK([.AD184])); &quot;&quot;; DEC2HEX([.AA184]*8 + [.AB184]*4 + [.AC184]*2 + [.AD184]*1))">
            <text:p/>
          </table:table-cell>
          <table:table-cell table:formula="of:=IF(AND(ISBLANK([.AE184]);ISBLANK([.AF184]);ISBLANK([.AG184]);ISBLANK([.AH184])); &quot;&quot;; DEC2HEX([.AE184]*8 + [.AF184]*4 + [.AG184]*2 + [.AH184]*1))">
            <text:p/>
          </table:table-cell>
          <table:table-cell table:formula="of:=IF(AND(ISBLANK([.AI184]);ISBLANK([.AJ184]);ISBLANK([.AK184]);ISBLANK([.AL184])); &quot;&quot;; DEC2HEX([.AI184]*8 + [.AJ184]*4 + [.AK184]*2 + [.AL184]*1))">
            <text:p/>
          </table:table-cell>
          <table:table-cell table:formula="of:=IF(AND(ISBLANK([.AM184]);ISBLANK([.AN184]);ISBLANK([.AO184]);ISBLANK([.AP184])); &quot;&quot;; DEC2HEX([.AM184]*8 + [.AN184]*4 + [.AO184]*2 + [.AP18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5]);ISBLANK([.D185]);ISBLANK([.E185]);ISBLANK([.F185])); &quot;&quot;; DEC2HEX([.C185]*8 + [.D185]*4 + [.E185]*2 + [.F185]*1))">
            <text:p/>
          </table:table-cell>
          <table:table-cell table:formula="of:=IF(AND(ISBLANK([.G185]);ISBLANK([.H185]);ISBLANK([.I185]);ISBLANK([.J185])); &quot;&quot;; DEC2HEX([.G185]*8 + [.H185]*4 + [.I185]*2 + [.J185]*1))">
            <text:p/>
          </table:table-cell>
          <table:table-cell table:formula="of:=IF(AND(ISBLANK([.K185]);ISBLANK([.L185]);ISBLANK([.M185]);ISBLANK([.N185])); &quot;&quot;; DEC2HEX([.K185]*8 + [.L185]*4 + [.M185]*2 + [.N185]*1))">
            <text:p/>
          </table:table-cell>
          <table:table-cell table:formula="of:=IF(AND(ISBLANK([.O185]);ISBLANK([.P185]);ISBLANK([.Q185]);ISBLANK([.R185])); &quot;&quot;; DEC2HEX([.O185]*8 + [.P185]*4 + [.Q185]*2 + [.R185]*1))">
            <text:p/>
          </table:table-cell>
          <table:table-cell table:formula="of:=IF(AND(ISBLANK([.S185]);ISBLANK([.T185]);ISBLANK([.U185]);ISBLANK([.V185])); &quot;&quot;; DEC2HEX([.S185]*8 + [.T185]*4 + [.U185]*2 + [.V185]*1))">
            <text:p/>
          </table:table-cell>
          <table:table-cell table:formula="of:=IF(AND(ISBLANK([.W185]);ISBLANK([.X185]);ISBLANK([.Y185]);ISBLANK([.Z185])); &quot;&quot;; DEC2HEX([.W185]*8 + [.X185]*4 + [.Y185]*2 + [.Z185]*1))">
            <text:p/>
          </table:table-cell>
          <table:table-cell table:formula="of:=IF(AND(ISBLANK([.AA185]);ISBLANK([.AB185]);ISBLANK([.AC185]);ISBLANK([.AD185])); &quot;&quot;; DEC2HEX([.AA185]*8 + [.AB185]*4 + [.AC185]*2 + [.AD185]*1))">
            <text:p/>
          </table:table-cell>
          <table:table-cell table:formula="of:=IF(AND(ISBLANK([.AE185]);ISBLANK([.AF185]);ISBLANK([.AG185]);ISBLANK([.AH185])); &quot;&quot;; DEC2HEX([.AE185]*8 + [.AF185]*4 + [.AG185]*2 + [.AH185]*1))">
            <text:p/>
          </table:table-cell>
          <table:table-cell table:formula="of:=IF(AND(ISBLANK([.AI185]);ISBLANK([.AJ185]);ISBLANK([.AK185]);ISBLANK([.AL185])); &quot;&quot;; DEC2HEX([.AI185]*8 + [.AJ185]*4 + [.AK185]*2 + [.AL185]*1))">
            <text:p/>
          </table:table-cell>
          <table:table-cell table:formula="of:=IF(AND(ISBLANK([.AM185]);ISBLANK([.AN185]);ISBLANK([.AO185]);ISBLANK([.AP185])); &quot;&quot;; DEC2HEX([.AM185]*8 + [.AN185]*4 + [.AO185]*2 + [.AP18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6]);ISBLANK([.D186]);ISBLANK([.E186]);ISBLANK([.F186])); &quot;&quot;; DEC2HEX([.C186]*8 + [.D186]*4 + [.E186]*2 + [.F186]*1))">
            <text:p/>
          </table:table-cell>
          <table:table-cell table:formula="of:=IF(AND(ISBLANK([.G186]);ISBLANK([.H186]);ISBLANK([.I186]);ISBLANK([.J186])); &quot;&quot;; DEC2HEX([.G186]*8 + [.H186]*4 + [.I186]*2 + [.J186]*1))">
            <text:p/>
          </table:table-cell>
          <table:table-cell table:formula="of:=IF(AND(ISBLANK([.K186]);ISBLANK([.L186]);ISBLANK([.M186]);ISBLANK([.N186])); &quot;&quot;; DEC2HEX([.K186]*8 + [.L186]*4 + [.M186]*2 + [.N186]*1))">
            <text:p/>
          </table:table-cell>
          <table:table-cell table:formula="of:=IF(AND(ISBLANK([.O186]);ISBLANK([.P186]);ISBLANK([.Q186]);ISBLANK([.R186])); &quot;&quot;; DEC2HEX([.O186]*8 + [.P186]*4 + [.Q186]*2 + [.R186]*1))">
            <text:p/>
          </table:table-cell>
          <table:table-cell table:formula="of:=IF(AND(ISBLANK([.S186]);ISBLANK([.T186]);ISBLANK([.U186]);ISBLANK([.V186])); &quot;&quot;; DEC2HEX([.S186]*8 + [.T186]*4 + [.U186]*2 + [.V186]*1))">
            <text:p/>
          </table:table-cell>
          <table:table-cell table:formula="of:=IF(AND(ISBLANK([.W186]);ISBLANK([.X186]);ISBLANK([.Y186]);ISBLANK([.Z186])); &quot;&quot;; DEC2HEX([.W186]*8 + [.X186]*4 + [.Y186]*2 + [.Z186]*1))">
            <text:p/>
          </table:table-cell>
          <table:table-cell table:formula="of:=IF(AND(ISBLANK([.AA186]);ISBLANK([.AB186]);ISBLANK([.AC186]);ISBLANK([.AD186])); &quot;&quot;; DEC2HEX([.AA186]*8 + [.AB186]*4 + [.AC186]*2 + [.AD186]*1))">
            <text:p/>
          </table:table-cell>
          <table:table-cell table:formula="of:=IF(AND(ISBLANK([.AE186]);ISBLANK([.AF186]);ISBLANK([.AG186]);ISBLANK([.AH186])); &quot;&quot;; DEC2HEX([.AE186]*8 + [.AF186]*4 + [.AG186]*2 + [.AH186]*1))">
            <text:p/>
          </table:table-cell>
          <table:table-cell table:formula="of:=IF(AND(ISBLANK([.AI186]);ISBLANK([.AJ186]);ISBLANK([.AK186]);ISBLANK([.AL186])); &quot;&quot;; DEC2HEX([.AI186]*8 + [.AJ186]*4 + [.AK186]*2 + [.AL186]*1))">
            <text:p/>
          </table:table-cell>
          <table:table-cell table:formula="of:=IF(AND(ISBLANK([.AM186]);ISBLANK([.AN186]);ISBLANK([.AO186]);ISBLANK([.AP186])); &quot;&quot;; DEC2HEX([.AM186]*8 + [.AN186]*4 + [.AO186]*2 + [.AP18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7]);ISBLANK([.D187]);ISBLANK([.E187]);ISBLANK([.F187])); &quot;&quot;; DEC2HEX([.C187]*8 + [.D187]*4 + [.E187]*2 + [.F187]*1))">
            <text:p/>
          </table:table-cell>
          <table:table-cell table:formula="of:=IF(AND(ISBLANK([.G187]);ISBLANK([.H187]);ISBLANK([.I187]);ISBLANK([.J187])); &quot;&quot;; DEC2HEX([.G187]*8 + [.H187]*4 + [.I187]*2 + [.J187]*1))">
            <text:p/>
          </table:table-cell>
          <table:table-cell table:formula="of:=IF(AND(ISBLANK([.K187]);ISBLANK([.L187]);ISBLANK([.M187]);ISBLANK([.N187])); &quot;&quot;; DEC2HEX([.K187]*8 + [.L187]*4 + [.M187]*2 + [.N187]*1))">
            <text:p/>
          </table:table-cell>
          <table:table-cell table:formula="of:=IF(AND(ISBLANK([.O187]);ISBLANK([.P187]);ISBLANK([.Q187]);ISBLANK([.R187])); &quot;&quot;; DEC2HEX([.O187]*8 + [.P187]*4 + [.Q187]*2 + [.R187]*1))">
            <text:p/>
          </table:table-cell>
          <table:table-cell table:formula="of:=IF(AND(ISBLANK([.S187]);ISBLANK([.T187]);ISBLANK([.U187]);ISBLANK([.V187])); &quot;&quot;; DEC2HEX([.S187]*8 + [.T187]*4 + [.U187]*2 + [.V187]*1))">
            <text:p/>
          </table:table-cell>
          <table:table-cell table:formula="of:=IF(AND(ISBLANK([.W187]);ISBLANK([.X187]);ISBLANK([.Y187]);ISBLANK([.Z187])); &quot;&quot;; DEC2HEX([.W187]*8 + [.X187]*4 + [.Y187]*2 + [.Z187]*1))">
            <text:p/>
          </table:table-cell>
          <table:table-cell table:formula="of:=IF(AND(ISBLANK([.AA187]);ISBLANK([.AB187]);ISBLANK([.AC187]);ISBLANK([.AD187])); &quot;&quot;; DEC2HEX([.AA187]*8 + [.AB187]*4 + [.AC187]*2 + [.AD187]*1))">
            <text:p/>
          </table:table-cell>
          <table:table-cell table:formula="of:=IF(AND(ISBLANK([.AE187]);ISBLANK([.AF187]);ISBLANK([.AG187]);ISBLANK([.AH187])); &quot;&quot;; DEC2HEX([.AE187]*8 + [.AF187]*4 + [.AG187]*2 + [.AH187]*1))">
            <text:p/>
          </table:table-cell>
          <table:table-cell table:formula="of:=IF(AND(ISBLANK([.AI187]);ISBLANK([.AJ187]);ISBLANK([.AK187]);ISBLANK([.AL187])); &quot;&quot;; DEC2HEX([.AI187]*8 + [.AJ187]*4 + [.AK187]*2 + [.AL187]*1))">
            <text:p/>
          </table:table-cell>
          <table:table-cell table:formula="of:=IF(AND(ISBLANK([.AM187]);ISBLANK([.AN187]);ISBLANK([.AO187]);ISBLANK([.AP187])); &quot;&quot;; DEC2HEX([.AM187]*8 + [.AN187]*4 + [.AO187]*2 + [.AP18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8]);ISBLANK([.D188]);ISBLANK([.E188]);ISBLANK([.F188])); &quot;&quot;; DEC2HEX([.C188]*8 + [.D188]*4 + [.E188]*2 + [.F188]*1))">
            <text:p/>
          </table:table-cell>
          <table:table-cell table:formula="of:=IF(AND(ISBLANK([.G188]);ISBLANK([.H188]);ISBLANK([.I188]);ISBLANK([.J188])); &quot;&quot;; DEC2HEX([.G188]*8 + [.H188]*4 + [.I188]*2 + [.J188]*1))">
            <text:p/>
          </table:table-cell>
          <table:table-cell table:formula="of:=IF(AND(ISBLANK([.K188]);ISBLANK([.L188]);ISBLANK([.M188]);ISBLANK([.N188])); &quot;&quot;; DEC2HEX([.K188]*8 + [.L188]*4 + [.M188]*2 + [.N188]*1))">
            <text:p/>
          </table:table-cell>
          <table:table-cell table:formula="of:=IF(AND(ISBLANK([.O188]);ISBLANK([.P188]);ISBLANK([.Q188]);ISBLANK([.R188])); &quot;&quot;; DEC2HEX([.O188]*8 + [.P188]*4 + [.Q188]*2 + [.R188]*1))">
            <text:p/>
          </table:table-cell>
          <table:table-cell table:formula="of:=IF(AND(ISBLANK([.S188]);ISBLANK([.T188]);ISBLANK([.U188]);ISBLANK([.V188])); &quot;&quot;; DEC2HEX([.S188]*8 + [.T188]*4 + [.U188]*2 + [.V188]*1))">
            <text:p/>
          </table:table-cell>
          <table:table-cell table:formula="of:=IF(AND(ISBLANK([.W188]);ISBLANK([.X188]);ISBLANK([.Y188]);ISBLANK([.Z188])); &quot;&quot;; DEC2HEX([.W188]*8 + [.X188]*4 + [.Y188]*2 + [.Z188]*1))">
            <text:p/>
          </table:table-cell>
          <table:table-cell table:formula="of:=IF(AND(ISBLANK([.AA188]);ISBLANK([.AB188]);ISBLANK([.AC188]);ISBLANK([.AD188])); &quot;&quot;; DEC2HEX([.AA188]*8 + [.AB188]*4 + [.AC188]*2 + [.AD188]*1))">
            <text:p/>
          </table:table-cell>
          <table:table-cell table:formula="of:=IF(AND(ISBLANK([.AE188]);ISBLANK([.AF188]);ISBLANK([.AG188]);ISBLANK([.AH188])); &quot;&quot;; DEC2HEX([.AE188]*8 + [.AF188]*4 + [.AG188]*2 + [.AH188]*1))">
            <text:p/>
          </table:table-cell>
          <table:table-cell table:formula="of:=IF(AND(ISBLANK([.AI188]);ISBLANK([.AJ188]);ISBLANK([.AK188]);ISBLANK([.AL188])); &quot;&quot;; DEC2HEX([.AI188]*8 + [.AJ188]*4 + [.AK188]*2 + [.AL188]*1))">
            <text:p/>
          </table:table-cell>
          <table:table-cell table:formula="of:=IF(AND(ISBLANK([.AM188]);ISBLANK([.AN188]);ISBLANK([.AO188]);ISBLANK([.AP188])); &quot;&quot;; DEC2HEX([.AM188]*8 + [.AN188]*4 + [.AO188]*2 + [.AP18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89]);ISBLANK([.D189]);ISBLANK([.E189]);ISBLANK([.F189])); &quot;&quot;; DEC2HEX([.C189]*8 + [.D189]*4 + [.E189]*2 + [.F189]*1))">
            <text:p/>
          </table:table-cell>
          <table:table-cell table:formula="of:=IF(AND(ISBLANK([.G189]);ISBLANK([.H189]);ISBLANK([.I189]);ISBLANK([.J189])); &quot;&quot;; DEC2HEX([.G189]*8 + [.H189]*4 + [.I189]*2 + [.J189]*1))">
            <text:p/>
          </table:table-cell>
          <table:table-cell table:formula="of:=IF(AND(ISBLANK([.K189]);ISBLANK([.L189]);ISBLANK([.M189]);ISBLANK([.N189])); &quot;&quot;; DEC2HEX([.K189]*8 + [.L189]*4 + [.M189]*2 + [.N189]*1))">
            <text:p/>
          </table:table-cell>
          <table:table-cell table:formula="of:=IF(AND(ISBLANK([.O189]);ISBLANK([.P189]);ISBLANK([.Q189]);ISBLANK([.R189])); &quot;&quot;; DEC2HEX([.O189]*8 + [.P189]*4 + [.Q189]*2 + [.R189]*1))">
            <text:p/>
          </table:table-cell>
          <table:table-cell table:formula="of:=IF(AND(ISBLANK([.S189]);ISBLANK([.T189]);ISBLANK([.U189]);ISBLANK([.V189])); &quot;&quot;; DEC2HEX([.S189]*8 + [.T189]*4 + [.U189]*2 + [.V189]*1))">
            <text:p/>
          </table:table-cell>
          <table:table-cell table:formula="of:=IF(AND(ISBLANK([.W189]);ISBLANK([.X189]);ISBLANK([.Y189]);ISBLANK([.Z189])); &quot;&quot;; DEC2HEX([.W189]*8 + [.X189]*4 + [.Y189]*2 + [.Z189]*1))">
            <text:p/>
          </table:table-cell>
          <table:table-cell table:formula="of:=IF(AND(ISBLANK([.AA189]);ISBLANK([.AB189]);ISBLANK([.AC189]);ISBLANK([.AD189])); &quot;&quot;; DEC2HEX([.AA189]*8 + [.AB189]*4 + [.AC189]*2 + [.AD189]*1))">
            <text:p/>
          </table:table-cell>
          <table:table-cell table:formula="of:=IF(AND(ISBLANK([.AE189]);ISBLANK([.AF189]);ISBLANK([.AG189]);ISBLANK([.AH189])); &quot;&quot;; DEC2HEX([.AE189]*8 + [.AF189]*4 + [.AG189]*2 + [.AH189]*1))">
            <text:p/>
          </table:table-cell>
          <table:table-cell table:formula="of:=IF(AND(ISBLANK([.AI189]);ISBLANK([.AJ189]);ISBLANK([.AK189]);ISBLANK([.AL189])); &quot;&quot;; DEC2HEX([.AI189]*8 + [.AJ189]*4 + [.AK189]*2 + [.AL189]*1))">
            <text:p/>
          </table:table-cell>
          <table:table-cell table:formula="of:=IF(AND(ISBLANK([.AM189]);ISBLANK([.AN189]);ISBLANK([.AO189]);ISBLANK([.AP189])); &quot;&quot;; DEC2HEX([.AM189]*8 + [.AN189]*4 + [.AO189]*2 + [.AP18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0]);ISBLANK([.D190]);ISBLANK([.E190]);ISBLANK([.F190])); &quot;&quot;; DEC2HEX([.C190]*8 + [.D190]*4 + [.E190]*2 + [.F190]*1))">
            <text:p/>
          </table:table-cell>
          <table:table-cell table:formula="of:=IF(AND(ISBLANK([.G190]);ISBLANK([.H190]);ISBLANK([.I190]);ISBLANK([.J190])); &quot;&quot;; DEC2HEX([.G190]*8 + [.H190]*4 + [.I190]*2 + [.J190]*1))">
            <text:p/>
          </table:table-cell>
          <table:table-cell table:formula="of:=IF(AND(ISBLANK([.K190]);ISBLANK([.L190]);ISBLANK([.M190]);ISBLANK([.N190])); &quot;&quot;; DEC2HEX([.K190]*8 + [.L190]*4 + [.M190]*2 + [.N190]*1))">
            <text:p/>
          </table:table-cell>
          <table:table-cell table:formula="of:=IF(AND(ISBLANK([.O190]);ISBLANK([.P190]);ISBLANK([.Q190]);ISBLANK([.R190])); &quot;&quot;; DEC2HEX([.O190]*8 + [.P190]*4 + [.Q190]*2 + [.R190]*1))">
            <text:p/>
          </table:table-cell>
          <table:table-cell table:formula="of:=IF(AND(ISBLANK([.S190]);ISBLANK([.T190]);ISBLANK([.U190]);ISBLANK([.V190])); &quot;&quot;; DEC2HEX([.S190]*8 + [.T190]*4 + [.U190]*2 + [.V190]*1))">
            <text:p/>
          </table:table-cell>
          <table:table-cell table:formula="of:=IF(AND(ISBLANK([.W190]);ISBLANK([.X190]);ISBLANK([.Y190]);ISBLANK([.Z190])); &quot;&quot;; DEC2HEX([.W190]*8 + [.X190]*4 + [.Y190]*2 + [.Z190]*1))">
            <text:p/>
          </table:table-cell>
          <table:table-cell table:formula="of:=IF(AND(ISBLANK([.AA190]);ISBLANK([.AB190]);ISBLANK([.AC190]);ISBLANK([.AD190])); &quot;&quot;; DEC2HEX([.AA190]*8 + [.AB190]*4 + [.AC190]*2 + [.AD190]*1))">
            <text:p/>
          </table:table-cell>
          <table:table-cell table:formula="of:=IF(AND(ISBLANK([.AE190]);ISBLANK([.AF190]);ISBLANK([.AG190]);ISBLANK([.AH190])); &quot;&quot;; DEC2HEX([.AE190]*8 + [.AF190]*4 + [.AG190]*2 + [.AH190]*1))">
            <text:p/>
          </table:table-cell>
          <table:table-cell table:formula="of:=IF(AND(ISBLANK([.AI190]);ISBLANK([.AJ190]);ISBLANK([.AK190]);ISBLANK([.AL190])); &quot;&quot;; DEC2HEX([.AI190]*8 + [.AJ190]*4 + [.AK190]*2 + [.AL190]*1))">
            <text:p/>
          </table:table-cell>
          <table:table-cell table:formula="of:=IF(AND(ISBLANK([.AM190]);ISBLANK([.AN190]);ISBLANK([.AO190]);ISBLANK([.AP190])); &quot;&quot;; DEC2HEX([.AM190]*8 + [.AN190]*4 + [.AO190]*2 + [.AP19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1]);ISBLANK([.D191]);ISBLANK([.E191]);ISBLANK([.F191])); &quot;&quot;; DEC2HEX([.C191]*8 + [.D191]*4 + [.E191]*2 + [.F191]*1))">
            <text:p/>
          </table:table-cell>
          <table:table-cell table:formula="of:=IF(AND(ISBLANK([.G191]);ISBLANK([.H191]);ISBLANK([.I191]);ISBLANK([.J191])); &quot;&quot;; DEC2HEX([.G191]*8 + [.H191]*4 + [.I191]*2 + [.J191]*1))">
            <text:p/>
          </table:table-cell>
          <table:table-cell table:formula="of:=IF(AND(ISBLANK([.K191]);ISBLANK([.L191]);ISBLANK([.M191]);ISBLANK([.N191])); &quot;&quot;; DEC2HEX([.K191]*8 + [.L191]*4 + [.M191]*2 + [.N191]*1))">
            <text:p/>
          </table:table-cell>
          <table:table-cell table:formula="of:=IF(AND(ISBLANK([.O191]);ISBLANK([.P191]);ISBLANK([.Q191]);ISBLANK([.R191])); &quot;&quot;; DEC2HEX([.O191]*8 + [.P191]*4 + [.Q191]*2 + [.R191]*1))">
            <text:p/>
          </table:table-cell>
          <table:table-cell table:formula="of:=IF(AND(ISBLANK([.S191]);ISBLANK([.T191]);ISBLANK([.U191]);ISBLANK([.V191])); &quot;&quot;; DEC2HEX([.S191]*8 + [.T191]*4 + [.U191]*2 + [.V191]*1))">
            <text:p/>
          </table:table-cell>
          <table:table-cell table:formula="of:=IF(AND(ISBLANK([.W191]);ISBLANK([.X191]);ISBLANK([.Y191]);ISBLANK([.Z191])); &quot;&quot;; DEC2HEX([.W191]*8 + [.X191]*4 + [.Y191]*2 + [.Z191]*1))">
            <text:p/>
          </table:table-cell>
          <table:table-cell table:formula="of:=IF(AND(ISBLANK([.AA191]);ISBLANK([.AB191]);ISBLANK([.AC191]);ISBLANK([.AD191])); &quot;&quot;; DEC2HEX([.AA191]*8 + [.AB191]*4 + [.AC191]*2 + [.AD191]*1))">
            <text:p/>
          </table:table-cell>
          <table:table-cell table:formula="of:=IF(AND(ISBLANK([.AE191]);ISBLANK([.AF191]);ISBLANK([.AG191]);ISBLANK([.AH191])); &quot;&quot;; DEC2HEX([.AE191]*8 + [.AF191]*4 + [.AG191]*2 + [.AH191]*1))">
            <text:p/>
          </table:table-cell>
          <table:table-cell table:formula="of:=IF(AND(ISBLANK([.AI191]);ISBLANK([.AJ191]);ISBLANK([.AK191]);ISBLANK([.AL191])); &quot;&quot;; DEC2HEX([.AI191]*8 + [.AJ191]*4 + [.AK191]*2 + [.AL191]*1))">
            <text:p/>
          </table:table-cell>
          <table:table-cell table:formula="of:=IF(AND(ISBLANK([.AM191]);ISBLANK([.AN191]);ISBLANK([.AO191]);ISBLANK([.AP191])); &quot;&quot;; DEC2HEX([.AM191]*8 + [.AN191]*4 + [.AO191]*2 + [.AP19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2]);ISBLANK([.D192]);ISBLANK([.E192]);ISBLANK([.F192])); &quot;&quot;; DEC2HEX([.C192]*8 + [.D192]*4 + [.E192]*2 + [.F192]*1))">
            <text:p/>
          </table:table-cell>
          <table:table-cell table:formula="of:=IF(AND(ISBLANK([.G192]);ISBLANK([.H192]);ISBLANK([.I192]);ISBLANK([.J192])); &quot;&quot;; DEC2HEX([.G192]*8 + [.H192]*4 + [.I192]*2 + [.J192]*1))">
            <text:p/>
          </table:table-cell>
          <table:table-cell table:formula="of:=IF(AND(ISBLANK([.K192]);ISBLANK([.L192]);ISBLANK([.M192]);ISBLANK([.N192])); &quot;&quot;; DEC2HEX([.K192]*8 + [.L192]*4 + [.M192]*2 + [.N192]*1))">
            <text:p/>
          </table:table-cell>
          <table:table-cell table:formula="of:=IF(AND(ISBLANK([.O192]);ISBLANK([.P192]);ISBLANK([.Q192]);ISBLANK([.R192])); &quot;&quot;; DEC2HEX([.O192]*8 + [.P192]*4 + [.Q192]*2 + [.R192]*1))">
            <text:p/>
          </table:table-cell>
          <table:table-cell table:formula="of:=IF(AND(ISBLANK([.S192]);ISBLANK([.T192]);ISBLANK([.U192]);ISBLANK([.V192])); &quot;&quot;; DEC2HEX([.S192]*8 + [.T192]*4 + [.U192]*2 + [.V192]*1))">
            <text:p/>
          </table:table-cell>
          <table:table-cell table:formula="of:=IF(AND(ISBLANK([.W192]);ISBLANK([.X192]);ISBLANK([.Y192]);ISBLANK([.Z192])); &quot;&quot;; DEC2HEX([.W192]*8 + [.X192]*4 + [.Y192]*2 + [.Z192]*1))">
            <text:p/>
          </table:table-cell>
          <table:table-cell table:formula="of:=IF(AND(ISBLANK([.AA192]);ISBLANK([.AB192]);ISBLANK([.AC192]);ISBLANK([.AD192])); &quot;&quot;; DEC2HEX([.AA192]*8 + [.AB192]*4 + [.AC192]*2 + [.AD192]*1))">
            <text:p/>
          </table:table-cell>
          <table:table-cell table:formula="of:=IF(AND(ISBLANK([.AE192]);ISBLANK([.AF192]);ISBLANK([.AG192]);ISBLANK([.AH192])); &quot;&quot;; DEC2HEX([.AE192]*8 + [.AF192]*4 + [.AG192]*2 + [.AH192]*1))">
            <text:p/>
          </table:table-cell>
          <table:table-cell table:formula="of:=IF(AND(ISBLANK([.AI192]);ISBLANK([.AJ192]);ISBLANK([.AK192]);ISBLANK([.AL192])); &quot;&quot;; DEC2HEX([.AI192]*8 + [.AJ192]*4 + [.AK192]*2 + [.AL192]*1))">
            <text:p/>
          </table:table-cell>
          <table:table-cell table:formula="of:=IF(AND(ISBLANK([.AM192]);ISBLANK([.AN192]);ISBLANK([.AO192]);ISBLANK([.AP192])); &quot;&quot;; DEC2HEX([.AM192]*8 + [.AN192]*4 + [.AO192]*2 + [.AP19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3]);ISBLANK([.D193]);ISBLANK([.E193]);ISBLANK([.F193])); &quot;&quot;; DEC2HEX([.C193]*8 + [.D193]*4 + [.E193]*2 + [.F193]*1))">
            <text:p/>
          </table:table-cell>
          <table:table-cell table:formula="of:=IF(AND(ISBLANK([.G193]);ISBLANK([.H193]);ISBLANK([.I193]);ISBLANK([.J193])); &quot;&quot;; DEC2HEX([.G193]*8 + [.H193]*4 + [.I193]*2 + [.J193]*1))">
            <text:p/>
          </table:table-cell>
          <table:table-cell table:formula="of:=IF(AND(ISBLANK([.K193]);ISBLANK([.L193]);ISBLANK([.M193]);ISBLANK([.N193])); &quot;&quot;; DEC2HEX([.K193]*8 + [.L193]*4 + [.M193]*2 + [.N193]*1))">
            <text:p/>
          </table:table-cell>
          <table:table-cell table:formula="of:=IF(AND(ISBLANK([.O193]);ISBLANK([.P193]);ISBLANK([.Q193]);ISBLANK([.R193])); &quot;&quot;; DEC2HEX([.O193]*8 + [.P193]*4 + [.Q193]*2 + [.R193]*1))">
            <text:p/>
          </table:table-cell>
          <table:table-cell table:formula="of:=IF(AND(ISBLANK([.S193]);ISBLANK([.T193]);ISBLANK([.U193]);ISBLANK([.V193])); &quot;&quot;; DEC2HEX([.S193]*8 + [.T193]*4 + [.U193]*2 + [.V193]*1))">
            <text:p/>
          </table:table-cell>
          <table:table-cell table:formula="of:=IF(AND(ISBLANK([.W193]);ISBLANK([.X193]);ISBLANK([.Y193]);ISBLANK([.Z193])); &quot;&quot;; DEC2HEX([.W193]*8 + [.X193]*4 + [.Y193]*2 + [.Z193]*1))">
            <text:p/>
          </table:table-cell>
          <table:table-cell table:formula="of:=IF(AND(ISBLANK([.AA193]);ISBLANK([.AB193]);ISBLANK([.AC193]);ISBLANK([.AD193])); &quot;&quot;; DEC2HEX([.AA193]*8 + [.AB193]*4 + [.AC193]*2 + [.AD193]*1))">
            <text:p/>
          </table:table-cell>
          <table:table-cell table:formula="of:=IF(AND(ISBLANK([.AE193]);ISBLANK([.AF193]);ISBLANK([.AG193]);ISBLANK([.AH193])); &quot;&quot;; DEC2HEX([.AE193]*8 + [.AF193]*4 + [.AG193]*2 + [.AH193]*1))">
            <text:p/>
          </table:table-cell>
          <table:table-cell table:formula="of:=IF(AND(ISBLANK([.AI193]);ISBLANK([.AJ193]);ISBLANK([.AK193]);ISBLANK([.AL193])); &quot;&quot;; DEC2HEX([.AI193]*8 + [.AJ193]*4 + [.AK193]*2 + [.AL193]*1))">
            <text:p/>
          </table:table-cell>
          <table:table-cell table:formula="of:=IF(AND(ISBLANK([.AM193]);ISBLANK([.AN193]);ISBLANK([.AO193]);ISBLANK([.AP193])); &quot;&quot;; DEC2HEX([.AM193]*8 + [.AN193]*4 + [.AO193]*2 + [.AP19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4]);ISBLANK([.D194]);ISBLANK([.E194]);ISBLANK([.F194])); &quot;&quot;; DEC2HEX([.C194]*8 + [.D194]*4 + [.E194]*2 + [.F194]*1))">
            <text:p/>
          </table:table-cell>
          <table:table-cell table:formula="of:=IF(AND(ISBLANK([.G194]);ISBLANK([.H194]);ISBLANK([.I194]);ISBLANK([.J194])); &quot;&quot;; DEC2HEX([.G194]*8 + [.H194]*4 + [.I194]*2 + [.J194]*1))">
            <text:p/>
          </table:table-cell>
          <table:table-cell table:formula="of:=IF(AND(ISBLANK([.K194]);ISBLANK([.L194]);ISBLANK([.M194]);ISBLANK([.N194])); &quot;&quot;; DEC2HEX([.K194]*8 + [.L194]*4 + [.M194]*2 + [.N194]*1))">
            <text:p/>
          </table:table-cell>
          <table:table-cell table:formula="of:=IF(AND(ISBLANK([.O194]);ISBLANK([.P194]);ISBLANK([.Q194]);ISBLANK([.R194])); &quot;&quot;; DEC2HEX([.O194]*8 + [.P194]*4 + [.Q194]*2 + [.R194]*1))">
            <text:p/>
          </table:table-cell>
          <table:table-cell table:formula="of:=IF(AND(ISBLANK([.S194]);ISBLANK([.T194]);ISBLANK([.U194]);ISBLANK([.V194])); &quot;&quot;; DEC2HEX([.S194]*8 + [.T194]*4 + [.U194]*2 + [.V194]*1))">
            <text:p/>
          </table:table-cell>
          <table:table-cell table:formula="of:=IF(AND(ISBLANK([.W194]);ISBLANK([.X194]);ISBLANK([.Y194]);ISBLANK([.Z194])); &quot;&quot;; DEC2HEX([.W194]*8 + [.X194]*4 + [.Y194]*2 + [.Z194]*1))">
            <text:p/>
          </table:table-cell>
          <table:table-cell table:formula="of:=IF(AND(ISBLANK([.AA194]);ISBLANK([.AB194]);ISBLANK([.AC194]);ISBLANK([.AD194])); &quot;&quot;; DEC2HEX([.AA194]*8 + [.AB194]*4 + [.AC194]*2 + [.AD194]*1))">
            <text:p/>
          </table:table-cell>
          <table:table-cell table:formula="of:=IF(AND(ISBLANK([.AE194]);ISBLANK([.AF194]);ISBLANK([.AG194]);ISBLANK([.AH194])); &quot;&quot;; DEC2HEX([.AE194]*8 + [.AF194]*4 + [.AG194]*2 + [.AH194]*1))">
            <text:p/>
          </table:table-cell>
          <table:table-cell table:formula="of:=IF(AND(ISBLANK([.AI194]);ISBLANK([.AJ194]);ISBLANK([.AK194]);ISBLANK([.AL194])); &quot;&quot;; DEC2HEX([.AI194]*8 + [.AJ194]*4 + [.AK194]*2 + [.AL194]*1))">
            <text:p/>
          </table:table-cell>
          <table:table-cell table:formula="of:=IF(AND(ISBLANK([.AM194]);ISBLANK([.AN194]);ISBLANK([.AO194]);ISBLANK([.AP194])); &quot;&quot;; DEC2HEX([.AM194]*8 + [.AN194]*4 + [.AO194]*2 + [.AP19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5]);ISBLANK([.D195]);ISBLANK([.E195]);ISBLANK([.F195])); &quot;&quot;; DEC2HEX([.C195]*8 + [.D195]*4 + [.E195]*2 + [.F195]*1))">
            <text:p/>
          </table:table-cell>
          <table:table-cell table:formula="of:=IF(AND(ISBLANK([.G195]);ISBLANK([.H195]);ISBLANK([.I195]);ISBLANK([.J195])); &quot;&quot;; DEC2HEX([.G195]*8 + [.H195]*4 + [.I195]*2 + [.J195]*1))">
            <text:p/>
          </table:table-cell>
          <table:table-cell table:formula="of:=IF(AND(ISBLANK([.K195]);ISBLANK([.L195]);ISBLANK([.M195]);ISBLANK([.N195])); &quot;&quot;; DEC2HEX([.K195]*8 + [.L195]*4 + [.M195]*2 + [.N195]*1))">
            <text:p/>
          </table:table-cell>
          <table:table-cell table:formula="of:=IF(AND(ISBLANK([.O195]);ISBLANK([.P195]);ISBLANK([.Q195]);ISBLANK([.R195])); &quot;&quot;; DEC2HEX([.O195]*8 + [.P195]*4 + [.Q195]*2 + [.R195]*1))">
            <text:p/>
          </table:table-cell>
          <table:table-cell table:formula="of:=IF(AND(ISBLANK([.S195]);ISBLANK([.T195]);ISBLANK([.U195]);ISBLANK([.V195])); &quot;&quot;; DEC2HEX([.S195]*8 + [.T195]*4 + [.U195]*2 + [.V195]*1))">
            <text:p/>
          </table:table-cell>
          <table:table-cell table:formula="of:=IF(AND(ISBLANK([.W195]);ISBLANK([.X195]);ISBLANK([.Y195]);ISBLANK([.Z195])); &quot;&quot;; DEC2HEX([.W195]*8 + [.X195]*4 + [.Y195]*2 + [.Z195]*1))">
            <text:p/>
          </table:table-cell>
          <table:table-cell table:formula="of:=IF(AND(ISBLANK([.AA195]);ISBLANK([.AB195]);ISBLANK([.AC195]);ISBLANK([.AD195])); &quot;&quot;; DEC2HEX([.AA195]*8 + [.AB195]*4 + [.AC195]*2 + [.AD195]*1))">
            <text:p/>
          </table:table-cell>
          <table:table-cell table:formula="of:=IF(AND(ISBLANK([.AE195]);ISBLANK([.AF195]);ISBLANK([.AG195]);ISBLANK([.AH195])); &quot;&quot;; DEC2HEX([.AE195]*8 + [.AF195]*4 + [.AG195]*2 + [.AH195]*1))">
            <text:p/>
          </table:table-cell>
          <table:table-cell table:formula="of:=IF(AND(ISBLANK([.AI195]);ISBLANK([.AJ195]);ISBLANK([.AK195]);ISBLANK([.AL195])); &quot;&quot;; DEC2HEX([.AI195]*8 + [.AJ195]*4 + [.AK195]*2 + [.AL195]*1))">
            <text:p/>
          </table:table-cell>
          <table:table-cell table:formula="of:=IF(AND(ISBLANK([.AM195]);ISBLANK([.AN195]);ISBLANK([.AO195]);ISBLANK([.AP195])); &quot;&quot;; DEC2HEX([.AM195]*8 + [.AN195]*4 + [.AO195]*2 + [.AP19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6]);ISBLANK([.D196]);ISBLANK([.E196]);ISBLANK([.F196])); &quot;&quot;; DEC2HEX([.C196]*8 + [.D196]*4 + [.E196]*2 + [.F196]*1))">
            <text:p/>
          </table:table-cell>
          <table:table-cell table:formula="of:=IF(AND(ISBLANK([.G196]);ISBLANK([.H196]);ISBLANK([.I196]);ISBLANK([.J196])); &quot;&quot;; DEC2HEX([.G196]*8 + [.H196]*4 + [.I196]*2 + [.J196]*1))">
            <text:p/>
          </table:table-cell>
          <table:table-cell table:formula="of:=IF(AND(ISBLANK([.K196]);ISBLANK([.L196]);ISBLANK([.M196]);ISBLANK([.N196])); &quot;&quot;; DEC2HEX([.K196]*8 + [.L196]*4 + [.M196]*2 + [.N196]*1))">
            <text:p/>
          </table:table-cell>
          <table:table-cell table:formula="of:=IF(AND(ISBLANK([.O196]);ISBLANK([.P196]);ISBLANK([.Q196]);ISBLANK([.R196])); &quot;&quot;; DEC2HEX([.O196]*8 + [.P196]*4 + [.Q196]*2 + [.R196]*1))">
            <text:p/>
          </table:table-cell>
          <table:table-cell table:formula="of:=IF(AND(ISBLANK([.S196]);ISBLANK([.T196]);ISBLANK([.U196]);ISBLANK([.V196])); &quot;&quot;; DEC2HEX([.S196]*8 + [.T196]*4 + [.U196]*2 + [.V196]*1))">
            <text:p/>
          </table:table-cell>
          <table:table-cell table:formula="of:=IF(AND(ISBLANK([.W196]);ISBLANK([.X196]);ISBLANK([.Y196]);ISBLANK([.Z196])); &quot;&quot;; DEC2HEX([.W196]*8 + [.X196]*4 + [.Y196]*2 + [.Z196]*1))">
            <text:p/>
          </table:table-cell>
          <table:table-cell table:formula="of:=IF(AND(ISBLANK([.AA196]);ISBLANK([.AB196]);ISBLANK([.AC196]);ISBLANK([.AD196])); &quot;&quot;; DEC2HEX([.AA196]*8 + [.AB196]*4 + [.AC196]*2 + [.AD196]*1))">
            <text:p/>
          </table:table-cell>
          <table:table-cell table:formula="of:=IF(AND(ISBLANK([.AE196]);ISBLANK([.AF196]);ISBLANK([.AG196]);ISBLANK([.AH196])); &quot;&quot;; DEC2HEX([.AE196]*8 + [.AF196]*4 + [.AG196]*2 + [.AH196]*1))">
            <text:p/>
          </table:table-cell>
          <table:table-cell table:formula="of:=IF(AND(ISBLANK([.AI196]);ISBLANK([.AJ196]);ISBLANK([.AK196]);ISBLANK([.AL196])); &quot;&quot;; DEC2HEX([.AI196]*8 + [.AJ196]*4 + [.AK196]*2 + [.AL196]*1))">
            <text:p/>
          </table:table-cell>
          <table:table-cell table:formula="of:=IF(AND(ISBLANK([.AM196]);ISBLANK([.AN196]);ISBLANK([.AO196]);ISBLANK([.AP196])); &quot;&quot;; DEC2HEX([.AM196]*8 + [.AN196]*4 + [.AO196]*2 + [.AP19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7]);ISBLANK([.D197]);ISBLANK([.E197]);ISBLANK([.F197])); &quot;&quot;; DEC2HEX([.C197]*8 + [.D197]*4 + [.E197]*2 + [.F197]*1))">
            <text:p/>
          </table:table-cell>
          <table:table-cell table:formula="of:=IF(AND(ISBLANK([.G197]);ISBLANK([.H197]);ISBLANK([.I197]);ISBLANK([.J197])); &quot;&quot;; DEC2HEX([.G197]*8 + [.H197]*4 + [.I197]*2 + [.J197]*1))">
            <text:p/>
          </table:table-cell>
          <table:table-cell table:formula="of:=IF(AND(ISBLANK([.K197]);ISBLANK([.L197]);ISBLANK([.M197]);ISBLANK([.N197])); &quot;&quot;; DEC2HEX([.K197]*8 + [.L197]*4 + [.M197]*2 + [.N197]*1))">
            <text:p/>
          </table:table-cell>
          <table:table-cell table:formula="of:=IF(AND(ISBLANK([.O197]);ISBLANK([.P197]);ISBLANK([.Q197]);ISBLANK([.R197])); &quot;&quot;; DEC2HEX([.O197]*8 + [.P197]*4 + [.Q197]*2 + [.R197]*1))">
            <text:p/>
          </table:table-cell>
          <table:table-cell table:formula="of:=IF(AND(ISBLANK([.S197]);ISBLANK([.T197]);ISBLANK([.U197]);ISBLANK([.V197])); &quot;&quot;; DEC2HEX([.S197]*8 + [.T197]*4 + [.U197]*2 + [.V197]*1))">
            <text:p/>
          </table:table-cell>
          <table:table-cell table:formula="of:=IF(AND(ISBLANK([.W197]);ISBLANK([.X197]);ISBLANK([.Y197]);ISBLANK([.Z197])); &quot;&quot;; DEC2HEX([.W197]*8 + [.X197]*4 + [.Y197]*2 + [.Z197]*1))">
            <text:p/>
          </table:table-cell>
          <table:table-cell table:formula="of:=IF(AND(ISBLANK([.AA197]);ISBLANK([.AB197]);ISBLANK([.AC197]);ISBLANK([.AD197])); &quot;&quot;; DEC2HEX([.AA197]*8 + [.AB197]*4 + [.AC197]*2 + [.AD197]*1))">
            <text:p/>
          </table:table-cell>
          <table:table-cell table:formula="of:=IF(AND(ISBLANK([.AE197]);ISBLANK([.AF197]);ISBLANK([.AG197]);ISBLANK([.AH197])); &quot;&quot;; DEC2HEX([.AE197]*8 + [.AF197]*4 + [.AG197]*2 + [.AH197]*1))">
            <text:p/>
          </table:table-cell>
          <table:table-cell table:formula="of:=IF(AND(ISBLANK([.AI197]);ISBLANK([.AJ197]);ISBLANK([.AK197]);ISBLANK([.AL197])); &quot;&quot;; DEC2HEX([.AI197]*8 + [.AJ197]*4 + [.AK197]*2 + [.AL197]*1))">
            <text:p/>
          </table:table-cell>
          <table:table-cell table:formula="of:=IF(AND(ISBLANK([.AM197]);ISBLANK([.AN197]);ISBLANK([.AO197]);ISBLANK([.AP197])); &quot;&quot;; DEC2HEX([.AM197]*8 + [.AN197]*4 + [.AO197]*2 + [.AP19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8]);ISBLANK([.D198]);ISBLANK([.E198]);ISBLANK([.F198])); &quot;&quot;; DEC2HEX([.C198]*8 + [.D198]*4 + [.E198]*2 + [.F198]*1))">
            <text:p/>
          </table:table-cell>
          <table:table-cell table:formula="of:=IF(AND(ISBLANK([.G198]);ISBLANK([.H198]);ISBLANK([.I198]);ISBLANK([.J198])); &quot;&quot;; DEC2HEX([.G198]*8 + [.H198]*4 + [.I198]*2 + [.J198]*1))">
            <text:p/>
          </table:table-cell>
          <table:table-cell table:formula="of:=IF(AND(ISBLANK([.K198]);ISBLANK([.L198]);ISBLANK([.M198]);ISBLANK([.N198])); &quot;&quot;; DEC2HEX([.K198]*8 + [.L198]*4 + [.M198]*2 + [.N198]*1))">
            <text:p/>
          </table:table-cell>
          <table:table-cell table:formula="of:=IF(AND(ISBLANK([.O198]);ISBLANK([.P198]);ISBLANK([.Q198]);ISBLANK([.R198])); &quot;&quot;; DEC2HEX([.O198]*8 + [.P198]*4 + [.Q198]*2 + [.R198]*1))">
            <text:p/>
          </table:table-cell>
          <table:table-cell table:formula="of:=IF(AND(ISBLANK([.S198]);ISBLANK([.T198]);ISBLANK([.U198]);ISBLANK([.V198])); &quot;&quot;; DEC2HEX([.S198]*8 + [.T198]*4 + [.U198]*2 + [.V198]*1))">
            <text:p/>
          </table:table-cell>
          <table:table-cell table:formula="of:=IF(AND(ISBLANK([.W198]);ISBLANK([.X198]);ISBLANK([.Y198]);ISBLANK([.Z198])); &quot;&quot;; DEC2HEX([.W198]*8 + [.X198]*4 + [.Y198]*2 + [.Z198]*1))">
            <text:p/>
          </table:table-cell>
          <table:table-cell table:formula="of:=IF(AND(ISBLANK([.AA198]);ISBLANK([.AB198]);ISBLANK([.AC198]);ISBLANK([.AD198])); &quot;&quot;; DEC2HEX([.AA198]*8 + [.AB198]*4 + [.AC198]*2 + [.AD198]*1))">
            <text:p/>
          </table:table-cell>
          <table:table-cell table:formula="of:=IF(AND(ISBLANK([.AE198]);ISBLANK([.AF198]);ISBLANK([.AG198]);ISBLANK([.AH198])); &quot;&quot;; DEC2HEX([.AE198]*8 + [.AF198]*4 + [.AG198]*2 + [.AH198]*1))">
            <text:p/>
          </table:table-cell>
          <table:table-cell table:formula="of:=IF(AND(ISBLANK([.AI198]);ISBLANK([.AJ198]);ISBLANK([.AK198]);ISBLANK([.AL198])); &quot;&quot;; DEC2HEX([.AI198]*8 + [.AJ198]*4 + [.AK198]*2 + [.AL198]*1))">
            <text:p/>
          </table:table-cell>
          <table:table-cell table:formula="of:=IF(AND(ISBLANK([.AM198]);ISBLANK([.AN198]);ISBLANK([.AO198]);ISBLANK([.AP198])); &quot;&quot;; DEC2HEX([.AM198]*8 + [.AN198]*4 + [.AO198]*2 + [.AP19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199]);ISBLANK([.D199]);ISBLANK([.E199]);ISBLANK([.F199])); &quot;&quot;; DEC2HEX([.C199]*8 + [.D199]*4 + [.E199]*2 + [.F199]*1))">
            <text:p/>
          </table:table-cell>
          <table:table-cell table:formula="of:=IF(AND(ISBLANK([.G199]);ISBLANK([.H199]);ISBLANK([.I199]);ISBLANK([.J199])); &quot;&quot;; DEC2HEX([.G199]*8 + [.H199]*4 + [.I199]*2 + [.J199]*1))">
            <text:p/>
          </table:table-cell>
          <table:table-cell table:formula="of:=IF(AND(ISBLANK([.K199]);ISBLANK([.L199]);ISBLANK([.M199]);ISBLANK([.N199])); &quot;&quot;; DEC2HEX([.K199]*8 + [.L199]*4 + [.M199]*2 + [.N199]*1))">
            <text:p/>
          </table:table-cell>
          <table:table-cell table:formula="of:=IF(AND(ISBLANK([.O199]);ISBLANK([.P199]);ISBLANK([.Q199]);ISBLANK([.R199])); &quot;&quot;; DEC2HEX([.O199]*8 + [.P199]*4 + [.Q199]*2 + [.R199]*1))">
            <text:p/>
          </table:table-cell>
          <table:table-cell table:formula="of:=IF(AND(ISBLANK([.S199]);ISBLANK([.T199]);ISBLANK([.U199]);ISBLANK([.V199])); &quot;&quot;; DEC2HEX([.S199]*8 + [.T199]*4 + [.U199]*2 + [.V199]*1))">
            <text:p/>
          </table:table-cell>
          <table:table-cell table:formula="of:=IF(AND(ISBLANK([.W199]);ISBLANK([.X199]);ISBLANK([.Y199]);ISBLANK([.Z199])); &quot;&quot;; DEC2HEX([.W199]*8 + [.X199]*4 + [.Y199]*2 + [.Z199]*1))">
            <text:p/>
          </table:table-cell>
          <table:table-cell table:formula="of:=IF(AND(ISBLANK([.AA199]);ISBLANK([.AB199]);ISBLANK([.AC199]);ISBLANK([.AD199])); &quot;&quot;; DEC2HEX([.AA199]*8 + [.AB199]*4 + [.AC199]*2 + [.AD199]*1))">
            <text:p/>
          </table:table-cell>
          <table:table-cell table:formula="of:=IF(AND(ISBLANK([.AE199]);ISBLANK([.AF199]);ISBLANK([.AG199]);ISBLANK([.AH199])); &quot;&quot;; DEC2HEX([.AE199]*8 + [.AF199]*4 + [.AG199]*2 + [.AH199]*1))">
            <text:p/>
          </table:table-cell>
          <table:table-cell table:formula="of:=IF(AND(ISBLANK([.AI199]);ISBLANK([.AJ199]);ISBLANK([.AK199]);ISBLANK([.AL199])); &quot;&quot;; DEC2HEX([.AI199]*8 + [.AJ199]*4 + [.AK199]*2 + [.AL199]*1))">
            <text:p/>
          </table:table-cell>
          <table:table-cell table:formula="of:=IF(AND(ISBLANK([.AM199]);ISBLANK([.AN199]);ISBLANK([.AO199]);ISBLANK([.AP199])); &quot;&quot;; DEC2HEX([.AM199]*8 + [.AN199]*4 + [.AO199]*2 + [.AP19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0]);ISBLANK([.D200]);ISBLANK([.E200]);ISBLANK([.F200])); &quot;&quot;; DEC2HEX([.C200]*8 + [.D200]*4 + [.E200]*2 + [.F200]*1))">
            <text:p/>
          </table:table-cell>
          <table:table-cell table:formula="of:=IF(AND(ISBLANK([.G200]);ISBLANK([.H200]);ISBLANK([.I200]);ISBLANK([.J200])); &quot;&quot;; DEC2HEX([.G200]*8 + [.H200]*4 + [.I200]*2 + [.J200]*1))">
            <text:p/>
          </table:table-cell>
          <table:table-cell table:formula="of:=IF(AND(ISBLANK([.K200]);ISBLANK([.L200]);ISBLANK([.M200]);ISBLANK([.N200])); &quot;&quot;; DEC2HEX([.K200]*8 + [.L200]*4 + [.M200]*2 + [.N200]*1))">
            <text:p/>
          </table:table-cell>
          <table:table-cell table:formula="of:=IF(AND(ISBLANK([.O200]);ISBLANK([.P200]);ISBLANK([.Q200]);ISBLANK([.R200])); &quot;&quot;; DEC2HEX([.O200]*8 + [.P200]*4 + [.Q200]*2 + [.R200]*1))">
            <text:p/>
          </table:table-cell>
          <table:table-cell table:formula="of:=IF(AND(ISBLANK([.S200]);ISBLANK([.T200]);ISBLANK([.U200]);ISBLANK([.V200])); &quot;&quot;; DEC2HEX([.S200]*8 + [.T200]*4 + [.U200]*2 + [.V200]*1))">
            <text:p/>
          </table:table-cell>
          <table:table-cell table:formula="of:=IF(AND(ISBLANK([.W200]);ISBLANK([.X200]);ISBLANK([.Y200]);ISBLANK([.Z200])); &quot;&quot;; DEC2HEX([.W200]*8 + [.X200]*4 + [.Y200]*2 + [.Z200]*1))">
            <text:p/>
          </table:table-cell>
          <table:table-cell table:formula="of:=IF(AND(ISBLANK([.AA200]);ISBLANK([.AB200]);ISBLANK([.AC200]);ISBLANK([.AD200])); &quot;&quot;; DEC2HEX([.AA200]*8 + [.AB200]*4 + [.AC200]*2 + [.AD200]*1))">
            <text:p/>
          </table:table-cell>
          <table:table-cell table:formula="of:=IF(AND(ISBLANK([.AE200]);ISBLANK([.AF200]);ISBLANK([.AG200]);ISBLANK([.AH200])); &quot;&quot;; DEC2HEX([.AE200]*8 + [.AF200]*4 + [.AG200]*2 + [.AH200]*1))">
            <text:p/>
          </table:table-cell>
          <table:table-cell table:formula="of:=IF(AND(ISBLANK([.AI200]);ISBLANK([.AJ200]);ISBLANK([.AK200]);ISBLANK([.AL200])); &quot;&quot;; DEC2HEX([.AI200]*8 + [.AJ200]*4 + [.AK200]*2 + [.AL200]*1))">
            <text:p/>
          </table:table-cell>
          <table:table-cell table:formula="of:=IF(AND(ISBLANK([.AM200]);ISBLANK([.AN200]);ISBLANK([.AO200]);ISBLANK([.AP200])); &quot;&quot;; DEC2HEX([.AM200]*8 + [.AN200]*4 + [.AO200]*2 + [.AP20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1]);ISBLANK([.D201]);ISBLANK([.E201]);ISBLANK([.F201])); &quot;&quot;; DEC2HEX([.C201]*8 + [.D201]*4 + [.E201]*2 + [.F201]*1))">
            <text:p/>
          </table:table-cell>
          <table:table-cell table:formula="of:=IF(AND(ISBLANK([.G201]);ISBLANK([.H201]);ISBLANK([.I201]);ISBLANK([.J201])); &quot;&quot;; DEC2HEX([.G201]*8 + [.H201]*4 + [.I201]*2 + [.J201]*1))">
            <text:p/>
          </table:table-cell>
          <table:table-cell table:formula="of:=IF(AND(ISBLANK([.K201]);ISBLANK([.L201]);ISBLANK([.M201]);ISBLANK([.N201])); &quot;&quot;; DEC2HEX([.K201]*8 + [.L201]*4 + [.M201]*2 + [.N201]*1))">
            <text:p/>
          </table:table-cell>
          <table:table-cell table:formula="of:=IF(AND(ISBLANK([.O201]);ISBLANK([.P201]);ISBLANK([.Q201]);ISBLANK([.R201])); &quot;&quot;; DEC2HEX([.O201]*8 + [.P201]*4 + [.Q201]*2 + [.R201]*1))">
            <text:p/>
          </table:table-cell>
          <table:table-cell table:formula="of:=IF(AND(ISBLANK([.S201]);ISBLANK([.T201]);ISBLANK([.U201]);ISBLANK([.V201])); &quot;&quot;; DEC2HEX([.S201]*8 + [.T201]*4 + [.U201]*2 + [.V201]*1))">
            <text:p/>
          </table:table-cell>
          <table:table-cell table:formula="of:=IF(AND(ISBLANK([.W201]);ISBLANK([.X201]);ISBLANK([.Y201]);ISBLANK([.Z201])); &quot;&quot;; DEC2HEX([.W201]*8 + [.X201]*4 + [.Y201]*2 + [.Z201]*1))">
            <text:p/>
          </table:table-cell>
          <table:table-cell table:formula="of:=IF(AND(ISBLANK([.AA201]);ISBLANK([.AB201]);ISBLANK([.AC201]);ISBLANK([.AD201])); &quot;&quot;; DEC2HEX([.AA201]*8 + [.AB201]*4 + [.AC201]*2 + [.AD201]*1))">
            <text:p/>
          </table:table-cell>
          <table:table-cell table:formula="of:=IF(AND(ISBLANK([.AE201]);ISBLANK([.AF201]);ISBLANK([.AG201]);ISBLANK([.AH201])); &quot;&quot;; DEC2HEX([.AE201]*8 + [.AF201]*4 + [.AG201]*2 + [.AH201]*1))">
            <text:p/>
          </table:table-cell>
          <table:table-cell table:formula="of:=IF(AND(ISBLANK([.AI201]);ISBLANK([.AJ201]);ISBLANK([.AK201]);ISBLANK([.AL201])); &quot;&quot;; DEC2HEX([.AI201]*8 + [.AJ201]*4 + [.AK201]*2 + [.AL201]*1))">
            <text:p/>
          </table:table-cell>
          <table:table-cell table:formula="of:=IF(AND(ISBLANK([.AM201]);ISBLANK([.AN201]);ISBLANK([.AO201]);ISBLANK([.AP201])); &quot;&quot;; DEC2HEX([.AM201]*8 + [.AN201]*4 + [.AO201]*2 + [.AP20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2]);ISBLANK([.D202]);ISBLANK([.E202]);ISBLANK([.F202])); &quot;&quot;; DEC2HEX([.C202]*8 + [.D202]*4 + [.E202]*2 + [.F202]*1))">
            <text:p/>
          </table:table-cell>
          <table:table-cell table:formula="of:=IF(AND(ISBLANK([.G202]);ISBLANK([.H202]);ISBLANK([.I202]);ISBLANK([.J202])); &quot;&quot;; DEC2HEX([.G202]*8 + [.H202]*4 + [.I202]*2 + [.J202]*1))">
            <text:p/>
          </table:table-cell>
          <table:table-cell table:formula="of:=IF(AND(ISBLANK([.K202]);ISBLANK([.L202]);ISBLANK([.M202]);ISBLANK([.N202])); &quot;&quot;; DEC2HEX([.K202]*8 + [.L202]*4 + [.M202]*2 + [.N202]*1))">
            <text:p/>
          </table:table-cell>
          <table:table-cell table:formula="of:=IF(AND(ISBLANK([.O202]);ISBLANK([.P202]);ISBLANK([.Q202]);ISBLANK([.R202])); &quot;&quot;; DEC2HEX([.O202]*8 + [.P202]*4 + [.Q202]*2 + [.R202]*1))">
            <text:p/>
          </table:table-cell>
          <table:table-cell table:formula="of:=IF(AND(ISBLANK([.S202]);ISBLANK([.T202]);ISBLANK([.U202]);ISBLANK([.V202])); &quot;&quot;; DEC2HEX([.S202]*8 + [.T202]*4 + [.U202]*2 + [.V202]*1))">
            <text:p/>
          </table:table-cell>
          <table:table-cell table:formula="of:=IF(AND(ISBLANK([.W202]);ISBLANK([.X202]);ISBLANK([.Y202]);ISBLANK([.Z202])); &quot;&quot;; DEC2HEX([.W202]*8 + [.X202]*4 + [.Y202]*2 + [.Z202]*1))">
            <text:p/>
          </table:table-cell>
          <table:table-cell table:formula="of:=IF(AND(ISBLANK([.AA202]);ISBLANK([.AB202]);ISBLANK([.AC202]);ISBLANK([.AD202])); &quot;&quot;; DEC2HEX([.AA202]*8 + [.AB202]*4 + [.AC202]*2 + [.AD202]*1))">
            <text:p/>
          </table:table-cell>
          <table:table-cell table:formula="of:=IF(AND(ISBLANK([.AE202]);ISBLANK([.AF202]);ISBLANK([.AG202]);ISBLANK([.AH202])); &quot;&quot;; DEC2HEX([.AE202]*8 + [.AF202]*4 + [.AG202]*2 + [.AH202]*1))">
            <text:p/>
          </table:table-cell>
          <table:table-cell table:formula="of:=IF(AND(ISBLANK([.AI202]);ISBLANK([.AJ202]);ISBLANK([.AK202]);ISBLANK([.AL202])); &quot;&quot;; DEC2HEX([.AI202]*8 + [.AJ202]*4 + [.AK202]*2 + [.AL202]*1))">
            <text:p/>
          </table:table-cell>
          <table:table-cell table:formula="of:=IF(AND(ISBLANK([.AM202]);ISBLANK([.AN202]);ISBLANK([.AO202]);ISBLANK([.AP202])); &quot;&quot;; DEC2HEX([.AM202]*8 + [.AN202]*4 + [.AO202]*2 + [.AP20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3]);ISBLANK([.D203]);ISBLANK([.E203]);ISBLANK([.F203])); &quot;&quot;; DEC2HEX([.C203]*8 + [.D203]*4 + [.E203]*2 + [.F203]*1))">
            <text:p/>
          </table:table-cell>
          <table:table-cell table:formula="of:=IF(AND(ISBLANK([.G203]);ISBLANK([.H203]);ISBLANK([.I203]);ISBLANK([.J203])); &quot;&quot;; DEC2HEX([.G203]*8 + [.H203]*4 + [.I203]*2 + [.J203]*1))">
            <text:p/>
          </table:table-cell>
          <table:table-cell table:formula="of:=IF(AND(ISBLANK([.K203]);ISBLANK([.L203]);ISBLANK([.M203]);ISBLANK([.N203])); &quot;&quot;; DEC2HEX([.K203]*8 + [.L203]*4 + [.M203]*2 + [.N203]*1))">
            <text:p/>
          </table:table-cell>
          <table:table-cell table:formula="of:=IF(AND(ISBLANK([.O203]);ISBLANK([.P203]);ISBLANK([.Q203]);ISBLANK([.R203])); &quot;&quot;; DEC2HEX([.O203]*8 + [.P203]*4 + [.Q203]*2 + [.R203]*1))">
            <text:p/>
          </table:table-cell>
          <table:table-cell table:formula="of:=IF(AND(ISBLANK([.S203]);ISBLANK([.T203]);ISBLANK([.U203]);ISBLANK([.V203])); &quot;&quot;; DEC2HEX([.S203]*8 + [.T203]*4 + [.U203]*2 + [.V203]*1))">
            <text:p/>
          </table:table-cell>
          <table:table-cell table:formula="of:=IF(AND(ISBLANK([.W203]);ISBLANK([.X203]);ISBLANK([.Y203]);ISBLANK([.Z203])); &quot;&quot;; DEC2HEX([.W203]*8 + [.X203]*4 + [.Y203]*2 + [.Z203]*1))">
            <text:p/>
          </table:table-cell>
          <table:table-cell table:formula="of:=IF(AND(ISBLANK([.AA203]);ISBLANK([.AB203]);ISBLANK([.AC203]);ISBLANK([.AD203])); &quot;&quot;; DEC2HEX([.AA203]*8 + [.AB203]*4 + [.AC203]*2 + [.AD203]*1))">
            <text:p/>
          </table:table-cell>
          <table:table-cell table:formula="of:=IF(AND(ISBLANK([.AE203]);ISBLANK([.AF203]);ISBLANK([.AG203]);ISBLANK([.AH203])); &quot;&quot;; DEC2HEX([.AE203]*8 + [.AF203]*4 + [.AG203]*2 + [.AH203]*1))">
            <text:p/>
          </table:table-cell>
          <table:table-cell table:formula="of:=IF(AND(ISBLANK([.AI203]);ISBLANK([.AJ203]);ISBLANK([.AK203]);ISBLANK([.AL203])); &quot;&quot;; DEC2HEX([.AI203]*8 + [.AJ203]*4 + [.AK203]*2 + [.AL203]*1))">
            <text:p/>
          </table:table-cell>
          <table:table-cell table:formula="of:=IF(AND(ISBLANK([.AM203]);ISBLANK([.AN203]);ISBLANK([.AO203]);ISBLANK([.AP203])); &quot;&quot;; DEC2HEX([.AM203]*8 + [.AN203]*4 + [.AO203]*2 + [.AP20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4]);ISBLANK([.D204]);ISBLANK([.E204]);ISBLANK([.F204])); &quot;&quot;; DEC2HEX([.C204]*8 + [.D204]*4 + [.E204]*2 + [.F204]*1))">
            <text:p/>
          </table:table-cell>
          <table:table-cell table:formula="of:=IF(AND(ISBLANK([.G204]);ISBLANK([.H204]);ISBLANK([.I204]);ISBLANK([.J204])); &quot;&quot;; DEC2HEX([.G204]*8 + [.H204]*4 + [.I204]*2 + [.J204]*1))">
            <text:p/>
          </table:table-cell>
          <table:table-cell table:formula="of:=IF(AND(ISBLANK([.K204]);ISBLANK([.L204]);ISBLANK([.M204]);ISBLANK([.N204])); &quot;&quot;; DEC2HEX([.K204]*8 + [.L204]*4 + [.M204]*2 + [.N204]*1))">
            <text:p/>
          </table:table-cell>
          <table:table-cell table:formula="of:=IF(AND(ISBLANK([.O204]);ISBLANK([.P204]);ISBLANK([.Q204]);ISBLANK([.R204])); &quot;&quot;; DEC2HEX([.O204]*8 + [.P204]*4 + [.Q204]*2 + [.R204]*1))">
            <text:p/>
          </table:table-cell>
          <table:table-cell table:formula="of:=IF(AND(ISBLANK([.S204]);ISBLANK([.T204]);ISBLANK([.U204]);ISBLANK([.V204])); &quot;&quot;; DEC2HEX([.S204]*8 + [.T204]*4 + [.U204]*2 + [.V204]*1))">
            <text:p/>
          </table:table-cell>
          <table:table-cell table:formula="of:=IF(AND(ISBLANK([.W204]);ISBLANK([.X204]);ISBLANK([.Y204]);ISBLANK([.Z204])); &quot;&quot;; DEC2HEX([.W204]*8 + [.X204]*4 + [.Y204]*2 + [.Z204]*1))">
            <text:p/>
          </table:table-cell>
          <table:table-cell table:formula="of:=IF(AND(ISBLANK([.AA204]);ISBLANK([.AB204]);ISBLANK([.AC204]);ISBLANK([.AD204])); &quot;&quot;; DEC2HEX([.AA204]*8 + [.AB204]*4 + [.AC204]*2 + [.AD204]*1))">
            <text:p/>
          </table:table-cell>
          <table:table-cell table:formula="of:=IF(AND(ISBLANK([.AE204]);ISBLANK([.AF204]);ISBLANK([.AG204]);ISBLANK([.AH204])); &quot;&quot;; DEC2HEX([.AE204]*8 + [.AF204]*4 + [.AG204]*2 + [.AH204]*1))">
            <text:p/>
          </table:table-cell>
          <table:table-cell table:formula="of:=IF(AND(ISBLANK([.AI204]);ISBLANK([.AJ204]);ISBLANK([.AK204]);ISBLANK([.AL204])); &quot;&quot;; DEC2HEX([.AI204]*8 + [.AJ204]*4 + [.AK204]*2 + [.AL204]*1))">
            <text:p/>
          </table:table-cell>
          <table:table-cell table:formula="of:=IF(AND(ISBLANK([.AM204]);ISBLANK([.AN204]);ISBLANK([.AO204]);ISBLANK([.AP204])); &quot;&quot;; DEC2HEX([.AM204]*8 + [.AN204]*4 + [.AO204]*2 + [.AP20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5]);ISBLANK([.D205]);ISBLANK([.E205]);ISBLANK([.F205])); &quot;&quot;; DEC2HEX([.C205]*8 + [.D205]*4 + [.E205]*2 + [.F205]*1))">
            <text:p/>
          </table:table-cell>
          <table:table-cell table:formula="of:=IF(AND(ISBLANK([.G205]);ISBLANK([.H205]);ISBLANK([.I205]);ISBLANK([.J205])); &quot;&quot;; DEC2HEX([.G205]*8 + [.H205]*4 + [.I205]*2 + [.J205]*1))">
            <text:p/>
          </table:table-cell>
          <table:table-cell table:formula="of:=IF(AND(ISBLANK([.K205]);ISBLANK([.L205]);ISBLANK([.M205]);ISBLANK([.N205])); &quot;&quot;; DEC2HEX([.K205]*8 + [.L205]*4 + [.M205]*2 + [.N205]*1))">
            <text:p/>
          </table:table-cell>
          <table:table-cell table:formula="of:=IF(AND(ISBLANK([.O205]);ISBLANK([.P205]);ISBLANK([.Q205]);ISBLANK([.R205])); &quot;&quot;; DEC2HEX([.O205]*8 + [.P205]*4 + [.Q205]*2 + [.R205]*1))">
            <text:p/>
          </table:table-cell>
          <table:table-cell table:formula="of:=IF(AND(ISBLANK([.S205]);ISBLANK([.T205]);ISBLANK([.U205]);ISBLANK([.V205])); &quot;&quot;; DEC2HEX([.S205]*8 + [.T205]*4 + [.U205]*2 + [.V205]*1))">
            <text:p/>
          </table:table-cell>
          <table:table-cell table:formula="of:=IF(AND(ISBLANK([.W205]);ISBLANK([.X205]);ISBLANK([.Y205]);ISBLANK([.Z205])); &quot;&quot;; DEC2HEX([.W205]*8 + [.X205]*4 + [.Y205]*2 + [.Z205]*1))">
            <text:p/>
          </table:table-cell>
          <table:table-cell table:formula="of:=IF(AND(ISBLANK([.AA205]);ISBLANK([.AB205]);ISBLANK([.AC205]);ISBLANK([.AD205])); &quot;&quot;; DEC2HEX([.AA205]*8 + [.AB205]*4 + [.AC205]*2 + [.AD205]*1))">
            <text:p/>
          </table:table-cell>
          <table:table-cell table:formula="of:=IF(AND(ISBLANK([.AE205]);ISBLANK([.AF205]);ISBLANK([.AG205]);ISBLANK([.AH205])); &quot;&quot;; DEC2HEX([.AE205]*8 + [.AF205]*4 + [.AG205]*2 + [.AH205]*1))">
            <text:p/>
          </table:table-cell>
          <table:table-cell table:formula="of:=IF(AND(ISBLANK([.AI205]);ISBLANK([.AJ205]);ISBLANK([.AK205]);ISBLANK([.AL205])); &quot;&quot;; DEC2HEX([.AI205]*8 + [.AJ205]*4 + [.AK205]*2 + [.AL205]*1))">
            <text:p/>
          </table:table-cell>
          <table:table-cell table:formula="of:=IF(AND(ISBLANK([.AM205]);ISBLANK([.AN205]);ISBLANK([.AO205]);ISBLANK([.AP205])); &quot;&quot;; DEC2HEX([.AM205]*8 + [.AN205]*4 + [.AO205]*2 + [.AP20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6]);ISBLANK([.D206]);ISBLANK([.E206]);ISBLANK([.F206])); &quot;&quot;; DEC2HEX([.C206]*8 + [.D206]*4 + [.E206]*2 + [.F206]*1))">
            <text:p/>
          </table:table-cell>
          <table:table-cell table:formula="of:=IF(AND(ISBLANK([.G206]);ISBLANK([.H206]);ISBLANK([.I206]);ISBLANK([.J206])); &quot;&quot;; DEC2HEX([.G206]*8 + [.H206]*4 + [.I206]*2 + [.J206]*1))">
            <text:p/>
          </table:table-cell>
          <table:table-cell table:formula="of:=IF(AND(ISBLANK([.K206]);ISBLANK([.L206]);ISBLANK([.M206]);ISBLANK([.N206])); &quot;&quot;; DEC2HEX([.K206]*8 + [.L206]*4 + [.M206]*2 + [.N206]*1))">
            <text:p/>
          </table:table-cell>
          <table:table-cell table:formula="of:=IF(AND(ISBLANK([.O206]);ISBLANK([.P206]);ISBLANK([.Q206]);ISBLANK([.R206])); &quot;&quot;; DEC2HEX([.O206]*8 + [.P206]*4 + [.Q206]*2 + [.R206]*1))">
            <text:p/>
          </table:table-cell>
          <table:table-cell table:formula="of:=IF(AND(ISBLANK([.S206]);ISBLANK([.T206]);ISBLANK([.U206]);ISBLANK([.V206])); &quot;&quot;; DEC2HEX([.S206]*8 + [.T206]*4 + [.U206]*2 + [.V206]*1))">
            <text:p/>
          </table:table-cell>
          <table:table-cell table:formula="of:=IF(AND(ISBLANK([.W206]);ISBLANK([.X206]);ISBLANK([.Y206]);ISBLANK([.Z206])); &quot;&quot;; DEC2HEX([.W206]*8 + [.X206]*4 + [.Y206]*2 + [.Z206]*1))">
            <text:p/>
          </table:table-cell>
          <table:table-cell table:formula="of:=IF(AND(ISBLANK([.AA206]);ISBLANK([.AB206]);ISBLANK([.AC206]);ISBLANK([.AD206])); &quot;&quot;; DEC2HEX([.AA206]*8 + [.AB206]*4 + [.AC206]*2 + [.AD206]*1))">
            <text:p/>
          </table:table-cell>
          <table:table-cell table:formula="of:=IF(AND(ISBLANK([.AE206]);ISBLANK([.AF206]);ISBLANK([.AG206]);ISBLANK([.AH206])); &quot;&quot;; DEC2HEX([.AE206]*8 + [.AF206]*4 + [.AG206]*2 + [.AH206]*1))">
            <text:p/>
          </table:table-cell>
          <table:table-cell table:formula="of:=IF(AND(ISBLANK([.AI206]);ISBLANK([.AJ206]);ISBLANK([.AK206]);ISBLANK([.AL206])); &quot;&quot;; DEC2HEX([.AI206]*8 + [.AJ206]*4 + [.AK206]*2 + [.AL206]*1))">
            <text:p/>
          </table:table-cell>
          <table:table-cell table:formula="of:=IF(AND(ISBLANK([.AM206]);ISBLANK([.AN206]);ISBLANK([.AO206]);ISBLANK([.AP206])); &quot;&quot;; DEC2HEX([.AM206]*8 + [.AN206]*4 + [.AO206]*2 + [.AP20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7]);ISBLANK([.D207]);ISBLANK([.E207]);ISBLANK([.F207])); &quot;&quot;; DEC2HEX([.C207]*8 + [.D207]*4 + [.E207]*2 + [.F207]*1))">
            <text:p/>
          </table:table-cell>
          <table:table-cell table:formula="of:=IF(AND(ISBLANK([.G207]);ISBLANK([.H207]);ISBLANK([.I207]);ISBLANK([.J207])); &quot;&quot;; DEC2HEX([.G207]*8 + [.H207]*4 + [.I207]*2 + [.J207]*1))">
            <text:p/>
          </table:table-cell>
          <table:table-cell table:formula="of:=IF(AND(ISBLANK([.K207]);ISBLANK([.L207]);ISBLANK([.M207]);ISBLANK([.N207])); &quot;&quot;; DEC2HEX([.K207]*8 + [.L207]*4 + [.M207]*2 + [.N207]*1))">
            <text:p/>
          </table:table-cell>
          <table:table-cell table:formula="of:=IF(AND(ISBLANK([.O207]);ISBLANK([.P207]);ISBLANK([.Q207]);ISBLANK([.R207])); &quot;&quot;; DEC2HEX([.O207]*8 + [.P207]*4 + [.Q207]*2 + [.R207]*1))">
            <text:p/>
          </table:table-cell>
          <table:table-cell table:formula="of:=IF(AND(ISBLANK([.S207]);ISBLANK([.T207]);ISBLANK([.U207]);ISBLANK([.V207])); &quot;&quot;; DEC2HEX([.S207]*8 + [.T207]*4 + [.U207]*2 + [.V207]*1))">
            <text:p/>
          </table:table-cell>
          <table:table-cell table:formula="of:=IF(AND(ISBLANK([.W207]);ISBLANK([.X207]);ISBLANK([.Y207]);ISBLANK([.Z207])); &quot;&quot;; DEC2HEX([.W207]*8 + [.X207]*4 + [.Y207]*2 + [.Z207]*1))">
            <text:p/>
          </table:table-cell>
          <table:table-cell table:formula="of:=IF(AND(ISBLANK([.AA207]);ISBLANK([.AB207]);ISBLANK([.AC207]);ISBLANK([.AD207])); &quot;&quot;; DEC2HEX([.AA207]*8 + [.AB207]*4 + [.AC207]*2 + [.AD207]*1))">
            <text:p/>
          </table:table-cell>
          <table:table-cell table:formula="of:=IF(AND(ISBLANK([.AE207]);ISBLANK([.AF207]);ISBLANK([.AG207]);ISBLANK([.AH207])); &quot;&quot;; DEC2HEX([.AE207]*8 + [.AF207]*4 + [.AG207]*2 + [.AH207]*1))">
            <text:p/>
          </table:table-cell>
          <table:table-cell table:formula="of:=IF(AND(ISBLANK([.AI207]);ISBLANK([.AJ207]);ISBLANK([.AK207]);ISBLANK([.AL207])); &quot;&quot;; DEC2HEX([.AI207]*8 + [.AJ207]*4 + [.AK207]*2 + [.AL207]*1))">
            <text:p/>
          </table:table-cell>
          <table:table-cell table:formula="of:=IF(AND(ISBLANK([.AM207]);ISBLANK([.AN207]);ISBLANK([.AO207]);ISBLANK([.AP207])); &quot;&quot;; DEC2HEX([.AM207]*8 + [.AN207]*4 + [.AO207]*2 + [.AP20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8]);ISBLANK([.D208]);ISBLANK([.E208]);ISBLANK([.F208])); &quot;&quot;; DEC2HEX([.C208]*8 + [.D208]*4 + [.E208]*2 + [.F208]*1))">
            <text:p/>
          </table:table-cell>
          <table:table-cell table:formula="of:=IF(AND(ISBLANK([.G208]);ISBLANK([.H208]);ISBLANK([.I208]);ISBLANK([.J208])); &quot;&quot;; DEC2HEX([.G208]*8 + [.H208]*4 + [.I208]*2 + [.J208]*1))">
            <text:p/>
          </table:table-cell>
          <table:table-cell table:formula="of:=IF(AND(ISBLANK([.K208]);ISBLANK([.L208]);ISBLANK([.M208]);ISBLANK([.N208])); &quot;&quot;; DEC2HEX([.K208]*8 + [.L208]*4 + [.M208]*2 + [.N208]*1))">
            <text:p/>
          </table:table-cell>
          <table:table-cell table:formula="of:=IF(AND(ISBLANK([.O208]);ISBLANK([.P208]);ISBLANK([.Q208]);ISBLANK([.R208])); &quot;&quot;; DEC2HEX([.O208]*8 + [.P208]*4 + [.Q208]*2 + [.R208]*1))">
            <text:p/>
          </table:table-cell>
          <table:table-cell table:formula="of:=IF(AND(ISBLANK([.S208]);ISBLANK([.T208]);ISBLANK([.U208]);ISBLANK([.V208])); &quot;&quot;; DEC2HEX([.S208]*8 + [.T208]*4 + [.U208]*2 + [.V208]*1))">
            <text:p/>
          </table:table-cell>
          <table:table-cell table:formula="of:=IF(AND(ISBLANK([.W208]);ISBLANK([.X208]);ISBLANK([.Y208]);ISBLANK([.Z208])); &quot;&quot;; DEC2HEX([.W208]*8 + [.X208]*4 + [.Y208]*2 + [.Z208]*1))">
            <text:p/>
          </table:table-cell>
          <table:table-cell table:formula="of:=IF(AND(ISBLANK([.AA208]);ISBLANK([.AB208]);ISBLANK([.AC208]);ISBLANK([.AD208])); &quot;&quot;; DEC2HEX([.AA208]*8 + [.AB208]*4 + [.AC208]*2 + [.AD208]*1))">
            <text:p/>
          </table:table-cell>
          <table:table-cell table:formula="of:=IF(AND(ISBLANK([.AE208]);ISBLANK([.AF208]);ISBLANK([.AG208]);ISBLANK([.AH208])); &quot;&quot;; DEC2HEX([.AE208]*8 + [.AF208]*4 + [.AG208]*2 + [.AH208]*1))">
            <text:p/>
          </table:table-cell>
          <table:table-cell table:formula="of:=IF(AND(ISBLANK([.AI208]);ISBLANK([.AJ208]);ISBLANK([.AK208]);ISBLANK([.AL208])); &quot;&quot;; DEC2HEX([.AI208]*8 + [.AJ208]*4 + [.AK208]*2 + [.AL208]*1))">
            <text:p/>
          </table:table-cell>
          <table:table-cell table:formula="of:=IF(AND(ISBLANK([.AM208]);ISBLANK([.AN208]);ISBLANK([.AO208]);ISBLANK([.AP208])); &quot;&quot;; DEC2HEX([.AM208]*8 + [.AN208]*4 + [.AO208]*2 + [.AP20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09]);ISBLANK([.D209]);ISBLANK([.E209]);ISBLANK([.F209])); &quot;&quot;; DEC2HEX([.C209]*8 + [.D209]*4 + [.E209]*2 + [.F209]*1))">
            <text:p/>
          </table:table-cell>
          <table:table-cell table:formula="of:=IF(AND(ISBLANK([.G209]);ISBLANK([.H209]);ISBLANK([.I209]);ISBLANK([.J209])); &quot;&quot;; DEC2HEX([.G209]*8 + [.H209]*4 + [.I209]*2 + [.J209]*1))">
            <text:p/>
          </table:table-cell>
          <table:table-cell table:formula="of:=IF(AND(ISBLANK([.K209]);ISBLANK([.L209]);ISBLANK([.M209]);ISBLANK([.N209])); &quot;&quot;; DEC2HEX([.K209]*8 + [.L209]*4 + [.M209]*2 + [.N209]*1))">
            <text:p/>
          </table:table-cell>
          <table:table-cell table:formula="of:=IF(AND(ISBLANK([.O209]);ISBLANK([.P209]);ISBLANK([.Q209]);ISBLANK([.R209])); &quot;&quot;; DEC2HEX([.O209]*8 + [.P209]*4 + [.Q209]*2 + [.R209]*1))">
            <text:p/>
          </table:table-cell>
          <table:table-cell table:formula="of:=IF(AND(ISBLANK([.S209]);ISBLANK([.T209]);ISBLANK([.U209]);ISBLANK([.V209])); &quot;&quot;; DEC2HEX([.S209]*8 + [.T209]*4 + [.U209]*2 + [.V209]*1))">
            <text:p/>
          </table:table-cell>
          <table:table-cell table:formula="of:=IF(AND(ISBLANK([.W209]);ISBLANK([.X209]);ISBLANK([.Y209]);ISBLANK([.Z209])); &quot;&quot;; DEC2HEX([.W209]*8 + [.X209]*4 + [.Y209]*2 + [.Z209]*1))">
            <text:p/>
          </table:table-cell>
          <table:table-cell table:formula="of:=IF(AND(ISBLANK([.AA209]);ISBLANK([.AB209]);ISBLANK([.AC209]);ISBLANK([.AD209])); &quot;&quot;; DEC2HEX([.AA209]*8 + [.AB209]*4 + [.AC209]*2 + [.AD209]*1))">
            <text:p/>
          </table:table-cell>
          <table:table-cell table:formula="of:=IF(AND(ISBLANK([.AE209]);ISBLANK([.AF209]);ISBLANK([.AG209]);ISBLANK([.AH209])); &quot;&quot;; DEC2HEX([.AE209]*8 + [.AF209]*4 + [.AG209]*2 + [.AH209]*1))">
            <text:p/>
          </table:table-cell>
          <table:table-cell table:formula="of:=IF(AND(ISBLANK([.AI209]);ISBLANK([.AJ209]);ISBLANK([.AK209]);ISBLANK([.AL209])); &quot;&quot;; DEC2HEX([.AI209]*8 + [.AJ209]*4 + [.AK209]*2 + [.AL209]*1))">
            <text:p/>
          </table:table-cell>
          <table:table-cell table:formula="of:=IF(AND(ISBLANK([.AM209]);ISBLANK([.AN209]);ISBLANK([.AO209]);ISBLANK([.AP209])); &quot;&quot;; DEC2HEX([.AM209]*8 + [.AN209]*4 + [.AO209]*2 + [.AP20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0]);ISBLANK([.D210]);ISBLANK([.E210]);ISBLANK([.F210])); &quot;&quot;; DEC2HEX([.C210]*8 + [.D210]*4 + [.E210]*2 + [.F210]*1))">
            <text:p/>
          </table:table-cell>
          <table:table-cell table:formula="of:=IF(AND(ISBLANK([.G210]);ISBLANK([.H210]);ISBLANK([.I210]);ISBLANK([.J210])); &quot;&quot;; DEC2HEX([.G210]*8 + [.H210]*4 + [.I210]*2 + [.J210]*1))">
            <text:p/>
          </table:table-cell>
          <table:table-cell table:formula="of:=IF(AND(ISBLANK([.K210]);ISBLANK([.L210]);ISBLANK([.M210]);ISBLANK([.N210])); &quot;&quot;; DEC2HEX([.K210]*8 + [.L210]*4 + [.M210]*2 + [.N210]*1))">
            <text:p/>
          </table:table-cell>
          <table:table-cell table:formula="of:=IF(AND(ISBLANK([.O210]);ISBLANK([.P210]);ISBLANK([.Q210]);ISBLANK([.R210])); &quot;&quot;; DEC2HEX([.O210]*8 + [.P210]*4 + [.Q210]*2 + [.R210]*1))">
            <text:p/>
          </table:table-cell>
          <table:table-cell table:formula="of:=IF(AND(ISBLANK([.S210]);ISBLANK([.T210]);ISBLANK([.U210]);ISBLANK([.V210])); &quot;&quot;; DEC2HEX([.S210]*8 + [.T210]*4 + [.U210]*2 + [.V210]*1))">
            <text:p/>
          </table:table-cell>
          <table:table-cell table:formula="of:=IF(AND(ISBLANK([.W210]);ISBLANK([.X210]);ISBLANK([.Y210]);ISBLANK([.Z210])); &quot;&quot;; DEC2HEX([.W210]*8 + [.X210]*4 + [.Y210]*2 + [.Z210]*1))">
            <text:p/>
          </table:table-cell>
          <table:table-cell table:formula="of:=IF(AND(ISBLANK([.AA210]);ISBLANK([.AB210]);ISBLANK([.AC210]);ISBLANK([.AD210])); &quot;&quot;; DEC2HEX([.AA210]*8 + [.AB210]*4 + [.AC210]*2 + [.AD210]*1))">
            <text:p/>
          </table:table-cell>
          <table:table-cell table:formula="of:=IF(AND(ISBLANK([.AE210]);ISBLANK([.AF210]);ISBLANK([.AG210]);ISBLANK([.AH210])); &quot;&quot;; DEC2HEX([.AE210]*8 + [.AF210]*4 + [.AG210]*2 + [.AH210]*1))">
            <text:p/>
          </table:table-cell>
          <table:table-cell table:formula="of:=IF(AND(ISBLANK([.AI210]);ISBLANK([.AJ210]);ISBLANK([.AK210]);ISBLANK([.AL210])); &quot;&quot;; DEC2HEX([.AI210]*8 + [.AJ210]*4 + [.AK210]*2 + [.AL210]*1))">
            <text:p/>
          </table:table-cell>
          <table:table-cell table:formula="of:=IF(AND(ISBLANK([.AM210]);ISBLANK([.AN210]);ISBLANK([.AO210]);ISBLANK([.AP210])); &quot;&quot;; DEC2HEX([.AM210]*8 + [.AN210]*4 + [.AO210]*2 + [.AP21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1]);ISBLANK([.D211]);ISBLANK([.E211]);ISBLANK([.F211])); &quot;&quot;; DEC2HEX([.C211]*8 + [.D211]*4 + [.E211]*2 + [.F211]*1))">
            <text:p/>
          </table:table-cell>
          <table:table-cell table:formula="of:=IF(AND(ISBLANK([.G211]);ISBLANK([.H211]);ISBLANK([.I211]);ISBLANK([.J211])); &quot;&quot;; DEC2HEX([.G211]*8 + [.H211]*4 + [.I211]*2 + [.J211]*1))">
            <text:p/>
          </table:table-cell>
          <table:table-cell table:formula="of:=IF(AND(ISBLANK([.K211]);ISBLANK([.L211]);ISBLANK([.M211]);ISBLANK([.N211])); &quot;&quot;; DEC2HEX([.K211]*8 + [.L211]*4 + [.M211]*2 + [.N211]*1))">
            <text:p/>
          </table:table-cell>
          <table:table-cell table:formula="of:=IF(AND(ISBLANK([.O211]);ISBLANK([.P211]);ISBLANK([.Q211]);ISBLANK([.R211])); &quot;&quot;; DEC2HEX([.O211]*8 + [.P211]*4 + [.Q211]*2 + [.R211]*1))">
            <text:p/>
          </table:table-cell>
          <table:table-cell table:formula="of:=IF(AND(ISBLANK([.S211]);ISBLANK([.T211]);ISBLANK([.U211]);ISBLANK([.V211])); &quot;&quot;; DEC2HEX([.S211]*8 + [.T211]*4 + [.U211]*2 + [.V211]*1))">
            <text:p/>
          </table:table-cell>
          <table:table-cell table:formula="of:=IF(AND(ISBLANK([.W211]);ISBLANK([.X211]);ISBLANK([.Y211]);ISBLANK([.Z211])); &quot;&quot;; DEC2HEX([.W211]*8 + [.X211]*4 + [.Y211]*2 + [.Z211]*1))">
            <text:p/>
          </table:table-cell>
          <table:table-cell table:formula="of:=IF(AND(ISBLANK([.AA211]);ISBLANK([.AB211]);ISBLANK([.AC211]);ISBLANK([.AD211])); &quot;&quot;; DEC2HEX([.AA211]*8 + [.AB211]*4 + [.AC211]*2 + [.AD211]*1))">
            <text:p/>
          </table:table-cell>
          <table:table-cell table:formula="of:=IF(AND(ISBLANK([.AE211]);ISBLANK([.AF211]);ISBLANK([.AG211]);ISBLANK([.AH211])); &quot;&quot;; DEC2HEX([.AE211]*8 + [.AF211]*4 + [.AG211]*2 + [.AH211]*1))">
            <text:p/>
          </table:table-cell>
          <table:table-cell table:formula="of:=IF(AND(ISBLANK([.AI211]);ISBLANK([.AJ211]);ISBLANK([.AK211]);ISBLANK([.AL211])); &quot;&quot;; DEC2HEX([.AI211]*8 + [.AJ211]*4 + [.AK211]*2 + [.AL211]*1))">
            <text:p/>
          </table:table-cell>
          <table:table-cell table:formula="of:=IF(AND(ISBLANK([.AM211]);ISBLANK([.AN211]);ISBLANK([.AO211]);ISBLANK([.AP211])); &quot;&quot;; DEC2HEX([.AM211]*8 + [.AN211]*4 + [.AO211]*2 + [.AP21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2]);ISBLANK([.D212]);ISBLANK([.E212]);ISBLANK([.F212])); &quot;&quot;; DEC2HEX([.C212]*8 + [.D212]*4 + [.E212]*2 + [.F212]*1))">
            <text:p/>
          </table:table-cell>
          <table:table-cell table:formula="of:=IF(AND(ISBLANK([.G212]);ISBLANK([.H212]);ISBLANK([.I212]);ISBLANK([.J212])); &quot;&quot;; DEC2HEX([.G212]*8 + [.H212]*4 + [.I212]*2 + [.J212]*1))">
            <text:p/>
          </table:table-cell>
          <table:table-cell table:formula="of:=IF(AND(ISBLANK([.K212]);ISBLANK([.L212]);ISBLANK([.M212]);ISBLANK([.N212])); &quot;&quot;; DEC2HEX([.K212]*8 + [.L212]*4 + [.M212]*2 + [.N212]*1))">
            <text:p/>
          </table:table-cell>
          <table:table-cell table:formula="of:=IF(AND(ISBLANK([.O212]);ISBLANK([.P212]);ISBLANK([.Q212]);ISBLANK([.R212])); &quot;&quot;; DEC2HEX([.O212]*8 + [.P212]*4 + [.Q212]*2 + [.R212]*1))">
            <text:p/>
          </table:table-cell>
          <table:table-cell table:formula="of:=IF(AND(ISBLANK([.S212]);ISBLANK([.T212]);ISBLANK([.U212]);ISBLANK([.V212])); &quot;&quot;; DEC2HEX([.S212]*8 + [.T212]*4 + [.U212]*2 + [.V212]*1))">
            <text:p/>
          </table:table-cell>
          <table:table-cell table:formula="of:=IF(AND(ISBLANK([.W212]);ISBLANK([.X212]);ISBLANK([.Y212]);ISBLANK([.Z212])); &quot;&quot;; DEC2HEX([.W212]*8 + [.X212]*4 + [.Y212]*2 + [.Z212]*1))">
            <text:p/>
          </table:table-cell>
          <table:table-cell table:formula="of:=IF(AND(ISBLANK([.AA212]);ISBLANK([.AB212]);ISBLANK([.AC212]);ISBLANK([.AD212])); &quot;&quot;; DEC2HEX([.AA212]*8 + [.AB212]*4 + [.AC212]*2 + [.AD212]*1))">
            <text:p/>
          </table:table-cell>
          <table:table-cell table:formula="of:=IF(AND(ISBLANK([.AE212]);ISBLANK([.AF212]);ISBLANK([.AG212]);ISBLANK([.AH212])); &quot;&quot;; DEC2HEX([.AE212]*8 + [.AF212]*4 + [.AG212]*2 + [.AH212]*1))">
            <text:p/>
          </table:table-cell>
          <table:table-cell table:formula="of:=IF(AND(ISBLANK([.AI212]);ISBLANK([.AJ212]);ISBLANK([.AK212]);ISBLANK([.AL212])); &quot;&quot;; DEC2HEX([.AI212]*8 + [.AJ212]*4 + [.AK212]*2 + [.AL212]*1))">
            <text:p/>
          </table:table-cell>
          <table:table-cell table:formula="of:=IF(AND(ISBLANK([.AM212]);ISBLANK([.AN212]);ISBLANK([.AO212]);ISBLANK([.AP212])); &quot;&quot;; DEC2HEX([.AM212]*8 + [.AN212]*4 + [.AO212]*2 + [.AP21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3]);ISBLANK([.D213]);ISBLANK([.E213]);ISBLANK([.F213])); &quot;&quot;; DEC2HEX([.C213]*8 + [.D213]*4 + [.E213]*2 + [.F213]*1))">
            <text:p/>
          </table:table-cell>
          <table:table-cell table:formula="of:=IF(AND(ISBLANK([.G213]);ISBLANK([.H213]);ISBLANK([.I213]);ISBLANK([.J213])); &quot;&quot;; DEC2HEX([.G213]*8 + [.H213]*4 + [.I213]*2 + [.J213]*1))">
            <text:p/>
          </table:table-cell>
          <table:table-cell table:formula="of:=IF(AND(ISBLANK([.K213]);ISBLANK([.L213]);ISBLANK([.M213]);ISBLANK([.N213])); &quot;&quot;; DEC2HEX([.K213]*8 + [.L213]*4 + [.M213]*2 + [.N213]*1))">
            <text:p/>
          </table:table-cell>
          <table:table-cell table:formula="of:=IF(AND(ISBLANK([.O213]);ISBLANK([.P213]);ISBLANK([.Q213]);ISBLANK([.R213])); &quot;&quot;; DEC2HEX([.O213]*8 + [.P213]*4 + [.Q213]*2 + [.R213]*1))">
            <text:p/>
          </table:table-cell>
          <table:table-cell table:formula="of:=IF(AND(ISBLANK([.S213]);ISBLANK([.T213]);ISBLANK([.U213]);ISBLANK([.V213])); &quot;&quot;; DEC2HEX([.S213]*8 + [.T213]*4 + [.U213]*2 + [.V213]*1))">
            <text:p/>
          </table:table-cell>
          <table:table-cell table:formula="of:=IF(AND(ISBLANK([.W213]);ISBLANK([.X213]);ISBLANK([.Y213]);ISBLANK([.Z213])); &quot;&quot;; DEC2HEX([.W213]*8 + [.X213]*4 + [.Y213]*2 + [.Z213]*1))">
            <text:p/>
          </table:table-cell>
          <table:table-cell table:formula="of:=IF(AND(ISBLANK([.AA213]);ISBLANK([.AB213]);ISBLANK([.AC213]);ISBLANK([.AD213])); &quot;&quot;; DEC2HEX([.AA213]*8 + [.AB213]*4 + [.AC213]*2 + [.AD213]*1))">
            <text:p/>
          </table:table-cell>
          <table:table-cell table:formula="of:=IF(AND(ISBLANK([.AE213]);ISBLANK([.AF213]);ISBLANK([.AG213]);ISBLANK([.AH213])); &quot;&quot;; DEC2HEX([.AE213]*8 + [.AF213]*4 + [.AG213]*2 + [.AH213]*1))">
            <text:p/>
          </table:table-cell>
          <table:table-cell table:formula="of:=IF(AND(ISBLANK([.AI213]);ISBLANK([.AJ213]);ISBLANK([.AK213]);ISBLANK([.AL213])); &quot;&quot;; DEC2HEX([.AI213]*8 + [.AJ213]*4 + [.AK213]*2 + [.AL213]*1))">
            <text:p/>
          </table:table-cell>
          <table:table-cell table:formula="of:=IF(AND(ISBLANK([.AM213]);ISBLANK([.AN213]);ISBLANK([.AO213]);ISBLANK([.AP213])); &quot;&quot;; DEC2HEX([.AM213]*8 + [.AN213]*4 + [.AO213]*2 + [.AP21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4]);ISBLANK([.D214]);ISBLANK([.E214]);ISBLANK([.F214])); &quot;&quot;; DEC2HEX([.C214]*8 + [.D214]*4 + [.E214]*2 + [.F214]*1))">
            <text:p/>
          </table:table-cell>
          <table:table-cell table:formula="of:=IF(AND(ISBLANK([.G214]);ISBLANK([.H214]);ISBLANK([.I214]);ISBLANK([.J214])); &quot;&quot;; DEC2HEX([.G214]*8 + [.H214]*4 + [.I214]*2 + [.J214]*1))">
            <text:p/>
          </table:table-cell>
          <table:table-cell table:formula="of:=IF(AND(ISBLANK([.K214]);ISBLANK([.L214]);ISBLANK([.M214]);ISBLANK([.N214])); &quot;&quot;; DEC2HEX([.K214]*8 + [.L214]*4 + [.M214]*2 + [.N214]*1))">
            <text:p/>
          </table:table-cell>
          <table:table-cell table:formula="of:=IF(AND(ISBLANK([.O214]);ISBLANK([.P214]);ISBLANK([.Q214]);ISBLANK([.R214])); &quot;&quot;; DEC2HEX([.O214]*8 + [.P214]*4 + [.Q214]*2 + [.R214]*1))">
            <text:p/>
          </table:table-cell>
          <table:table-cell table:formula="of:=IF(AND(ISBLANK([.S214]);ISBLANK([.T214]);ISBLANK([.U214]);ISBLANK([.V214])); &quot;&quot;; DEC2HEX([.S214]*8 + [.T214]*4 + [.U214]*2 + [.V214]*1))">
            <text:p/>
          </table:table-cell>
          <table:table-cell table:formula="of:=IF(AND(ISBLANK([.W214]);ISBLANK([.X214]);ISBLANK([.Y214]);ISBLANK([.Z214])); &quot;&quot;; DEC2HEX([.W214]*8 + [.X214]*4 + [.Y214]*2 + [.Z214]*1))">
            <text:p/>
          </table:table-cell>
          <table:table-cell table:formula="of:=IF(AND(ISBLANK([.AA214]);ISBLANK([.AB214]);ISBLANK([.AC214]);ISBLANK([.AD214])); &quot;&quot;; DEC2HEX([.AA214]*8 + [.AB214]*4 + [.AC214]*2 + [.AD214]*1))">
            <text:p/>
          </table:table-cell>
          <table:table-cell table:formula="of:=IF(AND(ISBLANK([.AE214]);ISBLANK([.AF214]);ISBLANK([.AG214]);ISBLANK([.AH214])); &quot;&quot;; DEC2HEX([.AE214]*8 + [.AF214]*4 + [.AG214]*2 + [.AH214]*1))">
            <text:p/>
          </table:table-cell>
          <table:table-cell table:formula="of:=IF(AND(ISBLANK([.AI214]);ISBLANK([.AJ214]);ISBLANK([.AK214]);ISBLANK([.AL214])); &quot;&quot;; DEC2HEX([.AI214]*8 + [.AJ214]*4 + [.AK214]*2 + [.AL214]*1))">
            <text:p/>
          </table:table-cell>
          <table:table-cell table:formula="of:=IF(AND(ISBLANK([.AM214]);ISBLANK([.AN214]);ISBLANK([.AO214]);ISBLANK([.AP214])); &quot;&quot;; DEC2HEX([.AM214]*8 + [.AN214]*4 + [.AO214]*2 + [.AP21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5]);ISBLANK([.D215]);ISBLANK([.E215]);ISBLANK([.F215])); &quot;&quot;; DEC2HEX([.C215]*8 + [.D215]*4 + [.E215]*2 + [.F215]*1))">
            <text:p/>
          </table:table-cell>
          <table:table-cell table:formula="of:=IF(AND(ISBLANK([.G215]);ISBLANK([.H215]);ISBLANK([.I215]);ISBLANK([.J215])); &quot;&quot;; DEC2HEX([.G215]*8 + [.H215]*4 + [.I215]*2 + [.J215]*1))">
            <text:p/>
          </table:table-cell>
          <table:table-cell table:formula="of:=IF(AND(ISBLANK([.K215]);ISBLANK([.L215]);ISBLANK([.M215]);ISBLANK([.N215])); &quot;&quot;; DEC2HEX([.K215]*8 + [.L215]*4 + [.M215]*2 + [.N215]*1))">
            <text:p/>
          </table:table-cell>
          <table:table-cell table:formula="of:=IF(AND(ISBLANK([.O215]);ISBLANK([.P215]);ISBLANK([.Q215]);ISBLANK([.R215])); &quot;&quot;; DEC2HEX([.O215]*8 + [.P215]*4 + [.Q215]*2 + [.R215]*1))">
            <text:p/>
          </table:table-cell>
          <table:table-cell table:formula="of:=IF(AND(ISBLANK([.S215]);ISBLANK([.T215]);ISBLANK([.U215]);ISBLANK([.V215])); &quot;&quot;; DEC2HEX([.S215]*8 + [.T215]*4 + [.U215]*2 + [.V215]*1))">
            <text:p/>
          </table:table-cell>
          <table:table-cell table:formula="of:=IF(AND(ISBLANK([.W215]);ISBLANK([.X215]);ISBLANK([.Y215]);ISBLANK([.Z215])); &quot;&quot;; DEC2HEX([.W215]*8 + [.X215]*4 + [.Y215]*2 + [.Z215]*1))">
            <text:p/>
          </table:table-cell>
          <table:table-cell table:formula="of:=IF(AND(ISBLANK([.AA215]);ISBLANK([.AB215]);ISBLANK([.AC215]);ISBLANK([.AD215])); &quot;&quot;; DEC2HEX([.AA215]*8 + [.AB215]*4 + [.AC215]*2 + [.AD215]*1))">
            <text:p/>
          </table:table-cell>
          <table:table-cell table:formula="of:=IF(AND(ISBLANK([.AE215]);ISBLANK([.AF215]);ISBLANK([.AG215]);ISBLANK([.AH215])); &quot;&quot;; DEC2HEX([.AE215]*8 + [.AF215]*4 + [.AG215]*2 + [.AH215]*1))">
            <text:p/>
          </table:table-cell>
          <table:table-cell table:formula="of:=IF(AND(ISBLANK([.AI215]);ISBLANK([.AJ215]);ISBLANK([.AK215]);ISBLANK([.AL215])); &quot;&quot;; DEC2HEX([.AI215]*8 + [.AJ215]*4 + [.AK215]*2 + [.AL215]*1))">
            <text:p/>
          </table:table-cell>
          <table:table-cell table:formula="of:=IF(AND(ISBLANK([.AM215]);ISBLANK([.AN215]);ISBLANK([.AO215]);ISBLANK([.AP215])); &quot;&quot;; DEC2HEX([.AM215]*8 + [.AN215]*4 + [.AO215]*2 + [.AP21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6]);ISBLANK([.D216]);ISBLANK([.E216]);ISBLANK([.F216])); &quot;&quot;; DEC2HEX([.C216]*8 + [.D216]*4 + [.E216]*2 + [.F216]*1))">
            <text:p/>
          </table:table-cell>
          <table:table-cell table:formula="of:=IF(AND(ISBLANK([.G216]);ISBLANK([.H216]);ISBLANK([.I216]);ISBLANK([.J216])); &quot;&quot;; DEC2HEX([.G216]*8 + [.H216]*4 + [.I216]*2 + [.J216]*1))">
            <text:p/>
          </table:table-cell>
          <table:table-cell table:formula="of:=IF(AND(ISBLANK([.K216]);ISBLANK([.L216]);ISBLANK([.M216]);ISBLANK([.N216])); &quot;&quot;; DEC2HEX([.K216]*8 + [.L216]*4 + [.M216]*2 + [.N216]*1))">
            <text:p/>
          </table:table-cell>
          <table:table-cell table:formula="of:=IF(AND(ISBLANK([.O216]);ISBLANK([.P216]);ISBLANK([.Q216]);ISBLANK([.R216])); &quot;&quot;; DEC2HEX([.O216]*8 + [.P216]*4 + [.Q216]*2 + [.R216]*1))">
            <text:p/>
          </table:table-cell>
          <table:table-cell table:formula="of:=IF(AND(ISBLANK([.S216]);ISBLANK([.T216]);ISBLANK([.U216]);ISBLANK([.V216])); &quot;&quot;; DEC2HEX([.S216]*8 + [.T216]*4 + [.U216]*2 + [.V216]*1))">
            <text:p/>
          </table:table-cell>
          <table:table-cell table:formula="of:=IF(AND(ISBLANK([.W216]);ISBLANK([.X216]);ISBLANK([.Y216]);ISBLANK([.Z216])); &quot;&quot;; DEC2HEX([.W216]*8 + [.X216]*4 + [.Y216]*2 + [.Z216]*1))">
            <text:p/>
          </table:table-cell>
          <table:table-cell table:formula="of:=IF(AND(ISBLANK([.AA216]);ISBLANK([.AB216]);ISBLANK([.AC216]);ISBLANK([.AD216])); &quot;&quot;; DEC2HEX([.AA216]*8 + [.AB216]*4 + [.AC216]*2 + [.AD216]*1))">
            <text:p/>
          </table:table-cell>
          <table:table-cell table:formula="of:=IF(AND(ISBLANK([.AE216]);ISBLANK([.AF216]);ISBLANK([.AG216]);ISBLANK([.AH216])); &quot;&quot;; DEC2HEX([.AE216]*8 + [.AF216]*4 + [.AG216]*2 + [.AH216]*1))">
            <text:p/>
          </table:table-cell>
          <table:table-cell table:formula="of:=IF(AND(ISBLANK([.AI216]);ISBLANK([.AJ216]);ISBLANK([.AK216]);ISBLANK([.AL216])); &quot;&quot;; DEC2HEX([.AI216]*8 + [.AJ216]*4 + [.AK216]*2 + [.AL216]*1))">
            <text:p/>
          </table:table-cell>
          <table:table-cell table:formula="of:=IF(AND(ISBLANK([.AM216]);ISBLANK([.AN216]);ISBLANK([.AO216]);ISBLANK([.AP216])); &quot;&quot;; DEC2HEX([.AM216]*8 + [.AN216]*4 + [.AO216]*2 + [.AP21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7]);ISBLANK([.D217]);ISBLANK([.E217]);ISBLANK([.F217])); &quot;&quot;; DEC2HEX([.C217]*8 + [.D217]*4 + [.E217]*2 + [.F217]*1))">
            <text:p/>
          </table:table-cell>
          <table:table-cell table:formula="of:=IF(AND(ISBLANK([.G217]);ISBLANK([.H217]);ISBLANK([.I217]);ISBLANK([.J217])); &quot;&quot;; DEC2HEX([.G217]*8 + [.H217]*4 + [.I217]*2 + [.J217]*1))">
            <text:p/>
          </table:table-cell>
          <table:table-cell table:formula="of:=IF(AND(ISBLANK([.K217]);ISBLANK([.L217]);ISBLANK([.M217]);ISBLANK([.N217])); &quot;&quot;; DEC2HEX([.K217]*8 + [.L217]*4 + [.M217]*2 + [.N217]*1))">
            <text:p/>
          </table:table-cell>
          <table:table-cell table:formula="of:=IF(AND(ISBLANK([.O217]);ISBLANK([.P217]);ISBLANK([.Q217]);ISBLANK([.R217])); &quot;&quot;; DEC2HEX([.O217]*8 + [.P217]*4 + [.Q217]*2 + [.R217]*1))">
            <text:p/>
          </table:table-cell>
          <table:table-cell table:formula="of:=IF(AND(ISBLANK([.S217]);ISBLANK([.T217]);ISBLANK([.U217]);ISBLANK([.V217])); &quot;&quot;; DEC2HEX([.S217]*8 + [.T217]*4 + [.U217]*2 + [.V217]*1))">
            <text:p/>
          </table:table-cell>
          <table:table-cell table:formula="of:=IF(AND(ISBLANK([.W217]);ISBLANK([.X217]);ISBLANK([.Y217]);ISBLANK([.Z217])); &quot;&quot;; DEC2HEX([.W217]*8 + [.X217]*4 + [.Y217]*2 + [.Z217]*1))">
            <text:p/>
          </table:table-cell>
          <table:table-cell table:formula="of:=IF(AND(ISBLANK([.AA217]);ISBLANK([.AB217]);ISBLANK([.AC217]);ISBLANK([.AD217])); &quot;&quot;; DEC2HEX([.AA217]*8 + [.AB217]*4 + [.AC217]*2 + [.AD217]*1))">
            <text:p/>
          </table:table-cell>
          <table:table-cell table:formula="of:=IF(AND(ISBLANK([.AE217]);ISBLANK([.AF217]);ISBLANK([.AG217]);ISBLANK([.AH217])); &quot;&quot;; DEC2HEX([.AE217]*8 + [.AF217]*4 + [.AG217]*2 + [.AH217]*1))">
            <text:p/>
          </table:table-cell>
          <table:table-cell table:formula="of:=IF(AND(ISBLANK([.AI217]);ISBLANK([.AJ217]);ISBLANK([.AK217]);ISBLANK([.AL217])); &quot;&quot;; DEC2HEX([.AI217]*8 + [.AJ217]*4 + [.AK217]*2 + [.AL217]*1))">
            <text:p/>
          </table:table-cell>
          <table:table-cell table:formula="of:=IF(AND(ISBLANK([.AM217]);ISBLANK([.AN217]);ISBLANK([.AO217]);ISBLANK([.AP217])); &quot;&quot;; DEC2HEX([.AM217]*8 + [.AN217]*4 + [.AO217]*2 + [.AP21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8]);ISBLANK([.D218]);ISBLANK([.E218]);ISBLANK([.F218])); &quot;&quot;; DEC2HEX([.C218]*8 + [.D218]*4 + [.E218]*2 + [.F218]*1))">
            <text:p/>
          </table:table-cell>
          <table:table-cell table:formula="of:=IF(AND(ISBLANK([.G218]);ISBLANK([.H218]);ISBLANK([.I218]);ISBLANK([.J218])); &quot;&quot;; DEC2HEX([.G218]*8 + [.H218]*4 + [.I218]*2 + [.J218]*1))">
            <text:p/>
          </table:table-cell>
          <table:table-cell table:formula="of:=IF(AND(ISBLANK([.K218]);ISBLANK([.L218]);ISBLANK([.M218]);ISBLANK([.N218])); &quot;&quot;; DEC2HEX([.K218]*8 + [.L218]*4 + [.M218]*2 + [.N218]*1))">
            <text:p/>
          </table:table-cell>
          <table:table-cell table:formula="of:=IF(AND(ISBLANK([.O218]);ISBLANK([.P218]);ISBLANK([.Q218]);ISBLANK([.R218])); &quot;&quot;; DEC2HEX([.O218]*8 + [.P218]*4 + [.Q218]*2 + [.R218]*1))">
            <text:p/>
          </table:table-cell>
          <table:table-cell table:formula="of:=IF(AND(ISBLANK([.S218]);ISBLANK([.T218]);ISBLANK([.U218]);ISBLANK([.V218])); &quot;&quot;; DEC2HEX([.S218]*8 + [.T218]*4 + [.U218]*2 + [.V218]*1))">
            <text:p/>
          </table:table-cell>
          <table:table-cell table:formula="of:=IF(AND(ISBLANK([.W218]);ISBLANK([.X218]);ISBLANK([.Y218]);ISBLANK([.Z218])); &quot;&quot;; DEC2HEX([.W218]*8 + [.X218]*4 + [.Y218]*2 + [.Z218]*1))">
            <text:p/>
          </table:table-cell>
          <table:table-cell table:formula="of:=IF(AND(ISBLANK([.AA218]);ISBLANK([.AB218]);ISBLANK([.AC218]);ISBLANK([.AD218])); &quot;&quot;; DEC2HEX([.AA218]*8 + [.AB218]*4 + [.AC218]*2 + [.AD218]*1))">
            <text:p/>
          </table:table-cell>
          <table:table-cell table:formula="of:=IF(AND(ISBLANK([.AE218]);ISBLANK([.AF218]);ISBLANK([.AG218]);ISBLANK([.AH218])); &quot;&quot;; DEC2HEX([.AE218]*8 + [.AF218]*4 + [.AG218]*2 + [.AH218]*1))">
            <text:p/>
          </table:table-cell>
          <table:table-cell table:formula="of:=IF(AND(ISBLANK([.AI218]);ISBLANK([.AJ218]);ISBLANK([.AK218]);ISBLANK([.AL218])); &quot;&quot;; DEC2HEX([.AI218]*8 + [.AJ218]*4 + [.AK218]*2 + [.AL218]*1))">
            <text:p/>
          </table:table-cell>
          <table:table-cell table:formula="of:=IF(AND(ISBLANK([.AM218]);ISBLANK([.AN218]);ISBLANK([.AO218]);ISBLANK([.AP218])); &quot;&quot;; DEC2HEX([.AM218]*8 + [.AN218]*4 + [.AO218]*2 + [.AP21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19]);ISBLANK([.D219]);ISBLANK([.E219]);ISBLANK([.F219])); &quot;&quot;; DEC2HEX([.C219]*8 + [.D219]*4 + [.E219]*2 + [.F219]*1))">
            <text:p/>
          </table:table-cell>
          <table:table-cell table:formula="of:=IF(AND(ISBLANK([.G219]);ISBLANK([.H219]);ISBLANK([.I219]);ISBLANK([.J219])); &quot;&quot;; DEC2HEX([.G219]*8 + [.H219]*4 + [.I219]*2 + [.J219]*1))">
            <text:p/>
          </table:table-cell>
          <table:table-cell table:formula="of:=IF(AND(ISBLANK([.K219]);ISBLANK([.L219]);ISBLANK([.M219]);ISBLANK([.N219])); &quot;&quot;; DEC2HEX([.K219]*8 + [.L219]*4 + [.M219]*2 + [.N219]*1))">
            <text:p/>
          </table:table-cell>
          <table:table-cell table:formula="of:=IF(AND(ISBLANK([.O219]);ISBLANK([.P219]);ISBLANK([.Q219]);ISBLANK([.R219])); &quot;&quot;; DEC2HEX([.O219]*8 + [.P219]*4 + [.Q219]*2 + [.R219]*1))">
            <text:p/>
          </table:table-cell>
          <table:table-cell table:formula="of:=IF(AND(ISBLANK([.S219]);ISBLANK([.T219]);ISBLANK([.U219]);ISBLANK([.V219])); &quot;&quot;; DEC2HEX([.S219]*8 + [.T219]*4 + [.U219]*2 + [.V219]*1))">
            <text:p/>
          </table:table-cell>
          <table:table-cell table:formula="of:=IF(AND(ISBLANK([.W219]);ISBLANK([.X219]);ISBLANK([.Y219]);ISBLANK([.Z219])); &quot;&quot;; DEC2HEX([.W219]*8 + [.X219]*4 + [.Y219]*2 + [.Z219]*1))">
            <text:p/>
          </table:table-cell>
          <table:table-cell table:formula="of:=IF(AND(ISBLANK([.AA219]);ISBLANK([.AB219]);ISBLANK([.AC219]);ISBLANK([.AD219])); &quot;&quot;; DEC2HEX([.AA219]*8 + [.AB219]*4 + [.AC219]*2 + [.AD219]*1))">
            <text:p/>
          </table:table-cell>
          <table:table-cell table:formula="of:=IF(AND(ISBLANK([.AE219]);ISBLANK([.AF219]);ISBLANK([.AG219]);ISBLANK([.AH219])); &quot;&quot;; DEC2HEX([.AE219]*8 + [.AF219]*4 + [.AG219]*2 + [.AH219]*1))">
            <text:p/>
          </table:table-cell>
          <table:table-cell table:formula="of:=IF(AND(ISBLANK([.AI219]);ISBLANK([.AJ219]);ISBLANK([.AK219]);ISBLANK([.AL219])); &quot;&quot;; DEC2HEX([.AI219]*8 + [.AJ219]*4 + [.AK219]*2 + [.AL219]*1))">
            <text:p/>
          </table:table-cell>
          <table:table-cell table:formula="of:=IF(AND(ISBLANK([.AM219]);ISBLANK([.AN219]);ISBLANK([.AO219]);ISBLANK([.AP219])); &quot;&quot;; DEC2HEX([.AM219]*8 + [.AN219]*4 + [.AO219]*2 + [.AP21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0]);ISBLANK([.D220]);ISBLANK([.E220]);ISBLANK([.F220])); &quot;&quot;; DEC2HEX([.C220]*8 + [.D220]*4 + [.E220]*2 + [.F220]*1))">
            <text:p/>
          </table:table-cell>
          <table:table-cell table:formula="of:=IF(AND(ISBLANK([.G220]);ISBLANK([.H220]);ISBLANK([.I220]);ISBLANK([.J220])); &quot;&quot;; DEC2HEX([.G220]*8 + [.H220]*4 + [.I220]*2 + [.J220]*1))">
            <text:p/>
          </table:table-cell>
          <table:table-cell table:formula="of:=IF(AND(ISBLANK([.K220]);ISBLANK([.L220]);ISBLANK([.M220]);ISBLANK([.N220])); &quot;&quot;; DEC2HEX([.K220]*8 + [.L220]*4 + [.M220]*2 + [.N220]*1))">
            <text:p/>
          </table:table-cell>
          <table:table-cell table:formula="of:=IF(AND(ISBLANK([.O220]);ISBLANK([.P220]);ISBLANK([.Q220]);ISBLANK([.R220])); &quot;&quot;; DEC2HEX([.O220]*8 + [.P220]*4 + [.Q220]*2 + [.R220]*1))">
            <text:p/>
          </table:table-cell>
          <table:table-cell table:formula="of:=IF(AND(ISBLANK([.S220]);ISBLANK([.T220]);ISBLANK([.U220]);ISBLANK([.V220])); &quot;&quot;; DEC2HEX([.S220]*8 + [.T220]*4 + [.U220]*2 + [.V220]*1))">
            <text:p/>
          </table:table-cell>
          <table:table-cell table:formula="of:=IF(AND(ISBLANK([.W220]);ISBLANK([.X220]);ISBLANK([.Y220]);ISBLANK([.Z220])); &quot;&quot;; DEC2HEX([.W220]*8 + [.X220]*4 + [.Y220]*2 + [.Z220]*1))">
            <text:p/>
          </table:table-cell>
          <table:table-cell table:formula="of:=IF(AND(ISBLANK([.AA220]);ISBLANK([.AB220]);ISBLANK([.AC220]);ISBLANK([.AD220])); &quot;&quot;; DEC2HEX([.AA220]*8 + [.AB220]*4 + [.AC220]*2 + [.AD220]*1))">
            <text:p/>
          </table:table-cell>
          <table:table-cell table:formula="of:=IF(AND(ISBLANK([.AE220]);ISBLANK([.AF220]);ISBLANK([.AG220]);ISBLANK([.AH220])); &quot;&quot;; DEC2HEX([.AE220]*8 + [.AF220]*4 + [.AG220]*2 + [.AH220]*1))">
            <text:p/>
          </table:table-cell>
          <table:table-cell table:formula="of:=IF(AND(ISBLANK([.AI220]);ISBLANK([.AJ220]);ISBLANK([.AK220]);ISBLANK([.AL220])); &quot;&quot;; DEC2HEX([.AI220]*8 + [.AJ220]*4 + [.AK220]*2 + [.AL220]*1))">
            <text:p/>
          </table:table-cell>
          <table:table-cell table:formula="of:=IF(AND(ISBLANK([.AM220]);ISBLANK([.AN220]);ISBLANK([.AO220]);ISBLANK([.AP220])); &quot;&quot;; DEC2HEX([.AM220]*8 + [.AN220]*4 + [.AO220]*2 + [.AP22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1]);ISBLANK([.D221]);ISBLANK([.E221]);ISBLANK([.F221])); &quot;&quot;; DEC2HEX([.C221]*8 + [.D221]*4 + [.E221]*2 + [.F221]*1))">
            <text:p/>
          </table:table-cell>
          <table:table-cell table:formula="of:=IF(AND(ISBLANK([.G221]);ISBLANK([.H221]);ISBLANK([.I221]);ISBLANK([.J221])); &quot;&quot;; DEC2HEX([.G221]*8 + [.H221]*4 + [.I221]*2 + [.J221]*1))">
            <text:p/>
          </table:table-cell>
          <table:table-cell table:formula="of:=IF(AND(ISBLANK([.K221]);ISBLANK([.L221]);ISBLANK([.M221]);ISBLANK([.N221])); &quot;&quot;; DEC2HEX([.K221]*8 + [.L221]*4 + [.M221]*2 + [.N221]*1))">
            <text:p/>
          </table:table-cell>
          <table:table-cell table:formula="of:=IF(AND(ISBLANK([.O221]);ISBLANK([.P221]);ISBLANK([.Q221]);ISBLANK([.R221])); &quot;&quot;; DEC2HEX([.O221]*8 + [.P221]*4 + [.Q221]*2 + [.R221]*1))">
            <text:p/>
          </table:table-cell>
          <table:table-cell table:formula="of:=IF(AND(ISBLANK([.S221]);ISBLANK([.T221]);ISBLANK([.U221]);ISBLANK([.V221])); &quot;&quot;; DEC2HEX([.S221]*8 + [.T221]*4 + [.U221]*2 + [.V221]*1))">
            <text:p/>
          </table:table-cell>
          <table:table-cell table:formula="of:=IF(AND(ISBLANK([.W221]);ISBLANK([.X221]);ISBLANK([.Y221]);ISBLANK([.Z221])); &quot;&quot;; DEC2HEX([.W221]*8 + [.X221]*4 + [.Y221]*2 + [.Z221]*1))">
            <text:p/>
          </table:table-cell>
          <table:table-cell table:formula="of:=IF(AND(ISBLANK([.AA221]);ISBLANK([.AB221]);ISBLANK([.AC221]);ISBLANK([.AD221])); &quot;&quot;; DEC2HEX([.AA221]*8 + [.AB221]*4 + [.AC221]*2 + [.AD221]*1))">
            <text:p/>
          </table:table-cell>
          <table:table-cell table:formula="of:=IF(AND(ISBLANK([.AE221]);ISBLANK([.AF221]);ISBLANK([.AG221]);ISBLANK([.AH221])); &quot;&quot;; DEC2HEX([.AE221]*8 + [.AF221]*4 + [.AG221]*2 + [.AH221]*1))">
            <text:p/>
          </table:table-cell>
          <table:table-cell table:formula="of:=IF(AND(ISBLANK([.AI221]);ISBLANK([.AJ221]);ISBLANK([.AK221]);ISBLANK([.AL221])); &quot;&quot;; DEC2HEX([.AI221]*8 + [.AJ221]*4 + [.AK221]*2 + [.AL221]*1))">
            <text:p/>
          </table:table-cell>
          <table:table-cell table:formula="of:=IF(AND(ISBLANK([.AM221]);ISBLANK([.AN221]);ISBLANK([.AO221]);ISBLANK([.AP221])); &quot;&quot;; DEC2HEX([.AM221]*8 + [.AN221]*4 + [.AO221]*2 + [.AP22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2]);ISBLANK([.D222]);ISBLANK([.E222]);ISBLANK([.F222])); &quot;&quot;; DEC2HEX([.C222]*8 + [.D222]*4 + [.E222]*2 + [.F222]*1))">
            <text:p/>
          </table:table-cell>
          <table:table-cell table:formula="of:=IF(AND(ISBLANK([.G222]);ISBLANK([.H222]);ISBLANK([.I222]);ISBLANK([.J222])); &quot;&quot;; DEC2HEX([.G222]*8 + [.H222]*4 + [.I222]*2 + [.J222]*1))">
            <text:p/>
          </table:table-cell>
          <table:table-cell table:formula="of:=IF(AND(ISBLANK([.K222]);ISBLANK([.L222]);ISBLANK([.M222]);ISBLANK([.N222])); &quot;&quot;; DEC2HEX([.K222]*8 + [.L222]*4 + [.M222]*2 + [.N222]*1))">
            <text:p/>
          </table:table-cell>
          <table:table-cell table:formula="of:=IF(AND(ISBLANK([.O222]);ISBLANK([.P222]);ISBLANK([.Q222]);ISBLANK([.R222])); &quot;&quot;; DEC2HEX([.O222]*8 + [.P222]*4 + [.Q222]*2 + [.R222]*1))">
            <text:p/>
          </table:table-cell>
          <table:table-cell table:formula="of:=IF(AND(ISBLANK([.S222]);ISBLANK([.T222]);ISBLANK([.U222]);ISBLANK([.V222])); &quot;&quot;; DEC2HEX([.S222]*8 + [.T222]*4 + [.U222]*2 + [.V222]*1))">
            <text:p/>
          </table:table-cell>
          <table:table-cell table:formula="of:=IF(AND(ISBLANK([.W222]);ISBLANK([.X222]);ISBLANK([.Y222]);ISBLANK([.Z222])); &quot;&quot;; DEC2HEX([.W222]*8 + [.X222]*4 + [.Y222]*2 + [.Z222]*1))">
            <text:p/>
          </table:table-cell>
          <table:table-cell table:formula="of:=IF(AND(ISBLANK([.AA222]);ISBLANK([.AB222]);ISBLANK([.AC222]);ISBLANK([.AD222])); &quot;&quot;; DEC2HEX([.AA222]*8 + [.AB222]*4 + [.AC222]*2 + [.AD222]*1))">
            <text:p/>
          </table:table-cell>
          <table:table-cell table:formula="of:=IF(AND(ISBLANK([.AE222]);ISBLANK([.AF222]);ISBLANK([.AG222]);ISBLANK([.AH222])); &quot;&quot;; DEC2HEX([.AE222]*8 + [.AF222]*4 + [.AG222]*2 + [.AH222]*1))">
            <text:p/>
          </table:table-cell>
          <table:table-cell table:formula="of:=IF(AND(ISBLANK([.AI222]);ISBLANK([.AJ222]);ISBLANK([.AK222]);ISBLANK([.AL222])); &quot;&quot;; DEC2HEX([.AI222]*8 + [.AJ222]*4 + [.AK222]*2 + [.AL222]*1))">
            <text:p/>
          </table:table-cell>
          <table:table-cell table:formula="of:=IF(AND(ISBLANK([.AM222]);ISBLANK([.AN222]);ISBLANK([.AO222]);ISBLANK([.AP222])); &quot;&quot;; DEC2HEX([.AM222]*8 + [.AN222]*4 + [.AO222]*2 + [.AP22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3]);ISBLANK([.D223]);ISBLANK([.E223]);ISBLANK([.F223])); &quot;&quot;; DEC2HEX([.C223]*8 + [.D223]*4 + [.E223]*2 + [.F223]*1))">
            <text:p/>
          </table:table-cell>
          <table:table-cell table:formula="of:=IF(AND(ISBLANK([.G223]);ISBLANK([.H223]);ISBLANK([.I223]);ISBLANK([.J223])); &quot;&quot;; DEC2HEX([.G223]*8 + [.H223]*4 + [.I223]*2 + [.J223]*1))">
            <text:p/>
          </table:table-cell>
          <table:table-cell table:formula="of:=IF(AND(ISBLANK([.K223]);ISBLANK([.L223]);ISBLANK([.M223]);ISBLANK([.N223])); &quot;&quot;; DEC2HEX([.K223]*8 + [.L223]*4 + [.M223]*2 + [.N223]*1))">
            <text:p/>
          </table:table-cell>
          <table:table-cell table:formula="of:=IF(AND(ISBLANK([.O223]);ISBLANK([.P223]);ISBLANK([.Q223]);ISBLANK([.R223])); &quot;&quot;; DEC2HEX([.O223]*8 + [.P223]*4 + [.Q223]*2 + [.R223]*1))">
            <text:p/>
          </table:table-cell>
          <table:table-cell table:formula="of:=IF(AND(ISBLANK([.S223]);ISBLANK([.T223]);ISBLANK([.U223]);ISBLANK([.V223])); &quot;&quot;; DEC2HEX([.S223]*8 + [.T223]*4 + [.U223]*2 + [.V223]*1))">
            <text:p/>
          </table:table-cell>
          <table:table-cell table:formula="of:=IF(AND(ISBLANK([.W223]);ISBLANK([.X223]);ISBLANK([.Y223]);ISBLANK([.Z223])); &quot;&quot;; DEC2HEX([.W223]*8 + [.X223]*4 + [.Y223]*2 + [.Z223]*1))">
            <text:p/>
          </table:table-cell>
          <table:table-cell table:formula="of:=IF(AND(ISBLANK([.AA223]);ISBLANK([.AB223]);ISBLANK([.AC223]);ISBLANK([.AD223])); &quot;&quot;; DEC2HEX([.AA223]*8 + [.AB223]*4 + [.AC223]*2 + [.AD223]*1))">
            <text:p/>
          </table:table-cell>
          <table:table-cell table:formula="of:=IF(AND(ISBLANK([.AE223]);ISBLANK([.AF223]);ISBLANK([.AG223]);ISBLANK([.AH223])); &quot;&quot;; DEC2HEX([.AE223]*8 + [.AF223]*4 + [.AG223]*2 + [.AH223]*1))">
            <text:p/>
          </table:table-cell>
          <table:table-cell table:formula="of:=IF(AND(ISBLANK([.AI223]);ISBLANK([.AJ223]);ISBLANK([.AK223]);ISBLANK([.AL223])); &quot;&quot;; DEC2HEX([.AI223]*8 + [.AJ223]*4 + [.AK223]*2 + [.AL223]*1))">
            <text:p/>
          </table:table-cell>
          <table:table-cell table:formula="of:=IF(AND(ISBLANK([.AM223]);ISBLANK([.AN223]);ISBLANK([.AO223]);ISBLANK([.AP223])); &quot;&quot;; DEC2HEX([.AM223]*8 + [.AN223]*4 + [.AO223]*2 + [.AP22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4]);ISBLANK([.D224]);ISBLANK([.E224]);ISBLANK([.F224])); &quot;&quot;; DEC2HEX([.C224]*8 + [.D224]*4 + [.E224]*2 + [.F224]*1))">
            <text:p/>
          </table:table-cell>
          <table:table-cell table:formula="of:=IF(AND(ISBLANK([.G224]);ISBLANK([.H224]);ISBLANK([.I224]);ISBLANK([.J224])); &quot;&quot;; DEC2HEX([.G224]*8 + [.H224]*4 + [.I224]*2 + [.J224]*1))">
            <text:p/>
          </table:table-cell>
          <table:table-cell table:formula="of:=IF(AND(ISBLANK([.K224]);ISBLANK([.L224]);ISBLANK([.M224]);ISBLANK([.N224])); &quot;&quot;; DEC2HEX([.K224]*8 + [.L224]*4 + [.M224]*2 + [.N224]*1))">
            <text:p/>
          </table:table-cell>
          <table:table-cell table:formula="of:=IF(AND(ISBLANK([.O224]);ISBLANK([.P224]);ISBLANK([.Q224]);ISBLANK([.R224])); &quot;&quot;; DEC2HEX([.O224]*8 + [.P224]*4 + [.Q224]*2 + [.R224]*1))">
            <text:p/>
          </table:table-cell>
          <table:table-cell table:formula="of:=IF(AND(ISBLANK([.S224]);ISBLANK([.T224]);ISBLANK([.U224]);ISBLANK([.V224])); &quot;&quot;; DEC2HEX([.S224]*8 + [.T224]*4 + [.U224]*2 + [.V224]*1))">
            <text:p/>
          </table:table-cell>
          <table:table-cell table:formula="of:=IF(AND(ISBLANK([.W224]);ISBLANK([.X224]);ISBLANK([.Y224]);ISBLANK([.Z224])); &quot;&quot;; DEC2HEX([.W224]*8 + [.X224]*4 + [.Y224]*2 + [.Z224]*1))">
            <text:p/>
          </table:table-cell>
          <table:table-cell table:formula="of:=IF(AND(ISBLANK([.AA224]);ISBLANK([.AB224]);ISBLANK([.AC224]);ISBLANK([.AD224])); &quot;&quot;; DEC2HEX([.AA224]*8 + [.AB224]*4 + [.AC224]*2 + [.AD224]*1))">
            <text:p/>
          </table:table-cell>
          <table:table-cell table:formula="of:=IF(AND(ISBLANK([.AE224]);ISBLANK([.AF224]);ISBLANK([.AG224]);ISBLANK([.AH224])); &quot;&quot;; DEC2HEX([.AE224]*8 + [.AF224]*4 + [.AG224]*2 + [.AH224]*1))">
            <text:p/>
          </table:table-cell>
          <table:table-cell table:formula="of:=IF(AND(ISBLANK([.AI224]);ISBLANK([.AJ224]);ISBLANK([.AK224]);ISBLANK([.AL224])); &quot;&quot;; DEC2HEX([.AI224]*8 + [.AJ224]*4 + [.AK224]*2 + [.AL224]*1))">
            <text:p/>
          </table:table-cell>
          <table:table-cell table:formula="of:=IF(AND(ISBLANK([.AM224]);ISBLANK([.AN224]);ISBLANK([.AO224]);ISBLANK([.AP224])); &quot;&quot;; DEC2HEX([.AM224]*8 + [.AN224]*4 + [.AO224]*2 + [.AP22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5]);ISBLANK([.D225]);ISBLANK([.E225]);ISBLANK([.F225])); &quot;&quot;; DEC2HEX([.C225]*8 + [.D225]*4 + [.E225]*2 + [.F225]*1))">
            <text:p/>
          </table:table-cell>
          <table:table-cell table:formula="of:=IF(AND(ISBLANK([.G225]);ISBLANK([.H225]);ISBLANK([.I225]);ISBLANK([.J225])); &quot;&quot;; DEC2HEX([.G225]*8 + [.H225]*4 + [.I225]*2 + [.J225]*1))">
            <text:p/>
          </table:table-cell>
          <table:table-cell table:formula="of:=IF(AND(ISBLANK([.K225]);ISBLANK([.L225]);ISBLANK([.M225]);ISBLANK([.N225])); &quot;&quot;; DEC2HEX([.K225]*8 + [.L225]*4 + [.M225]*2 + [.N225]*1))">
            <text:p/>
          </table:table-cell>
          <table:table-cell table:formula="of:=IF(AND(ISBLANK([.O225]);ISBLANK([.P225]);ISBLANK([.Q225]);ISBLANK([.R225])); &quot;&quot;; DEC2HEX([.O225]*8 + [.P225]*4 + [.Q225]*2 + [.R225]*1))">
            <text:p/>
          </table:table-cell>
          <table:table-cell table:formula="of:=IF(AND(ISBLANK([.S225]);ISBLANK([.T225]);ISBLANK([.U225]);ISBLANK([.V225])); &quot;&quot;; DEC2HEX([.S225]*8 + [.T225]*4 + [.U225]*2 + [.V225]*1))">
            <text:p/>
          </table:table-cell>
          <table:table-cell table:formula="of:=IF(AND(ISBLANK([.W225]);ISBLANK([.X225]);ISBLANK([.Y225]);ISBLANK([.Z225])); &quot;&quot;; DEC2HEX([.W225]*8 + [.X225]*4 + [.Y225]*2 + [.Z225]*1))">
            <text:p/>
          </table:table-cell>
          <table:table-cell table:formula="of:=IF(AND(ISBLANK([.AA225]);ISBLANK([.AB225]);ISBLANK([.AC225]);ISBLANK([.AD225])); &quot;&quot;; DEC2HEX([.AA225]*8 + [.AB225]*4 + [.AC225]*2 + [.AD225]*1))">
            <text:p/>
          </table:table-cell>
          <table:table-cell table:formula="of:=IF(AND(ISBLANK([.AE225]);ISBLANK([.AF225]);ISBLANK([.AG225]);ISBLANK([.AH225])); &quot;&quot;; DEC2HEX([.AE225]*8 + [.AF225]*4 + [.AG225]*2 + [.AH225]*1))">
            <text:p/>
          </table:table-cell>
          <table:table-cell table:formula="of:=IF(AND(ISBLANK([.AI225]);ISBLANK([.AJ225]);ISBLANK([.AK225]);ISBLANK([.AL225])); &quot;&quot;; DEC2HEX([.AI225]*8 + [.AJ225]*4 + [.AK225]*2 + [.AL225]*1))">
            <text:p/>
          </table:table-cell>
          <table:table-cell table:formula="of:=IF(AND(ISBLANK([.AM225]);ISBLANK([.AN225]);ISBLANK([.AO225]);ISBLANK([.AP225])); &quot;&quot;; DEC2HEX([.AM225]*8 + [.AN225]*4 + [.AO225]*2 + [.AP22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6]);ISBLANK([.D226]);ISBLANK([.E226]);ISBLANK([.F226])); &quot;&quot;; DEC2HEX([.C226]*8 + [.D226]*4 + [.E226]*2 + [.F226]*1))">
            <text:p/>
          </table:table-cell>
          <table:table-cell table:formula="of:=IF(AND(ISBLANK([.G226]);ISBLANK([.H226]);ISBLANK([.I226]);ISBLANK([.J226])); &quot;&quot;; DEC2HEX([.G226]*8 + [.H226]*4 + [.I226]*2 + [.J226]*1))">
            <text:p/>
          </table:table-cell>
          <table:table-cell table:formula="of:=IF(AND(ISBLANK([.K226]);ISBLANK([.L226]);ISBLANK([.M226]);ISBLANK([.N226])); &quot;&quot;; DEC2HEX([.K226]*8 + [.L226]*4 + [.M226]*2 + [.N226]*1))">
            <text:p/>
          </table:table-cell>
          <table:table-cell table:formula="of:=IF(AND(ISBLANK([.O226]);ISBLANK([.P226]);ISBLANK([.Q226]);ISBLANK([.R226])); &quot;&quot;; DEC2HEX([.O226]*8 + [.P226]*4 + [.Q226]*2 + [.R226]*1))">
            <text:p/>
          </table:table-cell>
          <table:table-cell table:formula="of:=IF(AND(ISBLANK([.S226]);ISBLANK([.T226]);ISBLANK([.U226]);ISBLANK([.V226])); &quot;&quot;; DEC2HEX([.S226]*8 + [.T226]*4 + [.U226]*2 + [.V226]*1))">
            <text:p/>
          </table:table-cell>
          <table:table-cell table:formula="of:=IF(AND(ISBLANK([.W226]);ISBLANK([.X226]);ISBLANK([.Y226]);ISBLANK([.Z226])); &quot;&quot;; DEC2HEX([.W226]*8 + [.X226]*4 + [.Y226]*2 + [.Z226]*1))">
            <text:p/>
          </table:table-cell>
          <table:table-cell table:formula="of:=IF(AND(ISBLANK([.AA226]);ISBLANK([.AB226]);ISBLANK([.AC226]);ISBLANK([.AD226])); &quot;&quot;; DEC2HEX([.AA226]*8 + [.AB226]*4 + [.AC226]*2 + [.AD226]*1))">
            <text:p/>
          </table:table-cell>
          <table:table-cell table:formula="of:=IF(AND(ISBLANK([.AE226]);ISBLANK([.AF226]);ISBLANK([.AG226]);ISBLANK([.AH226])); &quot;&quot;; DEC2HEX([.AE226]*8 + [.AF226]*4 + [.AG226]*2 + [.AH226]*1))">
            <text:p/>
          </table:table-cell>
          <table:table-cell table:formula="of:=IF(AND(ISBLANK([.AI226]);ISBLANK([.AJ226]);ISBLANK([.AK226]);ISBLANK([.AL226])); &quot;&quot;; DEC2HEX([.AI226]*8 + [.AJ226]*4 + [.AK226]*2 + [.AL226]*1))">
            <text:p/>
          </table:table-cell>
          <table:table-cell table:formula="of:=IF(AND(ISBLANK([.AM226]);ISBLANK([.AN226]);ISBLANK([.AO226]);ISBLANK([.AP226])); &quot;&quot;; DEC2HEX([.AM226]*8 + [.AN226]*4 + [.AO226]*2 + [.AP22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7]);ISBLANK([.D227]);ISBLANK([.E227]);ISBLANK([.F227])); &quot;&quot;; DEC2HEX([.C227]*8 + [.D227]*4 + [.E227]*2 + [.F227]*1))">
            <text:p/>
          </table:table-cell>
          <table:table-cell table:formula="of:=IF(AND(ISBLANK([.G227]);ISBLANK([.H227]);ISBLANK([.I227]);ISBLANK([.J227])); &quot;&quot;; DEC2HEX([.G227]*8 + [.H227]*4 + [.I227]*2 + [.J227]*1))">
            <text:p/>
          </table:table-cell>
          <table:table-cell table:formula="of:=IF(AND(ISBLANK([.K227]);ISBLANK([.L227]);ISBLANK([.M227]);ISBLANK([.N227])); &quot;&quot;; DEC2HEX([.K227]*8 + [.L227]*4 + [.M227]*2 + [.N227]*1))">
            <text:p/>
          </table:table-cell>
          <table:table-cell table:formula="of:=IF(AND(ISBLANK([.O227]);ISBLANK([.P227]);ISBLANK([.Q227]);ISBLANK([.R227])); &quot;&quot;; DEC2HEX([.O227]*8 + [.P227]*4 + [.Q227]*2 + [.R227]*1))">
            <text:p/>
          </table:table-cell>
          <table:table-cell table:formula="of:=IF(AND(ISBLANK([.S227]);ISBLANK([.T227]);ISBLANK([.U227]);ISBLANK([.V227])); &quot;&quot;; DEC2HEX([.S227]*8 + [.T227]*4 + [.U227]*2 + [.V227]*1))">
            <text:p/>
          </table:table-cell>
          <table:table-cell table:formula="of:=IF(AND(ISBLANK([.W227]);ISBLANK([.X227]);ISBLANK([.Y227]);ISBLANK([.Z227])); &quot;&quot;; DEC2HEX([.W227]*8 + [.X227]*4 + [.Y227]*2 + [.Z227]*1))">
            <text:p/>
          </table:table-cell>
          <table:table-cell table:formula="of:=IF(AND(ISBLANK([.AA227]);ISBLANK([.AB227]);ISBLANK([.AC227]);ISBLANK([.AD227])); &quot;&quot;; DEC2HEX([.AA227]*8 + [.AB227]*4 + [.AC227]*2 + [.AD227]*1))">
            <text:p/>
          </table:table-cell>
          <table:table-cell table:formula="of:=IF(AND(ISBLANK([.AE227]);ISBLANK([.AF227]);ISBLANK([.AG227]);ISBLANK([.AH227])); &quot;&quot;; DEC2HEX([.AE227]*8 + [.AF227]*4 + [.AG227]*2 + [.AH227]*1))">
            <text:p/>
          </table:table-cell>
          <table:table-cell table:formula="of:=IF(AND(ISBLANK([.AI227]);ISBLANK([.AJ227]);ISBLANK([.AK227]);ISBLANK([.AL227])); &quot;&quot;; DEC2HEX([.AI227]*8 + [.AJ227]*4 + [.AK227]*2 + [.AL227]*1))">
            <text:p/>
          </table:table-cell>
          <table:table-cell table:formula="of:=IF(AND(ISBLANK([.AM227]);ISBLANK([.AN227]);ISBLANK([.AO227]);ISBLANK([.AP227])); &quot;&quot;; DEC2HEX([.AM227]*8 + [.AN227]*4 + [.AO227]*2 + [.AP22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8]);ISBLANK([.D228]);ISBLANK([.E228]);ISBLANK([.F228])); &quot;&quot;; DEC2HEX([.C228]*8 + [.D228]*4 + [.E228]*2 + [.F228]*1))">
            <text:p/>
          </table:table-cell>
          <table:table-cell table:formula="of:=IF(AND(ISBLANK([.G228]);ISBLANK([.H228]);ISBLANK([.I228]);ISBLANK([.J228])); &quot;&quot;; DEC2HEX([.G228]*8 + [.H228]*4 + [.I228]*2 + [.J228]*1))">
            <text:p/>
          </table:table-cell>
          <table:table-cell table:formula="of:=IF(AND(ISBLANK([.K228]);ISBLANK([.L228]);ISBLANK([.M228]);ISBLANK([.N228])); &quot;&quot;; DEC2HEX([.K228]*8 + [.L228]*4 + [.M228]*2 + [.N228]*1))">
            <text:p/>
          </table:table-cell>
          <table:table-cell table:formula="of:=IF(AND(ISBLANK([.O228]);ISBLANK([.P228]);ISBLANK([.Q228]);ISBLANK([.R228])); &quot;&quot;; DEC2HEX([.O228]*8 + [.P228]*4 + [.Q228]*2 + [.R228]*1))">
            <text:p/>
          </table:table-cell>
          <table:table-cell table:formula="of:=IF(AND(ISBLANK([.S228]);ISBLANK([.T228]);ISBLANK([.U228]);ISBLANK([.V228])); &quot;&quot;; DEC2HEX([.S228]*8 + [.T228]*4 + [.U228]*2 + [.V228]*1))">
            <text:p/>
          </table:table-cell>
          <table:table-cell table:formula="of:=IF(AND(ISBLANK([.W228]);ISBLANK([.X228]);ISBLANK([.Y228]);ISBLANK([.Z228])); &quot;&quot;; DEC2HEX([.W228]*8 + [.X228]*4 + [.Y228]*2 + [.Z228]*1))">
            <text:p/>
          </table:table-cell>
          <table:table-cell table:formula="of:=IF(AND(ISBLANK([.AA228]);ISBLANK([.AB228]);ISBLANK([.AC228]);ISBLANK([.AD228])); &quot;&quot;; DEC2HEX([.AA228]*8 + [.AB228]*4 + [.AC228]*2 + [.AD228]*1))">
            <text:p/>
          </table:table-cell>
          <table:table-cell table:formula="of:=IF(AND(ISBLANK([.AE228]);ISBLANK([.AF228]);ISBLANK([.AG228]);ISBLANK([.AH228])); &quot;&quot;; DEC2HEX([.AE228]*8 + [.AF228]*4 + [.AG228]*2 + [.AH228]*1))">
            <text:p/>
          </table:table-cell>
          <table:table-cell table:formula="of:=IF(AND(ISBLANK([.AI228]);ISBLANK([.AJ228]);ISBLANK([.AK228]);ISBLANK([.AL228])); &quot;&quot;; DEC2HEX([.AI228]*8 + [.AJ228]*4 + [.AK228]*2 + [.AL228]*1))">
            <text:p/>
          </table:table-cell>
          <table:table-cell table:formula="of:=IF(AND(ISBLANK([.AM228]);ISBLANK([.AN228]);ISBLANK([.AO228]);ISBLANK([.AP228])); &quot;&quot;; DEC2HEX([.AM228]*8 + [.AN228]*4 + [.AO228]*2 + [.AP22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29]);ISBLANK([.D229]);ISBLANK([.E229]);ISBLANK([.F229])); &quot;&quot;; DEC2HEX([.C229]*8 + [.D229]*4 + [.E229]*2 + [.F229]*1))">
            <text:p/>
          </table:table-cell>
          <table:table-cell table:formula="of:=IF(AND(ISBLANK([.G229]);ISBLANK([.H229]);ISBLANK([.I229]);ISBLANK([.J229])); &quot;&quot;; DEC2HEX([.G229]*8 + [.H229]*4 + [.I229]*2 + [.J229]*1))">
            <text:p/>
          </table:table-cell>
          <table:table-cell table:formula="of:=IF(AND(ISBLANK([.K229]);ISBLANK([.L229]);ISBLANK([.M229]);ISBLANK([.N229])); &quot;&quot;; DEC2HEX([.K229]*8 + [.L229]*4 + [.M229]*2 + [.N229]*1))">
            <text:p/>
          </table:table-cell>
          <table:table-cell table:formula="of:=IF(AND(ISBLANK([.O229]);ISBLANK([.P229]);ISBLANK([.Q229]);ISBLANK([.R229])); &quot;&quot;; DEC2HEX([.O229]*8 + [.P229]*4 + [.Q229]*2 + [.R229]*1))">
            <text:p/>
          </table:table-cell>
          <table:table-cell table:formula="of:=IF(AND(ISBLANK([.S229]);ISBLANK([.T229]);ISBLANK([.U229]);ISBLANK([.V229])); &quot;&quot;; DEC2HEX([.S229]*8 + [.T229]*4 + [.U229]*2 + [.V229]*1))">
            <text:p/>
          </table:table-cell>
          <table:table-cell table:formula="of:=IF(AND(ISBLANK([.W229]);ISBLANK([.X229]);ISBLANK([.Y229]);ISBLANK([.Z229])); &quot;&quot;; DEC2HEX([.W229]*8 + [.X229]*4 + [.Y229]*2 + [.Z229]*1))">
            <text:p/>
          </table:table-cell>
          <table:table-cell table:formula="of:=IF(AND(ISBLANK([.AA229]);ISBLANK([.AB229]);ISBLANK([.AC229]);ISBLANK([.AD229])); &quot;&quot;; DEC2HEX([.AA229]*8 + [.AB229]*4 + [.AC229]*2 + [.AD229]*1))">
            <text:p/>
          </table:table-cell>
          <table:table-cell table:formula="of:=IF(AND(ISBLANK([.AE229]);ISBLANK([.AF229]);ISBLANK([.AG229]);ISBLANK([.AH229])); &quot;&quot;; DEC2HEX([.AE229]*8 + [.AF229]*4 + [.AG229]*2 + [.AH229]*1))">
            <text:p/>
          </table:table-cell>
          <table:table-cell table:formula="of:=IF(AND(ISBLANK([.AI229]);ISBLANK([.AJ229]);ISBLANK([.AK229]);ISBLANK([.AL229])); &quot;&quot;; DEC2HEX([.AI229]*8 + [.AJ229]*4 + [.AK229]*2 + [.AL229]*1))">
            <text:p/>
          </table:table-cell>
          <table:table-cell table:formula="of:=IF(AND(ISBLANK([.AM229]);ISBLANK([.AN229]);ISBLANK([.AO229]);ISBLANK([.AP229])); &quot;&quot;; DEC2HEX([.AM229]*8 + [.AN229]*4 + [.AO229]*2 + [.AP22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0]);ISBLANK([.D230]);ISBLANK([.E230]);ISBLANK([.F230])); &quot;&quot;; DEC2HEX([.C230]*8 + [.D230]*4 + [.E230]*2 + [.F230]*1))">
            <text:p/>
          </table:table-cell>
          <table:table-cell table:formula="of:=IF(AND(ISBLANK([.G230]);ISBLANK([.H230]);ISBLANK([.I230]);ISBLANK([.J230])); &quot;&quot;; DEC2HEX([.G230]*8 + [.H230]*4 + [.I230]*2 + [.J230]*1))">
            <text:p/>
          </table:table-cell>
          <table:table-cell table:formula="of:=IF(AND(ISBLANK([.K230]);ISBLANK([.L230]);ISBLANK([.M230]);ISBLANK([.N230])); &quot;&quot;; DEC2HEX([.K230]*8 + [.L230]*4 + [.M230]*2 + [.N230]*1))">
            <text:p/>
          </table:table-cell>
          <table:table-cell table:formula="of:=IF(AND(ISBLANK([.O230]);ISBLANK([.P230]);ISBLANK([.Q230]);ISBLANK([.R230])); &quot;&quot;; DEC2HEX([.O230]*8 + [.P230]*4 + [.Q230]*2 + [.R230]*1))">
            <text:p/>
          </table:table-cell>
          <table:table-cell table:formula="of:=IF(AND(ISBLANK([.S230]);ISBLANK([.T230]);ISBLANK([.U230]);ISBLANK([.V230])); &quot;&quot;; DEC2HEX([.S230]*8 + [.T230]*4 + [.U230]*2 + [.V230]*1))">
            <text:p/>
          </table:table-cell>
          <table:table-cell table:formula="of:=IF(AND(ISBLANK([.W230]);ISBLANK([.X230]);ISBLANK([.Y230]);ISBLANK([.Z230])); &quot;&quot;; DEC2HEX([.W230]*8 + [.X230]*4 + [.Y230]*2 + [.Z230]*1))">
            <text:p/>
          </table:table-cell>
          <table:table-cell table:formula="of:=IF(AND(ISBLANK([.AA230]);ISBLANK([.AB230]);ISBLANK([.AC230]);ISBLANK([.AD230])); &quot;&quot;; DEC2HEX([.AA230]*8 + [.AB230]*4 + [.AC230]*2 + [.AD230]*1))">
            <text:p/>
          </table:table-cell>
          <table:table-cell table:formula="of:=IF(AND(ISBLANK([.AE230]);ISBLANK([.AF230]);ISBLANK([.AG230]);ISBLANK([.AH230])); &quot;&quot;; DEC2HEX([.AE230]*8 + [.AF230]*4 + [.AG230]*2 + [.AH230]*1))">
            <text:p/>
          </table:table-cell>
          <table:table-cell table:formula="of:=IF(AND(ISBLANK([.AI230]);ISBLANK([.AJ230]);ISBLANK([.AK230]);ISBLANK([.AL230])); &quot;&quot;; DEC2HEX([.AI230]*8 + [.AJ230]*4 + [.AK230]*2 + [.AL230]*1))">
            <text:p/>
          </table:table-cell>
          <table:table-cell table:formula="of:=IF(AND(ISBLANK([.AM230]);ISBLANK([.AN230]);ISBLANK([.AO230]);ISBLANK([.AP230])); &quot;&quot;; DEC2HEX([.AM230]*8 + [.AN230]*4 + [.AO230]*2 + [.AP23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1]);ISBLANK([.D231]);ISBLANK([.E231]);ISBLANK([.F231])); &quot;&quot;; DEC2HEX([.C231]*8 + [.D231]*4 + [.E231]*2 + [.F231]*1))">
            <text:p/>
          </table:table-cell>
          <table:table-cell table:formula="of:=IF(AND(ISBLANK([.G231]);ISBLANK([.H231]);ISBLANK([.I231]);ISBLANK([.J231])); &quot;&quot;; DEC2HEX([.G231]*8 + [.H231]*4 + [.I231]*2 + [.J231]*1))">
            <text:p/>
          </table:table-cell>
          <table:table-cell table:formula="of:=IF(AND(ISBLANK([.K231]);ISBLANK([.L231]);ISBLANK([.M231]);ISBLANK([.N231])); &quot;&quot;; DEC2HEX([.K231]*8 + [.L231]*4 + [.M231]*2 + [.N231]*1))">
            <text:p/>
          </table:table-cell>
          <table:table-cell table:formula="of:=IF(AND(ISBLANK([.O231]);ISBLANK([.P231]);ISBLANK([.Q231]);ISBLANK([.R231])); &quot;&quot;; DEC2HEX([.O231]*8 + [.P231]*4 + [.Q231]*2 + [.R231]*1))">
            <text:p/>
          </table:table-cell>
          <table:table-cell table:formula="of:=IF(AND(ISBLANK([.S231]);ISBLANK([.T231]);ISBLANK([.U231]);ISBLANK([.V231])); &quot;&quot;; DEC2HEX([.S231]*8 + [.T231]*4 + [.U231]*2 + [.V231]*1))">
            <text:p/>
          </table:table-cell>
          <table:table-cell table:formula="of:=IF(AND(ISBLANK([.W231]);ISBLANK([.X231]);ISBLANK([.Y231]);ISBLANK([.Z231])); &quot;&quot;; DEC2HEX([.W231]*8 + [.X231]*4 + [.Y231]*2 + [.Z231]*1))">
            <text:p/>
          </table:table-cell>
          <table:table-cell table:formula="of:=IF(AND(ISBLANK([.AA231]);ISBLANK([.AB231]);ISBLANK([.AC231]);ISBLANK([.AD231])); &quot;&quot;; DEC2HEX([.AA231]*8 + [.AB231]*4 + [.AC231]*2 + [.AD231]*1))">
            <text:p/>
          </table:table-cell>
          <table:table-cell table:formula="of:=IF(AND(ISBLANK([.AE231]);ISBLANK([.AF231]);ISBLANK([.AG231]);ISBLANK([.AH231])); &quot;&quot;; DEC2HEX([.AE231]*8 + [.AF231]*4 + [.AG231]*2 + [.AH231]*1))">
            <text:p/>
          </table:table-cell>
          <table:table-cell table:formula="of:=IF(AND(ISBLANK([.AI231]);ISBLANK([.AJ231]);ISBLANK([.AK231]);ISBLANK([.AL231])); &quot;&quot;; DEC2HEX([.AI231]*8 + [.AJ231]*4 + [.AK231]*2 + [.AL231]*1))">
            <text:p/>
          </table:table-cell>
          <table:table-cell table:formula="of:=IF(AND(ISBLANK([.AM231]);ISBLANK([.AN231]);ISBLANK([.AO231]);ISBLANK([.AP231])); &quot;&quot;; DEC2HEX([.AM231]*8 + [.AN231]*4 + [.AO231]*2 + [.AP23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2]);ISBLANK([.D232]);ISBLANK([.E232]);ISBLANK([.F232])); &quot;&quot;; DEC2HEX([.C232]*8 + [.D232]*4 + [.E232]*2 + [.F232]*1))">
            <text:p/>
          </table:table-cell>
          <table:table-cell table:formula="of:=IF(AND(ISBLANK([.G232]);ISBLANK([.H232]);ISBLANK([.I232]);ISBLANK([.J232])); &quot;&quot;; DEC2HEX([.G232]*8 + [.H232]*4 + [.I232]*2 + [.J232]*1))">
            <text:p/>
          </table:table-cell>
          <table:table-cell table:formula="of:=IF(AND(ISBLANK([.K232]);ISBLANK([.L232]);ISBLANK([.M232]);ISBLANK([.N232])); &quot;&quot;; DEC2HEX([.K232]*8 + [.L232]*4 + [.M232]*2 + [.N232]*1))">
            <text:p/>
          </table:table-cell>
          <table:table-cell table:formula="of:=IF(AND(ISBLANK([.O232]);ISBLANK([.P232]);ISBLANK([.Q232]);ISBLANK([.R232])); &quot;&quot;; DEC2HEX([.O232]*8 + [.P232]*4 + [.Q232]*2 + [.R232]*1))">
            <text:p/>
          </table:table-cell>
          <table:table-cell table:formula="of:=IF(AND(ISBLANK([.S232]);ISBLANK([.T232]);ISBLANK([.U232]);ISBLANK([.V232])); &quot;&quot;; DEC2HEX([.S232]*8 + [.T232]*4 + [.U232]*2 + [.V232]*1))">
            <text:p/>
          </table:table-cell>
          <table:table-cell table:formula="of:=IF(AND(ISBLANK([.W232]);ISBLANK([.X232]);ISBLANK([.Y232]);ISBLANK([.Z232])); &quot;&quot;; DEC2HEX([.W232]*8 + [.X232]*4 + [.Y232]*2 + [.Z232]*1))">
            <text:p/>
          </table:table-cell>
          <table:table-cell table:formula="of:=IF(AND(ISBLANK([.AA232]);ISBLANK([.AB232]);ISBLANK([.AC232]);ISBLANK([.AD232])); &quot;&quot;; DEC2HEX([.AA232]*8 + [.AB232]*4 + [.AC232]*2 + [.AD232]*1))">
            <text:p/>
          </table:table-cell>
          <table:table-cell table:formula="of:=IF(AND(ISBLANK([.AE232]);ISBLANK([.AF232]);ISBLANK([.AG232]);ISBLANK([.AH232])); &quot;&quot;; DEC2HEX([.AE232]*8 + [.AF232]*4 + [.AG232]*2 + [.AH232]*1))">
            <text:p/>
          </table:table-cell>
          <table:table-cell table:formula="of:=IF(AND(ISBLANK([.AI232]);ISBLANK([.AJ232]);ISBLANK([.AK232]);ISBLANK([.AL232])); &quot;&quot;; DEC2HEX([.AI232]*8 + [.AJ232]*4 + [.AK232]*2 + [.AL232]*1))">
            <text:p/>
          </table:table-cell>
          <table:table-cell table:formula="of:=IF(AND(ISBLANK([.AM232]);ISBLANK([.AN232]);ISBLANK([.AO232]);ISBLANK([.AP232])); &quot;&quot;; DEC2HEX([.AM232]*8 + [.AN232]*4 + [.AO232]*2 + [.AP23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3]);ISBLANK([.D233]);ISBLANK([.E233]);ISBLANK([.F233])); &quot;&quot;; DEC2HEX([.C233]*8 + [.D233]*4 + [.E233]*2 + [.F233]*1))">
            <text:p/>
          </table:table-cell>
          <table:table-cell table:formula="of:=IF(AND(ISBLANK([.G233]);ISBLANK([.H233]);ISBLANK([.I233]);ISBLANK([.J233])); &quot;&quot;; DEC2HEX([.G233]*8 + [.H233]*4 + [.I233]*2 + [.J233]*1))">
            <text:p/>
          </table:table-cell>
          <table:table-cell table:formula="of:=IF(AND(ISBLANK([.K233]);ISBLANK([.L233]);ISBLANK([.M233]);ISBLANK([.N233])); &quot;&quot;; DEC2HEX([.K233]*8 + [.L233]*4 + [.M233]*2 + [.N233]*1))">
            <text:p/>
          </table:table-cell>
          <table:table-cell table:formula="of:=IF(AND(ISBLANK([.O233]);ISBLANK([.P233]);ISBLANK([.Q233]);ISBLANK([.R233])); &quot;&quot;; DEC2HEX([.O233]*8 + [.P233]*4 + [.Q233]*2 + [.R233]*1))">
            <text:p/>
          </table:table-cell>
          <table:table-cell table:formula="of:=IF(AND(ISBLANK([.S233]);ISBLANK([.T233]);ISBLANK([.U233]);ISBLANK([.V233])); &quot;&quot;; DEC2HEX([.S233]*8 + [.T233]*4 + [.U233]*2 + [.V233]*1))">
            <text:p/>
          </table:table-cell>
          <table:table-cell table:formula="of:=IF(AND(ISBLANK([.W233]);ISBLANK([.X233]);ISBLANK([.Y233]);ISBLANK([.Z233])); &quot;&quot;; DEC2HEX([.W233]*8 + [.X233]*4 + [.Y233]*2 + [.Z233]*1))">
            <text:p/>
          </table:table-cell>
          <table:table-cell table:formula="of:=IF(AND(ISBLANK([.AA233]);ISBLANK([.AB233]);ISBLANK([.AC233]);ISBLANK([.AD233])); &quot;&quot;; DEC2HEX([.AA233]*8 + [.AB233]*4 + [.AC233]*2 + [.AD233]*1))">
            <text:p/>
          </table:table-cell>
          <table:table-cell table:formula="of:=IF(AND(ISBLANK([.AE233]);ISBLANK([.AF233]);ISBLANK([.AG233]);ISBLANK([.AH233])); &quot;&quot;; DEC2HEX([.AE233]*8 + [.AF233]*4 + [.AG233]*2 + [.AH233]*1))">
            <text:p/>
          </table:table-cell>
          <table:table-cell table:formula="of:=IF(AND(ISBLANK([.AI233]);ISBLANK([.AJ233]);ISBLANK([.AK233]);ISBLANK([.AL233])); &quot;&quot;; DEC2HEX([.AI233]*8 + [.AJ233]*4 + [.AK233]*2 + [.AL233]*1))">
            <text:p/>
          </table:table-cell>
          <table:table-cell table:formula="of:=IF(AND(ISBLANK([.AM233]);ISBLANK([.AN233]);ISBLANK([.AO233]);ISBLANK([.AP233])); &quot;&quot;; DEC2HEX([.AM233]*8 + [.AN233]*4 + [.AO233]*2 + [.AP23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4]);ISBLANK([.D234]);ISBLANK([.E234]);ISBLANK([.F234])); &quot;&quot;; DEC2HEX([.C234]*8 + [.D234]*4 + [.E234]*2 + [.F234]*1))">
            <text:p/>
          </table:table-cell>
          <table:table-cell table:formula="of:=IF(AND(ISBLANK([.G234]);ISBLANK([.H234]);ISBLANK([.I234]);ISBLANK([.J234])); &quot;&quot;; DEC2HEX([.G234]*8 + [.H234]*4 + [.I234]*2 + [.J234]*1))">
            <text:p/>
          </table:table-cell>
          <table:table-cell table:formula="of:=IF(AND(ISBLANK([.K234]);ISBLANK([.L234]);ISBLANK([.M234]);ISBLANK([.N234])); &quot;&quot;; DEC2HEX([.K234]*8 + [.L234]*4 + [.M234]*2 + [.N234]*1))">
            <text:p/>
          </table:table-cell>
          <table:table-cell table:formula="of:=IF(AND(ISBLANK([.O234]);ISBLANK([.P234]);ISBLANK([.Q234]);ISBLANK([.R234])); &quot;&quot;; DEC2HEX([.O234]*8 + [.P234]*4 + [.Q234]*2 + [.R234]*1))">
            <text:p/>
          </table:table-cell>
          <table:table-cell table:formula="of:=IF(AND(ISBLANK([.S234]);ISBLANK([.T234]);ISBLANK([.U234]);ISBLANK([.V234])); &quot;&quot;; DEC2HEX([.S234]*8 + [.T234]*4 + [.U234]*2 + [.V234]*1))">
            <text:p/>
          </table:table-cell>
          <table:table-cell table:formula="of:=IF(AND(ISBLANK([.W234]);ISBLANK([.X234]);ISBLANK([.Y234]);ISBLANK([.Z234])); &quot;&quot;; DEC2HEX([.W234]*8 + [.X234]*4 + [.Y234]*2 + [.Z234]*1))">
            <text:p/>
          </table:table-cell>
          <table:table-cell table:formula="of:=IF(AND(ISBLANK([.AA234]);ISBLANK([.AB234]);ISBLANK([.AC234]);ISBLANK([.AD234])); &quot;&quot;; DEC2HEX([.AA234]*8 + [.AB234]*4 + [.AC234]*2 + [.AD234]*1))">
            <text:p/>
          </table:table-cell>
          <table:table-cell table:formula="of:=IF(AND(ISBLANK([.AE234]);ISBLANK([.AF234]);ISBLANK([.AG234]);ISBLANK([.AH234])); &quot;&quot;; DEC2HEX([.AE234]*8 + [.AF234]*4 + [.AG234]*2 + [.AH234]*1))">
            <text:p/>
          </table:table-cell>
          <table:table-cell table:formula="of:=IF(AND(ISBLANK([.AI234]);ISBLANK([.AJ234]);ISBLANK([.AK234]);ISBLANK([.AL234])); &quot;&quot;; DEC2HEX([.AI234]*8 + [.AJ234]*4 + [.AK234]*2 + [.AL234]*1))">
            <text:p/>
          </table:table-cell>
          <table:table-cell table:formula="of:=IF(AND(ISBLANK([.AM234]);ISBLANK([.AN234]);ISBLANK([.AO234]);ISBLANK([.AP234])); &quot;&quot;; DEC2HEX([.AM234]*8 + [.AN234]*4 + [.AO234]*2 + [.AP23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5]);ISBLANK([.D235]);ISBLANK([.E235]);ISBLANK([.F235])); &quot;&quot;; DEC2HEX([.C235]*8 + [.D235]*4 + [.E235]*2 + [.F235]*1))">
            <text:p/>
          </table:table-cell>
          <table:table-cell table:formula="of:=IF(AND(ISBLANK([.G235]);ISBLANK([.H235]);ISBLANK([.I235]);ISBLANK([.J235])); &quot;&quot;; DEC2HEX([.G235]*8 + [.H235]*4 + [.I235]*2 + [.J235]*1))">
            <text:p/>
          </table:table-cell>
          <table:table-cell table:formula="of:=IF(AND(ISBLANK([.K235]);ISBLANK([.L235]);ISBLANK([.M235]);ISBLANK([.N235])); &quot;&quot;; DEC2HEX([.K235]*8 + [.L235]*4 + [.M235]*2 + [.N235]*1))">
            <text:p/>
          </table:table-cell>
          <table:table-cell table:formula="of:=IF(AND(ISBLANK([.O235]);ISBLANK([.P235]);ISBLANK([.Q235]);ISBLANK([.R235])); &quot;&quot;; DEC2HEX([.O235]*8 + [.P235]*4 + [.Q235]*2 + [.R235]*1))">
            <text:p/>
          </table:table-cell>
          <table:table-cell table:formula="of:=IF(AND(ISBLANK([.S235]);ISBLANK([.T235]);ISBLANK([.U235]);ISBLANK([.V235])); &quot;&quot;; DEC2HEX([.S235]*8 + [.T235]*4 + [.U235]*2 + [.V235]*1))">
            <text:p/>
          </table:table-cell>
          <table:table-cell table:formula="of:=IF(AND(ISBLANK([.W235]);ISBLANK([.X235]);ISBLANK([.Y235]);ISBLANK([.Z235])); &quot;&quot;; DEC2HEX([.W235]*8 + [.X235]*4 + [.Y235]*2 + [.Z235]*1))">
            <text:p/>
          </table:table-cell>
          <table:table-cell table:formula="of:=IF(AND(ISBLANK([.AA235]);ISBLANK([.AB235]);ISBLANK([.AC235]);ISBLANK([.AD235])); &quot;&quot;; DEC2HEX([.AA235]*8 + [.AB235]*4 + [.AC235]*2 + [.AD235]*1))">
            <text:p/>
          </table:table-cell>
          <table:table-cell table:formula="of:=IF(AND(ISBLANK([.AE235]);ISBLANK([.AF235]);ISBLANK([.AG235]);ISBLANK([.AH235])); &quot;&quot;; DEC2HEX([.AE235]*8 + [.AF235]*4 + [.AG235]*2 + [.AH235]*1))">
            <text:p/>
          </table:table-cell>
          <table:table-cell table:formula="of:=IF(AND(ISBLANK([.AI235]);ISBLANK([.AJ235]);ISBLANK([.AK235]);ISBLANK([.AL235])); &quot;&quot;; DEC2HEX([.AI235]*8 + [.AJ235]*4 + [.AK235]*2 + [.AL235]*1))">
            <text:p/>
          </table:table-cell>
          <table:table-cell table:formula="of:=IF(AND(ISBLANK([.AM235]);ISBLANK([.AN235]);ISBLANK([.AO235]);ISBLANK([.AP235])); &quot;&quot;; DEC2HEX([.AM235]*8 + [.AN235]*4 + [.AO235]*2 + [.AP23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6]);ISBLANK([.D236]);ISBLANK([.E236]);ISBLANK([.F236])); &quot;&quot;; DEC2HEX([.C236]*8 + [.D236]*4 + [.E236]*2 + [.F236]*1))">
            <text:p/>
          </table:table-cell>
          <table:table-cell table:formula="of:=IF(AND(ISBLANK([.G236]);ISBLANK([.H236]);ISBLANK([.I236]);ISBLANK([.J236])); &quot;&quot;; DEC2HEX([.G236]*8 + [.H236]*4 + [.I236]*2 + [.J236]*1))">
            <text:p/>
          </table:table-cell>
          <table:table-cell table:formula="of:=IF(AND(ISBLANK([.K236]);ISBLANK([.L236]);ISBLANK([.M236]);ISBLANK([.N236])); &quot;&quot;; DEC2HEX([.K236]*8 + [.L236]*4 + [.M236]*2 + [.N236]*1))">
            <text:p/>
          </table:table-cell>
          <table:table-cell table:formula="of:=IF(AND(ISBLANK([.O236]);ISBLANK([.P236]);ISBLANK([.Q236]);ISBLANK([.R236])); &quot;&quot;; DEC2HEX([.O236]*8 + [.P236]*4 + [.Q236]*2 + [.R236]*1))">
            <text:p/>
          </table:table-cell>
          <table:table-cell table:formula="of:=IF(AND(ISBLANK([.S236]);ISBLANK([.T236]);ISBLANK([.U236]);ISBLANK([.V236])); &quot;&quot;; DEC2HEX([.S236]*8 + [.T236]*4 + [.U236]*2 + [.V236]*1))">
            <text:p/>
          </table:table-cell>
          <table:table-cell table:formula="of:=IF(AND(ISBLANK([.W236]);ISBLANK([.X236]);ISBLANK([.Y236]);ISBLANK([.Z236])); &quot;&quot;; DEC2HEX([.W236]*8 + [.X236]*4 + [.Y236]*2 + [.Z236]*1))">
            <text:p/>
          </table:table-cell>
          <table:table-cell table:formula="of:=IF(AND(ISBLANK([.AA236]);ISBLANK([.AB236]);ISBLANK([.AC236]);ISBLANK([.AD236])); &quot;&quot;; DEC2HEX([.AA236]*8 + [.AB236]*4 + [.AC236]*2 + [.AD236]*1))">
            <text:p/>
          </table:table-cell>
          <table:table-cell table:formula="of:=IF(AND(ISBLANK([.AE236]);ISBLANK([.AF236]);ISBLANK([.AG236]);ISBLANK([.AH236])); &quot;&quot;; DEC2HEX([.AE236]*8 + [.AF236]*4 + [.AG236]*2 + [.AH236]*1))">
            <text:p/>
          </table:table-cell>
          <table:table-cell table:formula="of:=IF(AND(ISBLANK([.AI236]);ISBLANK([.AJ236]);ISBLANK([.AK236]);ISBLANK([.AL236])); &quot;&quot;; DEC2HEX([.AI236]*8 + [.AJ236]*4 + [.AK236]*2 + [.AL236]*1))">
            <text:p/>
          </table:table-cell>
          <table:table-cell table:formula="of:=IF(AND(ISBLANK([.AM236]);ISBLANK([.AN236]);ISBLANK([.AO236]);ISBLANK([.AP236])); &quot;&quot;; DEC2HEX([.AM236]*8 + [.AN236]*4 + [.AO236]*2 + [.AP23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7]);ISBLANK([.D237]);ISBLANK([.E237]);ISBLANK([.F237])); &quot;&quot;; DEC2HEX([.C237]*8 + [.D237]*4 + [.E237]*2 + [.F237]*1))">
            <text:p/>
          </table:table-cell>
          <table:table-cell table:formula="of:=IF(AND(ISBLANK([.G237]);ISBLANK([.H237]);ISBLANK([.I237]);ISBLANK([.J237])); &quot;&quot;; DEC2HEX([.G237]*8 + [.H237]*4 + [.I237]*2 + [.J237]*1))">
            <text:p/>
          </table:table-cell>
          <table:table-cell table:formula="of:=IF(AND(ISBLANK([.K237]);ISBLANK([.L237]);ISBLANK([.M237]);ISBLANK([.N237])); &quot;&quot;; DEC2HEX([.K237]*8 + [.L237]*4 + [.M237]*2 + [.N237]*1))">
            <text:p/>
          </table:table-cell>
          <table:table-cell table:formula="of:=IF(AND(ISBLANK([.O237]);ISBLANK([.P237]);ISBLANK([.Q237]);ISBLANK([.R237])); &quot;&quot;; DEC2HEX([.O237]*8 + [.P237]*4 + [.Q237]*2 + [.R237]*1))">
            <text:p/>
          </table:table-cell>
          <table:table-cell table:formula="of:=IF(AND(ISBLANK([.S237]);ISBLANK([.T237]);ISBLANK([.U237]);ISBLANK([.V237])); &quot;&quot;; DEC2HEX([.S237]*8 + [.T237]*4 + [.U237]*2 + [.V237]*1))">
            <text:p/>
          </table:table-cell>
          <table:table-cell table:formula="of:=IF(AND(ISBLANK([.W237]);ISBLANK([.X237]);ISBLANK([.Y237]);ISBLANK([.Z237])); &quot;&quot;; DEC2HEX([.W237]*8 + [.X237]*4 + [.Y237]*2 + [.Z237]*1))">
            <text:p/>
          </table:table-cell>
          <table:table-cell table:formula="of:=IF(AND(ISBLANK([.AA237]);ISBLANK([.AB237]);ISBLANK([.AC237]);ISBLANK([.AD237])); &quot;&quot;; DEC2HEX([.AA237]*8 + [.AB237]*4 + [.AC237]*2 + [.AD237]*1))">
            <text:p/>
          </table:table-cell>
          <table:table-cell table:formula="of:=IF(AND(ISBLANK([.AE237]);ISBLANK([.AF237]);ISBLANK([.AG237]);ISBLANK([.AH237])); &quot;&quot;; DEC2HEX([.AE237]*8 + [.AF237]*4 + [.AG237]*2 + [.AH237]*1))">
            <text:p/>
          </table:table-cell>
          <table:table-cell table:formula="of:=IF(AND(ISBLANK([.AI237]);ISBLANK([.AJ237]);ISBLANK([.AK237]);ISBLANK([.AL237])); &quot;&quot;; DEC2HEX([.AI237]*8 + [.AJ237]*4 + [.AK237]*2 + [.AL237]*1))">
            <text:p/>
          </table:table-cell>
          <table:table-cell table:formula="of:=IF(AND(ISBLANK([.AM237]);ISBLANK([.AN237]);ISBLANK([.AO237]);ISBLANK([.AP237])); &quot;&quot;; DEC2HEX([.AM237]*8 + [.AN237]*4 + [.AO237]*2 + [.AP23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8]);ISBLANK([.D238]);ISBLANK([.E238]);ISBLANK([.F238])); &quot;&quot;; DEC2HEX([.C238]*8 + [.D238]*4 + [.E238]*2 + [.F238]*1))">
            <text:p/>
          </table:table-cell>
          <table:table-cell table:formula="of:=IF(AND(ISBLANK([.G238]);ISBLANK([.H238]);ISBLANK([.I238]);ISBLANK([.J238])); &quot;&quot;; DEC2HEX([.G238]*8 + [.H238]*4 + [.I238]*2 + [.J238]*1))">
            <text:p/>
          </table:table-cell>
          <table:table-cell table:formula="of:=IF(AND(ISBLANK([.K238]);ISBLANK([.L238]);ISBLANK([.M238]);ISBLANK([.N238])); &quot;&quot;; DEC2HEX([.K238]*8 + [.L238]*4 + [.M238]*2 + [.N238]*1))">
            <text:p/>
          </table:table-cell>
          <table:table-cell table:formula="of:=IF(AND(ISBLANK([.O238]);ISBLANK([.P238]);ISBLANK([.Q238]);ISBLANK([.R238])); &quot;&quot;; DEC2HEX([.O238]*8 + [.P238]*4 + [.Q238]*2 + [.R238]*1))">
            <text:p/>
          </table:table-cell>
          <table:table-cell table:formula="of:=IF(AND(ISBLANK([.S238]);ISBLANK([.T238]);ISBLANK([.U238]);ISBLANK([.V238])); &quot;&quot;; DEC2HEX([.S238]*8 + [.T238]*4 + [.U238]*2 + [.V238]*1))">
            <text:p/>
          </table:table-cell>
          <table:table-cell table:formula="of:=IF(AND(ISBLANK([.W238]);ISBLANK([.X238]);ISBLANK([.Y238]);ISBLANK([.Z238])); &quot;&quot;; DEC2HEX([.W238]*8 + [.X238]*4 + [.Y238]*2 + [.Z238]*1))">
            <text:p/>
          </table:table-cell>
          <table:table-cell table:formula="of:=IF(AND(ISBLANK([.AA238]);ISBLANK([.AB238]);ISBLANK([.AC238]);ISBLANK([.AD238])); &quot;&quot;; DEC2HEX([.AA238]*8 + [.AB238]*4 + [.AC238]*2 + [.AD238]*1))">
            <text:p/>
          </table:table-cell>
          <table:table-cell table:formula="of:=IF(AND(ISBLANK([.AE238]);ISBLANK([.AF238]);ISBLANK([.AG238]);ISBLANK([.AH238])); &quot;&quot;; DEC2HEX([.AE238]*8 + [.AF238]*4 + [.AG238]*2 + [.AH238]*1))">
            <text:p/>
          </table:table-cell>
          <table:table-cell table:formula="of:=IF(AND(ISBLANK([.AI238]);ISBLANK([.AJ238]);ISBLANK([.AK238]);ISBLANK([.AL238])); &quot;&quot;; DEC2HEX([.AI238]*8 + [.AJ238]*4 + [.AK238]*2 + [.AL238]*1))">
            <text:p/>
          </table:table-cell>
          <table:table-cell table:formula="of:=IF(AND(ISBLANK([.AM238]);ISBLANK([.AN238]);ISBLANK([.AO238]);ISBLANK([.AP238])); &quot;&quot;; DEC2HEX([.AM238]*8 + [.AN238]*4 + [.AO238]*2 + [.AP23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39]);ISBLANK([.D239]);ISBLANK([.E239]);ISBLANK([.F239])); &quot;&quot;; DEC2HEX([.C239]*8 + [.D239]*4 + [.E239]*2 + [.F239]*1))">
            <text:p/>
          </table:table-cell>
          <table:table-cell table:formula="of:=IF(AND(ISBLANK([.G239]);ISBLANK([.H239]);ISBLANK([.I239]);ISBLANK([.J239])); &quot;&quot;; DEC2HEX([.G239]*8 + [.H239]*4 + [.I239]*2 + [.J239]*1))">
            <text:p/>
          </table:table-cell>
          <table:table-cell table:formula="of:=IF(AND(ISBLANK([.K239]);ISBLANK([.L239]);ISBLANK([.M239]);ISBLANK([.N239])); &quot;&quot;; DEC2HEX([.K239]*8 + [.L239]*4 + [.M239]*2 + [.N239]*1))">
            <text:p/>
          </table:table-cell>
          <table:table-cell table:formula="of:=IF(AND(ISBLANK([.O239]);ISBLANK([.P239]);ISBLANK([.Q239]);ISBLANK([.R239])); &quot;&quot;; DEC2HEX([.O239]*8 + [.P239]*4 + [.Q239]*2 + [.R239]*1))">
            <text:p/>
          </table:table-cell>
          <table:table-cell table:formula="of:=IF(AND(ISBLANK([.S239]);ISBLANK([.T239]);ISBLANK([.U239]);ISBLANK([.V239])); &quot;&quot;; DEC2HEX([.S239]*8 + [.T239]*4 + [.U239]*2 + [.V239]*1))">
            <text:p/>
          </table:table-cell>
          <table:table-cell table:formula="of:=IF(AND(ISBLANK([.W239]);ISBLANK([.X239]);ISBLANK([.Y239]);ISBLANK([.Z239])); &quot;&quot;; DEC2HEX([.W239]*8 + [.X239]*4 + [.Y239]*2 + [.Z239]*1))">
            <text:p/>
          </table:table-cell>
          <table:table-cell table:formula="of:=IF(AND(ISBLANK([.AA239]);ISBLANK([.AB239]);ISBLANK([.AC239]);ISBLANK([.AD239])); &quot;&quot;; DEC2HEX([.AA239]*8 + [.AB239]*4 + [.AC239]*2 + [.AD239]*1))">
            <text:p/>
          </table:table-cell>
          <table:table-cell table:formula="of:=IF(AND(ISBLANK([.AE239]);ISBLANK([.AF239]);ISBLANK([.AG239]);ISBLANK([.AH239])); &quot;&quot;; DEC2HEX([.AE239]*8 + [.AF239]*4 + [.AG239]*2 + [.AH239]*1))">
            <text:p/>
          </table:table-cell>
          <table:table-cell table:formula="of:=IF(AND(ISBLANK([.AI239]);ISBLANK([.AJ239]);ISBLANK([.AK239]);ISBLANK([.AL239])); &quot;&quot;; DEC2HEX([.AI239]*8 + [.AJ239]*4 + [.AK239]*2 + [.AL239]*1))">
            <text:p/>
          </table:table-cell>
          <table:table-cell table:formula="of:=IF(AND(ISBLANK([.AM239]);ISBLANK([.AN239]);ISBLANK([.AO239]);ISBLANK([.AP239])); &quot;&quot;; DEC2HEX([.AM239]*8 + [.AN239]*4 + [.AO239]*2 + [.AP23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0]);ISBLANK([.D240]);ISBLANK([.E240]);ISBLANK([.F240])); &quot;&quot;; DEC2HEX([.C240]*8 + [.D240]*4 + [.E240]*2 + [.F240]*1))">
            <text:p/>
          </table:table-cell>
          <table:table-cell table:formula="of:=IF(AND(ISBLANK([.G240]);ISBLANK([.H240]);ISBLANK([.I240]);ISBLANK([.J240])); &quot;&quot;; DEC2HEX([.G240]*8 + [.H240]*4 + [.I240]*2 + [.J240]*1))">
            <text:p/>
          </table:table-cell>
          <table:table-cell table:formula="of:=IF(AND(ISBLANK([.K240]);ISBLANK([.L240]);ISBLANK([.M240]);ISBLANK([.N240])); &quot;&quot;; DEC2HEX([.K240]*8 + [.L240]*4 + [.M240]*2 + [.N240]*1))">
            <text:p/>
          </table:table-cell>
          <table:table-cell table:formula="of:=IF(AND(ISBLANK([.O240]);ISBLANK([.P240]);ISBLANK([.Q240]);ISBLANK([.R240])); &quot;&quot;; DEC2HEX([.O240]*8 + [.P240]*4 + [.Q240]*2 + [.R240]*1))">
            <text:p/>
          </table:table-cell>
          <table:table-cell table:formula="of:=IF(AND(ISBLANK([.S240]);ISBLANK([.T240]);ISBLANK([.U240]);ISBLANK([.V240])); &quot;&quot;; DEC2HEX([.S240]*8 + [.T240]*4 + [.U240]*2 + [.V240]*1))">
            <text:p/>
          </table:table-cell>
          <table:table-cell table:formula="of:=IF(AND(ISBLANK([.W240]);ISBLANK([.X240]);ISBLANK([.Y240]);ISBLANK([.Z240])); &quot;&quot;; DEC2HEX([.W240]*8 + [.X240]*4 + [.Y240]*2 + [.Z240]*1))">
            <text:p/>
          </table:table-cell>
          <table:table-cell table:formula="of:=IF(AND(ISBLANK([.AA240]);ISBLANK([.AB240]);ISBLANK([.AC240]);ISBLANK([.AD240])); &quot;&quot;; DEC2HEX([.AA240]*8 + [.AB240]*4 + [.AC240]*2 + [.AD240]*1))">
            <text:p/>
          </table:table-cell>
          <table:table-cell table:formula="of:=IF(AND(ISBLANK([.AE240]);ISBLANK([.AF240]);ISBLANK([.AG240]);ISBLANK([.AH240])); &quot;&quot;; DEC2HEX([.AE240]*8 + [.AF240]*4 + [.AG240]*2 + [.AH240]*1))">
            <text:p/>
          </table:table-cell>
          <table:table-cell table:formula="of:=IF(AND(ISBLANK([.AI240]);ISBLANK([.AJ240]);ISBLANK([.AK240]);ISBLANK([.AL240])); &quot;&quot;; DEC2HEX([.AI240]*8 + [.AJ240]*4 + [.AK240]*2 + [.AL240]*1))">
            <text:p/>
          </table:table-cell>
          <table:table-cell table:formula="of:=IF(AND(ISBLANK([.AM240]);ISBLANK([.AN240]);ISBLANK([.AO240]);ISBLANK([.AP240])); &quot;&quot;; DEC2HEX([.AM240]*8 + [.AN240]*4 + [.AO240]*2 + [.AP24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1]);ISBLANK([.D241]);ISBLANK([.E241]);ISBLANK([.F241])); &quot;&quot;; DEC2HEX([.C241]*8 + [.D241]*4 + [.E241]*2 + [.F241]*1))">
            <text:p/>
          </table:table-cell>
          <table:table-cell table:formula="of:=IF(AND(ISBLANK([.G241]);ISBLANK([.H241]);ISBLANK([.I241]);ISBLANK([.J241])); &quot;&quot;; DEC2HEX([.G241]*8 + [.H241]*4 + [.I241]*2 + [.J241]*1))">
            <text:p/>
          </table:table-cell>
          <table:table-cell table:formula="of:=IF(AND(ISBLANK([.K241]);ISBLANK([.L241]);ISBLANK([.M241]);ISBLANK([.N241])); &quot;&quot;; DEC2HEX([.K241]*8 + [.L241]*4 + [.M241]*2 + [.N241]*1))">
            <text:p/>
          </table:table-cell>
          <table:table-cell table:formula="of:=IF(AND(ISBLANK([.O241]);ISBLANK([.P241]);ISBLANK([.Q241]);ISBLANK([.R241])); &quot;&quot;; DEC2HEX([.O241]*8 + [.P241]*4 + [.Q241]*2 + [.R241]*1))">
            <text:p/>
          </table:table-cell>
          <table:table-cell table:formula="of:=IF(AND(ISBLANK([.S241]);ISBLANK([.T241]);ISBLANK([.U241]);ISBLANK([.V241])); &quot;&quot;; DEC2HEX([.S241]*8 + [.T241]*4 + [.U241]*2 + [.V241]*1))">
            <text:p/>
          </table:table-cell>
          <table:table-cell table:formula="of:=IF(AND(ISBLANK([.W241]);ISBLANK([.X241]);ISBLANK([.Y241]);ISBLANK([.Z241])); &quot;&quot;; DEC2HEX([.W241]*8 + [.X241]*4 + [.Y241]*2 + [.Z241]*1))">
            <text:p/>
          </table:table-cell>
          <table:table-cell table:formula="of:=IF(AND(ISBLANK([.AA241]);ISBLANK([.AB241]);ISBLANK([.AC241]);ISBLANK([.AD241])); &quot;&quot;; DEC2HEX([.AA241]*8 + [.AB241]*4 + [.AC241]*2 + [.AD241]*1))">
            <text:p/>
          </table:table-cell>
          <table:table-cell table:formula="of:=IF(AND(ISBLANK([.AE241]);ISBLANK([.AF241]);ISBLANK([.AG241]);ISBLANK([.AH241])); &quot;&quot;; DEC2HEX([.AE241]*8 + [.AF241]*4 + [.AG241]*2 + [.AH241]*1))">
            <text:p/>
          </table:table-cell>
          <table:table-cell table:formula="of:=IF(AND(ISBLANK([.AI241]);ISBLANK([.AJ241]);ISBLANK([.AK241]);ISBLANK([.AL241])); &quot;&quot;; DEC2HEX([.AI241]*8 + [.AJ241]*4 + [.AK241]*2 + [.AL241]*1))">
            <text:p/>
          </table:table-cell>
          <table:table-cell table:formula="of:=IF(AND(ISBLANK([.AM241]);ISBLANK([.AN241]);ISBLANK([.AO241]);ISBLANK([.AP241])); &quot;&quot;; DEC2HEX([.AM241]*8 + [.AN241]*4 + [.AO241]*2 + [.AP24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2]);ISBLANK([.D242]);ISBLANK([.E242]);ISBLANK([.F242])); &quot;&quot;; DEC2HEX([.C242]*8 + [.D242]*4 + [.E242]*2 + [.F242]*1))">
            <text:p/>
          </table:table-cell>
          <table:table-cell table:formula="of:=IF(AND(ISBLANK([.G242]);ISBLANK([.H242]);ISBLANK([.I242]);ISBLANK([.J242])); &quot;&quot;; DEC2HEX([.G242]*8 + [.H242]*4 + [.I242]*2 + [.J242]*1))">
            <text:p/>
          </table:table-cell>
          <table:table-cell table:formula="of:=IF(AND(ISBLANK([.K242]);ISBLANK([.L242]);ISBLANK([.M242]);ISBLANK([.N242])); &quot;&quot;; DEC2HEX([.K242]*8 + [.L242]*4 + [.M242]*2 + [.N242]*1))">
            <text:p/>
          </table:table-cell>
          <table:table-cell table:formula="of:=IF(AND(ISBLANK([.O242]);ISBLANK([.P242]);ISBLANK([.Q242]);ISBLANK([.R242])); &quot;&quot;; DEC2HEX([.O242]*8 + [.P242]*4 + [.Q242]*2 + [.R242]*1))">
            <text:p/>
          </table:table-cell>
          <table:table-cell table:formula="of:=IF(AND(ISBLANK([.S242]);ISBLANK([.T242]);ISBLANK([.U242]);ISBLANK([.V242])); &quot;&quot;; DEC2HEX([.S242]*8 + [.T242]*4 + [.U242]*2 + [.V242]*1))">
            <text:p/>
          </table:table-cell>
          <table:table-cell table:formula="of:=IF(AND(ISBLANK([.W242]);ISBLANK([.X242]);ISBLANK([.Y242]);ISBLANK([.Z242])); &quot;&quot;; DEC2HEX([.W242]*8 + [.X242]*4 + [.Y242]*2 + [.Z242]*1))">
            <text:p/>
          </table:table-cell>
          <table:table-cell table:formula="of:=IF(AND(ISBLANK([.AA242]);ISBLANK([.AB242]);ISBLANK([.AC242]);ISBLANK([.AD242])); &quot;&quot;; DEC2HEX([.AA242]*8 + [.AB242]*4 + [.AC242]*2 + [.AD242]*1))">
            <text:p/>
          </table:table-cell>
          <table:table-cell table:formula="of:=IF(AND(ISBLANK([.AE242]);ISBLANK([.AF242]);ISBLANK([.AG242]);ISBLANK([.AH242])); &quot;&quot;; DEC2HEX([.AE242]*8 + [.AF242]*4 + [.AG242]*2 + [.AH242]*1))">
            <text:p/>
          </table:table-cell>
          <table:table-cell table:formula="of:=IF(AND(ISBLANK([.AI242]);ISBLANK([.AJ242]);ISBLANK([.AK242]);ISBLANK([.AL242])); &quot;&quot;; DEC2HEX([.AI242]*8 + [.AJ242]*4 + [.AK242]*2 + [.AL242]*1))">
            <text:p/>
          </table:table-cell>
          <table:table-cell table:formula="of:=IF(AND(ISBLANK([.AM242]);ISBLANK([.AN242]);ISBLANK([.AO242]);ISBLANK([.AP242])); &quot;&quot;; DEC2HEX([.AM242]*8 + [.AN242]*4 + [.AO242]*2 + [.AP24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3]);ISBLANK([.D243]);ISBLANK([.E243]);ISBLANK([.F243])); &quot;&quot;; DEC2HEX([.C243]*8 + [.D243]*4 + [.E243]*2 + [.F243]*1))">
            <text:p/>
          </table:table-cell>
          <table:table-cell table:formula="of:=IF(AND(ISBLANK([.G243]);ISBLANK([.H243]);ISBLANK([.I243]);ISBLANK([.J243])); &quot;&quot;; DEC2HEX([.G243]*8 + [.H243]*4 + [.I243]*2 + [.J243]*1))">
            <text:p/>
          </table:table-cell>
          <table:table-cell table:formula="of:=IF(AND(ISBLANK([.K243]);ISBLANK([.L243]);ISBLANK([.M243]);ISBLANK([.N243])); &quot;&quot;; DEC2HEX([.K243]*8 + [.L243]*4 + [.M243]*2 + [.N243]*1))">
            <text:p/>
          </table:table-cell>
          <table:table-cell table:formula="of:=IF(AND(ISBLANK([.O243]);ISBLANK([.P243]);ISBLANK([.Q243]);ISBLANK([.R243])); &quot;&quot;; DEC2HEX([.O243]*8 + [.P243]*4 + [.Q243]*2 + [.R243]*1))">
            <text:p/>
          </table:table-cell>
          <table:table-cell table:formula="of:=IF(AND(ISBLANK([.S243]);ISBLANK([.T243]);ISBLANK([.U243]);ISBLANK([.V243])); &quot;&quot;; DEC2HEX([.S243]*8 + [.T243]*4 + [.U243]*2 + [.V243]*1))">
            <text:p/>
          </table:table-cell>
          <table:table-cell table:formula="of:=IF(AND(ISBLANK([.W243]);ISBLANK([.X243]);ISBLANK([.Y243]);ISBLANK([.Z243])); &quot;&quot;; DEC2HEX([.W243]*8 + [.X243]*4 + [.Y243]*2 + [.Z243]*1))">
            <text:p/>
          </table:table-cell>
          <table:table-cell table:formula="of:=IF(AND(ISBLANK([.AA243]);ISBLANK([.AB243]);ISBLANK([.AC243]);ISBLANK([.AD243])); &quot;&quot;; DEC2HEX([.AA243]*8 + [.AB243]*4 + [.AC243]*2 + [.AD243]*1))">
            <text:p/>
          </table:table-cell>
          <table:table-cell table:formula="of:=IF(AND(ISBLANK([.AE243]);ISBLANK([.AF243]);ISBLANK([.AG243]);ISBLANK([.AH243])); &quot;&quot;; DEC2HEX([.AE243]*8 + [.AF243]*4 + [.AG243]*2 + [.AH243]*1))">
            <text:p/>
          </table:table-cell>
          <table:table-cell table:formula="of:=IF(AND(ISBLANK([.AI243]);ISBLANK([.AJ243]);ISBLANK([.AK243]);ISBLANK([.AL243])); &quot;&quot;; DEC2HEX([.AI243]*8 + [.AJ243]*4 + [.AK243]*2 + [.AL243]*1))">
            <text:p/>
          </table:table-cell>
          <table:table-cell table:formula="of:=IF(AND(ISBLANK([.AM243]);ISBLANK([.AN243]);ISBLANK([.AO243]);ISBLANK([.AP243])); &quot;&quot;; DEC2HEX([.AM243]*8 + [.AN243]*4 + [.AO243]*2 + [.AP24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4]);ISBLANK([.D244]);ISBLANK([.E244]);ISBLANK([.F244])); &quot;&quot;; DEC2HEX([.C244]*8 + [.D244]*4 + [.E244]*2 + [.F244]*1))">
            <text:p/>
          </table:table-cell>
          <table:table-cell table:formula="of:=IF(AND(ISBLANK([.G244]);ISBLANK([.H244]);ISBLANK([.I244]);ISBLANK([.J244])); &quot;&quot;; DEC2HEX([.G244]*8 + [.H244]*4 + [.I244]*2 + [.J244]*1))">
            <text:p/>
          </table:table-cell>
          <table:table-cell table:formula="of:=IF(AND(ISBLANK([.K244]);ISBLANK([.L244]);ISBLANK([.M244]);ISBLANK([.N244])); &quot;&quot;; DEC2HEX([.K244]*8 + [.L244]*4 + [.M244]*2 + [.N244]*1))">
            <text:p/>
          </table:table-cell>
          <table:table-cell table:formula="of:=IF(AND(ISBLANK([.O244]);ISBLANK([.P244]);ISBLANK([.Q244]);ISBLANK([.R244])); &quot;&quot;; DEC2HEX([.O244]*8 + [.P244]*4 + [.Q244]*2 + [.R244]*1))">
            <text:p/>
          </table:table-cell>
          <table:table-cell table:formula="of:=IF(AND(ISBLANK([.S244]);ISBLANK([.T244]);ISBLANK([.U244]);ISBLANK([.V244])); &quot;&quot;; DEC2HEX([.S244]*8 + [.T244]*4 + [.U244]*2 + [.V244]*1))">
            <text:p/>
          </table:table-cell>
          <table:table-cell table:formula="of:=IF(AND(ISBLANK([.W244]);ISBLANK([.X244]);ISBLANK([.Y244]);ISBLANK([.Z244])); &quot;&quot;; DEC2HEX([.W244]*8 + [.X244]*4 + [.Y244]*2 + [.Z244]*1))">
            <text:p/>
          </table:table-cell>
          <table:table-cell table:formula="of:=IF(AND(ISBLANK([.AA244]);ISBLANK([.AB244]);ISBLANK([.AC244]);ISBLANK([.AD244])); &quot;&quot;; DEC2HEX([.AA244]*8 + [.AB244]*4 + [.AC244]*2 + [.AD244]*1))">
            <text:p/>
          </table:table-cell>
          <table:table-cell table:formula="of:=IF(AND(ISBLANK([.AE244]);ISBLANK([.AF244]);ISBLANK([.AG244]);ISBLANK([.AH244])); &quot;&quot;; DEC2HEX([.AE244]*8 + [.AF244]*4 + [.AG244]*2 + [.AH244]*1))">
            <text:p/>
          </table:table-cell>
          <table:table-cell table:formula="of:=IF(AND(ISBLANK([.AI244]);ISBLANK([.AJ244]);ISBLANK([.AK244]);ISBLANK([.AL244])); &quot;&quot;; DEC2HEX([.AI244]*8 + [.AJ244]*4 + [.AK244]*2 + [.AL244]*1))">
            <text:p/>
          </table:table-cell>
          <table:table-cell table:formula="of:=IF(AND(ISBLANK([.AM244]);ISBLANK([.AN244]);ISBLANK([.AO244]);ISBLANK([.AP244])); &quot;&quot;; DEC2HEX([.AM244]*8 + [.AN244]*4 + [.AO244]*2 + [.AP24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5]);ISBLANK([.D245]);ISBLANK([.E245]);ISBLANK([.F245])); &quot;&quot;; DEC2HEX([.C245]*8 + [.D245]*4 + [.E245]*2 + [.F245]*1))">
            <text:p/>
          </table:table-cell>
          <table:table-cell table:formula="of:=IF(AND(ISBLANK([.G245]);ISBLANK([.H245]);ISBLANK([.I245]);ISBLANK([.J245])); &quot;&quot;; DEC2HEX([.G245]*8 + [.H245]*4 + [.I245]*2 + [.J245]*1))">
            <text:p/>
          </table:table-cell>
          <table:table-cell table:formula="of:=IF(AND(ISBLANK([.K245]);ISBLANK([.L245]);ISBLANK([.M245]);ISBLANK([.N245])); &quot;&quot;; DEC2HEX([.K245]*8 + [.L245]*4 + [.M245]*2 + [.N245]*1))">
            <text:p/>
          </table:table-cell>
          <table:table-cell table:formula="of:=IF(AND(ISBLANK([.O245]);ISBLANK([.P245]);ISBLANK([.Q245]);ISBLANK([.R245])); &quot;&quot;; DEC2HEX([.O245]*8 + [.P245]*4 + [.Q245]*2 + [.R245]*1))">
            <text:p/>
          </table:table-cell>
          <table:table-cell table:formula="of:=IF(AND(ISBLANK([.S245]);ISBLANK([.T245]);ISBLANK([.U245]);ISBLANK([.V245])); &quot;&quot;; DEC2HEX([.S245]*8 + [.T245]*4 + [.U245]*2 + [.V245]*1))">
            <text:p/>
          </table:table-cell>
          <table:table-cell table:formula="of:=IF(AND(ISBLANK([.W245]);ISBLANK([.X245]);ISBLANK([.Y245]);ISBLANK([.Z245])); &quot;&quot;; DEC2HEX([.W245]*8 + [.X245]*4 + [.Y245]*2 + [.Z245]*1))">
            <text:p/>
          </table:table-cell>
          <table:table-cell table:formula="of:=IF(AND(ISBLANK([.AA245]);ISBLANK([.AB245]);ISBLANK([.AC245]);ISBLANK([.AD245])); &quot;&quot;; DEC2HEX([.AA245]*8 + [.AB245]*4 + [.AC245]*2 + [.AD245]*1))">
            <text:p/>
          </table:table-cell>
          <table:table-cell table:formula="of:=IF(AND(ISBLANK([.AE245]);ISBLANK([.AF245]);ISBLANK([.AG245]);ISBLANK([.AH245])); &quot;&quot;; DEC2HEX([.AE245]*8 + [.AF245]*4 + [.AG245]*2 + [.AH245]*1))">
            <text:p/>
          </table:table-cell>
          <table:table-cell table:formula="of:=IF(AND(ISBLANK([.AI245]);ISBLANK([.AJ245]);ISBLANK([.AK245]);ISBLANK([.AL245])); &quot;&quot;; DEC2HEX([.AI245]*8 + [.AJ245]*4 + [.AK245]*2 + [.AL245]*1))">
            <text:p/>
          </table:table-cell>
          <table:table-cell table:formula="of:=IF(AND(ISBLANK([.AM245]);ISBLANK([.AN245]);ISBLANK([.AO245]);ISBLANK([.AP245])); &quot;&quot;; DEC2HEX([.AM245]*8 + [.AN245]*4 + [.AO245]*2 + [.AP24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6]);ISBLANK([.D246]);ISBLANK([.E246]);ISBLANK([.F246])); &quot;&quot;; DEC2HEX([.C246]*8 + [.D246]*4 + [.E246]*2 + [.F246]*1))">
            <text:p/>
          </table:table-cell>
          <table:table-cell table:formula="of:=IF(AND(ISBLANK([.G246]);ISBLANK([.H246]);ISBLANK([.I246]);ISBLANK([.J246])); &quot;&quot;; DEC2HEX([.G246]*8 + [.H246]*4 + [.I246]*2 + [.J246]*1))">
            <text:p/>
          </table:table-cell>
          <table:table-cell table:formula="of:=IF(AND(ISBLANK([.K246]);ISBLANK([.L246]);ISBLANK([.M246]);ISBLANK([.N246])); &quot;&quot;; DEC2HEX([.K246]*8 + [.L246]*4 + [.M246]*2 + [.N246]*1))">
            <text:p/>
          </table:table-cell>
          <table:table-cell table:formula="of:=IF(AND(ISBLANK([.O246]);ISBLANK([.P246]);ISBLANK([.Q246]);ISBLANK([.R246])); &quot;&quot;; DEC2HEX([.O246]*8 + [.P246]*4 + [.Q246]*2 + [.R246]*1))">
            <text:p/>
          </table:table-cell>
          <table:table-cell table:formula="of:=IF(AND(ISBLANK([.S246]);ISBLANK([.T246]);ISBLANK([.U246]);ISBLANK([.V246])); &quot;&quot;; DEC2HEX([.S246]*8 + [.T246]*4 + [.U246]*2 + [.V246]*1))">
            <text:p/>
          </table:table-cell>
          <table:table-cell table:formula="of:=IF(AND(ISBLANK([.W246]);ISBLANK([.X246]);ISBLANK([.Y246]);ISBLANK([.Z246])); &quot;&quot;; DEC2HEX([.W246]*8 + [.X246]*4 + [.Y246]*2 + [.Z246]*1))">
            <text:p/>
          </table:table-cell>
          <table:table-cell table:formula="of:=IF(AND(ISBLANK([.AA246]);ISBLANK([.AB246]);ISBLANK([.AC246]);ISBLANK([.AD246])); &quot;&quot;; DEC2HEX([.AA246]*8 + [.AB246]*4 + [.AC246]*2 + [.AD246]*1))">
            <text:p/>
          </table:table-cell>
          <table:table-cell table:formula="of:=IF(AND(ISBLANK([.AE246]);ISBLANK([.AF246]);ISBLANK([.AG246]);ISBLANK([.AH246])); &quot;&quot;; DEC2HEX([.AE246]*8 + [.AF246]*4 + [.AG246]*2 + [.AH246]*1))">
            <text:p/>
          </table:table-cell>
          <table:table-cell table:formula="of:=IF(AND(ISBLANK([.AI246]);ISBLANK([.AJ246]);ISBLANK([.AK246]);ISBLANK([.AL246])); &quot;&quot;; DEC2HEX([.AI246]*8 + [.AJ246]*4 + [.AK246]*2 + [.AL246]*1))">
            <text:p/>
          </table:table-cell>
          <table:table-cell table:formula="of:=IF(AND(ISBLANK([.AM246]);ISBLANK([.AN246]);ISBLANK([.AO246]);ISBLANK([.AP246])); &quot;&quot;; DEC2HEX([.AM246]*8 + [.AN246]*4 + [.AO246]*2 + [.AP24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7]);ISBLANK([.D247]);ISBLANK([.E247]);ISBLANK([.F247])); &quot;&quot;; DEC2HEX([.C247]*8 + [.D247]*4 + [.E247]*2 + [.F247]*1))">
            <text:p/>
          </table:table-cell>
          <table:table-cell table:formula="of:=IF(AND(ISBLANK([.G247]);ISBLANK([.H247]);ISBLANK([.I247]);ISBLANK([.J247])); &quot;&quot;; DEC2HEX([.G247]*8 + [.H247]*4 + [.I247]*2 + [.J247]*1))">
            <text:p/>
          </table:table-cell>
          <table:table-cell table:formula="of:=IF(AND(ISBLANK([.K247]);ISBLANK([.L247]);ISBLANK([.M247]);ISBLANK([.N247])); &quot;&quot;; DEC2HEX([.K247]*8 + [.L247]*4 + [.M247]*2 + [.N247]*1))">
            <text:p/>
          </table:table-cell>
          <table:table-cell table:formula="of:=IF(AND(ISBLANK([.O247]);ISBLANK([.P247]);ISBLANK([.Q247]);ISBLANK([.R247])); &quot;&quot;; DEC2HEX([.O247]*8 + [.P247]*4 + [.Q247]*2 + [.R247]*1))">
            <text:p/>
          </table:table-cell>
          <table:table-cell table:formula="of:=IF(AND(ISBLANK([.S247]);ISBLANK([.T247]);ISBLANK([.U247]);ISBLANK([.V247])); &quot;&quot;; DEC2HEX([.S247]*8 + [.T247]*4 + [.U247]*2 + [.V247]*1))">
            <text:p/>
          </table:table-cell>
          <table:table-cell table:formula="of:=IF(AND(ISBLANK([.W247]);ISBLANK([.X247]);ISBLANK([.Y247]);ISBLANK([.Z247])); &quot;&quot;; DEC2HEX([.W247]*8 + [.X247]*4 + [.Y247]*2 + [.Z247]*1))">
            <text:p/>
          </table:table-cell>
          <table:table-cell table:formula="of:=IF(AND(ISBLANK([.AA247]);ISBLANK([.AB247]);ISBLANK([.AC247]);ISBLANK([.AD247])); &quot;&quot;; DEC2HEX([.AA247]*8 + [.AB247]*4 + [.AC247]*2 + [.AD247]*1))">
            <text:p/>
          </table:table-cell>
          <table:table-cell table:formula="of:=IF(AND(ISBLANK([.AE247]);ISBLANK([.AF247]);ISBLANK([.AG247]);ISBLANK([.AH247])); &quot;&quot;; DEC2HEX([.AE247]*8 + [.AF247]*4 + [.AG247]*2 + [.AH247]*1))">
            <text:p/>
          </table:table-cell>
          <table:table-cell table:formula="of:=IF(AND(ISBLANK([.AI247]);ISBLANK([.AJ247]);ISBLANK([.AK247]);ISBLANK([.AL247])); &quot;&quot;; DEC2HEX([.AI247]*8 + [.AJ247]*4 + [.AK247]*2 + [.AL247]*1))">
            <text:p/>
          </table:table-cell>
          <table:table-cell table:formula="of:=IF(AND(ISBLANK([.AM247]);ISBLANK([.AN247]);ISBLANK([.AO247]);ISBLANK([.AP247])); &quot;&quot;; DEC2HEX([.AM247]*8 + [.AN247]*4 + [.AO247]*2 + [.AP24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8]);ISBLANK([.D248]);ISBLANK([.E248]);ISBLANK([.F248])); &quot;&quot;; DEC2HEX([.C248]*8 + [.D248]*4 + [.E248]*2 + [.F248]*1))">
            <text:p/>
          </table:table-cell>
          <table:table-cell table:formula="of:=IF(AND(ISBLANK([.G248]);ISBLANK([.H248]);ISBLANK([.I248]);ISBLANK([.J248])); &quot;&quot;; DEC2HEX([.G248]*8 + [.H248]*4 + [.I248]*2 + [.J248]*1))">
            <text:p/>
          </table:table-cell>
          <table:table-cell table:formula="of:=IF(AND(ISBLANK([.K248]);ISBLANK([.L248]);ISBLANK([.M248]);ISBLANK([.N248])); &quot;&quot;; DEC2HEX([.K248]*8 + [.L248]*4 + [.M248]*2 + [.N248]*1))">
            <text:p/>
          </table:table-cell>
          <table:table-cell table:formula="of:=IF(AND(ISBLANK([.O248]);ISBLANK([.P248]);ISBLANK([.Q248]);ISBLANK([.R248])); &quot;&quot;; DEC2HEX([.O248]*8 + [.P248]*4 + [.Q248]*2 + [.R248]*1))">
            <text:p/>
          </table:table-cell>
          <table:table-cell table:formula="of:=IF(AND(ISBLANK([.S248]);ISBLANK([.T248]);ISBLANK([.U248]);ISBLANK([.V248])); &quot;&quot;; DEC2HEX([.S248]*8 + [.T248]*4 + [.U248]*2 + [.V248]*1))">
            <text:p/>
          </table:table-cell>
          <table:table-cell table:formula="of:=IF(AND(ISBLANK([.W248]);ISBLANK([.X248]);ISBLANK([.Y248]);ISBLANK([.Z248])); &quot;&quot;; DEC2HEX([.W248]*8 + [.X248]*4 + [.Y248]*2 + [.Z248]*1))">
            <text:p/>
          </table:table-cell>
          <table:table-cell table:formula="of:=IF(AND(ISBLANK([.AA248]);ISBLANK([.AB248]);ISBLANK([.AC248]);ISBLANK([.AD248])); &quot;&quot;; DEC2HEX([.AA248]*8 + [.AB248]*4 + [.AC248]*2 + [.AD248]*1))">
            <text:p/>
          </table:table-cell>
          <table:table-cell table:formula="of:=IF(AND(ISBLANK([.AE248]);ISBLANK([.AF248]);ISBLANK([.AG248]);ISBLANK([.AH248])); &quot;&quot;; DEC2HEX([.AE248]*8 + [.AF248]*4 + [.AG248]*2 + [.AH248]*1))">
            <text:p/>
          </table:table-cell>
          <table:table-cell table:formula="of:=IF(AND(ISBLANK([.AI248]);ISBLANK([.AJ248]);ISBLANK([.AK248]);ISBLANK([.AL248])); &quot;&quot;; DEC2HEX([.AI248]*8 + [.AJ248]*4 + [.AK248]*2 + [.AL248]*1))">
            <text:p/>
          </table:table-cell>
          <table:table-cell table:formula="of:=IF(AND(ISBLANK([.AM248]);ISBLANK([.AN248]);ISBLANK([.AO248]);ISBLANK([.AP248])); &quot;&quot;; DEC2HEX([.AM248]*8 + [.AN248]*4 + [.AO248]*2 + [.AP24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49]);ISBLANK([.D249]);ISBLANK([.E249]);ISBLANK([.F249])); &quot;&quot;; DEC2HEX([.C249]*8 + [.D249]*4 + [.E249]*2 + [.F249]*1))">
            <text:p/>
          </table:table-cell>
          <table:table-cell table:formula="of:=IF(AND(ISBLANK([.G249]);ISBLANK([.H249]);ISBLANK([.I249]);ISBLANK([.J249])); &quot;&quot;; DEC2HEX([.G249]*8 + [.H249]*4 + [.I249]*2 + [.J249]*1))">
            <text:p/>
          </table:table-cell>
          <table:table-cell table:formula="of:=IF(AND(ISBLANK([.K249]);ISBLANK([.L249]);ISBLANK([.M249]);ISBLANK([.N249])); &quot;&quot;; DEC2HEX([.K249]*8 + [.L249]*4 + [.M249]*2 + [.N249]*1))">
            <text:p/>
          </table:table-cell>
          <table:table-cell table:formula="of:=IF(AND(ISBLANK([.O249]);ISBLANK([.P249]);ISBLANK([.Q249]);ISBLANK([.R249])); &quot;&quot;; DEC2HEX([.O249]*8 + [.P249]*4 + [.Q249]*2 + [.R249]*1))">
            <text:p/>
          </table:table-cell>
          <table:table-cell table:formula="of:=IF(AND(ISBLANK([.S249]);ISBLANK([.T249]);ISBLANK([.U249]);ISBLANK([.V249])); &quot;&quot;; DEC2HEX([.S249]*8 + [.T249]*4 + [.U249]*2 + [.V249]*1))">
            <text:p/>
          </table:table-cell>
          <table:table-cell table:formula="of:=IF(AND(ISBLANK([.W249]);ISBLANK([.X249]);ISBLANK([.Y249]);ISBLANK([.Z249])); &quot;&quot;; DEC2HEX([.W249]*8 + [.X249]*4 + [.Y249]*2 + [.Z249]*1))">
            <text:p/>
          </table:table-cell>
          <table:table-cell table:formula="of:=IF(AND(ISBLANK([.AA249]);ISBLANK([.AB249]);ISBLANK([.AC249]);ISBLANK([.AD249])); &quot;&quot;; DEC2HEX([.AA249]*8 + [.AB249]*4 + [.AC249]*2 + [.AD249]*1))">
            <text:p/>
          </table:table-cell>
          <table:table-cell table:formula="of:=IF(AND(ISBLANK([.AE249]);ISBLANK([.AF249]);ISBLANK([.AG249]);ISBLANK([.AH249])); &quot;&quot;; DEC2HEX([.AE249]*8 + [.AF249]*4 + [.AG249]*2 + [.AH249]*1))">
            <text:p/>
          </table:table-cell>
          <table:table-cell table:formula="of:=IF(AND(ISBLANK([.AI249]);ISBLANK([.AJ249]);ISBLANK([.AK249]);ISBLANK([.AL249])); &quot;&quot;; DEC2HEX([.AI249]*8 + [.AJ249]*4 + [.AK249]*2 + [.AL249]*1))">
            <text:p/>
          </table:table-cell>
          <table:table-cell table:formula="of:=IF(AND(ISBLANK([.AM249]);ISBLANK([.AN249]);ISBLANK([.AO249]);ISBLANK([.AP249])); &quot;&quot;; DEC2HEX([.AM249]*8 + [.AN249]*4 + [.AO249]*2 + [.AP24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0]);ISBLANK([.D250]);ISBLANK([.E250]);ISBLANK([.F250])); &quot;&quot;; DEC2HEX([.C250]*8 + [.D250]*4 + [.E250]*2 + [.F250]*1))">
            <text:p/>
          </table:table-cell>
          <table:table-cell table:formula="of:=IF(AND(ISBLANK([.G250]);ISBLANK([.H250]);ISBLANK([.I250]);ISBLANK([.J250])); &quot;&quot;; DEC2HEX([.G250]*8 + [.H250]*4 + [.I250]*2 + [.J250]*1))">
            <text:p/>
          </table:table-cell>
          <table:table-cell table:formula="of:=IF(AND(ISBLANK([.K250]);ISBLANK([.L250]);ISBLANK([.M250]);ISBLANK([.N250])); &quot;&quot;; DEC2HEX([.K250]*8 + [.L250]*4 + [.M250]*2 + [.N250]*1))">
            <text:p/>
          </table:table-cell>
          <table:table-cell table:formula="of:=IF(AND(ISBLANK([.O250]);ISBLANK([.P250]);ISBLANK([.Q250]);ISBLANK([.R250])); &quot;&quot;; DEC2HEX([.O250]*8 + [.P250]*4 + [.Q250]*2 + [.R250]*1))">
            <text:p/>
          </table:table-cell>
          <table:table-cell table:formula="of:=IF(AND(ISBLANK([.S250]);ISBLANK([.T250]);ISBLANK([.U250]);ISBLANK([.V250])); &quot;&quot;; DEC2HEX([.S250]*8 + [.T250]*4 + [.U250]*2 + [.V250]*1))">
            <text:p/>
          </table:table-cell>
          <table:table-cell table:formula="of:=IF(AND(ISBLANK([.W250]);ISBLANK([.X250]);ISBLANK([.Y250]);ISBLANK([.Z250])); &quot;&quot;; DEC2HEX([.W250]*8 + [.X250]*4 + [.Y250]*2 + [.Z250]*1))">
            <text:p/>
          </table:table-cell>
          <table:table-cell table:formula="of:=IF(AND(ISBLANK([.AA250]);ISBLANK([.AB250]);ISBLANK([.AC250]);ISBLANK([.AD250])); &quot;&quot;; DEC2HEX([.AA250]*8 + [.AB250]*4 + [.AC250]*2 + [.AD250]*1))">
            <text:p/>
          </table:table-cell>
          <table:table-cell table:formula="of:=IF(AND(ISBLANK([.AE250]);ISBLANK([.AF250]);ISBLANK([.AG250]);ISBLANK([.AH250])); &quot;&quot;; DEC2HEX([.AE250]*8 + [.AF250]*4 + [.AG250]*2 + [.AH250]*1))">
            <text:p/>
          </table:table-cell>
          <table:table-cell table:formula="of:=IF(AND(ISBLANK([.AI250]);ISBLANK([.AJ250]);ISBLANK([.AK250]);ISBLANK([.AL250])); &quot;&quot;; DEC2HEX([.AI250]*8 + [.AJ250]*4 + [.AK250]*2 + [.AL250]*1))">
            <text:p/>
          </table:table-cell>
          <table:table-cell table:formula="of:=IF(AND(ISBLANK([.AM250]);ISBLANK([.AN250]);ISBLANK([.AO250]);ISBLANK([.AP250])); &quot;&quot;; DEC2HEX([.AM250]*8 + [.AN250]*4 + [.AO250]*2 + [.AP25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1]);ISBLANK([.D251]);ISBLANK([.E251]);ISBLANK([.F251])); &quot;&quot;; DEC2HEX([.C251]*8 + [.D251]*4 + [.E251]*2 + [.F251]*1))">
            <text:p/>
          </table:table-cell>
          <table:table-cell table:formula="of:=IF(AND(ISBLANK([.G251]);ISBLANK([.H251]);ISBLANK([.I251]);ISBLANK([.J251])); &quot;&quot;; DEC2HEX([.G251]*8 + [.H251]*4 + [.I251]*2 + [.J251]*1))">
            <text:p/>
          </table:table-cell>
          <table:table-cell table:formula="of:=IF(AND(ISBLANK([.K251]);ISBLANK([.L251]);ISBLANK([.M251]);ISBLANK([.N251])); &quot;&quot;; DEC2HEX([.K251]*8 + [.L251]*4 + [.M251]*2 + [.N251]*1))">
            <text:p/>
          </table:table-cell>
          <table:table-cell table:formula="of:=IF(AND(ISBLANK([.O251]);ISBLANK([.P251]);ISBLANK([.Q251]);ISBLANK([.R251])); &quot;&quot;; DEC2HEX([.O251]*8 + [.P251]*4 + [.Q251]*2 + [.R251]*1))">
            <text:p/>
          </table:table-cell>
          <table:table-cell table:formula="of:=IF(AND(ISBLANK([.S251]);ISBLANK([.T251]);ISBLANK([.U251]);ISBLANK([.V251])); &quot;&quot;; DEC2HEX([.S251]*8 + [.T251]*4 + [.U251]*2 + [.V251]*1))">
            <text:p/>
          </table:table-cell>
          <table:table-cell table:formula="of:=IF(AND(ISBLANK([.W251]);ISBLANK([.X251]);ISBLANK([.Y251]);ISBLANK([.Z251])); &quot;&quot;; DEC2HEX([.W251]*8 + [.X251]*4 + [.Y251]*2 + [.Z251]*1))">
            <text:p/>
          </table:table-cell>
          <table:table-cell table:formula="of:=IF(AND(ISBLANK([.AA251]);ISBLANK([.AB251]);ISBLANK([.AC251]);ISBLANK([.AD251])); &quot;&quot;; DEC2HEX([.AA251]*8 + [.AB251]*4 + [.AC251]*2 + [.AD251]*1))">
            <text:p/>
          </table:table-cell>
          <table:table-cell table:formula="of:=IF(AND(ISBLANK([.AE251]);ISBLANK([.AF251]);ISBLANK([.AG251]);ISBLANK([.AH251])); &quot;&quot;; DEC2HEX([.AE251]*8 + [.AF251]*4 + [.AG251]*2 + [.AH251]*1))">
            <text:p/>
          </table:table-cell>
          <table:table-cell table:formula="of:=IF(AND(ISBLANK([.AI251]);ISBLANK([.AJ251]);ISBLANK([.AK251]);ISBLANK([.AL251])); &quot;&quot;; DEC2HEX([.AI251]*8 + [.AJ251]*4 + [.AK251]*2 + [.AL251]*1))">
            <text:p/>
          </table:table-cell>
          <table:table-cell table:formula="of:=IF(AND(ISBLANK([.AM251]);ISBLANK([.AN251]);ISBLANK([.AO251]);ISBLANK([.AP251])); &quot;&quot;; DEC2HEX([.AM251]*8 + [.AN251]*4 + [.AO251]*2 + [.AP25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2]);ISBLANK([.D252]);ISBLANK([.E252]);ISBLANK([.F252])); &quot;&quot;; DEC2HEX([.C252]*8 + [.D252]*4 + [.E252]*2 + [.F252]*1))">
            <text:p/>
          </table:table-cell>
          <table:table-cell table:formula="of:=IF(AND(ISBLANK([.G252]);ISBLANK([.H252]);ISBLANK([.I252]);ISBLANK([.J252])); &quot;&quot;; DEC2HEX([.G252]*8 + [.H252]*4 + [.I252]*2 + [.J252]*1))">
            <text:p/>
          </table:table-cell>
          <table:table-cell table:formula="of:=IF(AND(ISBLANK([.K252]);ISBLANK([.L252]);ISBLANK([.M252]);ISBLANK([.N252])); &quot;&quot;; DEC2HEX([.K252]*8 + [.L252]*4 + [.M252]*2 + [.N252]*1))">
            <text:p/>
          </table:table-cell>
          <table:table-cell table:formula="of:=IF(AND(ISBLANK([.O252]);ISBLANK([.P252]);ISBLANK([.Q252]);ISBLANK([.R252])); &quot;&quot;; DEC2HEX([.O252]*8 + [.P252]*4 + [.Q252]*2 + [.R252]*1))">
            <text:p/>
          </table:table-cell>
          <table:table-cell table:formula="of:=IF(AND(ISBLANK([.S252]);ISBLANK([.T252]);ISBLANK([.U252]);ISBLANK([.V252])); &quot;&quot;; DEC2HEX([.S252]*8 + [.T252]*4 + [.U252]*2 + [.V252]*1))">
            <text:p/>
          </table:table-cell>
          <table:table-cell table:formula="of:=IF(AND(ISBLANK([.W252]);ISBLANK([.X252]);ISBLANK([.Y252]);ISBLANK([.Z252])); &quot;&quot;; DEC2HEX([.W252]*8 + [.X252]*4 + [.Y252]*2 + [.Z252]*1))">
            <text:p/>
          </table:table-cell>
          <table:table-cell table:formula="of:=IF(AND(ISBLANK([.AA252]);ISBLANK([.AB252]);ISBLANK([.AC252]);ISBLANK([.AD252])); &quot;&quot;; DEC2HEX([.AA252]*8 + [.AB252]*4 + [.AC252]*2 + [.AD252]*1))">
            <text:p/>
          </table:table-cell>
          <table:table-cell table:formula="of:=IF(AND(ISBLANK([.AE252]);ISBLANK([.AF252]);ISBLANK([.AG252]);ISBLANK([.AH252])); &quot;&quot;; DEC2HEX([.AE252]*8 + [.AF252]*4 + [.AG252]*2 + [.AH252]*1))">
            <text:p/>
          </table:table-cell>
          <table:table-cell table:formula="of:=IF(AND(ISBLANK([.AI252]);ISBLANK([.AJ252]);ISBLANK([.AK252]);ISBLANK([.AL252])); &quot;&quot;; DEC2HEX([.AI252]*8 + [.AJ252]*4 + [.AK252]*2 + [.AL252]*1))">
            <text:p/>
          </table:table-cell>
          <table:table-cell table:formula="of:=IF(AND(ISBLANK([.AM252]);ISBLANK([.AN252]);ISBLANK([.AO252]);ISBLANK([.AP252])); &quot;&quot;; DEC2HEX([.AM252]*8 + [.AN252]*4 + [.AO252]*2 + [.AP25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3]);ISBLANK([.D253]);ISBLANK([.E253]);ISBLANK([.F253])); &quot;&quot;; DEC2HEX([.C253]*8 + [.D253]*4 + [.E253]*2 + [.F253]*1))">
            <text:p/>
          </table:table-cell>
          <table:table-cell table:formula="of:=IF(AND(ISBLANK([.G253]);ISBLANK([.H253]);ISBLANK([.I253]);ISBLANK([.J253])); &quot;&quot;; DEC2HEX([.G253]*8 + [.H253]*4 + [.I253]*2 + [.J253]*1))">
            <text:p/>
          </table:table-cell>
          <table:table-cell table:formula="of:=IF(AND(ISBLANK([.K253]);ISBLANK([.L253]);ISBLANK([.M253]);ISBLANK([.N253])); &quot;&quot;; DEC2HEX([.K253]*8 + [.L253]*4 + [.M253]*2 + [.N253]*1))">
            <text:p/>
          </table:table-cell>
          <table:table-cell table:formula="of:=IF(AND(ISBLANK([.O253]);ISBLANK([.P253]);ISBLANK([.Q253]);ISBLANK([.R253])); &quot;&quot;; DEC2HEX([.O253]*8 + [.P253]*4 + [.Q253]*2 + [.R253]*1))">
            <text:p/>
          </table:table-cell>
          <table:table-cell table:formula="of:=IF(AND(ISBLANK([.S253]);ISBLANK([.T253]);ISBLANK([.U253]);ISBLANK([.V253])); &quot;&quot;; DEC2HEX([.S253]*8 + [.T253]*4 + [.U253]*2 + [.V253]*1))">
            <text:p/>
          </table:table-cell>
          <table:table-cell table:formula="of:=IF(AND(ISBLANK([.W253]);ISBLANK([.X253]);ISBLANK([.Y253]);ISBLANK([.Z253])); &quot;&quot;; DEC2HEX([.W253]*8 + [.X253]*4 + [.Y253]*2 + [.Z253]*1))">
            <text:p/>
          </table:table-cell>
          <table:table-cell table:formula="of:=IF(AND(ISBLANK([.AA253]);ISBLANK([.AB253]);ISBLANK([.AC253]);ISBLANK([.AD253])); &quot;&quot;; DEC2HEX([.AA253]*8 + [.AB253]*4 + [.AC253]*2 + [.AD253]*1))">
            <text:p/>
          </table:table-cell>
          <table:table-cell table:formula="of:=IF(AND(ISBLANK([.AE253]);ISBLANK([.AF253]);ISBLANK([.AG253]);ISBLANK([.AH253])); &quot;&quot;; DEC2HEX([.AE253]*8 + [.AF253]*4 + [.AG253]*2 + [.AH253]*1))">
            <text:p/>
          </table:table-cell>
          <table:table-cell table:formula="of:=IF(AND(ISBLANK([.AI253]);ISBLANK([.AJ253]);ISBLANK([.AK253]);ISBLANK([.AL253])); &quot;&quot;; DEC2HEX([.AI253]*8 + [.AJ253]*4 + [.AK253]*2 + [.AL253]*1))">
            <text:p/>
          </table:table-cell>
          <table:table-cell table:formula="of:=IF(AND(ISBLANK([.AM253]);ISBLANK([.AN253]);ISBLANK([.AO253]);ISBLANK([.AP253])); &quot;&quot;; DEC2HEX([.AM253]*8 + [.AN253]*4 + [.AO253]*2 + [.AP25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4]);ISBLANK([.D254]);ISBLANK([.E254]);ISBLANK([.F254])); &quot;&quot;; DEC2HEX([.C254]*8 + [.D254]*4 + [.E254]*2 + [.F254]*1))">
            <text:p/>
          </table:table-cell>
          <table:table-cell table:formula="of:=IF(AND(ISBLANK([.G254]);ISBLANK([.H254]);ISBLANK([.I254]);ISBLANK([.J254])); &quot;&quot;; DEC2HEX([.G254]*8 + [.H254]*4 + [.I254]*2 + [.J254]*1))">
            <text:p/>
          </table:table-cell>
          <table:table-cell table:formula="of:=IF(AND(ISBLANK([.K254]);ISBLANK([.L254]);ISBLANK([.M254]);ISBLANK([.N254])); &quot;&quot;; DEC2HEX([.K254]*8 + [.L254]*4 + [.M254]*2 + [.N254]*1))">
            <text:p/>
          </table:table-cell>
          <table:table-cell table:formula="of:=IF(AND(ISBLANK([.O254]);ISBLANK([.P254]);ISBLANK([.Q254]);ISBLANK([.R254])); &quot;&quot;; DEC2HEX([.O254]*8 + [.P254]*4 + [.Q254]*2 + [.R254]*1))">
            <text:p/>
          </table:table-cell>
          <table:table-cell table:formula="of:=IF(AND(ISBLANK([.S254]);ISBLANK([.T254]);ISBLANK([.U254]);ISBLANK([.V254])); &quot;&quot;; DEC2HEX([.S254]*8 + [.T254]*4 + [.U254]*2 + [.V254]*1))">
            <text:p/>
          </table:table-cell>
          <table:table-cell table:formula="of:=IF(AND(ISBLANK([.W254]);ISBLANK([.X254]);ISBLANK([.Y254]);ISBLANK([.Z254])); &quot;&quot;; DEC2HEX([.W254]*8 + [.X254]*4 + [.Y254]*2 + [.Z254]*1))">
            <text:p/>
          </table:table-cell>
          <table:table-cell table:formula="of:=IF(AND(ISBLANK([.AA254]);ISBLANK([.AB254]);ISBLANK([.AC254]);ISBLANK([.AD254])); &quot;&quot;; DEC2HEX([.AA254]*8 + [.AB254]*4 + [.AC254]*2 + [.AD254]*1))">
            <text:p/>
          </table:table-cell>
          <table:table-cell table:formula="of:=IF(AND(ISBLANK([.AE254]);ISBLANK([.AF254]);ISBLANK([.AG254]);ISBLANK([.AH254])); &quot;&quot;; DEC2HEX([.AE254]*8 + [.AF254]*4 + [.AG254]*2 + [.AH254]*1))">
            <text:p/>
          </table:table-cell>
          <table:table-cell table:formula="of:=IF(AND(ISBLANK([.AI254]);ISBLANK([.AJ254]);ISBLANK([.AK254]);ISBLANK([.AL254])); &quot;&quot;; DEC2HEX([.AI254]*8 + [.AJ254]*4 + [.AK254]*2 + [.AL254]*1))">
            <text:p/>
          </table:table-cell>
          <table:table-cell table:formula="of:=IF(AND(ISBLANK([.AM254]);ISBLANK([.AN254]);ISBLANK([.AO254]);ISBLANK([.AP254])); &quot;&quot;; DEC2HEX([.AM254]*8 + [.AN254]*4 + [.AO254]*2 + [.AP25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5]);ISBLANK([.D255]);ISBLANK([.E255]);ISBLANK([.F255])); &quot;&quot;; DEC2HEX([.C255]*8 + [.D255]*4 + [.E255]*2 + [.F255]*1))">
            <text:p/>
          </table:table-cell>
          <table:table-cell table:formula="of:=IF(AND(ISBLANK([.G255]);ISBLANK([.H255]);ISBLANK([.I255]);ISBLANK([.J255])); &quot;&quot;; DEC2HEX([.G255]*8 + [.H255]*4 + [.I255]*2 + [.J255]*1))">
            <text:p/>
          </table:table-cell>
          <table:table-cell table:formula="of:=IF(AND(ISBLANK([.K255]);ISBLANK([.L255]);ISBLANK([.M255]);ISBLANK([.N255])); &quot;&quot;; DEC2HEX([.K255]*8 + [.L255]*4 + [.M255]*2 + [.N255]*1))">
            <text:p/>
          </table:table-cell>
          <table:table-cell table:formula="of:=IF(AND(ISBLANK([.O255]);ISBLANK([.P255]);ISBLANK([.Q255]);ISBLANK([.R255])); &quot;&quot;; DEC2HEX([.O255]*8 + [.P255]*4 + [.Q255]*2 + [.R255]*1))">
            <text:p/>
          </table:table-cell>
          <table:table-cell table:formula="of:=IF(AND(ISBLANK([.S255]);ISBLANK([.T255]);ISBLANK([.U255]);ISBLANK([.V255])); &quot;&quot;; DEC2HEX([.S255]*8 + [.T255]*4 + [.U255]*2 + [.V255]*1))">
            <text:p/>
          </table:table-cell>
          <table:table-cell table:formula="of:=IF(AND(ISBLANK([.W255]);ISBLANK([.X255]);ISBLANK([.Y255]);ISBLANK([.Z255])); &quot;&quot;; DEC2HEX([.W255]*8 + [.X255]*4 + [.Y255]*2 + [.Z255]*1))">
            <text:p/>
          </table:table-cell>
          <table:table-cell table:formula="of:=IF(AND(ISBLANK([.AA255]);ISBLANK([.AB255]);ISBLANK([.AC255]);ISBLANK([.AD255])); &quot;&quot;; DEC2HEX([.AA255]*8 + [.AB255]*4 + [.AC255]*2 + [.AD255]*1))">
            <text:p/>
          </table:table-cell>
          <table:table-cell table:formula="of:=IF(AND(ISBLANK([.AE255]);ISBLANK([.AF255]);ISBLANK([.AG255]);ISBLANK([.AH255])); &quot;&quot;; DEC2HEX([.AE255]*8 + [.AF255]*4 + [.AG255]*2 + [.AH255]*1))">
            <text:p/>
          </table:table-cell>
          <table:table-cell table:formula="of:=IF(AND(ISBLANK([.AI255]);ISBLANK([.AJ255]);ISBLANK([.AK255]);ISBLANK([.AL255])); &quot;&quot;; DEC2HEX([.AI255]*8 + [.AJ255]*4 + [.AK255]*2 + [.AL255]*1))">
            <text:p/>
          </table:table-cell>
          <table:table-cell table:formula="of:=IF(AND(ISBLANK([.AM255]);ISBLANK([.AN255]);ISBLANK([.AO255]);ISBLANK([.AP255])); &quot;&quot;; DEC2HEX([.AM255]*8 + [.AN255]*4 + [.AO255]*2 + [.AP25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6]);ISBLANK([.D256]);ISBLANK([.E256]);ISBLANK([.F256])); &quot;&quot;; DEC2HEX([.C256]*8 + [.D256]*4 + [.E256]*2 + [.F256]*1))">
            <text:p/>
          </table:table-cell>
          <table:table-cell table:formula="of:=IF(AND(ISBLANK([.G256]);ISBLANK([.H256]);ISBLANK([.I256]);ISBLANK([.J256])); &quot;&quot;; DEC2HEX([.G256]*8 + [.H256]*4 + [.I256]*2 + [.J256]*1))">
            <text:p/>
          </table:table-cell>
          <table:table-cell table:formula="of:=IF(AND(ISBLANK([.K256]);ISBLANK([.L256]);ISBLANK([.M256]);ISBLANK([.N256])); &quot;&quot;; DEC2HEX([.K256]*8 + [.L256]*4 + [.M256]*2 + [.N256]*1))">
            <text:p/>
          </table:table-cell>
          <table:table-cell table:formula="of:=IF(AND(ISBLANK([.O256]);ISBLANK([.P256]);ISBLANK([.Q256]);ISBLANK([.R256])); &quot;&quot;; DEC2HEX([.O256]*8 + [.P256]*4 + [.Q256]*2 + [.R256]*1))">
            <text:p/>
          </table:table-cell>
          <table:table-cell table:formula="of:=IF(AND(ISBLANK([.S256]);ISBLANK([.T256]);ISBLANK([.U256]);ISBLANK([.V256])); &quot;&quot;; DEC2HEX([.S256]*8 + [.T256]*4 + [.U256]*2 + [.V256]*1))">
            <text:p/>
          </table:table-cell>
          <table:table-cell table:formula="of:=IF(AND(ISBLANK([.W256]);ISBLANK([.X256]);ISBLANK([.Y256]);ISBLANK([.Z256])); &quot;&quot;; DEC2HEX([.W256]*8 + [.X256]*4 + [.Y256]*2 + [.Z256]*1))">
            <text:p/>
          </table:table-cell>
          <table:table-cell table:formula="of:=IF(AND(ISBLANK([.AA256]);ISBLANK([.AB256]);ISBLANK([.AC256]);ISBLANK([.AD256])); &quot;&quot;; DEC2HEX([.AA256]*8 + [.AB256]*4 + [.AC256]*2 + [.AD256]*1))">
            <text:p/>
          </table:table-cell>
          <table:table-cell table:formula="of:=IF(AND(ISBLANK([.AE256]);ISBLANK([.AF256]);ISBLANK([.AG256]);ISBLANK([.AH256])); &quot;&quot;; DEC2HEX([.AE256]*8 + [.AF256]*4 + [.AG256]*2 + [.AH256]*1))">
            <text:p/>
          </table:table-cell>
          <table:table-cell table:formula="of:=IF(AND(ISBLANK([.AI256]);ISBLANK([.AJ256]);ISBLANK([.AK256]);ISBLANK([.AL256])); &quot;&quot;; DEC2HEX([.AI256]*8 + [.AJ256]*4 + [.AK256]*2 + [.AL256]*1))">
            <text:p/>
          </table:table-cell>
          <table:table-cell table:formula="of:=IF(AND(ISBLANK([.AM256]);ISBLANK([.AN256]);ISBLANK([.AO256]);ISBLANK([.AP256])); &quot;&quot;; DEC2HEX([.AM256]*8 + [.AN256]*4 + [.AO256]*2 + [.AP25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7]);ISBLANK([.D257]);ISBLANK([.E257]);ISBLANK([.F257])); &quot;&quot;; DEC2HEX([.C257]*8 + [.D257]*4 + [.E257]*2 + [.F257]*1))">
            <text:p/>
          </table:table-cell>
          <table:table-cell table:formula="of:=IF(AND(ISBLANK([.G257]);ISBLANK([.H257]);ISBLANK([.I257]);ISBLANK([.J257])); &quot;&quot;; DEC2HEX([.G257]*8 + [.H257]*4 + [.I257]*2 + [.J257]*1))">
            <text:p/>
          </table:table-cell>
          <table:table-cell table:formula="of:=IF(AND(ISBLANK([.K257]);ISBLANK([.L257]);ISBLANK([.M257]);ISBLANK([.N257])); &quot;&quot;; DEC2HEX([.K257]*8 + [.L257]*4 + [.M257]*2 + [.N257]*1))">
            <text:p/>
          </table:table-cell>
          <table:table-cell table:formula="of:=IF(AND(ISBLANK([.O257]);ISBLANK([.P257]);ISBLANK([.Q257]);ISBLANK([.R257])); &quot;&quot;; DEC2HEX([.O257]*8 + [.P257]*4 + [.Q257]*2 + [.R257]*1))">
            <text:p/>
          </table:table-cell>
          <table:table-cell table:formula="of:=IF(AND(ISBLANK([.S257]);ISBLANK([.T257]);ISBLANK([.U257]);ISBLANK([.V257])); &quot;&quot;; DEC2HEX([.S257]*8 + [.T257]*4 + [.U257]*2 + [.V257]*1))">
            <text:p/>
          </table:table-cell>
          <table:table-cell table:formula="of:=IF(AND(ISBLANK([.W257]);ISBLANK([.X257]);ISBLANK([.Y257]);ISBLANK([.Z257])); &quot;&quot;; DEC2HEX([.W257]*8 + [.X257]*4 + [.Y257]*2 + [.Z257]*1))">
            <text:p/>
          </table:table-cell>
          <table:table-cell table:formula="of:=IF(AND(ISBLANK([.AA257]);ISBLANK([.AB257]);ISBLANK([.AC257]);ISBLANK([.AD257])); &quot;&quot;; DEC2HEX([.AA257]*8 + [.AB257]*4 + [.AC257]*2 + [.AD257]*1))">
            <text:p/>
          </table:table-cell>
          <table:table-cell table:formula="of:=IF(AND(ISBLANK([.AE257]);ISBLANK([.AF257]);ISBLANK([.AG257]);ISBLANK([.AH257])); &quot;&quot;; DEC2HEX([.AE257]*8 + [.AF257]*4 + [.AG257]*2 + [.AH257]*1))">
            <text:p/>
          </table:table-cell>
          <table:table-cell table:formula="of:=IF(AND(ISBLANK([.AI257]);ISBLANK([.AJ257]);ISBLANK([.AK257]);ISBLANK([.AL257])); &quot;&quot;; DEC2HEX([.AI257]*8 + [.AJ257]*4 + [.AK257]*2 + [.AL257]*1))">
            <text:p/>
          </table:table-cell>
          <table:table-cell table:formula="of:=IF(AND(ISBLANK([.AM257]);ISBLANK([.AN257]);ISBLANK([.AO257]);ISBLANK([.AP257])); &quot;&quot;; DEC2HEX([.AM257]*8 + [.AN257]*4 + [.AO257]*2 + [.AP25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8]);ISBLANK([.D258]);ISBLANK([.E258]);ISBLANK([.F258])); &quot;&quot;; DEC2HEX([.C258]*8 + [.D258]*4 + [.E258]*2 + [.F258]*1))">
            <text:p/>
          </table:table-cell>
          <table:table-cell table:formula="of:=IF(AND(ISBLANK([.G258]);ISBLANK([.H258]);ISBLANK([.I258]);ISBLANK([.J258])); &quot;&quot;; DEC2HEX([.G258]*8 + [.H258]*4 + [.I258]*2 + [.J258]*1))">
            <text:p/>
          </table:table-cell>
          <table:table-cell table:formula="of:=IF(AND(ISBLANK([.K258]);ISBLANK([.L258]);ISBLANK([.M258]);ISBLANK([.N258])); &quot;&quot;; DEC2HEX([.K258]*8 + [.L258]*4 + [.M258]*2 + [.N258]*1))">
            <text:p/>
          </table:table-cell>
          <table:table-cell table:formula="of:=IF(AND(ISBLANK([.O258]);ISBLANK([.P258]);ISBLANK([.Q258]);ISBLANK([.R258])); &quot;&quot;; DEC2HEX([.O258]*8 + [.P258]*4 + [.Q258]*2 + [.R258]*1))">
            <text:p/>
          </table:table-cell>
          <table:table-cell table:formula="of:=IF(AND(ISBLANK([.S258]);ISBLANK([.T258]);ISBLANK([.U258]);ISBLANK([.V258])); &quot;&quot;; DEC2HEX([.S258]*8 + [.T258]*4 + [.U258]*2 + [.V258]*1))">
            <text:p/>
          </table:table-cell>
          <table:table-cell table:formula="of:=IF(AND(ISBLANK([.W258]);ISBLANK([.X258]);ISBLANK([.Y258]);ISBLANK([.Z258])); &quot;&quot;; DEC2HEX([.W258]*8 + [.X258]*4 + [.Y258]*2 + [.Z258]*1))">
            <text:p/>
          </table:table-cell>
          <table:table-cell table:formula="of:=IF(AND(ISBLANK([.AA258]);ISBLANK([.AB258]);ISBLANK([.AC258]);ISBLANK([.AD258])); &quot;&quot;; DEC2HEX([.AA258]*8 + [.AB258]*4 + [.AC258]*2 + [.AD258]*1))">
            <text:p/>
          </table:table-cell>
          <table:table-cell table:formula="of:=IF(AND(ISBLANK([.AE258]);ISBLANK([.AF258]);ISBLANK([.AG258]);ISBLANK([.AH258])); &quot;&quot;; DEC2HEX([.AE258]*8 + [.AF258]*4 + [.AG258]*2 + [.AH258]*1))">
            <text:p/>
          </table:table-cell>
          <table:table-cell table:formula="of:=IF(AND(ISBLANK([.AI258]);ISBLANK([.AJ258]);ISBLANK([.AK258]);ISBLANK([.AL258])); &quot;&quot;; DEC2HEX([.AI258]*8 + [.AJ258]*4 + [.AK258]*2 + [.AL258]*1))">
            <text:p/>
          </table:table-cell>
          <table:table-cell table:formula="of:=IF(AND(ISBLANK([.AM258]);ISBLANK([.AN258]);ISBLANK([.AO258]);ISBLANK([.AP258])); &quot;&quot;; DEC2HEX([.AM258]*8 + [.AN258]*4 + [.AO258]*2 + [.AP25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59]);ISBLANK([.D259]);ISBLANK([.E259]);ISBLANK([.F259])); &quot;&quot;; DEC2HEX([.C259]*8 + [.D259]*4 + [.E259]*2 + [.F259]*1))">
            <text:p/>
          </table:table-cell>
          <table:table-cell table:formula="of:=IF(AND(ISBLANK([.G259]);ISBLANK([.H259]);ISBLANK([.I259]);ISBLANK([.J259])); &quot;&quot;; DEC2HEX([.G259]*8 + [.H259]*4 + [.I259]*2 + [.J259]*1))">
            <text:p/>
          </table:table-cell>
          <table:table-cell table:formula="of:=IF(AND(ISBLANK([.K259]);ISBLANK([.L259]);ISBLANK([.M259]);ISBLANK([.N259])); &quot;&quot;; DEC2HEX([.K259]*8 + [.L259]*4 + [.M259]*2 + [.N259]*1))">
            <text:p/>
          </table:table-cell>
          <table:table-cell table:formula="of:=IF(AND(ISBLANK([.O259]);ISBLANK([.P259]);ISBLANK([.Q259]);ISBLANK([.R259])); &quot;&quot;; DEC2HEX([.O259]*8 + [.P259]*4 + [.Q259]*2 + [.R259]*1))">
            <text:p/>
          </table:table-cell>
          <table:table-cell table:formula="of:=IF(AND(ISBLANK([.S259]);ISBLANK([.T259]);ISBLANK([.U259]);ISBLANK([.V259])); &quot;&quot;; DEC2HEX([.S259]*8 + [.T259]*4 + [.U259]*2 + [.V259]*1))">
            <text:p/>
          </table:table-cell>
          <table:table-cell table:formula="of:=IF(AND(ISBLANK([.W259]);ISBLANK([.X259]);ISBLANK([.Y259]);ISBLANK([.Z259])); &quot;&quot;; DEC2HEX([.W259]*8 + [.X259]*4 + [.Y259]*2 + [.Z259]*1))">
            <text:p/>
          </table:table-cell>
          <table:table-cell table:formula="of:=IF(AND(ISBLANK([.AA259]);ISBLANK([.AB259]);ISBLANK([.AC259]);ISBLANK([.AD259])); &quot;&quot;; DEC2HEX([.AA259]*8 + [.AB259]*4 + [.AC259]*2 + [.AD259]*1))">
            <text:p/>
          </table:table-cell>
          <table:table-cell table:formula="of:=IF(AND(ISBLANK([.AE259]);ISBLANK([.AF259]);ISBLANK([.AG259]);ISBLANK([.AH259])); &quot;&quot;; DEC2HEX([.AE259]*8 + [.AF259]*4 + [.AG259]*2 + [.AH259]*1))">
            <text:p/>
          </table:table-cell>
          <table:table-cell table:formula="of:=IF(AND(ISBLANK([.AI259]);ISBLANK([.AJ259]);ISBLANK([.AK259]);ISBLANK([.AL259])); &quot;&quot;; DEC2HEX([.AI259]*8 + [.AJ259]*4 + [.AK259]*2 + [.AL259]*1))">
            <text:p/>
          </table:table-cell>
          <table:table-cell table:formula="of:=IF(AND(ISBLANK([.AM259]);ISBLANK([.AN259]);ISBLANK([.AO259]);ISBLANK([.AP259])); &quot;&quot;; DEC2HEX([.AM259]*8 + [.AN259]*4 + [.AO259]*2 + [.AP25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0]);ISBLANK([.D260]);ISBLANK([.E260]);ISBLANK([.F260])); &quot;&quot;; DEC2HEX([.C260]*8 + [.D260]*4 + [.E260]*2 + [.F260]*1))">
            <text:p/>
          </table:table-cell>
          <table:table-cell table:formula="of:=IF(AND(ISBLANK([.G260]);ISBLANK([.H260]);ISBLANK([.I260]);ISBLANK([.J260])); &quot;&quot;; DEC2HEX([.G260]*8 + [.H260]*4 + [.I260]*2 + [.J260]*1))">
            <text:p/>
          </table:table-cell>
          <table:table-cell table:formula="of:=IF(AND(ISBLANK([.K260]);ISBLANK([.L260]);ISBLANK([.M260]);ISBLANK([.N260])); &quot;&quot;; DEC2HEX([.K260]*8 + [.L260]*4 + [.M260]*2 + [.N260]*1))">
            <text:p/>
          </table:table-cell>
          <table:table-cell table:formula="of:=IF(AND(ISBLANK([.O260]);ISBLANK([.P260]);ISBLANK([.Q260]);ISBLANK([.R260])); &quot;&quot;; DEC2HEX([.O260]*8 + [.P260]*4 + [.Q260]*2 + [.R260]*1))">
            <text:p/>
          </table:table-cell>
          <table:table-cell table:formula="of:=IF(AND(ISBLANK([.S260]);ISBLANK([.T260]);ISBLANK([.U260]);ISBLANK([.V260])); &quot;&quot;; DEC2HEX([.S260]*8 + [.T260]*4 + [.U260]*2 + [.V260]*1))">
            <text:p/>
          </table:table-cell>
          <table:table-cell table:formula="of:=IF(AND(ISBLANK([.W260]);ISBLANK([.X260]);ISBLANK([.Y260]);ISBLANK([.Z260])); &quot;&quot;; DEC2HEX([.W260]*8 + [.X260]*4 + [.Y260]*2 + [.Z260]*1))">
            <text:p/>
          </table:table-cell>
          <table:table-cell table:formula="of:=IF(AND(ISBLANK([.AA260]);ISBLANK([.AB260]);ISBLANK([.AC260]);ISBLANK([.AD260])); &quot;&quot;; DEC2HEX([.AA260]*8 + [.AB260]*4 + [.AC260]*2 + [.AD260]*1))">
            <text:p/>
          </table:table-cell>
          <table:table-cell table:formula="of:=IF(AND(ISBLANK([.AE260]);ISBLANK([.AF260]);ISBLANK([.AG260]);ISBLANK([.AH260])); &quot;&quot;; DEC2HEX([.AE260]*8 + [.AF260]*4 + [.AG260]*2 + [.AH260]*1))">
            <text:p/>
          </table:table-cell>
          <table:table-cell table:formula="of:=IF(AND(ISBLANK([.AI260]);ISBLANK([.AJ260]);ISBLANK([.AK260]);ISBLANK([.AL260])); &quot;&quot;; DEC2HEX([.AI260]*8 + [.AJ260]*4 + [.AK260]*2 + [.AL260]*1))">
            <text:p/>
          </table:table-cell>
          <table:table-cell table:formula="of:=IF(AND(ISBLANK([.AM260]);ISBLANK([.AN260]);ISBLANK([.AO260]);ISBLANK([.AP260])); &quot;&quot;; DEC2HEX([.AM260]*8 + [.AN260]*4 + [.AO260]*2 + [.AP26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1]);ISBLANK([.D261]);ISBLANK([.E261]);ISBLANK([.F261])); &quot;&quot;; DEC2HEX([.C261]*8 + [.D261]*4 + [.E261]*2 + [.F261]*1))">
            <text:p/>
          </table:table-cell>
          <table:table-cell table:formula="of:=IF(AND(ISBLANK([.G261]);ISBLANK([.H261]);ISBLANK([.I261]);ISBLANK([.J261])); &quot;&quot;; DEC2HEX([.G261]*8 + [.H261]*4 + [.I261]*2 + [.J261]*1))">
            <text:p/>
          </table:table-cell>
          <table:table-cell table:formula="of:=IF(AND(ISBLANK([.K261]);ISBLANK([.L261]);ISBLANK([.M261]);ISBLANK([.N261])); &quot;&quot;; DEC2HEX([.K261]*8 + [.L261]*4 + [.M261]*2 + [.N261]*1))">
            <text:p/>
          </table:table-cell>
          <table:table-cell table:formula="of:=IF(AND(ISBLANK([.O261]);ISBLANK([.P261]);ISBLANK([.Q261]);ISBLANK([.R261])); &quot;&quot;; DEC2HEX([.O261]*8 + [.P261]*4 + [.Q261]*2 + [.R261]*1))">
            <text:p/>
          </table:table-cell>
          <table:table-cell table:formula="of:=IF(AND(ISBLANK([.S261]);ISBLANK([.T261]);ISBLANK([.U261]);ISBLANK([.V261])); &quot;&quot;; DEC2HEX([.S261]*8 + [.T261]*4 + [.U261]*2 + [.V261]*1))">
            <text:p/>
          </table:table-cell>
          <table:table-cell table:formula="of:=IF(AND(ISBLANK([.W261]);ISBLANK([.X261]);ISBLANK([.Y261]);ISBLANK([.Z261])); &quot;&quot;; DEC2HEX([.W261]*8 + [.X261]*4 + [.Y261]*2 + [.Z261]*1))">
            <text:p/>
          </table:table-cell>
          <table:table-cell table:formula="of:=IF(AND(ISBLANK([.AA261]);ISBLANK([.AB261]);ISBLANK([.AC261]);ISBLANK([.AD261])); &quot;&quot;; DEC2HEX([.AA261]*8 + [.AB261]*4 + [.AC261]*2 + [.AD261]*1))">
            <text:p/>
          </table:table-cell>
          <table:table-cell table:formula="of:=IF(AND(ISBLANK([.AE261]);ISBLANK([.AF261]);ISBLANK([.AG261]);ISBLANK([.AH261])); &quot;&quot;; DEC2HEX([.AE261]*8 + [.AF261]*4 + [.AG261]*2 + [.AH261]*1))">
            <text:p/>
          </table:table-cell>
          <table:table-cell table:formula="of:=IF(AND(ISBLANK([.AI261]);ISBLANK([.AJ261]);ISBLANK([.AK261]);ISBLANK([.AL261])); &quot;&quot;; DEC2HEX([.AI261]*8 + [.AJ261]*4 + [.AK261]*2 + [.AL261]*1))">
            <text:p/>
          </table:table-cell>
          <table:table-cell table:formula="of:=IF(AND(ISBLANK([.AM261]);ISBLANK([.AN261]);ISBLANK([.AO261]);ISBLANK([.AP261])); &quot;&quot;; DEC2HEX([.AM261]*8 + [.AN261]*4 + [.AO261]*2 + [.AP26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2]);ISBLANK([.D262]);ISBLANK([.E262]);ISBLANK([.F262])); &quot;&quot;; DEC2HEX([.C262]*8 + [.D262]*4 + [.E262]*2 + [.F262]*1))">
            <text:p/>
          </table:table-cell>
          <table:table-cell table:formula="of:=IF(AND(ISBLANK([.G262]);ISBLANK([.H262]);ISBLANK([.I262]);ISBLANK([.J262])); &quot;&quot;; DEC2HEX([.G262]*8 + [.H262]*4 + [.I262]*2 + [.J262]*1))">
            <text:p/>
          </table:table-cell>
          <table:table-cell table:formula="of:=IF(AND(ISBLANK([.K262]);ISBLANK([.L262]);ISBLANK([.M262]);ISBLANK([.N262])); &quot;&quot;; DEC2HEX([.K262]*8 + [.L262]*4 + [.M262]*2 + [.N262]*1))">
            <text:p/>
          </table:table-cell>
          <table:table-cell table:formula="of:=IF(AND(ISBLANK([.O262]);ISBLANK([.P262]);ISBLANK([.Q262]);ISBLANK([.R262])); &quot;&quot;; DEC2HEX([.O262]*8 + [.P262]*4 + [.Q262]*2 + [.R262]*1))">
            <text:p/>
          </table:table-cell>
          <table:table-cell table:formula="of:=IF(AND(ISBLANK([.S262]);ISBLANK([.T262]);ISBLANK([.U262]);ISBLANK([.V262])); &quot;&quot;; DEC2HEX([.S262]*8 + [.T262]*4 + [.U262]*2 + [.V262]*1))">
            <text:p/>
          </table:table-cell>
          <table:table-cell table:formula="of:=IF(AND(ISBLANK([.W262]);ISBLANK([.X262]);ISBLANK([.Y262]);ISBLANK([.Z262])); &quot;&quot;; DEC2HEX([.W262]*8 + [.X262]*4 + [.Y262]*2 + [.Z262]*1))">
            <text:p/>
          </table:table-cell>
          <table:table-cell table:formula="of:=IF(AND(ISBLANK([.AA262]);ISBLANK([.AB262]);ISBLANK([.AC262]);ISBLANK([.AD262])); &quot;&quot;; DEC2HEX([.AA262]*8 + [.AB262]*4 + [.AC262]*2 + [.AD262]*1))">
            <text:p/>
          </table:table-cell>
          <table:table-cell table:formula="of:=IF(AND(ISBLANK([.AE262]);ISBLANK([.AF262]);ISBLANK([.AG262]);ISBLANK([.AH262])); &quot;&quot;; DEC2HEX([.AE262]*8 + [.AF262]*4 + [.AG262]*2 + [.AH262]*1))">
            <text:p/>
          </table:table-cell>
          <table:table-cell table:formula="of:=IF(AND(ISBLANK([.AI262]);ISBLANK([.AJ262]);ISBLANK([.AK262]);ISBLANK([.AL262])); &quot;&quot;; DEC2HEX([.AI262]*8 + [.AJ262]*4 + [.AK262]*2 + [.AL262]*1))">
            <text:p/>
          </table:table-cell>
          <table:table-cell table:formula="of:=IF(AND(ISBLANK([.AM262]);ISBLANK([.AN262]);ISBLANK([.AO262]);ISBLANK([.AP262])); &quot;&quot;; DEC2HEX([.AM262]*8 + [.AN262]*4 + [.AO262]*2 + [.AP26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3]);ISBLANK([.D263]);ISBLANK([.E263]);ISBLANK([.F263])); &quot;&quot;; DEC2HEX([.C263]*8 + [.D263]*4 + [.E263]*2 + [.F263]*1))">
            <text:p/>
          </table:table-cell>
          <table:table-cell table:formula="of:=IF(AND(ISBLANK([.G263]);ISBLANK([.H263]);ISBLANK([.I263]);ISBLANK([.J263])); &quot;&quot;; DEC2HEX([.G263]*8 + [.H263]*4 + [.I263]*2 + [.J263]*1))">
            <text:p/>
          </table:table-cell>
          <table:table-cell table:formula="of:=IF(AND(ISBLANK([.K263]);ISBLANK([.L263]);ISBLANK([.M263]);ISBLANK([.N263])); &quot;&quot;; DEC2HEX([.K263]*8 + [.L263]*4 + [.M263]*2 + [.N263]*1))">
            <text:p/>
          </table:table-cell>
          <table:table-cell table:formula="of:=IF(AND(ISBLANK([.O263]);ISBLANK([.P263]);ISBLANK([.Q263]);ISBLANK([.R263])); &quot;&quot;; DEC2HEX([.O263]*8 + [.P263]*4 + [.Q263]*2 + [.R263]*1))">
            <text:p/>
          </table:table-cell>
          <table:table-cell table:formula="of:=IF(AND(ISBLANK([.S263]);ISBLANK([.T263]);ISBLANK([.U263]);ISBLANK([.V263])); &quot;&quot;; DEC2HEX([.S263]*8 + [.T263]*4 + [.U263]*2 + [.V263]*1))">
            <text:p/>
          </table:table-cell>
          <table:table-cell table:formula="of:=IF(AND(ISBLANK([.W263]);ISBLANK([.X263]);ISBLANK([.Y263]);ISBLANK([.Z263])); &quot;&quot;; DEC2HEX([.W263]*8 + [.X263]*4 + [.Y263]*2 + [.Z263]*1))">
            <text:p/>
          </table:table-cell>
          <table:table-cell table:formula="of:=IF(AND(ISBLANK([.AA263]);ISBLANK([.AB263]);ISBLANK([.AC263]);ISBLANK([.AD263])); &quot;&quot;; DEC2HEX([.AA263]*8 + [.AB263]*4 + [.AC263]*2 + [.AD263]*1))">
            <text:p/>
          </table:table-cell>
          <table:table-cell table:formula="of:=IF(AND(ISBLANK([.AE263]);ISBLANK([.AF263]);ISBLANK([.AG263]);ISBLANK([.AH263])); &quot;&quot;; DEC2HEX([.AE263]*8 + [.AF263]*4 + [.AG263]*2 + [.AH263]*1))">
            <text:p/>
          </table:table-cell>
          <table:table-cell table:formula="of:=IF(AND(ISBLANK([.AI263]);ISBLANK([.AJ263]);ISBLANK([.AK263]);ISBLANK([.AL263])); &quot;&quot;; DEC2HEX([.AI263]*8 + [.AJ263]*4 + [.AK263]*2 + [.AL263]*1))">
            <text:p/>
          </table:table-cell>
          <table:table-cell table:formula="of:=IF(AND(ISBLANK([.AM263]);ISBLANK([.AN263]);ISBLANK([.AO263]);ISBLANK([.AP263])); &quot;&quot;; DEC2HEX([.AM263]*8 + [.AN263]*4 + [.AO263]*2 + [.AP26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4]);ISBLANK([.D264]);ISBLANK([.E264]);ISBLANK([.F264])); &quot;&quot;; DEC2HEX([.C264]*8 + [.D264]*4 + [.E264]*2 + [.F264]*1))">
            <text:p/>
          </table:table-cell>
          <table:table-cell table:formula="of:=IF(AND(ISBLANK([.G264]);ISBLANK([.H264]);ISBLANK([.I264]);ISBLANK([.J264])); &quot;&quot;; DEC2HEX([.G264]*8 + [.H264]*4 + [.I264]*2 + [.J264]*1))">
            <text:p/>
          </table:table-cell>
          <table:table-cell table:formula="of:=IF(AND(ISBLANK([.K264]);ISBLANK([.L264]);ISBLANK([.M264]);ISBLANK([.N264])); &quot;&quot;; DEC2HEX([.K264]*8 + [.L264]*4 + [.M264]*2 + [.N264]*1))">
            <text:p/>
          </table:table-cell>
          <table:table-cell table:formula="of:=IF(AND(ISBLANK([.O264]);ISBLANK([.P264]);ISBLANK([.Q264]);ISBLANK([.R264])); &quot;&quot;; DEC2HEX([.O264]*8 + [.P264]*4 + [.Q264]*2 + [.R264]*1))">
            <text:p/>
          </table:table-cell>
          <table:table-cell table:formula="of:=IF(AND(ISBLANK([.S264]);ISBLANK([.T264]);ISBLANK([.U264]);ISBLANK([.V264])); &quot;&quot;; DEC2HEX([.S264]*8 + [.T264]*4 + [.U264]*2 + [.V264]*1))">
            <text:p/>
          </table:table-cell>
          <table:table-cell table:formula="of:=IF(AND(ISBLANK([.W264]);ISBLANK([.X264]);ISBLANK([.Y264]);ISBLANK([.Z264])); &quot;&quot;; DEC2HEX([.W264]*8 + [.X264]*4 + [.Y264]*2 + [.Z264]*1))">
            <text:p/>
          </table:table-cell>
          <table:table-cell table:formula="of:=IF(AND(ISBLANK([.AA264]);ISBLANK([.AB264]);ISBLANK([.AC264]);ISBLANK([.AD264])); &quot;&quot;; DEC2HEX([.AA264]*8 + [.AB264]*4 + [.AC264]*2 + [.AD264]*1))">
            <text:p/>
          </table:table-cell>
          <table:table-cell table:formula="of:=IF(AND(ISBLANK([.AE264]);ISBLANK([.AF264]);ISBLANK([.AG264]);ISBLANK([.AH264])); &quot;&quot;; DEC2HEX([.AE264]*8 + [.AF264]*4 + [.AG264]*2 + [.AH264]*1))">
            <text:p/>
          </table:table-cell>
          <table:table-cell table:formula="of:=IF(AND(ISBLANK([.AI264]);ISBLANK([.AJ264]);ISBLANK([.AK264]);ISBLANK([.AL264])); &quot;&quot;; DEC2HEX([.AI264]*8 + [.AJ264]*4 + [.AK264]*2 + [.AL264]*1))">
            <text:p/>
          </table:table-cell>
          <table:table-cell table:formula="of:=IF(AND(ISBLANK([.AM264]);ISBLANK([.AN264]);ISBLANK([.AO264]);ISBLANK([.AP264])); &quot;&quot;; DEC2HEX([.AM264]*8 + [.AN264]*4 + [.AO264]*2 + [.AP26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5]);ISBLANK([.D265]);ISBLANK([.E265]);ISBLANK([.F265])); &quot;&quot;; DEC2HEX([.C265]*8 + [.D265]*4 + [.E265]*2 + [.F265]*1))">
            <text:p/>
          </table:table-cell>
          <table:table-cell table:formula="of:=IF(AND(ISBLANK([.G265]);ISBLANK([.H265]);ISBLANK([.I265]);ISBLANK([.J265])); &quot;&quot;; DEC2HEX([.G265]*8 + [.H265]*4 + [.I265]*2 + [.J265]*1))">
            <text:p/>
          </table:table-cell>
          <table:table-cell table:formula="of:=IF(AND(ISBLANK([.K265]);ISBLANK([.L265]);ISBLANK([.M265]);ISBLANK([.N265])); &quot;&quot;; DEC2HEX([.K265]*8 + [.L265]*4 + [.M265]*2 + [.N265]*1))">
            <text:p/>
          </table:table-cell>
          <table:table-cell table:formula="of:=IF(AND(ISBLANK([.O265]);ISBLANK([.P265]);ISBLANK([.Q265]);ISBLANK([.R265])); &quot;&quot;; DEC2HEX([.O265]*8 + [.P265]*4 + [.Q265]*2 + [.R265]*1))">
            <text:p/>
          </table:table-cell>
          <table:table-cell table:formula="of:=IF(AND(ISBLANK([.S265]);ISBLANK([.T265]);ISBLANK([.U265]);ISBLANK([.V265])); &quot;&quot;; DEC2HEX([.S265]*8 + [.T265]*4 + [.U265]*2 + [.V265]*1))">
            <text:p/>
          </table:table-cell>
          <table:table-cell table:formula="of:=IF(AND(ISBLANK([.W265]);ISBLANK([.X265]);ISBLANK([.Y265]);ISBLANK([.Z265])); &quot;&quot;; DEC2HEX([.W265]*8 + [.X265]*4 + [.Y265]*2 + [.Z265]*1))">
            <text:p/>
          </table:table-cell>
          <table:table-cell table:formula="of:=IF(AND(ISBLANK([.AA265]);ISBLANK([.AB265]);ISBLANK([.AC265]);ISBLANK([.AD265])); &quot;&quot;; DEC2HEX([.AA265]*8 + [.AB265]*4 + [.AC265]*2 + [.AD265]*1))">
            <text:p/>
          </table:table-cell>
          <table:table-cell table:formula="of:=IF(AND(ISBLANK([.AE265]);ISBLANK([.AF265]);ISBLANK([.AG265]);ISBLANK([.AH265])); &quot;&quot;; DEC2HEX([.AE265]*8 + [.AF265]*4 + [.AG265]*2 + [.AH265]*1))">
            <text:p/>
          </table:table-cell>
          <table:table-cell table:formula="of:=IF(AND(ISBLANK([.AI265]);ISBLANK([.AJ265]);ISBLANK([.AK265]);ISBLANK([.AL265])); &quot;&quot;; DEC2HEX([.AI265]*8 + [.AJ265]*4 + [.AK265]*2 + [.AL265]*1))">
            <text:p/>
          </table:table-cell>
          <table:table-cell table:formula="of:=IF(AND(ISBLANK([.AM265]);ISBLANK([.AN265]);ISBLANK([.AO265]);ISBLANK([.AP265])); &quot;&quot;; DEC2HEX([.AM265]*8 + [.AN265]*4 + [.AO265]*2 + [.AP26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6]);ISBLANK([.D266]);ISBLANK([.E266]);ISBLANK([.F266])); &quot;&quot;; DEC2HEX([.C266]*8 + [.D266]*4 + [.E266]*2 + [.F266]*1))">
            <text:p/>
          </table:table-cell>
          <table:table-cell table:formula="of:=IF(AND(ISBLANK([.G266]);ISBLANK([.H266]);ISBLANK([.I266]);ISBLANK([.J266])); &quot;&quot;; DEC2HEX([.G266]*8 + [.H266]*4 + [.I266]*2 + [.J266]*1))">
            <text:p/>
          </table:table-cell>
          <table:table-cell table:formula="of:=IF(AND(ISBLANK([.K266]);ISBLANK([.L266]);ISBLANK([.M266]);ISBLANK([.N266])); &quot;&quot;; DEC2HEX([.K266]*8 + [.L266]*4 + [.M266]*2 + [.N266]*1))">
            <text:p/>
          </table:table-cell>
          <table:table-cell table:formula="of:=IF(AND(ISBLANK([.O266]);ISBLANK([.P266]);ISBLANK([.Q266]);ISBLANK([.R266])); &quot;&quot;; DEC2HEX([.O266]*8 + [.P266]*4 + [.Q266]*2 + [.R266]*1))">
            <text:p/>
          </table:table-cell>
          <table:table-cell table:formula="of:=IF(AND(ISBLANK([.S266]);ISBLANK([.T266]);ISBLANK([.U266]);ISBLANK([.V266])); &quot;&quot;; DEC2HEX([.S266]*8 + [.T266]*4 + [.U266]*2 + [.V266]*1))">
            <text:p/>
          </table:table-cell>
          <table:table-cell table:formula="of:=IF(AND(ISBLANK([.W266]);ISBLANK([.X266]);ISBLANK([.Y266]);ISBLANK([.Z266])); &quot;&quot;; DEC2HEX([.W266]*8 + [.X266]*4 + [.Y266]*2 + [.Z266]*1))">
            <text:p/>
          </table:table-cell>
          <table:table-cell table:formula="of:=IF(AND(ISBLANK([.AA266]);ISBLANK([.AB266]);ISBLANK([.AC266]);ISBLANK([.AD266])); &quot;&quot;; DEC2HEX([.AA266]*8 + [.AB266]*4 + [.AC266]*2 + [.AD266]*1))">
            <text:p/>
          </table:table-cell>
          <table:table-cell table:formula="of:=IF(AND(ISBLANK([.AE266]);ISBLANK([.AF266]);ISBLANK([.AG266]);ISBLANK([.AH266])); &quot;&quot;; DEC2HEX([.AE266]*8 + [.AF266]*4 + [.AG266]*2 + [.AH266]*1))">
            <text:p/>
          </table:table-cell>
          <table:table-cell table:formula="of:=IF(AND(ISBLANK([.AI266]);ISBLANK([.AJ266]);ISBLANK([.AK266]);ISBLANK([.AL266])); &quot;&quot;; DEC2HEX([.AI266]*8 + [.AJ266]*4 + [.AK266]*2 + [.AL266]*1))">
            <text:p/>
          </table:table-cell>
          <table:table-cell table:formula="of:=IF(AND(ISBLANK([.AM266]);ISBLANK([.AN266]);ISBLANK([.AO266]);ISBLANK([.AP266])); &quot;&quot;; DEC2HEX([.AM266]*8 + [.AN266]*4 + [.AO266]*2 + [.AP26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7]);ISBLANK([.D267]);ISBLANK([.E267]);ISBLANK([.F267])); &quot;&quot;; DEC2HEX([.C267]*8 + [.D267]*4 + [.E267]*2 + [.F267]*1))">
            <text:p/>
          </table:table-cell>
          <table:table-cell table:formula="of:=IF(AND(ISBLANK([.G267]);ISBLANK([.H267]);ISBLANK([.I267]);ISBLANK([.J267])); &quot;&quot;; DEC2HEX([.G267]*8 + [.H267]*4 + [.I267]*2 + [.J267]*1))">
            <text:p/>
          </table:table-cell>
          <table:table-cell table:formula="of:=IF(AND(ISBLANK([.K267]);ISBLANK([.L267]);ISBLANK([.M267]);ISBLANK([.N267])); &quot;&quot;; DEC2HEX([.K267]*8 + [.L267]*4 + [.M267]*2 + [.N267]*1))">
            <text:p/>
          </table:table-cell>
          <table:table-cell table:formula="of:=IF(AND(ISBLANK([.O267]);ISBLANK([.P267]);ISBLANK([.Q267]);ISBLANK([.R267])); &quot;&quot;; DEC2HEX([.O267]*8 + [.P267]*4 + [.Q267]*2 + [.R267]*1))">
            <text:p/>
          </table:table-cell>
          <table:table-cell table:formula="of:=IF(AND(ISBLANK([.S267]);ISBLANK([.T267]);ISBLANK([.U267]);ISBLANK([.V267])); &quot;&quot;; DEC2HEX([.S267]*8 + [.T267]*4 + [.U267]*2 + [.V267]*1))">
            <text:p/>
          </table:table-cell>
          <table:table-cell table:formula="of:=IF(AND(ISBLANK([.W267]);ISBLANK([.X267]);ISBLANK([.Y267]);ISBLANK([.Z267])); &quot;&quot;; DEC2HEX([.W267]*8 + [.X267]*4 + [.Y267]*2 + [.Z267]*1))">
            <text:p/>
          </table:table-cell>
          <table:table-cell table:formula="of:=IF(AND(ISBLANK([.AA267]);ISBLANK([.AB267]);ISBLANK([.AC267]);ISBLANK([.AD267])); &quot;&quot;; DEC2HEX([.AA267]*8 + [.AB267]*4 + [.AC267]*2 + [.AD267]*1))">
            <text:p/>
          </table:table-cell>
          <table:table-cell table:formula="of:=IF(AND(ISBLANK([.AE267]);ISBLANK([.AF267]);ISBLANK([.AG267]);ISBLANK([.AH267])); &quot;&quot;; DEC2HEX([.AE267]*8 + [.AF267]*4 + [.AG267]*2 + [.AH267]*1))">
            <text:p/>
          </table:table-cell>
          <table:table-cell table:formula="of:=IF(AND(ISBLANK([.AI267]);ISBLANK([.AJ267]);ISBLANK([.AK267]);ISBLANK([.AL267])); &quot;&quot;; DEC2HEX([.AI267]*8 + [.AJ267]*4 + [.AK267]*2 + [.AL267]*1))">
            <text:p/>
          </table:table-cell>
          <table:table-cell table:formula="of:=IF(AND(ISBLANK([.AM267]);ISBLANK([.AN267]);ISBLANK([.AO267]);ISBLANK([.AP267])); &quot;&quot;; DEC2HEX([.AM267]*8 + [.AN267]*4 + [.AO267]*2 + [.AP26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8]);ISBLANK([.D268]);ISBLANK([.E268]);ISBLANK([.F268])); &quot;&quot;; DEC2HEX([.C268]*8 + [.D268]*4 + [.E268]*2 + [.F268]*1))">
            <text:p/>
          </table:table-cell>
          <table:table-cell table:formula="of:=IF(AND(ISBLANK([.G268]);ISBLANK([.H268]);ISBLANK([.I268]);ISBLANK([.J268])); &quot;&quot;; DEC2HEX([.G268]*8 + [.H268]*4 + [.I268]*2 + [.J268]*1))">
            <text:p/>
          </table:table-cell>
          <table:table-cell table:formula="of:=IF(AND(ISBLANK([.K268]);ISBLANK([.L268]);ISBLANK([.M268]);ISBLANK([.N268])); &quot;&quot;; DEC2HEX([.K268]*8 + [.L268]*4 + [.M268]*2 + [.N268]*1))">
            <text:p/>
          </table:table-cell>
          <table:table-cell table:formula="of:=IF(AND(ISBLANK([.O268]);ISBLANK([.P268]);ISBLANK([.Q268]);ISBLANK([.R268])); &quot;&quot;; DEC2HEX([.O268]*8 + [.P268]*4 + [.Q268]*2 + [.R268]*1))">
            <text:p/>
          </table:table-cell>
          <table:table-cell table:formula="of:=IF(AND(ISBLANK([.S268]);ISBLANK([.T268]);ISBLANK([.U268]);ISBLANK([.V268])); &quot;&quot;; DEC2HEX([.S268]*8 + [.T268]*4 + [.U268]*2 + [.V268]*1))">
            <text:p/>
          </table:table-cell>
          <table:table-cell table:formula="of:=IF(AND(ISBLANK([.W268]);ISBLANK([.X268]);ISBLANK([.Y268]);ISBLANK([.Z268])); &quot;&quot;; DEC2HEX([.W268]*8 + [.X268]*4 + [.Y268]*2 + [.Z268]*1))">
            <text:p/>
          </table:table-cell>
          <table:table-cell table:formula="of:=IF(AND(ISBLANK([.AA268]);ISBLANK([.AB268]);ISBLANK([.AC268]);ISBLANK([.AD268])); &quot;&quot;; DEC2HEX([.AA268]*8 + [.AB268]*4 + [.AC268]*2 + [.AD268]*1))">
            <text:p/>
          </table:table-cell>
          <table:table-cell table:formula="of:=IF(AND(ISBLANK([.AE268]);ISBLANK([.AF268]);ISBLANK([.AG268]);ISBLANK([.AH268])); &quot;&quot;; DEC2HEX([.AE268]*8 + [.AF268]*4 + [.AG268]*2 + [.AH268]*1))">
            <text:p/>
          </table:table-cell>
          <table:table-cell table:formula="of:=IF(AND(ISBLANK([.AI268]);ISBLANK([.AJ268]);ISBLANK([.AK268]);ISBLANK([.AL268])); &quot;&quot;; DEC2HEX([.AI268]*8 + [.AJ268]*4 + [.AK268]*2 + [.AL268]*1))">
            <text:p/>
          </table:table-cell>
          <table:table-cell table:formula="of:=IF(AND(ISBLANK([.AM268]);ISBLANK([.AN268]);ISBLANK([.AO268]);ISBLANK([.AP268])); &quot;&quot;; DEC2HEX([.AM268]*8 + [.AN268]*4 + [.AO268]*2 + [.AP26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69]);ISBLANK([.D269]);ISBLANK([.E269]);ISBLANK([.F269])); &quot;&quot;; DEC2HEX([.C269]*8 + [.D269]*4 + [.E269]*2 + [.F269]*1))">
            <text:p/>
          </table:table-cell>
          <table:table-cell table:formula="of:=IF(AND(ISBLANK([.G269]);ISBLANK([.H269]);ISBLANK([.I269]);ISBLANK([.J269])); &quot;&quot;; DEC2HEX([.G269]*8 + [.H269]*4 + [.I269]*2 + [.J269]*1))">
            <text:p/>
          </table:table-cell>
          <table:table-cell table:formula="of:=IF(AND(ISBLANK([.K269]);ISBLANK([.L269]);ISBLANK([.M269]);ISBLANK([.N269])); &quot;&quot;; DEC2HEX([.K269]*8 + [.L269]*4 + [.M269]*2 + [.N269]*1))">
            <text:p/>
          </table:table-cell>
          <table:table-cell table:formula="of:=IF(AND(ISBLANK([.O269]);ISBLANK([.P269]);ISBLANK([.Q269]);ISBLANK([.R269])); &quot;&quot;; DEC2HEX([.O269]*8 + [.P269]*4 + [.Q269]*2 + [.R269]*1))">
            <text:p/>
          </table:table-cell>
          <table:table-cell table:formula="of:=IF(AND(ISBLANK([.S269]);ISBLANK([.T269]);ISBLANK([.U269]);ISBLANK([.V269])); &quot;&quot;; DEC2HEX([.S269]*8 + [.T269]*4 + [.U269]*2 + [.V269]*1))">
            <text:p/>
          </table:table-cell>
          <table:table-cell table:formula="of:=IF(AND(ISBLANK([.W269]);ISBLANK([.X269]);ISBLANK([.Y269]);ISBLANK([.Z269])); &quot;&quot;; DEC2HEX([.W269]*8 + [.X269]*4 + [.Y269]*2 + [.Z269]*1))">
            <text:p/>
          </table:table-cell>
          <table:table-cell table:formula="of:=IF(AND(ISBLANK([.AA269]);ISBLANK([.AB269]);ISBLANK([.AC269]);ISBLANK([.AD269])); &quot;&quot;; DEC2HEX([.AA269]*8 + [.AB269]*4 + [.AC269]*2 + [.AD269]*1))">
            <text:p/>
          </table:table-cell>
          <table:table-cell table:formula="of:=IF(AND(ISBLANK([.AE269]);ISBLANK([.AF269]);ISBLANK([.AG269]);ISBLANK([.AH269])); &quot;&quot;; DEC2HEX([.AE269]*8 + [.AF269]*4 + [.AG269]*2 + [.AH269]*1))">
            <text:p/>
          </table:table-cell>
          <table:table-cell table:formula="of:=IF(AND(ISBLANK([.AI269]);ISBLANK([.AJ269]);ISBLANK([.AK269]);ISBLANK([.AL269])); &quot;&quot;; DEC2HEX([.AI269]*8 + [.AJ269]*4 + [.AK269]*2 + [.AL269]*1))">
            <text:p/>
          </table:table-cell>
          <table:table-cell table:formula="of:=IF(AND(ISBLANK([.AM269]);ISBLANK([.AN269]);ISBLANK([.AO269]);ISBLANK([.AP269])); &quot;&quot;; DEC2HEX([.AM269]*8 + [.AN269]*4 + [.AO269]*2 + [.AP26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0]);ISBLANK([.D270]);ISBLANK([.E270]);ISBLANK([.F270])); &quot;&quot;; DEC2HEX([.C270]*8 + [.D270]*4 + [.E270]*2 + [.F270]*1))">
            <text:p/>
          </table:table-cell>
          <table:table-cell table:formula="of:=IF(AND(ISBLANK([.G270]);ISBLANK([.H270]);ISBLANK([.I270]);ISBLANK([.J270])); &quot;&quot;; DEC2HEX([.G270]*8 + [.H270]*4 + [.I270]*2 + [.J270]*1))">
            <text:p/>
          </table:table-cell>
          <table:table-cell table:formula="of:=IF(AND(ISBLANK([.K270]);ISBLANK([.L270]);ISBLANK([.M270]);ISBLANK([.N270])); &quot;&quot;; DEC2HEX([.K270]*8 + [.L270]*4 + [.M270]*2 + [.N270]*1))">
            <text:p/>
          </table:table-cell>
          <table:table-cell table:formula="of:=IF(AND(ISBLANK([.O270]);ISBLANK([.P270]);ISBLANK([.Q270]);ISBLANK([.R270])); &quot;&quot;; DEC2HEX([.O270]*8 + [.P270]*4 + [.Q270]*2 + [.R270]*1))">
            <text:p/>
          </table:table-cell>
          <table:table-cell table:formula="of:=IF(AND(ISBLANK([.S270]);ISBLANK([.T270]);ISBLANK([.U270]);ISBLANK([.V270])); &quot;&quot;; DEC2HEX([.S270]*8 + [.T270]*4 + [.U270]*2 + [.V270]*1))">
            <text:p/>
          </table:table-cell>
          <table:table-cell table:formula="of:=IF(AND(ISBLANK([.W270]);ISBLANK([.X270]);ISBLANK([.Y270]);ISBLANK([.Z270])); &quot;&quot;; DEC2HEX([.W270]*8 + [.X270]*4 + [.Y270]*2 + [.Z270]*1))">
            <text:p/>
          </table:table-cell>
          <table:table-cell table:formula="of:=IF(AND(ISBLANK([.AA270]);ISBLANK([.AB270]);ISBLANK([.AC270]);ISBLANK([.AD270])); &quot;&quot;; DEC2HEX([.AA270]*8 + [.AB270]*4 + [.AC270]*2 + [.AD270]*1))">
            <text:p/>
          </table:table-cell>
          <table:table-cell table:formula="of:=IF(AND(ISBLANK([.AE270]);ISBLANK([.AF270]);ISBLANK([.AG270]);ISBLANK([.AH270])); &quot;&quot;; DEC2HEX([.AE270]*8 + [.AF270]*4 + [.AG270]*2 + [.AH270]*1))">
            <text:p/>
          </table:table-cell>
          <table:table-cell table:formula="of:=IF(AND(ISBLANK([.AI270]);ISBLANK([.AJ270]);ISBLANK([.AK270]);ISBLANK([.AL270])); &quot;&quot;; DEC2HEX([.AI270]*8 + [.AJ270]*4 + [.AK270]*2 + [.AL270]*1))">
            <text:p/>
          </table:table-cell>
          <table:table-cell table:formula="of:=IF(AND(ISBLANK([.AM270]);ISBLANK([.AN270]);ISBLANK([.AO270]);ISBLANK([.AP270])); &quot;&quot;; DEC2HEX([.AM270]*8 + [.AN270]*4 + [.AO270]*2 + [.AP27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1]);ISBLANK([.D271]);ISBLANK([.E271]);ISBLANK([.F271])); &quot;&quot;; DEC2HEX([.C271]*8 + [.D271]*4 + [.E271]*2 + [.F271]*1))">
            <text:p/>
          </table:table-cell>
          <table:table-cell table:formula="of:=IF(AND(ISBLANK([.G271]);ISBLANK([.H271]);ISBLANK([.I271]);ISBLANK([.J271])); &quot;&quot;; DEC2HEX([.G271]*8 + [.H271]*4 + [.I271]*2 + [.J271]*1))">
            <text:p/>
          </table:table-cell>
          <table:table-cell table:formula="of:=IF(AND(ISBLANK([.K271]);ISBLANK([.L271]);ISBLANK([.M271]);ISBLANK([.N271])); &quot;&quot;; DEC2HEX([.K271]*8 + [.L271]*4 + [.M271]*2 + [.N271]*1))">
            <text:p/>
          </table:table-cell>
          <table:table-cell table:formula="of:=IF(AND(ISBLANK([.O271]);ISBLANK([.P271]);ISBLANK([.Q271]);ISBLANK([.R271])); &quot;&quot;; DEC2HEX([.O271]*8 + [.P271]*4 + [.Q271]*2 + [.R271]*1))">
            <text:p/>
          </table:table-cell>
          <table:table-cell table:formula="of:=IF(AND(ISBLANK([.S271]);ISBLANK([.T271]);ISBLANK([.U271]);ISBLANK([.V271])); &quot;&quot;; DEC2HEX([.S271]*8 + [.T271]*4 + [.U271]*2 + [.V271]*1))">
            <text:p/>
          </table:table-cell>
          <table:table-cell table:formula="of:=IF(AND(ISBLANK([.W271]);ISBLANK([.X271]);ISBLANK([.Y271]);ISBLANK([.Z271])); &quot;&quot;; DEC2HEX([.W271]*8 + [.X271]*4 + [.Y271]*2 + [.Z271]*1))">
            <text:p/>
          </table:table-cell>
          <table:table-cell table:formula="of:=IF(AND(ISBLANK([.AA271]);ISBLANK([.AB271]);ISBLANK([.AC271]);ISBLANK([.AD271])); &quot;&quot;; DEC2HEX([.AA271]*8 + [.AB271]*4 + [.AC271]*2 + [.AD271]*1))">
            <text:p/>
          </table:table-cell>
          <table:table-cell table:formula="of:=IF(AND(ISBLANK([.AE271]);ISBLANK([.AF271]);ISBLANK([.AG271]);ISBLANK([.AH271])); &quot;&quot;; DEC2HEX([.AE271]*8 + [.AF271]*4 + [.AG271]*2 + [.AH271]*1))">
            <text:p/>
          </table:table-cell>
          <table:table-cell table:formula="of:=IF(AND(ISBLANK([.AI271]);ISBLANK([.AJ271]);ISBLANK([.AK271]);ISBLANK([.AL271])); &quot;&quot;; DEC2HEX([.AI271]*8 + [.AJ271]*4 + [.AK271]*2 + [.AL271]*1))">
            <text:p/>
          </table:table-cell>
          <table:table-cell table:formula="of:=IF(AND(ISBLANK([.AM271]);ISBLANK([.AN271]);ISBLANK([.AO271]);ISBLANK([.AP271])); &quot;&quot;; DEC2HEX([.AM271]*8 + [.AN271]*4 + [.AO271]*2 + [.AP27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2]);ISBLANK([.D272]);ISBLANK([.E272]);ISBLANK([.F272])); &quot;&quot;; DEC2HEX([.C272]*8 + [.D272]*4 + [.E272]*2 + [.F272]*1))">
            <text:p/>
          </table:table-cell>
          <table:table-cell table:formula="of:=IF(AND(ISBLANK([.G272]);ISBLANK([.H272]);ISBLANK([.I272]);ISBLANK([.J272])); &quot;&quot;; DEC2HEX([.G272]*8 + [.H272]*4 + [.I272]*2 + [.J272]*1))">
            <text:p/>
          </table:table-cell>
          <table:table-cell table:formula="of:=IF(AND(ISBLANK([.K272]);ISBLANK([.L272]);ISBLANK([.M272]);ISBLANK([.N272])); &quot;&quot;; DEC2HEX([.K272]*8 + [.L272]*4 + [.M272]*2 + [.N272]*1))">
            <text:p/>
          </table:table-cell>
          <table:table-cell table:formula="of:=IF(AND(ISBLANK([.O272]);ISBLANK([.P272]);ISBLANK([.Q272]);ISBLANK([.R272])); &quot;&quot;; DEC2HEX([.O272]*8 + [.P272]*4 + [.Q272]*2 + [.R272]*1))">
            <text:p/>
          </table:table-cell>
          <table:table-cell table:formula="of:=IF(AND(ISBLANK([.S272]);ISBLANK([.T272]);ISBLANK([.U272]);ISBLANK([.V272])); &quot;&quot;; DEC2HEX([.S272]*8 + [.T272]*4 + [.U272]*2 + [.V272]*1))">
            <text:p/>
          </table:table-cell>
          <table:table-cell table:formula="of:=IF(AND(ISBLANK([.W272]);ISBLANK([.X272]);ISBLANK([.Y272]);ISBLANK([.Z272])); &quot;&quot;; DEC2HEX([.W272]*8 + [.X272]*4 + [.Y272]*2 + [.Z272]*1))">
            <text:p/>
          </table:table-cell>
          <table:table-cell table:formula="of:=IF(AND(ISBLANK([.AA272]);ISBLANK([.AB272]);ISBLANK([.AC272]);ISBLANK([.AD272])); &quot;&quot;; DEC2HEX([.AA272]*8 + [.AB272]*4 + [.AC272]*2 + [.AD272]*1))">
            <text:p/>
          </table:table-cell>
          <table:table-cell table:formula="of:=IF(AND(ISBLANK([.AE272]);ISBLANK([.AF272]);ISBLANK([.AG272]);ISBLANK([.AH272])); &quot;&quot;; DEC2HEX([.AE272]*8 + [.AF272]*4 + [.AG272]*2 + [.AH272]*1))">
            <text:p/>
          </table:table-cell>
          <table:table-cell table:formula="of:=IF(AND(ISBLANK([.AI272]);ISBLANK([.AJ272]);ISBLANK([.AK272]);ISBLANK([.AL272])); &quot;&quot;; DEC2HEX([.AI272]*8 + [.AJ272]*4 + [.AK272]*2 + [.AL272]*1))">
            <text:p/>
          </table:table-cell>
          <table:table-cell table:formula="of:=IF(AND(ISBLANK([.AM272]);ISBLANK([.AN272]);ISBLANK([.AO272]);ISBLANK([.AP272])); &quot;&quot;; DEC2HEX([.AM272]*8 + [.AN272]*4 + [.AO272]*2 + [.AP27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3]);ISBLANK([.D273]);ISBLANK([.E273]);ISBLANK([.F273])); &quot;&quot;; DEC2HEX([.C273]*8 + [.D273]*4 + [.E273]*2 + [.F273]*1))">
            <text:p/>
          </table:table-cell>
          <table:table-cell table:formula="of:=IF(AND(ISBLANK([.G273]);ISBLANK([.H273]);ISBLANK([.I273]);ISBLANK([.J273])); &quot;&quot;; DEC2HEX([.G273]*8 + [.H273]*4 + [.I273]*2 + [.J273]*1))">
            <text:p/>
          </table:table-cell>
          <table:table-cell table:formula="of:=IF(AND(ISBLANK([.K273]);ISBLANK([.L273]);ISBLANK([.M273]);ISBLANK([.N273])); &quot;&quot;; DEC2HEX([.K273]*8 + [.L273]*4 + [.M273]*2 + [.N273]*1))">
            <text:p/>
          </table:table-cell>
          <table:table-cell table:formula="of:=IF(AND(ISBLANK([.O273]);ISBLANK([.P273]);ISBLANK([.Q273]);ISBLANK([.R273])); &quot;&quot;; DEC2HEX([.O273]*8 + [.P273]*4 + [.Q273]*2 + [.R273]*1))">
            <text:p/>
          </table:table-cell>
          <table:table-cell table:formula="of:=IF(AND(ISBLANK([.S273]);ISBLANK([.T273]);ISBLANK([.U273]);ISBLANK([.V273])); &quot;&quot;; DEC2HEX([.S273]*8 + [.T273]*4 + [.U273]*2 + [.V273]*1))">
            <text:p/>
          </table:table-cell>
          <table:table-cell table:formula="of:=IF(AND(ISBLANK([.W273]);ISBLANK([.X273]);ISBLANK([.Y273]);ISBLANK([.Z273])); &quot;&quot;; DEC2HEX([.W273]*8 + [.X273]*4 + [.Y273]*2 + [.Z273]*1))">
            <text:p/>
          </table:table-cell>
          <table:table-cell table:formula="of:=IF(AND(ISBLANK([.AA273]);ISBLANK([.AB273]);ISBLANK([.AC273]);ISBLANK([.AD273])); &quot;&quot;; DEC2HEX([.AA273]*8 + [.AB273]*4 + [.AC273]*2 + [.AD273]*1))">
            <text:p/>
          </table:table-cell>
          <table:table-cell table:formula="of:=IF(AND(ISBLANK([.AE273]);ISBLANK([.AF273]);ISBLANK([.AG273]);ISBLANK([.AH273])); &quot;&quot;; DEC2HEX([.AE273]*8 + [.AF273]*4 + [.AG273]*2 + [.AH273]*1))">
            <text:p/>
          </table:table-cell>
          <table:table-cell table:formula="of:=IF(AND(ISBLANK([.AI273]);ISBLANK([.AJ273]);ISBLANK([.AK273]);ISBLANK([.AL273])); &quot;&quot;; DEC2HEX([.AI273]*8 + [.AJ273]*4 + [.AK273]*2 + [.AL273]*1))">
            <text:p/>
          </table:table-cell>
          <table:table-cell table:formula="of:=IF(AND(ISBLANK([.AM273]);ISBLANK([.AN273]);ISBLANK([.AO273]);ISBLANK([.AP273])); &quot;&quot;; DEC2HEX([.AM273]*8 + [.AN273]*4 + [.AO273]*2 + [.AP27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4]);ISBLANK([.D274]);ISBLANK([.E274]);ISBLANK([.F274])); &quot;&quot;; DEC2HEX([.C274]*8 + [.D274]*4 + [.E274]*2 + [.F274]*1))">
            <text:p/>
          </table:table-cell>
          <table:table-cell table:formula="of:=IF(AND(ISBLANK([.G274]);ISBLANK([.H274]);ISBLANK([.I274]);ISBLANK([.J274])); &quot;&quot;; DEC2HEX([.G274]*8 + [.H274]*4 + [.I274]*2 + [.J274]*1))">
            <text:p/>
          </table:table-cell>
          <table:table-cell table:formula="of:=IF(AND(ISBLANK([.K274]);ISBLANK([.L274]);ISBLANK([.M274]);ISBLANK([.N274])); &quot;&quot;; DEC2HEX([.K274]*8 + [.L274]*4 + [.M274]*2 + [.N274]*1))">
            <text:p/>
          </table:table-cell>
          <table:table-cell table:formula="of:=IF(AND(ISBLANK([.O274]);ISBLANK([.P274]);ISBLANK([.Q274]);ISBLANK([.R274])); &quot;&quot;; DEC2HEX([.O274]*8 + [.P274]*4 + [.Q274]*2 + [.R274]*1))">
            <text:p/>
          </table:table-cell>
          <table:table-cell table:formula="of:=IF(AND(ISBLANK([.S274]);ISBLANK([.T274]);ISBLANK([.U274]);ISBLANK([.V274])); &quot;&quot;; DEC2HEX([.S274]*8 + [.T274]*4 + [.U274]*2 + [.V274]*1))">
            <text:p/>
          </table:table-cell>
          <table:table-cell table:formula="of:=IF(AND(ISBLANK([.W274]);ISBLANK([.X274]);ISBLANK([.Y274]);ISBLANK([.Z274])); &quot;&quot;; DEC2HEX([.W274]*8 + [.X274]*4 + [.Y274]*2 + [.Z274]*1))">
            <text:p/>
          </table:table-cell>
          <table:table-cell table:formula="of:=IF(AND(ISBLANK([.AA274]);ISBLANK([.AB274]);ISBLANK([.AC274]);ISBLANK([.AD274])); &quot;&quot;; DEC2HEX([.AA274]*8 + [.AB274]*4 + [.AC274]*2 + [.AD274]*1))">
            <text:p/>
          </table:table-cell>
          <table:table-cell table:formula="of:=IF(AND(ISBLANK([.AE274]);ISBLANK([.AF274]);ISBLANK([.AG274]);ISBLANK([.AH274])); &quot;&quot;; DEC2HEX([.AE274]*8 + [.AF274]*4 + [.AG274]*2 + [.AH274]*1))">
            <text:p/>
          </table:table-cell>
          <table:table-cell table:formula="of:=IF(AND(ISBLANK([.AI274]);ISBLANK([.AJ274]);ISBLANK([.AK274]);ISBLANK([.AL274])); &quot;&quot;; DEC2HEX([.AI274]*8 + [.AJ274]*4 + [.AK274]*2 + [.AL274]*1))">
            <text:p/>
          </table:table-cell>
          <table:table-cell table:formula="of:=IF(AND(ISBLANK([.AM274]);ISBLANK([.AN274]);ISBLANK([.AO274]);ISBLANK([.AP274])); &quot;&quot;; DEC2HEX([.AM274]*8 + [.AN274]*4 + [.AO274]*2 + [.AP27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5]);ISBLANK([.D275]);ISBLANK([.E275]);ISBLANK([.F275])); &quot;&quot;; DEC2HEX([.C275]*8 + [.D275]*4 + [.E275]*2 + [.F275]*1))">
            <text:p/>
          </table:table-cell>
          <table:table-cell table:formula="of:=IF(AND(ISBLANK([.G275]);ISBLANK([.H275]);ISBLANK([.I275]);ISBLANK([.J275])); &quot;&quot;; DEC2HEX([.G275]*8 + [.H275]*4 + [.I275]*2 + [.J275]*1))">
            <text:p/>
          </table:table-cell>
          <table:table-cell table:formula="of:=IF(AND(ISBLANK([.K275]);ISBLANK([.L275]);ISBLANK([.M275]);ISBLANK([.N275])); &quot;&quot;; DEC2HEX([.K275]*8 + [.L275]*4 + [.M275]*2 + [.N275]*1))">
            <text:p/>
          </table:table-cell>
          <table:table-cell table:formula="of:=IF(AND(ISBLANK([.O275]);ISBLANK([.P275]);ISBLANK([.Q275]);ISBLANK([.R275])); &quot;&quot;; DEC2HEX([.O275]*8 + [.P275]*4 + [.Q275]*2 + [.R275]*1))">
            <text:p/>
          </table:table-cell>
          <table:table-cell table:formula="of:=IF(AND(ISBLANK([.S275]);ISBLANK([.T275]);ISBLANK([.U275]);ISBLANK([.V275])); &quot;&quot;; DEC2HEX([.S275]*8 + [.T275]*4 + [.U275]*2 + [.V275]*1))">
            <text:p/>
          </table:table-cell>
          <table:table-cell table:formula="of:=IF(AND(ISBLANK([.W275]);ISBLANK([.X275]);ISBLANK([.Y275]);ISBLANK([.Z275])); &quot;&quot;; DEC2HEX([.W275]*8 + [.X275]*4 + [.Y275]*2 + [.Z275]*1))">
            <text:p/>
          </table:table-cell>
          <table:table-cell table:formula="of:=IF(AND(ISBLANK([.AA275]);ISBLANK([.AB275]);ISBLANK([.AC275]);ISBLANK([.AD275])); &quot;&quot;; DEC2HEX([.AA275]*8 + [.AB275]*4 + [.AC275]*2 + [.AD275]*1))">
            <text:p/>
          </table:table-cell>
          <table:table-cell table:formula="of:=IF(AND(ISBLANK([.AE275]);ISBLANK([.AF275]);ISBLANK([.AG275]);ISBLANK([.AH275])); &quot;&quot;; DEC2HEX([.AE275]*8 + [.AF275]*4 + [.AG275]*2 + [.AH275]*1))">
            <text:p/>
          </table:table-cell>
          <table:table-cell table:formula="of:=IF(AND(ISBLANK([.AI275]);ISBLANK([.AJ275]);ISBLANK([.AK275]);ISBLANK([.AL275])); &quot;&quot;; DEC2HEX([.AI275]*8 + [.AJ275]*4 + [.AK275]*2 + [.AL275]*1))">
            <text:p/>
          </table:table-cell>
          <table:table-cell table:formula="of:=IF(AND(ISBLANK([.AM275]);ISBLANK([.AN275]);ISBLANK([.AO275]);ISBLANK([.AP275])); &quot;&quot;; DEC2HEX([.AM275]*8 + [.AN275]*4 + [.AO275]*2 + [.AP27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6]);ISBLANK([.D276]);ISBLANK([.E276]);ISBLANK([.F276])); &quot;&quot;; DEC2HEX([.C276]*8 + [.D276]*4 + [.E276]*2 + [.F276]*1))">
            <text:p/>
          </table:table-cell>
          <table:table-cell table:formula="of:=IF(AND(ISBLANK([.G276]);ISBLANK([.H276]);ISBLANK([.I276]);ISBLANK([.J276])); &quot;&quot;; DEC2HEX([.G276]*8 + [.H276]*4 + [.I276]*2 + [.J276]*1))">
            <text:p/>
          </table:table-cell>
          <table:table-cell table:formula="of:=IF(AND(ISBLANK([.K276]);ISBLANK([.L276]);ISBLANK([.M276]);ISBLANK([.N276])); &quot;&quot;; DEC2HEX([.K276]*8 + [.L276]*4 + [.M276]*2 + [.N276]*1))">
            <text:p/>
          </table:table-cell>
          <table:table-cell table:formula="of:=IF(AND(ISBLANK([.O276]);ISBLANK([.P276]);ISBLANK([.Q276]);ISBLANK([.R276])); &quot;&quot;; DEC2HEX([.O276]*8 + [.P276]*4 + [.Q276]*2 + [.R276]*1))">
            <text:p/>
          </table:table-cell>
          <table:table-cell table:formula="of:=IF(AND(ISBLANK([.S276]);ISBLANK([.T276]);ISBLANK([.U276]);ISBLANK([.V276])); &quot;&quot;; DEC2HEX([.S276]*8 + [.T276]*4 + [.U276]*2 + [.V276]*1))">
            <text:p/>
          </table:table-cell>
          <table:table-cell table:formula="of:=IF(AND(ISBLANK([.W276]);ISBLANK([.X276]);ISBLANK([.Y276]);ISBLANK([.Z276])); &quot;&quot;; DEC2HEX([.W276]*8 + [.X276]*4 + [.Y276]*2 + [.Z276]*1))">
            <text:p/>
          </table:table-cell>
          <table:table-cell table:formula="of:=IF(AND(ISBLANK([.AA276]);ISBLANK([.AB276]);ISBLANK([.AC276]);ISBLANK([.AD276])); &quot;&quot;; DEC2HEX([.AA276]*8 + [.AB276]*4 + [.AC276]*2 + [.AD276]*1))">
            <text:p/>
          </table:table-cell>
          <table:table-cell table:formula="of:=IF(AND(ISBLANK([.AE276]);ISBLANK([.AF276]);ISBLANK([.AG276]);ISBLANK([.AH276])); &quot;&quot;; DEC2HEX([.AE276]*8 + [.AF276]*4 + [.AG276]*2 + [.AH276]*1))">
            <text:p/>
          </table:table-cell>
          <table:table-cell table:formula="of:=IF(AND(ISBLANK([.AI276]);ISBLANK([.AJ276]);ISBLANK([.AK276]);ISBLANK([.AL276])); &quot;&quot;; DEC2HEX([.AI276]*8 + [.AJ276]*4 + [.AK276]*2 + [.AL276]*1))">
            <text:p/>
          </table:table-cell>
          <table:table-cell table:formula="of:=IF(AND(ISBLANK([.AM276]);ISBLANK([.AN276]);ISBLANK([.AO276]);ISBLANK([.AP276])); &quot;&quot;; DEC2HEX([.AM276]*8 + [.AN276]*4 + [.AO276]*2 + [.AP27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7]);ISBLANK([.D277]);ISBLANK([.E277]);ISBLANK([.F277])); &quot;&quot;; DEC2HEX([.C277]*8 + [.D277]*4 + [.E277]*2 + [.F277]*1))">
            <text:p/>
          </table:table-cell>
          <table:table-cell table:formula="of:=IF(AND(ISBLANK([.G277]);ISBLANK([.H277]);ISBLANK([.I277]);ISBLANK([.J277])); &quot;&quot;; DEC2HEX([.G277]*8 + [.H277]*4 + [.I277]*2 + [.J277]*1))">
            <text:p/>
          </table:table-cell>
          <table:table-cell table:formula="of:=IF(AND(ISBLANK([.K277]);ISBLANK([.L277]);ISBLANK([.M277]);ISBLANK([.N277])); &quot;&quot;; DEC2HEX([.K277]*8 + [.L277]*4 + [.M277]*2 + [.N277]*1))">
            <text:p/>
          </table:table-cell>
          <table:table-cell table:formula="of:=IF(AND(ISBLANK([.O277]);ISBLANK([.P277]);ISBLANK([.Q277]);ISBLANK([.R277])); &quot;&quot;; DEC2HEX([.O277]*8 + [.P277]*4 + [.Q277]*2 + [.R277]*1))">
            <text:p/>
          </table:table-cell>
          <table:table-cell table:formula="of:=IF(AND(ISBLANK([.S277]);ISBLANK([.T277]);ISBLANK([.U277]);ISBLANK([.V277])); &quot;&quot;; DEC2HEX([.S277]*8 + [.T277]*4 + [.U277]*2 + [.V277]*1))">
            <text:p/>
          </table:table-cell>
          <table:table-cell table:formula="of:=IF(AND(ISBLANK([.W277]);ISBLANK([.X277]);ISBLANK([.Y277]);ISBLANK([.Z277])); &quot;&quot;; DEC2HEX([.W277]*8 + [.X277]*4 + [.Y277]*2 + [.Z277]*1))">
            <text:p/>
          </table:table-cell>
          <table:table-cell table:formula="of:=IF(AND(ISBLANK([.AA277]);ISBLANK([.AB277]);ISBLANK([.AC277]);ISBLANK([.AD277])); &quot;&quot;; DEC2HEX([.AA277]*8 + [.AB277]*4 + [.AC277]*2 + [.AD277]*1))">
            <text:p/>
          </table:table-cell>
          <table:table-cell table:formula="of:=IF(AND(ISBLANK([.AE277]);ISBLANK([.AF277]);ISBLANK([.AG277]);ISBLANK([.AH277])); &quot;&quot;; DEC2HEX([.AE277]*8 + [.AF277]*4 + [.AG277]*2 + [.AH277]*1))">
            <text:p/>
          </table:table-cell>
          <table:table-cell table:formula="of:=IF(AND(ISBLANK([.AI277]);ISBLANK([.AJ277]);ISBLANK([.AK277]);ISBLANK([.AL277])); &quot;&quot;; DEC2HEX([.AI277]*8 + [.AJ277]*4 + [.AK277]*2 + [.AL277]*1))">
            <text:p/>
          </table:table-cell>
          <table:table-cell table:formula="of:=IF(AND(ISBLANK([.AM277]);ISBLANK([.AN277]);ISBLANK([.AO277]);ISBLANK([.AP277])); &quot;&quot;; DEC2HEX([.AM277]*8 + [.AN277]*4 + [.AO277]*2 + [.AP27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8]);ISBLANK([.D278]);ISBLANK([.E278]);ISBLANK([.F278])); &quot;&quot;; DEC2HEX([.C278]*8 + [.D278]*4 + [.E278]*2 + [.F278]*1))">
            <text:p/>
          </table:table-cell>
          <table:table-cell table:formula="of:=IF(AND(ISBLANK([.G278]);ISBLANK([.H278]);ISBLANK([.I278]);ISBLANK([.J278])); &quot;&quot;; DEC2HEX([.G278]*8 + [.H278]*4 + [.I278]*2 + [.J278]*1))">
            <text:p/>
          </table:table-cell>
          <table:table-cell table:formula="of:=IF(AND(ISBLANK([.K278]);ISBLANK([.L278]);ISBLANK([.M278]);ISBLANK([.N278])); &quot;&quot;; DEC2HEX([.K278]*8 + [.L278]*4 + [.M278]*2 + [.N278]*1))">
            <text:p/>
          </table:table-cell>
          <table:table-cell table:formula="of:=IF(AND(ISBLANK([.O278]);ISBLANK([.P278]);ISBLANK([.Q278]);ISBLANK([.R278])); &quot;&quot;; DEC2HEX([.O278]*8 + [.P278]*4 + [.Q278]*2 + [.R278]*1))">
            <text:p/>
          </table:table-cell>
          <table:table-cell table:formula="of:=IF(AND(ISBLANK([.S278]);ISBLANK([.T278]);ISBLANK([.U278]);ISBLANK([.V278])); &quot;&quot;; DEC2HEX([.S278]*8 + [.T278]*4 + [.U278]*2 + [.V278]*1))">
            <text:p/>
          </table:table-cell>
          <table:table-cell table:formula="of:=IF(AND(ISBLANK([.W278]);ISBLANK([.X278]);ISBLANK([.Y278]);ISBLANK([.Z278])); &quot;&quot;; DEC2HEX([.W278]*8 + [.X278]*4 + [.Y278]*2 + [.Z278]*1))">
            <text:p/>
          </table:table-cell>
          <table:table-cell table:formula="of:=IF(AND(ISBLANK([.AA278]);ISBLANK([.AB278]);ISBLANK([.AC278]);ISBLANK([.AD278])); &quot;&quot;; DEC2HEX([.AA278]*8 + [.AB278]*4 + [.AC278]*2 + [.AD278]*1))">
            <text:p/>
          </table:table-cell>
          <table:table-cell table:formula="of:=IF(AND(ISBLANK([.AE278]);ISBLANK([.AF278]);ISBLANK([.AG278]);ISBLANK([.AH278])); &quot;&quot;; DEC2HEX([.AE278]*8 + [.AF278]*4 + [.AG278]*2 + [.AH278]*1))">
            <text:p/>
          </table:table-cell>
          <table:table-cell table:formula="of:=IF(AND(ISBLANK([.AI278]);ISBLANK([.AJ278]);ISBLANK([.AK278]);ISBLANK([.AL278])); &quot;&quot;; DEC2HEX([.AI278]*8 + [.AJ278]*4 + [.AK278]*2 + [.AL278]*1))">
            <text:p/>
          </table:table-cell>
          <table:table-cell table:formula="of:=IF(AND(ISBLANK([.AM278]);ISBLANK([.AN278]);ISBLANK([.AO278]);ISBLANK([.AP278])); &quot;&quot;; DEC2HEX([.AM278]*8 + [.AN278]*4 + [.AO278]*2 + [.AP27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79]);ISBLANK([.D279]);ISBLANK([.E279]);ISBLANK([.F279])); &quot;&quot;; DEC2HEX([.C279]*8 + [.D279]*4 + [.E279]*2 + [.F279]*1))">
            <text:p/>
          </table:table-cell>
          <table:table-cell table:formula="of:=IF(AND(ISBLANK([.G279]);ISBLANK([.H279]);ISBLANK([.I279]);ISBLANK([.J279])); &quot;&quot;; DEC2HEX([.G279]*8 + [.H279]*4 + [.I279]*2 + [.J279]*1))">
            <text:p/>
          </table:table-cell>
          <table:table-cell table:formula="of:=IF(AND(ISBLANK([.K279]);ISBLANK([.L279]);ISBLANK([.M279]);ISBLANK([.N279])); &quot;&quot;; DEC2HEX([.K279]*8 + [.L279]*4 + [.M279]*2 + [.N279]*1))">
            <text:p/>
          </table:table-cell>
          <table:table-cell table:formula="of:=IF(AND(ISBLANK([.O279]);ISBLANK([.P279]);ISBLANK([.Q279]);ISBLANK([.R279])); &quot;&quot;; DEC2HEX([.O279]*8 + [.P279]*4 + [.Q279]*2 + [.R279]*1))">
            <text:p/>
          </table:table-cell>
          <table:table-cell table:formula="of:=IF(AND(ISBLANK([.S279]);ISBLANK([.T279]);ISBLANK([.U279]);ISBLANK([.V279])); &quot;&quot;; DEC2HEX([.S279]*8 + [.T279]*4 + [.U279]*2 + [.V279]*1))">
            <text:p/>
          </table:table-cell>
          <table:table-cell table:formula="of:=IF(AND(ISBLANK([.W279]);ISBLANK([.X279]);ISBLANK([.Y279]);ISBLANK([.Z279])); &quot;&quot;; DEC2HEX([.W279]*8 + [.X279]*4 + [.Y279]*2 + [.Z279]*1))">
            <text:p/>
          </table:table-cell>
          <table:table-cell table:formula="of:=IF(AND(ISBLANK([.AA279]);ISBLANK([.AB279]);ISBLANK([.AC279]);ISBLANK([.AD279])); &quot;&quot;; DEC2HEX([.AA279]*8 + [.AB279]*4 + [.AC279]*2 + [.AD279]*1))">
            <text:p/>
          </table:table-cell>
          <table:table-cell table:formula="of:=IF(AND(ISBLANK([.AE279]);ISBLANK([.AF279]);ISBLANK([.AG279]);ISBLANK([.AH279])); &quot;&quot;; DEC2HEX([.AE279]*8 + [.AF279]*4 + [.AG279]*2 + [.AH279]*1))">
            <text:p/>
          </table:table-cell>
          <table:table-cell table:formula="of:=IF(AND(ISBLANK([.AI279]);ISBLANK([.AJ279]);ISBLANK([.AK279]);ISBLANK([.AL279])); &quot;&quot;; DEC2HEX([.AI279]*8 + [.AJ279]*4 + [.AK279]*2 + [.AL279]*1))">
            <text:p/>
          </table:table-cell>
          <table:table-cell table:formula="of:=IF(AND(ISBLANK([.AM279]);ISBLANK([.AN279]);ISBLANK([.AO279]);ISBLANK([.AP279])); &quot;&quot;; DEC2HEX([.AM279]*8 + [.AN279]*4 + [.AO279]*2 + [.AP27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0]);ISBLANK([.D280]);ISBLANK([.E280]);ISBLANK([.F280])); &quot;&quot;; DEC2HEX([.C280]*8 + [.D280]*4 + [.E280]*2 + [.F280]*1))">
            <text:p/>
          </table:table-cell>
          <table:table-cell table:formula="of:=IF(AND(ISBLANK([.G280]);ISBLANK([.H280]);ISBLANK([.I280]);ISBLANK([.J280])); &quot;&quot;; DEC2HEX([.G280]*8 + [.H280]*4 + [.I280]*2 + [.J280]*1))">
            <text:p/>
          </table:table-cell>
          <table:table-cell table:formula="of:=IF(AND(ISBLANK([.K280]);ISBLANK([.L280]);ISBLANK([.M280]);ISBLANK([.N280])); &quot;&quot;; DEC2HEX([.K280]*8 + [.L280]*4 + [.M280]*2 + [.N280]*1))">
            <text:p/>
          </table:table-cell>
          <table:table-cell table:formula="of:=IF(AND(ISBLANK([.O280]);ISBLANK([.P280]);ISBLANK([.Q280]);ISBLANK([.R280])); &quot;&quot;; DEC2HEX([.O280]*8 + [.P280]*4 + [.Q280]*2 + [.R280]*1))">
            <text:p/>
          </table:table-cell>
          <table:table-cell table:formula="of:=IF(AND(ISBLANK([.S280]);ISBLANK([.T280]);ISBLANK([.U280]);ISBLANK([.V280])); &quot;&quot;; DEC2HEX([.S280]*8 + [.T280]*4 + [.U280]*2 + [.V280]*1))">
            <text:p/>
          </table:table-cell>
          <table:table-cell table:formula="of:=IF(AND(ISBLANK([.W280]);ISBLANK([.X280]);ISBLANK([.Y280]);ISBLANK([.Z280])); &quot;&quot;; DEC2HEX([.W280]*8 + [.X280]*4 + [.Y280]*2 + [.Z280]*1))">
            <text:p/>
          </table:table-cell>
          <table:table-cell table:formula="of:=IF(AND(ISBLANK([.AA280]);ISBLANK([.AB280]);ISBLANK([.AC280]);ISBLANK([.AD280])); &quot;&quot;; DEC2HEX([.AA280]*8 + [.AB280]*4 + [.AC280]*2 + [.AD280]*1))">
            <text:p/>
          </table:table-cell>
          <table:table-cell table:formula="of:=IF(AND(ISBLANK([.AE280]);ISBLANK([.AF280]);ISBLANK([.AG280]);ISBLANK([.AH280])); &quot;&quot;; DEC2HEX([.AE280]*8 + [.AF280]*4 + [.AG280]*2 + [.AH280]*1))">
            <text:p/>
          </table:table-cell>
          <table:table-cell table:formula="of:=IF(AND(ISBLANK([.AI280]);ISBLANK([.AJ280]);ISBLANK([.AK280]);ISBLANK([.AL280])); &quot;&quot;; DEC2HEX([.AI280]*8 + [.AJ280]*4 + [.AK280]*2 + [.AL280]*1))">
            <text:p/>
          </table:table-cell>
          <table:table-cell table:formula="of:=IF(AND(ISBLANK([.AM280]);ISBLANK([.AN280]);ISBLANK([.AO280]);ISBLANK([.AP280])); &quot;&quot;; DEC2HEX([.AM280]*8 + [.AN280]*4 + [.AO280]*2 + [.AP28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1]);ISBLANK([.D281]);ISBLANK([.E281]);ISBLANK([.F281])); &quot;&quot;; DEC2HEX([.C281]*8 + [.D281]*4 + [.E281]*2 + [.F281]*1))">
            <text:p/>
          </table:table-cell>
          <table:table-cell table:formula="of:=IF(AND(ISBLANK([.G281]);ISBLANK([.H281]);ISBLANK([.I281]);ISBLANK([.J281])); &quot;&quot;; DEC2HEX([.G281]*8 + [.H281]*4 + [.I281]*2 + [.J281]*1))">
            <text:p/>
          </table:table-cell>
          <table:table-cell table:formula="of:=IF(AND(ISBLANK([.K281]);ISBLANK([.L281]);ISBLANK([.M281]);ISBLANK([.N281])); &quot;&quot;; DEC2HEX([.K281]*8 + [.L281]*4 + [.M281]*2 + [.N281]*1))">
            <text:p/>
          </table:table-cell>
          <table:table-cell table:formula="of:=IF(AND(ISBLANK([.O281]);ISBLANK([.P281]);ISBLANK([.Q281]);ISBLANK([.R281])); &quot;&quot;; DEC2HEX([.O281]*8 + [.P281]*4 + [.Q281]*2 + [.R281]*1))">
            <text:p/>
          </table:table-cell>
          <table:table-cell table:formula="of:=IF(AND(ISBLANK([.S281]);ISBLANK([.T281]);ISBLANK([.U281]);ISBLANK([.V281])); &quot;&quot;; DEC2HEX([.S281]*8 + [.T281]*4 + [.U281]*2 + [.V281]*1))">
            <text:p/>
          </table:table-cell>
          <table:table-cell table:formula="of:=IF(AND(ISBLANK([.W281]);ISBLANK([.X281]);ISBLANK([.Y281]);ISBLANK([.Z281])); &quot;&quot;; DEC2HEX([.W281]*8 + [.X281]*4 + [.Y281]*2 + [.Z281]*1))">
            <text:p/>
          </table:table-cell>
          <table:table-cell table:formula="of:=IF(AND(ISBLANK([.AA281]);ISBLANK([.AB281]);ISBLANK([.AC281]);ISBLANK([.AD281])); &quot;&quot;; DEC2HEX([.AA281]*8 + [.AB281]*4 + [.AC281]*2 + [.AD281]*1))">
            <text:p/>
          </table:table-cell>
          <table:table-cell table:formula="of:=IF(AND(ISBLANK([.AE281]);ISBLANK([.AF281]);ISBLANK([.AG281]);ISBLANK([.AH281])); &quot;&quot;; DEC2HEX([.AE281]*8 + [.AF281]*4 + [.AG281]*2 + [.AH281]*1))">
            <text:p/>
          </table:table-cell>
          <table:table-cell table:formula="of:=IF(AND(ISBLANK([.AI281]);ISBLANK([.AJ281]);ISBLANK([.AK281]);ISBLANK([.AL281])); &quot;&quot;; DEC2HEX([.AI281]*8 + [.AJ281]*4 + [.AK281]*2 + [.AL281]*1))">
            <text:p/>
          </table:table-cell>
          <table:table-cell table:formula="of:=IF(AND(ISBLANK([.AM281]);ISBLANK([.AN281]);ISBLANK([.AO281]);ISBLANK([.AP281])); &quot;&quot;; DEC2HEX([.AM281]*8 + [.AN281]*4 + [.AO281]*2 + [.AP28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2]);ISBLANK([.D282]);ISBLANK([.E282]);ISBLANK([.F282])); &quot;&quot;; DEC2HEX([.C282]*8 + [.D282]*4 + [.E282]*2 + [.F282]*1))">
            <text:p/>
          </table:table-cell>
          <table:table-cell table:formula="of:=IF(AND(ISBLANK([.G282]);ISBLANK([.H282]);ISBLANK([.I282]);ISBLANK([.J282])); &quot;&quot;; DEC2HEX([.G282]*8 + [.H282]*4 + [.I282]*2 + [.J282]*1))">
            <text:p/>
          </table:table-cell>
          <table:table-cell table:formula="of:=IF(AND(ISBLANK([.K282]);ISBLANK([.L282]);ISBLANK([.M282]);ISBLANK([.N282])); &quot;&quot;; DEC2HEX([.K282]*8 + [.L282]*4 + [.M282]*2 + [.N282]*1))">
            <text:p/>
          </table:table-cell>
          <table:table-cell table:formula="of:=IF(AND(ISBLANK([.O282]);ISBLANK([.P282]);ISBLANK([.Q282]);ISBLANK([.R282])); &quot;&quot;; DEC2HEX([.O282]*8 + [.P282]*4 + [.Q282]*2 + [.R282]*1))">
            <text:p/>
          </table:table-cell>
          <table:table-cell table:formula="of:=IF(AND(ISBLANK([.S282]);ISBLANK([.T282]);ISBLANK([.U282]);ISBLANK([.V282])); &quot;&quot;; DEC2HEX([.S282]*8 + [.T282]*4 + [.U282]*2 + [.V282]*1))">
            <text:p/>
          </table:table-cell>
          <table:table-cell table:formula="of:=IF(AND(ISBLANK([.W282]);ISBLANK([.X282]);ISBLANK([.Y282]);ISBLANK([.Z282])); &quot;&quot;; DEC2HEX([.W282]*8 + [.X282]*4 + [.Y282]*2 + [.Z282]*1))">
            <text:p/>
          </table:table-cell>
          <table:table-cell table:formula="of:=IF(AND(ISBLANK([.AA282]);ISBLANK([.AB282]);ISBLANK([.AC282]);ISBLANK([.AD282])); &quot;&quot;; DEC2HEX([.AA282]*8 + [.AB282]*4 + [.AC282]*2 + [.AD282]*1))">
            <text:p/>
          </table:table-cell>
          <table:table-cell table:formula="of:=IF(AND(ISBLANK([.AE282]);ISBLANK([.AF282]);ISBLANK([.AG282]);ISBLANK([.AH282])); &quot;&quot;; DEC2HEX([.AE282]*8 + [.AF282]*4 + [.AG282]*2 + [.AH282]*1))">
            <text:p/>
          </table:table-cell>
          <table:table-cell table:formula="of:=IF(AND(ISBLANK([.AI282]);ISBLANK([.AJ282]);ISBLANK([.AK282]);ISBLANK([.AL282])); &quot;&quot;; DEC2HEX([.AI282]*8 + [.AJ282]*4 + [.AK282]*2 + [.AL282]*1))">
            <text:p/>
          </table:table-cell>
          <table:table-cell table:formula="of:=IF(AND(ISBLANK([.AM282]);ISBLANK([.AN282]);ISBLANK([.AO282]);ISBLANK([.AP282])); &quot;&quot;; DEC2HEX([.AM282]*8 + [.AN282]*4 + [.AO282]*2 + [.AP28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3]);ISBLANK([.D283]);ISBLANK([.E283]);ISBLANK([.F283])); &quot;&quot;; DEC2HEX([.C283]*8 + [.D283]*4 + [.E283]*2 + [.F283]*1))">
            <text:p/>
          </table:table-cell>
          <table:table-cell table:formula="of:=IF(AND(ISBLANK([.G283]);ISBLANK([.H283]);ISBLANK([.I283]);ISBLANK([.J283])); &quot;&quot;; DEC2HEX([.G283]*8 + [.H283]*4 + [.I283]*2 + [.J283]*1))">
            <text:p/>
          </table:table-cell>
          <table:table-cell table:formula="of:=IF(AND(ISBLANK([.K283]);ISBLANK([.L283]);ISBLANK([.M283]);ISBLANK([.N283])); &quot;&quot;; DEC2HEX([.K283]*8 + [.L283]*4 + [.M283]*2 + [.N283]*1))">
            <text:p/>
          </table:table-cell>
          <table:table-cell table:formula="of:=IF(AND(ISBLANK([.O283]);ISBLANK([.P283]);ISBLANK([.Q283]);ISBLANK([.R283])); &quot;&quot;; DEC2HEX([.O283]*8 + [.P283]*4 + [.Q283]*2 + [.R283]*1))">
            <text:p/>
          </table:table-cell>
          <table:table-cell table:formula="of:=IF(AND(ISBLANK([.S283]);ISBLANK([.T283]);ISBLANK([.U283]);ISBLANK([.V283])); &quot;&quot;; DEC2HEX([.S283]*8 + [.T283]*4 + [.U283]*2 + [.V283]*1))">
            <text:p/>
          </table:table-cell>
          <table:table-cell table:formula="of:=IF(AND(ISBLANK([.W283]);ISBLANK([.X283]);ISBLANK([.Y283]);ISBLANK([.Z283])); &quot;&quot;; DEC2HEX([.W283]*8 + [.X283]*4 + [.Y283]*2 + [.Z283]*1))">
            <text:p/>
          </table:table-cell>
          <table:table-cell table:formula="of:=IF(AND(ISBLANK([.AA283]);ISBLANK([.AB283]);ISBLANK([.AC283]);ISBLANK([.AD283])); &quot;&quot;; DEC2HEX([.AA283]*8 + [.AB283]*4 + [.AC283]*2 + [.AD283]*1))">
            <text:p/>
          </table:table-cell>
          <table:table-cell table:formula="of:=IF(AND(ISBLANK([.AE283]);ISBLANK([.AF283]);ISBLANK([.AG283]);ISBLANK([.AH283])); &quot;&quot;; DEC2HEX([.AE283]*8 + [.AF283]*4 + [.AG283]*2 + [.AH283]*1))">
            <text:p/>
          </table:table-cell>
          <table:table-cell table:formula="of:=IF(AND(ISBLANK([.AI283]);ISBLANK([.AJ283]);ISBLANK([.AK283]);ISBLANK([.AL283])); &quot;&quot;; DEC2HEX([.AI283]*8 + [.AJ283]*4 + [.AK283]*2 + [.AL283]*1))">
            <text:p/>
          </table:table-cell>
          <table:table-cell table:formula="of:=IF(AND(ISBLANK([.AM283]);ISBLANK([.AN283]);ISBLANK([.AO283]);ISBLANK([.AP283])); &quot;&quot;; DEC2HEX([.AM283]*8 + [.AN283]*4 + [.AO283]*2 + [.AP28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4]);ISBLANK([.D284]);ISBLANK([.E284]);ISBLANK([.F284])); &quot;&quot;; DEC2HEX([.C284]*8 + [.D284]*4 + [.E284]*2 + [.F284]*1))">
            <text:p/>
          </table:table-cell>
          <table:table-cell table:formula="of:=IF(AND(ISBLANK([.G284]);ISBLANK([.H284]);ISBLANK([.I284]);ISBLANK([.J284])); &quot;&quot;; DEC2HEX([.G284]*8 + [.H284]*4 + [.I284]*2 + [.J284]*1))">
            <text:p/>
          </table:table-cell>
          <table:table-cell table:formula="of:=IF(AND(ISBLANK([.K284]);ISBLANK([.L284]);ISBLANK([.M284]);ISBLANK([.N284])); &quot;&quot;; DEC2HEX([.K284]*8 + [.L284]*4 + [.M284]*2 + [.N284]*1))">
            <text:p/>
          </table:table-cell>
          <table:table-cell table:formula="of:=IF(AND(ISBLANK([.O284]);ISBLANK([.P284]);ISBLANK([.Q284]);ISBLANK([.R284])); &quot;&quot;; DEC2HEX([.O284]*8 + [.P284]*4 + [.Q284]*2 + [.R284]*1))">
            <text:p/>
          </table:table-cell>
          <table:table-cell table:formula="of:=IF(AND(ISBLANK([.S284]);ISBLANK([.T284]);ISBLANK([.U284]);ISBLANK([.V284])); &quot;&quot;; DEC2HEX([.S284]*8 + [.T284]*4 + [.U284]*2 + [.V284]*1))">
            <text:p/>
          </table:table-cell>
          <table:table-cell table:formula="of:=IF(AND(ISBLANK([.W284]);ISBLANK([.X284]);ISBLANK([.Y284]);ISBLANK([.Z284])); &quot;&quot;; DEC2HEX([.W284]*8 + [.X284]*4 + [.Y284]*2 + [.Z284]*1))">
            <text:p/>
          </table:table-cell>
          <table:table-cell table:formula="of:=IF(AND(ISBLANK([.AA284]);ISBLANK([.AB284]);ISBLANK([.AC284]);ISBLANK([.AD284])); &quot;&quot;; DEC2HEX([.AA284]*8 + [.AB284]*4 + [.AC284]*2 + [.AD284]*1))">
            <text:p/>
          </table:table-cell>
          <table:table-cell table:formula="of:=IF(AND(ISBLANK([.AE284]);ISBLANK([.AF284]);ISBLANK([.AG284]);ISBLANK([.AH284])); &quot;&quot;; DEC2HEX([.AE284]*8 + [.AF284]*4 + [.AG284]*2 + [.AH284]*1))">
            <text:p/>
          </table:table-cell>
          <table:table-cell table:formula="of:=IF(AND(ISBLANK([.AI284]);ISBLANK([.AJ284]);ISBLANK([.AK284]);ISBLANK([.AL284])); &quot;&quot;; DEC2HEX([.AI284]*8 + [.AJ284]*4 + [.AK284]*2 + [.AL284]*1))">
            <text:p/>
          </table:table-cell>
          <table:table-cell table:formula="of:=IF(AND(ISBLANK([.AM284]);ISBLANK([.AN284]);ISBLANK([.AO284]);ISBLANK([.AP284])); &quot;&quot;; DEC2HEX([.AM284]*8 + [.AN284]*4 + [.AO284]*2 + [.AP28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5]);ISBLANK([.D285]);ISBLANK([.E285]);ISBLANK([.F285])); &quot;&quot;; DEC2HEX([.C285]*8 + [.D285]*4 + [.E285]*2 + [.F285]*1))">
            <text:p/>
          </table:table-cell>
          <table:table-cell table:formula="of:=IF(AND(ISBLANK([.G285]);ISBLANK([.H285]);ISBLANK([.I285]);ISBLANK([.J285])); &quot;&quot;; DEC2HEX([.G285]*8 + [.H285]*4 + [.I285]*2 + [.J285]*1))">
            <text:p/>
          </table:table-cell>
          <table:table-cell table:formula="of:=IF(AND(ISBLANK([.K285]);ISBLANK([.L285]);ISBLANK([.M285]);ISBLANK([.N285])); &quot;&quot;; DEC2HEX([.K285]*8 + [.L285]*4 + [.M285]*2 + [.N285]*1))">
            <text:p/>
          </table:table-cell>
          <table:table-cell table:formula="of:=IF(AND(ISBLANK([.O285]);ISBLANK([.P285]);ISBLANK([.Q285]);ISBLANK([.R285])); &quot;&quot;; DEC2HEX([.O285]*8 + [.P285]*4 + [.Q285]*2 + [.R285]*1))">
            <text:p/>
          </table:table-cell>
          <table:table-cell table:formula="of:=IF(AND(ISBLANK([.S285]);ISBLANK([.T285]);ISBLANK([.U285]);ISBLANK([.V285])); &quot;&quot;; DEC2HEX([.S285]*8 + [.T285]*4 + [.U285]*2 + [.V285]*1))">
            <text:p/>
          </table:table-cell>
          <table:table-cell table:formula="of:=IF(AND(ISBLANK([.W285]);ISBLANK([.X285]);ISBLANK([.Y285]);ISBLANK([.Z285])); &quot;&quot;; DEC2HEX([.W285]*8 + [.X285]*4 + [.Y285]*2 + [.Z285]*1))">
            <text:p/>
          </table:table-cell>
          <table:table-cell table:formula="of:=IF(AND(ISBLANK([.AA285]);ISBLANK([.AB285]);ISBLANK([.AC285]);ISBLANK([.AD285])); &quot;&quot;; DEC2HEX([.AA285]*8 + [.AB285]*4 + [.AC285]*2 + [.AD285]*1))">
            <text:p/>
          </table:table-cell>
          <table:table-cell table:formula="of:=IF(AND(ISBLANK([.AE285]);ISBLANK([.AF285]);ISBLANK([.AG285]);ISBLANK([.AH285])); &quot;&quot;; DEC2HEX([.AE285]*8 + [.AF285]*4 + [.AG285]*2 + [.AH285]*1))">
            <text:p/>
          </table:table-cell>
          <table:table-cell table:formula="of:=IF(AND(ISBLANK([.AI285]);ISBLANK([.AJ285]);ISBLANK([.AK285]);ISBLANK([.AL285])); &quot;&quot;; DEC2HEX([.AI285]*8 + [.AJ285]*4 + [.AK285]*2 + [.AL285]*1))">
            <text:p/>
          </table:table-cell>
          <table:table-cell table:formula="of:=IF(AND(ISBLANK([.AM285]);ISBLANK([.AN285]);ISBLANK([.AO285]);ISBLANK([.AP285])); &quot;&quot;; DEC2HEX([.AM285]*8 + [.AN285]*4 + [.AO285]*2 + [.AP28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6]);ISBLANK([.D286]);ISBLANK([.E286]);ISBLANK([.F286])); &quot;&quot;; DEC2HEX([.C286]*8 + [.D286]*4 + [.E286]*2 + [.F286]*1))">
            <text:p/>
          </table:table-cell>
          <table:table-cell table:formula="of:=IF(AND(ISBLANK([.G286]);ISBLANK([.H286]);ISBLANK([.I286]);ISBLANK([.J286])); &quot;&quot;; DEC2HEX([.G286]*8 + [.H286]*4 + [.I286]*2 + [.J286]*1))">
            <text:p/>
          </table:table-cell>
          <table:table-cell table:formula="of:=IF(AND(ISBLANK([.K286]);ISBLANK([.L286]);ISBLANK([.M286]);ISBLANK([.N286])); &quot;&quot;; DEC2HEX([.K286]*8 + [.L286]*4 + [.M286]*2 + [.N286]*1))">
            <text:p/>
          </table:table-cell>
          <table:table-cell table:formula="of:=IF(AND(ISBLANK([.O286]);ISBLANK([.P286]);ISBLANK([.Q286]);ISBLANK([.R286])); &quot;&quot;; DEC2HEX([.O286]*8 + [.P286]*4 + [.Q286]*2 + [.R286]*1))">
            <text:p/>
          </table:table-cell>
          <table:table-cell table:formula="of:=IF(AND(ISBLANK([.S286]);ISBLANK([.T286]);ISBLANK([.U286]);ISBLANK([.V286])); &quot;&quot;; DEC2HEX([.S286]*8 + [.T286]*4 + [.U286]*2 + [.V286]*1))">
            <text:p/>
          </table:table-cell>
          <table:table-cell table:formula="of:=IF(AND(ISBLANK([.W286]);ISBLANK([.X286]);ISBLANK([.Y286]);ISBLANK([.Z286])); &quot;&quot;; DEC2HEX([.W286]*8 + [.X286]*4 + [.Y286]*2 + [.Z286]*1))">
            <text:p/>
          </table:table-cell>
          <table:table-cell table:formula="of:=IF(AND(ISBLANK([.AA286]);ISBLANK([.AB286]);ISBLANK([.AC286]);ISBLANK([.AD286])); &quot;&quot;; DEC2HEX([.AA286]*8 + [.AB286]*4 + [.AC286]*2 + [.AD286]*1))">
            <text:p/>
          </table:table-cell>
          <table:table-cell table:formula="of:=IF(AND(ISBLANK([.AE286]);ISBLANK([.AF286]);ISBLANK([.AG286]);ISBLANK([.AH286])); &quot;&quot;; DEC2HEX([.AE286]*8 + [.AF286]*4 + [.AG286]*2 + [.AH286]*1))">
            <text:p/>
          </table:table-cell>
          <table:table-cell table:formula="of:=IF(AND(ISBLANK([.AI286]);ISBLANK([.AJ286]);ISBLANK([.AK286]);ISBLANK([.AL286])); &quot;&quot;; DEC2HEX([.AI286]*8 + [.AJ286]*4 + [.AK286]*2 + [.AL286]*1))">
            <text:p/>
          </table:table-cell>
          <table:table-cell table:formula="of:=IF(AND(ISBLANK([.AM286]);ISBLANK([.AN286]);ISBLANK([.AO286]);ISBLANK([.AP286])); &quot;&quot;; DEC2HEX([.AM286]*8 + [.AN286]*4 + [.AO286]*2 + [.AP28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7]);ISBLANK([.D287]);ISBLANK([.E287]);ISBLANK([.F287])); &quot;&quot;; DEC2HEX([.C287]*8 + [.D287]*4 + [.E287]*2 + [.F287]*1))">
            <text:p/>
          </table:table-cell>
          <table:table-cell table:formula="of:=IF(AND(ISBLANK([.G287]);ISBLANK([.H287]);ISBLANK([.I287]);ISBLANK([.J287])); &quot;&quot;; DEC2HEX([.G287]*8 + [.H287]*4 + [.I287]*2 + [.J287]*1))">
            <text:p/>
          </table:table-cell>
          <table:table-cell table:formula="of:=IF(AND(ISBLANK([.K287]);ISBLANK([.L287]);ISBLANK([.M287]);ISBLANK([.N287])); &quot;&quot;; DEC2HEX([.K287]*8 + [.L287]*4 + [.M287]*2 + [.N287]*1))">
            <text:p/>
          </table:table-cell>
          <table:table-cell table:formula="of:=IF(AND(ISBLANK([.O287]);ISBLANK([.P287]);ISBLANK([.Q287]);ISBLANK([.R287])); &quot;&quot;; DEC2HEX([.O287]*8 + [.P287]*4 + [.Q287]*2 + [.R287]*1))">
            <text:p/>
          </table:table-cell>
          <table:table-cell table:formula="of:=IF(AND(ISBLANK([.S287]);ISBLANK([.T287]);ISBLANK([.U287]);ISBLANK([.V287])); &quot;&quot;; DEC2HEX([.S287]*8 + [.T287]*4 + [.U287]*2 + [.V287]*1))">
            <text:p/>
          </table:table-cell>
          <table:table-cell table:formula="of:=IF(AND(ISBLANK([.W287]);ISBLANK([.X287]);ISBLANK([.Y287]);ISBLANK([.Z287])); &quot;&quot;; DEC2HEX([.W287]*8 + [.X287]*4 + [.Y287]*2 + [.Z287]*1))">
            <text:p/>
          </table:table-cell>
          <table:table-cell table:formula="of:=IF(AND(ISBLANK([.AA287]);ISBLANK([.AB287]);ISBLANK([.AC287]);ISBLANK([.AD287])); &quot;&quot;; DEC2HEX([.AA287]*8 + [.AB287]*4 + [.AC287]*2 + [.AD287]*1))">
            <text:p/>
          </table:table-cell>
          <table:table-cell table:formula="of:=IF(AND(ISBLANK([.AE287]);ISBLANK([.AF287]);ISBLANK([.AG287]);ISBLANK([.AH287])); &quot;&quot;; DEC2HEX([.AE287]*8 + [.AF287]*4 + [.AG287]*2 + [.AH287]*1))">
            <text:p/>
          </table:table-cell>
          <table:table-cell table:formula="of:=IF(AND(ISBLANK([.AI287]);ISBLANK([.AJ287]);ISBLANK([.AK287]);ISBLANK([.AL287])); &quot;&quot;; DEC2HEX([.AI287]*8 + [.AJ287]*4 + [.AK287]*2 + [.AL287]*1))">
            <text:p/>
          </table:table-cell>
          <table:table-cell table:formula="of:=IF(AND(ISBLANK([.AM287]);ISBLANK([.AN287]);ISBLANK([.AO287]);ISBLANK([.AP287])); &quot;&quot;; DEC2HEX([.AM287]*8 + [.AN287]*4 + [.AO287]*2 + [.AP28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8]);ISBLANK([.D288]);ISBLANK([.E288]);ISBLANK([.F288])); &quot;&quot;; DEC2HEX([.C288]*8 + [.D288]*4 + [.E288]*2 + [.F288]*1))">
            <text:p/>
          </table:table-cell>
          <table:table-cell table:formula="of:=IF(AND(ISBLANK([.G288]);ISBLANK([.H288]);ISBLANK([.I288]);ISBLANK([.J288])); &quot;&quot;; DEC2HEX([.G288]*8 + [.H288]*4 + [.I288]*2 + [.J288]*1))">
            <text:p/>
          </table:table-cell>
          <table:table-cell table:formula="of:=IF(AND(ISBLANK([.K288]);ISBLANK([.L288]);ISBLANK([.M288]);ISBLANK([.N288])); &quot;&quot;; DEC2HEX([.K288]*8 + [.L288]*4 + [.M288]*2 + [.N288]*1))">
            <text:p/>
          </table:table-cell>
          <table:table-cell table:formula="of:=IF(AND(ISBLANK([.O288]);ISBLANK([.P288]);ISBLANK([.Q288]);ISBLANK([.R288])); &quot;&quot;; DEC2HEX([.O288]*8 + [.P288]*4 + [.Q288]*2 + [.R288]*1))">
            <text:p/>
          </table:table-cell>
          <table:table-cell table:formula="of:=IF(AND(ISBLANK([.S288]);ISBLANK([.T288]);ISBLANK([.U288]);ISBLANK([.V288])); &quot;&quot;; DEC2HEX([.S288]*8 + [.T288]*4 + [.U288]*2 + [.V288]*1))">
            <text:p/>
          </table:table-cell>
          <table:table-cell table:formula="of:=IF(AND(ISBLANK([.W288]);ISBLANK([.X288]);ISBLANK([.Y288]);ISBLANK([.Z288])); &quot;&quot;; DEC2HEX([.W288]*8 + [.X288]*4 + [.Y288]*2 + [.Z288]*1))">
            <text:p/>
          </table:table-cell>
          <table:table-cell table:formula="of:=IF(AND(ISBLANK([.AA288]);ISBLANK([.AB288]);ISBLANK([.AC288]);ISBLANK([.AD288])); &quot;&quot;; DEC2HEX([.AA288]*8 + [.AB288]*4 + [.AC288]*2 + [.AD288]*1))">
            <text:p/>
          </table:table-cell>
          <table:table-cell table:formula="of:=IF(AND(ISBLANK([.AE288]);ISBLANK([.AF288]);ISBLANK([.AG288]);ISBLANK([.AH288])); &quot;&quot;; DEC2HEX([.AE288]*8 + [.AF288]*4 + [.AG288]*2 + [.AH288]*1))">
            <text:p/>
          </table:table-cell>
          <table:table-cell table:formula="of:=IF(AND(ISBLANK([.AI288]);ISBLANK([.AJ288]);ISBLANK([.AK288]);ISBLANK([.AL288])); &quot;&quot;; DEC2HEX([.AI288]*8 + [.AJ288]*4 + [.AK288]*2 + [.AL288]*1))">
            <text:p/>
          </table:table-cell>
          <table:table-cell table:formula="of:=IF(AND(ISBLANK([.AM288]);ISBLANK([.AN288]);ISBLANK([.AO288]);ISBLANK([.AP288])); &quot;&quot;; DEC2HEX([.AM288]*8 + [.AN288]*4 + [.AO288]*2 + [.AP28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89]);ISBLANK([.D289]);ISBLANK([.E289]);ISBLANK([.F289])); &quot;&quot;; DEC2HEX([.C289]*8 + [.D289]*4 + [.E289]*2 + [.F289]*1))">
            <text:p/>
          </table:table-cell>
          <table:table-cell table:formula="of:=IF(AND(ISBLANK([.G289]);ISBLANK([.H289]);ISBLANK([.I289]);ISBLANK([.J289])); &quot;&quot;; DEC2HEX([.G289]*8 + [.H289]*4 + [.I289]*2 + [.J289]*1))">
            <text:p/>
          </table:table-cell>
          <table:table-cell table:formula="of:=IF(AND(ISBLANK([.K289]);ISBLANK([.L289]);ISBLANK([.M289]);ISBLANK([.N289])); &quot;&quot;; DEC2HEX([.K289]*8 + [.L289]*4 + [.M289]*2 + [.N289]*1))">
            <text:p/>
          </table:table-cell>
          <table:table-cell table:formula="of:=IF(AND(ISBLANK([.O289]);ISBLANK([.P289]);ISBLANK([.Q289]);ISBLANK([.R289])); &quot;&quot;; DEC2HEX([.O289]*8 + [.P289]*4 + [.Q289]*2 + [.R289]*1))">
            <text:p/>
          </table:table-cell>
          <table:table-cell table:formula="of:=IF(AND(ISBLANK([.S289]);ISBLANK([.T289]);ISBLANK([.U289]);ISBLANK([.V289])); &quot;&quot;; DEC2HEX([.S289]*8 + [.T289]*4 + [.U289]*2 + [.V289]*1))">
            <text:p/>
          </table:table-cell>
          <table:table-cell table:formula="of:=IF(AND(ISBLANK([.W289]);ISBLANK([.X289]);ISBLANK([.Y289]);ISBLANK([.Z289])); &quot;&quot;; DEC2HEX([.W289]*8 + [.X289]*4 + [.Y289]*2 + [.Z289]*1))">
            <text:p/>
          </table:table-cell>
          <table:table-cell table:formula="of:=IF(AND(ISBLANK([.AA289]);ISBLANK([.AB289]);ISBLANK([.AC289]);ISBLANK([.AD289])); &quot;&quot;; DEC2HEX([.AA289]*8 + [.AB289]*4 + [.AC289]*2 + [.AD289]*1))">
            <text:p/>
          </table:table-cell>
          <table:table-cell table:formula="of:=IF(AND(ISBLANK([.AE289]);ISBLANK([.AF289]);ISBLANK([.AG289]);ISBLANK([.AH289])); &quot;&quot;; DEC2HEX([.AE289]*8 + [.AF289]*4 + [.AG289]*2 + [.AH289]*1))">
            <text:p/>
          </table:table-cell>
          <table:table-cell table:formula="of:=IF(AND(ISBLANK([.AI289]);ISBLANK([.AJ289]);ISBLANK([.AK289]);ISBLANK([.AL289])); &quot;&quot;; DEC2HEX([.AI289]*8 + [.AJ289]*4 + [.AK289]*2 + [.AL289]*1))">
            <text:p/>
          </table:table-cell>
          <table:table-cell table:formula="of:=IF(AND(ISBLANK([.AM289]);ISBLANK([.AN289]);ISBLANK([.AO289]);ISBLANK([.AP289])); &quot;&quot;; DEC2HEX([.AM289]*8 + [.AN289]*4 + [.AO289]*2 + [.AP28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0]);ISBLANK([.D290]);ISBLANK([.E290]);ISBLANK([.F290])); &quot;&quot;; DEC2HEX([.C290]*8 + [.D290]*4 + [.E290]*2 + [.F290]*1))">
            <text:p/>
          </table:table-cell>
          <table:table-cell table:formula="of:=IF(AND(ISBLANK([.G290]);ISBLANK([.H290]);ISBLANK([.I290]);ISBLANK([.J290])); &quot;&quot;; DEC2HEX([.G290]*8 + [.H290]*4 + [.I290]*2 + [.J290]*1))">
            <text:p/>
          </table:table-cell>
          <table:table-cell table:formula="of:=IF(AND(ISBLANK([.K290]);ISBLANK([.L290]);ISBLANK([.M290]);ISBLANK([.N290])); &quot;&quot;; DEC2HEX([.K290]*8 + [.L290]*4 + [.M290]*2 + [.N290]*1))">
            <text:p/>
          </table:table-cell>
          <table:table-cell table:formula="of:=IF(AND(ISBLANK([.O290]);ISBLANK([.P290]);ISBLANK([.Q290]);ISBLANK([.R290])); &quot;&quot;; DEC2HEX([.O290]*8 + [.P290]*4 + [.Q290]*2 + [.R290]*1))">
            <text:p/>
          </table:table-cell>
          <table:table-cell table:formula="of:=IF(AND(ISBLANK([.S290]);ISBLANK([.T290]);ISBLANK([.U290]);ISBLANK([.V290])); &quot;&quot;; DEC2HEX([.S290]*8 + [.T290]*4 + [.U290]*2 + [.V290]*1))">
            <text:p/>
          </table:table-cell>
          <table:table-cell table:formula="of:=IF(AND(ISBLANK([.W290]);ISBLANK([.X290]);ISBLANK([.Y290]);ISBLANK([.Z290])); &quot;&quot;; DEC2HEX([.W290]*8 + [.X290]*4 + [.Y290]*2 + [.Z290]*1))">
            <text:p/>
          </table:table-cell>
          <table:table-cell table:formula="of:=IF(AND(ISBLANK([.AA290]);ISBLANK([.AB290]);ISBLANK([.AC290]);ISBLANK([.AD290])); &quot;&quot;; DEC2HEX([.AA290]*8 + [.AB290]*4 + [.AC290]*2 + [.AD290]*1))">
            <text:p/>
          </table:table-cell>
          <table:table-cell table:formula="of:=IF(AND(ISBLANK([.AE290]);ISBLANK([.AF290]);ISBLANK([.AG290]);ISBLANK([.AH290])); &quot;&quot;; DEC2HEX([.AE290]*8 + [.AF290]*4 + [.AG290]*2 + [.AH290]*1))">
            <text:p/>
          </table:table-cell>
          <table:table-cell table:formula="of:=IF(AND(ISBLANK([.AI290]);ISBLANK([.AJ290]);ISBLANK([.AK290]);ISBLANK([.AL290])); &quot;&quot;; DEC2HEX([.AI290]*8 + [.AJ290]*4 + [.AK290]*2 + [.AL290]*1))">
            <text:p/>
          </table:table-cell>
          <table:table-cell table:formula="of:=IF(AND(ISBLANK([.AM290]);ISBLANK([.AN290]);ISBLANK([.AO290]);ISBLANK([.AP290])); &quot;&quot;; DEC2HEX([.AM290]*8 + [.AN290]*4 + [.AO290]*2 + [.AP29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1]);ISBLANK([.D291]);ISBLANK([.E291]);ISBLANK([.F291])); &quot;&quot;; DEC2HEX([.C291]*8 + [.D291]*4 + [.E291]*2 + [.F291]*1))">
            <text:p/>
          </table:table-cell>
          <table:table-cell table:formula="of:=IF(AND(ISBLANK([.G291]);ISBLANK([.H291]);ISBLANK([.I291]);ISBLANK([.J291])); &quot;&quot;; DEC2HEX([.G291]*8 + [.H291]*4 + [.I291]*2 + [.J291]*1))">
            <text:p/>
          </table:table-cell>
          <table:table-cell table:formula="of:=IF(AND(ISBLANK([.K291]);ISBLANK([.L291]);ISBLANK([.M291]);ISBLANK([.N291])); &quot;&quot;; DEC2HEX([.K291]*8 + [.L291]*4 + [.M291]*2 + [.N291]*1))">
            <text:p/>
          </table:table-cell>
          <table:table-cell table:formula="of:=IF(AND(ISBLANK([.O291]);ISBLANK([.P291]);ISBLANK([.Q291]);ISBLANK([.R291])); &quot;&quot;; DEC2HEX([.O291]*8 + [.P291]*4 + [.Q291]*2 + [.R291]*1))">
            <text:p/>
          </table:table-cell>
          <table:table-cell table:formula="of:=IF(AND(ISBLANK([.S291]);ISBLANK([.T291]);ISBLANK([.U291]);ISBLANK([.V291])); &quot;&quot;; DEC2HEX([.S291]*8 + [.T291]*4 + [.U291]*2 + [.V291]*1))">
            <text:p/>
          </table:table-cell>
          <table:table-cell table:formula="of:=IF(AND(ISBLANK([.W291]);ISBLANK([.X291]);ISBLANK([.Y291]);ISBLANK([.Z291])); &quot;&quot;; DEC2HEX([.W291]*8 + [.X291]*4 + [.Y291]*2 + [.Z291]*1))">
            <text:p/>
          </table:table-cell>
          <table:table-cell table:formula="of:=IF(AND(ISBLANK([.AA291]);ISBLANK([.AB291]);ISBLANK([.AC291]);ISBLANK([.AD291])); &quot;&quot;; DEC2HEX([.AA291]*8 + [.AB291]*4 + [.AC291]*2 + [.AD291]*1))">
            <text:p/>
          </table:table-cell>
          <table:table-cell table:formula="of:=IF(AND(ISBLANK([.AE291]);ISBLANK([.AF291]);ISBLANK([.AG291]);ISBLANK([.AH291])); &quot;&quot;; DEC2HEX([.AE291]*8 + [.AF291]*4 + [.AG291]*2 + [.AH291]*1))">
            <text:p/>
          </table:table-cell>
          <table:table-cell table:formula="of:=IF(AND(ISBLANK([.AI291]);ISBLANK([.AJ291]);ISBLANK([.AK291]);ISBLANK([.AL291])); &quot;&quot;; DEC2HEX([.AI291]*8 + [.AJ291]*4 + [.AK291]*2 + [.AL291]*1))">
            <text:p/>
          </table:table-cell>
          <table:table-cell table:formula="of:=IF(AND(ISBLANK([.AM291]);ISBLANK([.AN291]);ISBLANK([.AO291]);ISBLANK([.AP291])); &quot;&quot;; DEC2HEX([.AM291]*8 + [.AN291]*4 + [.AO291]*2 + [.AP29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2]);ISBLANK([.D292]);ISBLANK([.E292]);ISBLANK([.F292])); &quot;&quot;; DEC2HEX([.C292]*8 + [.D292]*4 + [.E292]*2 + [.F292]*1))">
            <text:p/>
          </table:table-cell>
          <table:table-cell table:formula="of:=IF(AND(ISBLANK([.G292]);ISBLANK([.H292]);ISBLANK([.I292]);ISBLANK([.J292])); &quot;&quot;; DEC2HEX([.G292]*8 + [.H292]*4 + [.I292]*2 + [.J292]*1))">
            <text:p/>
          </table:table-cell>
          <table:table-cell table:formula="of:=IF(AND(ISBLANK([.K292]);ISBLANK([.L292]);ISBLANK([.M292]);ISBLANK([.N292])); &quot;&quot;; DEC2HEX([.K292]*8 + [.L292]*4 + [.M292]*2 + [.N292]*1))">
            <text:p/>
          </table:table-cell>
          <table:table-cell table:formula="of:=IF(AND(ISBLANK([.O292]);ISBLANK([.P292]);ISBLANK([.Q292]);ISBLANK([.R292])); &quot;&quot;; DEC2HEX([.O292]*8 + [.P292]*4 + [.Q292]*2 + [.R292]*1))">
            <text:p/>
          </table:table-cell>
          <table:table-cell table:formula="of:=IF(AND(ISBLANK([.S292]);ISBLANK([.T292]);ISBLANK([.U292]);ISBLANK([.V292])); &quot;&quot;; DEC2HEX([.S292]*8 + [.T292]*4 + [.U292]*2 + [.V292]*1))">
            <text:p/>
          </table:table-cell>
          <table:table-cell table:formula="of:=IF(AND(ISBLANK([.W292]);ISBLANK([.X292]);ISBLANK([.Y292]);ISBLANK([.Z292])); &quot;&quot;; DEC2HEX([.W292]*8 + [.X292]*4 + [.Y292]*2 + [.Z292]*1))">
            <text:p/>
          </table:table-cell>
          <table:table-cell table:formula="of:=IF(AND(ISBLANK([.AA292]);ISBLANK([.AB292]);ISBLANK([.AC292]);ISBLANK([.AD292])); &quot;&quot;; DEC2HEX([.AA292]*8 + [.AB292]*4 + [.AC292]*2 + [.AD292]*1))">
            <text:p/>
          </table:table-cell>
          <table:table-cell table:formula="of:=IF(AND(ISBLANK([.AE292]);ISBLANK([.AF292]);ISBLANK([.AG292]);ISBLANK([.AH292])); &quot;&quot;; DEC2HEX([.AE292]*8 + [.AF292]*4 + [.AG292]*2 + [.AH292]*1))">
            <text:p/>
          </table:table-cell>
          <table:table-cell table:formula="of:=IF(AND(ISBLANK([.AI292]);ISBLANK([.AJ292]);ISBLANK([.AK292]);ISBLANK([.AL292])); &quot;&quot;; DEC2HEX([.AI292]*8 + [.AJ292]*4 + [.AK292]*2 + [.AL292]*1))">
            <text:p/>
          </table:table-cell>
          <table:table-cell table:formula="of:=IF(AND(ISBLANK([.AM292]);ISBLANK([.AN292]);ISBLANK([.AO292]);ISBLANK([.AP292])); &quot;&quot;; DEC2HEX([.AM292]*8 + [.AN292]*4 + [.AO292]*2 + [.AP29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3]);ISBLANK([.D293]);ISBLANK([.E293]);ISBLANK([.F293])); &quot;&quot;; DEC2HEX([.C293]*8 + [.D293]*4 + [.E293]*2 + [.F293]*1))">
            <text:p/>
          </table:table-cell>
          <table:table-cell table:formula="of:=IF(AND(ISBLANK([.G293]);ISBLANK([.H293]);ISBLANK([.I293]);ISBLANK([.J293])); &quot;&quot;; DEC2HEX([.G293]*8 + [.H293]*4 + [.I293]*2 + [.J293]*1))">
            <text:p/>
          </table:table-cell>
          <table:table-cell table:formula="of:=IF(AND(ISBLANK([.K293]);ISBLANK([.L293]);ISBLANK([.M293]);ISBLANK([.N293])); &quot;&quot;; DEC2HEX([.K293]*8 + [.L293]*4 + [.M293]*2 + [.N293]*1))">
            <text:p/>
          </table:table-cell>
          <table:table-cell table:formula="of:=IF(AND(ISBLANK([.O293]);ISBLANK([.P293]);ISBLANK([.Q293]);ISBLANK([.R293])); &quot;&quot;; DEC2HEX([.O293]*8 + [.P293]*4 + [.Q293]*2 + [.R293]*1))">
            <text:p/>
          </table:table-cell>
          <table:table-cell table:formula="of:=IF(AND(ISBLANK([.S293]);ISBLANK([.T293]);ISBLANK([.U293]);ISBLANK([.V293])); &quot;&quot;; DEC2HEX([.S293]*8 + [.T293]*4 + [.U293]*2 + [.V293]*1))">
            <text:p/>
          </table:table-cell>
          <table:table-cell table:formula="of:=IF(AND(ISBLANK([.W293]);ISBLANK([.X293]);ISBLANK([.Y293]);ISBLANK([.Z293])); &quot;&quot;; DEC2HEX([.W293]*8 + [.X293]*4 + [.Y293]*2 + [.Z293]*1))">
            <text:p/>
          </table:table-cell>
          <table:table-cell table:formula="of:=IF(AND(ISBLANK([.AA293]);ISBLANK([.AB293]);ISBLANK([.AC293]);ISBLANK([.AD293])); &quot;&quot;; DEC2HEX([.AA293]*8 + [.AB293]*4 + [.AC293]*2 + [.AD293]*1))">
            <text:p/>
          </table:table-cell>
          <table:table-cell table:formula="of:=IF(AND(ISBLANK([.AE293]);ISBLANK([.AF293]);ISBLANK([.AG293]);ISBLANK([.AH293])); &quot;&quot;; DEC2HEX([.AE293]*8 + [.AF293]*4 + [.AG293]*2 + [.AH293]*1))">
            <text:p/>
          </table:table-cell>
          <table:table-cell table:formula="of:=IF(AND(ISBLANK([.AI293]);ISBLANK([.AJ293]);ISBLANK([.AK293]);ISBLANK([.AL293])); &quot;&quot;; DEC2HEX([.AI293]*8 + [.AJ293]*4 + [.AK293]*2 + [.AL293]*1))">
            <text:p/>
          </table:table-cell>
          <table:table-cell table:formula="of:=IF(AND(ISBLANK([.AM293]);ISBLANK([.AN293]);ISBLANK([.AO293]);ISBLANK([.AP293])); &quot;&quot;; DEC2HEX([.AM293]*8 + [.AN293]*4 + [.AO293]*2 + [.AP29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4]);ISBLANK([.D294]);ISBLANK([.E294]);ISBLANK([.F294])); &quot;&quot;; DEC2HEX([.C294]*8 + [.D294]*4 + [.E294]*2 + [.F294]*1))">
            <text:p/>
          </table:table-cell>
          <table:table-cell table:formula="of:=IF(AND(ISBLANK([.G294]);ISBLANK([.H294]);ISBLANK([.I294]);ISBLANK([.J294])); &quot;&quot;; DEC2HEX([.G294]*8 + [.H294]*4 + [.I294]*2 + [.J294]*1))">
            <text:p/>
          </table:table-cell>
          <table:table-cell table:formula="of:=IF(AND(ISBLANK([.K294]);ISBLANK([.L294]);ISBLANK([.M294]);ISBLANK([.N294])); &quot;&quot;; DEC2HEX([.K294]*8 + [.L294]*4 + [.M294]*2 + [.N294]*1))">
            <text:p/>
          </table:table-cell>
          <table:table-cell table:formula="of:=IF(AND(ISBLANK([.O294]);ISBLANK([.P294]);ISBLANK([.Q294]);ISBLANK([.R294])); &quot;&quot;; DEC2HEX([.O294]*8 + [.P294]*4 + [.Q294]*2 + [.R294]*1))">
            <text:p/>
          </table:table-cell>
          <table:table-cell table:formula="of:=IF(AND(ISBLANK([.S294]);ISBLANK([.T294]);ISBLANK([.U294]);ISBLANK([.V294])); &quot;&quot;; DEC2HEX([.S294]*8 + [.T294]*4 + [.U294]*2 + [.V294]*1))">
            <text:p/>
          </table:table-cell>
          <table:table-cell table:formula="of:=IF(AND(ISBLANK([.W294]);ISBLANK([.X294]);ISBLANK([.Y294]);ISBLANK([.Z294])); &quot;&quot;; DEC2HEX([.W294]*8 + [.X294]*4 + [.Y294]*2 + [.Z294]*1))">
            <text:p/>
          </table:table-cell>
          <table:table-cell table:formula="of:=IF(AND(ISBLANK([.AA294]);ISBLANK([.AB294]);ISBLANK([.AC294]);ISBLANK([.AD294])); &quot;&quot;; DEC2HEX([.AA294]*8 + [.AB294]*4 + [.AC294]*2 + [.AD294]*1))">
            <text:p/>
          </table:table-cell>
          <table:table-cell table:formula="of:=IF(AND(ISBLANK([.AE294]);ISBLANK([.AF294]);ISBLANK([.AG294]);ISBLANK([.AH294])); &quot;&quot;; DEC2HEX([.AE294]*8 + [.AF294]*4 + [.AG294]*2 + [.AH294]*1))">
            <text:p/>
          </table:table-cell>
          <table:table-cell table:formula="of:=IF(AND(ISBLANK([.AI294]);ISBLANK([.AJ294]);ISBLANK([.AK294]);ISBLANK([.AL294])); &quot;&quot;; DEC2HEX([.AI294]*8 + [.AJ294]*4 + [.AK294]*2 + [.AL294]*1))">
            <text:p/>
          </table:table-cell>
          <table:table-cell table:formula="of:=IF(AND(ISBLANK([.AM294]);ISBLANK([.AN294]);ISBLANK([.AO294]);ISBLANK([.AP294])); &quot;&quot;; DEC2HEX([.AM294]*8 + [.AN294]*4 + [.AO294]*2 + [.AP29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5]);ISBLANK([.D295]);ISBLANK([.E295]);ISBLANK([.F295])); &quot;&quot;; DEC2HEX([.C295]*8 + [.D295]*4 + [.E295]*2 + [.F295]*1))">
            <text:p/>
          </table:table-cell>
          <table:table-cell table:formula="of:=IF(AND(ISBLANK([.G295]);ISBLANK([.H295]);ISBLANK([.I295]);ISBLANK([.J295])); &quot;&quot;; DEC2HEX([.G295]*8 + [.H295]*4 + [.I295]*2 + [.J295]*1))">
            <text:p/>
          </table:table-cell>
          <table:table-cell table:formula="of:=IF(AND(ISBLANK([.K295]);ISBLANK([.L295]);ISBLANK([.M295]);ISBLANK([.N295])); &quot;&quot;; DEC2HEX([.K295]*8 + [.L295]*4 + [.M295]*2 + [.N295]*1))">
            <text:p/>
          </table:table-cell>
          <table:table-cell table:formula="of:=IF(AND(ISBLANK([.O295]);ISBLANK([.P295]);ISBLANK([.Q295]);ISBLANK([.R295])); &quot;&quot;; DEC2HEX([.O295]*8 + [.P295]*4 + [.Q295]*2 + [.R295]*1))">
            <text:p/>
          </table:table-cell>
          <table:table-cell table:formula="of:=IF(AND(ISBLANK([.S295]);ISBLANK([.T295]);ISBLANK([.U295]);ISBLANK([.V295])); &quot;&quot;; DEC2HEX([.S295]*8 + [.T295]*4 + [.U295]*2 + [.V295]*1))">
            <text:p/>
          </table:table-cell>
          <table:table-cell table:formula="of:=IF(AND(ISBLANK([.W295]);ISBLANK([.X295]);ISBLANK([.Y295]);ISBLANK([.Z295])); &quot;&quot;; DEC2HEX([.W295]*8 + [.X295]*4 + [.Y295]*2 + [.Z295]*1))">
            <text:p/>
          </table:table-cell>
          <table:table-cell table:formula="of:=IF(AND(ISBLANK([.AA295]);ISBLANK([.AB295]);ISBLANK([.AC295]);ISBLANK([.AD295])); &quot;&quot;; DEC2HEX([.AA295]*8 + [.AB295]*4 + [.AC295]*2 + [.AD295]*1))">
            <text:p/>
          </table:table-cell>
          <table:table-cell table:formula="of:=IF(AND(ISBLANK([.AE295]);ISBLANK([.AF295]);ISBLANK([.AG295]);ISBLANK([.AH295])); &quot;&quot;; DEC2HEX([.AE295]*8 + [.AF295]*4 + [.AG295]*2 + [.AH295]*1))">
            <text:p/>
          </table:table-cell>
          <table:table-cell table:formula="of:=IF(AND(ISBLANK([.AI295]);ISBLANK([.AJ295]);ISBLANK([.AK295]);ISBLANK([.AL295])); &quot;&quot;; DEC2HEX([.AI295]*8 + [.AJ295]*4 + [.AK295]*2 + [.AL295]*1))">
            <text:p/>
          </table:table-cell>
          <table:table-cell table:formula="of:=IF(AND(ISBLANK([.AM295]);ISBLANK([.AN295]);ISBLANK([.AO295]);ISBLANK([.AP295])); &quot;&quot;; DEC2HEX([.AM295]*8 + [.AN295]*4 + [.AO295]*2 + [.AP29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6]);ISBLANK([.D296]);ISBLANK([.E296]);ISBLANK([.F296])); &quot;&quot;; DEC2HEX([.C296]*8 + [.D296]*4 + [.E296]*2 + [.F296]*1))">
            <text:p/>
          </table:table-cell>
          <table:table-cell table:formula="of:=IF(AND(ISBLANK([.G296]);ISBLANK([.H296]);ISBLANK([.I296]);ISBLANK([.J296])); &quot;&quot;; DEC2HEX([.G296]*8 + [.H296]*4 + [.I296]*2 + [.J296]*1))">
            <text:p/>
          </table:table-cell>
          <table:table-cell table:formula="of:=IF(AND(ISBLANK([.K296]);ISBLANK([.L296]);ISBLANK([.M296]);ISBLANK([.N296])); &quot;&quot;; DEC2HEX([.K296]*8 + [.L296]*4 + [.M296]*2 + [.N296]*1))">
            <text:p/>
          </table:table-cell>
          <table:table-cell table:formula="of:=IF(AND(ISBLANK([.O296]);ISBLANK([.P296]);ISBLANK([.Q296]);ISBLANK([.R296])); &quot;&quot;; DEC2HEX([.O296]*8 + [.P296]*4 + [.Q296]*2 + [.R296]*1))">
            <text:p/>
          </table:table-cell>
          <table:table-cell table:formula="of:=IF(AND(ISBLANK([.S296]);ISBLANK([.T296]);ISBLANK([.U296]);ISBLANK([.V296])); &quot;&quot;; DEC2HEX([.S296]*8 + [.T296]*4 + [.U296]*2 + [.V296]*1))">
            <text:p/>
          </table:table-cell>
          <table:table-cell table:formula="of:=IF(AND(ISBLANK([.W296]);ISBLANK([.X296]);ISBLANK([.Y296]);ISBLANK([.Z296])); &quot;&quot;; DEC2HEX([.W296]*8 + [.X296]*4 + [.Y296]*2 + [.Z296]*1))">
            <text:p/>
          </table:table-cell>
          <table:table-cell table:formula="of:=IF(AND(ISBLANK([.AA296]);ISBLANK([.AB296]);ISBLANK([.AC296]);ISBLANK([.AD296])); &quot;&quot;; DEC2HEX([.AA296]*8 + [.AB296]*4 + [.AC296]*2 + [.AD296]*1))">
            <text:p/>
          </table:table-cell>
          <table:table-cell table:formula="of:=IF(AND(ISBLANK([.AE296]);ISBLANK([.AF296]);ISBLANK([.AG296]);ISBLANK([.AH296])); &quot;&quot;; DEC2HEX([.AE296]*8 + [.AF296]*4 + [.AG296]*2 + [.AH296]*1))">
            <text:p/>
          </table:table-cell>
          <table:table-cell table:formula="of:=IF(AND(ISBLANK([.AI296]);ISBLANK([.AJ296]);ISBLANK([.AK296]);ISBLANK([.AL296])); &quot;&quot;; DEC2HEX([.AI296]*8 + [.AJ296]*4 + [.AK296]*2 + [.AL296]*1))">
            <text:p/>
          </table:table-cell>
          <table:table-cell table:formula="of:=IF(AND(ISBLANK([.AM296]);ISBLANK([.AN296]);ISBLANK([.AO296]);ISBLANK([.AP296])); &quot;&quot;; DEC2HEX([.AM296]*8 + [.AN296]*4 + [.AO296]*2 + [.AP29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7]);ISBLANK([.D297]);ISBLANK([.E297]);ISBLANK([.F297])); &quot;&quot;; DEC2HEX([.C297]*8 + [.D297]*4 + [.E297]*2 + [.F297]*1))">
            <text:p/>
          </table:table-cell>
          <table:table-cell table:formula="of:=IF(AND(ISBLANK([.G297]);ISBLANK([.H297]);ISBLANK([.I297]);ISBLANK([.J297])); &quot;&quot;; DEC2HEX([.G297]*8 + [.H297]*4 + [.I297]*2 + [.J297]*1))">
            <text:p/>
          </table:table-cell>
          <table:table-cell table:formula="of:=IF(AND(ISBLANK([.K297]);ISBLANK([.L297]);ISBLANK([.M297]);ISBLANK([.N297])); &quot;&quot;; DEC2HEX([.K297]*8 + [.L297]*4 + [.M297]*2 + [.N297]*1))">
            <text:p/>
          </table:table-cell>
          <table:table-cell table:formula="of:=IF(AND(ISBLANK([.O297]);ISBLANK([.P297]);ISBLANK([.Q297]);ISBLANK([.R297])); &quot;&quot;; DEC2HEX([.O297]*8 + [.P297]*4 + [.Q297]*2 + [.R297]*1))">
            <text:p/>
          </table:table-cell>
          <table:table-cell table:formula="of:=IF(AND(ISBLANK([.S297]);ISBLANK([.T297]);ISBLANK([.U297]);ISBLANK([.V297])); &quot;&quot;; DEC2HEX([.S297]*8 + [.T297]*4 + [.U297]*2 + [.V297]*1))">
            <text:p/>
          </table:table-cell>
          <table:table-cell table:formula="of:=IF(AND(ISBLANK([.W297]);ISBLANK([.X297]);ISBLANK([.Y297]);ISBLANK([.Z297])); &quot;&quot;; DEC2HEX([.W297]*8 + [.X297]*4 + [.Y297]*2 + [.Z297]*1))">
            <text:p/>
          </table:table-cell>
          <table:table-cell table:formula="of:=IF(AND(ISBLANK([.AA297]);ISBLANK([.AB297]);ISBLANK([.AC297]);ISBLANK([.AD297])); &quot;&quot;; DEC2HEX([.AA297]*8 + [.AB297]*4 + [.AC297]*2 + [.AD297]*1))">
            <text:p/>
          </table:table-cell>
          <table:table-cell table:formula="of:=IF(AND(ISBLANK([.AE297]);ISBLANK([.AF297]);ISBLANK([.AG297]);ISBLANK([.AH297])); &quot;&quot;; DEC2HEX([.AE297]*8 + [.AF297]*4 + [.AG297]*2 + [.AH297]*1))">
            <text:p/>
          </table:table-cell>
          <table:table-cell table:formula="of:=IF(AND(ISBLANK([.AI297]);ISBLANK([.AJ297]);ISBLANK([.AK297]);ISBLANK([.AL297])); &quot;&quot;; DEC2HEX([.AI297]*8 + [.AJ297]*4 + [.AK297]*2 + [.AL297]*1))">
            <text:p/>
          </table:table-cell>
          <table:table-cell table:formula="of:=IF(AND(ISBLANK([.AM297]);ISBLANK([.AN297]);ISBLANK([.AO297]);ISBLANK([.AP297])); &quot;&quot;; DEC2HEX([.AM297]*8 + [.AN297]*4 + [.AO297]*2 + [.AP29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8]);ISBLANK([.D298]);ISBLANK([.E298]);ISBLANK([.F298])); &quot;&quot;; DEC2HEX([.C298]*8 + [.D298]*4 + [.E298]*2 + [.F298]*1))">
            <text:p/>
          </table:table-cell>
          <table:table-cell table:formula="of:=IF(AND(ISBLANK([.G298]);ISBLANK([.H298]);ISBLANK([.I298]);ISBLANK([.J298])); &quot;&quot;; DEC2HEX([.G298]*8 + [.H298]*4 + [.I298]*2 + [.J298]*1))">
            <text:p/>
          </table:table-cell>
          <table:table-cell table:formula="of:=IF(AND(ISBLANK([.K298]);ISBLANK([.L298]);ISBLANK([.M298]);ISBLANK([.N298])); &quot;&quot;; DEC2HEX([.K298]*8 + [.L298]*4 + [.M298]*2 + [.N298]*1))">
            <text:p/>
          </table:table-cell>
          <table:table-cell table:formula="of:=IF(AND(ISBLANK([.O298]);ISBLANK([.P298]);ISBLANK([.Q298]);ISBLANK([.R298])); &quot;&quot;; DEC2HEX([.O298]*8 + [.P298]*4 + [.Q298]*2 + [.R298]*1))">
            <text:p/>
          </table:table-cell>
          <table:table-cell table:formula="of:=IF(AND(ISBLANK([.S298]);ISBLANK([.T298]);ISBLANK([.U298]);ISBLANK([.V298])); &quot;&quot;; DEC2HEX([.S298]*8 + [.T298]*4 + [.U298]*2 + [.V298]*1))">
            <text:p/>
          </table:table-cell>
          <table:table-cell table:formula="of:=IF(AND(ISBLANK([.W298]);ISBLANK([.X298]);ISBLANK([.Y298]);ISBLANK([.Z298])); &quot;&quot;; DEC2HEX([.W298]*8 + [.X298]*4 + [.Y298]*2 + [.Z298]*1))">
            <text:p/>
          </table:table-cell>
          <table:table-cell table:formula="of:=IF(AND(ISBLANK([.AA298]);ISBLANK([.AB298]);ISBLANK([.AC298]);ISBLANK([.AD298])); &quot;&quot;; DEC2HEX([.AA298]*8 + [.AB298]*4 + [.AC298]*2 + [.AD298]*1))">
            <text:p/>
          </table:table-cell>
          <table:table-cell table:formula="of:=IF(AND(ISBLANK([.AE298]);ISBLANK([.AF298]);ISBLANK([.AG298]);ISBLANK([.AH298])); &quot;&quot;; DEC2HEX([.AE298]*8 + [.AF298]*4 + [.AG298]*2 + [.AH298]*1))">
            <text:p/>
          </table:table-cell>
          <table:table-cell table:formula="of:=IF(AND(ISBLANK([.AI298]);ISBLANK([.AJ298]);ISBLANK([.AK298]);ISBLANK([.AL298])); &quot;&quot;; DEC2HEX([.AI298]*8 + [.AJ298]*4 + [.AK298]*2 + [.AL298]*1))">
            <text:p/>
          </table:table-cell>
          <table:table-cell table:formula="of:=IF(AND(ISBLANK([.AM298]);ISBLANK([.AN298]);ISBLANK([.AO298]);ISBLANK([.AP298])); &quot;&quot;; DEC2HEX([.AM298]*8 + [.AN298]*4 + [.AO298]*2 + [.AP29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299]);ISBLANK([.D299]);ISBLANK([.E299]);ISBLANK([.F299])); &quot;&quot;; DEC2HEX([.C299]*8 + [.D299]*4 + [.E299]*2 + [.F299]*1))">
            <text:p/>
          </table:table-cell>
          <table:table-cell table:formula="of:=IF(AND(ISBLANK([.G299]);ISBLANK([.H299]);ISBLANK([.I299]);ISBLANK([.J299])); &quot;&quot;; DEC2HEX([.G299]*8 + [.H299]*4 + [.I299]*2 + [.J299]*1))">
            <text:p/>
          </table:table-cell>
          <table:table-cell table:formula="of:=IF(AND(ISBLANK([.K299]);ISBLANK([.L299]);ISBLANK([.M299]);ISBLANK([.N299])); &quot;&quot;; DEC2HEX([.K299]*8 + [.L299]*4 + [.M299]*2 + [.N299]*1))">
            <text:p/>
          </table:table-cell>
          <table:table-cell table:formula="of:=IF(AND(ISBLANK([.O299]);ISBLANK([.P299]);ISBLANK([.Q299]);ISBLANK([.R299])); &quot;&quot;; DEC2HEX([.O299]*8 + [.P299]*4 + [.Q299]*2 + [.R299]*1))">
            <text:p/>
          </table:table-cell>
          <table:table-cell table:formula="of:=IF(AND(ISBLANK([.S299]);ISBLANK([.T299]);ISBLANK([.U299]);ISBLANK([.V299])); &quot;&quot;; DEC2HEX([.S299]*8 + [.T299]*4 + [.U299]*2 + [.V299]*1))">
            <text:p/>
          </table:table-cell>
          <table:table-cell table:formula="of:=IF(AND(ISBLANK([.W299]);ISBLANK([.X299]);ISBLANK([.Y299]);ISBLANK([.Z299])); &quot;&quot;; DEC2HEX([.W299]*8 + [.X299]*4 + [.Y299]*2 + [.Z299]*1))">
            <text:p/>
          </table:table-cell>
          <table:table-cell table:formula="of:=IF(AND(ISBLANK([.AA299]);ISBLANK([.AB299]);ISBLANK([.AC299]);ISBLANK([.AD299])); &quot;&quot;; DEC2HEX([.AA299]*8 + [.AB299]*4 + [.AC299]*2 + [.AD299]*1))">
            <text:p/>
          </table:table-cell>
          <table:table-cell table:formula="of:=IF(AND(ISBLANK([.AE299]);ISBLANK([.AF299]);ISBLANK([.AG299]);ISBLANK([.AH299])); &quot;&quot;; DEC2HEX([.AE299]*8 + [.AF299]*4 + [.AG299]*2 + [.AH299]*1))">
            <text:p/>
          </table:table-cell>
          <table:table-cell table:formula="of:=IF(AND(ISBLANK([.AI299]);ISBLANK([.AJ299]);ISBLANK([.AK299]);ISBLANK([.AL299])); &quot;&quot;; DEC2HEX([.AI299]*8 + [.AJ299]*4 + [.AK299]*2 + [.AL299]*1))">
            <text:p/>
          </table:table-cell>
          <table:table-cell table:formula="of:=IF(AND(ISBLANK([.AM299]);ISBLANK([.AN299]);ISBLANK([.AO299]);ISBLANK([.AP299])); &quot;&quot;; DEC2HEX([.AM299]*8 + [.AN299]*4 + [.AO299]*2 + [.AP29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0]);ISBLANK([.D300]);ISBLANK([.E300]);ISBLANK([.F300])); &quot;&quot;; DEC2HEX([.C300]*8 + [.D300]*4 + [.E300]*2 + [.F300]*1))">
            <text:p/>
          </table:table-cell>
          <table:table-cell table:formula="of:=IF(AND(ISBLANK([.G300]);ISBLANK([.H300]);ISBLANK([.I300]);ISBLANK([.J300])); &quot;&quot;; DEC2HEX([.G300]*8 + [.H300]*4 + [.I300]*2 + [.J300]*1))">
            <text:p/>
          </table:table-cell>
          <table:table-cell table:formula="of:=IF(AND(ISBLANK([.K300]);ISBLANK([.L300]);ISBLANK([.M300]);ISBLANK([.N300])); &quot;&quot;; DEC2HEX([.K300]*8 + [.L300]*4 + [.M300]*2 + [.N300]*1))">
            <text:p/>
          </table:table-cell>
          <table:table-cell table:formula="of:=IF(AND(ISBLANK([.O300]);ISBLANK([.P300]);ISBLANK([.Q300]);ISBLANK([.R300])); &quot;&quot;; DEC2HEX([.O300]*8 + [.P300]*4 + [.Q300]*2 + [.R300]*1))">
            <text:p/>
          </table:table-cell>
          <table:table-cell table:formula="of:=IF(AND(ISBLANK([.S300]);ISBLANK([.T300]);ISBLANK([.U300]);ISBLANK([.V300])); &quot;&quot;; DEC2HEX([.S300]*8 + [.T300]*4 + [.U300]*2 + [.V300]*1))">
            <text:p/>
          </table:table-cell>
          <table:table-cell table:formula="of:=IF(AND(ISBLANK([.W300]);ISBLANK([.X300]);ISBLANK([.Y300]);ISBLANK([.Z300])); &quot;&quot;; DEC2HEX([.W300]*8 + [.X300]*4 + [.Y300]*2 + [.Z300]*1))">
            <text:p/>
          </table:table-cell>
          <table:table-cell table:formula="of:=IF(AND(ISBLANK([.AA300]);ISBLANK([.AB300]);ISBLANK([.AC300]);ISBLANK([.AD300])); &quot;&quot;; DEC2HEX([.AA300]*8 + [.AB300]*4 + [.AC300]*2 + [.AD300]*1))">
            <text:p/>
          </table:table-cell>
          <table:table-cell table:formula="of:=IF(AND(ISBLANK([.AE300]);ISBLANK([.AF300]);ISBLANK([.AG300]);ISBLANK([.AH300])); &quot;&quot;; DEC2HEX([.AE300]*8 + [.AF300]*4 + [.AG300]*2 + [.AH300]*1))">
            <text:p/>
          </table:table-cell>
          <table:table-cell table:formula="of:=IF(AND(ISBLANK([.AI300]);ISBLANK([.AJ300]);ISBLANK([.AK300]);ISBLANK([.AL300])); &quot;&quot;; DEC2HEX([.AI300]*8 + [.AJ300]*4 + [.AK300]*2 + [.AL300]*1))">
            <text:p/>
          </table:table-cell>
          <table:table-cell table:formula="of:=IF(AND(ISBLANK([.AM300]);ISBLANK([.AN300]);ISBLANK([.AO300]);ISBLANK([.AP300])); &quot;&quot;; DEC2HEX([.AM300]*8 + [.AN300]*4 + [.AO300]*2 + [.AP30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1]);ISBLANK([.D301]);ISBLANK([.E301]);ISBLANK([.F301])); &quot;&quot;; DEC2HEX([.C301]*8 + [.D301]*4 + [.E301]*2 + [.F301]*1))">
            <text:p/>
          </table:table-cell>
          <table:table-cell table:formula="of:=IF(AND(ISBLANK([.G301]);ISBLANK([.H301]);ISBLANK([.I301]);ISBLANK([.J301])); &quot;&quot;; DEC2HEX([.G301]*8 + [.H301]*4 + [.I301]*2 + [.J301]*1))">
            <text:p/>
          </table:table-cell>
          <table:table-cell table:formula="of:=IF(AND(ISBLANK([.K301]);ISBLANK([.L301]);ISBLANK([.M301]);ISBLANK([.N301])); &quot;&quot;; DEC2HEX([.K301]*8 + [.L301]*4 + [.M301]*2 + [.N301]*1))">
            <text:p/>
          </table:table-cell>
          <table:table-cell table:formula="of:=IF(AND(ISBLANK([.O301]);ISBLANK([.P301]);ISBLANK([.Q301]);ISBLANK([.R301])); &quot;&quot;; DEC2HEX([.O301]*8 + [.P301]*4 + [.Q301]*2 + [.R301]*1))">
            <text:p/>
          </table:table-cell>
          <table:table-cell table:formula="of:=IF(AND(ISBLANK([.S301]);ISBLANK([.T301]);ISBLANK([.U301]);ISBLANK([.V301])); &quot;&quot;; DEC2HEX([.S301]*8 + [.T301]*4 + [.U301]*2 + [.V301]*1))">
            <text:p/>
          </table:table-cell>
          <table:table-cell table:formula="of:=IF(AND(ISBLANK([.W301]);ISBLANK([.X301]);ISBLANK([.Y301]);ISBLANK([.Z301])); &quot;&quot;; DEC2HEX([.W301]*8 + [.X301]*4 + [.Y301]*2 + [.Z301]*1))">
            <text:p/>
          </table:table-cell>
          <table:table-cell table:formula="of:=IF(AND(ISBLANK([.AA301]);ISBLANK([.AB301]);ISBLANK([.AC301]);ISBLANK([.AD301])); &quot;&quot;; DEC2HEX([.AA301]*8 + [.AB301]*4 + [.AC301]*2 + [.AD301]*1))">
            <text:p/>
          </table:table-cell>
          <table:table-cell table:formula="of:=IF(AND(ISBLANK([.AE301]);ISBLANK([.AF301]);ISBLANK([.AG301]);ISBLANK([.AH301])); &quot;&quot;; DEC2HEX([.AE301]*8 + [.AF301]*4 + [.AG301]*2 + [.AH301]*1))">
            <text:p/>
          </table:table-cell>
          <table:table-cell table:formula="of:=IF(AND(ISBLANK([.AI301]);ISBLANK([.AJ301]);ISBLANK([.AK301]);ISBLANK([.AL301])); &quot;&quot;; DEC2HEX([.AI301]*8 + [.AJ301]*4 + [.AK301]*2 + [.AL301]*1))">
            <text:p/>
          </table:table-cell>
          <table:table-cell table:formula="of:=IF(AND(ISBLANK([.AM301]);ISBLANK([.AN301]);ISBLANK([.AO301]);ISBLANK([.AP301])); &quot;&quot;; DEC2HEX([.AM301]*8 + [.AN301]*4 + [.AO301]*2 + [.AP30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2]);ISBLANK([.D302]);ISBLANK([.E302]);ISBLANK([.F302])); &quot;&quot;; DEC2HEX([.C302]*8 + [.D302]*4 + [.E302]*2 + [.F302]*1))">
            <text:p/>
          </table:table-cell>
          <table:table-cell table:formula="of:=IF(AND(ISBLANK([.G302]);ISBLANK([.H302]);ISBLANK([.I302]);ISBLANK([.J302])); &quot;&quot;; DEC2HEX([.G302]*8 + [.H302]*4 + [.I302]*2 + [.J302]*1))">
            <text:p/>
          </table:table-cell>
          <table:table-cell table:formula="of:=IF(AND(ISBLANK([.K302]);ISBLANK([.L302]);ISBLANK([.M302]);ISBLANK([.N302])); &quot;&quot;; DEC2HEX([.K302]*8 + [.L302]*4 + [.M302]*2 + [.N302]*1))">
            <text:p/>
          </table:table-cell>
          <table:table-cell table:formula="of:=IF(AND(ISBLANK([.O302]);ISBLANK([.P302]);ISBLANK([.Q302]);ISBLANK([.R302])); &quot;&quot;; DEC2HEX([.O302]*8 + [.P302]*4 + [.Q302]*2 + [.R302]*1))">
            <text:p/>
          </table:table-cell>
          <table:table-cell table:formula="of:=IF(AND(ISBLANK([.S302]);ISBLANK([.T302]);ISBLANK([.U302]);ISBLANK([.V302])); &quot;&quot;; DEC2HEX([.S302]*8 + [.T302]*4 + [.U302]*2 + [.V302]*1))">
            <text:p/>
          </table:table-cell>
          <table:table-cell table:formula="of:=IF(AND(ISBLANK([.W302]);ISBLANK([.X302]);ISBLANK([.Y302]);ISBLANK([.Z302])); &quot;&quot;; DEC2HEX([.W302]*8 + [.X302]*4 + [.Y302]*2 + [.Z302]*1))">
            <text:p/>
          </table:table-cell>
          <table:table-cell table:formula="of:=IF(AND(ISBLANK([.AA302]);ISBLANK([.AB302]);ISBLANK([.AC302]);ISBLANK([.AD302])); &quot;&quot;; DEC2HEX([.AA302]*8 + [.AB302]*4 + [.AC302]*2 + [.AD302]*1))">
            <text:p/>
          </table:table-cell>
          <table:table-cell table:formula="of:=IF(AND(ISBLANK([.AE302]);ISBLANK([.AF302]);ISBLANK([.AG302]);ISBLANK([.AH302])); &quot;&quot;; DEC2HEX([.AE302]*8 + [.AF302]*4 + [.AG302]*2 + [.AH302]*1))">
            <text:p/>
          </table:table-cell>
          <table:table-cell table:formula="of:=IF(AND(ISBLANK([.AI302]);ISBLANK([.AJ302]);ISBLANK([.AK302]);ISBLANK([.AL302])); &quot;&quot;; DEC2HEX([.AI302]*8 + [.AJ302]*4 + [.AK302]*2 + [.AL302]*1))">
            <text:p/>
          </table:table-cell>
          <table:table-cell table:formula="of:=IF(AND(ISBLANK([.AM302]);ISBLANK([.AN302]);ISBLANK([.AO302]);ISBLANK([.AP302])); &quot;&quot;; DEC2HEX([.AM302]*8 + [.AN302]*4 + [.AO302]*2 + [.AP30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3]);ISBLANK([.D303]);ISBLANK([.E303]);ISBLANK([.F303])); &quot;&quot;; DEC2HEX([.C303]*8 + [.D303]*4 + [.E303]*2 + [.F303]*1))">
            <text:p/>
          </table:table-cell>
          <table:table-cell table:formula="of:=IF(AND(ISBLANK([.G303]);ISBLANK([.H303]);ISBLANK([.I303]);ISBLANK([.J303])); &quot;&quot;; DEC2HEX([.G303]*8 + [.H303]*4 + [.I303]*2 + [.J303]*1))">
            <text:p/>
          </table:table-cell>
          <table:table-cell table:formula="of:=IF(AND(ISBLANK([.K303]);ISBLANK([.L303]);ISBLANK([.M303]);ISBLANK([.N303])); &quot;&quot;; DEC2HEX([.K303]*8 + [.L303]*4 + [.M303]*2 + [.N303]*1))">
            <text:p/>
          </table:table-cell>
          <table:table-cell table:formula="of:=IF(AND(ISBLANK([.O303]);ISBLANK([.P303]);ISBLANK([.Q303]);ISBLANK([.R303])); &quot;&quot;; DEC2HEX([.O303]*8 + [.P303]*4 + [.Q303]*2 + [.R303]*1))">
            <text:p/>
          </table:table-cell>
          <table:table-cell table:formula="of:=IF(AND(ISBLANK([.S303]);ISBLANK([.T303]);ISBLANK([.U303]);ISBLANK([.V303])); &quot;&quot;; DEC2HEX([.S303]*8 + [.T303]*4 + [.U303]*2 + [.V303]*1))">
            <text:p/>
          </table:table-cell>
          <table:table-cell table:formula="of:=IF(AND(ISBLANK([.W303]);ISBLANK([.X303]);ISBLANK([.Y303]);ISBLANK([.Z303])); &quot;&quot;; DEC2HEX([.W303]*8 + [.X303]*4 + [.Y303]*2 + [.Z303]*1))">
            <text:p/>
          </table:table-cell>
          <table:table-cell table:formula="of:=IF(AND(ISBLANK([.AA303]);ISBLANK([.AB303]);ISBLANK([.AC303]);ISBLANK([.AD303])); &quot;&quot;; DEC2HEX([.AA303]*8 + [.AB303]*4 + [.AC303]*2 + [.AD303]*1))">
            <text:p/>
          </table:table-cell>
          <table:table-cell table:formula="of:=IF(AND(ISBLANK([.AE303]);ISBLANK([.AF303]);ISBLANK([.AG303]);ISBLANK([.AH303])); &quot;&quot;; DEC2HEX([.AE303]*8 + [.AF303]*4 + [.AG303]*2 + [.AH303]*1))">
            <text:p/>
          </table:table-cell>
          <table:table-cell table:formula="of:=IF(AND(ISBLANK([.AI303]);ISBLANK([.AJ303]);ISBLANK([.AK303]);ISBLANK([.AL303])); &quot;&quot;; DEC2HEX([.AI303]*8 + [.AJ303]*4 + [.AK303]*2 + [.AL303]*1))">
            <text:p/>
          </table:table-cell>
          <table:table-cell table:formula="of:=IF(AND(ISBLANK([.AM303]);ISBLANK([.AN303]);ISBLANK([.AO303]);ISBLANK([.AP303])); &quot;&quot;; DEC2HEX([.AM303]*8 + [.AN303]*4 + [.AO303]*2 + [.AP30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4]);ISBLANK([.D304]);ISBLANK([.E304]);ISBLANK([.F304])); &quot;&quot;; DEC2HEX([.C304]*8 + [.D304]*4 + [.E304]*2 + [.F304]*1))">
            <text:p/>
          </table:table-cell>
          <table:table-cell table:formula="of:=IF(AND(ISBLANK([.G304]);ISBLANK([.H304]);ISBLANK([.I304]);ISBLANK([.J304])); &quot;&quot;; DEC2HEX([.G304]*8 + [.H304]*4 + [.I304]*2 + [.J304]*1))">
            <text:p/>
          </table:table-cell>
          <table:table-cell table:formula="of:=IF(AND(ISBLANK([.K304]);ISBLANK([.L304]);ISBLANK([.M304]);ISBLANK([.N304])); &quot;&quot;; DEC2HEX([.K304]*8 + [.L304]*4 + [.M304]*2 + [.N304]*1))">
            <text:p/>
          </table:table-cell>
          <table:table-cell table:formula="of:=IF(AND(ISBLANK([.O304]);ISBLANK([.P304]);ISBLANK([.Q304]);ISBLANK([.R304])); &quot;&quot;; DEC2HEX([.O304]*8 + [.P304]*4 + [.Q304]*2 + [.R304]*1))">
            <text:p/>
          </table:table-cell>
          <table:table-cell table:formula="of:=IF(AND(ISBLANK([.S304]);ISBLANK([.T304]);ISBLANK([.U304]);ISBLANK([.V304])); &quot;&quot;; DEC2HEX([.S304]*8 + [.T304]*4 + [.U304]*2 + [.V304]*1))">
            <text:p/>
          </table:table-cell>
          <table:table-cell table:formula="of:=IF(AND(ISBLANK([.W304]);ISBLANK([.X304]);ISBLANK([.Y304]);ISBLANK([.Z304])); &quot;&quot;; DEC2HEX([.W304]*8 + [.X304]*4 + [.Y304]*2 + [.Z304]*1))">
            <text:p/>
          </table:table-cell>
          <table:table-cell table:formula="of:=IF(AND(ISBLANK([.AA304]);ISBLANK([.AB304]);ISBLANK([.AC304]);ISBLANK([.AD304])); &quot;&quot;; DEC2HEX([.AA304]*8 + [.AB304]*4 + [.AC304]*2 + [.AD304]*1))">
            <text:p/>
          </table:table-cell>
          <table:table-cell table:formula="of:=IF(AND(ISBLANK([.AE304]);ISBLANK([.AF304]);ISBLANK([.AG304]);ISBLANK([.AH304])); &quot;&quot;; DEC2HEX([.AE304]*8 + [.AF304]*4 + [.AG304]*2 + [.AH304]*1))">
            <text:p/>
          </table:table-cell>
          <table:table-cell table:formula="of:=IF(AND(ISBLANK([.AI304]);ISBLANK([.AJ304]);ISBLANK([.AK304]);ISBLANK([.AL304])); &quot;&quot;; DEC2HEX([.AI304]*8 + [.AJ304]*4 + [.AK304]*2 + [.AL304]*1))">
            <text:p/>
          </table:table-cell>
          <table:table-cell table:formula="of:=IF(AND(ISBLANK([.AM304]);ISBLANK([.AN304]);ISBLANK([.AO304]);ISBLANK([.AP304])); &quot;&quot;; DEC2HEX([.AM304]*8 + [.AN304]*4 + [.AO304]*2 + [.AP30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5]);ISBLANK([.D305]);ISBLANK([.E305]);ISBLANK([.F305])); &quot;&quot;; DEC2HEX([.C305]*8 + [.D305]*4 + [.E305]*2 + [.F305]*1))">
            <text:p/>
          </table:table-cell>
          <table:table-cell table:formula="of:=IF(AND(ISBLANK([.G305]);ISBLANK([.H305]);ISBLANK([.I305]);ISBLANK([.J305])); &quot;&quot;; DEC2HEX([.G305]*8 + [.H305]*4 + [.I305]*2 + [.J305]*1))">
            <text:p/>
          </table:table-cell>
          <table:table-cell table:formula="of:=IF(AND(ISBLANK([.K305]);ISBLANK([.L305]);ISBLANK([.M305]);ISBLANK([.N305])); &quot;&quot;; DEC2HEX([.K305]*8 + [.L305]*4 + [.M305]*2 + [.N305]*1))">
            <text:p/>
          </table:table-cell>
          <table:table-cell table:formula="of:=IF(AND(ISBLANK([.O305]);ISBLANK([.P305]);ISBLANK([.Q305]);ISBLANK([.R305])); &quot;&quot;; DEC2HEX([.O305]*8 + [.P305]*4 + [.Q305]*2 + [.R305]*1))">
            <text:p/>
          </table:table-cell>
          <table:table-cell table:formula="of:=IF(AND(ISBLANK([.S305]);ISBLANK([.T305]);ISBLANK([.U305]);ISBLANK([.V305])); &quot;&quot;; DEC2HEX([.S305]*8 + [.T305]*4 + [.U305]*2 + [.V305]*1))">
            <text:p/>
          </table:table-cell>
          <table:table-cell table:formula="of:=IF(AND(ISBLANK([.W305]);ISBLANK([.X305]);ISBLANK([.Y305]);ISBLANK([.Z305])); &quot;&quot;; DEC2HEX([.W305]*8 + [.X305]*4 + [.Y305]*2 + [.Z305]*1))">
            <text:p/>
          </table:table-cell>
          <table:table-cell table:formula="of:=IF(AND(ISBLANK([.AA305]);ISBLANK([.AB305]);ISBLANK([.AC305]);ISBLANK([.AD305])); &quot;&quot;; DEC2HEX([.AA305]*8 + [.AB305]*4 + [.AC305]*2 + [.AD305]*1))">
            <text:p/>
          </table:table-cell>
          <table:table-cell table:formula="of:=IF(AND(ISBLANK([.AE305]);ISBLANK([.AF305]);ISBLANK([.AG305]);ISBLANK([.AH305])); &quot;&quot;; DEC2HEX([.AE305]*8 + [.AF305]*4 + [.AG305]*2 + [.AH305]*1))">
            <text:p/>
          </table:table-cell>
          <table:table-cell table:formula="of:=IF(AND(ISBLANK([.AI305]);ISBLANK([.AJ305]);ISBLANK([.AK305]);ISBLANK([.AL305])); &quot;&quot;; DEC2HEX([.AI305]*8 + [.AJ305]*4 + [.AK305]*2 + [.AL305]*1))">
            <text:p/>
          </table:table-cell>
          <table:table-cell table:formula="of:=IF(AND(ISBLANK([.AM305]);ISBLANK([.AN305]);ISBLANK([.AO305]);ISBLANK([.AP305])); &quot;&quot;; DEC2HEX([.AM305]*8 + [.AN305]*4 + [.AO305]*2 + [.AP30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6]);ISBLANK([.D306]);ISBLANK([.E306]);ISBLANK([.F306])); &quot;&quot;; DEC2HEX([.C306]*8 + [.D306]*4 + [.E306]*2 + [.F306]*1))">
            <text:p/>
          </table:table-cell>
          <table:table-cell table:formula="of:=IF(AND(ISBLANK([.G306]);ISBLANK([.H306]);ISBLANK([.I306]);ISBLANK([.J306])); &quot;&quot;; DEC2HEX([.G306]*8 + [.H306]*4 + [.I306]*2 + [.J306]*1))">
            <text:p/>
          </table:table-cell>
          <table:table-cell table:formula="of:=IF(AND(ISBLANK([.K306]);ISBLANK([.L306]);ISBLANK([.M306]);ISBLANK([.N306])); &quot;&quot;; DEC2HEX([.K306]*8 + [.L306]*4 + [.M306]*2 + [.N306]*1))">
            <text:p/>
          </table:table-cell>
          <table:table-cell table:formula="of:=IF(AND(ISBLANK([.O306]);ISBLANK([.P306]);ISBLANK([.Q306]);ISBLANK([.R306])); &quot;&quot;; DEC2HEX([.O306]*8 + [.P306]*4 + [.Q306]*2 + [.R306]*1))">
            <text:p/>
          </table:table-cell>
          <table:table-cell table:formula="of:=IF(AND(ISBLANK([.S306]);ISBLANK([.T306]);ISBLANK([.U306]);ISBLANK([.V306])); &quot;&quot;; DEC2HEX([.S306]*8 + [.T306]*4 + [.U306]*2 + [.V306]*1))">
            <text:p/>
          </table:table-cell>
          <table:table-cell table:formula="of:=IF(AND(ISBLANK([.W306]);ISBLANK([.X306]);ISBLANK([.Y306]);ISBLANK([.Z306])); &quot;&quot;; DEC2HEX([.W306]*8 + [.X306]*4 + [.Y306]*2 + [.Z306]*1))">
            <text:p/>
          </table:table-cell>
          <table:table-cell table:formula="of:=IF(AND(ISBLANK([.AA306]);ISBLANK([.AB306]);ISBLANK([.AC306]);ISBLANK([.AD306])); &quot;&quot;; DEC2HEX([.AA306]*8 + [.AB306]*4 + [.AC306]*2 + [.AD306]*1))">
            <text:p/>
          </table:table-cell>
          <table:table-cell table:formula="of:=IF(AND(ISBLANK([.AE306]);ISBLANK([.AF306]);ISBLANK([.AG306]);ISBLANK([.AH306])); &quot;&quot;; DEC2HEX([.AE306]*8 + [.AF306]*4 + [.AG306]*2 + [.AH306]*1))">
            <text:p/>
          </table:table-cell>
          <table:table-cell table:formula="of:=IF(AND(ISBLANK([.AI306]);ISBLANK([.AJ306]);ISBLANK([.AK306]);ISBLANK([.AL306])); &quot;&quot;; DEC2HEX([.AI306]*8 + [.AJ306]*4 + [.AK306]*2 + [.AL306]*1))">
            <text:p/>
          </table:table-cell>
          <table:table-cell table:formula="of:=IF(AND(ISBLANK([.AM306]);ISBLANK([.AN306]);ISBLANK([.AO306]);ISBLANK([.AP306])); &quot;&quot;; DEC2HEX([.AM306]*8 + [.AN306]*4 + [.AO306]*2 + [.AP30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7]);ISBLANK([.D307]);ISBLANK([.E307]);ISBLANK([.F307])); &quot;&quot;; DEC2HEX([.C307]*8 + [.D307]*4 + [.E307]*2 + [.F307]*1))">
            <text:p/>
          </table:table-cell>
          <table:table-cell table:formula="of:=IF(AND(ISBLANK([.G307]);ISBLANK([.H307]);ISBLANK([.I307]);ISBLANK([.J307])); &quot;&quot;; DEC2HEX([.G307]*8 + [.H307]*4 + [.I307]*2 + [.J307]*1))">
            <text:p/>
          </table:table-cell>
          <table:table-cell table:formula="of:=IF(AND(ISBLANK([.K307]);ISBLANK([.L307]);ISBLANK([.M307]);ISBLANK([.N307])); &quot;&quot;; DEC2HEX([.K307]*8 + [.L307]*4 + [.M307]*2 + [.N307]*1))">
            <text:p/>
          </table:table-cell>
          <table:table-cell table:formula="of:=IF(AND(ISBLANK([.O307]);ISBLANK([.P307]);ISBLANK([.Q307]);ISBLANK([.R307])); &quot;&quot;; DEC2HEX([.O307]*8 + [.P307]*4 + [.Q307]*2 + [.R307]*1))">
            <text:p/>
          </table:table-cell>
          <table:table-cell table:formula="of:=IF(AND(ISBLANK([.S307]);ISBLANK([.T307]);ISBLANK([.U307]);ISBLANK([.V307])); &quot;&quot;; DEC2HEX([.S307]*8 + [.T307]*4 + [.U307]*2 + [.V307]*1))">
            <text:p/>
          </table:table-cell>
          <table:table-cell table:formula="of:=IF(AND(ISBLANK([.W307]);ISBLANK([.X307]);ISBLANK([.Y307]);ISBLANK([.Z307])); &quot;&quot;; DEC2HEX([.W307]*8 + [.X307]*4 + [.Y307]*2 + [.Z307]*1))">
            <text:p/>
          </table:table-cell>
          <table:table-cell table:formula="of:=IF(AND(ISBLANK([.AA307]);ISBLANK([.AB307]);ISBLANK([.AC307]);ISBLANK([.AD307])); &quot;&quot;; DEC2HEX([.AA307]*8 + [.AB307]*4 + [.AC307]*2 + [.AD307]*1))">
            <text:p/>
          </table:table-cell>
          <table:table-cell table:formula="of:=IF(AND(ISBLANK([.AE307]);ISBLANK([.AF307]);ISBLANK([.AG307]);ISBLANK([.AH307])); &quot;&quot;; DEC2HEX([.AE307]*8 + [.AF307]*4 + [.AG307]*2 + [.AH307]*1))">
            <text:p/>
          </table:table-cell>
          <table:table-cell table:formula="of:=IF(AND(ISBLANK([.AI307]);ISBLANK([.AJ307]);ISBLANK([.AK307]);ISBLANK([.AL307])); &quot;&quot;; DEC2HEX([.AI307]*8 + [.AJ307]*4 + [.AK307]*2 + [.AL307]*1))">
            <text:p/>
          </table:table-cell>
          <table:table-cell table:formula="of:=IF(AND(ISBLANK([.AM307]);ISBLANK([.AN307]);ISBLANK([.AO307]);ISBLANK([.AP307])); &quot;&quot;; DEC2HEX([.AM307]*8 + [.AN307]*4 + [.AO307]*2 + [.AP30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8]);ISBLANK([.D308]);ISBLANK([.E308]);ISBLANK([.F308])); &quot;&quot;; DEC2HEX([.C308]*8 + [.D308]*4 + [.E308]*2 + [.F308]*1))">
            <text:p/>
          </table:table-cell>
          <table:table-cell table:formula="of:=IF(AND(ISBLANK([.G308]);ISBLANK([.H308]);ISBLANK([.I308]);ISBLANK([.J308])); &quot;&quot;; DEC2HEX([.G308]*8 + [.H308]*4 + [.I308]*2 + [.J308]*1))">
            <text:p/>
          </table:table-cell>
          <table:table-cell table:formula="of:=IF(AND(ISBLANK([.K308]);ISBLANK([.L308]);ISBLANK([.M308]);ISBLANK([.N308])); &quot;&quot;; DEC2HEX([.K308]*8 + [.L308]*4 + [.M308]*2 + [.N308]*1))">
            <text:p/>
          </table:table-cell>
          <table:table-cell table:formula="of:=IF(AND(ISBLANK([.O308]);ISBLANK([.P308]);ISBLANK([.Q308]);ISBLANK([.R308])); &quot;&quot;; DEC2HEX([.O308]*8 + [.P308]*4 + [.Q308]*2 + [.R308]*1))">
            <text:p/>
          </table:table-cell>
          <table:table-cell table:formula="of:=IF(AND(ISBLANK([.S308]);ISBLANK([.T308]);ISBLANK([.U308]);ISBLANK([.V308])); &quot;&quot;; DEC2HEX([.S308]*8 + [.T308]*4 + [.U308]*2 + [.V308]*1))">
            <text:p/>
          </table:table-cell>
          <table:table-cell table:formula="of:=IF(AND(ISBLANK([.W308]);ISBLANK([.X308]);ISBLANK([.Y308]);ISBLANK([.Z308])); &quot;&quot;; DEC2HEX([.W308]*8 + [.X308]*4 + [.Y308]*2 + [.Z308]*1))">
            <text:p/>
          </table:table-cell>
          <table:table-cell table:formula="of:=IF(AND(ISBLANK([.AA308]);ISBLANK([.AB308]);ISBLANK([.AC308]);ISBLANK([.AD308])); &quot;&quot;; DEC2HEX([.AA308]*8 + [.AB308]*4 + [.AC308]*2 + [.AD308]*1))">
            <text:p/>
          </table:table-cell>
          <table:table-cell table:formula="of:=IF(AND(ISBLANK([.AE308]);ISBLANK([.AF308]);ISBLANK([.AG308]);ISBLANK([.AH308])); &quot;&quot;; DEC2HEX([.AE308]*8 + [.AF308]*4 + [.AG308]*2 + [.AH308]*1))">
            <text:p/>
          </table:table-cell>
          <table:table-cell table:formula="of:=IF(AND(ISBLANK([.AI308]);ISBLANK([.AJ308]);ISBLANK([.AK308]);ISBLANK([.AL308])); &quot;&quot;; DEC2HEX([.AI308]*8 + [.AJ308]*4 + [.AK308]*2 + [.AL308]*1))">
            <text:p/>
          </table:table-cell>
          <table:table-cell table:formula="of:=IF(AND(ISBLANK([.AM308]);ISBLANK([.AN308]);ISBLANK([.AO308]);ISBLANK([.AP308])); &quot;&quot;; DEC2HEX([.AM308]*8 + [.AN308]*4 + [.AO308]*2 + [.AP30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09]);ISBLANK([.D309]);ISBLANK([.E309]);ISBLANK([.F309])); &quot;&quot;; DEC2HEX([.C309]*8 + [.D309]*4 + [.E309]*2 + [.F309]*1))">
            <text:p/>
          </table:table-cell>
          <table:table-cell table:formula="of:=IF(AND(ISBLANK([.G309]);ISBLANK([.H309]);ISBLANK([.I309]);ISBLANK([.J309])); &quot;&quot;; DEC2HEX([.G309]*8 + [.H309]*4 + [.I309]*2 + [.J309]*1))">
            <text:p/>
          </table:table-cell>
          <table:table-cell table:formula="of:=IF(AND(ISBLANK([.K309]);ISBLANK([.L309]);ISBLANK([.M309]);ISBLANK([.N309])); &quot;&quot;; DEC2HEX([.K309]*8 + [.L309]*4 + [.M309]*2 + [.N309]*1))">
            <text:p/>
          </table:table-cell>
          <table:table-cell table:formula="of:=IF(AND(ISBLANK([.O309]);ISBLANK([.P309]);ISBLANK([.Q309]);ISBLANK([.R309])); &quot;&quot;; DEC2HEX([.O309]*8 + [.P309]*4 + [.Q309]*2 + [.R309]*1))">
            <text:p/>
          </table:table-cell>
          <table:table-cell table:formula="of:=IF(AND(ISBLANK([.S309]);ISBLANK([.T309]);ISBLANK([.U309]);ISBLANK([.V309])); &quot;&quot;; DEC2HEX([.S309]*8 + [.T309]*4 + [.U309]*2 + [.V309]*1))">
            <text:p/>
          </table:table-cell>
          <table:table-cell table:formula="of:=IF(AND(ISBLANK([.W309]);ISBLANK([.X309]);ISBLANK([.Y309]);ISBLANK([.Z309])); &quot;&quot;; DEC2HEX([.W309]*8 + [.X309]*4 + [.Y309]*2 + [.Z309]*1))">
            <text:p/>
          </table:table-cell>
          <table:table-cell table:formula="of:=IF(AND(ISBLANK([.AA309]);ISBLANK([.AB309]);ISBLANK([.AC309]);ISBLANK([.AD309])); &quot;&quot;; DEC2HEX([.AA309]*8 + [.AB309]*4 + [.AC309]*2 + [.AD309]*1))">
            <text:p/>
          </table:table-cell>
          <table:table-cell table:formula="of:=IF(AND(ISBLANK([.AE309]);ISBLANK([.AF309]);ISBLANK([.AG309]);ISBLANK([.AH309])); &quot;&quot;; DEC2HEX([.AE309]*8 + [.AF309]*4 + [.AG309]*2 + [.AH309]*1))">
            <text:p/>
          </table:table-cell>
          <table:table-cell table:formula="of:=IF(AND(ISBLANK([.AI309]);ISBLANK([.AJ309]);ISBLANK([.AK309]);ISBLANK([.AL309])); &quot;&quot;; DEC2HEX([.AI309]*8 + [.AJ309]*4 + [.AK309]*2 + [.AL309]*1))">
            <text:p/>
          </table:table-cell>
          <table:table-cell table:formula="of:=IF(AND(ISBLANK([.AM309]);ISBLANK([.AN309]);ISBLANK([.AO309]);ISBLANK([.AP309])); &quot;&quot;; DEC2HEX([.AM309]*8 + [.AN309]*4 + [.AO309]*2 + [.AP30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0]);ISBLANK([.D310]);ISBLANK([.E310]);ISBLANK([.F310])); &quot;&quot;; DEC2HEX([.C310]*8 + [.D310]*4 + [.E310]*2 + [.F310]*1))">
            <text:p/>
          </table:table-cell>
          <table:table-cell table:formula="of:=IF(AND(ISBLANK([.G310]);ISBLANK([.H310]);ISBLANK([.I310]);ISBLANK([.J310])); &quot;&quot;; DEC2HEX([.G310]*8 + [.H310]*4 + [.I310]*2 + [.J310]*1))">
            <text:p/>
          </table:table-cell>
          <table:table-cell table:formula="of:=IF(AND(ISBLANK([.K310]);ISBLANK([.L310]);ISBLANK([.M310]);ISBLANK([.N310])); &quot;&quot;; DEC2HEX([.K310]*8 + [.L310]*4 + [.M310]*2 + [.N310]*1))">
            <text:p/>
          </table:table-cell>
          <table:table-cell table:formula="of:=IF(AND(ISBLANK([.O310]);ISBLANK([.P310]);ISBLANK([.Q310]);ISBLANK([.R310])); &quot;&quot;; DEC2HEX([.O310]*8 + [.P310]*4 + [.Q310]*2 + [.R310]*1))">
            <text:p/>
          </table:table-cell>
          <table:table-cell table:formula="of:=IF(AND(ISBLANK([.S310]);ISBLANK([.T310]);ISBLANK([.U310]);ISBLANK([.V310])); &quot;&quot;; DEC2HEX([.S310]*8 + [.T310]*4 + [.U310]*2 + [.V310]*1))">
            <text:p/>
          </table:table-cell>
          <table:table-cell table:formula="of:=IF(AND(ISBLANK([.W310]);ISBLANK([.X310]);ISBLANK([.Y310]);ISBLANK([.Z310])); &quot;&quot;; DEC2HEX([.W310]*8 + [.X310]*4 + [.Y310]*2 + [.Z310]*1))">
            <text:p/>
          </table:table-cell>
          <table:table-cell table:formula="of:=IF(AND(ISBLANK([.AA310]);ISBLANK([.AB310]);ISBLANK([.AC310]);ISBLANK([.AD310])); &quot;&quot;; DEC2HEX([.AA310]*8 + [.AB310]*4 + [.AC310]*2 + [.AD310]*1))">
            <text:p/>
          </table:table-cell>
          <table:table-cell table:formula="of:=IF(AND(ISBLANK([.AE310]);ISBLANK([.AF310]);ISBLANK([.AG310]);ISBLANK([.AH310])); &quot;&quot;; DEC2HEX([.AE310]*8 + [.AF310]*4 + [.AG310]*2 + [.AH310]*1))">
            <text:p/>
          </table:table-cell>
          <table:table-cell table:formula="of:=IF(AND(ISBLANK([.AI310]);ISBLANK([.AJ310]);ISBLANK([.AK310]);ISBLANK([.AL310])); &quot;&quot;; DEC2HEX([.AI310]*8 + [.AJ310]*4 + [.AK310]*2 + [.AL310]*1))">
            <text:p/>
          </table:table-cell>
          <table:table-cell table:formula="of:=IF(AND(ISBLANK([.AM310]);ISBLANK([.AN310]);ISBLANK([.AO310]);ISBLANK([.AP310])); &quot;&quot;; DEC2HEX([.AM310]*8 + [.AN310]*4 + [.AO310]*2 + [.AP31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1]);ISBLANK([.D311]);ISBLANK([.E311]);ISBLANK([.F311])); &quot;&quot;; DEC2HEX([.C311]*8 + [.D311]*4 + [.E311]*2 + [.F311]*1))">
            <text:p/>
          </table:table-cell>
          <table:table-cell table:formula="of:=IF(AND(ISBLANK([.G311]);ISBLANK([.H311]);ISBLANK([.I311]);ISBLANK([.J311])); &quot;&quot;; DEC2HEX([.G311]*8 + [.H311]*4 + [.I311]*2 + [.J311]*1))">
            <text:p/>
          </table:table-cell>
          <table:table-cell table:formula="of:=IF(AND(ISBLANK([.K311]);ISBLANK([.L311]);ISBLANK([.M311]);ISBLANK([.N311])); &quot;&quot;; DEC2HEX([.K311]*8 + [.L311]*4 + [.M311]*2 + [.N311]*1))">
            <text:p/>
          </table:table-cell>
          <table:table-cell table:formula="of:=IF(AND(ISBLANK([.O311]);ISBLANK([.P311]);ISBLANK([.Q311]);ISBLANK([.R311])); &quot;&quot;; DEC2HEX([.O311]*8 + [.P311]*4 + [.Q311]*2 + [.R311]*1))">
            <text:p/>
          </table:table-cell>
          <table:table-cell table:formula="of:=IF(AND(ISBLANK([.S311]);ISBLANK([.T311]);ISBLANK([.U311]);ISBLANK([.V311])); &quot;&quot;; DEC2HEX([.S311]*8 + [.T311]*4 + [.U311]*2 + [.V311]*1))">
            <text:p/>
          </table:table-cell>
          <table:table-cell table:formula="of:=IF(AND(ISBLANK([.W311]);ISBLANK([.X311]);ISBLANK([.Y311]);ISBLANK([.Z311])); &quot;&quot;; DEC2HEX([.W311]*8 + [.X311]*4 + [.Y311]*2 + [.Z311]*1))">
            <text:p/>
          </table:table-cell>
          <table:table-cell table:formula="of:=IF(AND(ISBLANK([.AA311]);ISBLANK([.AB311]);ISBLANK([.AC311]);ISBLANK([.AD311])); &quot;&quot;; DEC2HEX([.AA311]*8 + [.AB311]*4 + [.AC311]*2 + [.AD311]*1))">
            <text:p/>
          </table:table-cell>
          <table:table-cell table:formula="of:=IF(AND(ISBLANK([.AE311]);ISBLANK([.AF311]);ISBLANK([.AG311]);ISBLANK([.AH311])); &quot;&quot;; DEC2HEX([.AE311]*8 + [.AF311]*4 + [.AG311]*2 + [.AH311]*1))">
            <text:p/>
          </table:table-cell>
          <table:table-cell table:formula="of:=IF(AND(ISBLANK([.AI311]);ISBLANK([.AJ311]);ISBLANK([.AK311]);ISBLANK([.AL311])); &quot;&quot;; DEC2HEX([.AI311]*8 + [.AJ311]*4 + [.AK311]*2 + [.AL311]*1))">
            <text:p/>
          </table:table-cell>
          <table:table-cell table:formula="of:=IF(AND(ISBLANK([.AM311]);ISBLANK([.AN311]);ISBLANK([.AO311]);ISBLANK([.AP311])); &quot;&quot;; DEC2HEX([.AM311]*8 + [.AN311]*4 + [.AO311]*2 + [.AP31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2]);ISBLANK([.D312]);ISBLANK([.E312]);ISBLANK([.F312])); &quot;&quot;; DEC2HEX([.C312]*8 + [.D312]*4 + [.E312]*2 + [.F312]*1))">
            <text:p/>
          </table:table-cell>
          <table:table-cell table:formula="of:=IF(AND(ISBLANK([.G312]);ISBLANK([.H312]);ISBLANK([.I312]);ISBLANK([.J312])); &quot;&quot;; DEC2HEX([.G312]*8 + [.H312]*4 + [.I312]*2 + [.J312]*1))">
            <text:p/>
          </table:table-cell>
          <table:table-cell table:formula="of:=IF(AND(ISBLANK([.K312]);ISBLANK([.L312]);ISBLANK([.M312]);ISBLANK([.N312])); &quot;&quot;; DEC2HEX([.K312]*8 + [.L312]*4 + [.M312]*2 + [.N312]*1))">
            <text:p/>
          </table:table-cell>
          <table:table-cell table:formula="of:=IF(AND(ISBLANK([.O312]);ISBLANK([.P312]);ISBLANK([.Q312]);ISBLANK([.R312])); &quot;&quot;; DEC2HEX([.O312]*8 + [.P312]*4 + [.Q312]*2 + [.R312]*1))">
            <text:p/>
          </table:table-cell>
          <table:table-cell table:formula="of:=IF(AND(ISBLANK([.S312]);ISBLANK([.T312]);ISBLANK([.U312]);ISBLANK([.V312])); &quot;&quot;; DEC2HEX([.S312]*8 + [.T312]*4 + [.U312]*2 + [.V312]*1))">
            <text:p/>
          </table:table-cell>
          <table:table-cell table:formula="of:=IF(AND(ISBLANK([.W312]);ISBLANK([.X312]);ISBLANK([.Y312]);ISBLANK([.Z312])); &quot;&quot;; DEC2HEX([.W312]*8 + [.X312]*4 + [.Y312]*2 + [.Z312]*1))">
            <text:p/>
          </table:table-cell>
          <table:table-cell table:formula="of:=IF(AND(ISBLANK([.AA312]);ISBLANK([.AB312]);ISBLANK([.AC312]);ISBLANK([.AD312])); &quot;&quot;; DEC2HEX([.AA312]*8 + [.AB312]*4 + [.AC312]*2 + [.AD312]*1))">
            <text:p/>
          </table:table-cell>
          <table:table-cell table:formula="of:=IF(AND(ISBLANK([.AE312]);ISBLANK([.AF312]);ISBLANK([.AG312]);ISBLANK([.AH312])); &quot;&quot;; DEC2HEX([.AE312]*8 + [.AF312]*4 + [.AG312]*2 + [.AH312]*1))">
            <text:p/>
          </table:table-cell>
          <table:table-cell table:formula="of:=IF(AND(ISBLANK([.AI312]);ISBLANK([.AJ312]);ISBLANK([.AK312]);ISBLANK([.AL312])); &quot;&quot;; DEC2HEX([.AI312]*8 + [.AJ312]*4 + [.AK312]*2 + [.AL312]*1))">
            <text:p/>
          </table:table-cell>
          <table:table-cell table:formula="of:=IF(AND(ISBLANK([.AM312]);ISBLANK([.AN312]);ISBLANK([.AO312]);ISBLANK([.AP312])); &quot;&quot;; DEC2HEX([.AM312]*8 + [.AN312]*4 + [.AO312]*2 + [.AP31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3]);ISBLANK([.D313]);ISBLANK([.E313]);ISBLANK([.F313])); &quot;&quot;; DEC2HEX([.C313]*8 + [.D313]*4 + [.E313]*2 + [.F313]*1))">
            <text:p/>
          </table:table-cell>
          <table:table-cell table:formula="of:=IF(AND(ISBLANK([.G313]);ISBLANK([.H313]);ISBLANK([.I313]);ISBLANK([.J313])); &quot;&quot;; DEC2HEX([.G313]*8 + [.H313]*4 + [.I313]*2 + [.J313]*1))">
            <text:p/>
          </table:table-cell>
          <table:table-cell table:formula="of:=IF(AND(ISBLANK([.K313]);ISBLANK([.L313]);ISBLANK([.M313]);ISBLANK([.N313])); &quot;&quot;; DEC2HEX([.K313]*8 + [.L313]*4 + [.M313]*2 + [.N313]*1))">
            <text:p/>
          </table:table-cell>
          <table:table-cell table:formula="of:=IF(AND(ISBLANK([.O313]);ISBLANK([.P313]);ISBLANK([.Q313]);ISBLANK([.R313])); &quot;&quot;; DEC2HEX([.O313]*8 + [.P313]*4 + [.Q313]*2 + [.R313]*1))">
            <text:p/>
          </table:table-cell>
          <table:table-cell table:formula="of:=IF(AND(ISBLANK([.S313]);ISBLANK([.T313]);ISBLANK([.U313]);ISBLANK([.V313])); &quot;&quot;; DEC2HEX([.S313]*8 + [.T313]*4 + [.U313]*2 + [.V313]*1))">
            <text:p/>
          </table:table-cell>
          <table:table-cell table:formula="of:=IF(AND(ISBLANK([.W313]);ISBLANK([.X313]);ISBLANK([.Y313]);ISBLANK([.Z313])); &quot;&quot;; DEC2HEX([.W313]*8 + [.X313]*4 + [.Y313]*2 + [.Z313]*1))">
            <text:p/>
          </table:table-cell>
          <table:table-cell table:formula="of:=IF(AND(ISBLANK([.AA313]);ISBLANK([.AB313]);ISBLANK([.AC313]);ISBLANK([.AD313])); &quot;&quot;; DEC2HEX([.AA313]*8 + [.AB313]*4 + [.AC313]*2 + [.AD313]*1))">
            <text:p/>
          </table:table-cell>
          <table:table-cell table:formula="of:=IF(AND(ISBLANK([.AE313]);ISBLANK([.AF313]);ISBLANK([.AG313]);ISBLANK([.AH313])); &quot;&quot;; DEC2HEX([.AE313]*8 + [.AF313]*4 + [.AG313]*2 + [.AH313]*1))">
            <text:p/>
          </table:table-cell>
          <table:table-cell table:formula="of:=IF(AND(ISBLANK([.AI313]);ISBLANK([.AJ313]);ISBLANK([.AK313]);ISBLANK([.AL313])); &quot;&quot;; DEC2HEX([.AI313]*8 + [.AJ313]*4 + [.AK313]*2 + [.AL313]*1))">
            <text:p/>
          </table:table-cell>
          <table:table-cell table:formula="of:=IF(AND(ISBLANK([.AM313]);ISBLANK([.AN313]);ISBLANK([.AO313]);ISBLANK([.AP313])); &quot;&quot;; DEC2HEX([.AM313]*8 + [.AN313]*4 + [.AO313]*2 + [.AP31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4]);ISBLANK([.D314]);ISBLANK([.E314]);ISBLANK([.F314])); &quot;&quot;; DEC2HEX([.C314]*8 + [.D314]*4 + [.E314]*2 + [.F314]*1))">
            <text:p/>
          </table:table-cell>
          <table:table-cell table:formula="of:=IF(AND(ISBLANK([.G314]);ISBLANK([.H314]);ISBLANK([.I314]);ISBLANK([.J314])); &quot;&quot;; DEC2HEX([.G314]*8 + [.H314]*4 + [.I314]*2 + [.J314]*1))">
            <text:p/>
          </table:table-cell>
          <table:table-cell table:formula="of:=IF(AND(ISBLANK([.K314]);ISBLANK([.L314]);ISBLANK([.M314]);ISBLANK([.N314])); &quot;&quot;; DEC2HEX([.K314]*8 + [.L314]*4 + [.M314]*2 + [.N314]*1))">
            <text:p/>
          </table:table-cell>
          <table:table-cell table:formula="of:=IF(AND(ISBLANK([.O314]);ISBLANK([.P314]);ISBLANK([.Q314]);ISBLANK([.R314])); &quot;&quot;; DEC2HEX([.O314]*8 + [.P314]*4 + [.Q314]*2 + [.R314]*1))">
            <text:p/>
          </table:table-cell>
          <table:table-cell table:formula="of:=IF(AND(ISBLANK([.S314]);ISBLANK([.T314]);ISBLANK([.U314]);ISBLANK([.V314])); &quot;&quot;; DEC2HEX([.S314]*8 + [.T314]*4 + [.U314]*2 + [.V314]*1))">
            <text:p/>
          </table:table-cell>
          <table:table-cell table:formula="of:=IF(AND(ISBLANK([.W314]);ISBLANK([.X314]);ISBLANK([.Y314]);ISBLANK([.Z314])); &quot;&quot;; DEC2HEX([.W314]*8 + [.X314]*4 + [.Y314]*2 + [.Z314]*1))">
            <text:p/>
          </table:table-cell>
          <table:table-cell table:formula="of:=IF(AND(ISBLANK([.AA314]);ISBLANK([.AB314]);ISBLANK([.AC314]);ISBLANK([.AD314])); &quot;&quot;; DEC2HEX([.AA314]*8 + [.AB314]*4 + [.AC314]*2 + [.AD314]*1))">
            <text:p/>
          </table:table-cell>
          <table:table-cell table:formula="of:=IF(AND(ISBLANK([.AE314]);ISBLANK([.AF314]);ISBLANK([.AG314]);ISBLANK([.AH314])); &quot;&quot;; DEC2HEX([.AE314]*8 + [.AF314]*4 + [.AG314]*2 + [.AH314]*1))">
            <text:p/>
          </table:table-cell>
          <table:table-cell table:formula="of:=IF(AND(ISBLANK([.AI314]);ISBLANK([.AJ314]);ISBLANK([.AK314]);ISBLANK([.AL314])); &quot;&quot;; DEC2HEX([.AI314]*8 + [.AJ314]*4 + [.AK314]*2 + [.AL314]*1))">
            <text:p/>
          </table:table-cell>
          <table:table-cell table:formula="of:=IF(AND(ISBLANK([.AM314]);ISBLANK([.AN314]);ISBLANK([.AO314]);ISBLANK([.AP314])); &quot;&quot;; DEC2HEX([.AM314]*8 + [.AN314]*4 + [.AO314]*2 + [.AP31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5]);ISBLANK([.D315]);ISBLANK([.E315]);ISBLANK([.F315])); &quot;&quot;; DEC2HEX([.C315]*8 + [.D315]*4 + [.E315]*2 + [.F315]*1))">
            <text:p/>
          </table:table-cell>
          <table:table-cell table:formula="of:=IF(AND(ISBLANK([.G315]);ISBLANK([.H315]);ISBLANK([.I315]);ISBLANK([.J315])); &quot;&quot;; DEC2HEX([.G315]*8 + [.H315]*4 + [.I315]*2 + [.J315]*1))">
            <text:p/>
          </table:table-cell>
          <table:table-cell table:formula="of:=IF(AND(ISBLANK([.K315]);ISBLANK([.L315]);ISBLANK([.M315]);ISBLANK([.N315])); &quot;&quot;; DEC2HEX([.K315]*8 + [.L315]*4 + [.M315]*2 + [.N315]*1))">
            <text:p/>
          </table:table-cell>
          <table:table-cell table:formula="of:=IF(AND(ISBLANK([.O315]);ISBLANK([.P315]);ISBLANK([.Q315]);ISBLANK([.R315])); &quot;&quot;; DEC2HEX([.O315]*8 + [.P315]*4 + [.Q315]*2 + [.R315]*1))">
            <text:p/>
          </table:table-cell>
          <table:table-cell table:formula="of:=IF(AND(ISBLANK([.S315]);ISBLANK([.T315]);ISBLANK([.U315]);ISBLANK([.V315])); &quot;&quot;; DEC2HEX([.S315]*8 + [.T315]*4 + [.U315]*2 + [.V315]*1))">
            <text:p/>
          </table:table-cell>
          <table:table-cell table:formula="of:=IF(AND(ISBLANK([.W315]);ISBLANK([.X315]);ISBLANK([.Y315]);ISBLANK([.Z315])); &quot;&quot;; DEC2HEX([.W315]*8 + [.X315]*4 + [.Y315]*2 + [.Z315]*1))">
            <text:p/>
          </table:table-cell>
          <table:table-cell table:formula="of:=IF(AND(ISBLANK([.AA315]);ISBLANK([.AB315]);ISBLANK([.AC315]);ISBLANK([.AD315])); &quot;&quot;; DEC2HEX([.AA315]*8 + [.AB315]*4 + [.AC315]*2 + [.AD315]*1))">
            <text:p/>
          </table:table-cell>
          <table:table-cell table:formula="of:=IF(AND(ISBLANK([.AE315]);ISBLANK([.AF315]);ISBLANK([.AG315]);ISBLANK([.AH315])); &quot;&quot;; DEC2HEX([.AE315]*8 + [.AF315]*4 + [.AG315]*2 + [.AH315]*1))">
            <text:p/>
          </table:table-cell>
          <table:table-cell table:formula="of:=IF(AND(ISBLANK([.AI315]);ISBLANK([.AJ315]);ISBLANK([.AK315]);ISBLANK([.AL315])); &quot;&quot;; DEC2HEX([.AI315]*8 + [.AJ315]*4 + [.AK315]*2 + [.AL315]*1))">
            <text:p/>
          </table:table-cell>
          <table:table-cell table:formula="of:=IF(AND(ISBLANK([.AM315]);ISBLANK([.AN315]);ISBLANK([.AO315]);ISBLANK([.AP315])); &quot;&quot;; DEC2HEX([.AM315]*8 + [.AN315]*4 + [.AO315]*2 + [.AP31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6]);ISBLANK([.D316]);ISBLANK([.E316]);ISBLANK([.F316])); &quot;&quot;; DEC2HEX([.C316]*8 + [.D316]*4 + [.E316]*2 + [.F316]*1))">
            <text:p/>
          </table:table-cell>
          <table:table-cell table:formula="of:=IF(AND(ISBLANK([.G316]);ISBLANK([.H316]);ISBLANK([.I316]);ISBLANK([.J316])); &quot;&quot;; DEC2HEX([.G316]*8 + [.H316]*4 + [.I316]*2 + [.J316]*1))">
            <text:p/>
          </table:table-cell>
          <table:table-cell table:formula="of:=IF(AND(ISBLANK([.K316]);ISBLANK([.L316]);ISBLANK([.M316]);ISBLANK([.N316])); &quot;&quot;; DEC2HEX([.K316]*8 + [.L316]*4 + [.M316]*2 + [.N316]*1))">
            <text:p/>
          </table:table-cell>
          <table:table-cell table:formula="of:=IF(AND(ISBLANK([.O316]);ISBLANK([.P316]);ISBLANK([.Q316]);ISBLANK([.R316])); &quot;&quot;; DEC2HEX([.O316]*8 + [.P316]*4 + [.Q316]*2 + [.R316]*1))">
            <text:p/>
          </table:table-cell>
          <table:table-cell table:formula="of:=IF(AND(ISBLANK([.S316]);ISBLANK([.T316]);ISBLANK([.U316]);ISBLANK([.V316])); &quot;&quot;; DEC2HEX([.S316]*8 + [.T316]*4 + [.U316]*2 + [.V316]*1))">
            <text:p/>
          </table:table-cell>
          <table:table-cell table:formula="of:=IF(AND(ISBLANK([.W316]);ISBLANK([.X316]);ISBLANK([.Y316]);ISBLANK([.Z316])); &quot;&quot;; DEC2HEX([.W316]*8 + [.X316]*4 + [.Y316]*2 + [.Z316]*1))">
            <text:p/>
          </table:table-cell>
          <table:table-cell table:formula="of:=IF(AND(ISBLANK([.AA316]);ISBLANK([.AB316]);ISBLANK([.AC316]);ISBLANK([.AD316])); &quot;&quot;; DEC2HEX([.AA316]*8 + [.AB316]*4 + [.AC316]*2 + [.AD316]*1))">
            <text:p/>
          </table:table-cell>
          <table:table-cell table:formula="of:=IF(AND(ISBLANK([.AE316]);ISBLANK([.AF316]);ISBLANK([.AG316]);ISBLANK([.AH316])); &quot;&quot;; DEC2HEX([.AE316]*8 + [.AF316]*4 + [.AG316]*2 + [.AH316]*1))">
            <text:p/>
          </table:table-cell>
          <table:table-cell table:formula="of:=IF(AND(ISBLANK([.AI316]);ISBLANK([.AJ316]);ISBLANK([.AK316]);ISBLANK([.AL316])); &quot;&quot;; DEC2HEX([.AI316]*8 + [.AJ316]*4 + [.AK316]*2 + [.AL316]*1))">
            <text:p/>
          </table:table-cell>
          <table:table-cell table:formula="of:=IF(AND(ISBLANK([.AM316]);ISBLANK([.AN316]);ISBLANK([.AO316]);ISBLANK([.AP316])); &quot;&quot;; DEC2HEX([.AM316]*8 + [.AN316]*4 + [.AO316]*2 + [.AP31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7]);ISBLANK([.D317]);ISBLANK([.E317]);ISBLANK([.F317])); &quot;&quot;; DEC2HEX([.C317]*8 + [.D317]*4 + [.E317]*2 + [.F317]*1))">
            <text:p/>
          </table:table-cell>
          <table:table-cell table:formula="of:=IF(AND(ISBLANK([.G317]);ISBLANK([.H317]);ISBLANK([.I317]);ISBLANK([.J317])); &quot;&quot;; DEC2HEX([.G317]*8 + [.H317]*4 + [.I317]*2 + [.J317]*1))">
            <text:p/>
          </table:table-cell>
          <table:table-cell table:formula="of:=IF(AND(ISBLANK([.K317]);ISBLANK([.L317]);ISBLANK([.M317]);ISBLANK([.N317])); &quot;&quot;; DEC2HEX([.K317]*8 + [.L317]*4 + [.M317]*2 + [.N317]*1))">
            <text:p/>
          </table:table-cell>
          <table:table-cell table:formula="of:=IF(AND(ISBLANK([.O317]);ISBLANK([.P317]);ISBLANK([.Q317]);ISBLANK([.R317])); &quot;&quot;; DEC2HEX([.O317]*8 + [.P317]*4 + [.Q317]*2 + [.R317]*1))">
            <text:p/>
          </table:table-cell>
          <table:table-cell table:formula="of:=IF(AND(ISBLANK([.S317]);ISBLANK([.T317]);ISBLANK([.U317]);ISBLANK([.V317])); &quot;&quot;; DEC2HEX([.S317]*8 + [.T317]*4 + [.U317]*2 + [.V317]*1))">
            <text:p/>
          </table:table-cell>
          <table:table-cell table:formula="of:=IF(AND(ISBLANK([.W317]);ISBLANK([.X317]);ISBLANK([.Y317]);ISBLANK([.Z317])); &quot;&quot;; DEC2HEX([.W317]*8 + [.X317]*4 + [.Y317]*2 + [.Z317]*1))">
            <text:p/>
          </table:table-cell>
          <table:table-cell table:formula="of:=IF(AND(ISBLANK([.AA317]);ISBLANK([.AB317]);ISBLANK([.AC317]);ISBLANK([.AD317])); &quot;&quot;; DEC2HEX([.AA317]*8 + [.AB317]*4 + [.AC317]*2 + [.AD317]*1))">
            <text:p/>
          </table:table-cell>
          <table:table-cell table:formula="of:=IF(AND(ISBLANK([.AE317]);ISBLANK([.AF317]);ISBLANK([.AG317]);ISBLANK([.AH317])); &quot;&quot;; DEC2HEX([.AE317]*8 + [.AF317]*4 + [.AG317]*2 + [.AH317]*1))">
            <text:p/>
          </table:table-cell>
          <table:table-cell table:formula="of:=IF(AND(ISBLANK([.AI317]);ISBLANK([.AJ317]);ISBLANK([.AK317]);ISBLANK([.AL317])); &quot;&quot;; DEC2HEX([.AI317]*8 + [.AJ317]*4 + [.AK317]*2 + [.AL317]*1))">
            <text:p/>
          </table:table-cell>
          <table:table-cell table:formula="of:=IF(AND(ISBLANK([.AM317]);ISBLANK([.AN317]);ISBLANK([.AO317]);ISBLANK([.AP317])); &quot;&quot;; DEC2HEX([.AM317]*8 + [.AN317]*4 + [.AO317]*2 + [.AP31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8]);ISBLANK([.D318]);ISBLANK([.E318]);ISBLANK([.F318])); &quot;&quot;; DEC2HEX([.C318]*8 + [.D318]*4 + [.E318]*2 + [.F318]*1))">
            <text:p/>
          </table:table-cell>
          <table:table-cell table:formula="of:=IF(AND(ISBLANK([.G318]);ISBLANK([.H318]);ISBLANK([.I318]);ISBLANK([.J318])); &quot;&quot;; DEC2HEX([.G318]*8 + [.H318]*4 + [.I318]*2 + [.J318]*1))">
            <text:p/>
          </table:table-cell>
          <table:table-cell table:formula="of:=IF(AND(ISBLANK([.K318]);ISBLANK([.L318]);ISBLANK([.M318]);ISBLANK([.N318])); &quot;&quot;; DEC2HEX([.K318]*8 + [.L318]*4 + [.M318]*2 + [.N318]*1))">
            <text:p/>
          </table:table-cell>
          <table:table-cell table:formula="of:=IF(AND(ISBLANK([.O318]);ISBLANK([.P318]);ISBLANK([.Q318]);ISBLANK([.R318])); &quot;&quot;; DEC2HEX([.O318]*8 + [.P318]*4 + [.Q318]*2 + [.R318]*1))">
            <text:p/>
          </table:table-cell>
          <table:table-cell table:formula="of:=IF(AND(ISBLANK([.S318]);ISBLANK([.T318]);ISBLANK([.U318]);ISBLANK([.V318])); &quot;&quot;; DEC2HEX([.S318]*8 + [.T318]*4 + [.U318]*2 + [.V318]*1))">
            <text:p/>
          </table:table-cell>
          <table:table-cell table:formula="of:=IF(AND(ISBLANK([.W318]);ISBLANK([.X318]);ISBLANK([.Y318]);ISBLANK([.Z318])); &quot;&quot;; DEC2HEX([.W318]*8 + [.X318]*4 + [.Y318]*2 + [.Z318]*1))">
            <text:p/>
          </table:table-cell>
          <table:table-cell table:formula="of:=IF(AND(ISBLANK([.AA318]);ISBLANK([.AB318]);ISBLANK([.AC318]);ISBLANK([.AD318])); &quot;&quot;; DEC2HEX([.AA318]*8 + [.AB318]*4 + [.AC318]*2 + [.AD318]*1))">
            <text:p/>
          </table:table-cell>
          <table:table-cell table:formula="of:=IF(AND(ISBLANK([.AE318]);ISBLANK([.AF318]);ISBLANK([.AG318]);ISBLANK([.AH318])); &quot;&quot;; DEC2HEX([.AE318]*8 + [.AF318]*4 + [.AG318]*2 + [.AH318]*1))">
            <text:p/>
          </table:table-cell>
          <table:table-cell table:formula="of:=IF(AND(ISBLANK([.AI318]);ISBLANK([.AJ318]);ISBLANK([.AK318]);ISBLANK([.AL318])); &quot;&quot;; DEC2HEX([.AI318]*8 + [.AJ318]*4 + [.AK318]*2 + [.AL318]*1))">
            <text:p/>
          </table:table-cell>
          <table:table-cell table:formula="of:=IF(AND(ISBLANK([.AM318]);ISBLANK([.AN318]);ISBLANK([.AO318]);ISBLANK([.AP318])); &quot;&quot;; DEC2HEX([.AM318]*8 + [.AN318]*4 + [.AO318]*2 + [.AP31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19]);ISBLANK([.D319]);ISBLANK([.E319]);ISBLANK([.F319])); &quot;&quot;; DEC2HEX([.C319]*8 + [.D319]*4 + [.E319]*2 + [.F319]*1))">
            <text:p/>
          </table:table-cell>
          <table:table-cell table:formula="of:=IF(AND(ISBLANK([.G319]);ISBLANK([.H319]);ISBLANK([.I319]);ISBLANK([.J319])); &quot;&quot;; DEC2HEX([.G319]*8 + [.H319]*4 + [.I319]*2 + [.J319]*1))">
            <text:p/>
          </table:table-cell>
          <table:table-cell table:formula="of:=IF(AND(ISBLANK([.K319]);ISBLANK([.L319]);ISBLANK([.M319]);ISBLANK([.N319])); &quot;&quot;; DEC2HEX([.K319]*8 + [.L319]*4 + [.M319]*2 + [.N319]*1))">
            <text:p/>
          </table:table-cell>
          <table:table-cell table:formula="of:=IF(AND(ISBLANK([.O319]);ISBLANK([.P319]);ISBLANK([.Q319]);ISBLANK([.R319])); &quot;&quot;; DEC2HEX([.O319]*8 + [.P319]*4 + [.Q319]*2 + [.R319]*1))">
            <text:p/>
          </table:table-cell>
          <table:table-cell table:formula="of:=IF(AND(ISBLANK([.S319]);ISBLANK([.T319]);ISBLANK([.U319]);ISBLANK([.V319])); &quot;&quot;; DEC2HEX([.S319]*8 + [.T319]*4 + [.U319]*2 + [.V319]*1))">
            <text:p/>
          </table:table-cell>
          <table:table-cell table:formula="of:=IF(AND(ISBLANK([.W319]);ISBLANK([.X319]);ISBLANK([.Y319]);ISBLANK([.Z319])); &quot;&quot;; DEC2HEX([.W319]*8 + [.X319]*4 + [.Y319]*2 + [.Z319]*1))">
            <text:p/>
          </table:table-cell>
          <table:table-cell table:formula="of:=IF(AND(ISBLANK([.AA319]);ISBLANK([.AB319]);ISBLANK([.AC319]);ISBLANK([.AD319])); &quot;&quot;; DEC2HEX([.AA319]*8 + [.AB319]*4 + [.AC319]*2 + [.AD319]*1))">
            <text:p/>
          </table:table-cell>
          <table:table-cell table:formula="of:=IF(AND(ISBLANK([.AE319]);ISBLANK([.AF319]);ISBLANK([.AG319]);ISBLANK([.AH319])); &quot;&quot;; DEC2HEX([.AE319]*8 + [.AF319]*4 + [.AG319]*2 + [.AH319]*1))">
            <text:p/>
          </table:table-cell>
          <table:table-cell table:formula="of:=IF(AND(ISBLANK([.AI319]);ISBLANK([.AJ319]);ISBLANK([.AK319]);ISBLANK([.AL319])); &quot;&quot;; DEC2HEX([.AI319]*8 + [.AJ319]*4 + [.AK319]*2 + [.AL319]*1))">
            <text:p/>
          </table:table-cell>
          <table:table-cell table:formula="of:=IF(AND(ISBLANK([.AM319]);ISBLANK([.AN319]);ISBLANK([.AO319]);ISBLANK([.AP319])); &quot;&quot;; DEC2HEX([.AM319]*8 + [.AN319]*4 + [.AO319]*2 + [.AP31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0]);ISBLANK([.D320]);ISBLANK([.E320]);ISBLANK([.F320])); &quot;&quot;; DEC2HEX([.C320]*8 + [.D320]*4 + [.E320]*2 + [.F320]*1))">
            <text:p/>
          </table:table-cell>
          <table:table-cell table:formula="of:=IF(AND(ISBLANK([.G320]);ISBLANK([.H320]);ISBLANK([.I320]);ISBLANK([.J320])); &quot;&quot;; DEC2HEX([.G320]*8 + [.H320]*4 + [.I320]*2 + [.J320]*1))">
            <text:p/>
          </table:table-cell>
          <table:table-cell table:formula="of:=IF(AND(ISBLANK([.K320]);ISBLANK([.L320]);ISBLANK([.M320]);ISBLANK([.N320])); &quot;&quot;; DEC2HEX([.K320]*8 + [.L320]*4 + [.M320]*2 + [.N320]*1))">
            <text:p/>
          </table:table-cell>
          <table:table-cell table:formula="of:=IF(AND(ISBLANK([.O320]);ISBLANK([.P320]);ISBLANK([.Q320]);ISBLANK([.R320])); &quot;&quot;; DEC2HEX([.O320]*8 + [.P320]*4 + [.Q320]*2 + [.R320]*1))">
            <text:p/>
          </table:table-cell>
          <table:table-cell table:formula="of:=IF(AND(ISBLANK([.S320]);ISBLANK([.T320]);ISBLANK([.U320]);ISBLANK([.V320])); &quot;&quot;; DEC2HEX([.S320]*8 + [.T320]*4 + [.U320]*2 + [.V320]*1))">
            <text:p/>
          </table:table-cell>
          <table:table-cell table:formula="of:=IF(AND(ISBLANK([.W320]);ISBLANK([.X320]);ISBLANK([.Y320]);ISBLANK([.Z320])); &quot;&quot;; DEC2HEX([.W320]*8 + [.X320]*4 + [.Y320]*2 + [.Z320]*1))">
            <text:p/>
          </table:table-cell>
          <table:table-cell table:formula="of:=IF(AND(ISBLANK([.AA320]);ISBLANK([.AB320]);ISBLANK([.AC320]);ISBLANK([.AD320])); &quot;&quot;; DEC2HEX([.AA320]*8 + [.AB320]*4 + [.AC320]*2 + [.AD320]*1))">
            <text:p/>
          </table:table-cell>
          <table:table-cell table:formula="of:=IF(AND(ISBLANK([.AE320]);ISBLANK([.AF320]);ISBLANK([.AG320]);ISBLANK([.AH320])); &quot;&quot;; DEC2HEX([.AE320]*8 + [.AF320]*4 + [.AG320]*2 + [.AH320]*1))">
            <text:p/>
          </table:table-cell>
          <table:table-cell table:formula="of:=IF(AND(ISBLANK([.AI320]);ISBLANK([.AJ320]);ISBLANK([.AK320]);ISBLANK([.AL320])); &quot;&quot;; DEC2HEX([.AI320]*8 + [.AJ320]*4 + [.AK320]*2 + [.AL320]*1))">
            <text:p/>
          </table:table-cell>
          <table:table-cell table:formula="of:=IF(AND(ISBLANK([.AM320]);ISBLANK([.AN320]);ISBLANK([.AO320]);ISBLANK([.AP320])); &quot;&quot;; DEC2HEX([.AM320]*8 + [.AN320]*4 + [.AO320]*2 + [.AP32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1]);ISBLANK([.D321]);ISBLANK([.E321]);ISBLANK([.F321])); &quot;&quot;; DEC2HEX([.C321]*8 + [.D321]*4 + [.E321]*2 + [.F321]*1))">
            <text:p/>
          </table:table-cell>
          <table:table-cell table:formula="of:=IF(AND(ISBLANK([.G321]);ISBLANK([.H321]);ISBLANK([.I321]);ISBLANK([.J321])); &quot;&quot;; DEC2HEX([.G321]*8 + [.H321]*4 + [.I321]*2 + [.J321]*1))">
            <text:p/>
          </table:table-cell>
          <table:table-cell table:formula="of:=IF(AND(ISBLANK([.K321]);ISBLANK([.L321]);ISBLANK([.M321]);ISBLANK([.N321])); &quot;&quot;; DEC2HEX([.K321]*8 + [.L321]*4 + [.M321]*2 + [.N321]*1))">
            <text:p/>
          </table:table-cell>
          <table:table-cell table:formula="of:=IF(AND(ISBLANK([.O321]);ISBLANK([.P321]);ISBLANK([.Q321]);ISBLANK([.R321])); &quot;&quot;; DEC2HEX([.O321]*8 + [.P321]*4 + [.Q321]*2 + [.R321]*1))">
            <text:p/>
          </table:table-cell>
          <table:table-cell table:formula="of:=IF(AND(ISBLANK([.S321]);ISBLANK([.T321]);ISBLANK([.U321]);ISBLANK([.V321])); &quot;&quot;; DEC2HEX([.S321]*8 + [.T321]*4 + [.U321]*2 + [.V321]*1))">
            <text:p/>
          </table:table-cell>
          <table:table-cell table:formula="of:=IF(AND(ISBLANK([.W321]);ISBLANK([.X321]);ISBLANK([.Y321]);ISBLANK([.Z321])); &quot;&quot;; DEC2HEX([.W321]*8 + [.X321]*4 + [.Y321]*2 + [.Z321]*1))">
            <text:p/>
          </table:table-cell>
          <table:table-cell table:formula="of:=IF(AND(ISBLANK([.AA321]);ISBLANK([.AB321]);ISBLANK([.AC321]);ISBLANK([.AD321])); &quot;&quot;; DEC2HEX([.AA321]*8 + [.AB321]*4 + [.AC321]*2 + [.AD321]*1))">
            <text:p/>
          </table:table-cell>
          <table:table-cell table:formula="of:=IF(AND(ISBLANK([.AE321]);ISBLANK([.AF321]);ISBLANK([.AG321]);ISBLANK([.AH321])); &quot;&quot;; DEC2HEX([.AE321]*8 + [.AF321]*4 + [.AG321]*2 + [.AH321]*1))">
            <text:p/>
          </table:table-cell>
          <table:table-cell table:formula="of:=IF(AND(ISBLANK([.AI321]);ISBLANK([.AJ321]);ISBLANK([.AK321]);ISBLANK([.AL321])); &quot;&quot;; DEC2HEX([.AI321]*8 + [.AJ321]*4 + [.AK321]*2 + [.AL321]*1))">
            <text:p/>
          </table:table-cell>
          <table:table-cell table:formula="of:=IF(AND(ISBLANK([.AM321]);ISBLANK([.AN321]);ISBLANK([.AO321]);ISBLANK([.AP321])); &quot;&quot;; DEC2HEX([.AM321]*8 + [.AN321]*4 + [.AO321]*2 + [.AP32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2]);ISBLANK([.D322]);ISBLANK([.E322]);ISBLANK([.F322])); &quot;&quot;; DEC2HEX([.C322]*8 + [.D322]*4 + [.E322]*2 + [.F322]*1))">
            <text:p/>
          </table:table-cell>
          <table:table-cell table:formula="of:=IF(AND(ISBLANK([.G322]);ISBLANK([.H322]);ISBLANK([.I322]);ISBLANK([.J322])); &quot;&quot;; DEC2HEX([.G322]*8 + [.H322]*4 + [.I322]*2 + [.J322]*1))">
            <text:p/>
          </table:table-cell>
          <table:table-cell table:formula="of:=IF(AND(ISBLANK([.K322]);ISBLANK([.L322]);ISBLANK([.M322]);ISBLANK([.N322])); &quot;&quot;; DEC2HEX([.K322]*8 + [.L322]*4 + [.M322]*2 + [.N322]*1))">
            <text:p/>
          </table:table-cell>
          <table:table-cell table:formula="of:=IF(AND(ISBLANK([.O322]);ISBLANK([.P322]);ISBLANK([.Q322]);ISBLANK([.R322])); &quot;&quot;; DEC2HEX([.O322]*8 + [.P322]*4 + [.Q322]*2 + [.R322]*1))">
            <text:p/>
          </table:table-cell>
          <table:table-cell table:formula="of:=IF(AND(ISBLANK([.S322]);ISBLANK([.T322]);ISBLANK([.U322]);ISBLANK([.V322])); &quot;&quot;; DEC2HEX([.S322]*8 + [.T322]*4 + [.U322]*2 + [.V322]*1))">
            <text:p/>
          </table:table-cell>
          <table:table-cell table:formula="of:=IF(AND(ISBLANK([.W322]);ISBLANK([.X322]);ISBLANK([.Y322]);ISBLANK([.Z322])); &quot;&quot;; DEC2HEX([.W322]*8 + [.X322]*4 + [.Y322]*2 + [.Z322]*1))">
            <text:p/>
          </table:table-cell>
          <table:table-cell table:formula="of:=IF(AND(ISBLANK([.AA322]);ISBLANK([.AB322]);ISBLANK([.AC322]);ISBLANK([.AD322])); &quot;&quot;; DEC2HEX([.AA322]*8 + [.AB322]*4 + [.AC322]*2 + [.AD322]*1))">
            <text:p/>
          </table:table-cell>
          <table:table-cell table:formula="of:=IF(AND(ISBLANK([.AE322]);ISBLANK([.AF322]);ISBLANK([.AG322]);ISBLANK([.AH322])); &quot;&quot;; DEC2HEX([.AE322]*8 + [.AF322]*4 + [.AG322]*2 + [.AH322]*1))">
            <text:p/>
          </table:table-cell>
          <table:table-cell table:formula="of:=IF(AND(ISBLANK([.AI322]);ISBLANK([.AJ322]);ISBLANK([.AK322]);ISBLANK([.AL322])); &quot;&quot;; DEC2HEX([.AI322]*8 + [.AJ322]*4 + [.AK322]*2 + [.AL322]*1))">
            <text:p/>
          </table:table-cell>
          <table:table-cell table:formula="of:=IF(AND(ISBLANK([.AM322]);ISBLANK([.AN322]);ISBLANK([.AO322]);ISBLANK([.AP322])); &quot;&quot;; DEC2HEX([.AM322]*8 + [.AN322]*4 + [.AO322]*2 + [.AP32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3]);ISBLANK([.D323]);ISBLANK([.E323]);ISBLANK([.F323])); &quot;&quot;; DEC2HEX([.C323]*8 + [.D323]*4 + [.E323]*2 + [.F323]*1))">
            <text:p/>
          </table:table-cell>
          <table:table-cell table:formula="of:=IF(AND(ISBLANK([.G323]);ISBLANK([.H323]);ISBLANK([.I323]);ISBLANK([.J323])); &quot;&quot;; DEC2HEX([.G323]*8 + [.H323]*4 + [.I323]*2 + [.J323]*1))">
            <text:p/>
          </table:table-cell>
          <table:table-cell table:formula="of:=IF(AND(ISBLANK([.K323]);ISBLANK([.L323]);ISBLANK([.M323]);ISBLANK([.N323])); &quot;&quot;; DEC2HEX([.K323]*8 + [.L323]*4 + [.M323]*2 + [.N323]*1))">
            <text:p/>
          </table:table-cell>
          <table:table-cell table:formula="of:=IF(AND(ISBLANK([.O323]);ISBLANK([.P323]);ISBLANK([.Q323]);ISBLANK([.R323])); &quot;&quot;; DEC2HEX([.O323]*8 + [.P323]*4 + [.Q323]*2 + [.R323]*1))">
            <text:p/>
          </table:table-cell>
          <table:table-cell table:formula="of:=IF(AND(ISBLANK([.S323]);ISBLANK([.T323]);ISBLANK([.U323]);ISBLANK([.V323])); &quot;&quot;; DEC2HEX([.S323]*8 + [.T323]*4 + [.U323]*2 + [.V323]*1))">
            <text:p/>
          </table:table-cell>
          <table:table-cell table:formula="of:=IF(AND(ISBLANK([.W323]);ISBLANK([.X323]);ISBLANK([.Y323]);ISBLANK([.Z323])); &quot;&quot;; DEC2HEX([.W323]*8 + [.X323]*4 + [.Y323]*2 + [.Z323]*1))">
            <text:p/>
          </table:table-cell>
          <table:table-cell table:formula="of:=IF(AND(ISBLANK([.AA323]);ISBLANK([.AB323]);ISBLANK([.AC323]);ISBLANK([.AD323])); &quot;&quot;; DEC2HEX([.AA323]*8 + [.AB323]*4 + [.AC323]*2 + [.AD323]*1))">
            <text:p/>
          </table:table-cell>
          <table:table-cell table:formula="of:=IF(AND(ISBLANK([.AE323]);ISBLANK([.AF323]);ISBLANK([.AG323]);ISBLANK([.AH323])); &quot;&quot;; DEC2HEX([.AE323]*8 + [.AF323]*4 + [.AG323]*2 + [.AH323]*1))">
            <text:p/>
          </table:table-cell>
          <table:table-cell table:formula="of:=IF(AND(ISBLANK([.AI323]);ISBLANK([.AJ323]);ISBLANK([.AK323]);ISBLANK([.AL323])); &quot;&quot;; DEC2HEX([.AI323]*8 + [.AJ323]*4 + [.AK323]*2 + [.AL323]*1))">
            <text:p/>
          </table:table-cell>
          <table:table-cell table:formula="of:=IF(AND(ISBLANK([.AM323]);ISBLANK([.AN323]);ISBLANK([.AO323]);ISBLANK([.AP323])); &quot;&quot;; DEC2HEX([.AM323]*8 + [.AN323]*4 + [.AO323]*2 + [.AP32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4]);ISBLANK([.D324]);ISBLANK([.E324]);ISBLANK([.F324])); &quot;&quot;; DEC2HEX([.C324]*8 + [.D324]*4 + [.E324]*2 + [.F324]*1))">
            <text:p/>
          </table:table-cell>
          <table:table-cell table:formula="of:=IF(AND(ISBLANK([.G324]);ISBLANK([.H324]);ISBLANK([.I324]);ISBLANK([.J324])); &quot;&quot;; DEC2HEX([.G324]*8 + [.H324]*4 + [.I324]*2 + [.J324]*1))">
            <text:p/>
          </table:table-cell>
          <table:table-cell table:formula="of:=IF(AND(ISBLANK([.K324]);ISBLANK([.L324]);ISBLANK([.M324]);ISBLANK([.N324])); &quot;&quot;; DEC2HEX([.K324]*8 + [.L324]*4 + [.M324]*2 + [.N324]*1))">
            <text:p/>
          </table:table-cell>
          <table:table-cell table:formula="of:=IF(AND(ISBLANK([.O324]);ISBLANK([.P324]);ISBLANK([.Q324]);ISBLANK([.R324])); &quot;&quot;; DEC2HEX([.O324]*8 + [.P324]*4 + [.Q324]*2 + [.R324]*1))">
            <text:p/>
          </table:table-cell>
          <table:table-cell table:formula="of:=IF(AND(ISBLANK([.S324]);ISBLANK([.T324]);ISBLANK([.U324]);ISBLANK([.V324])); &quot;&quot;; DEC2HEX([.S324]*8 + [.T324]*4 + [.U324]*2 + [.V324]*1))">
            <text:p/>
          </table:table-cell>
          <table:table-cell table:formula="of:=IF(AND(ISBLANK([.W324]);ISBLANK([.X324]);ISBLANK([.Y324]);ISBLANK([.Z324])); &quot;&quot;; DEC2HEX([.W324]*8 + [.X324]*4 + [.Y324]*2 + [.Z324]*1))">
            <text:p/>
          </table:table-cell>
          <table:table-cell table:formula="of:=IF(AND(ISBLANK([.AA324]);ISBLANK([.AB324]);ISBLANK([.AC324]);ISBLANK([.AD324])); &quot;&quot;; DEC2HEX([.AA324]*8 + [.AB324]*4 + [.AC324]*2 + [.AD324]*1))">
            <text:p/>
          </table:table-cell>
          <table:table-cell table:formula="of:=IF(AND(ISBLANK([.AE324]);ISBLANK([.AF324]);ISBLANK([.AG324]);ISBLANK([.AH324])); &quot;&quot;; DEC2HEX([.AE324]*8 + [.AF324]*4 + [.AG324]*2 + [.AH324]*1))">
            <text:p/>
          </table:table-cell>
          <table:table-cell table:formula="of:=IF(AND(ISBLANK([.AI324]);ISBLANK([.AJ324]);ISBLANK([.AK324]);ISBLANK([.AL324])); &quot;&quot;; DEC2HEX([.AI324]*8 + [.AJ324]*4 + [.AK324]*2 + [.AL324]*1))">
            <text:p/>
          </table:table-cell>
          <table:table-cell table:formula="of:=IF(AND(ISBLANK([.AM324]);ISBLANK([.AN324]);ISBLANK([.AO324]);ISBLANK([.AP324])); &quot;&quot;; DEC2HEX([.AM324]*8 + [.AN324]*4 + [.AO324]*2 + [.AP32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5]);ISBLANK([.D325]);ISBLANK([.E325]);ISBLANK([.F325])); &quot;&quot;; DEC2HEX([.C325]*8 + [.D325]*4 + [.E325]*2 + [.F325]*1))">
            <text:p/>
          </table:table-cell>
          <table:table-cell table:formula="of:=IF(AND(ISBLANK([.G325]);ISBLANK([.H325]);ISBLANK([.I325]);ISBLANK([.J325])); &quot;&quot;; DEC2HEX([.G325]*8 + [.H325]*4 + [.I325]*2 + [.J325]*1))">
            <text:p/>
          </table:table-cell>
          <table:table-cell table:formula="of:=IF(AND(ISBLANK([.K325]);ISBLANK([.L325]);ISBLANK([.M325]);ISBLANK([.N325])); &quot;&quot;; DEC2HEX([.K325]*8 + [.L325]*4 + [.M325]*2 + [.N325]*1))">
            <text:p/>
          </table:table-cell>
          <table:table-cell table:formula="of:=IF(AND(ISBLANK([.O325]);ISBLANK([.P325]);ISBLANK([.Q325]);ISBLANK([.R325])); &quot;&quot;; DEC2HEX([.O325]*8 + [.P325]*4 + [.Q325]*2 + [.R325]*1))">
            <text:p/>
          </table:table-cell>
          <table:table-cell table:formula="of:=IF(AND(ISBLANK([.S325]);ISBLANK([.T325]);ISBLANK([.U325]);ISBLANK([.V325])); &quot;&quot;; DEC2HEX([.S325]*8 + [.T325]*4 + [.U325]*2 + [.V325]*1))">
            <text:p/>
          </table:table-cell>
          <table:table-cell table:formula="of:=IF(AND(ISBLANK([.W325]);ISBLANK([.X325]);ISBLANK([.Y325]);ISBLANK([.Z325])); &quot;&quot;; DEC2HEX([.W325]*8 + [.X325]*4 + [.Y325]*2 + [.Z325]*1))">
            <text:p/>
          </table:table-cell>
          <table:table-cell table:formula="of:=IF(AND(ISBLANK([.AA325]);ISBLANK([.AB325]);ISBLANK([.AC325]);ISBLANK([.AD325])); &quot;&quot;; DEC2HEX([.AA325]*8 + [.AB325]*4 + [.AC325]*2 + [.AD325]*1))">
            <text:p/>
          </table:table-cell>
          <table:table-cell table:formula="of:=IF(AND(ISBLANK([.AE325]);ISBLANK([.AF325]);ISBLANK([.AG325]);ISBLANK([.AH325])); &quot;&quot;; DEC2HEX([.AE325]*8 + [.AF325]*4 + [.AG325]*2 + [.AH325]*1))">
            <text:p/>
          </table:table-cell>
          <table:table-cell table:formula="of:=IF(AND(ISBLANK([.AI325]);ISBLANK([.AJ325]);ISBLANK([.AK325]);ISBLANK([.AL325])); &quot;&quot;; DEC2HEX([.AI325]*8 + [.AJ325]*4 + [.AK325]*2 + [.AL325]*1))">
            <text:p/>
          </table:table-cell>
          <table:table-cell table:formula="of:=IF(AND(ISBLANK([.AM325]);ISBLANK([.AN325]);ISBLANK([.AO325]);ISBLANK([.AP325])); &quot;&quot;; DEC2HEX([.AM325]*8 + [.AN325]*4 + [.AO325]*2 + [.AP32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6]);ISBLANK([.D326]);ISBLANK([.E326]);ISBLANK([.F326])); &quot;&quot;; DEC2HEX([.C326]*8 + [.D326]*4 + [.E326]*2 + [.F326]*1))">
            <text:p/>
          </table:table-cell>
          <table:table-cell table:formula="of:=IF(AND(ISBLANK([.G326]);ISBLANK([.H326]);ISBLANK([.I326]);ISBLANK([.J326])); &quot;&quot;; DEC2HEX([.G326]*8 + [.H326]*4 + [.I326]*2 + [.J326]*1))">
            <text:p/>
          </table:table-cell>
          <table:table-cell table:formula="of:=IF(AND(ISBLANK([.K326]);ISBLANK([.L326]);ISBLANK([.M326]);ISBLANK([.N326])); &quot;&quot;; DEC2HEX([.K326]*8 + [.L326]*4 + [.M326]*2 + [.N326]*1))">
            <text:p/>
          </table:table-cell>
          <table:table-cell table:formula="of:=IF(AND(ISBLANK([.O326]);ISBLANK([.P326]);ISBLANK([.Q326]);ISBLANK([.R326])); &quot;&quot;; DEC2HEX([.O326]*8 + [.P326]*4 + [.Q326]*2 + [.R326]*1))">
            <text:p/>
          </table:table-cell>
          <table:table-cell table:formula="of:=IF(AND(ISBLANK([.S326]);ISBLANK([.T326]);ISBLANK([.U326]);ISBLANK([.V326])); &quot;&quot;; DEC2HEX([.S326]*8 + [.T326]*4 + [.U326]*2 + [.V326]*1))">
            <text:p/>
          </table:table-cell>
          <table:table-cell table:formula="of:=IF(AND(ISBLANK([.W326]);ISBLANK([.X326]);ISBLANK([.Y326]);ISBLANK([.Z326])); &quot;&quot;; DEC2HEX([.W326]*8 + [.X326]*4 + [.Y326]*2 + [.Z326]*1))">
            <text:p/>
          </table:table-cell>
          <table:table-cell table:formula="of:=IF(AND(ISBLANK([.AA326]);ISBLANK([.AB326]);ISBLANK([.AC326]);ISBLANK([.AD326])); &quot;&quot;; DEC2HEX([.AA326]*8 + [.AB326]*4 + [.AC326]*2 + [.AD326]*1))">
            <text:p/>
          </table:table-cell>
          <table:table-cell table:formula="of:=IF(AND(ISBLANK([.AE326]);ISBLANK([.AF326]);ISBLANK([.AG326]);ISBLANK([.AH326])); &quot;&quot;; DEC2HEX([.AE326]*8 + [.AF326]*4 + [.AG326]*2 + [.AH326]*1))">
            <text:p/>
          </table:table-cell>
          <table:table-cell table:formula="of:=IF(AND(ISBLANK([.AI326]);ISBLANK([.AJ326]);ISBLANK([.AK326]);ISBLANK([.AL326])); &quot;&quot;; DEC2HEX([.AI326]*8 + [.AJ326]*4 + [.AK326]*2 + [.AL326]*1))">
            <text:p/>
          </table:table-cell>
          <table:table-cell table:formula="of:=IF(AND(ISBLANK([.AM326]);ISBLANK([.AN326]);ISBLANK([.AO326]);ISBLANK([.AP326])); &quot;&quot;; DEC2HEX([.AM326]*8 + [.AN326]*4 + [.AO326]*2 + [.AP32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7]);ISBLANK([.D327]);ISBLANK([.E327]);ISBLANK([.F327])); &quot;&quot;; DEC2HEX([.C327]*8 + [.D327]*4 + [.E327]*2 + [.F327]*1))">
            <text:p/>
          </table:table-cell>
          <table:table-cell table:formula="of:=IF(AND(ISBLANK([.G327]);ISBLANK([.H327]);ISBLANK([.I327]);ISBLANK([.J327])); &quot;&quot;; DEC2HEX([.G327]*8 + [.H327]*4 + [.I327]*2 + [.J327]*1))">
            <text:p/>
          </table:table-cell>
          <table:table-cell table:formula="of:=IF(AND(ISBLANK([.K327]);ISBLANK([.L327]);ISBLANK([.M327]);ISBLANK([.N327])); &quot;&quot;; DEC2HEX([.K327]*8 + [.L327]*4 + [.M327]*2 + [.N327]*1))">
            <text:p/>
          </table:table-cell>
          <table:table-cell table:formula="of:=IF(AND(ISBLANK([.O327]);ISBLANK([.P327]);ISBLANK([.Q327]);ISBLANK([.R327])); &quot;&quot;; DEC2HEX([.O327]*8 + [.P327]*4 + [.Q327]*2 + [.R327]*1))">
            <text:p/>
          </table:table-cell>
          <table:table-cell table:formula="of:=IF(AND(ISBLANK([.S327]);ISBLANK([.T327]);ISBLANK([.U327]);ISBLANK([.V327])); &quot;&quot;; DEC2HEX([.S327]*8 + [.T327]*4 + [.U327]*2 + [.V327]*1))">
            <text:p/>
          </table:table-cell>
          <table:table-cell table:formula="of:=IF(AND(ISBLANK([.W327]);ISBLANK([.X327]);ISBLANK([.Y327]);ISBLANK([.Z327])); &quot;&quot;; DEC2HEX([.W327]*8 + [.X327]*4 + [.Y327]*2 + [.Z327]*1))">
            <text:p/>
          </table:table-cell>
          <table:table-cell table:formula="of:=IF(AND(ISBLANK([.AA327]);ISBLANK([.AB327]);ISBLANK([.AC327]);ISBLANK([.AD327])); &quot;&quot;; DEC2HEX([.AA327]*8 + [.AB327]*4 + [.AC327]*2 + [.AD327]*1))">
            <text:p/>
          </table:table-cell>
          <table:table-cell table:formula="of:=IF(AND(ISBLANK([.AE327]);ISBLANK([.AF327]);ISBLANK([.AG327]);ISBLANK([.AH327])); &quot;&quot;; DEC2HEX([.AE327]*8 + [.AF327]*4 + [.AG327]*2 + [.AH327]*1))">
            <text:p/>
          </table:table-cell>
          <table:table-cell table:formula="of:=IF(AND(ISBLANK([.AI327]);ISBLANK([.AJ327]);ISBLANK([.AK327]);ISBLANK([.AL327])); &quot;&quot;; DEC2HEX([.AI327]*8 + [.AJ327]*4 + [.AK327]*2 + [.AL327]*1))">
            <text:p/>
          </table:table-cell>
          <table:table-cell table:formula="of:=IF(AND(ISBLANK([.AM327]);ISBLANK([.AN327]);ISBLANK([.AO327]);ISBLANK([.AP327])); &quot;&quot;; DEC2HEX([.AM327]*8 + [.AN327]*4 + [.AO327]*2 + [.AP32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8]);ISBLANK([.D328]);ISBLANK([.E328]);ISBLANK([.F328])); &quot;&quot;; DEC2HEX([.C328]*8 + [.D328]*4 + [.E328]*2 + [.F328]*1))">
            <text:p/>
          </table:table-cell>
          <table:table-cell table:formula="of:=IF(AND(ISBLANK([.G328]);ISBLANK([.H328]);ISBLANK([.I328]);ISBLANK([.J328])); &quot;&quot;; DEC2HEX([.G328]*8 + [.H328]*4 + [.I328]*2 + [.J328]*1))">
            <text:p/>
          </table:table-cell>
          <table:table-cell table:formula="of:=IF(AND(ISBLANK([.K328]);ISBLANK([.L328]);ISBLANK([.M328]);ISBLANK([.N328])); &quot;&quot;; DEC2HEX([.K328]*8 + [.L328]*4 + [.M328]*2 + [.N328]*1))">
            <text:p/>
          </table:table-cell>
          <table:table-cell table:formula="of:=IF(AND(ISBLANK([.O328]);ISBLANK([.P328]);ISBLANK([.Q328]);ISBLANK([.R328])); &quot;&quot;; DEC2HEX([.O328]*8 + [.P328]*4 + [.Q328]*2 + [.R328]*1))">
            <text:p/>
          </table:table-cell>
          <table:table-cell table:formula="of:=IF(AND(ISBLANK([.S328]);ISBLANK([.T328]);ISBLANK([.U328]);ISBLANK([.V328])); &quot;&quot;; DEC2HEX([.S328]*8 + [.T328]*4 + [.U328]*2 + [.V328]*1))">
            <text:p/>
          </table:table-cell>
          <table:table-cell table:formula="of:=IF(AND(ISBLANK([.W328]);ISBLANK([.X328]);ISBLANK([.Y328]);ISBLANK([.Z328])); &quot;&quot;; DEC2HEX([.W328]*8 + [.X328]*4 + [.Y328]*2 + [.Z328]*1))">
            <text:p/>
          </table:table-cell>
          <table:table-cell table:formula="of:=IF(AND(ISBLANK([.AA328]);ISBLANK([.AB328]);ISBLANK([.AC328]);ISBLANK([.AD328])); &quot;&quot;; DEC2HEX([.AA328]*8 + [.AB328]*4 + [.AC328]*2 + [.AD328]*1))">
            <text:p/>
          </table:table-cell>
          <table:table-cell table:formula="of:=IF(AND(ISBLANK([.AE328]);ISBLANK([.AF328]);ISBLANK([.AG328]);ISBLANK([.AH328])); &quot;&quot;; DEC2HEX([.AE328]*8 + [.AF328]*4 + [.AG328]*2 + [.AH328]*1))">
            <text:p/>
          </table:table-cell>
          <table:table-cell table:formula="of:=IF(AND(ISBLANK([.AI328]);ISBLANK([.AJ328]);ISBLANK([.AK328]);ISBLANK([.AL328])); &quot;&quot;; DEC2HEX([.AI328]*8 + [.AJ328]*4 + [.AK328]*2 + [.AL328]*1))">
            <text:p/>
          </table:table-cell>
          <table:table-cell table:formula="of:=IF(AND(ISBLANK([.AM328]);ISBLANK([.AN328]);ISBLANK([.AO328]);ISBLANK([.AP328])); &quot;&quot;; DEC2HEX([.AM328]*8 + [.AN328]*4 + [.AO328]*2 + [.AP32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29]);ISBLANK([.D329]);ISBLANK([.E329]);ISBLANK([.F329])); &quot;&quot;; DEC2HEX([.C329]*8 + [.D329]*4 + [.E329]*2 + [.F329]*1))">
            <text:p/>
          </table:table-cell>
          <table:table-cell table:formula="of:=IF(AND(ISBLANK([.G329]);ISBLANK([.H329]);ISBLANK([.I329]);ISBLANK([.J329])); &quot;&quot;; DEC2HEX([.G329]*8 + [.H329]*4 + [.I329]*2 + [.J329]*1))">
            <text:p/>
          </table:table-cell>
          <table:table-cell table:formula="of:=IF(AND(ISBLANK([.K329]);ISBLANK([.L329]);ISBLANK([.M329]);ISBLANK([.N329])); &quot;&quot;; DEC2HEX([.K329]*8 + [.L329]*4 + [.M329]*2 + [.N329]*1))">
            <text:p/>
          </table:table-cell>
          <table:table-cell table:formula="of:=IF(AND(ISBLANK([.O329]);ISBLANK([.P329]);ISBLANK([.Q329]);ISBLANK([.R329])); &quot;&quot;; DEC2HEX([.O329]*8 + [.P329]*4 + [.Q329]*2 + [.R329]*1))">
            <text:p/>
          </table:table-cell>
          <table:table-cell table:formula="of:=IF(AND(ISBLANK([.S329]);ISBLANK([.T329]);ISBLANK([.U329]);ISBLANK([.V329])); &quot;&quot;; DEC2HEX([.S329]*8 + [.T329]*4 + [.U329]*2 + [.V329]*1))">
            <text:p/>
          </table:table-cell>
          <table:table-cell table:formula="of:=IF(AND(ISBLANK([.W329]);ISBLANK([.X329]);ISBLANK([.Y329]);ISBLANK([.Z329])); &quot;&quot;; DEC2HEX([.W329]*8 + [.X329]*4 + [.Y329]*2 + [.Z329]*1))">
            <text:p/>
          </table:table-cell>
          <table:table-cell table:formula="of:=IF(AND(ISBLANK([.AA329]);ISBLANK([.AB329]);ISBLANK([.AC329]);ISBLANK([.AD329])); &quot;&quot;; DEC2HEX([.AA329]*8 + [.AB329]*4 + [.AC329]*2 + [.AD329]*1))">
            <text:p/>
          </table:table-cell>
          <table:table-cell table:formula="of:=IF(AND(ISBLANK([.AE329]);ISBLANK([.AF329]);ISBLANK([.AG329]);ISBLANK([.AH329])); &quot;&quot;; DEC2HEX([.AE329]*8 + [.AF329]*4 + [.AG329]*2 + [.AH329]*1))">
            <text:p/>
          </table:table-cell>
          <table:table-cell table:formula="of:=IF(AND(ISBLANK([.AI329]);ISBLANK([.AJ329]);ISBLANK([.AK329]);ISBLANK([.AL329])); &quot;&quot;; DEC2HEX([.AI329]*8 + [.AJ329]*4 + [.AK329]*2 + [.AL329]*1))">
            <text:p/>
          </table:table-cell>
          <table:table-cell table:formula="of:=IF(AND(ISBLANK([.AM329]);ISBLANK([.AN329]);ISBLANK([.AO329]);ISBLANK([.AP329])); &quot;&quot;; DEC2HEX([.AM329]*8 + [.AN329]*4 + [.AO329]*2 + [.AP32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0]);ISBLANK([.D330]);ISBLANK([.E330]);ISBLANK([.F330])); &quot;&quot;; DEC2HEX([.C330]*8 + [.D330]*4 + [.E330]*2 + [.F330]*1))">
            <text:p/>
          </table:table-cell>
          <table:table-cell table:formula="of:=IF(AND(ISBLANK([.G330]);ISBLANK([.H330]);ISBLANK([.I330]);ISBLANK([.J330])); &quot;&quot;; DEC2HEX([.G330]*8 + [.H330]*4 + [.I330]*2 + [.J330]*1))">
            <text:p/>
          </table:table-cell>
          <table:table-cell table:formula="of:=IF(AND(ISBLANK([.K330]);ISBLANK([.L330]);ISBLANK([.M330]);ISBLANK([.N330])); &quot;&quot;; DEC2HEX([.K330]*8 + [.L330]*4 + [.M330]*2 + [.N330]*1))">
            <text:p/>
          </table:table-cell>
          <table:table-cell table:formula="of:=IF(AND(ISBLANK([.O330]);ISBLANK([.P330]);ISBLANK([.Q330]);ISBLANK([.R330])); &quot;&quot;; DEC2HEX([.O330]*8 + [.P330]*4 + [.Q330]*2 + [.R330]*1))">
            <text:p/>
          </table:table-cell>
          <table:table-cell table:formula="of:=IF(AND(ISBLANK([.S330]);ISBLANK([.T330]);ISBLANK([.U330]);ISBLANK([.V330])); &quot;&quot;; DEC2HEX([.S330]*8 + [.T330]*4 + [.U330]*2 + [.V330]*1))">
            <text:p/>
          </table:table-cell>
          <table:table-cell table:formula="of:=IF(AND(ISBLANK([.W330]);ISBLANK([.X330]);ISBLANK([.Y330]);ISBLANK([.Z330])); &quot;&quot;; DEC2HEX([.W330]*8 + [.X330]*4 + [.Y330]*2 + [.Z330]*1))">
            <text:p/>
          </table:table-cell>
          <table:table-cell table:formula="of:=IF(AND(ISBLANK([.AA330]);ISBLANK([.AB330]);ISBLANK([.AC330]);ISBLANK([.AD330])); &quot;&quot;; DEC2HEX([.AA330]*8 + [.AB330]*4 + [.AC330]*2 + [.AD330]*1))">
            <text:p/>
          </table:table-cell>
          <table:table-cell table:formula="of:=IF(AND(ISBLANK([.AE330]);ISBLANK([.AF330]);ISBLANK([.AG330]);ISBLANK([.AH330])); &quot;&quot;; DEC2HEX([.AE330]*8 + [.AF330]*4 + [.AG330]*2 + [.AH330]*1))">
            <text:p/>
          </table:table-cell>
          <table:table-cell table:formula="of:=IF(AND(ISBLANK([.AI330]);ISBLANK([.AJ330]);ISBLANK([.AK330]);ISBLANK([.AL330])); &quot;&quot;; DEC2HEX([.AI330]*8 + [.AJ330]*4 + [.AK330]*2 + [.AL330]*1))">
            <text:p/>
          </table:table-cell>
          <table:table-cell table:formula="of:=IF(AND(ISBLANK([.AM330]);ISBLANK([.AN330]);ISBLANK([.AO330]);ISBLANK([.AP330])); &quot;&quot;; DEC2HEX([.AM330]*8 + [.AN330]*4 + [.AO330]*2 + [.AP33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1]);ISBLANK([.D331]);ISBLANK([.E331]);ISBLANK([.F331])); &quot;&quot;; DEC2HEX([.C331]*8 + [.D331]*4 + [.E331]*2 + [.F331]*1))">
            <text:p/>
          </table:table-cell>
          <table:table-cell table:formula="of:=IF(AND(ISBLANK([.G331]);ISBLANK([.H331]);ISBLANK([.I331]);ISBLANK([.J331])); &quot;&quot;; DEC2HEX([.G331]*8 + [.H331]*4 + [.I331]*2 + [.J331]*1))">
            <text:p/>
          </table:table-cell>
          <table:table-cell table:formula="of:=IF(AND(ISBLANK([.K331]);ISBLANK([.L331]);ISBLANK([.M331]);ISBLANK([.N331])); &quot;&quot;; DEC2HEX([.K331]*8 + [.L331]*4 + [.M331]*2 + [.N331]*1))">
            <text:p/>
          </table:table-cell>
          <table:table-cell table:formula="of:=IF(AND(ISBLANK([.O331]);ISBLANK([.P331]);ISBLANK([.Q331]);ISBLANK([.R331])); &quot;&quot;; DEC2HEX([.O331]*8 + [.P331]*4 + [.Q331]*2 + [.R331]*1))">
            <text:p/>
          </table:table-cell>
          <table:table-cell table:formula="of:=IF(AND(ISBLANK([.S331]);ISBLANK([.T331]);ISBLANK([.U331]);ISBLANK([.V331])); &quot;&quot;; DEC2HEX([.S331]*8 + [.T331]*4 + [.U331]*2 + [.V331]*1))">
            <text:p/>
          </table:table-cell>
          <table:table-cell table:formula="of:=IF(AND(ISBLANK([.W331]);ISBLANK([.X331]);ISBLANK([.Y331]);ISBLANK([.Z331])); &quot;&quot;; DEC2HEX([.W331]*8 + [.X331]*4 + [.Y331]*2 + [.Z331]*1))">
            <text:p/>
          </table:table-cell>
          <table:table-cell table:formula="of:=IF(AND(ISBLANK([.AA331]);ISBLANK([.AB331]);ISBLANK([.AC331]);ISBLANK([.AD331])); &quot;&quot;; DEC2HEX([.AA331]*8 + [.AB331]*4 + [.AC331]*2 + [.AD331]*1))">
            <text:p/>
          </table:table-cell>
          <table:table-cell table:formula="of:=IF(AND(ISBLANK([.AE331]);ISBLANK([.AF331]);ISBLANK([.AG331]);ISBLANK([.AH331])); &quot;&quot;; DEC2HEX([.AE331]*8 + [.AF331]*4 + [.AG331]*2 + [.AH331]*1))">
            <text:p/>
          </table:table-cell>
          <table:table-cell table:formula="of:=IF(AND(ISBLANK([.AI331]);ISBLANK([.AJ331]);ISBLANK([.AK331]);ISBLANK([.AL331])); &quot;&quot;; DEC2HEX([.AI331]*8 + [.AJ331]*4 + [.AK331]*2 + [.AL331]*1))">
            <text:p/>
          </table:table-cell>
          <table:table-cell table:formula="of:=IF(AND(ISBLANK([.AM331]);ISBLANK([.AN331]);ISBLANK([.AO331]);ISBLANK([.AP331])); &quot;&quot;; DEC2HEX([.AM331]*8 + [.AN331]*4 + [.AO331]*2 + [.AP33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2]);ISBLANK([.D332]);ISBLANK([.E332]);ISBLANK([.F332])); &quot;&quot;; DEC2HEX([.C332]*8 + [.D332]*4 + [.E332]*2 + [.F332]*1))">
            <text:p/>
          </table:table-cell>
          <table:table-cell table:formula="of:=IF(AND(ISBLANK([.G332]);ISBLANK([.H332]);ISBLANK([.I332]);ISBLANK([.J332])); &quot;&quot;; DEC2HEX([.G332]*8 + [.H332]*4 + [.I332]*2 + [.J332]*1))">
            <text:p/>
          </table:table-cell>
          <table:table-cell table:formula="of:=IF(AND(ISBLANK([.K332]);ISBLANK([.L332]);ISBLANK([.M332]);ISBLANK([.N332])); &quot;&quot;; DEC2HEX([.K332]*8 + [.L332]*4 + [.M332]*2 + [.N332]*1))">
            <text:p/>
          </table:table-cell>
          <table:table-cell table:formula="of:=IF(AND(ISBLANK([.O332]);ISBLANK([.P332]);ISBLANK([.Q332]);ISBLANK([.R332])); &quot;&quot;; DEC2HEX([.O332]*8 + [.P332]*4 + [.Q332]*2 + [.R332]*1))">
            <text:p/>
          </table:table-cell>
          <table:table-cell table:formula="of:=IF(AND(ISBLANK([.S332]);ISBLANK([.T332]);ISBLANK([.U332]);ISBLANK([.V332])); &quot;&quot;; DEC2HEX([.S332]*8 + [.T332]*4 + [.U332]*2 + [.V332]*1))">
            <text:p/>
          </table:table-cell>
          <table:table-cell table:formula="of:=IF(AND(ISBLANK([.W332]);ISBLANK([.X332]);ISBLANK([.Y332]);ISBLANK([.Z332])); &quot;&quot;; DEC2HEX([.W332]*8 + [.X332]*4 + [.Y332]*2 + [.Z332]*1))">
            <text:p/>
          </table:table-cell>
          <table:table-cell table:formula="of:=IF(AND(ISBLANK([.AA332]);ISBLANK([.AB332]);ISBLANK([.AC332]);ISBLANK([.AD332])); &quot;&quot;; DEC2HEX([.AA332]*8 + [.AB332]*4 + [.AC332]*2 + [.AD332]*1))">
            <text:p/>
          </table:table-cell>
          <table:table-cell table:formula="of:=IF(AND(ISBLANK([.AE332]);ISBLANK([.AF332]);ISBLANK([.AG332]);ISBLANK([.AH332])); &quot;&quot;; DEC2HEX([.AE332]*8 + [.AF332]*4 + [.AG332]*2 + [.AH332]*1))">
            <text:p/>
          </table:table-cell>
          <table:table-cell table:formula="of:=IF(AND(ISBLANK([.AI332]);ISBLANK([.AJ332]);ISBLANK([.AK332]);ISBLANK([.AL332])); &quot;&quot;; DEC2HEX([.AI332]*8 + [.AJ332]*4 + [.AK332]*2 + [.AL332]*1))">
            <text:p/>
          </table:table-cell>
          <table:table-cell table:formula="of:=IF(AND(ISBLANK([.AM332]);ISBLANK([.AN332]);ISBLANK([.AO332]);ISBLANK([.AP332])); &quot;&quot;; DEC2HEX([.AM332]*8 + [.AN332]*4 + [.AO332]*2 + [.AP33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3]);ISBLANK([.D333]);ISBLANK([.E333]);ISBLANK([.F333])); &quot;&quot;; DEC2HEX([.C333]*8 + [.D333]*4 + [.E333]*2 + [.F333]*1))">
            <text:p/>
          </table:table-cell>
          <table:table-cell table:formula="of:=IF(AND(ISBLANK([.G333]);ISBLANK([.H333]);ISBLANK([.I333]);ISBLANK([.J333])); &quot;&quot;; DEC2HEX([.G333]*8 + [.H333]*4 + [.I333]*2 + [.J333]*1))">
            <text:p/>
          </table:table-cell>
          <table:table-cell table:formula="of:=IF(AND(ISBLANK([.K333]);ISBLANK([.L333]);ISBLANK([.M333]);ISBLANK([.N333])); &quot;&quot;; DEC2HEX([.K333]*8 + [.L333]*4 + [.M333]*2 + [.N333]*1))">
            <text:p/>
          </table:table-cell>
          <table:table-cell table:formula="of:=IF(AND(ISBLANK([.O333]);ISBLANK([.P333]);ISBLANK([.Q333]);ISBLANK([.R333])); &quot;&quot;; DEC2HEX([.O333]*8 + [.P333]*4 + [.Q333]*2 + [.R333]*1))">
            <text:p/>
          </table:table-cell>
          <table:table-cell table:formula="of:=IF(AND(ISBLANK([.S333]);ISBLANK([.T333]);ISBLANK([.U333]);ISBLANK([.V333])); &quot;&quot;; DEC2HEX([.S333]*8 + [.T333]*4 + [.U333]*2 + [.V333]*1))">
            <text:p/>
          </table:table-cell>
          <table:table-cell table:formula="of:=IF(AND(ISBLANK([.W333]);ISBLANK([.X333]);ISBLANK([.Y333]);ISBLANK([.Z333])); &quot;&quot;; DEC2HEX([.W333]*8 + [.X333]*4 + [.Y333]*2 + [.Z333]*1))">
            <text:p/>
          </table:table-cell>
          <table:table-cell table:formula="of:=IF(AND(ISBLANK([.AA333]);ISBLANK([.AB333]);ISBLANK([.AC333]);ISBLANK([.AD333])); &quot;&quot;; DEC2HEX([.AA333]*8 + [.AB333]*4 + [.AC333]*2 + [.AD333]*1))">
            <text:p/>
          </table:table-cell>
          <table:table-cell table:formula="of:=IF(AND(ISBLANK([.AE333]);ISBLANK([.AF333]);ISBLANK([.AG333]);ISBLANK([.AH333])); &quot;&quot;; DEC2HEX([.AE333]*8 + [.AF333]*4 + [.AG333]*2 + [.AH333]*1))">
            <text:p/>
          </table:table-cell>
          <table:table-cell table:formula="of:=IF(AND(ISBLANK([.AI333]);ISBLANK([.AJ333]);ISBLANK([.AK333]);ISBLANK([.AL333])); &quot;&quot;; DEC2HEX([.AI333]*8 + [.AJ333]*4 + [.AK333]*2 + [.AL333]*1))">
            <text:p/>
          </table:table-cell>
          <table:table-cell table:formula="of:=IF(AND(ISBLANK([.AM333]);ISBLANK([.AN333]);ISBLANK([.AO333]);ISBLANK([.AP333])); &quot;&quot;; DEC2HEX([.AM333]*8 + [.AN333]*4 + [.AO333]*2 + [.AP33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4]);ISBLANK([.D334]);ISBLANK([.E334]);ISBLANK([.F334])); &quot;&quot;; DEC2HEX([.C334]*8 + [.D334]*4 + [.E334]*2 + [.F334]*1))">
            <text:p/>
          </table:table-cell>
          <table:table-cell table:formula="of:=IF(AND(ISBLANK([.G334]);ISBLANK([.H334]);ISBLANK([.I334]);ISBLANK([.J334])); &quot;&quot;; DEC2HEX([.G334]*8 + [.H334]*4 + [.I334]*2 + [.J334]*1))">
            <text:p/>
          </table:table-cell>
          <table:table-cell table:formula="of:=IF(AND(ISBLANK([.K334]);ISBLANK([.L334]);ISBLANK([.M334]);ISBLANK([.N334])); &quot;&quot;; DEC2HEX([.K334]*8 + [.L334]*4 + [.M334]*2 + [.N334]*1))">
            <text:p/>
          </table:table-cell>
          <table:table-cell table:formula="of:=IF(AND(ISBLANK([.O334]);ISBLANK([.P334]);ISBLANK([.Q334]);ISBLANK([.R334])); &quot;&quot;; DEC2HEX([.O334]*8 + [.P334]*4 + [.Q334]*2 + [.R334]*1))">
            <text:p/>
          </table:table-cell>
          <table:table-cell table:formula="of:=IF(AND(ISBLANK([.S334]);ISBLANK([.T334]);ISBLANK([.U334]);ISBLANK([.V334])); &quot;&quot;; DEC2HEX([.S334]*8 + [.T334]*4 + [.U334]*2 + [.V334]*1))">
            <text:p/>
          </table:table-cell>
          <table:table-cell table:formula="of:=IF(AND(ISBLANK([.W334]);ISBLANK([.X334]);ISBLANK([.Y334]);ISBLANK([.Z334])); &quot;&quot;; DEC2HEX([.W334]*8 + [.X334]*4 + [.Y334]*2 + [.Z334]*1))">
            <text:p/>
          </table:table-cell>
          <table:table-cell table:formula="of:=IF(AND(ISBLANK([.AA334]);ISBLANK([.AB334]);ISBLANK([.AC334]);ISBLANK([.AD334])); &quot;&quot;; DEC2HEX([.AA334]*8 + [.AB334]*4 + [.AC334]*2 + [.AD334]*1))">
            <text:p/>
          </table:table-cell>
          <table:table-cell table:formula="of:=IF(AND(ISBLANK([.AE334]);ISBLANK([.AF334]);ISBLANK([.AG334]);ISBLANK([.AH334])); &quot;&quot;; DEC2HEX([.AE334]*8 + [.AF334]*4 + [.AG334]*2 + [.AH334]*1))">
            <text:p/>
          </table:table-cell>
          <table:table-cell table:formula="of:=IF(AND(ISBLANK([.AI334]);ISBLANK([.AJ334]);ISBLANK([.AK334]);ISBLANK([.AL334])); &quot;&quot;; DEC2HEX([.AI334]*8 + [.AJ334]*4 + [.AK334]*2 + [.AL334]*1))">
            <text:p/>
          </table:table-cell>
          <table:table-cell table:formula="of:=IF(AND(ISBLANK([.AM334]);ISBLANK([.AN334]);ISBLANK([.AO334]);ISBLANK([.AP334])); &quot;&quot;; DEC2HEX([.AM334]*8 + [.AN334]*4 + [.AO334]*2 + [.AP33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5]);ISBLANK([.D335]);ISBLANK([.E335]);ISBLANK([.F335])); &quot;&quot;; DEC2HEX([.C335]*8 + [.D335]*4 + [.E335]*2 + [.F335]*1))">
            <text:p/>
          </table:table-cell>
          <table:table-cell table:formula="of:=IF(AND(ISBLANK([.G335]);ISBLANK([.H335]);ISBLANK([.I335]);ISBLANK([.J335])); &quot;&quot;; DEC2HEX([.G335]*8 + [.H335]*4 + [.I335]*2 + [.J335]*1))">
            <text:p/>
          </table:table-cell>
          <table:table-cell table:formula="of:=IF(AND(ISBLANK([.K335]);ISBLANK([.L335]);ISBLANK([.M335]);ISBLANK([.N335])); &quot;&quot;; DEC2HEX([.K335]*8 + [.L335]*4 + [.M335]*2 + [.N335]*1))">
            <text:p/>
          </table:table-cell>
          <table:table-cell table:formula="of:=IF(AND(ISBLANK([.O335]);ISBLANK([.P335]);ISBLANK([.Q335]);ISBLANK([.R335])); &quot;&quot;; DEC2HEX([.O335]*8 + [.P335]*4 + [.Q335]*2 + [.R335]*1))">
            <text:p/>
          </table:table-cell>
          <table:table-cell table:formula="of:=IF(AND(ISBLANK([.S335]);ISBLANK([.T335]);ISBLANK([.U335]);ISBLANK([.V335])); &quot;&quot;; DEC2HEX([.S335]*8 + [.T335]*4 + [.U335]*2 + [.V335]*1))">
            <text:p/>
          </table:table-cell>
          <table:table-cell table:formula="of:=IF(AND(ISBLANK([.W335]);ISBLANK([.X335]);ISBLANK([.Y335]);ISBLANK([.Z335])); &quot;&quot;; DEC2HEX([.W335]*8 + [.X335]*4 + [.Y335]*2 + [.Z335]*1))">
            <text:p/>
          </table:table-cell>
          <table:table-cell table:formula="of:=IF(AND(ISBLANK([.AA335]);ISBLANK([.AB335]);ISBLANK([.AC335]);ISBLANK([.AD335])); &quot;&quot;; DEC2HEX([.AA335]*8 + [.AB335]*4 + [.AC335]*2 + [.AD335]*1))">
            <text:p/>
          </table:table-cell>
          <table:table-cell table:formula="of:=IF(AND(ISBLANK([.AE335]);ISBLANK([.AF335]);ISBLANK([.AG335]);ISBLANK([.AH335])); &quot;&quot;; DEC2HEX([.AE335]*8 + [.AF335]*4 + [.AG335]*2 + [.AH335]*1))">
            <text:p/>
          </table:table-cell>
          <table:table-cell table:formula="of:=IF(AND(ISBLANK([.AI335]);ISBLANK([.AJ335]);ISBLANK([.AK335]);ISBLANK([.AL335])); &quot;&quot;; DEC2HEX([.AI335]*8 + [.AJ335]*4 + [.AK335]*2 + [.AL335]*1))">
            <text:p/>
          </table:table-cell>
          <table:table-cell table:formula="of:=IF(AND(ISBLANK([.AM335]);ISBLANK([.AN335]);ISBLANK([.AO335]);ISBLANK([.AP335])); &quot;&quot;; DEC2HEX([.AM335]*8 + [.AN335]*4 + [.AO335]*2 + [.AP33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6]);ISBLANK([.D336]);ISBLANK([.E336]);ISBLANK([.F336])); &quot;&quot;; DEC2HEX([.C336]*8 + [.D336]*4 + [.E336]*2 + [.F336]*1))">
            <text:p/>
          </table:table-cell>
          <table:table-cell table:formula="of:=IF(AND(ISBLANK([.G336]);ISBLANK([.H336]);ISBLANK([.I336]);ISBLANK([.J336])); &quot;&quot;; DEC2HEX([.G336]*8 + [.H336]*4 + [.I336]*2 + [.J336]*1))">
            <text:p/>
          </table:table-cell>
          <table:table-cell table:formula="of:=IF(AND(ISBLANK([.K336]);ISBLANK([.L336]);ISBLANK([.M336]);ISBLANK([.N336])); &quot;&quot;; DEC2HEX([.K336]*8 + [.L336]*4 + [.M336]*2 + [.N336]*1))">
            <text:p/>
          </table:table-cell>
          <table:table-cell table:formula="of:=IF(AND(ISBLANK([.O336]);ISBLANK([.P336]);ISBLANK([.Q336]);ISBLANK([.R336])); &quot;&quot;; DEC2HEX([.O336]*8 + [.P336]*4 + [.Q336]*2 + [.R336]*1))">
            <text:p/>
          </table:table-cell>
          <table:table-cell table:formula="of:=IF(AND(ISBLANK([.S336]);ISBLANK([.T336]);ISBLANK([.U336]);ISBLANK([.V336])); &quot;&quot;; DEC2HEX([.S336]*8 + [.T336]*4 + [.U336]*2 + [.V336]*1))">
            <text:p/>
          </table:table-cell>
          <table:table-cell table:formula="of:=IF(AND(ISBLANK([.W336]);ISBLANK([.X336]);ISBLANK([.Y336]);ISBLANK([.Z336])); &quot;&quot;; DEC2HEX([.W336]*8 + [.X336]*4 + [.Y336]*2 + [.Z336]*1))">
            <text:p/>
          </table:table-cell>
          <table:table-cell table:formula="of:=IF(AND(ISBLANK([.AA336]);ISBLANK([.AB336]);ISBLANK([.AC336]);ISBLANK([.AD336])); &quot;&quot;; DEC2HEX([.AA336]*8 + [.AB336]*4 + [.AC336]*2 + [.AD336]*1))">
            <text:p/>
          </table:table-cell>
          <table:table-cell table:formula="of:=IF(AND(ISBLANK([.AE336]);ISBLANK([.AF336]);ISBLANK([.AG336]);ISBLANK([.AH336])); &quot;&quot;; DEC2HEX([.AE336]*8 + [.AF336]*4 + [.AG336]*2 + [.AH336]*1))">
            <text:p/>
          </table:table-cell>
          <table:table-cell table:formula="of:=IF(AND(ISBLANK([.AI336]);ISBLANK([.AJ336]);ISBLANK([.AK336]);ISBLANK([.AL336])); &quot;&quot;; DEC2HEX([.AI336]*8 + [.AJ336]*4 + [.AK336]*2 + [.AL336]*1))">
            <text:p/>
          </table:table-cell>
          <table:table-cell table:formula="of:=IF(AND(ISBLANK([.AM336]);ISBLANK([.AN336]);ISBLANK([.AO336]);ISBLANK([.AP336])); &quot;&quot;; DEC2HEX([.AM336]*8 + [.AN336]*4 + [.AO336]*2 + [.AP33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7]);ISBLANK([.D337]);ISBLANK([.E337]);ISBLANK([.F337])); &quot;&quot;; DEC2HEX([.C337]*8 + [.D337]*4 + [.E337]*2 + [.F337]*1))">
            <text:p/>
          </table:table-cell>
          <table:table-cell table:formula="of:=IF(AND(ISBLANK([.G337]);ISBLANK([.H337]);ISBLANK([.I337]);ISBLANK([.J337])); &quot;&quot;; DEC2HEX([.G337]*8 + [.H337]*4 + [.I337]*2 + [.J337]*1))">
            <text:p/>
          </table:table-cell>
          <table:table-cell table:formula="of:=IF(AND(ISBLANK([.K337]);ISBLANK([.L337]);ISBLANK([.M337]);ISBLANK([.N337])); &quot;&quot;; DEC2HEX([.K337]*8 + [.L337]*4 + [.M337]*2 + [.N337]*1))">
            <text:p/>
          </table:table-cell>
          <table:table-cell table:formula="of:=IF(AND(ISBLANK([.O337]);ISBLANK([.P337]);ISBLANK([.Q337]);ISBLANK([.R337])); &quot;&quot;; DEC2HEX([.O337]*8 + [.P337]*4 + [.Q337]*2 + [.R337]*1))">
            <text:p/>
          </table:table-cell>
          <table:table-cell table:formula="of:=IF(AND(ISBLANK([.S337]);ISBLANK([.T337]);ISBLANK([.U337]);ISBLANK([.V337])); &quot;&quot;; DEC2HEX([.S337]*8 + [.T337]*4 + [.U337]*2 + [.V337]*1))">
            <text:p/>
          </table:table-cell>
          <table:table-cell table:formula="of:=IF(AND(ISBLANK([.W337]);ISBLANK([.X337]);ISBLANK([.Y337]);ISBLANK([.Z337])); &quot;&quot;; DEC2HEX([.W337]*8 + [.X337]*4 + [.Y337]*2 + [.Z337]*1))">
            <text:p/>
          </table:table-cell>
          <table:table-cell table:formula="of:=IF(AND(ISBLANK([.AA337]);ISBLANK([.AB337]);ISBLANK([.AC337]);ISBLANK([.AD337])); &quot;&quot;; DEC2HEX([.AA337]*8 + [.AB337]*4 + [.AC337]*2 + [.AD337]*1))">
            <text:p/>
          </table:table-cell>
          <table:table-cell table:formula="of:=IF(AND(ISBLANK([.AE337]);ISBLANK([.AF337]);ISBLANK([.AG337]);ISBLANK([.AH337])); &quot;&quot;; DEC2HEX([.AE337]*8 + [.AF337]*4 + [.AG337]*2 + [.AH337]*1))">
            <text:p/>
          </table:table-cell>
          <table:table-cell table:formula="of:=IF(AND(ISBLANK([.AI337]);ISBLANK([.AJ337]);ISBLANK([.AK337]);ISBLANK([.AL337])); &quot;&quot;; DEC2HEX([.AI337]*8 + [.AJ337]*4 + [.AK337]*2 + [.AL337]*1))">
            <text:p/>
          </table:table-cell>
          <table:table-cell table:formula="of:=IF(AND(ISBLANK([.AM337]);ISBLANK([.AN337]);ISBLANK([.AO337]);ISBLANK([.AP337])); &quot;&quot;; DEC2HEX([.AM337]*8 + [.AN337]*4 + [.AO337]*2 + [.AP33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8]);ISBLANK([.D338]);ISBLANK([.E338]);ISBLANK([.F338])); &quot;&quot;; DEC2HEX([.C338]*8 + [.D338]*4 + [.E338]*2 + [.F338]*1))">
            <text:p/>
          </table:table-cell>
          <table:table-cell table:formula="of:=IF(AND(ISBLANK([.G338]);ISBLANK([.H338]);ISBLANK([.I338]);ISBLANK([.J338])); &quot;&quot;; DEC2HEX([.G338]*8 + [.H338]*4 + [.I338]*2 + [.J338]*1))">
            <text:p/>
          </table:table-cell>
          <table:table-cell table:formula="of:=IF(AND(ISBLANK([.K338]);ISBLANK([.L338]);ISBLANK([.M338]);ISBLANK([.N338])); &quot;&quot;; DEC2HEX([.K338]*8 + [.L338]*4 + [.M338]*2 + [.N338]*1))">
            <text:p/>
          </table:table-cell>
          <table:table-cell table:formula="of:=IF(AND(ISBLANK([.O338]);ISBLANK([.P338]);ISBLANK([.Q338]);ISBLANK([.R338])); &quot;&quot;; DEC2HEX([.O338]*8 + [.P338]*4 + [.Q338]*2 + [.R338]*1))">
            <text:p/>
          </table:table-cell>
          <table:table-cell table:formula="of:=IF(AND(ISBLANK([.S338]);ISBLANK([.T338]);ISBLANK([.U338]);ISBLANK([.V338])); &quot;&quot;; DEC2HEX([.S338]*8 + [.T338]*4 + [.U338]*2 + [.V338]*1))">
            <text:p/>
          </table:table-cell>
          <table:table-cell table:formula="of:=IF(AND(ISBLANK([.W338]);ISBLANK([.X338]);ISBLANK([.Y338]);ISBLANK([.Z338])); &quot;&quot;; DEC2HEX([.W338]*8 + [.X338]*4 + [.Y338]*2 + [.Z338]*1))">
            <text:p/>
          </table:table-cell>
          <table:table-cell table:formula="of:=IF(AND(ISBLANK([.AA338]);ISBLANK([.AB338]);ISBLANK([.AC338]);ISBLANK([.AD338])); &quot;&quot;; DEC2HEX([.AA338]*8 + [.AB338]*4 + [.AC338]*2 + [.AD338]*1))">
            <text:p/>
          </table:table-cell>
          <table:table-cell table:formula="of:=IF(AND(ISBLANK([.AE338]);ISBLANK([.AF338]);ISBLANK([.AG338]);ISBLANK([.AH338])); &quot;&quot;; DEC2HEX([.AE338]*8 + [.AF338]*4 + [.AG338]*2 + [.AH338]*1))">
            <text:p/>
          </table:table-cell>
          <table:table-cell table:formula="of:=IF(AND(ISBLANK([.AI338]);ISBLANK([.AJ338]);ISBLANK([.AK338]);ISBLANK([.AL338])); &quot;&quot;; DEC2HEX([.AI338]*8 + [.AJ338]*4 + [.AK338]*2 + [.AL338]*1))">
            <text:p/>
          </table:table-cell>
          <table:table-cell table:formula="of:=IF(AND(ISBLANK([.AM338]);ISBLANK([.AN338]);ISBLANK([.AO338]);ISBLANK([.AP338])); &quot;&quot;; DEC2HEX([.AM338]*8 + [.AN338]*4 + [.AO338]*2 + [.AP33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39]);ISBLANK([.D339]);ISBLANK([.E339]);ISBLANK([.F339])); &quot;&quot;; DEC2HEX([.C339]*8 + [.D339]*4 + [.E339]*2 + [.F339]*1))">
            <text:p/>
          </table:table-cell>
          <table:table-cell table:formula="of:=IF(AND(ISBLANK([.G339]);ISBLANK([.H339]);ISBLANK([.I339]);ISBLANK([.J339])); &quot;&quot;; DEC2HEX([.G339]*8 + [.H339]*4 + [.I339]*2 + [.J339]*1))">
            <text:p/>
          </table:table-cell>
          <table:table-cell table:formula="of:=IF(AND(ISBLANK([.K339]);ISBLANK([.L339]);ISBLANK([.M339]);ISBLANK([.N339])); &quot;&quot;; DEC2HEX([.K339]*8 + [.L339]*4 + [.M339]*2 + [.N339]*1))">
            <text:p/>
          </table:table-cell>
          <table:table-cell table:formula="of:=IF(AND(ISBLANK([.O339]);ISBLANK([.P339]);ISBLANK([.Q339]);ISBLANK([.R339])); &quot;&quot;; DEC2HEX([.O339]*8 + [.P339]*4 + [.Q339]*2 + [.R339]*1))">
            <text:p/>
          </table:table-cell>
          <table:table-cell table:formula="of:=IF(AND(ISBLANK([.S339]);ISBLANK([.T339]);ISBLANK([.U339]);ISBLANK([.V339])); &quot;&quot;; DEC2HEX([.S339]*8 + [.T339]*4 + [.U339]*2 + [.V339]*1))">
            <text:p/>
          </table:table-cell>
          <table:table-cell table:formula="of:=IF(AND(ISBLANK([.W339]);ISBLANK([.X339]);ISBLANK([.Y339]);ISBLANK([.Z339])); &quot;&quot;; DEC2HEX([.W339]*8 + [.X339]*4 + [.Y339]*2 + [.Z339]*1))">
            <text:p/>
          </table:table-cell>
          <table:table-cell table:formula="of:=IF(AND(ISBLANK([.AA339]);ISBLANK([.AB339]);ISBLANK([.AC339]);ISBLANK([.AD339])); &quot;&quot;; DEC2HEX([.AA339]*8 + [.AB339]*4 + [.AC339]*2 + [.AD339]*1))">
            <text:p/>
          </table:table-cell>
          <table:table-cell table:formula="of:=IF(AND(ISBLANK([.AE339]);ISBLANK([.AF339]);ISBLANK([.AG339]);ISBLANK([.AH339])); &quot;&quot;; DEC2HEX([.AE339]*8 + [.AF339]*4 + [.AG339]*2 + [.AH339]*1))">
            <text:p/>
          </table:table-cell>
          <table:table-cell table:formula="of:=IF(AND(ISBLANK([.AI339]);ISBLANK([.AJ339]);ISBLANK([.AK339]);ISBLANK([.AL339])); &quot;&quot;; DEC2HEX([.AI339]*8 + [.AJ339]*4 + [.AK339]*2 + [.AL339]*1))">
            <text:p/>
          </table:table-cell>
          <table:table-cell table:formula="of:=IF(AND(ISBLANK([.AM339]);ISBLANK([.AN339]);ISBLANK([.AO339]);ISBLANK([.AP339])); &quot;&quot;; DEC2HEX([.AM339]*8 + [.AN339]*4 + [.AO339]*2 + [.AP33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0]);ISBLANK([.D340]);ISBLANK([.E340]);ISBLANK([.F340])); &quot;&quot;; DEC2HEX([.C340]*8 + [.D340]*4 + [.E340]*2 + [.F340]*1))">
            <text:p/>
          </table:table-cell>
          <table:table-cell table:formula="of:=IF(AND(ISBLANK([.G340]);ISBLANK([.H340]);ISBLANK([.I340]);ISBLANK([.J340])); &quot;&quot;; DEC2HEX([.G340]*8 + [.H340]*4 + [.I340]*2 + [.J340]*1))">
            <text:p/>
          </table:table-cell>
          <table:table-cell table:formula="of:=IF(AND(ISBLANK([.K340]);ISBLANK([.L340]);ISBLANK([.M340]);ISBLANK([.N340])); &quot;&quot;; DEC2HEX([.K340]*8 + [.L340]*4 + [.M340]*2 + [.N340]*1))">
            <text:p/>
          </table:table-cell>
          <table:table-cell table:formula="of:=IF(AND(ISBLANK([.O340]);ISBLANK([.P340]);ISBLANK([.Q340]);ISBLANK([.R340])); &quot;&quot;; DEC2HEX([.O340]*8 + [.P340]*4 + [.Q340]*2 + [.R340]*1))">
            <text:p/>
          </table:table-cell>
          <table:table-cell table:formula="of:=IF(AND(ISBLANK([.S340]);ISBLANK([.T340]);ISBLANK([.U340]);ISBLANK([.V340])); &quot;&quot;; DEC2HEX([.S340]*8 + [.T340]*4 + [.U340]*2 + [.V340]*1))">
            <text:p/>
          </table:table-cell>
          <table:table-cell table:formula="of:=IF(AND(ISBLANK([.W340]);ISBLANK([.X340]);ISBLANK([.Y340]);ISBLANK([.Z340])); &quot;&quot;; DEC2HEX([.W340]*8 + [.X340]*4 + [.Y340]*2 + [.Z340]*1))">
            <text:p/>
          </table:table-cell>
          <table:table-cell table:formula="of:=IF(AND(ISBLANK([.AA340]);ISBLANK([.AB340]);ISBLANK([.AC340]);ISBLANK([.AD340])); &quot;&quot;; DEC2HEX([.AA340]*8 + [.AB340]*4 + [.AC340]*2 + [.AD340]*1))">
            <text:p/>
          </table:table-cell>
          <table:table-cell table:formula="of:=IF(AND(ISBLANK([.AE340]);ISBLANK([.AF340]);ISBLANK([.AG340]);ISBLANK([.AH340])); &quot;&quot;; DEC2HEX([.AE340]*8 + [.AF340]*4 + [.AG340]*2 + [.AH340]*1))">
            <text:p/>
          </table:table-cell>
          <table:table-cell table:formula="of:=IF(AND(ISBLANK([.AI340]);ISBLANK([.AJ340]);ISBLANK([.AK340]);ISBLANK([.AL340])); &quot;&quot;; DEC2HEX([.AI340]*8 + [.AJ340]*4 + [.AK340]*2 + [.AL340]*1))">
            <text:p/>
          </table:table-cell>
          <table:table-cell table:formula="of:=IF(AND(ISBLANK([.AM340]);ISBLANK([.AN340]);ISBLANK([.AO340]);ISBLANK([.AP340])); &quot;&quot;; DEC2HEX([.AM340]*8 + [.AN340]*4 + [.AO340]*2 + [.AP34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1]);ISBLANK([.D341]);ISBLANK([.E341]);ISBLANK([.F341])); &quot;&quot;; DEC2HEX([.C341]*8 + [.D341]*4 + [.E341]*2 + [.F341]*1))">
            <text:p/>
          </table:table-cell>
          <table:table-cell table:formula="of:=IF(AND(ISBLANK([.G341]);ISBLANK([.H341]);ISBLANK([.I341]);ISBLANK([.J341])); &quot;&quot;; DEC2HEX([.G341]*8 + [.H341]*4 + [.I341]*2 + [.J341]*1))">
            <text:p/>
          </table:table-cell>
          <table:table-cell table:formula="of:=IF(AND(ISBLANK([.K341]);ISBLANK([.L341]);ISBLANK([.M341]);ISBLANK([.N341])); &quot;&quot;; DEC2HEX([.K341]*8 + [.L341]*4 + [.M341]*2 + [.N341]*1))">
            <text:p/>
          </table:table-cell>
          <table:table-cell table:formula="of:=IF(AND(ISBLANK([.O341]);ISBLANK([.P341]);ISBLANK([.Q341]);ISBLANK([.R341])); &quot;&quot;; DEC2HEX([.O341]*8 + [.P341]*4 + [.Q341]*2 + [.R341]*1))">
            <text:p/>
          </table:table-cell>
          <table:table-cell table:formula="of:=IF(AND(ISBLANK([.S341]);ISBLANK([.T341]);ISBLANK([.U341]);ISBLANK([.V341])); &quot;&quot;; DEC2HEX([.S341]*8 + [.T341]*4 + [.U341]*2 + [.V341]*1))">
            <text:p/>
          </table:table-cell>
          <table:table-cell table:formula="of:=IF(AND(ISBLANK([.W341]);ISBLANK([.X341]);ISBLANK([.Y341]);ISBLANK([.Z341])); &quot;&quot;; DEC2HEX([.W341]*8 + [.X341]*4 + [.Y341]*2 + [.Z341]*1))">
            <text:p/>
          </table:table-cell>
          <table:table-cell table:formula="of:=IF(AND(ISBLANK([.AA341]);ISBLANK([.AB341]);ISBLANK([.AC341]);ISBLANK([.AD341])); &quot;&quot;; DEC2HEX([.AA341]*8 + [.AB341]*4 + [.AC341]*2 + [.AD341]*1))">
            <text:p/>
          </table:table-cell>
          <table:table-cell table:formula="of:=IF(AND(ISBLANK([.AE341]);ISBLANK([.AF341]);ISBLANK([.AG341]);ISBLANK([.AH341])); &quot;&quot;; DEC2HEX([.AE341]*8 + [.AF341]*4 + [.AG341]*2 + [.AH341]*1))">
            <text:p/>
          </table:table-cell>
          <table:table-cell table:formula="of:=IF(AND(ISBLANK([.AI341]);ISBLANK([.AJ341]);ISBLANK([.AK341]);ISBLANK([.AL341])); &quot;&quot;; DEC2HEX([.AI341]*8 + [.AJ341]*4 + [.AK341]*2 + [.AL341]*1))">
            <text:p/>
          </table:table-cell>
          <table:table-cell table:formula="of:=IF(AND(ISBLANK([.AM341]);ISBLANK([.AN341]);ISBLANK([.AO341]);ISBLANK([.AP341])); &quot;&quot;; DEC2HEX([.AM341]*8 + [.AN341]*4 + [.AO341]*2 + [.AP34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2]);ISBLANK([.D342]);ISBLANK([.E342]);ISBLANK([.F342])); &quot;&quot;; DEC2HEX([.C342]*8 + [.D342]*4 + [.E342]*2 + [.F342]*1))">
            <text:p/>
          </table:table-cell>
          <table:table-cell table:formula="of:=IF(AND(ISBLANK([.G342]);ISBLANK([.H342]);ISBLANK([.I342]);ISBLANK([.J342])); &quot;&quot;; DEC2HEX([.G342]*8 + [.H342]*4 + [.I342]*2 + [.J342]*1))">
            <text:p/>
          </table:table-cell>
          <table:table-cell table:formula="of:=IF(AND(ISBLANK([.K342]);ISBLANK([.L342]);ISBLANK([.M342]);ISBLANK([.N342])); &quot;&quot;; DEC2HEX([.K342]*8 + [.L342]*4 + [.M342]*2 + [.N342]*1))">
            <text:p/>
          </table:table-cell>
          <table:table-cell table:formula="of:=IF(AND(ISBLANK([.O342]);ISBLANK([.P342]);ISBLANK([.Q342]);ISBLANK([.R342])); &quot;&quot;; DEC2HEX([.O342]*8 + [.P342]*4 + [.Q342]*2 + [.R342]*1))">
            <text:p/>
          </table:table-cell>
          <table:table-cell table:formula="of:=IF(AND(ISBLANK([.S342]);ISBLANK([.T342]);ISBLANK([.U342]);ISBLANK([.V342])); &quot;&quot;; DEC2HEX([.S342]*8 + [.T342]*4 + [.U342]*2 + [.V342]*1))">
            <text:p/>
          </table:table-cell>
          <table:table-cell table:formula="of:=IF(AND(ISBLANK([.W342]);ISBLANK([.X342]);ISBLANK([.Y342]);ISBLANK([.Z342])); &quot;&quot;; DEC2HEX([.W342]*8 + [.X342]*4 + [.Y342]*2 + [.Z342]*1))">
            <text:p/>
          </table:table-cell>
          <table:table-cell table:formula="of:=IF(AND(ISBLANK([.AA342]);ISBLANK([.AB342]);ISBLANK([.AC342]);ISBLANK([.AD342])); &quot;&quot;; DEC2HEX([.AA342]*8 + [.AB342]*4 + [.AC342]*2 + [.AD342]*1))">
            <text:p/>
          </table:table-cell>
          <table:table-cell table:formula="of:=IF(AND(ISBLANK([.AE342]);ISBLANK([.AF342]);ISBLANK([.AG342]);ISBLANK([.AH342])); &quot;&quot;; DEC2HEX([.AE342]*8 + [.AF342]*4 + [.AG342]*2 + [.AH342]*1))">
            <text:p/>
          </table:table-cell>
          <table:table-cell table:formula="of:=IF(AND(ISBLANK([.AI342]);ISBLANK([.AJ342]);ISBLANK([.AK342]);ISBLANK([.AL342])); &quot;&quot;; DEC2HEX([.AI342]*8 + [.AJ342]*4 + [.AK342]*2 + [.AL342]*1))">
            <text:p/>
          </table:table-cell>
          <table:table-cell table:formula="of:=IF(AND(ISBLANK([.AM342]);ISBLANK([.AN342]);ISBLANK([.AO342]);ISBLANK([.AP342])); &quot;&quot;; DEC2HEX([.AM342]*8 + [.AN342]*4 + [.AO342]*2 + [.AP34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3]);ISBLANK([.D343]);ISBLANK([.E343]);ISBLANK([.F343])); &quot;&quot;; DEC2HEX([.C343]*8 + [.D343]*4 + [.E343]*2 + [.F343]*1))">
            <text:p/>
          </table:table-cell>
          <table:table-cell table:formula="of:=IF(AND(ISBLANK([.G343]);ISBLANK([.H343]);ISBLANK([.I343]);ISBLANK([.J343])); &quot;&quot;; DEC2HEX([.G343]*8 + [.H343]*4 + [.I343]*2 + [.J343]*1))">
            <text:p/>
          </table:table-cell>
          <table:table-cell table:formula="of:=IF(AND(ISBLANK([.K343]);ISBLANK([.L343]);ISBLANK([.M343]);ISBLANK([.N343])); &quot;&quot;; DEC2HEX([.K343]*8 + [.L343]*4 + [.M343]*2 + [.N343]*1))">
            <text:p/>
          </table:table-cell>
          <table:table-cell table:formula="of:=IF(AND(ISBLANK([.O343]);ISBLANK([.P343]);ISBLANK([.Q343]);ISBLANK([.R343])); &quot;&quot;; DEC2HEX([.O343]*8 + [.P343]*4 + [.Q343]*2 + [.R343]*1))">
            <text:p/>
          </table:table-cell>
          <table:table-cell table:formula="of:=IF(AND(ISBLANK([.S343]);ISBLANK([.T343]);ISBLANK([.U343]);ISBLANK([.V343])); &quot;&quot;; DEC2HEX([.S343]*8 + [.T343]*4 + [.U343]*2 + [.V343]*1))">
            <text:p/>
          </table:table-cell>
          <table:table-cell table:formula="of:=IF(AND(ISBLANK([.W343]);ISBLANK([.X343]);ISBLANK([.Y343]);ISBLANK([.Z343])); &quot;&quot;; DEC2HEX([.W343]*8 + [.X343]*4 + [.Y343]*2 + [.Z343]*1))">
            <text:p/>
          </table:table-cell>
          <table:table-cell table:formula="of:=IF(AND(ISBLANK([.AA343]);ISBLANK([.AB343]);ISBLANK([.AC343]);ISBLANK([.AD343])); &quot;&quot;; DEC2HEX([.AA343]*8 + [.AB343]*4 + [.AC343]*2 + [.AD343]*1))">
            <text:p/>
          </table:table-cell>
          <table:table-cell table:formula="of:=IF(AND(ISBLANK([.AE343]);ISBLANK([.AF343]);ISBLANK([.AG343]);ISBLANK([.AH343])); &quot;&quot;; DEC2HEX([.AE343]*8 + [.AF343]*4 + [.AG343]*2 + [.AH343]*1))">
            <text:p/>
          </table:table-cell>
          <table:table-cell table:formula="of:=IF(AND(ISBLANK([.AI343]);ISBLANK([.AJ343]);ISBLANK([.AK343]);ISBLANK([.AL343])); &quot;&quot;; DEC2HEX([.AI343]*8 + [.AJ343]*4 + [.AK343]*2 + [.AL343]*1))">
            <text:p/>
          </table:table-cell>
          <table:table-cell table:formula="of:=IF(AND(ISBLANK([.AM343]);ISBLANK([.AN343]);ISBLANK([.AO343]);ISBLANK([.AP343])); &quot;&quot;; DEC2HEX([.AM343]*8 + [.AN343]*4 + [.AO343]*2 + [.AP34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4]);ISBLANK([.D344]);ISBLANK([.E344]);ISBLANK([.F344])); &quot;&quot;; DEC2HEX([.C344]*8 + [.D344]*4 + [.E344]*2 + [.F344]*1))">
            <text:p/>
          </table:table-cell>
          <table:table-cell table:formula="of:=IF(AND(ISBLANK([.G344]);ISBLANK([.H344]);ISBLANK([.I344]);ISBLANK([.J344])); &quot;&quot;; DEC2HEX([.G344]*8 + [.H344]*4 + [.I344]*2 + [.J344]*1))">
            <text:p/>
          </table:table-cell>
          <table:table-cell table:formula="of:=IF(AND(ISBLANK([.K344]);ISBLANK([.L344]);ISBLANK([.M344]);ISBLANK([.N344])); &quot;&quot;; DEC2HEX([.K344]*8 + [.L344]*4 + [.M344]*2 + [.N344]*1))">
            <text:p/>
          </table:table-cell>
          <table:table-cell table:formula="of:=IF(AND(ISBLANK([.O344]);ISBLANK([.P344]);ISBLANK([.Q344]);ISBLANK([.R344])); &quot;&quot;; DEC2HEX([.O344]*8 + [.P344]*4 + [.Q344]*2 + [.R344]*1))">
            <text:p/>
          </table:table-cell>
          <table:table-cell table:formula="of:=IF(AND(ISBLANK([.S344]);ISBLANK([.T344]);ISBLANK([.U344]);ISBLANK([.V344])); &quot;&quot;; DEC2HEX([.S344]*8 + [.T344]*4 + [.U344]*2 + [.V344]*1))">
            <text:p/>
          </table:table-cell>
          <table:table-cell table:formula="of:=IF(AND(ISBLANK([.W344]);ISBLANK([.X344]);ISBLANK([.Y344]);ISBLANK([.Z344])); &quot;&quot;; DEC2HEX([.W344]*8 + [.X344]*4 + [.Y344]*2 + [.Z344]*1))">
            <text:p/>
          </table:table-cell>
          <table:table-cell table:formula="of:=IF(AND(ISBLANK([.AA344]);ISBLANK([.AB344]);ISBLANK([.AC344]);ISBLANK([.AD344])); &quot;&quot;; DEC2HEX([.AA344]*8 + [.AB344]*4 + [.AC344]*2 + [.AD344]*1))">
            <text:p/>
          </table:table-cell>
          <table:table-cell table:formula="of:=IF(AND(ISBLANK([.AE344]);ISBLANK([.AF344]);ISBLANK([.AG344]);ISBLANK([.AH344])); &quot;&quot;; DEC2HEX([.AE344]*8 + [.AF344]*4 + [.AG344]*2 + [.AH344]*1))">
            <text:p/>
          </table:table-cell>
          <table:table-cell table:formula="of:=IF(AND(ISBLANK([.AI344]);ISBLANK([.AJ344]);ISBLANK([.AK344]);ISBLANK([.AL344])); &quot;&quot;; DEC2HEX([.AI344]*8 + [.AJ344]*4 + [.AK344]*2 + [.AL344]*1))">
            <text:p/>
          </table:table-cell>
          <table:table-cell table:formula="of:=IF(AND(ISBLANK([.AM344]);ISBLANK([.AN344]);ISBLANK([.AO344]);ISBLANK([.AP344])); &quot;&quot;; DEC2HEX([.AM344]*8 + [.AN344]*4 + [.AO344]*2 + [.AP34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5]);ISBLANK([.D345]);ISBLANK([.E345]);ISBLANK([.F345])); &quot;&quot;; DEC2HEX([.C345]*8 + [.D345]*4 + [.E345]*2 + [.F345]*1))">
            <text:p/>
          </table:table-cell>
          <table:table-cell table:formula="of:=IF(AND(ISBLANK([.G345]);ISBLANK([.H345]);ISBLANK([.I345]);ISBLANK([.J345])); &quot;&quot;; DEC2HEX([.G345]*8 + [.H345]*4 + [.I345]*2 + [.J345]*1))">
            <text:p/>
          </table:table-cell>
          <table:table-cell table:formula="of:=IF(AND(ISBLANK([.K345]);ISBLANK([.L345]);ISBLANK([.M345]);ISBLANK([.N345])); &quot;&quot;; DEC2HEX([.K345]*8 + [.L345]*4 + [.M345]*2 + [.N345]*1))">
            <text:p/>
          </table:table-cell>
          <table:table-cell table:formula="of:=IF(AND(ISBLANK([.O345]);ISBLANK([.P345]);ISBLANK([.Q345]);ISBLANK([.R345])); &quot;&quot;; DEC2HEX([.O345]*8 + [.P345]*4 + [.Q345]*2 + [.R345]*1))">
            <text:p/>
          </table:table-cell>
          <table:table-cell table:formula="of:=IF(AND(ISBLANK([.S345]);ISBLANK([.T345]);ISBLANK([.U345]);ISBLANK([.V345])); &quot;&quot;; DEC2HEX([.S345]*8 + [.T345]*4 + [.U345]*2 + [.V345]*1))">
            <text:p/>
          </table:table-cell>
          <table:table-cell table:formula="of:=IF(AND(ISBLANK([.W345]);ISBLANK([.X345]);ISBLANK([.Y345]);ISBLANK([.Z345])); &quot;&quot;; DEC2HEX([.W345]*8 + [.X345]*4 + [.Y345]*2 + [.Z345]*1))">
            <text:p/>
          </table:table-cell>
          <table:table-cell table:formula="of:=IF(AND(ISBLANK([.AA345]);ISBLANK([.AB345]);ISBLANK([.AC345]);ISBLANK([.AD345])); &quot;&quot;; DEC2HEX([.AA345]*8 + [.AB345]*4 + [.AC345]*2 + [.AD345]*1))">
            <text:p/>
          </table:table-cell>
          <table:table-cell table:formula="of:=IF(AND(ISBLANK([.AE345]);ISBLANK([.AF345]);ISBLANK([.AG345]);ISBLANK([.AH345])); &quot;&quot;; DEC2HEX([.AE345]*8 + [.AF345]*4 + [.AG345]*2 + [.AH345]*1))">
            <text:p/>
          </table:table-cell>
          <table:table-cell table:formula="of:=IF(AND(ISBLANK([.AI345]);ISBLANK([.AJ345]);ISBLANK([.AK345]);ISBLANK([.AL345])); &quot;&quot;; DEC2HEX([.AI345]*8 + [.AJ345]*4 + [.AK345]*2 + [.AL345]*1))">
            <text:p/>
          </table:table-cell>
          <table:table-cell table:formula="of:=IF(AND(ISBLANK([.AM345]);ISBLANK([.AN345]);ISBLANK([.AO345]);ISBLANK([.AP345])); &quot;&quot;; DEC2HEX([.AM345]*8 + [.AN345]*4 + [.AO345]*2 + [.AP34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6]);ISBLANK([.D346]);ISBLANK([.E346]);ISBLANK([.F346])); &quot;&quot;; DEC2HEX([.C346]*8 + [.D346]*4 + [.E346]*2 + [.F346]*1))">
            <text:p/>
          </table:table-cell>
          <table:table-cell table:formula="of:=IF(AND(ISBLANK([.G346]);ISBLANK([.H346]);ISBLANK([.I346]);ISBLANK([.J346])); &quot;&quot;; DEC2HEX([.G346]*8 + [.H346]*4 + [.I346]*2 + [.J346]*1))">
            <text:p/>
          </table:table-cell>
          <table:table-cell table:formula="of:=IF(AND(ISBLANK([.K346]);ISBLANK([.L346]);ISBLANK([.M346]);ISBLANK([.N346])); &quot;&quot;; DEC2HEX([.K346]*8 + [.L346]*4 + [.M346]*2 + [.N346]*1))">
            <text:p/>
          </table:table-cell>
          <table:table-cell table:formula="of:=IF(AND(ISBLANK([.O346]);ISBLANK([.P346]);ISBLANK([.Q346]);ISBLANK([.R346])); &quot;&quot;; DEC2HEX([.O346]*8 + [.P346]*4 + [.Q346]*2 + [.R346]*1))">
            <text:p/>
          </table:table-cell>
          <table:table-cell table:formula="of:=IF(AND(ISBLANK([.S346]);ISBLANK([.T346]);ISBLANK([.U346]);ISBLANK([.V346])); &quot;&quot;; DEC2HEX([.S346]*8 + [.T346]*4 + [.U346]*2 + [.V346]*1))">
            <text:p/>
          </table:table-cell>
          <table:table-cell table:formula="of:=IF(AND(ISBLANK([.W346]);ISBLANK([.X346]);ISBLANK([.Y346]);ISBLANK([.Z346])); &quot;&quot;; DEC2HEX([.W346]*8 + [.X346]*4 + [.Y346]*2 + [.Z346]*1))">
            <text:p/>
          </table:table-cell>
          <table:table-cell table:formula="of:=IF(AND(ISBLANK([.AA346]);ISBLANK([.AB346]);ISBLANK([.AC346]);ISBLANK([.AD346])); &quot;&quot;; DEC2HEX([.AA346]*8 + [.AB346]*4 + [.AC346]*2 + [.AD346]*1))">
            <text:p/>
          </table:table-cell>
          <table:table-cell table:formula="of:=IF(AND(ISBLANK([.AE346]);ISBLANK([.AF346]);ISBLANK([.AG346]);ISBLANK([.AH346])); &quot;&quot;; DEC2HEX([.AE346]*8 + [.AF346]*4 + [.AG346]*2 + [.AH346]*1))">
            <text:p/>
          </table:table-cell>
          <table:table-cell table:formula="of:=IF(AND(ISBLANK([.AI346]);ISBLANK([.AJ346]);ISBLANK([.AK346]);ISBLANK([.AL346])); &quot;&quot;; DEC2HEX([.AI346]*8 + [.AJ346]*4 + [.AK346]*2 + [.AL346]*1))">
            <text:p/>
          </table:table-cell>
          <table:table-cell table:formula="of:=IF(AND(ISBLANK([.AM346]);ISBLANK([.AN346]);ISBLANK([.AO346]);ISBLANK([.AP346])); &quot;&quot;; DEC2HEX([.AM346]*8 + [.AN346]*4 + [.AO346]*2 + [.AP34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7]);ISBLANK([.D347]);ISBLANK([.E347]);ISBLANK([.F347])); &quot;&quot;; DEC2HEX([.C347]*8 + [.D347]*4 + [.E347]*2 + [.F347]*1))">
            <text:p/>
          </table:table-cell>
          <table:table-cell table:formula="of:=IF(AND(ISBLANK([.G347]);ISBLANK([.H347]);ISBLANK([.I347]);ISBLANK([.J347])); &quot;&quot;; DEC2HEX([.G347]*8 + [.H347]*4 + [.I347]*2 + [.J347]*1))">
            <text:p/>
          </table:table-cell>
          <table:table-cell table:formula="of:=IF(AND(ISBLANK([.K347]);ISBLANK([.L347]);ISBLANK([.M347]);ISBLANK([.N347])); &quot;&quot;; DEC2HEX([.K347]*8 + [.L347]*4 + [.M347]*2 + [.N347]*1))">
            <text:p/>
          </table:table-cell>
          <table:table-cell table:formula="of:=IF(AND(ISBLANK([.O347]);ISBLANK([.P347]);ISBLANK([.Q347]);ISBLANK([.R347])); &quot;&quot;; DEC2HEX([.O347]*8 + [.P347]*4 + [.Q347]*2 + [.R347]*1))">
            <text:p/>
          </table:table-cell>
          <table:table-cell table:formula="of:=IF(AND(ISBLANK([.S347]);ISBLANK([.T347]);ISBLANK([.U347]);ISBLANK([.V347])); &quot;&quot;; DEC2HEX([.S347]*8 + [.T347]*4 + [.U347]*2 + [.V347]*1))">
            <text:p/>
          </table:table-cell>
          <table:table-cell table:formula="of:=IF(AND(ISBLANK([.W347]);ISBLANK([.X347]);ISBLANK([.Y347]);ISBLANK([.Z347])); &quot;&quot;; DEC2HEX([.W347]*8 + [.X347]*4 + [.Y347]*2 + [.Z347]*1))">
            <text:p/>
          </table:table-cell>
          <table:table-cell table:formula="of:=IF(AND(ISBLANK([.AA347]);ISBLANK([.AB347]);ISBLANK([.AC347]);ISBLANK([.AD347])); &quot;&quot;; DEC2HEX([.AA347]*8 + [.AB347]*4 + [.AC347]*2 + [.AD347]*1))">
            <text:p/>
          </table:table-cell>
          <table:table-cell table:formula="of:=IF(AND(ISBLANK([.AE347]);ISBLANK([.AF347]);ISBLANK([.AG347]);ISBLANK([.AH347])); &quot;&quot;; DEC2HEX([.AE347]*8 + [.AF347]*4 + [.AG347]*2 + [.AH347]*1))">
            <text:p/>
          </table:table-cell>
          <table:table-cell table:formula="of:=IF(AND(ISBLANK([.AI347]);ISBLANK([.AJ347]);ISBLANK([.AK347]);ISBLANK([.AL347])); &quot;&quot;; DEC2HEX([.AI347]*8 + [.AJ347]*4 + [.AK347]*2 + [.AL347]*1))">
            <text:p/>
          </table:table-cell>
          <table:table-cell table:formula="of:=IF(AND(ISBLANK([.AM347]);ISBLANK([.AN347]);ISBLANK([.AO347]);ISBLANK([.AP347])); &quot;&quot;; DEC2HEX([.AM347]*8 + [.AN347]*4 + [.AO347]*2 + [.AP34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8]);ISBLANK([.D348]);ISBLANK([.E348]);ISBLANK([.F348])); &quot;&quot;; DEC2HEX([.C348]*8 + [.D348]*4 + [.E348]*2 + [.F348]*1))">
            <text:p/>
          </table:table-cell>
          <table:table-cell table:formula="of:=IF(AND(ISBLANK([.G348]);ISBLANK([.H348]);ISBLANK([.I348]);ISBLANK([.J348])); &quot;&quot;; DEC2HEX([.G348]*8 + [.H348]*4 + [.I348]*2 + [.J348]*1))">
            <text:p/>
          </table:table-cell>
          <table:table-cell table:formula="of:=IF(AND(ISBLANK([.K348]);ISBLANK([.L348]);ISBLANK([.M348]);ISBLANK([.N348])); &quot;&quot;; DEC2HEX([.K348]*8 + [.L348]*4 + [.M348]*2 + [.N348]*1))">
            <text:p/>
          </table:table-cell>
          <table:table-cell table:formula="of:=IF(AND(ISBLANK([.O348]);ISBLANK([.P348]);ISBLANK([.Q348]);ISBLANK([.R348])); &quot;&quot;; DEC2HEX([.O348]*8 + [.P348]*4 + [.Q348]*2 + [.R348]*1))">
            <text:p/>
          </table:table-cell>
          <table:table-cell table:formula="of:=IF(AND(ISBLANK([.S348]);ISBLANK([.T348]);ISBLANK([.U348]);ISBLANK([.V348])); &quot;&quot;; DEC2HEX([.S348]*8 + [.T348]*4 + [.U348]*2 + [.V348]*1))">
            <text:p/>
          </table:table-cell>
          <table:table-cell table:formula="of:=IF(AND(ISBLANK([.W348]);ISBLANK([.X348]);ISBLANK([.Y348]);ISBLANK([.Z348])); &quot;&quot;; DEC2HEX([.W348]*8 + [.X348]*4 + [.Y348]*2 + [.Z348]*1))">
            <text:p/>
          </table:table-cell>
          <table:table-cell table:formula="of:=IF(AND(ISBLANK([.AA348]);ISBLANK([.AB348]);ISBLANK([.AC348]);ISBLANK([.AD348])); &quot;&quot;; DEC2HEX([.AA348]*8 + [.AB348]*4 + [.AC348]*2 + [.AD348]*1))">
            <text:p/>
          </table:table-cell>
          <table:table-cell table:formula="of:=IF(AND(ISBLANK([.AE348]);ISBLANK([.AF348]);ISBLANK([.AG348]);ISBLANK([.AH348])); &quot;&quot;; DEC2HEX([.AE348]*8 + [.AF348]*4 + [.AG348]*2 + [.AH348]*1))">
            <text:p/>
          </table:table-cell>
          <table:table-cell table:formula="of:=IF(AND(ISBLANK([.AI348]);ISBLANK([.AJ348]);ISBLANK([.AK348]);ISBLANK([.AL348])); &quot;&quot;; DEC2HEX([.AI348]*8 + [.AJ348]*4 + [.AK348]*2 + [.AL348]*1))">
            <text:p/>
          </table:table-cell>
          <table:table-cell table:formula="of:=IF(AND(ISBLANK([.AM348]);ISBLANK([.AN348]);ISBLANK([.AO348]);ISBLANK([.AP348])); &quot;&quot;; DEC2HEX([.AM348]*8 + [.AN348]*4 + [.AO348]*2 + [.AP34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49]);ISBLANK([.D349]);ISBLANK([.E349]);ISBLANK([.F349])); &quot;&quot;; DEC2HEX([.C349]*8 + [.D349]*4 + [.E349]*2 + [.F349]*1))">
            <text:p/>
          </table:table-cell>
          <table:table-cell table:formula="of:=IF(AND(ISBLANK([.G349]);ISBLANK([.H349]);ISBLANK([.I349]);ISBLANK([.J349])); &quot;&quot;; DEC2HEX([.G349]*8 + [.H349]*4 + [.I349]*2 + [.J349]*1))">
            <text:p/>
          </table:table-cell>
          <table:table-cell table:formula="of:=IF(AND(ISBLANK([.K349]);ISBLANK([.L349]);ISBLANK([.M349]);ISBLANK([.N349])); &quot;&quot;; DEC2HEX([.K349]*8 + [.L349]*4 + [.M349]*2 + [.N349]*1))">
            <text:p/>
          </table:table-cell>
          <table:table-cell table:formula="of:=IF(AND(ISBLANK([.O349]);ISBLANK([.P349]);ISBLANK([.Q349]);ISBLANK([.R349])); &quot;&quot;; DEC2HEX([.O349]*8 + [.P349]*4 + [.Q349]*2 + [.R349]*1))">
            <text:p/>
          </table:table-cell>
          <table:table-cell table:formula="of:=IF(AND(ISBLANK([.S349]);ISBLANK([.T349]);ISBLANK([.U349]);ISBLANK([.V349])); &quot;&quot;; DEC2HEX([.S349]*8 + [.T349]*4 + [.U349]*2 + [.V349]*1))">
            <text:p/>
          </table:table-cell>
          <table:table-cell table:formula="of:=IF(AND(ISBLANK([.W349]);ISBLANK([.X349]);ISBLANK([.Y349]);ISBLANK([.Z349])); &quot;&quot;; DEC2HEX([.W349]*8 + [.X349]*4 + [.Y349]*2 + [.Z349]*1))">
            <text:p/>
          </table:table-cell>
          <table:table-cell table:formula="of:=IF(AND(ISBLANK([.AA349]);ISBLANK([.AB349]);ISBLANK([.AC349]);ISBLANK([.AD349])); &quot;&quot;; DEC2HEX([.AA349]*8 + [.AB349]*4 + [.AC349]*2 + [.AD349]*1))">
            <text:p/>
          </table:table-cell>
          <table:table-cell table:formula="of:=IF(AND(ISBLANK([.AE349]);ISBLANK([.AF349]);ISBLANK([.AG349]);ISBLANK([.AH349])); &quot;&quot;; DEC2HEX([.AE349]*8 + [.AF349]*4 + [.AG349]*2 + [.AH349]*1))">
            <text:p/>
          </table:table-cell>
          <table:table-cell table:formula="of:=IF(AND(ISBLANK([.AI349]);ISBLANK([.AJ349]);ISBLANK([.AK349]);ISBLANK([.AL349])); &quot;&quot;; DEC2HEX([.AI349]*8 + [.AJ349]*4 + [.AK349]*2 + [.AL349]*1))">
            <text:p/>
          </table:table-cell>
          <table:table-cell table:formula="of:=IF(AND(ISBLANK([.AM349]);ISBLANK([.AN349]);ISBLANK([.AO349]);ISBLANK([.AP349])); &quot;&quot;; DEC2HEX([.AM349]*8 + [.AN349]*4 + [.AO349]*2 + [.AP34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0]);ISBLANK([.D350]);ISBLANK([.E350]);ISBLANK([.F350])); &quot;&quot;; DEC2HEX([.C350]*8 + [.D350]*4 + [.E350]*2 + [.F350]*1))">
            <text:p/>
          </table:table-cell>
          <table:table-cell table:formula="of:=IF(AND(ISBLANK([.G350]);ISBLANK([.H350]);ISBLANK([.I350]);ISBLANK([.J350])); &quot;&quot;; DEC2HEX([.G350]*8 + [.H350]*4 + [.I350]*2 + [.J350]*1))">
            <text:p/>
          </table:table-cell>
          <table:table-cell table:formula="of:=IF(AND(ISBLANK([.K350]);ISBLANK([.L350]);ISBLANK([.M350]);ISBLANK([.N350])); &quot;&quot;; DEC2HEX([.K350]*8 + [.L350]*4 + [.M350]*2 + [.N350]*1))">
            <text:p/>
          </table:table-cell>
          <table:table-cell table:formula="of:=IF(AND(ISBLANK([.O350]);ISBLANK([.P350]);ISBLANK([.Q350]);ISBLANK([.R350])); &quot;&quot;; DEC2HEX([.O350]*8 + [.P350]*4 + [.Q350]*2 + [.R350]*1))">
            <text:p/>
          </table:table-cell>
          <table:table-cell table:formula="of:=IF(AND(ISBLANK([.S350]);ISBLANK([.T350]);ISBLANK([.U350]);ISBLANK([.V350])); &quot;&quot;; DEC2HEX([.S350]*8 + [.T350]*4 + [.U350]*2 + [.V350]*1))">
            <text:p/>
          </table:table-cell>
          <table:table-cell table:formula="of:=IF(AND(ISBLANK([.W350]);ISBLANK([.X350]);ISBLANK([.Y350]);ISBLANK([.Z350])); &quot;&quot;; DEC2HEX([.W350]*8 + [.X350]*4 + [.Y350]*2 + [.Z350]*1))">
            <text:p/>
          </table:table-cell>
          <table:table-cell table:formula="of:=IF(AND(ISBLANK([.AA350]);ISBLANK([.AB350]);ISBLANK([.AC350]);ISBLANK([.AD350])); &quot;&quot;; DEC2HEX([.AA350]*8 + [.AB350]*4 + [.AC350]*2 + [.AD350]*1))">
            <text:p/>
          </table:table-cell>
          <table:table-cell table:formula="of:=IF(AND(ISBLANK([.AE350]);ISBLANK([.AF350]);ISBLANK([.AG350]);ISBLANK([.AH350])); &quot;&quot;; DEC2HEX([.AE350]*8 + [.AF350]*4 + [.AG350]*2 + [.AH350]*1))">
            <text:p/>
          </table:table-cell>
          <table:table-cell table:formula="of:=IF(AND(ISBLANK([.AI350]);ISBLANK([.AJ350]);ISBLANK([.AK350]);ISBLANK([.AL350])); &quot;&quot;; DEC2HEX([.AI350]*8 + [.AJ350]*4 + [.AK350]*2 + [.AL350]*1))">
            <text:p/>
          </table:table-cell>
          <table:table-cell table:formula="of:=IF(AND(ISBLANK([.AM350]);ISBLANK([.AN350]);ISBLANK([.AO350]);ISBLANK([.AP350])); &quot;&quot;; DEC2HEX([.AM350]*8 + [.AN350]*4 + [.AO350]*2 + [.AP35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1]);ISBLANK([.D351]);ISBLANK([.E351]);ISBLANK([.F351])); &quot;&quot;; DEC2HEX([.C351]*8 + [.D351]*4 + [.E351]*2 + [.F351]*1))">
            <text:p/>
          </table:table-cell>
          <table:table-cell table:formula="of:=IF(AND(ISBLANK([.G351]);ISBLANK([.H351]);ISBLANK([.I351]);ISBLANK([.J351])); &quot;&quot;; DEC2HEX([.G351]*8 + [.H351]*4 + [.I351]*2 + [.J351]*1))">
            <text:p/>
          </table:table-cell>
          <table:table-cell table:formula="of:=IF(AND(ISBLANK([.K351]);ISBLANK([.L351]);ISBLANK([.M351]);ISBLANK([.N351])); &quot;&quot;; DEC2HEX([.K351]*8 + [.L351]*4 + [.M351]*2 + [.N351]*1))">
            <text:p/>
          </table:table-cell>
          <table:table-cell table:formula="of:=IF(AND(ISBLANK([.O351]);ISBLANK([.P351]);ISBLANK([.Q351]);ISBLANK([.R351])); &quot;&quot;; DEC2HEX([.O351]*8 + [.P351]*4 + [.Q351]*2 + [.R351]*1))">
            <text:p/>
          </table:table-cell>
          <table:table-cell table:formula="of:=IF(AND(ISBLANK([.S351]);ISBLANK([.T351]);ISBLANK([.U351]);ISBLANK([.V351])); &quot;&quot;; DEC2HEX([.S351]*8 + [.T351]*4 + [.U351]*2 + [.V351]*1))">
            <text:p/>
          </table:table-cell>
          <table:table-cell table:formula="of:=IF(AND(ISBLANK([.W351]);ISBLANK([.X351]);ISBLANK([.Y351]);ISBLANK([.Z351])); &quot;&quot;; DEC2HEX([.W351]*8 + [.X351]*4 + [.Y351]*2 + [.Z351]*1))">
            <text:p/>
          </table:table-cell>
          <table:table-cell table:formula="of:=IF(AND(ISBLANK([.AA351]);ISBLANK([.AB351]);ISBLANK([.AC351]);ISBLANK([.AD351])); &quot;&quot;; DEC2HEX([.AA351]*8 + [.AB351]*4 + [.AC351]*2 + [.AD351]*1))">
            <text:p/>
          </table:table-cell>
          <table:table-cell table:formula="of:=IF(AND(ISBLANK([.AE351]);ISBLANK([.AF351]);ISBLANK([.AG351]);ISBLANK([.AH351])); &quot;&quot;; DEC2HEX([.AE351]*8 + [.AF351]*4 + [.AG351]*2 + [.AH351]*1))">
            <text:p/>
          </table:table-cell>
          <table:table-cell table:formula="of:=IF(AND(ISBLANK([.AI351]);ISBLANK([.AJ351]);ISBLANK([.AK351]);ISBLANK([.AL351])); &quot;&quot;; DEC2HEX([.AI351]*8 + [.AJ351]*4 + [.AK351]*2 + [.AL351]*1))">
            <text:p/>
          </table:table-cell>
          <table:table-cell table:formula="of:=IF(AND(ISBLANK([.AM351]);ISBLANK([.AN351]);ISBLANK([.AO351]);ISBLANK([.AP351])); &quot;&quot;; DEC2HEX([.AM351]*8 + [.AN351]*4 + [.AO351]*2 + [.AP35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2]);ISBLANK([.D352]);ISBLANK([.E352]);ISBLANK([.F352])); &quot;&quot;; DEC2HEX([.C352]*8 + [.D352]*4 + [.E352]*2 + [.F352]*1))">
            <text:p/>
          </table:table-cell>
          <table:table-cell table:formula="of:=IF(AND(ISBLANK([.G352]);ISBLANK([.H352]);ISBLANK([.I352]);ISBLANK([.J352])); &quot;&quot;; DEC2HEX([.G352]*8 + [.H352]*4 + [.I352]*2 + [.J352]*1))">
            <text:p/>
          </table:table-cell>
          <table:table-cell table:formula="of:=IF(AND(ISBLANK([.K352]);ISBLANK([.L352]);ISBLANK([.M352]);ISBLANK([.N352])); &quot;&quot;; DEC2HEX([.K352]*8 + [.L352]*4 + [.M352]*2 + [.N352]*1))">
            <text:p/>
          </table:table-cell>
          <table:table-cell table:formula="of:=IF(AND(ISBLANK([.O352]);ISBLANK([.P352]);ISBLANK([.Q352]);ISBLANK([.R352])); &quot;&quot;; DEC2HEX([.O352]*8 + [.P352]*4 + [.Q352]*2 + [.R352]*1))">
            <text:p/>
          </table:table-cell>
          <table:table-cell table:formula="of:=IF(AND(ISBLANK([.S352]);ISBLANK([.T352]);ISBLANK([.U352]);ISBLANK([.V352])); &quot;&quot;; DEC2HEX([.S352]*8 + [.T352]*4 + [.U352]*2 + [.V352]*1))">
            <text:p/>
          </table:table-cell>
          <table:table-cell table:formula="of:=IF(AND(ISBLANK([.W352]);ISBLANK([.X352]);ISBLANK([.Y352]);ISBLANK([.Z352])); &quot;&quot;; DEC2HEX([.W352]*8 + [.X352]*4 + [.Y352]*2 + [.Z352]*1))">
            <text:p/>
          </table:table-cell>
          <table:table-cell table:formula="of:=IF(AND(ISBLANK([.AA352]);ISBLANK([.AB352]);ISBLANK([.AC352]);ISBLANK([.AD352])); &quot;&quot;; DEC2HEX([.AA352]*8 + [.AB352]*4 + [.AC352]*2 + [.AD352]*1))">
            <text:p/>
          </table:table-cell>
          <table:table-cell table:formula="of:=IF(AND(ISBLANK([.AE352]);ISBLANK([.AF352]);ISBLANK([.AG352]);ISBLANK([.AH352])); &quot;&quot;; DEC2HEX([.AE352]*8 + [.AF352]*4 + [.AG352]*2 + [.AH352]*1))">
            <text:p/>
          </table:table-cell>
          <table:table-cell table:formula="of:=IF(AND(ISBLANK([.AI352]);ISBLANK([.AJ352]);ISBLANK([.AK352]);ISBLANK([.AL352])); &quot;&quot;; DEC2HEX([.AI352]*8 + [.AJ352]*4 + [.AK352]*2 + [.AL352]*1))">
            <text:p/>
          </table:table-cell>
          <table:table-cell table:formula="of:=IF(AND(ISBLANK([.AM352]);ISBLANK([.AN352]);ISBLANK([.AO352]);ISBLANK([.AP352])); &quot;&quot;; DEC2HEX([.AM352]*8 + [.AN352]*4 + [.AO352]*2 + [.AP35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3]);ISBLANK([.D353]);ISBLANK([.E353]);ISBLANK([.F353])); &quot;&quot;; DEC2HEX([.C353]*8 + [.D353]*4 + [.E353]*2 + [.F353]*1))">
            <text:p/>
          </table:table-cell>
          <table:table-cell table:formula="of:=IF(AND(ISBLANK([.G353]);ISBLANK([.H353]);ISBLANK([.I353]);ISBLANK([.J353])); &quot;&quot;; DEC2HEX([.G353]*8 + [.H353]*4 + [.I353]*2 + [.J353]*1))">
            <text:p/>
          </table:table-cell>
          <table:table-cell table:formula="of:=IF(AND(ISBLANK([.K353]);ISBLANK([.L353]);ISBLANK([.M353]);ISBLANK([.N353])); &quot;&quot;; DEC2HEX([.K353]*8 + [.L353]*4 + [.M353]*2 + [.N353]*1))">
            <text:p/>
          </table:table-cell>
          <table:table-cell table:formula="of:=IF(AND(ISBLANK([.O353]);ISBLANK([.P353]);ISBLANK([.Q353]);ISBLANK([.R353])); &quot;&quot;; DEC2HEX([.O353]*8 + [.P353]*4 + [.Q353]*2 + [.R353]*1))">
            <text:p/>
          </table:table-cell>
          <table:table-cell table:formula="of:=IF(AND(ISBLANK([.S353]);ISBLANK([.T353]);ISBLANK([.U353]);ISBLANK([.V353])); &quot;&quot;; DEC2HEX([.S353]*8 + [.T353]*4 + [.U353]*2 + [.V353]*1))">
            <text:p/>
          </table:table-cell>
          <table:table-cell table:formula="of:=IF(AND(ISBLANK([.W353]);ISBLANK([.X353]);ISBLANK([.Y353]);ISBLANK([.Z353])); &quot;&quot;; DEC2HEX([.W353]*8 + [.X353]*4 + [.Y353]*2 + [.Z353]*1))">
            <text:p/>
          </table:table-cell>
          <table:table-cell table:formula="of:=IF(AND(ISBLANK([.AA353]);ISBLANK([.AB353]);ISBLANK([.AC353]);ISBLANK([.AD353])); &quot;&quot;; DEC2HEX([.AA353]*8 + [.AB353]*4 + [.AC353]*2 + [.AD353]*1))">
            <text:p/>
          </table:table-cell>
          <table:table-cell table:formula="of:=IF(AND(ISBLANK([.AE353]);ISBLANK([.AF353]);ISBLANK([.AG353]);ISBLANK([.AH353])); &quot;&quot;; DEC2HEX([.AE353]*8 + [.AF353]*4 + [.AG353]*2 + [.AH353]*1))">
            <text:p/>
          </table:table-cell>
          <table:table-cell table:formula="of:=IF(AND(ISBLANK([.AI353]);ISBLANK([.AJ353]);ISBLANK([.AK353]);ISBLANK([.AL353])); &quot;&quot;; DEC2HEX([.AI353]*8 + [.AJ353]*4 + [.AK353]*2 + [.AL353]*1))">
            <text:p/>
          </table:table-cell>
          <table:table-cell table:formula="of:=IF(AND(ISBLANK([.AM353]);ISBLANK([.AN353]);ISBLANK([.AO353]);ISBLANK([.AP353])); &quot;&quot;; DEC2HEX([.AM353]*8 + [.AN353]*4 + [.AO353]*2 + [.AP35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4]);ISBLANK([.D354]);ISBLANK([.E354]);ISBLANK([.F354])); &quot;&quot;; DEC2HEX([.C354]*8 + [.D354]*4 + [.E354]*2 + [.F354]*1))">
            <text:p/>
          </table:table-cell>
          <table:table-cell table:formula="of:=IF(AND(ISBLANK([.G354]);ISBLANK([.H354]);ISBLANK([.I354]);ISBLANK([.J354])); &quot;&quot;; DEC2HEX([.G354]*8 + [.H354]*4 + [.I354]*2 + [.J354]*1))">
            <text:p/>
          </table:table-cell>
          <table:table-cell table:formula="of:=IF(AND(ISBLANK([.K354]);ISBLANK([.L354]);ISBLANK([.M354]);ISBLANK([.N354])); &quot;&quot;; DEC2HEX([.K354]*8 + [.L354]*4 + [.M354]*2 + [.N354]*1))">
            <text:p/>
          </table:table-cell>
          <table:table-cell table:formula="of:=IF(AND(ISBLANK([.O354]);ISBLANK([.P354]);ISBLANK([.Q354]);ISBLANK([.R354])); &quot;&quot;; DEC2HEX([.O354]*8 + [.P354]*4 + [.Q354]*2 + [.R354]*1))">
            <text:p/>
          </table:table-cell>
          <table:table-cell table:formula="of:=IF(AND(ISBLANK([.S354]);ISBLANK([.T354]);ISBLANK([.U354]);ISBLANK([.V354])); &quot;&quot;; DEC2HEX([.S354]*8 + [.T354]*4 + [.U354]*2 + [.V354]*1))">
            <text:p/>
          </table:table-cell>
          <table:table-cell table:formula="of:=IF(AND(ISBLANK([.W354]);ISBLANK([.X354]);ISBLANK([.Y354]);ISBLANK([.Z354])); &quot;&quot;; DEC2HEX([.W354]*8 + [.X354]*4 + [.Y354]*2 + [.Z354]*1))">
            <text:p/>
          </table:table-cell>
          <table:table-cell table:formula="of:=IF(AND(ISBLANK([.AA354]);ISBLANK([.AB354]);ISBLANK([.AC354]);ISBLANK([.AD354])); &quot;&quot;; DEC2HEX([.AA354]*8 + [.AB354]*4 + [.AC354]*2 + [.AD354]*1))">
            <text:p/>
          </table:table-cell>
          <table:table-cell table:formula="of:=IF(AND(ISBLANK([.AE354]);ISBLANK([.AF354]);ISBLANK([.AG354]);ISBLANK([.AH354])); &quot;&quot;; DEC2HEX([.AE354]*8 + [.AF354]*4 + [.AG354]*2 + [.AH354]*1))">
            <text:p/>
          </table:table-cell>
          <table:table-cell table:formula="of:=IF(AND(ISBLANK([.AI354]);ISBLANK([.AJ354]);ISBLANK([.AK354]);ISBLANK([.AL354])); &quot;&quot;; DEC2HEX([.AI354]*8 + [.AJ354]*4 + [.AK354]*2 + [.AL354]*1))">
            <text:p/>
          </table:table-cell>
          <table:table-cell table:formula="of:=IF(AND(ISBLANK([.AM354]);ISBLANK([.AN354]);ISBLANK([.AO354]);ISBLANK([.AP354])); &quot;&quot;; DEC2HEX([.AM354]*8 + [.AN354]*4 + [.AO354]*2 + [.AP35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5]);ISBLANK([.D355]);ISBLANK([.E355]);ISBLANK([.F355])); &quot;&quot;; DEC2HEX([.C355]*8 + [.D355]*4 + [.E355]*2 + [.F355]*1))">
            <text:p/>
          </table:table-cell>
          <table:table-cell table:formula="of:=IF(AND(ISBLANK([.G355]);ISBLANK([.H355]);ISBLANK([.I355]);ISBLANK([.J355])); &quot;&quot;; DEC2HEX([.G355]*8 + [.H355]*4 + [.I355]*2 + [.J355]*1))">
            <text:p/>
          </table:table-cell>
          <table:table-cell table:formula="of:=IF(AND(ISBLANK([.K355]);ISBLANK([.L355]);ISBLANK([.M355]);ISBLANK([.N355])); &quot;&quot;; DEC2HEX([.K355]*8 + [.L355]*4 + [.M355]*2 + [.N355]*1))">
            <text:p/>
          </table:table-cell>
          <table:table-cell table:formula="of:=IF(AND(ISBLANK([.O355]);ISBLANK([.P355]);ISBLANK([.Q355]);ISBLANK([.R355])); &quot;&quot;; DEC2HEX([.O355]*8 + [.P355]*4 + [.Q355]*2 + [.R355]*1))">
            <text:p/>
          </table:table-cell>
          <table:table-cell table:formula="of:=IF(AND(ISBLANK([.S355]);ISBLANK([.T355]);ISBLANK([.U355]);ISBLANK([.V355])); &quot;&quot;; DEC2HEX([.S355]*8 + [.T355]*4 + [.U355]*2 + [.V355]*1))">
            <text:p/>
          </table:table-cell>
          <table:table-cell table:formula="of:=IF(AND(ISBLANK([.W355]);ISBLANK([.X355]);ISBLANK([.Y355]);ISBLANK([.Z355])); &quot;&quot;; DEC2HEX([.W355]*8 + [.X355]*4 + [.Y355]*2 + [.Z355]*1))">
            <text:p/>
          </table:table-cell>
          <table:table-cell table:formula="of:=IF(AND(ISBLANK([.AA355]);ISBLANK([.AB355]);ISBLANK([.AC355]);ISBLANK([.AD355])); &quot;&quot;; DEC2HEX([.AA355]*8 + [.AB355]*4 + [.AC355]*2 + [.AD355]*1))">
            <text:p/>
          </table:table-cell>
          <table:table-cell table:formula="of:=IF(AND(ISBLANK([.AE355]);ISBLANK([.AF355]);ISBLANK([.AG355]);ISBLANK([.AH355])); &quot;&quot;; DEC2HEX([.AE355]*8 + [.AF355]*4 + [.AG355]*2 + [.AH355]*1))">
            <text:p/>
          </table:table-cell>
          <table:table-cell table:formula="of:=IF(AND(ISBLANK([.AI355]);ISBLANK([.AJ355]);ISBLANK([.AK355]);ISBLANK([.AL355])); &quot;&quot;; DEC2HEX([.AI355]*8 + [.AJ355]*4 + [.AK355]*2 + [.AL355]*1))">
            <text:p/>
          </table:table-cell>
          <table:table-cell table:formula="of:=IF(AND(ISBLANK([.AM355]);ISBLANK([.AN355]);ISBLANK([.AO355]);ISBLANK([.AP355])); &quot;&quot;; DEC2HEX([.AM355]*8 + [.AN355]*4 + [.AO355]*2 + [.AP35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6]);ISBLANK([.D356]);ISBLANK([.E356]);ISBLANK([.F356])); &quot;&quot;; DEC2HEX([.C356]*8 + [.D356]*4 + [.E356]*2 + [.F356]*1))">
            <text:p/>
          </table:table-cell>
          <table:table-cell table:formula="of:=IF(AND(ISBLANK([.G356]);ISBLANK([.H356]);ISBLANK([.I356]);ISBLANK([.J356])); &quot;&quot;; DEC2HEX([.G356]*8 + [.H356]*4 + [.I356]*2 + [.J356]*1))">
            <text:p/>
          </table:table-cell>
          <table:table-cell table:formula="of:=IF(AND(ISBLANK([.K356]);ISBLANK([.L356]);ISBLANK([.M356]);ISBLANK([.N356])); &quot;&quot;; DEC2HEX([.K356]*8 + [.L356]*4 + [.M356]*2 + [.N356]*1))">
            <text:p/>
          </table:table-cell>
          <table:table-cell table:formula="of:=IF(AND(ISBLANK([.O356]);ISBLANK([.P356]);ISBLANK([.Q356]);ISBLANK([.R356])); &quot;&quot;; DEC2HEX([.O356]*8 + [.P356]*4 + [.Q356]*2 + [.R356]*1))">
            <text:p/>
          </table:table-cell>
          <table:table-cell table:formula="of:=IF(AND(ISBLANK([.S356]);ISBLANK([.T356]);ISBLANK([.U356]);ISBLANK([.V356])); &quot;&quot;; DEC2HEX([.S356]*8 + [.T356]*4 + [.U356]*2 + [.V356]*1))">
            <text:p/>
          </table:table-cell>
          <table:table-cell table:formula="of:=IF(AND(ISBLANK([.W356]);ISBLANK([.X356]);ISBLANK([.Y356]);ISBLANK([.Z356])); &quot;&quot;; DEC2HEX([.W356]*8 + [.X356]*4 + [.Y356]*2 + [.Z356]*1))">
            <text:p/>
          </table:table-cell>
          <table:table-cell table:formula="of:=IF(AND(ISBLANK([.AA356]);ISBLANK([.AB356]);ISBLANK([.AC356]);ISBLANK([.AD356])); &quot;&quot;; DEC2HEX([.AA356]*8 + [.AB356]*4 + [.AC356]*2 + [.AD356]*1))">
            <text:p/>
          </table:table-cell>
          <table:table-cell table:formula="of:=IF(AND(ISBLANK([.AE356]);ISBLANK([.AF356]);ISBLANK([.AG356]);ISBLANK([.AH356])); &quot;&quot;; DEC2HEX([.AE356]*8 + [.AF356]*4 + [.AG356]*2 + [.AH356]*1))">
            <text:p/>
          </table:table-cell>
          <table:table-cell table:formula="of:=IF(AND(ISBLANK([.AI356]);ISBLANK([.AJ356]);ISBLANK([.AK356]);ISBLANK([.AL356])); &quot;&quot;; DEC2HEX([.AI356]*8 + [.AJ356]*4 + [.AK356]*2 + [.AL356]*1))">
            <text:p/>
          </table:table-cell>
          <table:table-cell table:formula="of:=IF(AND(ISBLANK([.AM356]);ISBLANK([.AN356]);ISBLANK([.AO356]);ISBLANK([.AP356])); &quot;&quot;; DEC2HEX([.AM356]*8 + [.AN356]*4 + [.AO356]*2 + [.AP35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7]);ISBLANK([.D357]);ISBLANK([.E357]);ISBLANK([.F357])); &quot;&quot;; DEC2HEX([.C357]*8 + [.D357]*4 + [.E357]*2 + [.F357]*1))">
            <text:p/>
          </table:table-cell>
          <table:table-cell table:formula="of:=IF(AND(ISBLANK([.G357]);ISBLANK([.H357]);ISBLANK([.I357]);ISBLANK([.J357])); &quot;&quot;; DEC2HEX([.G357]*8 + [.H357]*4 + [.I357]*2 + [.J357]*1))">
            <text:p/>
          </table:table-cell>
          <table:table-cell table:formula="of:=IF(AND(ISBLANK([.K357]);ISBLANK([.L357]);ISBLANK([.M357]);ISBLANK([.N357])); &quot;&quot;; DEC2HEX([.K357]*8 + [.L357]*4 + [.M357]*2 + [.N357]*1))">
            <text:p/>
          </table:table-cell>
          <table:table-cell table:formula="of:=IF(AND(ISBLANK([.O357]);ISBLANK([.P357]);ISBLANK([.Q357]);ISBLANK([.R357])); &quot;&quot;; DEC2HEX([.O357]*8 + [.P357]*4 + [.Q357]*2 + [.R357]*1))">
            <text:p/>
          </table:table-cell>
          <table:table-cell table:formula="of:=IF(AND(ISBLANK([.S357]);ISBLANK([.T357]);ISBLANK([.U357]);ISBLANK([.V357])); &quot;&quot;; DEC2HEX([.S357]*8 + [.T357]*4 + [.U357]*2 + [.V357]*1))">
            <text:p/>
          </table:table-cell>
          <table:table-cell table:formula="of:=IF(AND(ISBLANK([.W357]);ISBLANK([.X357]);ISBLANK([.Y357]);ISBLANK([.Z357])); &quot;&quot;; DEC2HEX([.W357]*8 + [.X357]*4 + [.Y357]*2 + [.Z357]*1))">
            <text:p/>
          </table:table-cell>
          <table:table-cell table:formula="of:=IF(AND(ISBLANK([.AA357]);ISBLANK([.AB357]);ISBLANK([.AC357]);ISBLANK([.AD357])); &quot;&quot;; DEC2HEX([.AA357]*8 + [.AB357]*4 + [.AC357]*2 + [.AD357]*1))">
            <text:p/>
          </table:table-cell>
          <table:table-cell table:formula="of:=IF(AND(ISBLANK([.AE357]);ISBLANK([.AF357]);ISBLANK([.AG357]);ISBLANK([.AH357])); &quot;&quot;; DEC2HEX([.AE357]*8 + [.AF357]*4 + [.AG357]*2 + [.AH357]*1))">
            <text:p/>
          </table:table-cell>
          <table:table-cell table:formula="of:=IF(AND(ISBLANK([.AI357]);ISBLANK([.AJ357]);ISBLANK([.AK357]);ISBLANK([.AL357])); &quot;&quot;; DEC2HEX([.AI357]*8 + [.AJ357]*4 + [.AK357]*2 + [.AL357]*1))">
            <text:p/>
          </table:table-cell>
          <table:table-cell table:formula="of:=IF(AND(ISBLANK([.AM357]);ISBLANK([.AN357]);ISBLANK([.AO357]);ISBLANK([.AP357])); &quot;&quot;; DEC2HEX([.AM357]*8 + [.AN357]*4 + [.AO357]*2 + [.AP35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8]);ISBLANK([.D358]);ISBLANK([.E358]);ISBLANK([.F358])); &quot;&quot;; DEC2HEX([.C358]*8 + [.D358]*4 + [.E358]*2 + [.F358]*1))">
            <text:p/>
          </table:table-cell>
          <table:table-cell table:formula="of:=IF(AND(ISBLANK([.G358]);ISBLANK([.H358]);ISBLANK([.I358]);ISBLANK([.J358])); &quot;&quot;; DEC2HEX([.G358]*8 + [.H358]*4 + [.I358]*2 + [.J358]*1))">
            <text:p/>
          </table:table-cell>
          <table:table-cell table:formula="of:=IF(AND(ISBLANK([.K358]);ISBLANK([.L358]);ISBLANK([.M358]);ISBLANK([.N358])); &quot;&quot;; DEC2HEX([.K358]*8 + [.L358]*4 + [.M358]*2 + [.N358]*1))">
            <text:p/>
          </table:table-cell>
          <table:table-cell table:formula="of:=IF(AND(ISBLANK([.O358]);ISBLANK([.P358]);ISBLANK([.Q358]);ISBLANK([.R358])); &quot;&quot;; DEC2HEX([.O358]*8 + [.P358]*4 + [.Q358]*2 + [.R358]*1))">
            <text:p/>
          </table:table-cell>
          <table:table-cell table:formula="of:=IF(AND(ISBLANK([.S358]);ISBLANK([.T358]);ISBLANK([.U358]);ISBLANK([.V358])); &quot;&quot;; DEC2HEX([.S358]*8 + [.T358]*4 + [.U358]*2 + [.V358]*1))">
            <text:p/>
          </table:table-cell>
          <table:table-cell table:formula="of:=IF(AND(ISBLANK([.W358]);ISBLANK([.X358]);ISBLANK([.Y358]);ISBLANK([.Z358])); &quot;&quot;; DEC2HEX([.W358]*8 + [.X358]*4 + [.Y358]*2 + [.Z358]*1))">
            <text:p/>
          </table:table-cell>
          <table:table-cell table:formula="of:=IF(AND(ISBLANK([.AA358]);ISBLANK([.AB358]);ISBLANK([.AC358]);ISBLANK([.AD358])); &quot;&quot;; DEC2HEX([.AA358]*8 + [.AB358]*4 + [.AC358]*2 + [.AD358]*1))">
            <text:p/>
          </table:table-cell>
          <table:table-cell table:formula="of:=IF(AND(ISBLANK([.AE358]);ISBLANK([.AF358]);ISBLANK([.AG358]);ISBLANK([.AH358])); &quot;&quot;; DEC2HEX([.AE358]*8 + [.AF358]*4 + [.AG358]*2 + [.AH358]*1))">
            <text:p/>
          </table:table-cell>
          <table:table-cell table:formula="of:=IF(AND(ISBLANK([.AI358]);ISBLANK([.AJ358]);ISBLANK([.AK358]);ISBLANK([.AL358])); &quot;&quot;; DEC2HEX([.AI358]*8 + [.AJ358]*4 + [.AK358]*2 + [.AL358]*1))">
            <text:p/>
          </table:table-cell>
          <table:table-cell table:formula="of:=IF(AND(ISBLANK([.AM358]);ISBLANK([.AN358]);ISBLANK([.AO358]);ISBLANK([.AP358])); &quot;&quot;; DEC2HEX([.AM358]*8 + [.AN358]*4 + [.AO358]*2 + [.AP35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59]);ISBLANK([.D359]);ISBLANK([.E359]);ISBLANK([.F359])); &quot;&quot;; DEC2HEX([.C359]*8 + [.D359]*4 + [.E359]*2 + [.F359]*1))">
            <text:p/>
          </table:table-cell>
          <table:table-cell table:formula="of:=IF(AND(ISBLANK([.G359]);ISBLANK([.H359]);ISBLANK([.I359]);ISBLANK([.J359])); &quot;&quot;; DEC2HEX([.G359]*8 + [.H359]*4 + [.I359]*2 + [.J359]*1))">
            <text:p/>
          </table:table-cell>
          <table:table-cell table:formula="of:=IF(AND(ISBLANK([.K359]);ISBLANK([.L359]);ISBLANK([.M359]);ISBLANK([.N359])); &quot;&quot;; DEC2HEX([.K359]*8 + [.L359]*4 + [.M359]*2 + [.N359]*1))">
            <text:p/>
          </table:table-cell>
          <table:table-cell table:formula="of:=IF(AND(ISBLANK([.O359]);ISBLANK([.P359]);ISBLANK([.Q359]);ISBLANK([.R359])); &quot;&quot;; DEC2HEX([.O359]*8 + [.P359]*4 + [.Q359]*2 + [.R359]*1))">
            <text:p/>
          </table:table-cell>
          <table:table-cell table:formula="of:=IF(AND(ISBLANK([.S359]);ISBLANK([.T359]);ISBLANK([.U359]);ISBLANK([.V359])); &quot;&quot;; DEC2HEX([.S359]*8 + [.T359]*4 + [.U359]*2 + [.V359]*1))">
            <text:p/>
          </table:table-cell>
          <table:table-cell table:formula="of:=IF(AND(ISBLANK([.W359]);ISBLANK([.X359]);ISBLANK([.Y359]);ISBLANK([.Z359])); &quot;&quot;; DEC2HEX([.W359]*8 + [.X359]*4 + [.Y359]*2 + [.Z359]*1))">
            <text:p/>
          </table:table-cell>
          <table:table-cell table:formula="of:=IF(AND(ISBLANK([.AA359]);ISBLANK([.AB359]);ISBLANK([.AC359]);ISBLANK([.AD359])); &quot;&quot;; DEC2HEX([.AA359]*8 + [.AB359]*4 + [.AC359]*2 + [.AD359]*1))">
            <text:p/>
          </table:table-cell>
          <table:table-cell table:formula="of:=IF(AND(ISBLANK([.AE359]);ISBLANK([.AF359]);ISBLANK([.AG359]);ISBLANK([.AH359])); &quot;&quot;; DEC2HEX([.AE359]*8 + [.AF359]*4 + [.AG359]*2 + [.AH359]*1))">
            <text:p/>
          </table:table-cell>
          <table:table-cell table:formula="of:=IF(AND(ISBLANK([.AI359]);ISBLANK([.AJ359]);ISBLANK([.AK359]);ISBLANK([.AL359])); &quot;&quot;; DEC2HEX([.AI359]*8 + [.AJ359]*4 + [.AK359]*2 + [.AL359]*1))">
            <text:p/>
          </table:table-cell>
          <table:table-cell table:formula="of:=IF(AND(ISBLANK([.AM359]);ISBLANK([.AN359]);ISBLANK([.AO359]);ISBLANK([.AP359])); &quot;&quot;; DEC2HEX([.AM359]*8 + [.AN359]*4 + [.AO359]*2 + [.AP35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0]);ISBLANK([.D360]);ISBLANK([.E360]);ISBLANK([.F360])); &quot;&quot;; DEC2HEX([.C360]*8 + [.D360]*4 + [.E360]*2 + [.F360]*1))">
            <text:p/>
          </table:table-cell>
          <table:table-cell table:formula="of:=IF(AND(ISBLANK([.G360]);ISBLANK([.H360]);ISBLANK([.I360]);ISBLANK([.J360])); &quot;&quot;; DEC2HEX([.G360]*8 + [.H360]*4 + [.I360]*2 + [.J360]*1))">
            <text:p/>
          </table:table-cell>
          <table:table-cell table:formula="of:=IF(AND(ISBLANK([.K360]);ISBLANK([.L360]);ISBLANK([.M360]);ISBLANK([.N360])); &quot;&quot;; DEC2HEX([.K360]*8 + [.L360]*4 + [.M360]*2 + [.N360]*1))">
            <text:p/>
          </table:table-cell>
          <table:table-cell table:formula="of:=IF(AND(ISBLANK([.O360]);ISBLANK([.P360]);ISBLANK([.Q360]);ISBLANK([.R360])); &quot;&quot;; DEC2HEX([.O360]*8 + [.P360]*4 + [.Q360]*2 + [.R360]*1))">
            <text:p/>
          </table:table-cell>
          <table:table-cell table:formula="of:=IF(AND(ISBLANK([.S360]);ISBLANK([.T360]);ISBLANK([.U360]);ISBLANK([.V360])); &quot;&quot;; DEC2HEX([.S360]*8 + [.T360]*4 + [.U360]*2 + [.V360]*1))">
            <text:p/>
          </table:table-cell>
          <table:table-cell table:formula="of:=IF(AND(ISBLANK([.W360]);ISBLANK([.X360]);ISBLANK([.Y360]);ISBLANK([.Z360])); &quot;&quot;; DEC2HEX([.W360]*8 + [.X360]*4 + [.Y360]*2 + [.Z360]*1))">
            <text:p/>
          </table:table-cell>
          <table:table-cell table:formula="of:=IF(AND(ISBLANK([.AA360]);ISBLANK([.AB360]);ISBLANK([.AC360]);ISBLANK([.AD360])); &quot;&quot;; DEC2HEX([.AA360]*8 + [.AB360]*4 + [.AC360]*2 + [.AD360]*1))">
            <text:p/>
          </table:table-cell>
          <table:table-cell table:formula="of:=IF(AND(ISBLANK([.AE360]);ISBLANK([.AF360]);ISBLANK([.AG360]);ISBLANK([.AH360])); &quot;&quot;; DEC2HEX([.AE360]*8 + [.AF360]*4 + [.AG360]*2 + [.AH360]*1))">
            <text:p/>
          </table:table-cell>
          <table:table-cell table:formula="of:=IF(AND(ISBLANK([.AI360]);ISBLANK([.AJ360]);ISBLANK([.AK360]);ISBLANK([.AL360])); &quot;&quot;; DEC2HEX([.AI360]*8 + [.AJ360]*4 + [.AK360]*2 + [.AL360]*1))">
            <text:p/>
          </table:table-cell>
          <table:table-cell table:formula="of:=IF(AND(ISBLANK([.AM360]);ISBLANK([.AN360]);ISBLANK([.AO360]);ISBLANK([.AP360])); &quot;&quot;; DEC2HEX([.AM360]*8 + [.AN360]*4 + [.AO360]*2 + [.AP36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1]);ISBLANK([.D361]);ISBLANK([.E361]);ISBLANK([.F361])); &quot;&quot;; DEC2HEX([.C361]*8 + [.D361]*4 + [.E361]*2 + [.F361]*1))">
            <text:p/>
          </table:table-cell>
          <table:table-cell table:formula="of:=IF(AND(ISBLANK([.G361]);ISBLANK([.H361]);ISBLANK([.I361]);ISBLANK([.J361])); &quot;&quot;; DEC2HEX([.G361]*8 + [.H361]*4 + [.I361]*2 + [.J361]*1))">
            <text:p/>
          </table:table-cell>
          <table:table-cell table:formula="of:=IF(AND(ISBLANK([.K361]);ISBLANK([.L361]);ISBLANK([.M361]);ISBLANK([.N361])); &quot;&quot;; DEC2HEX([.K361]*8 + [.L361]*4 + [.M361]*2 + [.N361]*1))">
            <text:p/>
          </table:table-cell>
          <table:table-cell table:formula="of:=IF(AND(ISBLANK([.O361]);ISBLANK([.P361]);ISBLANK([.Q361]);ISBLANK([.R361])); &quot;&quot;; DEC2HEX([.O361]*8 + [.P361]*4 + [.Q361]*2 + [.R361]*1))">
            <text:p/>
          </table:table-cell>
          <table:table-cell table:formula="of:=IF(AND(ISBLANK([.S361]);ISBLANK([.T361]);ISBLANK([.U361]);ISBLANK([.V361])); &quot;&quot;; DEC2HEX([.S361]*8 + [.T361]*4 + [.U361]*2 + [.V361]*1))">
            <text:p/>
          </table:table-cell>
          <table:table-cell table:formula="of:=IF(AND(ISBLANK([.W361]);ISBLANK([.X361]);ISBLANK([.Y361]);ISBLANK([.Z361])); &quot;&quot;; DEC2HEX([.W361]*8 + [.X361]*4 + [.Y361]*2 + [.Z361]*1))">
            <text:p/>
          </table:table-cell>
          <table:table-cell table:formula="of:=IF(AND(ISBLANK([.AA361]);ISBLANK([.AB361]);ISBLANK([.AC361]);ISBLANK([.AD361])); &quot;&quot;; DEC2HEX([.AA361]*8 + [.AB361]*4 + [.AC361]*2 + [.AD361]*1))">
            <text:p/>
          </table:table-cell>
          <table:table-cell table:formula="of:=IF(AND(ISBLANK([.AE361]);ISBLANK([.AF361]);ISBLANK([.AG361]);ISBLANK([.AH361])); &quot;&quot;; DEC2HEX([.AE361]*8 + [.AF361]*4 + [.AG361]*2 + [.AH361]*1))">
            <text:p/>
          </table:table-cell>
          <table:table-cell table:formula="of:=IF(AND(ISBLANK([.AI361]);ISBLANK([.AJ361]);ISBLANK([.AK361]);ISBLANK([.AL361])); &quot;&quot;; DEC2HEX([.AI361]*8 + [.AJ361]*4 + [.AK361]*2 + [.AL361]*1))">
            <text:p/>
          </table:table-cell>
          <table:table-cell table:formula="of:=IF(AND(ISBLANK([.AM361]);ISBLANK([.AN361]);ISBLANK([.AO361]);ISBLANK([.AP361])); &quot;&quot;; DEC2HEX([.AM361]*8 + [.AN361]*4 + [.AO361]*2 + [.AP36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2]);ISBLANK([.D362]);ISBLANK([.E362]);ISBLANK([.F362])); &quot;&quot;; DEC2HEX([.C362]*8 + [.D362]*4 + [.E362]*2 + [.F362]*1))">
            <text:p/>
          </table:table-cell>
          <table:table-cell table:formula="of:=IF(AND(ISBLANK([.G362]);ISBLANK([.H362]);ISBLANK([.I362]);ISBLANK([.J362])); &quot;&quot;; DEC2HEX([.G362]*8 + [.H362]*4 + [.I362]*2 + [.J362]*1))">
            <text:p/>
          </table:table-cell>
          <table:table-cell table:formula="of:=IF(AND(ISBLANK([.K362]);ISBLANK([.L362]);ISBLANK([.M362]);ISBLANK([.N362])); &quot;&quot;; DEC2HEX([.K362]*8 + [.L362]*4 + [.M362]*2 + [.N362]*1))">
            <text:p/>
          </table:table-cell>
          <table:table-cell table:formula="of:=IF(AND(ISBLANK([.O362]);ISBLANK([.P362]);ISBLANK([.Q362]);ISBLANK([.R362])); &quot;&quot;; DEC2HEX([.O362]*8 + [.P362]*4 + [.Q362]*2 + [.R362]*1))">
            <text:p/>
          </table:table-cell>
          <table:table-cell table:formula="of:=IF(AND(ISBLANK([.S362]);ISBLANK([.T362]);ISBLANK([.U362]);ISBLANK([.V362])); &quot;&quot;; DEC2HEX([.S362]*8 + [.T362]*4 + [.U362]*2 + [.V362]*1))">
            <text:p/>
          </table:table-cell>
          <table:table-cell table:formula="of:=IF(AND(ISBLANK([.W362]);ISBLANK([.X362]);ISBLANK([.Y362]);ISBLANK([.Z362])); &quot;&quot;; DEC2HEX([.W362]*8 + [.X362]*4 + [.Y362]*2 + [.Z362]*1))">
            <text:p/>
          </table:table-cell>
          <table:table-cell table:formula="of:=IF(AND(ISBLANK([.AA362]);ISBLANK([.AB362]);ISBLANK([.AC362]);ISBLANK([.AD362])); &quot;&quot;; DEC2HEX([.AA362]*8 + [.AB362]*4 + [.AC362]*2 + [.AD362]*1))">
            <text:p/>
          </table:table-cell>
          <table:table-cell table:formula="of:=IF(AND(ISBLANK([.AE362]);ISBLANK([.AF362]);ISBLANK([.AG362]);ISBLANK([.AH362])); &quot;&quot;; DEC2HEX([.AE362]*8 + [.AF362]*4 + [.AG362]*2 + [.AH362]*1))">
            <text:p/>
          </table:table-cell>
          <table:table-cell table:formula="of:=IF(AND(ISBLANK([.AI362]);ISBLANK([.AJ362]);ISBLANK([.AK362]);ISBLANK([.AL362])); &quot;&quot;; DEC2HEX([.AI362]*8 + [.AJ362]*4 + [.AK362]*2 + [.AL362]*1))">
            <text:p/>
          </table:table-cell>
          <table:table-cell table:formula="of:=IF(AND(ISBLANK([.AM362]);ISBLANK([.AN362]);ISBLANK([.AO362]);ISBLANK([.AP362])); &quot;&quot;; DEC2HEX([.AM362]*8 + [.AN362]*4 + [.AO362]*2 + [.AP36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3]);ISBLANK([.D363]);ISBLANK([.E363]);ISBLANK([.F363])); &quot;&quot;; DEC2HEX([.C363]*8 + [.D363]*4 + [.E363]*2 + [.F363]*1))">
            <text:p/>
          </table:table-cell>
          <table:table-cell table:formula="of:=IF(AND(ISBLANK([.G363]);ISBLANK([.H363]);ISBLANK([.I363]);ISBLANK([.J363])); &quot;&quot;; DEC2HEX([.G363]*8 + [.H363]*4 + [.I363]*2 + [.J363]*1))">
            <text:p/>
          </table:table-cell>
          <table:table-cell table:formula="of:=IF(AND(ISBLANK([.K363]);ISBLANK([.L363]);ISBLANK([.M363]);ISBLANK([.N363])); &quot;&quot;; DEC2HEX([.K363]*8 + [.L363]*4 + [.M363]*2 + [.N363]*1))">
            <text:p/>
          </table:table-cell>
          <table:table-cell table:formula="of:=IF(AND(ISBLANK([.O363]);ISBLANK([.P363]);ISBLANK([.Q363]);ISBLANK([.R363])); &quot;&quot;; DEC2HEX([.O363]*8 + [.P363]*4 + [.Q363]*2 + [.R363]*1))">
            <text:p/>
          </table:table-cell>
          <table:table-cell table:formula="of:=IF(AND(ISBLANK([.S363]);ISBLANK([.T363]);ISBLANK([.U363]);ISBLANK([.V363])); &quot;&quot;; DEC2HEX([.S363]*8 + [.T363]*4 + [.U363]*2 + [.V363]*1))">
            <text:p/>
          </table:table-cell>
          <table:table-cell table:formula="of:=IF(AND(ISBLANK([.W363]);ISBLANK([.X363]);ISBLANK([.Y363]);ISBLANK([.Z363])); &quot;&quot;; DEC2HEX([.W363]*8 + [.X363]*4 + [.Y363]*2 + [.Z363]*1))">
            <text:p/>
          </table:table-cell>
          <table:table-cell table:formula="of:=IF(AND(ISBLANK([.AA363]);ISBLANK([.AB363]);ISBLANK([.AC363]);ISBLANK([.AD363])); &quot;&quot;; DEC2HEX([.AA363]*8 + [.AB363]*4 + [.AC363]*2 + [.AD363]*1))">
            <text:p/>
          </table:table-cell>
          <table:table-cell table:formula="of:=IF(AND(ISBLANK([.AE363]);ISBLANK([.AF363]);ISBLANK([.AG363]);ISBLANK([.AH363])); &quot;&quot;; DEC2HEX([.AE363]*8 + [.AF363]*4 + [.AG363]*2 + [.AH363]*1))">
            <text:p/>
          </table:table-cell>
          <table:table-cell table:formula="of:=IF(AND(ISBLANK([.AI363]);ISBLANK([.AJ363]);ISBLANK([.AK363]);ISBLANK([.AL363])); &quot;&quot;; DEC2HEX([.AI363]*8 + [.AJ363]*4 + [.AK363]*2 + [.AL363]*1))">
            <text:p/>
          </table:table-cell>
          <table:table-cell table:formula="of:=IF(AND(ISBLANK([.AM363]);ISBLANK([.AN363]);ISBLANK([.AO363]);ISBLANK([.AP363])); &quot;&quot;; DEC2HEX([.AM363]*8 + [.AN363]*4 + [.AO363]*2 + [.AP36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4]);ISBLANK([.D364]);ISBLANK([.E364]);ISBLANK([.F364])); &quot;&quot;; DEC2HEX([.C364]*8 + [.D364]*4 + [.E364]*2 + [.F364]*1))">
            <text:p/>
          </table:table-cell>
          <table:table-cell table:formula="of:=IF(AND(ISBLANK([.G364]);ISBLANK([.H364]);ISBLANK([.I364]);ISBLANK([.J364])); &quot;&quot;; DEC2HEX([.G364]*8 + [.H364]*4 + [.I364]*2 + [.J364]*1))">
            <text:p/>
          </table:table-cell>
          <table:table-cell table:formula="of:=IF(AND(ISBLANK([.K364]);ISBLANK([.L364]);ISBLANK([.M364]);ISBLANK([.N364])); &quot;&quot;; DEC2HEX([.K364]*8 + [.L364]*4 + [.M364]*2 + [.N364]*1))">
            <text:p/>
          </table:table-cell>
          <table:table-cell table:formula="of:=IF(AND(ISBLANK([.O364]);ISBLANK([.P364]);ISBLANK([.Q364]);ISBLANK([.R364])); &quot;&quot;; DEC2HEX([.O364]*8 + [.P364]*4 + [.Q364]*2 + [.R364]*1))">
            <text:p/>
          </table:table-cell>
          <table:table-cell table:formula="of:=IF(AND(ISBLANK([.S364]);ISBLANK([.T364]);ISBLANK([.U364]);ISBLANK([.V364])); &quot;&quot;; DEC2HEX([.S364]*8 + [.T364]*4 + [.U364]*2 + [.V364]*1))">
            <text:p/>
          </table:table-cell>
          <table:table-cell table:formula="of:=IF(AND(ISBLANK([.W364]);ISBLANK([.X364]);ISBLANK([.Y364]);ISBLANK([.Z364])); &quot;&quot;; DEC2HEX([.W364]*8 + [.X364]*4 + [.Y364]*2 + [.Z364]*1))">
            <text:p/>
          </table:table-cell>
          <table:table-cell table:formula="of:=IF(AND(ISBLANK([.AA364]);ISBLANK([.AB364]);ISBLANK([.AC364]);ISBLANK([.AD364])); &quot;&quot;; DEC2HEX([.AA364]*8 + [.AB364]*4 + [.AC364]*2 + [.AD364]*1))">
            <text:p/>
          </table:table-cell>
          <table:table-cell table:formula="of:=IF(AND(ISBLANK([.AE364]);ISBLANK([.AF364]);ISBLANK([.AG364]);ISBLANK([.AH364])); &quot;&quot;; DEC2HEX([.AE364]*8 + [.AF364]*4 + [.AG364]*2 + [.AH364]*1))">
            <text:p/>
          </table:table-cell>
          <table:table-cell table:formula="of:=IF(AND(ISBLANK([.AI364]);ISBLANK([.AJ364]);ISBLANK([.AK364]);ISBLANK([.AL364])); &quot;&quot;; DEC2HEX([.AI364]*8 + [.AJ364]*4 + [.AK364]*2 + [.AL364]*1))">
            <text:p/>
          </table:table-cell>
          <table:table-cell table:formula="of:=IF(AND(ISBLANK([.AM364]);ISBLANK([.AN364]);ISBLANK([.AO364]);ISBLANK([.AP364])); &quot;&quot;; DEC2HEX([.AM364]*8 + [.AN364]*4 + [.AO364]*2 + [.AP36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5]);ISBLANK([.D365]);ISBLANK([.E365]);ISBLANK([.F365])); &quot;&quot;; DEC2HEX([.C365]*8 + [.D365]*4 + [.E365]*2 + [.F365]*1))">
            <text:p/>
          </table:table-cell>
          <table:table-cell table:formula="of:=IF(AND(ISBLANK([.G365]);ISBLANK([.H365]);ISBLANK([.I365]);ISBLANK([.J365])); &quot;&quot;; DEC2HEX([.G365]*8 + [.H365]*4 + [.I365]*2 + [.J365]*1))">
            <text:p/>
          </table:table-cell>
          <table:table-cell table:formula="of:=IF(AND(ISBLANK([.K365]);ISBLANK([.L365]);ISBLANK([.M365]);ISBLANK([.N365])); &quot;&quot;; DEC2HEX([.K365]*8 + [.L365]*4 + [.M365]*2 + [.N365]*1))">
            <text:p/>
          </table:table-cell>
          <table:table-cell table:formula="of:=IF(AND(ISBLANK([.O365]);ISBLANK([.P365]);ISBLANK([.Q365]);ISBLANK([.R365])); &quot;&quot;; DEC2HEX([.O365]*8 + [.P365]*4 + [.Q365]*2 + [.R365]*1))">
            <text:p/>
          </table:table-cell>
          <table:table-cell table:formula="of:=IF(AND(ISBLANK([.S365]);ISBLANK([.T365]);ISBLANK([.U365]);ISBLANK([.V365])); &quot;&quot;; DEC2HEX([.S365]*8 + [.T365]*4 + [.U365]*2 + [.V365]*1))">
            <text:p/>
          </table:table-cell>
          <table:table-cell table:formula="of:=IF(AND(ISBLANK([.W365]);ISBLANK([.X365]);ISBLANK([.Y365]);ISBLANK([.Z365])); &quot;&quot;; DEC2HEX([.W365]*8 + [.X365]*4 + [.Y365]*2 + [.Z365]*1))">
            <text:p/>
          </table:table-cell>
          <table:table-cell table:formula="of:=IF(AND(ISBLANK([.AA365]);ISBLANK([.AB365]);ISBLANK([.AC365]);ISBLANK([.AD365])); &quot;&quot;; DEC2HEX([.AA365]*8 + [.AB365]*4 + [.AC365]*2 + [.AD365]*1))">
            <text:p/>
          </table:table-cell>
          <table:table-cell table:formula="of:=IF(AND(ISBLANK([.AE365]);ISBLANK([.AF365]);ISBLANK([.AG365]);ISBLANK([.AH365])); &quot;&quot;; DEC2HEX([.AE365]*8 + [.AF365]*4 + [.AG365]*2 + [.AH365]*1))">
            <text:p/>
          </table:table-cell>
          <table:table-cell table:formula="of:=IF(AND(ISBLANK([.AI365]);ISBLANK([.AJ365]);ISBLANK([.AK365]);ISBLANK([.AL365])); &quot;&quot;; DEC2HEX([.AI365]*8 + [.AJ365]*4 + [.AK365]*2 + [.AL365]*1))">
            <text:p/>
          </table:table-cell>
          <table:table-cell table:formula="of:=IF(AND(ISBLANK([.AM365]);ISBLANK([.AN365]);ISBLANK([.AO365]);ISBLANK([.AP365])); &quot;&quot;; DEC2HEX([.AM365]*8 + [.AN365]*4 + [.AO365]*2 + [.AP36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6]);ISBLANK([.D366]);ISBLANK([.E366]);ISBLANK([.F366])); &quot;&quot;; DEC2HEX([.C366]*8 + [.D366]*4 + [.E366]*2 + [.F366]*1))">
            <text:p/>
          </table:table-cell>
          <table:table-cell table:formula="of:=IF(AND(ISBLANK([.G366]);ISBLANK([.H366]);ISBLANK([.I366]);ISBLANK([.J366])); &quot;&quot;; DEC2HEX([.G366]*8 + [.H366]*4 + [.I366]*2 + [.J366]*1))">
            <text:p/>
          </table:table-cell>
          <table:table-cell table:formula="of:=IF(AND(ISBLANK([.K366]);ISBLANK([.L366]);ISBLANK([.M366]);ISBLANK([.N366])); &quot;&quot;; DEC2HEX([.K366]*8 + [.L366]*4 + [.M366]*2 + [.N366]*1))">
            <text:p/>
          </table:table-cell>
          <table:table-cell table:formula="of:=IF(AND(ISBLANK([.O366]);ISBLANK([.P366]);ISBLANK([.Q366]);ISBLANK([.R366])); &quot;&quot;; DEC2HEX([.O366]*8 + [.P366]*4 + [.Q366]*2 + [.R366]*1))">
            <text:p/>
          </table:table-cell>
          <table:table-cell table:formula="of:=IF(AND(ISBLANK([.S366]);ISBLANK([.T366]);ISBLANK([.U366]);ISBLANK([.V366])); &quot;&quot;; DEC2HEX([.S366]*8 + [.T366]*4 + [.U366]*2 + [.V366]*1))">
            <text:p/>
          </table:table-cell>
          <table:table-cell table:formula="of:=IF(AND(ISBLANK([.W366]);ISBLANK([.X366]);ISBLANK([.Y366]);ISBLANK([.Z366])); &quot;&quot;; DEC2HEX([.W366]*8 + [.X366]*4 + [.Y366]*2 + [.Z366]*1))">
            <text:p/>
          </table:table-cell>
          <table:table-cell table:formula="of:=IF(AND(ISBLANK([.AA366]);ISBLANK([.AB366]);ISBLANK([.AC366]);ISBLANK([.AD366])); &quot;&quot;; DEC2HEX([.AA366]*8 + [.AB366]*4 + [.AC366]*2 + [.AD366]*1))">
            <text:p/>
          </table:table-cell>
          <table:table-cell table:formula="of:=IF(AND(ISBLANK([.AE366]);ISBLANK([.AF366]);ISBLANK([.AG366]);ISBLANK([.AH366])); &quot;&quot;; DEC2HEX([.AE366]*8 + [.AF366]*4 + [.AG366]*2 + [.AH366]*1))">
            <text:p/>
          </table:table-cell>
          <table:table-cell table:formula="of:=IF(AND(ISBLANK([.AI366]);ISBLANK([.AJ366]);ISBLANK([.AK366]);ISBLANK([.AL366])); &quot;&quot;; DEC2HEX([.AI366]*8 + [.AJ366]*4 + [.AK366]*2 + [.AL366]*1))">
            <text:p/>
          </table:table-cell>
          <table:table-cell table:formula="of:=IF(AND(ISBLANK([.AM366]);ISBLANK([.AN366]);ISBLANK([.AO366]);ISBLANK([.AP366])); &quot;&quot;; DEC2HEX([.AM366]*8 + [.AN366]*4 + [.AO366]*2 + [.AP36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7]);ISBLANK([.D367]);ISBLANK([.E367]);ISBLANK([.F367])); &quot;&quot;; DEC2HEX([.C367]*8 + [.D367]*4 + [.E367]*2 + [.F367]*1))">
            <text:p/>
          </table:table-cell>
          <table:table-cell table:formula="of:=IF(AND(ISBLANK([.G367]);ISBLANK([.H367]);ISBLANK([.I367]);ISBLANK([.J367])); &quot;&quot;; DEC2HEX([.G367]*8 + [.H367]*4 + [.I367]*2 + [.J367]*1))">
            <text:p/>
          </table:table-cell>
          <table:table-cell table:formula="of:=IF(AND(ISBLANK([.K367]);ISBLANK([.L367]);ISBLANK([.M367]);ISBLANK([.N367])); &quot;&quot;; DEC2HEX([.K367]*8 + [.L367]*4 + [.M367]*2 + [.N367]*1))">
            <text:p/>
          </table:table-cell>
          <table:table-cell table:formula="of:=IF(AND(ISBLANK([.O367]);ISBLANK([.P367]);ISBLANK([.Q367]);ISBLANK([.R367])); &quot;&quot;; DEC2HEX([.O367]*8 + [.P367]*4 + [.Q367]*2 + [.R367]*1))">
            <text:p/>
          </table:table-cell>
          <table:table-cell table:formula="of:=IF(AND(ISBLANK([.S367]);ISBLANK([.T367]);ISBLANK([.U367]);ISBLANK([.V367])); &quot;&quot;; DEC2HEX([.S367]*8 + [.T367]*4 + [.U367]*2 + [.V367]*1))">
            <text:p/>
          </table:table-cell>
          <table:table-cell table:formula="of:=IF(AND(ISBLANK([.W367]);ISBLANK([.X367]);ISBLANK([.Y367]);ISBLANK([.Z367])); &quot;&quot;; DEC2HEX([.W367]*8 + [.X367]*4 + [.Y367]*2 + [.Z367]*1))">
            <text:p/>
          </table:table-cell>
          <table:table-cell table:formula="of:=IF(AND(ISBLANK([.AA367]);ISBLANK([.AB367]);ISBLANK([.AC367]);ISBLANK([.AD367])); &quot;&quot;; DEC2HEX([.AA367]*8 + [.AB367]*4 + [.AC367]*2 + [.AD367]*1))">
            <text:p/>
          </table:table-cell>
          <table:table-cell table:formula="of:=IF(AND(ISBLANK([.AE367]);ISBLANK([.AF367]);ISBLANK([.AG367]);ISBLANK([.AH367])); &quot;&quot;; DEC2HEX([.AE367]*8 + [.AF367]*4 + [.AG367]*2 + [.AH367]*1))">
            <text:p/>
          </table:table-cell>
          <table:table-cell table:formula="of:=IF(AND(ISBLANK([.AI367]);ISBLANK([.AJ367]);ISBLANK([.AK367]);ISBLANK([.AL367])); &quot;&quot;; DEC2HEX([.AI367]*8 + [.AJ367]*4 + [.AK367]*2 + [.AL367]*1))">
            <text:p/>
          </table:table-cell>
          <table:table-cell table:formula="of:=IF(AND(ISBLANK([.AM367]);ISBLANK([.AN367]);ISBLANK([.AO367]);ISBLANK([.AP367])); &quot;&quot;; DEC2HEX([.AM367]*8 + [.AN367]*4 + [.AO367]*2 + [.AP36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8]);ISBLANK([.D368]);ISBLANK([.E368]);ISBLANK([.F368])); &quot;&quot;; DEC2HEX([.C368]*8 + [.D368]*4 + [.E368]*2 + [.F368]*1))">
            <text:p/>
          </table:table-cell>
          <table:table-cell table:formula="of:=IF(AND(ISBLANK([.G368]);ISBLANK([.H368]);ISBLANK([.I368]);ISBLANK([.J368])); &quot;&quot;; DEC2HEX([.G368]*8 + [.H368]*4 + [.I368]*2 + [.J368]*1))">
            <text:p/>
          </table:table-cell>
          <table:table-cell table:formula="of:=IF(AND(ISBLANK([.K368]);ISBLANK([.L368]);ISBLANK([.M368]);ISBLANK([.N368])); &quot;&quot;; DEC2HEX([.K368]*8 + [.L368]*4 + [.M368]*2 + [.N368]*1))">
            <text:p/>
          </table:table-cell>
          <table:table-cell table:formula="of:=IF(AND(ISBLANK([.O368]);ISBLANK([.P368]);ISBLANK([.Q368]);ISBLANK([.R368])); &quot;&quot;; DEC2HEX([.O368]*8 + [.P368]*4 + [.Q368]*2 + [.R368]*1))">
            <text:p/>
          </table:table-cell>
          <table:table-cell table:formula="of:=IF(AND(ISBLANK([.S368]);ISBLANK([.T368]);ISBLANK([.U368]);ISBLANK([.V368])); &quot;&quot;; DEC2HEX([.S368]*8 + [.T368]*4 + [.U368]*2 + [.V368]*1))">
            <text:p/>
          </table:table-cell>
          <table:table-cell table:formula="of:=IF(AND(ISBLANK([.W368]);ISBLANK([.X368]);ISBLANK([.Y368]);ISBLANK([.Z368])); &quot;&quot;; DEC2HEX([.W368]*8 + [.X368]*4 + [.Y368]*2 + [.Z368]*1))">
            <text:p/>
          </table:table-cell>
          <table:table-cell table:formula="of:=IF(AND(ISBLANK([.AA368]);ISBLANK([.AB368]);ISBLANK([.AC368]);ISBLANK([.AD368])); &quot;&quot;; DEC2HEX([.AA368]*8 + [.AB368]*4 + [.AC368]*2 + [.AD368]*1))">
            <text:p/>
          </table:table-cell>
          <table:table-cell table:formula="of:=IF(AND(ISBLANK([.AE368]);ISBLANK([.AF368]);ISBLANK([.AG368]);ISBLANK([.AH368])); &quot;&quot;; DEC2HEX([.AE368]*8 + [.AF368]*4 + [.AG368]*2 + [.AH368]*1))">
            <text:p/>
          </table:table-cell>
          <table:table-cell table:formula="of:=IF(AND(ISBLANK([.AI368]);ISBLANK([.AJ368]);ISBLANK([.AK368]);ISBLANK([.AL368])); &quot;&quot;; DEC2HEX([.AI368]*8 + [.AJ368]*4 + [.AK368]*2 + [.AL368]*1))">
            <text:p/>
          </table:table-cell>
          <table:table-cell table:formula="of:=IF(AND(ISBLANK([.AM368]);ISBLANK([.AN368]);ISBLANK([.AO368]);ISBLANK([.AP368])); &quot;&quot;; DEC2HEX([.AM368]*8 + [.AN368]*4 + [.AO368]*2 + [.AP36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69]);ISBLANK([.D369]);ISBLANK([.E369]);ISBLANK([.F369])); &quot;&quot;; DEC2HEX([.C369]*8 + [.D369]*4 + [.E369]*2 + [.F369]*1))">
            <text:p/>
          </table:table-cell>
          <table:table-cell table:formula="of:=IF(AND(ISBLANK([.G369]);ISBLANK([.H369]);ISBLANK([.I369]);ISBLANK([.J369])); &quot;&quot;; DEC2HEX([.G369]*8 + [.H369]*4 + [.I369]*2 + [.J369]*1))">
            <text:p/>
          </table:table-cell>
          <table:table-cell table:formula="of:=IF(AND(ISBLANK([.K369]);ISBLANK([.L369]);ISBLANK([.M369]);ISBLANK([.N369])); &quot;&quot;; DEC2HEX([.K369]*8 + [.L369]*4 + [.M369]*2 + [.N369]*1))">
            <text:p/>
          </table:table-cell>
          <table:table-cell table:formula="of:=IF(AND(ISBLANK([.O369]);ISBLANK([.P369]);ISBLANK([.Q369]);ISBLANK([.R369])); &quot;&quot;; DEC2HEX([.O369]*8 + [.P369]*4 + [.Q369]*2 + [.R369]*1))">
            <text:p/>
          </table:table-cell>
          <table:table-cell table:formula="of:=IF(AND(ISBLANK([.S369]);ISBLANK([.T369]);ISBLANK([.U369]);ISBLANK([.V369])); &quot;&quot;; DEC2HEX([.S369]*8 + [.T369]*4 + [.U369]*2 + [.V369]*1))">
            <text:p/>
          </table:table-cell>
          <table:table-cell table:formula="of:=IF(AND(ISBLANK([.W369]);ISBLANK([.X369]);ISBLANK([.Y369]);ISBLANK([.Z369])); &quot;&quot;; DEC2HEX([.W369]*8 + [.X369]*4 + [.Y369]*2 + [.Z369]*1))">
            <text:p/>
          </table:table-cell>
          <table:table-cell table:formula="of:=IF(AND(ISBLANK([.AA369]);ISBLANK([.AB369]);ISBLANK([.AC369]);ISBLANK([.AD369])); &quot;&quot;; DEC2HEX([.AA369]*8 + [.AB369]*4 + [.AC369]*2 + [.AD369]*1))">
            <text:p/>
          </table:table-cell>
          <table:table-cell table:formula="of:=IF(AND(ISBLANK([.AE369]);ISBLANK([.AF369]);ISBLANK([.AG369]);ISBLANK([.AH369])); &quot;&quot;; DEC2HEX([.AE369]*8 + [.AF369]*4 + [.AG369]*2 + [.AH369]*1))">
            <text:p/>
          </table:table-cell>
          <table:table-cell table:formula="of:=IF(AND(ISBLANK([.AI369]);ISBLANK([.AJ369]);ISBLANK([.AK369]);ISBLANK([.AL369])); &quot;&quot;; DEC2HEX([.AI369]*8 + [.AJ369]*4 + [.AK369]*2 + [.AL369]*1))">
            <text:p/>
          </table:table-cell>
          <table:table-cell table:formula="of:=IF(AND(ISBLANK([.AM369]);ISBLANK([.AN369]);ISBLANK([.AO369]);ISBLANK([.AP369])); &quot;&quot;; DEC2HEX([.AM369]*8 + [.AN369]*4 + [.AO369]*2 + [.AP36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0]);ISBLANK([.D370]);ISBLANK([.E370]);ISBLANK([.F370])); &quot;&quot;; DEC2HEX([.C370]*8 + [.D370]*4 + [.E370]*2 + [.F370]*1))">
            <text:p/>
          </table:table-cell>
          <table:table-cell table:formula="of:=IF(AND(ISBLANK([.G370]);ISBLANK([.H370]);ISBLANK([.I370]);ISBLANK([.J370])); &quot;&quot;; DEC2HEX([.G370]*8 + [.H370]*4 + [.I370]*2 + [.J370]*1))">
            <text:p/>
          </table:table-cell>
          <table:table-cell table:formula="of:=IF(AND(ISBLANK([.K370]);ISBLANK([.L370]);ISBLANK([.M370]);ISBLANK([.N370])); &quot;&quot;; DEC2HEX([.K370]*8 + [.L370]*4 + [.M370]*2 + [.N370]*1))">
            <text:p/>
          </table:table-cell>
          <table:table-cell table:formula="of:=IF(AND(ISBLANK([.O370]);ISBLANK([.P370]);ISBLANK([.Q370]);ISBLANK([.R370])); &quot;&quot;; DEC2HEX([.O370]*8 + [.P370]*4 + [.Q370]*2 + [.R370]*1))">
            <text:p/>
          </table:table-cell>
          <table:table-cell table:formula="of:=IF(AND(ISBLANK([.S370]);ISBLANK([.T370]);ISBLANK([.U370]);ISBLANK([.V370])); &quot;&quot;; DEC2HEX([.S370]*8 + [.T370]*4 + [.U370]*2 + [.V370]*1))">
            <text:p/>
          </table:table-cell>
          <table:table-cell table:formula="of:=IF(AND(ISBLANK([.W370]);ISBLANK([.X370]);ISBLANK([.Y370]);ISBLANK([.Z370])); &quot;&quot;; DEC2HEX([.W370]*8 + [.X370]*4 + [.Y370]*2 + [.Z370]*1))">
            <text:p/>
          </table:table-cell>
          <table:table-cell table:formula="of:=IF(AND(ISBLANK([.AA370]);ISBLANK([.AB370]);ISBLANK([.AC370]);ISBLANK([.AD370])); &quot;&quot;; DEC2HEX([.AA370]*8 + [.AB370]*4 + [.AC370]*2 + [.AD370]*1))">
            <text:p/>
          </table:table-cell>
          <table:table-cell table:formula="of:=IF(AND(ISBLANK([.AE370]);ISBLANK([.AF370]);ISBLANK([.AG370]);ISBLANK([.AH370])); &quot;&quot;; DEC2HEX([.AE370]*8 + [.AF370]*4 + [.AG370]*2 + [.AH370]*1))">
            <text:p/>
          </table:table-cell>
          <table:table-cell table:formula="of:=IF(AND(ISBLANK([.AI370]);ISBLANK([.AJ370]);ISBLANK([.AK370]);ISBLANK([.AL370])); &quot;&quot;; DEC2HEX([.AI370]*8 + [.AJ370]*4 + [.AK370]*2 + [.AL370]*1))">
            <text:p/>
          </table:table-cell>
          <table:table-cell table:formula="of:=IF(AND(ISBLANK([.AM370]);ISBLANK([.AN370]);ISBLANK([.AO370]);ISBLANK([.AP370])); &quot;&quot;; DEC2HEX([.AM370]*8 + [.AN370]*4 + [.AO370]*2 + [.AP37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1]);ISBLANK([.D371]);ISBLANK([.E371]);ISBLANK([.F371])); &quot;&quot;; DEC2HEX([.C371]*8 + [.D371]*4 + [.E371]*2 + [.F371]*1))">
            <text:p/>
          </table:table-cell>
          <table:table-cell table:formula="of:=IF(AND(ISBLANK([.G371]);ISBLANK([.H371]);ISBLANK([.I371]);ISBLANK([.J371])); &quot;&quot;; DEC2HEX([.G371]*8 + [.H371]*4 + [.I371]*2 + [.J371]*1))">
            <text:p/>
          </table:table-cell>
          <table:table-cell table:formula="of:=IF(AND(ISBLANK([.K371]);ISBLANK([.L371]);ISBLANK([.M371]);ISBLANK([.N371])); &quot;&quot;; DEC2HEX([.K371]*8 + [.L371]*4 + [.M371]*2 + [.N371]*1))">
            <text:p/>
          </table:table-cell>
          <table:table-cell table:formula="of:=IF(AND(ISBLANK([.O371]);ISBLANK([.P371]);ISBLANK([.Q371]);ISBLANK([.R371])); &quot;&quot;; DEC2HEX([.O371]*8 + [.P371]*4 + [.Q371]*2 + [.R371]*1))">
            <text:p/>
          </table:table-cell>
          <table:table-cell table:formula="of:=IF(AND(ISBLANK([.S371]);ISBLANK([.T371]);ISBLANK([.U371]);ISBLANK([.V371])); &quot;&quot;; DEC2HEX([.S371]*8 + [.T371]*4 + [.U371]*2 + [.V371]*1))">
            <text:p/>
          </table:table-cell>
          <table:table-cell table:formula="of:=IF(AND(ISBLANK([.W371]);ISBLANK([.X371]);ISBLANK([.Y371]);ISBLANK([.Z371])); &quot;&quot;; DEC2HEX([.W371]*8 + [.X371]*4 + [.Y371]*2 + [.Z371]*1))">
            <text:p/>
          </table:table-cell>
          <table:table-cell table:formula="of:=IF(AND(ISBLANK([.AA371]);ISBLANK([.AB371]);ISBLANK([.AC371]);ISBLANK([.AD371])); &quot;&quot;; DEC2HEX([.AA371]*8 + [.AB371]*4 + [.AC371]*2 + [.AD371]*1))">
            <text:p/>
          </table:table-cell>
          <table:table-cell table:formula="of:=IF(AND(ISBLANK([.AE371]);ISBLANK([.AF371]);ISBLANK([.AG371]);ISBLANK([.AH371])); &quot;&quot;; DEC2HEX([.AE371]*8 + [.AF371]*4 + [.AG371]*2 + [.AH371]*1))">
            <text:p/>
          </table:table-cell>
          <table:table-cell table:formula="of:=IF(AND(ISBLANK([.AI371]);ISBLANK([.AJ371]);ISBLANK([.AK371]);ISBLANK([.AL371])); &quot;&quot;; DEC2HEX([.AI371]*8 + [.AJ371]*4 + [.AK371]*2 + [.AL371]*1))">
            <text:p/>
          </table:table-cell>
          <table:table-cell table:formula="of:=IF(AND(ISBLANK([.AM371]);ISBLANK([.AN371]);ISBLANK([.AO371]);ISBLANK([.AP371])); &quot;&quot;; DEC2HEX([.AM371]*8 + [.AN371]*4 + [.AO371]*2 + [.AP37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2]);ISBLANK([.D372]);ISBLANK([.E372]);ISBLANK([.F372])); &quot;&quot;; DEC2HEX([.C372]*8 + [.D372]*4 + [.E372]*2 + [.F372]*1))">
            <text:p/>
          </table:table-cell>
          <table:table-cell table:formula="of:=IF(AND(ISBLANK([.G372]);ISBLANK([.H372]);ISBLANK([.I372]);ISBLANK([.J372])); &quot;&quot;; DEC2HEX([.G372]*8 + [.H372]*4 + [.I372]*2 + [.J372]*1))">
            <text:p/>
          </table:table-cell>
          <table:table-cell table:formula="of:=IF(AND(ISBLANK([.K372]);ISBLANK([.L372]);ISBLANK([.M372]);ISBLANK([.N372])); &quot;&quot;; DEC2HEX([.K372]*8 + [.L372]*4 + [.M372]*2 + [.N372]*1))">
            <text:p/>
          </table:table-cell>
          <table:table-cell table:formula="of:=IF(AND(ISBLANK([.O372]);ISBLANK([.P372]);ISBLANK([.Q372]);ISBLANK([.R372])); &quot;&quot;; DEC2HEX([.O372]*8 + [.P372]*4 + [.Q372]*2 + [.R372]*1))">
            <text:p/>
          </table:table-cell>
          <table:table-cell table:formula="of:=IF(AND(ISBLANK([.S372]);ISBLANK([.T372]);ISBLANK([.U372]);ISBLANK([.V372])); &quot;&quot;; DEC2HEX([.S372]*8 + [.T372]*4 + [.U372]*2 + [.V372]*1))">
            <text:p/>
          </table:table-cell>
          <table:table-cell table:formula="of:=IF(AND(ISBLANK([.W372]);ISBLANK([.X372]);ISBLANK([.Y372]);ISBLANK([.Z372])); &quot;&quot;; DEC2HEX([.W372]*8 + [.X372]*4 + [.Y372]*2 + [.Z372]*1))">
            <text:p/>
          </table:table-cell>
          <table:table-cell table:formula="of:=IF(AND(ISBLANK([.AA372]);ISBLANK([.AB372]);ISBLANK([.AC372]);ISBLANK([.AD372])); &quot;&quot;; DEC2HEX([.AA372]*8 + [.AB372]*4 + [.AC372]*2 + [.AD372]*1))">
            <text:p/>
          </table:table-cell>
          <table:table-cell table:formula="of:=IF(AND(ISBLANK([.AE372]);ISBLANK([.AF372]);ISBLANK([.AG372]);ISBLANK([.AH372])); &quot;&quot;; DEC2HEX([.AE372]*8 + [.AF372]*4 + [.AG372]*2 + [.AH372]*1))">
            <text:p/>
          </table:table-cell>
          <table:table-cell table:formula="of:=IF(AND(ISBLANK([.AI372]);ISBLANK([.AJ372]);ISBLANK([.AK372]);ISBLANK([.AL372])); &quot;&quot;; DEC2HEX([.AI372]*8 + [.AJ372]*4 + [.AK372]*2 + [.AL372]*1))">
            <text:p/>
          </table:table-cell>
          <table:table-cell table:formula="of:=IF(AND(ISBLANK([.AM372]);ISBLANK([.AN372]);ISBLANK([.AO372]);ISBLANK([.AP372])); &quot;&quot;; DEC2HEX([.AM372]*8 + [.AN372]*4 + [.AO372]*2 + [.AP37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3]);ISBLANK([.D373]);ISBLANK([.E373]);ISBLANK([.F373])); &quot;&quot;; DEC2HEX([.C373]*8 + [.D373]*4 + [.E373]*2 + [.F373]*1))">
            <text:p/>
          </table:table-cell>
          <table:table-cell table:formula="of:=IF(AND(ISBLANK([.G373]);ISBLANK([.H373]);ISBLANK([.I373]);ISBLANK([.J373])); &quot;&quot;; DEC2HEX([.G373]*8 + [.H373]*4 + [.I373]*2 + [.J373]*1))">
            <text:p/>
          </table:table-cell>
          <table:table-cell table:formula="of:=IF(AND(ISBLANK([.K373]);ISBLANK([.L373]);ISBLANK([.M373]);ISBLANK([.N373])); &quot;&quot;; DEC2HEX([.K373]*8 + [.L373]*4 + [.M373]*2 + [.N373]*1))">
            <text:p/>
          </table:table-cell>
          <table:table-cell table:formula="of:=IF(AND(ISBLANK([.O373]);ISBLANK([.P373]);ISBLANK([.Q373]);ISBLANK([.R373])); &quot;&quot;; DEC2HEX([.O373]*8 + [.P373]*4 + [.Q373]*2 + [.R373]*1))">
            <text:p/>
          </table:table-cell>
          <table:table-cell table:formula="of:=IF(AND(ISBLANK([.S373]);ISBLANK([.T373]);ISBLANK([.U373]);ISBLANK([.V373])); &quot;&quot;; DEC2HEX([.S373]*8 + [.T373]*4 + [.U373]*2 + [.V373]*1))">
            <text:p/>
          </table:table-cell>
          <table:table-cell table:formula="of:=IF(AND(ISBLANK([.W373]);ISBLANK([.X373]);ISBLANK([.Y373]);ISBLANK([.Z373])); &quot;&quot;; DEC2HEX([.W373]*8 + [.X373]*4 + [.Y373]*2 + [.Z373]*1))">
            <text:p/>
          </table:table-cell>
          <table:table-cell table:formula="of:=IF(AND(ISBLANK([.AA373]);ISBLANK([.AB373]);ISBLANK([.AC373]);ISBLANK([.AD373])); &quot;&quot;; DEC2HEX([.AA373]*8 + [.AB373]*4 + [.AC373]*2 + [.AD373]*1))">
            <text:p/>
          </table:table-cell>
          <table:table-cell table:formula="of:=IF(AND(ISBLANK([.AE373]);ISBLANK([.AF373]);ISBLANK([.AG373]);ISBLANK([.AH373])); &quot;&quot;; DEC2HEX([.AE373]*8 + [.AF373]*4 + [.AG373]*2 + [.AH373]*1))">
            <text:p/>
          </table:table-cell>
          <table:table-cell table:formula="of:=IF(AND(ISBLANK([.AI373]);ISBLANK([.AJ373]);ISBLANK([.AK373]);ISBLANK([.AL373])); &quot;&quot;; DEC2HEX([.AI373]*8 + [.AJ373]*4 + [.AK373]*2 + [.AL373]*1))">
            <text:p/>
          </table:table-cell>
          <table:table-cell table:formula="of:=IF(AND(ISBLANK([.AM373]);ISBLANK([.AN373]);ISBLANK([.AO373]);ISBLANK([.AP373])); &quot;&quot;; DEC2HEX([.AM373]*8 + [.AN373]*4 + [.AO373]*2 + [.AP37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4]);ISBLANK([.D374]);ISBLANK([.E374]);ISBLANK([.F374])); &quot;&quot;; DEC2HEX([.C374]*8 + [.D374]*4 + [.E374]*2 + [.F374]*1))">
            <text:p/>
          </table:table-cell>
          <table:table-cell table:formula="of:=IF(AND(ISBLANK([.G374]);ISBLANK([.H374]);ISBLANK([.I374]);ISBLANK([.J374])); &quot;&quot;; DEC2HEX([.G374]*8 + [.H374]*4 + [.I374]*2 + [.J374]*1))">
            <text:p/>
          </table:table-cell>
          <table:table-cell table:formula="of:=IF(AND(ISBLANK([.K374]);ISBLANK([.L374]);ISBLANK([.M374]);ISBLANK([.N374])); &quot;&quot;; DEC2HEX([.K374]*8 + [.L374]*4 + [.M374]*2 + [.N374]*1))">
            <text:p/>
          </table:table-cell>
          <table:table-cell table:formula="of:=IF(AND(ISBLANK([.O374]);ISBLANK([.P374]);ISBLANK([.Q374]);ISBLANK([.R374])); &quot;&quot;; DEC2HEX([.O374]*8 + [.P374]*4 + [.Q374]*2 + [.R374]*1))">
            <text:p/>
          </table:table-cell>
          <table:table-cell table:formula="of:=IF(AND(ISBLANK([.S374]);ISBLANK([.T374]);ISBLANK([.U374]);ISBLANK([.V374])); &quot;&quot;; DEC2HEX([.S374]*8 + [.T374]*4 + [.U374]*2 + [.V374]*1))">
            <text:p/>
          </table:table-cell>
          <table:table-cell table:formula="of:=IF(AND(ISBLANK([.W374]);ISBLANK([.X374]);ISBLANK([.Y374]);ISBLANK([.Z374])); &quot;&quot;; DEC2HEX([.W374]*8 + [.X374]*4 + [.Y374]*2 + [.Z374]*1))">
            <text:p/>
          </table:table-cell>
          <table:table-cell table:formula="of:=IF(AND(ISBLANK([.AA374]);ISBLANK([.AB374]);ISBLANK([.AC374]);ISBLANK([.AD374])); &quot;&quot;; DEC2HEX([.AA374]*8 + [.AB374]*4 + [.AC374]*2 + [.AD374]*1))">
            <text:p/>
          </table:table-cell>
          <table:table-cell table:formula="of:=IF(AND(ISBLANK([.AE374]);ISBLANK([.AF374]);ISBLANK([.AG374]);ISBLANK([.AH374])); &quot;&quot;; DEC2HEX([.AE374]*8 + [.AF374]*4 + [.AG374]*2 + [.AH374]*1))">
            <text:p/>
          </table:table-cell>
          <table:table-cell table:formula="of:=IF(AND(ISBLANK([.AI374]);ISBLANK([.AJ374]);ISBLANK([.AK374]);ISBLANK([.AL374])); &quot;&quot;; DEC2HEX([.AI374]*8 + [.AJ374]*4 + [.AK374]*2 + [.AL374]*1))">
            <text:p/>
          </table:table-cell>
          <table:table-cell table:formula="of:=IF(AND(ISBLANK([.AM374]);ISBLANK([.AN374]);ISBLANK([.AO374]);ISBLANK([.AP374])); &quot;&quot;; DEC2HEX([.AM374]*8 + [.AN374]*4 + [.AO374]*2 + [.AP37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5]);ISBLANK([.D375]);ISBLANK([.E375]);ISBLANK([.F375])); &quot;&quot;; DEC2HEX([.C375]*8 + [.D375]*4 + [.E375]*2 + [.F375]*1))">
            <text:p/>
          </table:table-cell>
          <table:table-cell table:formula="of:=IF(AND(ISBLANK([.G375]);ISBLANK([.H375]);ISBLANK([.I375]);ISBLANK([.J375])); &quot;&quot;; DEC2HEX([.G375]*8 + [.H375]*4 + [.I375]*2 + [.J375]*1))">
            <text:p/>
          </table:table-cell>
          <table:table-cell table:formula="of:=IF(AND(ISBLANK([.K375]);ISBLANK([.L375]);ISBLANK([.M375]);ISBLANK([.N375])); &quot;&quot;; DEC2HEX([.K375]*8 + [.L375]*4 + [.M375]*2 + [.N375]*1))">
            <text:p/>
          </table:table-cell>
          <table:table-cell table:formula="of:=IF(AND(ISBLANK([.O375]);ISBLANK([.P375]);ISBLANK([.Q375]);ISBLANK([.R375])); &quot;&quot;; DEC2HEX([.O375]*8 + [.P375]*4 + [.Q375]*2 + [.R375]*1))">
            <text:p/>
          </table:table-cell>
          <table:table-cell table:formula="of:=IF(AND(ISBLANK([.S375]);ISBLANK([.T375]);ISBLANK([.U375]);ISBLANK([.V375])); &quot;&quot;; DEC2HEX([.S375]*8 + [.T375]*4 + [.U375]*2 + [.V375]*1))">
            <text:p/>
          </table:table-cell>
          <table:table-cell table:formula="of:=IF(AND(ISBLANK([.W375]);ISBLANK([.X375]);ISBLANK([.Y375]);ISBLANK([.Z375])); &quot;&quot;; DEC2HEX([.W375]*8 + [.X375]*4 + [.Y375]*2 + [.Z375]*1))">
            <text:p/>
          </table:table-cell>
          <table:table-cell table:formula="of:=IF(AND(ISBLANK([.AA375]);ISBLANK([.AB375]);ISBLANK([.AC375]);ISBLANK([.AD375])); &quot;&quot;; DEC2HEX([.AA375]*8 + [.AB375]*4 + [.AC375]*2 + [.AD375]*1))">
            <text:p/>
          </table:table-cell>
          <table:table-cell table:formula="of:=IF(AND(ISBLANK([.AE375]);ISBLANK([.AF375]);ISBLANK([.AG375]);ISBLANK([.AH375])); &quot;&quot;; DEC2HEX([.AE375]*8 + [.AF375]*4 + [.AG375]*2 + [.AH375]*1))">
            <text:p/>
          </table:table-cell>
          <table:table-cell table:formula="of:=IF(AND(ISBLANK([.AI375]);ISBLANK([.AJ375]);ISBLANK([.AK375]);ISBLANK([.AL375])); &quot;&quot;; DEC2HEX([.AI375]*8 + [.AJ375]*4 + [.AK375]*2 + [.AL375]*1))">
            <text:p/>
          </table:table-cell>
          <table:table-cell table:formula="of:=IF(AND(ISBLANK([.AM375]);ISBLANK([.AN375]);ISBLANK([.AO375]);ISBLANK([.AP375])); &quot;&quot;; DEC2HEX([.AM375]*8 + [.AN375]*4 + [.AO375]*2 + [.AP37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6]);ISBLANK([.D376]);ISBLANK([.E376]);ISBLANK([.F376])); &quot;&quot;; DEC2HEX([.C376]*8 + [.D376]*4 + [.E376]*2 + [.F376]*1))">
            <text:p/>
          </table:table-cell>
          <table:table-cell table:formula="of:=IF(AND(ISBLANK([.G376]);ISBLANK([.H376]);ISBLANK([.I376]);ISBLANK([.J376])); &quot;&quot;; DEC2HEX([.G376]*8 + [.H376]*4 + [.I376]*2 + [.J376]*1))">
            <text:p/>
          </table:table-cell>
          <table:table-cell table:formula="of:=IF(AND(ISBLANK([.K376]);ISBLANK([.L376]);ISBLANK([.M376]);ISBLANK([.N376])); &quot;&quot;; DEC2HEX([.K376]*8 + [.L376]*4 + [.M376]*2 + [.N376]*1))">
            <text:p/>
          </table:table-cell>
          <table:table-cell table:formula="of:=IF(AND(ISBLANK([.O376]);ISBLANK([.P376]);ISBLANK([.Q376]);ISBLANK([.R376])); &quot;&quot;; DEC2HEX([.O376]*8 + [.P376]*4 + [.Q376]*2 + [.R376]*1))">
            <text:p/>
          </table:table-cell>
          <table:table-cell table:formula="of:=IF(AND(ISBLANK([.S376]);ISBLANK([.T376]);ISBLANK([.U376]);ISBLANK([.V376])); &quot;&quot;; DEC2HEX([.S376]*8 + [.T376]*4 + [.U376]*2 + [.V376]*1))">
            <text:p/>
          </table:table-cell>
          <table:table-cell table:formula="of:=IF(AND(ISBLANK([.W376]);ISBLANK([.X376]);ISBLANK([.Y376]);ISBLANK([.Z376])); &quot;&quot;; DEC2HEX([.W376]*8 + [.X376]*4 + [.Y376]*2 + [.Z376]*1))">
            <text:p/>
          </table:table-cell>
          <table:table-cell table:formula="of:=IF(AND(ISBLANK([.AA376]);ISBLANK([.AB376]);ISBLANK([.AC376]);ISBLANK([.AD376])); &quot;&quot;; DEC2HEX([.AA376]*8 + [.AB376]*4 + [.AC376]*2 + [.AD376]*1))">
            <text:p/>
          </table:table-cell>
          <table:table-cell table:formula="of:=IF(AND(ISBLANK([.AE376]);ISBLANK([.AF376]);ISBLANK([.AG376]);ISBLANK([.AH376])); &quot;&quot;; DEC2HEX([.AE376]*8 + [.AF376]*4 + [.AG376]*2 + [.AH376]*1))">
            <text:p/>
          </table:table-cell>
          <table:table-cell table:formula="of:=IF(AND(ISBLANK([.AI376]);ISBLANK([.AJ376]);ISBLANK([.AK376]);ISBLANK([.AL376])); &quot;&quot;; DEC2HEX([.AI376]*8 + [.AJ376]*4 + [.AK376]*2 + [.AL376]*1))">
            <text:p/>
          </table:table-cell>
          <table:table-cell table:formula="of:=IF(AND(ISBLANK([.AM376]);ISBLANK([.AN376]);ISBLANK([.AO376]);ISBLANK([.AP376])); &quot;&quot;; DEC2HEX([.AM376]*8 + [.AN376]*4 + [.AO376]*2 + [.AP37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7]);ISBLANK([.D377]);ISBLANK([.E377]);ISBLANK([.F377])); &quot;&quot;; DEC2HEX([.C377]*8 + [.D377]*4 + [.E377]*2 + [.F377]*1))">
            <text:p/>
          </table:table-cell>
          <table:table-cell table:formula="of:=IF(AND(ISBLANK([.G377]);ISBLANK([.H377]);ISBLANK([.I377]);ISBLANK([.J377])); &quot;&quot;; DEC2HEX([.G377]*8 + [.H377]*4 + [.I377]*2 + [.J377]*1))">
            <text:p/>
          </table:table-cell>
          <table:table-cell table:formula="of:=IF(AND(ISBLANK([.K377]);ISBLANK([.L377]);ISBLANK([.M377]);ISBLANK([.N377])); &quot;&quot;; DEC2HEX([.K377]*8 + [.L377]*4 + [.M377]*2 + [.N377]*1))">
            <text:p/>
          </table:table-cell>
          <table:table-cell table:formula="of:=IF(AND(ISBLANK([.O377]);ISBLANK([.P377]);ISBLANK([.Q377]);ISBLANK([.R377])); &quot;&quot;; DEC2HEX([.O377]*8 + [.P377]*4 + [.Q377]*2 + [.R377]*1))">
            <text:p/>
          </table:table-cell>
          <table:table-cell table:formula="of:=IF(AND(ISBLANK([.S377]);ISBLANK([.T377]);ISBLANK([.U377]);ISBLANK([.V377])); &quot;&quot;; DEC2HEX([.S377]*8 + [.T377]*4 + [.U377]*2 + [.V377]*1))">
            <text:p/>
          </table:table-cell>
          <table:table-cell table:formula="of:=IF(AND(ISBLANK([.W377]);ISBLANK([.X377]);ISBLANK([.Y377]);ISBLANK([.Z377])); &quot;&quot;; DEC2HEX([.W377]*8 + [.X377]*4 + [.Y377]*2 + [.Z377]*1))">
            <text:p/>
          </table:table-cell>
          <table:table-cell table:formula="of:=IF(AND(ISBLANK([.AA377]);ISBLANK([.AB377]);ISBLANK([.AC377]);ISBLANK([.AD377])); &quot;&quot;; DEC2HEX([.AA377]*8 + [.AB377]*4 + [.AC377]*2 + [.AD377]*1))">
            <text:p/>
          </table:table-cell>
          <table:table-cell table:formula="of:=IF(AND(ISBLANK([.AE377]);ISBLANK([.AF377]);ISBLANK([.AG377]);ISBLANK([.AH377])); &quot;&quot;; DEC2HEX([.AE377]*8 + [.AF377]*4 + [.AG377]*2 + [.AH377]*1))">
            <text:p/>
          </table:table-cell>
          <table:table-cell table:formula="of:=IF(AND(ISBLANK([.AI377]);ISBLANK([.AJ377]);ISBLANK([.AK377]);ISBLANK([.AL377])); &quot;&quot;; DEC2HEX([.AI377]*8 + [.AJ377]*4 + [.AK377]*2 + [.AL377]*1))">
            <text:p/>
          </table:table-cell>
          <table:table-cell table:formula="of:=IF(AND(ISBLANK([.AM377]);ISBLANK([.AN377]);ISBLANK([.AO377]);ISBLANK([.AP377])); &quot;&quot;; DEC2HEX([.AM377]*8 + [.AN377]*4 + [.AO377]*2 + [.AP37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8]);ISBLANK([.D378]);ISBLANK([.E378]);ISBLANK([.F378])); &quot;&quot;; DEC2HEX([.C378]*8 + [.D378]*4 + [.E378]*2 + [.F378]*1))">
            <text:p/>
          </table:table-cell>
          <table:table-cell table:formula="of:=IF(AND(ISBLANK([.G378]);ISBLANK([.H378]);ISBLANK([.I378]);ISBLANK([.J378])); &quot;&quot;; DEC2HEX([.G378]*8 + [.H378]*4 + [.I378]*2 + [.J378]*1))">
            <text:p/>
          </table:table-cell>
          <table:table-cell table:formula="of:=IF(AND(ISBLANK([.K378]);ISBLANK([.L378]);ISBLANK([.M378]);ISBLANK([.N378])); &quot;&quot;; DEC2HEX([.K378]*8 + [.L378]*4 + [.M378]*2 + [.N378]*1))">
            <text:p/>
          </table:table-cell>
          <table:table-cell table:formula="of:=IF(AND(ISBLANK([.O378]);ISBLANK([.P378]);ISBLANK([.Q378]);ISBLANK([.R378])); &quot;&quot;; DEC2HEX([.O378]*8 + [.P378]*4 + [.Q378]*2 + [.R378]*1))">
            <text:p/>
          </table:table-cell>
          <table:table-cell table:formula="of:=IF(AND(ISBLANK([.S378]);ISBLANK([.T378]);ISBLANK([.U378]);ISBLANK([.V378])); &quot;&quot;; DEC2HEX([.S378]*8 + [.T378]*4 + [.U378]*2 + [.V378]*1))">
            <text:p/>
          </table:table-cell>
          <table:table-cell table:formula="of:=IF(AND(ISBLANK([.W378]);ISBLANK([.X378]);ISBLANK([.Y378]);ISBLANK([.Z378])); &quot;&quot;; DEC2HEX([.W378]*8 + [.X378]*4 + [.Y378]*2 + [.Z378]*1))">
            <text:p/>
          </table:table-cell>
          <table:table-cell table:formula="of:=IF(AND(ISBLANK([.AA378]);ISBLANK([.AB378]);ISBLANK([.AC378]);ISBLANK([.AD378])); &quot;&quot;; DEC2HEX([.AA378]*8 + [.AB378]*4 + [.AC378]*2 + [.AD378]*1))">
            <text:p/>
          </table:table-cell>
          <table:table-cell table:formula="of:=IF(AND(ISBLANK([.AE378]);ISBLANK([.AF378]);ISBLANK([.AG378]);ISBLANK([.AH378])); &quot;&quot;; DEC2HEX([.AE378]*8 + [.AF378]*4 + [.AG378]*2 + [.AH378]*1))">
            <text:p/>
          </table:table-cell>
          <table:table-cell table:formula="of:=IF(AND(ISBLANK([.AI378]);ISBLANK([.AJ378]);ISBLANK([.AK378]);ISBLANK([.AL378])); &quot;&quot;; DEC2HEX([.AI378]*8 + [.AJ378]*4 + [.AK378]*2 + [.AL378]*1))">
            <text:p/>
          </table:table-cell>
          <table:table-cell table:formula="of:=IF(AND(ISBLANK([.AM378]);ISBLANK([.AN378]);ISBLANK([.AO378]);ISBLANK([.AP378])); &quot;&quot;; DEC2HEX([.AM378]*8 + [.AN378]*4 + [.AO378]*2 + [.AP37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79]);ISBLANK([.D379]);ISBLANK([.E379]);ISBLANK([.F379])); &quot;&quot;; DEC2HEX([.C379]*8 + [.D379]*4 + [.E379]*2 + [.F379]*1))">
            <text:p/>
          </table:table-cell>
          <table:table-cell table:formula="of:=IF(AND(ISBLANK([.G379]);ISBLANK([.H379]);ISBLANK([.I379]);ISBLANK([.J379])); &quot;&quot;; DEC2HEX([.G379]*8 + [.H379]*4 + [.I379]*2 + [.J379]*1))">
            <text:p/>
          </table:table-cell>
          <table:table-cell table:formula="of:=IF(AND(ISBLANK([.K379]);ISBLANK([.L379]);ISBLANK([.M379]);ISBLANK([.N379])); &quot;&quot;; DEC2HEX([.K379]*8 + [.L379]*4 + [.M379]*2 + [.N379]*1))">
            <text:p/>
          </table:table-cell>
          <table:table-cell table:formula="of:=IF(AND(ISBLANK([.O379]);ISBLANK([.P379]);ISBLANK([.Q379]);ISBLANK([.R379])); &quot;&quot;; DEC2HEX([.O379]*8 + [.P379]*4 + [.Q379]*2 + [.R379]*1))">
            <text:p/>
          </table:table-cell>
          <table:table-cell table:formula="of:=IF(AND(ISBLANK([.S379]);ISBLANK([.T379]);ISBLANK([.U379]);ISBLANK([.V379])); &quot;&quot;; DEC2HEX([.S379]*8 + [.T379]*4 + [.U379]*2 + [.V379]*1))">
            <text:p/>
          </table:table-cell>
          <table:table-cell table:formula="of:=IF(AND(ISBLANK([.W379]);ISBLANK([.X379]);ISBLANK([.Y379]);ISBLANK([.Z379])); &quot;&quot;; DEC2HEX([.W379]*8 + [.X379]*4 + [.Y379]*2 + [.Z379]*1))">
            <text:p/>
          </table:table-cell>
          <table:table-cell table:formula="of:=IF(AND(ISBLANK([.AA379]);ISBLANK([.AB379]);ISBLANK([.AC379]);ISBLANK([.AD379])); &quot;&quot;; DEC2HEX([.AA379]*8 + [.AB379]*4 + [.AC379]*2 + [.AD379]*1))">
            <text:p/>
          </table:table-cell>
          <table:table-cell table:formula="of:=IF(AND(ISBLANK([.AE379]);ISBLANK([.AF379]);ISBLANK([.AG379]);ISBLANK([.AH379])); &quot;&quot;; DEC2HEX([.AE379]*8 + [.AF379]*4 + [.AG379]*2 + [.AH379]*1))">
            <text:p/>
          </table:table-cell>
          <table:table-cell table:formula="of:=IF(AND(ISBLANK([.AI379]);ISBLANK([.AJ379]);ISBLANK([.AK379]);ISBLANK([.AL379])); &quot;&quot;; DEC2HEX([.AI379]*8 + [.AJ379]*4 + [.AK379]*2 + [.AL379]*1))">
            <text:p/>
          </table:table-cell>
          <table:table-cell table:formula="of:=IF(AND(ISBLANK([.AM379]);ISBLANK([.AN379]);ISBLANK([.AO379]);ISBLANK([.AP379])); &quot;&quot;; DEC2HEX([.AM379]*8 + [.AN379]*4 + [.AO379]*2 + [.AP37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0]);ISBLANK([.D380]);ISBLANK([.E380]);ISBLANK([.F380])); &quot;&quot;; DEC2HEX([.C380]*8 + [.D380]*4 + [.E380]*2 + [.F380]*1))">
            <text:p/>
          </table:table-cell>
          <table:table-cell table:formula="of:=IF(AND(ISBLANK([.G380]);ISBLANK([.H380]);ISBLANK([.I380]);ISBLANK([.J380])); &quot;&quot;; DEC2HEX([.G380]*8 + [.H380]*4 + [.I380]*2 + [.J380]*1))">
            <text:p/>
          </table:table-cell>
          <table:table-cell table:formula="of:=IF(AND(ISBLANK([.K380]);ISBLANK([.L380]);ISBLANK([.M380]);ISBLANK([.N380])); &quot;&quot;; DEC2HEX([.K380]*8 + [.L380]*4 + [.M380]*2 + [.N380]*1))">
            <text:p/>
          </table:table-cell>
          <table:table-cell table:formula="of:=IF(AND(ISBLANK([.O380]);ISBLANK([.P380]);ISBLANK([.Q380]);ISBLANK([.R380])); &quot;&quot;; DEC2HEX([.O380]*8 + [.P380]*4 + [.Q380]*2 + [.R380]*1))">
            <text:p/>
          </table:table-cell>
          <table:table-cell table:formula="of:=IF(AND(ISBLANK([.S380]);ISBLANK([.T380]);ISBLANK([.U380]);ISBLANK([.V380])); &quot;&quot;; DEC2HEX([.S380]*8 + [.T380]*4 + [.U380]*2 + [.V380]*1))">
            <text:p/>
          </table:table-cell>
          <table:table-cell table:formula="of:=IF(AND(ISBLANK([.W380]);ISBLANK([.X380]);ISBLANK([.Y380]);ISBLANK([.Z380])); &quot;&quot;; DEC2HEX([.W380]*8 + [.X380]*4 + [.Y380]*2 + [.Z380]*1))">
            <text:p/>
          </table:table-cell>
          <table:table-cell table:formula="of:=IF(AND(ISBLANK([.AA380]);ISBLANK([.AB380]);ISBLANK([.AC380]);ISBLANK([.AD380])); &quot;&quot;; DEC2HEX([.AA380]*8 + [.AB380]*4 + [.AC380]*2 + [.AD380]*1))">
            <text:p/>
          </table:table-cell>
          <table:table-cell table:formula="of:=IF(AND(ISBLANK([.AE380]);ISBLANK([.AF380]);ISBLANK([.AG380]);ISBLANK([.AH380])); &quot;&quot;; DEC2HEX([.AE380]*8 + [.AF380]*4 + [.AG380]*2 + [.AH380]*1))">
            <text:p/>
          </table:table-cell>
          <table:table-cell table:formula="of:=IF(AND(ISBLANK([.AI380]);ISBLANK([.AJ380]);ISBLANK([.AK380]);ISBLANK([.AL380])); &quot;&quot;; DEC2HEX([.AI380]*8 + [.AJ380]*4 + [.AK380]*2 + [.AL380]*1))">
            <text:p/>
          </table:table-cell>
          <table:table-cell table:formula="of:=IF(AND(ISBLANK([.AM380]);ISBLANK([.AN380]);ISBLANK([.AO380]);ISBLANK([.AP380])); &quot;&quot;; DEC2HEX([.AM380]*8 + [.AN380]*4 + [.AO380]*2 + [.AP38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1]);ISBLANK([.D381]);ISBLANK([.E381]);ISBLANK([.F381])); &quot;&quot;; DEC2HEX([.C381]*8 + [.D381]*4 + [.E381]*2 + [.F381]*1))">
            <text:p/>
          </table:table-cell>
          <table:table-cell table:formula="of:=IF(AND(ISBLANK([.G381]);ISBLANK([.H381]);ISBLANK([.I381]);ISBLANK([.J381])); &quot;&quot;; DEC2HEX([.G381]*8 + [.H381]*4 + [.I381]*2 + [.J381]*1))">
            <text:p/>
          </table:table-cell>
          <table:table-cell table:formula="of:=IF(AND(ISBLANK([.K381]);ISBLANK([.L381]);ISBLANK([.M381]);ISBLANK([.N381])); &quot;&quot;; DEC2HEX([.K381]*8 + [.L381]*4 + [.M381]*2 + [.N381]*1))">
            <text:p/>
          </table:table-cell>
          <table:table-cell table:formula="of:=IF(AND(ISBLANK([.O381]);ISBLANK([.P381]);ISBLANK([.Q381]);ISBLANK([.R381])); &quot;&quot;; DEC2HEX([.O381]*8 + [.P381]*4 + [.Q381]*2 + [.R381]*1))">
            <text:p/>
          </table:table-cell>
          <table:table-cell table:formula="of:=IF(AND(ISBLANK([.S381]);ISBLANK([.T381]);ISBLANK([.U381]);ISBLANK([.V381])); &quot;&quot;; DEC2HEX([.S381]*8 + [.T381]*4 + [.U381]*2 + [.V381]*1))">
            <text:p/>
          </table:table-cell>
          <table:table-cell table:formula="of:=IF(AND(ISBLANK([.W381]);ISBLANK([.X381]);ISBLANK([.Y381]);ISBLANK([.Z381])); &quot;&quot;; DEC2HEX([.W381]*8 + [.X381]*4 + [.Y381]*2 + [.Z381]*1))">
            <text:p/>
          </table:table-cell>
          <table:table-cell table:formula="of:=IF(AND(ISBLANK([.AA381]);ISBLANK([.AB381]);ISBLANK([.AC381]);ISBLANK([.AD381])); &quot;&quot;; DEC2HEX([.AA381]*8 + [.AB381]*4 + [.AC381]*2 + [.AD381]*1))">
            <text:p/>
          </table:table-cell>
          <table:table-cell table:formula="of:=IF(AND(ISBLANK([.AE381]);ISBLANK([.AF381]);ISBLANK([.AG381]);ISBLANK([.AH381])); &quot;&quot;; DEC2HEX([.AE381]*8 + [.AF381]*4 + [.AG381]*2 + [.AH381]*1))">
            <text:p/>
          </table:table-cell>
          <table:table-cell table:formula="of:=IF(AND(ISBLANK([.AI381]);ISBLANK([.AJ381]);ISBLANK([.AK381]);ISBLANK([.AL381])); &quot;&quot;; DEC2HEX([.AI381]*8 + [.AJ381]*4 + [.AK381]*2 + [.AL381]*1))">
            <text:p/>
          </table:table-cell>
          <table:table-cell table:formula="of:=IF(AND(ISBLANK([.AM381]);ISBLANK([.AN381]);ISBLANK([.AO381]);ISBLANK([.AP381])); &quot;&quot;; DEC2HEX([.AM381]*8 + [.AN381]*4 + [.AO381]*2 + [.AP38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2]);ISBLANK([.D382]);ISBLANK([.E382]);ISBLANK([.F382])); &quot;&quot;; DEC2HEX([.C382]*8 + [.D382]*4 + [.E382]*2 + [.F382]*1))">
            <text:p/>
          </table:table-cell>
          <table:table-cell table:formula="of:=IF(AND(ISBLANK([.G382]);ISBLANK([.H382]);ISBLANK([.I382]);ISBLANK([.J382])); &quot;&quot;; DEC2HEX([.G382]*8 + [.H382]*4 + [.I382]*2 + [.J382]*1))">
            <text:p/>
          </table:table-cell>
          <table:table-cell table:formula="of:=IF(AND(ISBLANK([.K382]);ISBLANK([.L382]);ISBLANK([.M382]);ISBLANK([.N382])); &quot;&quot;; DEC2HEX([.K382]*8 + [.L382]*4 + [.M382]*2 + [.N382]*1))">
            <text:p/>
          </table:table-cell>
          <table:table-cell table:formula="of:=IF(AND(ISBLANK([.O382]);ISBLANK([.P382]);ISBLANK([.Q382]);ISBLANK([.R382])); &quot;&quot;; DEC2HEX([.O382]*8 + [.P382]*4 + [.Q382]*2 + [.R382]*1))">
            <text:p/>
          </table:table-cell>
          <table:table-cell table:formula="of:=IF(AND(ISBLANK([.S382]);ISBLANK([.T382]);ISBLANK([.U382]);ISBLANK([.V382])); &quot;&quot;; DEC2HEX([.S382]*8 + [.T382]*4 + [.U382]*2 + [.V382]*1))">
            <text:p/>
          </table:table-cell>
          <table:table-cell table:formula="of:=IF(AND(ISBLANK([.W382]);ISBLANK([.X382]);ISBLANK([.Y382]);ISBLANK([.Z382])); &quot;&quot;; DEC2HEX([.W382]*8 + [.X382]*4 + [.Y382]*2 + [.Z382]*1))">
            <text:p/>
          </table:table-cell>
          <table:table-cell table:formula="of:=IF(AND(ISBLANK([.AA382]);ISBLANK([.AB382]);ISBLANK([.AC382]);ISBLANK([.AD382])); &quot;&quot;; DEC2HEX([.AA382]*8 + [.AB382]*4 + [.AC382]*2 + [.AD382]*1))">
            <text:p/>
          </table:table-cell>
          <table:table-cell table:formula="of:=IF(AND(ISBLANK([.AE382]);ISBLANK([.AF382]);ISBLANK([.AG382]);ISBLANK([.AH382])); &quot;&quot;; DEC2HEX([.AE382]*8 + [.AF382]*4 + [.AG382]*2 + [.AH382]*1))">
            <text:p/>
          </table:table-cell>
          <table:table-cell table:formula="of:=IF(AND(ISBLANK([.AI382]);ISBLANK([.AJ382]);ISBLANK([.AK382]);ISBLANK([.AL382])); &quot;&quot;; DEC2HEX([.AI382]*8 + [.AJ382]*4 + [.AK382]*2 + [.AL382]*1))">
            <text:p/>
          </table:table-cell>
          <table:table-cell table:formula="of:=IF(AND(ISBLANK([.AM382]);ISBLANK([.AN382]);ISBLANK([.AO382]);ISBLANK([.AP382])); &quot;&quot;; DEC2HEX([.AM382]*8 + [.AN382]*4 + [.AO382]*2 + [.AP38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3]);ISBLANK([.D383]);ISBLANK([.E383]);ISBLANK([.F383])); &quot;&quot;; DEC2HEX([.C383]*8 + [.D383]*4 + [.E383]*2 + [.F383]*1))">
            <text:p/>
          </table:table-cell>
          <table:table-cell table:formula="of:=IF(AND(ISBLANK([.G383]);ISBLANK([.H383]);ISBLANK([.I383]);ISBLANK([.J383])); &quot;&quot;; DEC2HEX([.G383]*8 + [.H383]*4 + [.I383]*2 + [.J383]*1))">
            <text:p/>
          </table:table-cell>
          <table:table-cell table:formula="of:=IF(AND(ISBLANK([.K383]);ISBLANK([.L383]);ISBLANK([.M383]);ISBLANK([.N383])); &quot;&quot;; DEC2HEX([.K383]*8 + [.L383]*4 + [.M383]*2 + [.N383]*1))">
            <text:p/>
          </table:table-cell>
          <table:table-cell table:formula="of:=IF(AND(ISBLANK([.O383]);ISBLANK([.P383]);ISBLANK([.Q383]);ISBLANK([.R383])); &quot;&quot;; DEC2HEX([.O383]*8 + [.P383]*4 + [.Q383]*2 + [.R383]*1))">
            <text:p/>
          </table:table-cell>
          <table:table-cell table:formula="of:=IF(AND(ISBLANK([.S383]);ISBLANK([.T383]);ISBLANK([.U383]);ISBLANK([.V383])); &quot;&quot;; DEC2HEX([.S383]*8 + [.T383]*4 + [.U383]*2 + [.V383]*1))">
            <text:p/>
          </table:table-cell>
          <table:table-cell table:formula="of:=IF(AND(ISBLANK([.W383]);ISBLANK([.X383]);ISBLANK([.Y383]);ISBLANK([.Z383])); &quot;&quot;; DEC2HEX([.W383]*8 + [.X383]*4 + [.Y383]*2 + [.Z383]*1))">
            <text:p/>
          </table:table-cell>
          <table:table-cell table:formula="of:=IF(AND(ISBLANK([.AA383]);ISBLANK([.AB383]);ISBLANK([.AC383]);ISBLANK([.AD383])); &quot;&quot;; DEC2HEX([.AA383]*8 + [.AB383]*4 + [.AC383]*2 + [.AD383]*1))">
            <text:p/>
          </table:table-cell>
          <table:table-cell table:formula="of:=IF(AND(ISBLANK([.AE383]);ISBLANK([.AF383]);ISBLANK([.AG383]);ISBLANK([.AH383])); &quot;&quot;; DEC2HEX([.AE383]*8 + [.AF383]*4 + [.AG383]*2 + [.AH383]*1))">
            <text:p/>
          </table:table-cell>
          <table:table-cell table:formula="of:=IF(AND(ISBLANK([.AI383]);ISBLANK([.AJ383]);ISBLANK([.AK383]);ISBLANK([.AL383])); &quot;&quot;; DEC2HEX([.AI383]*8 + [.AJ383]*4 + [.AK383]*2 + [.AL383]*1))">
            <text:p/>
          </table:table-cell>
          <table:table-cell table:formula="of:=IF(AND(ISBLANK([.AM383]);ISBLANK([.AN383]);ISBLANK([.AO383]);ISBLANK([.AP383])); &quot;&quot;; DEC2HEX([.AM383]*8 + [.AN383]*4 + [.AO383]*2 + [.AP38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4]);ISBLANK([.D384]);ISBLANK([.E384]);ISBLANK([.F384])); &quot;&quot;; DEC2HEX([.C384]*8 + [.D384]*4 + [.E384]*2 + [.F384]*1))">
            <text:p/>
          </table:table-cell>
          <table:table-cell table:formula="of:=IF(AND(ISBLANK([.G384]);ISBLANK([.H384]);ISBLANK([.I384]);ISBLANK([.J384])); &quot;&quot;; DEC2HEX([.G384]*8 + [.H384]*4 + [.I384]*2 + [.J384]*1))">
            <text:p/>
          </table:table-cell>
          <table:table-cell table:formula="of:=IF(AND(ISBLANK([.K384]);ISBLANK([.L384]);ISBLANK([.M384]);ISBLANK([.N384])); &quot;&quot;; DEC2HEX([.K384]*8 + [.L384]*4 + [.M384]*2 + [.N384]*1))">
            <text:p/>
          </table:table-cell>
          <table:table-cell table:formula="of:=IF(AND(ISBLANK([.O384]);ISBLANK([.P384]);ISBLANK([.Q384]);ISBLANK([.R384])); &quot;&quot;; DEC2HEX([.O384]*8 + [.P384]*4 + [.Q384]*2 + [.R384]*1))">
            <text:p/>
          </table:table-cell>
          <table:table-cell table:formula="of:=IF(AND(ISBLANK([.S384]);ISBLANK([.T384]);ISBLANK([.U384]);ISBLANK([.V384])); &quot;&quot;; DEC2HEX([.S384]*8 + [.T384]*4 + [.U384]*2 + [.V384]*1))">
            <text:p/>
          </table:table-cell>
          <table:table-cell table:formula="of:=IF(AND(ISBLANK([.W384]);ISBLANK([.X384]);ISBLANK([.Y384]);ISBLANK([.Z384])); &quot;&quot;; DEC2HEX([.W384]*8 + [.X384]*4 + [.Y384]*2 + [.Z384]*1))">
            <text:p/>
          </table:table-cell>
          <table:table-cell table:formula="of:=IF(AND(ISBLANK([.AA384]);ISBLANK([.AB384]);ISBLANK([.AC384]);ISBLANK([.AD384])); &quot;&quot;; DEC2HEX([.AA384]*8 + [.AB384]*4 + [.AC384]*2 + [.AD384]*1))">
            <text:p/>
          </table:table-cell>
          <table:table-cell table:formula="of:=IF(AND(ISBLANK([.AE384]);ISBLANK([.AF384]);ISBLANK([.AG384]);ISBLANK([.AH384])); &quot;&quot;; DEC2HEX([.AE384]*8 + [.AF384]*4 + [.AG384]*2 + [.AH384]*1))">
            <text:p/>
          </table:table-cell>
          <table:table-cell table:formula="of:=IF(AND(ISBLANK([.AI384]);ISBLANK([.AJ384]);ISBLANK([.AK384]);ISBLANK([.AL384])); &quot;&quot;; DEC2HEX([.AI384]*8 + [.AJ384]*4 + [.AK384]*2 + [.AL384]*1))">
            <text:p/>
          </table:table-cell>
          <table:table-cell table:formula="of:=IF(AND(ISBLANK([.AM384]);ISBLANK([.AN384]);ISBLANK([.AO384]);ISBLANK([.AP384])); &quot;&quot;; DEC2HEX([.AM384]*8 + [.AN384]*4 + [.AO384]*2 + [.AP38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5]);ISBLANK([.D385]);ISBLANK([.E385]);ISBLANK([.F385])); &quot;&quot;; DEC2HEX([.C385]*8 + [.D385]*4 + [.E385]*2 + [.F385]*1))">
            <text:p/>
          </table:table-cell>
          <table:table-cell table:formula="of:=IF(AND(ISBLANK([.G385]);ISBLANK([.H385]);ISBLANK([.I385]);ISBLANK([.J385])); &quot;&quot;; DEC2HEX([.G385]*8 + [.H385]*4 + [.I385]*2 + [.J385]*1))">
            <text:p/>
          </table:table-cell>
          <table:table-cell table:formula="of:=IF(AND(ISBLANK([.K385]);ISBLANK([.L385]);ISBLANK([.M385]);ISBLANK([.N385])); &quot;&quot;; DEC2HEX([.K385]*8 + [.L385]*4 + [.M385]*2 + [.N385]*1))">
            <text:p/>
          </table:table-cell>
          <table:table-cell table:formula="of:=IF(AND(ISBLANK([.O385]);ISBLANK([.P385]);ISBLANK([.Q385]);ISBLANK([.R385])); &quot;&quot;; DEC2HEX([.O385]*8 + [.P385]*4 + [.Q385]*2 + [.R385]*1))">
            <text:p/>
          </table:table-cell>
          <table:table-cell table:formula="of:=IF(AND(ISBLANK([.S385]);ISBLANK([.T385]);ISBLANK([.U385]);ISBLANK([.V385])); &quot;&quot;; DEC2HEX([.S385]*8 + [.T385]*4 + [.U385]*2 + [.V385]*1))">
            <text:p/>
          </table:table-cell>
          <table:table-cell table:formula="of:=IF(AND(ISBLANK([.W385]);ISBLANK([.X385]);ISBLANK([.Y385]);ISBLANK([.Z385])); &quot;&quot;; DEC2HEX([.W385]*8 + [.X385]*4 + [.Y385]*2 + [.Z385]*1))">
            <text:p/>
          </table:table-cell>
          <table:table-cell table:formula="of:=IF(AND(ISBLANK([.AA385]);ISBLANK([.AB385]);ISBLANK([.AC385]);ISBLANK([.AD385])); &quot;&quot;; DEC2HEX([.AA385]*8 + [.AB385]*4 + [.AC385]*2 + [.AD385]*1))">
            <text:p/>
          </table:table-cell>
          <table:table-cell table:formula="of:=IF(AND(ISBLANK([.AE385]);ISBLANK([.AF385]);ISBLANK([.AG385]);ISBLANK([.AH385])); &quot;&quot;; DEC2HEX([.AE385]*8 + [.AF385]*4 + [.AG385]*2 + [.AH385]*1))">
            <text:p/>
          </table:table-cell>
          <table:table-cell table:formula="of:=IF(AND(ISBLANK([.AI385]);ISBLANK([.AJ385]);ISBLANK([.AK385]);ISBLANK([.AL385])); &quot;&quot;; DEC2HEX([.AI385]*8 + [.AJ385]*4 + [.AK385]*2 + [.AL385]*1))">
            <text:p/>
          </table:table-cell>
          <table:table-cell table:formula="of:=IF(AND(ISBLANK([.AM385]);ISBLANK([.AN385]);ISBLANK([.AO385]);ISBLANK([.AP385])); &quot;&quot;; DEC2HEX([.AM385]*8 + [.AN385]*4 + [.AO385]*2 + [.AP38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6]);ISBLANK([.D386]);ISBLANK([.E386]);ISBLANK([.F386])); &quot;&quot;; DEC2HEX([.C386]*8 + [.D386]*4 + [.E386]*2 + [.F386]*1))">
            <text:p/>
          </table:table-cell>
          <table:table-cell table:formula="of:=IF(AND(ISBLANK([.G386]);ISBLANK([.H386]);ISBLANK([.I386]);ISBLANK([.J386])); &quot;&quot;; DEC2HEX([.G386]*8 + [.H386]*4 + [.I386]*2 + [.J386]*1))">
            <text:p/>
          </table:table-cell>
          <table:table-cell table:formula="of:=IF(AND(ISBLANK([.K386]);ISBLANK([.L386]);ISBLANK([.M386]);ISBLANK([.N386])); &quot;&quot;; DEC2HEX([.K386]*8 + [.L386]*4 + [.M386]*2 + [.N386]*1))">
            <text:p/>
          </table:table-cell>
          <table:table-cell table:formula="of:=IF(AND(ISBLANK([.O386]);ISBLANK([.P386]);ISBLANK([.Q386]);ISBLANK([.R386])); &quot;&quot;; DEC2HEX([.O386]*8 + [.P386]*4 + [.Q386]*2 + [.R386]*1))">
            <text:p/>
          </table:table-cell>
          <table:table-cell table:formula="of:=IF(AND(ISBLANK([.S386]);ISBLANK([.T386]);ISBLANK([.U386]);ISBLANK([.V386])); &quot;&quot;; DEC2HEX([.S386]*8 + [.T386]*4 + [.U386]*2 + [.V386]*1))">
            <text:p/>
          </table:table-cell>
          <table:table-cell table:formula="of:=IF(AND(ISBLANK([.W386]);ISBLANK([.X386]);ISBLANK([.Y386]);ISBLANK([.Z386])); &quot;&quot;; DEC2HEX([.W386]*8 + [.X386]*4 + [.Y386]*2 + [.Z386]*1))">
            <text:p/>
          </table:table-cell>
          <table:table-cell table:formula="of:=IF(AND(ISBLANK([.AA386]);ISBLANK([.AB386]);ISBLANK([.AC386]);ISBLANK([.AD386])); &quot;&quot;; DEC2HEX([.AA386]*8 + [.AB386]*4 + [.AC386]*2 + [.AD386]*1))">
            <text:p/>
          </table:table-cell>
          <table:table-cell table:formula="of:=IF(AND(ISBLANK([.AE386]);ISBLANK([.AF386]);ISBLANK([.AG386]);ISBLANK([.AH386])); &quot;&quot;; DEC2HEX([.AE386]*8 + [.AF386]*4 + [.AG386]*2 + [.AH386]*1))">
            <text:p/>
          </table:table-cell>
          <table:table-cell table:formula="of:=IF(AND(ISBLANK([.AI386]);ISBLANK([.AJ386]);ISBLANK([.AK386]);ISBLANK([.AL386])); &quot;&quot;; DEC2HEX([.AI386]*8 + [.AJ386]*4 + [.AK386]*2 + [.AL386]*1))">
            <text:p/>
          </table:table-cell>
          <table:table-cell table:formula="of:=IF(AND(ISBLANK([.AM386]);ISBLANK([.AN386]);ISBLANK([.AO386]);ISBLANK([.AP386])); &quot;&quot;; DEC2HEX([.AM386]*8 + [.AN386]*4 + [.AO386]*2 + [.AP38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7]);ISBLANK([.D387]);ISBLANK([.E387]);ISBLANK([.F387])); &quot;&quot;; DEC2HEX([.C387]*8 + [.D387]*4 + [.E387]*2 + [.F387]*1))">
            <text:p/>
          </table:table-cell>
          <table:table-cell table:formula="of:=IF(AND(ISBLANK([.G387]);ISBLANK([.H387]);ISBLANK([.I387]);ISBLANK([.J387])); &quot;&quot;; DEC2HEX([.G387]*8 + [.H387]*4 + [.I387]*2 + [.J387]*1))">
            <text:p/>
          </table:table-cell>
          <table:table-cell table:formula="of:=IF(AND(ISBLANK([.K387]);ISBLANK([.L387]);ISBLANK([.M387]);ISBLANK([.N387])); &quot;&quot;; DEC2HEX([.K387]*8 + [.L387]*4 + [.M387]*2 + [.N387]*1))">
            <text:p/>
          </table:table-cell>
          <table:table-cell table:formula="of:=IF(AND(ISBLANK([.O387]);ISBLANK([.P387]);ISBLANK([.Q387]);ISBLANK([.R387])); &quot;&quot;; DEC2HEX([.O387]*8 + [.P387]*4 + [.Q387]*2 + [.R387]*1))">
            <text:p/>
          </table:table-cell>
          <table:table-cell table:formula="of:=IF(AND(ISBLANK([.S387]);ISBLANK([.T387]);ISBLANK([.U387]);ISBLANK([.V387])); &quot;&quot;; DEC2HEX([.S387]*8 + [.T387]*4 + [.U387]*2 + [.V387]*1))">
            <text:p/>
          </table:table-cell>
          <table:table-cell table:formula="of:=IF(AND(ISBLANK([.W387]);ISBLANK([.X387]);ISBLANK([.Y387]);ISBLANK([.Z387])); &quot;&quot;; DEC2HEX([.W387]*8 + [.X387]*4 + [.Y387]*2 + [.Z387]*1))">
            <text:p/>
          </table:table-cell>
          <table:table-cell table:formula="of:=IF(AND(ISBLANK([.AA387]);ISBLANK([.AB387]);ISBLANK([.AC387]);ISBLANK([.AD387])); &quot;&quot;; DEC2HEX([.AA387]*8 + [.AB387]*4 + [.AC387]*2 + [.AD387]*1))">
            <text:p/>
          </table:table-cell>
          <table:table-cell table:formula="of:=IF(AND(ISBLANK([.AE387]);ISBLANK([.AF387]);ISBLANK([.AG387]);ISBLANK([.AH387])); &quot;&quot;; DEC2HEX([.AE387]*8 + [.AF387]*4 + [.AG387]*2 + [.AH387]*1))">
            <text:p/>
          </table:table-cell>
          <table:table-cell table:formula="of:=IF(AND(ISBLANK([.AI387]);ISBLANK([.AJ387]);ISBLANK([.AK387]);ISBLANK([.AL387])); &quot;&quot;; DEC2HEX([.AI387]*8 + [.AJ387]*4 + [.AK387]*2 + [.AL387]*1))">
            <text:p/>
          </table:table-cell>
          <table:table-cell table:formula="of:=IF(AND(ISBLANK([.AM387]);ISBLANK([.AN387]);ISBLANK([.AO387]);ISBLANK([.AP387])); &quot;&quot;; DEC2HEX([.AM387]*8 + [.AN387]*4 + [.AO387]*2 + [.AP38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8]);ISBLANK([.D388]);ISBLANK([.E388]);ISBLANK([.F388])); &quot;&quot;; DEC2HEX([.C388]*8 + [.D388]*4 + [.E388]*2 + [.F388]*1))">
            <text:p/>
          </table:table-cell>
          <table:table-cell table:formula="of:=IF(AND(ISBLANK([.G388]);ISBLANK([.H388]);ISBLANK([.I388]);ISBLANK([.J388])); &quot;&quot;; DEC2HEX([.G388]*8 + [.H388]*4 + [.I388]*2 + [.J388]*1))">
            <text:p/>
          </table:table-cell>
          <table:table-cell table:formula="of:=IF(AND(ISBLANK([.K388]);ISBLANK([.L388]);ISBLANK([.M388]);ISBLANK([.N388])); &quot;&quot;; DEC2HEX([.K388]*8 + [.L388]*4 + [.M388]*2 + [.N388]*1))">
            <text:p/>
          </table:table-cell>
          <table:table-cell table:formula="of:=IF(AND(ISBLANK([.O388]);ISBLANK([.P388]);ISBLANK([.Q388]);ISBLANK([.R388])); &quot;&quot;; DEC2HEX([.O388]*8 + [.P388]*4 + [.Q388]*2 + [.R388]*1))">
            <text:p/>
          </table:table-cell>
          <table:table-cell table:formula="of:=IF(AND(ISBLANK([.S388]);ISBLANK([.T388]);ISBLANK([.U388]);ISBLANK([.V388])); &quot;&quot;; DEC2HEX([.S388]*8 + [.T388]*4 + [.U388]*2 + [.V388]*1))">
            <text:p/>
          </table:table-cell>
          <table:table-cell table:formula="of:=IF(AND(ISBLANK([.W388]);ISBLANK([.X388]);ISBLANK([.Y388]);ISBLANK([.Z388])); &quot;&quot;; DEC2HEX([.W388]*8 + [.X388]*4 + [.Y388]*2 + [.Z388]*1))">
            <text:p/>
          </table:table-cell>
          <table:table-cell table:formula="of:=IF(AND(ISBLANK([.AA388]);ISBLANK([.AB388]);ISBLANK([.AC388]);ISBLANK([.AD388])); &quot;&quot;; DEC2HEX([.AA388]*8 + [.AB388]*4 + [.AC388]*2 + [.AD388]*1))">
            <text:p/>
          </table:table-cell>
          <table:table-cell table:formula="of:=IF(AND(ISBLANK([.AE388]);ISBLANK([.AF388]);ISBLANK([.AG388]);ISBLANK([.AH388])); &quot;&quot;; DEC2HEX([.AE388]*8 + [.AF388]*4 + [.AG388]*2 + [.AH388]*1))">
            <text:p/>
          </table:table-cell>
          <table:table-cell table:formula="of:=IF(AND(ISBLANK([.AI388]);ISBLANK([.AJ388]);ISBLANK([.AK388]);ISBLANK([.AL388])); &quot;&quot;; DEC2HEX([.AI388]*8 + [.AJ388]*4 + [.AK388]*2 + [.AL388]*1))">
            <text:p/>
          </table:table-cell>
          <table:table-cell table:formula="of:=IF(AND(ISBLANK([.AM388]);ISBLANK([.AN388]);ISBLANK([.AO388]);ISBLANK([.AP388])); &quot;&quot;; DEC2HEX([.AM388]*8 + [.AN388]*4 + [.AO388]*2 + [.AP38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89]);ISBLANK([.D389]);ISBLANK([.E389]);ISBLANK([.F389])); &quot;&quot;; DEC2HEX([.C389]*8 + [.D389]*4 + [.E389]*2 + [.F389]*1))">
            <text:p/>
          </table:table-cell>
          <table:table-cell table:formula="of:=IF(AND(ISBLANK([.G389]);ISBLANK([.H389]);ISBLANK([.I389]);ISBLANK([.J389])); &quot;&quot;; DEC2HEX([.G389]*8 + [.H389]*4 + [.I389]*2 + [.J389]*1))">
            <text:p/>
          </table:table-cell>
          <table:table-cell table:formula="of:=IF(AND(ISBLANK([.K389]);ISBLANK([.L389]);ISBLANK([.M389]);ISBLANK([.N389])); &quot;&quot;; DEC2HEX([.K389]*8 + [.L389]*4 + [.M389]*2 + [.N389]*1))">
            <text:p/>
          </table:table-cell>
          <table:table-cell table:formula="of:=IF(AND(ISBLANK([.O389]);ISBLANK([.P389]);ISBLANK([.Q389]);ISBLANK([.R389])); &quot;&quot;; DEC2HEX([.O389]*8 + [.P389]*4 + [.Q389]*2 + [.R389]*1))">
            <text:p/>
          </table:table-cell>
          <table:table-cell table:formula="of:=IF(AND(ISBLANK([.S389]);ISBLANK([.T389]);ISBLANK([.U389]);ISBLANK([.V389])); &quot;&quot;; DEC2HEX([.S389]*8 + [.T389]*4 + [.U389]*2 + [.V389]*1))">
            <text:p/>
          </table:table-cell>
          <table:table-cell table:formula="of:=IF(AND(ISBLANK([.W389]);ISBLANK([.X389]);ISBLANK([.Y389]);ISBLANK([.Z389])); &quot;&quot;; DEC2HEX([.W389]*8 + [.X389]*4 + [.Y389]*2 + [.Z389]*1))">
            <text:p/>
          </table:table-cell>
          <table:table-cell table:formula="of:=IF(AND(ISBLANK([.AA389]);ISBLANK([.AB389]);ISBLANK([.AC389]);ISBLANK([.AD389])); &quot;&quot;; DEC2HEX([.AA389]*8 + [.AB389]*4 + [.AC389]*2 + [.AD389]*1))">
            <text:p/>
          </table:table-cell>
          <table:table-cell table:formula="of:=IF(AND(ISBLANK([.AE389]);ISBLANK([.AF389]);ISBLANK([.AG389]);ISBLANK([.AH389])); &quot;&quot;; DEC2HEX([.AE389]*8 + [.AF389]*4 + [.AG389]*2 + [.AH389]*1))">
            <text:p/>
          </table:table-cell>
          <table:table-cell table:formula="of:=IF(AND(ISBLANK([.AI389]);ISBLANK([.AJ389]);ISBLANK([.AK389]);ISBLANK([.AL389])); &quot;&quot;; DEC2HEX([.AI389]*8 + [.AJ389]*4 + [.AK389]*2 + [.AL389]*1))">
            <text:p/>
          </table:table-cell>
          <table:table-cell table:formula="of:=IF(AND(ISBLANK([.AM389]);ISBLANK([.AN389]);ISBLANK([.AO389]);ISBLANK([.AP389])); &quot;&quot;; DEC2HEX([.AM389]*8 + [.AN389]*4 + [.AO389]*2 + [.AP38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0]);ISBLANK([.D390]);ISBLANK([.E390]);ISBLANK([.F390])); &quot;&quot;; DEC2HEX([.C390]*8 + [.D390]*4 + [.E390]*2 + [.F390]*1))">
            <text:p/>
          </table:table-cell>
          <table:table-cell table:formula="of:=IF(AND(ISBLANK([.G390]);ISBLANK([.H390]);ISBLANK([.I390]);ISBLANK([.J390])); &quot;&quot;; DEC2HEX([.G390]*8 + [.H390]*4 + [.I390]*2 + [.J390]*1))">
            <text:p/>
          </table:table-cell>
          <table:table-cell table:formula="of:=IF(AND(ISBLANK([.K390]);ISBLANK([.L390]);ISBLANK([.M390]);ISBLANK([.N390])); &quot;&quot;; DEC2HEX([.K390]*8 + [.L390]*4 + [.M390]*2 + [.N390]*1))">
            <text:p/>
          </table:table-cell>
          <table:table-cell table:formula="of:=IF(AND(ISBLANK([.O390]);ISBLANK([.P390]);ISBLANK([.Q390]);ISBLANK([.R390])); &quot;&quot;; DEC2HEX([.O390]*8 + [.P390]*4 + [.Q390]*2 + [.R390]*1))">
            <text:p/>
          </table:table-cell>
          <table:table-cell table:formula="of:=IF(AND(ISBLANK([.S390]);ISBLANK([.T390]);ISBLANK([.U390]);ISBLANK([.V390])); &quot;&quot;; DEC2HEX([.S390]*8 + [.T390]*4 + [.U390]*2 + [.V390]*1))">
            <text:p/>
          </table:table-cell>
          <table:table-cell table:formula="of:=IF(AND(ISBLANK([.W390]);ISBLANK([.X390]);ISBLANK([.Y390]);ISBLANK([.Z390])); &quot;&quot;; DEC2HEX([.W390]*8 + [.X390]*4 + [.Y390]*2 + [.Z390]*1))">
            <text:p/>
          </table:table-cell>
          <table:table-cell table:formula="of:=IF(AND(ISBLANK([.AA390]);ISBLANK([.AB390]);ISBLANK([.AC390]);ISBLANK([.AD390])); &quot;&quot;; DEC2HEX([.AA390]*8 + [.AB390]*4 + [.AC390]*2 + [.AD390]*1))">
            <text:p/>
          </table:table-cell>
          <table:table-cell table:formula="of:=IF(AND(ISBLANK([.AE390]);ISBLANK([.AF390]);ISBLANK([.AG390]);ISBLANK([.AH390])); &quot;&quot;; DEC2HEX([.AE390]*8 + [.AF390]*4 + [.AG390]*2 + [.AH390]*1))">
            <text:p/>
          </table:table-cell>
          <table:table-cell table:formula="of:=IF(AND(ISBLANK([.AI390]);ISBLANK([.AJ390]);ISBLANK([.AK390]);ISBLANK([.AL390])); &quot;&quot;; DEC2HEX([.AI390]*8 + [.AJ390]*4 + [.AK390]*2 + [.AL390]*1))">
            <text:p/>
          </table:table-cell>
          <table:table-cell table:formula="of:=IF(AND(ISBLANK([.AM390]);ISBLANK([.AN390]);ISBLANK([.AO390]);ISBLANK([.AP390])); &quot;&quot;; DEC2HEX([.AM390]*8 + [.AN390]*4 + [.AO390]*2 + [.AP39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1]);ISBLANK([.D391]);ISBLANK([.E391]);ISBLANK([.F391])); &quot;&quot;; DEC2HEX([.C391]*8 + [.D391]*4 + [.E391]*2 + [.F391]*1))">
            <text:p/>
          </table:table-cell>
          <table:table-cell table:formula="of:=IF(AND(ISBLANK([.G391]);ISBLANK([.H391]);ISBLANK([.I391]);ISBLANK([.J391])); &quot;&quot;; DEC2HEX([.G391]*8 + [.H391]*4 + [.I391]*2 + [.J391]*1))">
            <text:p/>
          </table:table-cell>
          <table:table-cell table:formula="of:=IF(AND(ISBLANK([.K391]);ISBLANK([.L391]);ISBLANK([.M391]);ISBLANK([.N391])); &quot;&quot;; DEC2HEX([.K391]*8 + [.L391]*4 + [.M391]*2 + [.N391]*1))">
            <text:p/>
          </table:table-cell>
          <table:table-cell table:formula="of:=IF(AND(ISBLANK([.O391]);ISBLANK([.P391]);ISBLANK([.Q391]);ISBLANK([.R391])); &quot;&quot;; DEC2HEX([.O391]*8 + [.P391]*4 + [.Q391]*2 + [.R391]*1))">
            <text:p/>
          </table:table-cell>
          <table:table-cell table:formula="of:=IF(AND(ISBLANK([.S391]);ISBLANK([.T391]);ISBLANK([.U391]);ISBLANK([.V391])); &quot;&quot;; DEC2HEX([.S391]*8 + [.T391]*4 + [.U391]*2 + [.V391]*1))">
            <text:p/>
          </table:table-cell>
          <table:table-cell table:formula="of:=IF(AND(ISBLANK([.W391]);ISBLANK([.X391]);ISBLANK([.Y391]);ISBLANK([.Z391])); &quot;&quot;; DEC2HEX([.W391]*8 + [.X391]*4 + [.Y391]*2 + [.Z391]*1))">
            <text:p/>
          </table:table-cell>
          <table:table-cell table:formula="of:=IF(AND(ISBLANK([.AA391]);ISBLANK([.AB391]);ISBLANK([.AC391]);ISBLANK([.AD391])); &quot;&quot;; DEC2HEX([.AA391]*8 + [.AB391]*4 + [.AC391]*2 + [.AD391]*1))">
            <text:p/>
          </table:table-cell>
          <table:table-cell table:formula="of:=IF(AND(ISBLANK([.AE391]);ISBLANK([.AF391]);ISBLANK([.AG391]);ISBLANK([.AH391])); &quot;&quot;; DEC2HEX([.AE391]*8 + [.AF391]*4 + [.AG391]*2 + [.AH391]*1))">
            <text:p/>
          </table:table-cell>
          <table:table-cell table:formula="of:=IF(AND(ISBLANK([.AI391]);ISBLANK([.AJ391]);ISBLANK([.AK391]);ISBLANK([.AL391])); &quot;&quot;; DEC2HEX([.AI391]*8 + [.AJ391]*4 + [.AK391]*2 + [.AL391]*1))">
            <text:p/>
          </table:table-cell>
          <table:table-cell table:formula="of:=IF(AND(ISBLANK([.AM391]);ISBLANK([.AN391]);ISBLANK([.AO391]);ISBLANK([.AP391])); &quot;&quot;; DEC2HEX([.AM391]*8 + [.AN391]*4 + [.AO391]*2 + [.AP39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2]);ISBLANK([.D392]);ISBLANK([.E392]);ISBLANK([.F392])); &quot;&quot;; DEC2HEX([.C392]*8 + [.D392]*4 + [.E392]*2 + [.F392]*1))">
            <text:p/>
          </table:table-cell>
          <table:table-cell table:formula="of:=IF(AND(ISBLANK([.G392]);ISBLANK([.H392]);ISBLANK([.I392]);ISBLANK([.J392])); &quot;&quot;; DEC2HEX([.G392]*8 + [.H392]*4 + [.I392]*2 + [.J392]*1))">
            <text:p/>
          </table:table-cell>
          <table:table-cell table:formula="of:=IF(AND(ISBLANK([.K392]);ISBLANK([.L392]);ISBLANK([.M392]);ISBLANK([.N392])); &quot;&quot;; DEC2HEX([.K392]*8 + [.L392]*4 + [.M392]*2 + [.N392]*1))">
            <text:p/>
          </table:table-cell>
          <table:table-cell table:formula="of:=IF(AND(ISBLANK([.O392]);ISBLANK([.P392]);ISBLANK([.Q392]);ISBLANK([.R392])); &quot;&quot;; DEC2HEX([.O392]*8 + [.P392]*4 + [.Q392]*2 + [.R392]*1))">
            <text:p/>
          </table:table-cell>
          <table:table-cell table:formula="of:=IF(AND(ISBLANK([.S392]);ISBLANK([.T392]);ISBLANK([.U392]);ISBLANK([.V392])); &quot;&quot;; DEC2HEX([.S392]*8 + [.T392]*4 + [.U392]*2 + [.V392]*1))">
            <text:p/>
          </table:table-cell>
          <table:table-cell table:formula="of:=IF(AND(ISBLANK([.W392]);ISBLANK([.X392]);ISBLANK([.Y392]);ISBLANK([.Z392])); &quot;&quot;; DEC2HEX([.W392]*8 + [.X392]*4 + [.Y392]*2 + [.Z392]*1))">
            <text:p/>
          </table:table-cell>
          <table:table-cell table:formula="of:=IF(AND(ISBLANK([.AA392]);ISBLANK([.AB392]);ISBLANK([.AC392]);ISBLANK([.AD392])); &quot;&quot;; DEC2HEX([.AA392]*8 + [.AB392]*4 + [.AC392]*2 + [.AD392]*1))">
            <text:p/>
          </table:table-cell>
          <table:table-cell table:formula="of:=IF(AND(ISBLANK([.AE392]);ISBLANK([.AF392]);ISBLANK([.AG392]);ISBLANK([.AH392])); &quot;&quot;; DEC2HEX([.AE392]*8 + [.AF392]*4 + [.AG392]*2 + [.AH392]*1))">
            <text:p/>
          </table:table-cell>
          <table:table-cell table:formula="of:=IF(AND(ISBLANK([.AI392]);ISBLANK([.AJ392]);ISBLANK([.AK392]);ISBLANK([.AL392])); &quot;&quot;; DEC2HEX([.AI392]*8 + [.AJ392]*4 + [.AK392]*2 + [.AL392]*1))">
            <text:p/>
          </table:table-cell>
          <table:table-cell table:formula="of:=IF(AND(ISBLANK([.AM392]);ISBLANK([.AN392]);ISBLANK([.AO392]);ISBLANK([.AP392])); &quot;&quot;; DEC2HEX([.AM392]*8 + [.AN392]*4 + [.AO392]*2 + [.AP39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3]);ISBLANK([.D393]);ISBLANK([.E393]);ISBLANK([.F393])); &quot;&quot;; DEC2HEX([.C393]*8 + [.D393]*4 + [.E393]*2 + [.F393]*1))">
            <text:p/>
          </table:table-cell>
          <table:table-cell table:formula="of:=IF(AND(ISBLANK([.G393]);ISBLANK([.H393]);ISBLANK([.I393]);ISBLANK([.J393])); &quot;&quot;; DEC2HEX([.G393]*8 + [.H393]*4 + [.I393]*2 + [.J393]*1))">
            <text:p/>
          </table:table-cell>
          <table:table-cell table:formula="of:=IF(AND(ISBLANK([.K393]);ISBLANK([.L393]);ISBLANK([.M393]);ISBLANK([.N393])); &quot;&quot;; DEC2HEX([.K393]*8 + [.L393]*4 + [.M393]*2 + [.N393]*1))">
            <text:p/>
          </table:table-cell>
          <table:table-cell table:formula="of:=IF(AND(ISBLANK([.O393]);ISBLANK([.P393]);ISBLANK([.Q393]);ISBLANK([.R393])); &quot;&quot;; DEC2HEX([.O393]*8 + [.P393]*4 + [.Q393]*2 + [.R393]*1))">
            <text:p/>
          </table:table-cell>
          <table:table-cell table:formula="of:=IF(AND(ISBLANK([.S393]);ISBLANK([.T393]);ISBLANK([.U393]);ISBLANK([.V393])); &quot;&quot;; DEC2HEX([.S393]*8 + [.T393]*4 + [.U393]*2 + [.V393]*1))">
            <text:p/>
          </table:table-cell>
          <table:table-cell table:formula="of:=IF(AND(ISBLANK([.W393]);ISBLANK([.X393]);ISBLANK([.Y393]);ISBLANK([.Z393])); &quot;&quot;; DEC2HEX([.W393]*8 + [.X393]*4 + [.Y393]*2 + [.Z393]*1))">
            <text:p/>
          </table:table-cell>
          <table:table-cell table:formula="of:=IF(AND(ISBLANK([.AA393]);ISBLANK([.AB393]);ISBLANK([.AC393]);ISBLANK([.AD393])); &quot;&quot;; DEC2HEX([.AA393]*8 + [.AB393]*4 + [.AC393]*2 + [.AD393]*1))">
            <text:p/>
          </table:table-cell>
          <table:table-cell table:formula="of:=IF(AND(ISBLANK([.AE393]);ISBLANK([.AF393]);ISBLANK([.AG393]);ISBLANK([.AH393])); &quot;&quot;; DEC2HEX([.AE393]*8 + [.AF393]*4 + [.AG393]*2 + [.AH393]*1))">
            <text:p/>
          </table:table-cell>
          <table:table-cell table:formula="of:=IF(AND(ISBLANK([.AI393]);ISBLANK([.AJ393]);ISBLANK([.AK393]);ISBLANK([.AL393])); &quot;&quot;; DEC2HEX([.AI393]*8 + [.AJ393]*4 + [.AK393]*2 + [.AL393]*1))">
            <text:p/>
          </table:table-cell>
          <table:table-cell table:formula="of:=IF(AND(ISBLANK([.AM393]);ISBLANK([.AN393]);ISBLANK([.AO393]);ISBLANK([.AP393])); &quot;&quot;; DEC2HEX([.AM393]*8 + [.AN393]*4 + [.AO393]*2 + [.AP39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4]);ISBLANK([.D394]);ISBLANK([.E394]);ISBLANK([.F394])); &quot;&quot;; DEC2HEX([.C394]*8 + [.D394]*4 + [.E394]*2 + [.F394]*1))">
            <text:p/>
          </table:table-cell>
          <table:table-cell table:formula="of:=IF(AND(ISBLANK([.G394]);ISBLANK([.H394]);ISBLANK([.I394]);ISBLANK([.J394])); &quot;&quot;; DEC2HEX([.G394]*8 + [.H394]*4 + [.I394]*2 + [.J394]*1))">
            <text:p/>
          </table:table-cell>
          <table:table-cell table:formula="of:=IF(AND(ISBLANK([.K394]);ISBLANK([.L394]);ISBLANK([.M394]);ISBLANK([.N394])); &quot;&quot;; DEC2HEX([.K394]*8 + [.L394]*4 + [.M394]*2 + [.N394]*1))">
            <text:p/>
          </table:table-cell>
          <table:table-cell table:formula="of:=IF(AND(ISBLANK([.O394]);ISBLANK([.P394]);ISBLANK([.Q394]);ISBLANK([.R394])); &quot;&quot;; DEC2HEX([.O394]*8 + [.P394]*4 + [.Q394]*2 + [.R394]*1))">
            <text:p/>
          </table:table-cell>
          <table:table-cell table:formula="of:=IF(AND(ISBLANK([.S394]);ISBLANK([.T394]);ISBLANK([.U394]);ISBLANK([.V394])); &quot;&quot;; DEC2HEX([.S394]*8 + [.T394]*4 + [.U394]*2 + [.V394]*1))">
            <text:p/>
          </table:table-cell>
          <table:table-cell table:formula="of:=IF(AND(ISBLANK([.W394]);ISBLANK([.X394]);ISBLANK([.Y394]);ISBLANK([.Z394])); &quot;&quot;; DEC2HEX([.W394]*8 + [.X394]*4 + [.Y394]*2 + [.Z394]*1))">
            <text:p/>
          </table:table-cell>
          <table:table-cell table:formula="of:=IF(AND(ISBLANK([.AA394]);ISBLANK([.AB394]);ISBLANK([.AC394]);ISBLANK([.AD394])); &quot;&quot;; DEC2HEX([.AA394]*8 + [.AB394]*4 + [.AC394]*2 + [.AD394]*1))">
            <text:p/>
          </table:table-cell>
          <table:table-cell table:formula="of:=IF(AND(ISBLANK([.AE394]);ISBLANK([.AF394]);ISBLANK([.AG394]);ISBLANK([.AH394])); &quot;&quot;; DEC2HEX([.AE394]*8 + [.AF394]*4 + [.AG394]*2 + [.AH394]*1))">
            <text:p/>
          </table:table-cell>
          <table:table-cell table:formula="of:=IF(AND(ISBLANK([.AI394]);ISBLANK([.AJ394]);ISBLANK([.AK394]);ISBLANK([.AL394])); &quot;&quot;; DEC2HEX([.AI394]*8 + [.AJ394]*4 + [.AK394]*2 + [.AL394]*1))">
            <text:p/>
          </table:table-cell>
          <table:table-cell table:formula="of:=IF(AND(ISBLANK([.AM394]);ISBLANK([.AN394]);ISBLANK([.AO394]);ISBLANK([.AP394])); &quot;&quot;; DEC2HEX([.AM394]*8 + [.AN394]*4 + [.AO394]*2 + [.AP39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5]);ISBLANK([.D395]);ISBLANK([.E395]);ISBLANK([.F395])); &quot;&quot;; DEC2HEX([.C395]*8 + [.D395]*4 + [.E395]*2 + [.F395]*1))">
            <text:p/>
          </table:table-cell>
          <table:table-cell table:formula="of:=IF(AND(ISBLANK([.G395]);ISBLANK([.H395]);ISBLANK([.I395]);ISBLANK([.J395])); &quot;&quot;; DEC2HEX([.G395]*8 + [.H395]*4 + [.I395]*2 + [.J395]*1))">
            <text:p/>
          </table:table-cell>
          <table:table-cell table:formula="of:=IF(AND(ISBLANK([.K395]);ISBLANK([.L395]);ISBLANK([.M395]);ISBLANK([.N395])); &quot;&quot;; DEC2HEX([.K395]*8 + [.L395]*4 + [.M395]*2 + [.N395]*1))">
            <text:p/>
          </table:table-cell>
          <table:table-cell table:formula="of:=IF(AND(ISBLANK([.O395]);ISBLANK([.P395]);ISBLANK([.Q395]);ISBLANK([.R395])); &quot;&quot;; DEC2HEX([.O395]*8 + [.P395]*4 + [.Q395]*2 + [.R395]*1))">
            <text:p/>
          </table:table-cell>
          <table:table-cell table:formula="of:=IF(AND(ISBLANK([.S395]);ISBLANK([.T395]);ISBLANK([.U395]);ISBLANK([.V395])); &quot;&quot;; DEC2HEX([.S395]*8 + [.T395]*4 + [.U395]*2 + [.V395]*1))">
            <text:p/>
          </table:table-cell>
          <table:table-cell table:formula="of:=IF(AND(ISBLANK([.W395]);ISBLANK([.X395]);ISBLANK([.Y395]);ISBLANK([.Z395])); &quot;&quot;; DEC2HEX([.W395]*8 + [.X395]*4 + [.Y395]*2 + [.Z395]*1))">
            <text:p/>
          </table:table-cell>
          <table:table-cell table:formula="of:=IF(AND(ISBLANK([.AA395]);ISBLANK([.AB395]);ISBLANK([.AC395]);ISBLANK([.AD395])); &quot;&quot;; DEC2HEX([.AA395]*8 + [.AB395]*4 + [.AC395]*2 + [.AD395]*1))">
            <text:p/>
          </table:table-cell>
          <table:table-cell table:formula="of:=IF(AND(ISBLANK([.AE395]);ISBLANK([.AF395]);ISBLANK([.AG395]);ISBLANK([.AH395])); &quot;&quot;; DEC2HEX([.AE395]*8 + [.AF395]*4 + [.AG395]*2 + [.AH395]*1))">
            <text:p/>
          </table:table-cell>
          <table:table-cell table:formula="of:=IF(AND(ISBLANK([.AI395]);ISBLANK([.AJ395]);ISBLANK([.AK395]);ISBLANK([.AL395])); &quot;&quot;; DEC2HEX([.AI395]*8 + [.AJ395]*4 + [.AK395]*2 + [.AL395]*1))">
            <text:p/>
          </table:table-cell>
          <table:table-cell table:formula="of:=IF(AND(ISBLANK([.AM395]);ISBLANK([.AN395]);ISBLANK([.AO395]);ISBLANK([.AP395])); &quot;&quot;; DEC2HEX([.AM395]*8 + [.AN395]*4 + [.AO395]*2 + [.AP39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6]);ISBLANK([.D396]);ISBLANK([.E396]);ISBLANK([.F396])); &quot;&quot;; DEC2HEX([.C396]*8 + [.D396]*4 + [.E396]*2 + [.F396]*1))">
            <text:p/>
          </table:table-cell>
          <table:table-cell table:formula="of:=IF(AND(ISBLANK([.G396]);ISBLANK([.H396]);ISBLANK([.I396]);ISBLANK([.J396])); &quot;&quot;; DEC2HEX([.G396]*8 + [.H396]*4 + [.I396]*2 + [.J396]*1))">
            <text:p/>
          </table:table-cell>
          <table:table-cell table:formula="of:=IF(AND(ISBLANK([.K396]);ISBLANK([.L396]);ISBLANK([.M396]);ISBLANK([.N396])); &quot;&quot;; DEC2HEX([.K396]*8 + [.L396]*4 + [.M396]*2 + [.N396]*1))">
            <text:p/>
          </table:table-cell>
          <table:table-cell table:formula="of:=IF(AND(ISBLANK([.O396]);ISBLANK([.P396]);ISBLANK([.Q396]);ISBLANK([.R396])); &quot;&quot;; DEC2HEX([.O396]*8 + [.P396]*4 + [.Q396]*2 + [.R396]*1))">
            <text:p/>
          </table:table-cell>
          <table:table-cell table:formula="of:=IF(AND(ISBLANK([.S396]);ISBLANK([.T396]);ISBLANK([.U396]);ISBLANK([.V396])); &quot;&quot;; DEC2HEX([.S396]*8 + [.T396]*4 + [.U396]*2 + [.V396]*1))">
            <text:p/>
          </table:table-cell>
          <table:table-cell table:formula="of:=IF(AND(ISBLANK([.W396]);ISBLANK([.X396]);ISBLANK([.Y396]);ISBLANK([.Z396])); &quot;&quot;; DEC2HEX([.W396]*8 + [.X396]*4 + [.Y396]*2 + [.Z396]*1))">
            <text:p/>
          </table:table-cell>
          <table:table-cell table:formula="of:=IF(AND(ISBLANK([.AA396]);ISBLANK([.AB396]);ISBLANK([.AC396]);ISBLANK([.AD396])); &quot;&quot;; DEC2HEX([.AA396]*8 + [.AB396]*4 + [.AC396]*2 + [.AD396]*1))">
            <text:p/>
          </table:table-cell>
          <table:table-cell table:formula="of:=IF(AND(ISBLANK([.AE396]);ISBLANK([.AF396]);ISBLANK([.AG396]);ISBLANK([.AH396])); &quot;&quot;; DEC2HEX([.AE396]*8 + [.AF396]*4 + [.AG396]*2 + [.AH396]*1))">
            <text:p/>
          </table:table-cell>
          <table:table-cell table:formula="of:=IF(AND(ISBLANK([.AI396]);ISBLANK([.AJ396]);ISBLANK([.AK396]);ISBLANK([.AL396])); &quot;&quot;; DEC2HEX([.AI396]*8 + [.AJ396]*4 + [.AK396]*2 + [.AL396]*1))">
            <text:p/>
          </table:table-cell>
          <table:table-cell table:formula="of:=IF(AND(ISBLANK([.AM396]);ISBLANK([.AN396]);ISBLANK([.AO396]);ISBLANK([.AP396])); &quot;&quot;; DEC2HEX([.AM396]*8 + [.AN396]*4 + [.AO396]*2 + [.AP39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7]);ISBLANK([.D397]);ISBLANK([.E397]);ISBLANK([.F397])); &quot;&quot;; DEC2HEX([.C397]*8 + [.D397]*4 + [.E397]*2 + [.F397]*1))">
            <text:p/>
          </table:table-cell>
          <table:table-cell table:formula="of:=IF(AND(ISBLANK([.G397]);ISBLANK([.H397]);ISBLANK([.I397]);ISBLANK([.J397])); &quot;&quot;; DEC2HEX([.G397]*8 + [.H397]*4 + [.I397]*2 + [.J397]*1))">
            <text:p/>
          </table:table-cell>
          <table:table-cell table:formula="of:=IF(AND(ISBLANK([.K397]);ISBLANK([.L397]);ISBLANK([.M397]);ISBLANK([.N397])); &quot;&quot;; DEC2HEX([.K397]*8 + [.L397]*4 + [.M397]*2 + [.N397]*1))">
            <text:p/>
          </table:table-cell>
          <table:table-cell table:formula="of:=IF(AND(ISBLANK([.O397]);ISBLANK([.P397]);ISBLANK([.Q397]);ISBLANK([.R397])); &quot;&quot;; DEC2HEX([.O397]*8 + [.P397]*4 + [.Q397]*2 + [.R397]*1))">
            <text:p/>
          </table:table-cell>
          <table:table-cell table:formula="of:=IF(AND(ISBLANK([.S397]);ISBLANK([.T397]);ISBLANK([.U397]);ISBLANK([.V397])); &quot;&quot;; DEC2HEX([.S397]*8 + [.T397]*4 + [.U397]*2 + [.V397]*1))">
            <text:p/>
          </table:table-cell>
          <table:table-cell table:formula="of:=IF(AND(ISBLANK([.W397]);ISBLANK([.X397]);ISBLANK([.Y397]);ISBLANK([.Z397])); &quot;&quot;; DEC2HEX([.W397]*8 + [.X397]*4 + [.Y397]*2 + [.Z397]*1))">
            <text:p/>
          </table:table-cell>
          <table:table-cell table:formula="of:=IF(AND(ISBLANK([.AA397]);ISBLANK([.AB397]);ISBLANK([.AC397]);ISBLANK([.AD397])); &quot;&quot;; DEC2HEX([.AA397]*8 + [.AB397]*4 + [.AC397]*2 + [.AD397]*1))">
            <text:p/>
          </table:table-cell>
          <table:table-cell table:formula="of:=IF(AND(ISBLANK([.AE397]);ISBLANK([.AF397]);ISBLANK([.AG397]);ISBLANK([.AH397])); &quot;&quot;; DEC2HEX([.AE397]*8 + [.AF397]*4 + [.AG397]*2 + [.AH397]*1))">
            <text:p/>
          </table:table-cell>
          <table:table-cell table:formula="of:=IF(AND(ISBLANK([.AI397]);ISBLANK([.AJ397]);ISBLANK([.AK397]);ISBLANK([.AL397])); &quot;&quot;; DEC2HEX([.AI397]*8 + [.AJ397]*4 + [.AK397]*2 + [.AL397]*1))">
            <text:p/>
          </table:table-cell>
          <table:table-cell table:formula="of:=IF(AND(ISBLANK([.AM397]);ISBLANK([.AN397]);ISBLANK([.AO397]);ISBLANK([.AP397])); &quot;&quot;; DEC2HEX([.AM397]*8 + [.AN397]*4 + [.AO397]*2 + [.AP39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8]);ISBLANK([.D398]);ISBLANK([.E398]);ISBLANK([.F398])); &quot;&quot;; DEC2HEX([.C398]*8 + [.D398]*4 + [.E398]*2 + [.F398]*1))">
            <text:p/>
          </table:table-cell>
          <table:table-cell table:formula="of:=IF(AND(ISBLANK([.G398]);ISBLANK([.H398]);ISBLANK([.I398]);ISBLANK([.J398])); &quot;&quot;; DEC2HEX([.G398]*8 + [.H398]*4 + [.I398]*2 + [.J398]*1))">
            <text:p/>
          </table:table-cell>
          <table:table-cell table:formula="of:=IF(AND(ISBLANK([.K398]);ISBLANK([.L398]);ISBLANK([.M398]);ISBLANK([.N398])); &quot;&quot;; DEC2HEX([.K398]*8 + [.L398]*4 + [.M398]*2 + [.N398]*1))">
            <text:p/>
          </table:table-cell>
          <table:table-cell table:formula="of:=IF(AND(ISBLANK([.O398]);ISBLANK([.P398]);ISBLANK([.Q398]);ISBLANK([.R398])); &quot;&quot;; DEC2HEX([.O398]*8 + [.P398]*4 + [.Q398]*2 + [.R398]*1))">
            <text:p/>
          </table:table-cell>
          <table:table-cell table:formula="of:=IF(AND(ISBLANK([.S398]);ISBLANK([.T398]);ISBLANK([.U398]);ISBLANK([.V398])); &quot;&quot;; DEC2HEX([.S398]*8 + [.T398]*4 + [.U398]*2 + [.V398]*1))">
            <text:p/>
          </table:table-cell>
          <table:table-cell table:formula="of:=IF(AND(ISBLANK([.W398]);ISBLANK([.X398]);ISBLANK([.Y398]);ISBLANK([.Z398])); &quot;&quot;; DEC2HEX([.W398]*8 + [.X398]*4 + [.Y398]*2 + [.Z398]*1))">
            <text:p/>
          </table:table-cell>
          <table:table-cell table:formula="of:=IF(AND(ISBLANK([.AA398]);ISBLANK([.AB398]);ISBLANK([.AC398]);ISBLANK([.AD398])); &quot;&quot;; DEC2HEX([.AA398]*8 + [.AB398]*4 + [.AC398]*2 + [.AD398]*1))">
            <text:p/>
          </table:table-cell>
          <table:table-cell table:formula="of:=IF(AND(ISBLANK([.AE398]);ISBLANK([.AF398]);ISBLANK([.AG398]);ISBLANK([.AH398])); &quot;&quot;; DEC2HEX([.AE398]*8 + [.AF398]*4 + [.AG398]*2 + [.AH398]*1))">
            <text:p/>
          </table:table-cell>
          <table:table-cell table:formula="of:=IF(AND(ISBLANK([.AI398]);ISBLANK([.AJ398]);ISBLANK([.AK398]);ISBLANK([.AL398])); &quot;&quot;; DEC2HEX([.AI398]*8 + [.AJ398]*4 + [.AK398]*2 + [.AL398]*1))">
            <text:p/>
          </table:table-cell>
          <table:table-cell table:formula="of:=IF(AND(ISBLANK([.AM398]);ISBLANK([.AN398]);ISBLANK([.AO398]);ISBLANK([.AP398])); &quot;&quot;; DEC2HEX([.AM398]*8 + [.AN398]*4 + [.AO398]*2 + [.AP39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399]);ISBLANK([.D399]);ISBLANK([.E399]);ISBLANK([.F399])); &quot;&quot;; DEC2HEX([.C399]*8 + [.D399]*4 + [.E399]*2 + [.F399]*1))">
            <text:p/>
          </table:table-cell>
          <table:table-cell table:formula="of:=IF(AND(ISBLANK([.G399]);ISBLANK([.H399]);ISBLANK([.I399]);ISBLANK([.J399])); &quot;&quot;; DEC2HEX([.G399]*8 + [.H399]*4 + [.I399]*2 + [.J399]*1))">
            <text:p/>
          </table:table-cell>
          <table:table-cell table:formula="of:=IF(AND(ISBLANK([.K399]);ISBLANK([.L399]);ISBLANK([.M399]);ISBLANK([.N399])); &quot;&quot;; DEC2HEX([.K399]*8 + [.L399]*4 + [.M399]*2 + [.N399]*1))">
            <text:p/>
          </table:table-cell>
          <table:table-cell table:formula="of:=IF(AND(ISBLANK([.O399]);ISBLANK([.P399]);ISBLANK([.Q399]);ISBLANK([.R399])); &quot;&quot;; DEC2HEX([.O399]*8 + [.P399]*4 + [.Q399]*2 + [.R399]*1))">
            <text:p/>
          </table:table-cell>
          <table:table-cell table:formula="of:=IF(AND(ISBLANK([.S399]);ISBLANK([.T399]);ISBLANK([.U399]);ISBLANK([.V399])); &quot;&quot;; DEC2HEX([.S399]*8 + [.T399]*4 + [.U399]*2 + [.V399]*1))">
            <text:p/>
          </table:table-cell>
          <table:table-cell table:formula="of:=IF(AND(ISBLANK([.W399]);ISBLANK([.X399]);ISBLANK([.Y399]);ISBLANK([.Z399])); &quot;&quot;; DEC2HEX([.W399]*8 + [.X399]*4 + [.Y399]*2 + [.Z399]*1))">
            <text:p/>
          </table:table-cell>
          <table:table-cell table:formula="of:=IF(AND(ISBLANK([.AA399]);ISBLANK([.AB399]);ISBLANK([.AC399]);ISBLANK([.AD399])); &quot;&quot;; DEC2HEX([.AA399]*8 + [.AB399]*4 + [.AC399]*2 + [.AD399]*1))">
            <text:p/>
          </table:table-cell>
          <table:table-cell table:formula="of:=IF(AND(ISBLANK([.AE399]);ISBLANK([.AF399]);ISBLANK([.AG399]);ISBLANK([.AH399])); &quot;&quot;; DEC2HEX([.AE399]*8 + [.AF399]*4 + [.AG399]*2 + [.AH399]*1))">
            <text:p/>
          </table:table-cell>
          <table:table-cell table:formula="of:=IF(AND(ISBLANK([.AI399]);ISBLANK([.AJ399]);ISBLANK([.AK399]);ISBLANK([.AL399])); &quot;&quot;; DEC2HEX([.AI399]*8 + [.AJ399]*4 + [.AK399]*2 + [.AL399]*1))">
            <text:p/>
          </table:table-cell>
          <table:table-cell table:formula="of:=IF(AND(ISBLANK([.AM399]);ISBLANK([.AN399]);ISBLANK([.AO399]);ISBLANK([.AP399])); &quot;&quot;; DEC2HEX([.AM399]*8 + [.AN399]*4 + [.AO399]*2 + [.AP39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0]);ISBLANK([.D400]);ISBLANK([.E400]);ISBLANK([.F400])); &quot;&quot;; DEC2HEX([.C400]*8 + [.D400]*4 + [.E400]*2 + [.F400]*1))">
            <text:p/>
          </table:table-cell>
          <table:table-cell table:formula="of:=IF(AND(ISBLANK([.G400]);ISBLANK([.H400]);ISBLANK([.I400]);ISBLANK([.J400])); &quot;&quot;; DEC2HEX([.G400]*8 + [.H400]*4 + [.I400]*2 + [.J400]*1))">
            <text:p/>
          </table:table-cell>
          <table:table-cell table:formula="of:=IF(AND(ISBLANK([.K400]);ISBLANK([.L400]);ISBLANK([.M400]);ISBLANK([.N400])); &quot;&quot;; DEC2HEX([.K400]*8 + [.L400]*4 + [.M400]*2 + [.N400]*1))">
            <text:p/>
          </table:table-cell>
          <table:table-cell table:formula="of:=IF(AND(ISBLANK([.O400]);ISBLANK([.P400]);ISBLANK([.Q400]);ISBLANK([.R400])); &quot;&quot;; DEC2HEX([.O400]*8 + [.P400]*4 + [.Q400]*2 + [.R400]*1))">
            <text:p/>
          </table:table-cell>
          <table:table-cell table:formula="of:=IF(AND(ISBLANK([.S400]);ISBLANK([.T400]);ISBLANK([.U400]);ISBLANK([.V400])); &quot;&quot;; DEC2HEX([.S400]*8 + [.T400]*4 + [.U400]*2 + [.V400]*1))">
            <text:p/>
          </table:table-cell>
          <table:table-cell table:formula="of:=IF(AND(ISBLANK([.W400]);ISBLANK([.X400]);ISBLANK([.Y400]);ISBLANK([.Z400])); &quot;&quot;; DEC2HEX([.W400]*8 + [.X400]*4 + [.Y400]*2 + [.Z400]*1))">
            <text:p/>
          </table:table-cell>
          <table:table-cell table:formula="of:=IF(AND(ISBLANK([.AA400]);ISBLANK([.AB400]);ISBLANK([.AC400]);ISBLANK([.AD400])); &quot;&quot;; DEC2HEX([.AA400]*8 + [.AB400]*4 + [.AC400]*2 + [.AD400]*1))">
            <text:p/>
          </table:table-cell>
          <table:table-cell table:formula="of:=IF(AND(ISBLANK([.AE400]);ISBLANK([.AF400]);ISBLANK([.AG400]);ISBLANK([.AH400])); &quot;&quot;; DEC2HEX([.AE400]*8 + [.AF400]*4 + [.AG400]*2 + [.AH400]*1))">
            <text:p/>
          </table:table-cell>
          <table:table-cell table:formula="of:=IF(AND(ISBLANK([.AI400]);ISBLANK([.AJ400]);ISBLANK([.AK400]);ISBLANK([.AL400])); &quot;&quot;; DEC2HEX([.AI400]*8 + [.AJ400]*4 + [.AK400]*2 + [.AL400]*1))">
            <text:p/>
          </table:table-cell>
          <table:table-cell table:formula="of:=IF(AND(ISBLANK([.AM400]);ISBLANK([.AN400]);ISBLANK([.AO400]);ISBLANK([.AP400])); &quot;&quot;; DEC2HEX([.AM400]*8 + [.AN400]*4 + [.AO400]*2 + [.AP40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1]);ISBLANK([.D401]);ISBLANK([.E401]);ISBLANK([.F401])); &quot;&quot;; DEC2HEX([.C401]*8 + [.D401]*4 + [.E401]*2 + [.F401]*1))">
            <text:p/>
          </table:table-cell>
          <table:table-cell table:formula="of:=IF(AND(ISBLANK([.G401]);ISBLANK([.H401]);ISBLANK([.I401]);ISBLANK([.J401])); &quot;&quot;; DEC2HEX([.G401]*8 + [.H401]*4 + [.I401]*2 + [.J401]*1))">
            <text:p/>
          </table:table-cell>
          <table:table-cell table:formula="of:=IF(AND(ISBLANK([.K401]);ISBLANK([.L401]);ISBLANK([.M401]);ISBLANK([.N401])); &quot;&quot;; DEC2HEX([.K401]*8 + [.L401]*4 + [.M401]*2 + [.N401]*1))">
            <text:p/>
          </table:table-cell>
          <table:table-cell table:formula="of:=IF(AND(ISBLANK([.O401]);ISBLANK([.P401]);ISBLANK([.Q401]);ISBLANK([.R401])); &quot;&quot;; DEC2HEX([.O401]*8 + [.P401]*4 + [.Q401]*2 + [.R401]*1))">
            <text:p/>
          </table:table-cell>
          <table:table-cell table:formula="of:=IF(AND(ISBLANK([.S401]);ISBLANK([.T401]);ISBLANK([.U401]);ISBLANK([.V401])); &quot;&quot;; DEC2HEX([.S401]*8 + [.T401]*4 + [.U401]*2 + [.V401]*1))">
            <text:p/>
          </table:table-cell>
          <table:table-cell table:formula="of:=IF(AND(ISBLANK([.W401]);ISBLANK([.X401]);ISBLANK([.Y401]);ISBLANK([.Z401])); &quot;&quot;; DEC2HEX([.W401]*8 + [.X401]*4 + [.Y401]*2 + [.Z401]*1))">
            <text:p/>
          </table:table-cell>
          <table:table-cell table:formula="of:=IF(AND(ISBLANK([.AA401]);ISBLANK([.AB401]);ISBLANK([.AC401]);ISBLANK([.AD401])); &quot;&quot;; DEC2HEX([.AA401]*8 + [.AB401]*4 + [.AC401]*2 + [.AD401]*1))">
            <text:p/>
          </table:table-cell>
          <table:table-cell table:formula="of:=IF(AND(ISBLANK([.AE401]);ISBLANK([.AF401]);ISBLANK([.AG401]);ISBLANK([.AH401])); &quot;&quot;; DEC2HEX([.AE401]*8 + [.AF401]*4 + [.AG401]*2 + [.AH401]*1))">
            <text:p/>
          </table:table-cell>
          <table:table-cell table:formula="of:=IF(AND(ISBLANK([.AI401]);ISBLANK([.AJ401]);ISBLANK([.AK401]);ISBLANK([.AL401])); &quot;&quot;; DEC2HEX([.AI401]*8 + [.AJ401]*4 + [.AK401]*2 + [.AL401]*1))">
            <text:p/>
          </table:table-cell>
          <table:table-cell table:formula="of:=IF(AND(ISBLANK([.AM401]);ISBLANK([.AN401]);ISBLANK([.AO401]);ISBLANK([.AP401])); &quot;&quot;; DEC2HEX([.AM401]*8 + [.AN401]*4 + [.AO401]*2 + [.AP40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2]);ISBLANK([.D402]);ISBLANK([.E402]);ISBLANK([.F402])); &quot;&quot;; DEC2HEX([.C402]*8 + [.D402]*4 + [.E402]*2 + [.F402]*1))">
            <text:p/>
          </table:table-cell>
          <table:table-cell table:formula="of:=IF(AND(ISBLANK([.G402]);ISBLANK([.H402]);ISBLANK([.I402]);ISBLANK([.J402])); &quot;&quot;; DEC2HEX([.G402]*8 + [.H402]*4 + [.I402]*2 + [.J402]*1))">
            <text:p/>
          </table:table-cell>
          <table:table-cell table:formula="of:=IF(AND(ISBLANK([.K402]);ISBLANK([.L402]);ISBLANK([.M402]);ISBLANK([.N402])); &quot;&quot;; DEC2HEX([.K402]*8 + [.L402]*4 + [.M402]*2 + [.N402]*1))">
            <text:p/>
          </table:table-cell>
          <table:table-cell table:formula="of:=IF(AND(ISBLANK([.O402]);ISBLANK([.P402]);ISBLANK([.Q402]);ISBLANK([.R402])); &quot;&quot;; DEC2HEX([.O402]*8 + [.P402]*4 + [.Q402]*2 + [.R402]*1))">
            <text:p/>
          </table:table-cell>
          <table:table-cell table:formula="of:=IF(AND(ISBLANK([.S402]);ISBLANK([.T402]);ISBLANK([.U402]);ISBLANK([.V402])); &quot;&quot;; DEC2HEX([.S402]*8 + [.T402]*4 + [.U402]*2 + [.V402]*1))">
            <text:p/>
          </table:table-cell>
          <table:table-cell table:formula="of:=IF(AND(ISBLANK([.W402]);ISBLANK([.X402]);ISBLANK([.Y402]);ISBLANK([.Z402])); &quot;&quot;; DEC2HEX([.W402]*8 + [.X402]*4 + [.Y402]*2 + [.Z402]*1))">
            <text:p/>
          </table:table-cell>
          <table:table-cell table:formula="of:=IF(AND(ISBLANK([.AA402]);ISBLANK([.AB402]);ISBLANK([.AC402]);ISBLANK([.AD402])); &quot;&quot;; DEC2HEX([.AA402]*8 + [.AB402]*4 + [.AC402]*2 + [.AD402]*1))">
            <text:p/>
          </table:table-cell>
          <table:table-cell table:formula="of:=IF(AND(ISBLANK([.AE402]);ISBLANK([.AF402]);ISBLANK([.AG402]);ISBLANK([.AH402])); &quot;&quot;; DEC2HEX([.AE402]*8 + [.AF402]*4 + [.AG402]*2 + [.AH402]*1))">
            <text:p/>
          </table:table-cell>
          <table:table-cell table:formula="of:=IF(AND(ISBLANK([.AI402]);ISBLANK([.AJ402]);ISBLANK([.AK402]);ISBLANK([.AL402])); &quot;&quot;; DEC2HEX([.AI402]*8 + [.AJ402]*4 + [.AK402]*2 + [.AL402]*1))">
            <text:p/>
          </table:table-cell>
          <table:table-cell table:formula="of:=IF(AND(ISBLANK([.AM402]);ISBLANK([.AN402]);ISBLANK([.AO402]);ISBLANK([.AP402])); &quot;&quot;; DEC2HEX([.AM402]*8 + [.AN402]*4 + [.AO402]*2 + [.AP40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3]);ISBLANK([.D403]);ISBLANK([.E403]);ISBLANK([.F403])); &quot;&quot;; DEC2HEX([.C403]*8 + [.D403]*4 + [.E403]*2 + [.F403]*1))">
            <text:p/>
          </table:table-cell>
          <table:table-cell table:formula="of:=IF(AND(ISBLANK([.G403]);ISBLANK([.H403]);ISBLANK([.I403]);ISBLANK([.J403])); &quot;&quot;; DEC2HEX([.G403]*8 + [.H403]*4 + [.I403]*2 + [.J403]*1))">
            <text:p/>
          </table:table-cell>
          <table:table-cell table:formula="of:=IF(AND(ISBLANK([.K403]);ISBLANK([.L403]);ISBLANK([.M403]);ISBLANK([.N403])); &quot;&quot;; DEC2HEX([.K403]*8 + [.L403]*4 + [.M403]*2 + [.N403]*1))">
            <text:p/>
          </table:table-cell>
          <table:table-cell table:formula="of:=IF(AND(ISBLANK([.O403]);ISBLANK([.P403]);ISBLANK([.Q403]);ISBLANK([.R403])); &quot;&quot;; DEC2HEX([.O403]*8 + [.P403]*4 + [.Q403]*2 + [.R403]*1))">
            <text:p/>
          </table:table-cell>
          <table:table-cell table:formula="of:=IF(AND(ISBLANK([.S403]);ISBLANK([.T403]);ISBLANK([.U403]);ISBLANK([.V403])); &quot;&quot;; DEC2HEX([.S403]*8 + [.T403]*4 + [.U403]*2 + [.V403]*1))">
            <text:p/>
          </table:table-cell>
          <table:table-cell table:formula="of:=IF(AND(ISBLANK([.W403]);ISBLANK([.X403]);ISBLANK([.Y403]);ISBLANK([.Z403])); &quot;&quot;; DEC2HEX([.W403]*8 + [.X403]*4 + [.Y403]*2 + [.Z403]*1))">
            <text:p/>
          </table:table-cell>
          <table:table-cell table:formula="of:=IF(AND(ISBLANK([.AA403]);ISBLANK([.AB403]);ISBLANK([.AC403]);ISBLANK([.AD403])); &quot;&quot;; DEC2HEX([.AA403]*8 + [.AB403]*4 + [.AC403]*2 + [.AD403]*1))">
            <text:p/>
          </table:table-cell>
          <table:table-cell table:formula="of:=IF(AND(ISBLANK([.AE403]);ISBLANK([.AF403]);ISBLANK([.AG403]);ISBLANK([.AH403])); &quot;&quot;; DEC2HEX([.AE403]*8 + [.AF403]*4 + [.AG403]*2 + [.AH403]*1))">
            <text:p/>
          </table:table-cell>
          <table:table-cell table:formula="of:=IF(AND(ISBLANK([.AI403]);ISBLANK([.AJ403]);ISBLANK([.AK403]);ISBLANK([.AL403])); &quot;&quot;; DEC2HEX([.AI403]*8 + [.AJ403]*4 + [.AK403]*2 + [.AL403]*1))">
            <text:p/>
          </table:table-cell>
          <table:table-cell table:formula="of:=IF(AND(ISBLANK([.AM403]);ISBLANK([.AN403]);ISBLANK([.AO403]);ISBLANK([.AP403])); &quot;&quot;; DEC2HEX([.AM403]*8 + [.AN403]*4 + [.AO403]*2 + [.AP40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4]);ISBLANK([.D404]);ISBLANK([.E404]);ISBLANK([.F404])); &quot;&quot;; DEC2HEX([.C404]*8 + [.D404]*4 + [.E404]*2 + [.F404]*1))">
            <text:p/>
          </table:table-cell>
          <table:table-cell table:formula="of:=IF(AND(ISBLANK([.G404]);ISBLANK([.H404]);ISBLANK([.I404]);ISBLANK([.J404])); &quot;&quot;; DEC2HEX([.G404]*8 + [.H404]*4 + [.I404]*2 + [.J404]*1))">
            <text:p/>
          </table:table-cell>
          <table:table-cell table:formula="of:=IF(AND(ISBLANK([.K404]);ISBLANK([.L404]);ISBLANK([.M404]);ISBLANK([.N404])); &quot;&quot;; DEC2HEX([.K404]*8 + [.L404]*4 + [.M404]*2 + [.N404]*1))">
            <text:p/>
          </table:table-cell>
          <table:table-cell table:formula="of:=IF(AND(ISBLANK([.O404]);ISBLANK([.P404]);ISBLANK([.Q404]);ISBLANK([.R404])); &quot;&quot;; DEC2HEX([.O404]*8 + [.P404]*4 + [.Q404]*2 + [.R404]*1))">
            <text:p/>
          </table:table-cell>
          <table:table-cell table:formula="of:=IF(AND(ISBLANK([.S404]);ISBLANK([.T404]);ISBLANK([.U404]);ISBLANK([.V404])); &quot;&quot;; DEC2HEX([.S404]*8 + [.T404]*4 + [.U404]*2 + [.V404]*1))">
            <text:p/>
          </table:table-cell>
          <table:table-cell table:formula="of:=IF(AND(ISBLANK([.W404]);ISBLANK([.X404]);ISBLANK([.Y404]);ISBLANK([.Z404])); &quot;&quot;; DEC2HEX([.W404]*8 + [.X404]*4 + [.Y404]*2 + [.Z404]*1))">
            <text:p/>
          </table:table-cell>
          <table:table-cell table:formula="of:=IF(AND(ISBLANK([.AA404]);ISBLANK([.AB404]);ISBLANK([.AC404]);ISBLANK([.AD404])); &quot;&quot;; DEC2HEX([.AA404]*8 + [.AB404]*4 + [.AC404]*2 + [.AD404]*1))">
            <text:p/>
          </table:table-cell>
          <table:table-cell table:formula="of:=IF(AND(ISBLANK([.AE404]);ISBLANK([.AF404]);ISBLANK([.AG404]);ISBLANK([.AH404])); &quot;&quot;; DEC2HEX([.AE404]*8 + [.AF404]*4 + [.AG404]*2 + [.AH404]*1))">
            <text:p/>
          </table:table-cell>
          <table:table-cell table:formula="of:=IF(AND(ISBLANK([.AI404]);ISBLANK([.AJ404]);ISBLANK([.AK404]);ISBLANK([.AL404])); &quot;&quot;; DEC2HEX([.AI404]*8 + [.AJ404]*4 + [.AK404]*2 + [.AL404]*1))">
            <text:p/>
          </table:table-cell>
          <table:table-cell table:formula="of:=IF(AND(ISBLANK([.AM404]);ISBLANK([.AN404]);ISBLANK([.AO404]);ISBLANK([.AP404])); &quot;&quot;; DEC2HEX([.AM404]*8 + [.AN404]*4 + [.AO404]*2 + [.AP40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5]);ISBLANK([.D405]);ISBLANK([.E405]);ISBLANK([.F405])); &quot;&quot;; DEC2HEX([.C405]*8 + [.D405]*4 + [.E405]*2 + [.F405]*1))">
            <text:p/>
          </table:table-cell>
          <table:table-cell table:formula="of:=IF(AND(ISBLANK([.G405]);ISBLANK([.H405]);ISBLANK([.I405]);ISBLANK([.J405])); &quot;&quot;; DEC2HEX([.G405]*8 + [.H405]*4 + [.I405]*2 + [.J405]*1))">
            <text:p/>
          </table:table-cell>
          <table:table-cell table:formula="of:=IF(AND(ISBLANK([.K405]);ISBLANK([.L405]);ISBLANK([.M405]);ISBLANK([.N405])); &quot;&quot;; DEC2HEX([.K405]*8 + [.L405]*4 + [.M405]*2 + [.N405]*1))">
            <text:p/>
          </table:table-cell>
          <table:table-cell table:formula="of:=IF(AND(ISBLANK([.O405]);ISBLANK([.P405]);ISBLANK([.Q405]);ISBLANK([.R405])); &quot;&quot;; DEC2HEX([.O405]*8 + [.P405]*4 + [.Q405]*2 + [.R405]*1))">
            <text:p/>
          </table:table-cell>
          <table:table-cell table:formula="of:=IF(AND(ISBLANK([.S405]);ISBLANK([.T405]);ISBLANK([.U405]);ISBLANK([.V405])); &quot;&quot;; DEC2HEX([.S405]*8 + [.T405]*4 + [.U405]*2 + [.V405]*1))">
            <text:p/>
          </table:table-cell>
          <table:table-cell table:formula="of:=IF(AND(ISBLANK([.W405]);ISBLANK([.X405]);ISBLANK([.Y405]);ISBLANK([.Z405])); &quot;&quot;; DEC2HEX([.W405]*8 + [.X405]*4 + [.Y405]*2 + [.Z405]*1))">
            <text:p/>
          </table:table-cell>
          <table:table-cell table:formula="of:=IF(AND(ISBLANK([.AA405]);ISBLANK([.AB405]);ISBLANK([.AC405]);ISBLANK([.AD405])); &quot;&quot;; DEC2HEX([.AA405]*8 + [.AB405]*4 + [.AC405]*2 + [.AD405]*1))">
            <text:p/>
          </table:table-cell>
          <table:table-cell table:formula="of:=IF(AND(ISBLANK([.AE405]);ISBLANK([.AF405]);ISBLANK([.AG405]);ISBLANK([.AH405])); &quot;&quot;; DEC2HEX([.AE405]*8 + [.AF405]*4 + [.AG405]*2 + [.AH405]*1))">
            <text:p/>
          </table:table-cell>
          <table:table-cell table:formula="of:=IF(AND(ISBLANK([.AI405]);ISBLANK([.AJ405]);ISBLANK([.AK405]);ISBLANK([.AL405])); &quot;&quot;; DEC2HEX([.AI405]*8 + [.AJ405]*4 + [.AK405]*2 + [.AL405]*1))">
            <text:p/>
          </table:table-cell>
          <table:table-cell table:formula="of:=IF(AND(ISBLANK([.AM405]);ISBLANK([.AN405]);ISBLANK([.AO405]);ISBLANK([.AP405])); &quot;&quot;; DEC2HEX([.AM405]*8 + [.AN405]*4 + [.AO405]*2 + [.AP40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6]);ISBLANK([.D406]);ISBLANK([.E406]);ISBLANK([.F406])); &quot;&quot;; DEC2HEX([.C406]*8 + [.D406]*4 + [.E406]*2 + [.F406]*1))">
            <text:p/>
          </table:table-cell>
          <table:table-cell table:formula="of:=IF(AND(ISBLANK([.G406]);ISBLANK([.H406]);ISBLANK([.I406]);ISBLANK([.J406])); &quot;&quot;; DEC2HEX([.G406]*8 + [.H406]*4 + [.I406]*2 + [.J406]*1))">
            <text:p/>
          </table:table-cell>
          <table:table-cell table:formula="of:=IF(AND(ISBLANK([.K406]);ISBLANK([.L406]);ISBLANK([.M406]);ISBLANK([.N406])); &quot;&quot;; DEC2HEX([.K406]*8 + [.L406]*4 + [.M406]*2 + [.N406]*1))">
            <text:p/>
          </table:table-cell>
          <table:table-cell table:formula="of:=IF(AND(ISBLANK([.O406]);ISBLANK([.P406]);ISBLANK([.Q406]);ISBLANK([.R406])); &quot;&quot;; DEC2HEX([.O406]*8 + [.P406]*4 + [.Q406]*2 + [.R406]*1))">
            <text:p/>
          </table:table-cell>
          <table:table-cell table:formula="of:=IF(AND(ISBLANK([.S406]);ISBLANK([.T406]);ISBLANK([.U406]);ISBLANK([.V406])); &quot;&quot;; DEC2HEX([.S406]*8 + [.T406]*4 + [.U406]*2 + [.V406]*1))">
            <text:p/>
          </table:table-cell>
          <table:table-cell table:formula="of:=IF(AND(ISBLANK([.W406]);ISBLANK([.X406]);ISBLANK([.Y406]);ISBLANK([.Z406])); &quot;&quot;; DEC2HEX([.W406]*8 + [.X406]*4 + [.Y406]*2 + [.Z406]*1))">
            <text:p/>
          </table:table-cell>
          <table:table-cell table:formula="of:=IF(AND(ISBLANK([.AA406]);ISBLANK([.AB406]);ISBLANK([.AC406]);ISBLANK([.AD406])); &quot;&quot;; DEC2HEX([.AA406]*8 + [.AB406]*4 + [.AC406]*2 + [.AD406]*1))">
            <text:p/>
          </table:table-cell>
          <table:table-cell table:formula="of:=IF(AND(ISBLANK([.AE406]);ISBLANK([.AF406]);ISBLANK([.AG406]);ISBLANK([.AH406])); &quot;&quot;; DEC2HEX([.AE406]*8 + [.AF406]*4 + [.AG406]*2 + [.AH406]*1))">
            <text:p/>
          </table:table-cell>
          <table:table-cell table:formula="of:=IF(AND(ISBLANK([.AI406]);ISBLANK([.AJ406]);ISBLANK([.AK406]);ISBLANK([.AL406])); &quot;&quot;; DEC2HEX([.AI406]*8 + [.AJ406]*4 + [.AK406]*2 + [.AL406]*1))">
            <text:p/>
          </table:table-cell>
          <table:table-cell table:formula="of:=IF(AND(ISBLANK([.AM406]);ISBLANK([.AN406]);ISBLANK([.AO406]);ISBLANK([.AP406])); &quot;&quot;; DEC2HEX([.AM406]*8 + [.AN406]*4 + [.AO406]*2 + [.AP40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7]);ISBLANK([.D407]);ISBLANK([.E407]);ISBLANK([.F407])); &quot;&quot;; DEC2HEX([.C407]*8 + [.D407]*4 + [.E407]*2 + [.F407]*1))">
            <text:p/>
          </table:table-cell>
          <table:table-cell table:formula="of:=IF(AND(ISBLANK([.G407]);ISBLANK([.H407]);ISBLANK([.I407]);ISBLANK([.J407])); &quot;&quot;; DEC2HEX([.G407]*8 + [.H407]*4 + [.I407]*2 + [.J407]*1))">
            <text:p/>
          </table:table-cell>
          <table:table-cell table:formula="of:=IF(AND(ISBLANK([.K407]);ISBLANK([.L407]);ISBLANK([.M407]);ISBLANK([.N407])); &quot;&quot;; DEC2HEX([.K407]*8 + [.L407]*4 + [.M407]*2 + [.N407]*1))">
            <text:p/>
          </table:table-cell>
          <table:table-cell table:formula="of:=IF(AND(ISBLANK([.O407]);ISBLANK([.P407]);ISBLANK([.Q407]);ISBLANK([.R407])); &quot;&quot;; DEC2HEX([.O407]*8 + [.P407]*4 + [.Q407]*2 + [.R407]*1))">
            <text:p/>
          </table:table-cell>
          <table:table-cell table:formula="of:=IF(AND(ISBLANK([.S407]);ISBLANK([.T407]);ISBLANK([.U407]);ISBLANK([.V407])); &quot;&quot;; DEC2HEX([.S407]*8 + [.T407]*4 + [.U407]*2 + [.V407]*1))">
            <text:p/>
          </table:table-cell>
          <table:table-cell table:formula="of:=IF(AND(ISBLANK([.W407]);ISBLANK([.X407]);ISBLANK([.Y407]);ISBLANK([.Z407])); &quot;&quot;; DEC2HEX([.W407]*8 + [.X407]*4 + [.Y407]*2 + [.Z407]*1))">
            <text:p/>
          </table:table-cell>
          <table:table-cell table:formula="of:=IF(AND(ISBLANK([.AA407]);ISBLANK([.AB407]);ISBLANK([.AC407]);ISBLANK([.AD407])); &quot;&quot;; DEC2HEX([.AA407]*8 + [.AB407]*4 + [.AC407]*2 + [.AD407]*1))">
            <text:p/>
          </table:table-cell>
          <table:table-cell table:formula="of:=IF(AND(ISBLANK([.AE407]);ISBLANK([.AF407]);ISBLANK([.AG407]);ISBLANK([.AH407])); &quot;&quot;; DEC2HEX([.AE407]*8 + [.AF407]*4 + [.AG407]*2 + [.AH407]*1))">
            <text:p/>
          </table:table-cell>
          <table:table-cell table:formula="of:=IF(AND(ISBLANK([.AI407]);ISBLANK([.AJ407]);ISBLANK([.AK407]);ISBLANK([.AL407])); &quot;&quot;; DEC2HEX([.AI407]*8 + [.AJ407]*4 + [.AK407]*2 + [.AL407]*1))">
            <text:p/>
          </table:table-cell>
          <table:table-cell table:formula="of:=IF(AND(ISBLANK([.AM407]);ISBLANK([.AN407]);ISBLANK([.AO407]);ISBLANK([.AP407])); &quot;&quot;; DEC2HEX([.AM407]*8 + [.AN407]*4 + [.AO407]*2 + [.AP40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8]);ISBLANK([.D408]);ISBLANK([.E408]);ISBLANK([.F408])); &quot;&quot;; DEC2HEX([.C408]*8 + [.D408]*4 + [.E408]*2 + [.F408]*1))">
            <text:p/>
          </table:table-cell>
          <table:table-cell table:formula="of:=IF(AND(ISBLANK([.G408]);ISBLANK([.H408]);ISBLANK([.I408]);ISBLANK([.J408])); &quot;&quot;; DEC2HEX([.G408]*8 + [.H408]*4 + [.I408]*2 + [.J408]*1))">
            <text:p/>
          </table:table-cell>
          <table:table-cell table:formula="of:=IF(AND(ISBLANK([.K408]);ISBLANK([.L408]);ISBLANK([.M408]);ISBLANK([.N408])); &quot;&quot;; DEC2HEX([.K408]*8 + [.L408]*4 + [.M408]*2 + [.N408]*1))">
            <text:p/>
          </table:table-cell>
          <table:table-cell table:formula="of:=IF(AND(ISBLANK([.O408]);ISBLANK([.P408]);ISBLANK([.Q408]);ISBLANK([.R408])); &quot;&quot;; DEC2HEX([.O408]*8 + [.P408]*4 + [.Q408]*2 + [.R408]*1))">
            <text:p/>
          </table:table-cell>
          <table:table-cell table:formula="of:=IF(AND(ISBLANK([.S408]);ISBLANK([.T408]);ISBLANK([.U408]);ISBLANK([.V408])); &quot;&quot;; DEC2HEX([.S408]*8 + [.T408]*4 + [.U408]*2 + [.V408]*1))">
            <text:p/>
          </table:table-cell>
          <table:table-cell table:formula="of:=IF(AND(ISBLANK([.W408]);ISBLANK([.X408]);ISBLANK([.Y408]);ISBLANK([.Z408])); &quot;&quot;; DEC2HEX([.W408]*8 + [.X408]*4 + [.Y408]*2 + [.Z408]*1))">
            <text:p/>
          </table:table-cell>
          <table:table-cell table:formula="of:=IF(AND(ISBLANK([.AA408]);ISBLANK([.AB408]);ISBLANK([.AC408]);ISBLANK([.AD408])); &quot;&quot;; DEC2HEX([.AA408]*8 + [.AB408]*4 + [.AC408]*2 + [.AD408]*1))">
            <text:p/>
          </table:table-cell>
          <table:table-cell table:formula="of:=IF(AND(ISBLANK([.AE408]);ISBLANK([.AF408]);ISBLANK([.AG408]);ISBLANK([.AH408])); &quot;&quot;; DEC2HEX([.AE408]*8 + [.AF408]*4 + [.AG408]*2 + [.AH408]*1))">
            <text:p/>
          </table:table-cell>
          <table:table-cell table:formula="of:=IF(AND(ISBLANK([.AI408]);ISBLANK([.AJ408]);ISBLANK([.AK408]);ISBLANK([.AL408])); &quot;&quot;; DEC2HEX([.AI408]*8 + [.AJ408]*4 + [.AK408]*2 + [.AL408]*1))">
            <text:p/>
          </table:table-cell>
          <table:table-cell table:formula="of:=IF(AND(ISBLANK([.AM408]);ISBLANK([.AN408]);ISBLANK([.AO408]);ISBLANK([.AP408])); &quot;&quot;; DEC2HEX([.AM408]*8 + [.AN408]*4 + [.AO408]*2 + [.AP40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09]);ISBLANK([.D409]);ISBLANK([.E409]);ISBLANK([.F409])); &quot;&quot;; DEC2HEX([.C409]*8 + [.D409]*4 + [.E409]*2 + [.F409]*1))">
            <text:p/>
          </table:table-cell>
          <table:table-cell table:formula="of:=IF(AND(ISBLANK([.G409]);ISBLANK([.H409]);ISBLANK([.I409]);ISBLANK([.J409])); &quot;&quot;; DEC2HEX([.G409]*8 + [.H409]*4 + [.I409]*2 + [.J409]*1))">
            <text:p/>
          </table:table-cell>
          <table:table-cell table:formula="of:=IF(AND(ISBLANK([.K409]);ISBLANK([.L409]);ISBLANK([.M409]);ISBLANK([.N409])); &quot;&quot;; DEC2HEX([.K409]*8 + [.L409]*4 + [.M409]*2 + [.N409]*1))">
            <text:p/>
          </table:table-cell>
          <table:table-cell table:formula="of:=IF(AND(ISBLANK([.O409]);ISBLANK([.P409]);ISBLANK([.Q409]);ISBLANK([.R409])); &quot;&quot;; DEC2HEX([.O409]*8 + [.P409]*4 + [.Q409]*2 + [.R409]*1))">
            <text:p/>
          </table:table-cell>
          <table:table-cell table:formula="of:=IF(AND(ISBLANK([.S409]);ISBLANK([.T409]);ISBLANK([.U409]);ISBLANK([.V409])); &quot;&quot;; DEC2HEX([.S409]*8 + [.T409]*4 + [.U409]*2 + [.V409]*1))">
            <text:p/>
          </table:table-cell>
          <table:table-cell table:formula="of:=IF(AND(ISBLANK([.W409]);ISBLANK([.X409]);ISBLANK([.Y409]);ISBLANK([.Z409])); &quot;&quot;; DEC2HEX([.W409]*8 + [.X409]*4 + [.Y409]*2 + [.Z409]*1))">
            <text:p/>
          </table:table-cell>
          <table:table-cell table:formula="of:=IF(AND(ISBLANK([.AA409]);ISBLANK([.AB409]);ISBLANK([.AC409]);ISBLANK([.AD409])); &quot;&quot;; DEC2HEX([.AA409]*8 + [.AB409]*4 + [.AC409]*2 + [.AD409]*1))">
            <text:p/>
          </table:table-cell>
          <table:table-cell table:formula="of:=IF(AND(ISBLANK([.AE409]);ISBLANK([.AF409]);ISBLANK([.AG409]);ISBLANK([.AH409])); &quot;&quot;; DEC2HEX([.AE409]*8 + [.AF409]*4 + [.AG409]*2 + [.AH409]*1))">
            <text:p/>
          </table:table-cell>
          <table:table-cell table:formula="of:=IF(AND(ISBLANK([.AI409]);ISBLANK([.AJ409]);ISBLANK([.AK409]);ISBLANK([.AL409])); &quot;&quot;; DEC2HEX([.AI409]*8 + [.AJ409]*4 + [.AK409]*2 + [.AL409]*1))">
            <text:p/>
          </table:table-cell>
          <table:table-cell table:formula="of:=IF(AND(ISBLANK([.AM409]);ISBLANK([.AN409]);ISBLANK([.AO409]);ISBLANK([.AP409])); &quot;&quot;; DEC2HEX([.AM409]*8 + [.AN409]*4 + [.AO409]*2 + [.AP40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0]);ISBLANK([.D410]);ISBLANK([.E410]);ISBLANK([.F410])); &quot;&quot;; DEC2HEX([.C410]*8 + [.D410]*4 + [.E410]*2 + [.F410]*1))">
            <text:p/>
          </table:table-cell>
          <table:table-cell table:formula="of:=IF(AND(ISBLANK([.G410]);ISBLANK([.H410]);ISBLANK([.I410]);ISBLANK([.J410])); &quot;&quot;; DEC2HEX([.G410]*8 + [.H410]*4 + [.I410]*2 + [.J410]*1))">
            <text:p/>
          </table:table-cell>
          <table:table-cell table:formula="of:=IF(AND(ISBLANK([.K410]);ISBLANK([.L410]);ISBLANK([.M410]);ISBLANK([.N410])); &quot;&quot;; DEC2HEX([.K410]*8 + [.L410]*4 + [.M410]*2 + [.N410]*1))">
            <text:p/>
          </table:table-cell>
          <table:table-cell table:formula="of:=IF(AND(ISBLANK([.O410]);ISBLANK([.P410]);ISBLANK([.Q410]);ISBLANK([.R410])); &quot;&quot;; DEC2HEX([.O410]*8 + [.P410]*4 + [.Q410]*2 + [.R410]*1))">
            <text:p/>
          </table:table-cell>
          <table:table-cell table:formula="of:=IF(AND(ISBLANK([.S410]);ISBLANK([.T410]);ISBLANK([.U410]);ISBLANK([.V410])); &quot;&quot;; DEC2HEX([.S410]*8 + [.T410]*4 + [.U410]*2 + [.V410]*1))">
            <text:p/>
          </table:table-cell>
          <table:table-cell table:formula="of:=IF(AND(ISBLANK([.W410]);ISBLANK([.X410]);ISBLANK([.Y410]);ISBLANK([.Z410])); &quot;&quot;; DEC2HEX([.W410]*8 + [.X410]*4 + [.Y410]*2 + [.Z410]*1))">
            <text:p/>
          </table:table-cell>
          <table:table-cell table:formula="of:=IF(AND(ISBLANK([.AA410]);ISBLANK([.AB410]);ISBLANK([.AC410]);ISBLANK([.AD410])); &quot;&quot;; DEC2HEX([.AA410]*8 + [.AB410]*4 + [.AC410]*2 + [.AD410]*1))">
            <text:p/>
          </table:table-cell>
          <table:table-cell table:formula="of:=IF(AND(ISBLANK([.AE410]);ISBLANK([.AF410]);ISBLANK([.AG410]);ISBLANK([.AH410])); &quot;&quot;; DEC2HEX([.AE410]*8 + [.AF410]*4 + [.AG410]*2 + [.AH410]*1))">
            <text:p/>
          </table:table-cell>
          <table:table-cell table:formula="of:=IF(AND(ISBLANK([.AI410]);ISBLANK([.AJ410]);ISBLANK([.AK410]);ISBLANK([.AL410])); &quot;&quot;; DEC2HEX([.AI410]*8 + [.AJ410]*4 + [.AK410]*2 + [.AL410]*1))">
            <text:p/>
          </table:table-cell>
          <table:table-cell table:formula="of:=IF(AND(ISBLANK([.AM410]);ISBLANK([.AN410]);ISBLANK([.AO410]);ISBLANK([.AP410])); &quot;&quot;; DEC2HEX([.AM410]*8 + [.AN410]*4 + [.AO410]*2 + [.AP41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1]);ISBLANK([.D411]);ISBLANK([.E411]);ISBLANK([.F411])); &quot;&quot;; DEC2HEX([.C411]*8 + [.D411]*4 + [.E411]*2 + [.F411]*1))">
            <text:p/>
          </table:table-cell>
          <table:table-cell table:formula="of:=IF(AND(ISBLANK([.G411]);ISBLANK([.H411]);ISBLANK([.I411]);ISBLANK([.J411])); &quot;&quot;; DEC2HEX([.G411]*8 + [.H411]*4 + [.I411]*2 + [.J411]*1))">
            <text:p/>
          </table:table-cell>
          <table:table-cell table:formula="of:=IF(AND(ISBLANK([.K411]);ISBLANK([.L411]);ISBLANK([.M411]);ISBLANK([.N411])); &quot;&quot;; DEC2HEX([.K411]*8 + [.L411]*4 + [.M411]*2 + [.N411]*1))">
            <text:p/>
          </table:table-cell>
          <table:table-cell table:formula="of:=IF(AND(ISBLANK([.O411]);ISBLANK([.P411]);ISBLANK([.Q411]);ISBLANK([.R411])); &quot;&quot;; DEC2HEX([.O411]*8 + [.P411]*4 + [.Q411]*2 + [.R411]*1))">
            <text:p/>
          </table:table-cell>
          <table:table-cell table:formula="of:=IF(AND(ISBLANK([.S411]);ISBLANK([.T411]);ISBLANK([.U411]);ISBLANK([.V411])); &quot;&quot;; DEC2HEX([.S411]*8 + [.T411]*4 + [.U411]*2 + [.V411]*1))">
            <text:p/>
          </table:table-cell>
          <table:table-cell table:formula="of:=IF(AND(ISBLANK([.W411]);ISBLANK([.X411]);ISBLANK([.Y411]);ISBLANK([.Z411])); &quot;&quot;; DEC2HEX([.W411]*8 + [.X411]*4 + [.Y411]*2 + [.Z411]*1))">
            <text:p/>
          </table:table-cell>
          <table:table-cell table:formula="of:=IF(AND(ISBLANK([.AA411]);ISBLANK([.AB411]);ISBLANK([.AC411]);ISBLANK([.AD411])); &quot;&quot;; DEC2HEX([.AA411]*8 + [.AB411]*4 + [.AC411]*2 + [.AD411]*1))">
            <text:p/>
          </table:table-cell>
          <table:table-cell table:formula="of:=IF(AND(ISBLANK([.AE411]);ISBLANK([.AF411]);ISBLANK([.AG411]);ISBLANK([.AH411])); &quot;&quot;; DEC2HEX([.AE411]*8 + [.AF411]*4 + [.AG411]*2 + [.AH411]*1))">
            <text:p/>
          </table:table-cell>
          <table:table-cell table:formula="of:=IF(AND(ISBLANK([.AI411]);ISBLANK([.AJ411]);ISBLANK([.AK411]);ISBLANK([.AL411])); &quot;&quot;; DEC2HEX([.AI411]*8 + [.AJ411]*4 + [.AK411]*2 + [.AL411]*1))">
            <text:p/>
          </table:table-cell>
          <table:table-cell table:formula="of:=IF(AND(ISBLANK([.AM411]);ISBLANK([.AN411]);ISBLANK([.AO411]);ISBLANK([.AP411])); &quot;&quot;; DEC2HEX([.AM411]*8 + [.AN411]*4 + [.AO411]*2 + [.AP41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2]);ISBLANK([.D412]);ISBLANK([.E412]);ISBLANK([.F412])); &quot;&quot;; DEC2HEX([.C412]*8 + [.D412]*4 + [.E412]*2 + [.F412]*1))">
            <text:p/>
          </table:table-cell>
          <table:table-cell table:formula="of:=IF(AND(ISBLANK([.G412]);ISBLANK([.H412]);ISBLANK([.I412]);ISBLANK([.J412])); &quot;&quot;; DEC2HEX([.G412]*8 + [.H412]*4 + [.I412]*2 + [.J412]*1))">
            <text:p/>
          </table:table-cell>
          <table:table-cell table:formula="of:=IF(AND(ISBLANK([.K412]);ISBLANK([.L412]);ISBLANK([.M412]);ISBLANK([.N412])); &quot;&quot;; DEC2HEX([.K412]*8 + [.L412]*4 + [.M412]*2 + [.N412]*1))">
            <text:p/>
          </table:table-cell>
          <table:table-cell table:formula="of:=IF(AND(ISBLANK([.O412]);ISBLANK([.P412]);ISBLANK([.Q412]);ISBLANK([.R412])); &quot;&quot;; DEC2HEX([.O412]*8 + [.P412]*4 + [.Q412]*2 + [.R412]*1))">
            <text:p/>
          </table:table-cell>
          <table:table-cell table:formula="of:=IF(AND(ISBLANK([.S412]);ISBLANK([.T412]);ISBLANK([.U412]);ISBLANK([.V412])); &quot;&quot;; DEC2HEX([.S412]*8 + [.T412]*4 + [.U412]*2 + [.V412]*1))">
            <text:p/>
          </table:table-cell>
          <table:table-cell table:formula="of:=IF(AND(ISBLANK([.W412]);ISBLANK([.X412]);ISBLANK([.Y412]);ISBLANK([.Z412])); &quot;&quot;; DEC2HEX([.W412]*8 + [.X412]*4 + [.Y412]*2 + [.Z412]*1))">
            <text:p/>
          </table:table-cell>
          <table:table-cell table:formula="of:=IF(AND(ISBLANK([.AA412]);ISBLANK([.AB412]);ISBLANK([.AC412]);ISBLANK([.AD412])); &quot;&quot;; DEC2HEX([.AA412]*8 + [.AB412]*4 + [.AC412]*2 + [.AD412]*1))">
            <text:p/>
          </table:table-cell>
          <table:table-cell table:formula="of:=IF(AND(ISBLANK([.AE412]);ISBLANK([.AF412]);ISBLANK([.AG412]);ISBLANK([.AH412])); &quot;&quot;; DEC2HEX([.AE412]*8 + [.AF412]*4 + [.AG412]*2 + [.AH412]*1))">
            <text:p/>
          </table:table-cell>
          <table:table-cell table:formula="of:=IF(AND(ISBLANK([.AI412]);ISBLANK([.AJ412]);ISBLANK([.AK412]);ISBLANK([.AL412])); &quot;&quot;; DEC2HEX([.AI412]*8 + [.AJ412]*4 + [.AK412]*2 + [.AL412]*1))">
            <text:p/>
          </table:table-cell>
          <table:table-cell table:formula="of:=IF(AND(ISBLANK([.AM412]);ISBLANK([.AN412]);ISBLANK([.AO412]);ISBLANK([.AP412])); &quot;&quot;; DEC2HEX([.AM412]*8 + [.AN412]*4 + [.AO412]*2 + [.AP41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3]);ISBLANK([.D413]);ISBLANK([.E413]);ISBLANK([.F413])); &quot;&quot;; DEC2HEX([.C413]*8 + [.D413]*4 + [.E413]*2 + [.F413]*1))">
            <text:p/>
          </table:table-cell>
          <table:table-cell table:formula="of:=IF(AND(ISBLANK([.G413]);ISBLANK([.H413]);ISBLANK([.I413]);ISBLANK([.J413])); &quot;&quot;; DEC2HEX([.G413]*8 + [.H413]*4 + [.I413]*2 + [.J413]*1))">
            <text:p/>
          </table:table-cell>
          <table:table-cell table:formula="of:=IF(AND(ISBLANK([.K413]);ISBLANK([.L413]);ISBLANK([.M413]);ISBLANK([.N413])); &quot;&quot;; DEC2HEX([.K413]*8 + [.L413]*4 + [.M413]*2 + [.N413]*1))">
            <text:p/>
          </table:table-cell>
          <table:table-cell table:formula="of:=IF(AND(ISBLANK([.O413]);ISBLANK([.P413]);ISBLANK([.Q413]);ISBLANK([.R413])); &quot;&quot;; DEC2HEX([.O413]*8 + [.P413]*4 + [.Q413]*2 + [.R413]*1))">
            <text:p/>
          </table:table-cell>
          <table:table-cell table:formula="of:=IF(AND(ISBLANK([.S413]);ISBLANK([.T413]);ISBLANK([.U413]);ISBLANK([.V413])); &quot;&quot;; DEC2HEX([.S413]*8 + [.T413]*4 + [.U413]*2 + [.V413]*1))">
            <text:p/>
          </table:table-cell>
          <table:table-cell table:formula="of:=IF(AND(ISBLANK([.W413]);ISBLANK([.X413]);ISBLANK([.Y413]);ISBLANK([.Z413])); &quot;&quot;; DEC2HEX([.W413]*8 + [.X413]*4 + [.Y413]*2 + [.Z413]*1))">
            <text:p/>
          </table:table-cell>
          <table:table-cell table:formula="of:=IF(AND(ISBLANK([.AA413]);ISBLANK([.AB413]);ISBLANK([.AC413]);ISBLANK([.AD413])); &quot;&quot;; DEC2HEX([.AA413]*8 + [.AB413]*4 + [.AC413]*2 + [.AD413]*1))">
            <text:p/>
          </table:table-cell>
          <table:table-cell table:formula="of:=IF(AND(ISBLANK([.AE413]);ISBLANK([.AF413]);ISBLANK([.AG413]);ISBLANK([.AH413])); &quot;&quot;; DEC2HEX([.AE413]*8 + [.AF413]*4 + [.AG413]*2 + [.AH413]*1))">
            <text:p/>
          </table:table-cell>
          <table:table-cell table:formula="of:=IF(AND(ISBLANK([.AI413]);ISBLANK([.AJ413]);ISBLANK([.AK413]);ISBLANK([.AL413])); &quot;&quot;; DEC2HEX([.AI413]*8 + [.AJ413]*4 + [.AK413]*2 + [.AL413]*1))">
            <text:p/>
          </table:table-cell>
          <table:table-cell table:formula="of:=IF(AND(ISBLANK([.AM413]);ISBLANK([.AN413]);ISBLANK([.AO413]);ISBLANK([.AP413])); &quot;&quot;; DEC2HEX([.AM413]*8 + [.AN413]*4 + [.AO413]*2 + [.AP41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4]);ISBLANK([.D414]);ISBLANK([.E414]);ISBLANK([.F414])); &quot;&quot;; DEC2HEX([.C414]*8 + [.D414]*4 + [.E414]*2 + [.F414]*1))">
            <text:p/>
          </table:table-cell>
          <table:table-cell table:formula="of:=IF(AND(ISBLANK([.G414]);ISBLANK([.H414]);ISBLANK([.I414]);ISBLANK([.J414])); &quot;&quot;; DEC2HEX([.G414]*8 + [.H414]*4 + [.I414]*2 + [.J414]*1))">
            <text:p/>
          </table:table-cell>
          <table:table-cell table:formula="of:=IF(AND(ISBLANK([.K414]);ISBLANK([.L414]);ISBLANK([.M414]);ISBLANK([.N414])); &quot;&quot;; DEC2HEX([.K414]*8 + [.L414]*4 + [.M414]*2 + [.N414]*1))">
            <text:p/>
          </table:table-cell>
          <table:table-cell table:formula="of:=IF(AND(ISBLANK([.O414]);ISBLANK([.P414]);ISBLANK([.Q414]);ISBLANK([.R414])); &quot;&quot;; DEC2HEX([.O414]*8 + [.P414]*4 + [.Q414]*2 + [.R414]*1))">
            <text:p/>
          </table:table-cell>
          <table:table-cell table:formula="of:=IF(AND(ISBLANK([.S414]);ISBLANK([.T414]);ISBLANK([.U414]);ISBLANK([.V414])); &quot;&quot;; DEC2HEX([.S414]*8 + [.T414]*4 + [.U414]*2 + [.V414]*1))">
            <text:p/>
          </table:table-cell>
          <table:table-cell table:formula="of:=IF(AND(ISBLANK([.W414]);ISBLANK([.X414]);ISBLANK([.Y414]);ISBLANK([.Z414])); &quot;&quot;; DEC2HEX([.W414]*8 + [.X414]*4 + [.Y414]*2 + [.Z414]*1))">
            <text:p/>
          </table:table-cell>
          <table:table-cell table:formula="of:=IF(AND(ISBLANK([.AA414]);ISBLANK([.AB414]);ISBLANK([.AC414]);ISBLANK([.AD414])); &quot;&quot;; DEC2HEX([.AA414]*8 + [.AB414]*4 + [.AC414]*2 + [.AD414]*1))">
            <text:p/>
          </table:table-cell>
          <table:table-cell table:formula="of:=IF(AND(ISBLANK([.AE414]);ISBLANK([.AF414]);ISBLANK([.AG414]);ISBLANK([.AH414])); &quot;&quot;; DEC2HEX([.AE414]*8 + [.AF414]*4 + [.AG414]*2 + [.AH414]*1))">
            <text:p/>
          </table:table-cell>
          <table:table-cell table:formula="of:=IF(AND(ISBLANK([.AI414]);ISBLANK([.AJ414]);ISBLANK([.AK414]);ISBLANK([.AL414])); &quot;&quot;; DEC2HEX([.AI414]*8 + [.AJ414]*4 + [.AK414]*2 + [.AL414]*1))">
            <text:p/>
          </table:table-cell>
          <table:table-cell table:formula="of:=IF(AND(ISBLANK([.AM414]);ISBLANK([.AN414]);ISBLANK([.AO414]);ISBLANK([.AP414])); &quot;&quot;; DEC2HEX([.AM414]*8 + [.AN414]*4 + [.AO414]*2 + [.AP41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5]);ISBLANK([.D415]);ISBLANK([.E415]);ISBLANK([.F415])); &quot;&quot;; DEC2HEX([.C415]*8 + [.D415]*4 + [.E415]*2 + [.F415]*1))">
            <text:p/>
          </table:table-cell>
          <table:table-cell table:formula="of:=IF(AND(ISBLANK([.G415]);ISBLANK([.H415]);ISBLANK([.I415]);ISBLANK([.J415])); &quot;&quot;; DEC2HEX([.G415]*8 + [.H415]*4 + [.I415]*2 + [.J415]*1))">
            <text:p/>
          </table:table-cell>
          <table:table-cell table:formula="of:=IF(AND(ISBLANK([.K415]);ISBLANK([.L415]);ISBLANK([.M415]);ISBLANK([.N415])); &quot;&quot;; DEC2HEX([.K415]*8 + [.L415]*4 + [.M415]*2 + [.N415]*1))">
            <text:p/>
          </table:table-cell>
          <table:table-cell table:formula="of:=IF(AND(ISBLANK([.O415]);ISBLANK([.P415]);ISBLANK([.Q415]);ISBLANK([.R415])); &quot;&quot;; DEC2HEX([.O415]*8 + [.P415]*4 + [.Q415]*2 + [.R415]*1))">
            <text:p/>
          </table:table-cell>
          <table:table-cell table:formula="of:=IF(AND(ISBLANK([.S415]);ISBLANK([.T415]);ISBLANK([.U415]);ISBLANK([.V415])); &quot;&quot;; DEC2HEX([.S415]*8 + [.T415]*4 + [.U415]*2 + [.V415]*1))">
            <text:p/>
          </table:table-cell>
          <table:table-cell table:formula="of:=IF(AND(ISBLANK([.W415]);ISBLANK([.X415]);ISBLANK([.Y415]);ISBLANK([.Z415])); &quot;&quot;; DEC2HEX([.W415]*8 + [.X415]*4 + [.Y415]*2 + [.Z415]*1))">
            <text:p/>
          </table:table-cell>
          <table:table-cell table:formula="of:=IF(AND(ISBLANK([.AA415]);ISBLANK([.AB415]);ISBLANK([.AC415]);ISBLANK([.AD415])); &quot;&quot;; DEC2HEX([.AA415]*8 + [.AB415]*4 + [.AC415]*2 + [.AD415]*1))">
            <text:p/>
          </table:table-cell>
          <table:table-cell table:formula="of:=IF(AND(ISBLANK([.AE415]);ISBLANK([.AF415]);ISBLANK([.AG415]);ISBLANK([.AH415])); &quot;&quot;; DEC2HEX([.AE415]*8 + [.AF415]*4 + [.AG415]*2 + [.AH415]*1))">
            <text:p/>
          </table:table-cell>
          <table:table-cell table:formula="of:=IF(AND(ISBLANK([.AI415]);ISBLANK([.AJ415]);ISBLANK([.AK415]);ISBLANK([.AL415])); &quot;&quot;; DEC2HEX([.AI415]*8 + [.AJ415]*4 + [.AK415]*2 + [.AL415]*1))">
            <text:p/>
          </table:table-cell>
          <table:table-cell table:formula="of:=IF(AND(ISBLANK([.AM415]);ISBLANK([.AN415]);ISBLANK([.AO415]);ISBLANK([.AP415])); &quot;&quot;; DEC2HEX([.AM415]*8 + [.AN415]*4 + [.AO415]*2 + [.AP41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6]);ISBLANK([.D416]);ISBLANK([.E416]);ISBLANK([.F416])); &quot;&quot;; DEC2HEX([.C416]*8 + [.D416]*4 + [.E416]*2 + [.F416]*1))">
            <text:p/>
          </table:table-cell>
          <table:table-cell table:formula="of:=IF(AND(ISBLANK([.G416]);ISBLANK([.H416]);ISBLANK([.I416]);ISBLANK([.J416])); &quot;&quot;; DEC2HEX([.G416]*8 + [.H416]*4 + [.I416]*2 + [.J416]*1))">
            <text:p/>
          </table:table-cell>
          <table:table-cell table:formula="of:=IF(AND(ISBLANK([.K416]);ISBLANK([.L416]);ISBLANK([.M416]);ISBLANK([.N416])); &quot;&quot;; DEC2HEX([.K416]*8 + [.L416]*4 + [.M416]*2 + [.N416]*1))">
            <text:p/>
          </table:table-cell>
          <table:table-cell table:formula="of:=IF(AND(ISBLANK([.O416]);ISBLANK([.P416]);ISBLANK([.Q416]);ISBLANK([.R416])); &quot;&quot;; DEC2HEX([.O416]*8 + [.P416]*4 + [.Q416]*2 + [.R416]*1))">
            <text:p/>
          </table:table-cell>
          <table:table-cell table:formula="of:=IF(AND(ISBLANK([.S416]);ISBLANK([.T416]);ISBLANK([.U416]);ISBLANK([.V416])); &quot;&quot;; DEC2HEX([.S416]*8 + [.T416]*4 + [.U416]*2 + [.V416]*1))">
            <text:p/>
          </table:table-cell>
          <table:table-cell table:formula="of:=IF(AND(ISBLANK([.W416]);ISBLANK([.X416]);ISBLANK([.Y416]);ISBLANK([.Z416])); &quot;&quot;; DEC2HEX([.W416]*8 + [.X416]*4 + [.Y416]*2 + [.Z416]*1))">
            <text:p/>
          </table:table-cell>
          <table:table-cell table:formula="of:=IF(AND(ISBLANK([.AA416]);ISBLANK([.AB416]);ISBLANK([.AC416]);ISBLANK([.AD416])); &quot;&quot;; DEC2HEX([.AA416]*8 + [.AB416]*4 + [.AC416]*2 + [.AD416]*1))">
            <text:p/>
          </table:table-cell>
          <table:table-cell table:formula="of:=IF(AND(ISBLANK([.AE416]);ISBLANK([.AF416]);ISBLANK([.AG416]);ISBLANK([.AH416])); &quot;&quot;; DEC2HEX([.AE416]*8 + [.AF416]*4 + [.AG416]*2 + [.AH416]*1))">
            <text:p/>
          </table:table-cell>
          <table:table-cell table:formula="of:=IF(AND(ISBLANK([.AI416]);ISBLANK([.AJ416]);ISBLANK([.AK416]);ISBLANK([.AL416])); &quot;&quot;; DEC2HEX([.AI416]*8 + [.AJ416]*4 + [.AK416]*2 + [.AL416]*1))">
            <text:p/>
          </table:table-cell>
          <table:table-cell table:formula="of:=IF(AND(ISBLANK([.AM416]);ISBLANK([.AN416]);ISBLANK([.AO416]);ISBLANK([.AP416])); &quot;&quot;; DEC2HEX([.AM416]*8 + [.AN416]*4 + [.AO416]*2 + [.AP41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7]);ISBLANK([.D417]);ISBLANK([.E417]);ISBLANK([.F417])); &quot;&quot;; DEC2HEX([.C417]*8 + [.D417]*4 + [.E417]*2 + [.F417]*1))">
            <text:p/>
          </table:table-cell>
          <table:table-cell table:formula="of:=IF(AND(ISBLANK([.G417]);ISBLANK([.H417]);ISBLANK([.I417]);ISBLANK([.J417])); &quot;&quot;; DEC2HEX([.G417]*8 + [.H417]*4 + [.I417]*2 + [.J417]*1))">
            <text:p/>
          </table:table-cell>
          <table:table-cell table:formula="of:=IF(AND(ISBLANK([.K417]);ISBLANK([.L417]);ISBLANK([.M417]);ISBLANK([.N417])); &quot;&quot;; DEC2HEX([.K417]*8 + [.L417]*4 + [.M417]*2 + [.N417]*1))">
            <text:p/>
          </table:table-cell>
          <table:table-cell table:formula="of:=IF(AND(ISBLANK([.O417]);ISBLANK([.P417]);ISBLANK([.Q417]);ISBLANK([.R417])); &quot;&quot;; DEC2HEX([.O417]*8 + [.P417]*4 + [.Q417]*2 + [.R417]*1))">
            <text:p/>
          </table:table-cell>
          <table:table-cell table:formula="of:=IF(AND(ISBLANK([.S417]);ISBLANK([.T417]);ISBLANK([.U417]);ISBLANK([.V417])); &quot;&quot;; DEC2HEX([.S417]*8 + [.T417]*4 + [.U417]*2 + [.V417]*1))">
            <text:p/>
          </table:table-cell>
          <table:table-cell table:formula="of:=IF(AND(ISBLANK([.W417]);ISBLANK([.X417]);ISBLANK([.Y417]);ISBLANK([.Z417])); &quot;&quot;; DEC2HEX([.W417]*8 + [.X417]*4 + [.Y417]*2 + [.Z417]*1))">
            <text:p/>
          </table:table-cell>
          <table:table-cell table:formula="of:=IF(AND(ISBLANK([.AA417]);ISBLANK([.AB417]);ISBLANK([.AC417]);ISBLANK([.AD417])); &quot;&quot;; DEC2HEX([.AA417]*8 + [.AB417]*4 + [.AC417]*2 + [.AD417]*1))">
            <text:p/>
          </table:table-cell>
          <table:table-cell table:formula="of:=IF(AND(ISBLANK([.AE417]);ISBLANK([.AF417]);ISBLANK([.AG417]);ISBLANK([.AH417])); &quot;&quot;; DEC2HEX([.AE417]*8 + [.AF417]*4 + [.AG417]*2 + [.AH417]*1))">
            <text:p/>
          </table:table-cell>
          <table:table-cell table:formula="of:=IF(AND(ISBLANK([.AI417]);ISBLANK([.AJ417]);ISBLANK([.AK417]);ISBLANK([.AL417])); &quot;&quot;; DEC2HEX([.AI417]*8 + [.AJ417]*4 + [.AK417]*2 + [.AL417]*1))">
            <text:p/>
          </table:table-cell>
          <table:table-cell table:formula="of:=IF(AND(ISBLANK([.AM417]);ISBLANK([.AN417]);ISBLANK([.AO417]);ISBLANK([.AP417])); &quot;&quot;; DEC2HEX([.AM417]*8 + [.AN417]*4 + [.AO417]*2 + [.AP41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8]);ISBLANK([.D418]);ISBLANK([.E418]);ISBLANK([.F418])); &quot;&quot;; DEC2HEX([.C418]*8 + [.D418]*4 + [.E418]*2 + [.F418]*1))">
            <text:p/>
          </table:table-cell>
          <table:table-cell table:formula="of:=IF(AND(ISBLANK([.G418]);ISBLANK([.H418]);ISBLANK([.I418]);ISBLANK([.J418])); &quot;&quot;; DEC2HEX([.G418]*8 + [.H418]*4 + [.I418]*2 + [.J418]*1))">
            <text:p/>
          </table:table-cell>
          <table:table-cell table:formula="of:=IF(AND(ISBLANK([.K418]);ISBLANK([.L418]);ISBLANK([.M418]);ISBLANK([.N418])); &quot;&quot;; DEC2HEX([.K418]*8 + [.L418]*4 + [.M418]*2 + [.N418]*1))">
            <text:p/>
          </table:table-cell>
          <table:table-cell table:formula="of:=IF(AND(ISBLANK([.O418]);ISBLANK([.P418]);ISBLANK([.Q418]);ISBLANK([.R418])); &quot;&quot;; DEC2HEX([.O418]*8 + [.P418]*4 + [.Q418]*2 + [.R418]*1))">
            <text:p/>
          </table:table-cell>
          <table:table-cell table:formula="of:=IF(AND(ISBLANK([.S418]);ISBLANK([.T418]);ISBLANK([.U418]);ISBLANK([.V418])); &quot;&quot;; DEC2HEX([.S418]*8 + [.T418]*4 + [.U418]*2 + [.V418]*1))">
            <text:p/>
          </table:table-cell>
          <table:table-cell table:formula="of:=IF(AND(ISBLANK([.W418]);ISBLANK([.X418]);ISBLANK([.Y418]);ISBLANK([.Z418])); &quot;&quot;; DEC2HEX([.W418]*8 + [.X418]*4 + [.Y418]*2 + [.Z418]*1))">
            <text:p/>
          </table:table-cell>
          <table:table-cell table:formula="of:=IF(AND(ISBLANK([.AA418]);ISBLANK([.AB418]);ISBLANK([.AC418]);ISBLANK([.AD418])); &quot;&quot;; DEC2HEX([.AA418]*8 + [.AB418]*4 + [.AC418]*2 + [.AD418]*1))">
            <text:p/>
          </table:table-cell>
          <table:table-cell table:formula="of:=IF(AND(ISBLANK([.AE418]);ISBLANK([.AF418]);ISBLANK([.AG418]);ISBLANK([.AH418])); &quot;&quot;; DEC2HEX([.AE418]*8 + [.AF418]*4 + [.AG418]*2 + [.AH418]*1))">
            <text:p/>
          </table:table-cell>
          <table:table-cell table:formula="of:=IF(AND(ISBLANK([.AI418]);ISBLANK([.AJ418]);ISBLANK([.AK418]);ISBLANK([.AL418])); &quot;&quot;; DEC2HEX([.AI418]*8 + [.AJ418]*4 + [.AK418]*2 + [.AL418]*1))">
            <text:p/>
          </table:table-cell>
          <table:table-cell table:formula="of:=IF(AND(ISBLANK([.AM418]);ISBLANK([.AN418]);ISBLANK([.AO418]);ISBLANK([.AP418])); &quot;&quot;; DEC2HEX([.AM418]*8 + [.AN418]*4 + [.AO418]*2 + [.AP41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19]);ISBLANK([.D419]);ISBLANK([.E419]);ISBLANK([.F419])); &quot;&quot;; DEC2HEX([.C419]*8 + [.D419]*4 + [.E419]*2 + [.F419]*1))">
            <text:p/>
          </table:table-cell>
          <table:table-cell table:formula="of:=IF(AND(ISBLANK([.G419]);ISBLANK([.H419]);ISBLANK([.I419]);ISBLANK([.J419])); &quot;&quot;; DEC2HEX([.G419]*8 + [.H419]*4 + [.I419]*2 + [.J419]*1))">
            <text:p/>
          </table:table-cell>
          <table:table-cell table:formula="of:=IF(AND(ISBLANK([.K419]);ISBLANK([.L419]);ISBLANK([.M419]);ISBLANK([.N419])); &quot;&quot;; DEC2HEX([.K419]*8 + [.L419]*4 + [.M419]*2 + [.N419]*1))">
            <text:p/>
          </table:table-cell>
          <table:table-cell table:formula="of:=IF(AND(ISBLANK([.O419]);ISBLANK([.P419]);ISBLANK([.Q419]);ISBLANK([.R419])); &quot;&quot;; DEC2HEX([.O419]*8 + [.P419]*4 + [.Q419]*2 + [.R419]*1))">
            <text:p/>
          </table:table-cell>
          <table:table-cell table:formula="of:=IF(AND(ISBLANK([.S419]);ISBLANK([.T419]);ISBLANK([.U419]);ISBLANK([.V419])); &quot;&quot;; DEC2HEX([.S419]*8 + [.T419]*4 + [.U419]*2 + [.V419]*1))">
            <text:p/>
          </table:table-cell>
          <table:table-cell table:formula="of:=IF(AND(ISBLANK([.W419]);ISBLANK([.X419]);ISBLANK([.Y419]);ISBLANK([.Z419])); &quot;&quot;; DEC2HEX([.W419]*8 + [.X419]*4 + [.Y419]*2 + [.Z419]*1))">
            <text:p/>
          </table:table-cell>
          <table:table-cell table:formula="of:=IF(AND(ISBLANK([.AA419]);ISBLANK([.AB419]);ISBLANK([.AC419]);ISBLANK([.AD419])); &quot;&quot;; DEC2HEX([.AA419]*8 + [.AB419]*4 + [.AC419]*2 + [.AD419]*1))">
            <text:p/>
          </table:table-cell>
          <table:table-cell table:formula="of:=IF(AND(ISBLANK([.AE419]);ISBLANK([.AF419]);ISBLANK([.AG419]);ISBLANK([.AH419])); &quot;&quot;; DEC2HEX([.AE419]*8 + [.AF419]*4 + [.AG419]*2 + [.AH419]*1))">
            <text:p/>
          </table:table-cell>
          <table:table-cell table:formula="of:=IF(AND(ISBLANK([.AI419]);ISBLANK([.AJ419]);ISBLANK([.AK419]);ISBLANK([.AL419])); &quot;&quot;; DEC2HEX([.AI419]*8 + [.AJ419]*4 + [.AK419]*2 + [.AL419]*1))">
            <text:p/>
          </table:table-cell>
          <table:table-cell table:formula="of:=IF(AND(ISBLANK([.AM419]);ISBLANK([.AN419]);ISBLANK([.AO419]);ISBLANK([.AP419])); &quot;&quot;; DEC2HEX([.AM419]*8 + [.AN419]*4 + [.AO419]*2 + [.AP41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0]);ISBLANK([.D420]);ISBLANK([.E420]);ISBLANK([.F420])); &quot;&quot;; DEC2HEX([.C420]*8 + [.D420]*4 + [.E420]*2 + [.F420]*1))">
            <text:p/>
          </table:table-cell>
          <table:table-cell table:formula="of:=IF(AND(ISBLANK([.G420]);ISBLANK([.H420]);ISBLANK([.I420]);ISBLANK([.J420])); &quot;&quot;; DEC2HEX([.G420]*8 + [.H420]*4 + [.I420]*2 + [.J420]*1))">
            <text:p/>
          </table:table-cell>
          <table:table-cell table:formula="of:=IF(AND(ISBLANK([.K420]);ISBLANK([.L420]);ISBLANK([.M420]);ISBLANK([.N420])); &quot;&quot;; DEC2HEX([.K420]*8 + [.L420]*4 + [.M420]*2 + [.N420]*1))">
            <text:p/>
          </table:table-cell>
          <table:table-cell table:formula="of:=IF(AND(ISBLANK([.O420]);ISBLANK([.P420]);ISBLANK([.Q420]);ISBLANK([.R420])); &quot;&quot;; DEC2HEX([.O420]*8 + [.P420]*4 + [.Q420]*2 + [.R420]*1))">
            <text:p/>
          </table:table-cell>
          <table:table-cell table:formula="of:=IF(AND(ISBLANK([.S420]);ISBLANK([.T420]);ISBLANK([.U420]);ISBLANK([.V420])); &quot;&quot;; DEC2HEX([.S420]*8 + [.T420]*4 + [.U420]*2 + [.V420]*1))">
            <text:p/>
          </table:table-cell>
          <table:table-cell table:formula="of:=IF(AND(ISBLANK([.W420]);ISBLANK([.X420]);ISBLANK([.Y420]);ISBLANK([.Z420])); &quot;&quot;; DEC2HEX([.W420]*8 + [.X420]*4 + [.Y420]*2 + [.Z420]*1))">
            <text:p/>
          </table:table-cell>
          <table:table-cell table:formula="of:=IF(AND(ISBLANK([.AA420]);ISBLANK([.AB420]);ISBLANK([.AC420]);ISBLANK([.AD420])); &quot;&quot;; DEC2HEX([.AA420]*8 + [.AB420]*4 + [.AC420]*2 + [.AD420]*1))">
            <text:p/>
          </table:table-cell>
          <table:table-cell table:formula="of:=IF(AND(ISBLANK([.AE420]);ISBLANK([.AF420]);ISBLANK([.AG420]);ISBLANK([.AH420])); &quot;&quot;; DEC2HEX([.AE420]*8 + [.AF420]*4 + [.AG420]*2 + [.AH420]*1))">
            <text:p/>
          </table:table-cell>
          <table:table-cell table:formula="of:=IF(AND(ISBLANK([.AI420]);ISBLANK([.AJ420]);ISBLANK([.AK420]);ISBLANK([.AL420])); &quot;&quot;; DEC2HEX([.AI420]*8 + [.AJ420]*4 + [.AK420]*2 + [.AL420]*1))">
            <text:p/>
          </table:table-cell>
          <table:table-cell table:formula="of:=IF(AND(ISBLANK([.AM420]);ISBLANK([.AN420]);ISBLANK([.AO420]);ISBLANK([.AP420])); &quot;&quot;; DEC2HEX([.AM420]*8 + [.AN420]*4 + [.AO420]*2 + [.AP42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1]);ISBLANK([.D421]);ISBLANK([.E421]);ISBLANK([.F421])); &quot;&quot;; DEC2HEX([.C421]*8 + [.D421]*4 + [.E421]*2 + [.F421]*1))">
            <text:p/>
          </table:table-cell>
          <table:table-cell table:formula="of:=IF(AND(ISBLANK([.G421]);ISBLANK([.H421]);ISBLANK([.I421]);ISBLANK([.J421])); &quot;&quot;; DEC2HEX([.G421]*8 + [.H421]*4 + [.I421]*2 + [.J421]*1))">
            <text:p/>
          </table:table-cell>
          <table:table-cell table:formula="of:=IF(AND(ISBLANK([.K421]);ISBLANK([.L421]);ISBLANK([.M421]);ISBLANK([.N421])); &quot;&quot;; DEC2HEX([.K421]*8 + [.L421]*4 + [.M421]*2 + [.N421]*1))">
            <text:p/>
          </table:table-cell>
          <table:table-cell table:formula="of:=IF(AND(ISBLANK([.O421]);ISBLANK([.P421]);ISBLANK([.Q421]);ISBLANK([.R421])); &quot;&quot;; DEC2HEX([.O421]*8 + [.P421]*4 + [.Q421]*2 + [.R421]*1))">
            <text:p/>
          </table:table-cell>
          <table:table-cell table:formula="of:=IF(AND(ISBLANK([.S421]);ISBLANK([.T421]);ISBLANK([.U421]);ISBLANK([.V421])); &quot;&quot;; DEC2HEX([.S421]*8 + [.T421]*4 + [.U421]*2 + [.V421]*1))">
            <text:p/>
          </table:table-cell>
          <table:table-cell table:formula="of:=IF(AND(ISBLANK([.W421]);ISBLANK([.X421]);ISBLANK([.Y421]);ISBLANK([.Z421])); &quot;&quot;; DEC2HEX([.W421]*8 + [.X421]*4 + [.Y421]*2 + [.Z421]*1))">
            <text:p/>
          </table:table-cell>
          <table:table-cell table:formula="of:=IF(AND(ISBLANK([.AA421]);ISBLANK([.AB421]);ISBLANK([.AC421]);ISBLANK([.AD421])); &quot;&quot;; DEC2HEX([.AA421]*8 + [.AB421]*4 + [.AC421]*2 + [.AD421]*1))">
            <text:p/>
          </table:table-cell>
          <table:table-cell table:formula="of:=IF(AND(ISBLANK([.AE421]);ISBLANK([.AF421]);ISBLANK([.AG421]);ISBLANK([.AH421])); &quot;&quot;; DEC2HEX([.AE421]*8 + [.AF421]*4 + [.AG421]*2 + [.AH421]*1))">
            <text:p/>
          </table:table-cell>
          <table:table-cell table:formula="of:=IF(AND(ISBLANK([.AI421]);ISBLANK([.AJ421]);ISBLANK([.AK421]);ISBLANK([.AL421])); &quot;&quot;; DEC2HEX([.AI421]*8 + [.AJ421]*4 + [.AK421]*2 + [.AL421]*1))">
            <text:p/>
          </table:table-cell>
          <table:table-cell table:formula="of:=IF(AND(ISBLANK([.AM421]);ISBLANK([.AN421]);ISBLANK([.AO421]);ISBLANK([.AP421])); &quot;&quot;; DEC2HEX([.AM421]*8 + [.AN421]*4 + [.AO421]*2 + [.AP42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2]);ISBLANK([.D422]);ISBLANK([.E422]);ISBLANK([.F422])); &quot;&quot;; DEC2HEX([.C422]*8 + [.D422]*4 + [.E422]*2 + [.F422]*1))">
            <text:p/>
          </table:table-cell>
          <table:table-cell table:formula="of:=IF(AND(ISBLANK([.G422]);ISBLANK([.H422]);ISBLANK([.I422]);ISBLANK([.J422])); &quot;&quot;; DEC2HEX([.G422]*8 + [.H422]*4 + [.I422]*2 + [.J422]*1))">
            <text:p/>
          </table:table-cell>
          <table:table-cell table:formula="of:=IF(AND(ISBLANK([.K422]);ISBLANK([.L422]);ISBLANK([.M422]);ISBLANK([.N422])); &quot;&quot;; DEC2HEX([.K422]*8 + [.L422]*4 + [.M422]*2 + [.N422]*1))">
            <text:p/>
          </table:table-cell>
          <table:table-cell table:formula="of:=IF(AND(ISBLANK([.O422]);ISBLANK([.P422]);ISBLANK([.Q422]);ISBLANK([.R422])); &quot;&quot;; DEC2HEX([.O422]*8 + [.P422]*4 + [.Q422]*2 + [.R422]*1))">
            <text:p/>
          </table:table-cell>
          <table:table-cell table:formula="of:=IF(AND(ISBLANK([.S422]);ISBLANK([.T422]);ISBLANK([.U422]);ISBLANK([.V422])); &quot;&quot;; DEC2HEX([.S422]*8 + [.T422]*4 + [.U422]*2 + [.V422]*1))">
            <text:p/>
          </table:table-cell>
          <table:table-cell table:formula="of:=IF(AND(ISBLANK([.W422]);ISBLANK([.X422]);ISBLANK([.Y422]);ISBLANK([.Z422])); &quot;&quot;; DEC2HEX([.W422]*8 + [.X422]*4 + [.Y422]*2 + [.Z422]*1))">
            <text:p/>
          </table:table-cell>
          <table:table-cell table:formula="of:=IF(AND(ISBLANK([.AA422]);ISBLANK([.AB422]);ISBLANK([.AC422]);ISBLANK([.AD422])); &quot;&quot;; DEC2HEX([.AA422]*8 + [.AB422]*4 + [.AC422]*2 + [.AD422]*1))">
            <text:p/>
          </table:table-cell>
          <table:table-cell table:formula="of:=IF(AND(ISBLANK([.AE422]);ISBLANK([.AF422]);ISBLANK([.AG422]);ISBLANK([.AH422])); &quot;&quot;; DEC2HEX([.AE422]*8 + [.AF422]*4 + [.AG422]*2 + [.AH422]*1))">
            <text:p/>
          </table:table-cell>
          <table:table-cell table:formula="of:=IF(AND(ISBLANK([.AI422]);ISBLANK([.AJ422]);ISBLANK([.AK422]);ISBLANK([.AL422])); &quot;&quot;; DEC2HEX([.AI422]*8 + [.AJ422]*4 + [.AK422]*2 + [.AL422]*1))">
            <text:p/>
          </table:table-cell>
          <table:table-cell table:formula="of:=IF(AND(ISBLANK([.AM422]);ISBLANK([.AN422]);ISBLANK([.AO422]);ISBLANK([.AP422])); &quot;&quot;; DEC2HEX([.AM422]*8 + [.AN422]*4 + [.AO422]*2 + [.AP42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3]);ISBLANK([.D423]);ISBLANK([.E423]);ISBLANK([.F423])); &quot;&quot;; DEC2HEX([.C423]*8 + [.D423]*4 + [.E423]*2 + [.F423]*1))">
            <text:p/>
          </table:table-cell>
          <table:table-cell table:formula="of:=IF(AND(ISBLANK([.G423]);ISBLANK([.H423]);ISBLANK([.I423]);ISBLANK([.J423])); &quot;&quot;; DEC2HEX([.G423]*8 + [.H423]*4 + [.I423]*2 + [.J423]*1))">
            <text:p/>
          </table:table-cell>
          <table:table-cell table:formula="of:=IF(AND(ISBLANK([.K423]);ISBLANK([.L423]);ISBLANK([.M423]);ISBLANK([.N423])); &quot;&quot;; DEC2HEX([.K423]*8 + [.L423]*4 + [.M423]*2 + [.N423]*1))">
            <text:p/>
          </table:table-cell>
          <table:table-cell table:formula="of:=IF(AND(ISBLANK([.O423]);ISBLANK([.P423]);ISBLANK([.Q423]);ISBLANK([.R423])); &quot;&quot;; DEC2HEX([.O423]*8 + [.P423]*4 + [.Q423]*2 + [.R423]*1))">
            <text:p/>
          </table:table-cell>
          <table:table-cell table:formula="of:=IF(AND(ISBLANK([.S423]);ISBLANK([.T423]);ISBLANK([.U423]);ISBLANK([.V423])); &quot;&quot;; DEC2HEX([.S423]*8 + [.T423]*4 + [.U423]*2 + [.V423]*1))">
            <text:p/>
          </table:table-cell>
          <table:table-cell table:formula="of:=IF(AND(ISBLANK([.W423]);ISBLANK([.X423]);ISBLANK([.Y423]);ISBLANK([.Z423])); &quot;&quot;; DEC2HEX([.W423]*8 + [.X423]*4 + [.Y423]*2 + [.Z423]*1))">
            <text:p/>
          </table:table-cell>
          <table:table-cell table:formula="of:=IF(AND(ISBLANK([.AA423]);ISBLANK([.AB423]);ISBLANK([.AC423]);ISBLANK([.AD423])); &quot;&quot;; DEC2HEX([.AA423]*8 + [.AB423]*4 + [.AC423]*2 + [.AD423]*1))">
            <text:p/>
          </table:table-cell>
          <table:table-cell table:formula="of:=IF(AND(ISBLANK([.AE423]);ISBLANK([.AF423]);ISBLANK([.AG423]);ISBLANK([.AH423])); &quot;&quot;; DEC2HEX([.AE423]*8 + [.AF423]*4 + [.AG423]*2 + [.AH423]*1))">
            <text:p/>
          </table:table-cell>
          <table:table-cell table:formula="of:=IF(AND(ISBLANK([.AI423]);ISBLANK([.AJ423]);ISBLANK([.AK423]);ISBLANK([.AL423])); &quot;&quot;; DEC2HEX([.AI423]*8 + [.AJ423]*4 + [.AK423]*2 + [.AL423]*1))">
            <text:p/>
          </table:table-cell>
          <table:table-cell table:formula="of:=IF(AND(ISBLANK([.AM423]);ISBLANK([.AN423]);ISBLANK([.AO423]);ISBLANK([.AP423])); &quot;&quot;; DEC2HEX([.AM423]*8 + [.AN423]*4 + [.AO423]*2 + [.AP42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4]);ISBLANK([.D424]);ISBLANK([.E424]);ISBLANK([.F424])); &quot;&quot;; DEC2HEX([.C424]*8 + [.D424]*4 + [.E424]*2 + [.F424]*1))">
            <text:p/>
          </table:table-cell>
          <table:table-cell table:formula="of:=IF(AND(ISBLANK([.G424]);ISBLANK([.H424]);ISBLANK([.I424]);ISBLANK([.J424])); &quot;&quot;; DEC2HEX([.G424]*8 + [.H424]*4 + [.I424]*2 + [.J424]*1))">
            <text:p/>
          </table:table-cell>
          <table:table-cell table:formula="of:=IF(AND(ISBLANK([.K424]);ISBLANK([.L424]);ISBLANK([.M424]);ISBLANK([.N424])); &quot;&quot;; DEC2HEX([.K424]*8 + [.L424]*4 + [.M424]*2 + [.N424]*1))">
            <text:p/>
          </table:table-cell>
          <table:table-cell table:formula="of:=IF(AND(ISBLANK([.O424]);ISBLANK([.P424]);ISBLANK([.Q424]);ISBLANK([.R424])); &quot;&quot;; DEC2HEX([.O424]*8 + [.P424]*4 + [.Q424]*2 + [.R424]*1))">
            <text:p/>
          </table:table-cell>
          <table:table-cell table:formula="of:=IF(AND(ISBLANK([.S424]);ISBLANK([.T424]);ISBLANK([.U424]);ISBLANK([.V424])); &quot;&quot;; DEC2HEX([.S424]*8 + [.T424]*4 + [.U424]*2 + [.V424]*1))">
            <text:p/>
          </table:table-cell>
          <table:table-cell table:formula="of:=IF(AND(ISBLANK([.W424]);ISBLANK([.X424]);ISBLANK([.Y424]);ISBLANK([.Z424])); &quot;&quot;; DEC2HEX([.W424]*8 + [.X424]*4 + [.Y424]*2 + [.Z424]*1))">
            <text:p/>
          </table:table-cell>
          <table:table-cell table:formula="of:=IF(AND(ISBLANK([.AA424]);ISBLANK([.AB424]);ISBLANK([.AC424]);ISBLANK([.AD424])); &quot;&quot;; DEC2HEX([.AA424]*8 + [.AB424]*4 + [.AC424]*2 + [.AD424]*1))">
            <text:p/>
          </table:table-cell>
          <table:table-cell table:formula="of:=IF(AND(ISBLANK([.AE424]);ISBLANK([.AF424]);ISBLANK([.AG424]);ISBLANK([.AH424])); &quot;&quot;; DEC2HEX([.AE424]*8 + [.AF424]*4 + [.AG424]*2 + [.AH424]*1))">
            <text:p/>
          </table:table-cell>
          <table:table-cell table:formula="of:=IF(AND(ISBLANK([.AI424]);ISBLANK([.AJ424]);ISBLANK([.AK424]);ISBLANK([.AL424])); &quot;&quot;; DEC2HEX([.AI424]*8 + [.AJ424]*4 + [.AK424]*2 + [.AL424]*1))">
            <text:p/>
          </table:table-cell>
          <table:table-cell table:formula="of:=IF(AND(ISBLANK([.AM424]);ISBLANK([.AN424]);ISBLANK([.AO424]);ISBLANK([.AP424])); &quot;&quot;; DEC2HEX([.AM424]*8 + [.AN424]*4 + [.AO424]*2 + [.AP42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5]);ISBLANK([.D425]);ISBLANK([.E425]);ISBLANK([.F425])); &quot;&quot;; DEC2HEX([.C425]*8 + [.D425]*4 + [.E425]*2 + [.F425]*1))">
            <text:p/>
          </table:table-cell>
          <table:table-cell table:formula="of:=IF(AND(ISBLANK([.G425]);ISBLANK([.H425]);ISBLANK([.I425]);ISBLANK([.J425])); &quot;&quot;; DEC2HEX([.G425]*8 + [.H425]*4 + [.I425]*2 + [.J425]*1))">
            <text:p/>
          </table:table-cell>
          <table:table-cell table:formula="of:=IF(AND(ISBLANK([.K425]);ISBLANK([.L425]);ISBLANK([.M425]);ISBLANK([.N425])); &quot;&quot;; DEC2HEX([.K425]*8 + [.L425]*4 + [.M425]*2 + [.N425]*1))">
            <text:p/>
          </table:table-cell>
          <table:table-cell table:formula="of:=IF(AND(ISBLANK([.O425]);ISBLANK([.P425]);ISBLANK([.Q425]);ISBLANK([.R425])); &quot;&quot;; DEC2HEX([.O425]*8 + [.P425]*4 + [.Q425]*2 + [.R425]*1))">
            <text:p/>
          </table:table-cell>
          <table:table-cell table:formula="of:=IF(AND(ISBLANK([.S425]);ISBLANK([.T425]);ISBLANK([.U425]);ISBLANK([.V425])); &quot;&quot;; DEC2HEX([.S425]*8 + [.T425]*4 + [.U425]*2 + [.V425]*1))">
            <text:p/>
          </table:table-cell>
          <table:table-cell table:formula="of:=IF(AND(ISBLANK([.W425]);ISBLANK([.X425]);ISBLANK([.Y425]);ISBLANK([.Z425])); &quot;&quot;; DEC2HEX([.W425]*8 + [.X425]*4 + [.Y425]*2 + [.Z425]*1))">
            <text:p/>
          </table:table-cell>
          <table:table-cell table:formula="of:=IF(AND(ISBLANK([.AA425]);ISBLANK([.AB425]);ISBLANK([.AC425]);ISBLANK([.AD425])); &quot;&quot;; DEC2HEX([.AA425]*8 + [.AB425]*4 + [.AC425]*2 + [.AD425]*1))">
            <text:p/>
          </table:table-cell>
          <table:table-cell table:formula="of:=IF(AND(ISBLANK([.AE425]);ISBLANK([.AF425]);ISBLANK([.AG425]);ISBLANK([.AH425])); &quot;&quot;; DEC2HEX([.AE425]*8 + [.AF425]*4 + [.AG425]*2 + [.AH425]*1))">
            <text:p/>
          </table:table-cell>
          <table:table-cell table:formula="of:=IF(AND(ISBLANK([.AI425]);ISBLANK([.AJ425]);ISBLANK([.AK425]);ISBLANK([.AL425])); &quot;&quot;; DEC2HEX([.AI425]*8 + [.AJ425]*4 + [.AK425]*2 + [.AL425]*1))">
            <text:p/>
          </table:table-cell>
          <table:table-cell table:formula="of:=IF(AND(ISBLANK([.AM425]);ISBLANK([.AN425]);ISBLANK([.AO425]);ISBLANK([.AP425])); &quot;&quot;; DEC2HEX([.AM425]*8 + [.AN425]*4 + [.AO425]*2 + [.AP42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6]);ISBLANK([.D426]);ISBLANK([.E426]);ISBLANK([.F426])); &quot;&quot;; DEC2HEX([.C426]*8 + [.D426]*4 + [.E426]*2 + [.F426]*1))">
            <text:p/>
          </table:table-cell>
          <table:table-cell table:formula="of:=IF(AND(ISBLANK([.G426]);ISBLANK([.H426]);ISBLANK([.I426]);ISBLANK([.J426])); &quot;&quot;; DEC2HEX([.G426]*8 + [.H426]*4 + [.I426]*2 + [.J426]*1))">
            <text:p/>
          </table:table-cell>
          <table:table-cell table:formula="of:=IF(AND(ISBLANK([.K426]);ISBLANK([.L426]);ISBLANK([.M426]);ISBLANK([.N426])); &quot;&quot;; DEC2HEX([.K426]*8 + [.L426]*4 + [.M426]*2 + [.N426]*1))">
            <text:p/>
          </table:table-cell>
          <table:table-cell table:formula="of:=IF(AND(ISBLANK([.O426]);ISBLANK([.P426]);ISBLANK([.Q426]);ISBLANK([.R426])); &quot;&quot;; DEC2HEX([.O426]*8 + [.P426]*4 + [.Q426]*2 + [.R426]*1))">
            <text:p/>
          </table:table-cell>
          <table:table-cell table:formula="of:=IF(AND(ISBLANK([.S426]);ISBLANK([.T426]);ISBLANK([.U426]);ISBLANK([.V426])); &quot;&quot;; DEC2HEX([.S426]*8 + [.T426]*4 + [.U426]*2 + [.V426]*1))">
            <text:p/>
          </table:table-cell>
          <table:table-cell table:formula="of:=IF(AND(ISBLANK([.W426]);ISBLANK([.X426]);ISBLANK([.Y426]);ISBLANK([.Z426])); &quot;&quot;; DEC2HEX([.W426]*8 + [.X426]*4 + [.Y426]*2 + [.Z426]*1))">
            <text:p/>
          </table:table-cell>
          <table:table-cell table:formula="of:=IF(AND(ISBLANK([.AA426]);ISBLANK([.AB426]);ISBLANK([.AC426]);ISBLANK([.AD426])); &quot;&quot;; DEC2HEX([.AA426]*8 + [.AB426]*4 + [.AC426]*2 + [.AD426]*1))">
            <text:p/>
          </table:table-cell>
          <table:table-cell table:formula="of:=IF(AND(ISBLANK([.AE426]);ISBLANK([.AF426]);ISBLANK([.AG426]);ISBLANK([.AH426])); &quot;&quot;; DEC2HEX([.AE426]*8 + [.AF426]*4 + [.AG426]*2 + [.AH426]*1))">
            <text:p/>
          </table:table-cell>
          <table:table-cell table:formula="of:=IF(AND(ISBLANK([.AI426]);ISBLANK([.AJ426]);ISBLANK([.AK426]);ISBLANK([.AL426])); &quot;&quot;; DEC2HEX([.AI426]*8 + [.AJ426]*4 + [.AK426]*2 + [.AL426]*1))">
            <text:p/>
          </table:table-cell>
          <table:table-cell table:formula="of:=IF(AND(ISBLANK([.AM426]);ISBLANK([.AN426]);ISBLANK([.AO426]);ISBLANK([.AP426])); &quot;&quot;; DEC2HEX([.AM426]*8 + [.AN426]*4 + [.AO426]*2 + [.AP42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7]);ISBLANK([.D427]);ISBLANK([.E427]);ISBLANK([.F427])); &quot;&quot;; DEC2HEX([.C427]*8 + [.D427]*4 + [.E427]*2 + [.F427]*1))">
            <text:p/>
          </table:table-cell>
          <table:table-cell table:formula="of:=IF(AND(ISBLANK([.G427]);ISBLANK([.H427]);ISBLANK([.I427]);ISBLANK([.J427])); &quot;&quot;; DEC2HEX([.G427]*8 + [.H427]*4 + [.I427]*2 + [.J427]*1))">
            <text:p/>
          </table:table-cell>
          <table:table-cell table:formula="of:=IF(AND(ISBLANK([.K427]);ISBLANK([.L427]);ISBLANK([.M427]);ISBLANK([.N427])); &quot;&quot;; DEC2HEX([.K427]*8 + [.L427]*4 + [.M427]*2 + [.N427]*1))">
            <text:p/>
          </table:table-cell>
          <table:table-cell table:formula="of:=IF(AND(ISBLANK([.O427]);ISBLANK([.P427]);ISBLANK([.Q427]);ISBLANK([.R427])); &quot;&quot;; DEC2HEX([.O427]*8 + [.P427]*4 + [.Q427]*2 + [.R427]*1))">
            <text:p/>
          </table:table-cell>
          <table:table-cell table:formula="of:=IF(AND(ISBLANK([.S427]);ISBLANK([.T427]);ISBLANK([.U427]);ISBLANK([.V427])); &quot;&quot;; DEC2HEX([.S427]*8 + [.T427]*4 + [.U427]*2 + [.V427]*1))">
            <text:p/>
          </table:table-cell>
          <table:table-cell table:formula="of:=IF(AND(ISBLANK([.W427]);ISBLANK([.X427]);ISBLANK([.Y427]);ISBLANK([.Z427])); &quot;&quot;; DEC2HEX([.W427]*8 + [.X427]*4 + [.Y427]*2 + [.Z427]*1))">
            <text:p/>
          </table:table-cell>
          <table:table-cell table:formula="of:=IF(AND(ISBLANK([.AA427]);ISBLANK([.AB427]);ISBLANK([.AC427]);ISBLANK([.AD427])); &quot;&quot;; DEC2HEX([.AA427]*8 + [.AB427]*4 + [.AC427]*2 + [.AD427]*1))">
            <text:p/>
          </table:table-cell>
          <table:table-cell table:formula="of:=IF(AND(ISBLANK([.AE427]);ISBLANK([.AF427]);ISBLANK([.AG427]);ISBLANK([.AH427])); &quot;&quot;; DEC2HEX([.AE427]*8 + [.AF427]*4 + [.AG427]*2 + [.AH427]*1))">
            <text:p/>
          </table:table-cell>
          <table:table-cell table:formula="of:=IF(AND(ISBLANK([.AI427]);ISBLANK([.AJ427]);ISBLANK([.AK427]);ISBLANK([.AL427])); &quot;&quot;; DEC2HEX([.AI427]*8 + [.AJ427]*4 + [.AK427]*2 + [.AL427]*1))">
            <text:p/>
          </table:table-cell>
          <table:table-cell table:formula="of:=IF(AND(ISBLANK([.AM427]);ISBLANK([.AN427]);ISBLANK([.AO427]);ISBLANK([.AP427])); &quot;&quot;; DEC2HEX([.AM427]*8 + [.AN427]*4 + [.AO427]*2 + [.AP42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8]);ISBLANK([.D428]);ISBLANK([.E428]);ISBLANK([.F428])); &quot;&quot;; DEC2HEX([.C428]*8 + [.D428]*4 + [.E428]*2 + [.F428]*1))">
            <text:p/>
          </table:table-cell>
          <table:table-cell table:formula="of:=IF(AND(ISBLANK([.G428]);ISBLANK([.H428]);ISBLANK([.I428]);ISBLANK([.J428])); &quot;&quot;; DEC2HEX([.G428]*8 + [.H428]*4 + [.I428]*2 + [.J428]*1))">
            <text:p/>
          </table:table-cell>
          <table:table-cell table:formula="of:=IF(AND(ISBLANK([.K428]);ISBLANK([.L428]);ISBLANK([.M428]);ISBLANK([.N428])); &quot;&quot;; DEC2HEX([.K428]*8 + [.L428]*4 + [.M428]*2 + [.N428]*1))">
            <text:p/>
          </table:table-cell>
          <table:table-cell table:formula="of:=IF(AND(ISBLANK([.O428]);ISBLANK([.P428]);ISBLANK([.Q428]);ISBLANK([.R428])); &quot;&quot;; DEC2HEX([.O428]*8 + [.P428]*4 + [.Q428]*2 + [.R428]*1))">
            <text:p/>
          </table:table-cell>
          <table:table-cell table:formula="of:=IF(AND(ISBLANK([.S428]);ISBLANK([.T428]);ISBLANK([.U428]);ISBLANK([.V428])); &quot;&quot;; DEC2HEX([.S428]*8 + [.T428]*4 + [.U428]*2 + [.V428]*1))">
            <text:p/>
          </table:table-cell>
          <table:table-cell table:formula="of:=IF(AND(ISBLANK([.W428]);ISBLANK([.X428]);ISBLANK([.Y428]);ISBLANK([.Z428])); &quot;&quot;; DEC2HEX([.W428]*8 + [.X428]*4 + [.Y428]*2 + [.Z428]*1))">
            <text:p/>
          </table:table-cell>
          <table:table-cell table:formula="of:=IF(AND(ISBLANK([.AA428]);ISBLANK([.AB428]);ISBLANK([.AC428]);ISBLANK([.AD428])); &quot;&quot;; DEC2HEX([.AA428]*8 + [.AB428]*4 + [.AC428]*2 + [.AD428]*1))">
            <text:p/>
          </table:table-cell>
          <table:table-cell table:formula="of:=IF(AND(ISBLANK([.AE428]);ISBLANK([.AF428]);ISBLANK([.AG428]);ISBLANK([.AH428])); &quot;&quot;; DEC2HEX([.AE428]*8 + [.AF428]*4 + [.AG428]*2 + [.AH428]*1))">
            <text:p/>
          </table:table-cell>
          <table:table-cell table:formula="of:=IF(AND(ISBLANK([.AI428]);ISBLANK([.AJ428]);ISBLANK([.AK428]);ISBLANK([.AL428])); &quot;&quot;; DEC2HEX([.AI428]*8 + [.AJ428]*4 + [.AK428]*2 + [.AL428]*1))">
            <text:p/>
          </table:table-cell>
          <table:table-cell table:formula="of:=IF(AND(ISBLANK([.AM428]);ISBLANK([.AN428]);ISBLANK([.AO428]);ISBLANK([.AP428])); &quot;&quot;; DEC2HEX([.AM428]*8 + [.AN428]*4 + [.AO428]*2 + [.AP42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29]);ISBLANK([.D429]);ISBLANK([.E429]);ISBLANK([.F429])); &quot;&quot;; DEC2HEX([.C429]*8 + [.D429]*4 + [.E429]*2 + [.F429]*1))">
            <text:p/>
          </table:table-cell>
          <table:table-cell table:formula="of:=IF(AND(ISBLANK([.G429]);ISBLANK([.H429]);ISBLANK([.I429]);ISBLANK([.J429])); &quot;&quot;; DEC2HEX([.G429]*8 + [.H429]*4 + [.I429]*2 + [.J429]*1))">
            <text:p/>
          </table:table-cell>
          <table:table-cell table:formula="of:=IF(AND(ISBLANK([.K429]);ISBLANK([.L429]);ISBLANK([.M429]);ISBLANK([.N429])); &quot;&quot;; DEC2HEX([.K429]*8 + [.L429]*4 + [.M429]*2 + [.N429]*1))">
            <text:p/>
          </table:table-cell>
          <table:table-cell table:formula="of:=IF(AND(ISBLANK([.O429]);ISBLANK([.P429]);ISBLANK([.Q429]);ISBLANK([.R429])); &quot;&quot;; DEC2HEX([.O429]*8 + [.P429]*4 + [.Q429]*2 + [.R429]*1))">
            <text:p/>
          </table:table-cell>
          <table:table-cell table:formula="of:=IF(AND(ISBLANK([.S429]);ISBLANK([.T429]);ISBLANK([.U429]);ISBLANK([.V429])); &quot;&quot;; DEC2HEX([.S429]*8 + [.T429]*4 + [.U429]*2 + [.V429]*1))">
            <text:p/>
          </table:table-cell>
          <table:table-cell table:formula="of:=IF(AND(ISBLANK([.W429]);ISBLANK([.X429]);ISBLANK([.Y429]);ISBLANK([.Z429])); &quot;&quot;; DEC2HEX([.W429]*8 + [.X429]*4 + [.Y429]*2 + [.Z429]*1))">
            <text:p/>
          </table:table-cell>
          <table:table-cell table:formula="of:=IF(AND(ISBLANK([.AA429]);ISBLANK([.AB429]);ISBLANK([.AC429]);ISBLANK([.AD429])); &quot;&quot;; DEC2HEX([.AA429]*8 + [.AB429]*4 + [.AC429]*2 + [.AD429]*1))">
            <text:p/>
          </table:table-cell>
          <table:table-cell table:formula="of:=IF(AND(ISBLANK([.AE429]);ISBLANK([.AF429]);ISBLANK([.AG429]);ISBLANK([.AH429])); &quot;&quot;; DEC2HEX([.AE429]*8 + [.AF429]*4 + [.AG429]*2 + [.AH429]*1))">
            <text:p/>
          </table:table-cell>
          <table:table-cell table:formula="of:=IF(AND(ISBLANK([.AI429]);ISBLANK([.AJ429]);ISBLANK([.AK429]);ISBLANK([.AL429])); &quot;&quot;; DEC2HEX([.AI429]*8 + [.AJ429]*4 + [.AK429]*2 + [.AL429]*1))">
            <text:p/>
          </table:table-cell>
          <table:table-cell table:formula="of:=IF(AND(ISBLANK([.AM429]);ISBLANK([.AN429]);ISBLANK([.AO429]);ISBLANK([.AP429])); &quot;&quot;; DEC2HEX([.AM429]*8 + [.AN429]*4 + [.AO429]*2 + [.AP42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0]);ISBLANK([.D430]);ISBLANK([.E430]);ISBLANK([.F430])); &quot;&quot;; DEC2HEX([.C430]*8 + [.D430]*4 + [.E430]*2 + [.F430]*1))">
            <text:p/>
          </table:table-cell>
          <table:table-cell table:formula="of:=IF(AND(ISBLANK([.G430]);ISBLANK([.H430]);ISBLANK([.I430]);ISBLANK([.J430])); &quot;&quot;; DEC2HEX([.G430]*8 + [.H430]*4 + [.I430]*2 + [.J430]*1))">
            <text:p/>
          </table:table-cell>
          <table:table-cell table:formula="of:=IF(AND(ISBLANK([.K430]);ISBLANK([.L430]);ISBLANK([.M430]);ISBLANK([.N430])); &quot;&quot;; DEC2HEX([.K430]*8 + [.L430]*4 + [.M430]*2 + [.N430]*1))">
            <text:p/>
          </table:table-cell>
          <table:table-cell table:formula="of:=IF(AND(ISBLANK([.O430]);ISBLANK([.P430]);ISBLANK([.Q430]);ISBLANK([.R430])); &quot;&quot;; DEC2HEX([.O430]*8 + [.P430]*4 + [.Q430]*2 + [.R430]*1))">
            <text:p/>
          </table:table-cell>
          <table:table-cell table:formula="of:=IF(AND(ISBLANK([.S430]);ISBLANK([.T430]);ISBLANK([.U430]);ISBLANK([.V430])); &quot;&quot;; DEC2HEX([.S430]*8 + [.T430]*4 + [.U430]*2 + [.V430]*1))">
            <text:p/>
          </table:table-cell>
          <table:table-cell table:formula="of:=IF(AND(ISBLANK([.W430]);ISBLANK([.X430]);ISBLANK([.Y430]);ISBLANK([.Z430])); &quot;&quot;; DEC2HEX([.W430]*8 + [.X430]*4 + [.Y430]*2 + [.Z430]*1))">
            <text:p/>
          </table:table-cell>
          <table:table-cell table:formula="of:=IF(AND(ISBLANK([.AA430]);ISBLANK([.AB430]);ISBLANK([.AC430]);ISBLANK([.AD430])); &quot;&quot;; DEC2HEX([.AA430]*8 + [.AB430]*4 + [.AC430]*2 + [.AD430]*1))">
            <text:p/>
          </table:table-cell>
          <table:table-cell table:formula="of:=IF(AND(ISBLANK([.AE430]);ISBLANK([.AF430]);ISBLANK([.AG430]);ISBLANK([.AH430])); &quot;&quot;; DEC2HEX([.AE430]*8 + [.AF430]*4 + [.AG430]*2 + [.AH430]*1))">
            <text:p/>
          </table:table-cell>
          <table:table-cell table:formula="of:=IF(AND(ISBLANK([.AI430]);ISBLANK([.AJ430]);ISBLANK([.AK430]);ISBLANK([.AL430])); &quot;&quot;; DEC2HEX([.AI430]*8 + [.AJ430]*4 + [.AK430]*2 + [.AL430]*1))">
            <text:p/>
          </table:table-cell>
          <table:table-cell table:formula="of:=IF(AND(ISBLANK([.AM430]);ISBLANK([.AN430]);ISBLANK([.AO430]);ISBLANK([.AP430])); &quot;&quot;; DEC2HEX([.AM430]*8 + [.AN430]*4 + [.AO430]*2 + [.AP43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1]);ISBLANK([.D431]);ISBLANK([.E431]);ISBLANK([.F431])); &quot;&quot;; DEC2HEX([.C431]*8 + [.D431]*4 + [.E431]*2 + [.F431]*1))">
            <text:p/>
          </table:table-cell>
          <table:table-cell table:formula="of:=IF(AND(ISBLANK([.G431]);ISBLANK([.H431]);ISBLANK([.I431]);ISBLANK([.J431])); &quot;&quot;; DEC2HEX([.G431]*8 + [.H431]*4 + [.I431]*2 + [.J431]*1))">
            <text:p/>
          </table:table-cell>
          <table:table-cell table:formula="of:=IF(AND(ISBLANK([.K431]);ISBLANK([.L431]);ISBLANK([.M431]);ISBLANK([.N431])); &quot;&quot;; DEC2HEX([.K431]*8 + [.L431]*4 + [.M431]*2 + [.N431]*1))">
            <text:p/>
          </table:table-cell>
          <table:table-cell table:formula="of:=IF(AND(ISBLANK([.O431]);ISBLANK([.P431]);ISBLANK([.Q431]);ISBLANK([.R431])); &quot;&quot;; DEC2HEX([.O431]*8 + [.P431]*4 + [.Q431]*2 + [.R431]*1))">
            <text:p/>
          </table:table-cell>
          <table:table-cell table:formula="of:=IF(AND(ISBLANK([.S431]);ISBLANK([.T431]);ISBLANK([.U431]);ISBLANK([.V431])); &quot;&quot;; DEC2HEX([.S431]*8 + [.T431]*4 + [.U431]*2 + [.V431]*1))">
            <text:p/>
          </table:table-cell>
          <table:table-cell table:formula="of:=IF(AND(ISBLANK([.W431]);ISBLANK([.X431]);ISBLANK([.Y431]);ISBLANK([.Z431])); &quot;&quot;; DEC2HEX([.W431]*8 + [.X431]*4 + [.Y431]*2 + [.Z431]*1))">
            <text:p/>
          </table:table-cell>
          <table:table-cell table:formula="of:=IF(AND(ISBLANK([.AA431]);ISBLANK([.AB431]);ISBLANK([.AC431]);ISBLANK([.AD431])); &quot;&quot;; DEC2HEX([.AA431]*8 + [.AB431]*4 + [.AC431]*2 + [.AD431]*1))">
            <text:p/>
          </table:table-cell>
          <table:table-cell table:formula="of:=IF(AND(ISBLANK([.AE431]);ISBLANK([.AF431]);ISBLANK([.AG431]);ISBLANK([.AH431])); &quot;&quot;; DEC2HEX([.AE431]*8 + [.AF431]*4 + [.AG431]*2 + [.AH431]*1))">
            <text:p/>
          </table:table-cell>
          <table:table-cell table:formula="of:=IF(AND(ISBLANK([.AI431]);ISBLANK([.AJ431]);ISBLANK([.AK431]);ISBLANK([.AL431])); &quot;&quot;; DEC2HEX([.AI431]*8 + [.AJ431]*4 + [.AK431]*2 + [.AL431]*1))">
            <text:p/>
          </table:table-cell>
          <table:table-cell table:formula="of:=IF(AND(ISBLANK([.AM431]);ISBLANK([.AN431]);ISBLANK([.AO431]);ISBLANK([.AP431])); &quot;&quot;; DEC2HEX([.AM431]*8 + [.AN431]*4 + [.AO431]*2 + [.AP43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2]);ISBLANK([.D432]);ISBLANK([.E432]);ISBLANK([.F432])); &quot;&quot;; DEC2HEX([.C432]*8 + [.D432]*4 + [.E432]*2 + [.F432]*1))">
            <text:p/>
          </table:table-cell>
          <table:table-cell table:formula="of:=IF(AND(ISBLANK([.G432]);ISBLANK([.H432]);ISBLANK([.I432]);ISBLANK([.J432])); &quot;&quot;; DEC2HEX([.G432]*8 + [.H432]*4 + [.I432]*2 + [.J432]*1))">
            <text:p/>
          </table:table-cell>
          <table:table-cell table:formula="of:=IF(AND(ISBLANK([.K432]);ISBLANK([.L432]);ISBLANK([.M432]);ISBLANK([.N432])); &quot;&quot;; DEC2HEX([.K432]*8 + [.L432]*4 + [.M432]*2 + [.N432]*1))">
            <text:p/>
          </table:table-cell>
          <table:table-cell table:formula="of:=IF(AND(ISBLANK([.O432]);ISBLANK([.P432]);ISBLANK([.Q432]);ISBLANK([.R432])); &quot;&quot;; DEC2HEX([.O432]*8 + [.P432]*4 + [.Q432]*2 + [.R432]*1))">
            <text:p/>
          </table:table-cell>
          <table:table-cell table:formula="of:=IF(AND(ISBLANK([.S432]);ISBLANK([.T432]);ISBLANK([.U432]);ISBLANK([.V432])); &quot;&quot;; DEC2HEX([.S432]*8 + [.T432]*4 + [.U432]*2 + [.V432]*1))">
            <text:p/>
          </table:table-cell>
          <table:table-cell table:formula="of:=IF(AND(ISBLANK([.W432]);ISBLANK([.X432]);ISBLANK([.Y432]);ISBLANK([.Z432])); &quot;&quot;; DEC2HEX([.W432]*8 + [.X432]*4 + [.Y432]*2 + [.Z432]*1))">
            <text:p/>
          </table:table-cell>
          <table:table-cell table:formula="of:=IF(AND(ISBLANK([.AA432]);ISBLANK([.AB432]);ISBLANK([.AC432]);ISBLANK([.AD432])); &quot;&quot;; DEC2HEX([.AA432]*8 + [.AB432]*4 + [.AC432]*2 + [.AD432]*1))">
            <text:p/>
          </table:table-cell>
          <table:table-cell table:formula="of:=IF(AND(ISBLANK([.AE432]);ISBLANK([.AF432]);ISBLANK([.AG432]);ISBLANK([.AH432])); &quot;&quot;; DEC2HEX([.AE432]*8 + [.AF432]*4 + [.AG432]*2 + [.AH432]*1))">
            <text:p/>
          </table:table-cell>
          <table:table-cell table:formula="of:=IF(AND(ISBLANK([.AI432]);ISBLANK([.AJ432]);ISBLANK([.AK432]);ISBLANK([.AL432])); &quot;&quot;; DEC2HEX([.AI432]*8 + [.AJ432]*4 + [.AK432]*2 + [.AL432]*1))">
            <text:p/>
          </table:table-cell>
          <table:table-cell table:formula="of:=IF(AND(ISBLANK([.AM432]);ISBLANK([.AN432]);ISBLANK([.AO432]);ISBLANK([.AP432])); &quot;&quot;; DEC2HEX([.AM432]*8 + [.AN432]*4 + [.AO432]*2 + [.AP43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3]);ISBLANK([.D433]);ISBLANK([.E433]);ISBLANK([.F433])); &quot;&quot;; DEC2HEX([.C433]*8 + [.D433]*4 + [.E433]*2 + [.F433]*1))">
            <text:p/>
          </table:table-cell>
          <table:table-cell table:formula="of:=IF(AND(ISBLANK([.G433]);ISBLANK([.H433]);ISBLANK([.I433]);ISBLANK([.J433])); &quot;&quot;; DEC2HEX([.G433]*8 + [.H433]*4 + [.I433]*2 + [.J433]*1))">
            <text:p/>
          </table:table-cell>
          <table:table-cell table:formula="of:=IF(AND(ISBLANK([.K433]);ISBLANK([.L433]);ISBLANK([.M433]);ISBLANK([.N433])); &quot;&quot;; DEC2HEX([.K433]*8 + [.L433]*4 + [.M433]*2 + [.N433]*1))">
            <text:p/>
          </table:table-cell>
          <table:table-cell table:formula="of:=IF(AND(ISBLANK([.O433]);ISBLANK([.P433]);ISBLANK([.Q433]);ISBLANK([.R433])); &quot;&quot;; DEC2HEX([.O433]*8 + [.P433]*4 + [.Q433]*2 + [.R433]*1))">
            <text:p/>
          </table:table-cell>
          <table:table-cell table:formula="of:=IF(AND(ISBLANK([.S433]);ISBLANK([.T433]);ISBLANK([.U433]);ISBLANK([.V433])); &quot;&quot;; DEC2HEX([.S433]*8 + [.T433]*4 + [.U433]*2 + [.V433]*1))">
            <text:p/>
          </table:table-cell>
          <table:table-cell table:formula="of:=IF(AND(ISBLANK([.W433]);ISBLANK([.X433]);ISBLANK([.Y433]);ISBLANK([.Z433])); &quot;&quot;; DEC2HEX([.W433]*8 + [.X433]*4 + [.Y433]*2 + [.Z433]*1))">
            <text:p/>
          </table:table-cell>
          <table:table-cell table:formula="of:=IF(AND(ISBLANK([.AA433]);ISBLANK([.AB433]);ISBLANK([.AC433]);ISBLANK([.AD433])); &quot;&quot;; DEC2HEX([.AA433]*8 + [.AB433]*4 + [.AC433]*2 + [.AD433]*1))">
            <text:p/>
          </table:table-cell>
          <table:table-cell table:formula="of:=IF(AND(ISBLANK([.AE433]);ISBLANK([.AF433]);ISBLANK([.AG433]);ISBLANK([.AH433])); &quot;&quot;; DEC2HEX([.AE433]*8 + [.AF433]*4 + [.AG433]*2 + [.AH433]*1))">
            <text:p/>
          </table:table-cell>
          <table:table-cell table:formula="of:=IF(AND(ISBLANK([.AI433]);ISBLANK([.AJ433]);ISBLANK([.AK433]);ISBLANK([.AL433])); &quot;&quot;; DEC2HEX([.AI433]*8 + [.AJ433]*4 + [.AK433]*2 + [.AL433]*1))">
            <text:p/>
          </table:table-cell>
          <table:table-cell table:formula="of:=IF(AND(ISBLANK([.AM433]);ISBLANK([.AN433]);ISBLANK([.AO433]);ISBLANK([.AP433])); &quot;&quot;; DEC2HEX([.AM433]*8 + [.AN433]*4 + [.AO433]*2 + [.AP43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4]);ISBLANK([.D434]);ISBLANK([.E434]);ISBLANK([.F434])); &quot;&quot;; DEC2HEX([.C434]*8 + [.D434]*4 + [.E434]*2 + [.F434]*1))">
            <text:p/>
          </table:table-cell>
          <table:table-cell table:formula="of:=IF(AND(ISBLANK([.G434]);ISBLANK([.H434]);ISBLANK([.I434]);ISBLANK([.J434])); &quot;&quot;; DEC2HEX([.G434]*8 + [.H434]*4 + [.I434]*2 + [.J434]*1))">
            <text:p/>
          </table:table-cell>
          <table:table-cell table:formula="of:=IF(AND(ISBLANK([.K434]);ISBLANK([.L434]);ISBLANK([.M434]);ISBLANK([.N434])); &quot;&quot;; DEC2HEX([.K434]*8 + [.L434]*4 + [.M434]*2 + [.N434]*1))">
            <text:p/>
          </table:table-cell>
          <table:table-cell table:formula="of:=IF(AND(ISBLANK([.O434]);ISBLANK([.P434]);ISBLANK([.Q434]);ISBLANK([.R434])); &quot;&quot;; DEC2HEX([.O434]*8 + [.P434]*4 + [.Q434]*2 + [.R434]*1))">
            <text:p/>
          </table:table-cell>
          <table:table-cell table:formula="of:=IF(AND(ISBLANK([.S434]);ISBLANK([.T434]);ISBLANK([.U434]);ISBLANK([.V434])); &quot;&quot;; DEC2HEX([.S434]*8 + [.T434]*4 + [.U434]*2 + [.V434]*1))">
            <text:p/>
          </table:table-cell>
          <table:table-cell table:formula="of:=IF(AND(ISBLANK([.W434]);ISBLANK([.X434]);ISBLANK([.Y434]);ISBLANK([.Z434])); &quot;&quot;; DEC2HEX([.W434]*8 + [.X434]*4 + [.Y434]*2 + [.Z434]*1))">
            <text:p/>
          </table:table-cell>
          <table:table-cell table:formula="of:=IF(AND(ISBLANK([.AA434]);ISBLANK([.AB434]);ISBLANK([.AC434]);ISBLANK([.AD434])); &quot;&quot;; DEC2HEX([.AA434]*8 + [.AB434]*4 + [.AC434]*2 + [.AD434]*1))">
            <text:p/>
          </table:table-cell>
          <table:table-cell table:formula="of:=IF(AND(ISBLANK([.AE434]);ISBLANK([.AF434]);ISBLANK([.AG434]);ISBLANK([.AH434])); &quot;&quot;; DEC2HEX([.AE434]*8 + [.AF434]*4 + [.AG434]*2 + [.AH434]*1))">
            <text:p/>
          </table:table-cell>
          <table:table-cell table:formula="of:=IF(AND(ISBLANK([.AI434]);ISBLANK([.AJ434]);ISBLANK([.AK434]);ISBLANK([.AL434])); &quot;&quot;; DEC2HEX([.AI434]*8 + [.AJ434]*4 + [.AK434]*2 + [.AL434]*1))">
            <text:p/>
          </table:table-cell>
          <table:table-cell table:formula="of:=IF(AND(ISBLANK([.AM434]);ISBLANK([.AN434]);ISBLANK([.AO434]);ISBLANK([.AP434])); &quot;&quot;; DEC2HEX([.AM434]*8 + [.AN434]*4 + [.AO434]*2 + [.AP43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5]);ISBLANK([.D435]);ISBLANK([.E435]);ISBLANK([.F435])); &quot;&quot;; DEC2HEX([.C435]*8 + [.D435]*4 + [.E435]*2 + [.F435]*1))">
            <text:p/>
          </table:table-cell>
          <table:table-cell table:formula="of:=IF(AND(ISBLANK([.G435]);ISBLANK([.H435]);ISBLANK([.I435]);ISBLANK([.J435])); &quot;&quot;; DEC2HEX([.G435]*8 + [.H435]*4 + [.I435]*2 + [.J435]*1))">
            <text:p/>
          </table:table-cell>
          <table:table-cell table:formula="of:=IF(AND(ISBLANK([.K435]);ISBLANK([.L435]);ISBLANK([.M435]);ISBLANK([.N435])); &quot;&quot;; DEC2HEX([.K435]*8 + [.L435]*4 + [.M435]*2 + [.N435]*1))">
            <text:p/>
          </table:table-cell>
          <table:table-cell table:formula="of:=IF(AND(ISBLANK([.O435]);ISBLANK([.P435]);ISBLANK([.Q435]);ISBLANK([.R435])); &quot;&quot;; DEC2HEX([.O435]*8 + [.P435]*4 + [.Q435]*2 + [.R435]*1))">
            <text:p/>
          </table:table-cell>
          <table:table-cell table:formula="of:=IF(AND(ISBLANK([.S435]);ISBLANK([.T435]);ISBLANK([.U435]);ISBLANK([.V435])); &quot;&quot;; DEC2HEX([.S435]*8 + [.T435]*4 + [.U435]*2 + [.V435]*1))">
            <text:p/>
          </table:table-cell>
          <table:table-cell table:formula="of:=IF(AND(ISBLANK([.W435]);ISBLANK([.X435]);ISBLANK([.Y435]);ISBLANK([.Z435])); &quot;&quot;; DEC2HEX([.W435]*8 + [.X435]*4 + [.Y435]*2 + [.Z435]*1))">
            <text:p/>
          </table:table-cell>
          <table:table-cell table:formula="of:=IF(AND(ISBLANK([.AA435]);ISBLANK([.AB435]);ISBLANK([.AC435]);ISBLANK([.AD435])); &quot;&quot;; DEC2HEX([.AA435]*8 + [.AB435]*4 + [.AC435]*2 + [.AD435]*1))">
            <text:p/>
          </table:table-cell>
          <table:table-cell table:formula="of:=IF(AND(ISBLANK([.AE435]);ISBLANK([.AF435]);ISBLANK([.AG435]);ISBLANK([.AH435])); &quot;&quot;; DEC2HEX([.AE435]*8 + [.AF435]*4 + [.AG435]*2 + [.AH435]*1))">
            <text:p/>
          </table:table-cell>
          <table:table-cell table:formula="of:=IF(AND(ISBLANK([.AI435]);ISBLANK([.AJ435]);ISBLANK([.AK435]);ISBLANK([.AL435])); &quot;&quot;; DEC2HEX([.AI435]*8 + [.AJ435]*4 + [.AK435]*2 + [.AL435]*1))">
            <text:p/>
          </table:table-cell>
          <table:table-cell table:formula="of:=IF(AND(ISBLANK([.AM435]);ISBLANK([.AN435]);ISBLANK([.AO435]);ISBLANK([.AP435])); &quot;&quot;; DEC2HEX([.AM435]*8 + [.AN435]*4 + [.AO435]*2 + [.AP43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6]);ISBLANK([.D436]);ISBLANK([.E436]);ISBLANK([.F436])); &quot;&quot;; DEC2HEX([.C436]*8 + [.D436]*4 + [.E436]*2 + [.F436]*1))">
            <text:p/>
          </table:table-cell>
          <table:table-cell table:formula="of:=IF(AND(ISBLANK([.G436]);ISBLANK([.H436]);ISBLANK([.I436]);ISBLANK([.J436])); &quot;&quot;; DEC2HEX([.G436]*8 + [.H436]*4 + [.I436]*2 + [.J436]*1))">
            <text:p/>
          </table:table-cell>
          <table:table-cell table:formula="of:=IF(AND(ISBLANK([.K436]);ISBLANK([.L436]);ISBLANK([.M436]);ISBLANK([.N436])); &quot;&quot;; DEC2HEX([.K436]*8 + [.L436]*4 + [.M436]*2 + [.N436]*1))">
            <text:p/>
          </table:table-cell>
          <table:table-cell table:formula="of:=IF(AND(ISBLANK([.O436]);ISBLANK([.P436]);ISBLANK([.Q436]);ISBLANK([.R436])); &quot;&quot;; DEC2HEX([.O436]*8 + [.P436]*4 + [.Q436]*2 + [.R436]*1))">
            <text:p/>
          </table:table-cell>
          <table:table-cell table:formula="of:=IF(AND(ISBLANK([.S436]);ISBLANK([.T436]);ISBLANK([.U436]);ISBLANK([.V436])); &quot;&quot;; DEC2HEX([.S436]*8 + [.T436]*4 + [.U436]*2 + [.V436]*1))">
            <text:p/>
          </table:table-cell>
          <table:table-cell table:formula="of:=IF(AND(ISBLANK([.W436]);ISBLANK([.X436]);ISBLANK([.Y436]);ISBLANK([.Z436])); &quot;&quot;; DEC2HEX([.W436]*8 + [.X436]*4 + [.Y436]*2 + [.Z436]*1))">
            <text:p/>
          </table:table-cell>
          <table:table-cell table:formula="of:=IF(AND(ISBLANK([.AA436]);ISBLANK([.AB436]);ISBLANK([.AC436]);ISBLANK([.AD436])); &quot;&quot;; DEC2HEX([.AA436]*8 + [.AB436]*4 + [.AC436]*2 + [.AD436]*1))">
            <text:p/>
          </table:table-cell>
          <table:table-cell table:formula="of:=IF(AND(ISBLANK([.AE436]);ISBLANK([.AF436]);ISBLANK([.AG436]);ISBLANK([.AH436])); &quot;&quot;; DEC2HEX([.AE436]*8 + [.AF436]*4 + [.AG436]*2 + [.AH436]*1))">
            <text:p/>
          </table:table-cell>
          <table:table-cell table:formula="of:=IF(AND(ISBLANK([.AI436]);ISBLANK([.AJ436]);ISBLANK([.AK436]);ISBLANK([.AL436])); &quot;&quot;; DEC2HEX([.AI436]*8 + [.AJ436]*4 + [.AK436]*2 + [.AL436]*1))">
            <text:p/>
          </table:table-cell>
          <table:table-cell table:formula="of:=IF(AND(ISBLANK([.AM436]);ISBLANK([.AN436]);ISBLANK([.AO436]);ISBLANK([.AP436])); &quot;&quot;; DEC2HEX([.AM436]*8 + [.AN436]*4 + [.AO436]*2 + [.AP43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7]);ISBLANK([.D437]);ISBLANK([.E437]);ISBLANK([.F437])); &quot;&quot;; DEC2HEX([.C437]*8 + [.D437]*4 + [.E437]*2 + [.F437]*1))">
            <text:p/>
          </table:table-cell>
          <table:table-cell table:formula="of:=IF(AND(ISBLANK([.G437]);ISBLANK([.H437]);ISBLANK([.I437]);ISBLANK([.J437])); &quot;&quot;; DEC2HEX([.G437]*8 + [.H437]*4 + [.I437]*2 + [.J437]*1))">
            <text:p/>
          </table:table-cell>
          <table:table-cell table:formula="of:=IF(AND(ISBLANK([.K437]);ISBLANK([.L437]);ISBLANK([.M437]);ISBLANK([.N437])); &quot;&quot;; DEC2HEX([.K437]*8 + [.L437]*4 + [.M437]*2 + [.N437]*1))">
            <text:p/>
          </table:table-cell>
          <table:table-cell table:formula="of:=IF(AND(ISBLANK([.O437]);ISBLANK([.P437]);ISBLANK([.Q437]);ISBLANK([.R437])); &quot;&quot;; DEC2HEX([.O437]*8 + [.P437]*4 + [.Q437]*2 + [.R437]*1))">
            <text:p/>
          </table:table-cell>
          <table:table-cell table:formula="of:=IF(AND(ISBLANK([.S437]);ISBLANK([.T437]);ISBLANK([.U437]);ISBLANK([.V437])); &quot;&quot;; DEC2HEX([.S437]*8 + [.T437]*4 + [.U437]*2 + [.V437]*1))">
            <text:p/>
          </table:table-cell>
          <table:table-cell table:formula="of:=IF(AND(ISBLANK([.W437]);ISBLANK([.X437]);ISBLANK([.Y437]);ISBLANK([.Z437])); &quot;&quot;; DEC2HEX([.W437]*8 + [.X437]*4 + [.Y437]*2 + [.Z437]*1))">
            <text:p/>
          </table:table-cell>
          <table:table-cell table:formula="of:=IF(AND(ISBLANK([.AA437]);ISBLANK([.AB437]);ISBLANK([.AC437]);ISBLANK([.AD437])); &quot;&quot;; DEC2HEX([.AA437]*8 + [.AB437]*4 + [.AC437]*2 + [.AD437]*1))">
            <text:p/>
          </table:table-cell>
          <table:table-cell table:formula="of:=IF(AND(ISBLANK([.AE437]);ISBLANK([.AF437]);ISBLANK([.AG437]);ISBLANK([.AH437])); &quot;&quot;; DEC2HEX([.AE437]*8 + [.AF437]*4 + [.AG437]*2 + [.AH437]*1))">
            <text:p/>
          </table:table-cell>
          <table:table-cell table:formula="of:=IF(AND(ISBLANK([.AI437]);ISBLANK([.AJ437]);ISBLANK([.AK437]);ISBLANK([.AL437])); &quot;&quot;; DEC2HEX([.AI437]*8 + [.AJ437]*4 + [.AK437]*2 + [.AL437]*1))">
            <text:p/>
          </table:table-cell>
          <table:table-cell table:formula="of:=IF(AND(ISBLANK([.AM437]);ISBLANK([.AN437]);ISBLANK([.AO437]);ISBLANK([.AP437])); &quot;&quot;; DEC2HEX([.AM437]*8 + [.AN437]*4 + [.AO437]*2 + [.AP43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8]);ISBLANK([.D438]);ISBLANK([.E438]);ISBLANK([.F438])); &quot;&quot;; DEC2HEX([.C438]*8 + [.D438]*4 + [.E438]*2 + [.F438]*1))">
            <text:p/>
          </table:table-cell>
          <table:table-cell table:formula="of:=IF(AND(ISBLANK([.G438]);ISBLANK([.H438]);ISBLANK([.I438]);ISBLANK([.J438])); &quot;&quot;; DEC2HEX([.G438]*8 + [.H438]*4 + [.I438]*2 + [.J438]*1))">
            <text:p/>
          </table:table-cell>
          <table:table-cell table:formula="of:=IF(AND(ISBLANK([.K438]);ISBLANK([.L438]);ISBLANK([.M438]);ISBLANK([.N438])); &quot;&quot;; DEC2HEX([.K438]*8 + [.L438]*4 + [.M438]*2 + [.N438]*1))">
            <text:p/>
          </table:table-cell>
          <table:table-cell table:formula="of:=IF(AND(ISBLANK([.O438]);ISBLANK([.P438]);ISBLANK([.Q438]);ISBLANK([.R438])); &quot;&quot;; DEC2HEX([.O438]*8 + [.P438]*4 + [.Q438]*2 + [.R438]*1))">
            <text:p/>
          </table:table-cell>
          <table:table-cell table:formula="of:=IF(AND(ISBLANK([.S438]);ISBLANK([.T438]);ISBLANK([.U438]);ISBLANK([.V438])); &quot;&quot;; DEC2HEX([.S438]*8 + [.T438]*4 + [.U438]*2 + [.V438]*1))">
            <text:p/>
          </table:table-cell>
          <table:table-cell table:formula="of:=IF(AND(ISBLANK([.W438]);ISBLANK([.X438]);ISBLANK([.Y438]);ISBLANK([.Z438])); &quot;&quot;; DEC2HEX([.W438]*8 + [.X438]*4 + [.Y438]*2 + [.Z438]*1))">
            <text:p/>
          </table:table-cell>
          <table:table-cell table:formula="of:=IF(AND(ISBLANK([.AA438]);ISBLANK([.AB438]);ISBLANK([.AC438]);ISBLANK([.AD438])); &quot;&quot;; DEC2HEX([.AA438]*8 + [.AB438]*4 + [.AC438]*2 + [.AD438]*1))">
            <text:p/>
          </table:table-cell>
          <table:table-cell table:formula="of:=IF(AND(ISBLANK([.AE438]);ISBLANK([.AF438]);ISBLANK([.AG438]);ISBLANK([.AH438])); &quot;&quot;; DEC2HEX([.AE438]*8 + [.AF438]*4 + [.AG438]*2 + [.AH438]*1))">
            <text:p/>
          </table:table-cell>
          <table:table-cell table:formula="of:=IF(AND(ISBLANK([.AI438]);ISBLANK([.AJ438]);ISBLANK([.AK438]);ISBLANK([.AL438])); &quot;&quot;; DEC2HEX([.AI438]*8 + [.AJ438]*4 + [.AK438]*2 + [.AL438]*1))">
            <text:p/>
          </table:table-cell>
          <table:table-cell table:formula="of:=IF(AND(ISBLANK([.AM438]);ISBLANK([.AN438]);ISBLANK([.AO438]);ISBLANK([.AP438])); &quot;&quot;; DEC2HEX([.AM438]*8 + [.AN438]*4 + [.AO438]*2 + [.AP43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39]);ISBLANK([.D439]);ISBLANK([.E439]);ISBLANK([.F439])); &quot;&quot;; DEC2HEX([.C439]*8 + [.D439]*4 + [.E439]*2 + [.F439]*1))">
            <text:p/>
          </table:table-cell>
          <table:table-cell table:formula="of:=IF(AND(ISBLANK([.G439]);ISBLANK([.H439]);ISBLANK([.I439]);ISBLANK([.J439])); &quot;&quot;; DEC2HEX([.G439]*8 + [.H439]*4 + [.I439]*2 + [.J439]*1))">
            <text:p/>
          </table:table-cell>
          <table:table-cell table:formula="of:=IF(AND(ISBLANK([.K439]);ISBLANK([.L439]);ISBLANK([.M439]);ISBLANK([.N439])); &quot;&quot;; DEC2HEX([.K439]*8 + [.L439]*4 + [.M439]*2 + [.N439]*1))">
            <text:p/>
          </table:table-cell>
          <table:table-cell table:formula="of:=IF(AND(ISBLANK([.O439]);ISBLANK([.P439]);ISBLANK([.Q439]);ISBLANK([.R439])); &quot;&quot;; DEC2HEX([.O439]*8 + [.P439]*4 + [.Q439]*2 + [.R439]*1))">
            <text:p/>
          </table:table-cell>
          <table:table-cell table:formula="of:=IF(AND(ISBLANK([.S439]);ISBLANK([.T439]);ISBLANK([.U439]);ISBLANK([.V439])); &quot;&quot;; DEC2HEX([.S439]*8 + [.T439]*4 + [.U439]*2 + [.V439]*1))">
            <text:p/>
          </table:table-cell>
          <table:table-cell table:formula="of:=IF(AND(ISBLANK([.W439]);ISBLANK([.X439]);ISBLANK([.Y439]);ISBLANK([.Z439])); &quot;&quot;; DEC2HEX([.W439]*8 + [.X439]*4 + [.Y439]*2 + [.Z439]*1))">
            <text:p/>
          </table:table-cell>
          <table:table-cell table:formula="of:=IF(AND(ISBLANK([.AA439]);ISBLANK([.AB439]);ISBLANK([.AC439]);ISBLANK([.AD439])); &quot;&quot;; DEC2HEX([.AA439]*8 + [.AB439]*4 + [.AC439]*2 + [.AD439]*1))">
            <text:p/>
          </table:table-cell>
          <table:table-cell table:formula="of:=IF(AND(ISBLANK([.AE439]);ISBLANK([.AF439]);ISBLANK([.AG439]);ISBLANK([.AH439])); &quot;&quot;; DEC2HEX([.AE439]*8 + [.AF439]*4 + [.AG439]*2 + [.AH439]*1))">
            <text:p/>
          </table:table-cell>
          <table:table-cell table:formula="of:=IF(AND(ISBLANK([.AI439]);ISBLANK([.AJ439]);ISBLANK([.AK439]);ISBLANK([.AL439])); &quot;&quot;; DEC2HEX([.AI439]*8 + [.AJ439]*4 + [.AK439]*2 + [.AL439]*1))">
            <text:p/>
          </table:table-cell>
          <table:table-cell table:formula="of:=IF(AND(ISBLANK([.AM439]);ISBLANK([.AN439]);ISBLANK([.AO439]);ISBLANK([.AP439])); &quot;&quot;; DEC2HEX([.AM439]*8 + [.AN439]*4 + [.AO439]*2 + [.AP43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0]);ISBLANK([.D440]);ISBLANK([.E440]);ISBLANK([.F440])); &quot;&quot;; DEC2HEX([.C440]*8 + [.D440]*4 + [.E440]*2 + [.F440]*1))">
            <text:p/>
          </table:table-cell>
          <table:table-cell table:formula="of:=IF(AND(ISBLANK([.G440]);ISBLANK([.H440]);ISBLANK([.I440]);ISBLANK([.J440])); &quot;&quot;; DEC2HEX([.G440]*8 + [.H440]*4 + [.I440]*2 + [.J440]*1))">
            <text:p/>
          </table:table-cell>
          <table:table-cell table:formula="of:=IF(AND(ISBLANK([.K440]);ISBLANK([.L440]);ISBLANK([.M440]);ISBLANK([.N440])); &quot;&quot;; DEC2HEX([.K440]*8 + [.L440]*4 + [.M440]*2 + [.N440]*1))">
            <text:p/>
          </table:table-cell>
          <table:table-cell table:formula="of:=IF(AND(ISBLANK([.O440]);ISBLANK([.P440]);ISBLANK([.Q440]);ISBLANK([.R440])); &quot;&quot;; DEC2HEX([.O440]*8 + [.P440]*4 + [.Q440]*2 + [.R440]*1))">
            <text:p/>
          </table:table-cell>
          <table:table-cell table:formula="of:=IF(AND(ISBLANK([.S440]);ISBLANK([.T440]);ISBLANK([.U440]);ISBLANK([.V440])); &quot;&quot;; DEC2HEX([.S440]*8 + [.T440]*4 + [.U440]*2 + [.V440]*1))">
            <text:p/>
          </table:table-cell>
          <table:table-cell table:formula="of:=IF(AND(ISBLANK([.W440]);ISBLANK([.X440]);ISBLANK([.Y440]);ISBLANK([.Z440])); &quot;&quot;; DEC2HEX([.W440]*8 + [.X440]*4 + [.Y440]*2 + [.Z440]*1))">
            <text:p/>
          </table:table-cell>
          <table:table-cell table:formula="of:=IF(AND(ISBLANK([.AA440]);ISBLANK([.AB440]);ISBLANK([.AC440]);ISBLANK([.AD440])); &quot;&quot;; DEC2HEX([.AA440]*8 + [.AB440]*4 + [.AC440]*2 + [.AD440]*1))">
            <text:p/>
          </table:table-cell>
          <table:table-cell table:formula="of:=IF(AND(ISBLANK([.AE440]);ISBLANK([.AF440]);ISBLANK([.AG440]);ISBLANK([.AH440])); &quot;&quot;; DEC2HEX([.AE440]*8 + [.AF440]*4 + [.AG440]*2 + [.AH440]*1))">
            <text:p/>
          </table:table-cell>
          <table:table-cell table:formula="of:=IF(AND(ISBLANK([.AI440]);ISBLANK([.AJ440]);ISBLANK([.AK440]);ISBLANK([.AL440])); &quot;&quot;; DEC2HEX([.AI440]*8 + [.AJ440]*4 + [.AK440]*2 + [.AL440]*1))">
            <text:p/>
          </table:table-cell>
          <table:table-cell table:formula="of:=IF(AND(ISBLANK([.AM440]);ISBLANK([.AN440]);ISBLANK([.AO440]);ISBLANK([.AP440])); &quot;&quot;; DEC2HEX([.AM440]*8 + [.AN440]*4 + [.AO440]*2 + [.AP44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1]);ISBLANK([.D441]);ISBLANK([.E441]);ISBLANK([.F441])); &quot;&quot;; DEC2HEX([.C441]*8 + [.D441]*4 + [.E441]*2 + [.F441]*1))">
            <text:p/>
          </table:table-cell>
          <table:table-cell table:formula="of:=IF(AND(ISBLANK([.G441]);ISBLANK([.H441]);ISBLANK([.I441]);ISBLANK([.J441])); &quot;&quot;; DEC2HEX([.G441]*8 + [.H441]*4 + [.I441]*2 + [.J441]*1))">
            <text:p/>
          </table:table-cell>
          <table:table-cell table:formula="of:=IF(AND(ISBLANK([.K441]);ISBLANK([.L441]);ISBLANK([.M441]);ISBLANK([.N441])); &quot;&quot;; DEC2HEX([.K441]*8 + [.L441]*4 + [.M441]*2 + [.N441]*1))">
            <text:p/>
          </table:table-cell>
          <table:table-cell table:formula="of:=IF(AND(ISBLANK([.O441]);ISBLANK([.P441]);ISBLANK([.Q441]);ISBLANK([.R441])); &quot;&quot;; DEC2HEX([.O441]*8 + [.P441]*4 + [.Q441]*2 + [.R441]*1))">
            <text:p/>
          </table:table-cell>
          <table:table-cell table:formula="of:=IF(AND(ISBLANK([.S441]);ISBLANK([.T441]);ISBLANK([.U441]);ISBLANK([.V441])); &quot;&quot;; DEC2HEX([.S441]*8 + [.T441]*4 + [.U441]*2 + [.V441]*1))">
            <text:p/>
          </table:table-cell>
          <table:table-cell table:formula="of:=IF(AND(ISBLANK([.W441]);ISBLANK([.X441]);ISBLANK([.Y441]);ISBLANK([.Z441])); &quot;&quot;; DEC2HEX([.W441]*8 + [.X441]*4 + [.Y441]*2 + [.Z441]*1))">
            <text:p/>
          </table:table-cell>
          <table:table-cell table:formula="of:=IF(AND(ISBLANK([.AA441]);ISBLANK([.AB441]);ISBLANK([.AC441]);ISBLANK([.AD441])); &quot;&quot;; DEC2HEX([.AA441]*8 + [.AB441]*4 + [.AC441]*2 + [.AD441]*1))">
            <text:p/>
          </table:table-cell>
          <table:table-cell table:formula="of:=IF(AND(ISBLANK([.AE441]);ISBLANK([.AF441]);ISBLANK([.AG441]);ISBLANK([.AH441])); &quot;&quot;; DEC2HEX([.AE441]*8 + [.AF441]*4 + [.AG441]*2 + [.AH441]*1))">
            <text:p/>
          </table:table-cell>
          <table:table-cell table:formula="of:=IF(AND(ISBLANK([.AI441]);ISBLANK([.AJ441]);ISBLANK([.AK441]);ISBLANK([.AL441])); &quot;&quot;; DEC2HEX([.AI441]*8 + [.AJ441]*4 + [.AK441]*2 + [.AL441]*1))">
            <text:p/>
          </table:table-cell>
          <table:table-cell table:formula="of:=IF(AND(ISBLANK([.AM441]);ISBLANK([.AN441]);ISBLANK([.AO441]);ISBLANK([.AP441])); &quot;&quot;; DEC2HEX([.AM441]*8 + [.AN441]*4 + [.AO441]*2 + [.AP44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2]);ISBLANK([.D442]);ISBLANK([.E442]);ISBLANK([.F442])); &quot;&quot;; DEC2HEX([.C442]*8 + [.D442]*4 + [.E442]*2 + [.F442]*1))">
            <text:p/>
          </table:table-cell>
          <table:table-cell table:formula="of:=IF(AND(ISBLANK([.G442]);ISBLANK([.H442]);ISBLANK([.I442]);ISBLANK([.J442])); &quot;&quot;; DEC2HEX([.G442]*8 + [.H442]*4 + [.I442]*2 + [.J442]*1))">
            <text:p/>
          </table:table-cell>
          <table:table-cell table:formula="of:=IF(AND(ISBLANK([.K442]);ISBLANK([.L442]);ISBLANK([.M442]);ISBLANK([.N442])); &quot;&quot;; DEC2HEX([.K442]*8 + [.L442]*4 + [.M442]*2 + [.N442]*1))">
            <text:p/>
          </table:table-cell>
          <table:table-cell table:formula="of:=IF(AND(ISBLANK([.O442]);ISBLANK([.P442]);ISBLANK([.Q442]);ISBLANK([.R442])); &quot;&quot;; DEC2HEX([.O442]*8 + [.P442]*4 + [.Q442]*2 + [.R442]*1))">
            <text:p/>
          </table:table-cell>
          <table:table-cell table:formula="of:=IF(AND(ISBLANK([.S442]);ISBLANK([.T442]);ISBLANK([.U442]);ISBLANK([.V442])); &quot;&quot;; DEC2HEX([.S442]*8 + [.T442]*4 + [.U442]*2 + [.V442]*1))">
            <text:p/>
          </table:table-cell>
          <table:table-cell table:formula="of:=IF(AND(ISBLANK([.W442]);ISBLANK([.X442]);ISBLANK([.Y442]);ISBLANK([.Z442])); &quot;&quot;; DEC2HEX([.W442]*8 + [.X442]*4 + [.Y442]*2 + [.Z442]*1))">
            <text:p/>
          </table:table-cell>
          <table:table-cell table:formula="of:=IF(AND(ISBLANK([.AA442]);ISBLANK([.AB442]);ISBLANK([.AC442]);ISBLANK([.AD442])); &quot;&quot;; DEC2HEX([.AA442]*8 + [.AB442]*4 + [.AC442]*2 + [.AD442]*1))">
            <text:p/>
          </table:table-cell>
          <table:table-cell table:formula="of:=IF(AND(ISBLANK([.AE442]);ISBLANK([.AF442]);ISBLANK([.AG442]);ISBLANK([.AH442])); &quot;&quot;; DEC2HEX([.AE442]*8 + [.AF442]*4 + [.AG442]*2 + [.AH442]*1))">
            <text:p/>
          </table:table-cell>
          <table:table-cell table:formula="of:=IF(AND(ISBLANK([.AI442]);ISBLANK([.AJ442]);ISBLANK([.AK442]);ISBLANK([.AL442])); &quot;&quot;; DEC2HEX([.AI442]*8 + [.AJ442]*4 + [.AK442]*2 + [.AL442]*1))">
            <text:p/>
          </table:table-cell>
          <table:table-cell table:formula="of:=IF(AND(ISBLANK([.AM442]);ISBLANK([.AN442]);ISBLANK([.AO442]);ISBLANK([.AP442])); &quot;&quot;; DEC2HEX([.AM442]*8 + [.AN442]*4 + [.AO442]*2 + [.AP44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3]);ISBLANK([.D443]);ISBLANK([.E443]);ISBLANK([.F443])); &quot;&quot;; DEC2HEX([.C443]*8 + [.D443]*4 + [.E443]*2 + [.F443]*1))">
            <text:p/>
          </table:table-cell>
          <table:table-cell table:formula="of:=IF(AND(ISBLANK([.G443]);ISBLANK([.H443]);ISBLANK([.I443]);ISBLANK([.J443])); &quot;&quot;; DEC2HEX([.G443]*8 + [.H443]*4 + [.I443]*2 + [.J443]*1))">
            <text:p/>
          </table:table-cell>
          <table:table-cell table:formula="of:=IF(AND(ISBLANK([.K443]);ISBLANK([.L443]);ISBLANK([.M443]);ISBLANK([.N443])); &quot;&quot;; DEC2HEX([.K443]*8 + [.L443]*4 + [.M443]*2 + [.N443]*1))">
            <text:p/>
          </table:table-cell>
          <table:table-cell table:formula="of:=IF(AND(ISBLANK([.O443]);ISBLANK([.P443]);ISBLANK([.Q443]);ISBLANK([.R443])); &quot;&quot;; DEC2HEX([.O443]*8 + [.P443]*4 + [.Q443]*2 + [.R443]*1))">
            <text:p/>
          </table:table-cell>
          <table:table-cell table:formula="of:=IF(AND(ISBLANK([.S443]);ISBLANK([.T443]);ISBLANK([.U443]);ISBLANK([.V443])); &quot;&quot;; DEC2HEX([.S443]*8 + [.T443]*4 + [.U443]*2 + [.V443]*1))">
            <text:p/>
          </table:table-cell>
          <table:table-cell table:formula="of:=IF(AND(ISBLANK([.W443]);ISBLANK([.X443]);ISBLANK([.Y443]);ISBLANK([.Z443])); &quot;&quot;; DEC2HEX([.W443]*8 + [.X443]*4 + [.Y443]*2 + [.Z443]*1))">
            <text:p/>
          </table:table-cell>
          <table:table-cell table:formula="of:=IF(AND(ISBLANK([.AA443]);ISBLANK([.AB443]);ISBLANK([.AC443]);ISBLANK([.AD443])); &quot;&quot;; DEC2HEX([.AA443]*8 + [.AB443]*4 + [.AC443]*2 + [.AD443]*1))">
            <text:p/>
          </table:table-cell>
          <table:table-cell table:formula="of:=IF(AND(ISBLANK([.AE443]);ISBLANK([.AF443]);ISBLANK([.AG443]);ISBLANK([.AH443])); &quot;&quot;; DEC2HEX([.AE443]*8 + [.AF443]*4 + [.AG443]*2 + [.AH443]*1))">
            <text:p/>
          </table:table-cell>
          <table:table-cell table:formula="of:=IF(AND(ISBLANK([.AI443]);ISBLANK([.AJ443]);ISBLANK([.AK443]);ISBLANK([.AL443])); &quot;&quot;; DEC2HEX([.AI443]*8 + [.AJ443]*4 + [.AK443]*2 + [.AL443]*1))">
            <text:p/>
          </table:table-cell>
          <table:table-cell table:formula="of:=IF(AND(ISBLANK([.AM443]);ISBLANK([.AN443]);ISBLANK([.AO443]);ISBLANK([.AP443])); &quot;&quot;; DEC2HEX([.AM443]*8 + [.AN443]*4 + [.AO443]*2 + [.AP44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4]);ISBLANK([.D444]);ISBLANK([.E444]);ISBLANK([.F444])); &quot;&quot;; DEC2HEX([.C444]*8 + [.D444]*4 + [.E444]*2 + [.F444]*1))">
            <text:p/>
          </table:table-cell>
          <table:table-cell table:formula="of:=IF(AND(ISBLANK([.G444]);ISBLANK([.H444]);ISBLANK([.I444]);ISBLANK([.J444])); &quot;&quot;; DEC2HEX([.G444]*8 + [.H444]*4 + [.I444]*2 + [.J444]*1))">
            <text:p/>
          </table:table-cell>
          <table:table-cell table:formula="of:=IF(AND(ISBLANK([.K444]);ISBLANK([.L444]);ISBLANK([.M444]);ISBLANK([.N444])); &quot;&quot;; DEC2HEX([.K444]*8 + [.L444]*4 + [.M444]*2 + [.N444]*1))">
            <text:p/>
          </table:table-cell>
          <table:table-cell table:formula="of:=IF(AND(ISBLANK([.O444]);ISBLANK([.P444]);ISBLANK([.Q444]);ISBLANK([.R444])); &quot;&quot;; DEC2HEX([.O444]*8 + [.P444]*4 + [.Q444]*2 + [.R444]*1))">
            <text:p/>
          </table:table-cell>
          <table:table-cell table:formula="of:=IF(AND(ISBLANK([.S444]);ISBLANK([.T444]);ISBLANK([.U444]);ISBLANK([.V444])); &quot;&quot;; DEC2HEX([.S444]*8 + [.T444]*4 + [.U444]*2 + [.V444]*1))">
            <text:p/>
          </table:table-cell>
          <table:table-cell table:formula="of:=IF(AND(ISBLANK([.W444]);ISBLANK([.X444]);ISBLANK([.Y444]);ISBLANK([.Z444])); &quot;&quot;; DEC2HEX([.W444]*8 + [.X444]*4 + [.Y444]*2 + [.Z444]*1))">
            <text:p/>
          </table:table-cell>
          <table:table-cell table:formula="of:=IF(AND(ISBLANK([.AA444]);ISBLANK([.AB444]);ISBLANK([.AC444]);ISBLANK([.AD444])); &quot;&quot;; DEC2HEX([.AA444]*8 + [.AB444]*4 + [.AC444]*2 + [.AD444]*1))">
            <text:p/>
          </table:table-cell>
          <table:table-cell table:formula="of:=IF(AND(ISBLANK([.AE444]);ISBLANK([.AF444]);ISBLANK([.AG444]);ISBLANK([.AH444])); &quot;&quot;; DEC2HEX([.AE444]*8 + [.AF444]*4 + [.AG444]*2 + [.AH444]*1))">
            <text:p/>
          </table:table-cell>
          <table:table-cell table:formula="of:=IF(AND(ISBLANK([.AI444]);ISBLANK([.AJ444]);ISBLANK([.AK444]);ISBLANK([.AL444])); &quot;&quot;; DEC2HEX([.AI444]*8 + [.AJ444]*4 + [.AK444]*2 + [.AL444]*1))">
            <text:p/>
          </table:table-cell>
          <table:table-cell table:formula="of:=IF(AND(ISBLANK([.AM444]);ISBLANK([.AN444]);ISBLANK([.AO444]);ISBLANK([.AP444])); &quot;&quot;; DEC2HEX([.AM444]*8 + [.AN444]*4 + [.AO444]*2 + [.AP44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5]);ISBLANK([.D445]);ISBLANK([.E445]);ISBLANK([.F445])); &quot;&quot;; DEC2HEX([.C445]*8 + [.D445]*4 + [.E445]*2 + [.F445]*1))">
            <text:p/>
          </table:table-cell>
          <table:table-cell table:formula="of:=IF(AND(ISBLANK([.G445]);ISBLANK([.H445]);ISBLANK([.I445]);ISBLANK([.J445])); &quot;&quot;; DEC2HEX([.G445]*8 + [.H445]*4 + [.I445]*2 + [.J445]*1))">
            <text:p/>
          </table:table-cell>
          <table:table-cell table:formula="of:=IF(AND(ISBLANK([.K445]);ISBLANK([.L445]);ISBLANK([.M445]);ISBLANK([.N445])); &quot;&quot;; DEC2HEX([.K445]*8 + [.L445]*4 + [.M445]*2 + [.N445]*1))">
            <text:p/>
          </table:table-cell>
          <table:table-cell table:formula="of:=IF(AND(ISBLANK([.O445]);ISBLANK([.P445]);ISBLANK([.Q445]);ISBLANK([.R445])); &quot;&quot;; DEC2HEX([.O445]*8 + [.P445]*4 + [.Q445]*2 + [.R445]*1))">
            <text:p/>
          </table:table-cell>
          <table:table-cell table:formula="of:=IF(AND(ISBLANK([.S445]);ISBLANK([.T445]);ISBLANK([.U445]);ISBLANK([.V445])); &quot;&quot;; DEC2HEX([.S445]*8 + [.T445]*4 + [.U445]*2 + [.V445]*1))">
            <text:p/>
          </table:table-cell>
          <table:table-cell table:formula="of:=IF(AND(ISBLANK([.W445]);ISBLANK([.X445]);ISBLANK([.Y445]);ISBLANK([.Z445])); &quot;&quot;; DEC2HEX([.W445]*8 + [.X445]*4 + [.Y445]*2 + [.Z445]*1))">
            <text:p/>
          </table:table-cell>
          <table:table-cell table:formula="of:=IF(AND(ISBLANK([.AA445]);ISBLANK([.AB445]);ISBLANK([.AC445]);ISBLANK([.AD445])); &quot;&quot;; DEC2HEX([.AA445]*8 + [.AB445]*4 + [.AC445]*2 + [.AD445]*1))">
            <text:p/>
          </table:table-cell>
          <table:table-cell table:formula="of:=IF(AND(ISBLANK([.AE445]);ISBLANK([.AF445]);ISBLANK([.AG445]);ISBLANK([.AH445])); &quot;&quot;; DEC2HEX([.AE445]*8 + [.AF445]*4 + [.AG445]*2 + [.AH445]*1))">
            <text:p/>
          </table:table-cell>
          <table:table-cell table:formula="of:=IF(AND(ISBLANK([.AI445]);ISBLANK([.AJ445]);ISBLANK([.AK445]);ISBLANK([.AL445])); &quot;&quot;; DEC2HEX([.AI445]*8 + [.AJ445]*4 + [.AK445]*2 + [.AL445]*1))">
            <text:p/>
          </table:table-cell>
          <table:table-cell table:formula="of:=IF(AND(ISBLANK([.AM445]);ISBLANK([.AN445]);ISBLANK([.AO445]);ISBLANK([.AP445])); &quot;&quot;; DEC2HEX([.AM445]*8 + [.AN445]*4 + [.AO445]*2 + [.AP44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6]);ISBLANK([.D446]);ISBLANK([.E446]);ISBLANK([.F446])); &quot;&quot;; DEC2HEX([.C446]*8 + [.D446]*4 + [.E446]*2 + [.F446]*1))">
            <text:p/>
          </table:table-cell>
          <table:table-cell table:formula="of:=IF(AND(ISBLANK([.G446]);ISBLANK([.H446]);ISBLANK([.I446]);ISBLANK([.J446])); &quot;&quot;; DEC2HEX([.G446]*8 + [.H446]*4 + [.I446]*2 + [.J446]*1))">
            <text:p/>
          </table:table-cell>
          <table:table-cell table:formula="of:=IF(AND(ISBLANK([.K446]);ISBLANK([.L446]);ISBLANK([.M446]);ISBLANK([.N446])); &quot;&quot;; DEC2HEX([.K446]*8 + [.L446]*4 + [.M446]*2 + [.N446]*1))">
            <text:p/>
          </table:table-cell>
          <table:table-cell table:formula="of:=IF(AND(ISBLANK([.O446]);ISBLANK([.P446]);ISBLANK([.Q446]);ISBLANK([.R446])); &quot;&quot;; DEC2HEX([.O446]*8 + [.P446]*4 + [.Q446]*2 + [.R446]*1))">
            <text:p/>
          </table:table-cell>
          <table:table-cell table:formula="of:=IF(AND(ISBLANK([.S446]);ISBLANK([.T446]);ISBLANK([.U446]);ISBLANK([.V446])); &quot;&quot;; DEC2HEX([.S446]*8 + [.T446]*4 + [.U446]*2 + [.V446]*1))">
            <text:p/>
          </table:table-cell>
          <table:table-cell table:formula="of:=IF(AND(ISBLANK([.W446]);ISBLANK([.X446]);ISBLANK([.Y446]);ISBLANK([.Z446])); &quot;&quot;; DEC2HEX([.W446]*8 + [.X446]*4 + [.Y446]*2 + [.Z446]*1))">
            <text:p/>
          </table:table-cell>
          <table:table-cell table:formula="of:=IF(AND(ISBLANK([.AA446]);ISBLANK([.AB446]);ISBLANK([.AC446]);ISBLANK([.AD446])); &quot;&quot;; DEC2HEX([.AA446]*8 + [.AB446]*4 + [.AC446]*2 + [.AD446]*1))">
            <text:p/>
          </table:table-cell>
          <table:table-cell table:formula="of:=IF(AND(ISBLANK([.AE446]);ISBLANK([.AF446]);ISBLANK([.AG446]);ISBLANK([.AH446])); &quot;&quot;; DEC2HEX([.AE446]*8 + [.AF446]*4 + [.AG446]*2 + [.AH446]*1))">
            <text:p/>
          </table:table-cell>
          <table:table-cell table:formula="of:=IF(AND(ISBLANK([.AI446]);ISBLANK([.AJ446]);ISBLANK([.AK446]);ISBLANK([.AL446])); &quot;&quot;; DEC2HEX([.AI446]*8 + [.AJ446]*4 + [.AK446]*2 + [.AL446]*1))">
            <text:p/>
          </table:table-cell>
          <table:table-cell table:formula="of:=IF(AND(ISBLANK([.AM446]);ISBLANK([.AN446]);ISBLANK([.AO446]);ISBLANK([.AP446])); &quot;&quot;; DEC2HEX([.AM446]*8 + [.AN446]*4 + [.AO446]*2 + [.AP44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7]);ISBLANK([.D447]);ISBLANK([.E447]);ISBLANK([.F447])); &quot;&quot;; DEC2HEX([.C447]*8 + [.D447]*4 + [.E447]*2 + [.F447]*1))">
            <text:p/>
          </table:table-cell>
          <table:table-cell table:formula="of:=IF(AND(ISBLANK([.G447]);ISBLANK([.H447]);ISBLANK([.I447]);ISBLANK([.J447])); &quot;&quot;; DEC2HEX([.G447]*8 + [.H447]*4 + [.I447]*2 + [.J447]*1))">
            <text:p/>
          </table:table-cell>
          <table:table-cell table:formula="of:=IF(AND(ISBLANK([.K447]);ISBLANK([.L447]);ISBLANK([.M447]);ISBLANK([.N447])); &quot;&quot;; DEC2HEX([.K447]*8 + [.L447]*4 + [.M447]*2 + [.N447]*1))">
            <text:p/>
          </table:table-cell>
          <table:table-cell table:formula="of:=IF(AND(ISBLANK([.O447]);ISBLANK([.P447]);ISBLANK([.Q447]);ISBLANK([.R447])); &quot;&quot;; DEC2HEX([.O447]*8 + [.P447]*4 + [.Q447]*2 + [.R447]*1))">
            <text:p/>
          </table:table-cell>
          <table:table-cell table:formula="of:=IF(AND(ISBLANK([.S447]);ISBLANK([.T447]);ISBLANK([.U447]);ISBLANK([.V447])); &quot;&quot;; DEC2HEX([.S447]*8 + [.T447]*4 + [.U447]*2 + [.V447]*1))">
            <text:p/>
          </table:table-cell>
          <table:table-cell table:formula="of:=IF(AND(ISBLANK([.W447]);ISBLANK([.X447]);ISBLANK([.Y447]);ISBLANK([.Z447])); &quot;&quot;; DEC2HEX([.W447]*8 + [.X447]*4 + [.Y447]*2 + [.Z447]*1))">
            <text:p/>
          </table:table-cell>
          <table:table-cell table:formula="of:=IF(AND(ISBLANK([.AA447]);ISBLANK([.AB447]);ISBLANK([.AC447]);ISBLANK([.AD447])); &quot;&quot;; DEC2HEX([.AA447]*8 + [.AB447]*4 + [.AC447]*2 + [.AD447]*1))">
            <text:p/>
          </table:table-cell>
          <table:table-cell table:formula="of:=IF(AND(ISBLANK([.AE447]);ISBLANK([.AF447]);ISBLANK([.AG447]);ISBLANK([.AH447])); &quot;&quot;; DEC2HEX([.AE447]*8 + [.AF447]*4 + [.AG447]*2 + [.AH447]*1))">
            <text:p/>
          </table:table-cell>
          <table:table-cell table:formula="of:=IF(AND(ISBLANK([.AI447]);ISBLANK([.AJ447]);ISBLANK([.AK447]);ISBLANK([.AL447])); &quot;&quot;; DEC2HEX([.AI447]*8 + [.AJ447]*4 + [.AK447]*2 + [.AL447]*1))">
            <text:p/>
          </table:table-cell>
          <table:table-cell table:formula="of:=IF(AND(ISBLANK([.AM447]);ISBLANK([.AN447]);ISBLANK([.AO447]);ISBLANK([.AP447])); &quot;&quot;; DEC2HEX([.AM447]*8 + [.AN447]*4 + [.AO447]*2 + [.AP44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8]);ISBLANK([.D448]);ISBLANK([.E448]);ISBLANK([.F448])); &quot;&quot;; DEC2HEX([.C448]*8 + [.D448]*4 + [.E448]*2 + [.F448]*1))">
            <text:p/>
          </table:table-cell>
          <table:table-cell table:formula="of:=IF(AND(ISBLANK([.G448]);ISBLANK([.H448]);ISBLANK([.I448]);ISBLANK([.J448])); &quot;&quot;; DEC2HEX([.G448]*8 + [.H448]*4 + [.I448]*2 + [.J448]*1))">
            <text:p/>
          </table:table-cell>
          <table:table-cell table:formula="of:=IF(AND(ISBLANK([.K448]);ISBLANK([.L448]);ISBLANK([.M448]);ISBLANK([.N448])); &quot;&quot;; DEC2HEX([.K448]*8 + [.L448]*4 + [.M448]*2 + [.N448]*1))">
            <text:p/>
          </table:table-cell>
          <table:table-cell table:formula="of:=IF(AND(ISBLANK([.O448]);ISBLANK([.P448]);ISBLANK([.Q448]);ISBLANK([.R448])); &quot;&quot;; DEC2HEX([.O448]*8 + [.P448]*4 + [.Q448]*2 + [.R448]*1))">
            <text:p/>
          </table:table-cell>
          <table:table-cell table:formula="of:=IF(AND(ISBLANK([.S448]);ISBLANK([.T448]);ISBLANK([.U448]);ISBLANK([.V448])); &quot;&quot;; DEC2HEX([.S448]*8 + [.T448]*4 + [.U448]*2 + [.V448]*1))">
            <text:p/>
          </table:table-cell>
          <table:table-cell table:formula="of:=IF(AND(ISBLANK([.W448]);ISBLANK([.X448]);ISBLANK([.Y448]);ISBLANK([.Z448])); &quot;&quot;; DEC2HEX([.W448]*8 + [.X448]*4 + [.Y448]*2 + [.Z448]*1))">
            <text:p/>
          </table:table-cell>
          <table:table-cell table:formula="of:=IF(AND(ISBLANK([.AA448]);ISBLANK([.AB448]);ISBLANK([.AC448]);ISBLANK([.AD448])); &quot;&quot;; DEC2HEX([.AA448]*8 + [.AB448]*4 + [.AC448]*2 + [.AD448]*1))">
            <text:p/>
          </table:table-cell>
          <table:table-cell table:formula="of:=IF(AND(ISBLANK([.AE448]);ISBLANK([.AF448]);ISBLANK([.AG448]);ISBLANK([.AH448])); &quot;&quot;; DEC2HEX([.AE448]*8 + [.AF448]*4 + [.AG448]*2 + [.AH448]*1))">
            <text:p/>
          </table:table-cell>
          <table:table-cell table:formula="of:=IF(AND(ISBLANK([.AI448]);ISBLANK([.AJ448]);ISBLANK([.AK448]);ISBLANK([.AL448])); &quot;&quot;; DEC2HEX([.AI448]*8 + [.AJ448]*4 + [.AK448]*2 + [.AL448]*1))">
            <text:p/>
          </table:table-cell>
          <table:table-cell table:formula="of:=IF(AND(ISBLANK([.AM448]);ISBLANK([.AN448]);ISBLANK([.AO448]);ISBLANK([.AP448])); &quot;&quot;; DEC2HEX([.AM448]*8 + [.AN448]*4 + [.AO448]*2 + [.AP44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49]);ISBLANK([.D449]);ISBLANK([.E449]);ISBLANK([.F449])); &quot;&quot;; DEC2HEX([.C449]*8 + [.D449]*4 + [.E449]*2 + [.F449]*1))">
            <text:p/>
          </table:table-cell>
          <table:table-cell table:formula="of:=IF(AND(ISBLANK([.G449]);ISBLANK([.H449]);ISBLANK([.I449]);ISBLANK([.J449])); &quot;&quot;; DEC2HEX([.G449]*8 + [.H449]*4 + [.I449]*2 + [.J449]*1))">
            <text:p/>
          </table:table-cell>
          <table:table-cell table:formula="of:=IF(AND(ISBLANK([.K449]);ISBLANK([.L449]);ISBLANK([.M449]);ISBLANK([.N449])); &quot;&quot;; DEC2HEX([.K449]*8 + [.L449]*4 + [.M449]*2 + [.N449]*1))">
            <text:p/>
          </table:table-cell>
          <table:table-cell table:formula="of:=IF(AND(ISBLANK([.O449]);ISBLANK([.P449]);ISBLANK([.Q449]);ISBLANK([.R449])); &quot;&quot;; DEC2HEX([.O449]*8 + [.P449]*4 + [.Q449]*2 + [.R449]*1))">
            <text:p/>
          </table:table-cell>
          <table:table-cell table:formula="of:=IF(AND(ISBLANK([.S449]);ISBLANK([.T449]);ISBLANK([.U449]);ISBLANK([.V449])); &quot;&quot;; DEC2HEX([.S449]*8 + [.T449]*4 + [.U449]*2 + [.V449]*1))">
            <text:p/>
          </table:table-cell>
          <table:table-cell table:formula="of:=IF(AND(ISBLANK([.W449]);ISBLANK([.X449]);ISBLANK([.Y449]);ISBLANK([.Z449])); &quot;&quot;; DEC2HEX([.W449]*8 + [.X449]*4 + [.Y449]*2 + [.Z449]*1))">
            <text:p/>
          </table:table-cell>
          <table:table-cell table:formula="of:=IF(AND(ISBLANK([.AA449]);ISBLANK([.AB449]);ISBLANK([.AC449]);ISBLANK([.AD449])); &quot;&quot;; DEC2HEX([.AA449]*8 + [.AB449]*4 + [.AC449]*2 + [.AD449]*1))">
            <text:p/>
          </table:table-cell>
          <table:table-cell table:formula="of:=IF(AND(ISBLANK([.AE449]);ISBLANK([.AF449]);ISBLANK([.AG449]);ISBLANK([.AH449])); &quot;&quot;; DEC2HEX([.AE449]*8 + [.AF449]*4 + [.AG449]*2 + [.AH449]*1))">
            <text:p/>
          </table:table-cell>
          <table:table-cell table:formula="of:=IF(AND(ISBLANK([.AI449]);ISBLANK([.AJ449]);ISBLANK([.AK449]);ISBLANK([.AL449])); &quot;&quot;; DEC2HEX([.AI449]*8 + [.AJ449]*4 + [.AK449]*2 + [.AL449]*1))">
            <text:p/>
          </table:table-cell>
          <table:table-cell table:formula="of:=IF(AND(ISBLANK([.AM449]);ISBLANK([.AN449]);ISBLANK([.AO449]);ISBLANK([.AP449])); &quot;&quot;; DEC2HEX([.AM449]*8 + [.AN449]*4 + [.AO449]*2 + [.AP44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0]);ISBLANK([.D450]);ISBLANK([.E450]);ISBLANK([.F450])); &quot;&quot;; DEC2HEX([.C450]*8 + [.D450]*4 + [.E450]*2 + [.F450]*1))">
            <text:p/>
          </table:table-cell>
          <table:table-cell table:formula="of:=IF(AND(ISBLANK([.G450]);ISBLANK([.H450]);ISBLANK([.I450]);ISBLANK([.J450])); &quot;&quot;; DEC2HEX([.G450]*8 + [.H450]*4 + [.I450]*2 + [.J450]*1))">
            <text:p/>
          </table:table-cell>
          <table:table-cell table:formula="of:=IF(AND(ISBLANK([.K450]);ISBLANK([.L450]);ISBLANK([.M450]);ISBLANK([.N450])); &quot;&quot;; DEC2HEX([.K450]*8 + [.L450]*4 + [.M450]*2 + [.N450]*1))">
            <text:p/>
          </table:table-cell>
          <table:table-cell table:formula="of:=IF(AND(ISBLANK([.O450]);ISBLANK([.P450]);ISBLANK([.Q450]);ISBLANK([.R450])); &quot;&quot;; DEC2HEX([.O450]*8 + [.P450]*4 + [.Q450]*2 + [.R450]*1))">
            <text:p/>
          </table:table-cell>
          <table:table-cell table:formula="of:=IF(AND(ISBLANK([.S450]);ISBLANK([.T450]);ISBLANK([.U450]);ISBLANK([.V450])); &quot;&quot;; DEC2HEX([.S450]*8 + [.T450]*4 + [.U450]*2 + [.V450]*1))">
            <text:p/>
          </table:table-cell>
          <table:table-cell table:formula="of:=IF(AND(ISBLANK([.W450]);ISBLANK([.X450]);ISBLANK([.Y450]);ISBLANK([.Z450])); &quot;&quot;; DEC2HEX([.W450]*8 + [.X450]*4 + [.Y450]*2 + [.Z450]*1))">
            <text:p/>
          </table:table-cell>
          <table:table-cell table:formula="of:=IF(AND(ISBLANK([.AA450]);ISBLANK([.AB450]);ISBLANK([.AC450]);ISBLANK([.AD450])); &quot;&quot;; DEC2HEX([.AA450]*8 + [.AB450]*4 + [.AC450]*2 + [.AD450]*1))">
            <text:p/>
          </table:table-cell>
          <table:table-cell table:formula="of:=IF(AND(ISBLANK([.AE450]);ISBLANK([.AF450]);ISBLANK([.AG450]);ISBLANK([.AH450])); &quot;&quot;; DEC2HEX([.AE450]*8 + [.AF450]*4 + [.AG450]*2 + [.AH450]*1))">
            <text:p/>
          </table:table-cell>
          <table:table-cell table:formula="of:=IF(AND(ISBLANK([.AI450]);ISBLANK([.AJ450]);ISBLANK([.AK450]);ISBLANK([.AL450])); &quot;&quot;; DEC2HEX([.AI450]*8 + [.AJ450]*4 + [.AK450]*2 + [.AL450]*1))">
            <text:p/>
          </table:table-cell>
          <table:table-cell table:formula="of:=IF(AND(ISBLANK([.AM450]);ISBLANK([.AN450]);ISBLANK([.AO450]);ISBLANK([.AP450])); &quot;&quot;; DEC2HEX([.AM450]*8 + [.AN450]*4 + [.AO450]*2 + [.AP45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1]);ISBLANK([.D451]);ISBLANK([.E451]);ISBLANK([.F451])); &quot;&quot;; DEC2HEX([.C451]*8 + [.D451]*4 + [.E451]*2 + [.F451]*1))">
            <text:p/>
          </table:table-cell>
          <table:table-cell table:formula="of:=IF(AND(ISBLANK([.G451]);ISBLANK([.H451]);ISBLANK([.I451]);ISBLANK([.J451])); &quot;&quot;; DEC2HEX([.G451]*8 + [.H451]*4 + [.I451]*2 + [.J451]*1))">
            <text:p/>
          </table:table-cell>
          <table:table-cell table:formula="of:=IF(AND(ISBLANK([.K451]);ISBLANK([.L451]);ISBLANK([.M451]);ISBLANK([.N451])); &quot;&quot;; DEC2HEX([.K451]*8 + [.L451]*4 + [.M451]*2 + [.N451]*1))">
            <text:p/>
          </table:table-cell>
          <table:table-cell table:formula="of:=IF(AND(ISBLANK([.O451]);ISBLANK([.P451]);ISBLANK([.Q451]);ISBLANK([.R451])); &quot;&quot;; DEC2HEX([.O451]*8 + [.P451]*4 + [.Q451]*2 + [.R451]*1))">
            <text:p/>
          </table:table-cell>
          <table:table-cell table:formula="of:=IF(AND(ISBLANK([.S451]);ISBLANK([.T451]);ISBLANK([.U451]);ISBLANK([.V451])); &quot;&quot;; DEC2HEX([.S451]*8 + [.T451]*4 + [.U451]*2 + [.V451]*1))">
            <text:p/>
          </table:table-cell>
          <table:table-cell table:formula="of:=IF(AND(ISBLANK([.W451]);ISBLANK([.X451]);ISBLANK([.Y451]);ISBLANK([.Z451])); &quot;&quot;; DEC2HEX([.W451]*8 + [.X451]*4 + [.Y451]*2 + [.Z451]*1))">
            <text:p/>
          </table:table-cell>
          <table:table-cell table:formula="of:=IF(AND(ISBLANK([.AA451]);ISBLANK([.AB451]);ISBLANK([.AC451]);ISBLANK([.AD451])); &quot;&quot;; DEC2HEX([.AA451]*8 + [.AB451]*4 + [.AC451]*2 + [.AD451]*1))">
            <text:p/>
          </table:table-cell>
          <table:table-cell table:formula="of:=IF(AND(ISBLANK([.AE451]);ISBLANK([.AF451]);ISBLANK([.AG451]);ISBLANK([.AH451])); &quot;&quot;; DEC2HEX([.AE451]*8 + [.AF451]*4 + [.AG451]*2 + [.AH451]*1))">
            <text:p/>
          </table:table-cell>
          <table:table-cell table:formula="of:=IF(AND(ISBLANK([.AI451]);ISBLANK([.AJ451]);ISBLANK([.AK451]);ISBLANK([.AL451])); &quot;&quot;; DEC2HEX([.AI451]*8 + [.AJ451]*4 + [.AK451]*2 + [.AL451]*1))">
            <text:p/>
          </table:table-cell>
          <table:table-cell table:formula="of:=IF(AND(ISBLANK([.AM451]);ISBLANK([.AN451]);ISBLANK([.AO451]);ISBLANK([.AP451])); &quot;&quot;; DEC2HEX([.AM451]*8 + [.AN451]*4 + [.AO451]*2 + [.AP45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2]);ISBLANK([.D452]);ISBLANK([.E452]);ISBLANK([.F452])); &quot;&quot;; DEC2HEX([.C452]*8 + [.D452]*4 + [.E452]*2 + [.F452]*1))">
            <text:p/>
          </table:table-cell>
          <table:table-cell table:formula="of:=IF(AND(ISBLANK([.G452]);ISBLANK([.H452]);ISBLANK([.I452]);ISBLANK([.J452])); &quot;&quot;; DEC2HEX([.G452]*8 + [.H452]*4 + [.I452]*2 + [.J452]*1))">
            <text:p/>
          </table:table-cell>
          <table:table-cell table:formula="of:=IF(AND(ISBLANK([.K452]);ISBLANK([.L452]);ISBLANK([.M452]);ISBLANK([.N452])); &quot;&quot;; DEC2HEX([.K452]*8 + [.L452]*4 + [.M452]*2 + [.N452]*1))">
            <text:p/>
          </table:table-cell>
          <table:table-cell table:formula="of:=IF(AND(ISBLANK([.O452]);ISBLANK([.P452]);ISBLANK([.Q452]);ISBLANK([.R452])); &quot;&quot;; DEC2HEX([.O452]*8 + [.P452]*4 + [.Q452]*2 + [.R452]*1))">
            <text:p/>
          </table:table-cell>
          <table:table-cell table:formula="of:=IF(AND(ISBLANK([.S452]);ISBLANK([.T452]);ISBLANK([.U452]);ISBLANK([.V452])); &quot;&quot;; DEC2HEX([.S452]*8 + [.T452]*4 + [.U452]*2 + [.V452]*1))">
            <text:p/>
          </table:table-cell>
          <table:table-cell table:formula="of:=IF(AND(ISBLANK([.W452]);ISBLANK([.X452]);ISBLANK([.Y452]);ISBLANK([.Z452])); &quot;&quot;; DEC2HEX([.W452]*8 + [.X452]*4 + [.Y452]*2 + [.Z452]*1))">
            <text:p/>
          </table:table-cell>
          <table:table-cell table:formula="of:=IF(AND(ISBLANK([.AA452]);ISBLANK([.AB452]);ISBLANK([.AC452]);ISBLANK([.AD452])); &quot;&quot;; DEC2HEX([.AA452]*8 + [.AB452]*4 + [.AC452]*2 + [.AD452]*1))">
            <text:p/>
          </table:table-cell>
          <table:table-cell table:formula="of:=IF(AND(ISBLANK([.AE452]);ISBLANK([.AF452]);ISBLANK([.AG452]);ISBLANK([.AH452])); &quot;&quot;; DEC2HEX([.AE452]*8 + [.AF452]*4 + [.AG452]*2 + [.AH452]*1))">
            <text:p/>
          </table:table-cell>
          <table:table-cell table:formula="of:=IF(AND(ISBLANK([.AI452]);ISBLANK([.AJ452]);ISBLANK([.AK452]);ISBLANK([.AL452])); &quot;&quot;; DEC2HEX([.AI452]*8 + [.AJ452]*4 + [.AK452]*2 + [.AL452]*1))">
            <text:p/>
          </table:table-cell>
          <table:table-cell table:formula="of:=IF(AND(ISBLANK([.AM452]);ISBLANK([.AN452]);ISBLANK([.AO452]);ISBLANK([.AP452])); &quot;&quot;; DEC2HEX([.AM452]*8 + [.AN452]*4 + [.AO452]*2 + [.AP45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3]);ISBLANK([.D453]);ISBLANK([.E453]);ISBLANK([.F453])); &quot;&quot;; DEC2HEX([.C453]*8 + [.D453]*4 + [.E453]*2 + [.F453]*1))">
            <text:p/>
          </table:table-cell>
          <table:table-cell table:formula="of:=IF(AND(ISBLANK([.G453]);ISBLANK([.H453]);ISBLANK([.I453]);ISBLANK([.J453])); &quot;&quot;; DEC2HEX([.G453]*8 + [.H453]*4 + [.I453]*2 + [.J453]*1))">
            <text:p/>
          </table:table-cell>
          <table:table-cell table:formula="of:=IF(AND(ISBLANK([.K453]);ISBLANK([.L453]);ISBLANK([.M453]);ISBLANK([.N453])); &quot;&quot;; DEC2HEX([.K453]*8 + [.L453]*4 + [.M453]*2 + [.N453]*1))">
            <text:p/>
          </table:table-cell>
          <table:table-cell table:formula="of:=IF(AND(ISBLANK([.O453]);ISBLANK([.P453]);ISBLANK([.Q453]);ISBLANK([.R453])); &quot;&quot;; DEC2HEX([.O453]*8 + [.P453]*4 + [.Q453]*2 + [.R453]*1))">
            <text:p/>
          </table:table-cell>
          <table:table-cell table:formula="of:=IF(AND(ISBLANK([.S453]);ISBLANK([.T453]);ISBLANK([.U453]);ISBLANK([.V453])); &quot;&quot;; DEC2HEX([.S453]*8 + [.T453]*4 + [.U453]*2 + [.V453]*1))">
            <text:p/>
          </table:table-cell>
          <table:table-cell table:formula="of:=IF(AND(ISBLANK([.W453]);ISBLANK([.X453]);ISBLANK([.Y453]);ISBLANK([.Z453])); &quot;&quot;; DEC2HEX([.W453]*8 + [.X453]*4 + [.Y453]*2 + [.Z453]*1))">
            <text:p/>
          </table:table-cell>
          <table:table-cell table:formula="of:=IF(AND(ISBLANK([.AA453]);ISBLANK([.AB453]);ISBLANK([.AC453]);ISBLANK([.AD453])); &quot;&quot;; DEC2HEX([.AA453]*8 + [.AB453]*4 + [.AC453]*2 + [.AD453]*1))">
            <text:p/>
          </table:table-cell>
          <table:table-cell table:formula="of:=IF(AND(ISBLANK([.AE453]);ISBLANK([.AF453]);ISBLANK([.AG453]);ISBLANK([.AH453])); &quot;&quot;; DEC2HEX([.AE453]*8 + [.AF453]*4 + [.AG453]*2 + [.AH453]*1))">
            <text:p/>
          </table:table-cell>
          <table:table-cell table:formula="of:=IF(AND(ISBLANK([.AI453]);ISBLANK([.AJ453]);ISBLANK([.AK453]);ISBLANK([.AL453])); &quot;&quot;; DEC2HEX([.AI453]*8 + [.AJ453]*4 + [.AK453]*2 + [.AL453]*1))">
            <text:p/>
          </table:table-cell>
          <table:table-cell table:formula="of:=IF(AND(ISBLANK([.AM453]);ISBLANK([.AN453]);ISBLANK([.AO453]);ISBLANK([.AP453])); &quot;&quot;; DEC2HEX([.AM453]*8 + [.AN453]*4 + [.AO453]*2 + [.AP45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4]);ISBLANK([.D454]);ISBLANK([.E454]);ISBLANK([.F454])); &quot;&quot;; DEC2HEX([.C454]*8 + [.D454]*4 + [.E454]*2 + [.F454]*1))">
            <text:p/>
          </table:table-cell>
          <table:table-cell table:formula="of:=IF(AND(ISBLANK([.G454]);ISBLANK([.H454]);ISBLANK([.I454]);ISBLANK([.J454])); &quot;&quot;; DEC2HEX([.G454]*8 + [.H454]*4 + [.I454]*2 + [.J454]*1))">
            <text:p/>
          </table:table-cell>
          <table:table-cell table:formula="of:=IF(AND(ISBLANK([.K454]);ISBLANK([.L454]);ISBLANK([.M454]);ISBLANK([.N454])); &quot;&quot;; DEC2HEX([.K454]*8 + [.L454]*4 + [.M454]*2 + [.N454]*1))">
            <text:p/>
          </table:table-cell>
          <table:table-cell table:formula="of:=IF(AND(ISBLANK([.O454]);ISBLANK([.P454]);ISBLANK([.Q454]);ISBLANK([.R454])); &quot;&quot;; DEC2HEX([.O454]*8 + [.P454]*4 + [.Q454]*2 + [.R454]*1))">
            <text:p/>
          </table:table-cell>
          <table:table-cell table:formula="of:=IF(AND(ISBLANK([.S454]);ISBLANK([.T454]);ISBLANK([.U454]);ISBLANK([.V454])); &quot;&quot;; DEC2HEX([.S454]*8 + [.T454]*4 + [.U454]*2 + [.V454]*1))">
            <text:p/>
          </table:table-cell>
          <table:table-cell table:formula="of:=IF(AND(ISBLANK([.W454]);ISBLANK([.X454]);ISBLANK([.Y454]);ISBLANK([.Z454])); &quot;&quot;; DEC2HEX([.W454]*8 + [.X454]*4 + [.Y454]*2 + [.Z454]*1))">
            <text:p/>
          </table:table-cell>
          <table:table-cell table:formula="of:=IF(AND(ISBLANK([.AA454]);ISBLANK([.AB454]);ISBLANK([.AC454]);ISBLANK([.AD454])); &quot;&quot;; DEC2HEX([.AA454]*8 + [.AB454]*4 + [.AC454]*2 + [.AD454]*1))">
            <text:p/>
          </table:table-cell>
          <table:table-cell table:formula="of:=IF(AND(ISBLANK([.AE454]);ISBLANK([.AF454]);ISBLANK([.AG454]);ISBLANK([.AH454])); &quot;&quot;; DEC2HEX([.AE454]*8 + [.AF454]*4 + [.AG454]*2 + [.AH454]*1))">
            <text:p/>
          </table:table-cell>
          <table:table-cell table:formula="of:=IF(AND(ISBLANK([.AI454]);ISBLANK([.AJ454]);ISBLANK([.AK454]);ISBLANK([.AL454])); &quot;&quot;; DEC2HEX([.AI454]*8 + [.AJ454]*4 + [.AK454]*2 + [.AL454]*1))">
            <text:p/>
          </table:table-cell>
          <table:table-cell table:formula="of:=IF(AND(ISBLANK([.AM454]);ISBLANK([.AN454]);ISBLANK([.AO454]);ISBLANK([.AP454])); &quot;&quot;; DEC2HEX([.AM454]*8 + [.AN454]*4 + [.AO454]*2 + [.AP45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5]);ISBLANK([.D455]);ISBLANK([.E455]);ISBLANK([.F455])); &quot;&quot;; DEC2HEX([.C455]*8 + [.D455]*4 + [.E455]*2 + [.F455]*1))">
            <text:p/>
          </table:table-cell>
          <table:table-cell table:formula="of:=IF(AND(ISBLANK([.G455]);ISBLANK([.H455]);ISBLANK([.I455]);ISBLANK([.J455])); &quot;&quot;; DEC2HEX([.G455]*8 + [.H455]*4 + [.I455]*2 + [.J455]*1))">
            <text:p/>
          </table:table-cell>
          <table:table-cell table:formula="of:=IF(AND(ISBLANK([.K455]);ISBLANK([.L455]);ISBLANK([.M455]);ISBLANK([.N455])); &quot;&quot;; DEC2HEX([.K455]*8 + [.L455]*4 + [.M455]*2 + [.N455]*1))">
            <text:p/>
          </table:table-cell>
          <table:table-cell table:formula="of:=IF(AND(ISBLANK([.O455]);ISBLANK([.P455]);ISBLANK([.Q455]);ISBLANK([.R455])); &quot;&quot;; DEC2HEX([.O455]*8 + [.P455]*4 + [.Q455]*2 + [.R455]*1))">
            <text:p/>
          </table:table-cell>
          <table:table-cell table:formula="of:=IF(AND(ISBLANK([.S455]);ISBLANK([.T455]);ISBLANK([.U455]);ISBLANK([.V455])); &quot;&quot;; DEC2HEX([.S455]*8 + [.T455]*4 + [.U455]*2 + [.V455]*1))">
            <text:p/>
          </table:table-cell>
          <table:table-cell table:formula="of:=IF(AND(ISBLANK([.W455]);ISBLANK([.X455]);ISBLANK([.Y455]);ISBLANK([.Z455])); &quot;&quot;; DEC2HEX([.W455]*8 + [.X455]*4 + [.Y455]*2 + [.Z455]*1))">
            <text:p/>
          </table:table-cell>
          <table:table-cell table:formula="of:=IF(AND(ISBLANK([.AA455]);ISBLANK([.AB455]);ISBLANK([.AC455]);ISBLANK([.AD455])); &quot;&quot;; DEC2HEX([.AA455]*8 + [.AB455]*4 + [.AC455]*2 + [.AD455]*1))">
            <text:p/>
          </table:table-cell>
          <table:table-cell table:formula="of:=IF(AND(ISBLANK([.AE455]);ISBLANK([.AF455]);ISBLANK([.AG455]);ISBLANK([.AH455])); &quot;&quot;; DEC2HEX([.AE455]*8 + [.AF455]*4 + [.AG455]*2 + [.AH455]*1))">
            <text:p/>
          </table:table-cell>
          <table:table-cell table:formula="of:=IF(AND(ISBLANK([.AI455]);ISBLANK([.AJ455]);ISBLANK([.AK455]);ISBLANK([.AL455])); &quot;&quot;; DEC2HEX([.AI455]*8 + [.AJ455]*4 + [.AK455]*2 + [.AL455]*1))">
            <text:p/>
          </table:table-cell>
          <table:table-cell table:formula="of:=IF(AND(ISBLANK([.AM455]);ISBLANK([.AN455]);ISBLANK([.AO455]);ISBLANK([.AP455])); &quot;&quot;; DEC2HEX([.AM455]*8 + [.AN455]*4 + [.AO455]*2 + [.AP45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6]);ISBLANK([.D456]);ISBLANK([.E456]);ISBLANK([.F456])); &quot;&quot;; DEC2HEX([.C456]*8 + [.D456]*4 + [.E456]*2 + [.F456]*1))">
            <text:p/>
          </table:table-cell>
          <table:table-cell table:formula="of:=IF(AND(ISBLANK([.G456]);ISBLANK([.H456]);ISBLANK([.I456]);ISBLANK([.J456])); &quot;&quot;; DEC2HEX([.G456]*8 + [.H456]*4 + [.I456]*2 + [.J456]*1))">
            <text:p/>
          </table:table-cell>
          <table:table-cell table:formula="of:=IF(AND(ISBLANK([.K456]);ISBLANK([.L456]);ISBLANK([.M456]);ISBLANK([.N456])); &quot;&quot;; DEC2HEX([.K456]*8 + [.L456]*4 + [.M456]*2 + [.N456]*1))">
            <text:p/>
          </table:table-cell>
          <table:table-cell table:formula="of:=IF(AND(ISBLANK([.O456]);ISBLANK([.P456]);ISBLANK([.Q456]);ISBLANK([.R456])); &quot;&quot;; DEC2HEX([.O456]*8 + [.P456]*4 + [.Q456]*2 + [.R456]*1))">
            <text:p/>
          </table:table-cell>
          <table:table-cell table:formula="of:=IF(AND(ISBLANK([.S456]);ISBLANK([.T456]);ISBLANK([.U456]);ISBLANK([.V456])); &quot;&quot;; DEC2HEX([.S456]*8 + [.T456]*4 + [.U456]*2 + [.V456]*1))">
            <text:p/>
          </table:table-cell>
          <table:table-cell table:formula="of:=IF(AND(ISBLANK([.W456]);ISBLANK([.X456]);ISBLANK([.Y456]);ISBLANK([.Z456])); &quot;&quot;; DEC2HEX([.W456]*8 + [.X456]*4 + [.Y456]*2 + [.Z456]*1))">
            <text:p/>
          </table:table-cell>
          <table:table-cell table:formula="of:=IF(AND(ISBLANK([.AA456]);ISBLANK([.AB456]);ISBLANK([.AC456]);ISBLANK([.AD456])); &quot;&quot;; DEC2HEX([.AA456]*8 + [.AB456]*4 + [.AC456]*2 + [.AD456]*1))">
            <text:p/>
          </table:table-cell>
          <table:table-cell table:formula="of:=IF(AND(ISBLANK([.AE456]);ISBLANK([.AF456]);ISBLANK([.AG456]);ISBLANK([.AH456])); &quot;&quot;; DEC2HEX([.AE456]*8 + [.AF456]*4 + [.AG456]*2 + [.AH456]*1))">
            <text:p/>
          </table:table-cell>
          <table:table-cell table:formula="of:=IF(AND(ISBLANK([.AI456]);ISBLANK([.AJ456]);ISBLANK([.AK456]);ISBLANK([.AL456])); &quot;&quot;; DEC2HEX([.AI456]*8 + [.AJ456]*4 + [.AK456]*2 + [.AL456]*1))">
            <text:p/>
          </table:table-cell>
          <table:table-cell table:formula="of:=IF(AND(ISBLANK([.AM456]);ISBLANK([.AN456]);ISBLANK([.AO456]);ISBLANK([.AP456])); &quot;&quot;; DEC2HEX([.AM456]*8 + [.AN456]*4 + [.AO456]*2 + [.AP45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7]);ISBLANK([.D457]);ISBLANK([.E457]);ISBLANK([.F457])); &quot;&quot;; DEC2HEX([.C457]*8 + [.D457]*4 + [.E457]*2 + [.F457]*1))">
            <text:p/>
          </table:table-cell>
          <table:table-cell table:formula="of:=IF(AND(ISBLANK([.G457]);ISBLANK([.H457]);ISBLANK([.I457]);ISBLANK([.J457])); &quot;&quot;; DEC2HEX([.G457]*8 + [.H457]*4 + [.I457]*2 + [.J457]*1))">
            <text:p/>
          </table:table-cell>
          <table:table-cell table:formula="of:=IF(AND(ISBLANK([.K457]);ISBLANK([.L457]);ISBLANK([.M457]);ISBLANK([.N457])); &quot;&quot;; DEC2HEX([.K457]*8 + [.L457]*4 + [.M457]*2 + [.N457]*1))">
            <text:p/>
          </table:table-cell>
          <table:table-cell table:formula="of:=IF(AND(ISBLANK([.O457]);ISBLANK([.P457]);ISBLANK([.Q457]);ISBLANK([.R457])); &quot;&quot;; DEC2HEX([.O457]*8 + [.P457]*4 + [.Q457]*2 + [.R457]*1))">
            <text:p/>
          </table:table-cell>
          <table:table-cell table:formula="of:=IF(AND(ISBLANK([.S457]);ISBLANK([.T457]);ISBLANK([.U457]);ISBLANK([.V457])); &quot;&quot;; DEC2HEX([.S457]*8 + [.T457]*4 + [.U457]*2 + [.V457]*1))">
            <text:p/>
          </table:table-cell>
          <table:table-cell table:formula="of:=IF(AND(ISBLANK([.W457]);ISBLANK([.X457]);ISBLANK([.Y457]);ISBLANK([.Z457])); &quot;&quot;; DEC2HEX([.W457]*8 + [.X457]*4 + [.Y457]*2 + [.Z457]*1))">
            <text:p/>
          </table:table-cell>
          <table:table-cell table:formula="of:=IF(AND(ISBLANK([.AA457]);ISBLANK([.AB457]);ISBLANK([.AC457]);ISBLANK([.AD457])); &quot;&quot;; DEC2HEX([.AA457]*8 + [.AB457]*4 + [.AC457]*2 + [.AD457]*1))">
            <text:p/>
          </table:table-cell>
          <table:table-cell table:formula="of:=IF(AND(ISBLANK([.AE457]);ISBLANK([.AF457]);ISBLANK([.AG457]);ISBLANK([.AH457])); &quot;&quot;; DEC2HEX([.AE457]*8 + [.AF457]*4 + [.AG457]*2 + [.AH457]*1))">
            <text:p/>
          </table:table-cell>
          <table:table-cell table:formula="of:=IF(AND(ISBLANK([.AI457]);ISBLANK([.AJ457]);ISBLANK([.AK457]);ISBLANK([.AL457])); &quot;&quot;; DEC2HEX([.AI457]*8 + [.AJ457]*4 + [.AK457]*2 + [.AL457]*1))">
            <text:p/>
          </table:table-cell>
          <table:table-cell table:formula="of:=IF(AND(ISBLANK([.AM457]);ISBLANK([.AN457]);ISBLANK([.AO457]);ISBLANK([.AP457])); &quot;&quot;; DEC2HEX([.AM457]*8 + [.AN457]*4 + [.AO457]*2 + [.AP45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8]);ISBLANK([.D458]);ISBLANK([.E458]);ISBLANK([.F458])); &quot;&quot;; DEC2HEX([.C458]*8 + [.D458]*4 + [.E458]*2 + [.F458]*1))">
            <text:p/>
          </table:table-cell>
          <table:table-cell table:formula="of:=IF(AND(ISBLANK([.G458]);ISBLANK([.H458]);ISBLANK([.I458]);ISBLANK([.J458])); &quot;&quot;; DEC2HEX([.G458]*8 + [.H458]*4 + [.I458]*2 + [.J458]*1))">
            <text:p/>
          </table:table-cell>
          <table:table-cell table:formula="of:=IF(AND(ISBLANK([.K458]);ISBLANK([.L458]);ISBLANK([.M458]);ISBLANK([.N458])); &quot;&quot;; DEC2HEX([.K458]*8 + [.L458]*4 + [.M458]*2 + [.N458]*1))">
            <text:p/>
          </table:table-cell>
          <table:table-cell table:formula="of:=IF(AND(ISBLANK([.O458]);ISBLANK([.P458]);ISBLANK([.Q458]);ISBLANK([.R458])); &quot;&quot;; DEC2HEX([.O458]*8 + [.P458]*4 + [.Q458]*2 + [.R458]*1))">
            <text:p/>
          </table:table-cell>
          <table:table-cell table:formula="of:=IF(AND(ISBLANK([.S458]);ISBLANK([.T458]);ISBLANK([.U458]);ISBLANK([.V458])); &quot;&quot;; DEC2HEX([.S458]*8 + [.T458]*4 + [.U458]*2 + [.V458]*1))">
            <text:p/>
          </table:table-cell>
          <table:table-cell table:formula="of:=IF(AND(ISBLANK([.W458]);ISBLANK([.X458]);ISBLANK([.Y458]);ISBLANK([.Z458])); &quot;&quot;; DEC2HEX([.W458]*8 + [.X458]*4 + [.Y458]*2 + [.Z458]*1))">
            <text:p/>
          </table:table-cell>
          <table:table-cell table:formula="of:=IF(AND(ISBLANK([.AA458]);ISBLANK([.AB458]);ISBLANK([.AC458]);ISBLANK([.AD458])); &quot;&quot;; DEC2HEX([.AA458]*8 + [.AB458]*4 + [.AC458]*2 + [.AD458]*1))">
            <text:p/>
          </table:table-cell>
          <table:table-cell table:formula="of:=IF(AND(ISBLANK([.AE458]);ISBLANK([.AF458]);ISBLANK([.AG458]);ISBLANK([.AH458])); &quot;&quot;; DEC2HEX([.AE458]*8 + [.AF458]*4 + [.AG458]*2 + [.AH458]*1))">
            <text:p/>
          </table:table-cell>
          <table:table-cell table:formula="of:=IF(AND(ISBLANK([.AI458]);ISBLANK([.AJ458]);ISBLANK([.AK458]);ISBLANK([.AL458])); &quot;&quot;; DEC2HEX([.AI458]*8 + [.AJ458]*4 + [.AK458]*2 + [.AL458]*1))">
            <text:p/>
          </table:table-cell>
          <table:table-cell table:formula="of:=IF(AND(ISBLANK([.AM458]);ISBLANK([.AN458]);ISBLANK([.AO458]);ISBLANK([.AP458])); &quot;&quot;; DEC2HEX([.AM458]*8 + [.AN458]*4 + [.AO458]*2 + [.AP45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59]);ISBLANK([.D459]);ISBLANK([.E459]);ISBLANK([.F459])); &quot;&quot;; DEC2HEX([.C459]*8 + [.D459]*4 + [.E459]*2 + [.F459]*1))">
            <text:p/>
          </table:table-cell>
          <table:table-cell table:formula="of:=IF(AND(ISBLANK([.G459]);ISBLANK([.H459]);ISBLANK([.I459]);ISBLANK([.J459])); &quot;&quot;; DEC2HEX([.G459]*8 + [.H459]*4 + [.I459]*2 + [.J459]*1))">
            <text:p/>
          </table:table-cell>
          <table:table-cell table:formula="of:=IF(AND(ISBLANK([.K459]);ISBLANK([.L459]);ISBLANK([.M459]);ISBLANK([.N459])); &quot;&quot;; DEC2HEX([.K459]*8 + [.L459]*4 + [.M459]*2 + [.N459]*1))">
            <text:p/>
          </table:table-cell>
          <table:table-cell table:formula="of:=IF(AND(ISBLANK([.O459]);ISBLANK([.P459]);ISBLANK([.Q459]);ISBLANK([.R459])); &quot;&quot;; DEC2HEX([.O459]*8 + [.P459]*4 + [.Q459]*2 + [.R459]*1))">
            <text:p/>
          </table:table-cell>
          <table:table-cell table:formula="of:=IF(AND(ISBLANK([.S459]);ISBLANK([.T459]);ISBLANK([.U459]);ISBLANK([.V459])); &quot;&quot;; DEC2HEX([.S459]*8 + [.T459]*4 + [.U459]*2 + [.V459]*1))">
            <text:p/>
          </table:table-cell>
          <table:table-cell table:formula="of:=IF(AND(ISBLANK([.W459]);ISBLANK([.X459]);ISBLANK([.Y459]);ISBLANK([.Z459])); &quot;&quot;; DEC2HEX([.W459]*8 + [.X459]*4 + [.Y459]*2 + [.Z459]*1))">
            <text:p/>
          </table:table-cell>
          <table:table-cell table:formula="of:=IF(AND(ISBLANK([.AA459]);ISBLANK([.AB459]);ISBLANK([.AC459]);ISBLANK([.AD459])); &quot;&quot;; DEC2HEX([.AA459]*8 + [.AB459]*4 + [.AC459]*2 + [.AD459]*1))">
            <text:p/>
          </table:table-cell>
          <table:table-cell table:formula="of:=IF(AND(ISBLANK([.AE459]);ISBLANK([.AF459]);ISBLANK([.AG459]);ISBLANK([.AH459])); &quot;&quot;; DEC2HEX([.AE459]*8 + [.AF459]*4 + [.AG459]*2 + [.AH459]*1))">
            <text:p/>
          </table:table-cell>
          <table:table-cell table:formula="of:=IF(AND(ISBLANK([.AI459]);ISBLANK([.AJ459]);ISBLANK([.AK459]);ISBLANK([.AL459])); &quot;&quot;; DEC2HEX([.AI459]*8 + [.AJ459]*4 + [.AK459]*2 + [.AL459]*1))">
            <text:p/>
          </table:table-cell>
          <table:table-cell table:formula="of:=IF(AND(ISBLANK([.AM459]);ISBLANK([.AN459]);ISBLANK([.AO459]);ISBLANK([.AP459])); &quot;&quot;; DEC2HEX([.AM459]*8 + [.AN459]*4 + [.AO459]*2 + [.AP45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0]);ISBLANK([.D460]);ISBLANK([.E460]);ISBLANK([.F460])); &quot;&quot;; DEC2HEX([.C460]*8 + [.D460]*4 + [.E460]*2 + [.F460]*1))">
            <text:p/>
          </table:table-cell>
          <table:table-cell table:formula="of:=IF(AND(ISBLANK([.G460]);ISBLANK([.H460]);ISBLANK([.I460]);ISBLANK([.J460])); &quot;&quot;; DEC2HEX([.G460]*8 + [.H460]*4 + [.I460]*2 + [.J460]*1))">
            <text:p/>
          </table:table-cell>
          <table:table-cell table:formula="of:=IF(AND(ISBLANK([.K460]);ISBLANK([.L460]);ISBLANK([.M460]);ISBLANK([.N460])); &quot;&quot;; DEC2HEX([.K460]*8 + [.L460]*4 + [.M460]*2 + [.N460]*1))">
            <text:p/>
          </table:table-cell>
          <table:table-cell table:formula="of:=IF(AND(ISBLANK([.O460]);ISBLANK([.P460]);ISBLANK([.Q460]);ISBLANK([.R460])); &quot;&quot;; DEC2HEX([.O460]*8 + [.P460]*4 + [.Q460]*2 + [.R460]*1))">
            <text:p/>
          </table:table-cell>
          <table:table-cell table:formula="of:=IF(AND(ISBLANK([.S460]);ISBLANK([.T460]);ISBLANK([.U460]);ISBLANK([.V460])); &quot;&quot;; DEC2HEX([.S460]*8 + [.T460]*4 + [.U460]*2 + [.V460]*1))">
            <text:p/>
          </table:table-cell>
          <table:table-cell table:formula="of:=IF(AND(ISBLANK([.W460]);ISBLANK([.X460]);ISBLANK([.Y460]);ISBLANK([.Z460])); &quot;&quot;; DEC2HEX([.W460]*8 + [.X460]*4 + [.Y460]*2 + [.Z460]*1))">
            <text:p/>
          </table:table-cell>
          <table:table-cell table:formula="of:=IF(AND(ISBLANK([.AA460]);ISBLANK([.AB460]);ISBLANK([.AC460]);ISBLANK([.AD460])); &quot;&quot;; DEC2HEX([.AA460]*8 + [.AB460]*4 + [.AC460]*2 + [.AD460]*1))">
            <text:p/>
          </table:table-cell>
          <table:table-cell table:formula="of:=IF(AND(ISBLANK([.AE460]);ISBLANK([.AF460]);ISBLANK([.AG460]);ISBLANK([.AH460])); &quot;&quot;; DEC2HEX([.AE460]*8 + [.AF460]*4 + [.AG460]*2 + [.AH460]*1))">
            <text:p/>
          </table:table-cell>
          <table:table-cell table:formula="of:=IF(AND(ISBLANK([.AI460]);ISBLANK([.AJ460]);ISBLANK([.AK460]);ISBLANK([.AL460])); &quot;&quot;; DEC2HEX([.AI460]*8 + [.AJ460]*4 + [.AK460]*2 + [.AL460]*1))">
            <text:p/>
          </table:table-cell>
          <table:table-cell table:formula="of:=IF(AND(ISBLANK([.AM460]);ISBLANK([.AN460]);ISBLANK([.AO460]);ISBLANK([.AP460])); &quot;&quot;; DEC2HEX([.AM460]*8 + [.AN460]*4 + [.AO460]*2 + [.AP46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1]);ISBLANK([.D461]);ISBLANK([.E461]);ISBLANK([.F461])); &quot;&quot;; DEC2HEX([.C461]*8 + [.D461]*4 + [.E461]*2 + [.F461]*1))">
            <text:p/>
          </table:table-cell>
          <table:table-cell table:formula="of:=IF(AND(ISBLANK([.G461]);ISBLANK([.H461]);ISBLANK([.I461]);ISBLANK([.J461])); &quot;&quot;; DEC2HEX([.G461]*8 + [.H461]*4 + [.I461]*2 + [.J461]*1))">
            <text:p/>
          </table:table-cell>
          <table:table-cell table:formula="of:=IF(AND(ISBLANK([.K461]);ISBLANK([.L461]);ISBLANK([.M461]);ISBLANK([.N461])); &quot;&quot;; DEC2HEX([.K461]*8 + [.L461]*4 + [.M461]*2 + [.N461]*1))">
            <text:p/>
          </table:table-cell>
          <table:table-cell table:formula="of:=IF(AND(ISBLANK([.O461]);ISBLANK([.P461]);ISBLANK([.Q461]);ISBLANK([.R461])); &quot;&quot;; DEC2HEX([.O461]*8 + [.P461]*4 + [.Q461]*2 + [.R461]*1))">
            <text:p/>
          </table:table-cell>
          <table:table-cell table:formula="of:=IF(AND(ISBLANK([.S461]);ISBLANK([.T461]);ISBLANK([.U461]);ISBLANK([.V461])); &quot;&quot;; DEC2HEX([.S461]*8 + [.T461]*4 + [.U461]*2 + [.V461]*1))">
            <text:p/>
          </table:table-cell>
          <table:table-cell table:formula="of:=IF(AND(ISBLANK([.W461]);ISBLANK([.X461]);ISBLANK([.Y461]);ISBLANK([.Z461])); &quot;&quot;; DEC2HEX([.W461]*8 + [.X461]*4 + [.Y461]*2 + [.Z461]*1))">
            <text:p/>
          </table:table-cell>
          <table:table-cell table:formula="of:=IF(AND(ISBLANK([.AA461]);ISBLANK([.AB461]);ISBLANK([.AC461]);ISBLANK([.AD461])); &quot;&quot;; DEC2HEX([.AA461]*8 + [.AB461]*4 + [.AC461]*2 + [.AD461]*1))">
            <text:p/>
          </table:table-cell>
          <table:table-cell table:formula="of:=IF(AND(ISBLANK([.AE461]);ISBLANK([.AF461]);ISBLANK([.AG461]);ISBLANK([.AH461])); &quot;&quot;; DEC2HEX([.AE461]*8 + [.AF461]*4 + [.AG461]*2 + [.AH461]*1))">
            <text:p/>
          </table:table-cell>
          <table:table-cell table:formula="of:=IF(AND(ISBLANK([.AI461]);ISBLANK([.AJ461]);ISBLANK([.AK461]);ISBLANK([.AL461])); &quot;&quot;; DEC2HEX([.AI461]*8 + [.AJ461]*4 + [.AK461]*2 + [.AL461]*1))">
            <text:p/>
          </table:table-cell>
          <table:table-cell table:formula="of:=IF(AND(ISBLANK([.AM461]);ISBLANK([.AN461]);ISBLANK([.AO461]);ISBLANK([.AP461])); &quot;&quot;; DEC2HEX([.AM461]*8 + [.AN461]*4 + [.AO461]*2 + [.AP46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2]);ISBLANK([.D462]);ISBLANK([.E462]);ISBLANK([.F462])); &quot;&quot;; DEC2HEX([.C462]*8 + [.D462]*4 + [.E462]*2 + [.F462]*1))">
            <text:p/>
          </table:table-cell>
          <table:table-cell table:formula="of:=IF(AND(ISBLANK([.G462]);ISBLANK([.H462]);ISBLANK([.I462]);ISBLANK([.J462])); &quot;&quot;; DEC2HEX([.G462]*8 + [.H462]*4 + [.I462]*2 + [.J462]*1))">
            <text:p/>
          </table:table-cell>
          <table:table-cell table:formula="of:=IF(AND(ISBLANK([.K462]);ISBLANK([.L462]);ISBLANK([.M462]);ISBLANK([.N462])); &quot;&quot;; DEC2HEX([.K462]*8 + [.L462]*4 + [.M462]*2 + [.N462]*1))">
            <text:p/>
          </table:table-cell>
          <table:table-cell table:formula="of:=IF(AND(ISBLANK([.O462]);ISBLANK([.P462]);ISBLANK([.Q462]);ISBLANK([.R462])); &quot;&quot;; DEC2HEX([.O462]*8 + [.P462]*4 + [.Q462]*2 + [.R462]*1))">
            <text:p/>
          </table:table-cell>
          <table:table-cell table:formula="of:=IF(AND(ISBLANK([.S462]);ISBLANK([.T462]);ISBLANK([.U462]);ISBLANK([.V462])); &quot;&quot;; DEC2HEX([.S462]*8 + [.T462]*4 + [.U462]*2 + [.V462]*1))">
            <text:p/>
          </table:table-cell>
          <table:table-cell table:formula="of:=IF(AND(ISBLANK([.W462]);ISBLANK([.X462]);ISBLANK([.Y462]);ISBLANK([.Z462])); &quot;&quot;; DEC2HEX([.W462]*8 + [.X462]*4 + [.Y462]*2 + [.Z462]*1))">
            <text:p/>
          </table:table-cell>
          <table:table-cell table:formula="of:=IF(AND(ISBLANK([.AA462]);ISBLANK([.AB462]);ISBLANK([.AC462]);ISBLANK([.AD462])); &quot;&quot;; DEC2HEX([.AA462]*8 + [.AB462]*4 + [.AC462]*2 + [.AD462]*1))">
            <text:p/>
          </table:table-cell>
          <table:table-cell table:formula="of:=IF(AND(ISBLANK([.AE462]);ISBLANK([.AF462]);ISBLANK([.AG462]);ISBLANK([.AH462])); &quot;&quot;; DEC2HEX([.AE462]*8 + [.AF462]*4 + [.AG462]*2 + [.AH462]*1))">
            <text:p/>
          </table:table-cell>
          <table:table-cell table:formula="of:=IF(AND(ISBLANK([.AI462]);ISBLANK([.AJ462]);ISBLANK([.AK462]);ISBLANK([.AL462])); &quot;&quot;; DEC2HEX([.AI462]*8 + [.AJ462]*4 + [.AK462]*2 + [.AL462]*1))">
            <text:p/>
          </table:table-cell>
          <table:table-cell table:formula="of:=IF(AND(ISBLANK([.AM462]);ISBLANK([.AN462]);ISBLANK([.AO462]);ISBLANK([.AP462])); &quot;&quot;; DEC2HEX([.AM462]*8 + [.AN462]*4 + [.AO462]*2 + [.AP46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3]);ISBLANK([.D463]);ISBLANK([.E463]);ISBLANK([.F463])); &quot;&quot;; DEC2HEX([.C463]*8 + [.D463]*4 + [.E463]*2 + [.F463]*1))">
            <text:p/>
          </table:table-cell>
          <table:table-cell table:formula="of:=IF(AND(ISBLANK([.G463]);ISBLANK([.H463]);ISBLANK([.I463]);ISBLANK([.J463])); &quot;&quot;; DEC2HEX([.G463]*8 + [.H463]*4 + [.I463]*2 + [.J463]*1))">
            <text:p/>
          </table:table-cell>
          <table:table-cell table:formula="of:=IF(AND(ISBLANK([.K463]);ISBLANK([.L463]);ISBLANK([.M463]);ISBLANK([.N463])); &quot;&quot;; DEC2HEX([.K463]*8 + [.L463]*4 + [.M463]*2 + [.N463]*1))">
            <text:p/>
          </table:table-cell>
          <table:table-cell table:formula="of:=IF(AND(ISBLANK([.O463]);ISBLANK([.P463]);ISBLANK([.Q463]);ISBLANK([.R463])); &quot;&quot;; DEC2HEX([.O463]*8 + [.P463]*4 + [.Q463]*2 + [.R463]*1))">
            <text:p/>
          </table:table-cell>
          <table:table-cell table:formula="of:=IF(AND(ISBLANK([.S463]);ISBLANK([.T463]);ISBLANK([.U463]);ISBLANK([.V463])); &quot;&quot;; DEC2HEX([.S463]*8 + [.T463]*4 + [.U463]*2 + [.V463]*1))">
            <text:p/>
          </table:table-cell>
          <table:table-cell table:formula="of:=IF(AND(ISBLANK([.W463]);ISBLANK([.X463]);ISBLANK([.Y463]);ISBLANK([.Z463])); &quot;&quot;; DEC2HEX([.W463]*8 + [.X463]*4 + [.Y463]*2 + [.Z463]*1))">
            <text:p/>
          </table:table-cell>
          <table:table-cell table:formula="of:=IF(AND(ISBLANK([.AA463]);ISBLANK([.AB463]);ISBLANK([.AC463]);ISBLANK([.AD463])); &quot;&quot;; DEC2HEX([.AA463]*8 + [.AB463]*4 + [.AC463]*2 + [.AD463]*1))">
            <text:p/>
          </table:table-cell>
          <table:table-cell table:formula="of:=IF(AND(ISBLANK([.AE463]);ISBLANK([.AF463]);ISBLANK([.AG463]);ISBLANK([.AH463])); &quot;&quot;; DEC2HEX([.AE463]*8 + [.AF463]*4 + [.AG463]*2 + [.AH463]*1))">
            <text:p/>
          </table:table-cell>
          <table:table-cell table:formula="of:=IF(AND(ISBLANK([.AI463]);ISBLANK([.AJ463]);ISBLANK([.AK463]);ISBLANK([.AL463])); &quot;&quot;; DEC2HEX([.AI463]*8 + [.AJ463]*4 + [.AK463]*2 + [.AL463]*1))">
            <text:p/>
          </table:table-cell>
          <table:table-cell table:formula="of:=IF(AND(ISBLANK([.AM463]);ISBLANK([.AN463]);ISBLANK([.AO463]);ISBLANK([.AP463])); &quot;&quot;; DEC2HEX([.AM463]*8 + [.AN463]*4 + [.AO463]*2 + [.AP46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4]);ISBLANK([.D464]);ISBLANK([.E464]);ISBLANK([.F464])); &quot;&quot;; DEC2HEX([.C464]*8 + [.D464]*4 + [.E464]*2 + [.F464]*1))">
            <text:p/>
          </table:table-cell>
          <table:table-cell table:formula="of:=IF(AND(ISBLANK([.G464]);ISBLANK([.H464]);ISBLANK([.I464]);ISBLANK([.J464])); &quot;&quot;; DEC2HEX([.G464]*8 + [.H464]*4 + [.I464]*2 + [.J464]*1))">
            <text:p/>
          </table:table-cell>
          <table:table-cell table:formula="of:=IF(AND(ISBLANK([.K464]);ISBLANK([.L464]);ISBLANK([.M464]);ISBLANK([.N464])); &quot;&quot;; DEC2HEX([.K464]*8 + [.L464]*4 + [.M464]*2 + [.N464]*1))">
            <text:p/>
          </table:table-cell>
          <table:table-cell table:formula="of:=IF(AND(ISBLANK([.O464]);ISBLANK([.P464]);ISBLANK([.Q464]);ISBLANK([.R464])); &quot;&quot;; DEC2HEX([.O464]*8 + [.P464]*4 + [.Q464]*2 + [.R464]*1))">
            <text:p/>
          </table:table-cell>
          <table:table-cell table:formula="of:=IF(AND(ISBLANK([.S464]);ISBLANK([.T464]);ISBLANK([.U464]);ISBLANK([.V464])); &quot;&quot;; DEC2HEX([.S464]*8 + [.T464]*4 + [.U464]*2 + [.V464]*1))">
            <text:p/>
          </table:table-cell>
          <table:table-cell table:formula="of:=IF(AND(ISBLANK([.W464]);ISBLANK([.X464]);ISBLANK([.Y464]);ISBLANK([.Z464])); &quot;&quot;; DEC2HEX([.W464]*8 + [.X464]*4 + [.Y464]*2 + [.Z464]*1))">
            <text:p/>
          </table:table-cell>
          <table:table-cell table:formula="of:=IF(AND(ISBLANK([.AA464]);ISBLANK([.AB464]);ISBLANK([.AC464]);ISBLANK([.AD464])); &quot;&quot;; DEC2HEX([.AA464]*8 + [.AB464]*4 + [.AC464]*2 + [.AD464]*1))">
            <text:p/>
          </table:table-cell>
          <table:table-cell table:formula="of:=IF(AND(ISBLANK([.AE464]);ISBLANK([.AF464]);ISBLANK([.AG464]);ISBLANK([.AH464])); &quot;&quot;; DEC2HEX([.AE464]*8 + [.AF464]*4 + [.AG464]*2 + [.AH464]*1))">
            <text:p/>
          </table:table-cell>
          <table:table-cell table:formula="of:=IF(AND(ISBLANK([.AI464]);ISBLANK([.AJ464]);ISBLANK([.AK464]);ISBLANK([.AL464])); &quot;&quot;; DEC2HEX([.AI464]*8 + [.AJ464]*4 + [.AK464]*2 + [.AL464]*1))">
            <text:p/>
          </table:table-cell>
          <table:table-cell table:formula="of:=IF(AND(ISBLANK([.AM464]);ISBLANK([.AN464]);ISBLANK([.AO464]);ISBLANK([.AP464])); &quot;&quot;; DEC2HEX([.AM464]*8 + [.AN464]*4 + [.AO464]*2 + [.AP46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5]);ISBLANK([.D465]);ISBLANK([.E465]);ISBLANK([.F465])); &quot;&quot;; DEC2HEX([.C465]*8 + [.D465]*4 + [.E465]*2 + [.F465]*1))">
            <text:p/>
          </table:table-cell>
          <table:table-cell table:formula="of:=IF(AND(ISBLANK([.G465]);ISBLANK([.H465]);ISBLANK([.I465]);ISBLANK([.J465])); &quot;&quot;; DEC2HEX([.G465]*8 + [.H465]*4 + [.I465]*2 + [.J465]*1))">
            <text:p/>
          </table:table-cell>
          <table:table-cell table:formula="of:=IF(AND(ISBLANK([.K465]);ISBLANK([.L465]);ISBLANK([.M465]);ISBLANK([.N465])); &quot;&quot;; DEC2HEX([.K465]*8 + [.L465]*4 + [.M465]*2 + [.N465]*1))">
            <text:p/>
          </table:table-cell>
          <table:table-cell table:formula="of:=IF(AND(ISBLANK([.O465]);ISBLANK([.P465]);ISBLANK([.Q465]);ISBLANK([.R465])); &quot;&quot;; DEC2HEX([.O465]*8 + [.P465]*4 + [.Q465]*2 + [.R465]*1))">
            <text:p/>
          </table:table-cell>
          <table:table-cell table:formula="of:=IF(AND(ISBLANK([.S465]);ISBLANK([.T465]);ISBLANK([.U465]);ISBLANK([.V465])); &quot;&quot;; DEC2HEX([.S465]*8 + [.T465]*4 + [.U465]*2 + [.V465]*1))">
            <text:p/>
          </table:table-cell>
          <table:table-cell table:formula="of:=IF(AND(ISBLANK([.W465]);ISBLANK([.X465]);ISBLANK([.Y465]);ISBLANK([.Z465])); &quot;&quot;; DEC2HEX([.W465]*8 + [.X465]*4 + [.Y465]*2 + [.Z465]*1))">
            <text:p/>
          </table:table-cell>
          <table:table-cell table:formula="of:=IF(AND(ISBLANK([.AA465]);ISBLANK([.AB465]);ISBLANK([.AC465]);ISBLANK([.AD465])); &quot;&quot;; DEC2HEX([.AA465]*8 + [.AB465]*4 + [.AC465]*2 + [.AD465]*1))">
            <text:p/>
          </table:table-cell>
          <table:table-cell table:formula="of:=IF(AND(ISBLANK([.AE465]);ISBLANK([.AF465]);ISBLANK([.AG465]);ISBLANK([.AH465])); &quot;&quot;; DEC2HEX([.AE465]*8 + [.AF465]*4 + [.AG465]*2 + [.AH465]*1))">
            <text:p/>
          </table:table-cell>
          <table:table-cell table:formula="of:=IF(AND(ISBLANK([.AI465]);ISBLANK([.AJ465]);ISBLANK([.AK465]);ISBLANK([.AL465])); &quot;&quot;; DEC2HEX([.AI465]*8 + [.AJ465]*4 + [.AK465]*2 + [.AL465]*1))">
            <text:p/>
          </table:table-cell>
          <table:table-cell table:formula="of:=IF(AND(ISBLANK([.AM465]);ISBLANK([.AN465]);ISBLANK([.AO465]);ISBLANK([.AP465])); &quot;&quot;; DEC2HEX([.AM465]*8 + [.AN465]*4 + [.AO465]*2 + [.AP46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6]);ISBLANK([.D466]);ISBLANK([.E466]);ISBLANK([.F466])); &quot;&quot;; DEC2HEX([.C466]*8 + [.D466]*4 + [.E466]*2 + [.F466]*1))">
            <text:p/>
          </table:table-cell>
          <table:table-cell table:formula="of:=IF(AND(ISBLANK([.G466]);ISBLANK([.H466]);ISBLANK([.I466]);ISBLANK([.J466])); &quot;&quot;; DEC2HEX([.G466]*8 + [.H466]*4 + [.I466]*2 + [.J466]*1))">
            <text:p/>
          </table:table-cell>
          <table:table-cell table:formula="of:=IF(AND(ISBLANK([.K466]);ISBLANK([.L466]);ISBLANK([.M466]);ISBLANK([.N466])); &quot;&quot;; DEC2HEX([.K466]*8 + [.L466]*4 + [.M466]*2 + [.N466]*1))">
            <text:p/>
          </table:table-cell>
          <table:table-cell table:formula="of:=IF(AND(ISBLANK([.O466]);ISBLANK([.P466]);ISBLANK([.Q466]);ISBLANK([.R466])); &quot;&quot;; DEC2HEX([.O466]*8 + [.P466]*4 + [.Q466]*2 + [.R466]*1))">
            <text:p/>
          </table:table-cell>
          <table:table-cell table:formula="of:=IF(AND(ISBLANK([.S466]);ISBLANK([.T466]);ISBLANK([.U466]);ISBLANK([.V466])); &quot;&quot;; DEC2HEX([.S466]*8 + [.T466]*4 + [.U466]*2 + [.V466]*1))">
            <text:p/>
          </table:table-cell>
          <table:table-cell table:formula="of:=IF(AND(ISBLANK([.W466]);ISBLANK([.X466]);ISBLANK([.Y466]);ISBLANK([.Z466])); &quot;&quot;; DEC2HEX([.W466]*8 + [.X466]*4 + [.Y466]*2 + [.Z466]*1))">
            <text:p/>
          </table:table-cell>
          <table:table-cell table:formula="of:=IF(AND(ISBLANK([.AA466]);ISBLANK([.AB466]);ISBLANK([.AC466]);ISBLANK([.AD466])); &quot;&quot;; DEC2HEX([.AA466]*8 + [.AB466]*4 + [.AC466]*2 + [.AD466]*1))">
            <text:p/>
          </table:table-cell>
          <table:table-cell table:formula="of:=IF(AND(ISBLANK([.AE466]);ISBLANK([.AF466]);ISBLANK([.AG466]);ISBLANK([.AH466])); &quot;&quot;; DEC2HEX([.AE466]*8 + [.AF466]*4 + [.AG466]*2 + [.AH466]*1))">
            <text:p/>
          </table:table-cell>
          <table:table-cell table:formula="of:=IF(AND(ISBLANK([.AI466]);ISBLANK([.AJ466]);ISBLANK([.AK466]);ISBLANK([.AL466])); &quot;&quot;; DEC2HEX([.AI466]*8 + [.AJ466]*4 + [.AK466]*2 + [.AL466]*1))">
            <text:p/>
          </table:table-cell>
          <table:table-cell table:formula="of:=IF(AND(ISBLANK([.AM466]);ISBLANK([.AN466]);ISBLANK([.AO466]);ISBLANK([.AP466])); &quot;&quot;; DEC2HEX([.AM466]*8 + [.AN466]*4 + [.AO466]*2 + [.AP46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7]);ISBLANK([.D467]);ISBLANK([.E467]);ISBLANK([.F467])); &quot;&quot;; DEC2HEX([.C467]*8 + [.D467]*4 + [.E467]*2 + [.F467]*1))">
            <text:p/>
          </table:table-cell>
          <table:table-cell table:formula="of:=IF(AND(ISBLANK([.G467]);ISBLANK([.H467]);ISBLANK([.I467]);ISBLANK([.J467])); &quot;&quot;; DEC2HEX([.G467]*8 + [.H467]*4 + [.I467]*2 + [.J467]*1))">
            <text:p/>
          </table:table-cell>
          <table:table-cell table:formula="of:=IF(AND(ISBLANK([.K467]);ISBLANK([.L467]);ISBLANK([.M467]);ISBLANK([.N467])); &quot;&quot;; DEC2HEX([.K467]*8 + [.L467]*4 + [.M467]*2 + [.N467]*1))">
            <text:p/>
          </table:table-cell>
          <table:table-cell table:formula="of:=IF(AND(ISBLANK([.O467]);ISBLANK([.P467]);ISBLANK([.Q467]);ISBLANK([.R467])); &quot;&quot;; DEC2HEX([.O467]*8 + [.P467]*4 + [.Q467]*2 + [.R467]*1))">
            <text:p/>
          </table:table-cell>
          <table:table-cell table:formula="of:=IF(AND(ISBLANK([.S467]);ISBLANK([.T467]);ISBLANK([.U467]);ISBLANK([.V467])); &quot;&quot;; DEC2HEX([.S467]*8 + [.T467]*4 + [.U467]*2 + [.V467]*1))">
            <text:p/>
          </table:table-cell>
          <table:table-cell table:formula="of:=IF(AND(ISBLANK([.W467]);ISBLANK([.X467]);ISBLANK([.Y467]);ISBLANK([.Z467])); &quot;&quot;; DEC2HEX([.W467]*8 + [.X467]*4 + [.Y467]*2 + [.Z467]*1))">
            <text:p/>
          </table:table-cell>
          <table:table-cell table:formula="of:=IF(AND(ISBLANK([.AA467]);ISBLANK([.AB467]);ISBLANK([.AC467]);ISBLANK([.AD467])); &quot;&quot;; DEC2HEX([.AA467]*8 + [.AB467]*4 + [.AC467]*2 + [.AD467]*1))">
            <text:p/>
          </table:table-cell>
          <table:table-cell table:formula="of:=IF(AND(ISBLANK([.AE467]);ISBLANK([.AF467]);ISBLANK([.AG467]);ISBLANK([.AH467])); &quot;&quot;; DEC2HEX([.AE467]*8 + [.AF467]*4 + [.AG467]*2 + [.AH467]*1))">
            <text:p/>
          </table:table-cell>
          <table:table-cell table:formula="of:=IF(AND(ISBLANK([.AI467]);ISBLANK([.AJ467]);ISBLANK([.AK467]);ISBLANK([.AL467])); &quot;&quot;; DEC2HEX([.AI467]*8 + [.AJ467]*4 + [.AK467]*2 + [.AL467]*1))">
            <text:p/>
          </table:table-cell>
          <table:table-cell table:formula="of:=IF(AND(ISBLANK([.AM467]);ISBLANK([.AN467]);ISBLANK([.AO467]);ISBLANK([.AP467])); &quot;&quot;; DEC2HEX([.AM467]*8 + [.AN467]*4 + [.AO467]*2 + [.AP46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8]);ISBLANK([.D468]);ISBLANK([.E468]);ISBLANK([.F468])); &quot;&quot;; DEC2HEX([.C468]*8 + [.D468]*4 + [.E468]*2 + [.F468]*1))">
            <text:p/>
          </table:table-cell>
          <table:table-cell table:formula="of:=IF(AND(ISBLANK([.G468]);ISBLANK([.H468]);ISBLANK([.I468]);ISBLANK([.J468])); &quot;&quot;; DEC2HEX([.G468]*8 + [.H468]*4 + [.I468]*2 + [.J468]*1))">
            <text:p/>
          </table:table-cell>
          <table:table-cell table:formula="of:=IF(AND(ISBLANK([.K468]);ISBLANK([.L468]);ISBLANK([.M468]);ISBLANK([.N468])); &quot;&quot;; DEC2HEX([.K468]*8 + [.L468]*4 + [.M468]*2 + [.N468]*1))">
            <text:p/>
          </table:table-cell>
          <table:table-cell table:formula="of:=IF(AND(ISBLANK([.O468]);ISBLANK([.P468]);ISBLANK([.Q468]);ISBLANK([.R468])); &quot;&quot;; DEC2HEX([.O468]*8 + [.P468]*4 + [.Q468]*2 + [.R468]*1))">
            <text:p/>
          </table:table-cell>
          <table:table-cell table:formula="of:=IF(AND(ISBLANK([.S468]);ISBLANK([.T468]);ISBLANK([.U468]);ISBLANK([.V468])); &quot;&quot;; DEC2HEX([.S468]*8 + [.T468]*4 + [.U468]*2 + [.V468]*1))">
            <text:p/>
          </table:table-cell>
          <table:table-cell table:formula="of:=IF(AND(ISBLANK([.W468]);ISBLANK([.X468]);ISBLANK([.Y468]);ISBLANK([.Z468])); &quot;&quot;; DEC2HEX([.W468]*8 + [.X468]*4 + [.Y468]*2 + [.Z468]*1))">
            <text:p/>
          </table:table-cell>
          <table:table-cell table:formula="of:=IF(AND(ISBLANK([.AA468]);ISBLANK([.AB468]);ISBLANK([.AC468]);ISBLANK([.AD468])); &quot;&quot;; DEC2HEX([.AA468]*8 + [.AB468]*4 + [.AC468]*2 + [.AD468]*1))">
            <text:p/>
          </table:table-cell>
          <table:table-cell table:formula="of:=IF(AND(ISBLANK([.AE468]);ISBLANK([.AF468]);ISBLANK([.AG468]);ISBLANK([.AH468])); &quot;&quot;; DEC2HEX([.AE468]*8 + [.AF468]*4 + [.AG468]*2 + [.AH468]*1))">
            <text:p/>
          </table:table-cell>
          <table:table-cell table:formula="of:=IF(AND(ISBLANK([.AI468]);ISBLANK([.AJ468]);ISBLANK([.AK468]);ISBLANK([.AL468])); &quot;&quot;; DEC2HEX([.AI468]*8 + [.AJ468]*4 + [.AK468]*2 + [.AL468]*1))">
            <text:p/>
          </table:table-cell>
          <table:table-cell table:formula="of:=IF(AND(ISBLANK([.AM468]);ISBLANK([.AN468]);ISBLANK([.AO468]);ISBLANK([.AP468])); &quot;&quot;; DEC2HEX([.AM468]*8 + [.AN468]*4 + [.AO468]*2 + [.AP46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69]);ISBLANK([.D469]);ISBLANK([.E469]);ISBLANK([.F469])); &quot;&quot;; DEC2HEX([.C469]*8 + [.D469]*4 + [.E469]*2 + [.F469]*1))">
            <text:p/>
          </table:table-cell>
          <table:table-cell table:formula="of:=IF(AND(ISBLANK([.G469]);ISBLANK([.H469]);ISBLANK([.I469]);ISBLANK([.J469])); &quot;&quot;; DEC2HEX([.G469]*8 + [.H469]*4 + [.I469]*2 + [.J469]*1))">
            <text:p/>
          </table:table-cell>
          <table:table-cell table:formula="of:=IF(AND(ISBLANK([.K469]);ISBLANK([.L469]);ISBLANK([.M469]);ISBLANK([.N469])); &quot;&quot;; DEC2HEX([.K469]*8 + [.L469]*4 + [.M469]*2 + [.N469]*1))">
            <text:p/>
          </table:table-cell>
          <table:table-cell table:formula="of:=IF(AND(ISBLANK([.O469]);ISBLANK([.P469]);ISBLANK([.Q469]);ISBLANK([.R469])); &quot;&quot;; DEC2HEX([.O469]*8 + [.P469]*4 + [.Q469]*2 + [.R469]*1))">
            <text:p/>
          </table:table-cell>
          <table:table-cell table:formula="of:=IF(AND(ISBLANK([.S469]);ISBLANK([.T469]);ISBLANK([.U469]);ISBLANK([.V469])); &quot;&quot;; DEC2HEX([.S469]*8 + [.T469]*4 + [.U469]*2 + [.V469]*1))">
            <text:p/>
          </table:table-cell>
          <table:table-cell table:formula="of:=IF(AND(ISBLANK([.W469]);ISBLANK([.X469]);ISBLANK([.Y469]);ISBLANK([.Z469])); &quot;&quot;; DEC2HEX([.W469]*8 + [.X469]*4 + [.Y469]*2 + [.Z469]*1))">
            <text:p/>
          </table:table-cell>
          <table:table-cell table:formula="of:=IF(AND(ISBLANK([.AA469]);ISBLANK([.AB469]);ISBLANK([.AC469]);ISBLANK([.AD469])); &quot;&quot;; DEC2HEX([.AA469]*8 + [.AB469]*4 + [.AC469]*2 + [.AD469]*1))">
            <text:p/>
          </table:table-cell>
          <table:table-cell table:formula="of:=IF(AND(ISBLANK([.AE469]);ISBLANK([.AF469]);ISBLANK([.AG469]);ISBLANK([.AH469])); &quot;&quot;; DEC2HEX([.AE469]*8 + [.AF469]*4 + [.AG469]*2 + [.AH469]*1))">
            <text:p/>
          </table:table-cell>
          <table:table-cell table:formula="of:=IF(AND(ISBLANK([.AI469]);ISBLANK([.AJ469]);ISBLANK([.AK469]);ISBLANK([.AL469])); &quot;&quot;; DEC2HEX([.AI469]*8 + [.AJ469]*4 + [.AK469]*2 + [.AL469]*1))">
            <text:p/>
          </table:table-cell>
          <table:table-cell table:formula="of:=IF(AND(ISBLANK([.AM469]);ISBLANK([.AN469]);ISBLANK([.AO469]);ISBLANK([.AP469])); &quot;&quot;; DEC2HEX([.AM469]*8 + [.AN469]*4 + [.AO469]*2 + [.AP46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0]);ISBLANK([.D470]);ISBLANK([.E470]);ISBLANK([.F470])); &quot;&quot;; DEC2HEX([.C470]*8 + [.D470]*4 + [.E470]*2 + [.F470]*1))">
            <text:p/>
          </table:table-cell>
          <table:table-cell table:formula="of:=IF(AND(ISBLANK([.G470]);ISBLANK([.H470]);ISBLANK([.I470]);ISBLANK([.J470])); &quot;&quot;; DEC2HEX([.G470]*8 + [.H470]*4 + [.I470]*2 + [.J470]*1))">
            <text:p/>
          </table:table-cell>
          <table:table-cell table:formula="of:=IF(AND(ISBLANK([.K470]);ISBLANK([.L470]);ISBLANK([.M470]);ISBLANK([.N470])); &quot;&quot;; DEC2HEX([.K470]*8 + [.L470]*4 + [.M470]*2 + [.N470]*1))">
            <text:p/>
          </table:table-cell>
          <table:table-cell table:formula="of:=IF(AND(ISBLANK([.O470]);ISBLANK([.P470]);ISBLANK([.Q470]);ISBLANK([.R470])); &quot;&quot;; DEC2HEX([.O470]*8 + [.P470]*4 + [.Q470]*2 + [.R470]*1))">
            <text:p/>
          </table:table-cell>
          <table:table-cell table:formula="of:=IF(AND(ISBLANK([.S470]);ISBLANK([.T470]);ISBLANK([.U470]);ISBLANK([.V470])); &quot;&quot;; DEC2HEX([.S470]*8 + [.T470]*4 + [.U470]*2 + [.V470]*1))">
            <text:p/>
          </table:table-cell>
          <table:table-cell table:formula="of:=IF(AND(ISBLANK([.W470]);ISBLANK([.X470]);ISBLANK([.Y470]);ISBLANK([.Z470])); &quot;&quot;; DEC2HEX([.W470]*8 + [.X470]*4 + [.Y470]*2 + [.Z470]*1))">
            <text:p/>
          </table:table-cell>
          <table:table-cell table:formula="of:=IF(AND(ISBLANK([.AA470]);ISBLANK([.AB470]);ISBLANK([.AC470]);ISBLANK([.AD470])); &quot;&quot;; DEC2HEX([.AA470]*8 + [.AB470]*4 + [.AC470]*2 + [.AD470]*1))">
            <text:p/>
          </table:table-cell>
          <table:table-cell table:formula="of:=IF(AND(ISBLANK([.AE470]);ISBLANK([.AF470]);ISBLANK([.AG470]);ISBLANK([.AH470])); &quot;&quot;; DEC2HEX([.AE470]*8 + [.AF470]*4 + [.AG470]*2 + [.AH470]*1))">
            <text:p/>
          </table:table-cell>
          <table:table-cell table:formula="of:=IF(AND(ISBLANK([.AI470]);ISBLANK([.AJ470]);ISBLANK([.AK470]);ISBLANK([.AL470])); &quot;&quot;; DEC2HEX([.AI470]*8 + [.AJ470]*4 + [.AK470]*2 + [.AL470]*1))">
            <text:p/>
          </table:table-cell>
          <table:table-cell table:formula="of:=IF(AND(ISBLANK([.AM470]);ISBLANK([.AN470]);ISBLANK([.AO470]);ISBLANK([.AP470])); &quot;&quot;; DEC2HEX([.AM470]*8 + [.AN470]*4 + [.AO470]*2 + [.AP47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1]);ISBLANK([.D471]);ISBLANK([.E471]);ISBLANK([.F471])); &quot;&quot;; DEC2HEX([.C471]*8 + [.D471]*4 + [.E471]*2 + [.F471]*1))">
            <text:p/>
          </table:table-cell>
          <table:table-cell table:formula="of:=IF(AND(ISBLANK([.G471]);ISBLANK([.H471]);ISBLANK([.I471]);ISBLANK([.J471])); &quot;&quot;; DEC2HEX([.G471]*8 + [.H471]*4 + [.I471]*2 + [.J471]*1))">
            <text:p/>
          </table:table-cell>
          <table:table-cell table:formula="of:=IF(AND(ISBLANK([.K471]);ISBLANK([.L471]);ISBLANK([.M471]);ISBLANK([.N471])); &quot;&quot;; DEC2HEX([.K471]*8 + [.L471]*4 + [.M471]*2 + [.N471]*1))">
            <text:p/>
          </table:table-cell>
          <table:table-cell table:formula="of:=IF(AND(ISBLANK([.O471]);ISBLANK([.P471]);ISBLANK([.Q471]);ISBLANK([.R471])); &quot;&quot;; DEC2HEX([.O471]*8 + [.P471]*4 + [.Q471]*2 + [.R471]*1))">
            <text:p/>
          </table:table-cell>
          <table:table-cell table:formula="of:=IF(AND(ISBLANK([.S471]);ISBLANK([.T471]);ISBLANK([.U471]);ISBLANK([.V471])); &quot;&quot;; DEC2HEX([.S471]*8 + [.T471]*4 + [.U471]*2 + [.V471]*1))">
            <text:p/>
          </table:table-cell>
          <table:table-cell table:formula="of:=IF(AND(ISBLANK([.W471]);ISBLANK([.X471]);ISBLANK([.Y471]);ISBLANK([.Z471])); &quot;&quot;; DEC2HEX([.W471]*8 + [.X471]*4 + [.Y471]*2 + [.Z471]*1))">
            <text:p/>
          </table:table-cell>
          <table:table-cell table:formula="of:=IF(AND(ISBLANK([.AA471]);ISBLANK([.AB471]);ISBLANK([.AC471]);ISBLANK([.AD471])); &quot;&quot;; DEC2HEX([.AA471]*8 + [.AB471]*4 + [.AC471]*2 + [.AD471]*1))">
            <text:p/>
          </table:table-cell>
          <table:table-cell table:formula="of:=IF(AND(ISBLANK([.AE471]);ISBLANK([.AF471]);ISBLANK([.AG471]);ISBLANK([.AH471])); &quot;&quot;; DEC2HEX([.AE471]*8 + [.AF471]*4 + [.AG471]*2 + [.AH471]*1))">
            <text:p/>
          </table:table-cell>
          <table:table-cell table:formula="of:=IF(AND(ISBLANK([.AI471]);ISBLANK([.AJ471]);ISBLANK([.AK471]);ISBLANK([.AL471])); &quot;&quot;; DEC2HEX([.AI471]*8 + [.AJ471]*4 + [.AK471]*2 + [.AL471]*1))">
            <text:p/>
          </table:table-cell>
          <table:table-cell table:formula="of:=IF(AND(ISBLANK([.AM471]);ISBLANK([.AN471]);ISBLANK([.AO471]);ISBLANK([.AP471])); &quot;&quot;; DEC2HEX([.AM471]*8 + [.AN471]*4 + [.AO471]*2 + [.AP47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2]);ISBLANK([.D472]);ISBLANK([.E472]);ISBLANK([.F472])); &quot;&quot;; DEC2HEX([.C472]*8 + [.D472]*4 + [.E472]*2 + [.F472]*1))">
            <text:p/>
          </table:table-cell>
          <table:table-cell table:formula="of:=IF(AND(ISBLANK([.G472]);ISBLANK([.H472]);ISBLANK([.I472]);ISBLANK([.J472])); &quot;&quot;; DEC2HEX([.G472]*8 + [.H472]*4 + [.I472]*2 + [.J472]*1))">
            <text:p/>
          </table:table-cell>
          <table:table-cell table:formula="of:=IF(AND(ISBLANK([.K472]);ISBLANK([.L472]);ISBLANK([.M472]);ISBLANK([.N472])); &quot;&quot;; DEC2HEX([.K472]*8 + [.L472]*4 + [.M472]*2 + [.N472]*1))">
            <text:p/>
          </table:table-cell>
          <table:table-cell table:formula="of:=IF(AND(ISBLANK([.O472]);ISBLANK([.P472]);ISBLANK([.Q472]);ISBLANK([.R472])); &quot;&quot;; DEC2HEX([.O472]*8 + [.P472]*4 + [.Q472]*2 + [.R472]*1))">
            <text:p/>
          </table:table-cell>
          <table:table-cell table:formula="of:=IF(AND(ISBLANK([.S472]);ISBLANK([.T472]);ISBLANK([.U472]);ISBLANK([.V472])); &quot;&quot;; DEC2HEX([.S472]*8 + [.T472]*4 + [.U472]*2 + [.V472]*1))">
            <text:p/>
          </table:table-cell>
          <table:table-cell table:formula="of:=IF(AND(ISBLANK([.W472]);ISBLANK([.X472]);ISBLANK([.Y472]);ISBLANK([.Z472])); &quot;&quot;; DEC2HEX([.W472]*8 + [.X472]*4 + [.Y472]*2 + [.Z472]*1))">
            <text:p/>
          </table:table-cell>
          <table:table-cell table:formula="of:=IF(AND(ISBLANK([.AA472]);ISBLANK([.AB472]);ISBLANK([.AC472]);ISBLANK([.AD472])); &quot;&quot;; DEC2HEX([.AA472]*8 + [.AB472]*4 + [.AC472]*2 + [.AD472]*1))">
            <text:p/>
          </table:table-cell>
          <table:table-cell table:formula="of:=IF(AND(ISBLANK([.AE472]);ISBLANK([.AF472]);ISBLANK([.AG472]);ISBLANK([.AH472])); &quot;&quot;; DEC2HEX([.AE472]*8 + [.AF472]*4 + [.AG472]*2 + [.AH472]*1))">
            <text:p/>
          </table:table-cell>
          <table:table-cell table:formula="of:=IF(AND(ISBLANK([.AI472]);ISBLANK([.AJ472]);ISBLANK([.AK472]);ISBLANK([.AL472])); &quot;&quot;; DEC2HEX([.AI472]*8 + [.AJ472]*4 + [.AK472]*2 + [.AL472]*1))">
            <text:p/>
          </table:table-cell>
          <table:table-cell table:formula="of:=IF(AND(ISBLANK([.AM472]);ISBLANK([.AN472]);ISBLANK([.AO472]);ISBLANK([.AP472])); &quot;&quot;; DEC2HEX([.AM472]*8 + [.AN472]*4 + [.AO472]*2 + [.AP47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3]);ISBLANK([.D473]);ISBLANK([.E473]);ISBLANK([.F473])); &quot;&quot;; DEC2HEX([.C473]*8 + [.D473]*4 + [.E473]*2 + [.F473]*1))">
            <text:p/>
          </table:table-cell>
          <table:table-cell table:formula="of:=IF(AND(ISBLANK([.G473]);ISBLANK([.H473]);ISBLANK([.I473]);ISBLANK([.J473])); &quot;&quot;; DEC2HEX([.G473]*8 + [.H473]*4 + [.I473]*2 + [.J473]*1))">
            <text:p/>
          </table:table-cell>
          <table:table-cell table:formula="of:=IF(AND(ISBLANK([.K473]);ISBLANK([.L473]);ISBLANK([.M473]);ISBLANK([.N473])); &quot;&quot;; DEC2HEX([.K473]*8 + [.L473]*4 + [.M473]*2 + [.N473]*1))">
            <text:p/>
          </table:table-cell>
          <table:table-cell table:formula="of:=IF(AND(ISBLANK([.O473]);ISBLANK([.P473]);ISBLANK([.Q473]);ISBLANK([.R473])); &quot;&quot;; DEC2HEX([.O473]*8 + [.P473]*4 + [.Q473]*2 + [.R473]*1))">
            <text:p/>
          </table:table-cell>
          <table:table-cell table:formula="of:=IF(AND(ISBLANK([.S473]);ISBLANK([.T473]);ISBLANK([.U473]);ISBLANK([.V473])); &quot;&quot;; DEC2HEX([.S473]*8 + [.T473]*4 + [.U473]*2 + [.V473]*1))">
            <text:p/>
          </table:table-cell>
          <table:table-cell table:formula="of:=IF(AND(ISBLANK([.W473]);ISBLANK([.X473]);ISBLANK([.Y473]);ISBLANK([.Z473])); &quot;&quot;; DEC2HEX([.W473]*8 + [.X473]*4 + [.Y473]*2 + [.Z473]*1))">
            <text:p/>
          </table:table-cell>
          <table:table-cell table:formula="of:=IF(AND(ISBLANK([.AA473]);ISBLANK([.AB473]);ISBLANK([.AC473]);ISBLANK([.AD473])); &quot;&quot;; DEC2HEX([.AA473]*8 + [.AB473]*4 + [.AC473]*2 + [.AD473]*1))">
            <text:p/>
          </table:table-cell>
          <table:table-cell table:formula="of:=IF(AND(ISBLANK([.AE473]);ISBLANK([.AF473]);ISBLANK([.AG473]);ISBLANK([.AH473])); &quot;&quot;; DEC2HEX([.AE473]*8 + [.AF473]*4 + [.AG473]*2 + [.AH473]*1))">
            <text:p/>
          </table:table-cell>
          <table:table-cell table:formula="of:=IF(AND(ISBLANK([.AI473]);ISBLANK([.AJ473]);ISBLANK([.AK473]);ISBLANK([.AL473])); &quot;&quot;; DEC2HEX([.AI473]*8 + [.AJ473]*4 + [.AK473]*2 + [.AL473]*1))">
            <text:p/>
          </table:table-cell>
          <table:table-cell table:formula="of:=IF(AND(ISBLANK([.AM473]);ISBLANK([.AN473]);ISBLANK([.AO473]);ISBLANK([.AP473])); &quot;&quot;; DEC2HEX([.AM473]*8 + [.AN473]*4 + [.AO473]*2 + [.AP47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4]);ISBLANK([.D474]);ISBLANK([.E474]);ISBLANK([.F474])); &quot;&quot;; DEC2HEX([.C474]*8 + [.D474]*4 + [.E474]*2 + [.F474]*1))">
            <text:p/>
          </table:table-cell>
          <table:table-cell table:formula="of:=IF(AND(ISBLANK([.G474]);ISBLANK([.H474]);ISBLANK([.I474]);ISBLANK([.J474])); &quot;&quot;; DEC2HEX([.G474]*8 + [.H474]*4 + [.I474]*2 + [.J474]*1))">
            <text:p/>
          </table:table-cell>
          <table:table-cell table:formula="of:=IF(AND(ISBLANK([.K474]);ISBLANK([.L474]);ISBLANK([.M474]);ISBLANK([.N474])); &quot;&quot;; DEC2HEX([.K474]*8 + [.L474]*4 + [.M474]*2 + [.N474]*1))">
            <text:p/>
          </table:table-cell>
          <table:table-cell table:formula="of:=IF(AND(ISBLANK([.O474]);ISBLANK([.P474]);ISBLANK([.Q474]);ISBLANK([.R474])); &quot;&quot;; DEC2HEX([.O474]*8 + [.P474]*4 + [.Q474]*2 + [.R474]*1))">
            <text:p/>
          </table:table-cell>
          <table:table-cell table:formula="of:=IF(AND(ISBLANK([.S474]);ISBLANK([.T474]);ISBLANK([.U474]);ISBLANK([.V474])); &quot;&quot;; DEC2HEX([.S474]*8 + [.T474]*4 + [.U474]*2 + [.V474]*1))">
            <text:p/>
          </table:table-cell>
          <table:table-cell table:formula="of:=IF(AND(ISBLANK([.W474]);ISBLANK([.X474]);ISBLANK([.Y474]);ISBLANK([.Z474])); &quot;&quot;; DEC2HEX([.W474]*8 + [.X474]*4 + [.Y474]*2 + [.Z474]*1))">
            <text:p/>
          </table:table-cell>
          <table:table-cell table:formula="of:=IF(AND(ISBLANK([.AA474]);ISBLANK([.AB474]);ISBLANK([.AC474]);ISBLANK([.AD474])); &quot;&quot;; DEC2HEX([.AA474]*8 + [.AB474]*4 + [.AC474]*2 + [.AD474]*1))">
            <text:p/>
          </table:table-cell>
          <table:table-cell table:formula="of:=IF(AND(ISBLANK([.AE474]);ISBLANK([.AF474]);ISBLANK([.AG474]);ISBLANK([.AH474])); &quot;&quot;; DEC2HEX([.AE474]*8 + [.AF474]*4 + [.AG474]*2 + [.AH474]*1))">
            <text:p/>
          </table:table-cell>
          <table:table-cell table:formula="of:=IF(AND(ISBLANK([.AI474]);ISBLANK([.AJ474]);ISBLANK([.AK474]);ISBLANK([.AL474])); &quot;&quot;; DEC2HEX([.AI474]*8 + [.AJ474]*4 + [.AK474]*2 + [.AL474]*1))">
            <text:p/>
          </table:table-cell>
          <table:table-cell table:formula="of:=IF(AND(ISBLANK([.AM474]);ISBLANK([.AN474]);ISBLANK([.AO474]);ISBLANK([.AP474])); &quot;&quot;; DEC2HEX([.AM474]*8 + [.AN474]*4 + [.AO474]*2 + [.AP47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5]);ISBLANK([.D475]);ISBLANK([.E475]);ISBLANK([.F475])); &quot;&quot;; DEC2HEX([.C475]*8 + [.D475]*4 + [.E475]*2 + [.F475]*1))">
            <text:p/>
          </table:table-cell>
          <table:table-cell table:formula="of:=IF(AND(ISBLANK([.G475]);ISBLANK([.H475]);ISBLANK([.I475]);ISBLANK([.J475])); &quot;&quot;; DEC2HEX([.G475]*8 + [.H475]*4 + [.I475]*2 + [.J475]*1))">
            <text:p/>
          </table:table-cell>
          <table:table-cell table:formula="of:=IF(AND(ISBLANK([.K475]);ISBLANK([.L475]);ISBLANK([.M475]);ISBLANK([.N475])); &quot;&quot;; DEC2HEX([.K475]*8 + [.L475]*4 + [.M475]*2 + [.N475]*1))">
            <text:p/>
          </table:table-cell>
          <table:table-cell table:formula="of:=IF(AND(ISBLANK([.O475]);ISBLANK([.P475]);ISBLANK([.Q475]);ISBLANK([.R475])); &quot;&quot;; DEC2HEX([.O475]*8 + [.P475]*4 + [.Q475]*2 + [.R475]*1))">
            <text:p/>
          </table:table-cell>
          <table:table-cell table:formula="of:=IF(AND(ISBLANK([.S475]);ISBLANK([.T475]);ISBLANK([.U475]);ISBLANK([.V475])); &quot;&quot;; DEC2HEX([.S475]*8 + [.T475]*4 + [.U475]*2 + [.V475]*1))">
            <text:p/>
          </table:table-cell>
          <table:table-cell table:formula="of:=IF(AND(ISBLANK([.W475]);ISBLANK([.X475]);ISBLANK([.Y475]);ISBLANK([.Z475])); &quot;&quot;; DEC2HEX([.W475]*8 + [.X475]*4 + [.Y475]*2 + [.Z475]*1))">
            <text:p/>
          </table:table-cell>
          <table:table-cell table:formula="of:=IF(AND(ISBLANK([.AA475]);ISBLANK([.AB475]);ISBLANK([.AC475]);ISBLANK([.AD475])); &quot;&quot;; DEC2HEX([.AA475]*8 + [.AB475]*4 + [.AC475]*2 + [.AD475]*1))">
            <text:p/>
          </table:table-cell>
          <table:table-cell table:formula="of:=IF(AND(ISBLANK([.AE475]);ISBLANK([.AF475]);ISBLANK([.AG475]);ISBLANK([.AH475])); &quot;&quot;; DEC2HEX([.AE475]*8 + [.AF475]*4 + [.AG475]*2 + [.AH475]*1))">
            <text:p/>
          </table:table-cell>
          <table:table-cell table:formula="of:=IF(AND(ISBLANK([.AI475]);ISBLANK([.AJ475]);ISBLANK([.AK475]);ISBLANK([.AL475])); &quot;&quot;; DEC2HEX([.AI475]*8 + [.AJ475]*4 + [.AK475]*2 + [.AL475]*1))">
            <text:p/>
          </table:table-cell>
          <table:table-cell table:formula="of:=IF(AND(ISBLANK([.AM475]);ISBLANK([.AN475]);ISBLANK([.AO475]);ISBLANK([.AP475])); &quot;&quot;; DEC2HEX([.AM475]*8 + [.AN475]*4 + [.AO475]*2 + [.AP47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6]);ISBLANK([.D476]);ISBLANK([.E476]);ISBLANK([.F476])); &quot;&quot;; DEC2HEX([.C476]*8 + [.D476]*4 + [.E476]*2 + [.F476]*1))">
            <text:p/>
          </table:table-cell>
          <table:table-cell table:formula="of:=IF(AND(ISBLANK([.G476]);ISBLANK([.H476]);ISBLANK([.I476]);ISBLANK([.J476])); &quot;&quot;; DEC2HEX([.G476]*8 + [.H476]*4 + [.I476]*2 + [.J476]*1))">
            <text:p/>
          </table:table-cell>
          <table:table-cell table:formula="of:=IF(AND(ISBLANK([.K476]);ISBLANK([.L476]);ISBLANK([.M476]);ISBLANK([.N476])); &quot;&quot;; DEC2HEX([.K476]*8 + [.L476]*4 + [.M476]*2 + [.N476]*1))">
            <text:p/>
          </table:table-cell>
          <table:table-cell table:formula="of:=IF(AND(ISBLANK([.O476]);ISBLANK([.P476]);ISBLANK([.Q476]);ISBLANK([.R476])); &quot;&quot;; DEC2HEX([.O476]*8 + [.P476]*4 + [.Q476]*2 + [.R476]*1))">
            <text:p/>
          </table:table-cell>
          <table:table-cell table:formula="of:=IF(AND(ISBLANK([.S476]);ISBLANK([.T476]);ISBLANK([.U476]);ISBLANK([.V476])); &quot;&quot;; DEC2HEX([.S476]*8 + [.T476]*4 + [.U476]*2 + [.V476]*1))">
            <text:p/>
          </table:table-cell>
          <table:table-cell table:formula="of:=IF(AND(ISBLANK([.W476]);ISBLANK([.X476]);ISBLANK([.Y476]);ISBLANK([.Z476])); &quot;&quot;; DEC2HEX([.W476]*8 + [.X476]*4 + [.Y476]*2 + [.Z476]*1))">
            <text:p/>
          </table:table-cell>
          <table:table-cell table:formula="of:=IF(AND(ISBLANK([.AA476]);ISBLANK([.AB476]);ISBLANK([.AC476]);ISBLANK([.AD476])); &quot;&quot;; DEC2HEX([.AA476]*8 + [.AB476]*4 + [.AC476]*2 + [.AD476]*1))">
            <text:p/>
          </table:table-cell>
          <table:table-cell table:formula="of:=IF(AND(ISBLANK([.AE476]);ISBLANK([.AF476]);ISBLANK([.AG476]);ISBLANK([.AH476])); &quot;&quot;; DEC2HEX([.AE476]*8 + [.AF476]*4 + [.AG476]*2 + [.AH476]*1))">
            <text:p/>
          </table:table-cell>
          <table:table-cell table:formula="of:=IF(AND(ISBLANK([.AI476]);ISBLANK([.AJ476]);ISBLANK([.AK476]);ISBLANK([.AL476])); &quot;&quot;; DEC2HEX([.AI476]*8 + [.AJ476]*4 + [.AK476]*2 + [.AL476]*1))">
            <text:p/>
          </table:table-cell>
          <table:table-cell table:formula="of:=IF(AND(ISBLANK([.AM476]);ISBLANK([.AN476]);ISBLANK([.AO476]);ISBLANK([.AP476])); &quot;&quot;; DEC2HEX([.AM476]*8 + [.AN476]*4 + [.AO476]*2 + [.AP47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7]);ISBLANK([.D477]);ISBLANK([.E477]);ISBLANK([.F477])); &quot;&quot;; DEC2HEX([.C477]*8 + [.D477]*4 + [.E477]*2 + [.F477]*1))">
            <text:p/>
          </table:table-cell>
          <table:table-cell table:formula="of:=IF(AND(ISBLANK([.G477]);ISBLANK([.H477]);ISBLANK([.I477]);ISBLANK([.J477])); &quot;&quot;; DEC2HEX([.G477]*8 + [.H477]*4 + [.I477]*2 + [.J477]*1))">
            <text:p/>
          </table:table-cell>
          <table:table-cell table:formula="of:=IF(AND(ISBLANK([.K477]);ISBLANK([.L477]);ISBLANK([.M477]);ISBLANK([.N477])); &quot;&quot;; DEC2HEX([.K477]*8 + [.L477]*4 + [.M477]*2 + [.N477]*1))">
            <text:p/>
          </table:table-cell>
          <table:table-cell table:formula="of:=IF(AND(ISBLANK([.O477]);ISBLANK([.P477]);ISBLANK([.Q477]);ISBLANK([.R477])); &quot;&quot;; DEC2HEX([.O477]*8 + [.P477]*4 + [.Q477]*2 + [.R477]*1))">
            <text:p/>
          </table:table-cell>
          <table:table-cell table:formula="of:=IF(AND(ISBLANK([.S477]);ISBLANK([.T477]);ISBLANK([.U477]);ISBLANK([.V477])); &quot;&quot;; DEC2HEX([.S477]*8 + [.T477]*4 + [.U477]*2 + [.V477]*1))">
            <text:p/>
          </table:table-cell>
          <table:table-cell table:formula="of:=IF(AND(ISBLANK([.W477]);ISBLANK([.X477]);ISBLANK([.Y477]);ISBLANK([.Z477])); &quot;&quot;; DEC2HEX([.W477]*8 + [.X477]*4 + [.Y477]*2 + [.Z477]*1))">
            <text:p/>
          </table:table-cell>
          <table:table-cell table:formula="of:=IF(AND(ISBLANK([.AA477]);ISBLANK([.AB477]);ISBLANK([.AC477]);ISBLANK([.AD477])); &quot;&quot;; DEC2HEX([.AA477]*8 + [.AB477]*4 + [.AC477]*2 + [.AD477]*1))">
            <text:p/>
          </table:table-cell>
          <table:table-cell table:formula="of:=IF(AND(ISBLANK([.AE477]);ISBLANK([.AF477]);ISBLANK([.AG477]);ISBLANK([.AH477])); &quot;&quot;; DEC2HEX([.AE477]*8 + [.AF477]*4 + [.AG477]*2 + [.AH477]*1))">
            <text:p/>
          </table:table-cell>
          <table:table-cell table:formula="of:=IF(AND(ISBLANK([.AI477]);ISBLANK([.AJ477]);ISBLANK([.AK477]);ISBLANK([.AL477])); &quot;&quot;; DEC2HEX([.AI477]*8 + [.AJ477]*4 + [.AK477]*2 + [.AL477]*1))">
            <text:p/>
          </table:table-cell>
          <table:table-cell table:formula="of:=IF(AND(ISBLANK([.AM477]);ISBLANK([.AN477]);ISBLANK([.AO477]);ISBLANK([.AP477])); &quot;&quot;; DEC2HEX([.AM477]*8 + [.AN477]*4 + [.AO477]*2 + [.AP47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8]);ISBLANK([.D478]);ISBLANK([.E478]);ISBLANK([.F478])); &quot;&quot;; DEC2HEX([.C478]*8 + [.D478]*4 + [.E478]*2 + [.F478]*1))">
            <text:p/>
          </table:table-cell>
          <table:table-cell table:formula="of:=IF(AND(ISBLANK([.G478]);ISBLANK([.H478]);ISBLANK([.I478]);ISBLANK([.J478])); &quot;&quot;; DEC2HEX([.G478]*8 + [.H478]*4 + [.I478]*2 + [.J478]*1))">
            <text:p/>
          </table:table-cell>
          <table:table-cell table:formula="of:=IF(AND(ISBLANK([.K478]);ISBLANK([.L478]);ISBLANK([.M478]);ISBLANK([.N478])); &quot;&quot;; DEC2HEX([.K478]*8 + [.L478]*4 + [.M478]*2 + [.N478]*1))">
            <text:p/>
          </table:table-cell>
          <table:table-cell table:formula="of:=IF(AND(ISBLANK([.O478]);ISBLANK([.P478]);ISBLANK([.Q478]);ISBLANK([.R478])); &quot;&quot;; DEC2HEX([.O478]*8 + [.P478]*4 + [.Q478]*2 + [.R478]*1))">
            <text:p/>
          </table:table-cell>
          <table:table-cell table:formula="of:=IF(AND(ISBLANK([.S478]);ISBLANK([.T478]);ISBLANK([.U478]);ISBLANK([.V478])); &quot;&quot;; DEC2HEX([.S478]*8 + [.T478]*4 + [.U478]*2 + [.V478]*1))">
            <text:p/>
          </table:table-cell>
          <table:table-cell table:formula="of:=IF(AND(ISBLANK([.W478]);ISBLANK([.X478]);ISBLANK([.Y478]);ISBLANK([.Z478])); &quot;&quot;; DEC2HEX([.W478]*8 + [.X478]*4 + [.Y478]*2 + [.Z478]*1))">
            <text:p/>
          </table:table-cell>
          <table:table-cell table:formula="of:=IF(AND(ISBLANK([.AA478]);ISBLANK([.AB478]);ISBLANK([.AC478]);ISBLANK([.AD478])); &quot;&quot;; DEC2HEX([.AA478]*8 + [.AB478]*4 + [.AC478]*2 + [.AD478]*1))">
            <text:p/>
          </table:table-cell>
          <table:table-cell table:formula="of:=IF(AND(ISBLANK([.AE478]);ISBLANK([.AF478]);ISBLANK([.AG478]);ISBLANK([.AH478])); &quot;&quot;; DEC2HEX([.AE478]*8 + [.AF478]*4 + [.AG478]*2 + [.AH478]*1))">
            <text:p/>
          </table:table-cell>
          <table:table-cell table:formula="of:=IF(AND(ISBLANK([.AI478]);ISBLANK([.AJ478]);ISBLANK([.AK478]);ISBLANK([.AL478])); &quot;&quot;; DEC2HEX([.AI478]*8 + [.AJ478]*4 + [.AK478]*2 + [.AL478]*1))">
            <text:p/>
          </table:table-cell>
          <table:table-cell table:formula="of:=IF(AND(ISBLANK([.AM478]);ISBLANK([.AN478]);ISBLANK([.AO478]);ISBLANK([.AP478])); &quot;&quot;; DEC2HEX([.AM478]*8 + [.AN478]*4 + [.AO478]*2 + [.AP47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79]);ISBLANK([.D479]);ISBLANK([.E479]);ISBLANK([.F479])); &quot;&quot;; DEC2HEX([.C479]*8 + [.D479]*4 + [.E479]*2 + [.F479]*1))">
            <text:p/>
          </table:table-cell>
          <table:table-cell table:formula="of:=IF(AND(ISBLANK([.G479]);ISBLANK([.H479]);ISBLANK([.I479]);ISBLANK([.J479])); &quot;&quot;; DEC2HEX([.G479]*8 + [.H479]*4 + [.I479]*2 + [.J479]*1))">
            <text:p/>
          </table:table-cell>
          <table:table-cell table:formula="of:=IF(AND(ISBLANK([.K479]);ISBLANK([.L479]);ISBLANK([.M479]);ISBLANK([.N479])); &quot;&quot;; DEC2HEX([.K479]*8 + [.L479]*4 + [.M479]*2 + [.N479]*1))">
            <text:p/>
          </table:table-cell>
          <table:table-cell table:formula="of:=IF(AND(ISBLANK([.O479]);ISBLANK([.P479]);ISBLANK([.Q479]);ISBLANK([.R479])); &quot;&quot;; DEC2HEX([.O479]*8 + [.P479]*4 + [.Q479]*2 + [.R479]*1))">
            <text:p/>
          </table:table-cell>
          <table:table-cell table:formula="of:=IF(AND(ISBLANK([.S479]);ISBLANK([.T479]);ISBLANK([.U479]);ISBLANK([.V479])); &quot;&quot;; DEC2HEX([.S479]*8 + [.T479]*4 + [.U479]*2 + [.V479]*1))">
            <text:p/>
          </table:table-cell>
          <table:table-cell table:formula="of:=IF(AND(ISBLANK([.W479]);ISBLANK([.X479]);ISBLANK([.Y479]);ISBLANK([.Z479])); &quot;&quot;; DEC2HEX([.W479]*8 + [.X479]*4 + [.Y479]*2 + [.Z479]*1))">
            <text:p/>
          </table:table-cell>
          <table:table-cell table:formula="of:=IF(AND(ISBLANK([.AA479]);ISBLANK([.AB479]);ISBLANK([.AC479]);ISBLANK([.AD479])); &quot;&quot;; DEC2HEX([.AA479]*8 + [.AB479]*4 + [.AC479]*2 + [.AD479]*1))">
            <text:p/>
          </table:table-cell>
          <table:table-cell table:formula="of:=IF(AND(ISBLANK([.AE479]);ISBLANK([.AF479]);ISBLANK([.AG479]);ISBLANK([.AH479])); &quot;&quot;; DEC2HEX([.AE479]*8 + [.AF479]*4 + [.AG479]*2 + [.AH479]*1))">
            <text:p/>
          </table:table-cell>
          <table:table-cell table:formula="of:=IF(AND(ISBLANK([.AI479]);ISBLANK([.AJ479]);ISBLANK([.AK479]);ISBLANK([.AL479])); &quot;&quot;; DEC2HEX([.AI479]*8 + [.AJ479]*4 + [.AK479]*2 + [.AL479]*1))">
            <text:p/>
          </table:table-cell>
          <table:table-cell table:formula="of:=IF(AND(ISBLANK([.AM479]);ISBLANK([.AN479]);ISBLANK([.AO479]);ISBLANK([.AP479])); &quot;&quot;; DEC2HEX([.AM479]*8 + [.AN479]*4 + [.AO479]*2 + [.AP47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0]);ISBLANK([.D480]);ISBLANK([.E480]);ISBLANK([.F480])); &quot;&quot;; DEC2HEX([.C480]*8 + [.D480]*4 + [.E480]*2 + [.F480]*1))">
            <text:p/>
          </table:table-cell>
          <table:table-cell table:formula="of:=IF(AND(ISBLANK([.G480]);ISBLANK([.H480]);ISBLANK([.I480]);ISBLANK([.J480])); &quot;&quot;; DEC2HEX([.G480]*8 + [.H480]*4 + [.I480]*2 + [.J480]*1))">
            <text:p/>
          </table:table-cell>
          <table:table-cell table:formula="of:=IF(AND(ISBLANK([.K480]);ISBLANK([.L480]);ISBLANK([.M480]);ISBLANK([.N480])); &quot;&quot;; DEC2HEX([.K480]*8 + [.L480]*4 + [.M480]*2 + [.N480]*1))">
            <text:p/>
          </table:table-cell>
          <table:table-cell table:formula="of:=IF(AND(ISBLANK([.O480]);ISBLANK([.P480]);ISBLANK([.Q480]);ISBLANK([.R480])); &quot;&quot;; DEC2HEX([.O480]*8 + [.P480]*4 + [.Q480]*2 + [.R480]*1))">
            <text:p/>
          </table:table-cell>
          <table:table-cell table:formula="of:=IF(AND(ISBLANK([.S480]);ISBLANK([.T480]);ISBLANK([.U480]);ISBLANK([.V480])); &quot;&quot;; DEC2HEX([.S480]*8 + [.T480]*4 + [.U480]*2 + [.V480]*1))">
            <text:p/>
          </table:table-cell>
          <table:table-cell table:formula="of:=IF(AND(ISBLANK([.W480]);ISBLANK([.X480]);ISBLANK([.Y480]);ISBLANK([.Z480])); &quot;&quot;; DEC2HEX([.W480]*8 + [.X480]*4 + [.Y480]*2 + [.Z480]*1))">
            <text:p/>
          </table:table-cell>
          <table:table-cell table:formula="of:=IF(AND(ISBLANK([.AA480]);ISBLANK([.AB480]);ISBLANK([.AC480]);ISBLANK([.AD480])); &quot;&quot;; DEC2HEX([.AA480]*8 + [.AB480]*4 + [.AC480]*2 + [.AD480]*1))">
            <text:p/>
          </table:table-cell>
          <table:table-cell table:formula="of:=IF(AND(ISBLANK([.AE480]);ISBLANK([.AF480]);ISBLANK([.AG480]);ISBLANK([.AH480])); &quot;&quot;; DEC2HEX([.AE480]*8 + [.AF480]*4 + [.AG480]*2 + [.AH480]*1))">
            <text:p/>
          </table:table-cell>
          <table:table-cell table:formula="of:=IF(AND(ISBLANK([.AI480]);ISBLANK([.AJ480]);ISBLANK([.AK480]);ISBLANK([.AL480])); &quot;&quot;; DEC2HEX([.AI480]*8 + [.AJ480]*4 + [.AK480]*2 + [.AL480]*1))">
            <text:p/>
          </table:table-cell>
          <table:table-cell table:formula="of:=IF(AND(ISBLANK([.AM480]);ISBLANK([.AN480]);ISBLANK([.AO480]);ISBLANK([.AP480])); &quot;&quot;; DEC2HEX([.AM480]*8 + [.AN480]*4 + [.AO480]*2 + [.AP48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1]);ISBLANK([.D481]);ISBLANK([.E481]);ISBLANK([.F481])); &quot;&quot;; DEC2HEX([.C481]*8 + [.D481]*4 + [.E481]*2 + [.F481]*1))">
            <text:p/>
          </table:table-cell>
          <table:table-cell table:formula="of:=IF(AND(ISBLANK([.G481]);ISBLANK([.H481]);ISBLANK([.I481]);ISBLANK([.J481])); &quot;&quot;; DEC2HEX([.G481]*8 + [.H481]*4 + [.I481]*2 + [.J481]*1))">
            <text:p/>
          </table:table-cell>
          <table:table-cell table:formula="of:=IF(AND(ISBLANK([.K481]);ISBLANK([.L481]);ISBLANK([.M481]);ISBLANK([.N481])); &quot;&quot;; DEC2HEX([.K481]*8 + [.L481]*4 + [.M481]*2 + [.N481]*1))">
            <text:p/>
          </table:table-cell>
          <table:table-cell table:formula="of:=IF(AND(ISBLANK([.O481]);ISBLANK([.P481]);ISBLANK([.Q481]);ISBLANK([.R481])); &quot;&quot;; DEC2HEX([.O481]*8 + [.P481]*4 + [.Q481]*2 + [.R481]*1))">
            <text:p/>
          </table:table-cell>
          <table:table-cell table:formula="of:=IF(AND(ISBLANK([.S481]);ISBLANK([.T481]);ISBLANK([.U481]);ISBLANK([.V481])); &quot;&quot;; DEC2HEX([.S481]*8 + [.T481]*4 + [.U481]*2 + [.V481]*1))">
            <text:p/>
          </table:table-cell>
          <table:table-cell table:formula="of:=IF(AND(ISBLANK([.W481]);ISBLANK([.X481]);ISBLANK([.Y481]);ISBLANK([.Z481])); &quot;&quot;; DEC2HEX([.W481]*8 + [.X481]*4 + [.Y481]*2 + [.Z481]*1))">
            <text:p/>
          </table:table-cell>
          <table:table-cell table:formula="of:=IF(AND(ISBLANK([.AA481]);ISBLANK([.AB481]);ISBLANK([.AC481]);ISBLANK([.AD481])); &quot;&quot;; DEC2HEX([.AA481]*8 + [.AB481]*4 + [.AC481]*2 + [.AD481]*1))">
            <text:p/>
          </table:table-cell>
          <table:table-cell table:formula="of:=IF(AND(ISBLANK([.AE481]);ISBLANK([.AF481]);ISBLANK([.AG481]);ISBLANK([.AH481])); &quot;&quot;; DEC2HEX([.AE481]*8 + [.AF481]*4 + [.AG481]*2 + [.AH481]*1))">
            <text:p/>
          </table:table-cell>
          <table:table-cell table:formula="of:=IF(AND(ISBLANK([.AI481]);ISBLANK([.AJ481]);ISBLANK([.AK481]);ISBLANK([.AL481])); &quot;&quot;; DEC2HEX([.AI481]*8 + [.AJ481]*4 + [.AK481]*2 + [.AL481]*1))">
            <text:p/>
          </table:table-cell>
          <table:table-cell table:formula="of:=IF(AND(ISBLANK([.AM481]);ISBLANK([.AN481]);ISBLANK([.AO481]);ISBLANK([.AP481])); &quot;&quot;; DEC2HEX([.AM481]*8 + [.AN481]*4 + [.AO481]*2 + [.AP48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2]);ISBLANK([.D482]);ISBLANK([.E482]);ISBLANK([.F482])); &quot;&quot;; DEC2HEX([.C482]*8 + [.D482]*4 + [.E482]*2 + [.F482]*1))">
            <text:p/>
          </table:table-cell>
          <table:table-cell table:formula="of:=IF(AND(ISBLANK([.G482]);ISBLANK([.H482]);ISBLANK([.I482]);ISBLANK([.J482])); &quot;&quot;; DEC2HEX([.G482]*8 + [.H482]*4 + [.I482]*2 + [.J482]*1))">
            <text:p/>
          </table:table-cell>
          <table:table-cell table:formula="of:=IF(AND(ISBLANK([.K482]);ISBLANK([.L482]);ISBLANK([.M482]);ISBLANK([.N482])); &quot;&quot;; DEC2HEX([.K482]*8 + [.L482]*4 + [.M482]*2 + [.N482]*1))">
            <text:p/>
          </table:table-cell>
          <table:table-cell table:formula="of:=IF(AND(ISBLANK([.O482]);ISBLANK([.P482]);ISBLANK([.Q482]);ISBLANK([.R482])); &quot;&quot;; DEC2HEX([.O482]*8 + [.P482]*4 + [.Q482]*2 + [.R482]*1))">
            <text:p/>
          </table:table-cell>
          <table:table-cell table:formula="of:=IF(AND(ISBLANK([.S482]);ISBLANK([.T482]);ISBLANK([.U482]);ISBLANK([.V482])); &quot;&quot;; DEC2HEX([.S482]*8 + [.T482]*4 + [.U482]*2 + [.V482]*1))">
            <text:p/>
          </table:table-cell>
          <table:table-cell table:formula="of:=IF(AND(ISBLANK([.W482]);ISBLANK([.X482]);ISBLANK([.Y482]);ISBLANK([.Z482])); &quot;&quot;; DEC2HEX([.W482]*8 + [.X482]*4 + [.Y482]*2 + [.Z482]*1))">
            <text:p/>
          </table:table-cell>
          <table:table-cell table:formula="of:=IF(AND(ISBLANK([.AA482]);ISBLANK([.AB482]);ISBLANK([.AC482]);ISBLANK([.AD482])); &quot;&quot;; DEC2HEX([.AA482]*8 + [.AB482]*4 + [.AC482]*2 + [.AD482]*1))">
            <text:p/>
          </table:table-cell>
          <table:table-cell table:formula="of:=IF(AND(ISBLANK([.AE482]);ISBLANK([.AF482]);ISBLANK([.AG482]);ISBLANK([.AH482])); &quot;&quot;; DEC2HEX([.AE482]*8 + [.AF482]*4 + [.AG482]*2 + [.AH482]*1))">
            <text:p/>
          </table:table-cell>
          <table:table-cell table:formula="of:=IF(AND(ISBLANK([.AI482]);ISBLANK([.AJ482]);ISBLANK([.AK482]);ISBLANK([.AL482])); &quot;&quot;; DEC2HEX([.AI482]*8 + [.AJ482]*4 + [.AK482]*2 + [.AL482]*1))">
            <text:p/>
          </table:table-cell>
          <table:table-cell table:formula="of:=IF(AND(ISBLANK([.AM482]);ISBLANK([.AN482]);ISBLANK([.AO482]);ISBLANK([.AP482])); &quot;&quot;; DEC2HEX([.AM482]*8 + [.AN482]*4 + [.AO482]*2 + [.AP48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3]);ISBLANK([.D483]);ISBLANK([.E483]);ISBLANK([.F483])); &quot;&quot;; DEC2HEX([.C483]*8 + [.D483]*4 + [.E483]*2 + [.F483]*1))">
            <text:p/>
          </table:table-cell>
          <table:table-cell table:formula="of:=IF(AND(ISBLANK([.G483]);ISBLANK([.H483]);ISBLANK([.I483]);ISBLANK([.J483])); &quot;&quot;; DEC2HEX([.G483]*8 + [.H483]*4 + [.I483]*2 + [.J483]*1))">
            <text:p/>
          </table:table-cell>
          <table:table-cell table:formula="of:=IF(AND(ISBLANK([.K483]);ISBLANK([.L483]);ISBLANK([.M483]);ISBLANK([.N483])); &quot;&quot;; DEC2HEX([.K483]*8 + [.L483]*4 + [.M483]*2 + [.N483]*1))">
            <text:p/>
          </table:table-cell>
          <table:table-cell table:formula="of:=IF(AND(ISBLANK([.O483]);ISBLANK([.P483]);ISBLANK([.Q483]);ISBLANK([.R483])); &quot;&quot;; DEC2HEX([.O483]*8 + [.P483]*4 + [.Q483]*2 + [.R483]*1))">
            <text:p/>
          </table:table-cell>
          <table:table-cell table:formula="of:=IF(AND(ISBLANK([.S483]);ISBLANK([.T483]);ISBLANK([.U483]);ISBLANK([.V483])); &quot;&quot;; DEC2HEX([.S483]*8 + [.T483]*4 + [.U483]*2 + [.V483]*1))">
            <text:p/>
          </table:table-cell>
          <table:table-cell table:formula="of:=IF(AND(ISBLANK([.W483]);ISBLANK([.X483]);ISBLANK([.Y483]);ISBLANK([.Z483])); &quot;&quot;; DEC2HEX([.W483]*8 + [.X483]*4 + [.Y483]*2 + [.Z483]*1))">
            <text:p/>
          </table:table-cell>
          <table:table-cell table:formula="of:=IF(AND(ISBLANK([.AA483]);ISBLANK([.AB483]);ISBLANK([.AC483]);ISBLANK([.AD483])); &quot;&quot;; DEC2HEX([.AA483]*8 + [.AB483]*4 + [.AC483]*2 + [.AD483]*1))">
            <text:p/>
          </table:table-cell>
          <table:table-cell table:formula="of:=IF(AND(ISBLANK([.AE483]);ISBLANK([.AF483]);ISBLANK([.AG483]);ISBLANK([.AH483])); &quot;&quot;; DEC2HEX([.AE483]*8 + [.AF483]*4 + [.AG483]*2 + [.AH483]*1))">
            <text:p/>
          </table:table-cell>
          <table:table-cell table:formula="of:=IF(AND(ISBLANK([.AI483]);ISBLANK([.AJ483]);ISBLANK([.AK483]);ISBLANK([.AL483])); &quot;&quot;; DEC2HEX([.AI483]*8 + [.AJ483]*4 + [.AK483]*2 + [.AL483]*1))">
            <text:p/>
          </table:table-cell>
          <table:table-cell table:formula="of:=IF(AND(ISBLANK([.AM483]);ISBLANK([.AN483]);ISBLANK([.AO483]);ISBLANK([.AP483])); &quot;&quot;; DEC2HEX([.AM483]*8 + [.AN483]*4 + [.AO483]*2 + [.AP48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4]);ISBLANK([.D484]);ISBLANK([.E484]);ISBLANK([.F484])); &quot;&quot;; DEC2HEX([.C484]*8 + [.D484]*4 + [.E484]*2 + [.F484]*1))">
            <text:p/>
          </table:table-cell>
          <table:table-cell table:formula="of:=IF(AND(ISBLANK([.G484]);ISBLANK([.H484]);ISBLANK([.I484]);ISBLANK([.J484])); &quot;&quot;; DEC2HEX([.G484]*8 + [.H484]*4 + [.I484]*2 + [.J484]*1))">
            <text:p/>
          </table:table-cell>
          <table:table-cell table:formula="of:=IF(AND(ISBLANK([.K484]);ISBLANK([.L484]);ISBLANK([.M484]);ISBLANK([.N484])); &quot;&quot;; DEC2HEX([.K484]*8 + [.L484]*4 + [.M484]*2 + [.N484]*1))">
            <text:p/>
          </table:table-cell>
          <table:table-cell table:formula="of:=IF(AND(ISBLANK([.O484]);ISBLANK([.P484]);ISBLANK([.Q484]);ISBLANK([.R484])); &quot;&quot;; DEC2HEX([.O484]*8 + [.P484]*4 + [.Q484]*2 + [.R484]*1))">
            <text:p/>
          </table:table-cell>
          <table:table-cell table:formula="of:=IF(AND(ISBLANK([.S484]);ISBLANK([.T484]);ISBLANK([.U484]);ISBLANK([.V484])); &quot;&quot;; DEC2HEX([.S484]*8 + [.T484]*4 + [.U484]*2 + [.V484]*1))">
            <text:p/>
          </table:table-cell>
          <table:table-cell table:formula="of:=IF(AND(ISBLANK([.W484]);ISBLANK([.X484]);ISBLANK([.Y484]);ISBLANK([.Z484])); &quot;&quot;; DEC2HEX([.W484]*8 + [.X484]*4 + [.Y484]*2 + [.Z484]*1))">
            <text:p/>
          </table:table-cell>
          <table:table-cell table:formula="of:=IF(AND(ISBLANK([.AA484]);ISBLANK([.AB484]);ISBLANK([.AC484]);ISBLANK([.AD484])); &quot;&quot;; DEC2HEX([.AA484]*8 + [.AB484]*4 + [.AC484]*2 + [.AD484]*1))">
            <text:p/>
          </table:table-cell>
          <table:table-cell table:formula="of:=IF(AND(ISBLANK([.AE484]);ISBLANK([.AF484]);ISBLANK([.AG484]);ISBLANK([.AH484])); &quot;&quot;; DEC2HEX([.AE484]*8 + [.AF484]*4 + [.AG484]*2 + [.AH484]*1))">
            <text:p/>
          </table:table-cell>
          <table:table-cell table:formula="of:=IF(AND(ISBLANK([.AI484]);ISBLANK([.AJ484]);ISBLANK([.AK484]);ISBLANK([.AL484])); &quot;&quot;; DEC2HEX([.AI484]*8 + [.AJ484]*4 + [.AK484]*2 + [.AL484]*1))">
            <text:p/>
          </table:table-cell>
          <table:table-cell table:formula="of:=IF(AND(ISBLANK([.AM484]);ISBLANK([.AN484]);ISBLANK([.AO484]);ISBLANK([.AP484])); &quot;&quot;; DEC2HEX([.AM484]*8 + [.AN484]*4 + [.AO484]*2 + [.AP48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5]);ISBLANK([.D485]);ISBLANK([.E485]);ISBLANK([.F485])); &quot;&quot;; DEC2HEX([.C485]*8 + [.D485]*4 + [.E485]*2 + [.F485]*1))">
            <text:p/>
          </table:table-cell>
          <table:table-cell table:formula="of:=IF(AND(ISBLANK([.G485]);ISBLANK([.H485]);ISBLANK([.I485]);ISBLANK([.J485])); &quot;&quot;; DEC2HEX([.G485]*8 + [.H485]*4 + [.I485]*2 + [.J485]*1))">
            <text:p/>
          </table:table-cell>
          <table:table-cell table:formula="of:=IF(AND(ISBLANK([.K485]);ISBLANK([.L485]);ISBLANK([.M485]);ISBLANK([.N485])); &quot;&quot;; DEC2HEX([.K485]*8 + [.L485]*4 + [.M485]*2 + [.N485]*1))">
            <text:p/>
          </table:table-cell>
          <table:table-cell table:formula="of:=IF(AND(ISBLANK([.O485]);ISBLANK([.P485]);ISBLANK([.Q485]);ISBLANK([.R485])); &quot;&quot;; DEC2HEX([.O485]*8 + [.P485]*4 + [.Q485]*2 + [.R485]*1))">
            <text:p/>
          </table:table-cell>
          <table:table-cell table:formula="of:=IF(AND(ISBLANK([.S485]);ISBLANK([.T485]);ISBLANK([.U485]);ISBLANK([.V485])); &quot;&quot;; DEC2HEX([.S485]*8 + [.T485]*4 + [.U485]*2 + [.V485]*1))">
            <text:p/>
          </table:table-cell>
          <table:table-cell table:formula="of:=IF(AND(ISBLANK([.W485]);ISBLANK([.X485]);ISBLANK([.Y485]);ISBLANK([.Z485])); &quot;&quot;; DEC2HEX([.W485]*8 + [.X485]*4 + [.Y485]*2 + [.Z485]*1))">
            <text:p/>
          </table:table-cell>
          <table:table-cell table:formula="of:=IF(AND(ISBLANK([.AA485]);ISBLANK([.AB485]);ISBLANK([.AC485]);ISBLANK([.AD485])); &quot;&quot;; DEC2HEX([.AA485]*8 + [.AB485]*4 + [.AC485]*2 + [.AD485]*1))">
            <text:p/>
          </table:table-cell>
          <table:table-cell table:formula="of:=IF(AND(ISBLANK([.AE485]);ISBLANK([.AF485]);ISBLANK([.AG485]);ISBLANK([.AH485])); &quot;&quot;; DEC2HEX([.AE485]*8 + [.AF485]*4 + [.AG485]*2 + [.AH485]*1))">
            <text:p/>
          </table:table-cell>
          <table:table-cell table:formula="of:=IF(AND(ISBLANK([.AI485]);ISBLANK([.AJ485]);ISBLANK([.AK485]);ISBLANK([.AL485])); &quot;&quot;; DEC2HEX([.AI485]*8 + [.AJ485]*4 + [.AK485]*2 + [.AL485]*1))">
            <text:p/>
          </table:table-cell>
          <table:table-cell table:formula="of:=IF(AND(ISBLANK([.AM485]);ISBLANK([.AN485]);ISBLANK([.AO485]);ISBLANK([.AP485])); &quot;&quot;; DEC2HEX([.AM485]*8 + [.AN485]*4 + [.AO485]*2 + [.AP48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6]);ISBLANK([.D486]);ISBLANK([.E486]);ISBLANK([.F486])); &quot;&quot;; DEC2HEX([.C486]*8 + [.D486]*4 + [.E486]*2 + [.F486]*1))">
            <text:p/>
          </table:table-cell>
          <table:table-cell table:formula="of:=IF(AND(ISBLANK([.G486]);ISBLANK([.H486]);ISBLANK([.I486]);ISBLANK([.J486])); &quot;&quot;; DEC2HEX([.G486]*8 + [.H486]*4 + [.I486]*2 + [.J486]*1))">
            <text:p/>
          </table:table-cell>
          <table:table-cell table:formula="of:=IF(AND(ISBLANK([.K486]);ISBLANK([.L486]);ISBLANK([.M486]);ISBLANK([.N486])); &quot;&quot;; DEC2HEX([.K486]*8 + [.L486]*4 + [.M486]*2 + [.N486]*1))">
            <text:p/>
          </table:table-cell>
          <table:table-cell table:formula="of:=IF(AND(ISBLANK([.O486]);ISBLANK([.P486]);ISBLANK([.Q486]);ISBLANK([.R486])); &quot;&quot;; DEC2HEX([.O486]*8 + [.P486]*4 + [.Q486]*2 + [.R486]*1))">
            <text:p/>
          </table:table-cell>
          <table:table-cell table:formula="of:=IF(AND(ISBLANK([.S486]);ISBLANK([.T486]);ISBLANK([.U486]);ISBLANK([.V486])); &quot;&quot;; DEC2HEX([.S486]*8 + [.T486]*4 + [.U486]*2 + [.V486]*1))">
            <text:p/>
          </table:table-cell>
          <table:table-cell table:formula="of:=IF(AND(ISBLANK([.W486]);ISBLANK([.X486]);ISBLANK([.Y486]);ISBLANK([.Z486])); &quot;&quot;; DEC2HEX([.W486]*8 + [.X486]*4 + [.Y486]*2 + [.Z486]*1))">
            <text:p/>
          </table:table-cell>
          <table:table-cell table:formula="of:=IF(AND(ISBLANK([.AA486]);ISBLANK([.AB486]);ISBLANK([.AC486]);ISBLANK([.AD486])); &quot;&quot;; DEC2HEX([.AA486]*8 + [.AB486]*4 + [.AC486]*2 + [.AD486]*1))">
            <text:p/>
          </table:table-cell>
          <table:table-cell table:formula="of:=IF(AND(ISBLANK([.AE486]);ISBLANK([.AF486]);ISBLANK([.AG486]);ISBLANK([.AH486])); &quot;&quot;; DEC2HEX([.AE486]*8 + [.AF486]*4 + [.AG486]*2 + [.AH486]*1))">
            <text:p/>
          </table:table-cell>
          <table:table-cell table:formula="of:=IF(AND(ISBLANK([.AI486]);ISBLANK([.AJ486]);ISBLANK([.AK486]);ISBLANK([.AL486])); &quot;&quot;; DEC2HEX([.AI486]*8 + [.AJ486]*4 + [.AK486]*2 + [.AL486]*1))">
            <text:p/>
          </table:table-cell>
          <table:table-cell table:formula="of:=IF(AND(ISBLANK([.AM486]);ISBLANK([.AN486]);ISBLANK([.AO486]);ISBLANK([.AP486])); &quot;&quot;; DEC2HEX([.AM486]*8 + [.AN486]*4 + [.AO486]*2 + [.AP48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7]);ISBLANK([.D487]);ISBLANK([.E487]);ISBLANK([.F487])); &quot;&quot;; DEC2HEX([.C487]*8 + [.D487]*4 + [.E487]*2 + [.F487]*1))">
            <text:p/>
          </table:table-cell>
          <table:table-cell table:formula="of:=IF(AND(ISBLANK([.G487]);ISBLANK([.H487]);ISBLANK([.I487]);ISBLANK([.J487])); &quot;&quot;; DEC2HEX([.G487]*8 + [.H487]*4 + [.I487]*2 + [.J487]*1))">
            <text:p/>
          </table:table-cell>
          <table:table-cell table:formula="of:=IF(AND(ISBLANK([.K487]);ISBLANK([.L487]);ISBLANK([.M487]);ISBLANK([.N487])); &quot;&quot;; DEC2HEX([.K487]*8 + [.L487]*4 + [.M487]*2 + [.N487]*1))">
            <text:p/>
          </table:table-cell>
          <table:table-cell table:formula="of:=IF(AND(ISBLANK([.O487]);ISBLANK([.P487]);ISBLANK([.Q487]);ISBLANK([.R487])); &quot;&quot;; DEC2HEX([.O487]*8 + [.P487]*4 + [.Q487]*2 + [.R487]*1))">
            <text:p/>
          </table:table-cell>
          <table:table-cell table:formula="of:=IF(AND(ISBLANK([.S487]);ISBLANK([.T487]);ISBLANK([.U487]);ISBLANK([.V487])); &quot;&quot;; DEC2HEX([.S487]*8 + [.T487]*4 + [.U487]*2 + [.V487]*1))">
            <text:p/>
          </table:table-cell>
          <table:table-cell table:formula="of:=IF(AND(ISBLANK([.W487]);ISBLANK([.X487]);ISBLANK([.Y487]);ISBLANK([.Z487])); &quot;&quot;; DEC2HEX([.W487]*8 + [.X487]*4 + [.Y487]*2 + [.Z487]*1))">
            <text:p/>
          </table:table-cell>
          <table:table-cell table:formula="of:=IF(AND(ISBLANK([.AA487]);ISBLANK([.AB487]);ISBLANK([.AC487]);ISBLANK([.AD487])); &quot;&quot;; DEC2HEX([.AA487]*8 + [.AB487]*4 + [.AC487]*2 + [.AD487]*1))">
            <text:p/>
          </table:table-cell>
          <table:table-cell table:formula="of:=IF(AND(ISBLANK([.AE487]);ISBLANK([.AF487]);ISBLANK([.AG487]);ISBLANK([.AH487])); &quot;&quot;; DEC2HEX([.AE487]*8 + [.AF487]*4 + [.AG487]*2 + [.AH487]*1))">
            <text:p/>
          </table:table-cell>
          <table:table-cell table:formula="of:=IF(AND(ISBLANK([.AI487]);ISBLANK([.AJ487]);ISBLANK([.AK487]);ISBLANK([.AL487])); &quot;&quot;; DEC2HEX([.AI487]*8 + [.AJ487]*4 + [.AK487]*2 + [.AL487]*1))">
            <text:p/>
          </table:table-cell>
          <table:table-cell table:formula="of:=IF(AND(ISBLANK([.AM487]);ISBLANK([.AN487]);ISBLANK([.AO487]);ISBLANK([.AP487])); &quot;&quot;; DEC2HEX([.AM487]*8 + [.AN487]*4 + [.AO487]*2 + [.AP48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8]);ISBLANK([.D488]);ISBLANK([.E488]);ISBLANK([.F488])); &quot;&quot;; DEC2HEX([.C488]*8 + [.D488]*4 + [.E488]*2 + [.F488]*1))">
            <text:p/>
          </table:table-cell>
          <table:table-cell table:formula="of:=IF(AND(ISBLANK([.G488]);ISBLANK([.H488]);ISBLANK([.I488]);ISBLANK([.J488])); &quot;&quot;; DEC2HEX([.G488]*8 + [.H488]*4 + [.I488]*2 + [.J488]*1))">
            <text:p/>
          </table:table-cell>
          <table:table-cell table:formula="of:=IF(AND(ISBLANK([.K488]);ISBLANK([.L488]);ISBLANK([.M488]);ISBLANK([.N488])); &quot;&quot;; DEC2HEX([.K488]*8 + [.L488]*4 + [.M488]*2 + [.N488]*1))">
            <text:p/>
          </table:table-cell>
          <table:table-cell table:formula="of:=IF(AND(ISBLANK([.O488]);ISBLANK([.P488]);ISBLANK([.Q488]);ISBLANK([.R488])); &quot;&quot;; DEC2HEX([.O488]*8 + [.P488]*4 + [.Q488]*2 + [.R488]*1))">
            <text:p/>
          </table:table-cell>
          <table:table-cell table:formula="of:=IF(AND(ISBLANK([.S488]);ISBLANK([.T488]);ISBLANK([.U488]);ISBLANK([.V488])); &quot;&quot;; DEC2HEX([.S488]*8 + [.T488]*4 + [.U488]*2 + [.V488]*1))">
            <text:p/>
          </table:table-cell>
          <table:table-cell table:formula="of:=IF(AND(ISBLANK([.W488]);ISBLANK([.X488]);ISBLANK([.Y488]);ISBLANK([.Z488])); &quot;&quot;; DEC2HEX([.W488]*8 + [.X488]*4 + [.Y488]*2 + [.Z488]*1))">
            <text:p/>
          </table:table-cell>
          <table:table-cell table:formula="of:=IF(AND(ISBLANK([.AA488]);ISBLANK([.AB488]);ISBLANK([.AC488]);ISBLANK([.AD488])); &quot;&quot;; DEC2HEX([.AA488]*8 + [.AB488]*4 + [.AC488]*2 + [.AD488]*1))">
            <text:p/>
          </table:table-cell>
          <table:table-cell table:formula="of:=IF(AND(ISBLANK([.AE488]);ISBLANK([.AF488]);ISBLANK([.AG488]);ISBLANK([.AH488])); &quot;&quot;; DEC2HEX([.AE488]*8 + [.AF488]*4 + [.AG488]*2 + [.AH488]*1))">
            <text:p/>
          </table:table-cell>
          <table:table-cell table:formula="of:=IF(AND(ISBLANK([.AI488]);ISBLANK([.AJ488]);ISBLANK([.AK488]);ISBLANK([.AL488])); &quot;&quot;; DEC2HEX([.AI488]*8 + [.AJ488]*4 + [.AK488]*2 + [.AL488]*1))">
            <text:p/>
          </table:table-cell>
          <table:table-cell table:formula="of:=IF(AND(ISBLANK([.AM488]);ISBLANK([.AN488]);ISBLANK([.AO488]);ISBLANK([.AP488])); &quot;&quot;; DEC2HEX([.AM488]*8 + [.AN488]*4 + [.AO488]*2 + [.AP48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89]);ISBLANK([.D489]);ISBLANK([.E489]);ISBLANK([.F489])); &quot;&quot;; DEC2HEX([.C489]*8 + [.D489]*4 + [.E489]*2 + [.F489]*1))">
            <text:p/>
          </table:table-cell>
          <table:table-cell table:formula="of:=IF(AND(ISBLANK([.G489]);ISBLANK([.H489]);ISBLANK([.I489]);ISBLANK([.J489])); &quot;&quot;; DEC2HEX([.G489]*8 + [.H489]*4 + [.I489]*2 + [.J489]*1))">
            <text:p/>
          </table:table-cell>
          <table:table-cell table:formula="of:=IF(AND(ISBLANK([.K489]);ISBLANK([.L489]);ISBLANK([.M489]);ISBLANK([.N489])); &quot;&quot;; DEC2HEX([.K489]*8 + [.L489]*4 + [.M489]*2 + [.N489]*1))">
            <text:p/>
          </table:table-cell>
          <table:table-cell table:formula="of:=IF(AND(ISBLANK([.O489]);ISBLANK([.P489]);ISBLANK([.Q489]);ISBLANK([.R489])); &quot;&quot;; DEC2HEX([.O489]*8 + [.P489]*4 + [.Q489]*2 + [.R489]*1))">
            <text:p/>
          </table:table-cell>
          <table:table-cell table:formula="of:=IF(AND(ISBLANK([.S489]);ISBLANK([.T489]);ISBLANK([.U489]);ISBLANK([.V489])); &quot;&quot;; DEC2HEX([.S489]*8 + [.T489]*4 + [.U489]*2 + [.V489]*1))">
            <text:p/>
          </table:table-cell>
          <table:table-cell table:formula="of:=IF(AND(ISBLANK([.W489]);ISBLANK([.X489]);ISBLANK([.Y489]);ISBLANK([.Z489])); &quot;&quot;; DEC2HEX([.W489]*8 + [.X489]*4 + [.Y489]*2 + [.Z489]*1))">
            <text:p/>
          </table:table-cell>
          <table:table-cell table:formula="of:=IF(AND(ISBLANK([.AA489]);ISBLANK([.AB489]);ISBLANK([.AC489]);ISBLANK([.AD489])); &quot;&quot;; DEC2HEX([.AA489]*8 + [.AB489]*4 + [.AC489]*2 + [.AD489]*1))">
            <text:p/>
          </table:table-cell>
          <table:table-cell table:formula="of:=IF(AND(ISBLANK([.AE489]);ISBLANK([.AF489]);ISBLANK([.AG489]);ISBLANK([.AH489])); &quot;&quot;; DEC2HEX([.AE489]*8 + [.AF489]*4 + [.AG489]*2 + [.AH489]*1))">
            <text:p/>
          </table:table-cell>
          <table:table-cell table:formula="of:=IF(AND(ISBLANK([.AI489]);ISBLANK([.AJ489]);ISBLANK([.AK489]);ISBLANK([.AL489])); &quot;&quot;; DEC2HEX([.AI489]*8 + [.AJ489]*4 + [.AK489]*2 + [.AL489]*1))">
            <text:p/>
          </table:table-cell>
          <table:table-cell table:formula="of:=IF(AND(ISBLANK([.AM489]);ISBLANK([.AN489]);ISBLANK([.AO489]);ISBLANK([.AP489])); &quot;&quot;; DEC2HEX([.AM489]*8 + [.AN489]*4 + [.AO489]*2 + [.AP48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0]);ISBLANK([.D490]);ISBLANK([.E490]);ISBLANK([.F490])); &quot;&quot;; DEC2HEX([.C490]*8 + [.D490]*4 + [.E490]*2 + [.F490]*1))">
            <text:p/>
          </table:table-cell>
          <table:table-cell table:formula="of:=IF(AND(ISBLANK([.G490]);ISBLANK([.H490]);ISBLANK([.I490]);ISBLANK([.J490])); &quot;&quot;; DEC2HEX([.G490]*8 + [.H490]*4 + [.I490]*2 + [.J490]*1))">
            <text:p/>
          </table:table-cell>
          <table:table-cell table:formula="of:=IF(AND(ISBLANK([.K490]);ISBLANK([.L490]);ISBLANK([.M490]);ISBLANK([.N490])); &quot;&quot;; DEC2HEX([.K490]*8 + [.L490]*4 + [.M490]*2 + [.N490]*1))">
            <text:p/>
          </table:table-cell>
          <table:table-cell table:formula="of:=IF(AND(ISBLANK([.O490]);ISBLANK([.P490]);ISBLANK([.Q490]);ISBLANK([.R490])); &quot;&quot;; DEC2HEX([.O490]*8 + [.P490]*4 + [.Q490]*2 + [.R490]*1))">
            <text:p/>
          </table:table-cell>
          <table:table-cell table:formula="of:=IF(AND(ISBLANK([.S490]);ISBLANK([.T490]);ISBLANK([.U490]);ISBLANK([.V490])); &quot;&quot;; DEC2HEX([.S490]*8 + [.T490]*4 + [.U490]*2 + [.V490]*1))">
            <text:p/>
          </table:table-cell>
          <table:table-cell table:formula="of:=IF(AND(ISBLANK([.W490]);ISBLANK([.X490]);ISBLANK([.Y490]);ISBLANK([.Z490])); &quot;&quot;; DEC2HEX([.W490]*8 + [.X490]*4 + [.Y490]*2 + [.Z490]*1))">
            <text:p/>
          </table:table-cell>
          <table:table-cell table:formula="of:=IF(AND(ISBLANK([.AA490]);ISBLANK([.AB490]);ISBLANK([.AC490]);ISBLANK([.AD490])); &quot;&quot;; DEC2HEX([.AA490]*8 + [.AB490]*4 + [.AC490]*2 + [.AD490]*1))">
            <text:p/>
          </table:table-cell>
          <table:table-cell table:formula="of:=IF(AND(ISBLANK([.AE490]);ISBLANK([.AF490]);ISBLANK([.AG490]);ISBLANK([.AH490])); &quot;&quot;; DEC2HEX([.AE490]*8 + [.AF490]*4 + [.AG490]*2 + [.AH490]*1))">
            <text:p/>
          </table:table-cell>
          <table:table-cell table:formula="of:=IF(AND(ISBLANK([.AI490]);ISBLANK([.AJ490]);ISBLANK([.AK490]);ISBLANK([.AL490])); &quot;&quot;; DEC2HEX([.AI490]*8 + [.AJ490]*4 + [.AK490]*2 + [.AL490]*1))">
            <text:p/>
          </table:table-cell>
          <table:table-cell table:formula="of:=IF(AND(ISBLANK([.AM490]);ISBLANK([.AN490]);ISBLANK([.AO490]);ISBLANK([.AP490])); &quot;&quot;; DEC2HEX([.AM490]*8 + [.AN490]*4 + [.AO490]*2 + [.AP490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1]);ISBLANK([.D491]);ISBLANK([.E491]);ISBLANK([.F491])); &quot;&quot;; DEC2HEX([.C491]*8 + [.D491]*4 + [.E491]*2 + [.F491]*1))">
            <text:p/>
          </table:table-cell>
          <table:table-cell table:formula="of:=IF(AND(ISBLANK([.G491]);ISBLANK([.H491]);ISBLANK([.I491]);ISBLANK([.J491])); &quot;&quot;; DEC2HEX([.G491]*8 + [.H491]*4 + [.I491]*2 + [.J491]*1))">
            <text:p/>
          </table:table-cell>
          <table:table-cell table:formula="of:=IF(AND(ISBLANK([.K491]);ISBLANK([.L491]);ISBLANK([.M491]);ISBLANK([.N491])); &quot;&quot;; DEC2HEX([.K491]*8 + [.L491]*4 + [.M491]*2 + [.N491]*1))">
            <text:p/>
          </table:table-cell>
          <table:table-cell table:formula="of:=IF(AND(ISBLANK([.O491]);ISBLANK([.P491]);ISBLANK([.Q491]);ISBLANK([.R491])); &quot;&quot;; DEC2HEX([.O491]*8 + [.P491]*4 + [.Q491]*2 + [.R491]*1))">
            <text:p/>
          </table:table-cell>
          <table:table-cell table:formula="of:=IF(AND(ISBLANK([.S491]);ISBLANK([.T491]);ISBLANK([.U491]);ISBLANK([.V491])); &quot;&quot;; DEC2HEX([.S491]*8 + [.T491]*4 + [.U491]*2 + [.V491]*1))">
            <text:p/>
          </table:table-cell>
          <table:table-cell table:formula="of:=IF(AND(ISBLANK([.W491]);ISBLANK([.X491]);ISBLANK([.Y491]);ISBLANK([.Z491])); &quot;&quot;; DEC2HEX([.W491]*8 + [.X491]*4 + [.Y491]*2 + [.Z491]*1))">
            <text:p/>
          </table:table-cell>
          <table:table-cell table:formula="of:=IF(AND(ISBLANK([.AA491]);ISBLANK([.AB491]);ISBLANK([.AC491]);ISBLANK([.AD491])); &quot;&quot;; DEC2HEX([.AA491]*8 + [.AB491]*4 + [.AC491]*2 + [.AD491]*1))">
            <text:p/>
          </table:table-cell>
          <table:table-cell table:formula="of:=IF(AND(ISBLANK([.AE491]);ISBLANK([.AF491]);ISBLANK([.AG491]);ISBLANK([.AH491])); &quot;&quot;; DEC2HEX([.AE491]*8 + [.AF491]*4 + [.AG491]*2 + [.AH491]*1))">
            <text:p/>
          </table:table-cell>
          <table:table-cell table:formula="of:=IF(AND(ISBLANK([.AI491]);ISBLANK([.AJ491]);ISBLANK([.AK491]);ISBLANK([.AL491])); &quot;&quot;; DEC2HEX([.AI491]*8 + [.AJ491]*4 + [.AK491]*2 + [.AL491]*1))">
            <text:p/>
          </table:table-cell>
          <table:table-cell table:formula="of:=IF(AND(ISBLANK([.AM491]);ISBLANK([.AN491]);ISBLANK([.AO491]);ISBLANK([.AP491])); &quot;&quot;; DEC2HEX([.AM491]*8 + [.AN491]*4 + [.AO491]*2 + [.AP491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2]);ISBLANK([.D492]);ISBLANK([.E492]);ISBLANK([.F492])); &quot;&quot;; DEC2HEX([.C492]*8 + [.D492]*4 + [.E492]*2 + [.F492]*1))">
            <text:p/>
          </table:table-cell>
          <table:table-cell table:formula="of:=IF(AND(ISBLANK([.G492]);ISBLANK([.H492]);ISBLANK([.I492]);ISBLANK([.J492])); &quot;&quot;; DEC2HEX([.G492]*8 + [.H492]*4 + [.I492]*2 + [.J492]*1))">
            <text:p/>
          </table:table-cell>
          <table:table-cell table:formula="of:=IF(AND(ISBLANK([.K492]);ISBLANK([.L492]);ISBLANK([.M492]);ISBLANK([.N492])); &quot;&quot;; DEC2HEX([.K492]*8 + [.L492]*4 + [.M492]*2 + [.N492]*1))">
            <text:p/>
          </table:table-cell>
          <table:table-cell table:formula="of:=IF(AND(ISBLANK([.O492]);ISBLANK([.P492]);ISBLANK([.Q492]);ISBLANK([.R492])); &quot;&quot;; DEC2HEX([.O492]*8 + [.P492]*4 + [.Q492]*2 + [.R492]*1))">
            <text:p/>
          </table:table-cell>
          <table:table-cell table:formula="of:=IF(AND(ISBLANK([.S492]);ISBLANK([.T492]);ISBLANK([.U492]);ISBLANK([.V492])); &quot;&quot;; DEC2HEX([.S492]*8 + [.T492]*4 + [.U492]*2 + [.V492]*1))">
            <text:p/>
          </table:table-cell>
          <table:table-cell table:formula="of:=IF(AND(ISBLANK([.W492]);ISBLANK([.X492]);ISBLANK([.Y492]);ISBLANK([.Z492])); &quot;&quot;; DEC2HEX([.W492]*8 + [.X492]*4 + [.Y492]*2 + [.Z492]*1))">
            <text:p/>
          </table:table-cell>
          <table:table-cell table:formula="of:=IF(AND(ISBLANK([.AA492]);ISBLANK([.AB492]);ISBLANK([.AC492]);ISBLANK([.AD492])); &quot;&quot;; DEC2HEX([.AA492]*8 + [.AB492]*4 + [.AC492]*2 + [.AD492]*1))">
            <text:p/>
          </table:table-cell>
          <table:table-cell table:formula="of:=IF(AND(ISBLANK([.AE492]);ISBLANK([.AF492]);ISBLANK([.AG492]);ISBLANK([.AH492])); &quot;&quot;; DEC2HEX([.AE492]*8 + [.AF492]*4 + [.AG492]*2 + [.AH492]*1))">
            <text:p/>
          </table:table-cell>
          <table:table-cell table:formula="of:=IF(AND(ISBLANK([.AI492]);ISBLANK([.AJ492]);ISBLANK([.AK492]);ISBLANK([.AL492])); &quot;&quot;; DEC2HEX([.AI492]*8 + [.AJ492]*4 + [.AK492]*2 + [.AL492]*1))">
            <text:p/>
          </table:table-cell>
          <table:table-cell table:formula="of:=IF(AND(ISBLANK([.AM492]);ISBLANK([.AN492]);ISBLANK([.AO492]);ISBLANK([.AP492])); &quot;&quot;; DEC2HEX([.AM492]*8 + [.AN492]*4 + [.AO492]*2 + [.AP492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3]);ISBLANK([.D493]);ISBLANK([.E493]);ISBLANK([.F493])); &quot;&quot;; DEC2HEX([.C493]*8 + [.D493]*4 + [.E493]*2 + [.F493]*1))">
            <text:p/>
          </table:table-cell>
          <table:table-cell table:formula="of:=IF(AND(ISBLANK([.G493]);ISBLANK([.H493]);ISBLANK([.I493]);ISBLANK([.J493])); &quot;&quot;; DEC2HEX([.G493]*8 + [.H493]*4 + [.I493]*2 + [.J493]*1))">
            <text:p/>
          </table:table-cell>
          <table:table-cell table:formula="of:=IF(AND(ISBLANK([.K493]);ISBLANK([.L493]);ISBLANK([.M493]);ISBLANK([.N493])); &quot;&quot;; DEC2HEX([.K493]*8 + [.L493]*4 + [.M493]*2 + [.N493]*1))">
            <text:p/>
          </table:table-cell>
          <table:table-cell table:formula="of:=IF(AND(ISBLANK([.O493]);ISBLANK([.P493]);ISBLANK([.Q493]);ISBLANK([.R493])); &quot;&quot;; DEC2HEX([.O493]*8 + [.P493]*4 + [.Q493]*2 + [.R493]*1))">
            <text:p/>
          </table:table-cell>
          <table:table-cell table:formula="of:=IF(AND(ISBLANK([.S493]);ISBLANK([.T493]);ISBLANK([.U493]);ISBLANK([.V493])); &quot;&quot;; DEC2HEX([.S493]*8 + [.T493]*4 + [.U493]*2 + [.V493]*1))">
            <text:p/>
          </table:table-cell>
          <table:table-cell table:formula="of:=IF(AND(ISBLANK([.W493]);ISBLANK([.X493]);ISBLANK([.Y493]);ISBLANK([.Z493])); &quot;&quot;; DEC2HEX([.W493]*8 + [.X493]*4 + [.Y493]*2 + [.Z493]*1))">
            <text:p/>
          </table:table-cell>
          <table:table-cell table:formula="of:=IF(AND(ISBLANK([.AA493]);ISBLANK([.AB493]);ISBLANK([.AC493]);ISBLANK([.AD493])); &quot;&quot;; DEC2HEX([.AA493]*8 + [.AB493]*4 + [.AC493]*2 + [.AD493]*1))">
            <text:p/>
          </table:table-cell>
          <table:table-cell table:formula="of:=IF(AND(ISBLANK([.AE493]);ISBLANK([.AF493]);ISBLANK([.AG493]);ISBLANK([.AH493])); &quot;&quot;; DEC2HEX([.AE493]*8 + [.AF493]*4 + [.AG493]*2 + [.AH493]*1))">
            <text:p/>
          </table:table-cell>
          <table:table-cell table:formula="of:=IF(AND(ISBLANK([.AI493]);ISBLANK([.AJ493]);ISBLANK([.AK493]);ISBLANK([.AL493])); &quot;&quot;; DEC2HEX([.AI493]*8 + [.AJ493]*4 + [.AK493]*2 + [.AL493]*1))">
            <text:p/>
          </table:table-cell>
          <table:table-cell table:formula="of:=IF(AND(ISBLANK([.AM493]);ISBLANK([.AN493]);ISBLANK([.AO493]);ISBLANK([.AP493])); &quot;&quot;; DEC2HEX([.AM493]*8 + [.AN493]*4 + [.AO493]*2 + [.AP493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4]);ISBLANK([.D494]);ISBLANK([.E494]);ISBLANK([.F494])); &quot;&quot;; DEC2HEX([.C494]*8 + [.D494]*4 + [.E494]*2 + [.F494]*1))">
            <text:p/>
          </table:table-cell>
          <table:table-cell table:formula="of:=IF(AND(ISBLANK([.G494]);ISBLANK([.H494]);ISBLANK([.I494]);ISBLANK([.J494])); &quot;&quot;; DEC2HEX([.G494]*8 + [.H494]*4 + [.I494]*2 + [.J494]*1))">
            <text:p/>
          </table:table-cell>
          <table:table-cell table:formula="of:=IF(AND(ISBLANK([.K494]);ISBLANK([.L494]);ISBLANK([.M494]);ISBLANK([.N494])); &quot;&quot;; DEC2HEX([.K494]*8 + [.L494]*4 + [.M494]*2 + [.N494]*1))">
            <text:p/>
          </table:table-cell>
          <table:table-cell table:formula="of:=IF(AND(ISBLANK([.O494]);ISBLANK([.P494]);ISBLANK([.Q494]);ISBLANK([.R494])); &quot;&quot;; DEC2HEX([.O494]*8 + [.P494]*4 + [.Q494]*2 + [.R494]*1))">
            <text:p/>
          </table:table-cell>
          <table:table-cell table:formula="of:=IF(AND(ISBLANK([.S494]);ISBLANK([.T494]);ISBLANK([.U494]);ISBLANK([.V494])); &quot;&quot;; DEC2HEX([.S494]*8 + [.T494]*4 + [.U494]*2 + [.V494]*1))">
            <text:p/>
          </table:table-cell>
          <table:table-cell table:formula="of:=IF(AND(ISBLANK([.W494]);ISBLANK([.X494]);ISBLANK([.Y494]);ISBLANK([.Z494])); &quot;&quot;; DEC2HEX([.W494]*8 + [.X494]*4 + [.Y494]*2 + [.Z494]*1))">
            <text:p/>
          </table:table-cell>
          <table:table-cell table:formula="of:=IF(AND(ISBLANK([.AA494]);ISBLANK([.AB494]);ISBLANK([.AC494]);ISBLANK([.AD494])); &quot;&quot;; DEC2HEX([.AA494]*8 + [.AB494]*4 + [.AC494]*2 + [.AD494]*1))">
            <text:p/>
          </table:table-cell>
          <table:table-cell table:formula="of:=IF(AND(ISBLANK([.AE494]);ISBLANK([.AF494]);ISBLANK([.AG494]);ISBLANK([.AH494])); &quot;&quot;; DEC2HEX([.AE494]*8 + [.AF494]*4 + [.AG494]*2 + [.AH494]*1))">
            <text:p/>
          </table:table-cell>
          <table:table-cell table:formula="of:=IF(AND(ISBLANK([.AI494]);ISBLANK([.AJ494]);ISBLANK([.AK494]);ISBLANK([.AL494])); &quot;&quot;; DEC2HEX([.AI494]*8 + [.AJ494]*4 + [.AK494]*2 + [.AL494]*1))">
            <text:p/>
          </table:table-cell>
          <table:table-cell table:formula="of:=IF(AND(ISBLANK([.AM494]);ISBLANK([.AN494]);ISBLANK([.AO494]);ISBLANK([.AP494])); &quot;&quot;; DEC2HEX([.AM494]*8 + [.AN494]*4 + [.AO494]*2 + [.AP494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5]);ISBLANK([.D495]);ISBLANK([.E495]);ISBLANK([.F495])); &quot;&quot;; DEC2HEX([.C495]*8 + [.D495]*4 + [.E495]*2 + [.F495]*1))">
            <text:p/>
          </table:table-cell>
          <table:table-cell table:formula="of:=IF(AND(ISBLANK([.G495]);ISBLANK([.H495]);ISBLANK([.I495]);ISBLANK([.J495])); &quot;&quot;; DEC2HEX([.G495]*8 + [.H495]*4 + [.I495]*2 + [.J495]*1))">
            <text:p/>
          </table:table-cell>
          <table:table-cell table:formula="of:=IF(AND(ISBLANK([.K495]);ISBLANK([.L495]);ISBLANK([.M495]);ISBLANK([.N495])); &quot;&quot;; DEC2HEX([.K495]*8 + [.L495]*4 + [.M495]*2 + [.N495]*1))">
            <text:p/>
          </table:table-cell>
          <table:table-cell table:formula="of:=IF(AND(ISBLANK([.O495]);ISBLANK([.P495]);ISBLANK([.Q495]);ISBLANK([.R495])); &quot;&quot;; DEC2HEX([.O495]*8 + [.P495]*4 + [.Q495]*2 + [.R495]*1))">
            <text:p/>
          </table:table-cell>
          <table:table-cell table:formula="of:=IF(AND(ISBLANK([.S495]);ISBLANK([.T495]);ISBLANK([.U495]);ISBLANK([.V495])); &quot;&quot;; DEC2HEX([.S495]*8 + [.T495]*4 + [.U495]*2 + [.V495]*1))">
            <text:p/>
          </table:table-cell>
          <table:table-cell table:formula="of:=IF(AND(ISBLANK([.W495]);ISBLANK([.X495]);ISBLANK([.Y495]);ISBLANK([.Z495])); &quot;&quot;; DEC2HEX([.W495]*8 + [.X495]*4 + [.Y495]*2 + [.Z495]*1))">
            <text:p/>
          </table:table-cell>
          <table:table-cell table:formula="of:=IF(AND(ISBLANK([.AA495]);ISBLANK([.AB495]);ISBLANK([.AC495]);ISBLANK([.AD495])); &quot;&quot;; DEC2HEX([.AA495]*8 + [.AB495]*4 + [.AC495]*2 + [.AD495]*1))">
            <text:p/>
          </table:table-cell>
          <table:table-cell table:formula="of:=IF(AND(ISBLANK([.AE495]);ISBLANK([.AF495]);ISBLANK([.AG495]);ISBLANK([.AH495])); &quot;&quot;; DEC2HEX([.AE495]*8 + [.AF495]*4 + [.AG495]*2 + [.AH495]*1))">
            <text:p/>
          </table:table-cell>
          <table:table-cell table:formula="of:=IF(AND(ISBLANK([.AI495]);ISBLANK([.AJ495]);ISBLANK([.AK495]);ISBLANK([.AL495])); &quot;&quot;; DEC2HEX([.AI495]*8 + [.AJ495]*4 + [.AK495]*2 + [.AL495]*1))">
            <text:p/>
          </table:table-cell>
          <table:table-cell table:formula="of:=IF(AND(ISBLANK([.AM495]);ISBLANK([.AN495]);ISBLANK([.AO495]);ISBLANK([.AP495])); &quot;&quot;; DEC2HEX([.AM495]*8 + [.AN495]*4 + [.AO495]*2 + [.AP495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6]);ISBLANK([.D496]);ISBLANK([.E496]);ISBLANK([.F496])); &quot;&quot;; DEC2HEX([.C496]*8 + [.D496]*4 + [.E496]*2 + [.F496]*1))">
            <text:p/>
          </table:table-cell>
          <table:table-cell table:formula="of:=IF(AND(ISBLANK([.G496]);ISBLANK([.H496]);ISBLANK([.I496]);ISBLANK([.J496])); &quot;&quot;; DEC2HEX([.G496]*8 + [.H496]*4 + [.I496]*2 + [.J496]*1))">
            <text:p/>
          </table:table-cell>
          <table:table-cell table:formula="of:=IF(AND(ISBLANK([.K496]);ISBLANK([.L496]);ISBLANK([.M496]);ISBLANK([.N496])); &quot;&quot;; DEC2HEX([.K496]*8 + [.L496]*4 + [.M496]*2 + [.N496]*1))">
            <text:p/>
          </table:table-cell>
          <table:table-cell table:formula="of:=IF(AND(ISBLANK([.O496]);ISBLANK([.P496]);ISBLANK([.Q496]);ISBLANK([.R496])); &quot;&quot;; DEC2HEX([.O496]*8 + [.P496]*4 + [.Q496]*2 + [.R496]*1))">
            <text:p/>
          </table:table-cell>
          <table:table-cell table:formula="of:=IF(AND(ISBLANK([.S496]);ISBLANK([.T496]);ISBLANK([.U496]);ISBLANK([.V496])); &quot;&quot;; DEC2HEX([.S496]*8 + [.T496]*4 + [.U496]*2 + [.V496]*1))">
            <text:p/>
          </table:table-cell>
          <table:table-cell table:formula="of:=IF(AND(ISBLANK([.W496]);ISBLANK([.X496]);ISBLANK([.Y496]);ISBLANK([.Z496])); &quot;&quot;; DEC2HEX([.W496]*8 + [.X496]*4 + [.Y496]*2 + [.Z496]*1))">
            <text:p/>
          </table:table-cell>
          <table:table-cell table:formula="of:=IF(AND(ISBLANK([.AA496]);ISBLANK([.AB496]);ISBLANK([.AC496]);ISBLANK([.AD496])); &quot;&quot;; DEC2HEX([.AA496]*8 + [.AB496]*4 + [.AC496]*2 + [.AD496]*1))">
            <text:p/>
          </table:table-cell>
          <table:table-cell table:formula="of:=IF(AND(ISBLANK([.AE496]);ISBLANK([.AF496]);ISBLANK([.AG496]);ISBLANK([.AH496])); &quot;&quot;; DEC2HEX([.AE496]*8 + [.AF496]*4 + [.AG496]*2 + [.AH496]*1))">
            <text:p/>
          </table:table-cell>
          <table:table-cell table:formula="of:=IF(AND(ISBLANK([.AI496]);ISBLANK([.AJ496]);ISBLANK([.AK496]);ISBLANK([.AL496])); &quot;&quot;; DEC2HEX([.AI496]*8 + [.AJ496]*4 + [.AK496]*2 + [.AL496]*1))">
            <text:p/>
          </table:table-cell>
          <table:table-cell table:formula="of:=IF(AND(ISBLANK([.AM496]);ISBLANK([.AN496]);ISBLANK([.AO496]);ISBLANK([.AP496])); &quot;&quot;; DEC2HEX([.AM496]*8 + [.AN496]*4 + [.AO496]*2 + [.AP496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7]);ISBLANK([.D497]);ISBLANK([.E497]);ISBLANK([.F497])); &quot;&quot;; DEC2HEX([.C497]*8 + [.D497]*4 + [.E497]*2 + [.F497]*1))">
            <text:p/>
          </table:table-cell>
          <table:table-cell table:formula="of:=IF(AND(ISBLANK([.G497]);ISBLANK([.H497]);ISBLANK([.I497]);ISBLANK([.J497])); &quot;&quot;; DEC2HEX([.G497]*8 + [.H497]*4 + [.I497]*2 + [.J497]*1))">
            <text:p/>
          </table:table-cell>
          <table:table-cell table:formula="of:=IF(AND(ISBLANK([.K497]);ISBLANK([.L497]);ISBLANK([.M497]);ISBLANK([.N497])); &quot;&quot;; DEC2HEX([.K497]*8 + [.L497]*4 + [.M497]*2 + [.N497]*1))">
            <text:p/>
          </table:table-cell>
          <table:table-cell table:formula="of:=IF(AND(ISBLANK([.O497]);ISBLANK([.P497]);ISBLANK([.Q497]);ISBLANK([.R497])); &quot;&quot;; DEC2HEX([.O497]*8 + [.P497]*4 + [.Q497]*2 + [.R497]*1))">
            <text:p/>
          </table:table-cell>
          <table:table-cell table:formula="of:=IF(AND(ISBLANK([.S497]);ISBLANK([.T497]);ISBLANK([.U497]);ISBLANK([.V497])); &quot;&quot;; DEC2HEX([.S497]*8 + [.T497]*4 + [.U497]*2 + [.V497]*1))">
            <text:p/>
          </table:table-cell>
          <table:table-cell table:formula="of:=IF(AND(ISBLANK([.W497]);ISBLANK([.X497]);ISBLANK([.Y497]);ISBLANK([.Z497])); &quot;&quot;; DEC2HEX([.W497]*8 + [.X497]*4 + [.Y497]*2 + [.Z497]*1))">
            <text:p/>
          </table:table-cell>
          <table:table-cell table:formula="of:=IF(AND(ISBLANK([.AA497]);ISBLANK([.AB497]);ISBLANK([.AC497]);ISBLANK([.AD497])); &quot;&quot;; DEC2HEX([.AA497]*8 + [.AB497]*4 + [.AC497]*2 + [.AD497]*1))">
            <text:p/>
          </table:table-cell>
          <table:table-cell table:formula="of:=IF(AND(ISBLANK([.AE497]);ISBLANK([.AF497]);ISBLANK([.AG497]);ISBLANK([.AH497])); &quot;&quot;; DEC2HEX([.AE497]*8 + [.AF497]*4 + [.AG497]*2 + [.AH497]*1))">
            <text:p/>
          </table:table-cell>
          <table:table-cell table:formula="of:=IF(AND(ISBLANK([.AI497]);ISBLANK([.AJ497]);ISBLANK([.AK497]);ISBLANK([.AL497])); &quot;&quot;; DEC2HEX([.AI497]*8 + [.AJ497]*4 + [.AK497]*2 + [.AL497]*1))">
            <text:p/>
          </table:table-cell>
          <table:table-cell table:formula="of:=IF(AND(ISBLANK([.AM497]);ISBLANK([.AN497]);ISBLANK([.AO497]);ISBLANK([.AP497])); &quot;&quot;; DEC2HEX([.AM497]*8 + [.AN497]*4 + [.AO497]*2 + [.AP497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8]);ISBLANK([.D498]);ISBLANK([.E498]);ISBLANK([.F498])); &quot;&quot;; DEC2HEX([.C498]*8 + [.D498]*4 + [.E498]*2 + [.F498]*1))">
            <text:p/>
          </table:table-cell>
          <table:table-cell table:formula="of:=IF(AND(ISBLANK([.G498]);ISBLANK([.H498]);ISBLANK([.I498]);ISBLANK([.J498])); &quot;&quot;; DEC2HEX([.G498]*8 + [.H498]*4 + [.I498]*2 + [.J498]*1))">
            <text:p/>
          </table:table-cell>
          <table:table-cell table:formula="of:=IF(AND(ISBLANK([.K498]);ISBLANK([.L498]);ISBLANK([.M498]);ISBLANK([.N498])); &quot;&quot;; DEC2HEX([.K498]*8 + [.L498]*4 + [.M498]*2 + [.N498]*1))">
            <text:p/>
          </table:table-cell>
          <table:table-cell table:formula="of:=IF(AND(ISBLANK([.O498]);ISBLANK([.P498]);ISBLANK([.Q498]);ISBLANK([.R498])); &quot;&quot;; DEC2HEX([.O498]*8 + [.P498]*4 + [.Q498]*2 + [.R498]*1))">
            <text:p/>
          </table:table-cell>
          <table:table-cell table:formula="of:=IF(AND(ISBLANK([.S498]);ISBLANK([.T498]);ISBLANK([.U498]);ISBLANK([.V498])); &quot;&quot;; DEC2HEX([.S498]*8 + [.T498]*4 + [.U498]*2 + [.V498]*1))">
            <text:p/>
          </table:table-cell>
          <table:table-cell table:formula="of:=IF(AND(ISBLANK([.W498]);ISBLANK([.X498]);ISBLANK([.Y498]);ISBLANK([.Z498])); &quot;&quot;; DEC2HEX([.W498]*8 + [.X498]*4 + [.Y498]*2 + [.Z498]*1))">
            <text:p/>
          </table:table-cell>
          <table:table-cell table:formula="of:=IF(AND(ISBLANK([.AA498]);ISBLANK([.AB498]);ISBLANK([.AC498]);ISBLANK([.AD498])); &quot;&quot;; DEC2HEX([.AA498]*8 + [.AB498]*4 + [.AC498]*2 + [.AD498]*1))">
            <text:p/>
          </table:table-cell>
          <table:table-cell table:formula="of:=IF(AND(ISBLANK([.AE498]);ISBLANK([.AF498]);ISBLANK([.AG498]);ISBLANK([.AH498])); &quot;&quot;; DEC2HEX([.AE498]*8 + [.AF498]*4 + [.AG498]*2 + [.AH498]*1))">
            <text:p/>
          </table:table-cell>
          <table:table-cell table:formula="of:=IF(AND(ISBLANK([.AI498]);ISBLANK([.AJ498]);ISBLANK([.AK498]);ISBLANK([.AL498])); &quot;&quot;; DEC2HEX([.AI498]*8 + [.AJ498]*4 + [.AK498]*2 + [.AL498]*1))">
            <text:p/>
          </table:table-cell>
          <table:table-cell table:formula="of:=IF(AND(ISBLANK([.AM498]);ISBLANK([.AN498]);ISBLANK([.AO498]);ISBLANK([.AP498])); &quot;&quot;; DEC2HEX([.AM498]*8 + [.AN498]*4 + [.AO498]*2 + [.AP498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499]);ISBLANK([.D499]);ISBLANK([.E499]);ISBLANK([.F499])); &quot;&quot;; DEC2HEX([.C499]*8 + [.D499]*4 + [.E499]*2 + [.F499]*1))">
            <text:p/>
          </table:table-cell>
          <table:table-cell table:formula="of:=IF(AND(ISBLANK([.G499]);ISBLANK([.H499]);ISBLANK([.I499]);ISBLANK([.J499])); &quot;&quot;; DEC2HEX([.G499]*8 + [.H499]*4 + [.I499]*2 + [.J499]*1))">
            <text:p/>
          </table:table-cell>
          <table:table-cell table:formula="of:=IF(AND(ISBLANK([.K499]);ISBLANK([.L499]);ISBLANK([.M499]);ISBLANK([.N499])); &quot;&quot;; DEC2HEX([.K499]*8 + [.L499]*4 + [.M499]*2 + [.N499]*1))">
            <text:p/>
          </table:table-cell>
          <table:table-cell table:formula="of:=IF(AND(ISBLANK([.O499]);ISBLANK([.P499]);ISBLANK([.Q499]);ISBLANK([.R499])); &quot;&quot;; DEC2HEX([.O499]*8 + [.P499]*4 + [.Q499]*2 + [.R499]*1))">
            <text:p/>
          </table:table-cell>
          <table:table-cell table:formula="of:=IF(AND(ISBLANK([.S499]);ISBLANK([.T499]);ISBLANK([.U499]);ISBLANK([.V499])); &quot;&quot;; DEC2HEX([.S499]*8 + [.T499]*4 + [.U499]*2 + [.V499]*1))">
            <text:p/>
          </table:table-cell>
          <table:table-cell table:formula="of:=IF(AND(ISBLANK([.W499]);ISBLANK([.X499]);ISBLANK([.Y499]);ISBLANK([.Z499])); &quot;&quot;; DEC2HEX([.W499]*8 + [.X499]*4 + [.Y499]*2 + [.Z499]*1))">
            <text:p/>
          </table:table-cell>
          <table:table-cell table:formula="of:=IF(AND(ISBLANK([.AA499]);ISBLANK([.AB499]);ISBLANK([.AC499]);ISBLANK([.AD499])); &quot;&quot;; DEC2HEX([.AA499]*8 + [.AB499]*4 + [.AC499]*2 + [.AD499]*1))">
            <text:p/>
          </table:table-cell>
          <table:table-cell table:formula="of:=IF(AND(ISBLANK([.AE499]);ISBLANK([.AF499]);ISBLANK([.AG499]);ISBLANK([.AH499])); &quot;&quot;; DEC2HEX([.AE499]*8 + [.AF499]*4 + [.AG499]*2 + [.AH499]*1))">
            <text:p/>
          </table:table-cell>
          <table:table-cell table:formula="of:=IF(AND(ISBLANK([.AI499]);ISBLANK([.AJ499]);ISBLANK([.AK499]);ISBLANK([.AL499])); &quot;&quot;; DEC2HEX([.AI499]*8 + [.AJ499]*4 + [.AK499]*2 + [.AL499]*1))">
            <text:p/>
          </table:table-cell>
          <table:table-cell table:formula="of:=IF(AND(ISBLANK([.AM499]);ISBLANK([.AN499]);ISBLANK([.AO499]);ISBLANK([.AP499])); &quot;&quot;; DEC2HEX([.AM499]*8 + [.AN499]*4 + [.AO499]*2 + [.AP499]*1))">
            <text:p/>
          </table:table-cell>
          <table:table-cell table:number-columns-repeated="16332"/>
        </table:table-row>
        <table:table-row table:style-name="ro1">
          <table:table-cell/>
          <table:table-cell table:style-name="ce5"/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2"/>
          <table:table-cell table:style-name="ce9"/>
          <table:table-cell table:style-name="ce13"/>
          <table:table-cell table:number-columns-repeated="7"/>
          <table:table-cell table:style-name="ce13"/>
          <table:table-cell table:number-columns-repeated="7"/>
          <table:table-cell table:style-name="ce15"/>
          <table:table-cell table:number-columns-repeated="3"/>
          <table:table-cell table:style-name="ce13"/>
          <table:table-cell table:number-columns-repeated="3"/>
          <table:table-cell table:style-name="ce13"/>
          <table:table-cell table:number-columns-repeated="7"/>
          <table:table-cell table:style-name="ce5"/>
          <table:table-cell table:formula="of:=IF(AND(ISBLANK([.C500]);ISBLANK([.D500]);ISBLANK([.E500]);ISBLANK([.F500])); &quot;&quot;; DEC2HEX([.C500]*8 + [.D500]*4 + [.E500]*2 + [.F500]*1))">
            <text:p/>
          </table:table-cell>
          <table:table-cell table:formula="of:=IF(AND(ISBLANK([.G500]);ISBLANK([.H500]);ISBLANK([.I500]);ISBLANK([.J500])); &quot;&quot;; DEC2HEX([.G500]*8 + [.H500]*4 + [.I500]*2 + [.J500]*1))">
            <text:p/>
          </table:table-cell>
          <table:table-cell table:formula="of:=IF(AND(ISBLANK([.K500]);ISBLANK([.L500]);ISBLANK([.M500]);ISBLANK([.N500])); &quot;&quot;; DEC2HEX([.K500]*8 + [.L500]*4 + [.M500]*2 + [.N500]*1))">
            <text:p/>
          </table:table-cell>
          <table:table-cell table:formula="of:=IF(AND(ISBLANK([.O500]);ISBLANK([.P500]);ISBLANK([.Q500]);ISBLANK([.R500])); &quot;&quot;; DEC2HEX([.O500]*8 + [.P500]*4 + [.Q500]*2 + [.R500]*1))">
            <text:p/>
          </table:table-cell>
          <table:table-cell table:formula="of:=IF(AND(ISBLANK([.S500]);ISBLANK([.T500]);ISBLANK([.U500]);ISBLANK([.V500])); &quot;&quot;; DEC2HEX([.S500]*8 + [.T500]*4 + [.U500]*2 + [.V500]*1))">
            <text:p/>
          </table:table-cell>
          <table:table-cell table:formula="of:=IF(AND(ISBLANK([.W500]);ISBLANK([.X500]);ISBLANK([.Y500]);ISBLANK([.Z500])); &quot;&quot;; DEC2HEX([.W500]*8 + [.X500]*4 + [.Y500]*2 + [.Z500]*1))">
            <text:p/>
          </table:table-cell>
          <table:table-cell table:formula="of:=IF(AND(ISBLANK([.AA500]);ISBLANK([.AB500]);ISBLANK([.AC500]);ISBLANK([.AD500])); &quot;&quot;; DEC2HEX([.AA500]*8 + [.AB500]*4 + [.AC500]*2 + [.AD500]*1))">
            <text:p/>
          </table:table-cell>
          <table:table-cell table:formula="of:=IF(AND(ISBLANK([.AE500]);ISBLANK([.AF500]);ISBLANK([.AG500]);ISBLANK([.AH500])); &quot;&quot;; DEC2HEX([.AE500]*8 + [.AF500]*4 + [.AG500]*2 + [.AH500]*1))">
            <text:p/>
          </table:table-cell>
          <table:table-cell table:formula="of:=IF(AND(ISBLANK([.AI500]);ISBLANK([.AJ500]);ISBLANK([.AK500]);ISBLANK([.AL500])); &quot;&quot;; DEC2HEX([.AI500]*8 + [.AJ500]*4 + [.AK500]*2 + [.AL500]*1))">
            <text:p/>
          </table:table-cell>
          <table:table-cell table:formula="of:=IF(AND(ISBLANK([.AM500]);ISBLANK([.AN500]);ISBLANK([.AO500]);ISBLANK([.AP500])); &quot;&quot;; DEC2HEX([.AM500]*8 + [.AN500]*4 + [.AO500]*2 + [.AP500]*1))">
            <text:p/>
          </table:table-cell>
          <table:table-cell table:number-columns-repeated="16332"/>
        </table:table-row>
        <table:table-row table:style-name="ro1" table:number-rows-repeated="104807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AP7:Лист1.AP500 Лист1.B7:Лист1.B500 Лист1.J7:Лист1.J500 Лист1.R8:Лист1.R500 Лист1.Z7:Лист1.Z500 Лист1.AD7:Лист1.AD500 Лист1.AH7:Лист1.AH500">
            <calcext:condition calcext:apply-style-name="Правая граница" calcext:value="formula-is([.$C7]=1)" calcext:base-cell-address="Лист1.B7"/>
          </calcext:conditional-format>
          <calcext:conditional-format calcext:target-range-address="Лист1.B7:Лист1.C500 Лист1.H7:Лист1.H500 Лист1.J7:Лист1.J500 Лист1.R8:Лист1.R500 Лист1.AD7:Лист1.AD500 Лист1.AH7:Лист1.AH500 Лист1.AP7:Лист1.AP500">
            <calcext:condition calcext:apply-style-name="Правая граница" calcext:value="formula-is(AND(NOT(ISBLANK([.$C7])); [.$C7]=0))" calcext:base-cell-address="Лист1.B7"/>
          </calcext:conditional-format>
          <calcext:conditional-format calcext:target-range-address="Лист1.D7:Лист1.I500">
            <calcext:condition calcext:apply-style-name="Серый" calcext:value="formula-is([.$C7]=1)" calcext:base-cell-address="Лист1.D7"/>
          </calcext:conditional-format>
          <calcext:conditional-format calcext:target-range-address="Лист1.E7:Лист1.F500">
            <calcext:condition calcext:apply-style-name="Серый" calcext:value="formula-is(AND(NOT(ISBLANK([.$C7])); [.$C7]=0))" calcext:base-cell-address="Лист1.E7"/>
          </calcext:conditional-format>
          <calcext:conditional-format calcext:target-range-address="Лист1.R7:Лист1.R7">
            <calcext:condition calcext:apply-style-name="Правая граница" calcext:value="formula-is([.$C7]=1)" calcext:base-cell-address="Лист1.R7"/>
          </calcext:conditional-format>
          <calcext:conditional-format calcext:target-range-address="Лист1.R7:Лист1.R7">
            <calcext:condition calcext:apply-style-name="Правая граница" calcext:value="formula-is(AND(NOT(ISBLANK([.$C7])); [.$C7]=0))" calcext:base-cell-address="Лист1.R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order-bottom="none" style:diagonal-bl-tr="none" style:diagonal-tl-br="none" fo:border-left="none" fo:border-right="1.5pt solid #000000" fo:border-top="none"/>
    </style:style>
    <style:style style:name="Правая_20_граница" style:display-name="Правая граница" style:family="table-cell" style:parent-style-name="Default">
      <style:table-cell-properties fo:border-bottom="none" style:diagonal-bl-tr="none" style:diagonal-tl-br="none" fo:border-left="none" fo:border-right="1.5pt solid #000000" fo:border-top="none"/>
    </style:style>
    <style:style style:name="Серый" style:family="table-cell" style:parent-style-name="Default">
      <style:table-cell-properties fo:background-color="#616161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2:47:33.174602998</meta:creation-date>
    <meta:generator>LibreOffice/24.8.6.2$Linux_X86_64 LibreOffice_project/480$Build-2</meta:generator>
    <dc:date>2025-05-11T19:35:11.499726599</dc:date>
    <meta:editing-duration>PT3H23M56S</meta:editing-duration>
    <meta:editing-cycles>31</meta:editing-cycles>
    <meta:document-statistic meta:table-count="1" meta:cell-count="5053" meta:object-count="0"/>
  </office:meta>
</office:document-meta>
</file>